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Sans" svg:font-family="San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97cm"/>
    </style:style>
    <style:style style:name="co7" style:family="table-column">
      <style:table-column-properties fo:break-before="auto" style:column-width="2.923cm"/>
    </style:style>
    <style:style style:name="co14" style:family="table-column">
      <style:table-column-properties fo:break-before="auto" style:column-width="4.131cm"/>
    </style:style>
    <style:style style:name="co15" style:family="table-column">
      <style:table-column-properties fo:break-before="auto" style:column-width="3.54cm"/>
    </style:style>
    <style:style style:name="co16" style:family="table-column">
      <style:table-column-properties fo:break-before="auto" style:column-width="3.26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4.581cm"/>
    </style:style>
    <style:style style:name="co11" style:family="table-column">
      <style:table-column-properties fo:break-before="auto" style:column-width="2.838cm"/>
    </style:style>
    <style:style style:name="co12" style:family="table-column">
      <style:table-column-properties fo:break-before="auto" style:column-width="3.373cm"/>
    </style:style>
    <style:style style:name="co19" style:family="table-column">
      <style:table-column-properties fo:break-before="auto" style:column-width="1.939cm"/>
    </style:style>
    <style:style style:name="co20" style:family="table-column">
      <style:table-column-properties fo:break-before="auto" style:column-width="1.91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2.247cm"/>
    </style:style>
    <style:style style:name="co24" style:family="table-column">
      <style:table-column-properties fo:break-before="auto" style:column-width="2.753cm"/>
    </style:style>
    <style:style style:name="co25" style:family="table-column">
      <style:table-column-properties fo:break-before="auto" style:column-width="16.667cm"/>
    </style:style>
    <style:style style:name="co26" style:family="table-column">
      <style:table-column-properties fo:break-before="auto" style:column-width="1.63cm"/>
    </style:style>
    <style:style style:name="ro4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1.215cm" fo:break-before="auto" style:use-optimal-row-height="true"/>
    </style:style>
    <style:style style:name="ro8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42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Run_20_FIle_20_Metadat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02" style:family="table-cell" style:parent-style-name="Default">
      <style:table-cell-properties fo:border-bottom="none" fo:border-left="none" fo:border-right="0.002cm solid #000000" fo:border-top="none"/>
    </style:style>
    <style:style style:name="ce2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0" style:family="table-cell" style:parent-style-name="Default">
      <style:table-cell-properties fo:border-bottom="0.002cm solid #000000" fo:border-left="none" fo:border-right="none" fo:border-top="none"/>
    </style:style>
    <style:style style:name="ce505" style:family="table-cell" style:parent-style-name="Default">
      <style:table-cell-properties fo:border-bottom="0.002cm solid #000000" fo:border-left="none" fo:border-right="0.002cm solid #000000" fo:border-top="none"/>
    </style:style>
    <style:style style:name="ce510" style:family="table-cell" style:parent-style-name="Default">
      <style:table-cell-properties fo:border-bottom="none" fo:background-color="#c0c0c0" fo:border-left="none" fo:border-right="0.002cm solid #000000" fo:border-top="0.002cm solid #000000"/>
    </style:style>
    <style:style style:name="ce540" style:family="table-cell" style:parent-style-name="Default">
      <style:table-cell-properties fo:background-color="transparent"/>
    </style:style>
    <style:style style:name="ce56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start" fo:margin-left="0cm"/>
    </style:style>
    <style:style style:name="ce570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57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572" style:family="table-cell" style:parent-style-name="Default">
      <style:table-cell-properties fo:border-bottom="none" fo:background-color="#c0c0c0" fo:border-left="0.002cm solid #000000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57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57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575" style:family="table-cell" style:parent-style-name="Default">
      <style:table-cell-properties fo:border-bottom="none" fo:border-left="0.002cm solid #000000" fo:border-right="none" fo:border-top="none"/>
    </style:style>
    <style:style style:name="ce576" style:family="table-cell" style:parent-style-name="Default">
      <style:table-cell-properties fo:border-bottom="0.002cm solid #000000" fo:border-left="0.002cm solid #000000" fo:border-right="none" fo:border-top="none"/>
    </style:style>
    <style:style style:name="ce577" style:family="table-cell" style:parent-style-name="Default">
      <style:table-cell-properties fo:border-bottom="none" fo:background-color="#c0c0c0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578" style:family="table-cell" style:parent-style-name="Default" style:data-style-name="N121">
      <style:table-cell-properties style:text-align-source="fix" style:repeat-content="false" fo:background-color="transparent"/>
      <style:paragraph-properties fo:text-align="start" fo:margin-left="0cm"/>
    </style:style>
    <style:style style:name="ce579" style:family="table-cell" style:parent-style-name="Default">
      <style:table-cell-properties fo:border-bottom="none" fo:background-color="#c0c0c0" fo:border-left="none" fo:border-right="0.002cm solid #000000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58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581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58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583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</style:style>
    <style:style style:name="ce584" style:family="table-cell" style:parent-style-name="Default" style:data-style-name="N120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58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86" style:family="table-cell" style:parent-style-name="Default">
      <style:text-properties fo:color="#ff0000" fo:font-size="13pt" fo:font-weight="bold" style:font-size-asian="13pt" style:font-weight-asian="bold" style:font-size-complex="13pt" style:font-weight-complex="bold"/>
    </style:style>
    <style:style style:name="ce587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58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cm"/>
    </style:style>
    <style:style style:name="ce589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28pt" fo:font-style="normal" style:text-underline-style="none" fo:font-weight="bold" style:font-size-asian="28pt" style:font-size-complex="28pt"/>
    </style:style>
    <style:style style:name="ce30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1a1a1a" style:text-line-through-style="none" style:font-name="Cantarell" fo:font-size="10pt" fo:language="zxx" fo:country="none" fo:font-style="normal" style:text-underline-style="none" fo:font-weight="normal" style:font-name-asian="Cantarell" style:font-size-asian="10pt" style:language-asian="zxx" style:country-asian="none" style:font-name-complex="Cantarell" style:font-size-complex="10pt" style:language-complex="zxx" style:country-complex="none"/>
    </style:style>
    <style:style style:name="ce32" style:family="table-cell" style:parent-style-name="Default">
      <style:table-cell-properties style:glyph-orientation-vertical="auto" fo:border-bottom="none" fo:background-color="#9999ff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33" style:family="table-cell" style:parent-style-name="Default">
      <style:table-cell-properties style:glyph-orientation-vertical="auto" fo:border-bottom="none" fo:background-color="#9999ff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none" style:vertical-align="bottom"/>
      <style:text-properties fo:color="#1a1a1a" style:text-line-through-style="none" style:font-name="Cantarell" fo:font-size="10pt" fo:language="zxx" fo:country="none" fo:font-style="normal" style:text-underline-style="none" fo:font-weight="normal" style:font-name-asian="Cantarell" style:font-size-asian="10pt" style:language-asian="zxx" style:country-asian="none" style:font-name-complex="Cantarell" style:font-size-complex="10pt" style:language-complex="zxx" style:country-complex="none"/>
    </style:style>
    <style:style style:name="ce34" style:family="table-cell" style:parent-style-name="Default">
      <style:table-cell-properties style:glyph-orientation-vertical="auto" fo:border-bottom="0.002cm solid #000000" fo:background-color="#9999ff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none" style:vertical-align="bottom"/>
      <style:text-properties fo:color="#1a1a1a" style:text-line-through-style="none" style:font-name="Cantarell" fo:font-size="10pt" fo:language="zxx" fo:country="none" fo:font-style="normal" style:text-underline-style="none" fo:font-weight="normal" style:font-name-asian="Cantarell" style:font-size-asian="10pt" style:language-asian="zxx" style:country-asian="none" style:font-name-complex="Cantarell" style:font-size-complex="10pt" style:language-complex="zxx" style:country-complex="none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39" style:family="table-cell" style:parent-style-name="Default">
      <style:table-cell-properties style:glyph-orientation-vertical="auto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0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2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4" style:family="table-cell" style:parent-style-name="Default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order-bottom="none" fo:background-color="#ffcc99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fo:border-right="0.002cm solid #000000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9" style:family="table-cell" style:parent-style-name="Default">
      <style:table-cell-properties style:glyph-orientation-vertical="auto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50" style:family="table-cell" style:parent-style-name="Default">
      <style:table-cell-properties style:glyph-orientation-vertical="auto" fo:border-bottom="0.002cm solid #000000" fo:background-color="#c0c0c0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end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57" style:family="table-cell" style:parent-style-name="Default">
      <style:table-cell-properties style:glyph-orientation-vertical="auto" fo:border-bottom="none" fo:background-color="#ffcc99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order-bottom="0.002cm solid #000000" fo:background-color="#ffcc99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59" style:family="table-cell" style:parent-style-name="Default">
      <style:table-cell-properties style:glyph-orientation-vertical="auto" fo:background-color="#00dcff" style:cell-protect="protected" style:print-content="true" style:diagonal-bl-tr="none" style:diagonal-tl-br="none" style:text-align-source="value-type" style:repeat-content="false" fo:wrap-option="no-wrap" fo:border="0.002cm solid #000000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02cm solid #000000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02cm solid #000000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2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4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6" style:family="table-cell" style:parent-style-name="Default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00d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79" style:family="table-cell" style:parent-style-name="Default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order-bottom="0.002cm solid #000000" fo:background-color="#ffcc99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value-type" style:repeat-content="false" fo:wrap-option="no-wrap" fo:border-left="0.002cm solid #000000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fo:border-bottom="none" fo:background-color="#23ff23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order-bottom="none" fo:background-color="#23ff23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355e00" style:text-line-through-style="none" style:font-name="Liberation 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no-wrap" fo:border="0.002cm solid #000000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order-bottom="none" fo:background-color="#00ffff" style:cell-protect="protected" style:print-content="true" style:diagonal-bl-tr="none" style:diagonal-tl-br="none" style:text-align-source="value-type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order-bottom="none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99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order-bottom="0.002cm solid #000000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103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04" style:family="table-cell" style:parent-style-name="Default" style:data-style-name="N84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Liberation Sans"/>
    </style:style>
    <style:style style:name="ce105" style:family="table-cell" style:parent-style-name="Default" style:data-style-name="N84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Liberation Sans"/>
    </style:style>
    <style:style style:name="ce106" style:family="table-cell" style:parent-style-name="Default" style:data-style-name="N84">
      <style:table-cell-properties fo:border-bottom="none" fo:background-color="#00dc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07" style:family="table-cell" style:parent-style-name="Default" style:data-style-name="N84">
      <style:table-cell-properties fo:border-bottom="none" fo:background-color="#ffff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08" style:family="table-cell" style:parent-style-name="Default" style:data-style-name="N84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09" style:family="table-cell" style:parent-style-name="Default" style:data-style-name="N84">
      <style:table-cell-properties fo:border-bottom="0.002cm solid #000000" fo:background-color="#ffff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10" style:family="table-cell" style:parent-style-name="Default" style:data-style-name="N84">
      <style:table-cell-properties fo:border-bottom="none" fo:background-color="#ffcc99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11" style:family="table-cell" style:parent-style-name="Default" style:data-style-name="N84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Liberation Sans"/>
    </style:style>
    <style:style style:name="ce112" style:family="table-cell" style:parent-style-name="Default" style:data-style-name="N84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13" style:family="table-cell" style:parent-style-name="Default" style:data-style-name="N84">
      <style:table-cell-properties fo:border-bottom="0.002cm solid #000000" fo:background-color="#ffff00" style:text-align-source="fix" style:repeat-content="false" fo:border-left="0.002cm solid #000000" fo:border-right="0.002cm solid #000000" fo:border-top="none"/>
      <style:paragraph-properties fo:text-align="start" fo:margin-left="0cm"/>
      <style:text-properties fo:color="#000000" style:font-name="Liberation Sans"/>
    </style:style>
    <style:style style:name="ce114" style:family="table-cell" style:parent-style-name="Default" style:data-style-name="N84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Liberation Sans"/>
    </style:style>
    <style:style style:name="ce115" style:family="table-cell" style:parent-style-name="Default" style:data-style-name="N84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16" style:family="table-cell" style:parent-style-name="Default" style:data-style-name="N84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17" style:family="table-cell" style:parent-style-name="Default" style:data-style-name="N84">
      <style:table-cell-properties fo:border-bottom="0.002cm solid #000000" fo:background-color="#c0c0c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18" style:family="table-cell" style:parent-style-name="Default" style:data-style-name="N84">
      <style:table-cell-properties fo:border-bottom="none" fo:background-color="#c0c0c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Liberation Sans"/>
    </style:style>
    <style:style style:name="ce119" style:family="table-cell" style:parent-style-name="Default" style:data-style-name="N84">
      <style:table-cell-properties fo:border-bottom="none" fo:background-color="#c0c0c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20" style:family="table-cell" style:parent-style-name="Default" style:data-style-name="N84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style:font-name="Liberation Sans"/>
    </style:style>
    <style:style style:name="ce121" style:family="table-cell" style:parent-style-name="Default" style:data-style-name="N84">
      <style:table-cell-properties fo:border-bottom="0.002cm solid #000000" fo:background-color="#00dc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22" style:family="table-cell" style:parent-style-name="Default" style:data-style-name="N84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23" style:family="table-cell" style:parent-style-name="Default" style:data-style-name="N84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Liberation Sans"/>
    </style:style>
    <style:style style:name="ce124" style:family="table-cell" style:parent-style-name="Default" style:data-style-name="N84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Liberation Sans"/>
    </style:style>
    <style:style style:name="ce125" style:family="table-cell" style:parent-style-name="Default" style:data-style-name="N84">
      <style:table-cell-properties fo:border-bottom="0.002cm solid #000000" fo:background-color="#ffcc99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Liberation Sans"/>
    </style:style>
    <style:style style:name="ce126" style:family="table-cell" style:parent-style-name="Default" style:data-style-name="N84">
      <style:table-cell-properties fo:background-color="#00dcff" style:text-align-source="fix" style:repeat-content="false" fo:border="0.002cm solid #000000"/>
      <style:paragraph-properties fo:text-align="start" fo:margin-left="0cm"/>
      <style:text-properties style:font-name="Liberation Sans"/>
    </style:style>
    <style:style style:name="ce127" style:family="table-cell" style:parent-style-name="Default" style:data-style-name="N84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Liberation Sans"/>
    </style:style>
    <style:style style:name="ce128" style:family="table-cell" style:parent-style-name="Default" style:data-style-name="N84">
      <style:table-cell-properties fo:background-color="#ffff00" style:text-align-source="fix" style:repeat-content="false" fo:border="0.002cm solid #000000"/>
      <style:paragraph-properties fo:text-align="start" fo:margin-left="0cm"/>
      <style:text-properties style:font-name="Liberation Sans"/>
    </style:style>
    <style:style style:name="ce129" style:family="table-cell" style:parent-style-name="Default" style:data-style-name="N84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30" style:family="table-cell" style:parent-style-name="Default" style:data-style-name="N84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31" style:family="table-cell" style:parent-style-name="Default" style:data-style-name="N84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32" style:family="table-cell" style:parent-style-name="Default" style:data-style-name="N84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33" style:family="table-cell" style:parent-style-name="Default" style:data-style-name="N84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34" style:family="table-cell" style:parent-style-name="Default" style:data-style-name="N84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35" style:family="table-cell" style:parent-style-name="Default" style:data-style-name="N84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36" style:family="table-cell" style:parent-style-name="Default" style:data-style-name="N84">
      <style:table-cell-properties style:glyph-orientation-vertical="auto" fo:border-bottom="0.002cm solid #000000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37" style:family="table-cell" style:parent-style-name="Default" style:data-style-name="N8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38" style:family="table-cell" style:parent-style-name="Default" style:data-style-name="N84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39" style:family="table-cell" style:parent-style-name="Default" style:data-style-name="N84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40" style:family="table-cell" style:parent-style-name="Default" style:data-style-name="N84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41" style:family="table-cell" style:parent-style-name="Default" style:data-style-name="N84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42" style:family="table-cell" style:parent-style-name="Default" style:data-style-name="N84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43" style:family="table-cell" style:parent-style-name="Default" style:data-style-name="N84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44" style:family="table-cell" style:parent-style-name="Default" style:data-style-name="N84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45" style:family="table-cell" style:parent-style-name="Default" style:data-style-name="N84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46" style:family="table-cell" style:parent-style-name="Default" style:data-style-name="N84">
      <style:table-cell-properties style:glyph-orientation-vertical="auto" fo:background-color="#00dcff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47" style:family="table-cell" style:parent-style-name="Default" style:data-style-name="N84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48" style:family="table-cell" style:parent-style-name="Default" style:data-style-name="N84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49" style:family="table-cell" style:parent-style-name="Default" style:data-style-name="N84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50" style:family="table-cell" style:parent-style-name="Default" style:data-style-name="N84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51" style:family="table-cell" style:parent-style-name="Default" style:data-style-name="N84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52" style:family="table-cell" style:parent-style-name="Default" style:data-style-name="N84">
      <style:table-cell-properties style:glyph-orientation-vertical="auto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53" style:family="table-cell" style:parent-style-name="Default" style:data-style-name="N84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54" style:family="table-cell" style:parent-style-name="Default" style:data-style-name="N84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55" style:family="table-cell" style:parent-style-name="Default" style:data-style-name="N84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56" style:family="table-cell" style:parent-style-name="Default" style:data-style-name="N8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57" style:family="table-cell" style:parent-style-name="Default" style:data-style-name="N84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355e00" style:text-line-through-style="none" style:font-name="Liberation Sans" fo:font-size="10pt" fo:font-style="normal" style:text-underline-style="none" fo:font-weight="normal"/>
    </style:style>
    <style:style style:name="ce158" style:family="table-cell" style:parent-style-name="Default" style:data-style-name="N84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59" style:family="table-cell" style:parent-style-name="Default" style:data-style-name="N84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60" style:family="table-cell" style:parent-style-name="Default" style:data-style-name="N84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61" style:family="table-cell" style:parent-style-name="Default" style:data-style-name="N84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62" style:family="table-cell" style:parent-style-name="Default" style:data-style-name="N8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63" style:family="table-cell" style:parent-style-name="Default" style:data-style-name="N84">
      <style:table-cell-properties style:glyph-orientation-vertical="auto" fo:border-bottom="none" fo:background-color="#00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end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68" style:family="table-cell" style:parent-style-name="Default" style:data-style-name="N11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169" style:family="table-cell" style:parent-style-name="Default" style:data-style-name="N2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170" style:family="table-cell" style:parent-style-name="Default" style:data-style-name="N1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171" style:family="table-cell" style:parent-style-name="Default" style:data-style-name="N1">
      <style:table-cell-properties style:glyph-orientation-vertical="auto" fo:background-color="#cc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72" style:family="table-cell" style:parent-style-name="Default" style:data-style-name="N2">
      <style:table-cell-properties style:glyph-orientation-vertical="auto" fo:border-bottom="none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173" style:family="table-cell" style:parent-style-name="Default" style:data-style-name="N1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174" style:family="table-cell" style:parent-style-name="Default" style:data-style-name="N1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75" style:family="table-cell" style:parent-style-name="Default" style:data-style-name="N1">
      <style:table-cell-properties style:glyph-orientation-vertical="auto" fo:border-bottom="0.002cm solid #000000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176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177" style:family="table-cell" style:parent-style-name="Default" style:data-style-name="N4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178" style:family="table-cell" style:parent-style-name="Default" style:data-style-name="N4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name-asian="Droid Sans Fallback" style:font-name-complex="FreeSans"/>
    </style:style>
    <style:style style:name="ce179" style:family="table-cell" style:parent-style-name="Default" style:data-style-name="N4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80" style:family="table-cell" style:parent-style-name="Default" style:data-style-name="N40">
      <style:table-cell-properties style:glyph-orientation-vertical="auto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81" style:family="table-cell" style:parent-style-name="Default" style:data-style-name="N4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82" style:family="table-cell" style:parent-style-name="Default" style:data-style-name="N40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83" style:family="table-cell" style:parent-style-name="Default" style:data-style-name="N4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84" style:family="table-cell" style:parent-style-name="Default" style:data-style-name="N4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85" style:family="table-cell" style:parent-style-name="Default" style:data-style-name="N40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86" style:family="table-cell" style:parent-style-name="Default" style:data-style-name="N40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87" style:family="table-cell" style:parent-style-name="Default" style:data-style-name="N4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88" style:family="table-cell" style:parent-style-name="Default" style:data-style-name="N4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89" style:family="table-cell" style:parent-style-name="Default" style:data-style-name="N4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90" style:family="table-cell" style:parent-style-name="Default" style:data-style-name="N40">
      <style:table-cell-properties style:glyph-orientation-vertical="auto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91" style:family="table-cell" style:parent-style-name="Default" style:data-style-name="N40">
      <style:table-cell-properties style:glyph-orientation-vertical="auto" fo:border-bottom="0.002cm solid #000000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92" style:family="table-cell" style:parent-style-name="Default" style:data-style-name="N40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93" style:family="table-cell" style:parent-style-name="Default" style:data-style-name="N40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94" style:family="table-cell" style:parent-style-name="Default" style:data-style-name="N40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95" style:family="table-cell" style:parent-style-name="Default" style:data-style-name="N40">
      <style:table-cell-properties style:glyph-orientation-vertical="auto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96" style:family="table-cell" style:parent-style-name="Default" style:data-style-name="N4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97" style:family="table-cell" style:parent-style-name="Default" style:data-style-name="N40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98" style:family="table-cell" style:parent-style-name="Default" style:data-style-name="N40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199" style:family="table-cell" style:parent-style-name="Default" style:data-style-name="N40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00" style:family="table-cell" style:parent-style-name="Default" style:data-style-name="N40">
      <style:table-cell-properties style:glyph-orientation-vertical="auto" fo:border-bottom="0.002cm solid #000000" fo:background-color="#ffcc99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01" style:family="table-cell" style:parent-style-name="Default" style:data-style-name="N40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03" style:family="table-cell" style:parent-style-name="Default" style:data-style-name="N4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04" style:family="table-cell" style:parent-style-name="Default" style:data-style-name="N40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05" style:family="table-cell" style:parent-style-name="Default" style:data-style-name="N40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06" style:family="table-cell" style:parent-style-name="Default" style:data-style-name="N40">
      <style:table-cell-properties style:glyph-orientation-vertical="auto" fo:border-bottom="0.002cm solid #000000" fo:background-color="#c0c0c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07" style:family="table-cell" style:parent-style-name="Default" style:data-style-name="N40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08" style:family="table-cell" style:parent-style-name="Default" style:data-style-name="N40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09" style:family="table-cell" style:parent-style-name="Default" style:data-style-name="N40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10" style:family="table-cell" style:parent-style-name="Default" style:data-style-name="N40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11" style:family="table-cell" style:parent-style-name="Default" style:data-style-name="N40">
      <style:table-cell-properties style:glyph-orientation-vertical="auto" fo:border-bottom="0.002cm solid #000000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12" style:family="table-cell" style:parent-style-name="Default" style:data-style-name="N40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13" style:family="table-cell" style:parent-style-name="Default" style:data-style-name="N4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14" style:family="table-cell" style:parent-style-name="Default" style:data-style-name="N40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15" style:family="table-cell" style:parent-style-name="Default" style:data-style-name="N40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16" style:family="table-cell" style:parent-style-name="Default" style:data-style-name="N40">
      <style:table-cell-properties style:glyph-orientation-vertical="auto" fo:background-color="#00dc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17" style:family="table-cell" style:parent-style-name="Default" style:data-style-name="N40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18" style:family="table-cell" style:parent-style-name="Default" style:data-style-name="N40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19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20" style:family="table-cell" style:parent-style-name="Default" style:data-style-name="N40">
      <style:table-cell-properties style:glyph-orientation-vertical="auto" fo:background-color="#00dcff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21" style:family="table-cell" style:parent-style-name="Default" style:data-style-name="N40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22" style:family="table-cell" style:parent-style-name="Default" style:data-style-name="N40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23" style:family="table-cell" style:parent-style-name="Default" style:data-style-name="N40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24" style:family="table-cell" style:parent-style-name="Default" style:data-style-name="N40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25" style:family="table-cell" style:parent-style-name="Default" style:data-style-name="N40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26" style:family="table-cell" style:parent-style-name="Default" style:data-style-name="N40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27" style:family="table-cell" style:parent-style-name="Default" style:data-style-name="N40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28" style:family="table-cell" style:parent-style-name="Default" style:data-style-name="N40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355e00" style:text-line-through-style="none" style:font-name="Liberation Sans" fo:font-size="10pt" fo:font-style="normal" style:text-underline-style="none" fo:font-weight="normal"/>
    </style:style>
    <style:style style:name="ce229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230" style:family="table-cell" style:parent-style-name="Default" style:data-style-name="N40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31" style:family="table-cell" style:parent-style-name="Default" style:data-style-name="N43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32" style:family="table-cell" style:parent-style-name="Default" style:data-style-name="N40">
      <style:table-cell-properties style:glyph-orientation-vertical="auto" fo:border-bottom="none" fo:background-color="#00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33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34" style:family="table-cell" style:parent-style-name="Default" style:data-style-name="N111">
      <style:table-cell-properties style:glyph-orientation-vertical="auto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3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end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238" style:family="table-cell" style:parent-style-name="Default" style:data-style-name="N111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239" style:family="table-cell" style:parent-style-name="Default" style:data-style-name="N111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240" style:family="table-cell" style:parent-style-name="Default">
      <style:table-cell-properties fo:background-color="#cccccc"/>
    </style:style>
    <style:style style:name="ce241" style:family="table-cell" style:parent-style-name="Default">
      <style:table-cell-properties fo:background-color="#cccccc" fo:border="none"/>
    </style:style>
    <style:style style:name="ce242" style:family="table-cell" style:parent-style-name="Default" style:data-style-name="N111">
      <style:table-cell-properties style:glyph-orientation-vertical="auto" fo:border-bottom="none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243" style:family="table-cell" style:parent-style-name="Default" style:data-style-name="N111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244" style:family="table-cell" style:parent-style-name="Default">
      <style:table-cell-properties fo:background-color="#9999ff"/>
    </style:style>
    <style:style style:name="ce245" style:family="table-cell" style:parent-style-name="Default">
      <style:table-cell-properties fo:border-bottom="0.002cm solid #000000" fo:background-color="#9999ff" fo:border-left="none" fo:border-right="none" fo:border-top="none"/>
    </style:style>
    <style:style style:name="ce246" style:family="table-cell" style:parent-style-name="Default" style:data-style-name="N4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247" style:family="table-cell" style:parent-style-name="Default" style:data-style-name="N4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name-asian="Droid Sans Fallback" style:font-name-complex="FreeSans"/>
    </style:style>
    <style:style style:name="ce248" style:family="table-cell" style:parent-style-name="Default" style:data-style-name="N4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49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50" style:family="table-cell" style:parent-style-name="Default" style:data-style-name="N111">
      <style:table-cell-properties style:glyph-orientation-vertical="auto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51" style:family="table-cell" style:parent-style-name="Default" style:data-style-name="N4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52" style:family="table-cell" style:parent-style-name="Default" style:data-style-name="N4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53" style:family="table-cell" style:parent-style-name="Default" style:data-style-name="N40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54" style:family="table-cell" style:parent-style-name="Default" style:data-style-name="N40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55" style:family="table-cell" style:parent-style-name="Default" style:data-style-name="N40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56" style:family="table-cell" style:parent-style-name="Default" style:data-style-name="N40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57" style:family="table-cell" style:parent-style-name="Default" style:data-style-name="N40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58" style:family="table-cell" style:parent-style-name="Default" style:data-style-name="N40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59" style:family="table-cell" style:parent-style-name="Default" style:data-style-name="N40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60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paragraph-properties fo:text-align="end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61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262" style:family="table-cell" style:parent-style-name="Default" style:data-style-name="N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263" style:family="table-cell" style:parent-style-name="Default" style:data-style-name="N1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 style:font-size-asian="10pt" style:font-size-complex="10pt"/>
    </style:style>
    <style:style style:name="ce264" style:family="table-cell" style:parent-style-name="Default" style:data-style-name="N1">
      <style:table-cell-properties style:glyph-orientation-vertical="auto" fo:border-bottom="none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265" style:family="table-cell" style:parent-style-name="Default" style:data-style-name="N1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 style:font-size-asian="10pt" style:font-size-complex="10pt"/>
    </style:style>
    <style:style style:name="ce266" style:family="table-cell" style:parent-style-name="Default" style:data-style-name="N1">
      <style:table-cell-properties style:glyph-orientation-vertical="auto" fo:border-bottom="0.002cm solid #000000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 style:font-size-asian="10pt" style:font-size-complex="10pt"/>
    </style:style>
    <style:style style:name="ce267" style:family="table-cell" style:parent-style-name="Default" style:data-style-name="N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/>
    </style:style>
    <style:style style:name="ce26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69" style:family="table-cell" style:parent-style-name="Default" style:data-style-name="N1">
      <style:table-cell-properties style:glyph-orientation-vertical="auto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70" style:family="table-cell" style:parent-style-name="Default" style:data-style-name="N1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71" style:family="table-cell" style:parent-style-name="Default" style:data-style-name="N1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72" style:family="table-cell" style:parent-style-name="Default" style:data-style-name="N1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73" style:family="table-cell" style:parent-style-name="Default" style:data-style-name="N1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74" style:family="table-cell" style:parent-style-name="Default" style:data-style-name="N1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75" style:family="table-cell" style:parent-style-name="Default" style:data-style-name="N1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76" style:family="table-cell" style:parent-style-name="Default" style:data-style-name="N1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77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78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79" style:family="table-cell" style:parent-style-name="Default" style:data-style-name="N1">
      <style:table-cell-properties style:glyph-orientation-vertical="auto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80" style:family="table-cell" style:parent-style-name="Default" style:data-style-name="N1">
      <style:table-cell-properties style:glyph-orientation-vertical="auto" fo:border-bottom="0.002cm solid #000000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81" style:family="table-cell" style:parent-style-name="Default" style:data-style-name="N1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82" style:family="table-cell" style:parent-style-name="Default" style:data-style-name="N1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83" style:family="table-cell" style:parent-style-name="Default" style:data-style-name="N1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84" style:family="table-cell" style:parent-style-name="Default" style:data-style-name="N1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85" style:family="table-cell" style:parent-style-name="Default" style:data-style-name="N1">
      <style:table-cell-properties style:glyph-orientation-vertical="auto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8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87" style:family="table-cell" style:parent-style-name="Default" style:data-style-name="N1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88" style:family="table-cell" style:parent-style-name="Default" style:data-style-name="N1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89" style:family="table-cell" style:parent-style-name="Default" style:data-style-name="N1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90" style:family="table-cell" style:parent-style-name="Default" style:data-style-name="N1">
      <style:table-cell-properties style:glyph-orientation-vertical="auto" fo:border-bottom="0.002cm solid #000000" fo:background-color="#ffcc99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91" style:family="table-cell" style:parent-style-name="Default" style:data-style-name="N1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92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93" style:family="table-cell" style:parent-style-name="Default" style:data-style-name="N1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94" style:family="table-cell" style:parent-style-name="Default" style:data-style-name="N1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95" style:family="table-cell" style:parent-style-name="Default" style:data-style-name="N1">
      <style:table-cell-properties style:glyph-orientation-vertical="auto" fo:border-bottom="0.002cm solid #000000" fo:background-color="#c0c0c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96" style:family="table-cell" style:parent-style-name="Default" style:data-style-name="N1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97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299" style:family="table-cell" style:parent-style-name="Default" style:data-style-name="N1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00" style:family="table-cell" style:parent-style-name="Default" style:data-style-name="N1">
      <style:table-cell-properties style:glyph-orientation-vertical="auto" fo:border-bottom="0.002cm solid #000000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01" style:family="table-cell" style:parent-style-name="Default" style:data-style-name="N1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02" style:family="table-cell" style:parent-style-name="Default" style:data-style-name="N1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03" style:family="table-cell" style:parent-style-name="Default" style:data-style-name="N1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04" style:family="table-cell" style:parent-style-name="Default" style:data-style-name="N1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05" style:family="table-cell" style:parent-style-name="Default" style:data-style-name="N1">
      <style:table-cell-properties style:glyph-orientation-vertical="auto" fo:background-color="#00dcff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06" style:family="table-cell" style:parent-style-name="Default" style:data-style-name="N1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07" style:family="table-cell" style:parent-style-name="Default" style:data-style-name="N1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08" style:family="table-cell" style:parent-style-name="Default" style:data-style-name="N1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09" style:family="table-cell" style:parent-style-name="Default" style:data-style-name="N1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10" style:family="table-cell" style:parent-style-name="Default" style:data-style-name="N1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11" style:family="table-cell" style:parent-style-name="Default" style:data-style-name="N1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12" style:family="table-cell" style:parent-style-name="Default" style:data-style-name="N1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13" style:family="table-cell" style:parent-style-name="Default" style:data-style-name="N1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355e00" style:text-line-through-style="none" style:font-name="Liberation Sans" fo:font-size="10pt" fo:font-style="normal" style:text-underline-style="none" fo:font-weight="normal"/>
    </style:style>
    <style:style style:name="ce314" style:family="table-cell" style:parent-style-name="Default">
      <style:table-cell-properties fo:background-color="#ffffff"/>
    </style:style>
    <style:style style:name="ce315" style:family="table-cell" style:parent-style-name="Default" style:data-style-name="N1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16" style:family="table-cell" style:parent-style-name="Default" style:data-style-name="N1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17" style:family="table-cell" style:parent-style-name="Default" style:data-style-name="N1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18" style:family="table-cell" style:parent-style-name="Default" style:data-style-name="N1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19" style:family="table-cell" style:parent-style-name="Default" style:data-style-name="N1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20" style:family="table-cell" style:parent-style-name="Default" style:data-style-name="N1">
      <style:table-cell-properties style:glyph-orientation-vertical="auto" fo:border-bottom="none" fo:background-color="#00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2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end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2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32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324" style:family="table-cell" style:parent-style-name="Default" style:data-style-name="N1">
      <style:table-cell-properties style:glyph-orientation-vertical="auto" fo:background-color="#cccccc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 style:font-weight-asian="bold" style:font-weight-complex="bold"/>
    </style:style>
    <style:style style:name="ce325" style:family="table-cell" style:parent-style-name="Default" style:data-style-name="N1">
      <style:table-cell-properties style:glyph-orientation-vertical="auto" fo:border-bottom="none" fo:background-color="#9999ff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bold" style:font-weight-asian="bold" style:font-weight-complex="bold"/>
    </style:style>
    <style:style style:name="ce326" style:family="table-cell" style:parent-style-name="Default" style:data-style-name="N1">
      <style:table-cell-properties style:glyph-orientation-vertical="auto" fo:border-bottom="0.002cm solid #000000" fo:background-color="#9999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end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27" style:family="table-cell" style:parent-style-name="Default">
      <style:table-cell-properties style:glyph-orientation-vertical="auto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2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29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30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31" style:family="table-cell" style:parent-style-name="Default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32" style:family="table-cell" style:parent-style-name="Default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3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3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3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36" style:family="table-cell" style:parent-style-name="Default">
      <style:table-cell-properties style:glyph-orientation-vertical="auto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37" style:family="table-cell" style:parent-style-name="Default">
      <style:table-cell-properties style:glyph-orientation-vertical="auto" fo:border-bottom="0.002cm solid #000000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3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39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40" style:family="table-cell" style:parent-style-name="Default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42" style:family="table-cell" style:parent-style-name="Default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43" style:family="table-cell" style:parent-style-name="Default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44" style:family="table-cell" style:parent-style-name="Default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45" style:family="table-cell" style:parent-style-name="Default">
      <style:table-cell-properties style:glyph-orientation-vertical="auto" fo:border-bottom="0.002cm solid #000000" fo:background-color="#ffcc99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46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4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48" style:family="table-cell" style:parent-style-name="Default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49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50" style:family="table-cell" style:parent-style-name="Default">
      <style:table-cell-properties style:glyph-orientation-vertical="auto" fo:border-bottom="0.002cm solid #000000" fo:background-color="#c0c0c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5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5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53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54" style:family="table-cell" style:parent-style-name="Default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55" style:family="table-cell" style:parent-style-name="Default">
      <style:table-cell-properties style:glyph-orientation-vertical="auto" fo:border-bottom="0.002cm solid #000000" fo:background-color="#ffcc99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56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57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5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59" style:family="table-cell" style:parent-style-name="Default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6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61" style:family="table-cell" style:parent-style-name="Default">
      <style:table-cell-properties style:glyph-orientation-vertical="auto" fo:background-color="#00dcff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62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63" style:family="table-cell" style:parent-style-name="Default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64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6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66" style:family="table-cell" style:parent-style-name="Default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67" style:family="table-cell" style:parent-style-name="Default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68" style:family="table-cell" style:parent-style-name="Default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6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70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71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72" style:family="table-cell" style:parent-style-name="Default">
      <style:table-cell-properties fo:background-color="#00dcff"/>
    </style:style>
    <style:style style:name="ce373" style:family="table-cell" style:parent-style-name="Default">
      <style:table-cell-properties style:glyph-orientation-vertical="auto" fo:border-bottom="none" fo:background-color="#00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74" style:family="table-cell" style:parent-style-name="Default">
      <style:table-cell-properties fo:background-color="#00ff00"/>
    </style:style>
    <style:style style:name="ce375" style:family="table-cell" style:parent-style-name="Default">
      <style:table-cell-properties fo:background-color="#00ffff"/>
    </style:style>
    <style:style style:name="ce3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Liberation Sans" fo:font-size="10pt" fo:font-style="normal" style:text-underline-style="none" fo:font-weight="normal"/>
    </style:style>
    <style:style style:name="ce377" style:family="table-cell" style:parent-style-name="Default" style:data-style-name="N109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 style:font-size-asian="10pt" style:font-size-complex="10pt"/>
    </style:style>
    <style:style style:name="ce378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9" style:family="table-cell" style:parent-style-name="Default" style:data-style-name="N109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 style:font-size-asian="10pt" style:font-size-complex="10pt"/>
    </style:style>
    <style:style style:name="ce380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81" style:family="table-cell" style:parent-style-name="Default" style:data-style-name="N109">
      <style:table-cell-properties style:glyph-orientation-vertical="auto" fo:border-bottom="0.002cm solid #000000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 style:font-size-asian="10pt" style:font-size-complex="10pt"/>
    </style:style>
    <style:style style:name="ce382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83" style:family="table-cell" style:parent-style-name="Default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8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2cm solid #000000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85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355e00" style:text-line-through-style="none" style:font-name="Liberation Sans" fo:font-size="10pt" fo:font-style="normal" style:text-underline-style="none" fo:font-weight="normal"/>
    </style:style>
    <style:style style:name="ce386" style:family="table-cell" style:parent-style-name="Default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87" style:family="table-cell" style:parent-style-name="Default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88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89" style:family="table-cell" style:parent-style-name="Default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91" style:family="table-cell" style:parent-style-name="Default" style:data-style-name="N1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 style:font-size-asian="10pt" style:font-size-complex="10pt"/>
    </style:style>
    <style:style style:name="ce392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 style:font-size-asian="10pt" style:font-size-complex="10pt"/>
    </style:style>
    <style:style style:name="ce393" style:family="table-cell" style:parent-style-name="Default" style:data-style-name="N1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 style:font-size-asian="10pt" style:font-size-complex="10pt"/>
    </style:style>
    <style:style style:name="ce394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 style:font-size-asian="10pt" style:font-size-complex="10pt"/>
    </style:style>
    <style:style style:name="ce3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396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397" style:family="table-cell" style:parent-style-name="Default" style:data-style-name="N1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style:glyph-orientation-vertical="auto" fo:border-bottom="none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bold" style:font-size-asian="10pt" style:font-size-complex="10pt"/>
    </style:style>
    <style:style style:name="ce39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Liberation Sans" fo:font-size="10pt" fo:font-style="normal" style:text-underline-style="none" fo:font-weight="bold"/>
    </style:style>
    <style:style style:name="ce40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01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402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403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 style:font-size-asian="10pt" style:font-size-complex="10pt"/>
    </style:style>
    <style:style style:name="ce404" style:family="table-cell" style:parent-style-name="Default">
      <style:table-cell-properties fo:border-bottom="none" fo:background-color="#9999ff" fo:border-left="none" fo:border-right="none" fo:border-top="0.002cm solid #000000"/>
    </style:style>
    <style:style style:name="ce405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 style:font-size-asian="10pt" style:font-size-complex="10pt"/>
    </style:style>
    <style:style style:name="ce406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407" style:family="table-cell" style:parent-style-name="Default">
      <style:table-cell-properties fo:border-bottom="none" fo:background-color="#00ff00" fo:border-left="0.002cm solid #000000" fo:border-right="0.002cm solid #000000" fo:border-top="0.002cm solid #000000"/>
    </style:style>
    <style:style style:name="ce408" style:family="table-cell" style:parent-style-name="Default">
      <style:table-cell-properties fo:border-bottom="0.002cm solid #000000" fo:background-color="#00ff00" fo:border-left="0.002cm solid #000000" fo:border-right="0.002cm solid #000000" fo:border-top="none"/>
    </style:style>
    <style:style style:name="ce409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5pt" fo:font-style="normal" style:text-underline-style="none" fo:font-weight="bold" style:font-size-asian="15pt" style:font-weight-asian="bold" style:font-size-complex="15pt" style:font-weight-complex="bold"/>
    </style:style>
    <style:style style:name="ce410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ff0000" style:text-line-through-style="none" style:font-name="Liberation Sans" fo:font-size="14pt" fo:font-style="normal" style:text-underline-style="none" fo:font-weight="bold" style:font-size-asian="14pt" style:font-size-complex="14pt"/>
    </style:style>
    <style:style style:name="ce411" style:family="table-cell" style:parent-style-name="Default">
      <style:table-cell-properties style:glyph-orientation-vertical="auto" fo:border-bottom="none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5pt" fo:font-style="normal" style:text-underline-style="none" fo:font-weight="bold" style:font-size-asian="15pt" style:font-weight-asian="bold" style:font-size-complex="15pt" style:font-weight-complex="bold"/>
    </style:style>
    <style:style style:name="ce412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13" style:family="table-cell" style:parent-style-name="Default">
      <style:table-cell-properties style:glyph-orientation-vertical="auto" fo:border-bottom="0.002cm solid #000000" fo:background-color="#ff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14" style:family="table-cell" style:parent-style-name="Default">
      <style:table-cell-properties style:glyph-orientation-vertical="auto" fo:background-color="#00dc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1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1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18" style:family="table-cell" style:parent-style-name="Default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19" style:family="table-cell" style:parent-style-name="Default">
      <style:table-cell-properties fo:background-color="#ffff00" fo:wrap-option="wrap"/>
      <style:text-properties fo:color="#000000" style:text-outline="false" style:text-line-through-style="none" style:font-name="Cumberland AMT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21" style:family="table-cell" style:parent-style-name="Default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22" style:family="table-cell" style:parent-style-name="Default">
      <style:table-cell-properties style:glyph-orientation-vertical="auto" fo:border-bottom="0.002cm solid #000000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23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fo:border-right="0.002cm solid #000000" style:rotation-angle="0" style:rotation-align="none" style:shrink-to-fit="false" fo:border-top="none" style:vertical-align="bottom"/>
      <style:paragraph-properties fo:text-align="justify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25" style:family="table-cell" style:parent-style-name="Default">
      <style:table-cell-properties fo:background-color="#ffcc99"/>
    </style:style>
    <style:style style:name="ce426" style:family="table-cell" style:parent-style-name="Default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2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2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29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30" style:family="table-cell" style:parent-style-name="Default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3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Liberation Sans" fo:font-size="10pt" fo:font-style="normal" style:text-underline-style="none" fo:font-weight="normal"/>
    </style:style>
    <style:style style:name="ce433" style:family="table-cell" style:parent-style-name="Default">
      <style:table-cell-properties style:glyph-orientation-vertical="auto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35" style:family="table-cell" style:parent-style-name="Default">
      <style:table-cell-properties style:glyph-orientation-vertical="auto" fo:background-color="#00dc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3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37" style:family="table-cell" style:parent-style-name="Default">
      <style:table-cell-properties style:glyph-orientation-vertical="auto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38" style:family="table-cell" style:parent-style-name="Default">
      <style:table-cell-properties style:glyph-orientation-vertical="auto" fo:background-color="#00dc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355e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39" style:family="table-cell" style:parent-style-name="Default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40" style:family="table-cell" style:parent-style-name="Default">
      <style:table-cell-properties style:glyph-orientation-vertical="auto" fo:border-bottom="0.002cm solid #000000" fo:background-color="#ffcc99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41" style:family="table-cell" style:parent-style-name="Default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42" style:family="table-cell" style:parent-style-name="Default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44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45" style:family="table-cell" style:parent-style-name="Default">
      <style:table-cell-properties style:glyph-orientation-vertical="auto" fo:border-bottom="0.002cm solid #000000" fo:background-color="#00ff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46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47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48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49" style:family="table-cell" style:parent-style-name="Default">
      <style:table-cell-properties style:glyph-orientation-vertical="auto" fo:border-bottom="none" fo:background-color="#23ff23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02cm solid #000000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5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5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normal" style:font-style-asian="normal" style:font-style-complex="normal"/>
    </style:style>
    <style:style style:name="ce45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Liberation Sans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454" style:family="table-cell" style:parent-style-name="Default">
      <style:table-cell-properties style:glyph-orientation-vertical="auto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55" style:family="table-cell" style:parent-style-name="Default">
      <style:table-cell-properties style:glyph-orientation-vertical="auto" fo:background-color="#00d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355e00" style:text-line-through-style="none" style:font-name="Liberation Sans" fo:font-size="10pt" fo:font-style="normal" style:text-underline-style="none" fo:font-weight="normal"/>
    </style:style>
    <style:style style:name="ce456" style:family="table-cell" style:parent-style-name="Default">
      <style:table-cell-properties style:glyph-orientation-vertical="auto" fo:border-bottom="none" fo:background-color="#ffcc99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57" style:family="table-cell" style:parent-style-name="Default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58" style:family="table-cell" style:parent-style-name="Default">
      <style:table-cell-properties style:glyph-orientation-vertical="auto" fo:border-bottom="0.002cm solid #000000" fo:background-color="#23ff23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59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60" style:family="table-cell" style:parent-style-name="Default">
      <style:table-cell-properties style:glyph-orientation-vertical="auto" fo:border-bottom="none" fo:background-color="#00dc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61" style:family="table-cell" style:parent-style-name="Default">
      <style:table-cell-properties style:glyph-orientation-vertical="auto" fo:border-bottom="none" fo:background-color="#23ff23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order-bottom="none" fo:background-color="#00ff00" style:cell-protect="protected" style:print-content="true" style:diagonal-bl-tr="none" style:diagonal-tl-br="none" style:text-align-source="value-type" style:repeat-content="false" fo:wrap-option="no-wrap" fo:border-left="none" fo:border-right="0.002cm solid #000000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63" style:family="table-cell" style:parent-style-name="Default">
      <style:table-cell-properties style:glyph-orientation-vertical="auto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02cm solid #000000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6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65" style:family="table-cell" style:parent-style-name="Default">
      <style:table-cell-properties style:glyph-orientation-vertical="auto" fo:border-bottom="0.002cm solid #000000" fo:background-color="#c0c0c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66" style:family="table-cell" style:parent-style-name="Default">
      <style:table-cell-properties style:glyph-orientation-vertical="auto" fo:border-bottom="0.002cm solid #000000" fo:background-color="#00dc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02cm solid #000000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6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Liberation Sans" fo:font-size="10pt" fo:font-style="normal" style:text-underline-style="none" fo:font-weight="normal"/>
    </style:style>
    <style:style style:name="ce468" style:family="table-cell" style:parent-style-name="Default">
      <style:table-cell-properties fo:background-color="#ffffff"/>
      <style:text-properties style:font-name="Liberation Sans"/>
    </style:style>
    <style:style style:name="ce469" style:family="table-cell" style:parent-style-name="Default">
      <style:table-cell-properties fo:background-color="#cccccc"/>
      <style:text-properties style:font-name="Liberation Sans"/>
    </style:style>
    <style:style style:name="ce470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471" style:family="table-cell" style:parent-style-name="Default">
      <style:table-cell-properties fo:border-bottom="none" fo:background-color="#9999ff" fo:border-left="none" fo:border-right="none" fo:border-top="0.002cm solid #000000"/>
      <style:text-properties style:font-name="Liberation Sans" fo:font-size="10pt" style:font-size-asian="10pt" style:font-size-complex="10pt"/>
    </style:style>
    <style:style style:name="ce472" style:family="table-cell" style:parent-style-name="Default">
      <style:table-cell-properties fo:background-color="#9999ff"/>
      <style:text-properties style:font-name="Liberation Sans" fo:font-size="10pt" style:font-size-asian="10pt" style:font-size-complex="10pt"/>
    </style:style>
    <style:style style:name="ce473" style:family="table-cell" style:parent-style-name="Default">
      <style:text-properties style:font-name="Liberation Sans" fo:font-style="normal" style:font-style-asian="normal" style:font-style-complex="normal"/>
    </style:style>
    <style:style style:name="ce474" style:family="table-cell" style:parent-style-name="Default">
      <style:text-properties style:font-name="Liberation Sans"/>
    </style:style>
    <style:style style:name="ce475" style:family="table-cell" style:parent-style-name="Default">
      <style:table-cell-properties fo:border-bottom="none" fo:border-left="none" fo:border-right="none" fo:border-top="0.002cm solid #000000"/>
      <style:text-properties style:font-name="Liberation Sans"/>
    </style:style>
    <style:style style:name="ce476" style:family="table-cell" style:parent-style-name="Default">
      <style:table-cell-properties fo:border-bottom="0.002cm solid #000000" fo:border-left="none" fo:border-right="none" fo:border-top="none"/>
      <style:text-properties style:font-name="Liberation Sans"/>
    </style:style>
    <style:style style:name="ce477" style:family="table-cell" style:parent-style-name="Default">
      <style:table-cell-properties fo:border-bottom="none" fo:background-color="#ffffff" fo:border-left="none" fo:border-right="none" fo:border-top="0.002cm solid #000000"/>
      <style:text-properties style:font-name="Liberation Sans"/>
    </style:style>
    <style:style style:name="ce478" style:family="table-cell" style:parent-style-name="Default">
      <style:table-cell-properties fo:border-bottom="0.002cm solid #000000" fo:background-color="#ffffff" fo:border-left="none" fo:border-right="none" fo:border-top="none"/>
      <style:text-properties style:font-name="Liberation Sans"/>
    </style:style>
    <style:style style:name="ce479" style:family="table-cell" style:parent-style-name="Default">
      <style:table-cell-properties fo:border-bottom="0.002cm solid #000000" fo:background-color="#c0c0c0" fo:border-left="none" fo:border-right="none" fo:border-top="none"/>
      <style:text-properties style:font-name="Liberation Sans"/>
    </style:style>
    <style:style style:name="ce480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Liberation Sans"/>
    </style:style>
    <style:style style:name="ce481" style:family="table-cell" style:parent-style-name="Default">
      <style:table-cell-properties fo:background-color="#c0c0c0"/>
      <style:text-properties style:font-name="Liberation Sans"/>
    </style:style>
    <style:style style:name="ce482" style:family="table-cell" style:parent-style-name="Default">
      <style:table-cell-properties fo:background-color="#00dcff"/>
      <style:text-properties style:font-name="Liberation Sans"/>
    </style:style>
    <style:style style:name="ce483" style:family="table-cell" style:parent-style-name="Default">
      <style:table-cell-properties fo:border-bottom="none" fo:background-color="#ffff00" fo:border-left="none" fo:border-right="none" fo:border-top="0.002cm solid #000000"/>
      <style:text-properties style:font-name="Liberation Sans"/>
    </style:style>
    <style:style style:name="ce484" style:family="table-cell" style:parent-style-name="Default">
      <style:table-cell-properties fo:background-color="#ffff00"/>
      <style:text-properties style:font-name="Liberation Sans"/>
    </style:style>
    <style:style style:name="ce485" style:family="table-cell" style:parent-style-name="Default">
      <style:table-cell-properties fo:border-bottom="0.002cm solid #000000" fo:background-color="#ffff00" fo:border-left="none" fo:border-right="none" fo:border-top="none"/>
      <style:text-properties style:font-name="Liberation Sans"/>
    </style:style>
    <style:style style:name="ce486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ans"/>
    </style:style>
    <style:style style:name="ce487" style:family="table-cell" style:parent-style-name="Default">
      <style:table-cell-properties fo:border-bottom="0.002cm solid #000000" fo:background-color="#00dcff" fo:border-left="none" fo:border-right="none" fo:border-top="none"/>
      <style:text-properties style:font-name="Liberation Sans"/>
    </style:style>
    <style:style style:name="ce488" style:family="table-cell" style:parent-style-name="Default">
      <style:table-cell-properties fo:border-bottom="none" fo:background-color="#c0c0c0" fo:border-left="0.002cm solid #000000" fo:border-right="0.002cm solid #000000" fo:border-top="0.002cm solid #000000"/>
      <style:text-properties style:font-name="Liberation Sans"/>
    </style:style>
    <style:style style:name="ce489" style:family="table-cell" style:parent-style-name="Default">
      <style:table-cell-properties fo:border-bottom="none" fo:background-color="#ffff00" fo:border-left="0.002cm solid #000000" fo:border-right="0.002cm solid #000000" fo:border-top="none"/>
      <style:text-properties style:font-name="Liberation Sans"/>
    </style:style>
    <style:style style:name="ce490" style:family="table-cell" style:parent-style-name="Default">
      <style:table-cell-properties fo:border-bottom="0.002cm solid #000000" fo:background-color="transparent" fo:border-left="0.002cm solid #000000" fo:border-right="0.002cm solid #000000" fo:border-top="none"/>
      <style:text-properties style:font-name="Liberation Sans"/>
    </style:style>
    <style:style style:name="ce491" style:family="table-cell" style:parent-style-name="Default">
      <style:table-cell-properties fo:border="0.002cm solid #000000"/>
      <style:text-properties style:font-name="Liberation Sans"/>
    </style:style>
    <style:style style:name="ce492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Liberation Sans"/>
    </style:style>
    <style:style style:name="ce493" style:family="table-cell" style:parent-style-name="Default">
      <style:table-cell-properties fo:background-color="#ffcc99"/>
      <style:text-properties style:font-name="Liberation Sans"/>
    </style:style>
    <style:style style:name="ce494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Liberation Sans"/>
    </style:style>
    <style:style style:name="ce495" style:family="table-cell" style:parent-style-name="Default">
      <style:table-cell-properties fo:border-bottom="0.002cm solid #000000" fo:background-color="#00dcff" fo:border-left="none" fo:border-right="none" fo:border-top="0.002cm solid #000000"/>
      <style:text-properties style:font-name="Liberation Sans"/>
    </style:style>
    <style:style style:name="ce496" style:family="table-cell" style:parent-style-name="Default">
      <style:table-cell-properties fo:background-color="#ffffff" fo:border="0.002cm solid #000000"/>
      <style:text-properties style:font-name="Liberation Sans"/>
    </style:style>
    <style:style style:name="ce497" style:family="table-cell" style:parent-style-name="Default">
      <style:table-cell-properties fo:background-color="#ffff00" fo:border="0.002cm solid #000000"/>
      <style:text-properties style:font-name="Liberation Sans"/>
    </style:style>
    <style:style style:name="ce498" style:family="table-cell" style:parent-style-name="Default">
      <style:table-cell-properties fo:border-bottom="none" fo:background-color="#ffff00" fo:border-left="0.002cm solid #000000" fo:border-right="0.002cm solid #000000" fo:border-top="0.002cm solid #000000"/>
      <style:text-properties style:font-name="Liberation Sans"/>
    </style:style>
    <style:style style:name="ce499" style:family="table-cell" style:parent-style-name="Default">
      <style:table-cell-properties fo:border-bottom="0.002cm solid #000000" fo:background-color="#ffff00" fo:border-left="0.002cm solid #000000" fo:border-right="0.002cm solid #000000" fo:border-top="none"/>
      <style:text-properties style:font-name="Liberation Sans"/>
    </style:style>
    <style:style style:name="ce500" style:family="table-cell" style:parent-style-name="Default">
      <style:table-cell-properties fo:border-bottom="none" fo:background-color="#00dcff" fo:border-left="0.002cm solid #000000" fo:border-right="0.002cm solid #000000" fo:border-top="0.002cm solid #000000"/>
      <style:text-properties style:font-name="Liberation Sans"/>
    </style:style>
    <style:style style:name="ce501" style:family="table-cell" style:parent-style-name="Default">
      <style:table-cell-properties fo:border-bottom="0.002cm solid #000000" fo:background-color="#00dcff" fo:border-left="0.002cm solid #000000" fo:border-right="0.002cm solid #000000" fo:border-top="none"/>
      <style:text-properties style:font-name="Liberation Sans"/>
    </style:style>
    <style:style style:name="ce502" style:family="table-cell" style:parent-style-name="Default">
      <style:table-cell-properties fo:border-bottom="none" fo:background-color="#ffcc99" fo:border-left="0.002cm solid #000000" fo:border-right="0.002cm solid #000000" fo:border-top="0.002cm solid #000000"/>
      <style:text-properties style:font-name="Liberation Sans"/>
    </style:style>
    <style:style style:name="ce503" style:family="table-cell" style:parent-style-name="Default">
      <style:table-cell-properties fo:border-bottom="none" fo:background-color="#ffcc99" fo:border-left="0.002cm solid #000000" fo:border-right="0.002cm solid #000000" fo:border-top="none"/>
      <style:text-properties style:font-name="Liberation Sans"/>
    </style:style>
    <style:style style:name="ce504" style:family="table-cell" style:parent-style-name="Default">
      <style:table-cell-properties fo:border-bottom="0.002cm solid #000000" fo:background-color="#ffcc99" fo:border-left="0.002cm solid #000000" fo:border-right="0.002cm solid #000000" fo:border-top="none"/>
      <style:text-properties style:font-name="Liberation Sans"/>
    </style:style>
    <style:style style:name="ce506" style:family="table-cell" style:parent-style-name="Default">
      <style:table-cell-properties fo:background-color="#00dcff"/>
      <style:text-properties fo:color="#000000" style:font-name="Liberation Sans"/>
    </style:style>
    <style:style style:name="ce507" style:family="table-cell" style:parent-style-name="Default">
      <style:table-cell-properties fo:background-color="transparent"/>
      <style:text-properties style:font-name="Liberation Sans"/>
    </style:style>
    <style:style style:name="ce508" style:family="table-cell" style:parent-style-name="Default">
      <style:table-cell-properties fo:border-bottom="none" fo:background-color="#00dcff" fo:border-left="none" fo:border-right="none" fo:border-top="0.002cm solid #000000"/>
      <style:text-properties style:font-name="Liberation Sans"/>
    </style:style>
    <style:style style:name="ce509" style:family="table-cell" style:parent-style-name="Default">
      <style:table-cell-properties fo:border-bottom="none" fo:background-color="#00ff00" fo:border-left="none" fo:border-right="none" fo:border-top="0.002cm solid #000000"/>
      <style:text-properties style:font-name="Liberation Sans"/>
    </style:style>
    <style:style style:name="ce511" style:family="table-cell" style:parent-style-name="Default">
      <style:table-cell-properties fo:border-bottom="0.002cm solid #000000" fo:background-color="#00ff00" fo:border-left="none" fo:border-right="none" fo:border-top="none"/>
      <style:text-properties style:font-name="Liberation Sans"/>
    </style:style>
    <style:style style:name="ce512" style:family="table-cell" style:parent-style-name="Default">
      <style:table-cell-properties fo:background-color="#00ff00"/>
      <style:text-properties style:font-name="Liberation Sans"/>
    </style:style>
    <style:style style:name="ce513" style:family="table-cell" style:parent-style-name="Default">
      <style:table-cell-properties fo:background-color="#00ff00" fo:border="none"/>
      <style:text-properties style:font-name="Liberation Sans"/>
    </style:style>
    <style:style style:name="ce514" style:family="table-cell" style:parent-style-name="Default">
      <style:table-cell-properties fo:border-bottom="none" fo:background-color="#00ff00" fo:border-left="0.002cm solid #000000" fo:border-right="0.002cm solid #000000" fo:border-top="none"/>
      <style:text-properties style:font-name="Liberation Sans"/>
    </style:style>
    <style:style style:name="ce515" style:family="table-cell" style:parent-style-name="Default">
      <style:table-cell-properties fo:border-bottom="0.002cm solid #000000" fo:background-color="#23ff23" fo:border-left="0.002cm solid #000000" fo:border-right="0.002cm solid #000000" fo:border-top="none"/>
      <style:text-properties style:font-name="Liberation Sans"/>
    </style:style>
    <style:style style:name="ce516" style:family="table-cell" style:parent-style-name="Default">
      <style:table-cell-properties fo:border-bottom="none" fo:background-color="#00dcff" fo:border-left="0.002cm solid #000000" fo:border-right="0.002cm solid #000000" fo:border-top="none"/>
      <style:text-properties style:font-name="Liberation Sans"/>
    </style:style>
    <style:style style:name="ce517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font-name="Liberation Sans"/>
    </style:style>
    <style:style style:name="ce51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style:font-name="Liberation Sans"/>
    </style:style>
    <style:style style:name="ce519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style:font-name="Liberation Sans"/>
    </style:style>
    <style:style style:name="ce520" style:family="table-cell" style:parent-style-name="Default">
      <style:table-cell-properties fo:border-bottom="none" fo:background-color="#23ff23" fo:border-left="0.002cm solid #000000" fo:border-right="0.002cm solid #000000" fo:border-top="none"/>
      <style:text-properties style:font-name="Liberation Sans"/>
    </style:style>
    <style:style style:name="ce521" style:family="table-cell" style:parent-style-name="Default">
      <style:table-cell-properties fo:border-bottom="none" fo:background-color="#c0c0c0" fo:border-left="0.002cm solid #000000" fo:border-right="0.002cm solid #000000" fo:border-top="none"/>
      <style:text-properties style:font-name="Liberation Sans"/>
    </style:style>
    <style:style style:name="ce522" style:family="table-cell" style:parent-style-name="Default">
      <style:table-cell-properties fo:border-bottom="none" fo:background-color="#23ff23" fo:border-left="0.002cm solid #000000" fo:border-right="0.002cm solid #000000" fo:border-top="0.002cm solid #000000"/>
      <style:text-properties style:font-name="Liberation Sans"/>
    </style:style>
    <style:style style:name="ce523" style:family="table-cell" style:parent-style-name="Default">
      <style:table-cell-properties fo:border-bottom="0.002cm solid #000000" fo:background-color="#00ff00" fo:border-left="0.002cm solid #000000" fo:border-right="0.002cm solid #000000" fo:border-top="none"/>
      <style:text-properties style:font-name="Liberation Sans"/>
    </style:style>
    <style:style style:name="ce524" style:family="table-cell" style:parent-style-name="Default">
      <style:table-cell-properties fo:background-color="#23ff23" fo:border="none"/>
      <style:text-properties style:font-name="Liberation Sans"/>
    </style:style>
    <style:style style:name="ce525" style:family="table-cell" style:parent-style-name="Default">
      <style:table-cell-properties fo:background-color="transparent" fo:border="none"/>
      <style:text-properties style:font-name="Liberation Sans"/>
    </style:style>
    <style:style style:name="ce526" style:family="table-cell" style:parent-style-name="Default">
      <style:table-cell-properties fo:border-bottom="none" fo:border-left="0.002cm solid #000000" fo:border-right="0.002cm solid #000000" fo:border-top="none"/>
      <style:text-properties style:font-name="Liberation Sans"/>
    </style:style>
    <style:style style:name="ce527" style:family="table-cell" style:parent-style-name="Default">
      <style:table-cell-properties fo:border-bottom="none" fo:background-color="#00dcff" fo:border-left="0.002cm solid #000000" fo:border-right="0.002cm solid #000000" fo:border-top="none"/>
      <style:text-properties fo:color="#355e00" style:font-name="Liberation Sans"/>
    </style:style>
    <style:style style:name="ce528" style:family="table-cell" style:parent-style-name="Default">
      <style:table-cell-properties fo:border-bottom="0.002cm solid #000000" fo:background-color="#23ff23" fo:border-left="none" fo:border-right="none" fo:border-top="0.002cm solid #000000"/>
      <style:text-properties style:font-name="Liberation Sans"/>
    </style:style>
    <style:style style:name="ce529" style:family="table-cell" style:parent-style-name="Default">
      <style:table-cell-properties fo:border-bottom="0.002cm solid #000000" fo:background-color="#23ff23" fo:border-left="none" fo:border-right="none" fo:border-top="none"/>
      <style:text-properties style:font-name="Liberation Sans"/>
    </style:style>
    <style:style style:name="ce530" style:family="table-cell" style:parent-style-name="Default">
      <style:table-cell-properties fo:background-color="#23ff23"/>
      <style:text-properties fo:color="#000000" style:font-name="Liberation Sans"/>
    </style:style>
    <style:style style:name="ce531" style:family="table-cell" style:parent-style-name="Default">
      <style:table-cell-properties fo:background-color="#23ff23"/>
      <style:text-properties style:font-name="Liberation Sans"/>
    </style:style>
    <style:style style:name="ce532" style:family="table-cell" style:parent-style-name="Default">
      <style:table-cell-properties fo:border-bottom="none" fo:background-color="#23ff23" fo:border-left="none" fo:border-right="none" fo:border-top="0.002cm solid #000000"/>
      <style:text-properties style:font-name="Liberation Sans"/>
    </style:style>
    <style:style style:name="ce533" style:family="table-cell" style:parent-style-name="Default">
      <style:table-cell-properties fo:background-color="#00ffff"/>
      <style:text-properties style:font-name="Liberation Sans"/>
    </style:style>
    <style:style style:name="ce534" style:family="table-cell" style:parent-style-name="Default">
      <style:table-cell-properties fo:border-bottom="none" fo:border-left="none" fo:border-right="0.002cm solid #000000" fo:border-top="0.002cm solid #000000"/>
    </style:style>
    <style:style style:name="ce535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536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537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538" style:family="table-cell" style:parent-style-name="Default">
      <style:table-cell-properties fo:border-bottom="0.002cm solid #000000" fo:background-color="#c0c0c0" fo:border-left="none" fo:border-right="0.002cm solid #000000" fo:border-top="none"/>
    </style:style>
    <style:style style:name="ce539" style:family="table-cell" style:parent-style-name="Default">
      <style:table-cell-properties fo:background-color="#c0c0c0"/>
    </style:style>
    <style:style style:name="ce541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542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543" style:family="table-cell" style:parent-style-name="Default">
      <style:table-cell-properties fo:border-bottom="0.002cm solid #000000" fo:background-color="#ffff00" fo:border-left="none" fo:border-right="0.002cm solid #000000" fo:border-top="none"/>
    </style:style>
    <style:style style:name="ce544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545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start" fo:margin-left="0cm"/>
    </style:style>
    <style:style style:name="ce546" style:family="table-cell" style:parent-style-name="Default">
      <style:table-cell-properties fo:border-bottom="none" fo:background-color="#00dcff" fo:border-left="none" fo:border-right="0.002cm solid #000000" fo:border-top="none"/>
    </style:style>
    <style:style style:name="ce547" style:family="table-cell" style:parent-style-name="Default">
      <style:table-cell-properties fo:border-bottom="0.002cm solid #000000" fo:background-color="#00dcff" fo:border-left="none" fo:border-right="0.002cm solid #000000" fo:border-top="none"/>
    </style:style>
    <style:style style:name="ce548" style:family="table-cell" style:parent-style-name="Default">
      <style:table-cell-properties fo:border-bottom="none" fo:background-color="#c0c0c0" fo:border-left="0.002cm solid #000000" fo:border-right="0.002cm solid #000000" fo:border-top="0.002cm solid #000000"/>
    </style:style>
    <style:style style:name="ce549" style:family="table-cell" style:parent-style-name="Default">
      <style:table-cell-properties fo:border-bottom="none" fo:background-color="#ffff00" fo:border-left="0.002cm solid #000000" fo:border-right="0.002cm solid #000000" fo:border-top="none"/>
    </style:style>
    <style:style style:name="ce550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551" style:family="table-cell" style:parent-style-name="Default">
      <style:table-cell-properties fo:border="0.002cm solid #000000"/>
    </style:style>
    <style:style style:name="ce552" style:family="table-cell" style:parent-style-name="Default">
      <style:table-cell-properties fo:border-bottom="none" fo:background-color="#ffcc99" fo:border-left="none" fo:border-right="0.002cm solid #000000" fo:border-top="0.002cm solid #000000"/>
    </style:style>
    <style:style style:name="ce553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554" style:family="table-cell" style:parent-style-name="Default">
      <style:table-cell-properties fo:border-bottom="0.002cm solid #000000" fo:background-color="#ffcc99" fo:border-left="none" fo:border-right="0.002cm solid #000000" fo:border-top="none"/>
    </style:style>
    <style:style style:name="ce555" style:family="table-cell" style:parent-style-name="Default">
      <style:table-cell-properties fo:border-bottom="0.002cm solid #000000" fo:background-color="#00dcff" fo:border-left="none" fo:border-right="0.002cm solid #000000" fo:border-top="0.002cm solid #000000"/>
    </style:style>
    <style:style style:name="ce556" style:family="table-cell" style:parent-style-name="Default">
      <style:table-cell-properties fo:border-bottom="0.002cm solid #000000" fo:background-color="#c0c0c0" fo:border-left="none" fo:border-right="none" fo:border-top="none"/>
    </style:style>
    <style:style style:name="ce557" style:family="table-cell" style:parent-style-name="Default">
      <style:table-cell-properties fo:background-color="#ffffff" fo:border="0.002cm solid #000000"/>
    </style:style>
    <style:style style:name="ce558" style:family="table-cell" style:parent-style-name="Default">
      <style:table-cell-properties fo:background-color="#ffff00" fo:border="0.002cm solid #000000"/>
    </style:style>
    <style:style style:name="ce559" style:family="table-cell" style:parent-style-name="Default">
      <style:table-cell-properties fo:border-bottom="none" fo:background-color="#ffff00" fo:border-left="0.002cm solid #000000" fo:border-right="0.002cm solid #000000" fo:border-top="0.002cm solid #000000"/>
    </style:style>
    <style:style style:name="ce560" style:family="table-cell" style:parent-style-name="Default">
      <style:table-cell-properties fo:border-bottom="0.002cm solid #000000" fo:background-color="#ffff00" fo:border-left="0.002cm solid #000000" fo:border-right="0.002cm solid #000000" fo:border-top="none"/>
    </style:style>
    <style:style style:name="ce561" style:family="table-cell" style:parent-style-name="Default">
      <style:table-cell-properties fo:border-bottom="none" fo:background-color="#00dcff" fo:border-left="0.002cm solid #000000" fo:border-right="0.002cm solid #000000" fo:border-top="0.002cm solid #000000"/>
    </style:style>
    <style:style style:name="ce562" style:family="table-cell" style:parent-style-name="Default">
      <style:table-cell-properties fo:border-bottom="0.002cm solid #000000" fo:background-color="#00dcff" fo:border-left="0.002cm solid #000000" fo:border-right="0.002cm solid #000000" fo:border-top="none"/>
    </style:style>
    <style:style style:name="ce563" style:family="table-cell" style:parent-style-name="Default">
      <style:table-cell-properties fo:border-bottom="none" fo:background-color="#ffcc99" fo:border-left="0.002cm solid #000000" fo:border-right="0.002cm solid #000000" fo:border-top="0.002cm solid #000000"/>
    </style:style>
    <style:style style:name="ce564" style:family="table-cell" style:parent-style-name="Default">
      <style:table-cell-properties fo:border-bottom="none" fo:background-color="#ffcc99" fo:border-left="0.002cm solid #000000" fo:border-right="0.002cm solid #000000" fo:border-top="none"/>
    </style:style>
    <style:style style:name="ce565" style:family="table-cell" style:parent-style-name="Default">
      <style:table-cell-properties fo:border-bottom="0.002cm solid #000000" fo:background-color="#ffcc99" fo:border-left="0.002cm solid #000000" fo:border-right="0.002cm solid #000000" fo:border-top="none"/>
    </style:style>
    <style:style style:name="ce566" style:family="table-cell" style:parent-style-name="Default">
      <style:table-cell-properties fo:background-color="#ffff00"/>
    </style:style>
    <style:style style:name="ce567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590" style:family="table-cell" style:parent-style-name="Default">
      <style:table-cell-properties fo:background-color="#00dcff"/>
      <style:text-properties fo:color="#000000"/>
    </style:style>
    <style:style style:name="ce591" style:family="table-cell" style:parent-style-name="Default">
      <style:table-cell-properties fo:border-bottom="0.002cm solid #000000" fo:background-color="#00dcff" fo:border-left="none" fo:border-right="none" fo:border-top="none"/>
    </style:style>
    <style:style style:name="ce592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593" style:family="table-cell" style:parent-style-name="Default">
      <style:table-cell-properties fo:border-bottom="none" fo:background-color="#00dcff" fo:border-left="none" fo:border-right="0.002cm solid #000000" fo:border-top="0.002cm solid #000000"/>
    </style:style>
    <style:style style:name="ce594" style:family="table-cell" style:parent-style-name="Default">
      <style:table-cell-properties fo:border-bottom="none" fo:background-color="#00ff00" fo:border-left="none" fo:border-right="0.002cm solid #000000" fo:border-top="0.002cm solid #000000"/>
    </style:style>
    <style:style style:name="ce595" style:family="table-cell" style:parent-style-name="Default">
      <style:table-cell-properties fo:border-bottom="0.002cm solid #000000" fo:background-color="#00ff00" fo:border-left="none" fo:border-right="0.002cm solid #000000" fo:border-top="none"/>
    </style:style>
    <style:style style:name="ce596" style:family="table-cell" style:parent-style-name="Default">
      <style:table-cell-properties fo:border-bottom="0.002cm solid #000000" fo:background-color="#00ff00" fo:border-left="none" fo:border-right="none" fo:border-top="none"/>
    </style:style>
    <style:style style:name="ce597" style:family="table-cell" style:parent-style-name="Default">
      <style:table-cell-properties fo:border-bottom="none" fo:background-color="#c0c0c0" fo:border-left="none" fo:border-right="none" fo:border-top="0.002cm solid #000000"/>
    </style:style>
    <style:style style:name="ce598" style:family="table-cell" style:parent-style-name="Default">
      <style:table-cell-properties fo:background-color="#00ff00" fo:border="none"/>
    </style:style>
    <style:style style:name="ce599" style:family="table-cell" style:parent-style-name="Default">
      <style:table-cell-properties fo:border-bottom="none" fo:background-color="#00ff00" fo:border-left="0.002cm solid #000000" fo:border-right="0.002cm solid #000000" fo:border-top="none"/>
    </style:style>
    <style:style style:name="ce600" style:family="table-cell" style:parent-style-name="Default">
      <style:table-cell-properties fo:border-bottom="0.002cm solid #000000" fo:background-color="#23ff23" fo:border-left="0.002cm solid #000000" fo:border-right="0.002cm solid #000000" fo:border-top="none"/>
    </style:style>
    <style:style style:name="ce601" style:family="table-cell" style:parent-style-name="Default">
      <style:table-cell-properties fo:border-bottom="none" fo:background-color="#00dcff" fo:border-left="0.002cm solid #000000" fo:border-right="0.002cm solid #000000" fo:border-top="none"/>
    </style:style>
    <style:style style:name="ce602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603" style:family="table-cell" style:parent-style-name="Default">
      <style:table-cell-properties fo:border-bottom="0.002cm solid #000000" fo:background-color="#ffffff" fo:border-left="0.002cm solid #000000" fo:border-right="0.002cm solid #000000" fo:border-top="none"/>
    </style:style>
    <style:style style:name="ce604" style:family="table-cell" style:parent-style-name="Default">
      <style:table-cell-properties fo:border-bottom="none" fo:background-color="#23ff23" fo:border-left="0.002cm solid #000000" fo:border-right="0.002cm solid #000000" fo:border-top="none"/>
    </style:style>
    <style:style style:name="ce605" style:family="table-cell" style:parent-style-name="Default">
      <style:table-cell-properties fo:border-bottom="none" fo:background-color="#c0c0c0" fo:border-left="0.002cm solid #000000" fo:border-right="0.002cm solid #000000" fo:border-top="none"/>
    </style:style>
    <style:style style:name="ce606" style:family="table-cell" style:parent-style-name="Default">
      <style:table-cell-properties fo:border-bottom="none" fo:background-color="#23ff23" fo:border-left="0.002cm solid #000000" fo:border-right="0.002cm solid #000000" fo:border-top="0.002cm solid #000000"/>
    </style:style>
    <style:style style:name="ce607" style:family="table-cell" style:parent-style-name="Default">
      <style:table-cell-properties fo:background-color="#23ff23" fo:border="none"/>
    </style:style>
    <style:style style:name="ce608" style:family="table-cell" style:parent-style-name="Default">
      <style:table-cell-properties fo:background-color="transparent" fo:border="none"/>
    </style:style>
    <style:style style:name="ce609" style:family="table-cell" style:parent-style-name="Default">
      <style:table-cell-properties fo:border-bottom="none" fo:border-left="0.002cm solid #000000" fo:border-right="0.002cm solid #000000" fo:border-top="none"/>
    </style:style>
    <style:style style:name="ce610" style:family="table-cell" style:parent-style-name="Default">
      <style:table-cell-properties fo:border-bottom="none" fo:background-color="#00dcff" fo:border-left="0.002cm solid #000000" fo:border-right="0.002cm solid #000000" fo:border-top="none"/>
      <style:text-properties fo:color="#355e00"/>
    </style:style>
    <style:style style:name="ce611" style:family="table-cell" style:parent-style-name="Default">
      <style:table-cell-properties fo:border-bottom="0.002cm solid #000000" fo:background-color="#23ff23" fo:border-left="none" fo:border-right="0.002cm solid #000000" fo:border-top="0.002cm solid #000000"/>
    </style:style>
    <style:style style:name="ce612" style:family="table-cell" style:parent-style-name="Default">
      <style:table-cell-properties fo:border-bottom="0.002cm solid #000000" fo:background-color="#23ff23" fo:border-left="none" fo:border-right="0.002cm solid #000000" fo:border-top="none"/>
    </style:style>
    <style:style style:name="ce613" style:family="table-cell" style:parent-style-name="Default">
      <style:table-cell-properties fo:border-bottom="none" fo:background-color="#00ff00" fo:border-left="none" fo:border-right="0.002cm solid #000000" fo:border-top="none"/>
    </style:style>
    <style:style style:name="ce614" style:family="table-cell" style:parent-style-name="Default">
      <style:table-cell-properties fo:border-bottom="none" fo:background-color="#23ff23" fo:border-left="none" fo:border-right="0.002cm solid #000000" fo:border-top="none"/>
      <style:text-properties fo:color="#000000"/>
    </style:style>
    <style:style style:name="ce615" style:family="table-cell" style:parent-style-name="Default">
      <style:table-cell-properties fo:border-bottom="none" fo:background-color="#23ff23" fo:border-left="none" fo:border-right="0.002cm solid #000000" fo:border-top="none"/>
    </style:style>
    <style:style style:name="ce616" style:family="table-cell" style:parent-style-name="Default">
      <style:table-cell-properties fo:border-bottom="none" fo:background-color="#23ff23" fo:border-left="none" fo:border-right="0.002cm solid #000000" fo:border-top="0.002cm solid #000000"/>
    </style:style>
    <style:style style:name="ce617" style:family="table-cell" style:parent-style-name="Default">
      <style:table-cell-properties fo:background-color="#23ff23"/>
    </style:style>
    <style:style style:name="T1" style:family="text">
      <style:text-properties style:font-name="Symbo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un FIle Metadata" table:style-name="ta3">
        <office:forms form:automatic-focus="false" form:apply-design-mode="false"/>
        <table:table-column table:style-name="co11" table:default-cell-style-name="ce38"/>
        <table:table-column table:style-name="co12" table:default-cell-style-name="ce38"/>
        <table:table-column table:style-name="co19" table:default-cell-style-name="ce237"/>
        <table:table-column table:style-name="co20" table:default-cell-style-name="ce261"/>
        <table:table-column table:style-name="co21" table:default-cell-style-name="ce322"/>
        <table:table-column table:style-name="co22" table:default-cell-style-name="ce376"/>
        <table:table-column table:style-name="co7" table:default-cell-style-name="ce38"/>
        <table:table-column table:style-name="co8" table:default-cell-style-name="ce38"/>
        <table:table-column table:style-name="co23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13" table:number-columns-repeated="1002" table:default-cell-style-name="ce38"/>
        <table:table-column table:style-name="co13" table:number-columns-repeated="9" table:default-cell-style-name="ce474"/>
        <table:table-column table:style-name="co13" table:default-cell-style-name="Default"/>
        <table:table-row table:style-name="ro1">
          <table:table-cell table:style-name="ce29" office:value-type="string">
            <text:p>G/E on the Proton May2015 Beamtime: Data Files</text:p>
          </table:table-cell>
          <table:table-cell table:style-name="ce35"/>
          <table:table-cell table:style-name="ce168" table:number-columns-repeated="2"/>
          <table:table-cell table:style-name="ce262"/>
          <table:table-cell table:style-name="ce323"/>
          <table:table-cell table:style-name="ce35" table:number-columns-repeated="2"/>
          <table:table-cell table:style-name="ce29"/>
          <table:table-cell table:style-name="ce63"/>
          <table:table-cell table:style-name="ce35" table:number-columns-repeated="1004"/>
          <table:table-cell table:style-name="ce468" table:number-columns-repeated="9"/>
          <table:table-cell/>
        </table:table-row>
        <table:table-row table:style-name="ro7">
          <table:table-cell table:style-name="ce30" table:formula="of:=COUNT([.A64:.A494])" office:value-type="float" office:value="431">
            <text:p>431</text:p>
          </table:table-cell>
          <table:table-cell table:style-name="ce30" office:value-type="string">
            <text:p>Files</text:p>
          </table:table-cell>
          <table:table-cell table:style-name="ce169" table:formula="of:=SUM([.E64:.E494])/60" office:value-type="float" office:value="163.966666666667">
            <text:p>163,97</text:p>
          </table:table-cell>
          <table:table-cell table:style-name="ce238" office:value-type="string">
            <text:p>H </text:p>
          </table:table-cell>
          <table:table-cell table:style-name="ce170"/>
          <table:table-cell table:style-name="ce324" table:formula="of:=SUM([.I64:.I494])" office:value-type="float" office:value="2237.799">
            <text:p>2238</text:p>
          </table:table-cell>
          <table:table-cell table:style-name="ce30" office:value-type="string">
            <text:p>GB total</text:p>
          </table:table-cell>
          <table:table-cell table:style-name="ce30" office:value-type="string">
            <text:p>including TaggEff</text:p>
          </table:table-cell>
          <table:table-cell table:style-name="ce30"/>
          <table:table-cell table:style-name="ce97"/>
          <table:table-cell table:style-name="ce409" office:value-type="string">
            <text:p>target positive</text:p>
          </table:table-cell>
          <table:table-cell table:style-name="ce30" table:number-columns-repeated="1003"/>
          <table:table-cell table:style-name="ce469" table:number-columns-repeated="9"/>
          <table:table-cell table:style-name="ce240"/>
        </table:table-row>
        <table:table-row table:style-name="ro3">
          <table:table-cell table:style-name="ce31" table:formula="of:=SUM([.N64:.N494])" office:value-type="float" office:value="258">
            <text:p>258</text:p>
          </table:table-cell>
          <table:table-cell table:style-name="ce97" office:value-type="string">
            <text:p>marked good</text:p>
          </table:table-cell>
          <table:table-cell table:style-name="ce170" table:formula="of:=SUM([.M64:.M494])/60" office:value-type="float" office:value="128.1">
            <text:p>128</text:p>
          </table:table-cell>
          <table:table-cell table:style-name="ce239" office:value-type="string">
            <text:p>h marked good</text:p>
          </table:table-cell>
          <table:table-cell table:style-name="ce170"/>
          <table:table-cell table:style-name="ce171" table:formula="of:=SUM([.L64:.L494])" office:value-type="float" office:value="2069.8">
            <text:p>2070</text:p>
          </table:table-cell>
          <table:table-cell table:style-name="ce97" office:value-type="string">
            <text:p>GB marked good</text:p>
          </table:table-cell>
          <table:table-cell table:style-name="ce97"/>
          <table:table-cell table:style-name="ce30"/>
          <table:table-cell table:style-name="ce97"/>
          <table:table-cell table:style-name="ce410" office:value-type="string">
            <text:p>FOR MOTT MEASUREMENT GO TO OTHER SHEET!</text:p>
          </table:table-cell>
          <table:table-cell table:style-name="ce30" table:number-columns-repeated="1003"/>
          <table:table-cell table:style-name="ce469" table:number-columns-repeated="9"/>
          <table:table-cell table:style-name="ce240"/>
        </table:table-row>
        <table:table-row table:style-name="ro4">
          <table:table-cell table:style-name="ce31" table:formula="of:=SUM([.O64:.O382])" office:value-type="float" office:value="155">
            <text:p>155</text:p>
          </table:table-cell>
          <table:table-cell table:style-name="ce97" office:value-type="string">
            <text:p>for 850 MeV</text:p>
          </table:table-cell>
          <table:table-cell table:style-name="ce170" table:formula="of:=SUM([.R64:.R382])/60" office:value-type="float" office:value="74.0333333333333">
            <text:p>74</text:p>
          </table:table-cell>
          <table:table-cell table:style-name="ce240" office:value-type="string">
            <text:p>h for edge 850 MeV</text:p>
          </table:table-cell>
          <table:table-cell table:style-name="ce240"/>
          <table:table-cell table:style-name="ce171" table:formula="of:=SUM([.Q64:.Q382])" office:value-type="float" office:value="1287.6">
            <text:p>1288</text:p>
          </table:table-cell>
          <table:table-cell table:style-name="ce377" office:value-type="string">
            <text:p>GB for edge 850 MeV</text:p>
          </table:table-cell>
          <table:table-cell table:style-name="ce391"/>
          <table:table-cell table:style-name="ce397" office:value-type="string">
            <text:p>Use ls -tlhr *.dat to get file size!</text:p>
          </table:table-cell>
          <table:table-cell table:style-name="ce403"/>
          <table:table-cell table:style-name="ce392" table:number-columns-repeated="1004"/>
          <table:table-cell table:style-name="ce470" table:number-columns-repeated="9"/>
          <table:table-cell table:style-name="ce240"/>
        </table:table-row>
        <table:table-row table:style-name="ro4">
          <table:table-cell table:style-name="ce31" table:formula="of:=SUM([.O384:.O494])" office:value-type="float" office:value="42">
            <text:p>42</text:p>
          </table:table-cell>
          <table:table-cell table:style-name="ce97" office:value-type="string">
            <text:p>for 750 MeV</text:p>
          </table:table-cell>
          <table:table-cell table:style-name="ce171" table:formula="of:=SUM([.R384:.R494])/60" office:value-type="float" office:value="23.6166666666667">
            <text:p>24</text:p>
          </table:table-cell>
          <table:table-cell table:style-name="ce240" office:value-type="string">
            <text:p>h for edge 750 MeV</text:p>
          </table:table-cell>
          <table:table-cell table:style-name="ce263"/>
          <table:table-cell table:style-name="ce171" table:formula="of:=SUM([.Q384:.Q494])" office:value-type="float" office:value="365.3">
            <text:p>365</text:p>
          </table:table-cell>
          <table:table-cell table:style-name="ce378" office:value-type="string">
            <text:p>GB for edge 750 MeV</text:p>
          </table:table-cell>
          <table:table-cell table:style-name="ce392"/>
          <table:table-cell table:style-name="ce392" office:value-type="string">
            <text:p>....</text:p>
          </table:table-cell>
          <table:table-cell table:style-name="ce403"/>
          <table:table-cell table:style-name="ce392" table:number-columns-repeated="1004"/>
          <table:table-cell table:style-name="ce470" table:number-columns-repeated="9"/>
          <table:table-cell table:style-name="ce240"/>
        </table:table-row>
        <table:table-row table:style-name="ro4">
          <table:table-cell table:style-name="ce31" table:formula="of:=SUM([.P64:.P494])" office:value-type="float" office:value="61">
            <text:p>61</text:p>
          </table:table-cell>
          <table:table-cell table:style-name="ce97" office:value-type="string">
            <text:p>for Moeller</text:p>
          </table:table-cell>
          <table:table-cell table:style-name="ce170" table:formula="of:=SUM([.T64:.TF494])/60" office:value-type="float" office:value="39.05">
            <text:p>39</text:p>
          </table:table-cell>
          <table:table-cell table:style-name="ce241" office:value-type="string">
            <text:p>h for Moeller</text:p>
          </table:table-cell>
          <table:table-cell table:style-name="ce263"/>
          <table:table-cell table:style-name="ce171" table:formula="of:=SUM([.S64:.S494])" office:value-type="float" office:value="416.9">
            <text:p>417</text:p>
          </table:table-cell>
          <table:table-cell table:style-name="ce377" office:value-type="string">
            <text:p>GB for Moeller</text:p>
          </table:table-cell>
          <table:table-cell table:style-name="ce392" table:number-columns-repeated="2"/>
          <table:table-cell table:style-name="ce403"/>
          <table:table-cell table:style-name="ce392" table:number-columns-repeated="1004"/>
          <table:table-cell table:style-name="ce470" table:number-columns-repeated="9"/>
          <table:table-cell table:style-name="ce240"/>
        </table:table-row>
        <table:table-row table:style-name="ro7">
          <table:table-cell table:style-name="ce32" table:formula="of:=COUNT([.A495:.A599])" office:value-type="float" office:value="105">
            <text:p>105</text:p>
          </table:table-cell>
          <table:table-cell table:style-name="ce98" office:value-type="string">
            <text:p>Files</text:p>
          </table:table-cell>
          <table:table-cell table:style-name="ce172" table:formula="of:=SUM([.E495:.E599])/60" office:value-type="float" office:value="48.6833333333333">
            <text:p>48,68</text:p>
          </table:table-cell>
          <table:table-cell table:style-name="ce242" office:value-type="string">
            <text:p>H </text:p>
          </table:table-cell>
          <table:table-cell table:style-name="ce264"/>
          <table:table-cell table:style-name="ce325" table:formula="of:=SUM([.I495:.I599])" office:value-type="float" office:value="670.809999999999">
            <text:p>671</text:p>
          </table:table-cell>
          <table:table-cell table:style-name="ce98" office:value-type="string">
            <text:p>GB total</text:p>
          </table:table-cell>
          <table:table-cell table:style-name="ce98" office:value-type="string">
            <text:p>including TaggEff</text:p>
          </table:table-cell>
          <table:table-cell table:style-name="ce398"/>
          <table:table-cell table:style-name="ce404"/>
          <table:table-cell table:style-name="ce411" office:value-type="string">
            <text:p>target negative</text:p>
          </table:table-cell>
          <table:table-cell table:style-name="ce398" table:number-columns-repeated="1003"/>
          <table:table-cell table:style-name="ce471" table:number-columns-repeated="9"/>
          <table:table-cell table:style-name="ce404"/>
        </table:table-row>
        <table:table-row table:style-name="ro4">
          <table:table-cell table:style-name="ce33" table:formula="of:=SUM([.N495:.N599])" office:value-type="float" office:value="75">
            <text:p>75</text:p>
          </table:table-cell>
          <table:table-cell table:style-name="ce99" office:value-type="string">
            <text:p>marked good</text:p>
          </table:table-cell>
          <table:table-cell table:style-name="ce173" table:formula="of:=SUM([.M495:.M599])/60" office:value-type="float" office:value="42.8">
            <text:p>43</text:p>
          </table:table-cell>
          <table:table-cell table:style-name="ce243" office:value-type="string">
            <text:p>h marked good</text:p>
          </table:table-cell>
          <table:table-cell table:style-name="ce173"/>
          <table:table-cell table:style-name="ce174" table:formula="of:=SUM([.L495:.L599])" office:value-type="float" office:value="641.699999999999">
            <text:p>642</text:p>
          </table:table-cell>
          <table:table-cell table:style-name="ce99" office:value-type="string">
            <text:p>GB marked good</text:p>
          </table:table-cell>
          <table:table-cell table:style-name="ce99"/>
          <table:table-cell table:style-name="ce394"/>
          <table:table-cell table:style-name="ce244"/>
          <table:table-cell table:style-name="ce394" table:number-columns-repeated="1004"/>
          <table:table-cell table:style-name="ce472" table:number-columns-repeated="9"/>
          <table:table-cell table:style-name="ce244"/>
        </table:table-row>
        <table:table-row table:style-name="ro4">
          <table:table-cell table:style-name="ce33" office:value-type="float" office:value="0">
            <text:p>0</text:p>
          </table:table-cell>
          <table:table-cell table:style-name="ce99" office:value-type="string">
            <text:p>for 850 MeV</text:p>
          </table:table-cell>
          <table:table-cell table:style-name="ce173" office:value-type="float" office:value="0">
            <text:p>0</text:p>
          </table:table-cell>
          <table:table-cell table:style-name="ce244" office:value-type="string">
            <text:p>h for edge 850 MeV</text:p>
          </table:table-cell>
          <table:table-cell table:style-name="ce244"/>
          <table:table-cell table:style-name="ce174" office:value-type="float" office:value="0">
            <text:p>0</text:p>
          </table:table-cell>
          <table:table-cell table:style-name="ce379" office:value-type="string">
            <text:p>GB for edge 850 MeV</text:p>
          </table:table-cell>
          <table:table-cell table:style-name="ce393"/>
          <table:table-cell table:style-name="ce394"/>
          <table:table-cell table:style-name="ce405"/>
          <table:table-cell table:style-name="ce394" table:number-columns-repeated="1004"/>
          <table:table-cell table:style-name="ce472" table:number-columns-repeated="9"/>
          <table:table-cell table:style-name="ce244"/>
        </table:table-row>
        <table:table-row table:style-name="ro9">
          <table:table-cell table:style-name="ce33" table:formula="of:=SUM([.O494:.O599])" office:value-type="float" office:value="61">
            <text:p>61</text:p>
          </table:table-cell>
          <table:table-cell table:style-name="ce99" office:value-type="string">
            <text:p>for 750 MeV</text:p>
          </table:table-cell>
          <table:table-cell table:style-name="ce174" table:formula="of:=SUM([.R495:.R1010])/60" office:value-type="float" office:value="34.5666666666667">
            <text:p>35</text:p>
          </table:table-cell>
          <table:table-cell table:style-name="ce244" office:value-type="string">
            <text:p>h for edge 750 MeV</text:p>
          </table:table-cell>
          <table:table-cell table:style-name="ce265"/>
          <table:table-cell table:style-name="ce174" table:formula="of:=SUM([.Q495:.Q599])" office:value-type="float" office:value="527">
            <text:p>527</text:p>
          </table:table-cell>
          <table:table-cell table:style-name="ce380" office:value-type="string">
            <text:p>GB for edge 750 MeV</text:p>
          </table:table-cell>
          <table:table-cell table:style-name="ce394" table:number-columns-repeated="2"/>
          <table:table-cell table:style-name="ce405"/>
          <table:table-cell table:style-name="ce394" table:number-columns-repeated="1004"/>
          <table:table-cell table:style-name="ce472" table:number-columns-repeated="9"/>
          <table:table-cell table:style-name="ce244"/>
        </table:table-row>
        <table:table-row table:style-name="ro9">
          <table:table-cell table:style-name="ce34" table:formula="of:=SUM([.P495:.P599])" office:value-type="float" office:value="14">
            <text:p>14</text:p>
          </table:table-cell>
          <table:table-cell table:style-name="ce100" office:value-type="string">
            <text:p>for Moeller</text:p>
          </table:table-cell>
          <table:table-cell table:style-name="ce175" table:formula="of:=SUM([.T495:.T599])/60" office:value-type="float" office:value="8.23333333333334">
            <text:p>8</text:p>
          </table:table-cell>
          <table:table-cell table:style-name="ce245" office:value-type="string">
            <text:p>h for Moeller</text:p>
          </table:table-cell>
          <table:table-cell table:style-name="ce266"/>
          <table:table-cell table:style-name="ce326" table:formula="of:=SUM([.S495:.S599])" office:value-type="float" office:value="114.7">
            <text:p>115</text:p>
          </table:table-cell>
          <table:table-cell table:style-name="ce381" office:value-type="string">
            <text:p>GB for Moeller</text:p>
          </table:table-cell>
          <table:table-cell table:style-name="ce394" table:number-columns-repeated="2"/>
          <table:table-cell table:style-name="ce405"/>
          <table:table-cell table:style-name="ce394" table:number-columns-repeated="1004"/>
          <table:table-cell table:style-name="ce472" table:number-columns-repeated="9"/>
          <table:table-cell table:style-name="ce244"/>
        </table:table-row>
        <table:table-row table:style-name="ro4">
          <table:table-cell table:style-name="ce35" office:value-type="string">
            <text:p>Run Number</text:p>
          </table:table-cell>
          <table:table-cell table:style-name="ce101" office:value-type="string">
            <text:p>Week day</text:p>
          </table:table-cell>
          <table:table-cell table:style-name="ce168" office:value-type="string">
            <text:p>Start Time</text:p>
          </table:table-cell>
          <table:table-cell table:style-name="ce168" office:value-type="string">
            <text:p>End Time</text:p>
          </table:table-cell>
          <table:table-cell table:style-name="ce267" office:value-type="string">
            <text:p>Time [min]</text:p>
          </table:table-cell>
          <table:table-cell table:style-name="ce101" office:value-type="string">
            <text:p>Radiator</text:p>
          </table:table-cell>
          <table:table-cell table:style-name="ce101" office:value-type="string">
            <text:p>Edge [MeV]</text:p>
          </table:table-cell>
          <table:table-cell table:style-name="ce101" office:value-type="string">
            <text:p>PARA/PERP?</text:p>
          </table:table-cell>
          <table:table-cell table:style-name="ce399" office:value-type="string">
            <text:p>Size [GB]</text:p>
          </table:table-cell>
          <table:table-cell table:style-name="ce35" office:value-type="string">
            <text:p>OK? (YES/NO)</text:p>
          </table:table-cell>
          <table:table-cell table:style-name="ce35" office:value-type="string">
            <text:p>Comment</text:p>
          </table:table-cell>
          <table:table-cell table:style-name="ce101" office:value-type="string">
            <text:p>IGNORE THIS rows =)</text:p>
          </table:table-cell>
          <table:table-cell table:style-name="ce453"/>
          <table:table-cell table:style-name="ce35" table:number-columns-repeated="1001"/>
          <table:table-cell table:style-name="ce468" table:number-columns-repeated="9"/>
          <table:table-cell/>
        </table:table-row>
        <table:table-row table:style-name="ro4">
          <table:table-cell table:style-name="ce36"/>
          <table:table-cell table:style-name="ce102"/>
          <table:table-cell table:style-name="ce176"/>
          <table:table-cell table:style-name="ce246"/>
          <table:table-cell table:style-name="ce268" table:formula="of:=([.D13]-[.C13])*24*60" office:value-type="float" office:value="0">
            <text:p>0</text:p>
          </table:table-cell>
          <table:table-cell table:style-name="ce298" table:number-columns-repeated="3"/>
          <table:table-cell table:style-name="ce395" table:number-columns-repeated="3"/>
          <table:table-cell table:style-name="Default" table:number-columns-repeated="2"/>
          <table:table-cell table:style-name="ce37" table:number-columns-repeated="1001"/>
          <table:table-cell table:style-name="ce473" table:number-columns-repeated="9"/>
          <table:table-cell/>
        </table:table-row>
        <table:table-row table:style-name="ro4">
          <table:table-cell table:style-name="ce37" office:value-type="float" office:value="8557">
            <text:p>8557</text:p>
          </table:table-cell>
          <table:table-cell table:style-name="ce103" office:value-type="date" office:date-value="2015-05-05">
            <text:p>2015-05-05</text:p>
          </table:table-cell>
          <table:table-cell table:style-name="ce177" office:value-type="time" office:time-value="PT08H45M00S">
            <text:p>08:45</text:p>
          </table:table-cell>
          <table:table-cell table:style-name="ce246" office:value-type="time" office:time-value="PT09H26M00S">
            <text:p>09:26</text:p>
          </table:table-cell>
          <table:table-cell table:style-name="ce268" table:formula="of:=([.D14]-[.C14])*24*60" office:value-type="float" office:value="41">
            <text:p>41</text:p>
          </table:table-cell>
          <table:table-cell table:style-name="ce298" table:number-columns-repeated="3"/>
          <table:table-cell table:style-name="ce395" office:value-type="float" office:value="6.1">
            <text:p>6,1</text:p>
          </table:table-cell>
          <table:table-cell table:style-name="ce395" office:value-type="string">
            <text:p>NO</text:p>
          </table:table-cell>
          <table:table-cell table:style-name="ce395"/>
          <table:table-cell table:style-name="ce395" table:formula="of:=IF([.J14]=&quot;YES&quot;;[.I14];0)" office:value-type="float" office:value="0">
            <text:p>0</text:p>
          </table:table-cell>
          <table:table-cell table:style-name="ce395" table:formula="of:=IF([.J14]=&quot;YES&quot;;[.E14];0)" office:value-type="float" office:value="0">
            <text:p>0</text:p>
          </table:table-cell>
          <table:table-cell table:style-name="ce37" table:number-columns-repeated="1001"/>
          <table:table-cell table:style-name="ce473" table:number-columns-repeated="9"/>
          <table:table-cell/>
        </table:table-row>
        <table:table-row table:style-name="ro4">
          <table:table-cell office:value-type="float" office:value="8558">
            <text:p>8558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2H00M00S">
            <text:p>12:00</text:p>
          </table:table-cell>
          <table:table-cell table:style-name="ce247" office:value-type="time" office:time-value="PT12H00M00S">
            <text:p>12:00</text:p>
          </table:table-cell>
          <table:table-cell table:style-name="ce268" table:formula="of:=([.D15]-[.C15])*24*60" office:value-type="float" office:value="0">
            <text:p>0</text:p>
          </table:table-cell>
          <table:table-cell table:style-name="ce166" table:number-columns-repeated="3"/>
          <table:table-cell table:style-name="ce166" office:value-type="string">
            <text:p>&lt;1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15]=&quot;YES&quot;;[.I15];0)" office:value-type="float" office:value="0">
            <text:p>0</text:p>
          </table:table-cell>
          <table:table-cell table:style-name="ce395" table:formula="of:=IF([.J15]=&quot;YES&quot;;[.E15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59">
            <text:p>8559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2H22M00S">
            <text:p>12:22</text:p>
          </table:table-cell>
          <table:table-cell table:style-name="ce247" office:value-type="time" office:time-value="PT12H23M00S">
            <text:p>12:23</text:p>
          </table:table-cell>
          <table:table-cell table:style-name="ce268" table:formula="of:=([.D16]-[.C16])*24*60" office:value-type="float" office:value="1.00000000000016">
            <text:p>1</text:p>
          </table:table-cell>
          <table:table-cell table:style-name="ce166" table:number-columns-repeated="3"/>
          <table:table-cell table:style-name="ce166" office:value-type="string">
            <text:p>&lt;1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16]=&quot;YES&quot;;[.I16];0)" office:value-type="float" office:value="0">
            <text:p>0</text:p>
          </table:table-cell>
          <table:table-cell table:style-name="ce395" table:formula="of:=IF([.J16]=&quot;YES&quot;;[.E16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60">
            <text:p>8560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5H10M00S">
            <text:p>15:10</text:p>
          </table:table-cell>
          <table:table-cell table:style-name="ce247" office:value-type="time" office:time-value="PT15H13M00S">
            <text:p>15:13</text:p>
          </table:table-cell>
          <table:table-cell table:style-name="ce268" table:formula="of:=([.D17]-[.C17])*24*60" office:value-type="float" office:value="2.99999999999999">
            <text:p>3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string">
            <text:p>&lt;1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17]=&quot;YES&quot;;[.I17];0)" office:value-type="float" office:value="0">
            <text:p>0</text:p>
          </table:table-cell>
          <table:table-cell table:style-name="ce395" table:formula="of:=IF([.J17]=&quot;YES&quot;;[.E17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61">
            <text:p>8561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5H58M00S">
            <text:p>15:58</text:p>
          </table:table-cell>
          <table:table-cell table:style-name="ce247" office:value-type="time" office:time-value="PT16H00M00S">
            <text:p>16:00</text:p>
          </table:table-cell>
          <table:table-cell table:style-name="ce268" table:formula="of:=([.D18]-[.C18])*24*60" office:value-type="float" office:value="1.99999999999999">
            <text:p>2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string">
            <text:p>&lt;1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18]=&quot;YES&quot;;[.I18];0)" office:value-type="float" office:value="0">
            <text:p>0</text:p>
          </table:table-cell>
          <table:table-cell table:style-name="ce395" table:formula="of:=IF([.J18]=&quot;YES&quot;;[.E18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62">
            <text:p>8562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6H01M00S">
            <text:p>16:01</text:p>
          </table:table-cell>
          <table:table-cell table:style-name="ce247" office:value-type="time" office:time-value="PT16H19M00S">
            <text:p>16:19</text:p>
          </table:table-cell>
          <table:table-cell table:style-name="ce268" table:formula="of:=([.D19]-[.C19])*24*60" office:value-type="float" office:value="17.9999999999999">
            <text:p>18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2.2">
            <text:p>2,2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19]=&quot;YES&quot;;[.I19];0)" office:value-type="float" office:value="0">
            <text:p>0</text:p>
          </table:table-cell>
          <table:table-cell table:style-name="ce395" table:formula="of:=IF([.J19]=&quot;YES&quot;;[.E19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63">
            <text:p>8563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6H20M00S">
            <text:p>16:20</text:p>
          </table:table-cell>
          <table:table-cell table:style-name="ce247" office:value-type="time" office:time-value="PT16H38M00S">
            <text:p>16:38</text:p>
          </table:table-cell>
          <table:table-cell table:style-name="ce268" table:formula="of:=([.D20]-[.C20])*24*60" office:value-type="float" office:value="18.0000000000001">
            <text:p>18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string">
            <text:p>&lt;1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20]=&quot;YES&quot;;[.I20];0)" office:value-type="float" office:value="0">
            <text:p>0</text:p>
          </table:table-cell>
          <table:table-cell table:style-name="ce395" table:formula="of:=IF([.J20]=&quot;YES&quot;;[.E20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64">
            <text:p>8564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6H39M00S">
            <text:p>16:39</text:p>
          </table:table-cell>
          <table:table-cell table:style-name="ce247" office:value-type="time" office:time-value="PT17H03M00S">
            <text:p>17:03</text:p>
          </table:table-cell>
          <table:table-cell table:style-name="ce268" table:formula="of:=([.D21]-[.C21])*24*60" office:value-type="float" office:value="24.0000000000001">
            <text:p>24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1.1">
            <text:p>1,1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21]=&quot;YES&quot;;[.I21];0)" office:value-type="float" office:value="0">
            <text:p>0</text:p>
          </table:table-cell>
          <table:table-cell table:style-name="ce395" table:formula="of:=IF([.J21]=&quot;YES&quot;;[.E21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65">
            <text:p>8565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7H04M00S">
            <text:p>17:04</text:p>
          </table:table-cell>
          <table:table-cell table:style-name="ce247" office:value-type="time" office:time-value="PT17H25M00S">
            <text:p>17:25</text:p>
          </table:table-cell>
          <table:table-cell table:style-name="ce268" table:formula="of:=([.D22]-[.C22])*24*60" office:value-type="float" office:value="21.0000000000001">
            <text:p>21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1">
            <text:p>1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22]=&quot;YES&quot;;[.I22];0)" office:value-type="float" office:value="0">
            <text:p>0</text:p>
          </table:table-cell>
          <table:table-cell table:style-name="ce395" table:formula="of:=IF([.J22]=&quot;YES&quot;;[.E22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66">
            <text:p>8566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7H26M00S">
            <text:p>17:26</text:p>
          </table:table-cell>
          <table:table-cell table:style-name="ce247" office:value-type="time" office:time-value="PT17H48M00S">
            <text:p>17:48</text:p>
          </table:table-cell>
          <table:table-cell table:style-name="ce268" table:formula="of:=([.D23]-[.C23])*24*60" office:value-type="float" office:value="21.9999999999999">
            <text:p>22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1.1">
            <text:p>1,1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23]=&quot;YES&quot;;[.I23];0)" office:value-type="float" office:value="0">
            <text:p>0</text:p>
          </table:table-cell>
          <table:table-cell table:style-name="ce395" table:formula="of:=IF([.J23]=&quot;YES&quot;;[.E23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67">
            <text:p>8567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7H49M00S">
            <text:p>17:49</text:p>
          </table:table-cell>
          <table:table-cell table:style-name="ce247" office:value-type="time" office:time-value="PT18H11M00S">
            <text:p>18:11</text:p>
          </table:table-cell>
          <table:table-cell table:style-name="ce268" table:formula="of:=([.D24]-[.C24])*24*60" office:value-type="float" office:value="21.9999999999999">
            <text:p>22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3.5">
            <text:p>3,5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24]=&quot;YES&quot;;[.I24];0)" office:value-type="float" office:value="0">
            <text:p>0</text:p>
          </table:table-cell>
          <table:table-cell table:style-name="ce395" table:formula="of:=IF([.J24]=&quot;YES&quot;;[.E24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68">
            <text:p>8568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8H12M00S">
            <text:p>18:12</text:p>
          </table:table-cell>
          <table:table-cell table:style-name="ce247" office:value-type="time" office:time-value="PT18H29M00S">
            <text:p>18:29</text:p>
          </table:table-cell>
          <table:table-cell table:style-name="ce268" table:formula="of:=([.D25]-[.C25])*24*60" office:value-type="float" office:value="17.0000000000001">
            <text:p>17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2.7">
            <text:p>2,7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25]=&quot;YES&quot;;[.I25];0)" office:value-type="float" office:value="0">
            <text:p>0</text:p>
          </table:table-cell>
          <table:table-cell table:style-name="ce395" table:formula="of:=IF([.J25]=&quot;YES&quot;;[.E25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69">
            <text:p>8569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8H30M00S">
            <text:p>18:30</text:p>
          </table:table-cell>
          <table:table-cell table:style-name="ce247" office:value-type="time" office:time-value="PT18H50M00S">
            <text:p>18:50</text:p>
          </table:table-cell>
          <table:table-cell table:style-name="ce268" table:formula="of:=([.D26]-[.C26])*24*60" office:value-type="float" office:value="19.9999999999999">
            <text:p>2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1.7">
            <text:p>1,7</text:p>
          </table:table-cell>
          <table:table-cell table:style-name="ce395" office:value-type="string">
            <text:p>NO</text:p>
          </table:table-cell>
          <table:table-cell table:style-name="ce166" office:value-type="string">
            <text:p>changed threshold of TAPS LED 1 to 65 MeV</text:p>
          </table:table-cell>
          <table:table-cell table:style-name="ce395" table:formula="of:=IF([.J26]=&quot;YES&quot;;[.I26];0)" office:value-type="float" office:value="0">
            <text:p>0</text:p>
          </table:table-cell>
          <table:table-cell table:style-name="ce395" table:formula="of:=IF([.J26]=&quot;YES&quot;;[.E26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70">
            <text:p>8570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8H51M00S">
            <text:p>18:51</text:p>
          </table:table-cell>
          <table:table-cell table:style-name="ce247" office:value-type="time" office:time-value="PT19H59M00S">
            <text:p>19:59</text:p>
          </table:table-cell>
          <table:table-cell table:style-name="ce268" table:formula="of:=([.D27]-[.C27])*24*60" office:value-type="float" office:value="67.9999999999999">
            <text:p>68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3.4">
            <text:p>3,4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27]=&quot;YES&quot;;[.I27];0)" office:value-type="float" office:value="0">
            <text:p>0</text:p>
          </table:table-cell>
          <table:table-cell table:style-name="ce395" table:formula="of:=IF([.J27]=&quot;YES&quot;;[.E27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71">
            <text:p>8571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19H59M00S">
            <text:p>19:59</text:p>
          </table:table-cell>
          <table:table-cell table:style-name="ce247" office:value-type="time" office:time-value="PT19H59M00S">
            <text:p>19:59</text:p>
          </table:table-cell>
          <table:table-cell table:style-name="ce268" table:formula="of:=([.D28]-[.C28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1">
            <text:p>1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28]=&quot;YES&quot;;[.I28];0)" office:value-type="float" office:value="0">
            <text:p>0</text:p>
          </table:table-cell>
          <table:table-cell table:style-name="ce395" table:formula="of:=IF([.J28]=&quot;YES&quot;;[.E28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72">
            <text:p>8572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20H00M00S">
            <text:p>20:00</text:p>
          </table:table-cell>
          <table:table-cell table:style-name="ce247" office:value-type="time" office:time-value="PT20H01M00S">
            <text:p>20:01</text:p>
          </table:table-cell>
          <table:table-cell table:style-name="ce268" table:formula="of:=([.D29]-[.C29])*24*60" office:value-type="float" office:value="0.999999999999996">
            <text:p>1</text:p>
          </table:table-cell>
          <table:table-cell table:style-name="ce166" office:value-type="string">
            <text:p>Cu</text:p>
          </table:table-cell>
          <table:table-cell table:style-name="ce166"/>
          <table:table-cell table:style-name="ce395"/>
          <table:table-cell table:style-name="ce166" office:value-type="float" office:value="1">
            <text:p>1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29]=&quot;YES&quot;;[.I29];0)" office:value-type="float" office:value="0">
            <text:p>0</text:p>
          </table:table-cell>
          <table:table-cell table:style-name="ce395" table:formula="of:=IF([.J29]=&quot;YES&quot;;[.E29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73">
            <text:p>8573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20H05M00S">
            <text:p>20:05</text:p>
          </table:table-cell>
          <table:table-cell table:style-name="ce247" office:value-type="time" office:time-value="PT21H05M00S">
            <text:p>21:05</text:p>
          </table:table-cell>
          <table:table-cell table:style-name="ce268" table:formula="of:=([.D30]-[.C30])*24*60" office:value-type="float" office:value="60">
            <text:p>6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7">
            <text:p>7</text:p>
          </table:table-cell>
          <table:table-cell table:style-name="ce395" office:value-type="string">
            <text:p>NO</text:p>
          </table:table-cell>
          <table:table-cell table:style-name="ce166"/>
          <table:table-cell table:style-name="ce395" table:formula="of:=IF([.J30]=&quot;YES&quot;;[.I30];0)" office:value-type="float" office:value="0">
            <text:p>0</text:p>
          </table:table-cell>
          <table:table-cell table:style-name="ce395" table:formula="of:=IF([.J30]=&quot;YES&quot;;[.E30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8574">
            <text:p>8574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21H06M00S">
            <text:p>21:06</text:p>
          </table:table-cell>
          <table:table-cell table:style-name="ce247"/>
          <table:table-cell table:style-name="ce268" table:formula="of:=([.D31]-[.C31])*24*60" office:value-type="float" office:value="-1266">
            <text:p>-1266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/>
          <table:table-cell table:style-name="ce395" office:value-type="string">
            <text:p>NO</text:p>
          </table:table-cell>
          <table:table-cell table:style-name="ce166"/>
          <table:table-cell table:style-name="ce395" table:formula="of:=IF([.J31]=&quot;YES&quot;;[.I31];0)" office:value-type="float" office:value="0">
            <text:p>0</text:p>
          </table:table-cell>
          <table:table-cell table:style-name="ce395" table:formula="of:=IF([.J31]=&quot;YES&quot;;[.E31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31]+1" office:value-type="float" office:value="8575">
            <text:p>8575</text:p>
          </table:table-cell>
          <table:table-cell table:style-name="ce103" office:value-type="date" office:date-value="2015-05-05">
            <text:p>2015-05-05</text:p>
          </table:table-cell>
          <table:table-cell table:style-name="ce178"/>
          <table:table-cell table:style-name="ce247"/>
          <table:table-cell table:style-name="ce268" table:formula="of:=([.D32]-[.C32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/>
          <table:table-cell table:style-name="ce395" office:value-type="string">
            <text:p>NO</text:p>
          </table:table-cell>
          <table:table-cell table:style-name="ce166"/>
          <table:table-cell table:style-name="ce395" table:formula="of:=IF([.J32]=&quot;YES&quot;;[.I32];0)" office:value-type="float" office:value="0">
            <text:p>0</text:p>
          </table:table-cell>
          <table:table-cell table:style-name="ce395" table:formula="of:=IF([.J32]=&quot;YES&quot;;[.E32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32]+1" office:value-type="float" office:value="8576">
            <text:p>8576</text:p>
          </table:table-cell>
          <table:table-cell table:style-name="ce103" office:value-type="date" office:date-value="2015-05-05">
            <text:p>2015-05-05</text:p>
          </table:table-cell>
          <table:table-cell table:style-name="ce178"/>
          <table:table-cell table:style-name="ce247"/>
          <table:table-cell table:style-name="ce268" table:formula="of:=([.D33]-[.C33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/>
          <table:table-cell table:style-name="ce395" office:value-type="string">
            <text:p>NO</text:p>
          </table:table-cell>
          <table:table-cell table:style-name="ce166" office:value-type="string">
            <text:p>changed threshold of TAPS LED 1 to 80 MeV</text:p>
          </table:table-cell>
          <table:table-cell table:style-name="ce395" table:formula="of:=IF([.J33]=&quot;YES&quot;;[.I33];0)" office:value-type="float" office:value="0">
            <text:p>0</text:p>
          </table:table-cell>
          <table:table-cell table:style-name="ce395" table:formula="of:=IF([.J33]=&quot;YES&quot;;[.E33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33]+1" office:value-type="float" office:value="8577">
            <text:p>8577</text:p>
          </table:table-cell>
          <table:table-cell table:style-name="ce103" office:value-type="date" office:date-value="2015-05-05">
            <text:p>2015-05-05</text:p>
          </table:table-cell>
          <table:table-cell table:style-name="ce178"/>
          <table:table-cell table:style-name="ce247"/>
          <table:table-cell table:style-name="ce268" table:formula="of:=([.D34]-[.C34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/>
          <table:table-cell table:style-name="ce395" office:value-type="string">
            <text:p>NO</text:p>
          </table:table-cell>
          <table:table-cell table:style-name="ce166"/>
          <table:table-cell table:style-name="ce395" table:formula="of:=IF([.J34]=&quot;YES&quot;;[.I34];0)" office:value-type="float" office:value="0">
            <text:p>0</text:p>
          </table:table-cell>
          <table:table-cell table:style-name="ce395" table:formula="of:=IF([.J34]=&quot;YES&quot;;[.E34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34]+1" office:value-type="float" office:value="8578">
            <text:p>8578</text:p>
          </table:table-cell>
          <table:table-cell table:style-name="ce103" office:value-type="date" office:date-value="2015-05-05">
            <text:p>2015-05-05</text:p>
          </table:table-cell>
          <table:table-cell table:style-name="ce178" office:value-type="time" office:time-value="PT23H49M00S">
            <text:p>23:49</text:p>
          </table:table-cell>
          <table:table-cell table:style-name="ce247" office:value-type="time" office:time-value="PT01H25M00S">
            <text:p>01:25</text:p>
          </table:table-cell>
          <table:table-cell table:style-name="ce268" table:formula="of:=IF( ( ([.D35]-[.C35])*24*60&lt;0);0;([.D35]-[.C35])*24*60)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3.9">
            <text:p>3,9</text:p>
          </table:table-cell>
          <table:table-cell table:style-name="ce395" office:value-type="string">
            <text:p>YES</text:p>
          </table:table-cell>
          <table:table-cell table:style-name="ce166" office:value-type="string">
            <text:p>TaggEff Moeller</text:p>
          </table:table-cell>
          <table:table-cell table:style-name="ce395" table:formula="of:=IF([.J35]=&quot;YES&quot;;[.I35];0)" office:value-type="float" office:value="3.9">
            <text:p>3,9</text:p>
          </table:table-cell>
          <table:table-cell table:style-name="ce395" table:formula="of:=IF([.J35]=&quot;YES&quot;;[.E35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35]+1" office:value-type="float" office:value="8579">
            <text:p>8579</text:p>
          </table:table-cell>
          <table:table-cell table:style-name="ce103" office:value-type="date" office:date-value="2015-05-06">
            <text:p>2015-05-06</text:p>
          </table:table-cell>
          <table:table-cell table:style-name="ce178" office:value-type="time" office:time-value="PT01H26M00S">
            <text:p>01:26</text:p>
          </table:table-cell>
          <table:table-cell table:style-name="ce247" office:value-type="time" office:time-value="PT03H15M00S">
            <text:p>03:15</text:p>
          </table:table-cell>
          <table:table-cell table:style-name="ce268" table:formula="of:=([.D36]-[.C36])*24*60" office:value-type="float" office:value="109">
            <text:p>109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4.3">
            <text:p>4,3</text:p>
          </table:table-cell>
          <table:table-cell table:style-name="ce395" office:value-type="string">
            <text:p>YES</text:p>
          </table:table-cell>
          <table:table-cell table:style-name="ce166" office:value-type="string">
            <text:p>TaggEff Moeller</text:p>
          </table:table-cell>
          <table:table-cell table:style-name="ce395" table:formula="of:=IF([.J36]=&quot;YES&quot;;[.I36];0)" office:value-type="float" office:value="4.3">
            <text:p>4,3</text:p>
          </table:table-cell>
          <table:table-cell table:style-name="ce395" table:formula="of:=IF([.J36]=&quot;YES&quot;;[.E36];0)" office:value-type="float" office:value="109">
            <text:p>109</text:p>
          </table:table-cell>
          <table:table-cell table:number-columns-repeated="1011"/>
        </table:table-row>
        <table:table-row table:style-name="ro4">
          <table:table-cell table:formula="of:=[.A36]+1" office:value-type="float" office:value="8580">
            <text:p>8580</text:p>
          </table:table-cell>
          <table:table-cell table:style-name="ce103" office:value-type="date" office:date-value="2015-05-06">
            <text:p>2015-05-06</text:p>
          </table:table-cell>
          <table:table-cell table:style-name="ce178"/>
          <table:table-cell table:style-name="ce247"/>
          <table:table-cell table:style-name="ce268" table:formula="of:=([.D37]-[.C37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/>
          <table:table-cell table:style-name="ce166" office:value-type="string">
            <text:p>NO</text:p>
          </table:table-cell>
          <table:table-cell table:style-name="ce166" office:value-type="string">
            <text:p>JUNK</text:p>
          </table:table-cell>
          <table:table-cell table:style-name="ce395" table:formula="of:=IF([.J37]=&quot;YES&quot;;[.I37];0)" office:value-type="float" office:value="0">
            <text:p>0</text:p>
          </table:table-cell>
          <table:table-cell table:style-name="ce395" table:formula="of:=IF([.J37]=&quot;YES&quot;;[.E37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37]+1" office:value-type="float" office:value="8581">
            <text:p>8581</text:p>
          </table:table-cell>
          <table:table-cell table:style-name="ce103" office:value-type="date" office:date-value="2015-05-06">
            <text:p>2015-05-06</text:p>
          </table:table-cell>
          <table:table-cell table:style-name="ce178" office:value-type="time" office:time-value="PT03H28M00S">
            <text:p>03:28</text:p>
          </table:table-cell>
          <table:table-cell table:style-name="ce247" office:value-type="time" office:time-value="PT04H30M00S">
            <text:p>04:30</text:p>
          </table:table-cell>
          <table:table-cell table:style-name="ce268" table:formula="of:=([.D38]-[.C38])*24*60" office:value-type="float" office:value="62">
            <text:p>62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2.6">
            <text:p>2,6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TaggEff Moeller</text:p>
          </table:table-cell>
          <table:table-cell table:style-name="ce395" table:formula="of:=IF([.J38]=&quot;YES&quot;;[.I38];0)" office:value-type="float" office:value="2.6">
            <text:p>2,6</text:p>
          </table:table-cell>
          <table:table-cell table:style-name="ce395" table:formula="of:=IF([.J38]=&quot;YES&quot;;[.E38];0)" office:value-type="float" office:value="62">
            <text:p>62</text:p>
          </table:table-cell>
          <table:table-cell table:number-columns-repeated="1011"/>
        </table:table-row>
        <table:table-row table:style-name="ro4">
          <table:table-cell table:formula="of:=[.A38]+1" office:value-type="float" office:value="8582">
            <text:p>8582</text:p>
          </table:table-cell>
          <table:table-cell table:style-name="ce103" office:value-type="date" office:date-value="2015-05-06">
            <text:p>2015-05-06</text:p>
          </table:table-cell>
          <table:table-cell table:style-name="ce178" office:value-type="time" office:time-value="PT04H32M00S">
            <text:p>04:32</text:p>
          </table:table-cell>
          <table:table-cell table:style-name="ce247" office:value-type="time" office:time-value="PT05H00M00S">
            <text:p>05:00</text:p>
          </table:table-cell>
          <table:table-cell table:style-name="ce268" table:formula="of:=([.D39]-[.C39])*24*60" office:value-type="float" office:value="28">
            <text:p>28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0.054">
            <text:p>0,054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Second Background</text:p>
          </table:table-cell>
          <table:table-cell table:style-name="ce395" table:formula="of:=IF([.J39]=&quot;YES&quot;;[.I39];0)" office:value-type="float" office:value="0.054">
            <text:p>0,054</text:p>
          </table:table-cell>
          <table:table-cell table:style-name="ce395" table:formula="of:=IF([.J39]=&quot;YES&quot;;[.E39];0)" office:value-type="float" office:value="28">
            <text:p>28</text:p>
          </table:table-cell>
          <table:table-cell table:number-columns-repeated="1011"/>
        </table:table-row>
        <table:table-row table:style-name="ro4">
          <table:table-cell table:formula="of:=[.A39]+1" office:value-type="float" office:value="8583">
            <text:p>8583</text:p>
          </table:table-cell>
          <table:table-cell table:style-name="ce103" office:value-type="date" office:date-value="2015-05-06">
            <text:p>2015-05-06</text:p>
          </table:table-cell>
          <table:table-cell table:style-name="ce178" office:value-type="time" office:time-value="PT05H08M00S">
            <text:p>05:08</text:p>
          </table:table-cell>
          <table:table-cell table:style-name="ce247" office:value-type="time" office:time-value="PT06H12M00S">
            <text:p>06:12</text:p>
          </table:table-cell>
          <table:table-cell table:style-name="ce268" table:formula="of:=([.D40]-[.C40])*24*60" office:value-type="float" office:value="64">
            <text:p>64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6.9">
            <text:p>6,9</text:p>
          </table:table-cell>
          <table:table-cell table:style-name="ce166" office:value-type="string">
            <text:p>YES</text:p>
          </table:table-cell>
          <table:table-cell table:style-name="ce166" office:value-type="string">
            <text:p>changed threshold of TAPS LED 1 to 50 MeV</text:p>
          </table:table-cell>
          <table:table-cell table:style-name="ce395" table:formula="of:=IF([.J40]=&quot;YES&quot;;[.I40];0)" office:value-type="float" office:value="6.9">
            <text:p>6,9</text:p>
          </table:table-cell>
          <table:table-cell table:style-name="ce395" table:formula="of:=IF([.J40]=&quot;YES&quot;;[.E40];0)" office:value-type="float" office:value="64">
            <text:p>64</text:p>
          </table:table-cell>
          <table:table-cell table:number-columns-repeated="1011"/>
        </table:table-row>
        <table:table-row table:style-name="ro4">
          <table:table-cell table:formula="of:=[.A40]+1" office:value-type="float" office:value="8584">
            <text:p>8584</text:p>
          </table:table-cell>
          <table:table-cell table:style-name="ce103" office:value-type="date" office:date-value="2015-05-06">
            <text:p>2015-05-06</text:p>
          </table:table-cell>
          <table:table-cell table:style-name="ce178" office:value-type="time" office:time-value="PT06H13M00S">
            <text:p>06:13</text:p>
          </table:table-cell>
          <table:table-cell table:style-name="ce247" office:value-type="time" office:time-value="PT07H00M00S">
            <text:p>07:00</text:p>
          </table:table-cell>
          <table:table-cell table:style-name="ce268" table:formula="of:=([.D41]-[.C41])*24*60" office:value-type="float" office:value="47">
            <text:p>47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 office:value-type="float" office:value="5.1">
            <text:p>5,1</text:p>
          </table:table-cell>
          <table:table-cell table:style-name="ce166" office:value-type="string">
            <text:p>YES</text:p>
          </table:table-cell>
          <table:table-cell table:style-name="ce166"/>
          <table:table-cell table:style-name="ce395" table:formula="of:=IF([.J41]=&quot;YES&quot;;[.I41];0)" office:value-type="float" office:value="5.1">
            <text:p>5,1</text:p>
          </table:table-cell>
          <table:table-cell table:style-name="ce395" table:formula="of:=IF([.J41]=&quot;YES&quot;;[.E41];0)" office:value-type="float" office:value="47">
            <text:p>47</text:p>
          </table:table-cell>
          <table:table-cell table:number-columns-repeated="1011"/>
        </table:table-row>
        <table:table-row table:style-name="ro4">
          <table:table-cell table:formula="of:=[.A41]+1" office:value-type="float" office:value="8585">
            <text:p>8585</text:p>
          </table:table-cell>
          <table:table-cell table:style-name="ce103" office:value-type="date" office:date-value="2015-05-06">
            <text:p>2015-05-06</text:p>
          </table:table-cell>
          <table:table-cell table:style-name="ce178"/>
          <table:table-cell table:style-name="ce247"/>
          <table:table-cell table:style-name="ce268" table:formula="of:=([.D42]-[.C42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number-columns-repeated="2" table:style-name="ce166"/>
          <table:table-cell table:style-name="ce166"/>
          <table:table-cell table:style-name="ce395" table:formula="of:=IF([.J42]=&quot;YES&quot;;[.I42];0)" office:value-type="float" office:value="0">
            <text:p>0</text:p>
          </table:table-cell>
          <table:table-cell table:style-name="ce395" table:formula="of:=IF([.J42]=&quot;YES&quot;;[.E42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42]+1" office:value-type="float" office:value="8586">
            <text:p>8586</text:p>
          </table:table-cell>
          <table:table-cell table:style-name="ce103" office:value-type="date" office:date-value="2015-05-06">
            <text:p>2015-05-06</text:p>
          </table:table-cell>
          <table:table-cell table:style-name="ce179" office:value-type="time" office:time-value="PT10H10M00S">
            <text:p>10:10</text:p>
          </table:table-cell>
          <table:table-cell table:style-name="ce248"/>
          <table:table-cell table:style-name="ce268" table:formula="of:=([.D43]-[.C43])*24*60" office:value-type="float" office:value="-610">
            <text:p>-61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number-columns-repeated="2" table:style-name="ce166"/>
          <table:table-cell table:style-name="ce166" office:value-type="string">
            <text:p>jUNK test</text:p>
          </table:table-cell>
          <table:table-cell table:style-name="ce395" table:formula="of:=IF([.J43]=&quot;YES&quot;;[.I43];0)" office:value-type="float" office:value="0">
            <text:p>0</text:p>
          </table:table-cell>
          <table:table-cell table:style-name="ce395" table:formula="of:=IF([.J43]=&quot;YES&quot;;[.E43];0)" office:value-type="float" office:value="0">
            <text:p>0</text:p>
          </table:table-cell>
          <table:table-cell table:number-columns-repeated="1011"/>
        </table:table-row>
        <table:table-row table:style-name="ro9">
          <table:table-cell table:formula="of:=[.A43]+1" office:value-type="float" office:value="8587">
            <text:p>8587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44]-[.C44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number-columns-repeated="2" table:style-name="ce166"/>
          <table:table-cell table:style-name="ce166" office:value-type="string">
            <text:p>jUNK test</text:p>
          </table:table-cell>
          <table:table-cell table:style-name="ce395" table:formula="of:=IF([.J44]=&quot;YES&quot;;[.I44];0)" office:value-type="float" office:value="0">
            <text:p>0</text:p>
          </table:table-cell>
          <table:table-cell table:style-name="ce395" table:formula="of:=IF([.J44]=&quot;YES&quot;;[.E44];0)" office:value-type="float" office:value="0">
            <text:p>0</text:p>
          </table:table-cell>
          <table:table-cell table:number-columns-repeated="1011"/>
        </table:table-row>
        <table:table-row table:style-name="ro9">
          <table:table-cell table:formula="of:=[.A44]+1" office:value-type="float" office:value="8588">
            <text:p>8588</text:p>
          </table:table-cell>
          <table:table-cell table:style-name="ce103" office:value-type="date" office:date-value="2015-05-06">
            <text:p>2015-05-06</text:p>
          </table:table-cell>
          <table:table-cell table:style-name="ce179" office:value-type="time" office:time-value="PT10H50M00S">
            <text:p>10:50</text:p>
          </table:table-cell>
          <table:table-cell table:style-name="ce248" office:value-type="time" office:time-value="PT10H51M00S">
            <text:p>10:51</text:p>
          </table:table-cell>
          <table:table-cell table:style-name="ce268" table:formula="of:=([.D45]-[.C45])*24*60" office:value-type="float" office:value="0.999999999999996">
            <text:p>1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style-name="ce166"/>
          <table:table-cell table:style-name="ce166" office:value-type="string">
            <text:p>NO</text:p>
          </table:table-cell>
          <table:table-cell table:style-name="ce166" office:value-type="string">
            <text:p>test run for looking at check system update</text:p>
          </table:table-cell>
          <table:table-cell table:style-name="ce395" table:formula="of:=IF([.J45]=&quot;YES&quot;;[.I45];0)" office:value-type="float" office:value="0">
            <text:p>0</text:p>
          </table:table-cell>
          <table:table-cell table:style-name="ce395" table:formula="of:=IF([.J45]=&quot;YES&quot;;[.E45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45]+1" office:value-type="float" office:value="8589">
            <text:p>8589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46]-[.C46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number-columns-repeated="2" table:style-name="ce166"/>
          <table:table-cell table:style-name="ce166"/>
          <table:table-cell table:style-name="ce395" table:formula="of:=IF([.J46]=&quot;YES&quot;;[.I46];0)" office:value-type="float" office:value="0">
            <text:p>0</text:p>
          </table:table-cell>
          <table:table-cell table:style-name="ce395" table:formula="of:=IF([.J46]=&quot;YES&quot;;[.E46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46]+1" office:value-type="float" office:value="8590">
            <text:p>8590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47]-[.C47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number-columns-repeated="2" table:style-name="ce166"/>
          <table:table-cell table:style-name="ce166"/>
          <table:table-cell table:style-name="ce395" table:formula="of:=IF([.J47]=&quot;YES&quot;;[.I47];0)" office:value-type="float" office:value="0">
            <text:p>0</text:p>
          </table:table-cell>
          <table:table-cell table:style-name="ce395" table:formula="of:=IF([.J47]=&quot;YES&quot;;[.E47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47]+1" office:value-type="float" office:value="8591">
            <text:p>8591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48]-[.C48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number-columns-repeated="2" table:style-name="ce166"/>
          <table:table-cell table:style-name="ce166"/>
          <table:table-cell table:style-name="ce395" table:formula="of:=IF([.J48]=&quot;YES&quot;;[.I48];0)" office:value-type="float" office:value="0">
            <text:p>0</text:p>
          </table:table-cell>
          <table:table-cell table:style-name="ce395" table:formula="of:=IF([.J48]=&quot;YES&quot;;[.E48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48]+1" office:value-type="float" office:value="8592">
            <text:p>8592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49]-[.C49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number-columns-repeated="2" table:style-name="ce166"/>
          <table:table-cell table:style-name="ce166"/>
          <table:table-cell table:style-name="ce395" table:formula="of:=IF([.J49]=&quot;YES&quot;;[.I49];0)" office:value-type="float" office:value="0">
            <text:p>0</text:p>
          </table:table-cell>
          <table:table-cell table:style-name="ce395" table:formula="of:=IF([.J49]=&quot;YES&quot;;[.E49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49]+1" office:value-type="float" office:value="8593">
            <text:p>8593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50]-[.C50])*24*60" office:value-type="float" office:value="0">
            <text:p>0</text:p>
          </table:table-cell>
          <table:table-cell table:style-name="ce166" office:value-type="string">
            <text:p>Cu</text:p>
          </table:table-cell>
          <table:table-cell table:style-name="ce166" table:number-columns-repeated="2"/>
          <table:table-cell table:number-columns-repeated="2" table:style-name="ce166"/>
          <table:table-cell table:style-name="ce166"/>
          <table:table-cell table:style-name="ce395" table:formula="of:=IF([.J50]=&quot;YES&quot;;[.I50];0)" office:value-type="float" office:value="0">
            <text:p>0</text:p>
          </table:table-cell>
          <table:table-cell table:style-name="ce395" table:formula="of:=IF([.J50]=&quot;YES&quot;;[.E50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50]+1" office:value-type="float" office:value="8594">
            <text:p>8594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51]-[.C51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51]=&quot;YES&quot;;[.I51];0)" office:value-type="float" office:value="0">
            <text:p>0</text:p>
          </table:table-cell>
          <table:table-cell table:style-name="ce395" table:formula="of:=IF([.J51]=&quot;YES&quot;;[.E51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51]+1" office:value-type="float" office:value="8595">
            <text:p>8595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52]-[.C52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52]=&quot;YES&quot;;[.I52];0)" office:value-type="float" office:value="0">
            <text:p>0</text:p>
          </table:table-cell>
          <table:table-cell table:style-name="ce395" table:formula="of:=IF([.J52]=&quot;YES&quot;;[.E52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52]+1" office:value-type="float" office:value="8596">
            <text:p>8596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53]-[.C53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53]=&quot;YES&quot;;[.I53];0)" office:value-type="float" office:value="0">
            <text:p>0</text:p>
          </table:table-cell>
          <table:table-cell table:style-name="ce395" table:formula="of:=IF([.J53]=&quot;YES&quot;;[.E53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53]+1" office:value-type="float" office:value="8597">
            <text:p>8597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54]-[.C54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54]=&quot;YES&quot;;[.I54];0)" office:value-type="float" office:value="0">
            <text:p>0</text:p>
          </table:table-cell>
          <table:table-cell table:style-name="ce395" table:formula="of:=IF([.J54]=&quot;YES&quot;;[.E54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54]+1" office:value-type="float" office:value="8598">
            <text:p>8598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55]-[.C55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55]=&quot;YES&quot;;[.I55];0)" office:value-type="float" office:value="0">
            <text:p>0</text:p>
          </table:table-cell>
          <table:table-cell table:style-name="ce395" table:formula="of:=IF([.J55]=&quot;YES&quot;;[.E55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55]+1" office:value-type="float" office:value="8599">
            <text:p>8599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8"/>
          <table:table-cell table:style-name="ce268" table:formula="of:=([.D56]-[.C56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56]=&quot;YES&quot;;[.I56];0)" office:value-type="float" office:value="0">
            <text:p>0</text:p>
          </table:table-cell>
          <table:table-cell table:style-name="ce395" table:formula="of:=IF([.J56]=&quot;YES&quot;;[.E56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56]+1" office:value-type="float" office:value="8600">
            <text:p>8600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9"/>
          <table:table-cell table:style-name="ce268" table:formula="of:=([.D57]-[.C57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57]=&quot;YES&quot;;[.I57];0)" office:value-type="float" office:value="0">
            <text:p>0</text:p>
          </table:table-cell>
          <table:table-cell table:style-name="ce395" table:formula="of:=IF([.J57]=&quot;YES&quot;;[.E57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57]+1" office:value-type="float" office:value="8601">
            <text:p>8601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9"/>
          <table:table-cell table:style-name="ce268" table:formula="of:=([.D58]-[.C58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 office:value-type="string">
            <text:p>test copper run</text:p>
          </table:table-cell>
          <table:table-cell table:style-name="ce395" table:formula="of:=IF([.J58]=&quot;YES&quot;;[.I58];0)" office:value-type="float" office:value="0">
            <text:p>0</text:p>
          </table:table-cell>
          <table:table-cell table:style-name="ce395" table:formula="of:=IF([.J58]=&quot;YES&quot;;[.E58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58]+1" office:value-type="float" office:value="8602">
            <text:p>8602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9"/>
          <table:table-cell table:style-name="ce268" table:formula="of:=([.D59]-[.C59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59]=&quot;YES&quot;;[.I59];0)" office:value-type="float" office:value="0">
            <text:p>0</text:p>
          </table:table-cell>
          <table:table-cell table:style-name="ce395" table:formula="of:=IF([.J59]=&quot;YES&quot;;[.E59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59]+1" office:value-type="float" office:value="8603">
            <text:p>8603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9"/>
          <table:table-cell table:style-name="ce268" table:formula="of:=([.D60]-[.C60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60]=&quot;YES&quot;;[.I60];0)" office:value-type="float" office:value="0">
            <text:p>0</text:p>
          </table:table-cell>
          <table:table-cell table:style-name="ce395" table:formula="of:=IF([.J60]=&quot;YES&quot;;[.E60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60]+1" office:value-type="float" office:value="8604">
            <text:p>8604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9"/>
          <table:table-cell table:style-name="ce268" table:formula="of:=([.D61]-[.C61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61]=&quot;YES&quot;;[.I61];0)" office:value-type="float" office:value="0">
            <text:p>0</text:p>
          </table:table-cell>
          <table:table-cell table:style-name="ce395" table:formula="of:=IF([.J61]=&quot;YES&quot;;[.E61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61]+1" office:value-type="float" office:value="8605">
            <text:p>8605</text:p>
          </table:table-cell>
          <table:table-cell table:style-name="ce103" office:value-type="date" office:date-value="2015-05-06">
            <text:p>2015-05-06</text:p>
          </table:table-cell>
          <table:table-cell table:style-name="ce179"/>
          <table:table-cell table:style-name="ce249"/>
          <table:table-cell table:style-name="ce268" table:formula="of:=([.D62]-[.C62])*24*60" office:value-type="float" office:value="0">
            <text:p>0</text:p>
          </table:table-cell>
          <table:table-cell table:style-name="ce166" table:number-columns-repeated="3"/>
          <table:table-cell table:number-columns-repeated="2" table:style-name="ce166"/>
          <table:table-cell table:style-name="ce166"/>
          <table:table-cell table:style-name="ce395" table:formula="of:=IF([.J62]=&quot;YES&quot;;[.I62];0)" office:value-type="float" office:value="0">
            <text:p>0</text:p>
          </table:table-cell>
          <table:table-cell table:style-name="ce395" table:formula="of:=IF([.J62]=&quot;YES&quot;;[.E62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39" office:value-type="float" office:value="8606">
            <text:p>8606</text:p>
          </table:table-cell>
          <table:table-cell table:style-name="ce104" office:value-type="date" office:date-value="2015-05-06">
            <text:p>2015-05-06</text:p>
          </table:table-cell>
          <table:table-cell table:style-name="ce180"/>
          <table:table-cell table:style-name="ce250"/>
          <table:table-cell table:style-name="ce269" table:formula="of:=([.D63]-[.C63])*24*60" office:value-type="float" office:value="0">
            <text:p>0</text:p>
          </table:table-cell>
          <table:table-cell table:style-name="ce327" table:number-columns-repeated="3"/>
          <table:table-cell table:number-columns-repeated="2" table:style-name="ce327"/>
          <table:table-cell table:style-name="ce327"/>
          <table:table-cell table:style-name="ce433" table:formula="of:=IF([.J63]=&quot;YES&quot;;[.I63];0)" office:value-type="float" office:value="0">
            <text:p>0</text:p>
          </table:table-cell>
          <table:table-cell table:style-name="ce433" table:formula="of:=IF([.J63]=&quot;YES&quot;;[.E63];0)" office:value-type="float" office:value="0">
            <text:p>0</text:p>
          </table:table-cell>
          <table:table-cell office:value-type="string">
            <text:p>good file</text:p>
          </table:table-cell>
          <table:table-cell office:value-type="string">
            <text:p>diamond</text:p>
          </table:table-cell>
          <table:table-cell office:value-type="string">
            <text:p>moeller</text:p>
          </table:table-cell>
          <table:table-cell office:value-type="string">
            <text:p>size diamond</text:p>
          </table:table-cell>
          <table:table-cell office:value-type="string">
            <text:p>time diamond</text:p>
          </table:table-cell>
          <table:table-cell office:value-type="string">
            <text:p>size moeller</text:p>
          </table:table-cell>
          <table:table-cell office:value-type="string">
            <text:p>time moeller</text:p>
          </table:table-cell>
          <table:table-cell table:number-columns-repeated="1004"/>
        </table:table-row>
        <table:table-row table:style-name="ro4">
          <table:table-cell table:style-name="ce40" table:formula="of:=[.A63]+1" office:value-type="float" office:value="8607">
            <text:p>8607</text:p>
          </table:table-cell>
          <table:table-cell table:style-name="ce105" office:value-type="date" office:date-value="2015-05-06">
            <text:p>2015-05-06</text:p>
          </table:table-cell>
          <table:table-cell table:style-name="ce181" office:value-type="time" office:time-value="PT19H18M00S">
            <text:p>19:18</text:p>
          </table:table-cell>
          <table:table-cell table:style-name="ce181" office:value-type="time" office:time-value="PT19H49M00S">
            <text:p>19:49</text:p>
          </table:table-cell>
          <table:table-cell table:style-name="ce270" table:formula="of:=([.D64]-[.C64])*24*60" office:value-type="float" office:value="31">
            <text:p>31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48.3">
            <text:p>848,3</text:p>
          </table:table-cell>
          <table:table-cell table:style-name="ce328" office:value-type="string">
            <text:p>PARA</text:p>
          </table:table-cell>
          <table:table-cell table:style-name="ce328" office:value-type="float" office:value="6.9">
            <text:p>6,9</text:p>
          </table:table-cell>
          <table:table-cell table:style-name="ce328" office:value-type="string">
            <text:p>YES</text:p>
          </table:table-cell>
          <table:table-cell table:style-name="ce328" office:value-type="string">
            <text:p>changed threshold of TAPS LED 1 to 80 MeV (first production run)</text:p>
          </table:table-cell>
          <table:table-cell table:style-name="ce395" table:formula="of:=IF([.J64]=&quot;YES&quot;;[.I64];0)*IF([.I64]&gt;1;1;0)" office:value-type="float" office:value="6.9">
            <text:p>6,9</text:p>
          </table:table-cell>
          <table:table-cell table:style-name="ce395" table:formula="of:=IF([.J64]=&quot;YES&quot;;[.E64];0)*IF([.I64]&gt;1;1;0)" office:value-type="float" office:value="31">
            <text:p>31</text:p>
          </table:table-cell>
          <table:table-cell table:formula="of:=IF([.J64]=&quot;YES&quot;;1;0)*IF([.I64]&gt;1;1;0)" office:value-type="float" office:value="1">
            <text:p>1</text:p>
          </table:table-cell>
          <table:table-cell table:formula="of:=IF([.F64]=&quot;Diamond&quot;;1;0)*[.N64]*IF([.I64]&gt;1;1;0)" office:value-type="float" office:value="1">
            <text:p>1</text:p>
          </table:table-cell>
          <table:table-cell table:formula="of:=IF([.F64]=&quot;Moeller&quot;;1;0)*[.N64]*IF([.I64]&gt;1;1;0)" office:value-type="float" office:value="0">
            <text:p>0</text:p>
          </table:table-cell>
          <table:table-cell table:formula="of:=[.O64]*[.L64]" office:value-type="float" office:value="6.9">
            <text:p>6,9</text:p>
          </table:table-cell>
          <table:table-cell table:formula="of:=[.O64]*[.M64]" office:value-type="float" office:value="31">
            <text:p>31</text:p>
          </table:table-cell>
          <table:table-cell table:formula="of:=[.P64]*[.L64]" office:value-type="float" office:value="0">
            <text:p>0</text:p>
          </table:table-cell>
          <table:table-cell table:formula="of:=[.P64]*[.M64]" office:value-type="float" office:value="0">
            <text:p>0</text:p>
          </table:table-cell>
          <table:table-cell table:formula="of:=SUM([.N64:.P64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0" table:formula="of:=[.A64]+1" office:value-type="float" office:value="8608">
            <text:p>8608</text:p>
          </table:table-cell>
          <table:table-cell table:style-name="ce105" office:value-type="date" office:date-value="2015-05-06">
            <text:p>2015-05-06</text:p>
          </table:table-cell>
          <table:table-cell table:style-name="ce181" office:value-type="time" office:time-value="PT19H51M00S">
            <text:p>19:51</text:p>
          </table:table-cell>
          <table:table-cell table:style-name="ce181" office:value-type="time" office:time-value="PT20H20M00S">
            <text:p>20:20</text:p>
          </table:table-cell>
          <table:table-cell table:style-name="ce270" table:formula="of:=([.D65]-[.C65])*24*60" office:value-type="float" office:value="29.0000000000001">
            <text:p>29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48.9">
            <text:p>848,9</text:p>
          </table:table-cell>
          <table:table-cell table:style-name="ce328" office:value-type="string">
            <text:p>PERP</text:p>
          </table:table-cell>
          <table:table-cell table:style-name="ce328" office:value-type="float" office:value="6.9">
            <text:p>6,9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65]=&quot;YES&quot;;[.I65];0)*IF([.I65]&gt;1;1;0)" office:value-type="float" office:value="6.9">
            <text:p>6,9</text:p>
          </table:table-cell>
          <table:table-cell table:style-name="ce395" table:formula="of:=IF([.J65]=&quot;YES&quot;;[.E65];0)*IF([.I65]&gt;1;1;0)" office:value-type="float" office:value="29.0000000000001">
            <text:p>29,0000000000001</text:p>
          </table:table-cell>
          <table:table-cell table:formula="of:=IF([.J65]=&quot;YES&quot;;1;0)*IF([.I65]&gt;1;1;0)" office:value-type="float" office:value="1">
            <text:p>1</text:p>
          </table:table-cell>
          <table:table-cell table:formula="of:=IF([.F65]=&quot;Diamond&quot;;1;0)*[.N65]*IF([.I65]&gt;1;1;0)" office:value-type="float" office:value="1">
            <text:p>1</text:p>
          </table:table-cell>
          <table:table-cell table:formula="of:=IF([.F65]=&quot;Moeller&quot;;1;0)*[.N65]*IF([.I65]&gt;1;1;0)" office:value-type="float" office:value="0">
            <text:p>0</text:p>
          </table:table-cell>
          <table:table-cell table:formula="of:=[.O65]*[.L65]" office:value-type="float" office:value="6.9">
            <text:p>6,9</text:p>
          </table:table-cell>
          <table:table-cell table:formula="of:=[.O65]*[.M65]" office:value-type="float" office:value="29.0000000000001">
            <text:p>29,0000000000001</text:p>
          </table:table-cell>
          <table:table-cell table:formula="of:=[.P65]*[.L65]" office:value-type="float" office:value="0">
            <text:p>0</text:p>
          </table:table-cell>
          <table:table-cell table:formula="of:=[.P65]*[.M65]" office:value-type="float" office:value="0">
            <text:p>0</text:p>
          </table:table-cell>
          <table:table-cell table:formula="of:=SUM([.N65:.P65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1" table:formula="of:=[.A65]+1" office:value-type="float" office:value="8609">
            <text:p>8609</text:p>
          </table:table-cell>
          <table:table-cell table:style-name="ce106" office:value-type="date" office:date-value="2015-05-06">
            <text:p>2015-05-06</text:p>
          </table:table-cell>
          <table:table-cell table:style-name="ce182" office:value-type="time" office:time-value="PT20H30M00S">
            <text:p>20:30</text:p>
          </table:table-cell>
          <table:table-cell table:style-name="ce182" office:value-type="time" office:time-value="PT21H01M00S">
            <text:p>21:01</text:p>
          </table:table-cell>
          <table:table-cell table:style-name="ce271" table:formula="of:=([.D66]-[.C66])*24*60" office:value-type="float" office:value="30.9999999999999">
            <text:p>31</text:p>
          </table:table-cell>
          <table:table-cell table:style-name="ce329" office:value-type="string">
            <text:p>Moeller</text:p>
          </table:table-cell>
          <table:table-cell table:number-columns-repeated="2" table:style-name="ce329" office:value-type="string">
            <text:p>-</text:p>
          </table:table-cell>
          <table:table-cell table:style-name="ce329" office:value-type="float" office:value="7">
            <text:p>7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Current 3.5nA</text:p>
          </table:table-cell>
          <table:table-cell table:style-name="ce395" table:formula="of:=IF([.J66]=&quot;YES&quot;;[.I66];0)*IF([.I66]&gt;1;1;0)" office:value-type="float" office:value="7">
            <text:p>7</text:p>
          </table:table-cell>
          <table:table-cell table:style-name="ce395" table:formula="of:=IF([.J66]=&quot;YES&quot;;[.E66];0)*IF([.I66]&gt;1;1;0)" office:value-type="float" office:value="30.9999999999999">
            <text:p>30,9999999999999</text:p>
          </table:table-cell>
          <table:table-cell table:formula="of:=IF([.J66]=&quot;YES&quot;;1;0)*IF([.I66]&gt;1;1;0)" office:value-type="float" office:value="1">
            <text:p>1</text:p>
          </table:table-cell>
          <table:table-cell table:formula="of:=IF([.F66]=&quot;Diamond&quot;;1;0)*[.N66]*IF([.I66]&gt;1;1;0)" office:value-type="float" office:value="0">
            <text:p>0</text:p>
          </table:table-cell>
          <table:table-cell table:formula="of:=IF([.F66]=&quot;Moeller&quot;;1;0)*[.N66]*IF([.I66]&gt;1;1;0)" office:value-type="float" office:value="1">
            <text:p>1</text:p>
          </table:table-cell>
          <table:table-cell table:formula="of:=[.O66]*[.L66]" office:value-type="float" office:value="0">
            <text:p>0</text:p>
          </table:table-cell>
          <table:table-cell table:formula="of:=[.O66]*[.M66]" office:value-type="float" office:value="0">
            <text:p>0</text:p>
          </table:table-cell>
          <table:table-cell table:formula="of:=[.P66]*[.L66]" office:value-type="float" office:value="7">
            <text:p>7</text:p>
          </table:table-cell>
          <table:table-cell table:formula="of:=[.P66]*[.M66]" office:value-type="float" office:value="30.9999999999999">
            <text:p>30,9999999999999</text:p>
          </table:table-cell>
          <table:table-cell table:formula="of:=SUM([.N66:.P66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66]+1" office:value-type="float" office:value="8610">
            <text:p>8610</text:p>
          </table:table-cell>
          <table:table-cell table:style-name="ce107" office:value-type="date" office:date-value="2015-05-06">
            <text:p>2015-05-06</text:p>
          </table:table-cell>
          <table:table-cell table:style-name="ce183" office:value-type="time" office:time-value="PT21H08M00S">
            <text:p>21:08</text:p>
          </table:table-cell>
          <table:table-cell table:style-name="ce183" office:value-type="time" office:time-value="PT21H38M00S">
            <text:p>21:38</text:p>
          </table:table-cell>
          <table:table-cell table:style-name="ce272" table:formula="of:=([.D67]-[.C67])*24*60" office:value-type="float" office:value="30.0000000000001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6.7">
            <text:p>6,7</text:p>
          </table:table-cell>
          <table:table-cell table:style-name="ce330" office:value-type="string">
            <text:p>YES</text:p>
          </table:table-cell>
          <table:table-cell table:style-name="ce330" office:value-type="string">
            <text:p>Current 2.5nA</text:p>
          </table:table-cell>
          <table:table-cell table:style-name="ce395" table:formula="of:=IF([.J67]=&quot;YES&quot;;[.I67];0)*IF([.I67]&gt;1;1;0)" office:value-type="float" office:value="6.7">
            <text:p>6,7</text:p>
          </table:table-cell>
          <table:table-cell table:style-name="ce395" table:formula="of:=IF([.J67]=&quot;YES&quot;;[.E67];0)*IF([.I67]&gt;1;1;0)" office:value-type="float" office:value="30.0000000000001">
            <text:p>30,0000000000001</text:p>
          </table:table-cell>
          <table:table-cell table:formula="of:=IF([.J67]=&quot;YES&quot;;1;0)*IF([.I67]&gt;1;1;0)" office:value-type="float" office:value="1">
            <text:p>1</text:p>
          </table:table-cell>
          <table:table-cell table:formula="of:=IF([.F67]=&quot;Diamond&quot;;1;0)*[.N67]*IF([.I67]&gt;1;1;0)" office:value-type="float" office:value="1">
            <text:p>1</text:p>
          </table:table-cell>
          <table:table-cell table:formula="of:=IF([.F67]=&quot;Moeller&quot;;1;0)*[.N67]*IF([.I67]&gt;1;1;0)" office:value-type="float" office:value="0">
            <text:p>0</text:p>
          </table:table-cell>
          <table:table-cell table:formula="of:=[.O67]*[.L67]" office:value-type="float" office:value="6.7">
            <text:p>6,7</text:p>
          </table:table-cell>
          <table:table-cell table:formula="of:=[.O67]*[.M67]" office:value-type="float" office:value="30.0000000000001">
            <text:p>30,0000000000001</text:p>
          </table:table-cell>
          <table:table-cell table:formula="of:=[.P67]*[.L67]" office:value-type="float" office:value="0">
            <text:p>0</text:p>
          </table:table-cell>
          <table:table-cell table:formula="of:=[.P67]*[.M67]" office:value-type="float" office:value="0">
            <text:p>0</text:p>
          </table:table-cell>
          <table:table-cell table:formula="of:=SUM([.N67:.P67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3" table:formula="of:=[.A67]+1" office:value-type="float" office:value="8611">
            <text:p>8611</text:p>
          </table:table-cell>
          <table:table-cell table:style-name="ce108" office:value-type="date" office:date-value="2015-05-06">
            <text:p>2015-05-06</text:p>
          </table:table-cell>
          <table:table-cell table:style-name="ce184" office:value-type="time" office:time-value="PT21H39M00S">
            <text:p>21:39</text:p>
          </table:table-cell>
          <table:table-cell table:style-name="ce184" office:value-type="time" office:time-value="PT21H43M00S">
            <text:p>21:43</text:p>
          </table:table-cell>
          <table:table-cell table:style-name="ce273" table:formula="of:=([.D68]-[.C68])*24*60" office:value-type="float" office:value="3.99999999999999">
            <text:p>4</text:p>
          </table:table-cell>
          <table:table-cell table:style-name="ce164" office:value-type="string">
            <text:p>Diamond</text:p>
          </table:table-cell>
          <table:table-cell table:style-name="ce164" office:value-type="float" office:value="850">
            <text:p>850</text:p>
          </table:table-cell>
          <table:table-cell table:style-name="ce164" office:value-type="string">
            <text:p>PERP</text:p>
          </table:table-cell>
          <table:table-cell table:style-name="ce164" office:value-type="string">
            <text:p>&lt;1</text:p>
          </table:table-cell>
          <table:table-cell table:style-name="ce164" office:value-type="string">
            <text:p>NO</text:p>
          </table:table-cell>
          <table:table-cell table:style-name="ce164" office:value-type="string">
            <text:p>restarted because channels in CB missing</text:p>
          </table:table-cell>
          <table:table-cell table:style-name="ce395" table:formula="of:=IF([.J68]=&quot;YES&quot;;[.I68];0)*IF([.I68]&gt;1;1;0)" office:value-type="float" office:value="0">
            <text:p>0</text:p>
          </table:table-cell>
          <table:table-cell table:style-name="ce395" table:formula="of:=IF([.J68]=&quot;YES&quot;;[.E68];0)*IF([.I68]&gt;1;1;0)" office:value-type="float" office:value="0">
            <text:p>0</text:p>
          </table:table-cell>
          <table:table-cell table:formula="of:=IF([.J68]=&quot;YES&quot;;1;0)*IF([.I68]&gt;1;1;0)" office:value-type="float" office:value="0">
            <text:p>0</text:p>
          </table:table-cell>
          <table:table-cell table:formula="of:=IF([.F68]=&quot;Diamond&quot;;1;0)*[.N68]*IF([.I68]&gt;1;1;0)" office:value-type="float" office:value="0">
            <text:p>0</text:p>
          </table:table-cell>
          <table:table-cell table:formula="of:=IF([.F68]=&quot;Moeller&quot;;1;0)*[.N68]*IF([.I68]&gt;1;1;0)" office:value-type="float" office:value="0">
            <text:p>0</text:p>
          </table:table-cell>
          <table:table-cell table:formula="of:=[.O68]*[.L68]" office:value-type="float" office:value="0">
            <text:p>0</text:p>
          </table:table-cell>
          <table:table-cell table:formula="of:=[.O68]*[.M68]" office:value-type="float" office:value="0">
            <text:p>0</text:p>
          </table:table-cell>
          <table:table-cell table:formula="of:=[.P68]*[.L68]" office:value-type="float" office:value="0">
            <text:p>0</text:p>
          </table:table-cell>
          <table:table-cell table:formula="of:=[.P68]*[.M68]" office:value-type="float" office:value="0">
            <text:p>0</text:p>
          </table:table-cell>
          <table:table-cell table:formula="of:=SUM([.N68:.P68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68]+1" office:value-type="float" office:value="8612">
            <text:p>8612</text:p>
          </table:table-cell>
          <table:table-cell table:style-name="ce107" office:value-type="date" office:date-value="2015-05-06">
            <text:p>2015-05-06</text:p>
          </table:table-cell>
          <table:table-cell table:style-name="ce183" office:value-type="time" office:time-value="PT21H43M00S">
            <text:p>21:43</text:p>
          </table:table-cell>
          <table:table-cell table:style-name="ce183" office:value-type="time" office:time-value="PT22H13M00S">
            <text:p>22:13</text:p>
          </table:table-cell>
          <table:table-cell table:style-name="ce272" table:formula="of:=([.D69]-[.C69])*24*60" office:value-type="float" office:value="29.9999999999999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6.7">
            <text:p>6,7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69]=&quot;YES&quot;;[.I69];0)*IF([.I69]&gt;1;1;0)" office:value-type="float" office:value="6.7">
            <text:p>6,7</text:p>
          </table:table-cell>
          <table:table-cell table:style-name="ce395" table:formula="of:=IF([.J69]=&quot;YES&quot;;[.E69];0)*IF([.I69]&gt;1;1;0)" office:value-type="float" office:value="29.9999999999999">
            <text:p>29,9999999999999</text:p>
          </table:table-cell>
          <table:table-cell table:formula="of:=IF([.J69]=&quot;YES&quot;;1;0)*IF([.I69]&gt;1;1;0)" office:value-type="float" office:value="1">
            <text:p>1</text:p>
          </table:table-cell>
          <table:table-cell table:formula="of:=IF([.F69]=&quot;Diamond&quot;;1;0)*[.N69]*IF([.I69]&gt;1;1;0)" office:value-type="float" office:value="1">
            <text:p>1</text:p>
          </table:table-cell>
          <table:table-cell table:formula="of:=IF([.F69]=&quot;Moeller&quot;;1;0)*[.N69]*IF([.I69]&gt;1;1;0)" office:value-type="float" office:value="0">
            <text:p>0</text:p>
          </table:table-cell>
          <table:table-cell table:formula="of:=[.O69]*[.L69]" office:value-type="float" office:value="6.7">
            <text:p>6,7</text:p>
          </table:table-cell>
          <table:table-cell table:formula="of:=[.O69]*[.M69]" office:value-type="float" office:value="29.9999999999999">
            <text:p>29,9999999999999</text:p>
          </table:table-cell>
          <table:table-cell table:formula="of:=[.P69]*[.L69]" office:value-type="float" office:value="0">
            <text:p>0</text:p>
          </table:table-cell>
          <table:table-cell table:formula="of:=[.P69]*[.M69]" office:value-type="float" office:value="0">
            <text:p>0</text:p>
          </table:table-cell>
          <table:table-cell table:formula="of:=SUM([.N69:.P69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69]+1" office:value-type="float" office:value="8613">
            <text:p>8613</text:p>
          </table:table-cell>
          <table:table-cell table:style-name="ce109" office:value-type="date" office:date-value="2015-05-06">
            <text:p>2015-05-06</text:p>
          </table:table-cell>
          <table:table-cell table:style-name="ce185" office:value-type="time" office:time-value="PT22H13M00S">
            <text:p>22:13</text:p>
          </table:table-cell>
          <table:table-cell table:style-name="ce185" office:value-type="time" office:time-value="PT22H45M00S">
            <text:p>22:45</text:p>
          </table:table-cell>
          <table:table-cell table:style-name="ce274" table:formula="of:=([.D70]-[.C70])*24*60" office:value-type="float" office:value="32">
            <text:p>32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6.9">
            <text:p>6,9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70]=&quot;YES&quot;;[.I70];0)*IF([.I70]&gt;1;1;0)" office:value-type="float" office:value="6.9">
            <text:p>6,9</text:p>
          </table:table-cell>
          <table:table-cell table:style-name="ce395" table:formula="of:=IF([.J70]=&quot;YES&quot;;[.E70];0)*IF([.I70]&gt;1;1;0)" office:value-type="float" office:value="32">
            <text:p>32</text:p>
          </table:table-cell>
          <table:table-cell table:formula="of:=IF([.J70]=&quot;YES&quot;;1;0)*IF([.I70]&gt;1;1;0)" office:value-type="float" office:value="1">
            <text:p>1</text:p>
          </table:table-cell>
          <table:table-cell table:formula="of:=IF([.F70]=&quot;Diamond&quot;;1;0)*[.N70]*IF([.I70]&gt;1;1;0)" office:value-type="float" office:value="1">
            <text:p>1</text:p>
          </table:table-cell>
          <table:table-cell table:formula="of:=IF([.F70]=&quot;Moeller&quot;;1;0)*[.N70]*IF([.I70]&gt;1;1;0)" office:value-type="float" office:value="0">
            <text:p>0</text:p>
          </table:table-cell>
          <table:table-cell table:formula="of:=[.O70]*[.L70]" office:value-type="float" office:value="6.9">
            <text:p>6,9</text:p>
          </table:table-cell>
          <table:table-cell table:formula="of:=[.O70]*[.M70]" office:value-type="float" office:value="32">
            <text:p>32</text:p>
          </table:table-cell>
          <table:table-cell table:formula="of:=[.P70]*[.L70]" office:value-type="float" office:value="0">
            <text:p>0</text:p>
          </table:table-cell>
          <table:table-cell table:formula="of:=[.P70]*[.M70]" office:value-type="float" office:value="0">
            <text:p>0</text:p>
          </table:table-cell>
          <table:table-cell table:formula="of:=SUM([.N70:.P70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0" table:formula="of:=[.A70]+1" office:value-type="float" office:value="8614">
            <text:p>8614</text:p>
          </table:table-cell>
          <table:table-cell table:style-name="ce105" office:value-type="date" office:date-value="2015-05-06">
            <text:p>2015-05-06</text:p>
          </table:table-cell>
          <table:table-cell table:style-name="ce181" office:value-type="time" office:time-value="PT22H46M00S">
            <text:p>22:46</text:p>
          </table:table-cell>
          <table:table-cell table:style-name="ce181" office:value-type="time" office:time-value="PT23H18M00S">
            <text:p>23:18</text:p>
          </table:table-cell>
          <table:table-cell table:style-name="ce270" table:formula="of:=([.D71]-[.C71])*24*60" office:value-type="float" office:value="32">
            <text:p>32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6.6">
            <text:p>6,6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71]=&quot;YES&quot;;[.I71];0)*IF([.I71]&gt;1;1;0)" office:value-type="float" office:value="6.6">
            <text:p>6,6</text:p>
          </table:table-cell>
          <table:table-cell table:style-name="ce395" table:formula="of:=IF([.J71]=&quot;YES&quot;;[.E71];0)*IF([.I71]&gt;1;1;0)" office:value-type="float" office:value="32">
            <text:p>32</text:p>
          </table:table-cell>
          <table:table-cell table:formula="of:=IF([.J71]=&quot;YES&quot;;1;0)*IF([.I71]&gt;1;1;0)" office:value-type="float" office:value="1">
            <text:p>1</text:p>
          </table:table-cell>
          <table:table-cell table:formula="of:=IF([.F71]=&quot;Diamond&quot;;1;0)*[.N71]*IF([.I71]&gt;1;1;0)" office:value-type="float" office:value="1">
            <text:p>1</text:p>
          </table:table-cell>
          <table:table-cell table:formula="of:=IF([.F71]=&quot;Moeller&quot;;1;0)*[.N71]*IF([.I71]&gt;1;1;0)" office:value-type="float" office:value="0">
            <text:p>0</text:p>
          </table:table-cell>
          <table:table-cell table:formula="of:=[.O71]*[.L71]" office:value-type="float" office:value="6.6">
            <text:p>6,6</text:p>
          </table:table-cell>
          <table:table-cell table:formula="of:=[.O71]*[.M71]" office:value-type="float" office:value="32">
            <text:p>32</text:p>
          </table:table-cell>
          <table:table-cell table:formula="of:=[.P71]*[.L71]" office:value-type="float" office:value="0">
            <text:p>0</text:p>
          </table:table-cell>
          <table:table-cell table:formula="of:=[.P71]*[.M71]" office:value-type="float" office:value="0">
            <text:p>0</text:p>
          </table:table-cell>
          <table:table-cell table:formula="of:=SUM([.N71:.P71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2" table:formula="of:=[.A71]+1" office:value-type="float" office:value="8615">
            <text:p>8615</text:p>
          </table:table-cell>
          <table:table-cell table:style-name="ce107" office:value-type="date" office:date-value="2015-05-06">
            <text:p>2015-05-06</text:p>
          </table:table-cell>
          <table:table-cell table:style-name="ce183" office:value-type="time" office:time-value="PT23H20M00S">
            <text:p>23:20</text:p>
          </table:table-cell>
          <table:table-cell table:style-name="ce183" office:value-type="time" office:time-value="PT23H53M00S">
            <text:p>23:53</text:p>
          </table:table-cell>
          <table:table-cell table:style-name="ce272" table:formula="of:=([.D72]-[.C72])*24*60" office:value-type="float" office:value="33">
            <text:p>33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6.9">
            <text:p>6,9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72]=&quot;YES&quot;;[.I72];0)*IF([.I72]&gt;1;1;0)" office:value-type="float" office:value="6.9">
            <text:p>6,9</text:p>
          </table:table-cell>
          <table:table-cell table:style-name="ce395" table:formula="of:=IF([.J72]=&quot;YES&quot;;[.E72];0)*IF([.I72]&gt;1;1;0)" office:value-type="float" office:value="33">
            <text:p>33</text:p>
          </table:table-cell>
          <table:table-cell table:formula="of:=IF([.J72]=&quot;YES&quot;;1;0)*IF([.I72]&gt;1;1;0)" office:value-type="float" office:value="1">
            <text:p>1</text:p>
          </table:table-cell>
          <table:table-cell table:formula="of:=IF([.F72]=&quot;Diamond&quot;;1;0)*[.N72]*IF([.I72]&gt;1;1;0)" office:value-type="float" office:value="1">
            <text:p>1</text:p>
          </table:table-cell>
          <table:table-cell table:formula="of:=IF([.F72]=&quot;Moeller&quot;;1;0)*[.N72]*IF([.I72]&gt;1;1;0)" office:value-type="float" office:value="0">
            <text:p>0</text:p>
          </table:table-cell>
          <table:table-cell table:formula="of:=[.O72]*[.L72]" office:value-type="float" office:value="6.9">
            <text:p>6,9</text:p>
          </table:table-cell>
          <table:table-cell table:formula="of:=[.O72]*[.M72]" office:value-type="float" office:value="33">
            <text:p>33</text:p>
          </table:table-cell>
          <table:table-cell table:formula="of:=[.P72]*[.L72]" office:value-type="float" office:value="0">
            <text:p>0</text:p>
          </table:table-cell>
          <table:table-cell table:formula="of:=[.P72]*[.M72]" office:value-type="float" office:value="0">
            <text:p>0</text:p>
          </table:table-cell>
          <table:table-cell table:formula="of:=SUM([.N72:.P72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72]+1" office:value-type="float" office:value="8616">
            <text:p>8616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23H55M00S">
            <text:p>23:55</text:p>
          </table:table-cell>
          <table:table-cell table:style-name="ce183" office:value-type="time" office:time-value="PT00H29M00S">
            <text:p>00:29</text:p>
          </table:table-cell>
          <table:table-cell table:style-name="ce272" office:value-type="float" office:value="34">
            <text:p>34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6.8">
            <text:p>6,8</text:p>
          </table:table-cell>
          <table:table-cell table:style-name="ce330" office:value-type="string">
            <text:p>YES</text:p>
          </table:table-cell>
          <table:table-cell table:style-name="ce330" office:value-type="string">
            <text:p>we lost few MWPC channels for a few minutes</text:p>
          </table:table-cell>
          <table:table-cell table:style-name="ce395" table:formula="of:=IF([.J73]=&quot;YES&quot;;[.I73];0)*IF([.I73]&gt;1;1;0)" office:value-type="float" office:value="6.8">
            <text:p>6,8</text:p>
          </table:table-cell>
          <table:table-cell table:style-name="ce395" table:formula="of:=IF([.J73]=&quot;YES&quot;;[.E73];0)*IF([.I73]&gt;1;1;0)" office:value-type="float" office:value="34">
            <text:p>34</text:p>
          </table:table-cell>
          <table:table-cell table:formula="of:=IF([.J73]=&quot;YES&quot;;1;0)*IF([.I73]&gt;1;1;0)" office:value-type="float" office:value="1">
            <text:p>1</text:p>
          </table:table-cell>
          <table:table-cell table:formula="of:=IF([.F73]=&quot;Diamond&quot;;1;0)*[.N73]*IF([.I73]&gt;1;1;0)" office:value-type="float" office:value="1">
            <text:p>1</text:p>
          </table:table-cell>
          <table:table-cell table:formula="of:=IF([.F73]=&quot;Moeller&quot;;1;0)*[.N73]*IF([.I73]&gt;1;1;0)" office:value-type="float" office:value="0">
            <text:p>0</text:p>
          </table:table-cell>
          <table:table-cell table:formula="of:=[.O73]*[.L73]" office:value-type="float" office:value="6.8">
            <text:p>6,8</text:p>
          </table:table-cell>
          <table:table-cell table:formula="of:=[.O73]*[.M73]" office:value-type="float" office:value="34">
            <text:p>34</text:p>
          </table:table-cell>
          <table:table-cell table:formula="of:=[.P73]*[.L73]" office:value-type="float" office:value="0">
            <text:p>0</text:p>
          </table:table-cell>
          <table:table-cell table:formula="of:=[.P73]*[.M73]" office:value-type="float" office:value="0">
            <text:p>0</text:p>
          </table:table-cell>
          <table:table-cell table:formula="of:=SUM([.N73:.P73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3" table:formula="of:=[.A73]+1" office:value-type="float" office:value="8617">
            <text:p>8617</text:p>
          </table:table-cell>
          <table:table-cell table:style-name="ce108" office:value-type="date" office:date-value="2015-05-07">
            <text:p>2015-05-07</text:p>
          </table:table-cell>
          <table:table-cell table:style-name="ce184" office:value-type="time" office:time-value="PT00H30M00S">
            <text:p>00:30</text:p>
          </table:table-cell>
          <table:table-cell table:style-name="ce184" office:value-type="time" office:time-value="PT00H36M00S">
            <text:p>00:36</text:p>
          </table:table-cell>
          <table:table-cell table:style-name="ce273" table:formula="of:=([.D74]-[.C74])*24*60" office:value-type="float" office:value="6">
            <text:p>6</text:p>
          </table:table-cell>
          <table:table-cell table:style-name="ce164" office:value-type="string">
            <text:p>Diamond</text:p>
          </table:table-cell>
          <table:table-cell table:style-name="ce164" office:value-type="float" office:value="850">
            <text:p>850</text:p>
          </table:table-cell>
          <table:table-cell table:style-name="ce164" office:value-type="string">
            <text:p>PARA</text:p>
          </table:table-cell>
          <table:table-cell table:style-name="ce164" office:value-type="float" office:value="1.3">
            <text:p>1,3</text:p>
          </table:table-cell>
          <table:table-cell table:style-name="ce164" office:value-type="string">
            <text:p>NO</text:p>
          </table:table-cell>
          <table:table-cell table:style-name="ce164" office:value-type="string">
            <text:p>lost tagger sector G</text:p>
          </table:table-cell>
          <table:table-cell table:style-name="ce395" table:formula="of:=IF([.J74]=&quot;YES&quot;;[.I74];0)*IF([.I74]&gt;1;1;0)" office:value-type="float" office:value="0">
            <text:p>0</text:p>
          </table:table-cell>
          <table:table-cell table:style-name="ce395" table:formula="of:=IF([.J74]=&quot;YES&quot;;[.E74];0)*IF([.I74]&gt;1;1;0)" office:value-type="float" office:value="0">
            <text:p>0</text:p>
          </table:table-cell>
          <table:table-cell table:formula="of:=IF([.J74]=&quot;YES&quot;;1;0)*IF([.I74]&gt;1;1;0)" office:value-type="float" office:value="0">
            <text:p>0</text:p>
          </table:table-cell>
          <table:table-cell table:formula="of:=IF([.F74]=&quot;Diamond&quot;;1;0)*[.N74]*IF([.I74]&gt;1;1;0)" office:value-type="float" office:value="0">
            <text:p>0</text:p>
          </table:table-cell>
          <table:table-cell table:formula="of:=IF([.F74]=&quot;Moeller&quot;;1;0)*[.N74]*IF([.I74]&gt;1;1;0)" office:value-type="float" office:value="0">
            <text:p>0</text:p>
          </table:table-cell>
          <table:table-cell table:formula="of:=[.O74]*[.L74]" office:value-type="float" office:value="0">
            <text:p>0</text:p>
          </table:table-cell>
          <table:table-cell table:formula="of:=[.O74]*[.M74]" office:value-type="float" office:value="0">
            <text:p>0</text:p>
          </table:table-cell>
          <table:table-cell table:formula="of:=[.P74]*[.L74]" office:value-type="float" office:value="0">
            <text:p>0</text:p>
          </table:table-cell>
          <table:table-cell table:formula="of:=[.P74]*[.M74]" office:value-type="float" office:value="0">
            <text:p>0</text:p>
          </table:table-cell>
          <table:table-cell table:formula="of:=SUM([.N74:.P74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74]+1" office:value-type="float" office:value="8618">
            <text:p>8618</text:p>
          </table:table-cell>
          <table:table-cell table:style-name="ce109" office:value-type="date" office:date-value="2015-05-07">
            <text:p>2015-05-07</text:p>
          </table:table-cell>
          <table:table-cell table:style-name="ce185" office:value-type="time" office:time-value="PT00H37M00S">
            <text:p>00:37</text:p>
          </table:table-cell>
          <table:table-cell table:style-name="ce185" office:value-type="time" office:time-value="PT01H11M00S">
            <text:p>01:11</text:p>
          </table:table-cell>
          <table:table-cell table:style-name="ce274" table:formula="of:=([.D75]-[.C75])*24*60" office:value-type="float" office:value="34">
            <text:p>34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6.8">
            <text:p>6,8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75]=&quot;YES&quot;;[.I75];0)*IF([.I75]&gt;1;1;0)" office:value-type="float" office:value="6.8">
            <text:p>6,8</text:p>
          </table:table-cell>
          <table:table-cell table:style-name="ce395" table:formula="of:=IF([.J75]=&quot;YES&quot;;[.E75];0)*IF([.I75]&gt;1;1;0)" office:value-type="float" office:value="34">
            <text:p>34</text:p>
          </table:table-cell>
          <table:table-cell table:formula="of:=IF([.J75]=&quot;YES&quot;;1;0)*IF([.I75]&gt;1;1;0)" office:value-type="float" office:value="1">
            <text:p>1</text:p>
          </table:table-cell>
          <table:table-cell table:formula="of:=IF([.F75]=&quot;Diamond&quot;;1;0)*[.N75]*IF([.I75]&gt;1;1;0)" office:value-type="float" office:value="1">
            <text:p>1</text:p>
          </table:table-cell>
          <table:table-cell table:formula="of:=IF([.F75]=&quot;Moeller&quot;;1;0)*[.N75]*IF([.I75]&gt;1;1;0)" office:value-type="float" office:value="0">
            <text:p>0</text:p>
          </table:table-cell>
          <table:table-cell table:formula="of:=[.O75]*[.L75]" office:value-type="float" office:value="6.8">
            <text:p>6,8</text:p>
          </table:table-cell>
          <table:table-cell table:formula="of:=[.O75]*[.M75]" office:value-type="float" office:value="34">
            <text:p>34</text:p>
          </table:table-cell>
          <table:table-cell table:formula="of:=[.P75]*[.L75]" office:value-type="float" office:value="0">
            <text:p>0</text:p>
          </table:table-cell>
          <table:table-cell table:formula="of:=[.P75]*[.M75]" office:value-type="float" office:value="0">
            <text:p>0</text:p>
          </table:table-cell>
          <table:table-cell table:formula="of:=SUM([.N75:.P75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2" table:formula="of:=[.A75]+1" office:value-type="float" office:value="8619">
            <text:p>8619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01H12M00S">
            <text:p>01:12</text:p>
          </table:table-cell>
          <table:table-cell table:style-name="ce183" office:value-type="time" office:time-value="PT01H44M00S">
            <text:p>01:44</text:p>
          </table:table-cell>
          <table:table-cell table:style-name="ce272" table:formula="of:=([.D76]-[.C76])*24*60" office:value-type="float" office:value="32">
            <text:p>32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7">
            <text:p>7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76]=&quot;YES&quot;;[.I76];0)*IF([.I76]&gt;1;1;0)" office:value-type="float" office:value="7">
            <text:p>7</text:p>
          </table:table-cell>
          <table:table-cell table:style-name="ce395" table:formula="of:=IF([.J76]=&quot;YES&quot;;[.E76];0)*IF([.I76]&gt;1;1;0)" office:value-type="float" office:value="32">
            <text:p>32</text:p>
          </table:table-cell>
          <table:table-cell table:formula="of:=IF([.J76]=&quot;YES&quot;;1;0)*IF([.I76]&gt;1;1;0)" office:value-type="float" office:value="1">
            <text:p>1</text:p>
          </table:table-cell>
          <table:table-cell table:formula="of:=IF([.F76]=&quot;Diamond&quot;;1;0)*[.N76]*IF([.I76]&gt;1;1;0)" office:value-type="float" office:value="1">
            <text:p>1</text:p>
          </table:table-cell>
          <table:table-cell table:formula="of:=IF([.F76]=&quot;Moeller&quot;;1;0)*[.N76]*IF([.I76]&gt;1;1;0)" office:value-type="float" office:value="0">
            <text:p>0</text:p>
          </table:table-cell>
          <table:table-cell table:formula="of:=[.O76]*[.L76]" office:value-type="float" office:value="7">
            <text:p>7</text:p>
          </table:table-cell>
          <table:table-cell table:formula="of:=[.O76]*[.M76]" office:value-type="float" office:value="32">
            <text:p>32</text:p>
          </table:table-cell>
          <table:table-cell table:formula="of:=[.P76]*[.L76]" office:value-type="float" office:value="0">
            <text:p>0</text:p>
          </table:table-cell>
          <table:table-cell table:formula="of:=[.P76]*[.M76]" office:value-type="float" office:value="0">
            <text:p>0</text:p>
          </table:table-cell>
          <table:table-cell table:formula="of:=SUM([.N76:.P76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76]+1" office:value-type="float" office:value="8620">
            <text:p>8620</text:p>
          </table:table-cell>
          <table:table-cell table:style-name="ce106" office:value-type="date" office:date-value="2015-05-07">
            <text:p>2015-05-07</text:p>
          </table:table-cell>
          <table:table-cell table:style-name="ce182" office:value-type="time" office:time-value="PT01H51M00S">
            <text:p>01:51</text:p>
          </table:table-cell>
          <table:table-cell table:style-name="ce182" office:value-type="time" office:time-value="PT02H22M00S">
            <text:p>02:22</text:p>
          </table:table-cell>
          <table:table-cell table:style-name="ce271" table:formula="of:=([.D77]-[.C77])*24*60" office:value-type="float" office:value="31">
            <text:p>31</text:p>
          </table:table-cell>
          <table:table-cell table:style-name="ce329" office:value-type="string">
            <text:p>Moeller</text:p>
          </table:table-cell>
          <table:table-cell table:number-columns-repeated="2" table:style-name="ce329" office:value-type="string">
            <text:p>-</text:p>
          </table:table-cell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77]=&quot;YES&quot;;[.I77];0)*IF([.I77]&gt;1;1;0)" office:value-type="float" office:value="6.9">
            <text:p>6,9</text:p>
          </table:table-cell>
          <table:table-cell table:style-name="ce395" table:formula="of:=IF([.J77]=&quot;YES&quot;;[.E77];0)*IF([.I77]&gt;1;1;0)" office:value-type="float" office:value="31">
            <text:p>31</text:p>
          </table:table-cell>
          <table:table-cell table:formula="of:=IF([.J77]=&quot;YES&quot;;1;0)*IF([.I77]&gt;1;1;0)" office:value-type="float" office:value="1">
            <text:p>1</text:p>
          </table:table-cell>
          <table:table-cell table:formula="of:=IF([.F77]=&quot;Diamond&quot;;1;0)*[.N77]*IF([.I77]&gt;1;1;0)" office:value-type="float" office:value="0">
            <text:p>0</text:p>
          </table:table-cell>
          <table:table-cell table:formula="of:=IF([.F77]=&quot;Moeller&quot;;1;0)*[.N77]*IF([.I77]&gt;1;1;0)" office:value-type="float" office:value="1">
            <text:p>1</text:p>
          </table:table-cell>
          <table:table-cell table:formula="of:=[.O77]*[.L77]" office:value-type="float" office:value="0">
            <text:p>0</text:p>
          </table:table-cell>
          <table:table-cell table:formula="of:=[.O77]*[.M77]" office:value-type="float" office:value="0">
            <text:p>0</text:p>
          </table:table-cell>
          <table:table-cell table:formula="of:=[.P77]*[.L77]" office:value-type="float" office:value="6.9">
            <text:p>6,9</text:p>
          </table:table-cell>
          <table:table-cell table:formula="of:=[.P77]*[.M77]" office:value-type="float" office:value="31">
            <text:p>31</text:p>
          </table:table-cell>
          <table:table-cell table:formula="of:=SUM([.N77:.P77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77]+1" office:value-type="float" office:value="8621">
            <text:p>8621</text:p>
          </table:table-cell>
          <table:table-cell table:style-name="ce106" office:value-type="date" office:date-value="2015-05-07">
            <text:p>2015-05-07</text:p>
          </table:table-cell>
          <table:table-cell table:style-name="ce182" office:value-type="time" office:time-value="PT02H23M00S">
            <text:p>02:23</text:p>
          </table:table-cell>
          <table:table-cell table:style-name="ce182" office:value-type="time" office:time-value="PT02H53M00S">
            <text:p>02:53</text:p>
          </table:table-cell>
          <table:table-cell table:style-name="ce271" table:formula="of:=([.D78]-[.C78])*24*60" office:value-type="float" office:value="30">
            <text:p>30</text:p>
          </table:table-cell>
          <table:table-cell table:style-name="ce329" office:value-type="string">
            <text:p>Moeller</text:p>
          </table:table-cell>
          <table:table-cell table:number-columns-repeated="2" table:style-name="ce329" office:value-type="string">
            <text:p>-</text:p>
          </table:table-cell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78]=&quot;YES&quot;;[.I78];0)*IF([.I78]&gt;1;1;0)" office:value-type="float" office:value="6.9">
            <text:p>6,9</text:p>
          </table:table-cell>
          <table:table-cell table:style-name="ce395" table:formula="of:=IF([.J78]=&quot;YES&quot;;[.E78];0)*IF([.I78]&gt;1;1;0)" office:value-type="float" office:value="30">
            <text:p>30</text:p>
          </table:table-cell>
          <table:table-cell table:formula="of:=IF([.J78]=&quot;YES&quot;;1;0)*IF([.I78]&gt;1;1;0)" office:value-type="float" office:value="1">
            <text:p>1</text:p>
          </table:table-cell>
          <table:table-cell table:formula="of:=IF([.F78]=&quot;Diamond&quot;;1;0)*[.N78]*IF([.I78]&gt;1;1;0)" office:value-type="float" office:value="0">
            <text:p>0</text:p>
          </table:table-cell>
          <table:table-cell table:formula="of:=IF([.F78]=&quot;Moeller&quot;;1;0)*[.N78]*IF([.I78]&gt;1;1;0)" office:value-type="float" office:value="1">
            <text:p>1</text:p>
          </table:table-cell>
          <table:table-cell table:formula="of:=[.O78]*[.L78]" office:value-type="float" office:value="0">
            <text:p>0</text:p>
          </table:table-cell>
          <table:table-cell table:formula="of:=[.O78]*[.M78]" office:value-type="float" office:value="0">
            <text:p>0</text:p>
          </table:table-cell>
          <table:table-cell table:formula="of:=[.P78]*[.L78]" office:value-type="float" office:value="6.9">
            <text:p>6,9</text:p>
          </table:table-cell>
          <table:table-cell table:formula="of:=[.P78]*[.M78]" office:value-type="float" office:value="30">
            <text:p>30</text:p>
          </table:table-cell>
          <table:table-cell table:formula="of:=SUM([.N78:.P78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0" table:formula="of:=[.A78]+1" office:value-type="float" office:value="8622">
            <text:p>8622</text:p>
          </table:table-cell>
          <table:table-cell table:style-name="ce105" office:value-type="date" office:date-value="2015-05-07">
            <text:p>2015-05-07</text:p>
          </table:table-cell>
          <table:table-cell table:style-name="ce181" office:value-type="time" office:time-value="PT03H00M00S">
            <text:p>03:00</text:p>
          </table:table-cell>
          <table:table-cell table:style-name="ce181" office:value-type="time" office:time-value="PT03H31M00S">
            <text:p>03:31</text:p>
          </table:table-cell>
          <table:table-cell table:style-name="ce270" table:formula="of:=([.D79]-[.C79])*24*60" office:value-type="float" office:value="31">
            <text:p>31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7">
            <text:p>7</text:p>
          </table:table-cell>
          <table:table-cell table:style-name="ce328" office:value-type="string">
            <text:p>YES</text:p>
          </table:table-cell>
          <table:table-cell table:style-name="ce328" office:value-type="string">
            <text:p>we lost few MWPC channels for a few minutes</text:p>
          </table:table-cell>
          <table:table-cell table:style-name="ce395" table:formula="of:=IF([.J79]=&quot;YES&quot;;[.I79];0)*IF([.I79]&gt;1;1;0)" office:value-type="float" office:value="7">
            <text:p>7</text:p>
          </table:table-cell>
          <table:table-cell table:style-name="ce395" table:formula="of:=IF([.J79]=&quot;YES&quot;;[.E79];0)*IF([.I79]&gt;1;1;0)" office:value-type="float" office:value="31">
            <text:p>31</text:p>
          </table:table-cell>
          <table:table-cell table:formula="of:=IF([.J79]=&quot;YES&quot;;1;0)*IF([.I79]&gt;1;1;0)" office:value-type="float" office:value="1">
            <text:p>1</text:p>
          </table:table-cell>
          <table:table-cell table:formula="of:=IF([.F79]=&quot;Diamond&quot;;1;0)*[.N79]*IF([.I79]&gt;1;1;0)" office:value-type="float" office:value="1">
            <text:p>1</text:p>
          </table:table-cell>
          <table:table-cell table:formula="of:=IF([.F79]=&quot;Moeller&quot;;1;0)*[.N79]*IF([.I79]&gt;1;1;0)" office:value-type="float" office:value="0">
            <text:p>0</text:p>
          </table:table-cell>
          <table:table-cell table:formula="of:=[.O79]*[.L79]" office:value-type="float" office:value="7">
            <text:p>7</text:p>
          </table:table-cell>
          <table:table-cell table:formula="of:=[.O79]*[.M79]" office:value-type="float" office:value="31">
            <text:p>31</text:p>
          </table:table-cell>
          <table:table-cell table:formula="of:=[.P79]*[.L79]" office:value-type="float" office:value="0">
            <text:p>0</text:p>
          </table:table-cell>
          <table:table-cell table:formula="of:=[.P79]*[.M79]" office:value-type="float" office:value="0">
            <text:p>0</text:p>
          </table:table-cell>
          <table:table-cell table:formula="of:=SUM([.N79:.P79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2" table:formula="of:=[.A79]+1" office:value-type="float" office:value="8623">
            <text:p>8623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03H32M00S">
            <text:p>03:32</text:p>
          </table:table-cell>
          <table:table-cell table:style-name="ce183" office:value-type="time" office:time-value="PT04H03M00S">
            <text:p>04:03</text:p>
          </table:table-cell>
          <table:table-cell table:style-name="ce272" table:formula="of:=([.D80]-[.C80])*24*60" office:value-type="float" office:value="31">
            <text:p>31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6.9">
            <text:p>6,9</text:p>
          </table:table-cell>
          <table:table-cell table:style-name="ce330" office:value-type="string">
            <text:p>YES</text:p>
          </table:table-cell>
          <table:table-cell table:style-name="ce330" office:value-type="string">
            <text:p>we lost few MWPC channels at the very last minute</text:p>
          </table:table-cell>
          <table:table-cell table:style-name="ce395" table:formula="of:=IF([.J80]=&quot;YES&quot;;[.I80];0)*IF([.I80]&gt;1;1;0)" office:value-type="float" office:value="6.9">
            <text:p>6,9</text:p>
          </table:table-cell>
          <table:table-cell table:style-name="ce395" table:formula="of:=IF([.J80]=&quot;YES&quot;;[.E80];0)*IF([.I80]&gt;1;1;0)" office:value-type="float" office:value="31">
            <text:p>31</text:p>
          </table:table-cell>
          <table:table-cell table:formula="of:=IF([.J80]=&quot;YES&quot;;1;0)*IF([.I80]&gt;1;1;0)" office:value-type="float" office:value="1">
            <text:p>1</text:p>
          </table:table-cell>
          <table:table-cell table:formula="of:=IF([.F80]=&quot;Diamond&quot;;1;0)*[.N80]*IF([.I80]&gt;1;1;0)" office:value-type="float" office:value="1">
            <text:p>1</text:p>
          </table:table-cell>
          <table:table-cell table:formula="of:=IF([.F80]=&quot;Moeller&quot;;1;0)*[.N80]*IF([.I80]&gt;1;1;0)" office:value-type="float" office:value="0">
            <text:p>0</text:p>
          </table:table-cell>
          <table:table-cell table:formula="of:=[.O80]*[.L80]" office:value-type="float" office:value="6.9">
            <text:p>6,9</text:p>
          </table:table-cell>
          <table:table-cell table:formula="of:=[.O80]*[.M80]" office:value-type="float" office:value="31">
            <text:p>31</text:p>
          </table:table-cell>
          <table:table-cell table:formula="of:=[.P80]*[.L80]" office:value-type="float" office:value="0">
            <text:p>0</text:p>
          </table:table-cell>
          <table:table-cell table:formula="of:=[.P80]*[.M80]" office:value-type="float" office:value="0">
            <text:p>0</text:p>
          </table:table-cell>
          <table:table-cell table:formula="of:=SUM([.N80:.P80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80]+1" office:value-type="float" office:value="8624">
            <text:p>8624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04H04M00S">
            <text:p>04:04</text:p>
          </table:table-cell>
          <table:table-cell table:style-name="ce183" office:value-type="time" office:time-value="PT04H34M00S">
            <text:p>04:34</text:p>
          </table:table-cell>
          <table:table-cell table:style-name="ce272" table:formula="of:=([.D81]-[.C81])*24*60" office:value-type="float" office:value="30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6.9">
            <text:p>6,9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81]=&quot;YES&quot;;[.I81];0)*IF([.I81]&gt;1;1;0)" office:value-type="float" office:value="6.9">
            <text:p>6,9</text:p>
          </table:table-cell>
          <table:table-cell table:style-name="ce395" table:formula="of:=IF([.J81]=&quot;YES&quot;;[.E81];0)*IF([.I81]&gt;1;1;0)" office:value-type="float" office:value="30">
            <text:p>30</text:p>
          </table:table-cell>
          <table:table-cell table:formula="of:=IF([.J81]=&quot;YES&quot;;1;0)*IF([.I81]&gt;1;1;0)" office:value-type="float" office:value="1">
            <text:p>1</text:p>
          </table:table-cell>
          <table:table-cell table:formula="of:=IF([.F81]=&quot;Diamond&quot;;1;0)*[.N81]*IF([.I81]&gt;1;1;0)" office:value-type="float" office:value="1">
            <text:p>1</text:p>
          </table:table-cell>
          <table:table-cell table:formula="of:=IF([.F81]=&quot;Moeller&quot;;1;0)*[.N81]*IF([.I81]&gt;1;1;0)" office:value-type="float" office:value="0">
            <text:p>0</text:p>
          </table:table-cell>
          <table:table-cell table:formula="of:=[.O81]*[.L81]" office:value-type="float" office:value="6.9">
            <text:p>6,9</text:p>
          </table:table-cell>
          <table:table-cell table:formula="of:=[.O81]*[.M81]" office:value-type="float" office:value="30">
            <text:p>30</text:p>
          </table:table-cell>
          <table:table-cell table:formula="of:=[.P81]*[.L81]" office:value-type="float" office:value="0">
            <text:p>0</text:p>
          </table:table-cell>
          <table:table-cell table:formula="of:=[.P81]*[.M81]" office:value-type="float" office:value="0">
            <text:p>0</text:p>
          </table:table-cell>
          <table:table-cell table:formula="of:=SUM([.N81:.P81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81]+1" office:value-type="float" office:value="8625">
            <text:p>8625</text:p>
          </table:table-cell>
          <table:table-cell table:style-name="ce109" office:value-type="date" office:date-value="2015-05-07">
            <text:p>2015-05-07</text:p>
          </table:table-cell>
          <table:table-cell table:style-name="ce185" office:value-type="time" office:time-value="PT04H35M00S">
            <text:p>04:35</text:p>
          </table:table-cell>
          <table:table-cell table:style-name="ce185" office:value-type="time" office:time-value="PT05H06M00S">
            <text:p>05:06</text:p>
          </table:table-cell>
          <table:table-cell table:style-name="ce274" table:formula="of:=([.D82]-[.C82])*24*60" office:value-type="float" office:value="31">
            <text:p>31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6.9">
            <text:p>6,9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82]=&quot;YES&quot;;[.I82];0)*IF([.I82]&gt;1;1;0)" office:value-type="float" office:value="6.9">
            <text:p>6,9</text:p>
          </table:table-cell>
          <table:table-cell table:style-name="ce395" table:formula="of:=IF([.J82]=&quot;YES&quot;;[.E82];0)*IF([.I82]&gt;1;1;0)" office:value-type="float" office:value="31">
            <text:p>31</text:p>
          </table:table-cell>
          <table:table-cell table:formula="of:=IF([.J82]=&quot;YES&quot;;1;0)*IF([.I82]&gt;1;1;0)" office:value-type="float" office:value="1">
            <text:p>1</text:p>
          </table:table-cell>
          <table:table-cell table:formula="of:=IF([.F82]=&quot;Diamond&quot;;1;0)*[.N82]*IF([.I82]&gt;1;1;0)" office:value-type="float" office:value="1">
            <text:p>1</text:p>
          </table:table-cell>
          <table:table-cell table:formula="of:=IF([.F82]=&quot;Moeller&quot;;1;0)*[.N82]*IF([.I82]&gt;1;1;0)" office:value-type="float" office:value="0">
            <text:p>0</text:p>
          </table:table-cell>
          <table:table-cell table:formula="of:=[.O82]*[.L82]" office:value-type="float" office:value="6.9">
            <text:p>6,9</text:p>
          </table:table-cell>
          <table:table-cell table:formula="of:=[.O82]*[.M82]" office:value-type="float" office:value="31">
            <text:p>31</text:p>
          </table:table-cell>
          <table:table-cell table:formula="of:=[.P82]*[.L82]" office:value-type="float" office:value="0">
            <text:p>0</text:p>
          </table:table-cell>
          <table:table-cell table:formula="of:=[.P82]*[.M82]" office:value-type="float" office:value="0">
            <text:p>0</text:p>
          </table:table-cell>
          <table:table-cell table:formula="of:=SUM([.N82:.P82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0" table:formula="of:=[.A82]+1" office:value-type="float" office:value="8626">
            <text:p>8626</text:p>
          </table:table-cell>
          <table:table-cell table:style-name="ce105" office:value-type="date" office:date-value="2015-05-07">
            <text:p>2015-05-07</text:p>
          </table:table-cell>
          <table:table-cell table:style-name="ce181" office:value-type="time" office:time-value="PT05H07M00S">
            <text:p>05:07</text:p>
          </table:table-cell>
          <table:table-cell table:style-name="ce181" office:value-type="time" office:time-value="PT05H39M00S">
            <text:p>05:39</text:p>
          </table:table-cell>
          <table:table-cell table:style-name="ce270" table:formula="of:=([.D83]-[.C83])*24*60" office:value-type="float" office:value="32">
            <text:p>32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7">
            <text:p>7</text:p>
          </table:table-cell>
          <table:table-cell table:style-name="ce328" office:value-type="string">
            <text:p>YES</text:p>
          </table:table-cell>
          <table:table-cell table:style-name="ce328" office:value-type="string">
            <text:p>we lost few MWPC channels at the very last minute</text:p>
          </table:table-cell>
          <table:table-cell table:style-name="ce395" table:formula="of:=IF([.J83]=&quot;YES&quot;;[.I83];0)*IF([.I83]&gt;1;1;0)" office:value-type="float" office:value="7">
            <text:p>7</text:p>
          </table:table-cell>
          <table:table-cell table:style-name="ce395" table:formula="of:=IF([.J83]=&quot;YES&quot;;[.E83];0)*IF([.I83]&gt;1;1;0)" office:value-type="float" office:value="32">
            <text:p>32</text:p>
          </table:table-cell>
          <table:table-cell table:formula="of:=IF([.J83]=&quot;YES&quot;;1;0)*IF([.I83]&gt;1;1;0)" office:value-type="float" office:value="1">
            <text:p>1</text:p>
          </table:table-cell>
          <table:table-cell table:formula="of:=IF([.F83]=&quot;Diamond&quot;;1;0)*[.N83]*IF([.I83]&gt;1;1;0)" office:value-type="float" office:value="1">
            <text:p>1</text:p>
          </table:table-cell>
          <table:table-cell table:formula="of:=IF([.F83]=&quot;Moeller&quot;;1;0)*[.N83]*IF([.I83]&gt;1;1;0)" office:value-type="float" office:value="0">
            <text:p>0</text:p>
          </table:table-cell>
          <table:table-cell table:formula="of:=[.O83]*[.L83]" office:value-type="float" office:value="7">
            <text:p>7</text:p>
          </table:table-cell>
          <table:table-cell table:formula="of:=[.O83]*[.M83]" office:value-type="float" office:value="32">
            <text:p>32</text:p>
          </table:table-cell>
          <table:table-cell table:formula="of:=[.P83]*[.L83]" office:value-type="float" office:value="0">
            <text:p>0</text:p>
          </table:table-cell>
          <table:table-cell table:formula="of:=[.P83]*[.M83]" office:value-type="float" office:value="0">
            <text:p>0</text:p>
          </table:table-cell>
          <table:table-cell table:formula="of:=SUM([.N83:.P83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3" table:formula="of:=[.A83]+1" office:value-type="float" office:value="8627">
            <text:p>8627</text:p>
          </table:table-cell>
          <table:table-cell table:style-name="ce108" office:value-type="date" office:date-value="2015-05-07">
            <text:p>2015-05-07</text:p>
          </table:table-cell>
          <table:table-cell table:style-name="ce184" office:value-type="time" office:time-value="PT05H40M00S">
            <text:p>05:40</text:p>
          </table:table-cell>
          <table:table-cell table:style-name="ce184" office:value-type="time" office:time-value="PT05H41M00S">
            <text:p>05:41</text:p>
          </table:table-cell>
          <table:table-cell table:style-name="ce273" table:formula="of:=([.D84]-[.C84])*24*60" office:value-type="float" office:value="1.00000000000004">
            <text:p>1</text:p>
          </table:table-cell>
          <table:table-cell table:style-name="ce164" office:value-type="string">
            <text:p>Diamond</text:p>
          </table:table-cell>
          <table:table-cell table:style-name="ce164" office:value-type="float" office:value="850">
            <text:p>850</text:p>
          </table:table-cell>
          <table:table-cell table:style-name="ce164" office:value-type="string">
            <text:p>PARA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NO</text:p>
          </table:table-cell>
          <table:table-cell table:style-name="ce164" office:value-type="string">
            <text:p>junk cb time shifted for a sector</text:p>
          </table:table-cell>
          <table:table-cell table:style-name="ce395" table:formula="of:=IF([.J84]=&quot;YES&quot;;[.I84];0)*IF([.I84]&gt;1;1;0)" office:value-type="float" office:value="0">
            <text:p>0</text:p>
          </table:table-cell>
          <table:table-cell table:style-name="ce395" table:formula="of:=IF([.J84]=&quot;YES&quot;;[.E84];0)*IF([.I84]&gt;1;1;0)" office:value-type="float" office:value="0">
            <text:p>0</text:p>
          </table:table-cell>
          <table:table-cell table:formula="of:=IF([.J84]=&quot;YES&quot;;1;0)*IF([.I84]&gt;1;1;0)" office:value-type="float" office:value="0">
            <text:p>0</text:p>
          </table:table-cell>
          <table:table-cell table:formula="of:=IF([.F84]=&quot;Diamond&quot;;1;0)*[.N84]*IF([.I84]&gt;1;1;0)" office:value-type="float" office:value="0">
            <text:p>0</text:p>
          </table:table-cell>
          <table:table-cell table:formula="of:=IF([.F84]=&quot;Moeller&quot;;1;0)*[.N84]*IF([.I84]&gt;1;1;0)" office:value-type="float" office:value="0">
            <text:p>0</text:p>
          </table:table-cell>
          <table:table-cell table:formula="of:=[.O84]*[.L84]" office:value-type="float" office:value="0">
            <text:p>0</text:p>
          </table:table-cell>
          <table:table-cell table:formula="of:=[.O84]*[.M84]" office:value-type="float" office:value="0">
            <text:p>0</text:p>
          </table:table-cell>
          <table:table-cell table:formula="of:=[.P84]*[.L84]" office:value-type="float" office:value="0">
            <text:p>0</text:p>
          </table:table-cell>
          <table:table-cell table:formula="of:=[.P84]*[.M84]" office:value-type="float" office:value="0">
            <text:p>0</text:p>
          </table:table-cell>
          <table:table-cell table:formula="of:=SUM([.N84:.P84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84]+1" office:value-type="float" office:value="8628">
            <text:p>8628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05H41M00S">
            <text:p>05:41</text:p>
          </table:table-cell>
          <table:table-cell table:style-name="ce183" office:value-type="time" office:time-value="PT06H14M00S">
            <text:p>06:14</text:p>
          </table:table-cell>
          <table:table-cell table:style-name="ce272" table:formula="of:=([.D85]-[.C85])*24*60" office:value-type="float" office:value="33">
            <text:p>33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6.9">
            <text:p>6,9</text:p>
          </table:table-cell>
          <table:table-cell table:style-name="ce330" office:value-type="string">
            <text:p>YES</text:p>
          </table:table-cell>
          <table:table-cell table:style-name="ce330" office:value-type="string">
            <text:p>we lost few MWPC channels during the run</text:p>
          </table:table-cell>
          <table:table-cell table:style-name="ce395" table:formula="of:=IF([.J85]=&quot;YES&quot;;[.I85];0)*IF([.I85]&gt;1;1;0)" office:value-type="float" office:value="6.9">
            <text:p>6,9</text:p>
          </table:table-cell>
          <table:table-cell table:style-name="ce395" table:formula="of:=IF([.J85]=&quot;YES&quot;;[.E85];0)*IF([.I85]&gt;1;1;0)" office:value-type="float" office:value="33">
            <text:p>33</text:p>
          </table:table-cell>
          <table:table-cell table:formula="of:=IF([.J85]=&quot;YES&quot;;1;0)*IF([.I85]&gt;1;1;0)" office:value-type="float" office:value="1">
            <text:p>1</text:p>
          </table:table-cell>
          <table:table-cell table:formula="of:=IF([.F85]=&quot;Diamond&quot;;1;0)*[.N85]*IF([.I85]&gt;1;1;0)" office:value-type="float" office:value="1">
            <text:p>1</text:p>
          </table:table-cell>
          <table:table-cell table:formula="of:=IF([.F85]=&quot;Moeller&quot;;1;0)*[.N85]*IF([.I85]&gt;1;1;0)" office:value-type="float" office:value="0">
            <text:p>0</text:p>
          </table:table-cell>
          <table:table-cell table:formula="of:=[.O85]*[.L85]" office:value-type="float" office:value="6.9">
            <text:p>6,9</text:p>
          </table:table-cell>
          <table:table-cell table:formula="of:=[.O85]*[.M85]" office:value-type="float" office:value="33">
            <text:p>33</text:p>
          </table:table-cell>
          <table:table-cell table:formula="of:=[.P85]*[.L85]" office:value-type="float" office:value="0">
            <text:p>0</text:p>
          </table:table-cell>
          <table:table-cell table:formula="of:=[.P85]*[.M85]" office:value-type="float" office:value="0">
            <text:p>0</text:p>
          </table:table-cell>
          <table:table-cell table:formula="of:=SUM([.N85:.P85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85]+1" office:value-type="float" office:value="8629">
            <text:p>8629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06H15M00S">
            <text:p>06:15</text:p>
          </table:table-cell>
          <table:table-cell table:style-name="ce183" office:value-type="time" office:time-value="PT06H49M00S">
            <text:p>06:49</text:p>
          </table:table-cell>
          <table:table-cell table:style-name="ce272" table:formula="of:=([.D86]-[.C86])*24*60" office:value-type="float" office:value="34">
            <text:p>34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6.9">
            <text:p>6,9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86]=&quot;YES&quot;;[.I86];0)*IF([.I86]&gt;1;1;0)" office:value-type="float" office:value="6.9">
            <text:p>6,9</text:p>
          </table:table-cell>
          <table:table-cell table:style-name="ce395" table:formula="of:=IF([.J86]=&quot;YES&quot;;[.E86];0)*IF([.I86]&gt;1;1;0)" office:value-type="float" office:value="34">
            <text:p>34</text:p>
          </table:table-cell>
          <table:table-cell table:formula="of:=IF([.J86]=&quot;YES&quot;;1;0)*IF([.I86]&gt;1;1;0)" office:value-type="float" office:value="1">
            <text:p>1</text:p>
          </table:table-cell>
          <table:table-cell table:formula="of:=IF([.F86]=&quot;Diamond&quot;;1;0)*[.N86]*IF([.I86]&gt;1;1;0)" office:value-type="float" office:value="1">
            <text:p>1</text:p>
          </table:table-cell>
          <table:table-cell table:formula="of:=IF([.F86]=&quot;Moeller&quot;;1;0)*[.N86]*IF([.I86]&gt;1;1;0)" office:value-type="float" office:value="0">
            <text:p>0</text:p>
          </table:table-cell>
          <table:table-cell table:formula="of:=[.O86]*[.L86]" office:value-type="float" office:value="6.9">
            <text:p>6,9</text:p>
          </table:table-cell>
          <table:table-cell table:formula="of:=[.O86]*[.M86]" office:value-type="float" office:value="34">
            <text:p>34</text:p>
          </table:table-cell>
          <table:table-cell table:formula="of:=[.P86]*[.L86]" office:value-type="float" office:value="0">
            <text:p>0</text:p>
          </table:table-cell>
          <table:table-cell table:formula="of:=[.P86]*[.M86]" office:value-type="float" office:value="0">
            <text:p>0</text:p>
          </table:table-cell>
          <table:table-cell table:formula="of:=SUM([.N86:.P86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86]+1" office:value-type="float" office:value="8630">
            <text:p>8630</text:p>
          </table:table-cell>
          <table:table-cell table:style-name="ce109" office:value-type="date" office:date-value="2015-05-07">
            <text:p>2015-05-07</text:p>
          </table:table-cell>
          <table:table-cell table:style-name="ce185" office:value-type="time" office:time-value="PT06H50M00S">
            <text:p>06:50</text:p>
          </table:table-cell>
          <table:table-cell table:style-name="ce185" office:value-type="time" office:time-value="PT07H26M00S">
            <text:p>07:26</text:p>
          </table:table-cell>
          <table:table-cell table:style-name="ce274" table:formula="of:=([.D87]-[.C87])*24*60" office:value-type="float" office:value="36">
            <text:p>36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7">
            <text:p>7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87]=&quot;YES&quot;;[.I87];0)*IF([.I87]&gt;1;1;0)" office:value-type="float" office:value="7">
            <text:p>7</text:p>
          </table:table-cell>
          <table:table-cell table:style-name="ce395" table:formula="of:=IF([.J87]=&quot;YES&quot;;[.E87];0)*IF([.I87]&gt;1;1;0)" office:value-type="float" office:value="36">
            <text:p>36</text:p>
          </table:table-cell>
          <table:table-cell table:formula="of:=IF([.J87]=&quot;YES&quot;;1;0)*IF([.I87]&gt;1;1;0)" office:value-type="float" office:value="1">
            <text:p>1</text:p>
          </table:table-cell>
          <table:table-cell table:formula="of:=IF([.F87]=&quot;Diamond&quot;;1;0)*[.N87]*IF([.I87]&gt;1;1;0)" office:value-type="float" office:value="1">
            <text:p>1</text:p>
          </table:table-cell>
          <table:table-cell table:formula="of:=IF([.F87]=&quot;Moeller&quot;;1;0)*[.N87]*IF([.I87]&gt;1;1;0)" office:value-type="float" office:value="0">
            <text:p>0</text:p>
          </table:table-cell>
          <table:table-cell table:formula="of:=[.O87]*[.L87]" office:value-type="float" office:value="7">
            <text:p>7</text:p>
          </table:table-cell>
          <table:table-cell table:formula="of:=[.O87]*[.M87]" office:value-type="float" office:value="36">
            <text:p>36</text:p>
          </table:table-cell>
          <table:table-cell table:formula="of:=[.P87]*[.L87]" office:value-type="float" office:value="0">
            <text:p>0</text:p>
          </table:table-cell>
          <table:table-cell table:formula="of:=[.P87]*[.M87]" office:value-type="float" office:value="0">
            <text:p>0</text:p>
          </table:table-cell>
          <table:table-cell table:formula="of:=SUM([.N87:.P87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1" table:formula="of:=[.A87]+1" office:value-type="float" office:value="8631">
            <text:p>8631</text:p>
          </table:table-cell>
          <table:table-cell table:style-name="ce106" office:value-type="date" office:date-value="2015-05-07">
            <text:p>2015-05-07</text:p>
          </table:table-cell>
          <table:table-cell table:style-name="ce182" office:value-type="time" office:time-value="PT07H32M00S">
            <text:p>07:32</text:p>
          </table:table-cell>
          <table:table-cell table:style-name="ce182" office:value-type="time" office:time-value="PT07H46M00S">
            <text:p>07:46</text:p>
          </table:table-cell>
          <table:table-cell table:style-name="ce271" table:formula="of:=([.D88]-[.C88])*24*60" office:value-type="float" office:value="14">
            <text:p>14</text:p>
          </table:table-cell>
          <table:table-cell table:style-name="ce329" office:value-type="string">
            <text:p>Moeller</text:p>
          </table:table-cell>
          <table:table-cell table:number-columns-repeated="2" table:style-name="ce329" office:value-type="string">
            <text:p>-</text:p>
          </table:table-cell>
          <table:table-cell table:style-name="ce329" office:value-type="float" office:value="3.5">
            <text:p>3,5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we lost few MWPC channels during the run</text:p>
          </table:table-cell>
          <table:table-cell table:style-name="ce395" table:formula="of:=IF([.J88]=&quot;YES&quot;;[.I88];0)*IF([.I88]&gt;1;1;0)" office:value-type="float" office:value="3.5">
            <text:p>3,5</text:p>
          </table:table-cell>
          <table:table-cell table:style-name="ce395" table:formula="of:=IF([.J88]=&quot;YES&quot;;[.E88];0)*IF([.I88]&gt;1;1;0)" office:value-type="float" office:value="14">
            <text:p>14</text:p>
          </table:table-cell>
          <table:table-cell table:formula="of:=IF([.J88]=&quot;YES&quot;;1;0)*IF([.I88]&gt;1;1;0)" office:value-type="float" office:value="1">
            <text:p>1</text:p>
          </table:table-cell>
          <table:table-cell table:formula="of:=IF([.F88]=&quot;Diamond&quot;;1;0)*[.N88]*IF([.I88]&gt;1;1;0)" office:value-type="float" office:value="0">
            <text:p>0</text:p>
          </table:table-cell>
          <table:table-cell table:formula="of:=IF([.F88]=&quot;Moeller&quot;;1;0)*[.N88]*IF([.I88]&gt;1;1;0)" office:value-type="float" office:value="1">
            <text:p>1</text:p>
          </table:table-cell>
          <table:table-cell table:formula="of:=[.O88]*[.L88]" office:value-type="float" office:value="0">
            <text:p>0</text:p>
          </table:table-cell>
          <table:table-cell table:formula="of:=[.O88]*[.M88]" office:value-type="float" office:value="0">
            <text:p>0</text:p>
          </table:table-cell>
          <table:table-cell table:formula="of:=[.P88]*[.L88]" office:value-type="float" office:value="3.5">
            <text:p>3,5</text:p>
          </table:table-cell>
          <table:table-cell table:formula="of:=[.P88]*[.M88]" office:value-type="float" office:value="14">
            <text:p>14</text:p>
          </table:table-cell>
          <table:table-cell table:formula="of:=SUM([.N88:.P88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88]+1" office:value-type="float" office:value="8632">
            <text:p>8632</text:p>
          </table:table-cell>
          <table:table-cell table:style-name="ce106" office:value-type="date" office:date-value="2015-05-07">
            <text:p>2015-05-07</text:p>
          </table:table-cell>
          <table:table-cell table:style-name="ce182" office:value-type="time" office:time-value="PT07H47M00S">
            <text:p>07:47</text:p>
          </table:table-cell>
          <table:table-cell table:style-name="ce182" office:value-type="time" office:time-value="PT08H16M00S">
            <text:p>08:16</text:p>
          </table:table-cell>
          <table:table-cell table:style-name="ce271" table:formula="of:=([.D89]-[.C89])*24*60" office:value-type="float" office:value="29">
            <text:p>29</text:p>
          </table:table-cell>
          <table:table-cell table:style-name="ce329" office:value-type="string">
            <text:p>Moeller</text:p>
          </table:table-cell>
          <table:table-cell table:number-columns-repeated="2" table:style-name="ce329" office:value-type="string">
            <text:p>-</text:p>
          </table:table-cell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89]=&quot;YES&quot;;[.I89];0)*IF([.I89]&gt;1;1;0)" office:value-type="float" office:value="6.9">
            <text:p>6,9</text:p>
          </table:table-cell>
          <table:table-cell table:style-name="ce395" table:formula="of:=IF([.J89]=&quot;YES&quot;;[.E89];0)*IF([.I89]&gt;1;1;0)" office:value-type="float" office:value="29">
            <text:p>29</text:p>
          </table:table-cell>
          <table:table-cell table:formula="of:=IF([.J89]=&quot;YES&quot;;1;0)*IF([.I89]&gt;1;1;0)" office:value-type="float" office:value="1">
            <text:p>1</text:p>
          </table:table-cell>
          <table:table-cell table:formula="of:=IF([.F89]=&quot;Diamond&quot;;1;0)*[.N89]*IF([.I89]&gt;1;1;0)" office:value-type="float" office:value="0">
            <text:p>0</text:p>
          </table:table-cell>
          <table:table-cell table:formula="of:=IF([.F89]=&quot;Moeller&quot;;1;0)*[.N89]*IF([.I89]&gt;1;1;0)" office:value-type="float" office:value="1">
            <text:p>1</text:p>
          </table:table-cell>
          <table:table-cell table:formula="of:=[.O89]*[.L89]" office:value-type="float" office:value="0">
            <text:p>0</text:p>
          </table:table-cell>
          <table:table-cell table:formula="of:=[.O89]*[.M89]" office:value-type="float" office:value="0">
            <text:p>0</text:p>
          </table:table-cell>
          <table:table-cell table:formula="of:=[.P89]*[.L89]" office:value-type="float" office:value="6.9">
            <text:p>6,9</text:p>
          </table:table-cell>
          <table:table-cell table:formula="of:=[.P89]*[.M89]" office:value-type="float" office:value="29">
            <text:p>29</text:p>
          </table:table-cell>
          <table:table-cell table:formula="of:=SUM([.N89:.P89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5" table:formula="of:=[.A89]+1" office:value-type="float" office:value="8633">
            <text:p>8633</text:p>
          </table:table-cell>
          <table:table-cell table:style-name="ce110" office:value-type="date" office:date-value="2015-05-07">
            <text:p>2015-05-07</text:p>
          </table:table-cell>
          <table:table-cell table:style-name="ce186" office:value-type="time" office:time-value="PT08H19M00S">
            <text:p>08:19</text:p>
          </table:table-cell>
          <table:table-cell table:style-name="ce186" office:value-type="time" office:time-value="PT08H33M00S">
            <text:p>08:33</text:p>
          </table:table-cell>
          <table:table-cell table:style-name="ce275" table:formula="of:=([.D90]-[.C90])*24*60" office:value-type="float" office:value="14">
            <text:p>14</text:p>
          </table:table-cell>
          <table:table-cell table:style-name="ce332" office:value-type="string">
            <text:p>Moeller</text:p>
          </table:table-cell>
          <table:table-cell table:number-columns-repeated="2" table:style-name="ce332" office:value-type="string">
            <text:p>-</text:p>
          </table:table-cell>
          <table:table-cell table:style-name="ce332" office:value-type="float" office:value="0">
            <text:p>0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Background 1</text:p>
          </table:table-cell>
          <table:table-cell table:style-name="ce395" table:formula="of:=IF([.J90]=&quot;YES&quot;;[.I90];0)*IF([.I90]&gt;1;1;0)" office:value-type="float" office:value="0">
            <text:p>0</text:p>
          </table:table-cell>
          <table:table-cell table:style-name="ce395" table:formula="of:=IF([.J90]=&quot;YES&quot;;[.E90];0)*IF([.I90]&gt;1;1;0)" office:value-type="float" office:value="0">
            <text:p>0</text:p>
          </table:table-cell>
          <table:table-cell table:formula="of:=IF([.J90]=&quot;YES&quot;;1;0)*IF([.I90]&gt;1;1;0)" office:value-type="float" office:value="0">
            <text:p>0</text:p>
          </table:table-cell>
          <table:table-cell table:formula="of:=IF([.F90]=&quot;Diamond&quot;;1;0)*[.N90]*IF([.I90]&gt;1;1;0)" office:value-type="float" office:value="0">
            <text:p>0</text:p>
          </table:table-cell>
          <table:table-cell table:formula="of:=IF([.F90]=&quot;Moeller&quot;;1;0)*[.N90]*IF([.I90]&gt;1;1;0)" office:value-type="float" office:value="0">
            <text:p>0</text:p>
          </table:table-cell>
          <table:table-cell table:style-name="ce395" table:formula="of:=IF([.O90]=&quot;YES&quot;;[.N90];0)" office:value-type="float" office:value="0">
            <text:p>0</text:p>
          </table:table-cell>
          <table:table-cell table:formula="of:=[.O90]*[.M90]" office:value-type="float" office:value="0">
            <text:p>0</text:p>
          </table:table-cell>
          <table:table-cell table:formula="of:=[.P90]*[.L90]" office:value-type="float" office:value="0">
            <text:p>0</text:p>
          </table:table-cell>
          <table:table-cell table:formula="of:=[.P90]*[.M90]" office:value-type="float" office:value="0">
            <text:p>0</text:p>
          </table:table-cell>
          <table:table-cell table:formula="of:=SUM([.N90:.P90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90]+1" office:value-type="float" office:value="8634">
            <text:p>8634</text:p>
          </table:table-cell>
          <table:table-cell table:style-name="ce110" office:value-type="date" office:date-value="2015-05-07">
            <text:p>2015-05-07</text:p>
          </table:table-cell>
          <table:table-cell table:style-name="ce186" office:value-type="time" office:time-value="PT08H35M00S">
            <text:p>08:35</text:p>
          </table:table-cell>
          <table:table-cell table:style-name="ce186" office:value-type="time" office:time-value="PT08H55M00S">
            <text:p>08:55</text:p>
          </table:table-cell>
          <table:table-cell table:style-name="ce275" table:formula="of:=([.D91]-[.C91])*24*60" office:value-type="float" office:value="20">
            <text:p>20</text:p>
          </table:table-cell>
          <table:table-cell table:style-name="ce332" office:value-type="string">
            <text:p>Moeller</text:p>
          </table:table-cell>
          <table:table-cell table:number-columns-repeated="2" table:style-name="ce332" office:value-type="string">
            <text:p>-</text:p>
          </table:table-cell>
          <table:table-cell table:style-name="ce332" office:value-type="float" office:value="0">
            <text:p>0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Moeller</text:p>
          </table:table-cell>
          <table:table-cell table:style-name="ce395" table:formula="of:=IF([.J91]=&quot;YES&quot;;[.I91];0)*IF([.I91]&gt;1;1;0)" office:value-type="float" office:value="0">
            <text:p>0</text:p>
          </table:table-cell>
          <table:table-cell table:style-name="ce395" table:formula="of:=IF([.J91]=&quot;YES&quot;;[.E91];0)*IF([.I91]&gt;1;1;0)" office:value-type="float" office:value="0">
            <text:p>0</text:p>
          </table:table-cell>
          <table:table-cell table:formula="of:=IF([.J91]=&quot;YES&quot;;1;0)*IF([.I91]&gt;1;1;0)" office:value-type="float" office:value="0">
            <text:p>0</text:p>
          </table:table-cell>
          <table:table-cell table:formula="of:=IF([.F91]=&quot;Diamond&quot;;1;0)*[.N91]*IF([.I91]&gt;1;1;0)" office:value-type="float" office:value="0">
            <text:p>0</text:p>
          </table:table-cell>
          <table:table-cell table:formula="of:=IF([.F91]=&quot;Moeller&quot;;1;0)*[.N91]*IF([.I91]&gt;1;1;0)" office:value-type="float" office:value="0">
            <text:p>0</text:p>
          </table:table-cell>
          <table:table-cell table:style-name="ce395" table:formula="of:=IF([.O91]=&quot;YES&quot;;[.N91];0)" office:value-type="float" office:value="0">
            <text:p>0</text:p>
          </table:table-cell>
          <table:table-cell table:formula="of:=[.O91]*[.M91]" office:value-type="float" office:value="0">
            <text:p>0</text:p>
          </table:table-cell>
          <table:table-cell table:formula="of:=[.P91]*[.L91]" office:value-type="float" office:value="0">
            <text:p>0</text:p>
          </table:table-cell>
          <table:table-cell table:formula="of:=[.P91]*[.M91]" office:value-type="float" office:value="0">
            <text:p>0</text:p>
          </table:table-cell>
          <table:table-cell table:formula="of:=SUM([.N91:.P91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91]+1" office:value-type="float" office:value="8635">
            <text:p>8635</text:p>
          </table:table-cell>
          <table:table-cell table:style-name="ce110" office:value-type="date" office:date-value="2015-05-07">
            <text:p>2015-05-07</text:p>
          </table:table-cell>
          <table:table-cell table:style-name="ce186" office:value-type="time" office:time-value="PT09H16M00S">
            <text:p>09:16</text:p>
          </table:table-cell>
          <table:table-cell table:style-name="ce186" office:value-type="time" office:time-value="PT09H46M00S">
            <text:p>09:46</text:p>
          </table:table-cell>
          <table:table-cell table:style-name="ce275" table:formula="of:=([.D92]-[.C92])*24*60" office:value-type="float" office:value="30">
            <text:p>30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ARA</text:p>
          </table:table-cell>
          <table:table-cell table:style-name="ce332" office:value-type="float" office:value="0">
            <text:p>0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Para</text:p>
          </table:table-cell>
          <table:table-cell table:style-name="ce395" table:formula="of:=IF([.J92]=&quot;YES&quot;;[.I92];0)*IF([.I92]&gt;1;1;0)" office:value-type="float" office:value="0">
            <text:p>0</text:p>
          </table:table-cell>
          <table:table-cell table:style-name="ce395" table:formula="of:=IF([.J92]=&quot;YES&quot;;[.E92];0)*IF([.I92]&gt;1;1;0)" office:value-type="float" office:value="0">
            <text:p>0</text:p>
          </table:table-cell>
          <table:table-cell table:formula="of:=IF([.J92]=&quot;YES&quot;;1;0)*IF([.I92]&gt;1;1;0)" office:value-type="float" office:value="0">
            <text:p>0</text:p>
          </table:table-cell>
          <table:table-cell table:formula="of:=IF([.F92]=&quot;Diamond&quot;;1;0)*[.N92]*IF([.I92]&gt;1;1;0)" office:value-type="float" office:value="0">
            <text:p>0</text:p>
          </table:table-cell>
          <table:table-cell table:formula="of:=IF([.F92]=&quot;Moeller&quot;;1;0)*[.N92]*IF([.I92]&gt;1;1;0)" office:value-type="float" office:value="0">
            <text:p>0</text:p>
          </table:table-cell>
          <table:table-cell table:style-name="ce395" table:formula="of:=IF([.O92]=&quot;YES&quot;;[.N92];0)" office:value-type="float" office:value="0">
            <text:p>0</text:p>
          </table:table-cell>
          <table:table-cell table:formula="of:=[.O92]*[.M92]" office:value-type="float" office:value="0">
            <text:p>0</text:p>
          </table:table-cell>
          <table:table-cell table:formula="of:=[.P92]*[.L92]" office:value-type="float" office:value="0">
            <text:p>0</text:p>
          </table:table-cell>
          <table:table-cell table:formula="of:=[.P92]*[.M92]" office:value-type="float" office:value="0">
            <text:p>0</text:p>
          </table:table-cell>
          <table:table-cell table:formula="of:=SUM([.N92:.P92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92]+1" office:value-type="float" office:value="8636">
            <text:p>8636</text:p>
          </table:table-cell>
          <table:table-cell table:style-name="ce110" office:value-type="date" office:date-value="2015-05-07">
            <text:p>2015-05-07</text:p>
          </table:table-cell>
          <table:table-cell table:style-name="ce186" office:value-type="time" office:time-value="PT09H46M00S">
            <text:p>09:46</text:p>
          </table:table-cell>
          <table:table-cell table:style-name="ce186" office:value-type="time" office:time-value="PT10H17M00S">
            <text:p>10:17</text:p>
          </table:table-cell>
          <table:table-cell table:style-name="ce275" table:formula="of:=([.D93]-[.C93])*24*60" office:value-type="float" office:value="31">
            <text:p>31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ERP</text:p>
          </table:table-cell>
          <table:table-cell table:style-name="ce332" office:value-type="float" office:value="0">
            <text:p>0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Perp</text:p>
          </table:table-cell>
          <table:table-cell table:style-name="ce395" table:formula="of:=IF([.J93]=&quot;YES&quot;;[.I93];0)*IF([.I93]&gt;1;1;0)" office:value-type="float" office:value="0">
            <text:p>0</text:p>
          </table:table-cell>
          <table:table-cell table:style-name="ce395" table:formula="of:=IF([.J93]=&quot;YES&quot;;[.E93];0)*IF([.I93]&gt;1;1;0)" office:value-type="float" office:value="0">
            <text:p>0</text:p>
          </table:table-cell>
          <table:table-cell table:formula="of:=IF([.J93]=&quot;YES&quot;;1;0)*IF([.I93]&gt;1;1;0)" office:value-type="float" office:value="0">
            <text:p>0</text:p>
          </table:table-cell>
          <table:table-cell table:formula="of:=IF([.F93]=&quot;Diamond&quot;;1;0)*[.N93]*IF([.I93]&gt;1;1;0)" office:value-type="float" office:value="0">
            <text:p>0</text:p>
          </table:table-cell>
          <table:table-cell table:formula="of:=IF([.F93]=&quot;Moeller&quot;;1;0)*[.N93]*IF([.I93]&gt;1;1;0)" office:value-type="float" office:value="0">
            <text:p>0</text:p>
          </table:table-cell>
          <table:table-cell table:style-name="ce395" table:formula="of:=IF([.O93]=&quot;YES&quot;;[.N93];0)" office:value-type="float" office:value="0">
            <text:p>0</text:p>
          </table:table-cell>
          <table:table-cell table:formula="of:=[.O93]*[.M93]" office:value-type="float" office:value="0">
            <text:p>0</text:p>
          </table:table-cell>
          <table:table-cell table:formula="of:=[.P93]*[.L93]" office:value-type="float" office:value="0">
            <text:p>0</text:p>
          </table:table-cell>
          <table:table-cell table:formula="of:=[.P93]*[.M93]" office:value-type="float" office:value="0">
            <text:p>0</text:p>
          </table:table-cell>
          <table:table-cell table:formula="of:=SUM([.N93:.P93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93]+1" office:value-type="float" office:value="8637">
            <text:p>8637</text:p>
          </table:table-cell>
          <table:table-cell table:style-name="ce110" office:value-type="date" office:date-value="2015-05-07">
            <text:p>2015-05-07</text:p>
          </table:table-cell>
          <table:table-cell table:style-name="ce186" office:value-type="time" office:time-value="PT10H19M00S">
            <text:p>10:19</text:p>
          </table:table-cell>
          <table:table-cell table:style-name="ce186" office:value-type="time" office:time-value="PT10H46M00S">
            <text:p>10:46</text:p>
          </table:table-cell>
          <table:table-cell table:style-name="ce275" table:formula="of:=([.D94]-[.C94])*24*60" office:value-type="float" office:value="27">
            <text:p>27</text:p>
          </table:table-cell>
          <table:table-cell table:style-name="ce332" office:value-type="string">
            <text:p>Moeller</text:p>
          </table:table-cell>
          <table:table-cell table:number-columns-repeated="2" table:style-name="ce332" office:value-type="string">
            <text:p>-</text:p>
          </table:table-cell>
          <table:table-cell table:style-name="ce332" office:value-type="float" office:value="0">
            <text:p>0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Background 2</text:p>
          </table:table-cell>
          <table:table-cell table:style-name="ce395" table:formula="of:=IF([.J94]=&quot;YES&quot;;[.I94];0)*IF([.I94]&gt;1;1;0)" office:value-type="float" office:value="0">
            <text:p>0</text:p>
          </table:table-cell>
          <table:table-cell table:style-name="ce395" table:formula="of:=IF([.J94]=&quot;YES&quot;;[.E94];0)*IF([.I94]&gt;1;1;0)" office:value-type="float" office:value="0">
            <text:p>0</text:p>
          </table:table-cell>
          <table:table-cell table:formula="of:=IF([.J94]=&quot;YES&quot;;1;0)*IF([.I94]&gt;1;1;0)" office:value-type="float" office:value="0">
            <text:p>0</text:p>
          </table:table-cell>
          <table:table-cell table:formula="of:=IF([.F94]=&quot;Diamond&quot;;1;0)*[.N94]*IF([.I94]&gt;1;1;0)" office:value-type="float" office:value="0">
            <text:p>0</text:p>
          </table:table-cell>
          <table:table-cell table:formula="of:=IF([.F94]=&quot;Moeller&quot;;1;0)*[.N94]*IF([.I94]&gt;1;1;0)" office:value-type="float" office:value="0">
            <text:p>0</text:p>
          </table:table-cell>
          <table:table-cell table:style-name="ce395" table:formula="of:=IF([.O94]=&quot;YES&quot;;[.N94];0)" office:value-type="float" office:value="0">
            <text:p>0</text:p>
          </table:table-cell>
          <table:table-cell table:formula="of:=[.O94]*[.M94]" office:value-type="float" office:value="0">
            <text:p>0</text:p>
          </table:table-cell>
          <table:table-cell table:formula="of:=[.P94]*[.L94]" office:value-type="float" office:value="0">
            <text:p>0</text:p>
          </table:table-cell>
          <table:table-cell table:formula="of:=[.P94]*[.M94]" office:value-type="float" office:value="0">
            <text:p>0</text:p>
          </table:table-cell>
          <table:table-cell table:formula="of:=SUM([.N94:.P94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1" table:formula="of:=[.A94]+1" office:value-type="float" office:value="8638">
            <text:p>8638</text:p>
          </table:table-cell>
          <table:table-cell table:style-name="ce106" office:value-type="date" office:date-value="2015-05-07">
            <text:p>2015-05-07</text:p>
          </table:table-cell>
          <table:table-cell table:style-name="ce182" office:value-type="time" office:time-value="PT11H28M00S">
            <text:p>11:28</text:p>
          </table:table-cell>
          <table:table-cell table:style-name="ce182" office:value-type="time" office:time-value="PT11H55M00S">
            <text:p>11:55</text:p>
          </table:table-cell>
          <table:table-cell table:style-name="ce271" table:formula="of:=([.D95]-[.C95])*24*60" office:value-type="float" office:value="27.0000000000001">
            <text:p>27</text:p>
          </table:table-cell>
          <table:table-cell table:style-name="ce329" office:value-type="string">
            <text:p>Moeller</text:p>
          </table:table-cell>
          <table:table-cell table:number-columns-repeated="2" table:style-name="ce329" office:value-type="string">
            <text:p>-</text:p>
          </table:table-cell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95]=&quot;YES&quot;;[.I95];0)*IF([.I95]&gt;1;1;0)" office:value-type="float" office:value="6.9">
            <text:p>6,9</text:p>
          </table:table-cell>
          <table:table-cell table:style-name="ce395" table:formula="of:=IF([.J95]=&quot;YES&quot;;[.E95];0)*IF([.I95]&gt;1;1;0)" office:value-type="float" office:value="27.0000000000001">
            <text:p>27,0000000000001</text:p>
          </table:table-cell>
          <table:table-cell table:formula="of:=IF([.J95]=&quot;YES&quot;;1;0)*IF([.I95]&gt;1;1;0)" office:value-type="float" office:value="1">
            <text:p>1</text:p>
          </table:table-cell>
          <table:table-cell table:formula="of:=IF([.F95]=&quot;Diamond&quot;;1;0)*[.N95]*IF([.I95]&gt;1;1;0)" office:value-type="float" office:value="0">
            <text:p>0</text:p>
          </table:table-cell>
          <table:table-cell table:formula="of:=IF([.F95]=&quot;Moeller&quot;;1;0)*[.N95]*IF([.I95]&gt;1;1;0)" office:value-type="float" office:value="1">
            <text:p>1</text:p>
          </table:table-cell>
          <table:table-cell table:formula="of:=[.O95]*[.L95]" office:value-type="float" office:value="0">
            <text:p>0</text:p>
          </table:table-cell>
          <table:table-cell table:formula="of:=[.O95]*[.M95]" office:value-type="float" office:value="0">
            <text:p>0</text:p>
          </table:table-cell>
          <table:table-cell table:formula="of:=[.P95]*[.L95]" office:value-type="float" office:value="6.9">
            <text:p>6,9</text:p>
          </table:table-cell>
          <table:table-cell table:formula="of:=[.P95]*[.M95]" office:value-type="float" office:value="27.0000000000001">
            <text:p>27,0000000000001</text:p>
          </table:table-cell>
          <table:table-cell table:formula="of:=SUM([.N95:.P95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95]+1" office:value-type="float" office:value="8639">
            <text:p>8639</text:p>
          </table:table-cell>
          <table:table-cell table:style-name="ce106" office:value-type="date" office:date-value="2015-05-07">
            <text:p>2015-05-07</text:p>
          </table:table-cell>
          <table:table-cell table:style-name="ce182" office:value-type="time" office:time-value="PT11H56M00S">
            <text:p>11:56</text:p>
          </table:table-cell>
          <table:table-cell table:style-name="ce182" office:value-type="time" office:time-value="PT12H15M00S">
            <text:p>12:15</text:p>
          </table:table-cell>
          <table:table-cell table:style-name="ce271" table:formula="of:=([.D96]-[.C96])*24*60" office:value-type="float" office:value="18.9999999999999">
            <text:p>19</text:p>
          </table:table-cell>
          <table:table-cell table:style-name="ce329" office:value-type="string">
            <text:p>Moeller</text:p>
          </table:table-cell>
          <table:table-cell table:number-columns-repeated="2" table:style-name="ce329" office:value-type="string">
            <text:p>-</text:p>
          </table:table-cell>
          <table:table-cell table:style-name="ce329" office:value-type="float" office:value="4.5">
            <text:p>4,5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96]=&quot;YES&quot;;[.I96];0)*IF([.I96]&gt;1;1;0)" office:value-type="float" office:value="4.5">
            <text:p>4,5</text:p>
          </table:table-cell>
          <table:table-cell table:style-name="ce395" table:formula="of:=IF([.J96]=&quot;YES&quot;;[.E96];0)*IF([.I96]&gt;1;1;0)" office:value-type="float" office:value="18.9999999999999">
            <text:p>18,9999999999999</text:p>
          </table:table-cell>
          <table:table-cell table:formula="of:=IF([.J96]=&quot;YES&quot;;1;0)*IF([.I96]&gt;1;1;0)" office:value-type="float" office:value="1">
            <text:p>1</text:p>
          </table:table-cell>
          <table:table-cell table:formula="of:=IF([.F96]=&quot;Diamond&quot;;1;0)*[.N96]*IF([.I96]&gt;1;1;0)" office:value-type="float" office:value="0">
            <text:p>0</text:p>
          </table:table-cell>
          <table:table-cell table:formula="of:=IF([.F96]=&quot;Moeller&quot;;1;0)*[.N96]*IF([.I96]&gt;1;1;0)" office:value-type="float" office:value="1">
            <text:p>1</text:p>
          </table:table-cell>
          <table:table-cell table:formula="of:=[.O96]*[.L96]" office:value-type="float" office:value="0">
            <text:p>0</text:p>
          </table:table-cell>
          <table:table-cell table:formula="of:=[.O96]*[.M96]" office:value-type="float" office:value="0">
            <text:p>0</text:p>
          </table:table-cell>
          <table:table-cell table:formula="of:=[.P96]*[.L96]" office:value-type="float" office:value="4.5">
            <text:p>4,5</text:p>
          </table:table-cell>
          <table:table-cell table:formula="of:=[.P96]*[.M96]" office:value-type="float" office:value="18.9999999999999">
            <text:p>18,9999999999999</text:p>
          </table:table-cell>
          <table:table-cell table:formula="of:=SUM([.N96:.P96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3" table:formula="of:=[.A96]+1" office:value-type="float" office:value="8640">
            <text:p>8640</text:p>
          </table:table-cell>
          <table:table-cell table:style-name="ce108" office:value-type="date" office:date-value="2015-05-07">
            <text:p>2015-05-07</text:p>
          </table:table-cell>
          <table:table-cell table:number-columns-repeated="2" table:style-name="ce184"/>
          <table:table-cell table:style-name="ce273" table:formula="of:=([.D97]-[.C97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style-name="ce164"/>
          <table:table-cell table:style-name="ce164" office:value-type="string">
            <text:p>NO</text:p>
          </table:table-cell>
          <table:table-cell table:style-name="ce164" office:value-type="string">
            <text:p>Junk</text:p>
          </table:table-cell>
          <table:table-cell table:style-name="ce395" table:formula="of:=IF([.J97]=&quot;YES&quot;;[.I97];0)*IF([.I97]&gt;1;1;0)" office:value-type="float" office:value="0">
            <text:p>0</text:p>
          </table:table-cell>
          <table:table-cell table:style-name="ce395" table:formula="of:=IF([.J97]=&quot;YES&quot;;[.E97];0)*IF([.I97]&gt;1;1;0)" office:value-type="float" office:value="0">
            <text:p>0</text:p>
          </table:table-cell>
          <table:table-cell table:formula="of:=IF([.J97]=&quot;YES&quot;;1;0)*IF([.I97]&gt;1;1;0)" office:value-type="float" office:value="0">
            <text:p>0</text:p>
          </table:table-cell>
          <table:table-cell table:formula="of:=IF([.F97]=&quot;Diamond&quot;;1;0)*[.N97]*IF([.I97]&gt;1;1;0)" office:value-type="float" office:value="0">
            <text:p>0</text:p>
          </table:table-cell>
          <table:table-cell table:formula="of:=IF([.F97]=&quot;Moeller&quot;;1;0)*[.N97]*IF([.I97]&gt;1;1;0)" office:value-type="float" office:value="0">
            <text:p>0</text:p>
          </table:table-cell>
          <table:table-cell table:formula="of:=[.O97]*[.L97]" office:value-type="float" office:value="0">
            <text:p>0</text:p>
          </table:table-cell>
          <table:table-cell table:formula="of:=[.O97]*[.M97]" office:value-type="float" office:value="0">
            <text:p>0</text:p>
          </table:table-cell>
          <table:table-cell table:formula="of:=[.P97]*[.L97]" office:value-type="float" office:value="0">
            <text:p>0</text:p>
          </table:table-cell>
          <table:table-cell table:formula="of:=[.P97]*[.M97]" office:value-type="float" office:value="0">
            <text:p>0</text:p>
          </table:table-cell>
          <table:table-cell table:formula="of:=SUM([.N97:.P97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6" table:formula="of:=[.A97]+1" office:value-type="float" office:value="8641">
            <text:p>8641</text:p>
          </table:table-cell>
          <table:table-cell table:style-name="ce111" office:value-type="date" office:date-value="2015-05-07">
            <text:p>2015-05-07</text:p>
          </table:table-cell>
          <table:table-cell table:style-name="ce187" office:value-type="time" office:time-value="PT14H32M00S">
            <text:p>14:32</text:p>
          </table:table-cell>
          <table:table-cell table:style-name="ce187" office:value-type="time" office:time-value="PT14H47M00S">
            <text:p>14:47</text:p>
          </table:table-cell>
          <table:table-cell table:style-name="ce276" table:formula="of:=([.D98]-[.C98])*24*60" office:value-type="float" office:value="14.9999999999999">
            <text:p>15</text:p>
          </table:table-cell>
          <table:table-cell table:style-name="ce333" office:value-type="string">
            <text:p>Diamond</text:p>
          </table:table-cell>
          <table:table-cell table:style-name="ce333" office:value-type="float" office:value="850">
            <text:p>850</text:p>
          </table:table-cell>
          <table:table-cell table:style-name="ce333" office:value-type="string">
            <text:p>PERP</text:p>
          </table:table-cell>
          <table:table-cell table:style-name="ce333" office:value-type="float" office:value="4.2">
            <text:p>4,2</text:p>
          </table:table-cell>
          <table:table-cell table:style-name="ce333" office:value-type="string">
            <text:p>NO</text:p>
          </table:table-cell>
          <table:table-cell table:style-name="ce333" office:value-type="string">
            <text:p>High flux, also MWPC half gone</text:p>
          </table:table-cell>
          <table:table-cell table:style-name="ce395" table:formula="of:=IF([.J98]=&quot;YES&quot;;[.I98];0)*IF([.I98]&gt;1;1;0)" office:value-type="float" office:value="0">
            <text:p>0</text:p>
          </table:table-cell>
          <table:table-cell table:style-name="ce395" table:formula="of:=IF([.J98]=&quot;YES&quot;;[.E98];0)*IF([.I98]&gt;1;1;0)" office:value-type="float" office:value="0">
            <text:p>0</text:p>
          </table:table-cell>
          <table:table-cell table:formula="of:=IF([.J98]=&quot;YES&quot;;1;0)*IF([.I98]&gt;1;1;0)" office:value-type="float" office:value="0">
            <text:p>0</text:p>
          </table:table-cell>
          <table:table-cell table:formula="of:=IF([.F98]=&quot;Diamond&quot;;1;0)*[.N98]*IF([.I98]&gt;1;1;0)" office:value-type="float" office:value="0">
            <text:p>0</text:p>
          </table:table-cell>
          <table:table-cell table:formula="of:=IF([.F98]=&quot;Moeller&quot;;1;0)*[.N98]*IF([.I98]&gt;1;1;0)" office:value-type="float" office:value="0">
            <text:p>0</text:p>
          </table:table-cell>
          <table:table-cell table:formula="of:=[.O98]*[.L98]" office:value-type="float" office:value="0">
            <text:p>0</text:p>
          </table:table-cell>
          <table:table-cell table:formula="of:=[.O98]*[.M98]" office:value-type="float" office:value="0">
            <text:p>0</text:p>
          </table:table-cell>
          <table:table-cell table:formula="of:=[.P98]*[.L98]" office:value-type="float" office:value="0">
            <text:p>0</text:p>
          </table:table-cell>
          <table:table-cell table:formula="of:=[.P98]*[.M98]" office:value-type="float" office:value="0">
            <text:p>0</text:p>
          </table:table-cell>
          <table:table-cell table:formula="of:=SUM([.N98:.P98])" office:value-type="float" office:value="0">
            <text:p>0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2" table:formula="of:=[.A98]+1" office:value-type="float" office:value="8642">
            <text:p>8642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15H32M00S">
            <text:p>15:32</text:p>
          </table:table-cell>
          <table:table-cell table:style-name="ce183" office:value-type="time" office:time-value="PT16H01M00S">
            <text:p>16:01</text:p>
          </table:table-cell>
          <table:table-cell table:style-name="ce272" table:formula="of:=([.D99]-[.C99])*24*60" office:value-type="float" office:value="28.9999999999999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7.6">
            <text:p>7,6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99]=&quot;YES&quot;;[.I99];0)*IF([.I99]&gt;1;1;0)" office:value-type="float" office:value="7.6">
            <text:p>7,6</text:p>
          </table:table-cell>
          <table:table-cell table:style-name="ce395" table:formula="of:=IF([.J99]=&quot;YES&quot;;[.E99];0)*IF([.I99]&gt;1;1;0)" office:value-type="float" office:value="28.9999999999999">
            <text:p>28,9999999999999</text:p>
          </table:table-cell>
          <table:table-cell table:formula="of:=IF([.J99]=&quot;YES&quot;;1;0)*IF([.I99]&gt;1;1;0)" office:value-type="float" office:value="1">
            <text:p>1</text:p>
          </table:table-cell>
          <table:table-cell table:formula="of:=IF([.F99]=&quot;Diamond&quot;;1;0)*[.N99]*IF([.I99]&gt;1;1;0)" office:value-type="float" office:value="1">
            <text:p>1</text:p>
          </table:table-cell>
          <table:table-cell table:formula="of:=IF([.F99]=&quot;Moeller&quot;;1;0)*[.N99]*IF([.I99]&gt;1;1;0)" office:value-type="float" office:value="0">
            <text:p>0</text:p>
          </table:table-cell>
          <table:table-cell table:formula="of:=[.O99]*[.L99]" office:value-type="float" office:value="7.6">
            <text:p>7,6</text:p>
          </table:table-cell>
          <table:table-cell table:formula="of:=[.O99]*[.M99]" office:value-type="float" office:value="28.9999999999999">
            <text:p>28,9999999999999</text:p>
          </table:table-cell>
          <table:table-cell table:formula="of:=[.P99]*[.L99]" office:value-type="float" office:value="0">
            <text:p>0</text:p>
          </table:table-cell>
          <table:table-cell table:formula="of:=[.P99]*[.M99]" office:value-type="float" office:value="0">
            <text:p>0</text:p>
          </table:table-cell>
          <table:table-cell table:formula="of:=SUM([.N99:.P99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99]+1" office:value-type="float" office:value="8643">
            <text:p>8643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16H02M00S">
            <text:p>16:02</text:p>
          </table:table-cell>
          <table:table-cell table:style-name="ce183" office:value-type="time" office:time-value="PT16H32M00S">
            <text:p>16:32</text:p>
          </table:table-cell>
          <table:table-cell table:style-name="ce272" table:formula="of:=([.D100]-[.C100])*24*60" office:value-type="float" office:value="30.0000000000001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8.1">
            <text:p>8,1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00]=&quot;YES&quot;;[.I100];0)*IF([.I100]&gt;1;1;0)" office:value-type="float" office:value="8.1">
            <text:p>8,1</text:p>
          </table:table-cell>
          <table:table-cell table:style-name="ce395" table:formula="of:=IF([.J100]=&quot;YES&quot;;[.E100];0)*IF([.I100]&gt;1;1;0)" office:value-type="float" office:value="30.0000000000001">
            <text:p>30,0000000000001</text:p>
          </table:table-cell>
          <table:table-cell table:formula="of:=IF([.J100]=&quot;YES&quot;;1;0)*IF([.I100]&gt;1;1;0)" office:value-type="float" office:value="1">
            <text:p>1</text:p>
          </table:table-cell>
          <table:table-cell table:formula="of:=IF([.F100]=&quot;Diamond&quot;;1;0)*[.N100]*IF([.I100]&gt;1;1;0)" office:value-type="float" office:value="1">
            <text:p>1</text:p>
          </table:table-cell>
          <table:table-cell table:formula="of:=IF([.F100]=&quot;Moeller&quot;;1;0)*[.N100]*IF([.I100]&gt;1;1;0)" office:value-type="float" office:value="0">
            <text:p>0</text:p>
          </table:table-cell>
          <table:table-cell table:formula="of:=[.O100]*[.L100]" office:value-type="float" office:value="8.1">
            <text:p>8,1</text:p>
          </table:table-cell>
          <table:table-cell table:formula="of:=[.O100]*[.M100]" office:value-type="float" office:value="30.0000000000001">
            <text:p>30,0000000000001</text:p>
          </table:table-cell>
          <table:table-cell table:formula="of:=[.P100]*[.L100]" office:value-type="float" office:value="0">
            <text:p>0</text:p>
          </table:table-cell>
          <table:table-cell table:formula="of:=[.P100]*[.M100]" office:value-type="float" office:value="0">
            <text:p>0</text:p>
          </table:table-cell>
          <table:table-cell table:formula="of:=SUM([.N100:.P100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100]+1" office:value-type="float" office:value="8644">
            <text:p>8644</text:p>
          </table:table-cell>
          <table:table-cell table:style-name="ce109" office:value-type="date" office:date-value="2015-05-07">
            <text:p>2015-05-07</text:p>
          </table:table-cell>
          <table:table-cell table:style-name="ce185" office:value-type="time" office:time-value="PT16H35M00S">
            <text:p>16:35</text:p>
          </table:table-cell>
          <table:table-cell table:style-name="ce185" office:value-type="time" office:time-value="PT17H01M00S">
            <text:p>17:01</text:p>
          </table:table-cell>
          <table:table-cell table:style-name="ce274" table:formula="of:=([.D101]-[.C101])*24*60" office:value-type="float" office:value="26.0000000000001">
            <text:p>26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7.1">
            <text:p>7,1</text:p>
          </table:table-cell>
          <table:table-cell table:style-name="ce331" office:value-type="string">
            <text:p>YES</text:p>
          </table:table-cell>
          <table:table-cell table:style-name="ce331" office:value-type="string">
            <text:p>MWPC wires missing at end</text:p>
          </table:table-cell>
          <table:table-cell table:style-name="ce395" table:formula="of:=IF([.J101]=&quot;YES&quot;;[.I101];0)*IF([.I101]&gt;1;1;0)" office:value-type="float" office:value="7.1">
            <text:p>7,1</text:p>
          </table:table-cell>
          <table:table-cell table:style-name="ce395" table:formula="of:=IF([.J101]=&quot;YES&quot;;[.E101];0)*IF([.I101]&gt;1;1;0)" office:value-type="float" office:value="26.0000000000001">
            <text:p>26,0000000000001</text:p>
          </table:table-cell>
          <table:table-cell table:formula="of:=IF([.J101]=&quot;YES&quot;;1;0)*IF([.I101]&gt;1;1;0)" office:value-type="float" office:value="1">
            <text:p>1</text:p>
          </table:table-cell>
          <table:table-cell table:formula="of:=IF([.F101]=&quot;Diamond&quot;;1;0)*[.N101]*IF([.I101]&gt;1;1;0)" office:value-type="float" office:value="1">
            <text:p>1</text:p>
          </table:table-cell>
          <table:table-cell table:formula="of:=IF([.F101]=&quot;Moeller&quot;;1;0)*[.N101]*IF([.I101]&gt;1;1;0)" office:value-type="float" office:value="0">
            <text:p>0</text:p>
          </table:table-cell>
          <table:table-cell table:formula="of:=[.O101]*[.L101]" office:value-type="float" office:value="7.1">
            <text:p>7,1</text:p>
          </table:table-cell>
          <table:table-cell table:formula="of:=[.O101]*[.M101]" office:value-type="float" office:value="26.0000000000001">
            <text:p>26,0000000000001</text:p>
          </table:table-cell>
          <table:table-cell table:formula="of:=[.P101]*[.L101]" office:value-type="float" office:value="0">
            <text:p>0</text:p>
          </table:table-cell>
          <table:table-cell table:formula="of:=[.P101]*[.M101]" office:value-type="float" office:value="0">
            <text:p>0</text:p>
          </table:table-cell>
          <table:table-cell table:formula="of:=SUM([.N101:.P101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3" table:formula="of:=[.A101]+1" office:value-type="float" office:value="8645">
            <text:p>8645</text:p>
          </table:table-cell>
          <table:table-cell table:style-name="ce108" office:value-type="date" office:date-value="2015-05-07">
            <text:p>2015-05-07</text:p>
          </table:table-cell>
          <table:table-cell table:style-name="ce184" office:value-type="time" office:time-value="PT17H01M00S">
            <text:p>17:01</text:p>
          </table:table-cell>
          <table:table-cell table:style-name="ce184" office:value-type="time" office:time-value="PT17H05M00S">
            <text:p>17:05</text:p>
          </table:table-cell>
          <table:table-cell table:style-name="ce273" table:formula="of:=([.D102]-[.C102])*24*60" office:value-type="float" office:value="3.99999999999999">
            <text:p>4</text:p>
          </table:table-cell>
          <table:table-cell table:style-name="ce164" office:value-type="string">
            <text:p>Diamond</text:p>
          </table:table-cell>
          <table:table-cell table:style-name="ce164" office:value-type="float" office:value="850">
            <text:p>850</text:p>
          </table:table-cell>
          <table:table-cell table:style-name="ce164" office:value-type="string">
            <text:p>-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NO</text:p>
          </table:table-cell>
          <table:table-cell table:style-name="ce164" office:value-type="string">
            <text:p>Short trigger test</text:p>
          </table:table-cell>
          <table:table-cell table:style-name="ce395" table:formula="of:=IF([.J102]=&quot;YES&quot;;[.I102];0)*IF([.I102]&gt;1;1;0)" office:value-type="float" office:value="0">
            <text:p>0</text:p>
          </table:table-cell>
          <table:table-cell table:style-name="ce395" table:formula="of:=IF([.J102]=&quot;YES&quot;;[.E102];0)*IF([.I102]&gt;1;1;0)" office:value-type="float" office:value="0">
            <text:p>0</text:p>
          </table:table-cell>
          <table:table-cell table:formula="of:=IF([.J102]=&quot;YES&quot;;1;0)*IF([.I102]&gt;1;1;0)" office:value-type="float" office:value="0">
            <text:p>0</text:p>
          </table:table-cell>
          <table:table-cell table:formula="of:=IF([.F102]=&quot;Diamond&quot;;1;0)*[.N102]*IF([.I102]&gt;1;1;0)" office:value-type="float" office:value="0">
            <text:p>0</text:p>
          </table:table-cell>
          <table:table-cell table:formula="of:=IF([.F102]=&quot;Moeller&quot;;1;0)*[.N102]*IF([.I102]&gt;1;1;0)" office:value-type="float" office:value="0">
            <text:p>0</text:p>
          </table:table-cell>
          <table:table-cell table:formula="of:=[.O102]*[.L102]" office:value-type="float" office:value="0">
            <text:p>0</text:p>
          </table:table-cell>
          <table:table-cell table:formula="of:=[.O102]*[.M102]" office:value-type="float" office:value="0">
            <text:p>0</text:p>
          </table:table-cell>
          <table:table-cell table:formula="of:=[.P102]*[.L102]" office:value-type="float" office:value="0">
            <text:p>0</text:p>
          </table:table-cell>
          <table:table-cell table:formula="of:=[.P102]*[.M102]" office:value-type="float" office:value="0">
            <text:p>0</text:p>
          </table:table-cell>
          <table:table-cell table:formula="of:=SUM([.N102:.P102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0" table:formula="of:=[.A102]+1" office:value-type="float" office:value="8646">
            <text:p>8646</text:p>
          </table:table-cell>
          <table:table-cell table:style-name="ce105" office:value-type="date" office:date-value="2015-05-07">
            <text:p>2015-05-07</text:p>
          </table:table-cell>
          <table:table-cell table:style-name="ce181" office:value-type="time" office:time-value="PT17H06M00S">
            <text:p>17:06</text:p>
          </table:table-cell>
          <table:table-cell table:style-name="ce181" office:value-type="time" office:time-value="PT17H32M00S">
            <text:p>17:32</text:p>
          </table:table-cell>
          <table:table-cell table:style-name="ce270" table:formula="of:=([.D103]-[.C103])*24*60" office:value-type="float" office:value="26.0000000000001">
            <text:p>26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6.9">
            <text:p>6,9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103]=&quot;YES&quot;;[.I103];0)*IF([.I103]&gt;1;1;0)" office:value-type="float" office:value="6.9">
            <text:p>6,9</text:p>
          </table:table-cell>
          <table:table-cell table:style-name="ce395" table:formula="of:=IF([.J103]=&quot;YES&quot;;[.E103];0)*IF([.I103]&gt;1;1;0)" office:value-type="float" office:value="26.0000000000001">
            <text:p>26,0000000000001</text:p>
          </table:table-cell>
          <table:table-cell table:formula="of:=IF([.J103]=&quot;YES&quot;;1;0)*IF([.I103]&gt;1;1;0)" office:value-type="float" office:value="1">
            <text:p>1</text:p>
          </table:table-cell>
          <table:table-cell table:formula="of:=IF([.F103]=&quot;Diamond&quot;;1;0)*[.N103]*IF([.I103]&gt;1;1;0)" office:value-type="float" office:value="1">
            <text:p>1</text:p>
          </table:table-cell>
          <table:table-cell table:formula="of:=IF([.F103]=&quot;Moeller&quot;;1;0)*[.N103]*IF([.I103]&gt;1;1;0)" office:value-type="float" office:value="0">
            <text:p>0</text:p>
          </table:table-cell>
          <table:table-cell table:formula="of:=[.O103]*[.L103]" office:value-type="float" office:value="6.9">
            <text:p>6,9</text:p>
          </table:table-cell>
          <table:table-cell table:formula="of:=[.O103]*[.M103]" office:value-type="float" office:value="26.0000000000001">
            <text:p>26,0000000000001</text:p>
          </table:table-cell>
          <table:table-cell table:formula="of:=[.P103]*[.L103]" office:value-type="float" office:value="0">
            <text:p>0</text:p>
          </table:table-cell>
          <table:table-cell table:formula="of:=[.P103]*[.M103]" office:value-type="float" office:value="0">
            <text:p>0</text:p>
          </table:table-cell>
          <table:table-cell table:formula="of:=SUM([.N103:.P103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2" table:formula="of:=[.A103]+1" office:value-type="float" office:value="8647">
            <text:p>8647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17H33M00S">
            <text:p>17:33</text:p>
          </table:table-cell>
          <table:table-cell table:style-name="ce183" office:value-type="time" office:time-value="PT17H57M00S">
            <text:p>17:57</text:p>
          </table:table-cell>
          <table:table-cell table:style-name="ce272" table:formula="of:=([.D104]-[.C104])*24*60" office:value-type="float" office:value="23.9999999999999">
            <text:p>24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6.7">
            <text:p>6,7</text:p>
          </table:table-cell>
          <table:table-cell table:style-name="ce330" office:value-type="string">
            <text:p>YES</text:p>
          </table:table-cell>
          <table:table-cell table:style-name="ce330" office:value-type="string">
            <text:p>stopped early because Tagger G turned off at end of run</text:p>
          </table:table-cell>
          <table:table-cell table:style-name="ce395" table:formula="of:=IF([.J104]=&quot;YES&quot;;[.I104];0)*IF([.I104]&gt;1;1;0)" office:value-type="float" office:value="6.7">
            <text:p>6,7</text:p>
          </table:table-cell>
          <table:table-cell table:style-name="ce395" table:formula="of:=IF([.J104]=&quot;YES&quot;;[.E104];0)*IF([.I104]&gt;1;1;0)" office:value-type="float" office:value="23.9999999999999">
            <text:p>23,9999999999999</text:p>
          </table:table-cell>
          <table:table-cell table:formula="of:=IF([.J104]=&quot;YES&quot;;1;0)*IF([.I104]&gt;1;1;0)" office:value-type="float" office:value="1">
            <text:p>1</text:p>
          </table:table-cell>
          <table:table-cell table:formula="of:=IF([.F104]=&quot;Diamond&quot;;1;0)*[.N104]*IF([.I104]&gt;1;1;0)" office:value-type="float" office:value="1">
            <text:p>1</text:p>
          </table:table-cell>
          <table:table-cell table:formula="of:=IF([.F104]=&quot;Moeller&quot;;1;0)*[.N104]*IF([.I104]&gt;1;1;0)" office:value-type="float" office:value="0">
            <text:p>0</text:p>
          </table:table-cell>
          <table:table-cell table:formula="of:=[.O104]*[.L104]" office:value-type="float" office:value="6.7">
            <text:p>6,7</text:p>
          </table:table-cell>
          <table:table-cell table:formula="of:=[.O104]*[.M104]" office:value-type="float" office:value="23.9999999999999">
            <text:p>23,9999999999999</text:p>
          </table:table-cell>
          <table:table-cell table:formula="of:=[.P104]*[.L104]" office:value-type="float" office:value="0">
            <text:p>0</text:p>
          </table:table-cell>
          <table:table-cell table:formula="of:=[.P104]*[.M104]" office:value-type="float" office:value="0">
            <text:p>0</text:p>
          </table:table-cell>
          <table:table-cell table:formula="of:=SUM([.N104:.P104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104]+1" office:value-type="float" office:value="8648">
            <text:p>8648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17H59M00S">
            <text:p>17:59</text:p>
          </table:table-cell>
          <table:table-cell table:style-name="ce183" office:value-type="time" office:time-value="PT18H24M00S">
            <text:p>18:24</text:p>
          </table:table-cell>
          <table:table-cell table:style-name="ce272" table:formula="of:=([.D105]-[.C105])*24*60" office:value-type="float" office:value="25.0000000000001">
            <text:p>25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6.9">
            <text:p>6,9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05]=&quot;YES&quot;;[.I105];0)*IF([.I105]&gt;1;1;0)" office:value-type="float" office:value="6.9">
            <text:p>6,9</text:p>
          </table:table-cell>
          <table:table-cell table:style-name="ce395" table:formula="of:=IF([.J105]=&quot;YES&quot;;[.E105];0)*IF([.I105]&gt;1;1;0)" office:value-type="float" office:value="25.0000000000001">
            <text:p>25,0000000000001</text:p>
          </table:table-cell>
          <table:table-cell table:formula="of:=IF([.J105]=&quot;YES&quot;;1;0)*IF([.I105]&gt;1;1;0)" office:value-type="float" office:value="1">
            <text:p>1</text:p>
          </table:table-cell>
          <table:table-cell table:formula="of:=IF([.F105]=&quot;Diamond&quot;;1;0)*[.N105]*IF([.I105]&gt;1;1;0)" office:value-type="float" office:value="1">
            <text:p>1</text:p>
          </table:table-cell>
          <table:table-cell table:formula="of:=IF([.F105]=&quot;Moeller&quot;;1;0)*[.N105]*IF([.I105]&gt;1;1;0)" office:value-type="float" office:value="0">
            <text:p>0</text:p>
          </table:table-cell>
          <table:table-cell table:formula="of:=[.O105]*[.L105]" office:value-type="float" office:value="6.9">
            <text:p>6,9</text:p>
          </table:table-cell>
          <table:table-cell table:formula="of:=[.O105]*[.M105]" office:value-type="float" office:value="25.0000000000001">
            <text:p>25,0000000000001</text:p>
          </table:table-cell>
          <table:table-cell table:formula="of:=[.P105]*[.L105]" office:value-type="float" office:value="0">
            <text:p>0</text:p>
          </table:table-cell>
          <table:table-cell table:formula="of:=[.P105]*[.M105]" office:value-type="float" office:value="0">
            <text:p>0</text:p>
          </table:table-cell>
          <table:table-cell table:formula="of:=SUM([.N105:.P105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7" table:formula="of:=[.A105]+1" office:value-type="float" office:value="8649">
            <text:p>8649</text:p>
          </table:table-cell>
          <table:table-cell table:style-name="ce112" office:value-type="date" office:date-value="2015-05-07">
            <text:p>2015-05-07</text:p>
          </table:table-cell>
          <table:table-cell table:style-name="ce188" office:value-type="time" office:time-value="PT18H25M00S">
            <text:p>18:25</text:p>
          </table:table-cell>
          <table:table-cell table:style-name="ce188" office:value-type="time" office:time-value="PT18H28M00S">
            <text:p>18:28</text:p>
          </table:table-cell>
          <table:table-cell table:style-name="ce277" table:formula="of:=([.D106]-[.C106])*24*60" office:value-type="float" office:value="2.99999999999999">
            <text:p>3</text:p>
          </table:table-cell>
          <table:table-cell table:style-name="ce334" office:value-type="string">
            <text:p>Diamond</text:p>
          </table:table-cell>
          <table:table-cell table:style-name="ce334" office:value-type="float" office:value="850">
            <text:p>850</text:p>
          </table:table-cell>
          <table:table-cell table:style-name="ce334" office:value-type="string">
            <text:p>-</text:p>
          </table:table-cell>
          <table:table-cell table:style-name="ce334" office:value-type="string">
            <text:p>&lt;1</text:p>
          </table:table-cell>
          <table:table-cell table:style-name="ce334" office:value-type="string">
            <text:p>NO</text:p>
          </table:table-cell>
          <table:table-cell table:style-name="ce334" office:value-type="string">
            <text:p>Stopped very early because Andres goes into the hall</text:p>
          </table:table-cell>
          <table:table-cell table:style-name="ce434" table:formula="of:=IF([.J106]=&quot;YES&quot;;[.I106];0)*IF([.I106]&gt;1;1;0)" office:value-type="float" office:value="0">
            <text:p>0</text:p>
          </table:table-cell>
          <table:table-cell table:style-name="ce434" table:formula="of:=IF([.J106]=&quot;YES&quot;;[.E106];0)*IF([.I106]&gt;1;1;0)" office:value-type="float" office:value="0">
            <text:p>0</text:p>
          </table:table-cell>
          <table:table-cell table:style-name="ce63" table:formula="of:=IF([.J106]=&quot;YES&quot;;1;0)*IF([.I106]&gt;1;1;0)" office:value-type="float" office:value="0">
            <text:p>0</text:p>
          </table:table-cell>
          <table:table-cell table:style-name="ce63" table:formula="of:=IF([.F106]=&quot;Diamond&quot;;1;0)*[.N106]*IF([.I106]&gt;1;1;0)" office:value-type="float" office:value="0">
            <text:p>0</text:p>
          </table:table-cell>
          <table:table-cell table:style-name="ce63" table:formula="of:=IF([.F106]=&quot;Moeller&quot;;1;0)*[.N106]*IF([.I106]&gt;1;1;0)" office:value-type="float" office:value="0">
            <text:p>0</text:p>
          </table:table-cell>
          <table:table-cell table:style-name="ce63" table:formula="of:=[.O106]*[.L106]" office:value-type="float" office:value="0">
            <text:p>0</text:p>
          </table:table-cell>
          <table:table-cell table:style-name="ce63" table:formula="of:=[.O106]*[.M106]" office:value-type="float" office:value="0">
            <text:p>0</text:p>
          </table:table-cell>
          <table:table-cell table:style-name="ce63" table:formula="of:=[.P106]*[.L106]" office:value-type="float" office:value="0">
            <text:p>0</text:p>
          </table:table-cell>
          <table:table-cell table:style-name="ce63" table:formula="of:=[.P106]*[.M106]" office:value-type="float" office:value="0">
            <text:p>0</text:p>
          </table:table-cell>
          <table:table-cell table:style-name="ce63" table:formula="of:=SUM([.N106:.P106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535"/>
        </table:table-row>
        <table:table-row table:style-name="ro4">
          <table:table-cell table:style-name="ce47" table:formula="of:=[.A106]+1" office:value-type="float" office:value="8650">
            <text:p>8650</text:p>
          </table:table-cell>
          <table:table-cell table:style-name="ce112" office:value-type="date" office:date-value="2015-05-07">
            <text:p>2015-05-07</text:p>
          </table:table-cell>
          <table:table-cell table:style-name="ce188" office:value-type="time" office:time-value="PT18H50M00S">
            <text:p>18:50</text:p>
          </table:table-cell>
          <table:table-cell table:style-name="ce188" office:value-type="time" office:time-value="PT18H53M00S">
            <text:p>18:53</text:p>
          </table:table-cell>
          <table:table-cell table:style-name="ce277" table:formula="of:=([.D107]-[.C107])*24*60" office:value-type="float" office:value="2.99999999999999">
            <text:p>3</text:p>
          </table:table-cell>
          <table:table-cell table:style-name="ce334" office:value-type="string">
            <text:p>Diamond</text:p>
          </table:table-cell>
          <table:table-cell table:style-name="ce334" office:value-type="float" office:value="850">
            <text:p>850</text:p>
          </table:table-cell>
          <table:table-cell table:style-name="ce334" office:value-type="string">
            <text:p>-</text:p>
          </table:table-cell>
          <table:table-cell table:style-name="ce334" office:value-type="string">
            <text:p>&lt;1</text:p>
          </table:table-cell>
          <table:table-cell table:style-name="ce334" office:value-type="string">
            <text:p>NO</text:p>
          </table:table-cell>
          <table:table-cell table:style-name="ce334" office:value-type="string">
            <text:p>.Two peaks in tagger time sectra. JUNK</text:p>
          </table:table-cell>
          <table:table-cell table:style-name="ce434" table:formula="of:=IF([.J107]=&quot;YES&quot;;[.I107];0)*IF([.I107]&gt;1;1;0)" office:value-type="float" office:value="0">
            <text:p>0</text:p>
          </table:table-cell>
          <table:table-cell table:style-name="ce434" table:formula="of:=IF([.J107]=&quot;YES&quot;;[.E107];0)*IF([.I107]&gt;1;1;0)" office:value-type="float" office:value="0">
            <text:p>0</text:p>
          </table:table-cell>
          <table:table-cell table:style-name="ce63" table:formula="of:=IF([.J107]=&quot;YES&quot;;1;0)*IF([.I107]&gt;1;1;0)" office:value-type="float" office:value="0">
            <text:p>0</text:p>
          </table:table-cell>
          <table:table-cell table:style-name="ce63" table:formula="of:=IF([.F107]=&quot;Diamond&quot;;1;0)*[.N107]*IF([.I107]&gt;1;1;0)" office:value-type="float" office:value="0">
            <text:p>0</text:p>
          </table:table-cell>
          <table:table-cell table:style-name="ce63" table:formula="of:=IF([.F107]=&quot;Moeller&quot;;1;0)*[.N107]*IF([.I107]&gt;1;1;0)" office:value-type="float" office:value="0">
            <text:p>0</text:p>
          </table:table-cell>
          <table:table-cell table:style-name="ce63" table:formula="of:=[.O107]*[.L107]" office:value-type="float" office:value="0">
            <text:p>0</text:p>
          </table:table-cell>
          <table:table-cell table:style-name="ce63" table:formula="of:=[.O107]*[.M107]" office:value-type="float" office:value="0">
            <text:p>0</text:p>
          </table:table-cell>
          <table:table-cell table:style-name="ce63" table:formula="of:=[.P107]*[.L107]" office:value-type="float" office:value="0">
            <text:p>0</text:p>
          </table:table-cell>
          <table:table-cell table:style-name="ce63" table:formula="of:=[.P107]*[.M107]" office:value-type="float" office:value="0">
            <text:p>0</text:p>
          </table:table-cell>
          <table:table-cell table:style-name="ce63" table:formula="of:=SUM([.N107:.P107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535"/>
        </table:table-row>
        <table:table-row table:style-name="ro4">
          <table:table-cell table:style-name="ce44" table:formula="of:=[.A107]+1" office:value-type="float" office:value="8651">
            <text:p>8651</text:p>
          </table:table-cell>
          <table:table-cell table:style-name="ce113" office:value-type="date" office:date-value="2015-05-07">
            <text:p>2015-05-07</text:p>
          </table:table-cell>
          <table:table-cell table:style-name="ce185" office:value-type="time" office:time-value="PT18H54M00S">
            <text:p>18:54</text:p>
          </table:table-cell>
          <table:table-cell table:style-name="ce185" office:value-type="time" office:time-value="PT19H21M00S">
            <text:p>19:21</text:p>
          </table:table-cell>
          <table:table-cell table:style-name="ce274" table:formula="of:=([.D108]-[.C108])*24*60" office:value-type="float" office:value="26.9999999999999">
            <text:p>27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6.9">
            <text:p>6,9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108]=&quot;YES&quot;;[.I108];0)*IF([.I108]&gt;1;1;0)" office:value-type="float" office:value="6.9">
            <text:p>6,9</text:p>
          </table:table-cell>
          <table:table-cell table:style-name="ce395" table:formula="of:=IF([.J108]=&quot;YES&quot;;[.E108];0)*IF([.I108]&gt;1;1;0)" office:value-type="float" office:value="26.9999999999999">
            <text:p>26,9999999999999</text:p>
          </table:table-cell>
          <table:table-cell table:formula="of:=IF([.J108]=&quot;YES&quot;;1;0)*IF([.I108]&gt;1;1;0)" office:value-type="float" office:value="1">
            <text:p>1</text:p>
          </table:table-cell>
          <table:table-cell table:formula="of:=IF([.F108]=&quot;Diamond&quot;;1;0)*[.N108]*IF([.I108]&gt;1;1;0)" office:value-type="float" office:value="1">
            <text:p>1</text:p>
          </table:table-cell>
          <table:table-cell table:formula="of:=IF([.F108]=&quot;Moeller&quot;;1;0)*[.N108]*IF([.I108]&gt;1;1;0)" office:value-type="float" office:value="0">
            <text:p>0</text:p>
          </table:table-cell>
          <table:table-cell table:formula="of:=[.O108]*[.L108]" office:value-type="float" office:value="6.9">
            <text:p>6,9</text:p>
          </table:table-cell>
          <table:table-cell table:formula="of:=[.O108]*[.M108]" office:value-type="float" office:value="26.9999999999999">
            <text:p>26,9999999999999</text:p>
          </table:table-cell>
          <table:table-cell table:formula="of:=[.P108]*[.L108]" office:value-type="float" office:value="0">
            <text:p>0</text:p>
          </table:table-cell>
          <table:table-cell table:formula="of:=[.P108]*[.M108]" office:value-type="float" office:value="0">
            <text:p>0</text:p>
          </table:table-cell>
          <table:table-cell table:formula="of:=SUM([.N108:.P108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1" table:formula="of:=[.A108]+1" office:value-type="float" office:value="8652">
            <text:p>8652</text:p>
          </table:table-cell>
          <table:table-cell table:style-name="ce106" office:value-type="date" office:date-value="2015-05-07">
            <text:p>2015-05-07</text:p>
          </table:table-cell>
          <table:table-cell table:style-name="ce182" office:value-type="time" office:time-value="PT19H28M00S">
            <text:p>19:28</text:p>
          </table:table-cell>
          <table:table-cell table:style-name="ce182" office:value-type="time" office:time-value="PT19H58M00S">
            <text:p>19:58</text:p>
          </table:table-cell>
          <table:table-cell table:style-name="ce271" table:formula="of:=([.D109]-[.C109])*24*60" office:value-type="float" office:value="29.9999999999999">
            <text:p>30</text:p>
          </table:table-cell>
          <table:table-cell table:style-name="ce329" office:value-type="string">
            <text:p>Moeller</text:p>
          </table:table-cell>
          <table:table-cell table:style-name="ce329"/>
          <table:table-cell table:style-name="ce329" office:value-type="string">
            <text:p>-</text:p>
          </table:table-cell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No section H in Tagger</text:p>
          </table:table-cell>
          <table:table-cell table:style-name="ce395" table:formula="of:=IF([.J109]=&quot;YES&quot;;[.I109];0)*IF([.I109]&gt;1;1;0)" office:value-type="float" office:value="6.9">
            <text:p>6,9</text:p>
          </table:table-cell>
          <table:table-cell table:style-name="ce395" table:formula="of:=IF([.J109]=&quot;YES&quot;;[.E109];0)*IF([.I109]&gt;1;1;0)" office:value-type="float" office:value="29.9999999999999">
            <text:p>29,9999999999999</text:p>
          </table:table-cell>
          <table:table-cell table:formula="of:=IF([.J109]=&quot;YES&quot;;1;0)*IF([.I109]&gt;1;1;0)" office:value-type="float" office:value="1">
            <text:p>1</text:p>
          </table:table-cell>
          <table:table-cell table:formula="of:=IF([.F109]=&quot;Diamond&quot;;1;0)*[.N109]*IF([.I109]&gt;1;1;0)" office:value-type="float" office:value="0">
            <text:p>0</text:p>
          </table:table-cell>
          <table:table-cell table:formula="of:=IF([.F109]=&quot;Moeller&quot;;1;0)*[.N109]*IF([.I109]&gt;1;1;0)" office:value-type="float" office:value="1">
            <text:p>1</text:p>
          </table:table-cell>
          <table:table-cell table:formula="of:=[.O109]*[.L109]" office:value-type="float" office:value="0">
            <text:p>0</text:p>
          </table:table-cell>
          <table:table-cell table:formula="of:=[.O109]*[.M109]" office:value-type="float" office:value="0">
            <text:p>0</text:p>
          </table:table-cell>
          <table:table-cell table:formula="of:=[.P109]*[.L109]" office:value-type="float" office:value="6.9">
            <text:p>6,9</text:p>
          </table:table-cell>
          <table:table-cell table:formula="of:=[.P109]*[.M109]" office:value-type="float" office:value="29.9999999999999">
            <text:p>29,9999999999999</text:p>
          </table:table-cell>
          <table:table-cell table:formula="of:=SUM([.N109:.P109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09]+1" office:value-type="float" office:value="8653">
            <text:p>8653</text:p>
          </table:table-cell>
          <table:table-cell table:style-name="ce106" office:value-type="date" office:date-value="2015-05-07">
            <text:p>2015-05-07</text:p>
          </table:table-cell>
          <table:table-cell table:style-name="ce182" office:value-type="time" office:time-value="PT19H59M00S">
            <text:p>19:59</text:p>
          </table:table-cell>
          <table:table-cell table:style-name="ce182" office:value-type="time" office:time-value="PT20H29M00S">
            <text:p>20:29</text:p>
          </table:table-cell>
          <table:table-cell table:style-name="ce271" table:formula="of:=([.D110]-[.C110])*24*60" office:value-type="float" office:value="30.0000000000002">
            <text:p>30</text:p>
          </table:table-cell>
          <table:table-cell table:style-name="ce329" office:value-type="string">
            <text:p>Moeller</text:p>
          </table:table-cell>
          <table:table-cell table:style-name="ce329"/>
          <table:table-cell table:style-name="ce329" office:value-type="string">
            <text:p>-</text:p>
          </table:table-cell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Section H in Tagger</text:p>
          </table:table-cell>
          <table:table-cell table:style-name="ce395" table:formula="of:=IF([.J110]=&quot;YES&quot;;[.I110];0)*IF([.I110]&gt;1;1;0)" office:value-type="float" office:value="6.9">
            <text:p>6,9</text:p>
          </table:table-cell>
          <table:table-cell table:style-name="ce395" table:formula="of:=IF([.J110]=&quot;YES&quot;;[.E110];0)*IF([.I110]&gt;1;1;0)" office:value-type="float" office:value="30.0000000000002">
            <text:p>30,0000000000002</text:p>
          </table:table-cell>
          <table:table-cell table:formula="of:=IF([.J110]=&quot;YES&quot;;1;0)*IF([.I110]&gt;1;1;0)" office:value-type="float" office:value="1">
            <text:p>1</text:p>
          </table:table-cell>
          <table:table-cell table:formula="of:=IF([.F110]=&quot;Diamond&quot;;1;0)*[.N110]*IF([.I110]&gt;1;1;0)" office:value-type="float" office:value="0">
            <text:p>0</text:p>
          </table:table-cell>
          <table:table-cell table:formula="of:=IF([.F110]=&quot;Moeller&quot;;1;0)*[.N110]*IF([.I110]&gt;1;1;0)" office:value-type="float" office:value="1">
            <text:p>1</text:p>
          </table:table-cell>
          <table:table-cell table:formula="of:=[.O110]*[.L110]" office:value-type="float" office:value="0">
            <text:p>0</text:p>
          </table:table-cell>
          <table:table-cell table:formula="of:=[.O110]*[.M110]" office:value-type="float" office:value="0">
            <text:p>0</text:p>
          </table:table-cell>
          <table:table-cell table:formula="of:=[.P110]*[.L110]" office:value-type="float" office:value="6.9">
            <text:p>6,9</text:p>
          </table:table-cell>
          <table:table-cell table:formula="of:=[.P110]*[.M110]" office:value-type="float" office:value="30.0000000000002">
            <text:p>30,0000000000002</text:p>
          </table:table-cell>
          <table:table-cell table:formula="of:=SUM([.N110:.P110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0" table:formula="of:=[.A110]+1" office:value-type="float" office:value="8654">
            <text:p>8654</text:p>
          </table:table-cell>
          <table:table-cell table:style-name="ce105" office:value-type="date" office:date-value="2015-05-07">
            <text:p>2015-05-07</text:p>
          </table:table-cell>
          <table:table-cell table:style-name="ce181" office:value-type="time" office:time-value="PT20H37M00S">
            <text:p>20:37</text:p>
          </table:table-cell>
          <table:table-cell table:style-name="ce181" office:value-type="time" office:time-value="PT21H05M00S">
            <text:p>21:05</text:p>
          </table:table-cell>
          <table:table-cell table:style-name="ce270" table:formula="of:=([.D111]-[.C111])*24*60" office:value-type="float" office:value="27.9999999999999">
            <text:p>28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6.9">
            <text:p>6,9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111]=&quot;YES&quot;;[.I111];0)*IF([.I111]&gt;1;1;0)" office:value-type="float" office:value="6.9">
            <text:p>6,9</text:p>
          </table:table-cell>
          <table:table-cell table:style-name="ce395" table:formula="of:=IF([.J111]=&quot;YES&quot;;[.E111];0)*IF([.I111]&gt;1;1;0)" office:value-type="float" office:value="27.9999999999999">
            <text:p>27,9999999999999</text:p>
          </table:table-cell>
          <table:table-cell table:formula="of:=IF([.J111]=&quot;YES&quot;;1;0)*IF([.I111]&gt;1;1;0)" office:value-type="float" office:value="1">
            <text:p>1</text:p>
          </table:table-cell>
          <table:table-cell table:formula="of:=IF([.F111]=&quot;Diamond&quot;;1;0)*[.N111]*IF([.I111]&gt;1;1;0)" office:value-type="float" office:value="1">
            <text:p>1</text:p>
          </table:table-cell>
          <table:table-cell table:formula="of:=IF([.F111]=&quot;Moeller&quot;;1;0)*[.N111]*IF([.I111]&gt;1;1;0)" office:value-type="float" office:value="0">
            <text:p>0</text:p>
          </table:table-cell>
          <table:table-cell table:formula="of:=[.O111]*[.L111]" office:value-type="float" office:value="6.9">
            <text:p>6,9</text:p>
          </table:table-cell>
          <table:table-cell table:formula="of:=[.O111]*[.M111]" office:value-type="float" office:value="27.9999999999999">
            <text:p>27,9999999999999</text:p>
          </table:table-cell>
          <table:table-cell table:formula="of:=[.P111]*[.L111]" office:value-type="float" office:value="0">
            <text:p>0</text:p>
          </table:table-cell>
          <table:table-cell table:formula="of:=[.P111]*[.M111]" office:value-type="float" office:value="0">
            <text:p>0</text:p>
          </table:table-cell>
          <table:table-cell table:formula="of:=SUM([.N111:.P111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2" table:formula="of:=[.A111]+1" office:value-type="float" office:value="8655">
            <text:p>8655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21H06M00S">
            <text:p>21:06</text:p>
          </table:table-cell>
          <table:table-cell table:style-name="ce183" office:value-type="time" office:time-value="PT21H34M00S">
            <text:p>21:34</text:p>
          </table:table-cell>
          <table:table-cell table:style-name="ce272" table:formula="of:=([.D112]-[.C112])*24*60" office:value-type="float" office:value="28.0000000000001">
            <text:p>28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6.9">
            <text:p>6,9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12]=&quot;YES&quot;;[.I112];0)*IF([.I112]&gt;1;1;0)" office:value-type="float" office:value="6.9">
            <text:p>6,9</text:p>
          </table:table-cell>
          <table:table-cell table:style-name="ce395" table:formula="of:=IF([.J112]=&quot;YES&quot;;[.E112];0)*IF([.I112]&gt;1;1;0)" office:value-type="float" office:value="28.0000000000001">
            <text:p>28,0000000000001</text:p>
          </table:table-cell>
          <table:table-cell table:formula="of:=IF([.J112]=&quot;YES&quot;;1;0)*IF([.I112]&gt;1;1;0)" office:value-type="float" office:value="1">
            <text:p>1</text:p>
          </table:table-cell>
          <table:table-cell table:formula="of:=IF([.F112]=&quot;Diamond&quot;;1;0)*[.N112]*IF([.I112]&gt;1;1;0)" office:value-type="float" office:value="1">
            <text:p>1</text:p>
          </table:table-cell>
          <table:table-cell table:formula="of:=IF([.F112]=&quot;Moeller&quot;;1;0)*[.N112]*IF([.I112]&gt;1;1;0)" office:value-type="float" office:value="0">
            <text:p>0</text:p>
          </table:table-cell>
          <table:table-cell table:formula="of:=[.O112]*[.L112]" office:value-type="float" office:value="6.9">
            <text:p>6,9</text:p>
          </table:table-cell>
          <table:table-cell table:formula="of:=[.O112]*[.M112]" office:value-type="float" office:value="28.0000000000001">
            <text:p>28,0000000000001</text:p>
          </table:table-cell>
          <table:table-cell table:formula="of:=[.P112]*[.L112]" office:value-type="float" office:value="0">
            <text:p>0</text:p>
          </table:table-cell>
          <table:table-cell table:formula="of:=[.P112]*[.M112]" office:value-type="float" office:value="0">
            <text:p>0</text:p>
          </table:table-cell>
          <table:table-cell table:formula="of:=SUM([.N112:.P112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112]+1" office:value-type="float" office:value="8656">
            <text:p>8656</text:p>
          </table:table-cell>
          <table:table-cell table:style-name="ce107" office:value-type="date" office:date-value="2015-05-07">
            <text:p>2015-05-07</text:p>
          </table:table-cell>
          <table:table-cell table:style-name="ce183" office:value-type="time" office:time-value="PT21H35M00S">
            <text:p>21:35</text:p>
          </table:table-cell>
          <table:table-cell table:style-name="ce183" office:value-type="time" office:time-value="PT22H02M00S">
            <text:p>22:02</text:p>
          </table:table-cell>
          <table:table-cell table:style-name="ce272" table:formula="of:=([.D113]-[.C113])*24*60" office:value-type="float" office:value="26.9999999999999">
            <text:p>27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7">
            <text:p>7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13]=&quot;YES&quot;;[.I113];0)*IF([.I113]&gt;1;1;0)" office:value-type="float" office:value="7">
            <text:p>7</text:p>
          </table:table-cell>
          <table:table-cell table:style-name="ce395" table:formula="of:=IF([.J113]=&quot;YES&quot;;[.E113];0)*IF([.I113]&gt;1;1;0)" office:value-type="float" office:value="26.9999999999999">
            <text:p>26,9999999999999</text:p>
          </table:table-cell>
          <table:table-cell table:formula="of:=IF([.J113]=&quot;YES&quot;;1;0)*IF([.I113]&gt;1;1;0)" office:value-type="float" office:value="1">
            <text:p>1</text:p>
          </table:table-cell>
          <table:table-cell table:formula="of:=IF([.F113]=&quot;Diamond&quot;;1;0)*[.N113]*IF([.I113]&gt;1;1;0)" office:value-type="float" office:value="1">
            <text:p>1</text:p>
          </table:table-cell>
          <table:table-cell table:formula="of:=IF([.F113]=&quot;Moeller&quot;;1;0)*[.N113]*IF([.I113]&gt;1;1;0)" office:value-type="float" office:value="0">
            <text:p>0</text:p>
          </table:table-cell>
          <table:table-cell table:formula="of:=[.O113]*[.L113]" office:value-type="float" office:value="7">
            <text:p>7</text:p>
          </table:table-cell>
          <table:table-cell table:formula="of:=[.O113]*[.M113]" office:value-type="float" office:value="26.9999999999999">
            <text:p>26,9999999999999</text:p>
          </table:table-cell>
          <table:table-cell table:formula="of:=[.P113]*[.L113]" office:value-type="float" office:value="0">
            <text:p>0</text:p>
          </table:table-cell>
          <table:table-cell table:formula="of:=[.P113]*[.M113]" office:value-type="float" office:value="0">
            <text:p>0</text:p>
          </table:table-cell>
          <table:table-cell table:formula="of:=SUM([.N113:.P113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113]+1" office:value-type="float" office:value="8657">
            <text:p>8657</text:p>
          </table:table-cell>
          <table:table-cell table:style-name="ce109" office:value-type="date" office:date-value="2015-05-07">
            <text:p>2015-05-07</text:p>
          </table:table-cell>
          <table:table-cell table:style-name="ce185" office:value-type="time" office:time-value="PT22H04M00S">
            <text:p>22:04</text:p>
          </table:table-cell>
          <table:table-cell table:style-name="ce185" office:value-type="time" office:time-value="PT22H27M00S">
            <text:p>22:27</text:p>
          </table:table-cell>
          <table:table-cell table:style-name="ce274" table:formula="of:=([.D114]-[.C114])*24*60" office:value-type="float" office:value="23.0000000000001">
            <text:p>23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6.3">
            <text:p>6,3</text:p>
          </table:table-cell>
          <table:table-cell table:style-name="ce331" office:value-type="string">
            <text:p>??</text:p>
          </table:table-cell>
          <table:table-cell table:style-name="ce331" office:value-type="string">
            <text:p>Problem with coherent edge value, see elog for further details.</text:p>
          </table:table-cell>
          <table:table-cell table:style-name="ce395" table:formula="of:=IF([.J114]=&quot;YES&quot;;[.I114];0)*IF([.I114]&gt;1;1;0)" office:value-type="float" office:value="0">
            <text:p>0</text:p>
          </table:table-cell>
          <table:table-cell table:style-name="ce395" table:formula="of:=IF([.J114]=&quot;YES&quot;;[.E114];0)*IF([.I114]&gt;1;1;0)" office:value-type="float" office:value="0">
            <text:p>0</text:p>
          </table:table-cell>
          <table:table-cell table:formula="of:=IF([.J114]=&quot;YES&quot;;1;0)*IF([.I114]&gt;1;1;0)" office:value-type="float" office:value="0">
            <text:p>0</text:p>
          </table:table-cell>
          <table:table-cell table:formula="of:=IF([.F114]=&quot;Diamond&quot;;1;0)*[.N114]*IF([.I114]&gt;1;1;0)" office:value-type="float" office:value="0">
            <text:p>0</text:p>
          </table:table-cell>
          <table:table-cell table:formula="of:=IF([.F114]=&quot;Moeller&quot;;1;0)*[.N114]*IF([.I114]&gt;1;1;0)" office:value-type="float" office:value="0">
            <text:p>0</text:p>
          </table:table-cell>
          <table:table-cell table:formula="of:=[.O114]*[.L114]" office:value-type="float" office:value="0">
            <text:p>0</text:p>
          </table:table-cell>
          <table:table-cell table:formula="of:=[.O114]*[.M114]" office:value-type="float" office:value="0">
            <text:p>0</text:p>
          </table:table-cell>
          <table:table-cell table:formula="of:=[.P114]*[.L114]" office:value-type="float" office:value="0">
            <text:p>0</text:p>
          </table:table-cell>
          <table:table-cell table:formula="of:=[.P114]*[.M114]" office:value-type="float" office:value="0">
            <text:p>0</text:p>
          </table:table-cell>
          <table:table-cell table:formula="of:=SUM([.N114:.P114])" office:value-type="float" office:value="0">
            <text:p>0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8" table:formula="of:=[.A114]+1" office:value-type="float" office:value="8658">
            <text:p>8658</text:p>
          </table:table-cell>
          <table:table-cell table:style-name="ce114" office:value-type="date" office:date-value="2015-05-07">
            <text:p>2015-05-07</text:p>
          </table:table-cell>
          <table:table-cell table:number-columns-repeated="2" table:style-name="ce189"/>
          <table:table-cell table:style-name="ce278" table:formula="of:=([.D115]-[.C115])*24*60" office:value-type="float" office:value="0">
            <text:p>0</text:p>
          </table:table-cell>
          <table:table-cell table:style-name="ce335" office:value-type="string">
            <text:p>Diamond</text:p>
          </table:table-cell>
          <table:table-cell table:style-name="ce335" office:value-type="float" office:value="850">
            <text:p>850</text:p>
          </table:table-cell>
          <table:table-cell table:style-name="ce335" office:value-type="string">
            <text:p>PARA</text:p>
          </table:table-cell>
          <table:table-cell table:style-name="ce335"/>
          <table:table-cell table:style-name="ce335" office:value-type="string">
            <text:p>NO</text:p>
          </table:table-cell>
          <table:table-cell table:style-name="ce335" office:value-type="string">
            <text:p>junk</text:p>
          </table:table-cell>
          <table:table-cell table:style-name="ce434" table:formula="of:=IF([.J115]=&quot;YES&quot;;[.I115];0)*IF([.I115]&gt;1;1;0)" office:value-type="float" office:value="0">
            <text:p>0</text:p>
          </table:table-cell>
          <table:table-cell table:style-name="ce434" table:formula="of:=IF([.J115]=&quot;YES&quot;;[.E115];0)*IF([.I115]&gt;1;1;0)" office:value-type="float" office:value="0">
            <text:p>0</text:p>
          </table:table-cell>
          <table:table-cell table:style-name="ce63" table:formula="of:=IF([.J115]=&quot;YES&quot;;1;0)*IF([.I115]&gt;1;1;0)" office:value-type="float" office:value="0">
            <text:p>0</text:p>
          </table:table-cell>
          <table:table-cell table:style-name="ce63" table:formula="of:=IF([.F115]=&quot;Diamond&quot;;1;0)*[.N115]*IF([.I115]&gt;1;1;0)" office:value-type="float" office:value="0">
            <text:p>0</text:p>
          </table:table-cell>
          <table:table-cell table:style-name="ce63" table:formula="of:=IF([.F115]=&quot;Moeller&quot;;1;0)*[.N115]*IF([.I115]&gt;1;1;0)" office:value-type="float" office:value="0">
            <text:p>0</text:p>
          </table:table-cell>
          <table:table-cell table:style-name="ce63" table:formula="of:=[.O115]*[.L115]" office:value-type="float" office:value="0">
            <text:p>0</text:p>
          </table:table-cell>
          <table:table-cell table:style-name="ce63" table:formula="of:=[.O115]*[.M115]" office:value-type="float" office:value="0">
            <text:p>0</text:p>
          </table:table-cell>
          <table:table-cell table:style-name="ce63" table:formula="of:=[.P115]*[.L115]" office:value-type="float" office:value="0">
            <text:p>0</text:p>
          </table:table-cell>
          <table:table-cell table:style-name="ce63" table:formula="of:=[.P115]*[.M115]" office:value-type="float" office:value="0">
            <text:p>0</text:p>
          </table:table-cell>
          <table:table-cell table:style-name="ce63" table:formula="of:=SUM([.N115:.P115])" office:value-type="float" office:value="0">
            <text:p>0</text:p>
          </table:table-cell>
          <table:table-cell table:style-name="ce464" table:number-columns-repeated="993"/>
          <table:table-cell table:style-name="ce477" table:number-columns-repeated="9"/>
          <table:table-cell table:style-name="ce536"/>
        </table:table-row>
        <table:table-row table:style-name="ro4">
          <table:table-cell table:style-name="ce47" table:formula="of:=[.A115]+1" office:value-type="float" office:value="8659">
            <text:p>8659</text:p>
          </table:table-cell>
          <table:table-cell table:style-name="ce112" office:value-type="date" office:date-value="2015-05-07">
            <text:p>2015-05-07</text:p>
          </table:table-cell>
          <table:table-cell table:number-columns-repeated="2" table:style-name="ce188"/>
          <table:table-cell table:style-name="ce277" table:formula="of:=([.D116]-[.C116])*24*60" office:value-type="float" office:value="0">
            <text:p>0</text:p>
          </table:table-cell>
          <table:table-cell table:style-name="ce334" office:value-type="string">
            <text:p>Diamond</text:p>
          </table:table-cell>
          <table:table-cell table:style-name="ce334" office:value-type="float" office:value="850">
            <text:p>850</text:p>
          </table:table-cell>
          <table:table-cell table:style-name="ce334" office:value-type="string">
            <text:p>PARA</text:p>
          </table:table-cell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junk</text:p>
          </table:table-cell>
          <table:table-cell table:style-name="ce434" table:formula="of:=IF([.J116]=&quot;YES&quot;;[.I116];0)*IF([.I116]&gt;1;1;0)" office:value-type="float" office:value="0">
            <text:p>0</text:p>
          </table:table-cell>
          <table:table-cell table:style-name="ce434" table:formula="of:=IF([.J116]=&quot;YES&quot;;[.E116];0)*IF([.I116]&gt;1;1;0)" office:value-type="float" office:value="0">
            <text:p>0</text:p>
          </table:table-cell>
          <table:table-cell table:style-name="ce63" table:formula="of:=IF([.J116]=&quot;YES&quot;;1;0)*IF([.I116]&gt;1;1;0)" office:value-type="float" office:value="0">
            <text:p>0</text:p>
          </table:table-cell>
          <table:table-cell table:style-name="ce63" table:formula="of:=IF([.F116]=&quot;Diamond&quot;;1;0)*[.N116]*IF([.I116]&gt;1;1;0)" office:value-type="float" office:value="0">
            <text:p>0</text:p>
          </table:table-cell>
          <table:table-cell table:style-name="ce63" table:formula="of:=IF([.F116]=&quot;Moeller&quot;;1;0)*[.N116]*IF([.I116]&gt;1;1;0)" office:value-type="float" office:value="0">
            <text:p>0</text:p>
          </table:table-cell>
          <table:table-cell table:style-name="ce63" table:formula="of:=[.O116]*[.L116]" office:value-type="float" office:value="0">
            <text:p>0</text:p>
          </table:table-cell>
          <table:table-cell table:style-name="ce63" table:formula="of:=[.O116]*[.M116]" office:value-type="float" office:value="0">
            <text:p>0</text:p>
          </table:table-cell>
          <table:table-cell table:style-name="ce63" table:formula="of:=[.P116]*[.L116]" office:value-type="float" office:value="0">
            <text:p>0</text:p>
          </table:table-cell>
          <table:table-cell table:style-name="ce63" table:formula="of:=[.P116]*[.M116]" office:value-type="float" office:value="0">
            <text:p>0</text:p>
          </table:table-cell>
          <table:table-cell table:style-name="ce63" table:formula="of:=SUM([.N116:.P116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535"/>
        </table:table-row>
        <table:table-row table:style-name="ro4">
          <table:table-cell table:style-name="ce47" table:formula="of:=[.A116]+1" office:value-type="float" office:value="8660">
            <text:p>8660</text:p>
          </table:table-cell>
          <table:table-cell table:style-name="ce112" office:value-type="date" office:date-value="2015-05-07">
            <text:p>2015-05-07</text:p>
          </table:table-cell>
          <table:table-cell table:number-columns-repeated="2" table:style-name="ce188"/>
          <table:table-cell table:style-name="ce277" table:formula="of:=([.D117]-[.C117])*24*60" office:value-type="float" office:value="0">
            <text:p>0</text:p>
          </table:table-cell>
          <table:table-cell table:style-name="ce334" office:value-type="string">
            <text:p>Diamond</text:p>
          </table:table-cell>
          <table:table-cell table:style-name="ce334" office:value-type="float" office:value="850">
            <text:p>850</text:p>
          </table:table-cell>
          <table:table-cell table:style-name="ce334" office:value-type="string">
            <text:p>PARA</text:p>
          </table:table-cell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junk</text:p>
          </table:table-cell>
          <table:table-cell table:style-name="ce434" table:formula="of:=IF([.J117]=&quot;YES&quot;;[.I117];0)*IF([.I117]&gt;1;1;0)" office:value-type="float" office:value="0">
            <text:p>0</text:p>
          </table:table-cell>
          <table:table-cell table:style-name="ce434" table:formula="of:=IF([.J117]=&quot;YES&quot;;[.E117];0)*IF([.I117]&gt;1;1;0)" office:value-type="float" office:value="0">
            <text:p>0</text:p>
          </table:table-cell>
          <table:table-cell table:style-name="ce63" table:formula="of:=IF([.J117]=&quot;YES&quot;;1;0)*IF([.I117]&gt;1;1;0)" office:value-type="float" office:value="0">
            <text:p>0</text:p>
          </table:table-cell>
          <table:table-cell table:style-name="ce63" table:formula="of:=IF([.F117]=&quot;Diamond&quot;;1;0)*[.N117]*IF([.I117]&gt;1;1;0)" office:value-type="float" office:value="0">
            <text:p>0</text:p>
          </table:table-cell>
          <table:table-cell table:style-name="ce63" table:formula="of:=IF([.F117]=&quot;Moeller&quot;;1;0)*[.N117]*IF([.I117]&gt;1;1;0)" office:value-type="float" office:value="0">
            <text:p>0</text:p>
          </table:table-cell>
          <table:table-cell table:style-name="ce63" table:formula="of:=[.O117]*[.L117]" office:value-type="float" office:value="0">
            <text:p>0</text:p>
          </table:table-cell>
          <table:table-cell table:style-name="ce63" table:formula="of:=[.O117]*[.M117]" office:value-type="float" office:value="0">
            <text:p>0</text:p>
          </table:table-cell>
          <table:table-cell table:style-name="ce63" table:formula="of:=[.P117]*[.L117]" office:value-type="float" office:value="0">
            <text:p>0</text:p>
          </table:table-cell>
          <table:table-cell table:style-name="ce63" table:formula="of:=[.P117]*[.M117]" office:value-type="float" office:value="0">
            <text:p>0</text:p>
          </table:table-cell>
          <table:table-cell table:style-name="ce63" table:formula="of:=SUM([.N117:.P117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535"/>
        </table:table-row>
        <table:table-row table:style-name="ro4">
          <table:table-cell table:style-name="ce49" table:formula="of:=[.A117]+1" office:value-type="float" office:value="8661">
            <text:p>8661</text:p>
          </table:table-cell>
          <table:table-cell table:style-name="ce115" office:value-type="date" office:date-value="2015-05-07">
            <text:p>2015-05-07</text:p>
          </table:table-cell>
          <table:table-cell table:number-columns-repeated="2" table:style-name="ce190"/>
          <table:table-cell table:style-name="ce279" table:formula="of:=([.D118]-[.C118])*24*60" office:value-type="float" office:value="0">
            <text:p>0</text:p>
          </table:table-cell>
          <table:table-cell table:style-name="ce336" office:value-type="string">
            <text:p>Diamond</text:p>
          </table:table-cell>
          <table:table-cell table:style-name="ce336" office:value-type="float" office:value="850">
            <text:p>850</text:p>
          </table:table-cell>
          <table:table-cell table:style-name="ce336" office:value-type="string">
            <text:p>PARA</text:p>
          </table:table-cell>
          <table:table-cell table:style-name="ce336"/>
          <table:table-cell table:style-name="ce336" office:value-type="string">
            <text:p>NO</text:p>
          </table:table-cell>
          <table:table-cell table:style-name="ce336" office:value-type="string">
            <text:p>junk</text:p>
          </table:table-cell>
          <table:table-cell table:style-name="ce434" table:formula="of:=IF([.J118]=&quot;YES&quot;;[.I118];0)*IF([.I118]&gt;1;1;0)" office:value-type="float" office:value="0">
            <text:p>0</text:p>
          </table:table-cell>
          <table:table-cell table:style-name="ce434" table:formula="of:=IF([.J118]=&quot;YES&quot;;[.E118];0)*IF([.I118]&gt;1;1;0)" office:value-type="float" office:value="0">
            <text:p>0</text:p>
          </table:table-cell>
          <table:table-cell table:style-name="ce63" table:formula="of:=IF([.J118]=&quot;YES&quot;;1;0)*IF([.I118]&gt;1;1;0)" office:value-type="float" office:value="0">
            <text:p>0</text:p>
          </table:table-cell>
          <table:table-cell table:style-name="ce63" table:formula="of:=IF([.F118]=&quot;Diamond&quot;;1;0)*[.N118]*IF([.I118]&gt;1;1;0)" office:value-type="float" office:value="0">
            <text:p>0</text:p>
          </table:table-cell>
          <table:table-cell table:style-name="ce63" table:formula="of:=IF([.F118]=&quot;Moeller&quot;;1;0)*[.N118]*IF([.I118]&gt;1;1;0)" office:value-type="float" office:value="0">
            <text:p>0</text:p>
          </table:table-cell>
          <table:table-cell table:style-name="ce63" table:formula="of:=[.O118]*[.L118]" office:value-type="float" office:value="0">
            <text:p>0</text:p>
          </table:table-cell>
          <table:table-cell table:style-name="ce63" table:formula="of:=[.O118]*[.M118]" office:value-type="float" office:value="0">
            <text:p>0</text:p>
          </table:table-cell>
          <table:table-cell table:style-name="ce63" table:formula="of:=[.P118]*[.L118]" office:value-type="float" office:value="0">
            <text:p>0</text:p>
          </table:table-cell>
          <table:table-cell table:style-name="ce63" table:formula="of:=[.P118]*[.M118]" office:value-type="float" office:value="0">
            <text:p>0</text:p>
          </table:table-cell>
          <table:table-cell table:style-name="ce63" table:formula="of:=SUM([.N118:.P118])" office:value-type="float" office:value="0">
            <text:p>0</text:p>
          </table:table-cell>
          <table:table-cell table:style-name="ce454" table:number-columns-repeated="993"/>
          <table:table-cell table:style-name="ce478" table:number-columns-repeated="9"/>
          <table:table-cell table:style-name="ce537"/>
        </table:table-row>
        <table:table-row table:style-name="ro4">
          <table:table-cell table:style-name="ce47" table:formula="of:=[.A118]+1" office:value-type="float" office:value="8662">
            <text:p>8662</text:p>
          </table:table-cell>
          <table:table-cell table:style-name="ce112" office:value-type="date" office:date-value="2015-05-07">
            <text:p>2015-05-07</text:p>
          </table:table-cell>
          <table:table-cell table:number-columns-repeated="2" table:style-name="ce188"/>
          <table:table-cell table:style-name="ce277" table:formula="of:=([.D119]-[.C119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junk</text:p>
          </table:table-cell>
          <table:table-cell table:style-name="ce434" table:formula="of:=IF([.J119]=&quot;YES&quot;;[.I119];0)*IF([.I119]&gt;1;1;0)" office:value-type="float" office:value="0">
            <text:p>0</text:p>
          </table:table-cell>
          <table:table-cell table:style-name="ce434" table:formula="of:=IF([.J119]=&quot;YES&quot;;[.E119];0)*IF([.I119]&gt;1;1;0)" office:value-type="float" office:value="0">
            <text:p>0</text:p>
          </table:table-cell>
          <table:table-cell table:style-name="ce63" table:formula="of:=IF([.J119]=&quot;YES&quot;;1;0)*IF([.I119]&gt;1;1;0)" office:value-type="float" office:value="0">
            <text:p>0</text:p>
          </table:table-cell>
          <table:table-cell table:style-name="ce63" table:formula="of:=IF([.F119]=&quot;Diamond&quot;;1;0)*[.N119]*IF([.I119]&gt;1;1;0)" office:value-type="float" office:value="0">
            <text:p>0</text:p>
          </table:table-cell>
          <table:table-cell table:style-name="ce63" table:formula="of:=IF([.F119]=&quot;Moeller&quot;;1;0)*[.N119]*IF([.I119]&gt;1;1;0)" office:value-type="float" office:value="0">
            <text:p>0</text:p>
          </table:table-cell>
          <table:table-cell table:style-name="ce63" table:formula="of:=[.O119]*[.L119]" office:value-type="float" office:value="0">
            <text:p>0</text:p>
          </table:table-cell>
          <table:table-cell table:style-name="ce63" table:formula="of:=[.O119]*[.M119]" office:value-type="float" office:value="0">
            <text:p>0</text:p>
          </table:table-cell>
          <table:table-cell table:style-name="ce63" table:formula="of:=[.P119]*[.L119]" office:value-type="float" office:value="0">
            <text:p>0</text:p>
          </table:table-cell>
          <table:table-cell table:style-name="ce63" table:formula="of:=[.P119]*[.M119]" office:value-type="float" office:value="0">
            <text:p>0</text:p>
          </table:table-cell>
          <table:table-cell table:style-name="ce63" table:formula="of:=SUM([.N119:.P119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1" table:formula="of:=[.A119]+1" office:value-type="float" office:value="8663">
            <text:p>8663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02H45M00S">
            <text:p>02:45</text:p>
          </table:table-cell>
          <table:table-cell table:style-name="ce182" office:value-type="time" office:time-value="PT03H14M00S">
            <text:p>03:14</text:p>
          </table:table-cell>
          <table:table-cell table:style-name="ce271" table:formula="of:=([.D120]-[.C120])*24*60" office:value-type="float" office:value="29">
            <text:p>29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started to take Moeller runs for the night due to problems with the goni</text:p>
          </table:table-cell>
          <table:table-cell table:style-name="ce395" table:formula="of:=IF([.J120]=&quot;YES&quot;;[.I120];0)*IF([.I120]&gt;1;1;0)" office:value-type="float" office:value="6.9">
            <text:p>6,9</text:p>
          </table:table-cell>
          <table:table-cell table:style-name="ce395" table:formula="of:=IF([.J120]=&quot;YES&quot;;[.E120];0)*IF([.I120]&gt;1;1;0)" office:value-type="float" office:value="29">
            <text:p>29</text:p>
          </table:table-cell>
          <table:table-cell table:formula="of:=IF([.J120]=&quot;YES&quot;;1;0)*IF([.I120]&gt;1;1;0)" office:value-type="float" office:value="1">
            <text:p>1</text:p>
          </table:table-cell>
          <table:table-cell table:formula="of:=IF([.F120]=&quot;Diamond&quot;;1;0)*[.N120]*IF([.I120]&gt;1;1;0)" office:value-type="float" office:value="0">
            <text:p>0</text:p>
          </table:table-cell>
          <table:table-cell table:formula="of:=IF([.F120]=&quot;Moeller&quot;;1;0)*[.N120]*IF([.I120]&gt;1;1;0)" office:value-type="float" office:value="1">
            <text:p>1</text:p>
          </table:table-cell>
          <table:table-cell table:formula="of:=[.O120]*[.L120]" office:value-type="float" office:value="0">
            <text:p>0</text:p>
          </table:table-cell>
          <table:table-cell table:formula="of:=[.O120]*[.M120]" office:value-type="float" office:value="0">
            <text:p>0</text:p>
          </table:table-cell>
          <table:table-cell table:formula="of:=[.P120]*[.L120]" office:value-type="float" office:value="6.9">
            <text:p>6,9</text:p>
          </table:table-cell>
          <table:table-cell table:formula="of:=[.P120]*[.M120]" office:value-type="float" office:value="29">
            <text:p>29</text:p>
          </table:table-cell>
          <table:table-cell table:formula="of:=SUM([.N120:.P120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20]+1" office:value-type="float" office:value="8664">
            <text:p>8664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03H15M00S">
            <text:p>03:15</text:p>
          </table:table-cell>
          <table:table-cell table:style-name="ce182" office:value-type="time" office:time-value="PT03H42M00S">
            <text:p>03:42</text:p>
          </table:table-cell>
          <table:table-cell table:style-name="ce271" table:formula="of:=([.D121]-[.C121])*24*60" office:value-type="float" office:value="27">
            <text:p>27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6.4">
            <text:p>6,4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lost tagger sector G</text:p>
          </table:table-cell>
          <table:table-cell table:style-name="ce395" table:formula="of:=IF([.J121]=&quot;YES&quot;;[.I121];0)*IF([.I121]&gt;1;1;0)" office:value-type="float" office:value="6.4">
            <text:p>6,4</text:p>
          </table:table-cell>
          <table:table-cell table:style-name="ce395" table:formula="of:=IF([.J121]=&quot;YES&quot;;[.E121];0)*IF([.I121]&gt;1;1;0)" office:value-type="float" office:value="27">
            <text:p>27</text:p>
          </table:table-cell>
          <table:table-cell table:formula="of:=IF([.J121]=&quot;YES&quot;;1;0)*IF([.I121]&gt;1;1;0)" office:value-type="float" office:value="1">
            <text:p>1</text:p>
          </table:table-cell>
          <table:table-cell table:formula="of:=IF([.F121]=&quot;Diamond&quot;;1;0)*[.N121]*IF([.I121]&gt;1;1;0)" office:value-type="float" office:value="0">
            <text:p>0</text:p>
          </table:table-cell>
          <table:table-cell table:formula="of:=IF([.F121]=&quot;Moeller&quot;;1;0)*[.N121]*IF([.I121]&gt;1;1;0)" office:value-type="float" office:value="1">
            <text:p>1</text:p>
          </table:table-cell>
          <table:table-cell table:formula="of:=[.O121]*[.L121]" office:value-type="float" office:value="0">
            <text:p>0</text:p>
          </table:table-cell>
          <table:table-cell table:formula="of:=[.O121]*[.M121]" office:value-type="float" office:value="0">
            <text:p>0</text:p>
          </table:table-cell>
          <table:table-cell table:formula="of:=[.P121]*[.L121]" office:value-type="float" office:value="6.4">
            <text:p>6,4</text:p>
          </table:table-cell>
          <table:table-cell table:formula="of:=[.P121]*[.M121]" office:value-type="float" office:value="27">
            <text:p>27</text:p>
          </table:table-cell>
          <table:table-cell table:formula="of:=SUM([.N121:.P121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21]+1" office:value-type="float" office:value="8665">
            <text:p>8665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03H44M00S">
            <text:p>03:44</text:p>
          </table:table-cell>
          <table:table-cell table:style-name="ce182" office:value-type="time" office:time-value="PT04H11M00S">
            <text:p>04:11</text:p>
          </table:table-cell>
          <table:table-cell table:style-name="ce271" table:formula="of:=([.D122]-[.C122])*24*60" office:value-type="float" office:value="27">
            <text:p>27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122]=&quot;YES&quot;;[.I122];0)*IF([.I122]&gt;1;1;0)" office:value-type="float" office:value="6.9">
            <text:p>6,9</text:p>
          </table:table-cell>
          <table:table-cell table:style-name="ce395" table:formula="of:=IF([.J122]=&quot;YES&quot;;[.E122];0)*IF([.I122]&gt;1;1;0)" office:value-type="float" office:value="27">
            <text:p>27</text:p>
          </table:table-cell>
          <table:table-cell table:formula="of:=IF([.J122]=&quot;YES&quot;;1;0)*IF([.I122]&gt;1;1;0)" office:value-type="float" office:value="1">
            <text:p>1</text:p>
          </table:table-cell>
          <table:table-cell table:formula="of:=IF([.F122]=&quot;Diamond&quot;;1;0)*[.N122]*IF([.I122]&gt;1;1;0)" office:value-type="float" office:value="0">
            <text:p>0</text:p>
          </table:table-cell>
          <table:table-cell table:formula="of:=IF([.F122]=&quot;Moeller&quot;;1;0)*[.N122]*IF([.I122]&gt;1;1;0)" office:value-type="float" office:value="1">
            <text:p>1</text:p>
          </table:table-cell>
          <table:table-cell table:formula="of:=[.O122]*[.L122]" office:value-type="float" office:value="0">
            <text:p>0</text:p>
          </table:table-cell>
          <table:table-cell table:formula="of:=[.O122]*[.M122]" office:value-type="float" office:value="0">
            <text:p>0</text:p>
          </table:table-cell>
          <table:table-cell table:formula="of:=[.P122]*[.L122]" office:value-type="float" office:value="6.9">
            <text:p>6,9</text:p>
          </table:table-cell>
          <table:table-cell table:formula="of:=[.P122]*[.M122]" office:value-type="float" office:value="27">
            <text:p>27</text:p>
          </table:table-cell>
          <table:table-cell table:formula="of:=SUM([.N122:.P122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3" table:formula="of:=[.A122]+1" office:value-type="float" office:value="8666">
            <text:p>8666</text:p>
          </table:table-cell>
          <table:table-cell table:style-name="ce116" office:value-type="date" office:date-value="2015-05-08">
            <text:p>2015-05-08</text:p>
          </table:table-cell>
          <table:table-cell table:style-name="ce184" office:value-type="time" office:time-value="PT04H12M00S">
            <text:p>04:12</text:p>
          </table:table-cell>
          <table:table-cell table:style-name="ce184" office:value-type="time" office:time-value="PT04H26M00S">
            <text:p>04:26</text:p>
          </table:table-cell>
          <table:table-cell table:style-name="ce273" table:formula="of:=([.D123]-[.C123])*24*60" office:value-type="float" office:value="14">
            <text:p>14</text:p>
          </table:table-cell>
          <table:table-cell table:style-name="ce164" office:value-type="string">
            <text:p>Moeller</text:p>
          </table:table-cell>
          <table:table-cell table:style-name="ce164" table:number-columns-repeated="2"/>
          <table:table-cell table:style-name="ce164" office:value-type="float" office:value="3.5">
            <text:p>3,5</text:p>
          </table:table-cell>
          <table:table-cell table:style-name="ce164" office:value-type="string">
            <text:p>NO</text:p>
          </table:table-cell>
          <table:table-cell table:style-name="ce164" office:value-type="string">
            <text:p>out of sync (Tagger and CB )</text:p>
          </table:table-cell>
          <table:table-cell table:style-name="ce395" table:formula="of:=IF([.J123]=&quot;YES&quot;;[.I123];0)*IF([.I123]&gt;1;1;0)" office:value-type="float" office:value="0">
            <text:p>0</text:p>
          </table:table-cell>
          <table:table-cell table:style-name="ce395" table:formula="of:=IF([.J123]=&quot;YES&quot;;[.E123];0)*IF([.I123]&gt;1;1;0)" office:value-type="float" office:value="0">
            <text:p>0</text:p>
          </table:table-cell>
          <table:table-cell table:formula="of:=IF([.J123]=&quot;YES&quot;;1;0)*IF([.I123]&gt;1;1;0)" office:value-type="float" office:value="0">
            <text:p>0</text:p>
          </table:table-cell>
          <table:table-cell table:formula="of:=IF([.F123]=&quot;Diamond&quot;;1;0)*[.N123]*IF([.I123]&gt;1;1;0)" office:value-type="float" office:value="0">
            <text:p>0</text:p>
          </table:table-cell>
          <table:table-cell table:formula="of:=IF([.F123]=&quot;Moeller&quot;;1;0)*[.N123]*IF([.I123]&gt;1;1;0)" office:value-type="float" office:value="0">
            <text:p>0</text:p>
          </table:table-cell>
          <table:table-cell table:formula="of:=[.O123]*[.L123]" office:value-type="float" office:value="0">
            <text:p>0</text:p>
          </table:table-cell>
          <table:table-cell table:formula="of:=[.O123]*[.M123]" office:value-type="float" office:value="0">
            <text:p>0</text:p>
          </table:table-cell>
          <table:table-cell table:formula="of:=[.P123]*[.L123]" office:value-type="float" office:value="0">
            <text:p>0</text:p>
          </table:table-cell>
          <table:table-cell table:formula="of:=[.P123]*[.M123]" office:value-type="float" office:value="0">
            <text:p>0</text:p>
          </table:table-cell>
          <table:table-cell table:formula="of:=SUM([.N123:.P123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1" table:formula="of:=[.A123]+1" office:value-type="float" office:value="8667">
            <text:p>8667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04H27M00S">
            <text:p>04:27</text:p>
          </table:table-cell>
          <table:table-cell table:style-name="ce182" office:value-type="time" office:time-value="PT04H55M00S">
            <text:p>04:55</text:p>
          </table:table-cell>
          <table:table-cell table:style-name="ce271" table:formula="of:=([.D124]-[.C124])*24*60" office:value-type="float" office:value="28">
            <text:p>28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124]=&quot;YES&quot;;[.I124];0)*IF([.I124]&gt;1;1;0)" office:value-type="float" office:value="6.9">
            <text:p>6,9</text:p>
          </table:table-cell>
          <table:table-cell table:style-name="ce395" table:formula="of:=IF([.J124]=&quot;YES&quot;;[.E124];0)*IF([.I124]&gt;1;1;0)" office:value-type="float" office:value="28">
            <text:p>28</text:p>
          </table:table-cell>
          <table:table-cell table:formula="of:=IF([.J124]=&quot;YES&quot;;1;0)*IF([.I124]&gt;1;1;0)" office:value-type="float" office:value="1">
            <text:p>1</text:p>
          </table:table-cell>
          <table:table-cell table:formula="of:=IF([.F124]=&quot;Diamond&quot;;1;0)*[.N124]*IF([.I124]&gt;1;1;0)" office:value-type="float" office:value="0">
            <text:p>0</text:p>
          </table:table-cell>
          <table:table-cell table:formula="of:=IF([.F124]=&quot;Moeller&quot;;1;0)*[.N124]*IF([.I124]&gt;1;1;0)" office:value-type="float" office:value="1">
            <text:p>1</text:p>
          </table:table-cell>
          <table:table-cell table:formula="of:=[.O124]*[.L124]" office:value-type="float" office:value="0">
            <text:p>0</text:p>
          </table:table-cell>
          <table:table-cell table:formula="of:=[.O124]*[.M124]" office:value-type="float" office:value="0">
            <text:p>0</text:p>
          </table:table-cell>
          <table:table-cell table:formula="of:=[.P124]*[.L124]" office:value-type="float" office:value="6.9">
            <text:p>6,9</text:p>
          </table:table-cell>
          <table:table-cell table:formula="of:=[.P124]*[.M124]" office:value-type="float" office:value="28">
            <text:p>28</text:p>
          </table:table-cell>
          <table:table-cell table:formula="of:=SUM([.N124:.P124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24]+1" office:value-type="float" office:value="8668">
            <text:p>8668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04H56M00S">
            <text:p>04:56</text:p>
          </table:table-cell>
          <table:table-cell table:style-name="ce182" office:value-type="time" office:time-value="PT05H19M00S">
            <text:p>05:19</text:p>
          </table:table-cell>
          <table:table-cell table:style-name="ce271" table:formula="of:=([.D125]-[.C125])*24*60" office:value-type="float" office:value="23">
            <text:p>23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5.5">
            <text:p>5,5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Lost beam for a short time</text:p>
          </table:table-cell>
          <table:table-cell table:style-name="ce395" table:formula="of:=IF([.J125]=&quot;YES&quot;;[.I125];0)*IF([.I125]&gt;1;1;0)" office:value-type="float" office:value="5.5">
            <text:p>5,5</text:p>
          </table:table-cell>
          <table:table-cell table:style-name="ce395" table:formula="of:=IF([.J125]=&quot;YES&quot;;[.E125];0)*IF([.I125]&gt;1;1;0)" office:value-type="float" office:value="23">
            <text:p>23</text:p>
          </table:table-cell>
          <table:table-cell table:formula="of:=IF([.J125]=&quot;YES&quot;;1;0)*IF([.I125]&gt;1;1;0)" office:value-type="float" office:value="1">
            <text:p>1</text:p>
          </table:table-cell>
          <table:table-cell table:formula="of:=IF([.F125]=&quot;Diamond&quot;;1;0)*[.N125]*IF([.I125]&gt;1;1;0)" office:value-type="float" office:value="0">
            <text:p>0</text:p>
          </table:table-cell>
          <table:table-cell table:formula="of:=IF([.F125]=&quot;Moeller&quot;;1;0)*[.N125]*IF([.I125]&gt;1;1;0)" office:value-type="float" office:value="1">
            <text:p>1</text:p>
          </table:table-cell>
          <table:table-cell table:formula="of:=[.O125]*[.L125]" office:value-type="float" office:value="0">
            <text:p>0</text:p>
          </table:table-cell>
          <table:table-cell table:formula="of:=[.O125]*[.M125]" office:value-type="float" office:value="0">
            <text:p>0</text:p>
          </table:table-cell>
          <table:table-cell table:formula="of:=[.P125]*[.L125]" office:value-type="float" office:value="5.5">
            <text:p>5,5</text:p>
          </table:table-cell>
          <table:table-cell table:formula="of:=[.P125]*[.M125]" office:value-type="float" office:value="23">
            <text:p>23</text:p>
          </table:table-cell>
          <table:table-cell table:formula="of:=SUM([.N125:.P125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25]+1" office:value-type="float" office:value="8669">
            <text:p>8669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05H29M00S">
            <text:p>05:29</text:p>
          </table:table-cell>
          <table:table-cell table:style-name="ce182" office:value-type="time" office:time-value="PT05H57M00S">
            <text:p>05:57</text:p>
          </table:table-cell>
          <table:table-cell table:style-name="ce271" table:formula="of:=([.D126]-[.C126])*24*60" office:value-type="float" office:value="28">
            <text:p>28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7">
            <text:p>7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126]=&quot;YES&quot;;[.I126];0)*IF([.I126]&gt;1;1;0)" office:value-type="float" office:value="7">
            <text:p>7</text:p>
          </table:table-cell>
          <table:table-cell table:style-name="ce395" table:formula="of:=IF([.J126]=&quot;YES&quot;;[.E126];0)*IF([.I126]&gt;1;1;0)" office:value-type="float" office:value="28">
            <text:p>28</text:p>
          </table:table-cell>
          <table:table-cell table:formula="of:=IF([.J126]=&quot;YES&quot;;1;0)*IF([.I126]&gt;1;1;0)" office:value-type="float" office:value="1">
            <text:p>1</text:p>
          </table:table-cell>
          <table:table-cell table:formula="of:=IF([.F126]=&quot;Diamond&quot;;1;0)*[.N126]*IF([.I126]&gt;1;1;0)" office:value-type="float" office:value="0">
            <text:p>0</text:p>
          </table:table-cell>
          <table:table-cell table:formula="of:=IF([.F126]=&quot;Moeller&quot;;1;0)*[.N126]*IF([.I126]&gt;1;1;0)" office:value-type="float" office:value="1">
            <text:p>1</text:p>
          </table:table-cell>
          <table:table-cell table:formula="of:=[.O126]*[.L126]" office:value-type="float" office:value="0">
            <text:p>0</text:p>
          </table:table-cell>
          <table:table-cell table:formula="of:=[.O126]*[.M126]" office:value-type="float" office:value="0">
            <text:p>0</text:p>
          </table:table-cell>
          <table:table-cell table:formula="of:=[.P126]*[.L126]" office:value-type="float" office:value="7">
            <text:p>7</text:p>
          </table:table-cell>
          <table:table-cell table:formula="of:=[.P126]*[.M126]" office:value-type="float" office:value="28">
            <text:p>28</text:p>
          </table:table-cell>
          <table:table-cell table:formula="of:=SUM([.N126:.P126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26]+1" office:value-type="float" office:value="8670">
            <text:p>8670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05H58M00S">
            <text:p>05:58</text:p>
          </table:table-cell>
          <table:table-cell table:style-name="ce182" office:value-type="time" office:time-value="PT06H24M00S">
            <text:p>06:24</text:p>
          </table:table-cell>
          <table:table-cell table:style-name="ce271" table:formula="of:=([.D127]-[.C127])*24*60" office:value-type="float" office:value="26">
            <text:p>26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6.7">
            <text:p>6,7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127]=&quot;YES&quot;;[.I127];0)*IF([.I127]&gt;1;1;0)" office:value-type="float" office:value="6.7">
            <text:p>6,7</text:p>
          </table:table-cell>
          <table:table-cell table:style-name="ce395" table:formula="of:=IF([.J127]=&quot;YES&quot;;[.E127];0)*IF([.I127]&gt;1;1;0)" office:value-type="float" office:value="26">
            <text:p>26</text:p>
          </table:table-cell>
          <table:table-cell table:formula="of:=IF([.J127]=&quot;YES&quot;;1;0)*IF([.I127]&gt;1;1;0)" office:value-type="float" office:value="1">
            <text:p>1</text:p>
          </table:table-cell>
          <table:table-cell table:formula="of:=IF([.F127]=&quot;Diamond&quot;;1;0)*[.N127]*IF([.I127]&gt;1;1;0)" office:value-type="float" office:value="0">
            <text:p>0</text:p>
          </table:table-cell>
          <table:table-cell table:formula="of:=IF([.F127]=&quot;Moeller&quot;;1;0)*[.N127]*IF([.I127]&gt;1;1;0)" office:value-type="float" office:value="1">
            <text:p>1</text:p>
          </table:table-cell>
          <table:table-cell table:formula="of:=[.O127]*[.L127]" office:value-type="float" office:value="0">
            <text:p>0</text:p>
          </table:table-cell>
          <table:table-cell table:formula="of:=[.O127]*[.M127]" office:value-type="float" office:value="0">
            <text:p>0</text:p>
          </table:table-cell>
          <table:table-cell table:formula="of:=[.P127]*[.L127]" office:value-type="float" office:value="6.7">
            <text:p>6,7</text:p>
          </table:table-cell>
          <table:table-cell table:formula="of:=[.P127]*[.M127]" office:value-type="float" office:value="26">
            <text:p>26</text:p>
          </table:table-cell>
          <table:table-cell table:formula="of:=SUM([.N127:.P127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27]+1" office:value-type="float" office:value="8671">
            <text:p>8671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06H26M00S">
            <text:p>06:26</text:p>
          </table:table-cell>
          <table:table-cell table:style-name="ce182" office:value-type="time" office:time-value="PT06H53M00S">
            <text:p>06:53</text:p>
          </table:table-cell>
          <table:table-cell table:style-name="ce271" table:formula="of:=([.D128]-[.C128])*24*60" office:value-type="float" office:value="27">
            <text:p>27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128]=&quot;YES&quot;;[.I128];0)*IF([.I128]&gt;1;1;0)" office:value-type="float" office:value="6.9">
            <text:p>6,9</text:p>
          </table:table-cell>
          <table:table-cell table:style-name="ce395" table:formula="of:=IF([.J128]=&quot;YES&quot;;[.E128];0)*IF([.I128]&gt;1;1;0)" office:value-type="float" office:value="27">
            <text:p>27</text:p>
          </table:table-cell>
          <table:table-cell table:formula="of:=IF([.J128]=&quot;YES&quot;;1;0)*IF([.I128]&gt;1;1;0)" office:value-type="float" office:value="1">
            <text:p>1</text:p>
          </table:table-cell>
          <table:table-cell table:formula="of:=IF([.F128]=&quot;Diamond&quot;;1;0)*[.N128]*IF([.I128]&gt;1;1;0)" office:value-type="float" office:value="0">
            <text:p>0</text:p>
          </table:table-cell>
          <table:table-cell table:formula="of:=IF([.F128]=&quot;Moeller&quot;;1;0)*[.N128]*IF([.I128]&gt;1;1;0)" office:value-type="float" office:value="1">
            <text:p>1</text:p>
          </table:table-cell>
          <table:table-cell table:formula="of:=[.O128]*[.L128]" office:value-type="float" office:value="0">
            <text:p>0</text:p>
          </table:table-cell>
          <table:table-cell table:formula="of:=[.O128]*[.M128]" office:value-type="float" office:value="0">
            <text:p>0</text:p>
          </table:table-cell>
          <table:table-cell table:formula="of:=[.P128]*[.L128]" office:value-type="float" office:value="6.9">
            <text:p>6,9</text:p>
          </table:table-cell>
          <table:table-cell table:formula="of:=[.P128]*[.M128]" office:value-type="float" office:value="27">
            <text:p>27</text:p>
          </table:table-cell>
          <table:table-cell table:formula="of:=SUM([.N128:.P128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5" table:formula="of:=[.A128]+1" office:value-type="float" office:value="8672">
            <text:p>8672</text:p>
          </table:table-cell>
          <table:table-cell table:style-name="ce110" office:value-type="date" office:date-value="2015-05-08">
            <text:p>2015-05-08</text:p>
          </table:table-cell>
          <table:table-cell table:style-name="ce186" office:value-type="time" office:time-value="PT06H55M00S">
            <text:p>06:55</text:p>
          </table:table-cell>
          <table:table-cell table:style-name="ce186" office:value-type="time" office:time-value="PT07H10M00S">
            <text:p>07:10</text:p>
          </table:table-cell>
          <table:table-cell table:style-name="ce275" table:formula="of:=([.D129]-[.C129])*24*60" office:value-type="float" office:value="15">
            <text:p>15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style-name="ce332" office:value-type="float" office:value="0">
            <text:p>0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Background 1</text:p>
          </table:table-cell>
          <table:table-cell table:style-name="ce395" table:formula="of:=IF([.J129]=&quot;YES&quot;;[.I129];0)*IF([.I129]&gt;1;1;0)" office:value-type="float" office:value="0">
            <text:p>0</text:p>
          </table:table-cell>
          <table:table-cell table:style-name="ce395" table:formula="of:=IF([.J129]=&quot;YES&quot;;[.E129];0)*IF([.I129]&gt;1;1;0)" office:value-type="float" office:value="0">
            <text:p>0</text:p>
          </table:table-cell>
          <table:table-cell table:formula="of:=IF([.J129]=&quot;YES&quot;;1;0)*IF([.I129]&gt;1;1;0)" office:value-type="float" office:value="0">
            <text:p>0</text:p>
          </table:table-cell>
          <table:table-cell table:formula="of:=IF([.F129]=&quot;Diamond&quot;;1;0)*[.N129]*IF([.I129]&gt;1;1;0)" office:value-type="float" office:value="0">
            <text:p>0</text:p>
          </table:table-cell>
          <table:table-cell table:formula="of:=IF([.F129]=&quot;Moeller&quot;;1;0)*[.N129]*IF([.I129]&gt;1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29]*[.M129]" office:value-type="float" office:value="0">
            <text:p>0</text:p>
          </table:table-cell>
          <table:table-cell table:formula="of:=[.P129]*[.L129]" office:value-type="float" office:value="0">
            <text:p>0</text:p>
          </table:table-cell>
          <table:table-cell table:formula="of:=[.P129]*[.M129]" office:value-type="float" office:value="0">
            <text:p>0</text:p>
          </table:table-cell>
          <table:table-cell table:formula="of:=SUM([.N129:.P129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129]+1" office:value-type="float" office:value="8673">
            <text:p>8673</text:p>
          </table:table-cell>
          <table:table-cell table:style-name="ce110" office:value-type="date" office:date-value="2015-05-08">
            <text:p>2015-05-08</text:p>
          </table:table-cell>
          <table:table-cell table:style-name="ce186" office:value-type="time" office:time-value="PT07H12M00S">
            <text:p>07:12</text:p>
          </table:table-cell>
          <table:table-cell table:style-name="ce186" office:value-type="time" office:time-value="PT07H42M00S">
            <text:p>07:42</text:p>
          </table:table-cell>
          <table:table-cell table:style-name="ce275" table:formula="of:=([.D130]-[.C130])*24*60" office:value-type="float" office:value="30">
            <text:p>30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style-name="ce332" office:value-type="float" office:value="1">
            <text:p>1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Moeller</text:p>
          </table:table-cell>
          <table:table-cell table:style-name="ce395" table:formula="of:=IF([.J130]=&quot;YES&quot;;[.I130];0)*IF([.I130]&gt;1;1;0)" office:value-type="float" office:value="0">
            <text:p>0</text:p>
          </table:table-cell>
          <table:table-cell table:style-name="ce395" table:formula="of:=IF([.J130]=&quot;YES&quot;;[.E130];0)*IF([.I130]&gt;1;1;0)" office:value-type="float" office:value="0">
            <text:p>0</text:p>
          </table:table-cell>
          <table:table-cell table:formula="of:=IF([.J130]=&quot;YES&quot;;1;0)*IF([.I130]&gt;1;1;0)" office:value-type="float" office:value="0">
            <text:p>0</text:p>
          </table:table-cell>
          <table:table-cell table:formula="of:=IF([.F130]=&quot;Diamond&quot;;1;0)*[.N130]*IF([.I130]&gt;1;1;0)" office:value-type="float" office:value="0">
            <text:p>0</text:p>
          </table:table-cell>
          <table:table-cell table:formula="of:=IF([.F130]=&quot;Moeller&quot;;1;0)*[.N130]*IF([.I130]&gt;1;1;0)" office:value-type="float" office:value="0">
            <text:p>0</text:p>
          </table:table-cell>
          <table:table-cell table:formula="of:=[.O130]*[.L130]" office:value-type="float" office:value="0">
            <text:p>0</text:p>
          </table:table-cell>
          <table:table-cell table:formula="of:=[.O130]*[.M130]" office:value-type="float" office:value="0">
            <text:p>0</text:p>
          </table:table-cell>
          <table:table-cell table:formula="of:=[.P130]*[.L130]" office:value-type="float" office:value="0">
            <text:p>0</text:p>
          </table:table-cell>
          <table:table-cell table:formula="of:=[.P130]*[.M130]" office:value-type="float" office:value="0">
            <text:p>0</text:p>
          </table:table-cell>
          <table:table-cell table:formula="of:=SUM([.N130:.P130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130]+1" office:value-type="float" office:value="8674">
            <text:p>8674</text:p>
          </table:table-cell>
          <table:table-cell table:style-name="ce110" office:value-type="date" office:date-value="2015-05-08">
            <text:p>2015-05-08</text:p>
          </table:table-cell>
          <table:table-cell table:style-name="ce186" office:value-type="time" office:time-value="PT07H44M00S">
            <text:p>07:44</text:p>
          </table:table-cell>
          <table:table-cell table:style-name="ce186" office:value-type="time" office:time-value="PT07H59M00S">
            <text:p>07:59</text:p>
          </table:table-cell>
          <table:table-cell table:style-name="ce275" table:formula="of:=([.D131]-[.C131])*24*60" office:value-type="float" office:value="15">
            <text:p>15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style-name="ce332" office:value-type="float" office:value="0">
            <text:p>0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Background 2</text:p>
          </table:table-cell>
          <table:table-cell table:style-name="ce395" table:formula="of:=IF([.J131]=&quot;YES&quot;;[.I131];0)*IF([.I131]&gt;1;1;0)" office:value-type="float" office:value="0">
            <text:p>0</text:p>
          </table:table-cell>
          <table:table-cell table:style-name="ce395" table:formula="of:=IF([.J131]=&quot;YES&quot;;[.E131];0)*IF([.I131]&gt;1;1;0)" office:value-type="float" office:value="0">
            <text:p>0</text:p>
          </table:table-cell>
          <table:table-cell table:formula="of:=IF([.J131]=&quot;YES&quot;;1;0)*IF([.I131]&gt;1;1;0)" office:value-type="float" office:value="0">
            <text:p>0</text:p>
          </table:table-cell>
          <table:table-cell table:formula="of:=IF([.F131]=&quot;Diamond&quot;;1;0)*[.N131]*IF([.I131]&gt;1;1;0)" office:value-type="float" office:value="0">
            <text:p>0</text:p>
          </table:table-cell>
          <table:table-cell table:formula="of:=IF([.F131]=&quot;Moeller&quot;;1;0)*[.N131]*IF([.I131]&gt;1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31]*[.M131]" office:value-type="float" office:value="0">
            <text:p>0</text:p>
          </table:table-cell>
          <table:table-cell table:formula="of:=[.P131]*[.L131]" office:value-type="float" office:value="0">
            <text:p>0</text:p>
          </table:table-cell>
          <table:table-cell table:formula="of:=[.P131]*[.M131]" office:value-type="float" office:value="0">
            <text:p>0</text:p>
          </table:table-cell>
          <table:table-cell table:formula="of:=SUM([.N131:.P131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1" table:formula="of:=[.A131]+1" office:value-type="float" office:value="8675">
            <text:p>8675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08H38M00S">
            <text:p>08:38</text:p>
          </table:table-cell>
          <table:table-cell table:style-name="ce182" office:value-type="time" office:time-value="PT09H05M00S">
            <text:p>09:05</text:p>
          </table:table-cell>
          <table:table-cell table:style-name="ce271" table:formula="of:=([.D132]-[.C132])*24*60" office:value-type="float" office:value="27">
            <text:p>27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132]=&quot;YES&quot;;[.I132];0)*IF([.I132]&gt;1;1;0)" office:value-type="float" office:value="6.9">
            <text:p>6,9</text:p>
          </table:table-cell>
          <table:table-cell table:style-name="ce395" table:formula="of:=IF([.J132]=&quot;YES&quot;;[.E132];0)*IF([.I132]&gt;1;1;0)" office:value-type="float" office:value="27">
            <text:p>27</text:p>
          </table:table-cell>
          <table:table-cell table:formula="of:=IF([.J132]=&quot;YES&quot;;1;0)*IF([.I132]&gt;1;1;0)" office:value-type="float" office:value="1">
            <text:p>1</text:p>
          </table:table-cell>
          <table:table-cell table:formula="of:=IF([.F132]=&quot;Diamond&quot;;1;0)*[.N132]*IF([.I132]&gt;1;1;0)" office:value-type="float" office:value="0">
            <text:p>0</text:p>
          </table:table-cell>
          <table:table-cell table:formula="of:=IF([.F132]=&quot;Moeller&quot;;1;0)*[.N132]*IF([.I132]&gt;1;1;0)" office:value-type="float" office:value="1">
            <text:p>1</text:p>
          </table:table-cell>
          <table:table-cell table:formula="of:=[.O132]*[.L132]" office:value-type="float" office:value="0">
            <text:p>0</text:p>
          </table:table-cell>
          <table:table-cell table:formula="of:=[.O132]*[.M132]" office:value-type="float" office:value="0">
            <text:p>0</text:p>
          </table:table-cell>
          <table:table-cell table:formula="of:=[.P132]*[.L132]" office:value-type="float" office:value="6.9">
            <text:p>6,9</text:p>
          </table:table-cell>
          <table:table-cell table:formula="of:=[.P132]*[.M132]" office:value-type="float" office:value="27">
            <text:p>27</text:p>
          </table:table-cell>
          <table:table-cell table:formula="of:=SUM([.N132:.P132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32]+1" office:value-type="float" office:value="8676">
            <text:p>8676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09H06M00S">
            <text:p>09:06</text:p>
          </table:table-cell>
          <table:table-cell table:style-name="ce182" office:value-type="time" office:time-value="PT09H33M00S">
            <text:p>09:33</text:p>
          </table:table-cell>
          <table:table-cell table:style-name="ce271" table:formula="of:=([.D133]-[.C133])*24*60" office:value-type="float" office:value="27">
            <text:p>27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133]=&quot;YES&quot;;[.I133];0)*IF([.I133]&gt;1;1;0)" office:value-type="float" office:value="6.9">
            <text:p>6,9</text:p>
          </table:table-cell>
          <table:table-cell table:style-name="ce395" table:formula="of:=IF([.J133]=&quot;YES&quot;;[.E133];0)*IF([.I133]&gt;1;1;0)" office:value-type="float" office:value="27">
            <text:p>27</text:p>
          </table:table-cell>
          <table:table-cell table:formula="of:=IF([.J133]=&quot;YES&quot;;1;0)*IF([.I133]&gt;1;1;0)" office:value-type="float" office:value="1">
            <text:p>1</text:p>
          </table:table-cell>
          <table:table-cell table:formula="of:=IF([.F133]=&quot;Diamond&quot;;1;0)*[.N133]*IF([.I133]&gt;1;1;0)" office:value-type="float" office:value="0">
            <text:p>0</text:p>
          </table:table-cell>
          <table:table-cell table:formula="of:=IF([.F133]=&quot;Moeller&quot;;1;0)*[.N133]*IF([.I133]&gt;1;1;0)" office:value-type="float" office:value="1">
            <text:p>1</text:p>
          </table:table-cell>
          <table:table-cell table:formula="of:=[.O133]*[.L133]" office:value-type="float" office:value="0">
            <text:p>0</text:p>
          </table:table-cell>
          <table:table-cell table:formula="of:=[.O133]*[.M133]" office:value-type="float" office:value="0">
            <text:p>0</text:p>
          </table:table-cell>
          <table:table-cell table:formula="of:=[.P133]*[.L133]" office:value-type="float" office:value="6.9">
            <text:p>6,9</text:p>
          </table:table-cell>
          <table:table-cell table:formula="of:=[.P133]*[.M133]" office:value-type="float" office:value="27">
            <text:p>27</text:p>
          </table:table-cell>
          <table:table-cell table:formula="of:=SUM([.N133:.P133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7" table:formula="of:=[.A133]+1" office:value-type="float" office:value="8677">
            <text:p>8677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34]-[.C134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number-columns-repeated="2" table:style-name="ce334"/>
          <table:table-cell table:style-name="ce334" office:value-type="string">
            <text:p>junk</text:p>
          </table:table-cell>
          <table:table-cell table:style-name="ce434" table:formula="of:=IF([.J134]=&quot;YES&quot;;[.I134];0)*IF([.I134]&gt;1;1;0)" office:value-type="float" office:value="0">
            <text:p>0</text:p>
          </table:table-cell>
          <table:table-cell table:style-name="ce434" table:formula="of:=IF([.J134]=&quot;YES&quot;;[.E134];0)*IF([.I134]&gt;1;1;0)" office:value-type="float" office:value="0">
            <text:p>0</text:p>
          </table:table-cell>
          <table:table-cell table:style-name="ce63" table:formula="of:=IF([.J134]=&quot;YES&quot;;1;0)*IF([.I134]&gt;1;1;0)" office:value-type="float" office:value="0">
            <text:p>0</text:p>
          </table:table-cell>
          <table:table-cell table:style-name="ce63" table:formula="of:=IF([.F134]=&quot;Diamond&quot;;1;0)*[.N134]*IF([.I134]&gt;1;1;0)" office:value-type="float" office:value="0">
            <text:p>0</text:p>
          </table:table-cell>
          <table:table-cell table:style-name="ce63" table:formula="of:=IF([.F134]=&quot;Moeller&quot;;1;0)*[.N134]*IF([.I134]&gt;1;1;0)" office:value-type="float" office:value="0">
            <text:p>0</text:p>
          </table:table-cell>
          <table:table-cell table:style-name="ce63" table:formula="of:=[.O134]*[.L134]" office:value-type="float" office:value="0">
            <text:p>0</text:p>
          </table:table-cell>
          <table:table-cell table:style-name="ce63" table:formula="of:=[.O134]*[.M134]" office:value-type="float" office:value="0">
            <text:p>0</text:p>
          </table:table-cell>
          <table:table-cell table:style-name="ce63" table:formula="of:=[.P134]*[.L134]" office:value-type="float" office:value="0">
            <text:p>0</text:p>
          </table:table-cell>
          <table:table-cell table:style-name="ce63" table:formula="of:=[.P134]*[.M134]" office:value-type="float" office:value="0">
            <text:p>0</text:p>
          </table:table-cell>
          <table:table-cell table:style-name="ce63" table:formula="of:=SUM([.N134:.P134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134]+1" office:value-type="float" office:value="8678">
            <text:p>8678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35]-[.C135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number-columns-repeated="2" table:style-name="ce334"/>
          <table:table-cell table:style-name="ce334" office:value-type="string">
            <text:p>junk</text:p>
          </table:table-cell>
          <table:table-cell table:style-name="ce434" table:formula="of:=IF([.J135]=&quot;YES&quot;;[.I135];0)*IF([.I135]&gt;1;1;0)" office:value-type="float" office:value="0">
            <text:p>0</text:p>
          </table:table-cell>
          <table:table-cell table:style-name="ce434" table:formula="of:=IF([.J135]=&quot;YES&quot;;[.E135];0)*IF([.I135]&gt;1;1;0)" office:value-type="float" office:value="0">
            <text:p>0</text:p>
          </table:table-cell>
          <table:table-cell table:style-name="ce63" table:formula="of:=IF([.J135]=&quot;YES&quot;;1;0)*IF([.I135]&gt;1;1;0)" office:value-type="float" office:value="0">
            <text:p>0</text:p>
          </table:table-cell>
          <table:table-cell table:style-name="ce63" table:formula="of:=IF([.F135]=&quot;Diamond&quot;;1;0)*[.N135]*IF([.I135]&gt;1;1;0)" office:value-type="float" office:value="0">
            <text:p>0</text:p>
          </table:table-cell>
          <table:table-cell table:style-name="ce63" table:formula="of:=IF([.F135]=&quot;Moeller&quot;;1;0)*[.N135]*IF([.I135]&gt;1;1;0)" office:value-type="float" office:value="0">
            <text:p>0</text:p>
          </table:table-cell>
          <table:table-cell table:style-name="ce63" table:formula="of:=[.O135]*[.L135]" office:value-type="float" office:value="0">
            <text:p>0</text:p>
          </table:table-cell>
          <table:table-cell table:style-name="ce63" table:formula="of:=[.O135]*[.M135]" office:value-type="float" office:value="0">
            <text:p>0</text:p>
          </table:table-cell>
          <table:table-cell table:style-name="ce63" table:formula="of:=[.P135]*[.L135]" office:value-type="float" office:value="0">
            <text:p>0</text:p>
          </table:table-cell>
          <table:table-cell table:style-name="ce63" table:formula="of:=[.P135]*[.M135]" office:value-type="float" office:value="0">
            <text:p>0</text:p>
          </table:table-cell>
          <table:table-cell table:style-name="ce63" table:formula="of:=SUM([.N135:.P135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135]+1" office:value-type="float" office:value="8679">
            <text:p>8679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36]-[.C136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number-columns-repeated="2" table:style-name="ce334"/>
          <table:table-cell table:style-name="ce334" office:value-type="string">
            <text:p>junk</text:p>
          </table:table-cell>
          <table:table-cell table:style-name="ce434" table:formula="of:=IF([.J136]=&quot;YES&quot;;[.I136];0)*IF([.I136]&gt;1;1;0)" office:value-type="float" office:value="0">
            <text:p>0</text:p>
          </table:table-cell>
          <table:table-cell table:style-name="ce434" table:formula="of:=IF([.J136]=&quot;YES&quot;;[.E136];0)*IF([.I136]&gt;1;1;0)" office:value-type="float" office:value="0">
            <text:p>0</text:p>
          </table:table-cell>
          <table:table-cell table:style-name="ce63" table:formula="of:=IF([.J136]=&quot;YES&quot;;1;0)*IF([.I136]&gt;1;1;0)" office:value-type="float" office:value="0">
            <text:p>0</text:p>
          </table:table-cell>
          <table:table-cell table:style-name="ce63" table:formula="of:=IF([.F136]=&quot;Diamond&quot;;1;0)*[.N136]*IF([.I136]&gt;1;1;0)" office:value-type="float" office:value="0">
            <text:p>0</text:p>
          </table:table-cell>
          <table:table-cell table:style-name="ce63" table:formula="of:=IF([.F136]=&quot;Moeller&quot;;1;0)*[.N136]*IF([.I136]&gt;1;1;0)" office:value-type="float" office:value="0">
            <text:p>0</text:p>
          </table:table-cell>
          <table:table-cell table:style-name="ce63" table:formula="of:=[.O136]*[.L136]" office:value-type="float" office:value="0">
            <text:p>0</text:p>
          </table:table-cell>
          <table:table-cell table:style-name="ce63" table:formula="of:=[.O136]*[.M136]" office:value-type="float" office:value="0">
            <text:p>0</text:p>
          </table:table-cell>
          <table:table-cell table:style-name="ce63" table:formula="of:=[.P136]*[.L136]" office:value-type="float" office:value="0">
            <text:p>0</text:p>
          </table:table-cell>
          <table:table-cell table:style-name="ce63" table:formula="of:=[.P136]*[.M136]" office:value-type="float" office:value="0">
            <text:p>0</text:p>
          </table:table-cell>
          <table:table-cell table:style-name="ce63" table:formula="of:=SUM([.N136:.P136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2" table:formula="of:=[.A136]+1" office:value-type="float" office:value="8680">
            <text:p>8680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11H00M00S">
            <text:p>11:00</text:p>
          </table:table-cell>
          <table:table-cell table:style-name="ce183" office:value-type="time" office:time-value="PT11H30M00S">
            <text:p>11:30</text:p>
          </table:table-cell>
          <table:table-cell table:style-name="ce272" table:formula="of:=([.D137]-[.C137])*24*60" office:value-type="float" office:value="30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8">
            <text:p>8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37]=&quot;YES&quot;;[.I137];0)*IF([.I137]&gt;1;1;0)" office:value-type="float" office:value="8">
            <text:p>8</text:p>
          </table:table-cell>
          <table:table-cell table:style-name="ce395" table:formula="of:=IF([.J137]=&quot;YES&quot;;[.E137];0)*IF([.I137]&gt;1;1;0)" office:value-type="float" office:value="30">
            <text:p>30</text:p>
          </table:table-cell>
          <table:table-cell table:formula="of:=IF([.J137]=&quot;YES&quot;;1;0)*IF([.I137]&gt;1;1;0)" office:value-type="float" office:value="1">
            <text:p>1</text:p>
          </table:table-cell>
          <table:table-cell table:formula="of:=IF([.F137]=&quot;Diamond&quot;;1;0)*[.N137]*IF([.I137]&gt;1;1;0)" office:value-type="float" office:value="1">
            <text:p>1</text:p>
          </table:table-cell>
          <table:table-cell table:formula="of:=IF([.F137]=&quot;Moeller&quot;;1;0)*[.N137]*IF([.I137]&gt;1;1;0)" office:value-type="float" office:value="0">
            <text:p>0</text:p>
          </table:table-cell>
          <table:table-cell table:formula="of:=[.O137]*[.L137]" office:value-type="float" office:value="8">
            <text:p>8</text:p>
          </table:table-cell>
          <table:table-cell table:formula="of:=[.O137]*[.M137]" office:value-type="float" office:value="30">
            <text:p>30</text:p>
          </table:table-cell>
          <table:table-cell table:formula="of:=[.P137]*[.L137]" office:value-type="float" office:value="0">
            <text:p>0</text:p>
          </table:table-cell>
          <table:table-cell table:formula="of:=[.P137]*[.M137]" office:value-type="float" office:value="0">
            <text:p>0</text:p>
          </table:table-cell>
          <table:table-cell table:formula="of:=SUM([.N137:.P137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2" table:formula="of:=[.A137]+1" office:value-type="float" office:value="8681">
            <text:p>8681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11H31M00S">
            <text:p>11:31</text:p>
          </table:table-cell>
          <table:table-cell table:style-name="ce183" office:value-type="time" office:time-value="PT11H55M00S">
            <text:p>11:55</text:p>
          </table:table-cell>
          <table:table-cell table:style-name="ce272" table:formula="of:=([.D138]-[.C138])*24*60" office:value-type="float" office:value="24.0000000000001">
            <text:p>24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6.7">
            <text:p>6,7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38]=&quot;YES&quot;;[.I138];0)*IF([.I138]&gt;1;1;0)" office:value-type="float" office:value="6.7">
            <text:p>6,7</text:p>
          </table:table-cell>
          <table:table-cell table:style-name="ce395" table:formula="of:=IF([.J138]=&quot;YES&quot;;[.E138];0)*IF([.I138]&gt;1;1;0)" office:value-type="float" office:value="24.0000000000001">
            <text:p>24,0000000000001</text:p>
          </table:table-cell>
          <table:table-cell table:formula="of:=IF([.J138]=&quot;YES&quot;;1;0)*IF([.I138]&gt;1;1;0)" office:value-type="float" office:value="1">
            <text:p>1</text:p>
          </table:table-cell>
          <table:table-cell table:formula="of:=IF([.F138]=&quot;Diamond&quot;;1;0)*[.N138]*IF([.I138]&gt;1;1;0)" office:value-type="float" office:value="1">
            <text:p>1</text:p>
          </table:table-cell>
          <table:table-cell table:formula="of:=IF([.F138]=&quot;Moeller&quot;;1;0)*[.N138]*IF([.I138]&gt;1;1;0)" office:value-type="float" office:value="0">
            <text:p>0</text:p>
          </table:table-cell>
          <table:table-cell table:formula="of:=[.O138]*[.L138]" office:value-type="float" office:value="6.7">
            <text:p>6,7</text:p>
          </table:table-cell>
          <table:table-cell table:formula="of:=[.O138]*[.M138]" office:value-type="float" office:value="24.0000000000001">
            <text:p>24,0000000000001</text:p>
          </table:table-cell>
          <table:table-cell table:formula="of:=[.P138]*[.L138]" office:value-type="float" office:value="0">
            <text:p>0</text:p>
          </table:table-cell>
          <table:table-cell table:formula="of:=[.P138]*[.M138]" office:value-type="float" office:value="0">
            <text:p>0</text:p>
          </table:table-cell>
          <table:table-cell table:formula="of:=SUM([.N138:.P138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38]+1" office:value-type="float" office:value="8682">
            <text:p>8682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12H02M00S">
            <text:p>12:02</text:p>
          </table:table-cell>
          <table:table-cell table:style-name="ce182" office:value-type="time" office:time-value="PT12H30M00S">
            <text:p>12:30</text:p>
          </table:table-cell>
          <table:table-cell table:style-name="ce271" table:formula="of:=([.D139]-[.C139])*24*60" office:value-type="float" office:value="28.0000000000001">
            <text:p>28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7">
            <text:p>7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139]=&quot;YES&quot;;[.I139];0)*IF([.I139]&gt;1;1;0)" office:value-type="float" office:value="7">
            <text:p>7</text:p>
          </table:table-cell>
          <table:table-cell table:style-name="ce395" table:formula="of:=IF([.J139]=&quot;YES&quot;;[.E139];0)*IF([.I139]&gt;1;1;0)" office:value-type="float" office:value="28.0000000000001">
            <text:p>28,0000000000001</text:p>
          </table:table-cell>
          <table:table-cell table:formula="of:=IF([.J139]=&quot;YES&quot;;1;0)*IF([.I139]&gt;1;1;0)" office:value-type="float" office:value="1">
            <text:p>1</text:p>
          </table:table-cell>
          <table:table-cell table:formula="of:=IF([.F139]=&quot;Diamond&quot;;1;0)*[.N139]*IF([.I139]&gt;1;1;0)" office:value-type="float" office:value="0">
            <text:p>0</text:p>
          </table:table-cell>
          <table:table-cell table:formula="of:=IF([.F139]=&quot;Moeller&quot;;1;0)*[.N139]*IF([.I139]&gt;1;1;0)" office:value-type="float" office:value="1">
            <text:p>1</text:p>
          </table:table-cell>
          <table:table-cell table:formula="of:=[.O139]*[.L139]" office:value-type="float" office:value="0">
            <text:p>0</text:p>
          </table:table-cell>
          <table:table-cell table:formula="of:=[.O139]*[.M139]" office:value-type="float" office:value="0">
            <text:p>0</text:p>
          </table:table-cell>
          <table:table-cell table:formula="of:=[.P139]*[.L139]" office:value-type="float" office:value="7">
            <text:p>7</text:p>
          </table:table-cell>
          <table:table-cell table:formula="of:=[.P139]*[.M139]" office:value-type="float" office:value="28.0000000000001">
            <text:p>28,0000000000001</text:p>
          </table:table-cell>
          <table:table-cell table:formula="of:=SUM([.N139:.P139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0" table:formula="of:=[.A139]+1" office:value-type="float" office:value="8683">
            <text:p>8683</text:p>
          </table:table-cell>
          <table:table-cell table:style-name="ce105" office:value-type="date" office:date-value="2015-05-08">
            <text:p>2015-05-08</text:p>
          </table:table-cell>
          <table:table-cell table:style-name="ce181" office:value-type="time" office:time-value="PT12H32M00S">
            <text:p>12:32</text:p>
          </table:table-cell>
          <table:table-cell table:style-name="ce181" office:value-type="time" office:time-value="PT13H00M00S">
            <text:p>13:00</text:p>
          </table:table-cell>
          <table:table-cell table:style-name="ce270" table:formula="of:=([.D140]-[.C140])*24*60" office:value-type="float" office:value="27.9999999999999">
            <text:p>28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6.9">
            <text:p>6,9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140]=&quot;YES&quot;;[.I140];0)*IF([.I140]&gt;1;1;0)" office:value-type="float" office:value="6.9">
            <text:p>6,9</text:p>
          </table:table-cell>
          <table:table-cell table:style-name="ce395" table:formula="of:=IF([.J140]=&quot;YES&quot;;[.E140];0)*IF([.I140]&gt;1;1;0)" office:value-type="float" office:value="27.9999999999999">
            <text:p>27,9999999999999</text:p>
          </table:table-cell>
          <table:table-cell table:formula="of:=IF([.J140]=&quot;YES&quot;;1;0)*IF([.I140]&gt;1;1;0)" office:value-type="float" office:value="1">
            <text:p>1</text:p>
          </table:table-cell>
          <table:table-cell table:formula="of:=IF([.F140]=&quot;Diamond&quot;;1;0)*[.N140]*IF([.I140]&gt;1;1;0)" office:value-type="float" office:value="1">
            <text:p>1</text:p>
          </table:table-cell>
          <table:table-cell table:formula="of:=IF([.F140]=&quot;Moeller&quot;;1;0)*[.N140]*IF([.I140]&gt;1;1;0)" office:value-type="float" office:value="0">
            <text:p>0</text:p>
          </table:table-cell>
          <table:table-cell table:formula="of:=[.O140]*[.L140]" office:value-type="float" office:value="6.9">
            <text:p>6,9</text:p>
          </table:table-cell>
          <table:table-cell table:formula="of:=[.O140]*[.M140]" office:value-type="float" office:value="27.9999999999999">
            <text:p>27,9999999999999</text:p>
          </table:table-cell>
          <table:table-cell table:formula="of:=[.P140]*[.L140]" office:value-type="float" office:value="0">
            <text:p>0</text:p>
          </table:table-cell>
          <table:table-cell table:formula="of:=[.P140]*[.M140]" office:value-type="float" office:value="0">
            <text:p>0</text:p>
          </table:table-cell>
          <table:table-cell table:formula="of:=SUM([.N140:.P140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3" table:formula="of:=[.A140]+1" office:value-type="float" office:value="8684">
            <text:p>8684</text:p>
          </table:table-cell>
          <table:table-cell table:style-name="ce116" office:value-type="date" office:date-value="2015-05-08">
            <text:p>2015-05-08</text:p>
          </table:table-cell>
          <table:table-cell table:style-name="ce184" office:value-type="time" office:time-value="PT13H01M00S">
            <text:p>13:01</text:p>
          </table:table-cell>
          <table:table-cell table:style-name="ce184" office:value-type="time" office:time-value="PT13H05M00S">
            <text:p>13:05</text:p>
          </table:table-cell>
          <table:table-cell table:style-name="ce273" table:formula="of:=([.D141]-[.C141])*24*60" office:value-type="float" office:value="3.99999999999999">
            <text:p>4</text:p>
          </table:table-cell>
          <table:table-cell table:style-name="ce164" office:value-type="string">
            <text:p>Diamond</text:p>
          </table:table-cell>
          <table:table-cell table:style-name="ce164"/>
          <table:table-cell table:style-name="ce164" office:value-type="string">
            <text:p>-</text:p>
          </table:table-cell>
          <table:table-cell table:style-name="ce164"/>
          <table:table-cell table:style-name="ce164" office:value-type="string">
            <text:p>No</text:p>
          </table:table-cell>
          <table:table-cell table:style-name="ce164" office:value-type="string">
            <text:p>Junk</text:p>
          </table:table-cell>
          <table:table-cell table:style-name="ce395" table:formula="of:=IF([.J141]=&quot;YES&quot;;[.I141];0)*IF([.I141]&gt;1;1;0)" office:value-type="float" office:value="0">
            <text:p>0</text:p>
          </table:table-cell>
          <table:table-cell table:style-name="ce395" table:formula="of:=IF([.J141]=&quot;YES&quot;;[.E141];0)*IF([.I141]&gt;1;1;0)" office:value-type="float" office:value="0">
            <text:p>0</text:p>
          </table:table-cell>
          <table:table-cell table:formula="of:=IF([.J141]=&quot;YES&quot;;1;0)*IF([.I141]&gt;1;1;0)" office:value-type="float" office:value="0">
            <text:p>0</text:p>
          </table:table-cell>
          <table:table-cell table:formula="of:=IF([.F141]=&quot;Diamond&quot;;1;0)*[.N141]*IF([.I141]&gt;1;1;0)" office:value-type="float" office:value="0">
            <text:p>0</text:p>
          </table:table-cell>
          <table:table-cell table:formula="of:=IF([.F141]=&quot;Moeller&quot;;1;0)*[.N141]*IF([.I141]&gt;1;1;0)" office:value-type="float" office:value="0">
            <text:p>0</text:p>
          </table:table-cell>
          <table:table-cell table:formula="of:=[.O141]*[.L141]" office:value-type="float" office:value="0">
            <text:p>0</text:p>
          </table:table-cell>
          <table:table-cell table:formula="of:=[.O141]*[.M141]" office:value-type="float" office:value="0">
            <text:p>0</text:p>
          </table:table-cell>
          <table:table-cell table:formula="of:=[.P141]*[.L141]" office:value-type="float" office:value="0">
            <text:p>0</text:p>
          </table:table-cell>
          <table:table-cell table:formula="of:=[.P141]*[.M141]" office:value-type="float" office:value="0">
            <text:p>0</text:p>
          </table:table-cell>
          <table:table-cell table:formula="of:=SUM([.N141:.P141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141]+1" office:value-type="float" office:value="8685">
            <text:p>8685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13H05M00S">
            <text:p>13:05</text:p>
          </table:table-cell>
          <table:table-cell table:style-name="ce183" office:value-type="time" office:time-value="PT13H31M00S">
            <text:p>13:31</text:p>
          </table:table-cell>
          <table:table-cell table:style-name="ce272" table:formula="of:=([.D142]-[.C142])*24*60" office:value-type="float" office:value="26.0000000000001">
            <text:p>26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6.9">
            <text:p>6,9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42]=&quot;YES&quot;;[.I142];0)*IF([.I142]&gt;1;1;0)" office:value-type="float" office:value="6.9">
            <text:p>6,9</text:p>
          </table:table-cell>
          <table:table-cell table:style-name="ce395" table:formula="of:=IF([.J142]=&quot;YES&quot;;[.E142];0)*IF([.I142]&gt;1;1;0)" office:value-type="float" office:value="26.0000000000001">
            <text:p>26,0000000000001</text:p>
          </table:table-cell>
          <table:table-cell table:formula="of:=IF([.J142]=&quot;YES&quot;;1;0)*IF([.I142]&gt;1;1;0)" office:value-type="float" office:value="1">
            <text:p>1</text:p>
          </table:table-cell>
          <table:table-cell table:formula="of:=IF([.F142]=&quot;Diamond&quot;;1;0)*[.N142]*IF([.I142]&gt;1;1;0)" office:value-type="float" office:value="1">
            <text:p>1</text:p>
          </table:table-cell>
          <table:table-cell table:formula="of:=IF([.F142]=&quot;Moeller&quot;;1;0)*[.N142]*IF([.I142]&gt;1;1;0)" office:value-type="float" office:value="0">
            <text:p>0</text:p>
          </table:table-cell>
          <table:table-cell table:formula="of:=[.O142]*[.L142]" office:value-type="float" office:value="6.9">
            <text:p>6,9</text:p>
          </table:table-cell>
          <table:table-cell table:formula="of:=[.O142]*[.M142]" office:value-type="float" office:value="26.0000000000001">
            <text:p>26,0000000000001</text:p>
          </table:table-cell>
          <table:table-cell table:formula="of:=[.P142]*[.L142]" office:value-type="float" office:value="0">
            <text:p>0</text:p>
          </table:table-cell>
          <table:table-cell table:formula="of:=[.P142]*[.M142]" office:value-type="float" office:value="0">
            <text:p>0</text:p>
          </table:table-cell>
          <table:table-cell table:formula="of:=SUM([.N142:.P142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142]+1" office:value-type="float" office:value="8686">
            <text:p>8686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13H32M00S">
            <text:p>13:32</text:p>
          </table:table-cell>
          <table:table-cell table:style-name="ce183" office:value-type="time" office:time-value="PT14H00M00S">
            <text:p>14:00</text:p>
          </table:table-cell>
          <table:table-cell table:style-name="ce272" table:formula="of:=([.D143]-[.C143])*24*60" office:value-type="float" office:value="28.0000000000001">
            <text:p>28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7.7">
            <text:p>7,7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43]=&quot;YES&quot;;[.I143];0)*IF([.I143]&gt;1;1;0)" office:value-type="float" office:value="7.7">
            <text:p>7,7</text:p>
          </table:table-cell>
          <table:table-cell table:style-name="ce395" table:formula="of:=IF([.J143]=&quot;YES&quot;;[.E143];0)*IF([.I143]&gt;1;1;0)" office:value-type="float" office:value="28.0000000000001">
            <text:p>28,0000000000001</text:p>
          </table:table-cell>
          <table:table-cell table:formula="of:=IF([.J143]=&quot;YES&quot;;1;0)*IF([.I143]&gt;1;1;0)" office:value-type="float" office:value="1">
            <text:p>1</text:p>
          </table:table-cell>
          <table:table-cell table:formula="of:=IF([.F143]=&quot;Diamond&quot;;1;0)*[.N143]*IF([.I143]&gt;1;1;0)" office:value-type="float" office:value="1">
            <text:p>1</text:p>
          </table:table-cell>
          <table:table-cell table:formula="of:=IF([.F143]=&quot;Moeller&quot;;1;0)*[.N143]*IF([.I143]&gt;1;1;0)" office:value-type="float" office:value="0">
            <text:p>0</text:p>
          </table:table-cell>
          <table:table-cell table:formula="of:=[.O143]*[.L143]" office:value-type="float" office:value="7.7">
            <text:p>7,7</text:p>
          </table:table-cell>
          <table:table-cell table:formula="of:=[.O143]*[.M143]" office:value-type="float" office:value="28.0000000000001">
            <text:p>28,0000000000001</text:p>
          </table:table-cell>
          <table:table-cell table:formula="of:=[.P143]*[.L143]" office:value-type="float" office:value="0">
            <text:p>0</text:p>
          </table:table-cell>
          <table:table-cell table:formula="of:=[.P143]*[.M143]" office:value-type="float" office:value="0">
            <text:p>0</text:p>
          </table:table-cell>
          <table:table-cell table:formula="of:=SUM([.N143:.P143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143]+1" office:value-type="float" office:value="8687">
            <text:p>8687</text:p>
          </table:table-cell>
          <table:table-cell table:style-name="ce109" office:value-type="date" office:date-value="2015-05-08">
            <text:p>2015-05-08</text:p>
          </table:table-cell>
          <table:table-cell table:style-name="ce185" office:value-type="time" office:time-value="PT14H01M00S">
            <text:p>14:01</text:p>
          </table:table-cell>
          <table:table-cell table:style-name="ce185" office:value-type="time" office:time-value="PT14H29M00S">
            <text:p>14:29</text:p>
          </table:table-cell>
          <table:table-cell table:style-name="ce274" table:formula="of:=([.D144]-[.C144])*24*60" office:value-type="float" office:value="28.0000000000001">
            <text:p>28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7.4">
            <text:p>7,4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144]=&quot;YES&quot;;[.I144];0)*IF([.I144]&gt;1;1;0)" office:value-type="float" office:value="7.4">
            <text:p>7,4</text:p>
          </table:table-cell>
          <table:table-cell table:style-name="ce395" table:formula="of:=IF([.J144]=&quot;YES&quot;;[.E144];0)*IF([.I144]&gt;1;1;0)" office:value-type="float" office:value="28.0000000000001">
            <text:p>28,0000000000001</text:p>
          </table:table-cell>
          <table:table-cell table:formula="of:=IF([.J144]=&quot;YES&quot;;1;0)*IF([.I144]&gt;1;1;0)" office:value-type="float" office:value="1">
            <text:p>1</text:p>
          </table:table-cell>
          <table:table-cell table:formula="of:=IF([.F144]=&quot;Diamond&quot;;1;0)*[.N144]*IF([.I144]&gt;1;1;0)" office:value-type="float" office:value="1">
            <text:p>1</text:p>
          </table:table-cell>
          <table:table-cell table:formula="of:=IF([.F144]=&quot;Moeller&quot;;1;0)*[.N144]*IF([.I144]&gt;1;1;0)" office:value-type="float" office:value="0">
            <text:p>0</text:p>
          </table:table-cell>
          <table:table-cell table:formula="of:=[.O144]*[.L144]" office:value-type="float" office:value="7.4">
            <text:p>7,4</text:p>
          </table:table-cell>
          <table:table-cell table:formula="of:=[.O144]*[.M144]" office:value-type="float" office:value="28.0000000000001">
            <text:p>28,0000000000001</text:p>
          </table:table-cell>
          <table:table-cell table:formula="of:=[.P144]*[.L144]" office:value-type="float" office:value="0">
            <text:p>0</text:p>
          </table:table-cell>
          <table:table-cell table:formula="of:=[.P144]*[.M144]" office:value-type="float" office:value="0">
            <text:p>0</text:p>
          </table:table-cell>
          <table:table-cell table:formula="of:=SUM([.N144:.P144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2" table:formula="of:=[.A144]+1" office:value-type="float" office:value="8688">
            <text:p>8688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14H30M00S">
            <text:p>14:30</text:p>
          </table:table-cell>
          <table:table-cell table:style-name="ce183" office:value-type="time" office:time-value="PT14H57M00S">
            <text:p>14:57</text:p>
          </table:table-cell>
          <table:table-cell table:style-name="ce272" table:formula="of:=([.D145]-[.C145])*24*60" office:value-type="float" office:value="26.9999999999999">
            <text:p>27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7.4">
            <text:p>7,4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45]=&quot;YES&quot;;[.I145];0)*IF([.I145]&gt;1;1;0)" office:value-type="float" office:value="7.4">
            <text:p>7,4</text:p>
          </table:table-cell>
          <table:table-cell table:style-name="ce395" table:formula="of:=IF([.J145]=&quot;YES&quot;;[.E145];0)*IF([.I145]&gt;1;1;0)" office:value-type="float" office:value="26.9999999999999">
            <text:p>26,9999999999999</text:p>
          </table:table-cell>
          <table:table-cell table:formula="of:=IF([.J145]=&quot;YES&quot;;1;0)*IF([.I145]&gt;1;1;0)" office:value-type="float" office:value="1">
            <text:p>1</text:p>
          </table:table-cell>
          <table:table-cell table:formula="of:=IF([.F145]=&quot;Diamond&quot;;1;0)*[.N145]*IF([.I145]&gt;1;1;0)" office:value-type="float" office:value="1">
            <text:p>1</text:p>
          </table:table-cell>
          <table:table-cell table:formula="of:=IF([.F145]=&quot;Moeller&quot;;1;0)*[.N145]*IF([.I145]&gt;1;1;0)" office:value-type="float" office:value="0">
            <text:p>0</text:p>
          </table:table-cell>
          <table:table-cell table:formula="of:=[.O145]*[.L145]" office:value-type="float" office:value="7.4">
            <text:p>7,4</text:p>
          </table:table-cell>
          <table:table-cell table:formula="of:=[.O145]*[.M145]" office:value-type="float" office:value="26.9999999999999">
            <text:p>26,9999999999999</text:p>
          </table:table-cell>
          <table:table-cell table:formula="of:=[.P145]*[.L145]" office:value-type="float" office:value="0">
            <text:p>0</text:p>
          </table:table-cell>
          <table:table-cell table:formula="of:=[.P145]*[.M145]" office:value-type="float" office:value="0">
            <text:p>0</text:p>
          </table:table-cell>
          <table:table-cell table:formula="of:=SUM([.N145:.P145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2" table:formula="of:=[.A145]+1" office:value-type="float" office:value="8689">
            <text:p>8689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15H20M00S">
            <text:p>15:20</text:p>
          </table:table-cell>
          <table:table-cell table:style-name="ce183" office:value-type="time" office:time-value="PT15H46M00S">
            <text:p>15:46</text:p>
          </table:table-cell>
          <table:table-cell table:style-name="ce272" table:formula="of:=([.D146]-[.C146])*24*60" office:value-type="float" office:value="26.0000000000001">
            <text:p>26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7.4">
            <text:p>7,4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46]=&quot;YES&quot;;[.I146];0)*IF([.I146]&gt;1;1;0)" office:value-type="float" office:value="7.4">
            <text:p>7,4</text:p>
          </table:table-cell>
          <table:table-cell table:style-name="ce395" table:formula="of:=IF([.J146]=&quot;YES&quot;;[.E146];0)*IF([.I146]&gt;1;1;0)" office:value-type="float" office:value="26.0000000000001">
            <text:p>26,0000000000001</text:p>
          </table:table-cell>
          <table:table-cell table:formula="of:=IF([.J146]=&quot;YES&quot;;1;0)*IF([.I146]&gt;1;1;0)" office:value-type="float" office:value="1">
            <text:p>1</text:p>
          </table:table-cell>
          <table:table-cell table:formula="of:=IF([.F146]=&quot;Diamond&quot;;1;0)*[.N146]*IF([.I146]&gt;1;1;0)" office:value-type="float" office:value="1">
            <text:p>1</text:p>
          </table:table-cell>
          <table:table-cell table:formula="of:=IF([.F146]=&quot;Moeller&quot;;1;0)*[.N146]*IF([.I146]&gt;1;1;0)" office:value-type="float" office:value="0">
            <text:p>0</text:p>
          </table:table-cell>
          <table:table-cell table:formula="of:=[.O146]*[.L146]" office:value-type="float" office:value="7.4">
            <text:p>7,4</text:p>
          </table:table-cell>
          <table:table-cell table:formula="of:=[.O146]*[.M146]" office:value-type="float" office:value="26.0000000000001">
            <text:p>26,0000000000001</text:p>
          </table:table-cell>
          <table:table-cell table:formula="of:=[.P146]*[.L146]" office:value-type="float" office:value="0">
            <text:p>0</text:p>
          </table:table-cell>
          <table:table-cell table:formula="of:=[.P146]*[.M146]" office:value-type="float" office:value="0">
            <text:p>0</text:p>
          </table:table-cell>
          <table:table-cell table:formula="of:=SUM([.N146:.P146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7" table:formula="of:=[.A146]+1" office:value-type="float" office:value="8690">
            <text:p>8690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47]-[.C147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test with BaF LED1 threshold to 100</text:p>
          </table:table-cell>
          <table:table-cell table:style-name="ce434" table:formula="of:=IF([.J147]=&quot;YES&quot;;[.I147];0)*IF([.I147]&gt;1;1;0)" office:value-type="float" office:value="0">
            <text:p>0</text:p>
          </table:table-cell>
          <table:table-cell table:style-name="ce434" table:formula="of:=IF([.J147]=&quot;YES&quot;;[.E147];0)*IF([.I147]&gt;1;1;0)" office:value-type="float" office:value="0">
            <text:p>0</text:p>
          </table:table-cell>
          <table:table-cell table:style-name="ce63" table:formula="of:=IF([.J147]=&quot;YES&quot;;1;0)*IF([.I147]&gt;1;1;0)" office:value-type="float" office:value="0">
            <text:p>0</text:p>
          </table:table-cell>
          <table:table-cell table:style-name="ce63" table:formula="of:=IF([.F147]=&quot;Diamond&quot;;1;0)*[.N147]*IF([.I147]&gt;1;1;0)" office:value-type="float" office:value="0">
            <text:p>0</text:p>
          </table:table-cell>
          <table:table-cell table:style-name="ce63" table:formula="of:=IF([.F147]=&quot;Moeller&quot;;1;0)*[.N147]*IF([.I147]&gt;1;1;0)" office:value-type="float" office:value="0">
            <text:p>0</text:p>
          </table:table-cell>
          <table:table-cell table:style-name="ce63" table:formula="of:=[.O147]*[.L147]" office:value-type="float" office:value="0">
            <text:p>0</text:p>
          </table:table-cell>
          <table:table-cell table:style-name="ce63" table:formula="of:=[.O147]*[.M147]" office:value-type="float" office:value="0">
            <text:p>0</text:p>
          </table:table-cell>
          <table:table-cell table:style-name="ce63" table:formula="of:=[.P147]*[.L147]" office:value-type="float" office:value="0">
            <text:p>0</text:p>
          </table:table-cell>
          <table:table-cell table:style-name="ce63" table:formula="of:=[.P147]*[.M147]" office:value-type="float" office:value="0">
            <text:p>0</text:p>
          </table:table-cell>
          <table:table-cell table:style-name="ce63" table:formula="of:=SUM([.N147:.P147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147]+1" office:value-type="float" office:value="8691">
            <text:p>8691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48]-[.C148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test with BaF LED1 threshold to 100</text:p>
          </table:table-cell>
          <table:table-cell table:style-name="ce434" table:formula="of:=IF([.J148]=&quot;YES&quot;;[.I148];0)*IF([.I148]&gt;1;1;0)" office:value-type="float" office:value="0">
            <text:p>0</text:p>
          </table:table-cell>
          <table:table-cell table:style-name="ce434" table:formula="of:=IF([.J148]=&quot;YES&quot;;[.E148];0)*IF([.I148]&gt;1;1;0)" office:value-type="float" office:value="0">
            <text:p>0</text:p>
          </table:table-cell>
          <table:table-cell table:style-name="ce63" table:formula="of:=IF([.J148]=&quot;YES&quot;;1;0)*IF([.I148]&gt;1;1;0)" office:value-type="float" office:value="0">
            <text:p>0</text:p>
          </table:table-cell>
          <table:table-cell table:style-name="ce63" table:formula="of:=IF([.F148]=&quot;Diamond&quot;;1;0)*[.N148]*IF([.I148]&gt;1;1;0)" office:value-type="float" office:value="0">
            <text:p>0</text:p>
          </table:table-cell>
          <table:table-cell table:style-name="ce63" table:formula="of:=IF([.F148]=&quot;Moeller&quot;;1;0)*[.N148]*IF([.I148]&gt;1;1;0)" office:value-type="float" office:value="0">
            <text:p>0</text:p>
          </table:table-cell>
          <table:table-cell table:style-name="ce63" table:formula="of:=[.O148]*[.L148]" office:value-type="float" office:value="0">
            <text:p>0</text:p>
          </table:table-cell>
          <table:table-cell table:style-name="ce63" table:formula="of:=[.O148]*[.M148]" office:value-type="float" office:value="0">
            <text:p>0</text:p>
          </table:table-cell>
          <table:table-cell table:style-name="ce63" table:formula="of:=[.P148]*[.L148]" office:value-type="float" office:value="0">
            <text:p>0</text:p>
          </table:table-cell>
          <table:table-cell table:style-name="ce63" table:formula="of:=[.P148]*[.M148]" office:value-type="float" office:value="0">
            <text:p>0</text:p>
          </table:table-cell>
          <table:table-cell table:style-name="ce63" table:formula="of:=SUM([.N148:.P148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148]+1" office:value-type="float" office:value="8692">
            <text:p>8692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49]-[.C149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test with BaF LED1 threshold to 150</text:p>
          </table:table-cell>
          <table:table-cell table:style-name="ce434" table:formula="of:=IF([.J149]=&quot;YES&quot;;[.I149];0)*IF([.I149]&gt;1;1;0)" office:value-type="float" office:value="0">
            <text:p>0</text:p>
          </table:table-cell>
          <table:table-cell table:style-name="ce434" table:formula="of:=IF([.J149]=&quot;YES&quot;;[.E149];0)*IF([.I149]&gt;1;1;0)" office:value-type="float" office:value="0">
            <text:p>0</text:p>
          </table:table-cell>
          <table:table-cell table:style-name="ce63" table:formula="of:=IF([.J149]=&quot;YES&quot;;1;0)*IF([.I149]&gt;1;1;0)" office:value-type="float" office:value="0">
            <text:p>0</text:p>
          </table:table-cell>
          <table:table-cell table:style-name="ce63" table:formula="of:=IF([.F149]=&quot;Diamond&quot;;1;0)*[.N149]*IF([.I149]&gt;1;1;0)" office:value-type="float" office:value="0">
            <text:p>0</text:p>
          </table:table-cell>
          <table:table-cell table:style-name="ce63" table:formula="of:=IF([.F149]=&quot;Moeller&quot;;1;0)*[.N149]*IF([.I149]&gt;1;1;0)" office:value-type="float" office:value="0">
            <text:p>0</text:p>
          </table:table-cell>
          <table:table-cell table:style-name="ce63" table:formula="of:=[.O149]*[.L149]" office:value-type="float" office:value="0">
            <text:p>0</text:p>
          </table:table-cell>
          <table:table-cell table:style-name="ce63" table:formula="of:=[.O149]*[.M149]" office:value-type="float" office:value="0">
            <text:p>0</text:p>
          </table:table-cell>
          <table:table-cell table:style-name="ce63" table:formula="of:=[.P149]*[.L149]" office:value-type="float" office:value="0">
            <text:p>0</text:p>
          </table:table-cell>
          <table:table-cell table:style-name="ce63" table:formula="of:=[.P149]*[.M149]" office:value-type="float" office:value="0">
            <text:p>0</text:p>
          </table:table-cell>
          <table:table-cell table:style-name="ce63" table:formula="of:=SUM([.N149:.P149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149]+1" office:value-type="float" office:value="8693">
            <text:p>8693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50]-[.C150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test with BaF LED1 threshold to 150</text:p>
          </table:table-cell>
          <table:table-cell table:style-name="ce434" table:formula="of:=IF([.J150]=&quot;YES&quot;;[.I150];0)*IF([.I150]&gt;1;1;0)" office:value-type="float" office:value="0">
            <text:p>0</text:p>
          </table:table-cell>
          <table:table-cell table:style-name="ce434" table:formula="of:=IF([.J150]=&quot;YES&quot;;[.E150];0)*IF([.I150]&gt;1;1;0)" office:value-type="float" office:value="0">
            <text:p>0</text:p>
          </table:table-cell>
          <table:table-cell table:style-name="ce63" table:formula="of:=IF([.J150]=&quot;YES&quot;;1;0)*IF([.I150]&gt;1;1;0)" office:value-type="float" office:value="0">
            <text:p>0</text:p>
          </table:table-cell>
          <table:table-cell table:style-name="ce63" table:formula="of:=IF([.F150]=&quot;Diamond&quot;;1;0)*[.N150]*IF([.I150]&gt;1;1;0)" office:value-type="float" office:value="0">
            <text:p>0</text:p>
          </table:table-cell>
          <table:table-cell table:style-name="ce63" table:formula="of:=IF([.F150]=&quot;Moeller&quot;;1;0)*[.N150]*IF([.I150]&gt;1;1;0)" office:value-type="float" office:value="0">
            <text:p>0</text:p>
          </table:table-cell>
          <table:table-cell table:style-name="ce63" table:formula="of:=[.O150]*[.L150]" office:value-type="float" office:value="0">
            <text:p>0</text:p>
          </table:table-cell>
          <table:table-cell table:style-name="ce63" table:formula="of:=[.O150]*[.M150]" office:value-type="float" office:value="0">
            <text:p>0</text:p>
          </table:table-cell>
          <table:table-cell table:style-name="ce63" table:formula="of:=[.P150]*[.L150]" office:value-type="float" office:value="0">
            <text:p>0</text:p>
          </table:table-cell>
          <table:table-cell table:style-name="ce63" table:formula="of:=[.P150]*[.M150]" office:value-type="float" office:value="0">
            <text:p>0</text:p>
          </table:table-cell>
          <table:table-cell table:style-name="ce63" table:formula="of:=SUM([.N150:.P150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150]+1" office:value-type="float" office:value="8694">
            <text:p>8694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51]-[.C151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test with BaF LED1 threshold to 150, section H tagger off</text:p>
          </table:table-cell>
          <table:table-cell table:style-name="ce434" table:formula="of:=IF([.J151]=&quot;YES&quot;;[.I151];0)*IF([.I151]&gt;1;1;0)" office:value-type="float" office:value="0">
            <text:p>0</text:p>
          </table:table-cell>
          <table:table-cell table:style-name="ce434" table:formula="of:=IF([.J151]=&quot;YES&quot;;[.E151];0)*IF([.I151]&gt;1;1;0)" office:value-type="float" office:value="0">
            <text:p>0</text:p>
          </table:table-cell>
          <table:table-cell table:style-name="ce63" table:formula="of:=IF([.J151]=&quot;YES&quot;;1;0)*IF([.I151]&gt;1;1;0)" office:value-type="float" office:value="0">
            <text:p>0</text:p>
          </table:table-cell>
          <table:table-cell table:style-name="ce63" table:formula="of:=IF([.F151]=&quot;Diamond&quot;;1;0)*[.N151]*IF([.I151]&gt;1;1;0)" office:value-type="float" office:value="0">
            <text:p>0</text:p>
          </table:table-cell>
          <table:table-cell table:style-name="ce63" table:formula="of:=IF([.F151]=&quot;Moeller&quot;;1;0)*[.N151]*IF([.I151]&gt;1;1;0)" office:value-type="float" office:value="0">
            <text:p>0</text:p>
          </table:table-cell>
          <table:table-cell table:style-name="ce63" table:formula="of:=[.O151]*[.L151]" office:value-type="float" office:value="0">
            <text:p>0</text:p>
          </table:table-cell>
          <table:table-cell table:style-name="ce63" table:formula="of:=[.O151]*[.M151]" office:value-type="float" office:value="0">
            <text:p>0</text:p>
          </table:table-cell>
          <table:table-cell table:style-name="ce63" table:formula="of:=[.P151]*[.L151]" office:value-type="float" office:value="0">
            <text:p>0</text:p>
          </table:table-cell>
          <table:table-cell table:style-name="ce63" table:formula="of:=[.P151]*[.M151]" office:value-type="float" office:value="0">
            <text:p>0</text:p>
          </table:table-cell>
          <table:table-cell table:style-name="ce63" table:formula="of:=SUM([.N151:.P151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151]+1" office:value-type="float" office:value="8695">
            <text:p>8695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52]-[.C152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test with BaF LED1 threshold to 150, section H tagger off and 3.5 nA beam</text:p>
          </table:table-cell>
          <table:table-cell table:style-name="ce434" table:formula="of:=IF([.J152]=&quot;YES&quot;;[.I152];0)*IF([.I152]&gt;1;1;0)" office:value-type="float" office:value="0">
            <text:p>0</text:p>
          </table:table-cell>
          <table:table-cell table:style-name="ce434" table:formula="of:=IF([.J152]=&quot;YES&quot;;[.E152];0)*IF([.I152]&gt;1;1;0)" office:value-type="float" office:value="0">
            <text:p>0</text:p>
          </table:table-cell>
          <table:table-cell table:style-name="ce63" table:formula="of:=IF([.J152]=&quot;YES&quot;;1;0)*IF([.I152]&gt;1;1;0)" office:value-type="float" office:value="0">
            <text:p>0</text:p>
          </table:table-cell>
          <table:table-cell table:style-name="ce63" table:formula="of:=IF([.F152]=&quot;Diamond&quot;;1;0)*[.N152]*IF([.I152]&gt;1;1;0)" office:value-type="float" office:value="0">
            <text:p>0</text:p>
          </table:table-cell>
          <table:table-cell table:style-name="ce63" table:formula="of:=IF([.F152]=&quot;Moeller&quot;;1;0)*[.N152]*IF([.I152]&gt;1;1;0)" office:value-type="float" office:value="0">
            <text:p>0</text:p>
          </table:table-cell>
          <table:table-cell table:style-name="ce63" table:formula="of:=[.O152]*[.L152]" office:value-type="float" office:value="0">
            <text:p>0</text:p>
          </table:table-cell>
          <table:table-cell table:style-name="ce63" table:formula="of:=[.O152]*[.M152]" office:value-type="float" office:value="0">
            <text:p>0</text:p>
          </table:table-cell>
          <table:table-cell table:style-name="ce63" table:formula="of:=[.P152]*[.L152]" office:value-type="float" office:value="0">
            <text:p>0</text:p>
          </table:table-cell>
          <table:table-cell table:style-name="ce63" table:formula="of:=[.P152]*[.M152]" office:value-type="float" office:value="0">
            <text:p>0</text:p>
          </table:table-cell>
          <table:table-cell table:style-name="ce63" table:formula="of:=SUM([.N152:.P152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8" table:formula="of:=[.A152]+1" office:value-type="float" office:value="8696">
            <text:p>8696</text:p>
          </table:table-cell>
          <table:table-cell table:style-name="ce114" office:value-type="date" office:date-value="2015-05-08">
            <text:p>2015-05-08</text:p>
          </table:table-cell>
          <table:table-cell table:style-name="ce189" office:value-type="time" office:time-value="PT16H13M00S">
            <text:p>16:13</text:p>
          </table:table-cell>
          <table:table-cell table:style-name="ce189" office:value-type="time" office:time-value="PT16H36M00S">
            <text:p>16:36</text:p>
          </table:table-cell>
          <table:table-cell table:style-name="ce278" table:formula="of:=([.D153]-[.C153])*24*60" office:value-type="float" office:value="23.0000000000001">
            <text:p>23</text:p>
          </table:table-cell>
          <table:table-cell table:style-name="ce335" office:value-type="string">
            <text:p>Diamond</text:p>
          </table:table-cell>
          <table:table-cell table:style-name="ce335" office:value-type="float" office:value="850">
            <text:p>850</text:p>
          </table:table-cell>
          <table:table-cell table:style-name="ce335" office:value-type="string">
            <text:p>PERP</text:p>
          </table:table-cell>
          <table:table-cell table:style-name="ce335" office:value-type="float" office:value="7.2">
            <text:p>7,2</text:p>
          </table:table-cell>
          <table:table-cell table:style-name="ce335" office:value-type="string">
            <text:p>MAYBE</text:p>
          </table:table-cell>
          <table:table-cell table:style-name="ce335" office:value-type="string">
            <text:p>Double peak in tagger</text:p>
          </table:table-cell>
          <table:table-cell table:style-name="ce434" table:formula="of:=IF([.J153]=&quot;YES&quot;;[.I153];0)*IF([.I153]&gt;1;1;0)" office:value-type="float" office:value="0">
            <text:p>0</text:p>
          </table:table-cell>
          <table:table-cell table:style-name="ce434" table:formula="of:=IF([.J153]=&quot;YES&quot;;[.E153];0)*IF([.I153]&gt;1;1;0)" office:value-type="float" office:value="0">
            <text:p>0</text:p>
          </table:table-cell>
          <table:table-cell table:style-name="ce63" table:formula="of:=IF([.J153]=&quot;YES&quot;;1;0)*IF([.I153]&gt;1;1;0)" office:value-type="float" office:value="0">
            <text:p>0</text:p>
          </table:table-cell>
          <table:table-cell table:style-name="ce63" table:formula="of:=IF([.F153]=&quot;Diamond&quot;;1;0)*[.N153]*IF([.I153]&gt;1;1;0)" office:value-type="float" office:value="0">
            <text:p>0</text:p>
          </table:table-cell>
          <table:table-cell table:style-name="ce63" table:formula="of:=IF([.F153]=&quot;Moeller&quot;;1;0)*[.N153]*IF([.I153]&gt;1;1;0)" office:value-type="float" office:value="0">
            <text:p>0</text:p>
          </table:table-cell>
          <table:table-cell table:style-name="ce63" table:formula="of:=[.O153]*[.L153]" office:value-type="float" office:value="0">
            <text:p>0</text:p>
          </table:table-cell>
          <table:table-cell table:style-name="ce63" table:formula="of:=[.O153]*[.M153]" office:value-type="float" office:value="0">
            <text:p>0</text:p>
          </table:table-cell>
          <table:table-cell table:style-name="ce63" table:formula="of:=[.P153]*[.L153]" office:value-type="float" office:value="0">
            <text:p>0</text:p>
          </table:table-cell>
          <table:table-cell table:style-name="ce63" table:formula="of:=[.P153]*[.M153]" office:value-type="float" office:value="0">
            <text:p>0</text:p>
          </table:table-cell>
          <table:table-cell table:style-name="ce63" table:formula="of:=SUM([.N153:.P153])" office:value-type="float" office:value="0">
            <text:p>0</text:p>
          </table:table-cell>
          <table:table-cell table:style-name="ce464" table:number-columns-repeated="993"/>
          <table:table-cell table:style-name="ce477" table:number-columns-repeated="9"/>
          <table:table-cell table:style-name="ce536"/>
        </table:table-row>
        <table:table-row table:style-name="ro4">
          <table:table-cell table:style-name="ce42" table:formula="of:=[.A153]+1" office:value-type="float" office:value="8697">
            <text:p>8697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16H36M00S">
            <text:p>16:36</text:p>
          </table:table-cell>
          <table:table-cell table:style-name="ce183" office:value-type="time" office:time-value="PT17H05M00S">
            <text:p>17:05</text:p>
          </table:table-cell>
          <table:table-cell table:style-name="ce272" table:formula="of:=([.D154]-[.C154])*24*60" office:value-type="float" office:value="29.0000000000001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8.8">
            <text:p>8,8</text:p>
          </table:table-cell>
          <table:table-cell table:style-name="ce330" office:value-type="string">
            <text:p>YES</text:p>
          </table:table-cell>
          <table:table-cell table:style-name="ce330" office:value-type="string">
            <text:p>BaF LED1 threshold to 150, section H tagger off and 3.5 nA beam</text:p>
          </table:table-cell>
          <table:table-cell table:style-name="ce395" table:formula="of:=IF([.J154]=&quot;YES&quot;;[.I154];0)*IF([.I154]&gt;1;1;0)" office:value-type="float" office:value="8.8">
            <text:p>8,8</text:p>
          </table:table-cell>
          <table:table-cell table:style-name="ce395" table:formula="of:=IF([.J154]=&quot;YES&quot;;[.E154];0)*IF([.I154]&gt;1;1;0)" office:value-type="float" office:value="29.0000000000001">
            <text:p>29,0000000000001</text:p>
          </table:table-cell>
          <table:table-cell table:formula="of:=IF([.J154]=&quot;YES&quot;;1;0)*IF([.I154]&gt;1;1;0)" office:value-type="float" office:value="1">
            <text:p>1</text:p>
          </table:table-cell>
          <table:table-cell table:formula="of:=IF([.F154]=&quot;Diamond&quot;;1;0)*[.N154]*IF([.I154]&gt;1;1;0)" office:value-type="float" office:value="1">
            <text:p>1</text:p>
          </table:table-cell>
          <table:table-cell table:formula="of:=IF([.F154]=&quot;Moeller&quot;;1;0)*[.N154]*IF([.I154]&gt;1;1;0)" office:value-type="float" office:value="0">
            <text:p>0</text:p>
          </table:table-cell>
          <table:table-cell table:formula="of:=[.O154]*[.L154]" office:value-type="float" office:value="8.8">
            <text:p>8,8</text:p>
          </table:table-cell>
          <table:table-cell table:formula="of:=[.O154]*[.M154]" office:value-type="float" office:value="29.0000000000001">
            <text:p>29,0000000000001</text:p>
          </table:table-cell>
          <table:table-cell table:formula="of:=[.P154]*[.L154]" office:value-type="float" office:value="0">
            <text:p>0</text:p>
          </table:table-cell>
          <table:table-cell table:formula="of:=[.P154]*[.M154]" office:value-type="float" office:value="0">
            <text:p>0</text:p>
          </table:table-cell>
          <table:table-cell table:formula="of:=SUM([.N154:.P154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50" table:formula="of:=[.A154]+1" office:value-type="float" office:value="8698">
            <text:p>8698</text:p>
          </table:table-cell>
          <table:table-cell table:style-name="ce117" office:value-type="date" office:date-value="2015-05-08">
            <text:p>2015-05-08</text:p>
          </table:table-cell>
          <table:table-cell table:style-name="ce191" office:value-type="time" office:time-value="PT17H17M00S">
            <text:p>17:17</text:p>
          </table:table-cell>
          <table:table-cell table:style-name="ce191" office:value-type="time" office:time-value="PT17H45M00S">
            <text:p>17:45</text:p>
          </table:table-cell>
          <table:table-cell table:style-name="ce280" table:formula="of:=([.D155]-[.C155])*24*60" office:value-type="float" office:value="28.0000000000001">
            <text:p>28</text:p>
          </table:table-cell>
          <table:table-cell table:style-name="ce337" office:value-type="string">
            <text:p>Diamond</text:p>
          </table:table-cell>
          <table:table-cell table:style-name="ce337" office:value-type="float" office:value="850">
            <text:p>850</text:p>
          </table:table-cell>
          <table:table-cell table:style-name="ce337" office:value-type="string">
            <text:p>PERP</text:p>
          </table:table-cell>
          <table:table-cell table:style-name="ce337" office:value-type="float" office:value="9">
            <text:p>9</text:p>
          </table:table-cell>
          <table:table-cell table:style-name="ce337" office:value-type="string">
            <text:p>MAYBE</text:p>
          </table:table-cell>
          <table:table-cell table:style-name="ce337" office:value-type="string">
            <text:p>BaF LED1 threshold to 150, section H tagger off and 3.5 nA beam (Double peak in tagger)</text:p>
          </table:table-cell>
          <table:table-cell table:style-name="ce395" table:formula="of:=IF([.J155]=&quot;YES&quot;;[.I155];0)*IF([.I155]&gt;1;1;0)" office:value-type="float" office:value="0">
            <text:p>0</text:p>
          </table:table-cell>
          <table:table-cell table:style-name="ce395" table:formula="of:=IF([.J155]=&quot;YES&quot;;[.E155];0)*IF([.I155]&gt;1;1;0)" office:value-type="float" office:value="0">
            <text:p>0</text:p>
          </table:table-cell>
          <table:table-cell table:formula="of:=IF([.J155]=&quot;YES&quot;;1;0)*IF([.I155]&gt;1;1;0)" office:value-type="float" office:value="0">
            <text:p>0</text:p>
          </table:table-cell>
          <table:table-cell table:formula="of:=IF([.F155]=&quot;Diamond&quot;;1;0)*[.N155]*IF([.I155]&gt;1;1;0)" office:value-type="float" office:value="0">
            <text:p>0</text:p>
          </table:table-cell>
          <table:table-cell table:formula="of:=IF([.F155]=&quot;Moeller&quot;;1;0)*[.N155]*IF([.I155]&gt;1;1;0)" office:value-type="float" office:value="0">
            <text:p>0</text:p>
          </table:table-cell>
          <table:table-cell table:formula="of:=[.O155]*[.L155]" office:value-type="float" office:value="0">
            <text:p>0</text:p>
          </table:table-cell>
          <table:table-cell table:formula="of:=[.O155]*[.M155]" office:value-type="float" office:value="0">
            <text:p>0</text:p>
          </table:table-cell>
          <table:table-cell table:formula="of:=[.P155]*[.L155]" office:value-type="float" office:value="0">
            <text:p>0</text:p>
          </table:table-cell>
          <table:table-cell table:formula="of:=[.P155]*[.M155]" office:value-type="float" office:value="0">
            <text:p>0</text:p>
          </table:table-cell>
          <table:table-cell table:formula="of:=SUM([.N155:.P155])" office:value-type="float" office:value="0">
            <text:p>0</text:p>
          </table:table-cell>
          <table:table-cell table:style-name="ce465" table:number-columns-repeated="993"/>
          <table:table-cell table:style-name="ce479" table:number-columns-repeated="9"/>
          <table:table-cell table:style-name="ce538"/>
        </table:table-row>
        <table:table-row table:style-name="ro4">
          <table:table-cell table:style-name="ce41" table:formula="of:=[.A155]+1" office:value-type="float" office:value="8699">
            <text:p>8699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17H51M00S">
            <text:p>17:51</text:p>
          </table:table-cell>
          <table:table-cell table:style-name="ce182" office:value-type="time" office:time-value="PT18H20M00S">
            <text:p>18:20</text:p>
          </table:table-cell>
          <table:table-cell table:style-name="ce271" table:formula="of:=([.D156]-[.C156])*24*60" office:value-type="float" office:value="28.9999999999999">
            <text:p>29</text:p>
          </table:table-cell>
          <table:table-cell table:style-name="ce329" office:value-type="string">
            <text:p>Moeller</text:p>
          </table:table-cell>
          <table:table-cell table:style-name="ce329"/>
          <table:table-cell table:style-name="ce329" table:formula="of:=-[.D15123]" office:value-type="float" office:value="-0">
            <text:p>0</text:p>
          </table:table-cell>
          <table:table-cell table:style-name="ce329" office:value-type="float" office:value="7">
            <text:p>7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TAPS pedestal </text:p>
          </table:table-cell>
          <table:table-cell table:style-name="ce395" table:formula="of:=IF([.J156]=&quot;YES&quot;;[.I156];0)*IF([.I156]&gt;1;1;0)" office:value-type="float" office:value="7">
            <text:p>7</text:p>
          </table:table-cell>
          <table:table-cell table:style-name="ce395" table:formula="of:=IF([.J156]=&quot;YES&quot;;[.E156];0)*IF([.I156]&gt;1;1;0)" office:value-type="float" office:value="28.9999999999999">
            <text:p>28,9999999999999</text:p>
          </table:table-cell>
          <table:table-cell table:formula="of:=IF([.J156]=&quot;YES&quot;;1;0)*IF([.I156]&gt;1;1;0)" office:value-type="float" office:value="1">
            <text:p>1</text:p>
          </table:table-cell>
          <table:table-cell table:formula="of:=IF([.F156]=&quot;Diamond&quot;;1;0)*[.N156]*IF([.I156]&gt;1;1;0)" office:value-type="float" office:value="0">
            <text:p>0</text:p>
          </table:table-cell>
          <table:table-cell table:formula="of:=IF([.F156]=&quot;Moeller&quot;;1;0)*[.N156]*IF([.I156]&gt;1;1;0)" office:value-type="float" office:value="1">
            <text:p>1</text:p>
          </table:table-cell>
          <table:table-cell table:formula="of:=[.O156]*[.L156]" office:value-type="float" office:value="0">
            <text:p>0</text:p>
          </table:table-cell>
          <table:table-cell table:formula="of:=[.O156]*[.M156]" office:value-type="float" office:value="0">
            <text:p>0</text:p>
          </table:table-cell>
          <table:table-cell table:formula="of:=[.P156]*[.L156]" office:value-type="float" office:value="7">
            <text:p>7</text:p>
          </table:table-cell>
          <table:table-cell table:formula="of:=[.P156]*[.M156]" office:value-type="float" office:value="28.9999999999999">
            <text:p>28,9999999999999</text:p>
          </table:table-cell>
          <table:table-cell table:formula="of:=SUM([.N156:.P156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56]+1" office:value-type="float" office:value="8700">
            <text:p>8700</text:p>
          </table:table-cell>
          <table:table-cell table:style-name="ce106" office:value-type="date" office:date-value="2015-05-08">
            <text:p>2015-05-08</text:p>
          </table:table-cell>
          <table:table-cell table:style-name="ce182" office:value-type="time" office:time-value="PT18H22M00S">
            <text:p>18:22</text:p>
          </table:table-cell>
          <table:table-cell table:style-name="ce182" office:value-type="time" office:time-value="PT18H33M00S">
            <text:p>18:33</text:p>
          </table:table-cell>
          <table:table-cell table:style-name="ce271" table:formula="of:=([.D157]-[.C157])*24*60" office:value-type="float" office:value="11.0000000000001">
            <text:p>11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2.8">
            <text:p>2,8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standard Moeller</text:p>
          </table:table-cell>
          <table:table-cell table:style-name="ce395" table:formula="of:=IF([.J157]=&quot;YES&quot;;[.I157];0)*IF([.I157]&gt;1;1;0)" office:value-type="float" office:value="2.8">
            <text:p>2,8</text:p>
          </table:table-cell>
          <table:table-cell table:style-name="ce395" table:formula="of:=IF([.J157]=&quot;YES&quot;;[.E157];0)*IF([.I157]&gt;1;1;0)" office:value-type="float" office:value="11.0000000000001">
            <text:p>11,0000000000001</text:p>
          </table:table-cell>
          <table:table-cell table:formula="of:=IF([.J157]=&quot;YES&quot;;1;0)*IF([.I157]&gt;1;1;0)" office:value-type="float" office:value="1">
            <text:p>1</text:p>
          </table:table-cell>
          <table:table-cell table:formula="of:=IF([.F157]=&quot;Diamond&quot;;1;0)*[.N157]*IF([.I157]&gt;1;1;0)" office:value-type="float" office:value="0">
            <text:p>0</text:p>
          </table:table-cell>
          <table:table-cell table:formula="of:=IF([.F157]=&quot;Moeller&quot;;1;0)*[.N157]*IF([.I157]&gt;1;1;0)" office:value-type="float" office:value="1">
            <text:p>1</text:p>
          </table:table-cell>
          <table:table-cell table:formula="of:=[.O157]*[.L157]" office:value-type="float" office:value="0">
            <text:p>0</text:p>
          </table:table-cell>
          <table:table-cell table:formula="of:=[.O157]*[.M157]" office:value-type="float" office:value="0">
            <text:p>0</text:p>
          </table:table-cell>
          <table:table-cell table:formula="of:=[.P157]*[.L157]" office:value-type="float" office:value="2.8">
            <text:p>2,8</text:p>
          </table:table-cell>
          <table:table-cell table:formula="of:=[.P157]*[.M157]" office:value-type="float" office:value="11.0000000000001">
            <text:p>11,0000000000001</text:p>
          </table:table-cell>
          <table:table-cell table:formula="of:=SUM([.N157:.P157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0" table:formula="of:=[.A157]+1" office:value-type="float" office:value="8701">
            <text:p>8701</text:p>
          </table:table-cell>
          <table:table-cell table:style-name="ce105" office:value-type="date" office:date-value="2015-05-08">
            <text:p>2015-05-08</text:p>
          </table:table-cell>
          <table:table-cell table:style-name="ce181" office:value-type="time" office:time-value="PT18H40M00S">
            <text:p>18:40</text:p>
          </table:table-cell>
          <table:table-cell table:style-name="ce181" office:value-type="time" office:time-value="PT19H10M00S">
            <text:p>19:10</text:p>
          </table:table-cell>
          <table:table-cell table:style-name="ce270" table:formula="of:=([.D158]-[.C158])*24*60" office:value-type="float" office:value="29.9999999999999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5">
            <text:p>9,5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158]=&quot;YES&quot;;[.I158];0)*IF([.I158]&gt;1;1;0)" office:value-type="float" office:value="9.5">
            <text:p>9,5</text:p>
          </table:table-cell>
          <table:table-cell table:style-name="ce395" table:formula="of:=IF([.J158]=&quot;YES&quot;;[.E158];0)*IF([.I158]&gt;1;1;0)" office:value-type="float" office:value="29.9999999999999">
            <text:p>29,9999999999999</text:p>
          </table:table-cell>
          <table:table-cell table:formula="of:=IF([.J158]=&quot;YES&quot;;1;0)*IF([.I158]&gt;1;1;0)" office:value-type="float" office:value="1">
            <text:p>1</text:p>
          </table:table-cell>
          <table:table-cell table:formula="of:=IF([.F158]=&quot;Diamond&quot;;1;0)*[.N158]*IF([.I158]&gt;1;1;0)" office:value-type="float" office:value="1">
            <text:p>1</text:p>
          </table:table-cell>
          <table:table-cell table:formula="of:=IF([.F158]=&quot;Moeller&quot;;1;0)*[.N158]*IF([.I158]&gt;1;1;0)" office:value-type="float" office:value="0">
            <text:p>0</text:p>
          </table:table-cell>
          <table:table-cell table:formula="of:=[.O158]*[.L158]" office:value-type="float" office:value="9.5">
            <text:p>9,5</text:p>
          </table:table-cell>
          <table:table-cell table:formula="of:=[.O158]*[.M158]" office:value-type="float" office:value="29.9999999999999">
            <text:p>29,9999999999999</text:p>
          </table:table-cell>
          <table:table-cell table:formula="of:=[.P158]*[.L158]" office:value-type="float" office:value="0">
            <text:p>0</text:p>
          </table:table-cell>
          <table:table-cell table:formula="of:=[.P158]*[.M158]" office:value-type="float" office:value="0">
            <text:p>0</text:p>
          </table:table-cell>
          <table:table-cell table:formula="of:=SUM([.N158:.P158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2" table:formula="of:=[.A158]+1" office:value-type="float" office:value="8702">
            <text:p>8702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19H11M00S">
            <text:p>19:11</text:p>
          </table:table-cell>
          <table:table-cell table:style-name="ce183" office:value-type="time" office:time-value="PT19H42M00S">
            <text:p>19:42</text:p>
          </table:table-cell>
          <table:table-cell table:style-name="ce272" table:formula="of:=([.D159]-[.C159])*24*60" office:value-type="float" office:value="31">
            <text:p>31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6">
            <text:p>9,6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59]=&quot;YES&quot;;[.I159];0)*IF([.I159]&gt;1;1;0)" office:value-type="float" office:value="9.6">
            <text:p>9,6</text:p>
          </table:table-cell>
          <table:table-cell table:style-name="ce395" table:formula="of:=IF([.J159]=&quot;YES&quot;;[.E159];0)*IF([.I159]&gt;1;1;0)" office:value-type="float" office:value="31">
            <text:p>31</text:p>
          </table:table-cell>
          <table:table-cell table:formula="of:=IF([.J159]=&quot;YES&quot;;1;0)*IF([.I159]&gt;1;1;0)" office:value-type="float" office:value="1">
            <text:p>1</text:p>
          </table:table-cell>
          <table:table-cell table:formula="of:=IF([.F159]=&quot;Diamond&quot;;1;0)*[.N159]*IF([.I159]&gt;1;1;0)" office:value-type="float" office:value="1">
            <text:p>1</text:p>
          </table:table-cell>
          <table:table-cell table:formula="of:=IF([.F159]=&quot;Moeller&quot;;1;0)*[.N159]*IF([.I159]&gt;1;1;0)" office:value-type="float" office:value="0">
            <text:p>0</text:p>
          </table:table-cell>
          <table:table-cell table:formula="of:=[.O159]*[.L159]" office:value-type="float" office:value="9.6">
            <text:p>9,6</text:p>
          </table:table-cell>
          <table:table-cell table:formula="of:=[.O159]*[.M159]" office:value-type="float" office:value="31">
            <text:p>31</text:p>
          </table:table-cell>
          <table:table-cell table:formula="of:=[.P159]*[.L159]" office:value-type="float" office:value="0">
            <text:p>0</text:p>
          </table:table-cell>
          <table:table-cell table:formula="of:=[.P159]*[.M159]" office:value-type="float" office:value="0">
            <text:p>0</text:p>
          </table:table-cell>
          <table:table-cell table:formula="of:=SUM([.N159:.P159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159]+1" office:value-type="float" office:value="8703">
            <text:p>8703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19H42M00S">
            <text:p>19:42</text:p>
          </table:table-cell>
          <table:table-cell table:style-name="ce183" office:value-type="time" office:time-value="PT20H12M00S">
            <text:p>20:12</text:p>
          </table:table-cell>
          <table:table-cell table:style-name="ce272" table:formula="of:=([.D160]-[.C160])*24*60" office:value-type="float" office:value="30.0000000000001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6">
            <text:p>9,6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60]=&quot;YES&quot;;[.I160];0)*IF([.I160]&gt;1;1;0)" office:value-type="float" office:value="9.6">
            <text:p>9,6</text:p>
          </table:table-cell>
          <table:table-cell table:style-name="ce395" table:formula="of:=IF([.J160]=&quot;YES&quot;;[.E160];0)*IF([.I160]&gt;1;1;0)" office:value-type="float" office:value="30.0000000000001">
            <text:p>30,0000000000001</text:p>
          </table:table-cell>
          <table:table-cell table:formula="of:=IF([.J160]=&quot;YES&quot;;1;0)*IF([.I160]&gt;1;1;0)" office:value-type="float" office:value="1">
            <text:p>1</text:p>
          </table:table-cell>
          <table:table-cell table:formula="of:=IF([.F160]=&quot;Diamond&quot;;1;0)*[.N160]*IF([.I160]&gt;1;1;0)" office:value-type="float" office:value="1">
            <text:p>1</text:p>
          </table:table-cell>
          <table:table-cell table:formula="of:=IF([.F160]=&quot;Moeller&quot;;1;0)*[.N160]*IF([.I160]&gt;1;1;0)" office:value-type="float" office:value="0">
            <text:p>0</text:p>
          </table:table-cell>
          <table:table-cell table:formula="of:=[.O160]*[.L160]" office:value-type="float" office:value="9.6">
            <text:p>9,6</text:p>
          </table:table-cell>
          <table:table-cell table:formula="of:=[.O160]*[.M160]" office:value-type="float" office:value="30.0000000000001">
            <text:p>30,0000000000001</text:p>
          </table:table-cell>
          <table:table-cell table:formula="of:=[.P160]*[.L160]" office:value-type="float" office:value="0">
            <text:p>0</text:p>
          </table:table-cell>
          <table:table-cell table:formula="of:=[.P160]*[.M160]" office:value-type="float" office:value="0">
            <text:p>0</text:p>
          </table:table-cell>
          <table:table-cell table:formula="of:=SUM([.N160:.P160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160]+1" office:value-type="float" office:value="8704">
            <text:p>8704</text:p>
          </table:table-cell>
          <table:table-cell table:style-name="ce109" office:value-type="date" office:date-value="2015-05-08">
            <text:p>2015-05-08</text:p>
          </table:table-cell>
          <table:table-cell table:style-name="ce185" office:value-type="time" office:time-value="PT20H13M00S">
            <text:p>20:13</text:p>
          </table:table-cell>
          <table:table-cell table:style-name="ce185" office:value-type="time" office:time-value="PT20H41M00S">
            <text:p>20:41</text:p>
          </table:table-cell>
          <table:table-cell table:style-name="ce274" table:formula="of:=([.D161]-[.C161])*24*60" office:value-type="float" office:value="28.0000000000001">
            <text:p>28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1">
            <text:p>9,1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161]=&quot;YES&quot;;[.I161];0)*IF([.I161]&gt;1;1;0)" office:value-type="float" office:value="9.1">
            <text:p>9,1</text:p>
          </table:table-cell>
          <table:table-cell table:style-name="ce395" table:formula="of:=IF([.J161]=&quot;YES&quot;;[.E161];0)*IF([.I161]&gt;1;1;0)" office:value-type="float" office:value="28.0000000000001">
            <text:p>28,0000000000001</text:p>
          </table:table-cell>
          <table:table-cell table:formula="of:=IF([.J161]=&quot;YES&quot;;1;0)*IF([.I161]&gt;1;1;0)" office:value-type="float" office:value="1">
            <text:p>1</text:p>
          </table:table-cell>
          <table:table-cell table:formula="of:=IF([.F161]=&quot;Diamond&quot;;1;0)*[.N161]*IF([.I161]&gt;1;1;0)" office:value-type="float" office:value="1">
            <text:p>1</text:p>
          </table:table-cell>
          <table:table-cell table:formula="of:=IF([.F161]=&quot;Moeller&quot;;1;0)*[.N161]*IF([.I161]&gt;1;1;0)" office:value-type="float" office:value="0">
            <text:p>0</text:p>
          </table:table-cell>
          <table:table-cell table:formula="of:=[.O161]*[.L161]" office:value-type="float" office:value="9.1">
            <text:p>9,1</text:p>
          </table:table-cell>
          <table:table-cell table:formula="of:=[.O161]*[.M161]" office:value-type="float" office:value="28.0000000000001">
            <text:p>28,0000000000001</text:p>
          </table:table-cell>
          <table:table-cell table:formula="of:=[.P161]*[.L161]" office:value-type="float" office:value="0">
            <text:p>0</text:p>
          </table:table-cell>
          <table:table-cell table:formula="of:=[.P161]*[.M161]" office:value-type="float" office:value="0">
            <text:p>0</text:p>
          </table:table-cell>
          <table:table-cell table:formula="of:=SUM([.N161:.P161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0" table:formula="of:=[.A161]+1" office:value-type="float" office:value="8705">
            <text:p>8705</text:p>
          </table:table-cell>
          <table:table-cell table:style-name="ce105" office:value-type="date" office:date-value="2015-05-08">
            <text:p>2015-05-08</text:p>
          </table:table-cell>
          <table:table-cell table:style-name="ce181" office:value-type="time" office:time-value="PT20H42M00S">
            <text:p>20:42</text:p>
          </table:table-cell>
          <table:table-cell table:style-name="ce181" office:value-type="time" office:time-value="PT21H13M00S">
            <text:p>21:13</text:p>
          </table:table-cell>
          <table:table-cell table:style-name="ce270" table:formula="of:=([.D162]-[.C162])*24*60" office:value-type="float" office:value="30.9999999999999">
            <text:p>31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9.9">
            <text:p>9,9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162]=&quot;YES&quot;;[.I162];0)*IF([.I162]&gt;1;1;0)" office:value-type="float" office:value="9.9">
            <text:p>9,9</text:p>
          </table:table-cell>
          <table:table-cell table:style-name="ce395" table:formula="of:=IF([.J162]=&quot;YES&quot;;[.E162];0)*IF([.I162]&gt;1;1;0)" office:value-type="float" office:value="30.9999999999999">
            <text:p>30,9999999999999</text:p>
          </table:table-cell>
          <table:table-cell table:formula="of:=IF([.J162]=&quot;YES&quot;;1;0)*IF([.I162]&gt;1;1;0)" office:value-type="float" office:value="1">
            <text:p>1</text:p>
          </table:table-cell>
          <table:table-cell table:formula="of:=IF([.F162]=&quot;Diamond&quot;;1;0)*[.N162]*IF([.I162]&gt;1;1;0)" office:value-type="float" office:value="1">
            <text:p>1</text:p>
          </table:table-cell>
          <table:table-cell table:formula="of:=IF([.F162]=&quot;Moeller&quot;;1;0)*[.N162]*IF([.I162]&gt;1;1;0)" office:value-type="float" office:value="0">
            <text:p>0</text:p>
          </table:table-cell>
          <table:table-cell table:formula="of:=[.O162]*[.L162]" office:value-type="float" office:value="9.9">
            <text:p>9,9</text:p>
          </table:table-cell>
          <table:table-cell table:formula="of:=[.O162]*[.M162]" office:value-type="float" office:value="30.9999999999999">
            <text:p>30,9999999999999</text:p>
          </table:table-cell>
          <table:table-cell table:formula="of:=[.P162]*[.L162]" office:value-type="float" office:value="0">
            <text:p>0</text:p>
          </table:table-cell>
          <table:table-cell table:formula="of:=[.P162]*[.M162]" office:value-type="float" office:value="0">
            <text:p>0</text:p>
          </table:table-cell>
          <table:table-cell table:formula="of:=SUM([.N162:.P162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2" table:formula="of:=[.A162]+1" office:value-type="float" office:value="8706">
            <text:p>8706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21H13M00S">
            <text:p>21:13</text:p>
          </table:table-cell>
          <table:table-cell table:style-name="ce183" office:value-type="time" office:time-value="PT21H42M00S">
            <text:p>21:42</text:p>
          </table:table-cell>
          <table:table-cell table:style-name="ce272" table:formula="of:=([.D163]-[.C163])*24*60" office:value-type="float" office:value="29.0000000000001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3">
            <text:p>9,3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63]=&quot;YES&quot;;[.I163];0)*IF([.I163]&gt;1;1;0)" office:value-type="float" office:value="9.3">
            <text:p>9,3</text:p>
          </table:table-cell>
          <table:table-cell table:style-name="ce395" table:formula="of:=IF([.J163]=&quot;YES&quot;;[.E163];0)*IF([.I163]&gt;1;1;0)" office:value-type="float" office:value="29.0000000000001">
            <text:p>29,0000000000001</text:p>
          </table:table-cell>
          <table:table-cell table:formula="of:=IF([.J163]=&quot;YES&quot;;1;0)*IF([.I163]&gt;1;1;0)" office:value-type="float" office:value="1">
            <text:p>1</text:p>
          </table:table-cell>
          <table:table-cell table:formula="of:=IF([.F163]=&quot;Diamond&quot;;1;0)*[.N163]*IF([.I163]&gt;1;1;0)" office:value-type="float" office:value="1">
            <text:p>1</text:p>
          </table:table-cell>
          <table:table-cell table:formula="of:=IF([.F163]=&quot;Moeller&quot;;1;0)*[.N163]*IF([.I163]&gt;1;1;0)" office:value-type="float" office:value="0">
            <text:p>0</text:p>
          </table:table-cell>
          <table:table-cell table:formula="of:=[.O163]*[.L163]" office:value-type="float" office:value="9.3">
            <text:p>9,3</text:p>
          </table:table-cell>
          <table:table-cell table:formula="of:=[.O163]*[.M163]" office:value-type="float" office:value="29.0000000000001">
            <text:p>29,0000000000001</text:p>
          </table:table-cell>
          <table:table-cell table:formula="of:=[.P163]*[.L163]" office:value-type="float" office:value="0">
            <text:p>0</text:p>
          </table:table-cell>
          <table:table-cell table:formula="of:=[.P163]*[.M163]" office:value-type="float" office:value="0">
            <text:p>0</text:p>
          </table:table-cell>
          <table:table-cell table:formula="of:=SUM([.N163:.P163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163]+1" office:value-type="float" office:value="8707">
            <text:p>8707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21H43M00S">
            <text:p>21:43</text:p>
          </table:table-cell>
          <table:table-cell table:style-name="ce183" office:value-type="time" office:time-value="PT22H14M00S">
            <text:p>22:14</text:p>
          </table:table-cell>
          <table:table-cell table:style-name="ce272" table:formula="of:=([.D164]-[.C164])*24*60" office:value-type="float" office:value="30.9999999999999">
            <text:p>31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8">
            <text:p>9,8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64]=&quot;YES&quot;;[.I164];0)*IF([.I164]&gt;1;1;0)" office:value-type="float" office:value="9.8">
            <text:p>9,8</text:p>
          </table:table-cell>
          <table:table-cell table:style-name="ce395" table:formula="of:=IF([.J164]=&quot;YES&quot;;[.E164];0)*IF([.I164]&gt;1;1;0)" office:value-type="float" office:value="30.9999999999999">
            <text:p>30,9999999999999</text:p>
          </table:table-cell>
          <table:table-cell table:formula="of:=IF([.J164]=&quot;YES&quot;;1;0)*IF([.I164]&gt;1;1;0)" office:value-type="float" office:value="1">
            <text:p>1</text:p>
          </table:table-cell>
          <table:table-cell table:formula="of:=IF([.F164]=&quot;Diamond&quot;;1;0)*[.N164]*IF([.I164]&gt;1;1;0)" office:value-type="float" office:value="1">
            <text:p>1</text:p>
          </table:table-cell>
          <table:table-cell table:formula="of:=IF([.F164]=&quot;Moeller&quot;;1;0)*[.N164]*IF([.I164]&gt;1;1;0)" office:value-type="float" office:value="0">
            <text:p>0</text:p>
          </table:table-cell>
          <table:table-cell table:formula="of:=[.O164]*[.L164]" office:value-type="float" office:value="9.8">
            <text:p>9,8</text:p>
          </table:table-cell>
          <table:table-cell table:formula="of:=[.O164]*[.M164]" office:value-type="float" office:value="30.9999999999999">
            <text:p>30,9999999999999</text:p>
          </table:table-cell>
          <table:table-cell table:formula="of:=[.P164]*[.L164]" office:value-type="float" office:value="0">
            <text:p>0</text:p>
          </table:table-cell>
          <table:table-cell table:formula="of:=[.P164]*[.M164]" office:value-type="float" office:value="0">
            <text:p>0</text:p>
          </table:table-cell>
          <table:table-cell table:formula="of:=SUM([.N164:.P164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164]+1" office:value-type="float" office:value="8708">
            <text:p>8708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22H15M00S">
            <text:p>22:15</text:p>
          </table:table-cell>
          <table:table-cell table:style-name="ce183" office:value-type="time" office:time-value="PT22H20M00S">
            <text:p>22:20</text:p>
          </table:table-cell>
          <table:table-cell table:style-name="ce272" table:formula="of:=([.D165]-[.C165])*24*60" office:value-type="float" office:value="4.99999999999998">
            <text:p>5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1.8">
            <text:p>1,8</text:p>
          </table:table-cell>
          <table:table-cell table:style-name="ce330" office:value-type="string">
            <text:p>YES</text:p>
          </table:table-cell>
          <table:table-cell table:style-name="ce330" office:value-type="string">
            <text:p>stopped early because the beam is off</text:p>
          </table:table-cell>
          <table:table-cell table:style-name="ce395" table:formula="of:=IF([.J165]=&quot;YES&quot;;[.I165];0)*IF([.I165]&gt;1;1;0)" office:value-type="float" office:value="1.8">
            <text:p>1,8</text:p>
          </table:table-cell>
          <table:table-cell table:style-name="ce395" table:formula="of:=IF([.J165]=&quot;YES&quot;;[.E165];0)*IF([.I165]&gt;1;1;0)" office:value-type="float" office:value="4.99999999999998">
            <text:p>5</text:p>
          </table:table-cell>
          <table:table-cell table:formula="of:=IF([.J165]=&quot;YES&quot;;1;0)*IF([.I165]&gt;1;1;0)" office:value-type="float" office:value="1">
            <text:p>1</text:p>
          </table:table-cell>
          <table:table-cell table:formula="of:=IF([.F165]=&quot;Diamond&quot;;1;0)*[.N165]*IF([.I165]&gt;1;1;0)" office:value-type="float" office:value="1">
            <text:p>1</text:p>
          </table:table-cell>
          <table:table-cell table:formula="of:=IF([.F165]=&quot;Moeller&quot;;1;0)*[.N165]*IF([.I165]&gt;1;1;0)" office:value-type="float" office:value="0">
            <text:p>0</text:p>
          </table:table-cell>
          <table:table-cell table:formula="of:=[.O165]*[.L165]" office:value-type="float" office:value="1.8">
            <text:p>1,8</text:p>
          </table:table-cell>
          <table:table-cell table:formula="of:=[.O165]*[.M165]" office:value-type="float" office:value="4.99999999999998">
            <text:p>5</text:p>
          </table:table-cell>
          <table:table-cell table:formula="of:=[.P165]*[.L165]" office:value-type="float" office:value="0">
            <text:p>0</text:p>
          </table:table-cell>
          <table:table-cell table:formula="of:=[.P165]*[.M165]" office:value-type="float" office:value="0">
            <text:p>0</text:p>
          </table:table-cell>
          <table:table-cell table:formula="of:=SUM([.N165:.P165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165]+1" office:value-type="float" office:value="8709">
            <text:p>8709</text:p>
          </table:table-cell>
          <table:table-cell table:style-name="ce109" office:value-type="date" office:date-value="2015-05-08">
            <text:p>2015-05-08</text:p>
          </table:table-cell>
          <table:table-cell table:style-name="ce185" office:value-type="time" office:time-value="PT22H26M00S">
            <text:p>22:26</text:p>
          </table:table-cell>
          <table:table-cell table:style-name="ce185" office:value-type="time" office:time-value="PT22H55M00S">
            <text:p>22:55</text:p>
          </table:table-cell>
          <table:table-cell table:style-name="ce274" table:formula="of:=([.D166]-[.C166])*24*60" office:value-type="float" office:value="28.9999999999999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3">
            <text:p>9,3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166]=&quot;YES&quot;;[.I166];0)*IF([.I166]&gt;1;1;0)" office:value-type="float" office:value="9.3">
            <text:p>9,3</text:p>
          </table:table-cell>
          <table:table-cell table:style-name="ce395" table:formula="of:=IF([.J166]=&quot;YES&quot;;[.E166];0)*IF([.I166]&gt;1;1;0)" office:value-type="float" office:value="28.9999999999999">
            <text:p>28,9999999999999</text:p>
          </table:table-cell>
          <table:table-cell table:formula="of:=IF([.J166]=&quot;YES&quot;;1;0)*IF([.I166]&gt;1;1;0)" office:value-type="float" office:value="1">
            <text:p>1</text:p>
          </table:table-cell>
          <table:table-cell table:formula="of:=IF([.F166]=&quot;Diamond&quot;;1;0)*[.N166]*IF([.I166]&gt;1;1;0)" office:value-type="float" office:value="1">
            <text:p>1</text:p>
          </table:table-cell>
          <table:table-cell table:formula="of:=IF([.F166]=&quot;Moeller&quot;;1;0)*[.N166]*IF([.I166]&gt;1;1;0)" office:value-type="float" office:value="0">
            <text:p>0</text:p>
          </table:table-cell>
          <table:table-cell table:formula="of:=[.O166]*[.L166]" office:value-type="float" office:value="9.3">
            <text:p>9,3</text:p>
          </table:table-cell>
          <table:table-cell table:formula="of:=[.O166]*[.M166]" office:value-type="float" office:value="28.9999999999999">
            <text:p>28,9999999999999</text:p>
          </table:table-cell>
          <table:table-cell table:formula="of:=[.P166]*[.L166]" office:value-type="float" office:value="0">
            <text:p>0</text:p>
          </table:table-cell>
          <table:table-cell table:formula="of:=[.P166]*[.M166]" office:value-type="float" office:value="0">
            <text:p>0</text:p>
          </table:table-cell>
          <table:table-cell table:formula="of:=SUM([.N166:.P166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7" table:formula="of:=[.A166]+1" office:value-type="float" office:value="8710">
            <text:p>8710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67]-[.C167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test with BaF LED1 threshold to 110</text:p>
          </table:table-cell>
          <table:table-cell table:style-name="ce434" table:formula="of:=IF([.J167]=&quot;YES&quot;;[.I167];0)*IF([.I167]&gt;1;1;0)" office:value-type="float" office:value="0">
            <text:p>0</text:p>
          </table:table-cell>
          <table:table-cell table:style-name="ce434" table:formula="of:=IF([.J167]=&quot;YES&quot;;[.E167];0)*IF([.I167]&gt;1;1;0)" office:value-type="float" office:value="0">
            <text:p>0</text:p>
          </table:table-cell>
          <table:table-cell table:style-name="ce63" table:formula="of:=IF([.J167]=&quot;YES&quot;;1;0)*IF([.I167]&gt;1;1;0)" office:value-type="float" office:value="0">
            <text:p>0</text:p>
          </table:table-cell>
          <table:table-cell table:style-name="ce63" table:formula="of:=IF([.F167]=&quot;Diamond&quot;;1;0)*[.N167]*IF([.I167]&gt;1;1;0)" office:value-type="float" office:value="0">
            <text:p>0</text:p>
          </table:table-cell>
          <table:table-cell table:style-name="ce63" table:formula="of:=IF([.F167]=&quot;Moeller&quot;;1;0)*[.N167]*IF([.I167]&gt;1;1;0)" office:value-type="float" office:value="0">
            <text:p>0</text:p>
          </table:table-cell>
          <table:table-cell table:style-name="ce63" table:formula="of:=[.O167]*[.L167]" office:value-type="float" office:value="0">
            <text:p>0</text:p>
          </table:table-cell>
          <table:table-cell table:style-name="ce63" table:formula="of:=[.O167]*[.M167]" office:value-type="float" office:value="0">
            <text:p>0</text:p>
          </table:table-cell>
          <table:table-cell table:style-name="ce63" table:formula="of:=[.P167]*[.L167]" office:value-type="float" office:value="0">
            <text:p>0</text:p>
          </table:table-cell>
          <table:table-cell table:style-name="ce63" table:formula="of:=[.P167]*[.M167]" office:value-type="float" office:value="0">
            <text:p>0</text:p>
          </table:table-cell>
          <table:table-cell table:style-name="ce63" table:formula="of:=SUM([.N167:.P167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167]+1" office:value-type="float" office:value="8711">
            <text:p>8711</text:p>
          </table:table-cell>
          <table:table-cell table:style-name="ce112" office:value-type="date" office:date-value="2015-05-08">
            <text:p>2015-05-08</text:p>
          </table:table-cell>
          <table:table-cell table:number-columns-repeated="2" table:style-name="ce188"/>
          <table:table-cell table:style-name="ce277" table:formula="of:=([.D168]-[.C168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style-name="ce334"/>
          <table:table-cell table:style-name="ce334" office:value-type="string">
            <text:p>NO</text:p>
          </table:table-cell>
          <table:table-cell table:style-name="ce334" office:value-type="string">
            <text:p>test with BaF LED1 threshold to 110</text:p>
          </table:table-cell>
          <table:table-cell table:style-name="ce434" table:formula="of:=IF([.J168]=&quot;YES&quot;;[.I168];0)*IF([.I168]&gt;1;1;0)" office:value-type="float" office:value="0">
            <text:p>0</text:p>
          </table:table-cell>
          <table:table-cell table:style-name="ce434" table:formula="of:=IF([.J168]=&quot;YES&quot;;[.E168];0)*IF([.I168]&gt;1;1;0)" office:value-type="float" office:value="0">
            <text:p>0</text:p>
          </table:table-cell>
          <table:table-cell table:style-name="ce63" table:formula="of:=IF([.J168]=&quot;YES&quot;;1;0)*IF([.I168]&gt;1;1;0)" office:value-type="float" office:value="0">
            <text:p>0</text:p>
          </table:table-cell>
          <table:table-cell table:style-name="ce63" table:formula="of:=IF([.F168]=&quot;Diamond&quot;;1;0)*[.N168]*IF([.I168]&gt;1;1;0)" office:value-type="float" office:value="0">
            <text:p>0</text:p>
          </table:table-cell>
          <table:table-cell table:style-name="ce63" table:formula="of:=IF([.F168]=&quot;Moeller&quot;;1;0)*[.N168]*IF([.I168]&gt;1;1;0)" office:value-type="float" office:value="0">
            <text:p>0</text:p>
          </table:table-cell>
          <table:table-cell table:style-name="ce63" table:formula="of:=[.O168]*[.L168]" office:value-type="float" office:value="0">
            <text:p>0</text:p>
          </table:table-cell>
          <table:table-cell table:style-name="ce63" table:formula="of:=[.O168]*[.M168]" office:value-type="float" office:value="0">
            <text:p>0</text:p>
          </table:table-cell>
          <table:table-cell table:style-name="ce63" table:formula="of:=[.P168]*[.L168]" office:value-type="float" office:value="0">
            <text:p>0</text:p>
          </table:table-cell>
          <table:table-cell table:style-name="ce63" table:formula="of:=[.P168]*[.M168]" office:value-type="float" office:value="0">
            <text:p>0</text:p>
          </table:table-cell>
          <table:table-cell table:style-name="ce63" table:formula="of:=SUM([.N168:.P168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51" table:formula="of:=[.A168]+1" office:value-type="float" office:value="8712">
            <text:p>8712</text:p>
          </table:table-cell>
          <table:table-cell table:style-name="ce118" office:value-type="date" office:date-value="2015-05-08">
            <text:p>2015-05-08</text:p>
          </table:table-cell>
          <table:table-cell table:style-name="ce192" office:value-type="time" office:time-value="PT23H07M00S">
            <text:p>23:07</text:p>
          </table:table-cell>
          <table:table-cell table:style-name="ce192" office:value-type="time" office:time-value="PT23H17M00S">
            <text:p>23:17</text:p>
          </table:table-cell>
          <table:table-cell table:style-name="ce281" table:formula="of:=([.D169]-[.C169])*24*60" office:value-type="float" office:value="9.99999999999996">
            <text:p>10</text:p>
          </table:table-cell>
          <table:table-cell table:style-name="ce338" office:value-type="string">
            <text:p>Diamond</text:p>
          </table:table-cell>
          <table:table-cell table:style-name="ce338" office:value-type="float" office:value="850">
            <text:p>850</text:p>
          </table:table-cell>
          <table:table-cell table:style-name="ce338" office:value-type="string">
            <text:p>PARA</text:p>
          </table:table-cell>
          <table:table-cell table:style-name="ce338" office:value-type="float" office:value="3.1">
            <text:p>3,1</text:p>
          </table:table-cell>
          <table:table-cell table:style-name="ce338" office:value-type="string">
            <text:p>Maybe</text:p>
          </table:table-cell>
          <table:table-cell table:style-name="ce338" office:value-type="string">
            <text:p>BaF LED1 threshold to 110, section H tagger off and 3.5 nA beam (Double peak on tagger time)</text:p>
          </table:table-cell>
          <table:table-cell table:style-name="ce395" table:formula="of:=IF([.J169]=&quot;YES&quot;;[.I169];0)*IF([.I169]&gt;1;1;0)" office:value-type="float" office:value="0">
            <text:p>0</text:p>
          </table:table-cell>
          <table:table-cell table:style-name="ce395" table:formula="of:=IF([.J169]=&quot;YES&quot;;[.E169];0)*IF([.I169]&gt;1;1;0)" office:value-type="float" office:value="0">
            <text:p>0</text:p>
          </table:table-cell>
          <table:table-cell table:formula="of:=IF([.J169]=&quot;YES&quot;;1;0)*IF([.I169]&gt;1;1;0)" office:value-type="float" office:value="0">
            <text:p>0</text:p>
          </table:table-cell>
          <table:table-cell table:formula="of:=IF([.F169]=&quot;Diamond&quot;;1;0)*[.N169]*IF([.I169]&gt;1;1;0)" office:value-type="float" office:value="0">
            <text:p>0</text:p>
          </table:table-cell>
          <table:table-cell table:formula="of:=IF([.F169]=&quot;Moeller&quot;;1;0)*[.N169]*IF([.I169]&gt;1;1;0)" office:value-type="float" office:value="0">
            <text:p>0</text:p>
          </table:table-cell>
          <table:table-cell table:formula="of:=[.O169]*[.L169]" office:value-type="float" office:value="0">
            <text:p>0</text:p>
          </table:table-cell>
          <table:table-cell table:formula="of:=[.O169]*[.M169]" office:value-type="float" office:value="0">
            <text:p>0</text:p>
          </table:table-cell>
          <table:table-cell table:formula="of:=[.P169]*[.L169]" office:value-type="float" office:value="0">
            <text:p>0</text:p>
          </table:table-cell>
          <table:table-cell table:formula="of:=[.P169]*[.M169]" office:value-type="float" office:value="0">
            <text:p>0</text:p>
          </table:table-cell>
          <table:table-cell table:formula="of:=SUM([.N169:.P169])" office:value-type="float" office:value="0">
            <text:p>0</text:p>
          </table:table-cell>
          <table:table-cell table:style-name="ce86" table:number-columns-repeated="993"/>
          <table:table-cell table:style-name="ce480" table:number-columns-repeated="9"/>
          <table:table-cell table:style-name="ce510"/>
        </table:table-row>
        <table:table-row table:style-name="ro4">
          <table:table-cell table:style-name="ce42" table:formula="of:=[.A169]+1" office:value-type="float" office:value="8713">
            <text:p>8713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23H18M00S">
            <text:p>23:18</text:p>
          </table:table-cell>
          <table:table-cell table:style-name="ce183" office:value-type="time" office:time-value="PT23H47M00S">
            <text:p>23:47</text:p>
          </table:table-cell>
          <table:table-cell table:style-name="ce272" table:formula="of:=([.D170]-[.C170])*24*60" office:value-type="float" office:value="29.0000000000001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4">
            <text:p>9,4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70]=&quot;YES&quot;;[.I170];0)*IF([.I170]&gt;1;1;0)" office:value-type="float" office:value="9.4">
            <text:p>9,4</text:p>
          </table:table-cell>
          <table:table-cell table:style-name="ce395" table:formula="of:=IF([.J170]=&quot;YES&quot;;[.E170];0)*IF([.I170]&gt;1;1;0)" office:value-type="float" office:value="29.0000000000001">
            <text:p>29,0000000000001</text:p>
          </table:table-cell>
          <table:table-cell table:formula="of:=IF([.J170]=&quot;YES&quot;;1;0)*IF([.I170]&gt;1;1;0)" office:value-type="float" office:value="1">
            <text:p>1</text:p>
          </table:table-cell>
          <table:table-cell table:formula="of:=IF([.F170]=&quot;Diamond&quot;;1;0)*[.N170]*IF([.I170]&gt;1;1;0)" office:value-type="float" office:value="1">
            <text:p>1</text:p>
          </table:table-cell>
          <table:table-cell table:formula="of:=IF([.F170]=&quot;Moeller&quot;;1;0)*[.N170]*IF([.I170]&gt;1;1;0)" office:value-type="float" office:value="0">
            <text:p>0</text:p>
          </table:table-cell>
          <table:table-cell table:formula="of:=[.O170]*[.L170]" office:value-type="float" office:value="9.4">
            <text:p>9,4</text:p>
          </table:table-cell>
          <table:table-cell table:formula="of:=[.O170]*[.M170]" office:value-type="float" office:value="29.0000000000001">
            <text:p>29,0000000000001</text:p>
          </table:table-cell>
          <table:table-cell table:formula="of:=[.P170]*[.L170]" office:value-type="float" office:value="0">
            <text:p>0</text:p>
          </table:table-cell>
          <table:table-cell table:formula="of:=[.P170]*[.M170]" office:value-type="float" office:value="0">
            <text:p>0</text:p>
          </table:table-cell>
          <table:table-cell table:formula="of:=SUM([.N170:.P170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170]+1" office:value-type="float" office:value="8714">
            <text:p>8714</text:p>
          </table:table-cell>
          <table:table-cell table:style-name="ce107" office:value-type="date" office:date-value="2015-05-08">
            <text:p>2015-05-08</text:p>
          </table:table-cell>
          <table:table-cell table:style-name="ce183" office:value-type="time" office:time-value="PT23H48M00S">
            <text:p>23:48</text:p>
          </table:table-cell>
          <table:table-cell table:style-name="ce183" office:value-type="time" office:time-value="PT24H16M00S">
            <text:p>00:16</text:p>
          </table:table-cell>
          <table:table-cell table:style-name="ce272" table:formula="of:=([.D171]-[.C171])*24*60" office:value-type="float" office:value="27.9999999999999">
            <text:p>28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3">
            <text:p>9,3</text:p>
          </table:table-cell>
          <table:table-cell table:style-name="ce330" office:value-type="string">
            <text:p>YES</text:p>
          </table:table-cell>
          <table:table-cell table:style-name="ce330" office:value-type="string">
            <text:p>Coherent edge lowered a little bit – Tagger OR Decreased</text:p>
          </table:table-cell>
          <table:table-cell table:style-name="ce395" table:formula="of:=IF([.J171]=&quot;YES&quot;;[.I171];0)*IF([.I171]&gt;1;1;0)" office:value-type="float" office:value="9.3">
            <text:p>9,3</text:p>
          </table:table-cell>
          <table:table-cell table:style-name="ce395" table:formula="of:=IF([.J171]=&quot;YES&quot;;[.E171];0)*IF([.I171]&gt;1;1;0)" office:value-type="float" office:value="27.9999999999999">
            <text:p>27,9999999999999</text:p>
          </table:table-cell>
          <table:table-cell table:formula="of:=IF([.J171]=&quot;YES&quot;;1;0)*IF([.I171]&gt;1;1;0)" office:value-type="float" office:value="1">
            <text:p>1</text:p>
          </table:table-cell>
          <table:table-cell table:formula="of:=IF([.F171]=&quot;Diamond&quot;;1;0)*[.N171]*IF([.I171]&gt;1;1;0)" office:value-type="float" office:value="1">
            <text:p>1</text:p>
          </table:table-cell>
          <table:table-cell table:formula="of:=IF([.F171]=&quot;Moeller&quot;;1;0)*[.N171]*IF([.I171]&gt;1;1;0)" office:value-type="float" office:value="0">
            <text:p>0</text:p>
          </table:table-cell>
          <table:table-cell table:formula="of:=[.O171]*[.L171]" office:value-type="float" office:value="9.3">
            <text:p>9,3</text:p>
          </table:table-cell>
          <table:table-cell table:formula="of:=[.O171]*[.M171]" office:value-type="float" office:value="27.9999999999999">
            <text:p>27,9999999999999</text:p>
          </table:table-cell>
          <table:table-cell table:formula="of:=[.P171]*[.L171]" office:value-type="float" office:value="0">
            <text:p>0</text:p>
          </table:table-cell>
          <table:table-cell table:formula="of:=[.P171]*[.M171]" office:value-type="float" office:value="0">
            <text:p>0</text:p>
          </table:table-cell>
          <table:table-cell table:formula="of:=SUM([.N171:.P171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171]+1" office:value-type="float" office:value="8715">
            <text:p>8715</text:p>
          </table:table-cell>
          <table:table-cell table:style-name="ce107" office:value-type="date" office:date-value="2015-05-09">
            <text:p>2015-05-09</text:p>
          </table:table-cell>
          <table:table-cell table:style-name="ce183" office:value-type="time" office:time-value="PT00H17M00S">
            <text:p>00:17</text:p>
          </table:table-cell>
          <table:table-cell table:style-name="ce183" office:value-type="time" office:time-value="PT00H47M00S">
            <text:p>00:47</text:p>
          </table:table-cell>
          <table:table-cell table:style-name="ce272" table:formula="of:=([.D172]-[.C172])*24*60" office:value-type="float" office:value="30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9">
            <text:p>9,9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72]=&quot;YES&quot;;[.I172];0)*IF([.I172]&gt;1;1;0)" office:value-type="float" office:value="9.9">
            <text:p>9,9</text:p>
          </table:table-cell>
          <table:table-cell table:style-name="ce395" table:formula="of:=IF([.J172]=&quot;YES&quot;;[.E172];0)*IF([.I172]&gt;1;1;0)" office:value-type="float" office:value="30">
            <text:p>30</text:p>
          </table:table-cell>
          <table:table-cell table:formula="of:=IF([.J172]=&quot;YES&quot;;1;0)*IF([.I172]&gt;1;1;0)" office:value-type="float" office:value="1">
            <text:p>1</text:p>
          </table:table-cell>
          <table:table-cell table:formula="of:=IF([.F172]=&quot;Diamond&quot;;1;0)*[.N172]*IF([.I172]&gt;1;1;0)" office:value-type="float" office:value="1">
            <text:p>1</text:p>
          </table:table-cell>
          <table:table-cell table:formula="of:=IF([.F172]=&quot;Moeller&quot;;1;0)*[.N172]*IF([.I172]&gt;1;1;0)" office:value-type="float" office:value="0">
            <text:p>0</text:p>
          </table:table-cell>
          <table:table-cell table:formula="of:=[.O172]*[.L172]" office:value-type="float" office:value="9.9">
            <text:p>9,9</text:p>
          </table:table-cell>
          <table:table-cell table:formula="of:=[.O172]*[.M172]" office:value-type="float" office:value="30">
            <text:p>30</text:p>
          </table:table-cell>
          <table:table-cell table:formula="of:=[.P172]*[.L172]" office:value-type="float" office:value="0">
            <text:p>0</text:p>
          </table:table-cell>
          <table:table-cell table:formula="of:=[.P172]*[.M172]" office:value-type="float" office:value="0">
            <text:p>0</text:p>
          </table:table-cell>
          <table:table-cell table:formula="of:=SUM([.N172:.P172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172]+1" office:value-type="float" office:value="8716">
            <text:p>8716</text:p>
          </table:table-cell>
          <table:table-cell table:style-name="ce109" office:value-type="date" office:date-value="2015-05-09">
            <text:p>2015-05-09</text:p>
          </table:table-cell>
          <table:table-cell table:style-name="ce185" office:value-type="time" office:time-value="PT00H48M00S">
            <text:p>00:48</text:p>
          </table:table-cell>
          <table:table-cell table:style-name="ce185" office:value-type="time" office:time-value="PT01H16M00S">
            <text:p>01:16</text:p>
          </table:table-cell>
          <table:table-cell table:style-name="ce274" table:formula="of:=([.D173]-[.C173])*24*60" office:value-type="float" office:value="28">
            <text:p>28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3">
            <text:p>9,3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173]=&quot;YES&quot;;[.I173];0)*IF([.I173]&gt;1;1;0)" office:value-type="float" office:value="9.3">
            <text:p>9,3</text:p>
          </table:table-cell>
          <table:table-cell table:style-name="ce395" table:formula="of:=IF([.J173]=&quot;YES&quot;;[.E173];0)*IF([.I173]&gt;1;1;0)" office:value-type="float" office:value="28">
            <text:p>28</text:p>
          </table:table-cell>
          <table:table-cell table:formula="of:=IF([.J173]=&quot;YES&quot;;1;0)*IF([.I173]&gt;1;1;0)" office:value-type="float" office:value="1">
            <text:p>1</text:p>
          </table:table-cell>
          <table:table-cell table:formula="of:=IF([.F173]=&quot;Diamond&quot;;1;0)*[.N173]*IF([.I173]&gt;1;1;0)" office:value-type="float" office:value="1">
            <text:p>1</text:p>
          </table:table-cell>
          <table:table-cell table:formula="of:=IF([.F173]=&quot;Moeller&quot;;1;0)*[.N173]*IF([.I173]&gt;1;1;0)" office:value-type="float" office:value="0">
            <text:p>0</text:p>
          </table:table-cell>
          <table:table-cell table:formula="of:=[.O173]*[.L173]" office:value-type="float" office:value="9.3">
            <text:p>9,3</text:p>
          </table:table-cell>
          <table:table-cell table:formula="of:=[.O173]*[.M173]" office:value-type="float" office:value="28">
            <text:p>28</text:p>
          </table:table-cell>
          <table:table-cell table:formula="of:=[.P173]*[.L173]" office:value-type="float" office:value="0">
            <text:p>0</text:p>
          </table:table-cell>
          <table:table-cell table:formula="of:=[.P173]*[.M173]" office:value-type="float" office:value="0">
            <text:p>0</text:p>
          </table:table-cell>
          <table:table-cell table:formula="of:=SUM([.N173:.P173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0" table:formula="of:=[.A173]+1" office:value-type="float" office:value="8717">
            <text:p>8717</text:p>
          </table:table-cell>
          <table:table-cell table:style-name="ce105" office:value-type="date" office:date-value="2015-05-09">
            <text:p>2015-05-09</text:p>
          </table:table-cell>
          <table:table-cell table:style-name="ce181" office:value-type="time" office:time-value="PT01H17M00S">
            <text:p>01:17</text:p>
          </table:table-cell>
          <table:table-cell table:style-name="ce181" office:value-type="time" office:time-value="PT01H46M00S">
            <text:p>01:46</text:p>
          </table:table-cell>
          <table:table-cell table:style-name="ce270" table:formula="of:=([.D174]-[.C174])*24*60" office:value-type="float" office:value="29">
            <text:p>29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3">
            <text:p>9,3</text:p>
          </table:table-cell>
          <table:table-cell table:style-name="ce328" office:value-type="string">
            <text:p>YES</text:p>
          </table:table-cell>
          <table:table-cell table:style-name="ce328" office:value-type="string">
            <text:p>beam not very stable</text:p>
          </table:table-cell>
          <table:table-cell table:style-name="ce395" table:formula="of:=IF([.J174]=&quot;YES&quot;;[.I174];0)*IF([.I174]&gt;1;1;0)" office:value-type="float" office:value="9.3">
            <text:p>9,3</text:p>
          </table:table-cell>
          <table:table-cell table:style-name="ce395" table:formula="of:=IF([.J174]=&quot;YES&quot;;[.E174];0)*IF([.I174]&gt;1;1;0)" office:value-type="float" office:value="29">
            <text:p>29</text:p>
          </table:table-cell>
          <table:table-cell table:formula="of:=IF([.J174]=&quot;YES&quot;;1;0)*IF([.I174]&gt;1;1;0)" office:value-type="float" office:value="1">
            <text:p>1</text:p>
          </table:table-cell>
          <table:table-cell table:formula="of:=IF([.F174]=&quot;Diamond&quot;;1;0)*[.N174]*IF([.I174]&gt;1;1;0)" office:value-type="float" office:value="1">
            <text:p>1</text:p>
          </table:table-cell>
          <table:table-cell table:formula="of:=IF([.F174]=&quot;Moeller&quot;;1;0)*[.N174]*IF([.I174]&gt;1;1;0)" office:value-type="float" office:value="0">
            <text:p>0</text:p>
          </table:table-cell>
          <table:table-cell table:formula="of:=[.O174]*[.L174]" office:value-type="float" office:value="9.3">
            <text:p>9,3</text:p>
          </table:table-cell>
          <table:table-cell table:formula="of:=[.O174]*[.M174]" office:value-type="float" office:value="29">
            <text:p>29</text:p>
          </table:table-cell>
          <table:table-cell table:formula="of:=[.P174]*[.L174]" office:value-type="float" office:value="0">
            <text:p>0</text:p>
          </table:table-cell>
          <table:table-cell table:formula="of:=[.P174]*[.M174]" office:value-type="float" office:value="0">
            <text:p>0</text:p>
          </table:table-cell>
          <table:table-cell table:formula="of:=SUM([.N174:.P174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2" table:formula="of:=[.A174]+1" office:value-type="float" office:value="8718">
            <text:p>8718</text:p>
          </table:table-cell>
          <table:table-cell table:style-name="ce107" office:value-type="date" office:date-value="2015-05-09">
            <text:p>2015-05-09</text:p>
          </table:table-cell>
          <table:table-cell table:style-name="ce183" office:value-type="time" office:time-value="PT01H48M00S">
            <text:p>01:48</text:p>
          </table:table-cell>
          <table:table-cell table:style-name="ce183" office:value-type="time" office:time-value="PT02H17M00S">
            <text:p>02:17</text:p>
          </table:table-cell>
          <table:table-cell table:style-name="ce272" table:formula="of:=([.D175]-[.C175])*24*60" office:value-type="float" office:value="29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5">
            <text:p>9,5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75]=&quot;YES&quot;;[.I175];0)*IF([.I175]&gt;1;1;0)" office:value-type="float" office:value="9.5">
            <text:p>9,5</text:p>
          </table:table-cell>
          <table:table-cell table:style-name="ce395" table:formula="of:=IF([.J175]=&quot;YES&quot;;[.E175];0)*IF([.I175]&gt;1;1;0)" office:value-type="float" office:value="29">
            <text:p>29</text:p>
          </table:table-cell>
          <table:table-cell table:formula="of:=IF([.J175]=&quot;YES&quot;;1;0)*IF([.I175]&gt;1;1;0)" office:value-type="float" office:value="1">
            <text:p>1</text:p>
          </table:table-cell>
          <table:table-cell table:formula="of:=IF([.F175]=&quot;Diamond&quot;;1;0)*[.N175]*IF([.I175]&gt;1;1;0)" office:value-type="float" office:value="1">
            <text:p>1</text:p>
          </table:table-cell>
          <table:table-cell table:formula="of:=IF([.F175]=&quot;Moeller&quot;;1;0)*[.N175]*IF([.I175]&gt;1;1;0)" office:value-type="float" office:value="0">
            <text:p>0</text:p>
          </table:table-cell>
          <table:table-cell table:formula="of:=[.O175]*[.L175]" office:value-type="float" office:value="9.5">
            <text:p>9,5</text:p>
          </table:table-cell>
          <table:table-cell table:formula="of:=[.O175]*[.M175]" office:value-type="float" office:value="29">
            <text:p>29</text:p>
          </table:table-cell>
          <table:table-cell table:formula="of:=[.P175]*[.L175]" office:value-type="float" office:value="0">
            <text:p>0</text:p>
          </table:table-cell>
          <table:table-cell table:formula="of:=[.P175]*[.M175]" office:value-type="float" office:value="0">
            <text:p>0</text:p>
          </table:table-cell>
          <table:table-cell table:formula="of:=SUM([.N175:.P175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175]+1" office:value-type="float" office:value="8719">
            <text:p>8719</text:p>
          </table:table-cell>
          <table:table-cell table:style-name="ce109" office:value-type="date" office:date-value="2015-05-09">
            <text:p>2015-05-09</text:p>
          </table:table-cell>
          <table:table-cell table:style-name="ce185" office:value-type="time" office:time-value="PT02H19M00S">
            <text:p>02:19</text:p>
          </table:table-cell>
          <table:table-cell table:style-name="ce185" office:value-type="time" office:time-value="PT02H48M00S">
            <text:p>02:48</text:p>
          </table:table-cell>
          <table:table-cell table:style-name="ce274" table:formula="of:=([.D176]-[.C176])*24*60" office:value-type="float" office:value="29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5">
            <text:p>9,5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176]=&quot;YES&quot;;[.I176];0)*IF([.I176]&gt;1;1;0)" office:value-type="float" office:value="9.5">
            <text:p>9,5</text:p>
          </table:table-cell>
          <table:table-cell table:style-name="ce395" table:formula="of:=IF([.J176]=&quot;YES&quot;;[.E176];0)*IF([.I176]&gt;1;1;0)" office:value-type="float" office:value="29">
            <text:p>29</text:p>
          </table:table-cell>
          <table:table-cell table:formula="of:=IF([.J176]=&quot;YES&quot;;1;0)*IF([.I176]&gt;1;1;0)" office:value-type="float" office:value="1">
            <text:p>1</text:p>
          </table:table-cell>
          <table:table-cell table:formula="of:=IF([.F176]=&quot;Diamond&quot;;1;0)*[.N176]*IF([.I176]&gt;1;1;0)" office:value-type="float" office:value="1">
            <text:p>1</text:p>
          </table:table-cell>
          <table:table-cell table:formula="of:=IF([.F176]=&quot;Moeller&quot;;1;0)*[.N176]*IF([.I176]&gt;1;1;0)" office:value-type="float" office:value="0">
            <text:p>0</text:p>
          </table:table-cell>
          <table:table-cell table:formula="of:=[.O176]*[.L176]" office:value-type="float" office:value="9.5">
            <text:p>9,5</text:p>
          </table:table-cell>
          <table:table-cell table:formula="of:=[.O176]*[.M176]" office:value-type="float" office:value="29">
            <text:p>29</text:p>
          </table:table-cell>
          <table:table-cell table:formula="of:=[.P176]*[.L176]" office:value-type="float" office:value="0">
            <text:p>0</text:p>
          </table:table-cell>
          <table:table-cell table:formula="of:=[.P176]*[.M176]" office:value-type="float" office:value="0">
            <text:p>0</text:p>
          </table:table-cell>
          <table:table-cell table:formula="of:=SUM([.N176:.P176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1" table:formula="of:=[.A176]+1" office:value-type="float" office:value="8720">
            <text:p>8720</text:p>
          </table:table-cell>
          <table:table-cell table:style-name="ce106" office:value-type="date" office:date-value="2015-05-09">
            <text:p>2015-05-09</text:p>
          </table:table-cell>
          <table:table-cell table:style-name="ce182" office:value-type="time" office:time-value="PT02H54M00S">
            <text:p>02:54</text:p>
          </table:table-cell>
          <table:table-cell table:style-name="ce182" office:value-type="time" office:time-value="PT03H27M00S">
            <text:p>03:27</text:p>
          </table:table-cell>
          <table:table-cell table:style-name="ce271" table:formula="of:=([.D177]-[.C177])*24*60" office:value-type="float" office:value="33">
            <text:p>33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7.9">
            <text:p>7,9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Tagger or is decreasing</text:p>
          </table:table-cell>
          <table:table-cell table:style-name="ce395" table:formula="of:=IF([.J177]=&quot;YES&quot;;[.I177];0)*IF([.I177]&gt;1;1;0)" office:value-type="float" office:value="7.9">
            <text:p>7,9</text:p>
          </table:table-cell>
          <table:table-cell table:style-name="ce395" table:formula="of:=IF([.J177]=&quot;YES&quot;;[.E177];0)*IF([.I177]&gt;1;1;0)" office:value-type="float" office:value="33">
            <text:p>33</text:p>
          </table:table-cell>
          <table:table-cell table:formula="of:=IF([.J177]=&quot;YES&quot;;1;0)*IF([.I177]&gt;1;1;0)" office:value-type="float" office:value="1">
            <text:p>1</text:p>
          </table:table-cell>
          <table:table-cell table:formula="of:=IF([.F177]=&quot;Diamond&quot;;1;0)*[.N177]*IF([.I177]&gt;1;1;0)" office:value-type="float" office:value="0">
            <text:p>0</text:p>
          </table:table-cell>
          <table:table-cell table:formula="of:=IF([.F177]=&quot;Moeller&quot;;1;0)*[.N177]*IF([.I177]&gt;1;1;0)" office:value-type="float" office:value="1">
            <text:p>1</text:p>
          </table:table-cell>
          <table:table-cell table:formula="of:=[.O177]*[.L177]" office:value-type="float" office:value="0">
            <text:p>0</text:p>
          </table:table-cell>
          <table:table-cell table:formula="of:=[.O177]*[.M177]" office:value-type="float" office:value="0">
            <text:p>0</text:p>
          </table:table-cell>
          <table:table-cell table:formula="of:=[.P177]*[.L177]" office:value-type="float" office:value="7.9">
            <text:p>7,9</text:p>
          </table:table-cell>
          <table:table-cell table:formula="of:=[.P177]*[.M177]" office:value-type="float" office:value="33">
            <text:p>33</text:p>
          </table:table-cell>
          <table:table-cell table:formula="of:=SUM([.N177:.P177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77]+1" office:value-type="float" office:value="8721">
            <text:p>8721</text:p>
          </table:table-cell>
          <table:table-cell table:style-name="ce106" office:value-type="date" office:date-value="2015-05-09">
            <text:p>2015-05-09</text:p>
          </table:table-cell>
          <table:table-cell table:style-name="ce182" office:value-type="time" office:time-value="PT03H28M00S">
            <text:p>03:28</text:p>
          </table:table-cell>
          <table:table-cell table:style-name="ce182" office:value-type="time" office:time-value="PT03H58M00S">
            <text:p>03:58</text:p>
          </table:table-cell>
          <table:table-cell table:style-name="ce271" table:formula="of:=([.D178]-[.C178])*24*60" office:value-type="float" office:value="30">
            <text:p>30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7.2">
            <text:p>7,2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tried to optimize beam for 40 minutes</text:p>
          </table:table-cell>
          <table:table-cell table:style-name="ce395" table:formula="of:=IF([.J178]=&quot;YES&quot;;[.I178];0)*IF([.I178]&gt;1;1;0)" office:value-type="float" office:value="7.2">
            <text:p>7,2</text:p>
          </table:table-cell>
          <table:table-cell table:style-name="ce395" table:formula="of:=IF([.J178]=&quot;YES&quot;;[.E178];0)*IF([.I178]&gt;1;1;0)" office:value-type="float" office:value="30">
            <text:p>30</text:p>
          </table:table-cell>
          <table:table-cell table:formula="of:=IF([.J178]=&quot;YES&quot;;1;0)*IF([.I178]&gt;1;1;0)" office:value-type="float" office:value="1">
            <text:p>1</text:p>
          </table:table-cell>
          <table:table-cell table:formula="of:=IF([.F178]=&quot;Diamond&quot;;1;0)*[.N178]*IF([.I178]&gt;1;1;0)" office:value-type="float" office:value="0">
            <text:p>0</text:p>
          </table:table-cell>
          <table:table-cell table:formula="of:=IF([.F178]=&quot;Moeller&quot;;1;0)*[.N178]*IF([.I178]&gt;1;1;0)" office:value-type="float" office:value="1">
            <text:p>1</text:p>
          </table:table-cell>
          <table:table-cell table:formula="of:=[.O178]*[.L178]" office:value-type="float" office:value="0">
            <text:p>0</text:p>
          </table:table-cell>
          <table:table-cell table:formula="of:=[.O178]*[.M178]" office:value-type="float" office:value="0">
            <text:p>0</text:p>
          </table:table-cell>
          <table:table-cell table:formula="of:=[.P178]*[.L178]" office:value-type="float" office:value="7.2">
            <text:p>7,2</text:p>
          </table:table-cell>
          <table:table-cell table:formula="of:=[.P178]*[.M178]" office:value-type="float" office:value="30">
            <text:p>30</text:p>
          </table:table-cell>
          <table:table-cell table:formula="of:=SUM([.N178:.P178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3" table:formula="of:=[.A178]+1" office:value-type="float" office:value="8722">
            <text:p>8722</text:p>
          </table:table-cell>
          <table:table-cell table:style-name="ce116" office:value-type="date" office:date-value="2015-05-09">
            <text:p>2015-05-09</text:p>
          </table:table-cell>
          <table:table-cell table:number-columns-repeated="2" table:style-name="ce184"/>
          <table:table-cell table:style-name="ce273" table:formula="of:=([.D179]-[.C179])*24*60" office:value-type="float" office:value="0">
            <text:p>0</text:p>
          </table:table-cell>
          <table:table-cell table:style-name="ce164" office:value-type="string">
            <text:p>Moeller</text:p>
          </table:table-cell>
          <table:table-cell table:style-name="ce164" table:number-columns-repeated="2"/>
          <table:table-cell table:style-name="ce164"/>
          <table:table-cell table:style-name="ce164" office:value-type="string">
            <text:p>NO</text:p>
          </table:table-cell>
          <table:table-cell table:style-name="ce164" office:value-type="string">
            <text:p>junk</text:p>
          </table:table-cell>
          <table:table-cell table:style-name="ce395" table:formula="of:=IF([.J179]=&quot;YES&quot;;[.I179];0)*IF([.I179]&gt;1;1;0)" office:value-type="float" office:value="0">
            <text:p>0</text:p>
          </table:table-cell>
          <table:table-cell table:style-name="ce395" table:formula="of:=IF([.J179]=&quot;YES&quot;;[.E179];0)*IF([.I179]&gt;1;1;0)" office:value-type="float" office:value="0">
            <text:p>0</text:p>
          </table:table-cell>
          <table:table-cell table:formula="of:=IF([.J179]=&quot;YES&quot;;1;0)*IF([.I179]&gt;1;1;0)" office:value-type="float" office:value="0">
            <text:p>0</text:p>
          </table:table-cell>
          <table:table-cell table:formula="of:=IF([.F179]=&quot;Diamond&quot;;1;0)*[.N179]*IF([.I179]&gt;1;1;0)" office:value-type="float" office:value="0">
            <text:p>0</text:p>
          </table:table-cell>
          <table:table-cell table:formula="of:=IF([.F179]=&quot;Moeller&quot;;1;0)*[.N179]*IF([.I179]&gt;1;1;0)" office:value-type="float" office:value="0">
            <text:p>0</text:p>
          </table:table-cell>
          <table:table-cell table:formula="of:=[.O179]*[.L179]" office:value-type="float" office:value="0">
            <text:p>0</text:p>
          </table:table-cell>
          <table:table-cell table:formula="of:=[.O179]*[.M179]" office:value-type="float" office:value="0">
            <text:p>0</text:p>
          </table:table-cell>
          <table:table-cell table:formula="of:=[.P179]*[.L179]" office:value-type="float" office:value="0">
            <text:p>0</text:p>
          </table:table-cell>
          <table:table-cell table:formula="of:=[.P179]*[.M179]" office:value-type="float" office:value="0">
            <text:p>0</text:p>
          </table:table-cell>
          <table:table-cell table:formula="of:=SUM([.N179:.P179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2" table:formula="of:=[.A179]+1" office:value-type="float" office:value="8723">
            <text:p>8723</text:p>
          </table:table-cell>
          <table:table-cell table:style-name="ce107" office:value-type="date" office:date-value="2015-05-09">
            <text:p>2015-05-09</text:p>
          </table:table-cell>
          <table:table-cell table:style-name="ce183" office:value-type="time" office:time-value="PT04H59M00S">
            <text:p>04:59</text:p>
          </table:table-cell>
          <table:table-cell table:style-name="ce183" office:value-type="time" office:time-value="PT05H28M00S">
            <text:p>05:28</text:p>
          </table:table-cell>
          <table:table-cell table:style-name="ce272" table:formula="of:=([.D180]-[.C180])*24*60" office:value-type="float" office:value="29.0000000000001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6">
            <text:p>9,6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80]=&quot;YES&quot;;[.I180];0)*IF([.I180]&gt;1;1;0)" office:value-type="float" office:value="9.6">
            <text:p>9,6</text:p>
          </table:table-cell>
          <table:table-cell table:style-name="ce395" table:formula="of:=IF([.J180]=&quot;YES&quot;;[.E180];0)*IF([.I180]&gt;1;1;0)" office:value-type="float" office:value="29.0000000000001">
            <text:p>29,0000000000001</text:p>
          </table:table-cell>
          <table:table-cell table:formula="of:=IF([.J180]=&quot;YES&quot;;1;0)*IF([.I180]&gt;1;1;0)" office:value-type="float" office:value="1">
            <text:p>1</text:p>
          </table:table-cell>
          <table:table-cell table:formula="of:=IF([.F180]=&quot;Diamond&quot;;1;0)*[.N180]*IF([.I180]&gt;1;1;0)" office:value-type="float" office:value="1">
            <text:p>1</text:p>
          </table:table-cell>
          <table:table-cell table:formula="of:=IF([.F180]=&quot;Moeller&quot;;1;0)*[.N180]*IF([.I180]&gt;1;1;0)" office:value-type="float" office:value="0">
            <text:p>0</text:p>
          </table:table-cell>
          <table:table-cell table:formula="of:=[.O180]*[.L180]" office:value-type="float" office:value="9.6">
            <text:p>9,6</text:p>
          </table:table-cell>
          <table:table-cell table:formula="of:=[.O180]*[.M180]" office:value-type="float" office:value="29.0000000000001">
            <text:p>29,0000000000001</text:p>
          </table:table-cell>
          <table:table-cell table:formula="of:=[.P180]*[.L180]" office:value-type="float" office:value="0">
            <text:p>0</text:p>
          </table:table-cell>
          <table:table-cell table:formula="of:=[.P180]*[.M180]" office:value-type="float" office:value="0">
            <text:p>0</text:p>
          </table:table-cell>
          <table:table-cell table:formula="of:=SUM([.N180:.P180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0" table:formula="of:=[.A180]+1" office:value-type="float" office:value="8724">
            <text:p>8724</text:p>
          </table:table-cell>
          <table:table-cell table:style-name="ce105" office:value-type="date" office:date-value="2015-05-09">
            <text:p>2015-05-09</text:p>
          </table:table-cell>
          <table:table-cell table:style-name="ce181" office:value-type="time" office:time-value="PT05H30M00S">
            <text:p>05:30</text:p>
          </table:table-cell>
          <table:table-cell table:style-name="ce181" office:value-type="time" office:time-value="PT06H00M00S">
            <text:p>06:00</text:p>
          </table:table-cell>
          <table:table-cell table:style-name="ce270" table:formula="of:=([.D181]-[.C181])*24*60" office:value-type="float" office:value="30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9.7">
            <text:p>9,7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181]=&quot;YES&quot;;[.I181];0)*IF([.I181]&gt;1;1;0)" office:value-type="float" office:value="9.7">
            <text:p>9,7</text:p>
          </table:table-cell>
          <table:table-cell table:style-name="ce395" table:formula="of:=IF([.J181]=&quot;YES&quot;;[.E181];0)*IF([.I181]&gt;1;1;0)" office:value-type="float" office:value="30">
            <text:p>30</text:p>
          </table:table-cell>
          <table:table-cell table:formula="of:=IF([.J181]=&quot;YES&quot;;1;0)*IF([.I181]&gt;1;1;0)" office:value-type="float" office:value="1">
            <text:p>1</text:p>
          </table:table-cell>
          <table:table-cell table:formula="of:=IF([.F181]=&quot;Diamond&quot;;1;0)*[.N181]*IF([.I181]&gt;1;1;0)" office:value-type="float" office:value="1">
            <text:p>1</text:p>
          </table:table-cell>
          <table:table-cell table:formula="of:=IF([.F181]=&quot;Moeller&quot;;1;0)*[.N181]*IF([.I181]&gt;1;1;0)" office:value-type="float" office:value="0">
            <text:p>0</text:p>
          </table:table-cell>
          <table:table-cell table:formula="of:=[.O181]*[.L181]" office:value-type="float" office:value="9.7">
            <text:p>9,7</text:p>
          </table:table-cell>
          <table:table-cell table:formula="of:=[.O181]*[.M181]" office:value-type="float" office:value="30">
            <text:p>30</text:p>
          </table:table-cell>
          <table:table-cell table:formula="of:=[.P181]*[.L181]" office:value-type="float" office:value="0">
            <text:p>0</text:p>
          </table:table-cell>
          <table:table-cell table:formula="of:=[.P181]*[.M181]" office:value-type="float" office:value="0">
            <text:p>0</text:p>
          </table:table-cell>
          <table:table-cell table:formula="of:=SUM([.N181:.P181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2" table:formula="of:=[.A181]+1" office:value-type="float" office:value="8725">
            <text:p>8725</text:p>
          </table:table-cell>
          <table:table-cell table:style-name="ce107" office:value-type="date" office:date-value="2015-05-09">
            <text:p>2015-05-09</text:p>
          </table:table-cell>
          <table:table-cell table:style-name="ce183" office:value-type="time" office:time-value="PT06H01M00S">
            <text:p>06:01</text:p>
          </table:table-cell>
          <table:table-cell table:style-name="ce183" office:value-type="time" office:time-value="PT06H31M00S">
            <text:p>06:31</text:p>
          </table:table-cell>
          <table:table-cell table:style-name="ce272" table:formula="of:=([.D182]-[.C182])*24*60" office:value-type="float" office:value="30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6">
            <text:p>9,6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82]=&quot;YES&quot;;[.I182];0)*IF([.I182]&gt;1;1;0)" office:value-type="float" office:value="9.6">
            <text:p>9,6</text:p>
          </table:table-cell>
          <table:table-cell table:style-name="ce395" table:formula="of:=IF([.J182]=&quot;YES&quot;;[.E182];0)*IF([.I182]&gt;1;1;0)" office:value-type="float" office:value="30">
            <text:p>30</text:p>
          </table:table-cell>
          <table:table-cell table:formula="of:=IF([.J182]=&quot;YES&quot;;1;0)*IF([.I182]&gt;1;1;0)" office:value-type="float" office:value="1">
            <text:p>1</text:p>
          </table:table-cell>
          <table:table-cell table:formula="of:=IF([.F182]=&quot;Diamond&quot;;1;0)*[.N182]*IF([.I182]&gt;1;1;0)" office:value-type="float" office:value="1">
            <text:p>1</text:p>
          </table:table-cell>
          <table:table-cell table:formula="of:=IF([.F182]=&quot;Moeller&quot;;1;0)*[.N182]*IF([.I182]&gt;1;1;0)" office:value-type="float" office:value="0">
            <text:p>0</text:p>
          </table:table-cell>
          <table:table-cell table:formula="of:=[.O182]*[.L182]" office:value-type="float" office:value="9.6">
            <text:p>9,6</text:p>
          </table:table-cell>
          <table:table-cell table:formula="of:=[.O182]*[.M182]" office:value-type="float" office:value="30">
            <text:p>30</text:p>
          </table:table-cell>
          <table:table-cell table:formula="of:=[.P182]*[.L182]" office:value-type="float" office:value="0">
            <text:p>0</text:p>
          </table:table-cell>
          <table:table-cell table:formula="of:=[.P182]*[.M182]" office:value-type="float" office:value="0">
            <text:p>0</text:p>
          </table:table-cell>
          <table:table-cell table:formula="of:=SUM([.N182:.P182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182]+1" office:value-type="float" office:value="8726">
            <text:p>8726</text:p>
          </table:table-cell>
          <table:table-cell table:style-name="ce107" office:value-type="date" office:date-value="2015-05-09">
            <text:p>2015-05-09</text:p>
          </table:table-cell>
          <table:table-cell table:style-name="ce183" office:value-type="time" office:time-value="PT06H32M00S">
            <text:p>06:32</text:p>
          </table:table-cell>
          <table:table-cell table:style-name="ce183" office:value-type="time" office:time-value="PT07H01M00S">
            <text:p>07:01</text:p>
          </table:table-cell>
          <table:table-cell table:style-name="ce272" table:formula="of:=([.D183]-[.C183])*24*60" office:value-type="float" office:value="29.0000000000001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5">
            <text:p>9,5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83]=&quot;YES&quot;;[.I183];0)*IF([.I183]&gt;1;1;0)" office:value-type="float" office:value="9.5">
            <text:p>9,5</text:p>
          </table:table-cell>
          <table:table-cell table:style-name="ce395" table:formula="of:=IF([.J183]=&quot;YES&quot;;[.E183];0)*IF([.I183]&gt;1;1;0)" office:value-type="float" office:value="29.0000000000001">
            <text:p>29,0000000000001</text:p>
          </table:table-cell>
          <table:table-cell table:formula="of:=IF([.J183]=&quot;YES&quot;;1;0)*IF([.I183]&gt;1;1;0)" office:value-type="float" office:value="1">
            <text:p>1</text:p>
          </table:table-cell>
          <table:table-cell table:formula="of:=IF([.F183]=&quot;Diamond&quot;;1;0)*[.N183]*IF([.I183]&gt;1;1;0)" office:value-type="float" office:value="1">
            <text:p>1</text:p>
          </table:table-cell>
          <table:table-cell table:formula="of:=IF([.F183]=&quot;Moeller&quot;;1;0)*[.N183]*IF([.I183]&gt;1;1;0)" office:value-type="float" office:value="0">
            <text:p>0</text:p>
          </table:table-cell>
          <table:table-cell table:formula="of:=[.O183]*[.L183]" office:value-type="float" office:value="9.5">
            <text:p>9,5</text:p>
          </table:table-cell>
          <table:table-cell table:formula="of:=[.O183]*[.M183]" office:value-type="float" office:value="29.0000000000001">
            <text:p>29,0000000000001</text:p>
          </table:table-cell>
          <table:table-cell table:formula="of:=[.P183]*[.L183]" office:value-type="float" office:value="0">
            <text:p>0</text:p>
          </table:table-cell>
          <table:table-cell table:formula="of:=[.P183]*[.M183]" office:value-type="float" office:value="0">
            <text:p>0</text:p>
          </table:table-cell>
          <table:table-cell table:formula="of:=SUM([.N183:.P183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4" table:formula="of:=[.A183]+1" office:value-type="float" office:value="8727">
            <text:p>8727</text:p>
          </table:table-cell>
          <table:table-cell table:style-name="ce109" office:value-type="date" office:date-value="2015-05-09">
            <text:p>2015-05-09</text:p>
          </table:table-cell>
          <table:table-cell table:style-name="ce185" office:value-type="time" office:time-value="PT07H02M00S">
            <text:p>07:02</text:p>
          </table:table-cell>
          <table:table-cell table:style-name="ce185" office:value-type="time" office:time-value="PT07H31M00S">
            <text:p>07:31</text:p>
          </table:table-cell>
          <table:table-cell table:style-name="ce274" table:formula="of:=([.D184]-[.C184])*24*60" office:value-type="float" office:value="29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5">
            <text:p>9,5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184]=&quot;YES&quot;;[.I184];0)*IF([.I184]&gt;1;1;0)" office:value-type="float" office:value="9.5">
            <text:p>9,5</text:p>
          </table:table-cell>
          <table:table-cell table:style-name="ce395" table:formula="of:=IF([.J184]=&quot;YES&quot;;[.E184];0)*IF([.I184]&gt;1;1;0)" office:value-type="float" office:value="29">
            <text:p>29</text:p>
          </table:table-cell>
          <table:table-cell table:formula="of:=IF([.J184]=&quot;YES&quot;;1;0)*IF([.I184]&gt;1;1;0)" office:value-type="float" office:value="1">
            <text:p>1</text:p>
          </table:table-cell>
          <table:table-cell table:formula="of:=IF([.F184]=&quot;Diamond&quot;;1;0)*[.N184]*IF([.I184]&gt;1;1;0)" office:value-type="float" office:value="1">
            <text:p>1</text:p>
          </table:table-cell>
          <table:table-cell table:formula="of:=IF([.F184]=&quot;Moeller&quot;;1;0)*[.N184]*IF([.I184]&gt;1;1;0)" office:value-type="float" office:value="0">
            <text:p>0</text:p>
          </table:table-cell>
          <table:table-cell table:formula="of:=[.O184]*[.L184]" office:value-type="float" office:value="9.5">
            <text:p>9,5</text:p>
          </table:table-cell>
          <table:table-cell table:formula="of:=[.O184]*[.M184]" office:value-type="float" office:value="29">
            <text:p>29</text:p>
          </table:table-cell>
          <table:table-cell table:formula="of:=[.P184]*[.L184]" office:value-type="float" office:value="0">
            <text:p>0</text:p>
          </table:table-cell>
          <table:table-cell table:formula="of:=[.P184]*[.M184]" office:value-type="float" office:value="0">
            <text:p>0</text:p>
          </table:table-cell>
          <table:table-cell table:formula="of:=SUM([.N184:.P184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2" table:formula="of:=[.A184]+1" office:value-type="float" office:value="8728">
            <text:p>8728</text:p>
          </table:table-cell>
          <table:table-cell table:style-name="ce107" office:value-type="date" office:date-value="2015-05-09">
            <text:p>2015-05-09</text:p>
          </table:table-cell>
          <table:table-cell table:style-name="ce183" office:value-type="time" office:time-value="PT07H33M00S">
            <text:p>07:33</text:p>
          </table:table-cell>
          <table:table-cell table:style-name="ce183" office:value-type="time" office:time-value="PT08H03M00S">
            <text:p>08:03</text:p>
          </table:table-cell>
          <table:table-cell table:style-name="ce272" table:formula="of:=([.D185]-[.C185])*24*60" office:value-type="float" office:value="30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8">
            <text:p>9,8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85]=&quot;YES&quot;;[.I185];0)*IF([.I185]&gt;1;1;0)" office:value-type="float" office:value="9.8">
            <text:p>9,8</text:p>
          </table:table-cell>
          <table:table-cell table:style-name="ce395" table:formula="of:=IF([.J185]=&quot;YES&quot;;[.E185];0)*IF([.I185]&gt;1;1;0)" office:value-type="float" office:value="30">
            <text:p>30</text:p>
          </table:table-cell>
          <table:table-cell table:formula="of:=IF([.J185]=&quot;YES&quot;;1;0)*IF([.I185]&gt;1;1;0)" office:value-type="float" office:value="1">
            <text:p>1</text:p>
          </table:table-cell>
          <table:table-cell table:formula="of:=IF([.F185]=&quot;Diamond&quot;;1;0)*[.N185]*IF([.I185]&gt;1;1;0)" office:value-type="float" office:value="1">
            <text:p>1</text:p>
          </table:table-cell>
          <table:table-cell table:formula="of:=IF([.F185]=&quot;Moeller&quot;;1;0)*[.N185]*IF([.I185]&gt;1;1;0)" office:value-type="float" office:value="0">
            <text:p>0</text:p>
          </table:table-cell>
          <table:table-cell table:formula="of:=[.O185]*[.L185]" office:value-type="float" office:value="9.8">
            <text:p>9,8</text:p>
          </table:table-cell>
          <table:table-cell table:formula="of:=[.O185]*[.M185]" office:value-type="float" office:value="30">
            <text:p>30</text:p>
          </table:table-cell>
          <table:table-cell table:formula="of:=[.P185]*[.L185]" office:value-type="float" office:value="0">
            <text:p>0</text:p>
          </table:table-cell>
          <table:table-cell table:formula="of:=[.P185]*[.M185]" office:value-type="float" office:value="0">
            <text:p>0</text:p>
          </table:table-cell>
          <table:table-cell table:formula="of:=SUM([.N185:.P185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2" table:formula="of:=[.A185]+1" office:value-type="float" office:value="8729">
            <text:p>8729</text:p>
          </table:table-cell>
          <table:table-cell table:style-name="ce107" office:value-type="date" office:date-value="2015-05-09">
            <text:p>2015-05-09</text:p>
          </table:table-cell>
          <table:table-cell table:style-name="ce183" office:value-type="time" office:time-value="PT08H05M00S">
            <text:p>08:05</text:p>
          </table:table-cell>
          <table:table-cell table:style-name="ce183" office:value-type="time" office:time-value="PT08H35M00S">
            <text:p>08:35</text:p>
          </table:table-cell>
          <table:table-cell table:style-name="ce272" table:formula="of:=([.D186]-[.C186])*24*60" office:value-type="float" office:value="30.0000000000001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9">
            <text:p>9,9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186]=&quot;YES&quot;;[.I186];0)*IF([.I186]&gt;1;1;0)" office:value-type="float" office:value="9.9">
            <text:p>9,9</text:p>
          </table:table-cell>
          <table:table-cell table:style-name="ce395" table:formula="of:=IF([.J186]=&quot;YES&quot;;[.E186];0)*IF([.I186]&gt;1;1;0)" office:value-type="float" office:value="30.0000000000001">
            <text:p>30,0000000000001</text:p>
          </table:table-cell>
          <table:table-cell table:formula="of:=IF([.J186]=&quot;YES&quot;;1;0)*IF([.I186]&gt;1;1;0)" office:value-type="float" office:value="1">
            <text:p>1</text:p>
          </table:table-cell>
          <table:table-cell table:formula="of:=IF([.F186]=&quot;Diamond&quot;;1;0)*[.N186]*IF([.I186]&gt;1;1;0)" office:value-type="float" office:value="1">
            <text:p>1</text:p>
          </table:table-cell>
          <table:table-cell table:formula="of:=IF([.F186]=&quot;Moeller&quot;;1;0)*[.N186]*IF([.I186]&gt;1;1;0)" office:value-type="float" office:value="0">
            <text:p>0</text:p>
          </table:table-cell>
          <table:table-cell table:formula="of:=[.O186]*[.L186]" office:value-type="float" office:value="9.9">
            <text:p>9,9</text:p>
          </table:table-cell>
          <table:table-cell table:formula="of:=[.O186]*[.M186]" office:value-type="float" office:value="30.0000000000001">
            <text:p>30,0000000000001</text:p>
          </table:table-cell>
          <table:table-cell table:formula="of:=[.P186]*[.L186]" office:value-type="float" office:value="0">
            <text:p>0</text:p>
          </table:table-cell>
          <table:table-cell table:formula="of:=[.P186]*[.M186]" office:value-type="float" office:value="0">
            <text:p>0</text:p>
          </table:table-cell>
          <table:table-cell table:formula="of:=SUM([.N186:.P186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5" table:formula="of:=[.A186]+1" office:value-type="float" office:value="8730">
            <text:p>8730</text:p>
          </table:table-cell>
          <table:table-cell table:style-name="ce110" office:value-type="date" office:date-value="2015-05-09">
            <text:p>2015-05-09</text:p>
          </table:table-cell>
          <table:table-cell table:style-name="ce186" office:value-type="time" office:time-value="PT08H38M00S">
            <text:p>08:38</text:p>
          </table:table-cell>
          <table:table-cell table:style-name="ce186" office:value-type="time" office:time-value="PT08H56M00S">
            <text:p>08:56</text:p>
          </table:table-cell>
          <table:table-cell table:style-name="ce275" table:formula="of:=([.D187]-[.C187])*24*60" office:value-type="float" office:value="18">
            <text:p>18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ERP</text:p>
          </table:table-cell>
          <table:table-cell table:style-name="ce332" office:value-type="float" office:value="0.053">
            <text:p>0,053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Background 1</text:p>
          </table:table-cell>
          <table:table-cell table:style-name="ce395" table:formula="of:=IF([.J187]=&quot;YES&quot;;[.I187];0)*IF([.I187]&gt;1;1;0)" office:value-type="float" office:value="0">
            <text:p>0</text:p>
          </table:table-cell>
          <table:table-cell table:style-name="ce395" table:formula="of:=IF([.J187]=&quot;YES&quot;;[.E187];0)*IF([.I187]&gt;1;1;0)" office:value-type="float" office:value="0">
            <text:p>0</text:p>
          </table:table-cell>
          <table:table-cell table:formula="of:=IF([.J187]=&quot;YES&quot;;1;0)*IF([.I187]&gt;1;1;0)" office:value-type="float" office:value="0">
            <text:p>0</text:p>
          </table:table-cell>
          <table:table-cell table:formula="of:=IF([.F187]=&quot;Diamond&quot;;1;0)*[.N187]*IF([.I187]&gt;1;1;0)" office:value-type="float" office:value="0">
            <text:p>0</text:p>
          </table:table-cell>
          <table:table-cell table:formula="of:=IF([.F187]=&quot;Moeller&quot;;1;0)*[.N187]*IF([.I187]&gt;1;1;0)" office:value-type="float" office:value="0">
            <text:p>0</text:p>
          </table:table-cell>
          <table:table-cell table:formula="of:=[.O187]*[.L187]" office:value-type="float" office:value="0">
            <text:p>0</text:p>
          </table:table-cell>
          <table:table-cell table:formula="of:=[.O187]*[.M187]" office:value-type="float" office:value="0">
            <text:p>0</text:p>
          </table:table-cell>
          <table:table-cell table:formula="of:=[.P187]*[.L187]" office:value-type="float" office:value="0">
            <text:p>0</text:p>
          </table:table-cell>
          <table:table-cell table:formula="of:=[.P187]*[.M187]" office:value-type="float" office:value="0">
            <text:p>0</text:p>
          </table:table-cell>
          <table:table-cell table:formula="of:=SUM([.N187:.P187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187]+1" office:value-type="float" office:value="8731">
            <text:p>8731</text:p>
          </table:table-cell>
          <table:table-cell table:style-name="ce110" office:value-type="date" office:date-value="2015-05-09">
            <text:p>2015-05-09</text:p>
          </table:table-cell>
          <table:table-cell table:style-name="ce186" office:value-type="time" office:time-value="PT09H00M00S">
            <text:p>09:00</text:p>
          </table:table-cell>
          <table:table-cell table:style-name="ce186" office:value-type="time" office:time-value="PT09H31M00S">
            <text:p>09:31</text:p>
          </table:table-cell>
          <table:table-cell table:style-name="ce275" table:formula="of:=([.D188]-[.C188])*24*60" office:value-type="float" office:value="31">
            <text:p>31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ERP</text:p>
          </table:table-cell>
          <table:table-cell table:style-name="ce332" office:value-type="float" office:value="1">
            <text:p>1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PERP</text:p>
          </table:table-cell>
          <table:table-cell table:style-name="ce395" table:formula="of:=IF([.J188]=&quot;YES&quot;;[.I188];0)*IF([.I188]&gt;1;1;0)" office:value-type="float" office:value="0">
            <text:p>0</text:p>
          </table:table-cell>
          <table:table-cell table:style-name="ce395" table:formula="of:=IF([.J188]=&quot;YES&quot;;[.E188];0)*IF([.I188]&gt;1;1;0)" office:value-type="float" office:value="0">
            <text:p>0</text:p>
          </table:table-cell>
          <table:table-cell table:formula="of:=IF([.J188]=&quot;YES&quot;;1;0)*IF([.I188]&gt;1;1;0)" office:value-type="float" office:value="0">
            <text:p>0</text:p>
          </table:table-cell>
          <table:table-cell table:formula="of:=IF([.F188]=&quot;Diamond&quot;;1;0)*[.N188]*IF([.I188]&gt;1;1;0)" office:value-type="float" office:value="0">
            <text:p>0</text:p>
          </table:table-cell>
          <table:table-cell table:formula="of:=IF([.F188]=&quot;Moeller&quot;;1;0)*[.N188]*IF([.I188]&gt;1;1;0)" office:value-type="float" office:value="0">
            <text:p>0</text:p>
          </table:table-cell>
          <table:table-cell table:formula="of:=[.O188]*[.L188]" office:value-type="float" office:value="0">
            <text:p>0</text:p>
          </table:table-cell>
          <table:table-cell table:formula="of:=[.O188]*[.M188]" office:value-type="float" office:value="0">
            <text:p>0</text:p>
          </table:table-cell>
          <table:table-cell table:formula="of:=[.P188]*[.L188]" office:value-type="float" office:value="0">
            <text:p>0</text:p>
          </table:table-cell>
          <table:table-cell table:formula="of:=[.P188]*[.M188]" office:value-type="float" office:value="0">
            <text:p>0</text:p>
          </table:table-cell>
          <table:table-cell table:formula="of:=SUM([.N188:.P188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188]+1" office:value-type="float" office:value="8732">
            <text:p>8732</text:p>
          </table:table-cell>
          <table:table-cell table:style-name="ce110" office:value-type="date" office:date-value="2015-05-09">
            <text:p>2015-05-09</text:p>
          </table:table-cell>
          <table:table-cell table:style-name="ce186" office:value-type="time" office:time-value="PT09H32M00S">
            <text:p>09:32</text:p>
          </table:table-cell>
          <table:table-cell table:style-name="ce186" office:value-type="time" office:time-value="PT10H06M00S">
            <text:p>10:06</text:p>
          </table:table-cell>
          <table:table-cell table:style-name="ce275" table:formula="of:=([.D189]-[.C189])*24*60" office:value-type="float" office:value="34">
            <text:p>34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ARA</text:p>
          </table:table-cell>
          <table:table-cell table:style-name="ce332" office:value-type="float" office:value="1.1">
            <text:p>1,1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PARA</text:p>
          </table:table-cell>
          <table:table-cell table:style-name="ce395" table:formula="of:=IF([.J189]=&quot;YES&quot;;[.I189];0)*IF([.I189]&gt;1;1;0)" office:value-type="float" office:value="1.1">
            <text:p>1,1</text:p>
          </table:table-cell>
          <table:table-cell table:style-name="ce395" table:formula="of:=IF([.J189]=&quot;YES&quot;;[.E189];0)*IF([.I189]&gt;1;1;0)" office:value-type="float" office:value="34">
            <text:p>34</text:p>
          </table:table-cell>
          <table:table-cell table:formula="of:=IF([.J189]=&quot;YES&quot;;1;0)*IF([.I189]&gt;1;1;0)" office:value-type="float" office:value="1">
            <text:p>1</text:p>
          </table:table-cell>
          <table:table-cell table:formula="of:=IF([.F189]=&quot;Diamond&quot;;1;0)*[.N189]*IF([.I189]&gt;1;1;0)" office:value-type="float" office:value="1">
            <text:p>1</text:p>
          </table:table-cell>
          <table:table-cell table:formula="of:=IF([.F189]=&quot;Moeller&quot;;1;0)*[.N189]*IF([.I189]&gt;1;1;0)" office:value-type="float" office:value="0">
            <text:p>0</text:p>
          </table:table-cell>
          <table:table-cell table:formula="of:=[.O189]*[.L189]" office:value-type="float" office:value="1.1">
            <text:p>1,1</text:p>
          </table:table-cell>
          <table:table-cell table:formula="of:=[.O189]*[.M189]" office:value-type="float" office:value="34">
            <text:p>34</text:p>
          </table:table-cell>
          <table:table-cell table:formula="of:=[.P189]*[.L189]" office:value-type="float" office:value="0">
            <text:p>0</text:p>
          </table:table-cell>
          <table:table-cell table:formula="of:=[.P189]*[.M189]" office:value-type="float" office:value="0">
            <text:p>0</text:p>
          </table:table-cell>
          <table:table-cell table:formula="of:=SUM([.N189:.P189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5" table:formula="of:=[.A189]+1" office:value-type="float" office:value="8733">
            <text:p>8733</text:p>
          </table:table-cell>
          <table:table-cell table:style-name="ce110" office:value-type="date" office:date-value="2015-05-09">
            <text:p>2015-05-09</text:p>
          </table:table-cell>
          <table:table-cell table:style-name="ce186" office:value-type="time" office:time-value="PT10H13M00S">
            <text:p>10:13</text:p>
          </table:table-cell>
          <table:table-cell table:style-name="ce186" office:value-type="time" office:time-value="PT10H48M00S">
            <text:p>10:48</text:p>
          </table:table-cell>
          <table:table-cell table:style-name="ce275" table:formula="of:=([.D190]-[.C190])*24*60" office:value-type="float" office:value="35">
            <text:p>35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style-name="ce332" office:value-type="float" office:value="1.2">
            <text:p>1,2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Moeller</text:p>
          </table:table-cell>
          <table:table-cell table:style-name="ce395" table:formula="of:=IF([.J190]=&quot;YES&quot;;[.I190];0)*IF([.I190]&gt;1;1;0)" office:value-type="float" office:value="1.2">
            <text:p>1,2</text:p>
          </table:table-cell>
          <table:table-cell table:style-name="ce395" table:formula="of:=IF([.J190]=&quot;YES&quot;;[.E190];0)*IF([.I190]&gt;1;1;0)" office:value-type="float" office:value="35">
            <text:p>35</text:p>
          </table:table-cell>
          <table:table-cell table:formula="of:=IF([.J190]=&quot;YES&quot;;1;0)*IF([.I190]&gt;1;1;0)" office:value-type="float" office:value="1">
            <text:p>1</text:p>
          </table:table-cell>
          <table:table-cell table:formula="of:=IF([.F190]=&quot;Diamond&quot;;1;0)*[.N190]*IF([.I190]&gt;1;1;0)" office:value-type="float" office:value="0">
            <text:p>0</text:p>
          </table:table-cell>
          <table:table-cell table:formula="of:=IF([.F190]=&quot;Moeller&quot;;1;0)*[.N190]*IF([.I190]&gt;1;1;0)" office:value-type="float" office:value="1">
            <text:p>1</text:p>
          </table:table-cell>
          <table:table-cell table:formula="of:=[.O190]*[.L190]" office:value-type="float" office:value="0">
            <text:p>0</text:p>
          </table:table-cell>
          <table:table-cell table:formula="of:=[.O190]*[.M190]" office:value-type="float" office:value="0">
            <text:p>0</text:p>
          </table:table-cell>
          <table:table-cell table:formula="of:=[.P190]*[.L190]" office:value-type="float" office:value="1.2">
            <text:p>1,2</text:p>
          </table:table-cell>
          <table:table-cell table:formula="of:=[.P190]*[.M190]" office:value-type="float" office:value="35">
            <text:p>35</text:p>
          </table:table-cell>
          <table:table-cell table:formula="of:=SUM([.N190:.P190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5" table:formula="of:=[.A190]+1" office:value-type="float" office:value="8734">
            <text:p>8734</text:p>
          </table:table-cell>
          <table:table-cell table:style-name="ce110" office:value-type="date" office:date-value="2015-05-09">
            <text:p>2015-05-09</text:p>
          </table:table-cell>
          <table:table-cell table:style-name="ce186" office:value-type="time" office:time-value="PT10H50M00S">
            <text:p>10:50</text:p>
          </table:table-cell>
          <table:table-cell table:style-name="ce186" office:value-type="time" office:time-value="PT11H05M00S">
            <text:p>11:05</text:p>
          </table:table-cell>
          <table:table-cell table:style-name="ce275" table:formula="of:=([.D191]-[.C191])*24*60" office:value-type="float" office:value="14.9999999999999">
            <text:p>15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style-name="ce332" office:value-type="float" office:value="0.046">
            <text:p>0,046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Background 2</text:p>
          </table:table-cell>
          <table:table-cell table:style-name="ce395" table:formula="of:=IF([.J191]=&quot;YES&quot;;[.I191];0)*IF([.I191]&gt;1;1;0)" office:value-type="float" office:value="0">
            <text:p>0</text:p>
          </table:table-cell>
          <table:table-cell table:style-name="ce395" table:formula="of:=IF([.J191]=&quot;YES&quot;;[.E191];0)*IF([.I191]&gt;1;1;0)" office:value-type="float" office:value="0">
            <text:p>0</text:p>
          </table:table-cell>
          <table:table-cell table:formula="of:=IF([.J191]=&quot;YES&quot;;1;0)*IF([.I191]&gt;1;1;0)" office:value-type="float" office:value="0">
            <text:p>0</text:p>
          </table:table-cell>
          <table:table-cell table:formula="of:=IF([.F191]=&quot;Diamond&quot;;1;0)*[.N191]*IF([.I191]&gt;1;1;0)" office:value-type="float" office:value="0">
            <text:p>0</text:p>
          </table:table-cell>
          <table:table-cell table:formula="of:=IF([.F191]=&quot;Moeller&quot;;1;0)*[.N191]*IF([.I191]&gt;1;1;0)" office:value-type="float" office:value="0">
            <text:p>0</text:p>
          </table:table-cell>
          <table:table-cell table:formula="of:=[.O191]*[.L191]" office:value-type="float" office:value="0">
            <text:p>0</text:p>
          </table:table-cell>
          <table:table-cell table:formula="of:=[.O191]*[.M191]" office:value-type="float" office:value="0">
            <text:p>0</text:p>
          </table:table-cell>
          <table:table-cell table:formula="of:=[.P191]*[.L191]" office:value-type="float" office:value="0">
            <text:p>0</text:p>
          </table:table-cell>
          <table:table-cell table:formula="of:=[.P191]*[.M191]" office:value-type="float" office:value="0">
            <text:p>0</text:p>
          </table:table-cell>
          <table:table-cell table:formula="of:=SUM([.N191:.P191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1" table:formula="of:=[.A191]+1" office:value-type="float" office:value="8735">
            <text:p>8735</text:p>
          </table:table-cell>
          <table:table-cell table:style-name="ce106" office:value-type="date" office:date-value="2015-05-09">
            <text:p>2015-05-09</text:p>
          </table:table-cell>
          <table:table-cell table:style-name="ce182" office:value-type="time" office:time-value="PT11H08M00S">
            <text:p>11:08</text:p>
          </table:table-cell>
          <table:table-cell table:style-name="ce182" office:value-type="time" office:time-value="PT11H23M00S">
            <text:p>11:23</text:p>
          </table:table-cell>
          <table:table-cell table:style-name="ce271" table:formula="of:=([.D192]-[.C192])*24*60" office:value-type="float" office:value="15">
            <text:p>15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3.3">
            <text:p>3,3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stopped early because beam is off</text:p>
          </table:table-cell>
          <table:table-cell table:style-name="ce395" table:formula="of:=IF([.J192]=&quot;YES&quot;;[.I192];0)*IF([.I192]&gt;1;1;0)" office:value-type="float" office:value="3.3">
            <text:p>3,3</text:p>
          </table:table-cell>
          <table:table-cell table:style-name="ce395" table:formula="of:=IF([.J192]=&quot;YES&quot;;[.E192];0)*IF([.I192]&gt;1;1;0)" office:value-type="float" office:value="15">
            <text:p>15</text:p>
          </table:table-cell>
          <table:table-cell table:formula="of:=IF([.J192]=&quot;YES&quot;;1;0)*IF([.I192]&gt;1;1;0)" office:value-type="float" office:value="1">
            <text:p>1</text:p>
          </table:table-cell>
          <table:table-cell table:formula="of:=IF([.F192]=&quot;Diamond&quot;;1;0)*[.N192]*IF([.I192]&gt;1;1;0)" office:value-type="float" office:value="0">
            <text:p>0</text:p>
          </table:table-cell>
          <table:table-cell table:formula="of:=IF([.F192]=&quot;Moeller&quot;;1;0)*[.N192]*IF([.I192]&gt;1;1;0)" office:value-type="float" office:value="1">
            <text:p>1</text:p>
          </table:table-cell>
          <table:table-cell table:formula="of:=[.O192]*[.L192]" office:value-type="float" office:value="0">
            <text:p>0</text:p>
          </table:table-cell>
          <table:table-cell table:formula="of:=[.O192]*[.M192]" office:value-type="float" office:value="0">
            <text:p>0</text:p>
          </table:table-cell>
          <table:table-cell table:formula="of:=[.P192]*[.L192]" office:value-type="float" office:value="3.3">
            <text:p>3,3</text:p>
          </table:table-cell>
          <table:table-cell table:formula="of:=[.P192]*[.M192]" office:value-type="float" office:value="15">
            <text:p>15</text:p>
          </table:table-cell>
          <table:table-cell table:formula="of:=SUM([.N192:.P192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192]+1" office:value-type="float" office:value="8736">
            <text:p>8736</text:p>
          </table:table-cell>
          <table:table-cell table:style-name="ce106" office:value-type="date" office:date-value="2015-05-09">
            <text:p>2015-05-09</text:p>
          </table:table-cell>
          <table:table-cell table:style-name="ce182" office:value-type="time" office:time-value="PT12H53M00S">
            <text:p>12:53</text:p>
          </table:table-cell>
          <table:table-cell table:style-name="ce182" office:value-type="time" office:time-value="PT13H09M00S">
            <text:p>13:09</text:p>
          </table:table-cell>
          <table:table-cell table:style-name="ce271" table:formula="of:=([.D193]-[.C193])*24*60" office:value-type="float" office:value="15.9999999999999">
            <text:p>16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3.6">
            <text:p>3,6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short file</text:p>
          </table:table-cell>
          <table:table-cell table:style-name="ce395" table:formula="of:=IF([.J193]=&quot;YES&quot;;[.I193];0)*IF([.I193]&gt;1;1;0)" office:value-type="float" office:value="3.6">
            <text:p>3,6</text:p>
          </table:table-cell>
          <table:table-cell table:style-name="ce395" table:formula="of:=IF([.J193]=&quot;YES&quot;;[.E193];0)*IF([.I193]&gt;1;1;0)" office:value-type="float" office:value="15.9999999999999">
            <text:p>15,9999999999999</text:p>
          </table:table-cell>
          <table:table-cell table:formula="of:=IF([.J193]=&quot;YES&quot;;1;0)*IF([.I193]&gt;1;1;0)" office:value-type="float" office:value="1">
            <text:p>1</text:p>
          </table:table-cell>
          <table:table-cell table:formula="of:=IF([.F193]=&quot;Diamond&quot;;1;0)*[.N193]*IF([.I193]&gt;1;1;0)" office:value-type="float" office:value="0">
            <text:p>0</text:p>
          </table:table-cell>
          <table:table-cell table:formula="of:=IF([.F193]=&quot;Moeller&quot;;1;0)*[.N193]*IF([.I193]&gt;1;1;0)" office:value-type="float" office:value="1">
            <text:p>1</text:p>
          </table:table-cell>
          <table:table-cell table:formula="of:=[.O193]*[.L193]" office:value-type="float" office:value="0">
            <text:p>0</text:p>
          </table:table-cell>
          <table:table-cell table:formula="of:=[.O193]*[.M193]" office:value-type="float" office:value="0">
            <text:p>0</text:p>
          </table:table-cell>
          <table:table-cell table:formula="of:=[.P193]*[.L193]" office:value-type="float" office:value="3.6">
            <text:p>3,6</text:p>
          </table:table-cell>
          <table:table-cell table:formula="of:=[.P193]*[.M193]" office:value-type="float" office:value="15.9999999999999">
            <text:p>15,9999999999999</text:p>
          </table:table-cell>
          <table:table-cell table:formula="of:=SUM([.N193:.P193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3" table:formula="of:=[.A193]+1" office:value-type="float" office:value="8737">
            <text:p>8737</text:p>
          </table:table-cell>
          <table:table-cell table:style-name="ce116" office:value-type="date" office:date-value="2015-05-09">
            <text:p>2015-05-09</text:p>
          </table:table-cell>
          <table:table-cell table:style-name="ce184" office:value-type="time" office:time-value="PT13H19M00S">
            <text:p>13:19</text:p>
          </table:table-cell>
          <table:table-cell table:style-name="ce184" office:value-type="time" office:time-value="PT13H20M00S">
            <text:p>13:20</text:p>
          </table:table-cell>
          <table:table-cell table:style-name="ce273" table:formula="of:=([.D194]-[.C194])*24*60" office:value-type="float" office:value="0.999999999999996">
            <text:p>1</text:p>
          </table:table-cell>
          <table:table-cell table:style-name="ce164" office:value-type="string">
            <text:p>Diamond</text:p>
          </table:table-cell>
          <table:table-cell table:style-name="ce164" office:value-type="float" office:value="850">
            <text:p>850</text:p>
          </table:table-cell>
          <table:table-cell table:style-name="ce164" office:value-type="string">
            <text:p>PARA</text:p>
          </table:table-cell>
          <table:table-cell table:style-name="ce164" office:value-type="float" office:value="0.041">
            <text:p>0,041</text:p>
          </table:table-cell>
          <table:table-cell table:style-name="ce164" office:value-type="string">
            <text:p>NO</text:p>
          </table:table-cell>
          <table:table-cell table:style-name="ce164" office:value-type="string">
            <text:p>changing beam current</text:p>
          </table:table-cell>
          <table:table-cell table:style-name="ce395" table:formula="of:=IF([.J194]=&quot;YES&quot;;[.I194];0)*IF([.I194]&gt;1;1;0)" office:value-type="float" office:value="0">
            <text:p>0</text:p>
          </table:table-cell>
          <table:table-cell table:style-name="ce395" table:formula="of:=IF([.J194]=&quot;YES&quot;;[.E194];0)*IF([.I194]&gt;1;1;0)" office:value-type="float" office:value="0">
            <text:p>0</text:p>
          </table:table-cell>
          <table:table-cell table:formula="of:=IF([.J194]=&quot;YES&quot;;1;0)*IF([.I194]&gt;1;1;0)" office:value-type="float" office:value="0">
            <text:p>0</text:p>
          </table:table-cell>
          <table:table-cell table:formula="of:=IF([.F194]=&quot;Diamond&quot;;1;0)*[.N194]*IF([.I194]&gt;1;1;0)" office:value-type="float" office:value="0">
            <text:p>0</text:p>
          </table:table-cell>
          <table:table-cell table:formula="of:=IF([.F194]=&quot;Moeller&quot;;1;0)*[.N194]*IF([.I194]&gt;1;1;0)" office:value-type="float" office:value="0">
            <text:p>0</text:p>
          </table:table-cell>
          <table:table-cell table:formula="of:=[.O194]*[.L194]" office:value-type="float" office:value="0">
            <text:p>0</text:p>
          </table:table-cell>
          <table:table-cell table:formula="of:=[.O194]*[.M194]" office:value-type="float" office:value="0">
            <text:p>0</text:p>
          </table:table-cell>
          <table:table-cell table:formula="of:=[.P194]*[.L194]" office:value-type="float" office:value="0">
            <text:p>0</text:p>
          </table:table-cell>
          <table:table-cell table:formula="of:=[.P194]*[.M194]" office:value-type="float" office:value="0">
            <text:p>0</text:p>
          </table:table-cell>
          <table:table-cell table:formula="of:=SUM([.N194:.P194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table:formula="of:=[.A194]+1" office:value-type="float" office:value="8738">
            <text:p>8738</text:p>
          </table:table-cell>
          <table:table-cell table:style-name="ce116" office:value-type="date" office:date-value="2015-05-09">
            <text:p>2015-05-09</text:p>
          </table:table-cell>
          <table:table-cell table:style-name="ce184" office:value-type="time" office:time-value="PT13H24M00S">
            <text:p>13:24</text:p>
          </table:table-cell>
          <table:table-cell table:style-name="ce184" office:value-type="time" office:time-value="PT13H34M00S">
            <text:p>13:34</text:p>
          </table:table-cell>
          <table:table-cell table:style-name="ce273" table:formula="of:=([.D195]-[.C195])*24*60" office:value-type="float" office:value="9.99999999999996">
            <text:p>10</text:p>
          </table:table-cell>
          <table:table-cell table:style-name="ce164" office:value-type="string">
            <text:p>Diamond</text:p>
          </table:table-cell>
          <table:table-cell table:style-name="ce164" office:value-type="float" office:value="850">
            <text:p>850</text:p>
          </table:table-cell>
          <table:table-cell table:style-name="ce164" office:value-type="string">
            <text:p>PARA</text:p>
          </table:table-cell>
          <table:table-cell table:style-name="ce164" office:value-type="float" office:value="3.1">
            <text:p>3,1</text:p>
          </table:table-cell>
          <table:table-cell table:style-name="ce164" office:value-type="string">
            <text:p>NO</text:p>
          </table:table-cell>
          <table:table-cell table:style-name="ce164" office:value-type="string">
            <text:p>synch errors</text:p>
          </table:table-cell>
          <table:table-cell table:style-name="ce395" table:formula="of:=IF([.J195]=&quot;YES&quot;;[.I195];0)*IF([.I195]&gt;1;1;0)" office:value-type="float" office:value="0">
            <text:p>0</text:p>
          </table:table-cell>
          <table:table-cell table:style-name="ce395" table:formula="of:=IF([.J195]=&quot;YES&quot;;[.E195];0)*IF([.I195]&gt;1;1;0)" office:value-type="float" office:value="0">
            <text:p>0</text:p>
          </table:table-cell>
          <table:table-cell table:formula="of:=IF([.J195]=&quot;YES&quot;;1;0)*IF([.I195]&gt;1;1;0)" office:value-type="float" office:value="0">
            <text:p>0</text:p>
          </table:table-cell>
          <table:table-cell table:formula="of:=IF([.F195]=&quot;Diamond&quot;;1;0)*[.N195]*IF([.I195]&gt;1;1;0)" office:value-type="float" office:value="0">
            <text:p>0</text:p>
          </table:table-cell>
          <table:table-cell table:formula="of:=IF([.F195]=&quot;Moeller&quot;;1;0)*[.N195]*IF([.I195]&gt;1;1;0)" office:value-type="float" office:value="0">
            <text:p>0</text:p>
          </table:table-cell>
          <table:table-cell table:formula="of:=[.O195]*[.L195]" office:value-type="float" office:value="0">
            <text:p>0</text:p>
          </table:table-cell>
          <table:table-cell table:formula="of:=[.O195]*[.M195]" office:value-type="float" office:value="0">
            <text:p>0</text:p>
          </table:table-cell>
          <table:table-cell table:formula="of:=[.P195]*[.L195]" office:value-type="float" office:value="0">
            <text:p>0</text:p>
          </table:table-cell>
          <table:table-cell table:formula="of:=[.P195]*[.M195]" office:value-type="float" office:value="0">
            <text:p>0</text:p>
          </table:table-cell>
          <table:table-cell table:formula="of:=SUM([.N195:.P195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52" table:formula="of:=[.A195]+1" office:value-type="float" office:value="8739">
            <text:p>8739</text:p>
          </table:table-cell>
          <table:table-cell table:style-name="ce119" office:value-type="date" office:date-value="2015-05-09">
            <text:p>2015-05-09</text:p>
          </table:table-cell>
          <table:table-cell table:style-name="ce193" office:value-type="time" office:time-value="PT13H36M00S">
            <text:p>13:36</text:p>
          </table:table-cell>
          <table:table-cell table:style-name="ce193" office:value-type="time" office:time-value="PT13H55M00S">
            <text:p>13:55</text:p>
          </table:table-cell>
          <table:table-cell table:style-name="ce282" table:formula="of:=([.D196]-[.C196])*24*60" office:value-type="float" office:value="18.9999999999999">
            <text:p>19</text:p>
          </table:table-cell>
          <table:table-cell table:style-name="ce339" office:value-type="string">
            <text:p>Diamond</text:p>
          </table:table-cell>
          <table:table-cell table:style-name="ce339" office:value-type="float" office:value="850">
            <text:p>850</text:p>
          </table:table-cell>
          <table:table-cell table:style-name="ce339" office:value-type="string">
            <text:p>PARA</text:p>
          </table:table-cell>
          <table:table-cell table:style-name="ce339" office:value-type="float" office:value="5.6">
            <text:p>5,6</text:p>
          </table:table-cell>
          <table:table-cell table:style-name="ce339" office:value-type="string">
            <text:p>MAYBE</text:p>
          </table:table-cell>
          <table:table-cell table:style-name="ce339" office:value-type="string">
            <text:p>stop because of syncr erros</text:p>
          </table:table-cell>
          <table:table-cell table:style-name="ce395" table:formula="of:=IF([.J196]=&quot;YES&quot;;[.I196];0)*IF([.I196]&gt;1;1;0)" office:value-type="float" office:value="0">
            <text:p>0</text:p>
          </table:table-cell>
          <table:table-cell table:style-name="ce395" table:formula="of:=IF([.J196]=&quot;YES&quot;;[.E196];0)*IF([.I196]&gt;1;1;0)" office:value-type="float" office:value="0">
            <text:p>0</text:p>
          </table:table-cell>
          <table:table-cell table:formula="of:=IF([.J196]=&quot;YES&quot;;1;0)*IF([.I196]&gt;1;1;0)" office:value-type="float" office:value="0">
            <text:p>0</text:p>
          </table:table-cell>
          <table:table-cell table:formula="of:=IF([.F196]=&quot;Diamond&quot;;1;0)*[.N196]*IF([.I196]&gt;1;1;0)" office:value-type="float" office:value="0">
            <text:p>0</text:p>
          </table:table-cell>
          <table:table-cell table:formula="of:=IF([.F196]=&quot;Moeller&quot;;1;0)*[.N196]*IF([.I196]&gt;1;1;0)" office:value-type="float" office:value="0">
            <text:p>0</text:p>
          </table:table-cell>
          <table:table-cell table:formula="of:=[.O196]*[.L196]" office:value-type="float" office:value="0">
            <text:p>0</text:p>
          </table:table-cell>
          <table:table-cell table:formula="of:=[.O196]*[.M196]" office:value-type="float" office:value="0">
            <text:p>0</text:p>
          </table:table-cell>
          <table:table-cell table:formula="of:=[.P196]*[.L196]" office:value-type="float" office:value="0">
            <text:p>0</text:p>
          </table:table-cell>
          <table:table-cell table:formula="of:=[.P196]*[.M196]" office:value-type="float" office:value="0">
            <text:p>0</text:p>
          </table:table-cell>
          <table:table-cell table:formula="of:=SUM([.N196:.P196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39"/>
        </table:table-row>
        <table:table-row table:style-name="ro4">
          <table:table-cell table:style-name="ce40" table:formula="of:=[.A196]+1" office:value-type="float" office:value="8740">
            <text:p>8740</text:p>
          </table:table-cell>
          <table:table-cell table:style-name="ce105" office:value-type="date" office:date-value="2015-05-09">
            <text:p>2015-05-09</text:p>
          </table:table-cell>
          <table:table-cell table:style-name="ce181" office:value-type="time" office:time-value="PT13H58M00S">
            <text:p>13:58</text:p>
          </table:table-cell>
          <table:table-cell table:style-name="ce181" office:value-type="time" office:time-value="PT14H27M00S">
            <text:p>14:27</text:p>
          </table:table-cell>
          <table:table-cell table:style-name="ce270" table:formula="of:=([.D197]-[.C197])*24*60" office:value-type="float" office:value="29.0000000000002">
            <text:p>29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8.8">
            <text:p>8,8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197]=&quot;YES&quot;;[.I197];0)*IF([.I197]&gt;1;1;0)" office:value-type="float" office:value="8.8">
            <text:p>8,8</text:p>
          </table:table-cell>
          <table:table-cell table:style-name="ce395" table:formula="of:=IF([.J197]=&quot;YES&quot;;[.E197];0)*IF([.I197]&gt;1;1;0)" office:value-type="float" office:value="29.0000000000002">
            <text:p>29,0000000000002</text:p>
          </table:table-cell>
          <table:table-cell table:formula="of:=IF([.J197]=&quot;YES&quot;;1;0)*IF([.I197]&gt;1;1;0)" office:value-type="float" office:value="1">
            <text:p>1</text:p>
          </table:table-cell>
          <table:table-cell table:formula="of:=IF([.F197]=&quot;Diamond&quot;;1;0)*[.N197]*IF([.I197]&gt;1;1;0)" office:value-type="float" office:value="1">
            <text:p>1</text:p>
          </table:table-cell>
          <table:table-cell table:formula="of:=IF([.F197]=&quot;Moeller&quot;;1;0)*[.N197]*IF([.I197]&gt;1;1;0)" office:value-type="float" office:value="0">
            <text:p>0</text:p>
          </table:table-cell>
          <table:table-cell table:formula="of:=[.O197]*[.L197]" office:value-type="float" office:value="8.8">
            <text:p>8,8</text:p>
          </table:table-cell>
          <table:table-cell table:formula="of:=[.O197]*[.M197]" office:value-type="float" office:value="29.0000000000002">
            <text:p>29,0000000000002</text:p>
          </table:table-cell>
          <table:table-cell table:formula="of:=[.P197]*[.L197]" office:value-type="float" office:value="0">
            <text:p>0</text:p>
          </table:table-cell>
          <table:table-cell table:formula="of:=[.P197]*[.M197]" office:value-type="float" office:value="0">
            <text:p>0</text:p>
          </table:table-cell>
          <table:table-cell table:formula="of:=SUM([.N197:.P197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4" table:formula="of:=[.A197]+1" office:value-type="float" office:value="8741">
            <text:p>8741</text:p>
          </table:table-cell>
          <table:table-cell table:style-name="ce109" office:value-type="date" office:date-value="2015-05-09">
            <text:p>2015-05-09</text:p>
          </table:table-cell>
          <table:table-cell table:style-name="ce185" office:value-type="time" office:time-value="PT14H43M00S">
            <text:p>14:43</text:p>
          </table:table-cell>
          <table:table-cell table:style-name="ce185" office:value-type="time" office:time-value="PT15H13M00S">
            <text:p>15:13</text:p>
          </table:table-cell>
          <table:table-cell table:style-name="ce274" table:formula="of:=([.D198]-[.C198])*24*60" office:value-type="float" office:value="29.9999999999999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2">
            <text:p>9,2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198]=&quot;YES&quot;;[.I198];0)*IF([.I198]&gt;1;1;0)" office:value-type="float" office:value="9.2">
            <text:p>9,2</text:p>
          </table:table-cell>
          <table:table-cell table:style-name="ce395" table:formula="of:=IF([.J198]=&quot;YES&quot;;[.E198];0)*IF([.I198]&gt;1;1;0)" office:value-type="float" office:value="29.9999999999999">
            <text:p>29,9999999999999</text:p>
          </table:table-cell>
          <table:table-cell table:formula="of:=IF([.J198]=&quot;YES&quot;;1;0)*IF([.I198]&gt;1;1;0)" office:value-type="float" office:value="1">
            <text:p>1</text:p>
          </table:table-cell>
          <table:table-cell table:formula="of:=IF([.F198]=&quot;Diamond&quot;;1;0)*[.N198]*IF([.I198]&gt;1;1;0)" office:value-type="float" office:value="1">
            <text:p>1</text:p>
          </table:table-cell>
          <table:table-cell table:formula="of:=IF([.F198]=&quot;Moeller&quot;;1;0)*[.N198]*IF([.I198]&gt;1;1;0)" office:value-type="float" office:value="0">
            <text:p>0</text:p>
          </table:table-cell>
          <table:table-cell table:formula="of:=[.O198]*[.L198]" office:value-type="float" office:value="9.2">
            <text:p>9,2</text:p>
          </table:table-cell>
          <table:table-cell table:formula="of:=[.O198]*[.M198]" office:value-type="float" office:value="29.9999999999999">
            <text:p>29,9999999999999</text:p>
          </table:table-cell>
          <table:table-cell table:formula="of:=[.P198]*[.L198]" office:value-type="float" office:value="0">
            <text:p>0</text:p>
          </table:table-cell>
          <table:table-cell table:formula="of:=[.P198]*[.M198]" office:value-type="float" office:value="0">
            <text:p>0</text:p>
          </table:table-cell>
          <table:table-cell table:formula="of:=SUM([.N198:.P198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0" table:formula="of:=[.A198]+1" office:value-type="float" office:value="8742">
            <text:p>8742</text:p>
          </table:table-cell>
          <table:table-cell table:style-name="ce105" office:value-type="date" office:date-value="2015-05-09">
            <text:p>2015-05-09</text:p>
          </table:table-cell>
          <table:table-cell table:style-name="ce181" office:value-type="time" office:time-value="PT15H14M00S">
            <text:p>15:14</text:p>
          </table:table-cell>
          <table:table-cell table:style-name="ce181" office:value-type="time" office:time-value="PT15H45M00S">
            <text:p>15:45</text:p>
          </table:table-cell>
          <table:table-cell table:style-name="ce270" table:formula="of:=([.D199]-[.C199])*24*60" office:value-type="float" office:value="31">
            <text:p>31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4">
            <text:p>9,4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199]=&quot;YES&quot;;[.I199];0)*IF([.I199]&gt;1;1;0)" office:value-type="float" office:value="9.4">
            <text:p>9,4</text:p>
          </table:table-cell>
          <table:table-cell table:style-name="ce395" table:formula="of:=IF([.J199]=&quot;YES&quot;;[.E199];0)*IF([.I199]&gt;1;1;0)" office:value-type="float" office:value="31">
            <text:p>31</text:p>
          </table:table-cell>
          <table:table-cell table:formula="of:=IF([.J199]=&quot;YES&quot;;1;0)*IF([.I199]&gt;1;1;0)" office:value-type="float" office:value="1">
            <text:p>1</text:p>
          </table:table-cell>
          <table:table-cell table:formula="of:=IF([.F199]=&quot;Diamond&quot;;1;0)*[.N199]*IF([.I199]&gt;1;1;0)" office:value-type="float" office:value="1">
            <text:p>1</text:p>
          </table:table-cell>
          <table:table-cell table:formula="of:=IF([.F199]=&quot;Moeller&quot;;1;0)*[.N199]*IF([.I199]&gt;1;1;0)" office:value-type="float" office:value="0">
            <text:p>0</text:p>
          </table:table-cell>
          <table:table-cell table:formula="of:=[.O199]*[.L199]" office:value-type="float" office:value="9.4">
            <text:p>9,4</text:p>
          </table:table-cell>
          <table:table-cell table:formula="of:=[.O199]*[.M199]" office:value-type="float" office:value="31">
            <text:p>31</text:p>
          </table:table-cell>
          <table:table-cell table:formula="of:=[.P199]*[.L199]" office:value-type="float" office:value="0">
            <text:p>0</text:p>
          </table:table-cell>
          <table:table-cell table:formula="of:=[.P199]*[.M199]" office:value-type="float" office:value="0">
            <text:p>0</text:p>
          </table:table-cell>
          <table:table-cell table:formula="of:=SUM([.N199:.P199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4" table:formula="of:=[.A199]+1" office:value-type="float" office:value="8743">
            <text:p>8743</text:p>
          </table:table-cell>
          <table:table-cell table:style-name="ce109" office:value-type="date" office:date-value="2015-05-09">
            <text:p>2015-05-09</text:p>
          </table:table-cell>
          <table:table-cell table:style-name="ce185" office:value-type="time" office:time-value="PT15H46M00S">
            <text:p>15:46</text:p>
          </table:table-cell>
          <table:table-cell table:style-name="ce185" office:value-type="time" office:time-value="PT16H14M00S">
            <text:p>16:14</text:p>
          </table:table-cell>
          <table:table-cell table:style-name="ce274" table:formula="of:=([.D200]-[.C200])*24*60" office:value-type="float" office:value="27.9999999999999">
            <text:p>28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8.9">
            <text:p>8,9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200]=&quot;YES&quot;;[.I200];0)*IF([.I200]&gt;1;1;0)" office:value-type="float" office:value="8.9">
            <text:p>8,9</text:p>
          </table:table-cell>
          <table:table-cell table:style-name="ce395" table:formula="of:=IF([.J200]=&quot;YES&quot;;[.E200];0)*IF([.I200]&gt;1;1;0)" office:value-type="float" office:value="27.9999999999999">
            <text:p>27,9999999999999</text:p>
          </table:table-cell>
          <table:table-cell table:formula="of:=IF([.J200]=&quot;YES&quot;;1;0)*IF([.I200]&gt;1;1;0)" office:value-type="float" office:value="1">
            <text:p>1</text:p>
          </table:table-cell>
          <table:table-cell table:formula="of:=IF([.F200]=&quot;Diamond&quot;;1;0)*[.N200]*IF([.I200]&gt;1;1;0)" office:value-type="float" office:value="1">
            <text:p>1</text:p>
          </table:table-cell>
          <table:table-cell table:formula="of:=IF([.F200]=&quot;Moeller&quot;;1;0)*[.N200]*IF([.I200]&gt;1;1;0)" office:value-type="float" office:value="0">
            <text:p>0</text:p>
          </table:table-cell>
          <table:table-cell table:formula="of:=[.O200]*[.L200]" office:value-type="float" office:value="8.9">
            <text:p>8,9</text:p>
          </table:table-cell>
          <table:table-cell table:formula="of:=[.O200]*[.M200]" office:value-type="float" office:value="27.9999999999999">
            <text:p>27,9999999999999</text:p>
          </table:table-cell>
          <table:table-cell table:formula="of:=[.P200]*[.L200]" office:value-type="float" office:value="0">
            <text:p>0</text:p>
          </table:table-cell>
          <table:table-cell table:formula="of:=[.P200]*[.M200]" office:value-type="float" office:value="0">
            <text:p>0</text:p>
          </table:table-cell>
          <table:table-cell table:formula="of:=SUM([.N200:.P200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0" table:formula="of:=[.A200]+1" office:value-type="float" office:value="8744">
            <text:p>8744</text:p>
          </table:table-cell>
          <table:table-cell table:style-name="ce105" office:value-type="date" office:date-value="2015-05-09">
            <text:p>2015-05-09</text:p>
          </table:table-cell>
          <table:table-cell table:style-name="ce181" office:value-type="time" office:time-value="PT16H16M00S">
            <text:p>16:16</text:p>
          </table:table-cell>
          <table:table-cell table:style-name="ce181" office:value-type="time" office:time-value="PT16H44M00S">
            <text:p>16:44</text:p>
          </table:table-cell>
          <table:table-cell table:style-name="ce270" table:formula="of:=([.D201]-[.C201])*24*60" office:value-type="float" office:value="28.0000000000001">
            <text:p>28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8.8">
            <text:p>8,8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201]=&quot;YES&quot;;[.I201];0)*IF([.I201]&gt;1;1;0)" office:value-type="float" office:value="8.8">
            <text:p>8,8</text:p>
          </table:table-cell>
          <table:table-cell table:style-name="ce395" table:formula="of:=IF([.J201]=&quot;YES&quot;;[.E201];0)*IF([.I201]&gt;1;1;0)" office:value-type="float" office:value="28.0000000000001">
            <text:p>28,0000000000001</text:p>
          </table:table-cell>
          <table:table-cell table:formula="of:=IF([.J201]=&quot;YES&quot;;1;0)*IF([.I201]&gt;1;1;0)" office:value-type="float" office:value="1">
            <text:p>1</text:p>
          </table:table-cell>
          <table:table-cell table:formula="of:=IF([.F201]=&quot;Diamond&quot;;1;0)*[.N201]*IF([.I201]&gt;1;1;0)" office:value-type="float" office:value="1">
            <text:p>1</text:p>
          </table:table-cell>
          <table:table-cell table:formula="of:=IF([.F201]=&quot;Moeller&quot;;1;0)*[.N201]*IF([.I201]&gt;1;1;0)" office:value-type="float" office:value="0">
            <text:p>0</text:p>
          </table:table-cell>
          <table:table-cell table:formula="of:=[.O201]*[.L201]" office:value-type="float" office:value="8.8">
            <text:p>8,8</text:p>
          </table:table-cell>
          <table:table-cell table:formula="of:=[.O201]*[.M201]" office:value-type="float" office:value="28.0000000000001">
            <text:p>28,0000000000001</text:p>
          </table:table-cell>
          <table:table-cell table:formula="of:=[.P201]*[.L201]" office:value-type="float" office:value="0">
            <text:p>0</text:p>
          </table:table-cell>
          <table:table-cell table:formula="of:=[.P201]*[.M201]" office:value-type="float" office:value="0">
            <text:p>0</text:p>
          </table:table-cell>
          <table:table-cell table:formula="of:=SUM([.N201:.P201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4" table:formula="of:=[.A201]+1" office:value-type="float" office:value="8745">
            <text:p>8745</text:p>
          </table:table-cell>
          <table:table-cell table:style-name="ce109" office:value-type="date" office:date-value="2015-05-09">
            <text:p>2015-05-09</text:p>
          </table:table-cell>
          <table:table-cell table:style-name="ce185" office:value-type="time" office:time-value="PT17H03M00S">
            <text:p>17:03</text:p>
          </table:table-cell>
          <table:table-cell table:style-name="ce185" office:value-type="time" office:time-value="PT17H32M00S">
            <text:p>17:32</text:p>
          </table:table-cell>
          <table:table-cell table:style-name="ce274" table:formula="of:=([.D202]-[.C202])*24*60" office:value-type="float" office:value="29.0000000000001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5">
            <text:p>9,5</text:p>
          </table:table-cell>
          <table:table-cell table:style-name="ce331" office:value-type="string">
            <text:p>YES</text:p>
          </table:table-cell>
          <table:table-cell table:style-name="ce331" office:value-type="string">
            <text:p>at the beginning of the run we ask to decrease the current </text:p>
          </table:table-cell>
          <table:table-cell table:style-name="ce395" table:formula="of:=IF([.J202]=&quot;YES&quot;;[.I202];0)*IF([.I202]&gt;1;1;0)" office:value-type="float" office:value="9.5">
            <text:p>9,5</text:p>
          </table:table-cell>
          <table:table-cell table:style-name="ce395" table:formula="of:=IF([.J202]=&quot;YES&quot;;[.E202];0)*IF([.I202]&gt;1;1;0)" office:value-type="float" office:value="29.0000000000001">
            <text:p>29,0000000000001</text:p>
          </table:table-cell>
          <table:table-cell table:formula="of:=IF([.J202]=&quot;YES&quot;;1;0)*IF([.I202]&gt;1;1;0)" office:value-type="float" office:value="1">
            <text:p>1</text:p>
          </table:table-cell>
          <table:table-cell table:formula="of:=IF([.F202]=&quot;Diamond&quot;;1;0)*[.N202]*IF([.I202]&gt;1;1;0)" office:value-type="float" office:value="1">
            <text:p>1</text:p>
          </table:table-cell>
          <table:table-cell table:formula="of:=IF([.F202]=&quot;Moeller&quot;;1;0)*[.N202]*IF([.I202]&gt;1;1;0)" office:value-type="float" office:value="0">
            <text:p>0</text:p>
          </table:table-cell>
          <table:table-cell table:formula="of:=[.O202]*[.L202]" office:value-type="float" office:value="9.5">
            <text:p>9,5</text:p>
          </table:table-cell>
          <table:table-cell table:formula="of:=[.O202]*[.M202]" office:value-type="float" office:value="29.0000000000001">
            <text:p>29,0000000000001</text:p>
          </table:table-cell>
          <table:table-cell table:formula="of:=[.P202]*[.L202]" office:value-type="float" office:value="0">
            <text:p>0</text:p>
          </table:table-cell>
          <table:table-cell table:formula="of:=[.P202]*[.M202]" office:value-type="float" office:value="0">
            <text:p>0</text:p>
          </table:table-cell>
          <table:table-cell table:formula="of:=SUM([.N202:.P202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0" table:formula="of:=[.A202]+1" office:value-type="float" office:value="8746">
            <text:p>8746</text:p>
          </table:table-cell>
          <table:table-cell table:style-name="ce105" office:value-type="date" office:date-value="2015-05-09">
            <text:p>2015-05-09</text:p>
          </table:table-cell>
          <table:table-cell table:style-name="ce181" office:value-type="time" office:time-value="PT17H45M00S">
            <text:p>17:45</text:p>
          </table:table-cell>
          <table:table-cell table:style-name="ce181" office:value-type="time" office:time-value="PT18H13M00S">
            <text:p>18:13</text:p>
          </table:table-cell>
          <table:table-cell table:style-name="ce283" table:formula="of:=([.D203]-[.C203])*24*60" office:value-type="float" office:value="27.9999999999999">
            <text:p>28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56" office:value-type="float" office:value="9.1">
            <text:p>9,1</text:p>
          </table:table-cell>
          <table:table-cell table:style-name="ce356" office:value-type="string">
            <text:p>YES</text:p>
          </table:table-cell>
          <table:table-cell table:style-name="ce412"/>
          <table:table-cell table:style-name="ce395" table:formula="of:=IF([.J203]=&quot;YES&quot;;[.I203];0)*IF([.I203]&gt;1;1;0)" office:value-type="float" office:value="9.1">
            <text:p>9,1</text:p>
          </table:table-cell>
          <table:table-cell table:style-name="ce395" table:formula="of:=IF([.J203]=&quot;YES&quot;;[.E203];0)*IF([.I203]&gt;1;1;0)" office:value-type="float" office:value="27.9999999999999">
            <text:p>27,9999999999999</text:p>
          </table:table-cell>
          <table:table-cell table:formula="of:=IF([.J203]=&quot;YES&quot;;1;0)*IF([.I203]&gt;1;1;0)" office:value-type="float" office:value="1">
            <text:p>1</text:p>
          </table:table-cell>
          <table:table-cell table:formula="of:=IF([.F203]=&quot;Diamond&quot;;1;0)*[.N203]*IF([.I203]&gt;1;1;0)" office:value-type="float" office:value="1">
            <text:p>1</text:p>
          </table:table-cell>
          <table:table-cell table:formula="of:=IF([.F203]=&quot;Moeller&quot;;1;0)*[.N203]*IF([.I203]&gt;1;1;0)" office:value-type="float" office:value="0">
            <text:p>0</text:p>
          </table:table-cell>
          <table:table-cell table:formula="of:=[.O203]*[.L203]" office:value-type="float" office:value="9.1">
            <text:p>9,1</text:p>
          </table:table-cell>
          <table:table-cell table:formula="of:=[.O203]*[.M203]" office:value-type="float" office:value="27.9999999999999">
            <text:p>27,9999999999999</text:p>
          </table:table-cell>
          <table:table-cell table:formula="of:=[.P203]*[.L203]" office:value-type="float" office:value="0">
            <text:p>0</text:p>
          </table:table-cell>
          <table:table-cell table:formula="of:=[.P203]*[.M203]" office:value-type="float" office:value="0">
            <text:p>0</text:p>
          </table:table-cell>
          <table:table-cell table:formula="of:=SUM([.N203:.P203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4" table:formula="of:=[.A203]+1" office:value-type="float" office:value="8747">
            <text:p>8747</text:p>
          </table:table-cell>
          <table:table-cell table:style-name="ce109" office:value-type="date" office:date-value="2015-05-09">
            <text:p>2015-05-09</text:p>
          </table:table-cell>
          <table:table-cell table:style-name="ce185" office:value-type="time" office:time-value="PT18H14M00S">
            <text:p>18:14</text:p>
          </table:table-cell>
          <table:table-cell table:style-name="ce185" office:value-type="time" office:time-value="PT18H40M00S">
            <text:p>18:40</text:p>
          </table:table-cell>
          <table:table-cell table:style-name="ce274" table:formula="of:=([.D204]-[.C204])*24*60" office:value-type="float" office:value="26.0000000000001">
            <text:p>26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8.6">
            <text:p>8,6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04]=&quot;YES&quot;;[.I204];0)*IF([.I204]&gt;1;1;0)" office:value-type="float" office:value="8.6">
            <text:p>8,6</text:p>
          </table:table-cell>
          <table:table-cell table:style-name="ce395" table:formula="of:=IF([.J204]=&quot;YES&quot;;[.E204];0)*IF([.I204]&gt;1;1;0)" office:value-type="float" office:value="26.0000000000001">
            <text:p>26,0000000000001</text:p>
          </table:table-cell>
          <table:table-cell table:formula="of:=IF([.J204]=&quot;YES&quot;;1;0)*IF([.I204]&gt;1;1;0)" office:value-type="float" office:value="1">
            <text:p>1</text:p>
          </table:table-cell>
          <table:table-cell table:formula="of:=IF([.F204]=&quot;Diamond&quot;;1;0)*[.N204]*IF([.I204]&gt;1;1;0)" office:value-type="float" office:value="1">
            <text:p>1</text:p>
          </table:table-cell>
          <table:table-cell table:formula="of:=IF([.F204]=&quot;Moeller&quot;;1;0)*[.N204]*IF([.I204]&gt;1;1;0)" office:value-type="float" office:value="0">
            <text:p>0</text:p>
          </table:table-cell>
          <table:table-cell table:formula="of:=[.O204]*[.L204]" office:value-type="float" office:value="8.6">
            <text:p>8,6</text:p>
          </table:table-cell>
          <table:table-cell table:formula="of:=[.O204]*[.M204]" office:value-type="float" office:value="26.0000000000001">
            <text:p>26,0000000000001</text:p>
          </table:table-cell>
          <table:table-cell table:formula="of:=[.P204]*[.L204]" office:value-type="float" office:value="0">
            <text:p>0</text:p>
          </table:table-cell>
          <table:table-cell table:formula="of:=[.P204]*[.M204]" office:value-type="float" office:value="0">
            <text:p>0</text:p>
          </table:table-cell>
          <table:table-cell table:formula="of:=SUM([.N204:.P204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1" table:formula="of:=[.A204]+1" office:value-type="float" office:value="8748">
            <text:p>8748</text:p>
          </table:table-cell>
          <table:table-cell table:style-name="ce106" office:value-type="date" office:date-value="2015-05-09">
            <text:p>2015-05-09</text:p>
          </table:table-cell>
          <table:table-cell table:style-name="ce182" office:value-type="time" office:time-value="PT19H16M00S">
            <text:p>19:16</text:p>
          </table:table-cell>
          <table:table-cell table:style-name="ce182" office:value-type="time" office:time-value="PT19H45M00S">
            <text:p>19:45</text:p>
          </table:table-cell>
          <table:table-cell table:style-name="ce271" table:formula="of:=([.D205]-[.C205])*24*60" office:value-type="float" office:value="29.0000000000001">
            <text:p>29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6.8">
            <text:p>6,8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395" table:formula="of:=IF([.J205]=&quot;YES&quot;;[.I205];0)*IF([.I205]&gt;1;1;0)" office:value-type="float" office:value="6.8">
            <text:p>6,8</text:p>
          </table:table-cell>
          <table:table-cell table:style-name="ce395" table:formula="of:=IF([.J205]=&quot;YES&quot;;[.E205];0)*IF([.I205]&gt;1;1;0)" office:value-type="float" office:value="29.0000000000001">
            <text:p>29,0000000000001</text:p>
          </table:table-cell>
          <table:table-cell table:formula="of:=IF([.J205]=&quot;YES&quot;;1;0)*IF([.I205]&gt;1;1;0)" office:value-type="float" office:value="1">
            <text:p>1</text:p>
          </table:table-cell>
          <table:table-cell table:formula="of:=IF([.F205]=&quot;Diamond&quot;;1;0)*[.N205]*IF([.I205]&gt;1;1;0)" office:value-type="float" office:value="0">
            <text:p>0</text:p>
          </table:table-cell>
          <table:table-cell table:formula="of:=IF([.F205]=&quot;Moeller&quot;;1;0)*[.N205]*IF([.I205]&gt;1;1;0)" office:value-type="float" office:value="1">
            <text:p>1</text:p>
          </table:table-cell>
          <table:table-cell table:formula="of:=[.O205]*[.L205]" office:value-type="float" office:value="0">
            <text:p>0</text:p>
          </table:table-cell>
          <table:table-cell table:formula="of:=[.O205]*[.M205]" office:value-type="float" office:value="0">
            <text:p>0</text:p>
          </table:table-cell>
          <table:table-cell table:formula="of:=[.P205]*[.L205]" office:value-type="float" office:value="6.8">
            <text:p>6,8</text:p>
          </table:table-cell>
          <table:table-cell table:formula="of:=[.P205]*[.M205]" office:value-type="float" office:value="29.0000000000001">
            <text:p>29,0000000000001</text:p>
          </table:table-cell>
          <table:table-cell table:formula="of:=SUM([.N205:.P205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3" table:formula="of:=[.A205]+1" office:value-type="float" office:value="8749">
            <text:p>8749</text:p>
          </table:table-cell>
          <table:table-cell table:style-name="ce116" office:value-type="date" office:date-value="2015-05-09">
            <text:p>2015-05-09</text:p>
          </table:table-cell>
          <table:table-cell table:style-name="ce184" office:value-type="time" office:time-value="PT19H46M00S">
            <text:p>19:46</text:p>
          </table:table-cell>
          <table:table-cell table:style-name="ce184"/>
          <table:table-cell table:style-name="ce273" office:value-type="float" office:value="0">
            <text:p>0</text:p>
          </table:table-cell>
          <table:table-cell table:style-name="ce164" office:value-type="string">
            <text:p>Moeller</text:p>
          </table:table-cell>
          <table:table-cell table:style-name="ce164" table:number-columns-repeated="2"/>
          <table:table-cell table:style-name="ce164"/>
          <table:table-cell table:style-name="ce164" office:value-type="string">
            <text:p>NO</text:p>
          </table:table-cell>
          <table:table-cell table:style-name="ce166" office:value-type="string">
            <text:p>stopped because of trigger loss</text:p>
          </table:table-cell>
          <table:table-cell table:style-name="ce395" table:formula="of:=IF([.J206]=&quot;YES&quot;;[.I206];0)*IF([.I206]&gt;1;1;0)" office:value-type="float" office:value="0">
            <text:p>0</text:p>
          </table:table-cell>
          <table:table-cell table:style-name="ce395" table:formula="of:=IF([.J206]=&quot;YES&quot;;[.E206];0)*IF([.I206]&gt;1;1;0)" office:value-type="float" office:value="0">
            <text:p>0</text:p>
          </table:table-cell>
          <table:table-cell table:formula="of:=IF([.J206]=&quot;YES&quot;;1;0)*IF([.I206]&gt;1;1;0)" office:value-type="float" office:value="0">
            <text:p>0</text:p>
          </table:table-cell>
          <table:table-cell table:formula="of:=IF([.F206]=&quot;Diamond&quot;;1;0)*[.N206]*IF([.I206]&gt;1;1;0)" office:value-type="float" office:value="0">
            <text:p>0</text:p>
          </table:table-cell>
          <table:table-cell table:formula="of:=IF([.F206]=&quot;Moeller&quot;;1;0)*[.N206]*IF([.I206]&gt;1;1;0)" office:value-type="float" office:value="0">
            <text:p>0</text:p>
          </table:table-cell>
          <table:table-cell table:formula="of:=[.O206]*[.L206]" office:value-type="float" office:value="0">
            <text:p>0</text:p>
          </table:table-cell>
          <table:table-cell table:formula="of:=[.O206]*[.M206]" office:value-type="float" office:value="0">
            <text:p>0</text:p>
          </table:table-cell>
          <table:table-cell table:formula="of:=[.P206]*[.L206]" office:value-type="float" office:value="0">
            <text:p>0</text:p>
          </table:table-cell>
          <table:table-cell table:formula="of:=[.P206]*[.M206]" office:value-type="float" office:value="0">
            <text:p>0</text:p>
          </table:table-cell>
          <table:table-cell table:formula="of:=SUM([.N206:.P206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table:formula="of:=[.A206]+1" office:value-type="float" office:value="8750">
            <text:p>8750</text:p>
          </table:table-cell>
          <table:table-cell table:style-name="ce116" office:value-type="date" office:date-value="2015-05-09">
            <text:p>2015-05-09</text:p>
          </table:table-cell>
          <table:table-cell table:number-columns-repeated="2" table:style-name="ce184"/>
          <table:table-cell table:style-name="ce273" table:formula="of:=([.D207]-[.C207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stopped because sync problem</text:p>
          </table:table-cell>
          <table:table-cell table:style-name="ce395" table:formula="of:=IF([.J207]=&quot;YES&quot;;[.I207];0)*IF([.I207]&gt;1;1;0)" office:value-type="float" office:value="0">
            <text:p>0</text:p>
          </table:table-cell>
          <table:table-cell table:style-name="ce395" table:formula="of:=IF([.J207]=&quot;YES&quot;;[.E207];0)*IF([.I207]&gt;1;1;0)" office:value-type="float" office:value="0">
            <text:p>0</text:p>
          </table:table-cell>
          <table:table-cell table:formula="of:=IF([.J207]=&quot;YES&quot;;1;0)*IF([.I207]&gt;1;1;0)" office:value-type="float" office:value="0">
            <text:p>0</text:p>
          </table:table-cell>
          <table:table-cell table:formula="of:=IF([.F207]=&quot;Diamond&quot;;1;0)*[.N207]*IF([.I207]&gt;1;1;0)" office:value-type="float" office:value="0">
            <text:p>0</text:p>
          </table:table-cell>
          <table:table-cell table:formula="of:=IF([.F207]=&quot;Moeller&quot;;1;0)*[.N207]*IF([.I207]&gt;1;1;0)" office:value-type="float" office:value="0">
            <text:p>0</text:p>
          </table:table-cell>
          <table:table-cell table:formula="of:=[.O207]*[.L207]" office:value-type="float" office:value="0">
            <text:p>0</text:p>
          </table:table-cell>
          <table:table-cell table:formula="of:=[.O207]*[.M207]" office:value-type="float" office:value="0">
            <text:p>0</text:p>
          </table:table-cell>
          <table:table-cell table:formula="of:=[.P207]*[.L207]" office:value-type="float" office:value="0">
            <text:p>0</text:p>
          </table:table-cell>
          <table:table-cell table:formula="of:=[.P207]*[.M207]" office:value-type="float" office:value="0">
            <text:p>0</text:p>
          </table:table-cell>
          <table:table-cell table:formula="of:=SUM([.N207:.P207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1" table:formula="of:=[.A207]+1" office:value-type="float" office:value="8751">
            <text:p>8751</text:p>
          </table:table-cell>
          <table:table-cell table:style-name="ce106" office:value-type="date" office:date-value="2015-05-09">
            <text:p>2015-05-09</text:p>
          </table:table-cell>
          <table:table-cell table:style-name="ce182" office:value-type="time" office:time-value="PT19H54M00S">
            <text:p>19:54</text:p>
          </table:table-cell>
          <table:table-cell table:style-name="ce182" office:value-type="time" office:time-value="PT20H26M00S">
            <text:p>20:26</text:p>
          </table:table-cell>
          <table:table-cell table:style-name="ce271" table:formula="of:=([.D208]-[.C208])*24*60" office:value-type="float" office:value="32.0000000000002">
            <text:p>32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7.7">
            <text:p>7,7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395" table:formula="of:=IF([.J208]=&quot;YES&quot;;[.I208];0)*IF([.I208]&gt;1;1;0)" office:value-type="float" office:value="7.7">
            <text:p>7,7</text:p>
          </table:table-cell>
          <table:table-cell table:style-name="ce395" table:formula="of:=IF([.J208]=&quot;YES&quot;;[.E208];0)*IF([.I208]&gt;1;1;0)" office:value-type="float" office:value="32.0000000000002">
            <text:p>32,0000000000002</text:p>
          </table:table-cell>
          <table:table-cell table:formula="of:=IF([.J208]=&quot;YES&quot;;1;0)*IF([.I208]&gt;1;1;0)" office:value-type="float" office:value="1">
            <text:p>1</text:p>
          </table:table-cell>
          <table:table-cell table:formula="of:=IF([.F208]=&quot;Diamond&quot;;1;0)*[.N208]*IF([.I208]&gt;1;1;0)" office:value-type="float" office:value="0">
            <text:p>0</text:p>
          </table:table-cell>
          <table:table-cell table:formula="of:=IF([.F208]=&quot;Moeller&quot;;1;0)*[.N208]*IF([.I208]&gt;1;1;0)" office:value-type="float" office:value="1">
            <text:p>1</text:p>
          </table:table-cell>
          <table:table-cell table:formula="of:=[.O208]*[.L208]" office:value-type="float" office:value="0">
            <text:p>0</text:p>
          </table:table-cell>
          <table:table-cell table:formula="of:=[.O208]*[.M208]" office:value-type="float" office:value="0">
            <text:p>0</text:p>
          </table:table-cell>
          <table:table-cell table:formula="of:=[.P208]*[.L208]" office:value-type="float" office:value="7.7">
            <text:p>7,7</text:p>
          </table:table-cell>
          <table:table-cell table:formula="of:=[.P208]*[.M208]" office:value-type="float" office:value="32.0000000000002">
            <text:p>32,0000000000002</text:p>
          </table:table-cell>
          <table:table-cell table:formula="of:=SUM([.N208:.P208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372"/>
        </table:table-row>
        <table:table-row table:style-name="ro4">
          <table:table-cell table:style-name="ce40" table:formula="of:=[.A208]+1" office:value-type="float" office:value="8752">
            <text:p>8752</text:p>
          </table:table-cell>
          <table:table-cell table:style-name="ce105" office:value-type="date" office:date-value="2015-05-09">
            <text:p>2015-05-09</text:p>
          </table:table-cell>
          <table:table-cell table:style-name="ce181" office:value-type="time" office:time-value="PT20H35M00S">
            <text:p>20:35</text:p>
          </table:table-cell>
          <table:table-cell table:style-name="ce181" office:value-type="time" office:time-value="PT20H46M00S">
            <text:p>20:46</text:p>
          </table:table-cell>
          <table:table-cell table:style-name="ce270" table:formula="of:=([.D209]-[.C209])*24*60" office:value-type="float" office:value="11">
            <text:p>11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3">
            <text:p>3</text:p>
          </table:table-cell>
          <table:table-cell table:style-name="ce328" office:value-type="string">
            <text:p>YES</text:p>
          </table:table-cell>
          <table:table-cell table:style-name="ce412" office:value-type="string">
            <text:p>Stopped before because we wish to increase the current</text:p>
          </table:table-cell>
          <table:table-cell table:style-name="ce395" table:formula="of:=IF([.J209]=&quot;YES&quot;;[.I209];0)*IF([.I209]&gt;1;1;0)" office:value-type="float" office:value="3">
            <text:p>3</text:p>
          </table:table-cell>
          <table:table-cell table:style-name="ce395" table:formula="of:=IF([.J209]=&quot;YES&quot;;[.E209];0)*IF([.I209]&gt;1;1;0)" office:value-type="float" office:value="11">
            <text:p>11</text:p>
          </table:table-cell>
          <table:table-cell table:formula="of:=IF([.J209]=&quot;YES&quot;;1;0)*IF([.I209]&gt;1;1;0)" office:value-type="float" office:value="1">
            <text:p>1</text:p>
          </table:table-cell>
          <table:table-cell table:formula="of:=IF([.F209]=&quot;Diamond&quot;;1;0)*[.N209]*IF([.I209]&gt;1;1;0)" office:value-type="float" office:value="1">
            <text:p>1</text:p>
          </table:table-cell>
          <table:table-cell table:formula="of:=IF([.F209]=&quot;Moeller&quot;;1;0)*[.N209]*IF([.I209]&gt;1;1;0)" office:value-type="float" office:value="0">
            <text:p>0</text:p>
          </table:table-cell>
          <table:table-cell table:formula="of:=[.O209]*[.L209]" office:value-type="float" office:value="3">
            <text:p>3</text:p>
          </table:table-cell>
          <table:table-cell table:formula="of:=[.O209]*[.M209]" office:value-type="float" office:value="11">
            <text:p>11</text:p>
          </table:table-cell>
          <table:table-cell table:formula="of:=[.P209]*[.L209]" office:value-type="float" office:value="0">
            <text:p>0</text:p>
          </table:table-cell>
          <table:table-cell table:formula="of:=[.P209]*[.M209]" office:value-type="float" office:value="0">
            <text:p>0</text:p>
          </table:table-cell>
          <table:table-cell table:formula="of:=SUM([.N209:.P209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2" table:formula="of:=[.A209]+1" office:value-type="float" office:value="8753">
            <text:p>8753</text:p>
          </table:table-cell>
          <table:table-cell table:style-name="ce107" office:value-type="date" office:date-value="2015-05-09">
            <text:p>2015-05-09</text:p>
          </table:table-cell>
          <table:table-cell table:style-name="ce183" office:value-type="time" office:time-value="PT20H47M00S">
            <text:p>20:47</text:p>
          </table:table-cell>
          <table:table-cell table:style-name="ce183" office:value-type="time" office:time-value="PT21H15M00S">
            <text:p>21:15</text:p>
          </table:table-cell>
          <table:table-cell table:style-name="ce272" table:formula="of:=([.D210]-[.C210])*24*60" office:value-type="float" office:value="27.9999999999999">
            <text:p>28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2">
            <text:p>9,2</text:p>
          </table:table-cell>
          <table:table-cell table:style-name="ce330" office:value-type="string">
            <text:p>YES</text:p>
          </table:table-cell>
          <table:table-cell table:style-name="ce415"/>
          <table:table-cell table:style-name="ce395" table:formula="of:=IF([.J210]=&quot;YES&quot;;[.I210];0)*IF([.I210]&gt;1;1;0)" office:value-type="float" office:value="9.2">
            <text:p>9,2</text:p>
          </table:table-cell>
          <table:table-cell table:style-name="ce395" table:formula="of:=IF([.J210]=&quot;YES&quot;;[.E210];0)*IF([.I210]&gt;1;1;0)" office:value-type="float" office:value="27.9999999999999">
            <text:p>27,9999999999999</text:p>
          </table:table-cell>
          <table:table-cell table:formula="of:=IF([.J210]=&quot;YES&quot;;1;0)*IF([.I210]&gt;1;1;0)" office:value-type="float" office:value="1">
            <text:p>1</text:p>
          </table:table-cell>
          <table:table-cell table:formula="of:=IF([.F210]=&quot;Diamond&quot;;1;0)*[.N210]*IF([.I210]&gt;1;1;0)" office:value-type="float" office:value="1">
            <text:p>1</text:p>
          </table:table-cell>
          <table:table-cell table:formula="of:=IF([.F210]=&quot;Moeller&quot;;1;0)*[.N210]*IF([.I210]&gt;1;1;0)" office:value-type="float" office:value="0">
            <text:p>0</text:p>
          </table:table-cell>
          <table:table-cell table:formula="of:=[.O210]*[.L210]" office:value-type="float" office:value="9.2">
            <text:p>9,2</text:p>
          </table:table-cell>
          <table:table-cell table:formula="of:=[.O210]*[.M210]" office:value-type="float" office:value="27.9999999999999">
            <text:p>27,9999999999999</text:p>
          </table:table-cell>
          <table:table-cell table:formula="of:=[.P210]*[.L210]" office:value-type="float" office:value="0">
            <text:p>0</text:p>
          </table:table-cell>
          <table:table-cell table:formula="of:=[.P210]*[.M210]" office:value-type="float" office:value="0">
            <text:p>0</text:p>
          </table:table-cell>
          <table:table-cell table:formula="of:=SUM([.N210:.P210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42" table:formula="of:=[.A210]+1" office:value-type="float" office:value="8754">
            <text:p>8754</text:p>
          </table:table-cell>
          <table:table-cell table:style-name="ce107" office:value-type="date" office:date-value="2015-05-09">
            <text:p>2015-05-09</text:p>
          </table:table-cell>
          <table:table-cell table:style-name="ce183" office:value-type="time" office:time-value="PT21H16M00S">
            <text:p>21:16</text:p>
          </table:table-cell>
          <table:table-cell table:style-name="ce183" office:value-type="time" office:time-value="PT21H45M00S">
            <text:p>21:45</text:p>
          </table:table-cell>
          <table:table-cell table:style-name="ce272" table:formula="of:=([.D211]-[.C211])*24*60" office:value-type="float" office:value="29.0000000000001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2">
            <text:p>9,2</text:p>
          </table:table-cell>
          <table:table-cell table:style-name="ce330" office:value-type="string">
            <text:p>YES</text:p>
          </table:table-cell>
          <table:table-cell table:style-name="ce415"/>
          <table:table-cell table:style-name="ce395" table:formula="of:=IF([.J211]=&quot;YES&quot;;[.I211];0)*IF([.I211]&gt;1;1;0)" office:value-type="float" office:value="9.2">
            <text:p>9,2</text:p>
          </table:table-cell>
          <table:table-cell table:style-name="ce395" table:formula="of:=IF([.J211]=&quot;YES&quot;;[.E211];0)*IF([.I211]&gt;1;1;0)" office:value-type="float" office:value="29.0000000000001">
            <text:p>29,0000000000001</text:p>
          </table:table-cell>
          <table:table-cell table:formula="of:=IF([.J211]=&quot;YES&quot;;1;0)*IF([.I211]&gt;1;1;0)" office:value-type="float" office:value="1">
            <text:p>1</text:p>
          </table:table-cell>
          <table:table-cell table:formula="of:=IF([.F211]=&quot;Diamond&quot;;1;0)*[.N211]*IF([.I211]&gt;1;1;0)" office:value-type="float" office:value="1">
            <text:p>1</text:p>
          </table:table-cell>
          <table:table-cell table:formula="of:=IF([.F211]=&quot;Moeller&quot;;1;0)*[.N211]*IF([.I211]&gt;1;1;0)" office:value-type="float" office:value="0">
            <text:p>0</text:p>
          </table:table-cell>
          <table:table-cell table:formula="of:=[.O211]*[.L211]" office:value-type="float" office:value="9.2">
            <text:p>9,2</text:p>
          </table:table-cell>
          <table:table-cell table:formula="of:=[.O211]*[.M211]" office:value-type="float" office:value="29.0000000000001">
            <text:p>29,0000000000001</text:p>
          </table:table-cell>
          <table:table-cell table:formula="of:=[.P211]*[.L211]" office:value-type="float" office:value="0">
            <text:p>0</text:p>
          </table:table-cell>
          <table:table-cell table:formula="of:=[.P211]*[.M211]" office:value-type="float" office:value="0">
            <text:p>0</text:p>
          </table:table-cell>
          <table:table-cell table:formula="of:=SUM([.N211:.P211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44" table:formula="of:=[.A211]+1" office:value-type="float" office:value="8755">
            <text:p>8755</text:p>
          </table:table-cell>
          <table:table-cell table:style-name="ce109" office:value-type="date" office:date-value="2015-05-09">
            <text:p>2015-05-09</text:p>
          </table:table-cell>
          <table:table-cell table:style-name="ce185" office:value-type="time" office:time-value="PT21H46M00S">
            <text:p>21:46</text:p>
          </table:table-cell>
          <table:table-cell table:style-name="ce185" office:value-type="time" office:time-value="PT22H15M00S">
            <text:p>22:15</text:p>
          </table:table-cell>
          <table:table-cell table:style-name="ce274" table:formula="of:=([.D212]-[.C212])*24*60" office:value-type="float" office:value="28.9999999999999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2">
            <text:p>9,2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12]=&quot;YES&quot;;[.I212];0)*IF([.I212]&gt;1;1;0)" office:value-type="float" office:value="9.2">
            <text:p>9,2</text:p>
          </table:table-cell>
          <table:table-cell table:style-name="ce395" table:formula="of:=IF([.J212]=&quot;YES&quot;;[.E212];0)*IF([.I212]&gt;1;1;0)" office:value-type="float" office:value="28.9999999999999">
            <text:p>28,9999999999999</text:p>
          </table:table-cell>
          <table:table-cell table:formula="of:=IF([.J212]=&quot;YES&quot;;1;0)*IF([.I212]&gt;1;1;0)" office:value-type="float" office:value="1">
            <text:p>1</text:p>
          </table:table-cell>
          <table:table-cell table:formula="of:=IF([.F212]=&quot;Diamond&quot;;1;0)*[.N212]*IF([.I212]&gt;1;1;0)" office:value-type="float" office:value="1">
            <text:p>1</text:p>
          </table:table-cell>
          <table:table-cell table:formula="of:=IF([.F212]=&quot;Moeller&quot;;1;0)*[.N212]*IF([.I212]&gt;1;1;0)" office:value-type="float" office:value="0">
            <text:p>0</text:p>
          </table:table-cell>
          <table:table-cell table:formula="of:=[.O212]*[.L212]" office:value-type="float" office:value="9.2">
            <text:p>9,2</text:p>
          </table:table-cell>
          <table:table-cell table:formula="of:=[.O212]*[.M212]" office:value-type="float" office:value="28.9999999999999">
            <text:p>28,9999999999999</text:p>
          </table:table-cell>
          <table:table-cell table:formula="of:=[.P212]*[.L212]" office:value-type="float" office:value="0">
            <text:p>0</text:p>
          </table:table-cell>
          <table:table-cell table:formula="of:=[.P212]*[.M212]" office:value-type="float" office:value="0">
            <text:p>0</text:p>
          </table:table-cell>
          <table:table-cell table:formula="of:=SUM([.N212:.P212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0" table:formula="of:=[.A212]+1" office:value-type="float" office:value="8756">
            <text:p>8756</text:p>
          </table:table-cell>
          <table:table-cell table:style-name="ce105" office:value-type="date" office:date-value="2015-05-09">
            <text:p>2015-05-09</text:p>
          </table:table-cell>
          <table:table-cell table:style-name="ce181" office:value-type="time" office:time-value="PT22H16M00S">
            <text:p>22:16</text:p>
          </table:table-cell>
          <table:table-cell table:style-name="ce181" office:value-type="time" office:time-value="PT22H39M00S">
            <text:p>22:39</text:p>
          </table:table-cell>
          <table:table-cell table:style-name="ce270" table:formula="of:=([.D213]-[.C213])*24*60" office:value-type="float" office:value="23.0000000000001">
            <text:p>23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7">
            <text:p>7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13]=&quot;YES&quot;;[.I213];0)*IF([.I213]&gt;1;1;0)" office:value-type="float" office:value="7">
            <text:p>7</text:p>
          </table:table-cell>
          <table:table-cell table:style-name="ce395" table:formula="of:=IF([.J213]=&quot;YES&quot;;[.E213];0)*IF([.I213]&gt;1;1;0)" office:value-type="float" office:value="23.0000000000001">
            <text:p>23,0000000000001</text:p>
          </table:table-cell>
          <table:table-cell table:formula="of:=IF([.J213]=&quot;YES&quot;;1;0)*IF([.I213]&gt;1;1;0)" office:value-type="float" office:value="1">
            <text:p>1</text:p>
          </table:table-cell>
          <table:table-cell table:formula="of:=IF([.F213]=&quot;Diamond&quot;;1;0)*[.N213]*IF([.I213]&gt;1;1;0)" office:value-type="float" office:value="1">
            <text:p>1</text:p>
          </table:table-cell>
          <table:table-cell table:formula="of:=IF([.F213]=&quot;Moeller&quot;;1;0)*[.N213]*IF([.I213]&gt;1;1;0)" office:value-type="float" office:value="0">
            <text:p>0</text:p>
          </table:table-cell>
          <table:table-cell table:formula="of:=[.O213]*[.L213]" office:value-type="float" office:value="7">
            <text:p>7</text:p>
          </table:table-cell>
          <table:table-cell table:formula="of:=[.O213]*[.M213]" office:value-type="float" office:value="23.0000000000001">
            <text:p>23,0000000000001</text:p>
          </table:table-cell>
          <table:table-cell table:formula="of:=[.P213]*[.L213]" office:value-type="float" office:value="0">
            <text:p>0</text:p>
          </table:table-cell>
          <table:table-cell table:formula="of:=[.P213]*[.M213]" office:value-type="float" office:value="0">
            <text:p>0</text:p>
          </table:table-cell>
          <table:table-cell table:formula="of:=SUM([.N213:.P213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2" table:formula="of:=[.A213]+1" office:value-type="float" office:value="8757">
            <text:p>8757</text:p>
          </table:table-cell>
          <table:table-cell table:style-name="ce107" office:value-type="date" office:date-value="2015-05-09">
            <text:p>2015-05-09</text:p>
          </table:table-cell>
          <table:table-cell table:style-name="ce183" office:value-type="time" office:time-value="PT23H02M00S">
            <text:p>23:02</text:p>
          </table:table-cell>
          <table:table-cell table:style-name="ce183" office:value-type="time" office:time-value="PT23H31M00S">
            <text:p>23:31</text:p>
          </table:table-cell>
          <table:table-cell table:style-name="ce272" table:formula="of:=([.D214]-[.C214])*24*60" office:value-type="float" office:value="29.0000000000001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8.8">
            <text:p>8,8</text:p>
          </table:table-cell>
          <table:table-cell table:style-name="ce330" office:value-type="string">
            <text:p>YES</text:p>
          </table:table-cell>
          <table:table-cell table:style-name="ce415"/>
          <table:table-cell table:style-name="ce395" table:formula="of:=IF([.J214]=&quot;YES&quot;;[.I214];0)*IF([.I214]&gt;1;1;0)" office:value-type="float" office:value="8.8">
            <text:p>8,8</text:p>
          </table:table-cell>
          <table:table-cell table:style-name="ce395" table:formula="of:=IF([.J214]=&quot;YES&quot;;[.E214];0)*IF([.I214]&gt;1;1;0)" office:value-type="float" office:value="29.0000000000001">
            <text:p>29,0000000000001</text:p>
          </table:table-cell>
          <table:table-cell table:formula="of:=IF([.J214]=&quot;YES&quot;;1;0)*IF([.I214]&gt;1;1;0)" office:value-type="float" office:value="1">
            <text:p>1</text:p>
          </table:table-cell>
          <table:table-cell table:formula="of:=IF([.F214]=&quot;Diamond&quot;;1;0)*[.N214]*IF([.I214]&gt;1;1;0)" office:value-type="float" office:value="1">
            <text:p>1</text:p>
          </table:table-cell>
          <table:table-cell table:formula="of:=IF([.F214]=&quot;Moeller&quot;;1;0)*[.N214]*IF([.I214]&gt;1;1;0)" office:value-type="float" office:value="0">
            <text:p>0</text:p>
          </table:table-cell>
          <table:table-cell table:formula="of:=[.O214]*[.L214]" office:value-type="float" office:value="8.8">
            <text:p>8,8</text:p>
          </table:table-cell>
          <table:table-cell table:formula="of:=[.O214]*[.M214]" office:value-type="float" office:value="29.0000000000001">
            <text:p>29,0000000000001</text:p>
          </table:table-cell>
          <table:table-cell table:formula="of:=[.P214]*[.L214]" office:value-type="float" office:value="0">
            <text:p>0</text:p>
          </table:table-cell>
          <table:table-cell table:formula="of:=[.P214]*[.M214]" office:value-type="float" office:value="0">
            <text:p>0</text:p>
          </table:table-cell>
          <table:table-cell table:formula="of:=SUM([.N214:.P214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44" table:formula="of:=[.A214]+1" office:value-type="float" office:value="8758">
            <text:p>8758</text:p>
          </table:table-cell>
          <table:table-cell table:style-name="ce109" office:value-type="date" office:date-value="2015-05-09">
            <text:p>2015-05-09</text:p>
          </table:table-cell>
          <table:table-cell table:style-name="ce185" office:value-type="time" office:time-value="PT23H32M00S">
            <text:p>23:32</text:p>
          </table:table-cell>
          <table:table-cell table:style-name="ce185" office:value-type="time" office:time-value="PT24H02M00S">
            <text:p>00:02</text:p>
          </table:table-cell>
          <table:table-cell table:style-name="ce274" table:formula="of:=([.D215]-[.C215])*24*60" office:value-type="float" office:value="29.9999999999999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3">
            <text:p>9,3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15]=&quot;YES&quot;;[.I215];0)*IF([.I215]&gt;1;1;0)" office:value-type="float" office:value="9.3">
            <text:p>9,3</text:p>
          </table:table-cell>
          <table:table-cell table:style-name="ce395" table:formula="of:=IF([.J215]=&quot;YES&quot;;[.E215];0)*IF([.I215]&gt;1;1;0)" office:value-type="float" office:value="29.9999999999999">
            <text:p>29,9999999999999</text:p>
          </table:table-cell>
          <table:table-cell table:formula="of:=IF([.J215]=&quot;YES&quot;;1;0)*IF([.I215]&gt;1;1;0)" office:value-type="float" office:value="1">
            <text:p>1</text:p>
          </table:table-cell>
          <table:table-cell table:formula="of:=IF([.F215]=&quot;Diamond&quot;;1;0)*[.N215]*IF([.I215]&gt;1;1;0)" office:value-type="float" office:value="1">
            <text:p>1</text:p>
          </table:table-cell>
          <table:table-cell table:formula="of:=IF([.F215]=&quot;Moeller&quot;;1;0)*[.N215]*IF([.I215]&gt;1;1;0)" office:value-type="float" office:value="0">
            <text:p>0</text:p>
          </table:table-cell>
          <table:table-cell table:formula="of:=[.O215]*[.L215]" office:value-type="float" office:value="9.3">
            <text:p>9,3</text:p>
          </table:table-cell>
          <table:table-cell table:formula="of:=[.O215]*[.M215]" office:value-type="float" office:value="29.9999999999999">
            <text:p>29,9999999999999</text:p>
          </table:table-cell>
          <table:table-cell table:formula="of:=[.P215]*[.L215]" office:value-type="float" office:value="0">
            <text:p>0</text:p>
          </table:table-cell>
          <table:table-cell table:formula="of:=[.P215]*[.M215]" office:value-type="float" office:value="0">
            <text:p>0</text:p>
          </table:table-cell>
          <table:table-cell table:formula="of:=SUM([.N215:.P215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0" table:formula="of:=[.A215]+1" office:value-type="float" office:value="8759">
            <text:p>8759</text:p>
          </table:table-cell>
          <table:table-cell table:style-name="ce105" office:value-type="date" office:date-value="2015-05-10">
            <text:p>2015-05-10</text:p>
          </table:table-cell>
          <table:table-cell table:style-name="ce181" office:value-type="time" office:time-value="PT00H03M00S">
            <text:p>00:03</text:p>
          </table:table-cell>
          <table:table-cell table:style-name="ce181" office:value-type="time" office:time-value="PT00H33M00S">
            <text:p>00:33</text:p>
          </table:table-cell>
          <table:table-cell table:style-name="ce270" table:formula="of:=([.D216]-[.C216])*24*60" office:value-type="float" office:value="30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3">
            <text:p>9,3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16]=&quot;YES&quot;;[.I216];0)*IF([.I216]&gt;1;1;0)" office:value-type="float" office:value="9.3">
            <text:p>9,3</text:p>
          </table:table-cell>
          <table:table-cell table:style-name="ce395" table:formula="of:=IF([.J216]=&quot;YES&quot;;[.E216];0)*IF([.I216]&gt;1;1;0)" office:value-type="float" office:value="30">
            <text:p>30</text:p>
          </table:table-cell>
          <table:table-cell table:formula="of:=IF([.J216]=&quot;YES&quot;;1;0)*IF([.I216]&gt;1;1;0)" office:value-type="float" office:value="1">
            <text:p>1</text:p>
          </table:table-cell>
          <table:table-cell table:formula="of:=IF([.F216]=&quot;Diamond&quot;;1;0)*[.N216]*IF([.I216]&gt;1;1;0)" office:value-type="float" office:value="1">
            <text:p>1</text:p>
          </table:table-cell>
          <table:table-cell table:formula="of:=IF([.F216]=&quot;Moeller&quot;;1;0)*[.N216]*IF([.I216]&gt;1;1;0)" office:value-type="float" office:value="0">
            <text:p>0</text:p>
          </table:table-cell>
          <table:table-cell table:formula="of:=[.O216]*[.L216]" office:value-type="float" office:value="9.3">
            <text:p>9,3</text:p>
          </table:table-cell>
          <table:table-cell table:formula="of:=[.O216]*[.M216]" office:value-type="float" office:value="30">
            <text:p>30</text:p>
          </table:table-cell>
          <table:table-cell table:formula="of:=[.P216]*[.L216]" office:value-type="float" office:value="0">
            <text:p>0</text:p>
          </table:table-cell>
          <table:table-cell table:formula="of:=[.P216]*[.M216]" office:value-type="float" office:value="0">
            <text:p>0</text:p>
          </table:table-cell>
          <table:table-cell table:formula="of:=SUM([.N216:.P216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4" table:formula="of:=[.A216]+1" office:value-type="float" office:value="8760">
            <text:p>8760</text:p>
          </table:table-cell>
          <table:table-cell table:style-name="ce109" office:value-type="date" office:date-value="2015-05-10">
            <text:p>2015-05-10</text:p>
          </table:table-cell>
          <table:table-cell table:style-name="ce185" office:value-type="time" office:time-value="PT00H34M00S">
            <text:p>00:34</text:p>
          </table:table-cell>
          <table:table-cell table:style-name="ce185" office:value-type="time" office:time-value="PT01H04M00S">
            <text:p>01:04</text:p>
          </table:table-cell>
          <table:table-cell table:style-name="ce274" table:formula="of:=([.D217]-[.C217])*24*60" office:value-type="float" office:value="30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6">
            <text:p>9,6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17]=&quot;YES&quot;;[.I217];0)*IF([.I217]&gt;1;1;0)" office:value-type="float" office:value="9.6">
            <text:p>9,6</text:p>
          </table:table-cell>
          <table:table-cell table:style-name="ce395" table:formula="of:=IF([.J217]=&quot;YES&quot;;[.E217];0)*IF([.I217]&gt;1;1;0)" office:value-type="float" office:value="30">
            <text:p>30</text:p>
          </table:table-cell>
          <table:table-cell table:formula="of:=IF([.J217]=&quot;YES&quot;;1;0)*IF([.I217]&gt;1;1;0)" office:value-type="float" office:value="1">
            <text:p>1</text:p>
          </table:table-cell>
          <table:table-cell table:formula="of:=IF([.F217]=&quot;Diamond&quot;;1;0)*[.N217]*IF([.I217]&gt;1;1;0)" office:value-type="float" office:value="1">
            <text:p>1</text:p>
          </table:table-cell>
          <table:table-cell table:formula="of:=IF([.F217]=&quot;Moeller&quot;;1;0)*[.N217]*IF([.I217]&gt;1;1;0)" office:value-type="float" office:value="0">
            <text:p>0</text:p>
          </table:table-cell>
          <table:table-cell table:formula="of:=[.O217]*[.L217]" office:value-type="float" office:value="9.6">
            <text:p>9,6</text:p>
          </table:table-cell>
          <table:table-cell table:formula="of:=[.O217]*[.M217]" office:value-type="float" office:value="30">
            <text:p>30</text:p>
          </table:table-cell>
          <table:table-cell table:formula="of:=[.P217]*[.L217]" office:value-type="float" office:value="0">
            <text:p>0</text:p>
          </table:table-cell>
          <table:table-cell table:formula="of:=[.P217]*[.M217]" office:value-type="float" office:value="0">
            <text:p>0</text:p>
          </table:table-cell>
          <table:table-cell table:formula="of:=SUM([.N217:.P217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1" table:formula="of:=[.A217]+1" office:value-type="float" office:value="8761">
            <text:p>8761</text:p>
          </table:table-cell>
          <table:table-cell table:style-name="ce106" office:value-type="date" office:date-value="2015-05-10">
            <text:p>2015-05-10</text:p>
          </table:table-cell>
          <table:table-cell table:style-name="ce182" office:value-type="time" office:time-value="PT01H10M00S">
            <text:p>01:10</text:p>
          </table:table-cell>
          <table:table-cell table:style-name="ce182" office:value-type="time" office:time-value="PT01H40M00S">
            <text:p>01:40</text:p>
          </table:table-cell>
          <table:table-cell table:style-name="ce271" table:formula="of:=([.D218]-[.C218])*24*60" office:value-type="float" office:value="30">
            <text:p>30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7.1">
            <text:p>7,1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395" table:formula="of:=IF([.J218]=&quot;YES&quot;;[.I218];0)*IF([.I218]&gt;1;1;0)" office:value-type="float" office:value="7.1">
            <text:p>7,1</text:p>
          </table:table-cell>
          <table:table-cell table:style-name="ce395" table:formula="of:=IF([.J218]=&quot;YES&quot;;[.E218];0)*IF([.I218]&gt;1;1;0)" office:value-type="float" office:value="30">
            <text:p>30</text:p>
          </table:table-cell>
          <table:table-cell table:formula="of:=IF([.J218]=&quot;YES&quot;;1;0)*IF([.I218]&gt;1;1;0)" office:value-type="float" office:value="1">
            <text:p>1</text:p>
          </table:table-cell>
          <table:table-cell table:formula="of:=IF([.F218]=&quot;Diamond&quot;;1;0)*[.N218]*IF([.I218]&gt;1;1;0)" office:value-type="float" office:value="0">
            <text:p>0</text:p>
          </table:table-cell>
          <table:table-cell table:formula="of:=IF([.F218]=&quot;Moeller&quot;;1;0)*[.N218]*IF([.I218]&gt;1;1;0)" office:value-type="float" office:value="1">
            <text:p>1</text:p>
          </table:table-cell>
          <table:table-cell table:formula="of:=[.O218]*[.L218]" office:value-type="float" office:value="0">
            <text:p>0</text:p>
          </table:table-cell>
          <table:table-cell table:formula="of:=[.O218]*[.M218]" office:value-type="float" office:value="0">
            <text:p>0</text:p>
          </table:table-cell>
          <table:table-cell table:formula="of:=[.P218]*[.L218]" office:value-type="float" office:value="7.1">
            <text:p>7,1</text:p>
          </table:table-cell>
          <table:table-cell table:formula="of:=[.P218]*[.M218]" office:value-type="float" office:value="30">
            <text:p>30</text:p>
          </table:table-cell>
          <table:table-cell table:formula="of:=SUM([.N218:.P218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372"/>
        </table:table-row>
        <table:table-row table:style-name="ro4">
          <table:table-cell table:style-name="ce41" table:formula="of:=[.A218]+1" office:value-type="float" office:value="8762">
            <text:p>8762</text:p>
          </table:table-cell>
          <table:table-cell table:style-name="ce106" office:value-type="date" office:date-value="2015-05-10">
            <text:p>2015-05-10</text:p>
          </table:table-cell>
          <table:table-cell table:style-name="ce182" office:value-type="time" office:time-value="PT01H41M00S">
            <text:p>01:41</text:p>
          </table:table-cell>
          <table:table-cell table:style-name="ce182" office:value-type="time" office:time-value="PT02H11M00S">
            <text:p>02:11</text:p>
          </table:table-cell>
          <table:table-cell table:style-name="ce271" table:formula="of:=([.D219]-[.C219])*24*60" office:value-type="float" office:value="30">
            <text:p>30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9.6">
            <text:p>9,6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395" table:formula="of:=IF([.J219]=&quot;YES&quot;;[.I219];0)*IF([.I219]&gt;1;1;0)" office:value-type="float" office:value="9.6">
            <text:p>9,6</text:p>
          </table:table-cell>
          <table:table-cell table:style-name="ce395" table:formula="of:=IF([.J219]=&quot;YES&quot;;[.E219];0)*IF([.I219]&gt;1;1;0)" office:value-type="float" office:value="30">
            <text:p>30</text:p>
          </table:table-cell>
          <table:table-cell table:formula="of:=IF([.J219]=&quot;YES&quot;;1;0)*IF([.I219]&gt;1;1;0)" office:value-type="float" office:value="1">
            <text:p>1</text:p>
          </table:table-cell>
          <table:table-cell table:formula="of:=IF([.F219]=&quot;Diamond&quot;;1;0)*[.N219]*IF([.I219]&gt;1;1;0)" office:value-type="float" office:value="0">
            <text:p>0</text:p>
          </table:table-cell>
          <table:table-cell table:formula="of:=IF([.F219]=&quot;Moeller&quot;;1;0)*[.N219]*IF([.I219]&gt;1;1;0)" office:value-type="float" office:value="1">
            <text:p>1</text:p>
          </table:table-cell>
          <table:table-cell table:formula="of:=[.O219]*[.L219]" office:value-type="float" office:value="0">
            <text:p>0</text:p>
          </table:table-cell>
          <table:table-cell table:formula="of:=[.O219]*[.M219]" office:value-type="float" office:value="0">
            <text:p>0</text:p>
          </table:table-cell>
          <table:table-cell table:formula="of:=[.P219]*[.L219]" office:value-type="float" office:value="9.6">
            <text:p>9,6</text:p>
          </table:table-cell>
          <table:table-cell table:formula="of:=[.P219]*[.M219]" office:value-type="float" office:value="30">
            <text:p>30</text:p>
          </table:table-cell>
          <table:table-cell table:formula="of:=SUM([.N219:.P219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372"/>
        </table:table-row>
        <table:table-row table:style-name="ro4">
          <table:table-cell table:style-name="ce40" table:formula="of:=[.A219]+1" office:value-type="float" office:value="8763">
            <text:p>8763</text:p>
          </table:table-cell>
          <table:table-cell table:style-name="ce105" office:value-type="date" office:date-value="2015-05-10">
            <text:p>2015-05-10</text:p>
          </table:table-cell>
          <table:table-cell table:style-name="ce181" office:value-type="time" office:time-value="PT02H18M00S">
            <text:p>02:18</text:p>
          </table:table-cell>
          <table:table-cell table:style-name="ce181" office:value-type="time" office:time-value="PT02H48M00S">
            <text:p>02:48</text:p>
          </table:table-cell>
          <table:table-cell table:style-name="ce270" table:formula="of:=([.D220]-[.C220])*24*60" office:value-type="float" office:value="30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9.4">
            <text:p>9,4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20]=&quot;YES&quot;;[.I220];0)*IF([.I220]&gt;1;1;0)" office:value-type="float" office:value="9.4">
            <text:p>9,4</text:p>
          </table:table-cell>
          <table:table-cell table:style-name="ce395" table:formula="of:=IF([.J220]=&quot;YES&quot;;[.E220];0)*IF([.I220]&gt;1;1;0)" office:value-type="float" office:value="30">
            <text:p>30</text:p>
          </table:table-cell>
          <table:table-cell table:formula="of:=IF([.J220]=&quot;YES&quot;;1;0)*IF([.I220]&gt;1;1;0)" office:value-type="float" office:value="1">
            <text:p>1</text:p>
          </table:table-cell>
          <table:table-cell table:formula="of:=IF([.F220]=&quot;Diamond&quot;;1;0)*[.N220]*IF([.I220]&gt;1;1;0)" office:value-type="float" office:value="1">
            <text:p>1</text:p>
          </table:table-cell>
          <table:table-cell table:formula="of:=IF([.F220]=&quot;Moeller&quot;;1;0)*[.N220]*IF([.I220]&gt;1;1;0)" office:value-type="float" office:value="0">
            <text:p>0</text:p>
          </table:table-cell>
          <table:table-cell table:formula="of:=[.O220]*[.L220]" office:value-type="float" office:value="9.4">
            <text:p>9,4</text:p>
          </table:table-cell>
          <table:table-cell table:formula="of:=[.O220]*[.M220]" office:value-type="float" office:value="30">
            <text:p>30</text:p>
          </table:table-cell>
          <table:table-cell table:formula="of:=[.P220]*[.L220]" office:value-type="float" office:value="0">
            <text:p>0</text:p>
          </table:table-cell>
          <table:table-cell table:formula="of:=[.P220]*[.M220]" office:value-type="float" office:value="0">
            <text:p>0</text:p>
          </table:table-cell>
          <table:table-cell table:formula="of:=SUM([.N220:.P220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2" table:formula="of:=[.A220]+1" office:value-type="float" office:value="8764">
            <text:p>8764</text:p>
          </table:table-cell>
          <table:table-cell table:style-name="ce107" office:value-type="date" office:date-value="2015-05-10">
            <text:p>2015-05-10</text:p>
          </table:table-cell>
          <table:table-cell table:style-name="ce183" office:value-type="time" office:time-value="PT02H49M00S">
            <text:p>02:49</text:p>
          </table:table-cell>
          <table:table-cell table:style-name="ce183" office:value-type="time" office:time-value="PT03H18M00S">
            <text:p>03:18</text:p>
          </table:table-cell>
          <table:table-cell table:style-name="ce272" table:formula="of:=([.D221]-[.C221])*24*60" office:value-type="float" office:value="29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4">
            <text:p>9,4</text:p>
          </table:table-cell>
          <table:table-cell table:style-name="ce330" office:value-type="string">
            <text:p>YES</text:p>
          </table:table-cell>
          <table:table-cell table:style-name="ce415"/>
          <table:table-cell table:style-name="ce395" table:formula="of:=IF([.J221]=&quot;YES&quot;;[.I221];0)*IF([.I221]&gt;1;1;0)" office:value-type="float" office:value="9.4">
            <text:p>9,4</text:p>
          </table:table-cell>
          <table:table-cell table:style-name="ce395" table:formula="of:=IF([.J221]=&quot;YES&quot;;[.E221];0)*IF([.I221]&gt;1;1;0)" office:value-type="float" office:value="29">
            <text:p>29</text:p>
          </table:table-cell>
          <table:table-cell table:formula="of:=IF([.J221]=&quot;YES&quot;;1;0)*IF([.I221]&gt;1;1;0)" office:value-type="float" office:value="1">
            <text:p>1</text:p>
          </table:table-cell>
          <table:table-cell table:formula="of:=IF([.F221]=&quot;Diamond&quot;;1;0)*[.N221]*IF([.I221]&gt;1;1;0)" office:value-type="float" office:value="1">
            <text:p>1</text:p>
          </table:table-cell>
          <table:table-cell table:formula="of:=IF([.F221]=&quot;Moeller&quot;;1;0)*[.N221]*IF([.I221]&gt;1;1;0)" office:value-type="float" office:value="0">
            <text:p>0</text:p>
          </table:table-cell>
          <table:table-cell table:formula="of:=[.O221]*[.L221]" office:value-type="float" office:value="9.4">
            <text:p>9,4</text:p>
          </table:table-cell>
          <table:table-cell table:formula="of:=[.O221]*[.M221]" office:value-type="float" office:value="29">
            <text:p>29</text:p>
          </table:table-cell>
          <table:table-cell table:formula="of:=[.P221]*[.L221]" office:value-type="float" office:value="0">
            <text:p>0</text:p>
          </table:table-cell>
          <table:table-cell table:formula="of:=[.P221]*[.M221]" office:value-type="float" office:value="0">
            <text:p>0</text:p>
          </table:table-cell>
          <table:table-cell table:formula="of:=SUM([.N221:.P221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42" table:formula="of:=[.A221]+1" office:value-type="float" office:value="8765">
            <text:p>8765</text:p>
          </table:table-cell>
          <table:table-cell table:style-name="ce107" office:value-type="date" office:date-value="2015-05-10">
            <text:p>2015-05-10</text:p>
          </table:table-cell>
          <table:table-cell table:style-name="ce183" office:value-type="time" office:time-value="PT03H19M00S">
            <text:p>03:19</text:p>
          </table:table-cell>
          <table:table-cell table:style-name="ce183" office:value-type="time" office:time-value="PT03H49M00S">
            <text:p>03:49</text:p>
          </table:table-cell>
          <table:table-cell table:style-name="ce272" table:formula="of:=([.D222]-[.C222])*24*60" office:value-type="float" office:value="30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3">
            <text:p>9,3</text:p>
          </table:table-cell>
          <table:table-cell table:style-name="ce330" office:value-type="string">
            <text:p>YES</text:p>
          </table:table-cell>
          <table:table-cell table:style-name="ce415"/>
          <table:table-cell table:style-name="ce395" table:formula="of:=IF([.J222]=&quot;YES&quot;;[.I222];0)*IF([.I222]&gt;1;1;0)" office:value-type="float" office:value="9.3">
            <text:p>9,3</text:p>
          </table:table-cell>
          <table:table-cell table:style-name="ce395" table:formula="of:=IF([.J222]=&quot;YES&quot;;[.E222];0)*IF([.I222]&gt;1;1;0)" office:value-type="float" office:value="30">
            <text:p>30</text:p>
          </table:table-cell>
          <table:table-cell table:formula="of:=IF([.J222]=&quot;YES&quot;;1;0)*IF([.I222]&gt;1;1;0)" office:value-type="float" office:value="1">
            <text:p>1</text:p>
          </table:table-cell>
          <table:table-cell table:formula="of:=IF([.F222]=&quot;Diamond&quot;;1;0)*[.N222]*IF([.I222]&gt;1;1;0)" office:value-type="float" office:value="1">
            <text:p>1</text:p>
          </table:table-cell>
          <table:table-cell table:formula="of:=IF([.F222]=&quot;Moeller&quot;;1;0)*[.N222]*IF([.I222]&gt;1;1;0)" office:value-type="float" office:value="0">
            <text:p>0</text:p>
          </table:table-cell>
          <table:table-cell table:formula="of:=[.O222]*[.L222]" office:value-type="float" office:value="9.3">
            <text:p>9,3</text:p>
          </table:table-cell>
          <table:table-cell table:formula="of:=[.O222]*[.M222]" office:value-type="float" office:value="30">
            <text:p>30</text:p>
          </table:table-cell>
          <table:table-cell table:formula="of:=[.P222]*[.L222]" office:value-type="float" office:value="0">
            <text:p>0</text:p>
          </table:table-cell>
          <table:table-cell table:formula="of:=[.P222]*[.M222]" office:value-type="float" office:value="0">
            <text:p>0</text:p>
          </table:table-cell>
          <table:table-cell table:formula="of:=SUM([.N222:.P222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52" table:formula="of:=[.A222]+1" office:value-type="float" office:value="8766">
            <text:p>8766</text:p>
          </table:table-cell>
          <table:table-cell table:style-name="ce119" office:value-type="date" office:date-value="2015-05-10">
            <text:p>2015-05-10</text:p>
          </table:table-cell>
          <table:table-cell table:style-name="ce193" office:value-type="time" office:time-value="PT03H50M00S">
            <text:p>03:50</text:p>
          </table:table-cell>
          <table:table-cell table:style-name="ce193" office:value-type="time" office:time-value="PT04H06M00S">
            <text:p>04:06</text:p>
          </table:table-cell>
          <table:table-cell table:style-name="ce282" table:formula="of:=([.D223]-[.C223])*24*60" office:value-type="float" office:value="16">
            <text:p>16</text:p>
          </table:table-cell>
          <table:table-cell table:style-name="ce339" office:value-type="string">
            <text:p>Diamond</text:p>
          </table:table-cell>
          <table:table-cell table:style-name="ce339" office:value-type="float" office:value="850">
            <text:p>850</text:p>
          </table:table-cell>
          <table:table-cell table:style-name="ce339" office:value-type="string">
            <text:p>PARA</text:p>
          </table:table-cell>
          <table:table-cell table:style-name="ce339" office:value-type="float" office:value="5.3">
            <text:p>5,3</text:p>
          </table:table-cell>
          <table:table-cell table:style-name="ce339" office:value-type="string">
            <text:p>MAYBE</text:p>
          </table:table-cell>
          <table:table-cell table:style-name="ce360" office:value-type="string">
            <text:p>stopped early because of two peaks on the tagger time spectra.</text:p>
          </table:table-cell>
          <table:table-cell table:style-name="ce395" table:formula="of:=IF([.J223]=&quot;YES&quot;;[.I223];0)*IF([.I223]&gt;1;1;0)" office:value-type="float" office:value="0">
            <text:p>0</text:p>
          </table:table-cell>
          <table:table-cell table:style-name="ce395" table:formula="of:=IF([.J223]=&quot;YES&quot;;[.E223];0)*IF([.I223]&gt;1;1;0)" office:value-type="float" office:value="0">
            <text:p>0</text:p>
          </table:table-cell>
          <table:table-cell table:formula="of:=IF([.J223]=&quot;YES&quot;;1;0)*IF([.I223]&gt;1;1;0)" office:value-type="float" office:value="0">
            <text:p>0</text:p>
          </table:table-cell>
          <table:table-cell table:formula="of:=IF([.F223]=&quot;Diamond&quot;;1;0)*[.N223]*IF([.I223]&gt;1;1;0)" office:value-type="float" office:value="0">
            <text:p>0</text:p>
          </table:table-cell>
          <table:table-cell table:formula="of:=IF([.F223]=&quot;Moeller&quot;;1;0)*[.N223]*IF([.I223]&gt;1;1;0)" office:value-type="float" office:value="0">
            <text:p>0</text:p>
          </table:table-cell>
          <table:table-cell table:formula="of:=[.O223]*[.L223]" office:value-type="float" office:value="0">
            <text:p>0</text:p>
          </table:table-cell>
          <table:table-cell table:formula="of:=[.O223]*[.M223]" office:value-type="float" office:value="0">
            <text:p>0</text:p>
          </table:table-cell>
          <table:table-cell table:formula="of:=[.P223]*[.L223]" office:value-type="float" office:value="0">
            <text:p>0</text:p>
          </table:table-cell>
          <table:table-cell table:formula="of:=[.P223]*[.M223]" office:value-type="float" office:value="0">
            <text:p>0</text:p>
          </table:table-cell>
          <table:table-cell table:formula="of:=SUM([.N223:.P223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44"/>
        </table:table-row>
        <table:table-row table:style-name="ro4">
          <table:table-cell table:style-name="ce44" table:formula="of:=[.A223]+1" office:value-type="float" office:value="8767">
            <text:p>8767</text:p>
          </table:table-cell>
          <table:table-cell table:style-name="ce109" office:value-type="date" office:date-value="2015-05-10">
            <text:p>2015-05-10</text:p>
          </table:table-cell>
          <table:table-cell table:style-name="ce185" office:value-type="time" office:time-value="PT04H07M00S">
            <text:p>04:07</text:p>
          </table:table-cell>
          <table:table-cell table:style-name="ce185" office:value-type="time" office:time-value="PT04H37M00S">
            <text:p>04:37</text:p>
          </table:table-cell>
          <table:table-cell table:style-name="ce274" table:formula="of:=([.D224]-[.C224])*24*60" office:value-type="float" office:value="30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5">
            <text:p>9,5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24]=&quot;YES&quot;;[.I224];0)*IF([.I224]&gt;1;1;0)" office:value-type="float" office:value="9.5">
            <text:p>9,5</text:p>
          </table:table-cell>
          <table:table-cell table:style-name="ce395" table:formula="of:=IF([.J224]=&quot;YES&quot;;[.E224];0)*IF([.I224]&gt;1;1;0)" office:value-type="float" office:value="30">
            <text:p>30</text:p>
          </table:table-cell>
          <table:table-cell table:formula="of:=IF([.J224]=&quot;YES&quot;;1;0)*IF([.I224]&gt;1;1;0)" office:value-type="float" office:value="1">
            <text:p>1</text:p>
          </table:table-cell>
          <table:table-cell table:formula="of:=IF([.F224]=&quot;Diamond&quot;;1;0)*[.N224]*IF([.I224]&gt;1;1;0)" office:value-type="float" office:value="1">
            <text:p>1</text:p>
          </table:table-cell>
          <table:table-cell table:formula="of:=IF([.F224]=&quot;Moeller&quot;;1;0)*[.N224]*IF([.I224]&gt;1;1;0)" office:value-type="float" office:value="0">
            <text:p>0</text:p>
          </table:table-cell>
          <table:table-cell table:formula="of:=[.O224]*[.L224]" office:value-type="float" office:value="9.5">
            <text:p>9,5</text:p>
          </table:table-cell>
          <table:table-cell table:formula="of:=[.O224]*[.M224]" office:value-type="float" office:value="30">
            <text:p>30</text:p>
          </table:table-cell>
          <table:table-cell table:formula="of:=[.P224]*[.L224]" office:value-type="float" office:value="0">
            <text:p>0</text:p>
          </table:table-cell>
          <table:table-cell table:formula="of:=[.P224]*[.M224]" office:value-type="float" office:value="0">
            <text:p>0</text:p>
          </table:table-cell>
          <table:table-cell table:formula="of:=SUM([.N224:.P224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0" table:formula="of:=[.A224]+1" office:value-type="float" office:value="8768">
            <text:p>8768</text:p>
          </table:table-cell>
          <table:table-cell table:style-name="ce105" office:value-type="date" office:date-value="2015-05-10">
            <text:p>2015-05-10</text:p>
          </table:table-cell>
          <table:table-cell table:style-name="ce181" office:value-type="time" office:time-value="PT04H39M00S">
            <text:p>04:39</text:p>
          </table:table-cell>
          <table:table-cell table:style-name="ce181" office:value-type="time" office:time-value="PT05H09M00S">
            <text:p>05:09</text:p>
          </table:table-cell>
          <table:table-cell table:style-name="ce270" table:formula="of:=([.D225]-[.C225])*24*60" office:value-type="float" office:value="30.0000000000001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6">
            <text:p>9,6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25]=&quot;YES&quot;;[.I225];0)*IF([.I225]&gt;1;1;0)" office:value-type="float" office:value="9.6">
            <text:p>9,6</text:p>
          </table:table-cell>
          <table:table-cell table:style-name="ce395" table:formula="of:=IF([.J225]=&quot;YES&quot;;[.E225];0)*IF([.I225]&gt;1;1;0)" office:value-type="float" office:value="30.0000000000001">
            <text:p>30,0000000000001</text:p>
          </table:table-cell>
          <table:table-cell table:formula="of:=IF([.J225]=&quot;YES&quot;;1;0)*IF([.I225]&gt;1;1;0)" office:value-type="float" office:value="1">
            <text:p>1</text:p>
          </table:table-cell>
          <table:table-cell table:formula="of:=IF([.F225]=&quot;Diamond&quot;;1;0)*[.N225]*IF([.I225]&gt;1;1;0)" office:value-type="float" office:value="1">
            <text:p>1</text:p>
          </table:table-cell>
          <table:table-cell table:formula="of:=IF([.F225]=&quot;Moeller&quot;;1;0)*[.N225]*IF([.I225]&gt;1;1;0)" office:value-type="float" office:value="0">
            <text:p>0</text:p>
          </table:table-cell>
          <table:table-cell table:formula="of:=[.O225]*[.L225]" office:value-type="float" office:value="9.6">
            <text:p>9,6</text:p>
          </table:table-cell>
          <table:table-cell table:formula="of:=[.O225]*[.M225]" office:value-type="float" office:value="30.0000000000001">
            <text:p>30,0000000000001</text:p>
          </table:table-cell>
          <table:table-cell table:formula="of:=[.P225]*[.L225]" office:value-type="float" office:value="0">
            <text:p>0</text:p>
          </table:table-cell>
          <table:table-cell table:formula="of:=[.P225]*[.M225]" office:value-type="float" office:value="0">
            <text:p>0</text:p>
          </table:table-cell>
          <table:table-cell table:formula="of:=SUM([.N225:.P225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2" table:formula="of:=[.A225]+1" office:value-type="float" office:value="8769">
            <text:p>8769</text:p>
          </table:table-cell>
          <table:table-cell table:style-name="ce107" office:value-type="date" office:date-value="2015-05-10">
            <text:p>2015-05-10</text:p>
          </table:table-cell>
          <table:table-cell table:style-name="ce183" office:value-type="time" office:time-value="PT05H10M00S">
            <text:p>05:10</text:p>
          </table:table-cell>
          <table:table-cell table:style-name="ce183" office:value-type="time" office:time-value="PT05H39M00S">
            <text:p>05:39</text:p>
          </table:table-cell>
          <table:table-cell table:style-name="ce272" table:formula="of:=([.D226]-[.C226])*24*60" office:value-type="float" office:value="29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3">
            <text:p>9,3</text:p>
          </table:table-cell>
          <table:table-cell table:style-name="ce330" office:value-type="string">
            <text:p>YES</text:p>
          </table:table-cell>
          <table:table-cell table:style-name="ce415"/>
          <table:table-cell table:style-name="ce395" table:formula="of:=IF([.J226]=&quot;YES&quot;;[.I226];0)*IF([.I226]&gt;1;1;0)" office:value-type="float" office:value="9.3">
            <text:p>9,3</text:p>
          </table:table-cell>
          <table:table-cell table:style-name="ce395" table:formula="of:=IF([.J226]=&quot;YES&quot;;[.E226];0)*IF([.I226]&gt;1;1;0)" office:value-type="float" office:value="29">
            <text:p>29</text:p>
          </table:table-cell>
          <table:table-cell table:formula="of:=IF([.J226]=&quot;YES&quot;;1;0)*IF([.I226]&gt;1;1;0)" office:value-type="float" office:value="1">
            <text:p>1</text:p>
          </table:table-cell>
          <table:table-cell table:formula="of:=IF([.F226]=&quot;Diamond&quot;;1;0)*[.N226]*IF([.I226]&gt;1;1;0)" office:value-type="float" office:value="1">
            <text:p>1</text:p>
          </table:table-cell>
          <table:table-cell table:formula="of:=IF([.F226]=&quot;Moeller&quot;;1;0)*[.N226]*IF([.I226]&gt;1;1;0)" office:value-type="float" office:value="0">
            <text:p>0</text:p>
          </table:table-cell>
          <table:table-cell table:formula="of:=[.O226]*[.L226]" office:value-type="float" office:value="9.3">
            <text:p>9,3</text:p>
          </table:table-cell>
          <table:table-cell table:formula="of:=[.O226]*[.M226]" office:value-type="float" office:value="29">
            <text:p>29</text:p>
          </table:table-cell>
          <table:table-cell table:formula="of:=[.P226]*[.L226]" office:value-type="float" office:value="0">
            <text:p>0</text:p>
          </table:table-cell>
          <table:table-cell table:formula="of:=[.P226]*[.M226]" office:value-type="float" office:value="0">
            <text:p>0</text:p>
          </table:table-cell>
          <table:table-cell table:formula="of:=SUM([.N226:.P226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2" table:formula="of:=[.A226]+1" office:value-type="float" office:value="8770">
            <text:p>8770</text:p>
          </table:table-cell>
          <table:table-cell table:style-name="ce107" office:value-type="date" office:date-value="2015-05-10">
            <text:p>2015-05-10</text:p>
          </table:table-cell>
          <table:table-cell table:style-name="ce183" office:value-type="time" office:time-value="PT05H40M00S">
            <text:p>05:40</text:p>
          </table:table-cell>
          <table:table-cell table:style-name="ce183" office:value-type="time" office:time-value="PT06H11M00S">
            <text:p>06:11</text:p>
          </table:table-cell>
          <table:table-cell table:style-name="ce272" table:formula="of:=([.D227]-[.C227])*24*60" office:value-type="float" office:value="31">
            <text:p>31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8">
            <text:p>9,8</text:p>
          </table:table-cell>
          <table:table-cell table:style-name="ce330" office:value-type="string">
            <text:p>YES</text:p>
          </table:table-cell>
          <table:table-cell table:style-name="ce415"/>
          <table:table-cell table:style-name="ce395" table:formula="of:=IF([.J227]=&quot;YES&quot;;[.I227];0)*IF([.I227]&gt;1;1;0)" office:value-type="float" office:value="9.8">
            <text:p>9,8</text:p>
          </table:table-cell>
          <table:table-cell table:style-name="ce395" table:formula="of:=IF([.J227]=&quot;YES&quot;;[.E227];0)*IF([.I227]&gt;1;1;0)" office:value-type="float" office:value="31">
            <text:p>31</text:p>
          </table:table-cell>
          <table:table-cell table:formula="of:=IF([.J227]=&quot;YES&quot;;1;0)*IF([.I227]&gt;1;1;0)" office:value-type="float" office:value="1">
            <text:p>1</text:p>
          </table:table-cell>
          <table:table-cell table:formula="of:=IF([.F227]=&quot;Diamond&quot;;1;0)*[.N227]*IF([.I227]&gt;1;1;0)" office:value-type="float" office:value="1">
            <text:p>1</text:p>
          </table:table-cell>
          <table:table-cell table:formula="of:=IF([.F227]=&quot;Moeller&quot;;1;0)*[.N227]*IF([.I227]&gt;1;1;0)" office:value-type="float" office:value="0">
            <text:p>0</text:p>
          </table:table-cell>
          <table:table-cell table:formula="of:=[.O227]*[.L227]" office:value-type="float" office:value="9.8">
            <text:p>9,8</text:p>
          </table:table-cell>
          <table:table-cell table:formula="of:=[.O227]*[.M227]" office:value-type="float" office:value="31">
            <text:p>31</text:p>
          </table:table-cell>
          <table:table-cell table:formula="of:=[.P227]*[.L227]" office:value-type="float" office:value="0">
            <text:p>0</text:p>
          </table:table-cell>
          <table:table-cell table:formula="of:=[.P227]*[.M227]" office:value-type="float" office:value="0">
            <text:p>0</text:p>
          </table:table-cell>
          <table:table-cell table:formula="of:=SUM([.N227:.P227])" office:value-type="float" office:value="2">
            <text:p>2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52" table:formula="of:=[.A227]+1" office:value-type="float" office:value="8771">
            <text:p>8771</text:p>
          </table:table-cell>
          <table:table-cell table:style-name="ce119" office:value-type="date" office:date-value="2015-05-10">
            <text:p>2015-05-10</text:p>
          </table:table-cell>
          <table:table-cell table:style-name="ce193" office:value-type="time" office:time-value="PT06H44M00S">
            <text:p>06:44</text:p>
          </table:table-cell>
          <table:table-cell table:style-name="ce193" office:value-type="time" office:time-value="PT06H58M00S">
            <text:p>06:58</text:p>
          </table:table-cell>
          <table:table-cell table:style-name="ce282" table:formula="of:=([.D228]-[.C228])*24*60" office:value-type="float" office:value="14">
            <text:p>14</text:p>
          </table:table-cell>
          <table:table-cell table:style-name="ce339" office:value-type="string">
            <text:p>Diamond</text:p>
          </table:table-cell>
          <table:table-cell table:style-name="ce339" office:value-type="float" office:value="850">
            <text:p>850</text:p>
          </table:table-cell>
          <table:table-cell table:style-name="ce339" office:value-type="string">
            <text:p>PERP</text:p>
          </table:table-cell>
          <table:table-cell table:style-name="ce339" office:value-type="float" office:value="4.6">
            <text:p>4,6</text:p>
          </table:table-cell>
          <table:table-cell table:style-name="ce339" office:value-type="string">
            <text:p>MAYBE</text:p>
          </table:table-cell>
          <table:table-cell table:style-name="ce360" office:value-type="string">
            <text:p>Tagger Scalers dropped suddenly returning to lower value from previous night</text:p>
          </table:table-cell>
          <table:table-cell table:style-name="ce395" table:formula="of:=IF([.J228]=&quot;YES&quot;;[.I228];0)*IF([.I228]&gt;1;1;0)" office:value-type="float" office:value="0">
            <text:p>0</text:p>
          </table:table-cell>
          <table:table-cell table:style-name="ce395" table:formula="of:=IF([.J228]=&quot;YES&quot;;[.E228];0)*IF([.I228]&gt;1;1;0)" office:value-type="float" office:value="0">
            <text:p>0</text:p>
          </table:table-cell>
          <table:table-cell table:formula="of:=IF([.J228]=&quot;YES&quot;;1;0)*IF([.I228]&gt;1;1;0)" office:value-type="float" office:value="0">
            <text:p>0</text:p>
          </table:table-cell>
          <table:table-cell table:formula="of:=IF([.F228]=&quot;Diamond&quot;;1;0)*[.N228]*IF([.I228]&gt;1;1;0)" office:value-type="float" office:value="0">
            <text:p>0</text:p>
          </table:table-cell>
          <table:table-cell table:formula="of:=IF([.F228]=&quot;Moeller&quot;;1;0)*[.N228]*IF([.I228]&gt;1;1;0)" office:value-type="float" office:value="0">
            <text:p>0</text:p>
          </table:table-cell>
          <table:table-cell table:formula="of:=[.O228]*[.L228]" office:value-type="float" office:value="0">
            <text:p>0</text:p>
          </table:table-cell>
          <table:table-cell table:formula="of:=[.O228]*[.M228]" office:value-type="float" office:value="0">
            <text:p>0</text:p>
          </table:table-cell>
          <table:table-cell table:formula="of:=[.P228]*[.L228]" office:value-type="float" office:value="0">
            <text:p>0</text:p>
          </table:table-cell>
          <table:table-cell table:formula="of:=[.P228]*[.M228]" office:value-type="float" office:value="0">
            <text:p>0</text:p>
          </table:table-cell>
          <table:table-cell table:formula="of:=SUM([.N228:.P228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44"/>
        </table:table-row>
        <table:table-row table:style-name="ro4">
          <table:table-cell table:style-name="ce44" table:formula="of:=[.A228]+1" office:value-type="float" office:value="8772">
            <text:p>8772</text:p>
          </table:table-cell>
          <table:table-cell table:style-name="ce109" office:value-type="date" office:date-value="2015-05-10">
            <text:p>2015-05-10</text:p>
          </table:table-cell>
          <table:table-cell table:style-name="ce185" office:value-type="time" office:time-value="PT06H59M00S">
            <text:p>06:59</text:p>
          </table:table-cell>
          <table:table-cell table:style-name="ce185" office:value-type="time" office:time-value="PT07H17M00S">
            <text:p>07:17</text:p>
          </table:table-cell>
          <table:table-cell table:style-name="ce274" table:formula="of:=([.D229]-[.C229])*24*60" office:value-type="float" office:value="18">
            <text:p>18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5.5">
            <text:p>5,5</text:p>
          </table:table-cell>
          <table:table-cell table:style-name="ce331" office:value-type="string">
            <text:p>YES</text:p>
          </table:table-cell>
          <table:table-cell table:style-name="ce413" office:value-type="string">
            <text:p>Scalers Still low</text:p>
          </table:table-cell>
          <table:table-cell table:style-name="ce395" table:formula="of:=IF([.J229]=&quot;YES&quot;;[.I229];0)*IF([.I229]&gt;1;1;0)" office:value-type="float" office:value="5.5">
            <text:p>5,5</text:p>
          </table:table-cell>
          <table:table-cell table:style-name="ce395" table:formula="of:=IF([.J229]=&quot;YES&quot;;[.E229];0)*IF([.I229]&gt;1;1;0)" office:value-type="float" office:value="18">
            <text:p>18</text:p>
          </table:table-cell>
          <table:table-cell table:formula="of:=IF([.J229]=&quot;YES&quot;;1;0)*IF([.I229]&gt;1;1;0)" office:value-type="float" office:value="1">
            <text:p>1</text:p>
          </table:table-cell>
          <table:table-cell table:formula="of:=IF([.F229]=&quot;Diamond&quot;;1;0)*[.N229]*IF([.I229]&gt;1;1;0)" office:value-type="float" office:value="1">
            <text:p>1</text:p>
          </table:table-cell>
          <table:table-cell table:formula="of:=IF([.F229]=&quot;Moeller&quot;;1;0)*[.N229]*IF([.I229]&gt;1;1;0)" office:value-type="float" office:value="0">
            <text:p>0</text:p>
          </table:table-cell>
          <table:table-cell table:formula="of:=[.O229]*[.L229]" office:value-type="float" office:value="5.5">
            <text:p>5,5</text:p>
          </table:table-cell>
          <table:table-cell table:formula="of:=[.O229]*[.M229]" office:value-type="float" office:value="18">
            <text:p>18</text:p>
          </table:table-cell>
          <table:table-cell table:formula="of:=[.P229]*[.L229]" office:value-type="float" office:value="0">
            <text:p>0</text:p>
          </table:table-cell>
          <table:table-cell table:formula="of:=[.P229]*[.M229]" office:value-type="float" office:value="0">
            <text:p>0</text:p>
          </table:table-cell>
          <table:table-cell table:formula="of:=SUM([.N229:.P229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1" table:formula="of:=[.A229]+1" office:value-type="float" office:value="8773">
            <text:p>8773</text:p>
          </table:table-cell>
          <table:table-cell table:style-name="ce106" office:value-type="date" office:date-value="2015-05-10">
            <text:p>2015-05-10</text:p>
          </table:table-cell>
          <table:table-cell table:style-name="ce182" office:value-type="time" office:time-value="PT07H35M00S">
            <text:p>07:35</text:p>
          </table:table-cell>
          <table:table-cell table:style-name="ce182" office:value-type="time" office:time-value="PT08H05M00S">
            <text:p>08:05</text:p>
          </table:table-cell>
          <table:table-cell table:style-name="ce271" table:formula="of:=([.D230]-[.C230])*24*60" office:value-type="float" office:value="29.9999999999999">
            <text:p>30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6.9">
            <text:p>6,9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395" table:formula="of:=IF([.J230]=&quot;YES&quot;;[.I230];0)*IF([.I230]&gt;1;1;0)" office:value-type="float" office:value="6.9">
            <text:p>6,9</text:p>
          </table:table-cell>
          <table:table-cell table:style-name="ce395" table:formula="of:=IF([.J230]=&quot;YES&quot;;[.E230];0)*IF([.I230]&gt;1;1;0)" office:value-type="float" office:value="29.9999999999999">
            <text:p>29,9999999999999</text:p>
          </table:table-cell>
          <table:table-cell table:formula="of:=IF([.J230]=&quot;YES&quot;;1;0)*IF([.I230]&gt;1;1;0)" office:value-type="float" office:value="1">
            <text:p>1</text:p>
          </table:table-cell>
          <table:table-cell table:formula="of:=IF([.F230]=&quot;Diamond&quot;;1;0)*[.N230]*IF([.I230]&gt;1;1;0)" office:value-type="float" office:value="0">
            <text:p>0</text:p>
          </table:table-cell>
          <table:table-cell table:formula="of:=IF([.F230]=&quot;Moeller&quot;;1;0)*[.N230]*IF([.I230]&gt;1;1;0)" office:value-type="float" office:value="1">
            <text:p>1</text:p>
          </table:table-cell>
          <table:table-cell table:formula="of:=[.O230]*[.L230]" office:value-type="float" office:value="0">
            <text:p>0</text:p>
          </table:table-cell>
          <table:table-cell table:formula="of:=[.O230]*[.M230]" office:value-type="float" office:value="0">
            <text:p>0</text:p>
          </table:table-cell>
          <table:table-cell table:formula="of:=[.P230]*[.L230]" office:value-type="float" office:value="6.9">
            <text:p>6,9</text:p>
          </table:table-cell>
          <table:table-cell table:formula="of:=[.P230]*[.M230]" office:value-type="float" office:value="29.9999999999999">
            <text:p>29,9999999999999</text:p>
          </table:table-cell>
          <table:table-cell table:formula="of:=SUM([.N230:.P230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5" table:formula="of:=[.A230]+1" office:value-type="float" office:value="8774">
            <text:p>8774</text:p>
          </table:table-cell>
          <table:table-cell table:style-name="ce110" office:value-type="date" office:date-value="2015-05-10">
            <text:p>2015-05-10</text:p>
          </table:table-cell>
          <table:table-cell table:style-name="ce186" office:value-type="time" office:time-value="PT08H07M00S">
            <text:p>08:07</text:p>
          </table:table-cell>
          <table:table-cell table:style-name="ce186" office:value-type="time" office:time-value="PT08H23M00S">
            <text:p>08:23</text:p>
          </table:table-cell>
          <table:table-cell table:style-name="ce275" table:formula="of:=([.D231]-[.C231])*24*60" office:value-type="float" office:value="16">
            <text:p>16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style-name="ce332" office:value-type="float" office:value="0">
            <text:p>0</text:p>
          </table:table-cell>
          <table:table-cell table:style-name="ce332" office:value-type="string">
            <text:p>YES</text:p>
          </table:table-cell>
          <table:table-cell table:style-name="ce416" office:value-type="string">
            <text:p>TaggEff Background 1</text:p>
          </table:table-cell>
          <table:table-cell table:style-name="ce395" table:formula="of:=IF([.J231]=&quot;YES&quot;;[.I231];0)*IF([.I231]&gt;1;1;0)" office:value-type="float" office:value="0">
            <text:p>0</text:p>
          </table:table-cell>
          <table:table-cell table:style-name="ce395" table:formula="of:=IF([.J231]=&quot;YES&quot;;[.E231];0)*IF([.I231]&gt;1;1;0)" office:value-type="float" office:value="0">
            <text:p>0</text:p>
          </table:table-cell>
          <table:table-cell table:formula="of:=IF([.J231]=&quot;YES&quot;;1;0)*IF([.I231]&gt;1;1;0)" office:value-type="float" office:value="0">
            <text:p>0</text:p>
          </table:table-cell>
          <table:table-cell table:formula="of:=IF([.F231]=&quot;Diamond&quot;;1;0)*[.N231]*IF([.I231]&gt;1;1;0)" office:value-type="float" office:value="0">
            <text:p>0</text:p>
          </table:table-cell>
          <table:table-cell table:formula="of:=IF([.F231]=&quot;Moeller&quot;;1;0)*[.N231]*IF([.I231]&gt;1;1;0)" office:value-type="float" office:value="0">
            <text:p>0</text:p>
          </table:table-cell>
          <table:table-cell table:formula="of:=[.O231]*[.L231]" office:value-type="float" office:value="0">
            <text:p>0</text:p>
          </table:table-cell>
          <table:table-cell table:formula="of:=[.O231]*[.M231]" office:value-type="float" office:value="0">
            <text:p>0</text:p>
          </table:table-cell>
          <table:table-cell table:formula="of:=[.P231]*[.L231]" office:value-type="float" office:value="0">
            <text:p>0</text:p>
          </table:table-cell>
          <table:table-cell table:formula="of:=[.P231]*[.M231]" office:value-type="float" office:value="0">
            <text:p>0</text:p>
          </table:table-cell>
          <table:table-cell table:formula="of:=SUM([.N231:.P231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231]+1" office:value-type="float" office:value="8775">
            <text:p>8775</text:p>
          </table:table-cell>
          <table:table-cell table:style-name="ce110" office:value-type="date" office:date-value="2015-05-10">
            <text:p>2015-05-10</text:p>
          </table:table-cell>
          <table:table-cell table:style-name="ce186" office:value-type="time" office:time-value="PT08H25M00S">
            <text:p>08:25</text:p>
          </table:table-cell>
          <table:table-cell table:style-name="ce186" office:value-type="time" office:time-value="PT08H55M00S">
            <text:p>08:55</text:p>
          </table:table-cell>
          <table:table-cell table:style-name="ce275" table:formula="of:=([.D232]-[.C232])*24*60" office:value-type="float" office:value="30.0000000000001">
            <text:p>30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style-name="ce332" office:value-type="float" office:value="1">
            <text:p>1</text:p>
          </table:table-cell>
          <table:table-cell table:style-name="ce332" office:value-type="string">
            <text:p>YES</text:p>
          </table:table-cell>
          <table:table-cell table:style-name="ce416" office:value-type="string">
            <text:p>TaggEff Moeller</text:p>
          </table:table-cell>
          <table:table-cell table:style-name="ce395" table:formula="of:=IF([.J232]=&quot;YES&quot;;[.I232];0)*IF([.I232]&gt;1;1;0)" office:value-type="float" office:value="0">
            <text:p>0</text:p>
          </table:table-cell>
          <table:table-cell table:style-name="ce395" table:formula="of:=IF([.J232]=&quot;YES&quot;;[.E232];0)*IF([.I232]&gt;1;1;0)" office:value-type="float" office:value="0">
            <text:p>0</text:p>
          </table:table-cell>
          <table:table-cell table:formula="of:=IF([.J232]=&quot;YES&quot;;1;0)*IF([.I232]&gt;1;1;0)" office:value-type="float" office:value="0">
            <text:p>0</text:p>
          </table:table-cell>
          <table:table-cell table:formula="of:=IF([.F232]=&quot;Diamond&quot;;1;0)*[.N232]*IF([.I232]&gt;1;1;0)" office:value-type="float" office:value="0">
            <text:p>0</text:p>
          </table:table-cell>
          <table:table-cell table:formula="of:=IF([.F232]=&quot;Moeller&quot;;1;0)*[.N232]*IF([.I232]&gt;1;1;0)" office:value-type="float" office:value="0">
            <text:p>0</text:p>
          </table:table-cell>
          <table:table-cell table:formula="of:=[.O232]*[.L232]" office:value-type="float" office:value="0">
            <text:p>0</text:p>
          </table:table-cell>
          <table:table-cell table:formula="of:=[.O232]*[.M232]" office:value-type="float" office:value="0">
            <text:p>0</text:p>
          </table:table-cell>
          <table:table-cell table:formula="of:=[.P232]*[.L232]" office:value-type="float" office:value="0">
            <text:p>0</text:p>
          </table:table-cell>
          <table:table-cell table:formula="of:=[.P232]*[.M232]" office:value-type="float" office:value="0">
            <text:p>0</text:p>
          </table:table-cell>
          <table:table-cell table:formula="of:=SUM([.N232:.P232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232]+1" office:value-type="float" office:value="8776">
            <text:p>8776</text:p>
          </table:table-cell>
          <table:table-cell table:style-name="ce110" office:value-type="date" office:date-value="2015-05-10">
            <text:p>2015-05-10</text:p>
          </table:table-cell>
          <table:table-cell table:style-name="ce186" office:value-type="time" office:time-value="PT09H02M00S">
            <text:p>09:02</text:p>
          </table:table-cell>
          <table:table-cell table:style-name="ce186" office:value-type="time" office:time-value="PT09H31M00S">
            <text:p>09:31</text:p>
          </table:table-cell>
          <table:table-cell table:style-name="ce275" table:formula="of:=([.D233]-[.C233])*24*60" office:value-type="float" office:value="29">
            <text:p>29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ERP</text:p>
          </table:table-cell>
          <table:table-cell table:style-name="ce332" office:value-type="float" office:value="0.8">
            <text:p>0,8</text:p>
          </table:table-cell>
          <table:table-cell table:style-name="ce332" office:value-type="string">
            <text:p>YES</text:p>
          </table:table-cell>
          <table:table-cell table:style-name="ce416" office:value-type="string">
            <text:p>TaggEff PERP</text:p>
          </table:table-cell>
          <table:table-cell table:style-name="ce395" table:formula="of:=IF([.J233]=&quot;YES&quot;;[.I233];0)*IF([.I233]&gt;1;1;0)" office:value-type="float" office:value="0">
            <text:p>0</text:p>
          </table:table-cell>
          <table:table-cell table:style-name="ce395" table:formula="of:=IF([.J233]=&quot;YES&quot;;[.E233];0)*IF([.I233]&gt;1;1;0)" office:value-type="float" office:value="0">
            <text:p>0</text:p>
          </table:table-cell>
          <table:table-cell table:formula="of:=IF([.J233]=&quot;YES&quot;;1;0)*IF([.I233]&gt;1;1;0)" office:value-type="float" office:value="0">
            <text:p>0</text:p>
          </table:table-cell>
          <table:table-cell table:formula="of:=IF([.F233]=&quot;Diamond&quot;;1;0)*[.N233]*IF([.I233]&gt;1;1;0)" office:value-type="float" office:value="0">
            <text:p>0</text:p>
          </table:table-cell>
          <table:table-cell table:formula="of:=IF([.F233]=&quot;Moeller&quot;;1;0)*[.N233]*IF([.I233]&gt;1;1;0)" office:value-type="float" office:value="0">
            <text:p>0</text:p>
          </table:table-cell>
          <table:table-cell table:formula="of:=[.O233]*[.L233]" office:value-type="float" office:value="0">
            <text:p>0</text:p>
          </table:table-cell>
          <table:table-cell table:formula="of:=[.O233]*[.M233]" office:value-type="float" office:value="0">
            <text:p>0</text:p>
          </table:table-cell>
          <table:table-cell table:formula="of:=[.P233]*[.L233]" office:value-type="float" office:value="0">
            <text:p>0</text:p>
          </table:table-cell>
          <table:table-cell table:formula="of:=[.P233]*[.M233]" office:value-type="float" office:value="0">
            <text:p>0</text:p>
          </table:table-cell>
          <table:table-cell table:formula="of:=SUM([.N233:.P233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table:formula="of:=[.A233]+1" office:value-type="float" office:value="8777">
            <text:p>8777</text:p>
          </table:table-cell>
          <table:table-cell table:style-name="ce116" office:value-type="date" office:date-value="2015-05-10">
            <text:p>2015-05-10</text:p>
          </table:table-cell>
          <table:table-cell table:style-name="ce184" office:value-type="time" office:time-value="PT09H32M00S">
            <text:p>09:32</text:p>
          </table:table-cell>
          <table:table-cell table:style-name="ce184" office:value-type="time" office:time-value="PT09H41M00S">
            <text:p>09:41</text:p>
          </table:table-cell>
          <table:table-cell table:style-name="ce273" table:formula="of:=([.D234]-[.C234])*24*60" office:value-type="float" office:value="9.00000000000005">
            <text:p>9</text:p>
          </table:table-cell>
          <table:table-cell table:style-name="ce164" office:value-type="string">
            <text:p>Diamond</text:p>
          </table:table-cell>
          <table:table-cell table:style-name="ce164" office:value-type="float" office:value="850">
            <text:p>850</text:p>
          </table:table-cell>
          <table:table-cell table:style-name="ce164" office:value-type="string">
            <text:p>PARA</text:p>
          </table:table-cell>
          <table:table-cell table:style-name="ce164"/>
          <table:table-cell table:style-name="ce164" office:value-type="string">
            <text:p>NO</text:p>
          </table:table-cell>
          <table:table-cell table:style-name="ce166" office:value-type="string">
            <text:p>TaggEff PARA</text:p>
          </table:table-cell>
          <table:table-cell table:style-name="ce395" table:formula="of:=IF([.J234]=&quot;YES&quot;;[.I234];0)*IF([.I234]&gt;1;1;0)" office:value-type="float" office:value="0">
            <text:p>0</text:p>
          </table:table-cell>
          <table:table-cell table:style-name="ce395" table:formula="of:=IF([.J234]=&quot;YES&quot;;[.E234];0)*IF([.I234]&gt;1;1;0)" office:value-type="float" office:value="0">
            <text:p>0</text:p>
          </table:table-cell>
          <table:table-cell table:formula="of:=IF([.J234]=&quot;YES&quot;;1;0)*IF([.I234]&gt;1;1;0)" office:value-type="float" office:value="0">
            <text:p>0</text:p>
          </table:table-cell>
          <table:table-cell table:formula="of:=IF([.F234]=&quot;Diamond&quot;;1;0)*[.N234]*IF([.I234]&gt;1;1;0)" office:value-type="float" office:value="0">
            <text:p>0</text:p>
          </table:table-cell>
          <table:table-cell table:formula="of:=IF([.F234]=&quot;Moeller&quot;;1;0)*[.N234]*IF([.I234]&gt;1;1;0)" office:value-type="float" office:value="0">
            <text:p>0</text:p>
          </table:table-cell>
          <table:table-cell table:formula="of:=[.O234]*[.L234]" office:value-type="float" office:value="0">
            <text:p>0</text:p>
          </table:table-cell>
          <table:table-cell table:formula="of:=[.O234]*[.M234]" office:value-type="float" office:value="0">
            <text:p>0</text:p>
          </table:table-cell>
          <table:table-cell table:formula="of:=[.P234]*[.L234]" office:value-type="float" office:value="0">
            <text:p>0</text:p>
          </table:table-cell>
          <table:table-cell table:formula="of:=[.P234]*[.M234]" office:value-type="float" office:value="0">
            <text:p>0</text:p>
          </table:table-cell>
          <table:table-cell table:formula="of:=SUM([.N234:.P234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234]+1" office:value-type="float" office:value="8778">
            <text:p>8778</text:p>
          </table:table-cell>
          <table:table-cell table:style-name="ce110" office:value-type="date" office:date-value="2015-05-10">
            <text:p>2015-05-10</text:p>
          </table:table-cell>
          <table:table-cell table:style-name="ce186" office:value-type="time" office:time-value="PT09H41M00S">
            <text:p>09:41</text:p>
          </table:table-cell>
          <table:table-cell table:style-name="ce186" office:value-type="time" office:time-value="PT10H11M00S">
            <text:p>10:11</text:p>
          </table:table-cell>
          <table:table-cell table:style-name="ce275" table:formula="of:=([.D235]-[.C235])*24*60" office:value-type="float" office:value="30">
            <text:p>30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ARA</text:p>
          </table:table-cell>
          <table:table-cell table:style-name="ce332" office:value-type="float" office:value="0.9">
            <text:p>0,9</text:p>
          </table:table-cell>
          <table:table-cell table:style-name="ce332" office:value-type="string">
            <text:p>YES</text:p>
          </table:table-cell>
          <table:table-cell table:style-name="ce416" office:value-type="string">
            <text:p>TaggEff PARA</text:p>
          </table:table-cell>
          <table:table-cell table:style-name="ce395" table:formula="of:=IF([.J235]=&quot;YES&quot;;[.I235];0)*IF([.I235]&gt;1;1;0)" office:value-type="float" office:value="0">
            <text:p>0</text:p>
          </table:table-cell>
          <table:table-cell table:style-name="ce395" table:formula="of:=IF([.J235]=&quot;YES&quot;;[.E235];0)*IF([.I235]&gt;1;1;0)" office:value-type="float" office:value="0">
            <text:p>0</text:p>
          </table:table-cell>
          <table:table-cell table:formula="of:=IF([.J235]=&quot;YES&quot;;1;0)*IF([.I235]&gt;1;1;0)" office:value-type="float" office:value="0">
            <text:p>0</text:p>
          </table:table-cell>
          <table:table-cell table:formula="of:=IF([.F235]=&quot;Diamond&quot;;1;0)*[.N235]*IF([.I235]&gt;1;1;0)" office:value-type="float" office:value="0">
            <text:p>0</text:p>
          </table:table-cell>
          <table:table-cell table:formula="of:=IF([.F235]=&quot;Moeller&quot;;1;0)*[.N235]*IF([.I235]&gt;1;1;0)" office:value-type="float" office:value="0">
            <text:p>0</text:p>
          </table:table-cell>
          <table:table-cell table:formula="of:=[.O235]*[.L235]" office:value-type="float" office:value="0">
            <text:p>0</text:p>
          </table:table-cell>
          <table:table-cell table:formula="of:=[.O235]*[.M235]" office:value-type="float" office:value="0">
            <text:p>0</text:p>
          </table:table-cell>
          <table:table-cell table:formula="of:=[.P235]*[.L235]" office:value-type="float" office:value="0">
            <text:p>0</text:p>
          </table:table-cell>
          <table:table-cell table:formula="of:=[.P235]*[.M235]" office:value-type="float" office:value="0">
            <text:p>0</text:p>
          </table:table-cell>
          <table:table-cell table:formula="of:=SUM([.N235:.P235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5" table:formula="of:=[.A235]+1" office:value-type="float" office:value="8779">
            <text:p>8779</text:p>
          </table:table-cell>
          <table:table-cell table:style-name="ce110" office:value-type="date" office:date-value="2015-05-10">
            <text:p>2015-05-10</text:p>
          </table:table-cell>
          <table:table-cell table:style-name="ce186" office:value-type="time" office:time-value="PT10H12M00S">
            <text:p>10:12</text:p>
          </table:table-cell>
          <table:table-cell table:style-name="ce186" office:value-type="time" office:time-value="PT10H27M00S">
            <text:p>10:27</text:p>
          </table:table-cell>
          <table:table-cell table:style-name="ce275" table:formula="of:=([.D236]-[.C236])*24*60" office:value-type="float" office:value="14.9999999999999">
            <text:p>15</text:p>
          </table:table-cell>
          <table:table-cell table:style-name="ce332" office:value-type="string">
            <text:p>Diamond</text:p>
          </table:table-cell>
          <table:table-cell table:style-name="ce332" table:number-columns-repeated="2"/>
          <table:table-cell table:style-name="ce332" office:value-type="float" office:value="0">
            <text:p>0</text:p>
          </table:table-cell>
          <table:table-cell table:style-name="ce332" office:value-type="string">
            <text:p>YES</text:p>
          </table:table-cell>
          <table:table-cell table:style-name="ce416" office:value-type="string">
            <text:p>TaggEff Background 2</text:p>
          </table:table-cell>
          <table:table-cell table:style-name="ce395" table:formula="of:=IF([.J236]=&quot;YES&quot;;[.I236];0)*IF([.I236]&gt;1;1;0)" office:value-type="float" office:value="0">
            <text:p>0</text:p>
          </table:table-cell>
          <table:table-cell table:style-name="ce395" table:formula="of:=IF([.J236]=&quot;YES&quot;;[.E236];0)*IF([.I236]&gt;1;1;0)" office:value-type="float" office:value="0">
            <text:p>0</text:p>
          </table:table-cell>
          <table:table-cell table:formula="of:=IF([.J236]=&quot;YES&quot;;1;0)*IF([.I236]&gt;1;1;0)" office:value-type="float" office:value="0">
            <text:p>0</text:p>
          </table:table-cell>
          <table:table-cell table:formula="of:=IF([.F236]=&quot;Diamond&quot;;1;0)*[.N236]*IF([.I236]&gt;1;1;0)" office:value-type="float" office:value="0">
            <text:p>0</text:p>
          </table:table-cell>
          <table:table-cell table:formula="of:=IF([.F236]=&quot;Moeller&quot;;1;0)*[.N236]*IF([.I236]&gt;1;1;0)" office:value-type="float" office:value="0">
            <text:p>0</text:p>
          </table:table-cell>
          <table:table-cell table:formula="of:=[.O236]*[.L236]" office:value-type="float" office:value="0">
            <text:p>0</text:p>
          </table:table-cell>
          <table:table-cell table:formula="of:=[.O236]*[.M236]" office:value-type="float" office:value="0">
            <text:p>0</text:p>
          </table:table-cell>
          <table:table-cell table:formula="of:=[.P236]*[.L236]" office:value-type="float" office:value="0">
            <text:p>0</text:p>
          </table:table-cell>
          <table:table-cell table:formula="of:=[.P236]*[.M236]" office:value-type="float" office:value="0">
            <text:p>0</text:p>
          </table:table-cell>
          <table:table-cell table:formula="of:=SUM([.N236:.P236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1" table:formula="of:=[.A236]+1" office:value-type="float" office:value="8780">
            <text:p>8780</text:p>
          </table:table-cell>
          <table:table-cell table:style-name="ce106" office:value-type="date" office:date-value="2015-05-10">
            <text:p>2015-05-10</text:p>
          </table:table-cell>
          <table:table-cell table:style-name="ce182" office:value-type="time" office:time-value="PT11H35M00S">
            <text:p>11:35</text:p>
          </table:table-cell>
          <table:table-cell table:style-name="ce182" office:value-type="time" office:time-value="PT12H06M00S">
            <text:p>12:06</text:p>
          </table:table-cell>
          <table:table-cell table:style-name="ce271" table:formula="of:=([.D237]-[.C237])*24*60" office:value-type="float" office:value="31">
            <text:p>31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7.2">
            <text:p>7,2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395" table:formula="of:=IF([.J237]=&quot;YES&quot;;[.I237];0)*IF([.I237]&gt;1;1;0)" office:value-type="float" office:value="7.2">
            <text:p>7,2</text:p>
          </table:table-cell>
          <table:table-cell table:style-name="ce395" table:formula="of:=IF([.J237]=&quot;YES&quot;;[.E237];0)*IF([.I237]&gt;1;1;0)" office:value-type="float" office:value="31">
            <text:p>31</text:p>
          </table:table-cell>
          <table:table-cell table:formula="of:=IF([.J237]=&quot;YES&quot;;1;0)*IF([.I237]&gt;1;1;0)" office:value-type="float" office:value="1">
            <text:p>1</text:p>
          </table:table-cell>
          <table:table-cell table:formula="of:=IF([.F237]=&quot;Diamond&quot;;1;0)*[.N237]*IF([.I237]&gt;1;1;0)" office:value-type="float" office:value="0">
            <text:p>0</text:p>
          </table:table-cell>
          <table:table-cell table:formula="of:=IF([.F237]=&quot;Moeller&quot;;1;0)*[.N237]*IF([.I237]&gt;1;1;0)" office:value-type="float" office:value="1">
            <text:p>1</text:p>
          </table:table-cell>
          <table:table-cell table:formula="of:=[.O237]*[.L237]" office:value-type="float" office:value="0">
            <text:p>0</text:p>
          </table:table-cell>
          <table:table-cell table:formula="of:=[.O237]*[.M237]" office:value-type="float" office:value="0">
            <text:p>0</text:p>
          </table:table-cell>
          <table:table-cell table:formula="of:=[.P237]*[.L237]" office:value-type="float" office:value="7.2">
            <text:p>7,2</text:p>
          </table:table-cell>
          <table:table-cell table:formula="of:=[.P237]*[.M237]" office:value-type="float" office:value="31">
            <text:p>31</text:p>
          </table:table-cell>
          <table:table-cell table:formula="of:=SUM([.N237:.P237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1" table:formula="of:=[.A237]+1" office:value-type="float" office:value="8781">
            <text:p>8781</text:p>
          </table:table-cell>
          <table:table-cell table:style-name="ce106" office:value-type="date" office:date-value="2015-05-10">
            <text:p>2015-05-10</text:p>
          </table:table-cell>
          <table:table-cell table:style-name="ce182" office:value-type="time" office:time-value="PT12H07M00S">
            <text:p>12:07</text:p>
          </table:table-cell>
          <table:table-cell table:style-name="ce182" office:value-type="time" office:time-value="PT12H38M00S">
            <text:p>12:38</text:p>
          </table:table-cell>
          <table:table-cell table:style-name="ce271" table:formula="of:=([.D238]-[.C238])*24*60" office:value-type="float" office:value="31">
            <text:p>31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7.4">
            <text:p>7,4</text:p>
          </table:table-cell>
          <table:table-cell table:style-name="ce329" office:value-type="string">
            <text:p>YES</text:p>
          </table:table-cell>
          <table:table-cell table:style-name="ce414" office:value-type="string">
            <text:p>Moller and TAPS pedestal</text:p>
          </table:table-cell>
          <table:table-cell table:style-name="ce395" table:formula="of:=IF([.J238]=&quot;YES&quot;;[.I238];0)*IF([.I238]&gt;1;1;0)" office:value-type="float" office:value="7.4">
            <text:p>7,4</text:p>
          </table:table-cell>
          <table:table-cell table:style-name="ce395" table:formula="of:=IF([.J238]=&quot;YES&quot;;[.E238];0)*IF([.I238]&gt;1;1;0)" office:value-type="float" office:value="31">
            <text:p>31</text:p>
          </table:table-cell>
          <table:table-cell table:formula="of:=IF([.J238]=&quot;YES&quot;;1;0)*IF([.I238]&gt;1;1;0)" office:value-type="float" office:value="1">
            <text:p>1</text:p>
          </table:table-cell>
          <table:table-cell table:formula="of:=IF([.F238]=&quot;Diamond&quot;;1;0)*[.N238]*IF([.I238]&gt;1;1;0)" office:value-type="float" office:value="0">
            <text:p>0</text:p>
          </table:table-cell>
          <table:table-cell table:formula="of:=IF([.F238]=&quot;Moeller&quot;;1;0)*[.N238]*IF([.I238]&gt;1;1;0)" office:value-type="float" office:value="1">
            <text:p>1</text:p>
          </table:table-cell>
          <table:table-cell table:formula="of:=[.O238]*[.L238]" office:value-type="float" office:value="0">
            <text:p>0</text:p>
          </table:table-cell>
          <table:table-cell table:formula="of:=[.O238]*[.M238]" office:value-type="float" office:value="0">
            <text:p>0</text:p>
          </table:table-cell>
          <table:table-cell table:formula="of:=[.P238]*[.L238]" office:value-type="float" office:value="7.4">
            <text:p>7,4</text:p>
          </table:table-cell>
          <table:table-cell table:formula="of:=[.P238]*[.M238]" office:value-type="float" office:value="31">
            <text:p>31</text:p>
          </table:table-cell>
          <table:table-cell table:formula="of:=SUM([.N238:.P238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0" table:formula="of:=[.A238]+1" office:value-type="float" office:value="8782">
            <text:p>8782</text:p>
          </table:table-cell>
          <table:table-cell table:style-name="ce105" office:value-type="date" office:date-value="2015-05-10">
            <text:p>2015-05-10</text:p>
          </table:table-cell>
          <table:table-cell table:style-name="ce181" office:value-type="time" office:time-value="PT12H43M00S">
            <text:p>12:43</text:p>
          </table:table-cell>
          <table:table-cell table:style-name="ce181" office:value-type="time" office:time-value="PT13H13M00S">
            <text:p>13:13</text:p>
          </table:table-cell>
          <table:table-cell table:style-name="ce270" table:formula="of:=([.D239]-[.C239])*24*60" office:value-type="float" office:value="29.9999999999999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9.4">
            <text:p>9,4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39]=&quot;YES&quot;;[.I239];0)*IF([.I239]&gt;1;1;0)" office:value-type="float" office:value="9.4">
            <text:p>9,4</text:p>
          </table:table-cell>
          <table:table-cell table:style-name="ce395" table:formula="of:=IF([.J239]=&quot;YES&quot;;[.E239];0)*IF([.I239]&gt;1;1;0)" office:value-type="float" office:value="29.9999999999999">
            <text:p>29,9999999999999</text:p>
          </table:table-cell>
          <table:table-cell table:formula="of:=IF([.J239]=&quot;YES&quot;;1;0)*IF([.I239]&gt;1;1;0)" office:value-type="float" office:value="1">
            <text:p>1</text:p>
          </table:table-cell>
          <table:table-cell table:formula="of:=IF([.F239]=&quot;Diamond&quot;;1;0)*[.N239]*IF([.I239]&gt;1;1;0)" office:value-type="float" office:value="1">
            <text:p>1</text:p>
          </table:table-cell>
          <table:table-cell table:formula="of:=IF([.F239]=&quot;Moeller&quot;;1;0)*[.N239]*IF([.I239]&gt;1;1;0)" office:value-type="float" office:value="0">
            <text:p>0</text:p>
          </table:table-cell>
          <table:table-cell table:formula="of:=[.O239]*[.L239]" office:value-type="float" office:value="9.4">
            <text:p>9,4</text:p>
          </table:table-cell>
          <table:table-cell table:formula="of:=[.O239]*[.M239]" office:value-type="float" office:value="29.9999999999999">
            <text:p>29,9999999999999</text:p>
          </table:table-cell>
          <table:table-cell table:formula="of:=[.P239]*[.L239]" office:value-type="float" office:value="0">
            <text:p>0</text:p>
          </table:table-cell>
          <table:table-cell table:formula="of:=[.P239]*[.M239]" office:value-type="float" office:value="0">
            <text:p>0</text:p>
          </table:table-cell>
          <table:table-cell table:formula="of:=SUM([.N239:.P239])" office:value-type="float" office:value="2">
            <text:p>2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4" table:formula="of:=[.A239]+1" office:value-type="float" office:value="8783">
            <text:p>8783</text:p>
          </table:table-cell>
          <table:table-cell table:style-name="ce109" office:value-type="date" office:date-value="2015-05-10">
            <text:p>2015-05-10</text:p>
          </table:table-cell>
          <table:table-cell table:style-name="ce185" office:value-type="time" office:time-value="PT13H15M00S">
            <text:p>13:15</text:p>
          </table:table-cell>
          <table:table-cell table:style-name="ce185" office:value-type="time" office:time-value="PT13H44M00S">
            <text:p>13:44</text:p>
          </table:table-cell>
          <table:table-cell table:style-name="ce274" table:formula="of:=([.D240]-[.C240])*24*60" office:value-type="float" office:value="29.0000000000001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4">
            <text:p>9,4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40]=&quot;YES&quot;;[.I240];0)*IF([.I240]&gt;1;1;0)" office:value-type="float" office:value="9.4">
            <text:p>9,4</text:p>
          </table:table-cell>
          <table:table-cell table:style-name="ce395" table:formula="of:=IF([.J240]=&quot;YES&quot;;[.E240];0)*IF([.I240]&gt;1;1;0)" office:value-type="float" office:value="29.0000000000001">
            <text:p>29,0000000000001</text:p>
          </table:table-cell>
          <table:table-cell table:formula="of:=IF([.J240]=&quot;YES&quot;;1;0)*IF([.I240]&gt;1;1;0)" office:value-type="float" office:value="1">
            <text:p>1</text:p>
          </table:table-cell>
          <table:table-cell table:formula="of:=IF([.F240]=&quot;Diamond&quot;;1;0)*[.N240]*IF([.I240]&gt;1;1;0)" office:value-type="float" office:value="1">
            <text:p>1</text:p>
          </table:table-cell>
          <table:table-cell table:formula="of:=IF([.F240]=&quot;Moeller&quot;;1;0)*[.N240]*IF([.I240]&gt;1;1;0)" office:value-type="float" office:value="0">
            <text:p>0</text:p>
          </table:table-cell>
          <table:table-cell table:formula="of:=[.O240]*[.L240]" office:value-type="float" office:value="9.4">
            <text:p>9,4</text:p>
          </table:table-cell>
          <table:table-cell table:formula="of:=[.O240]*[.M240]" office:value-type="float" office:value="29.0000000000001">
            <text:p>29,0000000000001</text:p>
          </table:table-cell>
          <table:table-cell table:formula="of:=[.P240]*[.L240]" office:value-type="float" office:value="0">
            <text:p>0</text:p>
          </table:table-cell>
          <table:table-cell table:formula="of:=[.P240]*[.M240]" office:value-type="float" office:value="0">
            <text:p>0</text:p>
          </table:table-cell>
          <table:table-cell table:formula="of:=SUM([.N240:.P240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0" table:formula="of:=[.A240]+1" office:value-type="float" office:value="8784">
            <text:p>8784</text:p>
          </table:table-cell>
          <table:table-cell table:style-name="ce105" office:value-type="date" office:date-value="2015-05-10">
            <text:p>2015-05-10</text:p>
          </table:table-cell>
          <table:table-cell table:style-name="ce181" office:value-type="time" office:time-value="PT13H45M00S">
            <text:p>13:45</text:p>
          </table:table-cell>
          <table:table-cell table:style-name="ce181" office:value-type="time" office:time-value="PT14H14M00S">
            <text:p>14:14</text:p>
          </table:table-cell>
          <table:table-cell table:style-name="ce270" table:formula="of:=([.D241]-[.C241])*24*60" office:value-type="float" office:value="29.0000000000001">
            <text:p>29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3">
            <text:p>9,3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41]=&quot;YES&quot;;[.I241];0)*IF([.I241]&gt;1;1;0)" office:value-type="float" office:value="9.3">
            <text:p>9,3</text:p>
          </table:table-cell>
          <table:table-cell table:style-name="ce395" table:formula="of:=IF([.J241]=&quot;YES&quot;;[.E241];0)*IF([.I241]&gt;1;1;0)" office:value-type="float" office:value="29.0000000000001">
            <text:p>29,0000000000001</text:p>
          </table:table-cell>
          <table:table-cell table:formula="of:=IF([.J241]=&quot;YES&quot;;1;0)*IF([.I241]&gt;1;1;0)" office:value-type="float" office:value="1">
            <text:p>1</text:p>
          </table:table-cell>
          <table:table-cell table:formula="of:=IF([.F241]=&quot;Diamond&quot;;1;0)*[.N241]*IF([.I241]&gt;1;1;0)" office:value-type="float" office:value="1">
            <text:p>1</text:p>
          </table:table-cell>
          <table:table-cell table:formula="of:=IF([.F241]=&quot;Moeller&quot;;1;0)*[.N241]*IF([.I241]&gt;1;1;0)" office:value-type="float" office:value="0">
            <text:p>0</text:p>
          </table:table-cell>
          <table:table-cell table:formula="of:=[.O241]*[.L241]" office:value-type="float" office:value="9.3">
            <text:p>9,3</text:p>
          </table:table-cell>
          <table:table-cell table:formula="of:=[.O241]*[.M241]" office:value-type="float" office:value="29.0000000000001">
            <text:p>29,0000000000001</text:p>
          </table:table-cell>
          <table:table-cell table:formula="of:=[.P241]*[.L241]" office:value-type="float" office:value="0">
            <text:p>0</text:p>
          </table:table-cell>
          <table:table-cell table:formula="of:=[.P241]*[.M241]" office:value-type="float" office:value="0">
            <text:p>0</text:p>
          </table:table-cell>
          <table:table-cell table:formula="of:=SUM([.N241:.P241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4" table:formula="of:=[.A241]+1" office:value-type="float" office:value="8785">
            <text:p>8785</text:p>
          </table:table-cell>
          <table:table-cell table:style-name="ce109" office:value-type="date" office:date-value="2015-05-10">
            <text:p>2015-05-10</text:p>
          </table:table-cell>
          <table:table-cell table:style-name="ce185" office:value-type="time" office:time-value="PT14H15M00S">
            <text:p>14:15</text:p>
          </table:table-cell>
          <table:table-cell table:style-name="ce185" office:value-type="time" office:time-value="PT14H44M00S">
            <text:p>14:44</text:p>
          </table:table-cell>
          <table:table-cell table:style-name="ce274" table:formula="of:=([.D242]-[.C242])*24*60" office:value-type="float" office:value="29.0000000000001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3">
            <text:p>9,3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42]=&quot;YES&quot;;[.I242];0)*IF([.I242]&gt;1;1;0)" office:value-type="float" office:value="9.3">
            <text:p>9,3</text:p>
          </table:table-cell>
          <table:table-cell table:style-name="ce395" table:formula="of:=IF([.J242]=&quot;YES&quot;;[.E242];0)*IF([.I242]&gt;1;1;0)" office:value-type="float" office:value="29.0000000000001">
            <text:p>29,0000000000001</text:p>
          </table:table-cell>
          <table:table-cell table:formula="of:=IF([.J242]=&quot;YES&quot;;1;0)*IF([.I242]&gt;1;1;0)" office:value-type="float" office:value="1">
            <text:p>1</text:p>
          </table:table-cell>
          <table:table-cell table:formula="of:=IF([.F242]=&quot;Diamond&quot;;1;0)*[.N242]*IF([.I242]&gt;1;1;0)" office:value-type="float" office:value="1">
            <text:p>1</text:p>
          </table:table-cell>
          <table:table-cell table:formula="of:=IF([.F242]=&quot;Moeller&quot;;1;0)*[.N242]*IF([.I242]&gt;1;1;0)" office:value-type="float" office:value="0">
            <text:p>0</text:p>
          </table:table-cell>
          <table:table-cell table:formula="of:=[.O242]*[.L242]" office:value-type="float" office:value="9.3">
            <text:p>9,3</text:p>
          </table:table-cell>
          <table:table-cell table:formula="of:=[.O242]*[.M242]" office:value-type="float" office:value="29.0000000000001">
            <text:p>29,0000000000001</text:p>
          </table:table-cell>
          <table:table-cell table:formula="of:=[.P242]*[.L242]" office:value-type="float" office:value="0">
            <text:p>0</text:p>
          </table:table-cell>
          <table:table-cell table:formula="of:=[.P242]*[.M242]" office:value-type="float" office:value="0">
            <text:p>0</text:p>
          </table:table-cell>
          <table:table-cell table:formula="of:=SUM([.N242:.P242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6" table:formula="of:=[.A242]+1" office:value-type="float" office:value="8786">
            <text:p>8786</text:p>
          </table:table-cell>
          <table:table-cell table:style-name="ce120" office:value-type="date" office:date-value="2015-05-10">
            <text:p>2015-05-10</text:p>
          </table:table-cell>
          <table:table-cell table:style-name="ce187" office:value-type="time" office:time-value="PT14H45M00S">
            <text:p>14:45</text:p>
          </table:table-cell>
          <table:table-cell table:style-name="ce187" office:value-type="time" office:time-value="PT14H46M00S">
            <text:p>14:46</text:p>
          </table:table-cell>
          <table:table-cell table:style-name="ce276" table:formula="of:=([.D243]-[.C243])*24*60" office:value-type="float" office:value="0.999999999999996">
            <text:p>1</text:p>
          </table:table-cell>
          <table:table-cell table:style-name="ce335" office:value-type="string">
            <text:p>Diamond</text:p>
          </table:table-cell>
          <table:table-cell table:style-name="ce335" office:value-type="float" office:value="850">
            <text:p>850</text:p>
          </table:table-cell>
          <table:table-cell table:style-name="ce335" office:value-type="string">
            <text:p>PARA</text:p>
          </table:table-cell>
          <table:table-cell table:style-name="ce333"/>
          <table:table-cell table:style-name="ce333" office:value-type="string">
            <text:p>NO</text:p>
          </table:table-cell>
          <table:table-cell table:style-name="ce417" office:value-type="string">
            <text:p>stopped because no beam</text:p>
          </table:table-cell>
          <table:table-cell table:style-name="ce395" table:formula="of:=IF([.J243]=&quot;YES&quot;;[.I243];0)*IF([.I243]&gt;1;1;0)" office:value-type="float" office:value="0">
            <text:p>0</text:p>
          </table:table-cell>
          <table:table-cell table:style-name="ce395" table:formula="of:=IF([.J243]=&quot;YES&quot;;[.E243];0)*IF([.I243]&gt;1;1;0)" office:value-type="float" office:value="0">
            <text:p>0</text:p>
          </table:table-cell>
          <table:table-cell table:formula="of:=IF([.J243]=&quot;YES&quot;;1;0)*IF([.I243]&gt;1;1;0)" office:value-type="float" office:value="0">
            <text:p>0</text:p>
          </table:table-cell>
          <table:table-cell table:formula="of:=IF([.F243]=&quot;Diamond&quot;;1;0)*[.N243]*IF([.I243]&gt;1;1;0)" office:value-type="float" office:value="0">
            <text:p>0</text:p>
          </table:table-cell>
          <table:table-cell table:formula="of:=IF([.F243]=&quot;Moeller&quot;;1;0)*[.N243]*IF([.I243]&gt;1;1;0)" office:value-type="float" office:value="0">
            <text:p>0</text:p>
          </table:table-cell>
          <table:table-cell table:formula="of:=[.O243]*[.L243]" office:value-type="float" office:value="0">
            <text:p>0</text:p>
          </table:table-cell>
          <table:table-cell table:formula="of:=[.O243]*[.M243]" office:value-type="float" office:value="0">
            <text:p>0</text:p>
          </table:table-cell>
          <table:table-cell table:formula="of:=[.P243]*[.L243]" office:value-type="float" office:value="0">
            <text:p>0</text:p>
          </table:table-cell>
          <table:table-cell table:formula="of:=[.P243]*[.M243]" office:value-type="float" office:value="0">
            <text:p>0</text:p>
          </table:table-cell>
          <table:table-cell table:formula="of:=SUM([.N243:.P243])" office:value-type="float" office:value="0">
            <text:p>0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42" table:formula="of:=[.A243]+1" office:value-type="float" office:value="8787">
            <text:p>8787</text:p>
          </table:table-cell>
          <table:table-cell table:style-name="ce107" office:value-type="date" office:date-value="2015-05-10">
            <text:p>2015-05-10</text:p>
          </table:table-cell>
          <table:table-cell table:style-name="ce183" office:value-type="time" office:time-value="PT15H07M00S">
            <text:p>15:07</text:p>
          </table:table-cell>
          <table:table-cell table:style-name="ce183" office:value-type="time" office:time-value="PT15H36M00S">
            <text:p>15:36</text:p>
          </table:table-cell>
          <table:table-cell table:style-name="ce272" table:formula="of:=([.D244]-[.C244])*24*60" office:value-type="float" office:value="29.0000000000001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5">
            <text:p>9,5</text:p>
          </table:table-cell>
          <table:table-cell table:style-name="ce330" office:value-type="string">
            <text:p>YES</text:p>
          </table:table-cell>
          <table:table-cell table:style-name="ce415"/>
          <table:table-cell table:style-name="ce395" table:formula="of:=IF([.J244]=&quot;YES&quot;;[.I244];0)*IF([.I244]&gt;1;1;0)" office:value-type="float" office:value="9.5">
            <text:p>9,5</text:p>
          </table:table-cell>
          <table:table-cell table:style-name="ce395" table:formula="of:=IF([.J244]=&quot;YES&quot;;[.E244];0)*IF([.I244]&gt;1;1;0)" office:value-type="float" office:value="29.0000000000001">
            <text:p>29,0000000000001</text:p>
          </table:table-cell>
          <table:table-cell table:formula="of:=IF([.J244]=&quot;YES&quot;;1;0)*IF([.I244]&gt;1;1;0)" office:value-type="float" office:value="1">
            <text:p>1</text:p>
          </table:table-cell>
          <table:table-cell table:formula="of:=IF([.F244]=&quot;Diamond&quot;;1;0)*[.N244]*IF([.I244]&gt;1;1;0)" office:value-type="float" office:value="1">
            <text:p>1</text:p>
          </table:table-cell>
          <table:table-cell table:formula="of:=IF([.F244]=&quot;Moeller&quot;;1;0)*[.N244]*IF([.I244]&gt;1;1;0)" office:value-type="float" office:value="0">
            <text:p>0</text:p>
          </table:table-cell>
          <table:table-cell table:formula="of:=[.O244]*[.L244]" office:value-type="float" office:value="9.5">
            <text:p>9,5</text:p>
          </table:table-cell>
          <table:table-cell table:formula="of:=[.O244]*[.M244]" office:value-type="float" office:value="29.0000000000001">
            <text:p>29,0000000000001</text:p>
          </table:table-cell>
          <table:table-cell table:formula="of:=[.P244]*[.L244]" office:value-type="float" office:value="0">
            <text:p>0</text:p>
          </table:table-cell>
          <table:table-cell table:formula="of:=[.P244]*[.M244]" office:value-type="float" office:value="0">
            <text:p>0</text:p>
          </table:table-cell>
          <table:table-cell table:formula="of:=SUM([.N244:.P244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53" table:formula="of:=[.A244]+1" office:value-type="float" office:value="8788">
            <text:p>8788</text:p>
          </table:table-cell>
          <table:table-cell table:style-name="ce107" office:value-type="date" office:date-value="2015-05-10">
            <text:p>2015-05-10</text:p>
          </table:table-cell>
          <table:table-cell table:style-name="ce183" office:value-type="time" office:time-value="PT15H37M00S">
            <text:p>15:37</text:p>
          </table:table-cell>
          <table:table-cell table:style-name="ce183" office:value-type="time" office:time-value="PT16H06M00S">
            <text:p>16:06</text:p>
          </table:table-cell>
          <table:table-cell table:style-name="ce272" table:formula="of:=([.D245]-[.C245])*24*60" office:value-type="float" office:value="28.9999999999999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400" office:value-type="float" office:value="9.4">
            <text:p>9,4</text:p>
          </table:table-cell>
          <table:table-cell table:style-name="ce406" office:value-type="string">
            <text:p>YES</text:p>
          </table:table-cell>
          <table:table-cell table:style-name="ce415"/>
          <table:table-cell table:style-name="ce395" table:formula="of:=IF([.J245]=&quot;YES&quot;;[.I245];0)*IF([.I245]&gt;1;1;0)" office:value-type="float" office:value="9.4">
            <text:p>9,4</text:p>
          </table:table-cell>
          <table:table-cell table:style-name="ce395" table:formula="of:=IF([.J245]=&quot;YES&quot;;[.E245];0)*IF([.I245]&gt;1;1;0)" office:value-type="float" office:value="28.9999999999999">
            <text:p>28,9999999999999</text:p>
          </table:table-cell>
          <table:table-cell table:formula="of:=IF([.J245]=&quot;YES&quot;;1;0)*IF([.I245]&gt;1;1;0)" office:value-type="float" office:value="1">
            <text:p>1</text:p>
          </table:table-cell>
          <table:table-cell table:formula="of:=IF([.F245]=&quot;Diamond&quot;;1;0)*[.N245]*IF([.I245]&gt;1;1;0)" office:value-type="float" office:value="1">
            <text:p>1</text:p>
          </table:table-cell>
          <table:table-cell table:formula="of:=IF([.F245]=&quot;Moeller&quot;;1;0)*[.N245]*IF([.I245]&gt;1;1;0)" office:value-type="float" office:value="0">
            <text:p>0</text:p>
          </table:table-cell>
          <table:table-cell table:formula="of:=[.O245]*[.L245]" office:value-type="float" office:value="9.4">
            <text:p>9,4</text:p>
          </table:table-cell>
          <table:table-cell table:formula="of:=[.O245]*[.M245]" office:value-type="float" office:value="28.9999999999999">
            <text:p>28,9999999999999</text:p>
          </table:table-cell>
          <table:table-cell table:formula="of:=[.P245]*[.L245]" office:value-type="float" office:value="0">
            <text:p>0</text:p>
          </table:table-cell>
          <table:table-cell table:formula="of:=[.P245]*[.M245]" office:value-type="float" office:value="0">
            <text:p>0</text:p>
          </table:table-cell>
          <table:table-cell table:formula="of:=SUM([.N245:.P245])" office:value-type="float" office:value="2">
            <text:p>2</text:p>
          </table:table-cell>
          <table:table-cell table:style-name="ce415" table:number-columns-repeated="993"/>
          <table:table-cell table:style-name="ce486" table:number-columns-repeated="9"/>
          <table:table-cell table:style-name="ce545"/>
        </table:table-row>
        <table:table-row table:style-name="ro4">
          <table:table-cell table:style-name="ce42" table:formula="of:=[.A245]+1" office:value-type="float" office:value="8789">
            <text:p>8789</text:p>
          </table:table-cell>
          <table:table-cell table:style-name="ce107" office:value-type="date" office:date-value="2015-05-10">
            <text:p>2015-05-10</text:p>
          </table:table-cell>
          <table:table-cell table:style-name="ce183" office:value-type="time" office:time-value="PT16H07M00S">
            <text:p>16:07</text:p>
          </table:table-cell>
          <table:table-cell table:style-name="ce183" office:value-type="time" office:time-value="PT16H35M00S">
            <text:p>16:35</text:p>
          </table:table-cell>
          <table:table-cell table:style-name="ce272" table:formula="of:=([.D246]-[.C246])*24*60" office:value-type="float" office:value="28.0000000000001">
            <text:p>28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8.6">
            <text:p>8,6</text:p>
          </table:table-cell>
          <table:table-cell table:style-name="ce330" office:value-type="string">
            <text:p>YES</text:p>
          </table:table-cell>
          <table:table-cell table:style-name="ce415" office:value-type="string">
            <text:p>at the end of the file, a small hole in the mwpc wires <text:s/>has been seen (see elog)</text:p>
          </table:table-cell>
          <table:table-cell table:style-name="ce395" table:formula="of:=IF([.J246]=&quot;YES&quot;;[.I246];0)*IF([.I246]&gt;1;1;0)" office:value-type="float" office:value="8.6">
            <text:p>8,6</text:p>
          </table:table-cell>
          <table:table-cell table:style-name="ce395" table:formula="of:=IF([.J246]=&quot;YES&quot;;[.E246];0)*IF([.I246]&gt;1;1;0)" office:value-type="float" office:value="28.0000000000001">
            <text:p>28,0000000000001</text:p>
          </table:table-cell>
          <table:table-cell table:formula="of:=IF([.J246]=&quot;YES&quot;;1;0)*IF([.I246]&gt;1;1;0)" office:value-type="float" office:value="1">
            <text:p>1</text:p>
          </table:table-cell>
          <table:table-cell table:formula="of:=IF([.F246]=&quot;Diamond&quot;;1;0)*[.N246]*IF([.I246]&gt;1;1;0)" office:value-type="float" office:value="1">
            <text:p>1</text:p>
          </table:table-cell>
          <table:table-cell table:formula="of:=IF([.F246]=&quot;Moeller&quot;;1;0)*[.N246]*IF([.I246]&gt;1;1;0)" office:value-type="float" office:value="0">
            <text:p>0</text:p>
          </table:table-cell>
          <table:table-cell table:formula="of:=[.O246]*[.L246]" office:value-type="float" office:value="8.6">
            <text:p>8,6</text:p>
          </table:table-cell>
          <table:table-cell table:formula="of:=[.O246]*[.M246]" office:value-type="float" office:value="28.0000000000001">
            <text:p>28,0000000000001</text:p>
          </table:table-cell>
          <table:table-cell table:formula="of:=[.P246]*[.L246]" office:value-type="float" office:value="0">
            <text:p>0</text:p>
          </table:table-cell>
          <table:table-cell table:formula="of:=[.P246]*[.M246]" office:value-type="float" office:value="0">
            <text:p>0</text:p>
          </table:table-cell>
          <table:table-cell table:formula="of:=SUM([.N246:.P246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44" table:formula="of:=[.A246]+1" office:value-type="float" office:value="8790">
            <text:p>8790</text:p>
          </table:table-cell>
          <table:table-cell table:style-name="ce109" office:value-type="date" office:date-value="2015-05-10">
            <text:p>2015-05-10</text:p>
          </table:table-cell>
          <table:table-cell table:style-name="ce185" office:value-type="time" office:time-value="PT16H36M00S">
            <text:p>16:36</text:p>
          </table:table-cell>
          <table:table-cell table:style-name="ce185" office:value-type="time" office:time-value="PT16H40M00S">
            <text:p>16:40</text:p>
          </table:table-cell>
          <table:table-cell table:style-name="ce274" table:formula="of:=([.D247]-[.C247])*24*60" office:value-type="float" office:value="3.99999999999999">
            <text:p>4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1.4">
            <text:p>1,4</text:p>
          </table:table-cell>
          <table:table-cell table:style-name="ce331" office:value-type="string">
            <text:p>YES</text:p>
          </table:table-cell>
          <table:table-cell table:style-name="ce413" office:value-type="string">
            <text:p>sry Farah, forgot to change to PERP :D</text:p>
          </table:table-cell>
          <table:table-cell table:style-name="ce395" table:formula="of:=IF([.J247]=&quot;YES&quot;;[.I247];0)*IF([.I247]&gt;1;1;0)" office:value-type="float" office:value="1.4">
            <text:p>1,4</text:p>
          </table:table-cell>
          <table:table-cell table:style-name="ce395" table:formula="of:=IF([.J247]=&quot;YES&quot;;[.E247];0)*IF([.I247]&gt;1;1;0)" office:value-type="float" office:value="3.99999999999999">
            <text:p>4</text:p>
          </table:table-cell>
          <table:table-cell table:formula="of:=IF([.J247]=&quot;YES&quot;;1;0)*IF([.I247]&gt;1;1;0)" office:value-type="float" office:value="1">
            <text:p>1</text:p>
          </table:table-cell>
          <table:table-cell table:formula="of:=IF([.F247]=&quot;Diamond&quot;;1;0)*[.N247]*IF([.I247]&gt;1;1;0)" office:value-type="float" office:value="1">
            <text:p>1</text:p>
          </table:table-cell>
          <table:table-cell table:formula="of:=IF([.F247]=&quot;Moeller&quot;;1;0)*[.N247]*IF([.I247]&gt;1;1;0)" office:value-type="float" office:value="0">
            <text:p>0</text:p>
          </table:table-cell>
          <table:table-cell table:formula="of:=[.O247]*[.L247]" office:value-type="float" office:value="1.4">
            <text:p>1,4</text:p>
          </table:table-cell>
          <table:table-cell table:formula="of:=[.O247]*[.M247]" office:value-type="float" office:value="3.99999999999999">
            <text:p>4</text:p>
          </table:table-cell>
          <table:table-cell table:formula="of:=[.P247]*[.L247]" office:value-type="float" office:value="0">
            <text:p>0</text:p>
          </table:table-cell>
          <table:table-cell table:formula="of:=[.P247]*[.M247]" office:value-type="float" office:value="0">
            <text:p>0</text:p>
          </table:table-cell>
          <table:table-cell table:formula="of:=SUM([.N247:.P247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0" table:formula="of:=[.A247]+1" office:value-type="float" office:value="8791">
            <text:p>8791</text:p>
          </table:table-cell>
          <table:table-cell table:style-name="ce105" office:value-type="date" office:date-value="2015-05-10">
            <text:p>2015-05-10</text:p>
          </table:table-cell>
          <table:table-cell table:style-name="ce181" office:value-type="time" office:time-value="PT16H40M00S">
            <text:p>16:40</text:p>
          </table:table-cell>
          <table:table-cell table:style-name="ce181" office:value-type="time" office:time-value="PT17H10M00S">
            <text:p>17:10</text:p>
          </table:table-cell>
          <table:table-cell table:style-name="ce270" table:formula="of:=([.D248]-[.C248])*24*60" office:value-type="float" office:value="30.0000000000001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8.9">
            <text:p>8,9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48]=&quot;YES&quot;;[.I248];0)*IF([.I248]&gt;1;1;0)" office:value-type="float" office:value="8.9">
            <text:p>8,9</text:p>
          </table:table-cell>
          <table:table-cell table:style-name="ce395" table:formula="of:=IF([.J248]=&quot;YES&quot;;[.E248];0)*IF([.I248]&gt;1;1;0)" office:value-type="float" office:value="30.0000000000001">
            <text:p>30,0000000000001</text:p>
          </table:table-cell>
          <table:table-cell table:formula="of:=IF([.J248]=&quot;YES&quot;;1;0)*IF([.I248]&gt;1;1;0)" office:value-type="float" office:value="1">
            <text:p>1</text:p>
          </table:table-cell>
          <table:table-cell table:formula="of:=IF([.F248]=&quot;Diamond&quot;;1;0)*[.N248]*IF([.I248]&gt;1;1;0)" office:value-type="float" office:value="1">
            <text:p>1</text:p>
          </table:table-cell>
          <table:table-cell table:formula="of:=IF([.F248]=&quot;Moeller&quot;;1;0)*[.N248]*IF([.I248]&gt;1;1;0)" office:value-type="float" office:value="0">
            <text:p>0</text:p>
          </table:table-cell>
          <table:table-cell table:formula="of:=[.O248]*[.L248]" office:value-type="float" office:value="8.9">
            <text:p>8,9</text:p>
          </table:table-cell>
          <table:table-cell table:formula="of:=[.O248]*[.M248]" office:value-type="float" office:value="30.0000000000001">
            <text:p>30,0000000000001</text:p>
          </table:table-cell>
          <table:table-cell table:formula="of:=[.P248]*[.L248]" office:value-type="float" office:value="0">
            <text:p>0</text:p>
          </table:table-cell>
          <table:table-cell table:formula="of:=[.P248]*[.M248]" office:value-type="float" office:value="0">
            <text:p>0</text:p>
          </table:table-cell>
          <table:table-cell table:formula="of:=SUM([.N248:.P248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2" table:formula="of:=[.A248]+1" office:value-type="float" office:value="8792">
            <text:p>8792</text:p>
          </table:table-cell>
          <table:table-cell table:style-name="ce107" office:value-type="date" office:date-value="2015-05-10">
            <text:p>2015-05-10</text:p>
          </table:table-cell>
          <table:table-cell table:style-name="ce183" office:value-type="time" office:time-value="PT17H10M00S">
            <text:p>17:10</text:p>
          </table:table-cell>
          <table:table-cell table:style-name="ce183" office:value-type="time" office:time-value="PT17H32M00S">
            <text:p>17:32</text:p>
          </table:table-cell>
          <table:table-cell table:style-name="ce272" table:formula="of:=([.D249]-[.C249])*24*60" office:value-type="float" office:value="22.0000000000001">
            <text:p>22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6.7">
            <text:p>6,7</text:p>
          </table:table-cell>
          <table:table-cell table:style-name="ce330" office:value-type="string">
            <text:p>YES</text:p>
          </table:table-cell>
          <table:table-cell table:style-name="ce415" office:value-type="string">
            <text:p>at roughly 6 GB filesize we saw the whole in the mwpc wires again... before 6GB everything looked fine</text:p>
          </table:table-cell>
          <table:table-cell table:style-name="ce395" table:formula="of:=IF([.J249]=&quot;YES&quot;;[.I249];0)*IF([.I249]&gt;1;1;0)" office:value-type="float" office:value="6.7">
            <text:p>6,7</text:p>
          </table:table-cell>
          <table:table-cell table:style-name="ce395" table:formula="of:=IF([.J249]=&quot;YES&quot;;[.E249];0)*IF([.I249]&gt;1;1;0)" office:value-type="float" office:value="22.0000000000001">
            <text:p>22,0000000000001</text:p>
          </table:table-cell>
          <table:table-cell table:formula="of:=IF([.J249]=&quot;YES&quot;;1;0)*IF([.I249]&gt;1;1;0)" office:value-type="float" office:value="1">
            <text:p>1</text:p>
          </table:table-cell>
          <table:table-cell table:formula="of:=IF([.F249]=&quot;Diamond&quot;;1;0)*[.N249]*IF([.I249]&gt;1;1;0)" office:value-type="float" office:value="1">
            <text:p>1</text:p>
          </table:table-cell>
          <table:table-cell table:formula="of:=IF([.F249]=&quot;Moeller&quot;;1;0)*[.N249]*IF([.I249]&gt;1;1;0)" office:value-type="float" office:value="0">
            <text:p>0</text:p>
          </table:table-cell>
          <table:table-cell table:formula="of:=[.O249]*[.L249]" office:value-type="float" office:value="6.7">
            <text:p>6,7</text:p>
          </table:table-cell>
          <table:table-cell table:formula="of:=[.O249]*[.M249]" office:value-type="float" office:value="22.0000000000001">
            <text:p>22,0000000000001</text:p>
          </table:table-cell>
          <table:table-cell table:formula="of:=[.P249]*[.L249]" office:value-type="float" office:value="0">
            <text:p>0</text:p>
          </table:table-cell>
          <table:table-cell table:formula="of:=[.P249]*[.M249]" office:value-type="float" office:value="0">
            <text:p>0</text:p>
          </table:table-cell>
          <table:table-cell table:formula="of:=SUM([.N249:.P249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44" table:formula="of:=[.A249]+1" office:value-type="float" office:value="8793">
            <text:p>8793</text:p>
          </table:table-cell>
          <table:table-cell table:style-name="ce109" office:value-type="date" office:date-value="2015-05-10">
            <text:p>2015-05-10</text:p>
          </table:table-cell>
          <table:table-cell table:style-name="ce185" office:value-type="time" office:time-value="PT17H34M00S">
            <text:p>17:34</text:p>
          </table:table-cell>
          <table:table-cell table:style-name="ce185" office:value-type="time" office:time-value="PT18H02M00S">
            <text:p>18:02</text:p>
          </table:table-cell>
          <table:table-cell table:style-name="ce274" table:formula="of:=([.D250]-[.C250])*24*60" office:value-type="float" office:value="27.9999999999999">
            <text:p>28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">
            <text:p>9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50]=&quot;YES&quot;;[.I250];0)*IF([.I250]&gt;1;1;0)" office:value-type="float" office:value="9">
            <text:p>9</text:p>
          </table:table-cell>
          <table:table-cell table:style-name="ce395" table:formula="of:=IF([.J250]=&quot;YES&quot;;[.E250];0)*IF([.I250]&gt;1;1;0)" office:value-type="float" office:value="27.9999999999999">
            <text:p>27,9999999999999</text:p>
          </table:table-cell>
          <table:table-cell table:formula="of:=IF([.J250]=&quot;YES&quot;;1;0)*IF([.I250]&gt;1;1;0)" office:value-type="float" office:value="1">
            <text:p>1</text:p>
          </table:table-cell>
          <table:table-cell table:formula="of:=IF([.F250]=&quot;Diamond&quot;;1;0)*[.N250]*IF([.I250]&gt;1;1;0)" office:value-type="float" office:value="1">
            <text:p>1</text:p>
          </table:table-cell>
          <table:table-cell table:formula="of:=IF([.F250]=&quot;Moeller&quot;;1;0)*[.N250]*IF([.I250]&gt;1;1;0)" office:value-type="float" office:value="0">
            <text:p>0</text:p>
          </table:table-cell>
          <table:table-cell table:formula="of:=[.O250]*[.L250]" office:value-type="float" office:value="9">
            <text:p>9</text:p>
          </table:table-cell>
          <table:table-cell table:formula="of:=[.O250]*[.M250]" office:value-type="float" office:value="27.9999999999999">
            <text:p>27,9999999999999</text:p>
          </table:table-cell>
          <table:table-cell table:formula="of:=[.P250]*[.L250]" office:value-type="float" office:value="0">
            <text:p>0</text:p>
          </table:table-cell>
          <table:table-cell table:formula="of:=[.P250]*[.M250]" office:value-type="float" office:value="0">
            <text:p>0</text:p>
          </table:table-cell>
          <table:table-cell table:formula="of:=SUM([.N250:.P250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51" table:formula="of:=[.A250]+1" office:value-type="float" office:value="8794">
            <text:p>8794</text:p>
          </table:table-cell>
          <table:table-cell table:style-name="ce118" office:value-type="date" office:date-value="2015-05-10">
            <text:p>2015-05-10</text:p>
          </table:table-cell>
          <table:table-cell table:style-name="ce192" office:value-type="time" office:time-value="PT18H19M00S">
            <text:p>18:19</text:p>
          </table:table-cell>
          <table:table-cell table:style-name="ce192" office:value-type="time" office:time-value="PT18H52M00S">
            <text:p>18:52</text:p>
          </table:table-cell>
          <table:table-cell table:style-name="ce281" table:formula="of:=([.D251]-[.C251])*24*60" office:value-type="float" office:value="33">
            <text:p>33</text:p>
          </table:table-cell>
          <table:table-cell table:style-name="ce338" office:value-type="string">
            <text:p>Moeller</text:p>
          </table:table-cell>
          <table:table-cell table:style-name="ce338" table:number-columns-repeated="2"/>
          <table:table-cell table:style-name="ce338" office:value-type="float" office:value="7.8">
            <text:p>7,8</text:p>
          </table:table-cell>
          <table:table-cell table:style-name="ce338" office:value-type="string">
            <text:p>MAYBE</text:p>
          </table:table-cell>
          <table:table-cell table:style-name="ce365" office:value-type="string">
            <text:p>tagger out of synch? See elog entry ID 25839-41</text:p>
          </table:table-cell>
          <table:table-cell table:style-name="ce395" table:formula="of:=IF([.J251]=&quot;YES&quot;;[.I251];0)*IF([.I251]&gt;1;1;0)" office:value-type="float" office:value="0">
            <text:p>0</text:p>
          </table:table-cell>
          <table:table-cell table:style-name="ce395" table:formula="of:=IF([.J251]=&quot;YES&quot;;[.E251];0)*IF([.I251]&gt;1;1;0)" office:value-type="float" office:value="0">
            <text:p>0</text:p>
          </table:table-cell>
          <table:table-cell table:formula="of:=IF([.J251]=&quot;YES&quot;;1;0)*IF([.I251]&gt;1;1;0)" office:value-type="float" office:value="0">
            <text:p>0</text:p>
          </table:table-cell>
          <table:table-cell table:formula="of:=IF([.F251]=&quot;Diamond&quot;;1;0)*[.N251]*IF([.I251]&gt;1;1;0)" office:value-type="float" office:value="0">
            <text:p>0</text:p>
          </table:table-cell>
          <table:table-cell table:formula="of:=IF([.F251]=&quot;Moeller&quot;;1;0)*[.N251]*IF([.I251]&gt;1;1;0)" office:value-type="float" office:value="0">
            <text:p>0</text:p>
          </table:table-cell>
          <table:table-cell table:formula="of:=[.O251]*[.L251]" office:value-type="float" office:value="0">
            <text:p>0</text:p>
          </table:table-cell>
          <table:table-cell table:formula="of:=[.O251]*[.M251]" office:value-type="float" office:value="0">
            <text:p>0</text:p>
          </table:table-cell>
          <table:table-cell table:formula="of:=[.P251]*[.L251]" office:value-type="float" office:value="0">
            <text:p>0</text:p>
          </table:table-cell>
          <table:table-cell table:formula="of:=[.P251]*[.M251]" office:value-type="float" office:value="0">
            <text:p>0</text:p>
          </table:table-cell>
          <table:table-cell table:formula="of:=SUM([.N251:.P251])" office:value-type="float" office:value="0">
            <text:p>0</text:p>
          </table:table-cell>
          <table:table-cell table:style-name="ce86" table:number-columns-repeated="993"/>
          <table:table-cell table:style-name="ce480" table:number-columns-repeated="9"/>
          <table:table-cell table:style-name="ce510"/>
        </table:table-row>
        <table:table-row table:style-name="ro4">
          <table:table-cell table:style-name="ce41" table:formula="of:=[.A251]+1" office:value-type="float" office:value="8795">
            <text:p>8795</text:p>
          </table:table-cell>
          <table:table-cell table:style-name="ce106" office:value-type="date" office:date-value="2015-05-10">
            <text:p>2015-05-10</text:p>
          </table:table-cell>
          <table:table-cell table:style-name="ce182" office:value-type="time" office:time-value="PT18H54M00S">
            <text:p>18:54</text:p>
          </table:table-cell>
          <table:table-cell table:style-name="ce182" office:value-type="time" office:time-value="PT19H31M00S">
            <text:p>19:31</text:p>
          </table:table-cell>
          <table:table-cell table:style-name="ce271" table:formula="of:=([.D252]-[.C252])*24*60" office:value-type="float" office:value="37">
            <text:p>37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8.9">
            <text:p>8,9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395" table:formula="of:=IF([.J252]=&quot;YES&quot;;[.I252];0)*IF([.I252]&gt;1;1;0)" office:value-type="float" office:value="8.9">
            <text:p>8,9</text:p>
          </table:table-cell>
          <table:table-cell table:style-name="ce395" table:formula="of:=IF([.J252]=&quot;YES&quot;;[.E252];0)*IF([.I252]&gt;1;1;0)" office:value-type="float" office:value="37">
            <text:p>37</text:p>
          </table:table-cell>
          <table:table-cell table:formula="of:=IF([.J252]=&quot;YES&quot;;1;0)*IF([.I252]&gt;1;1;0)" office:value-type="float" office:value="1">
            <text:p>1</text:p>
          </table:table-cell>
          <table:table-cell table:formula="of:=IF([.F252]=&quot;Diamond&quot;;1;0)*[.N252]*IF([.I252]&gt;1;1;0)" office:value-type="float" office:value="0">
            <text:p>0</text:p>
          </table:table-cell>
          <table:table-cell table:formula="of:=IF([.F252]=&quot;Moeller&quot;;1;0)*[.N252]*IF([.I252]&gt;1;1;0)" office:value-type="float" office:value="1">
            <text:p>1</text:p>
          </table:table-cell>
          <table:table-cell table:formula="of:=[.O252]*[.L252]" office:value-type="float" office:value="0">
            <text:p>0</text:p>
          </table:table-cell>
          <table:table-cell table:formula="of:=[.O252]*[.M252]" office:value-type="float" office:value="0">
            <text:p>0</text:p>
          </table:table-cell>
          <table:table-cell table:formula="of:=[.P252]*[.L252]" office:value-type="float" office:value="8.9">
            <text:p>8,9</text:p>
          </table:table-cell>
          <table:table-cell table:formula="of:=[.P252]*[.M252]" office:value-type="float" office:value="37">
            <text:p>37</text:p>
          </table:table-cell>
          <table:table-cell table:formula="of:=SUM([.N252:.P252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546"/>
        </table:table-row>
        <table:table-row table:style-name="ro4">
          <table:table-cell table:style-name="ce54" table:formula="of:=[.A252]+1" office:value-type="float" office:value="8796">
            <text:p>8796</text:p>
          </table:table-cell>
          <table:table-cell table:style-name="ce121" office:value-type="date" office:date-value="2015-05-10">
            <text:p>2015-05-10</text:p>
          </table:table-cell>
          <table:table-cell table:style-name="ce194" office:value-type="time" office:time-value="PT19H34M00S">
            <text:p>19:34</text:p>
          </table:table-cell>
          <table:table-cell table:style-name="ce194" office:value-type="time" office:time-value="PT19H55M00S">
            <text:p>19:55</text:p>
          </table:table-cell>
          <table:table-cell table:style-name="ce284" table:formula="of:=([.D253]-[.C253])*24*60" office:value-type="float" office:value="20.9999999999999">
            <text:p>21</text:p>
          </table:table-cell>
          <table:table-cell table:style-name="ce340" office:value-type="string">
            <text:p>Moeller</text:p>
          </table:table-cell>
          <table:table-cell table:style-name="ce340" table:number-columns-repeated="2"/>
          <table:table-cell table:style-name="ce340" office:value-type="float" office:value="5">
            <text:p>5</text:p>
          </table:table-cell>
          <table:table-cell table:style-name="ce340" office:value-type="string">
            <text:p>YES</text:p>
          </table:table-cell>
          <table:table-cell table:style-name="ce418"/>
          <table:table-cell table:style-name="ce395" table:formula="of:=IF([.J253]=&quot;YES&quot;;[.I253];0)*IF([.I253]&gt;1;1;0)" office:value-type="float" office:value="5">
            <text:p>5</text:p>
          </table:table-cell>
          <table:table-cell table:style-name="ce395" table:formula="of:=IF([.J253]=&quot;YES&quot;;[.E253];0)*IF([.I253]&gt;1;1;0)" office:value-type="float" office:value="20.9999999999999">
            <text:p>20,9999999999999</text:p>
          </table:table-cell>
          <table:table-cell table:formula="of:=IF([.J253]=&quot;YES&quot;;1;0)*IF([.I253]&gt;1;1;0)" office:value-type="float" office:value="1">
            <text:p>1</text:p>
          </table:table-cell>
          <table:table-cell table:formula="of:=IF([.F253]=&quot;Diamond&quot;;1;0)*[.N253]*IF([.I253]&gt;1;1;0)" office:value-type="float" office:value="0">
            <text:p>0</text:p>
          </table:table-cell>
          <table:table-cell table:formula="of:=IF([.F253]=&quot;Moeller&quot;;1;0)*[.N253]*IF([.I253]&gt;1;1;0)" office:value-type="float" office:value="1">
            <text:p>1</text:p>
          </table:table-cell>
          <table:table-cell table:formula="of:=[.O253]*[.L253]" office:value-type="float" office:value="0">
            <text:p>0</text:p>
          </table:table-cell>
          <table:table-cell table:formula="of:=[.O253]*[.M253]" office:value-type="float" office:value="0">
            <text:p>0</text:p>
          </table:table-cell>
          <table:table-cell table:formula="of:=[.P253]*[.L253]" office:value-type="float" office:value="5">
            <text:p>5</text:p>
          </table:table-cell>
          <table:table-cell table:formula="of:=[.P253]*[.M253]" office:value-type="float" office:value="20.9999999999999">
            <text:p>20,9999999999999</text:p>
          </table:table-cell>
          <table:table-cell table:formula="of:=SUM([.N253:.P253])" office:value-type="float" office:value="2">
            <text:p>2</text:p>
          </table:table-cell>
          <table:table-cell table:style-name="ce70" table:number-columns-repeated="993"/>
          <table:table-cell table:style-name="ce487" table:number-columns-repeated="9"/>
          <table:table-cell table:style-name="ce547"/>
        </table:table-row>
        <table:table-row table:style-name="ro4">
          <table:table-cell table:style-name="ce40" table:formula="of:=[.A253]+1" office:value-type="float" office:value="8797">
            <text:p>8797</text:p>
          </table:table-cell>
          <table:table-cell table:style-name="ce105" office:value-type="date" office:date-value="2015-05-10">
            <text:p>2015-05-10</text:p>
          </table:table-cell>
          <table:table-cell table:style-name="ce181" office:value-type="time" office:time-value="PT20H02M00S">
            <text:p>20:02</text:p>
          </table:table-cell>
          <table:table-cell table:style-name="ce181" office:value-type="time" office:time-value="PT20H32M00S">
            <text:p>20:32</text:p>
          </table:table-cell>
          <table:table-cell table:style-name="ce270" table:formula="of:=([.D254]-[.C254])*24*60" office:value-type="float" office:value="30.0000000000001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8.9">
            <text:p>8,9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54]=&quot;YES&quot;;[.I254];0)*IF([.I254]&gt;1;1;0)" office:value-type="float" office:value="8.9">
            <text:p>8,9</text:p>
          </table:table-cell>
          <table:table-cell table:style-name="ce395" table:formula="of:=IF([.J254]=&quot;YES&quot;;[.E254];0)*IF([.I254]&gt;1;1;0)" office:value-type="float" office:value="30.0000000000001">
            <text:p>30,0000000000001</text:p>
          </table:table-cell>
          <table:table-cell table:formula="of:=IF([.J254]=&quot;YES&quot;;1;0)*IF([.I254]&gt;1;1;0)" office:value-type="float" office:value="1">
            <text:p>1</text:p>
          </table:table-cell>
          <table:table-cell table:formula="of:=IF([.F254]=&quot;Diamond&quot;;1;0)*[.N254]*IF([.I254]&gt;1;1;0)" office:value-type="float" office:value="1">
            <text:p>1</text:p>
          </table:table-cell>
          <table:table-cell table:formula="of:=IF([.F254]=&quot;Moeller&quot;;1;0)*[.N254]*IF([.I254]&gt;1;1;0)" office:value-type="float" office:value="0">
            <text:p>0</text:p>
          </table:table-cell>
          <table:table-cell table:formula="of:=[.O254]*[.L254]" office:value-type="float" office:value="8.9">
            <text:p>8,9</text:p>
          </table:table-cell>
          <table:table-cell table:formula="of:=[.O254]*[.M254]" office:value-type="float" office:value="30.0000000000001">
            <text:p>30,0000000000001</text:p>
          </table:table-cell>
          <table:table-cell table:formula="of:=[.P254]*[.L254]" office:value-type="float" office:value="0">
            <text:p>0</text:p>
          </table:table-cell>
          <table:table-cell table:formula="of:=[.P254]*[.M254]" office:value-type="float" office:value="0">
            <text:p>0</text:p>
          </table:table-cell>
          <table:table-cell table:formula="of:=SUM([.N254:.P254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52" table:formula="of:=[.A254]+1" office:value-type="float" office:value="8798">
            <text:p>8798</text:p>
          </table:table-cell>
          <table:table-cell table:style-name="ce119" office:value-type="date" office:date-value="2015-05-10">
            <text:p>2015-05-10</text:p>
          </table:table-cell>
          <table:table-cell table:style-name="ce193" office:value-type="time" office:time-value="PT20H56M00S">
            <text:p>20:56</text:p>
          </table:table-cell>
          <table:table-cell table:style-name="ce205" office:value-type="time" office:time-value="PT21H14M00S">
            <text:p>21:14</text:p>
          </table:table-cell>
          <table:table-cell table:style-name="ce282" table:formula="of:=([.D255]-[.C255])*24*60" office:value-type="float" office:value="17.9999999999999">
            <text:p>18</text:p>
          </table:table-cell>
          <table:table-cell table:style-name="ce339" office:value-type="string">
            <text:p>Diamond</text:p>
          </table:table-cell>
          <table:table-cell table:style-name="ce339" office:value-type="float" office:value="850">
            <text:p>850</text:p>
          </table:table-cell>
          <table:table-cell table:style-name="ce339" office:value-type="string">
            <text:p>PARA</text:p>
          </table:table-cell>
          <table:table-cell table:style-name="ce339" office:value-type="float" office:value="5.8">
            <text:p>5,8</text:p>
          </table:table-cell>
          <table:table-cell table:style-name="ce339" office:value-type="string">
            <text:p>MAYBE</text:p>
          </table:table-cell>
          <table:table-cell table:style-name="ce360" office:value-type="string">
            <text:p>tagger out of synch? See elog entry ID 25839-41</text:p>
          </table:table-cell>
          <table:table-cell table:style-name="ce395" table:formula="of:=IF([.J255]=&quot;YES&quot;;[.I255];0)*IF([.I255]&gt;1;1;0)" office:value-type="float" office:value="0">
            <text:p>0</text:p>
          </table:table-cell>
          <table:table-cell table:style-name="ce395" table:formula="of:=IF([.J255]=&quot;YES&quot;;[.E255];0)*IF([.I255]&gt;1;1;0)" office:value-type="float" office:value="0">
            <text:p>0</text:p>
          </table:table-cell>
          <table:table-cell table:formula="of:=IF([.J255]=&quot;YES&quot;;1;0)*IF([.I255]&gt;1;1;0)" office:value-type="float" office:value="0">
            <text:p>0</text:p>
          </table:table-cell>
          <table:table-cell table:formula="of:=IF([.F255]=&quot;Diamond&quot;;1;0)*[.N255]*IF([.I255]&gt;1;1;0)" office:value-type="float" office:value="0">
            <text:p>0</text:p>
          </table:table-cell>
          <table:table-cell table:formula="of:=IF([.F255]=&quot;Moeller&quot;;1;0)*[.N255]*IF([.I255]&gt;1;1;0)" office:value-type="float" office:value="0">
            <text:p>0</text:p>
          </table:table-cell>
          <table:table-cell table:formula="of:=[.O255]*[.L255]" office:value-type="float" office:value="0">
            <text:p>0</text:p>
          </table:table-cell>
          <table:table-cell table:formula="of:=[.O255]*[.M255]" office:value-type="float" office:value="0">
            <text:p>0</text:p>
          </table:table-cell>
          <table:table-cell table:formula="of:=[.P255]*[.L255]" office:value-type="float" office:value="0">
            <text:p>0</text:p>
          </table:table-cell>
          <table:table-cell table:formula="of:=[.P255]*[.M255]" office:value-type="float" office:value="0">
            <text:p>0</text:p>
          </table:table-cell>
          <table:table-cell table:formula="of:=SUM([.N255:.P255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44"/>
        </table:table-row>
        <table:table-row table:style-name="ro4">
          <table:table-cell table:style-name="ce44" table:formula="of:=[.A255]+1" office:value-type="float" office:value="8799">
            <text:p>8799</text:p>
          </table:table-cell>
          <table:table-cell table:style-name="ce109" office:value-type="date" office:date-value="2015-05-10">
            <text:p>2015-05-10</text:p>
          </table:table-cell>
          <table:table-cell table:style-name="ce185" office:value-type="time" office:time-value="PT21H15M00S">
            <text:p>21:15</text:p>
          </table:table-cell>
          <table:table-cell table:style-name="ce197" office:value-type="time" office:time-value="PT21H44M00S">
            <text:p>21:44</text:p>
          </table:table-cell>
          <table:table-cell table:style-name="ce274" table:formula="of:=([.D256]-[.C256])*24*60" office:value-type="float" office:value="29.0000000000001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1">
            <text:p>9,1</text:p>
          </table:table-cell>
          <table:table-cell table:style-name="ce331" office:value-type="string">
            <text:p>YES</text:p>
          </table:table-cell>
          <table:table-cell table:style-name="ce390"/>
          <table:table-cell table:style-name="ce395" table:formula="of:=IF([.J256]=&quot;YES&quot;;[.I256];0)*IF([.I256]&gt;1;1;0)" office:value-type="float" office:value="9.1">
            <text:p>9,1</text:p>
          </table:table-cell>
          <table:table-cell table:style-name="ce395" table:formula="of:=IF([.J256]=&quot;YES&quot;;[.E256];0)*IF([.I256]&gt;1;1;0)" office:value-type="float" office:value="29.0000000000001">
            <text:p>29,0000000000001</text:p>
          </table:table-cell>
          <table:table-cell table:formula="of:=IF([.J256]=&quot;YES&quot;;1;0)*IF([.I256]&gt;1;1;0)" office:value-type="float" office:value="1">
            <text:p>1</text:p>
          </table:table-cell>
          <table:table-cell table:formula="of:=IF([.F256]=&quot;Diamond&quot;;1;0)*[.N256]*IF([.I256]&gt;1;1;0)" office:value-type="float" office:value="1">
            <text:p>1</text:p>
          </table:table-cell>
          <table:table-cell table:formula="of:=IF([.F256]=&quot;Moeller&quot;;1;0)*[.N256]*IF([.I256]&gt;1;1;0)" office:value-type="float" office:value="0">
            <text:p>0</text:p>
          </table:table-cell>
          <table:table-cell table:formula="of:=[.O256]*[.L256]" office:value-type="float" office:value="9.1">
            <text:p>9,1</text:p>
          </table:table-cell>
          <table:table-cell table:formula="of:=[.O256]*[.M256]" office:value-type="float" office:value="29.0000000000001">
            <text:p>29,0000000000001</text:p>
          </table:table-cell>
          <table:table-cell table:formula="of:=[.P256]*[.L256]" office:value-type="float" office:value="0">
            <text:p>0</text:p>
          </table:table-cell>
          <table:table-cell table:formula="of:=[.P256]*[.M256]" office:value-type="float" office:value="0">
            <text:p>0</text:p>
          </table:table-cell>
          <table:table-cell table:formula="of:=SUM([.N256:.P256])" office:value-type="float" office:value="2">
            <text:p>2</text:p>
          </table:table-cell>
          <table:table-cell table:style-name="ce39" table:number-columns-repeated="993"/>
          <table:table-cell table:style-name="ce476" table:number-columns-repeated="9"/>
          <table:table-cell table:style-name="ce505"/>
        </table:table-row>
        <table:table-row table:style-name="ro4">
          <table:table-cell table:style-name="ce40" table:formula="of:=[.A256]+1" office:value-type="float" office:value="8800">
            <text:p>8800</text:p>
          </table:table-cell>
          <table:table-cell table:style-name="ce105" office:value-type="date" office:date-value="2015-05-10">
            <text:p>2015-05-10</text:p>
          </table:table-cell>
          <table:table-cell table:style-name="ce181" office:value-type="time" office:time-value="PT21H47M00S">
            <text:p>21:47</text:p>
          </table:table-cell>
          <table:table-cell table:style-name="ce251" office:value-type="time" office:time-value="PT22H15M00S">
            <text:p>22:15</text:p>
          </table:table-cell>
          <table:table-cell table:style-name="ce270" table:formula="of:=([.D257]-[.C257])*24*60" office:value-type="float" office:value="27.9999999999999">
            <text:p>28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8.9">
            <text:p>8,9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57]=&quot;YES&quot;;[.I257];0)*IF([.I257]&gt;1;1;0)" office:value-type="float" office:value="8.9">
            <text:p>8,9</text:p>
          </table:table-cell>
          <table:table-cell table:style-name="ce395" table:formula="of:=IF([.J257]=&quot;YES&quot;;[.E257];0)*IF([.I257]&gt;1;1;0)" office:value-type="float" office:value="27.9999999999999">
            <text:p>27,9999999999999</text:p>
          </table:table-cell>
          <table:table-cell table:formula="of:=IF([.J257]=&quot;YES&quot;;1;0)*IF([.I257]&gt;1;1;0)" office:value-type="float" office:value="1">
            <text:p>1</text:p>
          </table:table-cell>
          <table:table-cell table:formula="of:=IF([.F257]=&quot;Diamond&quot;;1;0)*[.N257]*IF([.I257]&gt;1;1;0)" office:value-type="float" office:value="1">
            <text:p>1</text:p>
          </table:table-cell>
          <table:table-cell table:formula="of:=IF([.F257]=&quot;Moeller&quot;;1;0)*[.N257]*IF([.I257]&gt;1;1;0)" office:value-type="float" office:value="0">
            <text:p>0</text:p>
          </table:table-cell>
          <table:table-cell table:formula="of:=[.O257]*[.L257]" office:value-type="float" office:value="8.9">
            <text:p>8,9</text:p>
          </table:table-cell>
          <table:table-cell table:formula="of:=[.O257]*[.M257]" office:value-type="float" office:value="27.9999999999999">
            <text:p>27,9999999999999</text:p>
          </table:table-cell>
          <table:table-cell table:formula="of:=[.P257]*[.L257]" office:value-type="float" office:value="0">
            <text:p>0</text:p>
          </table:table-cell>
          <table:table-cell table:formula="of:=[.P257]*[.M257]" office:value-type="float" office:value="0">
            <text:p>0</text:p>
          </table:table-cell>
          <table:table-cell table:formula="of:=SUM([.N257:.P257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4" table:formula="of:=[.A257]+1" office:value-type="float" office:value="8801">
            <text:p>8801</text:p>
          </table:table-cell>
          <table:table-cell table:style-name="ce109" office:value-type="date" office:date-value="2015-05-10">
            <text:p>2015-05-10</text:p>
          </table:table-cell>
          <table:table-cell table:style-name="ce185" office:value-type="time" office:time-value="PT22H17M00S">
            <text:p>22:17</text:p>
          </table:table-cell>
          <table:table-cell table:style-name="ce197" office:value-type="time" office:time-value="PT22H46M00S">
            <text:p>22:46</text:p>
          </table:table-cell>
          <table:table-cell table:style-name="ce274" table:formula="of:=([.D258]-[.C258])*24*60" office:value-type="float" office:value="29.0000000000001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8.9">
            <text:p>8,9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58]=&quot;YES&quot;;[.I258];0)*IF([.I258]&gt;1;1;0)" office:value-type="float" office:value="8.9">
            <text:p>8,9</text:p>
          </table:table-cell>
          <table:table-cell table:style-name="ce395" table:formula="of:=IF([.J258]=&quot;YES&quot;;[.E258];0)*IF([.I258]&gt;1;1;0)" office:value-type="float" office:value="29.0000000000001">
            <text:p>29,0000000000001</text:p>
          </table:table-cell>
          <table:table-cell table:formula="of:=IF([.J258]=&quot;YES&quot;;1;0)*IF([.I258]&gt;1;1;0)" office:value-type="float" office:value="1">
            <text:p>1</text:p>
          </table:table-cell>
          <table:table-cell table:formula="of:=IF([.F258]=&quot;Diamond&quot;;1;0)*[.N258]*IF([.I258]&gt;1;1;0)" office:value-type="float" office:value="1">
            <text:p>1</text:p>
          </table:table-cell>
          <table:table-cell table:formula="of:=IF([.F258]=&quot;Moeller&quot;;1;0)*[.N258]*IF([.I258]&gt;1;1;0)" office:value-type="float" office:value="0">
            <text:p>0</text:p>
          </table:table-cell>
          <table:table-cell table:formula="of:=[.O258]*[.L258]" office:value-type="float" office:value="8.9">
            <text:p>8,9</text:p>
          </table:table-cell>
          <table:table-cell table:formula="of:=[.O258]*[.M258]" office:value-type="float" office:value="29.0000000000001">
            <text:p>29,0000000000001</text:p>
          </table:table-cell>
          <table:table-cell table:formula="of:=[.P258]*[.L258]" office:value-type="float" office:value="0">
            <text:p>0</text:p>
          </table:table-cell>
          <table:table-cell table:formula="of:=[.P258]*[.M258]" office:value-type="float" office:value="0">
            <text:p>0</text:p>
          </table:table-cell>
          <table:table-cell table:formula="of:=SUM([.N258:.P258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51" table:formula="of:=[.A258]+1" office:value-type="float" office:value="8802">
            <text:p>8802</text:p>
          </table:table-cell>
          <table:table-cell table:style-name="ce118" office:value-type="date" office:date-value="2015-05-10">
            <text:p>2015-05-10</text:p>
          </table:table-cell>
          <table:table-cell table:style-name="ce192" office:value-type="time" office:time-value="PT23H02M00S">
            <text:p>23:02</text:p>
          </table:table-cell>
          <table:table-cell table:style-name="ce192" office:value-type="time" office:time-value="PT23H24M00S">
            <text:p>23:24</text:p>
          </table:table-cell>
          <table:table-cell table:style-name="ce281" table:formula="of:=([.D259]-[.C259])*24*60" office:value-type="float" office:value="22.0000000000001">
            <text:p>22</text:p>
          </table:table-cell>
          <table:table-cell table:style-name="ce338" office:value-type="string">
            <text:p>Diamond</text:p>
          </table:table-cell>
          <table:table-cell table:style-name="ce338" office:value-type="float" office:value="850">
            <text:p>850</text:p>
          </table:table-cell>
          <table:table-cell table:style-name="ce338" office:value-type="string">
            <text:p>PARA</text:p>
          </table:table-cell>
          <table:table-cell table:style-name="ce338" office:value-type="float" office:value="6.8">
            <text:p>6,8</text:p>
          </table:table-cell>
          <table:table-cell table:style-name="ce338" office:value-type="string">
            <text:p>MAYBE</text:p>
          </table:table-cell>
          <table:table-cell table:style-name="ce338" office:value-type="string">
            <text:p>tagger out of synch See elog entry ID 25839-41</text:p>
          </table:table-cell>
          <table:table-cell table:style-name="ce395" table:formula="of:=IF([.J259]=&quot;YES&quot;;[.I259];0)*IF([.I259]&gt;1;1;0)" office:value-type="float" office:value="0">
            <text:p>0</text:p>
          </table:table-cell>
          <table:table-cell table:style-name="ce395" table:formula="of:=IF([.J259]=&quot;YES&quot;;[.E259];0)*IF([.I259]&gt;1;1;0)" office:value-type="float" office:value="0">
            <text:p>0</text:p>
          </table:table-cell>
          <table:table-cell table:formula="of:=IF([.J259]=&quot;YES&quot;;1;0)*IF([.I259]&gt;1;1;0)" office:value-type="float" office:value="0">
            <text:p>0</text:p>
          </table:table-cell>
          <table:table-cell table:formula="of:=IF([.F259]=&quot;Diamond&quot;;1;0)*[.N259]*IF([.I259]&gt;1;1;0)" office:value-type="float" office:value="0">
            <text:p>0</text:p>
          </table:table-cell>
          <table:table-cell table:formula="of:=IF([.F259]=&quot;Moeller&quot;;1;0)*[.N259]*IF([.I259]&gt;1;1;0)" office:value-type="float" office:value="0">
            <text:p>0</text:p>
          </table:table-cell>
          <table:table-cell table:formula="of:=[.O259]*[.L259]" office:value-type="float" office:value="0">
            <text:p>0</text:p>
          </table:table-cell>
          <table:table-cell table:formula="of:=[.O259]*[.M259]" office:value-type="float" office:value="0">
            <text:p>0</text:p>
          </table:table-cell>
          <table:table-cell table:formula="of:=[.P259]*[.L259]" office:value-type="float" office:value="0">
            <text:p>0</text:p>
          </table:table-cell>
          <table:table-cell table:formula="of:=[.P259]*[.M259]" office:value-type="float" office:value="0">
            <text:p>0</text:p>
          </table:table-cell>
          <table:table-cell table:formula="of:=SUM([.N259:.P259])" office:value-type="float" office:value="0">
            <text:p>0</text:p>
          </table:table-cell>
          <table:table-cell table:style-name="ce51" table:number-columns-repeated="993"/>
          <table:table-cell table:style-name="ce488" table:number-columns-repeated="9"/>
          <table:table-cell table:style-name="ce548"/>
        </table:table-row>
        <table:table-row table:style-name="ro4">
          <table:table-cell table:style-name="ce42" table:formula="of:=[.A259]+1" office:value-type="float" office:value="8803">
            <text:p>8803</text:p>
          </table:table-cell>
          <table:table-cell table:style-name="ce107" office:value-type="date" office:date-value="2015-05-10">
            <text:p>2015-05-10</text:p>
          </table:table-cell>
          <table:table-cell table:style-name="ce183" office:value-type="time" office:time-value="PT23H25M00S">
            <text:p>23:25</text:p>
          </table:table-cell>
          <table:table-cell table:style-name="ce183" office:value-type="time" office:time-value="PT23H55M00S">
            <text:p>23:55</text:p>
          </table:table-cell>
          <table:table-cell table:style-name="ce272" table:formula="of:=([.D260]-[.C260])*24*60" office:value-type="float" office:value="29.9999999999999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3">
            <text:p>9,3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260]=&quot;YES&quot;;[.I260];0)*IF([.I260]&gt;1;1;0)" office:value-type="float" office:value="9.3">
            <text:p>9,3</text:p>
          </table:table-cell>
          <table:table-cell table:style-name="ce395" table:formula="of:=IF([.J260]=&quot;YES&quot;;[.E260];0)*IF([.I260]&gt;1;1;0)" office:value-type="float" office:value="29.9999999999999">
            <text:p>29,9999999999999</text:p>
          </table:table-cell>
          <table:table-cell table:formula="of:=IF([.J260]=&quot;YES&quot;;1;0)*IF([.I260]&gt;1;1;0)" office:value-type="float" office:value="1">
            <text:p>1</text:p>
          </table:table-cell>
          <table:table-cell table:formula="of:=IF([.F260]=&quot;Diamond&quot;;1;0)*[.N260]*IF([.I260]&gt;1;1;0)" office:value-type="float" office:value="1">
            <text:p>1</text:p>
          </table:table-cell>
          <table:table-cell table:formula="of:=IF([.F260]=&quot;Moeller&quot;;1;0)*[.N260]*IF([.I260]&gt;1;1;0)" office:value-type="float" office:value="0">
            <text:p>0</text:p>
          </table:table-cell>
          <table:table-cell table:formula="of:=[.O260]*[.L260]" office:value-type="float" office:value="9.3">
            <text:p>9,3</text:p>
          </table:table-cell>
          <table:table-cell table:formula="of:=[.O260]*[.M260]" office:value-type="float" office:value="29.9999999999999">
            <text:p>29,9999999999999</text:p>
          </table:table-cell>
          <table:table-cell table:formula="of:=[.P260]*[.L260]" office:value-type="float" office:value="0">
            <text:p>0</text:p>
          </table:table-cell>
          <table:table-cell table:formula="of:=[.P260]*[.M260]" office:value-type="float" office:value="0">
            <text:p>0</text:p>
          </table:table-cell>
          <table:table-cell table:formula="of:=SUM([.N260:.P260])" office:value-type="float" office:value="2">
            <text:p>2</text:p>
          </table:table-cell>
          <table:table-cell table:style-name="ce42" table:number-columns-repeated="993"/>
          <table:table-cell table:style-name="ce489" table:number-columns-repeated="9"/>
          <table:table-cell table:style-name="ce549"/>
        </table:table-row>
        <table:table-row table:style-name="ro4">
          <table:table-cell table:style-name="ce55" table:formula="of:=[.A260]+1" office:value-type="float" office:value="8804">
            <text:p>8804</text:p>
          </table:table-cell>
          <table:table-cell table:style-name="ce122" office:value-type="date" office:date-value="2015-05-10">
            <text:p>2015-05-10</text:p>
          </table:table-cell>
          <table:table-cell table:number-columns-repeated="2" table:style-name="ce195" office:value-type="time" office:time-value="PT23H58M00S">
            <text:p>23:58</text:p>
          </table:table-cell>
          <table:table-cell table:style-name="ce285" table:formula="of:=([.D261]-[.C261])*24*60" office:value-type="float" office:value="0">
            <text:p>0</text:p>
          </table:table-cell>
          <table:table-cell table:style-name="ce165" office:value-type="string">
            <text:p>Diamond</text:p>
          </table:table-cell>
          <table:table-cell table:style-name="ce165" office:value-type="float" office:value="850">
            <text:p>850</text:p>
          </table:table-cell>
          <table:table-cell table:style-name="ce165" office:value-type="string">
            <text:p>PARA</text:p>
          </table:table-cell>
          <table:table-cell table:style-name="ce165"/>
          <table:table-cell table:style-name="ce165" office:value-type="string">
            <text:p>NO</text:p>
          </table:table-cell>
          <table:table-cell table:style-name="ce165" office:value-type="string">
            <text:p>p2 ion chamber dropiing\</text:p>
          </table:table-cell>
          <table:table-cell table:style-name="ce395" table:formula="of:=IF([.J261]=&quot;YES&quot;;[.I261];0)*IF([.I261]&gt;1;1;0)" office:value-type="float" office:value="0">
            <text:p>0</text:p>
          </table:table-cell>
          <table:table-cell table:style-name="ce395" table:formula="of:=IF([.J261]=&quot;YES&quot;;[.E261];0)*IF([.I261]&gt;1;1;0)" office:value-type="float" office:value="0">
            <text:p>0</text:p>
          </table:table-cell>
          <table:table-cell table:formula="of:=IF([.J261]=&quot;YES&quot;;1;0)*IF([.I261]&gt;1;1;0)" office:value-type="float" office:value="0">
            <text:p>0</text:p>
          </table:table-cell>
          <table:table-cell table:formula="of:=IF([.F261]=&quot;Diamond&quot;;1;0)*[.N261]*IF([.I261]&gt;1;1;0)" office:value-type="float" office:value="0">
            <text:p>0</text:p>
          </table:table-cell>
          <table:table-cell table:formula="of:=IF([.F261]=&quot;Moeller&quot;;1;0)*[.N261]*IF([.I261]&gt;1;1;0)" office:value-type="float" office:value="0">
            <text:p>0</text:p>
          </table:table-cell>
          <table:table-cell table:formula="of:=[.O261]*[.L261]" office:value-type="float" office:value="0">
            <text:p>0</text:p>
          </table:table-cell>
          <table:table-cell table:formula="of:=[.O261]*[.M261]" office:value-type="float" office:value="0">
            <text:p>0</text:p>
          </table:table-cell>
          <table:table-cell table:formula="of:=[.P261]*[.L261]" office:value-type="float" office:value="0">
            <text:p>0</text:p>
          </table:table-cell>
          <table:table-cell table:formula="of:=[.P261]*[.M261]" office:value-type="float" office:value="0">
            <text:p>0</text:p>
          </table:table-cell>
          <table:table-cell table:formula="of:=SUM([.N261:.P261])" office:value-type="float" office:value="0">
            <text:p>0</text:p>
          </table:table-cell>
          <table:table-cell table:style-name="ce55" table:number-columns-repeated="993"/>
          <table:table-cell table:style-name="ce490" table:number-columns-repeated="9"/>
          <table:table-cell table:style-name="ce550"/>
        </table:table-row>
        <table:table-row table:style-name="ro4">
          <table:table-cell table:style-name="ce56" table:formula="of:=[.A261]+1" office:value-type="float" office:value="8805">
            <text:p>8805</text:p>
          </table:table-cell>
          <table:table-cell table:style-name="ce123" office:value-type="date" office:date-value="2015-05-11">
            <text:p>2015-05-11</text:p>
          </table:table-cell>
          <table:table-cell table:style-name="ce196" office:value-type="time" office:time-value="PT00H00M00S">
            <text:p>00:00</text:p>
          </table:table-cell>
          <table:table-cell table:style-name="ce196" office:value-type="time" office:time-value="PT00H09M00S">
            <text:p>00:09</text:p>
          </table:table-cell>
          <table:table-cell table:style-name="ce286" table:formula="of:=([.D262]-[.C262])*24*60" office:value-type="float" office:value="9">
            <text:p>9</text:p>
          </table:table-cell>
          <table:table-cell table:style-name="ce341" office:value-type="string">
            <text:p>Moeller</text:p>
          </table:table-cell>
          <table:table-cell table:style-name="ce341" table:number-columns-repeated="2"/>
          <table:table-cell table:style-name="ce341" office:value-type="float" office:value="0.56">
            <text:p>0,56</text:p>
          </table:table-cell>
          <table:table-cell table:style-name="ce341" office:value-type="string">
            <text:p>NO</text:p>
          </table:table-cell>
          <table:table-cell table:style-name="ce341" office:value-type="string">
            <text:p>just to check the rates with moeller and to optimize the p2 ion chamber rate</text:p>
          </table:table-cell>
          <table:table-cell table:style-name="ce395" table:formula="of:=IF([.J262]=&quot;YES&quot;;[.I262];0)*IF([.I262]&gt;1;1;0)" office:value-type="float" office:value="0">
            <text:p>0</text:p>
          </table:table-cell>
          <table:table-cell table:style-name="ce395" table:formula="of:=IF([.J262]=&quot;YES&quot;;[.E262];0)*IF([.I262]&gt;1;1;0)" office:value-type="float" office:value="0">
            <text:p>0</text:p>
          </table:table-cell>
          <table:table-cell table:formula="of:=IF([.J262]=&quot;YES&quot;;1;0)*IF([.I262]&gt;1;1;0)" office:value-type="float" office:value="0">
            <text:p>0</text:p>
          </table:table-cell>
          <table:table-cell table:formula="of:=IF([.F262]=&quot;Diamond&quot;;1;0)*[.N262]*IF([.I262]&gt;1;1;0)" office:value-type="float" office:value="0">
            <text:p>0</text:p>
          </table:table-cell>
          <table:table-cell table:formula="of:=IF([.F262]=&quot;Moeller&quot;;1;0)*[.N262]*IF([.I262]&gt;1;1;0)" office:value-type="float" office:value="0">
            <text:p>0</text:p>
          </table:table-cell>
          <table:table-cell table:formula="of:=[.O262]*[.L262]" office:value-type="float" office:value="0">
            <text:p>0</text:p>
          </table:table-cell>
          <table:table-cell table:formula="of:=[.O262]*[.M262]" office:value-type="float" office:value="0">
            <text:p>0</text:p>
          </table:table-cell>
          <table:table-cell table:formula="of:=[.P262]*[.L262]" office:value-type="float" office:value="0">
            <text:p>0</text:p>
          </table:table-cell>
          <table:table-cell table:formula="of:=[.P262]*[.M262]" office:value-type="float" office:value="0">
            <text:p>0</text:p>
          </table:table-cell>
          <table:table-cell table:formula="of:=SUM([.N262:.P262])" office:value-type="float" office:value="0">
            <text:p>0</text:p>
          </table:table-cell>
          <table:table-cell table:style-name="ce56" table:number-columns-repeated="993"/>
          <table:table-cell table:style-name="ce491" table:number-columns-repeated="9"/>
          <table:table-cell table:style-name="ce551"/>
        </table:table-row>
        <table:table-row table:style-name="ro4">
          <table:table-cell table:style-name="ce44" table:formula="of:=[.A262]+1" office:value-type="float" office:value="8806">
            <text:p>8806</text:p>
          </table:table-cell>
          <table:table-cell table:style-name="ce109" office:value-type="date" office:date-value="2015-05-11">
            <text:p>2015-05-11</text:p>
          </table:table-cell>
          <table:table-cell table:style-name="ce185" office:value-type="time" office:time-value="PT00H17M00S">
            <text:p>00:17</text:p>
          </table:table-cell>
          <table:table-cell table:style-name="ce197" office:value-type="time" office:time-value="PT00H48M00S">
            <text:p>00:48</text:p>
          </table:table-cell>
          <table:table-cell table:style-name="ce274" table:formula="of:=([.D263]-[.C263])*24*60" office:value-type="float" office:value="31">
            <text:p>31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8">
            <text:p>9,8</text:p>
          </table:table-cell>
          <table:table-cell table:style-name="ce331" office:value-type="string">
            <text:p>YES</text:p>
          </table:table-cell>
          <table:table-cell table:style-name="ce413" office:value-type="string">
            <text:p>wires again, now even twice..</text:p>
          </table:table-cell>
          <table:table-cell table:style-name="ce395" table:formula="of:=IF([.J263]=&quot;YES&quot;;[.I263];0)*IF([.I263]&gt;1;1;0)" office:value-type="float" office:value="9.8">
            <text:p>9,8</text:p>
          </table:table-cell>
          <table:table-cell table:style-name="ce395" table:formula="of:=IF([.J263]=&quot;YES&quot;;[.E263];0)*IF([.I263]&gt;1;1;0)" office:value-type="float" office:value="31">
            <text:p>31</text:p>
          </table:table-cell>
          <table:table-cell table:formula="of:=IF([.J263]=&quot;YES&quot;;1;0)*IF([.I263]&gt;1;1;0)" office:value-type="float" office:value="1">
            <text:p>1</text:p>
          </table:table-cell>
          <table:table-cell table:formula="of:=IF([.F263]=&quot;Diamond&quot;;1;0)*[.N263]*IF([.I263]&gt;1;1;0)" office:value-type="float" office:value="1">
            <text:p>1</text:p>
          </table:table-cell>
          <table:table-cell table:formula="of:=IF([.F263]=&quot;Moeller&quot;;1;0)*[.N263]*IF([.I263]&gt;1;1;0)" office:value-type="float" office:value="0">
            <text:p>0</text:p>
          </table:table-cell>
          <table:table-cell table:formula="of:=[.O263]*[.L263]" office:value-type="float" office:value="9.8">
            <text:p>9,8</text:p>
          </table:table-cell>
          <table:table-cell table:formula="of:=[.O263]*[.M263]" office:value-type="float" office:value="31">
            <text:p>31</text:p>
          </table:table-cell>
          <table:table-cell table:formula="of:=[.P263]*[.L263]" office:value-type="float" office:value="0">
            <text:p>0</text:p>
          </table:table-cell>
          <table:table-cell table:formula="of:=[.P263]*[.M263]" office:value-type="float" office:value="0">
            <text:p>0</text:p>
          </table:table-cell>
          <table:table-cell table:formula="of:=SUM([.N263:.P263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0" table:formula="of:=[.A263]+1" office:value-type="float" office:value="8807">
            <text:p>8807</text:p>
          </table:table-cell>
          <table:table-cell table:style-name="ce107" office:value-type="date" office:date-value="2015-05-11">
            <text:p>2015-05-11</text:p>
          </table:table-cell>
          <table:table-cell table:style-name="ce181" office:value-type="time" office:time-value="PT00H50M00S">
            <text:p>00:50</text:p>
          </table:table-cell>
          <table:table-cell table:style-name="ce251" office:value-type="time" office:time-value="PT01H19M00S">
            <text:p>01:19</text:p>
          </table:table-cell>
          <table:table-cell table:style-name="ce270" table:formula="of:=([.D264]-[.C264])*24*60" office:value-type="float" office:value="29">
            <text:p>29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8.9">
            <text:p>8,9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64]=&quot;YES&quot;;[.I264];0)*IF([.I264]&gt;1;1;0)" office:value-type="float" office:value="8.9">
            <text:p>8,9</text:p>
          </table:table-cell>
          <table:table-cell table:style-name="ce395" table:formula="of:=IF([.J264]=&quot;YES&quot;;[.E264];0)*IF([.I264]&gt;1;1;0)" office:value-type="float" office:value="29">
            <text:p>29</text:p>
          </table:table-cell>
          <table:table-cell table:formula="of:=IF([.J264]=&quot;YES&quot;;1;0)*IF([.I264]&gt;1;1;0)" office:value-type="float" office:value="1">
            <text:p>1</text:p>
          </table:table-cell>
          <table:table-cell table:formula="of:=IF([.F264]=&quot;Diamond&quot;;1;0)*[.N264]*IF([.I264]&gt;1;1;0)" office:value-type="float" office:value="1">
            <text:p>1</text:p>
          </table:table-cell>
          <table:table-cell table:formula="of:=IF([.F264]=&quot;Moeller&quot;;1;0)*[.N264]*IF([.I264]&gt;1;1;0)" office:value-type="float" office:value="0">
            <text:p>0</text:p>
          </table:table-cell>
          <table:table-cell table:formula="of:=[.O264]*[.L264]" office:value-type="float" office:value="8.9">
            <text:p>8,9</text:p>
          </table:table-cell>
          <table:table-cell table:formula="of:=[.O264]*[.M264]" office:value-type="float" office:value="29">
            <text:p>29</text:p>
          </table:table-cell>
          <table:table-cell table:formula="of:=[.P264]*[.L264]" office:value-type="float" office:value="0">
            <text:p>0</text:p>
          </table:table-cell>
          <table:table-cell table:formula="of:=[.P264]*[.M264]" office:value-type="float" office:value="0">
            <text:p>0</text:p>
          </table:table-cell>
          <table:table-cell table:formula="of:=SUM([.N264:.P264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4" table:formula="of:=[.A264]+1" office:value-type="float" office:value="8808">
            <text:p>8808</text:p>
          </table:table-cell>
          <table:table-cell table:style-name="ce107" office:value-type="date" office:date-value="2015-05-11">
            <text:p>2015-05-11</text:p>
          </table:table-cell>
          <table:table-cell table:style-name="ce185" office:value-type="time" office:time-value="PT01H35M00S">
            <text:p>01:35</text:p>
          </table:table-cell>
          <table:table-cell table:style-name="ce197" office:value-type="time" office:time-value="PT02H04M00S">
            <text:p>02:04</text:p>
          </table:table-cell>
          <table:table-cell table:style-name="ce274" table:formula="of:=([.D265]-[.C265])*24*60" office:value-type="float" office:value="29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2">
            <text:p>9,2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65]=&quot;YES&quot;;[.I265];0)*IF([.I265]&gt;1;1;0)" office:value-type="float" office:value="9.2">
            <text:p>9,2</text:p>
          </table:table-cell>
          <table:table-cell table:style-name="ce395" table:formula="of:=IF([.J265]=&quot;YES&quot;;[.E265];0)*IF([.I265]&gt;1;1;0)" office:value-type="float" office:value="29">
            <text:p>29</text:p>
          </table:table-cell>
          <table:table-cell table:formula="of:=IF([.J265]=&quot;YES&quot;;1;0)*IF([.I265]&gt;1;1;0)" office:value-type="float" office:value="1">
            <text:p>1</text:p>
          </table:table-cell>
          <table:table-cell table:formula="of:=IF([.F265]=&quot;Diamond&quot;;1;0)*[.N265]*IF([.I265]&gt;1;1;0)" office:value-type="float" office:value="1">
            <text:p>1</text:p>
          </table:table-cell>
          <table:table-cell table:formula="of:=IF([.F265]=&quot;Moeller&quot;;1;0)*[.N265]*IF([.I265]&gt;1;1;0)" office:value-type="float" office:value="0">
            <text:p>0</text:p>
          </table:table-cell>
          <table:table-cell table:formula="of:=[.O265]*[.L265]" office:value-type="float" office:value="9.2">
            <text:p>9,2</text:p>
          </table:table-cell>
          <table:table-cell table:formula="of:=[.O265]*[.M265]" office:value-type="float" office:value="29">
            <text:p>29</text:p>
          </table:table-cell>
          <table:table-cell table:formula="of:=[.P265]*[.L265]" office:value-type="float" office:value="0">
            <text:p>0</text:p>
          </table:table-cell>
          <table:table-cell table:formula="of:=[.P265]*[.M265]" office:value-type="float" office:value="0">
            <text:p>0</text:p>
          </table:table-cell>
          <table:table-cell table:formula="of:=SUM([.N265:.P265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1" table:formula="of:=[.A265]+1" office:value-type="float" office:value="8809">
            <text:p>8809</text:p>
          </table:table-cell>
          <table:table-cell table:style-name="ce106" office:value-type="date" office:date-value="2015-05-11">
            <text:p>2015-05-11</text:p>
          </table:table-cell>
          <table:table-cell table:style-name="ce182" office:value-type="time" office:time-value="PT02H10M00S">
            <text:p>02:10</text:p>
          </table:table-cell>
          <table:table-cell table:style-name="ce201" office:value-type="time" office:time-value="PT02H45M00S">
            <text:p>02:45</text:p>
          </table:table-cell>
          <table:table-cell table:style-name="ce271" table:formula="of:=([.D266]-[.C266])*24*60" office:value-type="float" office:value="35">
            <text:p>35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7.9">
            <text:p>7,9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395" table:formula="of:=IF([.J266]=&quot;YES&quot;;[.I266];0)*IF([.I266]&gt;1;1;0)" office:value-type="float" office:value="7.9">
            <text:p>7,9</text:p>
          </table:table-cell>
          <table:table-cell table:style-name="ce395" table:formula="of:=IF([.J266]=&quot;YES&quot;;[.E266];0)*IF([.I266]&gt;1;1;0)" office:value-type="float" office:value="35">
            <text:p>35</text:p>
          </table:table-cell>
          <table:table-cell table:formula="of:=IF([.J266]=&quot;YES&quot;;1;0)*IF([.I266]&gt;1;1;0)" office:value-type="float" office:value="1">
            <text:p>1</text:p>
          </table:table-cell>
          <table:table-cell table:formula="of:=IF([.F266]=&quot;Diamond&quot;;1;0)*[.N266]*IF([.I266]&gt;1;1;0)" office:value-type="float" office:value="0">
            <text:p>0</text:p>
          </table:table-cell>
          <table:table-cell table:formula="of:=IF([.F266]=&quot;Moeller&quot;;1;0)*[.N266]*IF([.I266]&gt;1;1;0)" office:value-type="float" office:value="1">
            <text:p>1</text:p>
          </table:table-cell>
          <table:table-cell table:formula="of:=[.O266]*[.L266]" office:value-type="float" office:value="0">
            <text:p>0</text:p>
          </table:table-cell>
          <table:table-cell table:formula="of:=[.O266]*[.M266]" office:value-type="float" office:value="0">
            <text:p>0</text:p>
          </table:table-cell>
          <table:table-cell table:formula="of:=[.P266]*[.L266]" office:value-type="float" office:value="7.9">
            <text:p>7,9</text:p>
          </table:table-cell>
          <table:table-cell table:formula="of:=[.P266]*[.M266]" office:value-type="float" office:value="35">
            <text:p>35</text:p>
          </table:table-cell>
          <table:table-cell table:formula="of:=SUM([.N266:.P266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372"/>
        </table:table-row>
        <table:table-row table:style-name="ro4">
          <table:table-cell table:style-name="ce41" table:formula="of:=[.A266]+1" office:value-type="float" office:value="8810">
            <text:p>8810</text:p>
          </table:table-cell>
          <table:table-cell table:style-name="ce106" office:value-type="date" office:date-value="2015-05-11">
            <text:p>2015-05-11</text:p>
          </table:table-cell>
          <table:table-cell table:style-name="ce182" office:value-type="time" office:time-value="PT02H46M00S">
            <text:p>02:46</text:p>
          </table:table-cell>
          <table:table-cell table:style-name="ce201" office:value-type="time" office:time-value="PT03H21M00S">
            <text:p>03:21</text:p>
          </table:table-cell>
          <table:table-cell table:style-name="ce271" table:formula="of:=([.D267]-[.C267])*24*60" office:value-type="float" office:value="35">
            <text:p>35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8.1">
            <text:p>8,1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395" table:formula="of:=IF([.J267]=&quot;YES&quot;;[.I267];0)*IF([.I267]&gt;1;1;0)" office:value-type="float" office:value="8.1">
            <text:p>8,1</text:p>
          </table:table-cell>
          <table:table-cell table:style-name="ce395" table:formula="of:=IF([.J267]=&quot;YES&quot;;[.E267];0)*IF([.I267]&gt;1;1;0)" office:value-type="float" office:value="35">
            <text:p>35</text:p>
          </table:table-cell>
          <table:table-cell table:formula="of:=IF([.J267]=&quot;YES&quot;;1;0)*IF([.I267]&gt;1;1;0)" office:value-type="float" office:value="1">
            <text:p>1</text:p>
          </table:table-cell>
          <table:table-cell table:formula="of:=IF([.F267]=&quot;Diamond&quot;;1;0)*[.N267]*IF([.I267]&gt;1;1;0)" office:value-type="float" office:value="0">
            <text:p>0</text:p>
          </table:table-cell>
          <table:table-cell table:formula="of:=IF([.F267]=&quot;Moeller&quot;;1;0)*[.N267]*IF([.I267]&gt;1;1;0)" office:value-type="float" office:value="1">
            <text:p>1</text:p>
          </table:table-cell>
          <table:table-cell table:formula="of:=[.O267]*[.L267]" office:value-type="float" office:value="0">
            <text:p>0</text:p>
          </table:table-cell>
          <table:table-cell table:formula="of:=[.O267]*[.M267]" office:value-type="float" office:value="0">
            <text:p>0</text:p>
          </table:table-cell>
          <table:table-cell table:formula="of:=[.P267]*[.L267]" office:value-type="float" office:value="8.1">
            <text:p>8,1</text:p>
          </table:table-cell>
          <table:table-cell table:formula="of:=[.P267]*[.M267]" office:value-type="float" office:value="35">
            <text:p>35</text:p>
          </table:table-cell>
          <table:table-cell table:formula="of:=SUM([.N267:.P267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372"/>
        </table:table-row>
        <table:table-row table:style-name="ro4">
          <table:table-cell table:style-name="ce40" table:formula="of:=[.A267]+1" office:value-type="float" office:value="8811">
            <text:p>8811</text:p>
          </table:table-cell>
          <table:table-cell table:style-name="ce105" office:value-type="date" office:date-value="2015-05-11">
            <text:p>2015-05-11</text:p>
          </table:table-cell>
          <table:table-cell table:style-name="ce181" office:value-type="time" office:time-value="PT03H38M00S">
            <text:p>03:38</text:p>
          </table:table-cell>
          <table:table-cell table:style-name="ce251" office:value-type="time" office:time-value="PT04H07M00S">
            <text:p>04:07</text:p>
          </table:table-cell>
          <table:table-cell table:style-name="ce270" table:formula="of:=([.D268]-[.C268])*24*60" office:value-type="float" office:value="29">
            <text:p>29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9.4">
            <text:p>9,4</text:p>
          </table:table-cell>
          <table:table-cell table:style-name="ce328" office:value-type="string">
            <text:p>YES</text:p>
          </table:table-cell>
          <table:table-cell table:style-name="ce412" office:value-type="string">
            <text:p>at the end of the file, a small hole in the mwpc wires <text:s/>has been seen (see elog)</text:p>
          </table:table-cell>
          <table:table-cell table:style-name="ce395" table:formula="of:=IF([.J268]=&quot;YES&quot;;[.I268];0)*IF([.I268]&gt;1;1;0)" office:value-type="float" office:value="9.4">
            <text:p>9,4</text:p>
          </table:table-cell>
          <table:table-cell table:style-name="ce395" table:formula="of:=IF([.J268]=&quot;YES&quot;;[.E268];0)*IF([.I268]&gt;1;1;0)" office:value-type="float" office:value="29">
            <text:p>29</text:p>
          </table:table-cell>
          <table:table-cell table:formula="of:=IF([.J268]=&quot;YES&quot;;1;0)*IF([.I268]&gt;1;1;0)" office:value-type="float" office:value="1">
            <text:p>1</text:p>
          </table:table-cell>
          <table:table-cell table:formula="of:=IF([.F268]=&quot;Diamond&quot;;1;0)*[.N268]*IF([.I268]&gt;1;1;0)" office:value-type="float" office:value="1">
            <text:p>1</text:p>
          </table:table-cell>
          <table:table-cell table:formula="of:=IF([.F268]=&quot;Moeller&quot;;1;0)*[.N268]*IF([.I268]&gt;1;1;0)" office:value-type="float" office:value="0">
            <text:p>0</text:p>
          </table:table-cell>
          <table:table-cell table:formula="of:=[.O268]*[.L268]" office:value-type="float" office:value="9.4">
            <text:p>9,4</text:p>
          </table:table-cell>
          <table:table-cell table:formula="of:=[.O268]*[.M268]" office:value-type="float" office:value="29">
            <text:p>29</text:p>
          </table:table-cell>
          <table:table-cell table:formula="of:=[.P268]*[.L268]" office:value-type="float" office:value="0">
            <text:p>0</text:p>
          </table:table-cell>
          <table:table-cell table:formula="of:=[.P268]*[.M268]" office:value-type="float" office:value="0">
            <text:p>0</text:p>
          </table:table-cell>
          <table:table-cell table:formula="of:=SUM([.N268:.P268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4" table:formula="of:=[.A268]+1" office:value-type="float" office:value="8812">
            <text:p>8812</text:p>
          </table:table-cell>
          <table:table-cell table:style-name="ce109" office:value-type="date" office:date-value="2015-05-11">
            <text:p>2015-05-11</text:p>
          </table:table-cell>
          <table:table-cell table:style-name="ce185" office:value-type="time" office:time-value="PT04H08M00S">
            <text:p>04:08</text:p>
          </table:table-cell>
          <table:table-cell table:style-name="ce197" office:value-type="time" office:time-value="PT04H37M00S">
            <text:p>04:37</text:p>
          </table:table-cell>
          <table:table-cell table:style-name="ce274" table:formula="of:=([.D269]-[.C269])*24*60" office:value-type="float" office:value="29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">
            <text:p>9</text:p>
          </table:table-cell>
          <table:table-cell table:style-name="ce331" office:value-type="string">
            <text:p>YES</text:p>
          </table:table-cell>
          <table:table-cell table:style-name="ce413" office:value-type="string">
            <text:p>MWPC problem again.</text:p>
          </table:table-cell>
          <table:table-cell table:style-name="ce395" table:formula="of:=IF([.J269]=&quot;YES&quot;;[.I269];0)*IF([.I269]&gt;1;1;0)" office:value-type="float" office:value="9">
            <text:p>9</text:p>
          </table:table-cell>
          <table:table-cell table:style-name="ce395" table:formula="of:=IF([.J269]=&quot;YES&quot;;[.E269];0)*IF([.I269]&gt;1;1;0)" office:value-type="float" office:value="29">
            <text:p>29</text:p>
          </table:table-cell>
          <table:table-cell table:formula="of:=IF([.J269]=&quot;YES&quot;;1;0)*IF([.I269]&gt;1;1;0)" office:value-type="float" office:value="1">
            <text:p>1</text:p>
          </table:table-cell>
          <table:table-cell table:formula="of:=IF([.F269]=&quot;Diamond&quot;;1;0)*[.N269]*IF([.I269]&gt;1;1;0)" office:value-type="float" office:value="1">
            <text:p>1</text:p>
          </table:table-cell>
          <table:table-cell table:formula="of:=IF([.F269]=&quot;Moeller&quot;;1;0)*[.N269]*IF([.I269]&gt;1;1;0)" office:value-type="float" office:value="0">
            <text:p>0</text:p>
          </table:table-cell>
          <table:table-cell table:formula="of:=[.O269]*[.L269]" office:value-type="float" office:value="9">
            <text:p>9</text:p>
          </table:table-cell>
          <table:table-cell table:formula="of:=[.O269]*[.M269]" office:value-type="float" office:value="29">
            <text:p>29</text:p>
          </table:table-cell>
          <table:table-cell table:formula="of:=[.P269]*[.L269]" office:value-type="float" office:value="0">
            <text:p>0</text:p>
          </table:table-cell>
          <table:table-cell table:formula="of:=[.P269]*[.M269]" office:value-type="float" office:value="0">
            <text:p>0</text:p>
          </table:table-cell>
          <table:table-cell table:formula="of:=SUM([.N269:.P269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0" table:formula="of:=[.A269]+1" office:value-type="float" office:value="8813">
            <text:p>8813</text:p>
          </table:table-cell>
          <table:table-cell table:style-name="ce105" office:value-type="date" office:date-value="2015-05-11">
            <text:p>2015-05-11</text:p>
          </table:table-cell>
          <table:table-cell table:style-name="ce181" office:value-type="time" office:time-value="PT04H39M00S">
            <text:p>04:39</text:p>
          </table:table-cell>
          <table:table-cell table:style-name="ce251" office:value-type="time" office:time-value="PT05H07M00S">
            <text:p>05:07</text:p>
          </table:table-cell>
          <table:table-cell table:style-name="ce270" table:formula="of:=([.D270]-[.C270])*24*60" office:value-type="float" office:value="28.0000000000001">
            <text:p>28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">
            <text:p>9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270]=&quot;YES&quot;;[.I270];0)*IF([.I270]&gt;1;1;0)" office:value-type="float" office:value="9">
            <text:p>9</text:p>
          </table:table-cell>
          <table:table-cell table:style-name="ce395" table:formula="of:=IF([.J270]=&quot;YES&quot;;[.E270];0)*IF([.I270]&gt;1;1;0)" office:value-type="float" office:value="28.0000000000001">
            <text:p>28,0000000000001</text:p>
          </table:table-cell>
          <table:table-cell table:formula="of:=IF([.J270]=&quot;YES&quot;;1;0)*IF([.I270]&gt;1;1;0)" office:value-type="float" office:value="1">
            <text:p>1</text:p>
          </table:table-cell>
          <table:table-cell table:formula="of:=IF([.F270]=&quot;Diamond&quot;;1;0)*[.N270]*IF([.I270]&gt;1;1;0)" office:value-type="float" office:value="1">
            <text:p>1</text:p>
          </table:table-cell>
          <table:table-cell table:formula="of:=IF([.F270]=&quot;Moeller&quot;;1;0)*[.N270]*IF([.I270]&gt;1;1;0)" office:value-type="float" office:value="0">
            <text:p>0</text:p>
          </table:table-cell>
          <table:table-cell table:formula="of:=[.O270]*[.L270]" office:value-type="float" office:value="9">
            <text:p>9</text:p>
          </table:table-cell>
          <table:table-cell table:formula="of:=[.O270]*[.M270]" office:value-type="float" office:value="28.0000000000001">
            <text:p>28,0000000000001</text:p>
          </table:table-cell>
          <table:table-cell table:formula="of:=[.P270]*[.L270]" office:value-type="float" office:value="0">
            <text:p>0</text:p>
          </table:table-cell>
          <table:table-cell table:formula="of:=[.P270]*[.M270]" office:value-type="float" office:value="0">
            <text:p>0</text:p>
          </table:table-cell>
          <table:table-cell table:formula="of:=SUM([.N270:.P270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4" table:formula="of:=[.A270]+1" office:value-type="float" office:value="8814">
            <text:p>8814</text:p>
          </table:table-cell>
          <table:table-cell table:style-name="ce109" office:value-type="date" office:date-value="2015-05-11">
            <text:p>2015-05-11</text:p>
          </table:table-cell>
          <table:table-cell table:style-name="ce185" office:value-type="time" office:time-value="PT05H08M00S">
            <text:p>05:08</text:p>
          </table:table-cell>
          <table:table-cell table:style-name="ce197" office:value-type="time" office:time-value="PT05H37M00S">
            <text:p>05:37</text:p>
          </table:table-cell>
          <table:table-cell table:style-name="ce274" table:formula="of:=([.D271]-[.C271])*24*60" office:value-type="float" office:value="29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1">
            <text:p>9,1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271]=&quot;YES&quot;;[.I271];0)*IF([.I271]&gt;1;1;0)" office:value-type="float" office:value="9.1">
            <text:p>9,1</text:p>
          </table:table-cell>
          <table:table-cell table:style-name="ce395" table:formula="of:=IF([.J271]=&quot;YES&quot;;[.E271];0)*IF([.I271]&gt;1;1;0)" office:value-type="float" office:value="29">
            <text:p>29</text:p>
          </table:table-cell>
          <table:table-cell table:formula="of:=IF([.J271]=&quot;YES&quot;;1;0)*IF([.I271]&gt;1;1;0)" office:value-type="float" office:value="1">
            <text:p>1</text:p>
          </table:table-cell>
          <table:table-cell table:formula="of:=IF([.F271]=&quot;Diamond&quot;;1;0)*[.N271]*IF([.I271]&gt;1;1;0)" office:value-type="float" office:value="1">
            <text:p>1</text:p>
          </table:table-cell>
          <table:table-cell table:formula="of:=IF([.F271]=&quot;Moeller&quot;;1;0)*[.N271]*IF([.I271]&gt;1;1;0)" office:value-type="float" office:value="0">
            <text:p>0</text:p>
          </table:table-cell>
          <table:table-cell table:formula="of:=[.O271]*[.L271]" office:value-type="float" office:value="9.1">
            <text:p>9,1</text:p>
          </table:table-cell>
          <table:table-cell table:formula="of:=[.O271]*[.M271]" office:value-type="float" office:value="29">
            <text:p>29</text:p>
          </table:table-cell>
          <table:table-cell table:formula="of:=[.P271]*[.L271]" office:value-type="float" office:value="0">
            <text:p>0</text:p>
          </table:table-cell>
          <table:table-cell table:formula="of:=[.P271]*[.M271]" office:value-type="float" office:value="0">
            <text:p>0</text:p>
          </table:table-cell>
          <table:table-cell table:formula="of:=SUM([.N271:.P271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0" table:formula="of:=[.A271]+1" office:value-type="float" office:value="8815">
            <text:p>8815</text:p>
          </table:table-cell>
          <table:table-cell table:style-name="ce107" office:value-type="date" office:date-value="2015-05-11">
            <text:p>2015-05-11</text:p>
          </table:table-cell>
          <table:table-cell table:style-name="ce181" office:value-type="time" office:time-value="PT05H38M00S">
            <text:p>05:38</text:p>
          </table:table-cell>
          <table:table-cell table:style-name="ce251" office:value-type="time" office:time-value="PT05H59M00S">
            <text:p>05:59</text:p>
          </table:table-cell>
          <table:table-cell table:style-name="ce270" table:formula="of:=([.D272]-[.C272])*24*60" office:value-type="float" office:value="21">
            <text:p>21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6.6">
            <text:p>6,6</text:p>
          </table:table-cell>
          <table:table-cell table:style-name="ce328" office:value-type="string">
            <text:p>YES</text:p>
          </table:table-cell>
          <table:table-cell table:style-name="ce412" office:value-type="string">
            <text:p>Stopped early beacuse P2 ratio and tagger or decrease </text:p>
          </table:table-cell>
          <table:table-cell table:style-name="ce395" table:formula="of:=IF([.J272]=&quot;YES&quot;;[.I272];0)*IF([.I272]&gt;1;1;0)" office:value-type="float" office:value="6.6">
            <text:p>6,6</text:p>
          </table:table-cell>
          <table:table-cell table:style-name="ce395" table:formula="of:=IF([.J272]=&quot;YES&quot;;[.E272];0)*IF([.I272]&gt;1;1;0)" office:value-type="float" office:value="21">
            <text:p>21</text:p>
          </table:table-cell>
          <table:table-cell table:formula="of:=IF([.J272]=&quot;YES&quot;;1;0)*IF([.I272]&gt;1;1;0)" office:value-type="float" office:value="1">
            <text:p>1</text:p>
          </table:table-cell>
          <table:table-cell table:formula="of:=IF([.F272]=&quot;Diamond&quot;;1;0)*[.N272]*IF([.I272]&gt;1;1;0)" office:value-type="float" office:value="1">
            <text:p>1</text:p>
          </table:table-cell>
          <table:table-cell table:formula="of:=IF([.F272]=&quot;Moeller&quot;;1;0)*[.N272]*IF([.I272]&gt;1;1;0)" office:value-type="float" office:value="0">
            <text:p>0</text:p>
          </table:table-cell>
          <table:table-cell table:formula="of:=[.O272]*[.L272]" office:value-type="float" office:value="6.6">
            <text:p>6,6</text:p>
          </table:table-cell>
          <table:table-cell table:formula="of:=[.O272]*[.M272]" office:value-type="float" office:value="21">
            <text:p>21</text:p>
          </table:table-cell>
          <table:table-cell table:formula="of:=[.P272]*[.L272]" office:value-type="float" office:value="0">
            <text:p>0</text:p>
          </table:table-cell>
          <table:table-cell table:formula="of:=[.P272]*[.M272]" office:value-type="float" office:value="0">
            <text:p>0</text:p>
          </table:table-cell>
          <table:table-cell table:formula="of:=SUM([.N272:.P272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4" table:formula="of:=[.A272]+1" office:value-type="float" office:value="8816">
            <text:p>8816</text:p>
          </table:table-cell>
          <table:table-cell table:style-name="ce109" office:value-type="date" office:date-value="2015-05-11">
            <text:p>2015-05-11</text:p>
          </table:table-cell>
          <table:table-cell table:style-name="ce185" office:value-type="time" office:time-value="PT06H11M00S">
            <text:p>06:11</text:p>
          </table:table-cell>
          <table:table-cell table:style-name="ce197" office:value-type="time" office:time-value="PT06H41M00S">
            <text:p>06:41</text:p>
          </table:table-cell>
          <table:table-cell table:style-name="ce274" table:formula="of:=([.D273]-[.C273])*24*60" office:value-type="float" office:value="30.0000000000001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3">
            <text:p>9,3</text:p>
          </table:table-cell>
          <table:table-cell table:style-name="ce331" office:value-type="string">
            <text:p>YES</text:p>
          </table:table-cell>
          <table:table-cell table:style-name="ce413" office:value-type="string">
            <text:p>Problem with tagger scaler, see elog. And also MWPC problem again</text:p>
          </table:table-cell>
          <table:table-cell table:style-name="ce395" table:formula="of:=IF([.J273]=&quot;YES&quot;;[.I273];0)*IF([.I273]&gt;1;1;0)" office:value-type="float" office:value="9.3">
            <text:p>9,3</text:p>
          </table:table-cell>
          <table:table-cell table:style-name="ce395" table:formula="of:=IF([.J273]=&quot;YES&quot;;[.E273];0)*IF([.I273]&gt;1;1;0)" office:value-type="float" office:value="30.0000000000001">
            <text:p>30,0000000000001</text:p>
          </table:table-cell>
          <table:table-cell table:formula="of:=IF([.J273]=&quot;YES&quot;;1;0)*IF([.I273]&gt;1;1;0)" office:value-type="float" office:value="1">
            <text:p>1</text:p>
          </table:table-cell>
          <table:table-cell table:formula="of:=IF([.F273]=&quot;Diamond&quot;;1;0)*[.N273]*IF([.I273]&gt;1;1;0)" office:value-type="float" office:value="1">
            <text:p>1</text:p>
          </table:table-cell>
          <table:table-cell table:formula="of:=IF([.F273]=&quot;Moeller&quot;;1;0)*[.N273]*IF([.I273]&gt;1;1;0)" office:value-type="float" office:value="0">
            <text:p>0</text:p>
          </table:table-cell>
          <table:table-cell table:formula="of:=[.O273]*[.L273]" office:value-type="float" office:value="9.3">
            <text:p>9,3</text:p>
          </table:table-cell>
          <table:table-cell table:formula="of:=[.O273]*[.M273]" office:value-type="float" office:value="30.0000000000001">
            <text:p>30,0000000000001</text:p>
          </table:table-cell>
          <table:table-cell table:formula="of:=[.P273]*[.L273]" office:value-type="float" office:value="0">
            <text:p>0</text:p>
          </table:table-cell>
          <table:table-cell table:formula="of:=[.P273]*[.M273]" office:value-type="float" office:value="0">
            <text:p>0</text:p>
          </table:table-cell>
          <table:table-cell table:formula="of:=SUM([.N273:.P273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40" table:formula="of:=[.A273]+1" office:value-type="float" office:value="8817">
            <text:p>8817</text:p>
          </table:table-cell>
          <table:table-cell table:style-name="ce107" office:value-type="date" office:date-value="2015-05-11">
            <text:p>2015-05-11</text:p>
          </table:table-cell>
          <table:table-cell table:style-name="ce181" office:value-type="time" office:time-value="PT06H42M00S">
            <text:p>06:42</text:p>
          </table:table-cell>
          <table:table-cell table:style-name="ce251" office:value-type="time" office:time-value="PT07H10M00S">
            <text:p>07:10</text:p>
          </table:table-cell>
          <table:table-cell table:style-name="ce270" table:formula="of:=([.D274]-[.C274])*24*60" office:value-type="float" office:value="28">
            <text:p>28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8.9">
            <text:p>8,9</text:p>
          </table:table-cell>
          <table:table-cell table:style-name="ce328" office:value-type="string">
            <text:p>YES</text:p>
          </table:table-cell>
          <table:table-cell table:style-name="ce412" office:value-type="string">
            <text:p>Problem with tagger scaler, see elog.</text:p>
          </table:table-cell>
          <table:table-cell table:style-name="ce395" table:formula="of:=IF([.J274]=&quot;YES&quot;;[.I274];0)*IF([.I274]&gt;1;1;0)" office:value-type="float" office:value="8.9">
            <text:p>8,9</text:p>
          </table:table-cell>
          <table:table-cell table:style-name="ce395" table:formula="of:=IF([.J274]=&quot;YES&quot;;[.E274];0)*IF([.I274]&gt;1;1;0)" office:value-type="float" office:value="28">
            <text:p>28</text:p>
          </table:table-cell>
          <table:table-cell table:formula="of:=IF([.J274]=&quot;YES&quot;;1;0)*IF([.I274]&gt;1;1;0)" office:value-type="float" office:value="1">
            <text:p>1</text:p>
          </table:table-cell>
          <table:table-cell table:formula="of:=IF([.F274]=&quot;Diamond&quot;;1;0)*[.N274]*IF([.I274]&gt;1;1;0)" office:value-type="float" office:value="1">
            <text:p>1</text:p>
          </table:table-cell>
          <table:table-cell table:formula="of:=IF([.F274]=&quot;Moeller&quot;;1;0)*[.N274]*IF([.I274]&gt;1;1;0)" office:value-type="float" office:value="0">
            <text:p>0</text:p>
          </table:table-cell>
          <table:table-cell table:formula="of:=[.O274]*[.L274]" office:value-type="float" office:value="8.9">
            <text:p>8,9</text:p>
          </table:table-cell>
          <table:table-cell table:formula="of:=[.O274]*[.M274]" office:value-type="float" office:value="28">
            <text:p>28</text:p>
          </table:table-cell>
          <table:table-cell table:formula="of:=[.P274]*[.L274]" office:value-type="float" office:value="0">
            <text:p>0</text:p>
          </table:table-cell>
          <table:table-cell table:formula="of:=[.P274]*[.M274]" office:value-type="float" office:value="0">
            <text:p>0</text:p>
          </table:table-cell>
          <table:table-cell table:formula="of:=SUM([.N274:.P274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42" table:formula="of:=[.A274]+1" office:value-type="float" office:value="8818">
            <text:p>8818</text:p>
          </table:table-cell>
          <table:table-cell table:style-name="ce107" office:value-type="date" office:date-value="2015-05-11">
            <text:p>2015-05-11</text:p>
          </table:table-cell>
          <table:table-cell table:style-name="ce183" office:value-type="time" office:time-value="PT07H15M00S">
            <text:p>07:15</text:p>
          </table:table-cell>
          <table:table-cell table:style-name="ce252" office:value-type="time" office:time-value="PT07H44M00S">
            <text:p>07:44</text:p>
          </table:table-cell>
          <table:table-cell table:style-name="ce272" table:formula="of:=([.D275]-[.C275])*24*60" office:value-type="float" office:value="29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3">
            <text:p>9,3</text:p>
          </table:table-cell>
          <table:table-cell table:style-name="ce330" office:value-type="string">
            <text:p>YES</text:p>
          </table:table-cell>
          <table:table-cell table:style-name="ce415" office:value-type="string">
            <text:p>Tagger scalers returned to expected values without do anything (wires problem again)</text:p>
          </table:table-cell>
          <table:table-cell table:style-name="ce395" table:formula="of:=IF([.J275]=&quot;YES&quot;;[.I275];0)*IF([.I275]&gt;1;1;0)" office:value-type="float" office:value="9.3">
            <text:p>9,3</text:p>
          </table:table-cell>
          <table:table-cell table:style-name="ce395" table:formula="of:=IF([.J275]=&quot;YES&quot;;[.E275];0)*IF([.I275]&gt;1;1;0)" office:value-type="float" office:value="29">
            <text:p>29</text:p>
          </table:table-cell>
          <table:table-cell table:formula="of:=IF([.J275]=&quot;YES&quot;;1;0)*IF([.I275]&gt;1;1;0)" office:value-type="float" office:value="1">
            <text:p>1</text:p>
          </table:table-cell>
          <table:table-cell table:formula="of:=IF([.F275]=&quot;Diamond&quot;;1;0)*[.N275]*IF([.I275]&gt;1;1;0)" office:value-type="float" office:value="1">
            <text:p>1</text:p>
          </table:table-cell>
          <table:table-cell table:formula="of:=IF([.F275]=&quot;Moeller&quot;;1;0)*[.N275]*IF([.I275]&gt;1;1;0)" office:value-type="float" office:value="0">
            <text:p>0</text:p>
          </table:table-cell>
          <table:table-cell table:formula="of:=[.O275]*[.L275]" office:value-type="float" office:value="9.3">
            <text:p>9,3</text:p>
          </table:table-cell>
          <table:table-cell table:formula="of:=[.O275]*[.M275]" office:value-type="float" office:value="29">
            <text:p>29</text:p>
          </table:table-cell>
          <table:table-cell table:formula="of:=[.P275]*[.L275]" office:value-type="float" office:value="0">
            <text:p>0</text:p>
          </table:table-cell>
          <table:table-cell table:formula="of:=[.P275]*[.M275]" office:value-type="float" office:value="0">
            <text:p>0</text:p>
          </table:table-cell>
          <table:table-cell table:formula="of:=SUM([.N275:.P275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6">
          <table:table-cell table:style-name="ce44" table:formula="of:=[.A275]+1" office:value-type="float" office:value="8819">
            <text:p>8819</text:p>
          </table:table-cell>
          <table:table-cell table:style-name="ce107" office:value-type="date" office:date-value="2015-05-11">
            <text:p>2015-05-11</text:p>
          </table:table-cell>
          <table:table-cell table:style-name="ce197" office:value-type="time" office:time-value="PT07H46M00S">
            <text:p>07:46</text:p>
          </table:table-cell>
          <table:table-cell table:style-name="ce197" office:value-type="time" office:time-value="PT08H04M00S">
            <text:p>08:04</text:p>
          </table:table-cell>
          <table:table-cell table:style-name="ce287" table:formula="of:=([.D276]-[.C276])*24*60" office:value-type="float" office:value="17.9999999999999">
            <text:p>18</text:p>
          </table:table-cell>
          <table:table-cell table:style-name="ce342" office:value-type="string">
            <text:p>Diamond</text:p>
          </table:table-cell>
          <table:table-cell table:style-name="ce342" office:value-type="float" office:value="850">
            <text:p>850</text:p>
          </table:table-cell>
          <table:table-cell table:style-name="ce342" office:value-type="string">
            <text:p>PERP</text:p>
          </table:table-cell>
          <table:table-cell table:style-name="ce342" office:value-type="float" office:value="5.7">
            <text:p>5,7</text:p>
          </table:table-cell>
          <table:table-cell table:style-name="ce342" office:value-type="string">
            <text:p>YES</text:p>
          </table:table-cell>
          <table:table-cell table:style-name="ce419" office:value-type="string">
            <text:p><text:s/>run earlier stopped because the MAMI operator needs to go into the hall</text:p>
          </table:table-cell>
          <table:table-cell table:style-name="ce395" table:formula="of:=IF([.J276]=&quot;YES&quot;;[.I276];0)*IF([.I276]&gt;1;1;0)" office:value-type="float" office:value="5.7">
            <text:p>5,7</text:p>
          </table:table-cell>
          <table:table-cell table:style-name="ce395" table:formula="of:=IF([.J276]=&quot;YES&quot;;[.E276];0)*IF([.I276]&gt;1;1;0)" office:value-type="float" office:value="17.9999999999999">
            <text:p>17,9999999999999</text:p>
          </table:table-cell>
          <table:table-cell table:formula="of:=IF([.J276]=&quot;YES&quot;;1;0)*IF([.I276]&gt;1;1;0)" office:value-type="float" office:value="1">
            <text:p>1</text:p>
          </table:table-cell>
          <table:table-cell table:formula="of:=IF([.F276]=&quot;Diamond&quot;;1;0)*[.N276]*IF([.I276]&gt;1;1;0)" office:value-type="float" office:value="1">
            <text:p>1</text:p>
          </table:table-cell>
          <table:table-cell table:formula="of:=IF([.F276]=&quot;Moeller&quot;;1;0)*[.N276]*IF([.I276]&gt;1;1;0)" office:value-type="float" office:value="0">
            <text:p>0</text:p>
          </table:table-cell>
          <table:table-cell table:formula="of:=[.O276]*[.L276]" office:value-type="float" office:value="5.7">
            <text:p>5,7</text:p>
          </table:table-cell>
          <table:table-cell table:formula="of:=[.O276]*[.M276]" office:value-type="float" office:value="17.9999999999999">
            <text:p>17,9999999999999</text:p>
          </table:table-cell>
          <table:table-cell table:formula="of:=[.P276]*[.L276]" office:value-type="float" office:value="0">
            <text:p>0</text:p>
          </table:table-cell>
          <table:table-cell table:formula="of:=[.P276]*[.M276]" office:value-type="float" office:value="0">
            <text:p>0</text:p>
          </table:table-cell>
          <table:table-cell table:formula="of:=SUM([.N276:.P276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57" table:formula="of:=[.A276]+1" office:value-type="float" office:value="8820">
            <text:p>8820</text:p>
          </table:table-cell>
          <table:table-cell table:style-name="ce124" office:value-type="date" office:date-value="2015-05-11">
            <text:p>2015-05-11</text:p>
          </table:table-cell>
          <table:table-cell table:style-name="ce198" office:value-type="time" office:time-value="PT08H09M00S">
            <text:p>08:09</text:p>
          </table:table-cell>
          <table:table-cell table:style-name="ce198" office:value-type="time" office:time-value="PT08H30M00S">
            <text:p>08:30</text:p>
          </table:table-cell>
          <table:table-cell table:style-name="ce288" table:formula="of:=([.D277]-[.C277])*24*60" office:value-type="float" office:value="21">
            <text:p>21</text:p>
          </table:table-cell>
          <table:table-cell table:style-name="ce343"/>
          <table:table-cell table:style-name="ce343" table:number-columns-repeated="2"/>
          <table:table-cell table:style-name="ce343" office:value-type="float" office:value="0.099">
            <text:p>0,099</text:p>
          </table:table-cell>
          <table:table-cell table:style-name="ce343"/>
          <table:table-cell table:style-name="ce354" office:value-type="string">
            <text:p>TaggEff Background 1</text:p>
          </table:table-cell>
          <table:table-cell table:style-name="ce395" table:formula="of:=IF([.J277]=&quot;YES&quot;;[.I277];0)*IF([.I277]&gt;1;1;0)" office:value-type="float" office:value="0">
            <text:p>0</text:p>
          </table:table-cell>
          <table:table-cell table:style-name="ce395" table:formula="of:=IF([.J277]=&quot;YES&quot;;[.E277];0)*IF([.I277]&gt;1;1;0)" office:value-type="float" office:value="0">
            <text:p>0</text:p>
          </table:table-cell>
          <table:table-cell table:formula="of:=IF([.J277]=&quot;YES&quot;;1;0)*IF([.I277]&gt;1;1;0)" office:value-type="float" office:value="0">
            <text:p>0</text:p>
          </table:table-cell>
          <table:table-cell table:formula="of:=IF([.F277]=&quot;Diamond&quot;;1;0)*[.N277]*IF([.I277]&gt;1;1;0)" office:value-type="float" office:value="0">
            <text:p>0</text:p>
          </table:table-cell>
          <table:table-cell table:formula="of:=IF([.F277]=&quot;Moeller&quot;;1;0)*[.N277]*IF([.I277]&gt;1;1;0)" office:value-type="float" office:value="0">
            <text:p>0</text:p>
          </table:table-cell>
          <table:table-cell table:formula="of:=[.O277]*[.L277]" office:value-type="float" office:value="0">
            <text:p>0</text:p>
          </table:table-cell>
          <table:table-cell table:formula="of:=[.O277]*[.M277]" office:value-type="float" office:value="0">
            <text:p>0</text:p>
          </table:table-cell>
          <table:table-cell table:formula="of:=[.P277]*[.L277]" office:value-type="float" office:value="0">
            <text:p>0</text:p>
          </table:table-cell>
          <table:table-cell table:formula="of:=[.P277]*[.M277]" office:value-type="float" office:value="0">
            <text:p>0</text:p>
          </table:table-cell>
          <table:table-cell table:formula="of:=SUM([.N277:.P277])" office:value-type="float" office:value="0">
            <text:p>0</text:p>
          </table:table-cell>
          <table:table-cell table:style-name="ce456" table:number-columns-repeated="993"/>
          <table:table-cell table:style-name="ce492" table:number-columns-repeated="9"/>
          <table:table-cell table:style-name="ce552"/>
        </table:table-row>
        <table:table-row table:style-name="ro4">
          <table:table-cell table:style-name="ce45" table:formula="of:=[.A277]+1" office:value-type="float" office:value="8821">
            <text:p>8821</text:p>
          </table:table-cell>
          <table:table-cell table:style-name="ce110" office:value-type="date" office:date-value="2015-05-11">
            <text:p>2015-05-11</text:p>
          </table:table-cell>
          <table:table-cell table:style-name="ce199" office:value-type="time" office:time-value="PT08H46M00S">
            <text:p>08:46</text:p>
          </table:table-cell>
          <table:table-cell table:style-name="ce199" office:value-type="time" office:time-value="PT09H13M00S">
            <text:p>09:13</text:p>
          </table:table-cell>
          <table:table-cell table:style-name="ce289" table:formula="of:=([.D278]-[.C278])*24*60" office:value-type="float" office:value="27.0000000000001">
            <text:p>27</text:p>
          </table:table-cell>
          <table:table-cell table:style-name="ce344" office:value-type="string">
            <text:p>Diamond</text:p>
          </table:table-cell>
          <table:table-cell table:style-name="ce344" office:value-type="float" office:value="850">
            <text:p>850</text:p>
          </table:table-cell>
          <table:table-cell table:style-name="ce344" office:value-type="string">
            <text:p>PERP</text:p>
          </table:table-cell>
          <table:table-cell table:style-name="ce344" office:value-type="float" office:value="0.9">
            <text:p>0,9</text:p>
          </table:table-cell>
          <table:table-cell table:style-name="ce344" office:value-type="string">
            <text:p>YES</text:p>
          </table:table-cell>
          <table:table-cell table:style-name="ce416" office:value-type="string">
            <text:p>TaggEff PERP</text:p>
          </table:table-cell>
          <table:table-cell table:style-name="ce395" table:formula="of:=IF([.J278]=&quot;YES&quot;;[.I278];0)*IF([.I278]&gt;1;1;0)" office:value-type="float" office:value="0">
            <text:p>0</text:p>
          </table:table-cell>
          <table:table-cell table:style-name="ce395" table:formula="of:=IF([.J278]=&quot;YES&quot;;[.E278];0)*IF([.I278]&gt;1;1;0)" office:value-type="float" office:value="0">
            <text:p>0</text:p>
          </table:table-cell>
          <table:table-cell table:formula="of:=IF([.J278]=&quot;YES&quot;;1;0)*IF([.I278]&gt;1;1;0)" office:value-type="float" office:value="0">
            <text:p>0</text:p>
          </table:table-cell>
          <table:table-cell table:formula="of:=IF([.F278]=&quot;Diamond&quot;;1;0)*[.N278]*IF([.I278]&gt;1;1;0)" office:value-type="float" office:value="0">
            <text:p>0</text:p>
          </table:table-cell>
          <table:table-cell table:formula="of:=IF([.F278]=&quot;Moeller&quot;;1;0)*[.N278]*IF([.I278]&gt;1;1;0)" office:value-type="float" office:value="0">
            <text:p>0</text:p>
          </table:table-cell>
          <table:table-cell table:formula="of:=[.O278]*[.L278]" office:value-type="float" office:value="0">
            <text:p>0</text:p>
          </table:table-cell>
          <table:table-cell table:formula="of:=[.O278]*[.M278]" office:value-type="float" office:value="0">
            <text:p>0</text:p>
          </table:table-cell>
          <table:table-cell table:formula="of:=[.P278]*[.L278]" office:value-type="float" office:value="0">
            <text:p>0</text:p>
          </table:table-cell>
          <table:table-cell table:formula="of:=[.P278]*[.M278]" office:value-type="float" office:value="0">
            <text:p>0</text:p>
          </table:table-cell>
          <table:table-cell table:formula="of:=SUM([.N278:.P278])" office:value-type="float" office:value="0">
            <text:p>0</text:p>
          </table:table-cell>
          <table:table-cell table:style-name="ce80" table:number-columns-repeated="993"/>
          <table:table-cell table:style-name="ce493" table:number-columns-repeated="9"/>
          <table:table-cell table:style-name="ce553"/>
        </table:table-row>
        <table:table-row table:style-name="ro4">
          <table:table-cell table:style-name="ce45" table:formula="of:=[.A278]+1" office:value-type="float" office:value="8822">
            <text:p>8822</text:p>
          </table:table-cell>
          <table:table-cell table:style-name="ce110" office:value-type="date" office:date-value="2015-05-11">
            <text:p>2015-05-11</text:p>
          </table:table-cell>
          <table:table-cell table:style-name="ce199" office:value-type="time" office:time-value="PT09H20M00S">
            <text:p>09:20</text:p>
          </table:table-cell>
          <table:table-cell table:style-name="ce199" office:value-type="time" office:time-value="PT09H45M00S">
            <text:p>09:45</text:p>
          </table:table-cell>
          <table:table-cell table:style-name="ce289" table:formula="of:=([.D279]-[.C279])*24*60" office:value-type="float" office:value="25">
            <text:p>25</text:p>
          </table:table-cell>
          <table:table-cell table:style-name="ce344" office:value-type="string">
            <text:p>Moeller</text:p>
          </table:table-cell>
          <table:table-cell table:style-name="ce344" table:number-columns-repeated="2"/>
          <table:table-cell table:style-name="ce344" office:value-type="float" office:value="0.8">
            <text:p>0,8</text:p>
          </table:table-cell>
          <table:table-cell table:style-name="ce344" office:value-type="string">
            <text:p>YES</text:p>
          </table:table-cell>
          <table:table-cell table:style-name="ce416" office:value-type="string">
            <text:p>TaggEff Moeller</text:p>
          </table:table-cell>
          <table:table-cell table:style-name="ce395" table:formula="of:=IF([.J279]=&quot;YES&quot;;[.I279];0)*IF([.I279]&gt;1;1;0)" office:value-type="float" office:value="0">
            <text:p>0</text:p>
          </table:table-cell>
          <table:table-cell table:style-name="ce395" table:formula="of:=IF([.J279]=&quot;YES&quot;;[.E279];0)*IF([.I279]&gt;1;1;0)" office:value-type="float" office:value="0">
            <text:p>0</text:p>
          </table:table-cell>
          <table:table-cell table:formula="of:=IF([.J279]=&quot;YES&quot;;1;0)*IF([.I279]&gt;1;1;0)" office:value-type="float" office:value="0">
            <text:p>0</text:p>
          </table:table-cell>
          <table:table-cell table:formula="of:=IF([.F279]=&quot;Diamond&quot;;1;0)*[.N279]*IF([.I279]&gt;1;1;0)" office:value-type="float" office:value="0">
            <text:p>0</text:p>
          </table:table-cell>
          <table:table-cell table:formula="of:=IF([.F279]=&quot;Moeller&quot;;1;0)*[.N279]*IF([.I279]&gt;1;1;0)" office:value-type="float" office:value="0">
            <text:p>0</text:p>
          </table:table-cell>
          <table:table-cell table:formula="of:=[.O279]*[.L279]" office:value-type="float" office:value="0">
            <text:p>0</text:p>
          </table:table-cell>
          <table:table-cell table:formula="of:=[.O279]*[.M279]" office:value-type="float" office:value="0">
            <text:p>0</text:p>
          </table:table-cell>
          <table:table-cell table:formula="of:=[.P279]*[.L279]" office:value-type="float" office:value="0">
            <text:p>0</text:p>
          </table:table-cell>
          <table:table-cell table:formula="of:=[.P279]*[.M279]" office:value-type="float" office:value="0">
            <text:p>0</text:p>
          </table:table-cell>
          <table:table-cell table:formula="of:=SUM([.N279:.P279])" office:value-type="float" office:value="0">
            <text:p>0</text:p>
          </table:table-cell>
          <table:table-cell table:style-name="ce80" table:number-columns-repeated="993"/>
          <table:table-cell table:style-name="ce493" table:number-columns-repeated="9"/>
          <table:table-cell table:style-name="ce553"/>
        </table:table-row>
        <table:table-row table:style-name="ro4">
          <table:table-cell table:style-name="ce58" table:formula="of:=[.A279]+1" office:value-type="float" office:value="8823">
            <text:p>8823</text:p>
          </table:table-cell>
          <table:table-cell table:style-name="ce125" office:value-type="date" office:date-value="2015-05-11">
            <text:p>2015-05-11</text:p>
          </table:table-cell>
          <table:table-cell table:style-name="ce200" office:value-type="time" office:time-value="PT09H48M00S">
            <text:p>09:48</text:p>
          </table:table-cell>
          <table:table-cell table:style-name="ce200" office:value-type="time" office:time-value="PT10H03M00S">
            <text:p>10:03</text:p>
          </table:table-cell>
          <table:table-cell table:style-name="ce290" table:formula="of:=([.D280]-[.C280])*24*60" office:value-type="float" office:value="15">
            <text:p>15</text:p>
          </table:table-cell>
          <table:table-cell table:style-name="ce345"/>
          <table:table-cell table:style-name="ce345" table:number-columns-repeated="2"/>
          <table:table-cell table:style-name="ce345" office:value-type="float" office:value="0.123">
            <text:p>0,123</text:p>
          </table:table-cell>
          <table:table-cell table:style-name="ce345" office:value-type="string">
            <text:p>YES</text:p>
          </table:table-cell>
          <table:table-cell table:style-name="ce355" office:value-type="string">
            <text:p>TaggEff Background 2</text:p>
          </table:table-cell>
          <table:table-cell table:style-name="ce395" table:formula="of:=IF([.J280]=&quot;YES&quot;;[.I280];0)*IF([.I280]&gt;1;1;0)" office:value-type="float" office:value="0">
            <text:p>0</text:p>
          </table:table-cell>
          <table:table-cell table:style-name="ce395" table:formula="of:=IF([.J280]=&quot;YES&quot;;[.E280];0)*IF([.I280]&gt;1;1;0)" office:value-type="float" office:value="0">
            <text:p>0</text:p>
          </table:table-cell>
          <table:table-cell table:formula="of:=IF([.J280]=&quot;YES&quot;;1;0)*IF([.I280]&gt;1;1;0)" office:value-type="float" office:value="0">
            <text:p>0</text:p>
          </table:table-cell>
          <table:table-cell table:formula="of:=IF([.F280]=&quot;Diamond&quot;;1;0)*[.N280]*IF([.I280]&gt;1;1;0)" office:value-type="float" office:value="0">
            <text:p>0</text:p>
          </table:table-cell>
          <table:table-cell table:formula="of:=IF([.F280]=&quot;Moeller&quot;;1;0)*[.N280]*IF([.I280]&gt;1;1;0)" office:value-type="float" office:value="0">
            <text:p>0</text:p>
          </table:table-cell>
          <table:table-cell table:formula="of:=[.O280]*[.L280]" office:value-type="float" office:value="0">
            <text:p>0</text:p>
          </table:table-cell>
          <table:table-cell table:formula="of:=[.O280]*[.M280]" office:value-type="float" office:value="0">
            <text:p>0</text:p>
          </table:table-cell>
          <table:table-cell table:formula="of:=[.P280]*[.L280]" office:value-type="float" office:value="0">
            <text:p>0</text:p>
          </table:table-cell>
          <table:table-cell table:formula="of:=[.P280]*[.M280]" office:value-type="float" office:value="0">
            <text:p>0</text:p>
          </table:table-cell>
          <table:table-cell table:formula="of:=SUM([.N280:.P280])" office:value-type="float" office:value="0">
            <text:p>0</text:p>
          </table:table-cell>
          <table:table-cell table:style-name="ce81" table:number-columns-repeated="993"/>
          <table:table-cell table:style-name="ce494" table:number-columns-repeated="9"/>
          <table:table-cell table:style-name="ce554"/>
        </table:table-row>
        <table:table-row table:style-name="ro4">
          <table:table-cell table:style-name="ce41" table:formula="of:=[.A280]+1" office:value-type="float" office:value="8824">
            <text:p>8824</text:p>
          </table:table-cell>
          <table:table-cell table:style-name="ce106" office:value-type="date" office:date-value="2015-05-11">
            <text:p>2015-05-11</text:p>
          </table:table-cell>
          <table:table-cell table:style-name="ce201" office:value-type="time" office:time-value="PT10H58M00S">
            <text:p>10:58</text:p>
          </table:table-cell>
          <table:table-cell table:style-name="ce201" office:value-type="time" office:time-value="PT11H22M00S">
            <text:p>11:22</text:p>
          </table:table-cell>
          <table:table-cell table:style-name="ce291" table:formula="of:=([.D281]-[.C281])*24*60" office:value-type="float" office:value="23.9999999999999">
            <text:p>24</text:p>
          </table:table-cell>
          <table:table-cell table:style-name="ce346" office:value-type="string">
            <text:p>Moeller</text:p>
          </table:table-cell>
          <table:table-cell table:style-name="ce346" table:number-columns-repeated="2"/>
          <table:table-cell table:style-name="ce346" office:value-type="float" office:value="5.8">
            <text:p>5,8</text:p>
          </table:table-cell>
          <table:table-cell table:style-name="ce346" office:value-type="string">
            <text:p>YES</text:p>
          </table:table-cell>
          <table:table-cell table:style-name="ce414"/>
          <table:table-cell table:style-name="ce395" table:formula="of:=IF([.J281]=&quot;YES&quot;;[.I281];0)*IF([.I281]&gt;1;1;0)" office:value-type="float" office:value="5.8">
            <text:p>5,8</text:p>
          </table:table-cell>
          <table:table-cell table:style-name="ce395" table:formula="of:=IF([.J281]=&quot;YES&quot;;[.E281];0)*IF([.I281]&gt;1;1;0)" office:value-type="float" office:value="23.9999999999999">
            <text:p>23,9999999999999</text:p>
          </table:table-cell>
          <table:table-cell table:formula="of:=IF([.J281]=&quot;YES&quot;;1;0)*IF([.I281]&gt;1;1;0)" office:value-type="float" office:value="1">
            <text:p>1</text:p>
          </table:table-cell>
          <table:table-cell table:formula="of:=IF([.F281]=&quot;Diamond&quot;;1;0)*[.N281]*IF([.I281]&gt;1;1;0)" office:value-type="float" office:value="0">
            <text:p>0</text:p>
          </table:table-cell>
          <table:table-cell table:formula="of:=IF([.F281]=&quot;Moeller&quot;;1;0)*[.N281]*IF([.I281]&gt;1;1;0)" office:value-type="float" office:value="1">
            <text:p>1</text:p>
          </table:table-cell>
          <table:table-cell table:formula="of:=[.O281]*[.L281]" office:value-type="float" office:value="0">
            <text:p>0</text:p>
          </table:table-cell>
          <table:table-cell table:formula="of:=[.O281]*[.M281]" office:value-type="float" office:value="0">
            <text:p>0</text:p>
          </table:table-cell>
          <table:table-cell table:formula="of:=[.P281]*[.L281]" office:value-type="float" office:value="5.8">
            <text:p>5,8</text:p>
          </table:table-cell>
          <table:table-cell table:formula="of:=[.P281]*[.M281]" office:value-type="float" office:value="23.9999999999999">
            <text:p>23,9999999999999</text:p>
          </table:table-cell>
          <table:table-cell table:formula="of:=SUM([.N281:.P281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372"/>
        </table:table-row>
        <table:table-row table:style-name="ro4">
          <table:table-cell table:style-name="ce47" table:formula="of:=[.A281]+1" office:value-type="float" office:value="8825">
            <text:p>8825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82]-[.C282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cosmic run</text:p>
          </table:table-cell>
          <table:table-cell table:style-name="ce434" table:formula="of:=IF([.J282]=&quot;YES&quot;;[.I282];0)*IF([.I282]&gt;1;1;0)" office:value-type="float" office:value="0">
            <text:p>0</text:p>
          </table:table-cell>
          <table:table-cell table:style-name="ce434" table:formula="of:=IF([.J282]=&quot;YES&quot;;[.E282];0)*IF([.I282]&gt;1;1;0)" office:value-type="float" office:value="0">
            <text:p>0</text:p>
          </table:table-cell>
          <table:table-cell table:style-name="ce63" table:formula="of:=IF([.J282]=&quot;YES&quot;;1;0)*IF([.I282]&gt;1;1;0)" office:value-type="float" office:value="0">
            <text:p>0</text:p>
          </table:table-cell>
          <table:table-cell table:style-name="ce63" table:formula="of:=IF([.F282]=&quot;Diamond&quot;;1;0)*[.N282]*IF([.I282]&gt;1;1;0)" office:value-type="float" office:value="0">
            <text:p>0</text:p>
          </table:table-cell>
          <table:table-cell table:style-name="ce63" table:formula="of:=IF([.F282]=&quot;Moeller&quot;;1;0)*[.N282]*IF([.I282]&gt;1;1;0)" office:value-type="float" office:value="0">
            <text:p>0</text:p>
          </table:table-cell>
          <table:table-cell table:style-name="ce63" table:formula="of:=[.O282]*[.L282]" office:value-type="float" office:value="0">
            <text:p>0</text:p>
          </table:table-cell>
          <table:table-cell table:style-name="ce63" table:formula="of:=[.O282]*[.M282]" office:value-type="float" office:value="0">
            <text:p>0</text:p>
          </table:table-cell>
          <table:table-cell table:style-name="ce63" table:formula="of:=[.P282]*[.L282]" office:value-type="float" office:value="0">
            <text:p>0</text:p>
          </table:table-cell>
          <table:table-cell table:style-name="ce63" table:formula="of:=[.P282]*[.M282]" office:value-type="float" office:value="0">
            <text:p>0</text:p>
          </table:table-cell>
          <table:table-cell table:style-name="ce63" table:formula="of:=SUM([.N282:.P282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282]+1" office:value-type="float" office:value="8826">
            <text:p>8826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83]-[.C283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83]=&quot;YES&quot;;[.I283];0)*IF([.I283]&gt;1;1;0)" office:value-type="float" office:value="0">
            <text:p>0</text:p>
          </table:table-cell>
          <table:table-cell table:style-name="ce434" table:formula="of:=IF([.J283]=&quot;YES&quot;;[.E283];0)*IF([.I283]&gt;1;1;0)" office:value-type="float" office:value="0">
            <text:p>0</text:p>
          </table:table-cell>
          <table:table-cell table:style-name="ce63" table:formula="of:=IF([.J283]=&quot;YES&quot;;1;0)*IF([.I283]&gt;1;1;0)" office:value-type="float" office:value="0">
            <text:p>0</text:p>
          </table:table-cell>
          <table:table-cell table:style-name="ce63" table:formula="of:=IF([.F283]=&quot;Diamond&quot;;1;0)*[.N283]*IF([.I283]&gt;1;1;0)" office:value-type="float" office:value="0">
            <text:p>0</text:p>
          </table:table-cell>
          <table:table-cell table:style-name="ce63" table:formula="of:=IF([.F283]=&quot;Moeller&quot;;1;0)*[.N283]*IF([.I283]&gt;1;1;0)" office:value-type="float" office:value="0">
            <text:p>0</text:p>
          </table:table-cell>
          <table:table-cell table:style-name="ce63" table:formula="of:=[.O283]*[.L283]" office:value-type="float" office:value="0">
            <text:p>0</text:p>
          </table:table-cell>
          <table:table-cell table:style-name="ce63" table:formula="of:=[.O283]*[.M283]" office:value-type="float" office:value="0">
            <text:p>0</text:p>
          </table:table-cell>
          <table:table-cell table:style-name="ce63" table:formula="of:=[.P283]*[.L283]" office:value-type="float" office:value="0">
            <text:p>0</text:p>
          </table:table-cell>
          <table:table-cell table:style-name="ce63" table:formula="of:=[.P283]*[.M283]" office:value-type="float" office:value="0">
            <text:p>0</text:p>
          </table:table-cell>
          <table:table-cell table:style-name="ce63" table:formula="of:=SUM([.N283:.P283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283]+1" office:value-type="float" office:value="8827">
            <text:p>8827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84]-[.C284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84]=&quot;YES&quot;;[.I284];0)*IF([.I284]&gt;1;1;0)" office:value-type="float" office:value="0">
            <text:p>0</text:p>
          </table:table-cell>
          <table:table-cell table:style-name="ce434" table:formula="of:=IF([.J284]=&quot;YES&quot;;[.E284];0)*IF([.I284]&gt;1;1;0)" office:value-type="float" office:value="0">
            <text:p>0</text:p>
          </table:table-cell>
          <table:table-cell table:style-name="ce63" table:formula="of:=IF([.J284]=&quot;YES&quot;;1;0)*IF([.I284]&gt;1;1;0)" office:value-type="float" office:value="0">
            <text:p>0</text:p>
          </table:table-cell>
          <table:table-cell table:style-name="ce63" table:formula="of:=IF([.F284]=&quot;Diamond&quot;;1;0)*[.N284]*IF([.I284]&gt;1;1;0)" office:value-type="float" office:value="0">
            <text:p>0</text:p>
          </table:table-cell>
          <table:table-cell table:style-name="ce63" table:formula="of:=IF([.F284]=&quot;Moeller&quot;;1;0)*[.N284]*IF([.I284]&gt;1;1;0)" office:value-type="float" office:value="0">
            <text:p>0</text:p>
          </table:table-cell>
          <table:table-cell table:style-name="ce63" table:formula="of:=[.O284]*[.L284]" office:value-type="float" office:value="0">
            <text:p>0</text:p>
          </table:table-cell>
          <table:table-cell table:style-name="ce63" table:formula="of:=[.O284]*[.M284]" office:value-type="float" office:value="0">
            <text:p>0</text:p>
          </table:table-cell>
          <table:table-cell table:style-name="ce63" table:formula="of:=[.P284]*[.L284]" office:value-type="float" office:value="0">
            <text:p>0</text:p>
          </table:table-cell>
          <table:table-cell table:style-name="ce63" table:formula="of:=[.P284]*[.M284]" office:value-type="float" office:value="0">
            <text:p>0</text:p>
          </table:table-cell>
          <table:table-cell table:style-name="ce63" table:formula="of:=SUM([.N284:.P284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284]+1" office:value-type="float" office:value="8828">
            <text:p>8828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85]-[.C285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85]=&quot;YES&quot;;[.I285];0)*IF([.I285]&gt;1;1;0)" office:value-type="float" office:value="0">
            <text:p>0</text:p>
          </table:table-cell>
          <table:table-cell table:style-name="ce434" table:formula="of:=IF([.J285]=&quot;YES&quot;;[.E285];0)*IF([.I285]&gt;1;1;0)" office:value-type="float" office:value="0">
            <text:p>0</text:p>
          </table:table-cell>
          <table:table-cell table:style-name="ce63" table:formula="of:=IF([.J285]=&quot;YES&quot;;1;0)*IF([.I285]&gt;1;1;0)" office:value-type="float" office:value="0">
            <text:p>0</text:p>
          </table:table-cell>
          <table:table-cell table:style-name="ce63" table:formula="of:=IF([.F285]=&quot;Diamond&quot;;1;0)*[.N285]*IF([.I285]&gt;1;1;0)" office:value-type="float" office:value="0">
            <text:p>0</text:p>
          </table:table-cell>
          <table:table-cell table:style-name="ce63" table:formula="of:=IF([.F285]=&quot;Moeller&quot;;1;0)*[.N285]*IF([.I285]&gt;1;1;0)" office:value-type="float" office:value="0">
            <text:p>0</text:p>
          </table:table-cell>
          <table:table-cell table:style-name="ce63" table:formula="of:=[.O285]*[.L285]" office:value-type="float" office:value="0">
            <text:p>0</text:p>
          </table:table-cell>
          <table:table-cell table:style-name="ce63" table:formula="of:=[.O285]*[.M285]" office:value-type="float" office:value="0">
            <text:p>0</text:p>
          </table:table-cell>
          <table:table-cell table:style-name="ce63" table:formula="of:=[.P285]*[.L285]" office:value-type="float" office:value="0">
            <text:p>0</text:p>
          </table:table-cell>
          <table:table-cell table:style-name="ce63" table:formula="of:=[.P285]*[.M285]" office:value-type="float" office:value="0">
            <text:p>0</text:p>
          </table:table-cell>
          <table:table-cell table:style-name="ce63" table:formula="of:=SUM([.N285:.P285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285]+1" office:value-type="float" office:value="8829">
            <text:p>8829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86]-[.C286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86]=&quot;YES&quot;;[.I286];0)*IF([.I286]&gt;1;1;0)" office:value-type="float" office:value="0">
            <text:p>0</text:p>
          </table:table-cell>
          <table:table-cell table:style-name="ce434" table:formula="of:=IF([.J286]=&quot;YES&quot;;[.E286];0)*IF([.I286]&gt;1;1;0)" office:value-type="float" office:value="0">
            <text:p>0</text:p>
          </table:table-cell>
          <table:table-cell table:style-name="ce63" table:formula="of:=IF([.J286]=&quot;YES&quot;;1;0)*IF([.I286]&gt;1;1;0)" office:value-type="float" office:value="0">
            <text:p>0</text:p>
          </table:table-cell>
          <table:table-cell table:style-name="ce63" table:formula="of:=IF([.F286]=&quot;Diamond&quot;;1;0)*[.N286]*IF([.I286]&gt;1;1;0)" office:value-type="float" office:value="0">
            <text:p>0</text:p>
          </table:table-cell>
          <table:table-cell table:style-name="ce63" table:formula="of:=IF([.F286]=&quot;Moeller&quot;;1;0)*[.N286]*IF([.I286]&gt;1;1;0)" office:value-type="float" office:value="0">
            <text:p>0</text:p>
          </table:table-cell>
          <table:table-cell table:style-name="ce63" table:formula="of:=[.O286]*[.L286]" office:value-type="float" office:value="0">
            <text:p>0</text:p>
          </table:table-cell>
          <table:table-cell table:style-name="ce63" table:formula="of:=[.O286]*[.M286]" office:value-type="float" office:value="0">
            <text:p>0</text:p>
          </table:table-cell>
          <table:table-cell table:style-name="ce63" table:formula="of:=[.P286]*[.L286]" office:value-type="float" office:value="0">
            <text:p>0</text:p>
          </table:table-cell>
          <table:table-cell table:style-name="ce63" table:formula="of:=[.P286]*[.M286]" office:value-type="float" office:value="0">
            <text:p>0</text:p>
          </table:table-cell>
          <table:table-cell table:style-name="ce63" table:formula="of:=SUM([.N286:.P286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286]+1" office:value-type="float" office:value="8830">
            <text:p>8830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87]-[.C287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87]=&quot;YES&quot;;[.I287];0)*IF([.I287]&gt;1;1;0)" office:value-type="float" office:value="0">
            <text:p>0</text:p>
          </table:table-cell>
          <table:table-cell table:style-name="ce434" table:formula="of:=IF([.J287]=&quot;YES&quot;;[.E287];0)*IF([.I287]&gt;1;1;0)" office:value-type="float" office:value="0">
            <text:p>0</text:p>
          </table:table-cell>
          <table:table-cell table:style-name="ce63" table:formula="of:=IF([.J287]=&quot;YES&quot;;1;0)*IF([.I287]&gt;1;1;0)" office:value-type="float" office:value="0">
            <text:p>0</text:p>
          </table:table-cell>
          <table:table-cell table:style-name="ce63" table:formula="of:=IF([.F287]=&quot;Diamond&quot;;1;0)*[.N287]*IF([.I287]&gt;1;1;0)" office:value-type="float" office:value="0">
            <text:p>0</text:p>
          </table:table-cell>
          <table:table-cell table:style-name="ce63" table:formula="of:=IF([.F287]=&quot;Moeller&quot;;1;0)*[.N287]*IF([.I287]&gt;1;1;0)" office:value-type="float" office:value="0">
            <text:p>0</text:p>
          </table:table-cell>
          <table:table-cell table:style-name="ce63" table:formula="of:=[.O287]*[.L287]" office:value-type="float" office:value="0">
            <text:p>0</text:p>
          </table:table-cell>
          <table:table-cell table:style-name="ce63" table:formula="of:=[.O287]*[.M287]" office:value-type="float" office:value="0">
            <text:p>0</text:p>
          </table:table-cell>
          <table:table-cell table:style-name="ce63" table:formula="of:=[.P287]*[.L287]" office:value-type="float" office:value="0">
            <text:p>0</text:p>
          </table:table-cell>
          <table:table-cell table:style-name="ce63" table:formula="of:=[.P287]*[.M287]" office:value-type="float" office:value="0">
            <text:p>0</text:p>
          </table:table-cell>
          <table:table-cell table:style-name="ce63" table:formula="of:=SUM([.N287:.P287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287]+1" office:value-type="float" office:value="8831">
            <text:p>8831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88]-[.C288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88]=&quot;YES&quot;;[.I288];0)*IF([.I288]&gt;1;1;0)" office:value-type="float" office:value="0">
            <text:p>0</text:p>
          </table:table-cell>
          <table:table-cell table:style-name="ce434" table:formula="of:=IF([.J288]=&quot;YES&quot;;[.E288];0)*IF([.I288]&gt;1;1;0)" office:value-type="float" office:value="0">
            <text:p>0</text:p>
          </table:table-cell>
          <table:table-cell table:style-name="ce63" table:formula="of:=IF([.J288]=&quot;YES&quot;;1;0)*IF([.I288]&gt;1;1;0)" office:value-type="float" office:value="0">
            <text:p>0</text:p>
          </table:table-cell>
          <table:table-cell table:style-name="ce63" table:formula="of:=IF([.F288]=&quot;Diamond&quot;;1;0)*[.N288]*IF([.I288]&gt;1;1;0)" office:value-type="float" office:value="0">
            <text:p>0</text:p>
          </table:table-cell>
          <table:table-cell table:style-name="ce63" table:formula="of:=IF([.F288]=&quot;Moeller&quot;;1;0)*[.N288]*IF([.I288]&gt;1;1;0)" office:value-type="float" office:value="0">
            <text:p>0</text:p>
          </table:table-cell>
          <table:table-cell table:style-name="ce63" table:formula="of:=[.O288]*[.L288]" office:value-type="float" office:value="0">
            <text:p>0</text:p>
          </table:table-cell>
          <table:table-cell table:style-name="ce63" table:formula="of:=[.O288]*[.M288]" office:value-type="float" office:value="0">
            <text:p>0</text:p>
          </table:table-cell>
          <table:table-cell table:style-name="ce63" table:formula="of:=[.P288]*[.L288]" office:value-type="float" office:value="0">
            <text:p>0</text:p>
          </table:table-cell>
          <table:table-cell table:style-name="ce63" table:formula="of:=[.P288]*[.M288]" office:value-type="float" office:value="0">
            <text:p>0</text:p>
          </table:table-cell>
          <table:table-cell table:style-name="ce63" table:formula="of:=SUM([.N288:.P288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288]+1" office:value-type="float" office:value="8832">
            <text:p>8832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89]-[.C289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89]=&quot;YES&quot;;[.I289];0)*IF([.I289]&gt;1;1;0)" office:value-type="float" office:value="0">
            <text:p>0</text:p>
          </table:table-cell>
          <table:table-cell table:style-name="ce434" table:formula="of:=IF([.J289]=&quot;YES&quot;;[.E289];0)*IF([.I289]&gt;1;1;0)" office:value-type="float" office:value="0">
            <text:p>0</text:p>
          </table:table-cell>
          <table:table-cell table:style-name="ce63" table:formula="of:=IF([.J289]=&quot;YES&quot;;1;0)*IF([.I289]&gt;1;1;0)" office:value-type="float" office:value="0">
            <text:p>0</text:p>
          </table:table-cell>
          <table:table-cell table:style-name="ce63" table:formula="of:=IF([.F289]=&quot;Diamond&quot;;1;0)*[.N289]*IF([.I289]&gt;1;1;0)" office:value-type="float" office:value="0">
            <text:p>0</text:p>
          </table:table-cell>
          <table:table-cell table:style-name="ce63" table:formula="of:=IF([.F289]=&quot;Moeller&quot;;1;0)*[.N289]*IF([.I289]&gt;1;1;0)" office:value-type="float" office:value="0">
            <text:p>0</text:p>
          </table:table-cell>
          <table:table-cell table:style-name="ce63" table:formula="of:=[.O289]*[.L289]" office:value-type="float" office:value="0">
            <text:p>0</text:p>
          </table:table-cell>
          <table:table-cell table:style-name="ce63" table:formula="of:=[.O289]*[.M289]" office:value-type="float" office:value="0">
            <text:p>0</text:p>
          </table:table-cell>
          <table:table-cell table:style-name="ce63" table:formula="of:=[.P289]*[.L289]" office:value-type="float" office:value="0">
            <text:p>0</text:p>
          </table:table-cell>
          <table:table-cell table:style-name="ce63" table:formula="of:=[.P289]*[.M289]" office:value-type="float" office:value="0">
            <text:p>0</text:p>
          </table:table-cell>
          <table:table-cell table:style-name="ce63" table:formula="of:=SUM([.N289:.P289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289]+1" office:value-type="float" office:value="8833">
            <text:p>8833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90]-[.C290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90]=&quot;YES&quot;;[.I290];0)*IF([.I290]&gt;1;1;0)" office:value-type="float" office:value="0">
            <text:p>0</text:p>
          </table:table-cell>
          <table:table-cell table:style-name="ce434" table:formula="of:=IF([.J290]=&quot;YES&quot;;[.E290];0)*IF([.I290]&gt;1;1;0)" office:value-type="float" office:value="0">
            <text:p>0</text:p>
          </table:table-cell>
          <table:table-cell table:style-name="ce63" table:formula="of:=IF([.J290]=&quot;YES&quot;;1;0)*IF([.I290]&gt;1;1;0)" office:value-type="float" office:value="0">
            <text:p>0</text:p>
          </table:table-cell>
          <table:table-cell table:style-name="ce63" table:formula="of:=IF([.F290]=&quot;Diamond&quot;;1;0)*[.N290]*IF([.I290]&gt;1;1;0)" office:value-type="float" office:value="0">
            <text:p>0</text:p>
          </table:table-cell>
          <table:table-cell table:style-name="ce63" table:formula="of:=IF([.F290]=&quot;Moeller&quot;;1;0)*[.N290]*IF([.I290]&gt;1;1;0)" office:value-type="float" office:value="0">
            <text:p>0</text:p>
          </table:table-cell>
          <table:table-cell table:style-name="ce63" table:formula="of:=[.O290]*[.L290]" office:value-type="float" office:value="0">
            <text:p>0</text:p>
          </table:table-cell>
          <table:table-cell table:style-name="ce63" table:formula="of:=[.O290]*[.M290]" office:value-type="float" office:value="0">
            <text:p>0</text:p>
          </table:table-cell>
          <table:table-cell table:style-name="ce63" table:formula="of:=[.P290]*[.L290]" office:value-type="float" office:value="0">
            <text:p>0</text:p>
          </table:table-cell>
          <table:table-cell table:style-name="ce63" table:formula="of:=[.P290]*[.M290]" office:value-type="float" office:value="0">
            <text:p>0</text:p>
          </table:table-cell>
          <table:table-cell table:style-name="ce63" table:formula="of:=SUM([.N290:.P290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290]+1" office:value-type="float" office:value="8834">
            <text:p>8834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91]-[.C291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91]=&quot;YES&quot;;[.I291];0)*IF([.I291]&gt;1;1;0)" office:value-type="float" office:value="0">
            <text:p>0</text:p>
          </table:table-cell>
          <table:table-cell table:style-name="ce434" table:formula="of:=IF([.J291]=&quot;YES&quot;;[.E291];0)*IF([.I291]&gt;1;1;0)" office:value-type="float" office:value="0">
            <text:p>0</text:p>
          </table:table-cell>
          <table:table-cell table:style-name="ce63" table:formula="of:=IF([.J291]=&quot;YES&quot;;1;0)*IF([.I291]&gt;1;1;0)" office:value-type="float" office:value="0">
            <text:p>0</text:p>
          </table:table-cell>
          <table:table-cell table:style-name="ce63" table:formula="of:=IF([.F291]=&quot;Diamond&quot;;1;0)*[.N291]*IF([.I291]&gt;1;1;0)" office:value-type="float" office:value="0">
            <text:p>0</text:p>
          </table:table-cell>
          <table:table-cell table:style-name="ce63" table:formula="of:=IF([.F291]=&quot;Moeller&quot;;1;0)*[.N291]*IF([.I291]&gt;1;1;0)" office:value-type="float" office:value="0">
            <text:p>0</text:p>
          </table:table-cell>
          <table:table-cell table:style-name="ce63" table:formula="of:=[.O291]*[.L291]" office:value-type="float" office:value="0">
            <text:p>0</text:p>
          </table:table-cell>
          <table:table-cell table:style-name="ce63" table:formula="of:=[.O291]*[.M291]" office:value-type="float" office:value="0">
            <text:p>0</text:p>
          </table:table-cell>
          <table:table-cell table:style-name="ce63" table:formula="of:=[.P291]*[.L291]" office:value-type="float" office:value="0">
            <text:p>0</text:p>
          </table:table-cell>
          <table:table-cell table:style-name="ce63" table:formula="of:=[.P291]*[.M291]" office:value-type="float" office:value="0">
            <text:p>0</text:p>
          </table:table-cell>
          <table:table-cell table:style-name="ce63" table:formula="of:=SUM([.N291:.P291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59" table:formula="of:=[.A291]+1" office:value-type="float" office:value="8835">
            <text:p>8835</text:p>
          </table:table-cell>
          <table:table-cell table:style-name="ce126" office:value-type="date" office:date-value="2015-05-11">
            <text:p>2015-05-11</text:p>
          </table:table-cell>
          <table:table-cell table:style-name="ce204" office:value-type="time" office:time-value="PT19H06M00S">
            <text:p>19:06</text:p>
          </table:table-cell>
          <table:table-cell table:style-name="ce204" office:value-type="time" office:time-value="PT19H44M00S">
            <text:p>19:44</text:p>
          </table:table-cell>
          <table:table-cell table:style-name="ce293" table:formula="of:=([.D292]-[.C292])*24*60" office:value-type="float" office:value="38">
            <text:p>38</text:p>
          </table:table-cell>
          <table:table-cell table:style-name="ce348" office:value-type="string">
            <text:p>Moeller</text:p>
          </table:table-cell>
          <table:table-cell table:style-name="ce348" table:number-columns-repeated="2"/>
          <table:table-cell table:style-name="ce348" office:value-type="float" office:value="9">
            <text:p>9</text:p>
          </table:table-cell>
          <table:table-cell table:style-name="ce348" office:value-type="string">
            <text:p>YES</text:p>
          </table:table-cell>
          <table:table-cell table:style-name="ce421"/>
          <table:table-cell table:style-name="ce395" table:formula="of:=IF([.J292]=&quot;YES&quot;;[.I292];0)*IF([.I292]&gt;1;1;0)" office:value-type="float" office:value="9">
            <text:p>9</text:p>
          </table:table-cell>
          <table:table-cell table:style-name="ce395" table:formula="of:=IF([.J292]=&quot;YES&quot;;[.E292];0)*IF([.I292]&gt;1;1;0)" office:value-type="float" office:value="38">
            <text:p>38</text:p>
          </table:table-cell>
          <table:table-cell table:formula="of:=IF([.J292]=&quot;YES&quot;;1;0)*IF([.I292]&gt;1;1;0)" office:value-type="float" office:value="1">
            <text:p>1</text:p>
          </table:table-cell>
          <table:table-cell table:formula="of:=IF([.F292]=&quot;Diamond&quot;;1;0)*[.N292]*IF([.I292]&gt;1;1;0)" office:value-type="float" office:value="0">
            <text:p>0</text:p>
          </table:table-cell>
          <table:table-cell table:formula="of:=IF([.F292]=&quot;Moeller&quot;;1;0)*[.N292]*IF([.I292]&gt;1;1;0)" office:value-type="float" office:value="1">
            <text:p>1</text:p>
          </table:table-cell>
          <table:table-cell table:formula="of:=[.O292]*[.L292]" office:value-type="float" office:value="0">
            <text:p>0</text:p>
          </table:table-cell>
          <table:table-cell table:formula="of:=[.O292]*[.M292]" office:value-type="float" office:value="0">
            <text:p>0</text:p>
          </table:table-cell>
          <table:table-cell table:formula="of:=[.P292]*[.L292]" office:value-type="float" office:value="9">
            <text:p>9</text:p>
          </table:table-cell>
          <table:table-cell table:formula="of:=[.P292]*[.M292]" office:value-type="float" office:value="38">
            <text:p>38</text:p>
          </table:table-cell>
          <table:table-cell table:formula="of:=SUM([.N292:.P292])" office:value-type="float" office:value="2">
            <text:p>2</text:p>
          </table:table-cell>
          <table:table-cell table:style-name="ce466" table:number-columns-repeated="993"/>
          <table:table-cell table:style-name="ce495" table:number-columns-repeated="9"/>
          <table:table-cell table:style-name="ce555"/>
        </table:table-row>
        <table:table-row table:style-name="ro4">
          <table:table-cell table:style-name="ce52" table:formula="of:=[.A292]+1" office:value-type="float" office:value="8836">
            <text:p>8836</text:p>
          </table:table-cell>
          <table:table-cell table:style-name="ce119" office:value-type="date" office:date-value="2015-05-11">
            <text:p>2015-05-11</text:p>
          </table:table-cell>
          <table:table-cell table:style-name="ce205" office:value-type="time" office:time-value="PT19H54M00S">
            <text:p>19:54</text:p>
          </table:table-cell>
          <table:table-cell table:style-name="ce205" office:value-type="time" office:time-value="PT20H21M00S">
            <text:p>20:21</text:p>
          </table:table-cell>
          <table:table-cell table:style-name="ce294" table:formula="of:=([.D293]-[.C293])*24*60" office:value-type="float" office:value="27.0000000000001">
            <text:p>27</text:p>
          </table:table-cell>
          <table:table-cell table:style-name="ce349" office:value-type="string">
            <text:p>Diamond</text:p>
          </table:table-cell>
          <table:table-cell table:style-name="ce349" office:value-type="float" office:value="850">
            <text:p>850</text:p>
          </table:table-cell>
          <table:table-cell table:style-name="ce349" office:value-type="string">
            <text:p>PARA</text:p>
          </table:table-cell>
          <table:table-cell table:style-name="ce349" office:value-type="float" office:value="8.9">
            <text:p>8,9</text:p>
          </table:table-cell>
          <table:table-cell table:style-name="ce349" office:value-type="string">
            <text:p>MAYBE</text:p>
          </table:table-cell>
          <table:table-cell table:style-name="ce360" office:value-type="string">
            <text:p>Hole in the distribution of TAPS clusters. Some channels (around channel number 100)...</text:p>
          </table:table-cell>
          <table:table-cell table:style-name="ce395" table:formula="of:=IF([.J293]=&quot;YES&quot;;[.I293];0)*IF([.I293]&gt;1;1;0)" office:value-type="float" office:value="0">
            <text:p>0</text:p>
          </table:table-cell>
          <table:table-cell table:style-name="ce395" table:formula="of:=IF([.J293]=&quot;YES&quot;;[.E293];0)*IF([.I293]&gt;1;1;0)" office:value-type="float" office:value="0">
            <text:p>0</text:p>
          </table:table-cell>
          <table:table-cell table:formula="of:=IF([.J293]=&quot;YES&quot;;1;0)*IF([.I293]&gt;1;1;0)" office:value-type="float" office:value="0">
            <text:p>0</text:p>
          </table:table-cell>
          <table:table-cell table:formula="of:=IF([.F293]=&quot;Diamond&quot;;1;0)*[.N293]*IF([.I293]&gt;1;1;0)" office:value-type="float" office:value="0">
            <text:p>0</text:p>
          </table:table-cell>
          <table:table-cell table:formula="of:=IF([.F293]=&quot;Moeller&quot;;1;0)*[.N293]*IF([.I293]&gt;1;1;0)" office:value-type="float" office:value="0">
            <text:p>0</text:p>
          </table:table-cell>
          <table:table-cell table:formula="of:=[.O293]*[.L293]" office:value-type="float" office:value="0">
            <text:p>0</text:p>
          </table:table-cell>
          <table:table-cell table:formula="of:=[.O293]*[.M293]" office:value-type="float" office:value="0">
            <text:p>0</text:p>
          </table:table-cell>
          <table:table-cell table:formula="of:=[.P293]*[.L293]" office:value-type="float" office:value="0">
            <text:p>0</text:p>
          </table:table-cell>
          <table:table-cell table:formula="of:=[.P293]*[.M293]" office:value-type="float" office:value="0">
            <text:p>0</text:p>
          </table:table-cell>
          <table:table-cell table:formula="of:=SUM([.N293:.P293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39"/>
        </table:table-row>
        <table:table-row table:style-name="ro4">
          <table:table-cell table:style-name="ce50" table:formula="of:=[.A293]+1" office:value-type="float" office:value="8837">
            <text:p>8837</text:p>
          </table:table-cell>
          <table:table-cell table:style-name="ce117" office:value-type="date" office:date-value="2015-05-11">
            <text:p>2015-05-11</text:p>
          </table:table-cell>
          <table:table-cell table:style-name="ce206" office:value-type="time" office:time-value="PT20H23M00S">
            <text:p>20:23</text:p>
          </table:table-cell>
          <table:table-cell table:style-name="ce206" office:value-type="time" office:time-value="PT20H51M00S">
            <text:p>20:51</text:p>
          </table:table-cell>
          <table:table-cell table:style-name="ce295" table:formula="of:=([.D294]-[.C294])*24*60" office:value-type="float" office:value="28.0000000000001">
            <text:p>28</text:p>
          </table:table-cell>
          <table:table-cell table:style-name="ce350" office:value-type="string">
            <text:p>Diamond</text:p>
          </table:table-cell>
          <table:table-cell table:style-name="ce350" office:value-type="float" office:value="850">
            <text:p>850</text:p>
          </table:table-cell>
          <table:table-cell table:style-name="ce350" office:value-type="string">
            <text:p>PARA</text:p>
          </table:table-cell>
          <table:table-cell table:style-name="ce350" office:value-type="float" office:value="9.2">
            <text:p>9,2</text:p>
          </table:table-cell>
          <table:table-cell table:style-name="ce350" office:value-type="string">
            <text:p>MAYBE</text:p>
          </table:table-cell>
          <table:table-cell table:style-name="ce422" office:value-type="string">
            <text:p>...are missing both in the Distribution of ADC hits and in the distribution of TDC hits</text:p>
          </table:table-cell>
          <table:table-cell table:style-name="ce395" table:formula="of:=IF([.J294]=&quot;YES&quot;;[.I294];0)*IF([.I294]&gt;1;1;0)" office:value-type="float" office:value="0">
            <text:p>0</text:p>
          </table:table-cell>
          <table:table-cell table:style-name="ce395" table:formula="of:=IF([.J294]=&quot;YES&quot;;[.E294];0)*IF([.I294]&gt;1;1;0)" office:value-type="float" office:value="0">
            <text:p>0</text:p>
          </table:table-cell>
          <table:table-cell table:formula="of:=IF([.J294]=&quot;YES&quot;;1;0)*IF([.I294]&gt;1;1;0)" office:value-type="float" office:value="0">
            <text:p>0</text:p>
          </table:table-cell>
          <table:table-cell table:formula="of:=IF([.F294]=&quot;Diamond&quot;;1;0)*[.N294]*IF([.I294]&gt;1;1;0)" office:value-type="float" office:value="0">
            <text:p>0</text:p>
          </table:table-cell>
          <table:table-cell table:formula="of:=IF([.F294]=&quot;Moeller&quot;;1;0)*[.N294]*IF([.I294]&gt;1;1;0)" office:value-type="float" office:value="0">
            <text:p>0</text:p>
          </table:table-cell>
          <table:table-cell table:formula="of:=[.O294]*[.L294]" office:value-type="float" office:value="0">
            <text:p>0</text:p>
          </table:table-cell>
          <table:table-cell table:formula="of:=[.O294]*[.M294]" office:value-type="float" office:value="0">
            <text:p>0</text:p>
          </table:table-cell>
          <table:table-cell table:formula="of:=[.P294]*[.L294]" office:value-type="float" office:value="0">
            <text:p>0</text:p>
          </table:table-cell>
          <table:table-cell table:formula="of:=[.P294]*[.M294]" office:value-type="float" office:value="0">
            <text:p>0</text:p>
          </table:table-cell>
          <table:table-cell table:formula="of:=SUM([.N294:.P294])" office:value-type="float" office:value="0">
            <text:p>0</text:p>
          </table:table-cell>
          <table:table-cell table:style-name="ce465" table:number-columns-repeated="993"/>
          <table:table-cell table:style-name="ce479" table:number-columns-repeated="9"/>
          <table:table-cell table:style-name="ce556"/>
        </table:table-row>
        <table:table-row table:style-name="ro4">
          <table:table-cell table:style-name="ce52" table:formula="of:=[.A294]+1" office:value-type="float" office:value="8838">
            <text:p>8838</text:p>
          </table:table-cell>
          <table:table-cell table:style-name="ce119" office:value-type="date" office:date-value="2015-05-11">
            <text:p>2015-05-11</text:p>
          </table:table-cell>
          <table:table-cell table:style-name="ce205" office:value-type="time" office:time-value="PT20H54M00S">
            <text:p>20:54</text:p>
          </table:table-cell>
          <table:table-cell table:style-name="ce205" office:value-type="time" office:time-value="PT21H21M00S">
            <text:p>21:21</text:p>
          </table:table-cell>
          <table:table-cell table:style-name="ce294" table:formula="of:=([.D295]-[.C295])*24*60" office:value-type="float" office:value="26.9999999999999">
            <text:p>27</text:p>
          </table:table-cell>
          <table:table-cell table:style-name="ce349" office:value-type="string">
            <text:p>Diamond</text:p>
          </table:table-cell>
          <table:table-cell table:style-name="ce349" office:value-type="float" office:value="850">
            <text:p>850</text:p>
          </table:table-cell>
          <table:table-cell table:style-name="ce349" office:value-type="string">
            <text:p>PERP</text:p>
          </table:table-cell>
          <table:table-cell table:style-name="ce349" office:value-type="float" office:value="9">
            <text:p>9</text:p>
          </table:table-cell>
          <table:table-cell table:style-name="ce349" office:value-type="string">
            <text:p>MAYBE</text:p>
          </table:table-cell>
          <table:table-cell table:style-name="ce360" office:value-type="string">
            <text:p>Hole in the distribution of TAPS clusters. Some channels (around channel number 100)...</text:p>
          </table:table-cell>
          <table:table-cell table:style-name="ce395" table:formula="of:=IF([.J295]=&quot;YES&quot;;[.I295];0)*IF([.I295]&gt;1;1;0)" office:value-type="float" office:value="0">
            <text:p>0</text:p>
          </table:table-cell>
          <table:table-cell table:style-name="ce395" table:formula="of:=IF([.J295]=&quot;YES&quot;;[.E295];0)*IF([.I295]&gt;1;1;0)" office:value-type="float" office:value="0">
            <text:p>0</text:p>
          </table:table-cell>
          <table:table-cell table:formula="of:=IF([.J295]=&quot;YES&quot;;1;0)*IF([.I295]&gt;1;1;0)" office:value-type="float" office:value="0">
            <text:p>0</text:p>
          </table:table-cell>
          <table:table-cell table:formula="of:=IF([.F295]=&quot;Diamond&quot;;1;0)*[.N295]*IF([.I295]&gt;1;1;0)" office:value-type="float" office:value="0">
            <text:p>0</text:p>
          </table:table-cell>
          <table:table-cell table:formula="of:=IF([.F295]=&quot;Moeller&quot;;1;0)*[.N295]*IF([.I295]&gt;1;1;0)" office:value-type="float" office:value="0">
            <text:p>0</text:p>
          </table:table-cell>
          <table:table-cell table:formula="of:=[.O295]*[.L295]" office:value-type="float" office:value="0">
            <text:p>0</text:p>
          </table:table-cell>
          <table:table-cell table:formula="of:=[.O295]*[.M295]" office:value-type="float" office:value="0">
            <text:p>0</text:p>
          </table:table-cell>
          <table:table-cell table:formula="of:=[.P295]*[.L295]" office:value-type="float" office:value="0">
            <text:p>0</text:p>
          </table:table-cell>
          <table:table-cell table:formula="of:=[.P295]*[.M295]" office:value-type="float" office:value="0">
            <text:p>0</text:p>
          </table:table-cell>
          <table:table-cell table:formula="of:=SUM([.N295:.P295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39"/>
        </table:table-row>
        <table:table-row table:style-name="ro4">
          <table:table-cell table:style-name="ce50" table:formula="of:=[.A295]+1" office:value-type="float" office:value="8839">
            <text:p>8839</text:p>
          </table:table-cell>
          <table:table-cell table:style-name="ce117" office:value-type="date" office:date-value="2015-05-11">
            <text:p>2015-05-11</text:p>
          </table:table-cell>
          <table:table-cell table:style-name="ce206" office:value-type="time" office:time-value="PT21H23M00S">
            <text:p>21:23</text:p>
          </table:table-cell>
          <table:table-cell table:style-name="ce206" office:value-type="time" office:time-value="PT21H40M00S">
            <text:p>21:40</text:p>
          </table:table-cell>
          <table:table-cell table:style-name="ce295" table:formula="of:=([.D296]-[.C296])*24*60" office:value-type="float" office:value="16.9999999999999">
            <text:p>17</text:p>
          </table:table-cell>
          <table:table-cell table:style-name="ce350" office:value-type="string">
            <text:p>Diamond</text:p>
          </table:table-cell>
          <table:table-cell table:style-name="ce350" office:value-type="float" office:value="850">
            <text:p>850</text:p>
          </table:table-cell>
          <table:table-cell table:style-name="ce350" office:value-type="string">
            <text:p>PERP</text:p>
          </table:table-cell>
          <table:table-cell table:style-name="ce350" office:value-type="float" office:value="5.5">
            <text:p>5,5</text:p>
          </table:table-cell>
          <table:table-cell table:style-name="ce350" office:value-type="string">
            <text:p>MAYBE</text:p>
          </table:table-cell>
          <table:table-cell table:style-name="ce422" office:value-type="string">
            <text:p>...are missing both in the Distribution of ADC hits and in the distribution of TDC hits</text:p>
          </table:table-cell>
          <table:table-cell table:style-name="ce395" table:formula="of:=IF([.J296]=&quot;YES&quot;;[.I296];0)*IF([.I296]&gt;1;1;0)" office:value-type="float" office:value="0">
            <text:p>0</text:p>
          </table:table-cell>
          <table:table-cell table:style-name="ce395" table:formula="of:=IF([.J296]=&quot;YES&quot;;[.E296];0)*IF([.I296]&gt;1;1;0)" office:value-type="float" office:value="0">
            <text:p>0</text:p>
          </table:table-cell>
          <table:table-cell table:formula="of:=IF([.J296]=&quot;YES&quot;;1;0)*IF([.I296]&gt;1;1;0)" office:value-type="float" office:value="0">
            <text:p>0</text:p>
          </table:table-cell>
          <table:table-cell table:formula="of:=IF([.F296]=&quot;Diamond&quot;;1;0)*[.N296]*IF([.I296]&gt;1;1;0)" office:value-type="float" office:value="0">
            <text:p>0</text:p>
          </table:table-cell>
          <table:table-cell table:formula="of:=IF([.F296]=&quot;Moeller&quot;;1;0)*[.N296]*IF([.I296]&gt;1;1;0)" office:value-type="float" office:value="0">
            <text:p>0</text:p>
          </table:table-cell>
          <table:table-cell table:formula="of:=[.O296]*[.L296]" office:value-type="float" office:value="0">
            <text:p>0</text:p>
          </table:table-cell>
          <table:table-cell table:formula="of:=[.O296]*[.M296]" office:value-type="float" office:value="0">
            <text:p>0</text:p>
          </table:table-cell>
          <table:table-cell table:formula="of:=[.P296]*[.L296]" office:value-type="float" office:value="0">
            <text:p>0</text:p>
          </table:table-cell>
          <table:table-cell table:formula="of:=[.P296]*[.M296]" office:value-type="float" office:value="0">
            <text:p>0</text:p>
          </table:table-cell>
          <table:table-cell table:formula="of:=SUM([.N296:.P296])" office:value-type="float" office:value="0">
            <text:p>0</text:p>
          </table:table-cell>
          <table:table-cell table:style-name="ce465" table:number-columns-repeated="993"/>
          <table:table-cell table:style-name="ce479" table:number-columns-repeated="9"/>
          <table:table-cell table:style-name="ce556"/>
        </table:table-row>
        <table:table-row table:style-name="ro4">
          <table:table-cell table:style-name="ce47" table:formula="of:=[.A296]+1" office:value-type="float" office:value="8840">
            <text:p>8840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97]-[.C297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97]=&quot;YES&quot;;[.I297];0)*IF([.I297]&gt;1;1;0)" office:value-type="float" office:value="0">
            <text:p>0</text:p>
          </table:table-cell>
          <table:table-cell table:style-name="ce434" table:formula="of:=IF([.J297]=&quot;YES&quot;;[.E297];0)*IF([.I297]&gt;1;1;0)" office:value-type="float" office:value="0">
            <text:p>0</text:p>
          </table:table-cell>
          <table:table-cell table:style-name="ce63" table:formula="of:=IF([.J297]=&quot;YES&quot;;1;0)*IF([.I297]&gt;1;1;0)" office:value-type="float" office:value="0">
            <text:p>0</text:p>
          </table:table-cell>
          <table:table-cell table:style-name="ce63" table:formula="of:=IF([.F297]=&quot;Diamond&quot;;1;0)*[.N297]*IF([.I297]&gt;1;1;0)" office:value-type="float" office:value="0">
            <text:p>0</text:p>
          </table:table-cell>
          <table:table-cell table:style-name="ce63" table:formula="of:=IF([.F297]=&quot;Moeller&quot;;1;0)*[.N297]*IF([.I297]&gt;1;1;0)" office:value-type="float" office:value="0">
            <text:p>0</text:p>
          </table:table-cell>
          <table:table-cell table:style-name="ce63" table:formula="of:=[.O297]*[.L297]" office:value-type="float" office:value="0">
            <text:p>0</text:p>
          </table:table-cell>
          <table:table-cell table:style-name="ce63" table:formula="of:=[.O297]*[.M297]" office:value-type="float" office:value="0">
            <text:p>0</text:p>
          </table:table-cell>
          <table:table-cell table:style-name="ce63" table:formula="of:=[.P297]*[.L297]" office:value-type="float" office:value="0">
            <text:p>0</text:p>
          </table:table-cell>
          <table:table-cell table:style-name="ce63" table:formula="of:=[.P297]*[.M297]" office:value-type="float" office:value="0">
            <text:p>0</text:p>
          </table:table-cell>
          <table:table-cell table:style-name="ce63" table:formula="of:=SUM([.N297:.P297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47" table:formula="of:=[.A297]+1" office:value-type="float" office:value="8841">
            <text:p>8841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298]-[.C298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298]=&quot;YES&quot;;[.I298];0)*IF([.I298]&gt;1;1;0)" office:value-type="float" office:value="0">
            <text:p>0</text:p>
          </table:table-cell>
          <table:table-cell table:style-name="ce434" table:formula="of:=IF([.J298]=&quot;YES&quot;;[.E298];0)*IF([.I298]&gt;1;1;0)" office:value-type="float" office:value="0">
            <text:p>0</text:p>
          </table:table-cell>
          <table:table-cell table:style-name="ce63" table:formula="of:=IF([.J298]=&quot;YES&quot;;1;0)*IF([.I298]&gt;1;1;0)" office:value-type="float" office:value="0">
            <text:p>0</text:p>
          </table:table-cell>
          <table:table-cell table:style-name="ce63" table:formula="of:=IF([.F298]=&quot;Diamond&quot;;1;0)*[.N298]*IF([.I298]&gt;1;1;0)" office:value-type="float" office:value="0">
            <text:p>0</text:p>
          </table:table-cell>
          <table:table-cell table:style-name="ce63" table:formula="of:=IF([.F298]=&quot;Moeller&quot;;1;0)*[.N298]*IF([.I298]&gt;1;1;0)" office:value-type="float" office:value="0">
            <text:p>0</text:p>
          </table:table-cell>
          <table:table-cell table:style-name="ce63" table:formula="of:=[.O298]*[.L298]" office:value-type="float" office:value="0">
            <text:p>0</text:p>
          </table:table-cell>
          <table:table-cell table:style-name="ce63" table:formula="of:=[.O298]*[.M298]" office:value-type="float" office:value="0">
            <text:p>0</text:p>
          </table:table-cell>
          <table:table-cell table:style-name="ce63" table:formula="of:=[.P298]*[.L298]" office:value-type="float" office:value="0">
            <text:p>0</text:p>
          </table:table-cell>
          <table:table-cell table:style-name="ce63" table:formula="of:=[.P298]*[.M298]" office:value-type="float" office:value="0">
            <text:p>0</text:p>
          </table:table-cell>
          <table:table-cell table:style-name="ce63" table:formula="of:=SUM([.N298:.P298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0" table:formula="of:=[.A298]+1" office:value-type="float" office:value="8842">
            <text:p>8842</text:p>
          </table:table-cell>
          <table:table-cell table:style-name="ce127" office:value-type="date" office:date-value="2015-05-11">
            <text:p>2015-05-11</text:p>
          </table:table-cell>
          <table:table-cell table:style-name="ce207" office:value-type="time" office:time-value="PT21H48M00S">
            <text:p>21:48</text:p>
          </table:table-cell>
          <table:table-cell table:style-name="ce207" office:value-type="time" office:time-value="PT22H01M00S">
            <text:p>22:01</text:p>
          </table:table-cell>
          <table:table-cell table:style-name="ce296" table:formula="of:=([.D299]-[.C299])*24*60" office:value-type="float" office:value="13">
            <text:p>13</text:p>
          </table:table-cell>
          <table:table-cell table:style-name="ce351" office:value-type="string">
            <text:p>Diamond</text:p>
          </table:table-cell>
          <table:table-cell table:style-name="ce351" office:value-type="float" office:value="850">
            <text:p>850</text:p>
          </table:table-cell>
          <table:table-cell table:style-name="ce351" office:value-type="string">
            <text:p>PERP</text:p>
          </table:table-cell>
          <table:table-cell table:style-name="ce351"/>
          <table:table-cell table:style-name="ce351" office:value-type="string">
            <text:p>MAYBE</text:p>
          </table:table-cell>
          <table:table-cell table:style-name="ce351"/>
          <table:table-cell table:style-name="ce434" table:formula="of:=IF([.J299]=&quot;YES&quot;;[.I299];0)*IF([.I299]&gt;1;1;0)" office:value-type="float" office:value="0">
            <text:p>0</text:p>
          </table:table-cell>
          <table:table-cell table:style-name="ce434" table:formula="of:=IF([.J299]=&quot;YES&quot;;[.E299];0)*IF([.I299]&gt;1;1;0)" office:value-type="float" office:value="0">
            <text:p>0</text:p>
          </table:table-cell>
          <table:table-cell table:style-name="ce63" table:formula="of:=IF([.J299]=&quot;YES&quot;;1;0)*IF([.I299]&gt;1;1;0)" office:value-type="float" office:value="0">
            <text:p>0</text:p>
          </table:table-cell>
          <table:table-cell table:style-name="ce63" table:formula="of:=IF([.F299]=&quot;Diamond&quot;;1;0)*[.N299]*IF([.I299]&gt;1;1;0)" office:value-type="float" office:value="0">
            <text:p>0</text:p>
          </table:table-cell>
          <table:table-cell table:style-name="ce63" table:formula="of:=IF([.F299]=&quot;Moeller&quot;;1;0)*[.N299]*IF([.I299]&gt;1;1;0)" office:value-type="float" office:value="0">
            <text:p>0</text:p>
          </table:table-cell>
          <table:table-cell table:style-name="ce63" table:formula="of:=[.O299]*[.L299]" office:value-type="float" office:value="0">
            <text:p>0</text:p>
          </table:table-cell>
          <table:table-cell table:style-name="ce63" table:formula="of:=[.O299]*[.M299]" office:value-type="float" office:value="0">
            <text:p>0</text:p>
          </table:table-cell>
          <table:table-cell table:style-name="ce63" table:formula="of:=[.P299]*[.L299]" office:value-type="float" office:value="0">
            <text:p>0</text:p>
          </table:table-cell>
          <table:table-cell table:style-name="ce63" table:formula="of:=[.P299]*[.M299]" office:value-type="float" office:value="0">
            <text:p>0</text:p>
          </table:table-cell>
          <table:table-cell table:style-name="ce63" table:formula="of:=SUM([.N299:.P299])" office:value-type="float" office:value="0">
            <text:p>0</text:p>
          </table:table-cell>
          <table:table-cell table:style-name="ce60" table:number-columns-repeated="993"/>
          <table:table-cell table:style-name="ce496" table:number-columns-repeated="9"/>
          <table:table-cell table:style-name="ce557"/>
        </table:table-row>
        <table:table-row table:style-name="ro4">
          <table:table-cell table:style-name="ce47" table:formula="of:=[.A299]+1" office:value-type="float" office:value="8843">
            <text:p>8843</text:p>
          </table:table-cell>
          <table:table-cell table:style-name="ce112" office:value-type="date" office:date-value="2015-05-11">
            <text:p>2015-05-11</text:p>
          </table:table-cell>
          <table:table-cell table:number-columns-repeated="2" table:style-name="ce203"/>
          <table:table-cell table:style-name="ce292" table:formula="of:=([.D300]-[.C300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00]=&quot;YES&quot;;[.I300];0)*IF([.I300]&gt;1;1;0)" office:value-type="float" office:value="0">
            <text:p>0</text:p>
          </table:table-cell>
          <table:table-cell table:style-name="ce434" table:formula="of:=IF([.J300]=&quot;YES&quot;;[.E300];0)*IF([.I300]&gt;1;1;0)" office:value-type="float" office:value="0">
            <text:p>0</text:p>
          </table:table-cell>
          <table:table-cell table:style-name="ce63" table:formula="of:=IF([.J300]=&quot;YES&quot;;1;0)*IF([.I300]&gt;1;1;0)" office:value-type="float" office:value="0">
            <text:p>0</text:p>
          </table:table-cell>
          <table:table-cell table:style-name="ce63" table:formula="of:=IF([.F300]=&quot;Diamond&quot;;1;0)*[.N300]*IF([.I300]&gt;1;1;0)" office:value-type="float" office:value="0">
            <text:p>0</text:p>
          </table:table-cell>
          <table:table-cell table:style-name="ce63" table:formula="of:=IF([.F300]=&quot;Moeller&quot;;1;0)*[.N300]*IF([.I300]&gt;1;1;0)" office:value-type="float" office:value="0">
            <text:p>0</text:p>
          </table:table-cell>
          <table:table-cell table:style-name="ce63" table:formula="of:=[.O300]*[.L300]" office:value-type="float" office:value="0">
            <text:p>0</text:p>
          </table:table-cell>
          <table:table-cell table:style-name="ce63" table:formula="of:=[.O300]*[.M300]" office:value-type="float" office:value="0">
            <text:p>0</text:p>
          </table:table-cell>
          <table:table-cell table:style-name="ce63" table:formula="of:=[.P300]*[.L300]" office:value-type="float" office:value="0">
            <text:p>0</text:p>
          </table:table-cell>
          <table:table-cell table:style-name="ce63" table:formula="of:=[.P300]*[.M300]" office:value-type="float" office:value="0">
            <text:p>0</text:p>
          </table:table-cell>
          <table:table-cell table:style-name="ce63" table:formula="of:=SUM([.N300:.P300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1" table:formula="of:=[.A300]+1" office:value-type="float" office:value="8844">
            <text:p>8844</text:p>
          </table:table-cell>
          <table:table-cell table:style-name="ce128" office:value-type="date" office:date-value="2015-05-11">
            <text:p>2015-05-11</text:p>
          </table:table-cell>
          <table:table-cell table:style-name="ce208" office:value-type="time" office:time-value="PT22H48M00S">
            <text:p>22:48</text:p>
          </table:table-cell>
          <table:table-cell table:style-name="ce208" office:value-type="time" office:time-value="PT22H52M00S">
            <text:p>22:52</text:p>
          </table:table-cell>
          <table:table-cell table:style-name="ce297" table:formula="of:=([.D301]-[.C301])*24*60" office:value-type="float" office:value="3.99999999999999">
            <text:p>4</text:p>
          </table:table-cell>
          <table:table-cell table:style-name="ce352" office:value-type="string">
            <text:p>Diamond</text:p>
          </table:table-cell>
          <table:table-cell table:style-name="ce352" office:value-type="float" office:value="850">
            <text:p>850</text:p>
          </table:table-cell>
          <table:table-cell table:style-name="ce352" office:value-type="string">
            <text:p>PERP</text:p>
          </table:table-cell>
          <table:table-cell table:style-name="ce352" office:value-type="float" office:value="1.3">
            <text:p>1,3</text:p>
          </table:table-cell>
          <table:table-cell table:style-name="ce352" office:value-type="string">
            <text:p>YES</text:p>
          </table:table-cell>
          <table:table-cell table:style-name="ce352" office:value-type="string">
            <text:p>Test run</text:p>
          </table:table-cell>
          <table:table-cell table:style-name="ce395" table:formula="of:=IF([.J301]=&quot;YES&quot;;[.I301];0)*IF([.I301]&gt;1;1;0)" office:value-type="float" office:value="1.3">
            <text:p>1,3</text:p>
          </table:table-cell>
          <table:table-cell table:style-name="ce395" table:formula="of:=IF([.J301]=&quot;YES&quot;;[.E301];0)*IF([.I301]&gt;1;1;0)" office:value-type="float" office:value="3.99999999999999">
            <text:p>4</text:p>
          </table:table-cell>
          <table:table-cell table:formula="of:=IF([.J301]=&quot;YES&quot;;1;0)*IF([.I301]&gt;1;1;0)" office:value-type="float" office:value="1">
            <text:p>1</text:p>
          </table:table-cell>
          <table:table-cell table:formula="of:=IF([.F301]=&quot;Diamond&quot;;1;0)*[.N301]*IF([.I301]&gt;1;1;0)" office:value-type="float" office:value="1">
            <text:p>1</text:p>
          </table:table-cell>
          <table:table-cell table:formula="of:=IF([.F301]=&quot;Moeller&quot;;1;0)*[.N301]*IF([.I301]&gt;1;1;0)" office:value-type="float" office:value="0">
            <text:p>0</text:p>
          </table:table-cell>
          <table:table-cell table:formula="of:=[.O301]*[.L301]" office:value-type="float" office:value="1.3">
            <text:p>1,3</text:p>
          </table:table-cell>
          <table:table-cell table:formula="of:=[.O301]*[.M301]" office:value-type="float" office:value="3.99999999999999">
            <text:p>4</text:p>
          </table:table-cell>
          <table:table-cell table:formula="of:=[.P301]*[.L301]" office:value-type="float" office:value="0">
            <text:p>0</text:p>
          </table:table-cell>
          <table:table-cell table:formula="of:=[.P301]*[.M301]" office:value-type="float" office:value="0">
            <text:p>0</text:p>
          </table:table-cell>
          <table:table-cell table:formula="of:=SUM([.N301:.P301])" office:value-type="float" office:value="2">
            <text:p>2</text:p>
          </table:table-cell>
          <table:table-cell table:style-name="ce61" table:number-columns-repeated="993"/>
          <table:table-cell table:style-name="ce497" table:number-columns-repeated="9"/>
          <table:table-cell table:style-name="ce558"/>
        </table:table-row>
        <table:table-row table:style-name="ro4">
          <table:table-cell table:style-name="ce40" table:formula="of:=[.A301]+1" office:value-type="float" office:value="8845">
            <text:p>8845</text:p>
          </table:table-cell>
          <table:table-cell table:style-name="ce105" office:value-type="date" office:date-value="2015-05-11">
            <text:p>2015-05-11</text:p>
          </table:table-cell>
          <table:table-cell table:style-name="ce181" office:value-type="time" office:time-value="PT22H53M00S">
            <text:p>22:53</text:p>
          </table:table-cell>
          <table:table-cell table:style-name="ce181" office:value-type="time" office:time-value="PT23H22M00S">
            <text:p>23:22</text:p>
          </table:table-cell>
          <table:table-cell table:style-name="ce270" table:formula="of:=([.D302]-[.C302])*24*60" office:value-type="float" office:value="29.0000000000001">
            <text:p>29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9">
            <text:p>9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302]=&quot;YES&quot;;[.I302];0)*IF([.I302]&gt;1;1;0)" office:value-type="float" office:value="9">
            <text:p>9</text:p>
          </table:table-cell>
          <table:table-cell table:style-name="ce395" table:formula="of:=IF([.J302]=&quot;YES&quot;;[.E302];0)*IF([.I302]&gt;1;1;0)" office:value-type="float" office:value="29.0000000000001">
            <text:p>29,0000000000001</text:p>
          </table:table-cell>
          <table:table-cell table:formula="of:=IF([.J302]=&quot;YES&quot;;1;0)*IF([.I302]&gt;1;1;0)" office:value-type="float" office:value="1">
            <text:p>1</text:p>
          </table:table-cell>
          <table:table-cell table:formula="of:=IF([.F302]=&quot;Diamond&quot;;1;0)*[.N302]*IF([.I302]&gt;1;1;0)" office:value-type="float" office:value="1">
            <text:p>1</text:p>
          </table:table-cell>
          <table:table-cell table:formula="of:=IF([.F302]=&quot;Moeller&quot;;1;0)*[.N302]*IF([.I302]&gt;1;1;0)" office:value-type="float" office:value="0">
            <text:p>0</text:p>
          </table:table-cell>
          <table:table-cell table:formula="of:=[.O302]*[.L302]" office:value-type="float" office:value="9">
            <text:p>9</text:p>
          </table:table-cell>
          <table:table-cell table:formula="of:=[.O302]*[.M302]" office:value-type="float" office:value="29.0000000000001">
            <text:p>29,0000000000001</text:p>
          </table:table-cell>
          <table:table-cell table:formula="of:=[.P302]*[.L302]" office:value-type="float" office:value="0">
            <text:p>0</text:p>
          </table:table-cell>
          <table:table-cell table:formula="of:=[.P302]*[.M302]" office:value-type="float" office:value="0">
            <text:p>0</text:p>
          </table:table-cell>
          <table:table-cell table:formula="of:=SUM([.N302:.P302])" office:value-type="float" office:value="2">
            <text:p>2</text:p>
          </table:table-cell>
          <table:table-cell table:style-name="ce40" table:number-columns-repeated="993"/>
          <table:table-cell table:style-name="ce498" table:number-columns-repeated="9"/>
          <table:table-cell table:style-name="ce559"/>
        </table:table-row>
        <table:table-row table:style-name="ro4">
          <table:table-cell table:style-name="ce44" table:formula="of:=[.A302]+1" office:value-type="float" office:value="8846">
            <text:p>8846</text:p>
          </table:table-cell>
          <table:table-cell table:style-name="ce109" office:value-type="date" office:date-value="2015-05-11">
            <text:p>2015-05-11</text:p>
          </table:table-cell>
          <table:table-cell table:style-name="ce185" office:value-type="time" office:time-value="PT23H24M00S">
            <text:p>23:24</text:p>
          </table:table-cell>
          <table:table-cell table:style-name="ce185" office:value-type="time" office:time-value="PT23H54M00S">
            <text:p>23:54</text:p>
          </table:table-cell>
          <table:table-cell table:style-name="ce274" table:formula="of:=([.D303]-[.C303])*24*60" office:value-type="float" office:value="29.9999999999999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7">
            <text:p>9,7</text:p>
          </table:table-cell>
          <table:table-cell table:style-name="ce331" office:value-type="string">
            <text:p>YES</text:p>
          </table:table-cell>
          <table:table-cell table:style-name="ce331" office:value-type="string">
            <text:p>MWPC wires missing for a short moment</text:p>
          </table:table-cell>
          <table:table-cell table:style-name="ce395" table:formula="of:=IF([.J303]=&quot;YES&quot;;[.I303];0)*IF([.I303]&gt;1;1;0)" office:value-type="float" office:value="9.7">
            <text:p>9,7</text:p>
          </table:table-cell>
          <table:table-cell table:style-name="ce395" table:formula="of:=IF([.J303]=&quot;YES&quot;;[.E303];0)*IF([.I303]&gt;1;1;0)" office:value-type="float" office:value="29.9999999999999">
            <text:p>29,9999999999999</text:p>
          </table:table-cell>
          <table:table-cell table:formula="of:=IF([.J303]=&quot;YES&quot;;1;0)*IF([.I303]&gt;1;1;0)" office:value-type="float" office:value="1">
            <text:p>1</text:p>
          </table:table-cell>
          <table:table-cell table:formula="of:=IF([.F303]=&quot;Diamond&quot;;1;0)*[.N303]*IF([.I303]&gt;1;1;0)" office:value-type="float" office:value="1">
            <text:p>1</text:p>
          </table:table-cell>
          <table:table-cell table:formula="of:=IF([.F303]=&quot;Moeller&quot;;1;0)*[.N303]*IF([.I303]&gt;1;1;0)" office:value-type="float" office:value="0">
            <text:p>0</text:p>
          </table:table-cell>
          <table:table-cell table:formula="of:=[.O303]*[.L303]" office:value-type="float" office:value="9.7">
            <text:p>9,7</text:p>
          </table:table-cell>
          <table:table-cell table:formula="of:=[.O303]*[.M303]" office:value-type="float" office:value="29.9999999999999">
            <text:p>29,9999999999999</text:p>
          </table:table-cell>
          <table:table-cell table:formula="of:=[.P303]*[.L303]" office:value-type="float" office:value="0">
            <text:p>0</text:p>
          </table:table-cell>
          <table:table-cell table:formula="of:=[.P303]*[.M303]" office:value-type="float" office:value="0">
            <text:p>0</text:p>
          </table:table-cell>
          <table:table-cell table:formula="of:=SUM([.N303:.P303])" office:value-type="float" office:value="2">
            <text:p>2</text:p>
          </table:table-cell>
          <table:table-cell table:style-name="ce44" table:number-columns-repeated="993"/>
          <table:table-cell table:style-name="ce499" table:number-columns-repeated="9"/>
          <table:table-cell table:style-name="ce560"/>
        </table:table-row>
        <table:table-row table:style-name="ro4">
          <table:table-cell table:style-name="ce61" table:formula="of:=[.A303]+1" office:value-type="float" office:value="8847">
            <text:p>8847</text:p>
          </table:table-cell>
          <table:table-cell table:style-name="ce128" office:value-type="date" office:date-value="2015-05-11">
            <text:p>2015-05-11</text:p>
          </table:table-cell>
          <table:table-cell table:style-name="ce208" office:value-type="time" office:time-value="PT23H55M00S">
            <text:p>23:55</text:p>
          </table:table-cell>
          <table:table-cell table:style-name="ce208" office:value-type="time" office:time-value="PT24H25M00S">
            <text:p>00:25</text:p>
          </table:table-cell>
          <table:table-cell table:style-name="ce297" table:formula="of:=([.D304]-[.C304])*24*60" office:value-type="float" office:value="30.0000000000001">
            <text:p>30</text:p>
          </table:table-cell>
          <table:table-cell table:style-name="ce352" office:value-type="string">
            <text:p>Diamond</text:p>
          </table:table-cell>
          <table:table-cell table:style-name="ce352" office:value-type="float" office:value="850">
            <text:p>850</text:p>
          </table:table-cell>
          <table:table-cell table:style-name="ce352" office:value-type="string">
            <text:p>PARA</text:p>
          </table:table-cell>
          <table:table-cell table:style-name="ce352" office:value-type="float" office:value="9.5">
            <text:p>9,5</text:p>
          </table:table-cell>
          <table:table-cell table:style-name="ce352" office:value-type="string">
            <text:p>YES</text:p>
          </table:table-cell>
          <table:table-cell table:style-name="ce352"/>
          <table:table-cell table:style-name="ce395" table:formula="of:=IF([.J304]=&quot;YES&quot;;[.I304];0)*IF([.I304]&gt;1;1;0)" office:value-type="float" office:value="9.5">
            <text:p>9,5</text:p>
          </table:table-cell>
          <table:table-cell table:style-name="ce395" table:formula="of:=IF([.J304]=&quot;YES&quot;;[.E304];0)*IF([.I304]&gt;1;1;0)" office:value-type="float" office:value="30.0000000000001">
            <text:p>30,0000000000001</text:p>
          </table:table-cell>
          <table:table-cell table:formula="of:=IF([.J304]=&quot;YES&quot;;1;0)*IF([.I304]&gt;1;1;0)" office:value-type="float" office:value="1">
            <text:p>1</text:p>
          </table:table-cell>
          <table:table-cell table:formula="of:=IF([.F304]=&quot;Diamond&quot;;1;0)*[.N304]*IF([.I304]&gt;1;1;0)" office:value-type="float" office:value="1">
            <text:p>1</text:p>
          </table:table-cell>
          <table:table-cell table:formula="of:=IF([.F304]=&quot;Moeller&quot;;1;0)*[.N304]*IF([.I304]&gt;1;1;0)" office:value-type="float" office:value="0">
            <text:p>0</text:p>
          </table:table-cell>
          <table:table-cell table:formula="of:=[.O304]*[.L304]" office:value-type="float" office:value="9.5">
            <text:p>9,5</text:p>
          </table:table-cell>
          <table:table-cell table:formula="of:=[.O304]*[.M304]" office:value-type="float" office:value="30.0000000000001">
            <text:p>30,0000000000001</text:p>
          </table:table-cell>
          <table:table-cell table:formula="of:=[.P304]*[.L304]" office:value-type="float" office:value="0">
            <text:p>0</text:p>
          </table:table-cell>
          <table:table-cell table:formula="of:=[.P304]*[.M304]" office:value-type="float" office:value="0">
            <text:p>0</text:p>
          </table:table-cell>
          <table:table-cell table:formula="of:=SUM([.N304:.P304])" office:value-type="float" office:value="2">
            <text:p>2</text:p>
          </table:table-cell>
          <table:table-cell table:style-name="ce61" table:number-columns-repeated="993"/>
          <table:table-cell table:style-name="ce497" table:number-columns-repeated="9"/>
          <table:table-cell table:style-name="ce558"/>
        </table:table-row>
        <table:table-row table:style-name="ro4">
          <table:table-cell table:style-name="ce40" table:formula="of:=[.A304]+1" office:value-type="float" office:value="8848">
            <text:p>8848</text:p>
          </table:table-cell>
          <table:table-cell table:style-name="ce129" office:value-type="date" office:date-value="2015-05-12">
            <text:p>2015-05-12</text:p>
          </table:table-cell>
          <table:table-cell table:style-name="ce181" office:value-type="time" office:time-value="PT00H27M00S">
            <text:p>00:27</text:p>
          </table:table-cell>
          <table:table-cell table:style-name="ce181" office:value-type="time" office:time-value="PT00H58M00S">
            <text:p>00:58</text:p>
          </table:table-cell>
          <table:table-cell table:style-name="ce270" table:formula="of:=([.D305]-[.C305])*24*60" office:value-type="float" office:value="31">
            <text:p>31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7">
            <text:p>9,7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305]=&quot;YES&quot;;[.I305];0)*IF([.I305]&gt;1;1;0)" office:value-type="float" office:value="9.7">
            <text:p>9,7</text:p>
          </table:table-cell>
          <table:table-cell table:style-name="ce395" table:formula="of:=IF([.J305]=&quot;YES&quot;;[.E305];0)*IF([.I305]&gt;1;1;0)" office:value-type="float" office:value="31">
            <text:p>31</text:p>
          </table:table-cell>
          <table:table-cell table:formula="of:=IF([.J305]=&quot;YES&quot;;1;0)*IF([.I305]&gt;1;1;0)" office:value-type="float" office:value="1">
            <text:p>1</text:p>
          </table:table-cell>
          <table:table-cell table:formula="of:=IF([.F305]=&quot;Diamond&quot;;1;0)*[.N305]*IF([.I305]&gt;1;1;0)" office:value-type="float" office:value="1">
            <text:p>1</text:p>
          </table:table-cell>
          <table:table-cell table:formula="of:=IF([.F305]=&quot;Moeller&quot;;1;0)*[.N305]*IF([.I305]&gt;1;1;0)" office:value-type="float" office:value="0">
            <text:p>0</text:p>
          </table:table-cell>
          <table:table-cell table:formula="of:=[.O305]*[.L305]" office:value-type="float" office:value="9.7">
            <text:p>9,7</text:p>
          </table:table-cell>
          <table:table-cell table:formula="of:=[.O305]*[.M305]" office:value-type="float" office:value="31">
            <text:p>31</text:p>
          </table:table-cell>
          <table:table-cell table:formula="of:=[.P305]*[.L305]" office:value-type="float" office:value="0">
            <text:p>0</text:p>
          </table:table-cell>
          <table:table-cell table:formula="of:=[.P305]*[.M305]" office:value-type="float" office:value="0">
            <text:p>0</text:p>
          </table:table-cell>
          <table:table-cell table:formula="of:=SUM([.N305:.P305])" office:value-type="float" office:value="2">
            <text:p>2</text:p>
          </table:table-cell>
          <table:table-cell table:style-name="ce40" table:number-columns-repeated="993"/>
          <table:table-cell table:style-name="ce498" table:number-columns-repeated="9"/>
          <table:table-cell table:style-name="ce559"/>
        </table:table-row>
        <table:table-row table:style-name="ro4">
          <table:table-cell table:style-name="ce42" table:formula="of:=[.A305]+1" office:value-type="float" office:value="8849">
            <text:p>8849</text:p>
          </table:table-cell>
          <table:table-cell table:style-name="ce130" office:value-type="date" office:date-value="2015-05-12">
            <text:p>2015-05-12</text:p>
          </table:table-cell>
          <table:table-cell table:style-name="ce183" office:value-type="time" office:time-value="PT01H00M00S">
            <text:p>01:00</text:p>
          </table:table-cell>
          <table:table-cell table:style-name="ce183" office:value-type="time" office:time-value="PT01H29M00S">
            <text:p>01:29</text:p>
          </table:table-cell>
          <table:table-cell table:style-name="ce272" table:formula="of:=([.D306]-[.C306])*24*60" office:value-type="float" office:value="29">
            <text:p>29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.4">
            <text:p>9,4</text:p>
          </table:table-cell>
          <table:table-cell table:style-name="ce330" office:value-type="string">
            <text:p>YES</text:p>
          </table:table-cell>
          <table:table-cell table:style-name="ce330"/>
          <table:table-cell table:style-name="ce395" table:formula="of:=IF([.J306]=&quot;YES&quot;;[.I306];0)*IF([.I306]&gt;1;1;0)" office:value-type="float" office:value="9.4">
            <text:p>9,4</text:p>
          </table:table-cell>
          <table:table-cell table:style-name="ce395" table:formula="of:=IF([.J306]=&quot;YES&quot;;[.E306];0)*IF([.I306]&gt;1;1;0)" office:value-type="float" office:value="29">
            <text:p>29</text:p>
          </table:table-cell>
          <table:table-cell table:formula="of:=IF([.J306]=&quot;YES&quot;;1;0)*IF([.I306]&gt;1;1;0)" office:value-type="float" office:value="1">
            <text:p>1</text:p>
          </table:table-cell>
          <table:table-cell table:formula="of:=IF([.F306]=&quot;Diamond&quot;;1;0)*[.N306]*IF([.I306]&gt;1;1;0)" office:value-type="float" office:value="1">
            <text:p>1</text:p>
          </table:table-cell>
          <table:table-cell table:formula="of:=IF([.F306]=&quot;Moeller&quot;;1;0)*[.N306]*IF([.I306]&gt;1;1;0)" office:value-type="float" office:value="0">
            <text:p>0</text:p>
          </table:table-cell>
          <table:table-cell table:formula="of:=[.O306]*[.L306]" office:value-type="float" office:value="9.4">
            <text:p>9,4</text:p>
          </table:table-cell>
          <table:table-cell table:formula="of:=[.O306]*[.M306]" office:value-type="float" office:value="29">
            <text:p>29</text:p>
          </table:table-cell>
          <table:table-cell table:formula="of:=[.P306]*[.L306]" office:value-type="float" office:value="0">
            <text:p>0</text:p>
          </table:table-cell>
          <table:table-cell table:formula="of:=[.P306]*[.M306]" office:value-type="float" office:value="0">
            <text:p>0</text:p>
          </table:table-cell>
          <table:table-cell table:formula="of:=SUM([.N306:.P306])" office:value-type="float" office:value="2">
            <text:p>2</text:p>
          </table:table-cell>
          <table:table-cell table:style-name="ce42" table:number-columns-repeated="993"/>
          <table:table-cell table:style-name="ce489" table:number-columns-repeated="9"/>
          <table:table-cell table:style-name="ce549"/>
        </table:table-row>
        <table:table-row table:style-name="ro4">
          <table:table-cell table:style-name="ce44" table:formula="of:=[.A306]+1" office:value-type="float" office:value="8850">
            <text:p>8850</text:p>
          </table:table-cell>
          <table:table-cell table:style-name="ce131" office:value-type="date" office:date-value="2015-05-12">
            <text:p>2015-05-12</text:p>
          </table:table-cell>
          <table:table-cell table:style-name="ce185" office:value-type="time" office:time-value="PT01H30M00S">
            <text:p>01:30</text:p>
          </table:table-cell>
          <table:table-cell table:style-name="ce185" office:value-type="time" office:time-value="PT02H00M00S">
            <text:p>02:00</text:p>
          </table:table-cell>
          <table:table-cell table:style-name="ce274" table:formula="of:=([.D307]-[.C307])*24*60" office:value-type="float" office:value="30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4">
            <text:p>9,4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307]=&quot;YES&quot;;[.I307];0)*IF([.I307]&gt;1;1;0)" office:value-type="float" office:value="9.4">
            <text:p>9,4</text:p>
          </table:table-cell>
          <table:table-cell table:style-name="ce395" table:formula="of:=IF([.J307]=&quot;YES&quot;;[.E307];0)*IF([.I307]&gt;1;1;0)" office:value-type="float" office:value="30">
            <text:p>30</text:p>
          </table:table-cell>
          <table:table-cell table:formula="of:=IF([.J307]=&quot;YES&quot;;1;0)*IF([.I307]&gt;1;1;0)" office:value-type="float" office:value="1">
            <text:p>1</text:p>
          </table:table-cell>
          <table:table-cell table:formula="of:=IF([.F307]=&quot;Diamond&quot;;1;0)*[.N307]*IF([.I307]&gt;1;1;0)" office:value-type="float" office:value="1">
            <text:p>1</text:p>
          </table:table-cell>
          <table:table-cell table:formula="of:=IF([.F307]=&quot;Moeller&quot;;1;0)*[.N307]*IF([.I307]&gt;1;1;0)" office:value-type="float" office:value="0">
            <text:p>0</text:p>
          </table:table-cell>
          <table:table-cell table:formula="of:=[.O307]*[.L307]" office:value-type="float" office:value="9.4">
            <text:p>9,4</text:p>
          </table:table-cell>
          <table:table-cell table:formula="of:=[.O307]*[.M307]" office:value-type="float" office:value="30">
            <text:p>30</text:p>
          </table:table-cell>
          <table:table-cell table:formula="of:=[.P307]*[.L307]" office:value-type="float" office:value="0">
            <text:p>0</text:p>
          </table:table-cell>
          <table:table-cell table:formula="of:=[.P307]*[.M307]" office:value-type="float" office:value="0">
            <text:p>0</text:p>
          </table:table-cell>
          <table:table-cell table:formula="of:=SUM([.N307:.P307])" office:value-type="float" office:value="2">
            <text:p>2</text:p>
          </table:table-cell>
          <table:table-cell table:style-name="ce44" table:number-columns-repeated="993"/>
          <table:table-cell table:style-name="ce499" table:number-columns-repeated="9"/>
          <table:table-cell table:style-name="ce560"/>
        </table:table-row>
        <table:table-row table:style-name="ro4">
          <table:table-cell table:style-name="ce62" table:formula="of:=[.A307]+1" office:value-type="float" office:value="8851">
            <text:p>8851</text:p>
          </table:table-cell>
          <table:table-cell table:style-name="ce132" office:value-type="date" office:date-value="2015-05-12">
            <text:p>2015-05-12</text:p>
          </table:table-cell>
          <table:table-cell table:style-name="ce209" office:value-type="time" office:time-value="PT02H07M00S">
            <text:p>02:07</text:p>
          </table:table-cell>
          <table:table-cell table:style-name="ce209" office:value-type="time" office:time-value="PT02H43M00S">
            <text:p>02:43</text:p>
          </table:table-cell>
          <table:table-cell table:style-name="ce299" table:formula="of:=([.D308]-[.C308])*24*60" office:value-type="float" office:value="36">
            <text:p>36</text:p>
          </table:table-cell>
          <table:table-cell table:style-name="ce353" office:value-type="string">
            <text:p>Moeller</text:p>
          </table:table-cell>
          <table:table-cell table:style-name="ce353" table:number-columns-repeated="2"/>
          <table:table-cell table:style-name="ce353" office:value-type="float" office:value="8.1">
            <text:p>8,1</text:p>
          </table:table-cell>
          <table:table-cell table:style-name="ce353" office:value-type="string">
            <text:p>YES</text:p>
          </table:table-cell>
          <table:table-cell table:style-name="ce353"/>
          <table:table-cell table:style-name="ce395" table:formula="of:=IF([.J308]=&quot;YES&quot;;[.I308];0)*IF([.I308]&gt;1;1;0)" office:value-type="float" office:value="8.1">
            <text:p>8,1</text:p>
          </table:table-cell>
          <table:table-cell table:style-name="ce395" table:formula="of:=IF([.J308]=&quot;YES&quot;;[.E308];0)*IF([.I308]&gt;1;1;0)" office:value-type="float" office:value="36">
            <text:p>36</text:p>
          </table:table-cell>
          <table:table-cell table:formula="of:=IF([.J308]=&quot;YES&quot;;1;0)*IF([.I308]&gt;1;1;0)" office:value-type="float" office:value="1">
            <text:p>1</text:p>
          </table:table-cell>
          <table:table-cell table:formula="of:=IF([.F308]=&quot;Diamond&quot;;1;0)*[.N308]*IF([.I308]&gt;1;1;0)" office:value-type="float" office:value="0">
            <text:p>0</text:p>
          </table:table-cell>
          <table:table-cell table:formula="of:=IF([.F308]=&quot;Moeller&quot;;1;0)*[.N308]*IF([.I308]&gt;1;1;0)" office:value-type="float" office:value="1">
            <text:p>1</text:p>
          </table:table-cell>
          <table:table-cell table:formula="of:=[.O308]*[.L308]" office:value-type="float" office:value="0">
            <text:p>0</text:p>
          </table:table-cell>
          <table:table-cell table:formula="of:=[.O308]*[.M308]" office:value-type="float" office:value="0">
            <text:p>0</text:p>
          </table:table-cell>
          <table:table-cell table:formula="of:=[.P308]*[.L308]" office:value-type="float" office:value="8.1">
            <text:p>8,1</text:p>
          </table:table-cell>
          <table:table-cell table:formula="of:=[.P308]*[.M308]" office:value-type="float" office:value="36">
            <text:p>36</text:p>
          </table:table-cell>
          <table:table-cell table:formula="of:=SUM([.N308:.P308])" office:value-type="float" office:value="2">
            <text:p>2</text:p>
          </table:table-cell>
          <table:table-cell table:style-name="ce62" table:number-columns-repeated="993"/>
          <table:table-cell table:style-name="ce500" table:number-columns-repeated="9"/>
          <table:table-cell table:style-name="ce561"/>
        </table:table-row>
        <table:table-row table:style-name="ro4">
          <table:table-cell table:style-name="ce54" table:formula="of:=[.A308]+1" office:value-type="float" office:value="8852">
            <text:p>8852</text:p>
          </table:table-cell>
          <table:table-cell table:style-name="ce133" office:value-type="date" office:date-value="2015-05-12">
            <text:p>2015-05-12</text:p>
          </table:table-cell>
          <table:table-cell table:style-name="ce194" office:value-type="time" office:time-value="PT02H44M00S">
            <text:p>02:44</text:p>
          </table:table-cell>
          <table:table-cell table:style-name="ce194" office:value-type="time" office:time-value="PT03H19M00S">
            <text:p>03:19</text:p>
          </table:table-cell>
          <table:table-cell table:style-name="ce284" table:formula="of:=([.D309]-[.C309])*24*60" office:value-type="float" office:value="35">
            <text:p>35</text:p>
          </table:table-cell>
          <table:table-cell table:style-name="ce340" office:value-type="string">
            <text:p>Moeller</text:p>
          </table:table-cell>
          <table:table-cell table:style-name="ce340" table:number-columns-repeated="2"/>
          <table:table-cell table:style-name="ce340" office:value-type="float" office:value="8">
            <text:p>8</text:p>
          </table:table-cell>
          <table:table-cell table:style-name="ce340" office:value-type="string">
            <text:p>YES</text:p>
          </table:table-cell>
          <table:table-cell table:style-name="ce340"/>
          <table:table-cell table:style-name="ce395" table:formula="of:=IF([.J309]=&quot;YES&quot;;[.I309];0)*IF([.I309]&gt;1;1;0)" office:value-type="float" office:value="8">
            <text:p>8</text:p>
          </table:table-cell>
          <table:table-cell table:style-name="ce395" table:formula="of:=IF([.J309]=&quot;YES&quot;;[.E309];0)*IF([.I309]&gt;1;1;0)" office:value-type="float" office:value="35">
            <text:p>35</text:p>
          </table:table-cell>
          <table:table-cell table:formula="of:=IF([.J309]=&quot;YES&quot;;1;0)*IF([.I309]&gt;1;1;0)" office:value-type="float" office:value="1">
            <text:p>1</text:p>
          </table:table-cell>
          <table:table-cell table:formula="of:=IF([.F309]=&quot;Diamond&quot;;1;0)*[.N309]*IF([.I309]&gt;1;1;0)" office:value-type="float" office:value="0">
            <text:p>0</text:p>
          </table:table-cell>
          <table:table-cell table:formula="of:=IF([.F309]=&quot;Moeller&quot;;1;0)*[.N309]*IF([.I309]&gt;1;1;0)" office:value-type="float" office:value="1">
            <text:p>1</text:p>
          </table:table-cell>
          <table:table-cell table:formula="of:=[.O309]*[.L309]" office:value-type="float" office:value="0">
            <text:p>0</text:p>
          </table:table-cell>
          <table:table-cell table:formula="of:=[.O309]*[.M309]" office:value-type="float" office:value="0">
            <text:p>0</text:p>
          </table:table-cell>
          <table:table-cell table:formula="of:=[.P309]*[.L309]" office:value-type="float" office:value="8">
            <text:p>8</text:p>
          </table:table-cell>
          <table:table-cell table:formula="of:=[.P309]*[.M309]" office:value-type="float" office:value="35">
            <text:p>35</text:p>
          </table:table-cell>
          <table:table-cell table:formula="of:=SUM([.N309:.P309])" office:value-type="float" office:value="2">
            <text:p>2</text:p>
          </table:table-cell>
          <table:table-cell table:style-name="ce54" table:number-columns-repeated="993"/>
          <table:table-cell table:style-name="ce501" table:number-columns-repeated="9"/>
          <table:table-cell table:style-name="ce562"/>
        </table:table-row>
        <table:table-row table:style-name="ro4">
          <table:table-cell table:style-name="ce40" table:formula="of:=[.A309]+1" office:value-type="float" office:value="8853">
            <text:p>8853</text:p>
          </table:table-cell>
          <table:table-cell table:style-name="ce129" office:value-type="date" office:date-value="2015-05-12">
            <text:p>2015-05-12</text:p>
          </table:table-cell>
          <table:table-cell table:style-name="ce181" office:value-type="time" office:time-value="PT03H26M00S">
            <text:p>03:26</text:p>
          </table:table-cell>
          <table:table-cell table:style-name="ce181" office:value-type="time" office:time-value="PT03H56M00S">
            <text:p>03:56</text:p>
          </table:table-cell>
          <table:table-cell table:style-name="ce270" table:formula="of:=([.D310]-[.C310])*24*60" office:value-type="float" office:value="30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9.6">
            <text:p>9,6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310]=&quot;YES&quot;;[.I310];0)*IF([.I310]&gt;1;1;0)" office:value-type="float" office:value="9.6">
            <text:p>9,6</text:p>
          </table:table-cell>
          <table:table-cell table:style-name="ce395" table:formula="of:=IF([.J310]=&quot;YES&quot;;[.E310];0)*IF([.I310]&gt;1;1;0)" office:value-type="float" office:value="30">
            <text:p>30</text:p>
          </table:table-cell>
          <table:table-cell table:formula="of:=IF([.J310]=&quot;YES&quot;;1;0)*IF([.I310]&gt;1;1;0)" office:value-type="float" office:value="1">
            <text:p>1</text:p>
          </table:table-cell>
          <table:table-cell table:formula="of:=IF([.F310]=&quot;Diamond&quot;;1;0)*[.N310]*IF([.I310]&gt;1;1;0)" office:value-type="float" office:value="1">
            <text:p>1</text:p>
          </table:table-cell>
          <table:table-cell table:formula="of:=IF([.F310]=&quot;Moeller&quot;;1;0)*[.N310]*IF([.I310]&gt;1;1;0)" office:value-type="float" office:value="0">
            <text:p>0</text:p>
          </table:table-cell>
          <table:table-cell table:formula="of:=[.O310]*[.L310]" office:value-type="float" office:value="9.6">
            <text:p>9,6</text:p>
          </table:table-cell>
          <table:table-cell table:formula="of:=[.O310]*[.M310]" office:value-type="float" office:value="30">
            <text:p>30</text:p>
          </table:table-cell>
          <table:table-cell table:formula="of:=[.P310]*[.L310]" office:value-type="float" office:value="0">
            <text:p>0</text:p>
          </table:table-cell>
          <table:table-cell table:formula="of:=[.P310]*[.M310]" office:value-type="float" office:value="0">
            <text:p>0</text:p>
          </table:table-cell>
          <table:table-cell table:formula="of:=SUM([.N310:.P310])" office:value-type="float" office:value="2">
            <text:p>2</text:p>
          </table:table-cell>
          <table:table-cell table:style-name="ce40" table:number-columns-repeated="993"/>
          <table:table-cell table:style-name="ce498" table:number-columns-repeated="9"/>
          <table:table-cell table:style-name="ce559"/>
        </table:table-row>
        <table:table-row table:style-name="ro4">
          <table:table-cell table:style-name="ce44" table:formula="of:=[.A310]+1" office:value-type="float" office:value="8854">
            <text:p>8854</text:p>
          </table:table-cell>
          <table:table-cell table:style-name="ce131" office:value-type="date" office:date-value="2015-05-12">
            <text:p>2015-05-12</text:p>
          </table:table-cell>
          <table:table-cell table:style-name="ce185" office:value-type="time" office:time-value="PT03H57M00S">
            <text:p>03:57</text:p>
          </table:table-cell>
          <table:table-cell table:style-name="ce185" office:value-type="time" office:time-value="PT04H29M00S">
            <text:p>04:29</text:p>
          </table:table-cell>
          <table:table-cell table:style-name="ce274" table:formula="of:=([.D311]-[.C311])*24*60" office:value-type="float" office:value="32">
            <text:p>32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8">
            <text:p>9,8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311]=&quot;YES&quot;;[.I311];0)*IF([.I311]&gt;1;1;0)" office:value-type="float" office:value="9.8">
            <text:p>9,8</text:p>
          </table:table-cell>
          <table:table-cell table:style-name="ce395" table:formula="of:=IF([.J311]=&quot;YES&quot;;[.E311];0)*IF([.I311]&gt;1;1;0)" office:value-type="float" office:value="32">
            <text:p>32</text:p>
          </table:table-cell>
          <table:table-cell table:formula="of:=IF([.J311]=&quot;YES&quot;;1;0)*IF([.I311]&gt;1;1;0)" office:value-type="float" office:value="1">
            <text:p>1</text:p>
          </table:table-cell>
          <table:table-cell table:formula="of:=IF([.F311]=&quot;Diamond&quot;;1;0)*[.N311]*IF([.I311]&gt;1;1;0)" office:value-type="float" office:value="1">
            <text:p>1</text:p>
          </table:table-cell>
          <table:table-cell table:formula="of:=IF([.F311]=&quot;Moeller&quot;;1;0)*[.N311]*IF([.I311]&gt;1;1;0)" office:value-type="float" office:value="0">
            <text:p>0</text:p>
          </table:table-cell>
          <table:table-cell table:formula="of:=[.O311]*[.L311]" office:value-type="float" office:value="9.8">
            <text:p>9,8</text:p>
          </table:table-cell>
          <table:table-cell table:formula="of:=[.O311]*[.M311]" office:value-type="float" office:value="32">
            <text:p>32</text:p>
          </table:table-cell>
          <table:table-cell table:formula="of:=[.P311]*[.L311]" office:value-type="float" office:value="0">
            <text:p>0</text:p>
          </table:table-cell>
          <table:table-cell table:formula="of:=[.P311]*[.M311]" office:value-type="float" office:value="0">
            <text:p>0</text:p>
          </table:table-cell>
          <table:table-cell table:formula="of:=SUM([.N311:.P311])" office:value-type="float" office:value="2">
            <text:p>2</text:p>
          </table:table-cell>
          <table:table-cell table:style-name="ce44" table:number-columns-repeated="993"/>
          <table:table-cell table:style-name="ce499" table:number-columns-repeated="9"/>
          <table:table-cell table:style-name="ce560"/>
        </table:table-row>
        <table:table-row table:style-name="ro4">
          <table:table-cell table:style-name="ce40" table:formula="of:=[.A311]+1" office:value-type="float" office:value="8855">
            <text:p>8855</text:p>
          </table:table-cell>
          <table:table-cell table:style-name="ce129" office:value-type="date" office:date-value="2015-05-12">
            <text:p>2015-05-12</text:p>
          </table:table-cell>
          <table:table-cell table:style-name="ce181" office:value-type="time" office:time-value="PT04H30M00S">
            <text:p>04:30</text:p>
          </table:table-cell>
          <table:table-cell table:style-name="ce181" office:value-type="time" office:time-value="PT05H00M00S">
            <text:p>05:00</text:p>
          </table:table-cell>
          <table:table-cell table:style-name="ce270" table:formula="of:=([.D312]-[.C312])*24*60" office:value-type="float" office:value="30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3">
            <text:p>9,3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312]=&quot;YES&quot;;[.I312];0)*IF([.I312]&gt;1;1;0)" office:value-type="float" office:value="9.3">
            <text:p>9,3</text:p>
          </table:table-cell>
          <table:table-cell table:style-name="ce395" table:formula="of:=IF([.J312]=&quot;YES&quot;;[.E312];0)*IF([.I312]&gt;1;1;0)" office:value-type="float" office:value="30">
            <text:p>30</text:p>
          </table:table-cell>
          <table:table-cell table:formula="of:=IF([.J312]=&quot;YES&quot;;1;0)*IF([.I312]&gt;1;1;0)" office:value-type="float" office:value="1">
            <text:p>1</text:p>
          </table:table-cell>
          <table:table-cell table:formula="of:=IF([.F312]=&quot;Diamond&quot;;1;0)*[.N312]*IF([.I312]&gt;1;1;0)" office:value-type="float" office:value="1">
            <text:p>1</text:p>
          </table:table-cell>
          <table:table-cell table:formula="of:=IF([.F312]=&quot;Moeller&quot;;1;0)*[.N312]*IF([.I312]&gt;1;1;0)" office:value-type="float" office:value="0">
            <text:p>0</text:p>
          </table:table-cell>
          <table:table-cell table:formula="of:=[.O312]*[.L312]" office:value-type="float" office:value="9.3">
            <text:p>9,3</text:p>
          </table:table-cell>
          <table:table-cell table:formula="of:=[.O312]*[.M312]" office:value-type="float" office:value="30">
            <text:p>30</text:p>
          </table:table-cell>
          <table:table-cell table:formula="of:=[.P312]*[.L312]" office:value-type="float" office:value="0">
            <text:p>0</text:p>
          </table:table-cell>
          <table:table-cell table:formula="of:=[.P312]*[.M312]" office:value-type="float" office:value="0">
            <text:p>0</text:p>
          </table:table-cell>
          <table:table-cell table:formula="of:=SUM([.N312:.P312])" office:value-type="float" office:value="2">
            <text:p>2</text:p>
          </table:table-cell>
          <table:table-cell table:style-name="ce40" table:number-columns-repeated="993"/>
          <table:table-cell table:style-name="ce498" table:number-columns-repeated="9"/>
          <table:table-cell table:style-name="ce559"/>
        </table:table-row>
        <table:table-row table:style-name="ro4">
          <table:table-cell table:style-name="ce44" table:formula="of:=[.A312]+1" office:value-type="float" office:value="8856">
            <text:p>8856</text:p>
          </table:table-cell>
          <table:table-cell table:style-name="ce131" office:value-type="date" office:date-value="2015-05-12">
            <text:p>2015-05-12</text:p>
          </table:table-cell>
          <table:table-cell table:style-name="ce185" office:value-type="time" office:time-value="PT05H01M00S">
            <text:p>05:01</text:p>
          </table:table-cell>
          <table:table-cell table:style-name="ce185" office:value-type="time" office:time-value="PT05H32M00S">
            <text:p>05:32</text:p>
          </table:table-cell>
          <table:table-cell table:style-name="ce274" table:formula="of:=([.D313]-[.C313])*24*60" office:value-type="float" office:value="31">
            <text:p>31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6">
            <text:p>9,6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313]=&quot;YES&quot;;[.I313];0)*IF([.I313]&gt;1;1;0)" office:value-type="float" office:value="9.6">
            <text:p>9,6</text:p>
          </table:table-cell>
          <table:table-cell table:style-name="ce395" table:formula="of:=IF([.J313]=&quot;YES&quot;;[.E313];0)*IF([.I313]&gt;1;1;0)" office:value-type="float" office:value="31">
            <text:p>31</text:p>
          </table:table-cell>
          <table:table-cell table:formula="of:=IF([.J313]=&quot;YES&quot;;1;0)*IF([.I313]&gt;1;1;0)" office:value-type="float" office:value="1">
            <text:p>1</text:p>
          </table:table-cell>
          <table:table-cell table:formula="of:=IF([.F313]=&quot;Diamond&quot;;1;0)*[.N313]*IF([.I313]&gt;1;1;0)" office:value-type="float" office:value="1">
            <text:p>1</text:p>
          </table:table-cell>
          <table:table-cell table:formula="of:=IF([.F313]=&quot;Moeller&quot;;1;0)*[.N313]*IF([.I313]&gt;1;1;0)" office:value-type="float" office:value="0">
            <text:p>0</text:p>
          </table:table-cell>
          <table:table-cell table:formula="of:=[.O313]*[.L313]" office:value-type="float" office:value="9.6">
            <text:p>9,6</text:p>
          </table:table-cell>
          <table:table-cell table:formula="of:=[.O313]*[.M313]" office:value-type="float" office:value="31">
            <text:p>31</text:p>
          </table:table-cell>
          <table:table-cell table:formula="of:=[.P313]*[.L313]" office:value-type="float" office:value="0">
            <text:p>0</text:p>
          </table:table-cell>
          <table:table-cell table:formula="of:=[.P313]*[.M313]" office:value-type="float" office:value="0">
            <text:p>0</text:p>
          </table:table-cell>
          <table:table-cell table:formula="of:=SUM([.N313:.P313])" office:value-type="float" office:value="2">
            <text:p>2</text:p>
          </table:table-cell>
          <table:table-cell table:style-name="ce44" table:number-columns-repeated="993"/>
          <table:table-cell table:style-name="ce499" table:number-columns-repeated="9"/>
          <table:table-cell table:style-name="ce560"/>
        </table:table-row>
        <table:table-row table:style-name="ro4">
          <table:table-cell table:style-name="ce40" table:formula="of:=[.A313]+1" office:value-type="float" office:value="8857">
            <text:p>8857</text:p>
          </table:table-cell>
          <table:table-cell table:style-name="ce129" office:value-type="date" office:date-value="2015-05-12">
            <text:p>2015-05-12</text:p>
          </table:table-cell>
          <table:table-cell table:style-name="ce181" office:value-type="time" office:time-value="PT05H33M00S">
            <text:p>05:33</text:p>
          </table:table-cell>
          <table:table-cell table:style-name="ce181" office:value-type="time" office:time-value="PT06H03M00S">
            <text:p>06:03</text:p>
          </table:table-cell>
          <table:table-cell table:style-name="ce270" table:formula="of:=([.D314]-[.C314])*24*60" office:value-type="float" office:value="30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9.2">
            <text:p>9,2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314]=&quot;YES&quot;;[.I314];0)*IF([.I314]&gt;1;1;0)" office:value-type="float" office:value="9.2">
            <text:p>9,2</text:p>
          </table:table-cell>
          <table:table-cell table:style-name="ce395" table:formula="of:=IF([.J314]=&quot;YES&quot;;[.E314];0)*IF([.I314]&gt;1;1;0)" office:value-type="float" office:value="30">
            <text:p>30</text:p>
          </table:table-cell>
          <table:table-cell table:formula="of:=IF([.J314]=&quot;YES&quot;;1;0)*IF([.I314]&gt;1;1;0)" office:value-type="float" office:value="1">
            <text:p>1</text:p>
          </table:table-cell>
          <table:table-cell table:formula="of:=IF([.F314]=&quot;Diamond&quot;;1;0)*[.N314]*IF([.I314]&gt;1;1;0)" office:value-type="float" office:value="1">
            <text:p>1</text:p>
          </table:table-cell>
          <table:table-cell table:formula="of:=IF([.F314]=&quot;Moeller&quot;;1;0)*[.N314]*IF([.I314]&gt;1;1;0)" office:value-type="float" office:value="0">
            <text:p>0</text:p>
          </table:table-cell>
          <table:table-cell table:formula="of:=[.O314]*[.L314]" office:value-type="float" office:value="9.2">
            <text:p>9,2</text:p>
          </table:table-cell>
          <table:table-cell table:formula="of:=[.O314]*[.M314]" office:value-type="float" office:value="30">
            <text:p>30</text:p>
          </table:table-cell>
          <table:table-cell table:formula="of:=[.P314]*[.L314]" office:value-type="float" office:value="0">
            <text:p>0</text:p>
          </table:table-cell>
          <table:table-cell table:formula="of:=[.P314]*[.M314]" office:value-type="float" office:value="0">
            <text:p>0</text:p>
          </table:table-cell>
          <table:table-cell table:formula="of:=SUM([.N314:.P314])" office:value-type="float" office:value="2">
            <text:p>2</text:p>
          </table:table-cell>
          <table:table-cell table:style-name="ce40" table:number-columns-repeated="993"/>
          <table:table-cell table:style-name="ce498" table:number-columns-repeated="9"/>
          <table:table-cell table:style-name="ce559"/>
        </table:table-row>
        <table:table-row table:style-name="ro4">
          <table:table-cell table:style-name="ce44" table:formula="of:=[.A314]+1" office:value-type="float" office:value="8858">
            <text:p>8858</text:p>
          </table:table-cell>
          <table:table-cell table:style-name="ce131" office:value-type="date" office:date-value="2015-05-12">
            <text:p>2015-05-12</text:p>
          </table:table-cell>
          <table:table-cell table:style-name="ce185" office:value-type="time" office:time-value="PT06H04M00S">
            <text:p>06:04</text:p>
          </table:table-cell>
          <table:table-cell table:style-name="ce185" office:value-type="time" office:time-value="PT06H34M00S">
            <text:p>06:34</text:p>
          </table:table-cell>
          <table:table-cell table:style-name="ce274" table:formula="of:=([.D315]-[.C315])*24*60" office:value-type="float" office:value="30.0000000000001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3">
            <text:p>9,3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315]=&quot;YES&quot;;[.I315];0)*IF([.I315]&gt;1;1;0)" office:value-type="float" office:value="9.3">
            <text:p>9,3</text:p>
          </table:table-cell>
          <table:table-cell table:style-name="ce395" table:formula="of:=IF([.J315]=&quot;YES&quot;;[.E315];0)*IF([.I315]&gt;1;1;0)" office:value-type="float" office:value="30.0000000000001">
            <text:p>30,0000000000001</text:p>
          </table:table-cell>
          <table:table-cell table:formula="of:=IF([.J315]=&quot;YES&quot;;1;0)*IF([.I315]&gt;1;1;0)" office:value-type="float" office:value="1">
            <text:p>1</text:p>
          </table:table-cell>
          <table:table-cell table:formula="of:=IF([.F315]=&quot;Diamond&quot;;1;0)*[.N315]*IF([.I315]&gt;1;1;0)" office:value-type="float" office:value="1">
            <text:p>1</text:p>
          </table:table-cell>
          <table:table-cell table:formula="of:=IF([.F315]=&quot;Moeller&quot;;1;0)*[.N315]*IF([.I315]&gt;1;1;0)" office:value-type="float" office:value="0">
            <text:p>0</text:p>
          </table:table-cell>
          <table:table-cell table:formula="of:=[.O315]*[.L315]" office:value-type="float" office:value="9.3">
            <text:p>9,3</text:p>
          </table:table-cell>
          <table:table-cell table:formula="of:=[.O315]*[.M315]" office:value-type="float" office:value="30.0000000000001">
            <text:p>30,0000000000001</text:p>
          </table:table-cell>
          <table:table-cell table:formula="of:=[.P315]*[.L315]" office:value-type="float" office:value="0">
            <text:p>0</text:p>
          </table:table-cell>
          <table:table-cell table:formula="of:=[.P315]*[.M315]" office:value-type="float" office:value="0">
            <text:p>0</text:p>
          </table:table-cell>
          <table:table-cell table:formula="of:=SUM([.N315:.P315])" office:value-type="float" office:value="2">
            <text:p>2</text:p>
          </table:table-cell>
          <table:table-cell table:style-name="ce44" table:number-columns-repeated="993"/>
          <table:table-cell table:style-name="ce499" table:number-columns-repeated="9"/>
          <table:table-cell table:style-name="ce560"/>
        </table:table-row>
        <table:table-row table:style-name="ro4">
          <table:table-cell table:style-name="ce40" table:formula="of:=[.A315]+1" office:value-type="float" office:value="8859">
            <text:p>8859</text:p>
          </table:table-cell>
          <table:table-cell table:style-name="ce129" office:value-type="date" office:date-value="2015-05-12">
            <text:p>2015-05-12</text:p>
          </table:table-cell>
          <table:table-cell table:style-name="ce181" office:value-type="time" office:time-value="PT06H35M00S">
            <text:p>06:35</text:p>
          </table:table-cell>
          <table:table-cell table:style-name="ce181" office:value-type="time" office:time-value="PT07H05M00S">
            <text:p>07:05</text:p>
          </table:table-cell>
          <table:table-cell table:style-name="ce270" table:formula="of:=([.D316]-[.C316])*24*60" office:value-type="float" office:value="30">
            <text:p>30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4">
            <text:p>9,4</text:p>
          </table:table-cell>
          <table:table-cell table:style-name="ce328" office:value-type="string">
            <text:p>YES</text:p>
          </table:table-cell>
          <table:table-cell table:style-name="ce328"/>
          <table:table-cell table:style-name="ce395" table:formula="of:=IF([.J316]=&quot;YES&quot;;[.I316];0)*IF([.I316]&gt;1;1;0)" office:value-type="float" office:value="9.4">
            <text:p>9,4</text:p>
          </table:table-cell>
          <table:table-cell table:style-name="ce395" table:formula="of:=IF([.J316]=&quot;YES&quot;;[.E316];0)*IF([.I316]&gt;1;1;0)" office:value-type="float" office:value="30">
            <text:p>30</text:p>
          </table:table-cell>
          <table:table-cell table:formula="of:=IF([.J316]=&quot;YES&quot;;1;0)*IF([.I316]&gt;1;1;0)" office:value-type="float" office:value="1">
            <text:p>1</text:p>
          </table:table-cell>
          <table:table-cell table:formula="of:=IF([.F316]=&quot;Diamond&quot;;1;0)*[.N316]*IF([.I316]&gt;1;1;0)" office:value-type="float" office:value="1">
            <text:p>1</text:p>
          </table:table-cell>
          <table:table-cell table:formula="of:=IF([.F316]=&quot;Moeller&quot;;1;0)*[.N316]*IF([.I316]&gt;1;1;0)" office:value-type="float" office:value="0">
            <text:p>0</text:p>
          </table:table-cell>
          <table:table-cell table:formula="of:=[.O316]*[.L316]" office:value-type="float" office:value="9.4">
            <text:p>9,4</text:p>
          </table:table-cell>
          <table:table-cell table:formula="of:=[.O316]*[.M316]" office:value-type="float" office:value="30">
            <text:p>30</text:p>
          </table:table-cell>
          <table:table-cell table:formula="of:=[.P316]*[.L316]" office:value-type="float" office:value="0">
            <text:p>0</text:p>
          </table:table-cell>
          <table:table-cell table:formula="of:=[.P316]*[.M316]" office:value-type="float" office:value="0">
            <text:p>0</text:p>
          </table:table-cell>
          <table:table-cell table:formula="of:=SUM([.N316:.P316])" office:value-type="float" office:value="2">
            <text:p>2</text:p>
          </table:table-cell>
          <table:table-cell table:style-name="ce40" table:number-columns-repeated="993"/>
          <table:table-cell table:style-name="ce498" table:number-columns-repeated="9"/>
          <table:table-cell table:style-name="ce559"/>
        </table:table-row>
        <table:table-row table:style-name="ro4">
          <table:table-cell table:style-name="ce44" table:formula="of:=[.A316]+1" office:value-type="float" office:value="8860">
            <text:p>8860</text:p>
          </table:table-cell>
          <table:table-cell table:style-name="ce131" office:value-type="date" office:date-value="2015-05-12">
            <text:p>2015-05-12</text:p>
          </table:table-cell>
          <table:table-cell table:style-name="ce185" office:value-type="time" office:time-value="PT07H06M00S">
            <text:p>07:06</text:p>
          </table:table-cell>
          <table:table-cell table:style-name="ce185" office:value-type="time" office:time-value="PT07H35M00S">
            <text:p>07:35</text:p>
          </table:table-cell>
          <table:table-cell table:style-name="ce274" table:formula="of:=([.D317]-[.C317])*24*60" office:value-type="float" office:value="29.0000000000001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">
            <text:p>9</text:p>
          </table:table-cell>
          <table:table-cell table:style-name="ce331" office:value-type="string">
            <text:p>YES</text:p>
          </table:table-cell>
          <table:table-cell table:style-name="ce331"/>
          <table:table-cell table:style-name="ce395" table:formula="of:=IF([.J317]=&quot;YES&quot;;[.I317];0)*IF([.I317]&gt;1;1;0)" office:value-type="float" office:value="9">
            <text:p>9</text:p>
          </table:table-cell>
          <table:table-cell table:style-name="ce395" table:formula="of:=IF([.J317]=&quot;YES&quot;;[.E317];0)*IF([.I317]&gt;1;1;0)" office:value-type="float" office:value="29.0000000000001">
            <text:p>29,0000000000001</text:p>
          </table:table-cell>
          <table:table-cell table:formula="of:=IF([.J317]=&quot;YES&quot;;1;0)*IF([.I317]&gt;1;1;0)" office:value-type="float" office:value="1">
            <text:p>1</text:p>
          </table:table-cell>
          <table:table-cell table:formula="of:=IF([.F317]=&quot;Diamond&quot;;1;0)*[.N317]*IF([.I317]&gt;1;1;0)" office:value-type="float" office:value="1">
            <text:p>1</text:p>
          </table:table-cell>
          <table:table-cell table:formula="of:=IF([.F317]=&quot;Moeller&quot;;1;0)*[.N317]*IF([.I317]&gt;1;1;0)" office:value-type="float" office:value="0">
            <text:p>0</text:p>
          </table:table-cell>
          <table:table-cell table:formula="of:=[.O317]*[.L317]" office:value-type="float" office:value="9">
            <text:p>9</text:p>
          </table:table-cell>
          <table:table-cell table:formula="of:=[.O317]*[.M317]" office:value-type="float" office:value="29.0000000000001">
            <text:p>29,0000000000001</text:p>
          </table:table-cell>
          <table:table-cell table:formula="of:=[.P317]*[.L317]" office:value-type="float" office:value="0">
            <text:p>0</text:p>
          </table:table-cell>
          <table:table-cell table:formula="of:=[.P317]*[.M317]" office:value-type="float" office:value="0">
            <text:p>0</text:p>
          </table:table-cell>
          <table:table-cell table:formula="of:=SUM([.N317:.P317])" office:value-type="float" office:value="2">
            <text:p>2</text:p>
          </table:table-cell>
          <table:table-cell table:style-name="ce44" table:number-columns-repeated="993"/>
          <table:table-cell table:style-name="ce499" table:number-columns-repeated="9"/>
          <table:table-cell table:style-name="ce560"/>
        </table:table-row>
        <table:table-row table:style-name="ro4">
          <table:table-cell table:style-name="ce62" table:formula="of:=[.A317]+1" office:value-type="float" office:value="8861">
            <text:p>8861</text:p>
          </table:table-cell>
          <table:table-cell table:style-name="ce132" office:value-type="date" office:date-value="2015-05-12">
            <text:p>2015-05-12</text:p>
          </table:table-cell>
          <table:table-cell table:style-name="ce209" office:value-type="time" office:time-value="PT07H41M00S">
            <text:p>07:41</text:p>
          </table:table-cell>
          <table:table-cell table:style-name="ce209" office:value-type="time" office:time-value="PT08H23M00S">
            <text:p>08:23</text:p>
          </table:table-cell>
          <table:table-cell table:style-name="ce299" table:formula="of:=([.D318]-[.C318])*24*60" office:value-type="float" office:value="41.9999999999999">
            <text:p>42</text:p>
          </table:table-cell>
          <table:table-cell table:style-name="ce353" office:value-type="string">
            <text:p>Moeller</text:p>
          </table:table-cell>
          <table:table-cell table:style-name="ce353" table:number-columns-repeated="2"/>
          <table:table-cell table:style-name="ce353" office:value-type="float" office:value="9.6">
            <text:p>9,6</text:p>
          </table:table-cell>
          <table:table-cell table:style-name="ce353" office:value-type="string">
            <text:p>YES</text:p>
          </table:table-cell>
          <table:table-cell table:style-name="ce353" office:value-type="string">
            <text:p>MWPC wires missing for a short moment</text:p>
          </table:table-cell>
          <table:table-cell table:style-name="ce395" table:formula="of:=IF([.J318]=&quot;YES&quot;;[.I318];0)*IF([.I318]&gt;1;1;0)" office:value-type="float" office:value="9.6">
            <text:p>9,6</text:p>
          </table:table-cell>
          <table:table-cell table:style-name="ce395" table:formula="of:=IF([.J318]=&quot;YES&quot;;[.E318];0)*IF([.I318]&gt;1;1;0)" office:value-type="float" office:value="41.9999999999999">
            <text:p>41,9999999999999</text:p>
          </table:table-cell>
          <table:table-cell table:formula="of:=IF([.J318]=&quot;YES&quot;;1;0)*IF([.I318]&gt;1;1;0)" office:value-type="float" office:value="1">
            <text:p>1</text:p>
          </table:table-cell>
          <table:table-cell table:formula="of:=IF([.F318]=&quot;Diamond&quot;;1;0)*[.N318]*IF([.I318]&gt;1;1;0)" office:value-type="float" office:value="0">
            <text:p>0</text:p>
          </table:table-cell>
          <table:table-cell table:formula="of:=IF([.F318]=&quot;Moeller&quot;;1;0)*[.N318]*IF([.I318]&gt;1;1;0)" office:value-type="float" office:value="1">
            <text:p>1</text:p>
          </table:table-cell>
          <table:table-cell table:formula="of:=[.O318]*[.L318]" office:value-type="float" office:value="0">
            <text:p>0</text:p>
          </table:table-cell>
          <table:table-cell table:formula="of:=[.O318]*[.M318]" office:value-type="float" office:value="0">
            <text:p>0</text:p>
          </table:table-cell>
          <table:table-cell table:formula="of:=[.P318]*[.L318]" office:value-type="float" office:value="9.6">
            <text:p>9,6</text:p>
          </table:table-cell>
          <table:table-cell table:formula="of:=[.P318]*[.M318]" office:value-type="float" office:value="41.9999999999999">
            <text:p>41,9999999999999</text:p>
          </table:table-cell>
          <table:table-cell table:formula="of:=SUM([.N318:.P318])" office:value-type="float" office:value="2">
            <text:p>2</text:p>
          </table:table-cell>
          <table:table-cell table:style-name="ce62" table:number-columns-repeated="993"/>
          <table:table-cell table:style-name="ce500" table:number-columns-repeated="9"/>
          <table:table-cell table:style-name="ce561"/>
        </table:table-row>
        <table:table-row table:style-name="ro4">
          <table:table-cell table:style-name="ce54" table:formula="of:=[.A318]+1" office:value-type="float" office:value="8862">
            <text:p>8862</text:p>
          </table:table-cell>
          <table:table-cell table:style-name="ce133" office:value-type="date" office:date-value="2015-05-12">
            <text:p>2015-05-12</text:p>
          </table:table-cell>
          <table:table-cell table:style-name="ce194" office:value-type="time" office:time-value="PT08H24M00S">
            <text:p>08:24</text:p>
          </table:table-cell>
          <table:table-cell table:style-name="ce194" office:value-type="time" office:time-value="PT09H05M00S">
            <text:p>09:05</text:p>
          </table:table-cell>
          <table:table-cell table:style-name="ce284" table:formula="of:=([.D319]-[.C319])*24*60" office:value-type="float" office:value="41">
            <text:p>41</text:p>
          </table:table-cell>
          <table:table-cell table:style-name="ce340" office:value-type="string">
            <text:p>Moeller</text:p>
          </table:table-cell>
          <table:table-cell table:style-name="ce340" table:number-columns-repeated="2"/>
          <table:table-cell table:style-name="ce340" office:value-type="float" office:value="9.3">
            <text:p>9,3</text:p>
          </table:table-cell>
          <table:table-cell table:style-name="ce340" office:value-type="string">
            <text:p>YES</text:p>
          </table:table-cell>
          <table:table-cell table:style-name="ce340"/>
          <table:table-cell table:style-name="ce395" table:formula="of:=IF([.J319]=&quot;YES&quot;;[.I319];0)*IF([.I319]&gt;1;1;0)" office:value-type="float" office:value="9.3">
            <text:p>9,3</text:p>
          </table:table-cell>
          <table:table-cell table:style-name="ce395" table:formula="of:=IF([.J319]=&quot;YES&quot;;[.E319];0)*IF([.I319]&gt;1;1;0)" office:value-type="float" office:value="41">
            <text:p>41</text:p>
          </table:table-cell>
          <table:table-cell table:formula="of:=IF([.J319]=&quot;YES&quot;;1;0)*IF([.I319]&gt;1;1;0)" office:value-type="float" office:value="1">
            <text:p>1</text:p>
          </table:table-cell>
          <table:table-cell table:formula="of:=IF([.F319]=&quot;Diamond&quot;;1;0)*[.N319]*IF([.I319]&gt;1;1;0)" office:value-type="float" office:value="0">
            <text:p>0</text:p>
          </table:table-cell>
          <table:table-cell table:formula="of:=IF([.F319]=&quot;Moeller&quot;;1;0)*[.N319]*IF([.I319]&gt;1;1;0)" office:value-type="float" office:value="1">
            <text:p>1</text:p>
          </table:table-cell>
          <table:table-cell table:formula="of:=[.O319]*[.L319]" office:value-type="float" office:value="0">
            <text:p>0</text:p>
          </table:table-cell>
          <table:table-cell table:formula="of:=[.O319]*[.M319]" office:value-type="float" office:value="0">
            <text:p>0</text:p>
          </table:table-cell>
          <table:table-cell table:formula="of:=[.P319]*[.L319]" office:value-type="float" office:value="9.3">
            <text:p>9,3</text:p>
          </table:table-cell>
          <table:table-cell table:formula="of:=[.P319]*[.M319]" office:value-type="float" office:value="41">
            <text:p>41</text:p>
          </table:table-cell>
          <table:table-cell table:formula="of:=SUM([.N319:.P319])" office:value-type="float" office:value="2">
            <text:p>2</text:p>
          </table:table-cell>
          <table:table-cell table:style-name="ce54" table:number-columns-repeated="993"/>
          <table:table-cell table:style-name="ce501" table:number-columns-repeated="9"/>
          <table:table-cell table:style-name="ce562"/>
        </table:table-row>
        <table:table-row table:style-name="ro4">
          <table:table-cell table:style-name="ce57" table:formula="of:=[.A319]+1" office:value-type="float" office:value="8863">
            <text:p>8863</text:p>
          </table:table-cell>
          <table:table-cell table:style-name="ce134" office:value-type="date" office:date-value="2015-05-12">
            <text:p>2015-05-12</text:p>
          </table:table-cell>
          <table:table-cell table:style-name="ce210" office:value-type="time" office:time-value="PT09H08M00S">
            <text:p>09:08</text:p>
          </table:table-cell>
          <table:table-cell table:style-name="ce210" office:value-type="time" office:time-value="PT09H23M00S">
            <text:p>09:23</text:p>
          </table:table-cell>
          <table:table-cell table:style-name="ce288" table:formula="of:=([.D320]-[.C320])*24*60" office:value-type="float" office:value="15">
            <text:p>15</text:p>
          </table:table-cell>
          <table:table-cell table:style-name="ce354"/>
          <table:table-cell table:style-name="ce354" table:number-columns-repeated="2"/>
          <table:table-cell table:style-name="ce354" office:value-type="float" office:value="0.078">
            <text:p>0,078</text:p>
          </table:table-cell>
          <table:table-cell table:style-name="ce354" office:value-type="string">
            <text:p>YES</text:p>
          </table:table-cell>
          <table:table-cell table:style-name="ce354" office:value-type="string">
            <text:p>TaggEff Background 1</text:p>
          </table:table-cell>
          <table:table-cell table:style-name="ce395" table:formula="of:=IF([.J320]=&quot;YES&quot;;[.I320];0)*IF([.I320]&gt;1;1;0)" office:value-type="float" office:value="0">
            <text:p>0</text:p>
          </table:table-cell>
          <table:table-cell table:style-name="ce395" table:formula="of:=IF([.J320]=&quot;YES&quot;;[.E320];0)*IF([.I320]&gt;1;1;0)" office:value-type="float" office:value="0">
            <text:p>0</text:p>
          </table:table-cell>
          <table:table-cell table:formula="of:=IF([.J320]=&quot;YES&quot;;1;0)*IF([.I320]&gt;1;1;0)" office:value-type="float" office:value="0">
            <text:p>0</text:p>
          </table:table-cell>
          <table:table-cell table:formula="of:=IF([.F320]=&quot;Diamond&quot;;1;0)*[.N320]*IF([.I320]&gt;1;1;0)" office:value-type="float" office:value="0">
            <text:p>0</text:p>
          </table:table-cell>
          <table:table-cell table:formula="of:=IF([.F320]=&quot;Moeller&quot;;1;0)*[.N320]*IF([.I320]&gt;1;1;0)" office:value-type="float" office:value="0">
            <text:p>0</text:p>
          </table:table-cell>
          <table:table-cell table:formula="of:=[.O320]*[.L320]" office:value-type="float" office:value="0">
            <text:p>0</text:p>
          </table:table-cell>
          <table:table-cell table:formula="of:=[.O320]*[.M320]" office:value-type="float" office:value="0">
            <text:p>0</text:p>
          </table:table-cell>
          <table:table-cell table:formula="of:=[.P320]*[.L320]" office:value-type="float" office:value="0">
            <text:p>0</text:p>
          </table:table-cell>
          <table:table-cell table:formula="of:=[.P320]*[.M320]" office:value-type="float" office:value="0">
            <text:p>0</text:p>
          </table:table-cell>
          <table:table-cell table:formula="of:=SUM([.N320:.P320])" office:value-type="float" office:value="0">
            <text:p>0</text:p>
          </table:table-cell>
          <table:table-cell table:style-name="ce57" table:number-columns-repeated="993"/>
          <table:table-cell table:style-name="ce502" table:number-columns-repeated="9"/>
          <table:table-cell table:style-name="ce563"/>
        </table:table-row>
        <table:table-row table:style-name="ro4">
          <table:table-cell table:style-name="ce45" table:formula="of:=[.A320]+1" office:value-type="float" office:value="8864">
            <text:p>8864</text:p>
          </table:table-cell>
          <table:table-cell table:style-name="ce135" office:value-type="date" office:date-value="2015-05-12">
            <text:p>2015-05-12</text:p>
          </table:table-cell>
          <table:table-cell table:style-name="ce186" office:value-type="time" office:time-value="PT09H27M00S">
            <text:p>09:27</text:p>
          </table:table-cell>
          <table:table-cell table:style-name="ce186" office:value-type="time" office:time-value="PT09H59M00S">
            <text:p>09:59</text:p>
          </table:table-cell>
          <table:table-cell table:style-name="ce275" table:formula="of:=([.D321]-[.C321])*24*60" office:value-type="float" office:value="32">
            <text:p>32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style-name="ce332" office:value-type="float" office:value="1.1">
            <text:p>1,1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Moeller</text:p>
          </table:table-cell>
          <table:table-cell table:style-name="ce395" table:formula="of:=IF([.J321]=&quot;YES&quot;;[.I321];0)*IF([.I321]&gt;1;1;0)" office:value-type="float" office:value="1.1">
            <text:p>1,1</text:p>
          </table:table-cell>
          <table:table-cell table:style-name="ce395" table:formula="of:=IF([.J321]=&quot;YES&quot;;[.E321];0)*IF([.I321]&gt;1;1;0)" office:value-type="float" office:value="32">
            <text:p>32</text:p>
          </table:table-cell>
          <table:table-cell table:formula="of:=IF([.J321]=&quot;YES&quot;;1;0)*IF([.I321]&gt;1;1;0)" office:value-type="float" office:value="1">
            <text:p>1</text:p>
          </table:table-cell>
          <table:table-cell table:formula="of:=IF([.F321]=&quot;Diamond&quot;;1;0)*[.N321]*IF([.I321]&gt;1;1;0)" office:value-type="float" office:value="0">
            <text:p>0</text:p>
          </table:table-cell>
          <table:table-cell table:formula="of:=IF([.F321]=&quot;Moeller&quot;;1;0)*[.N321]*IF([.I321]&gt;1;1;0)" office:value-type="float" office:value="1">
            <text:p>1</text:p>
          </table:table-cell>
          <table:table-cell table:formula="of:=[.O321]*[.L321]" office:value-type="float" office:value="0">
            <text:p>0</text:p>
          </table:table-cell>
          <table:table-cell table:formula="of:=[.O321]*[.M321]" office:value-type="float" office:value="0">
            <text:p>0</text:p>
          </table:table-cell>
          <table:table-cell table:formula="of:=[.P321]*[.L321]" office:value-type="float" office:value="1.1">
            <text:p>1,1</text:p>
          </table:table-cell>
          <table:table-cell table:formula="of:=[.P321]*[.M321]" office:value-type="float" office:value="32">
            <text:p>32</text:p>
          </table:table-cell>
          <table:table-cell table:formula="of:=SUM([.N321:.P321])" office:value-type="float" office:value="2">
            <text:p>2</text:p>
          </table:table-cell>
          <table:table-cell table:style-name="ce45" table:number-columns-repeated="993"/>
          <table:table-cell table:style-name="ce503" table:number-columns-repeated="9"/>
          <table:table-cell table:style-name="ce564"/>
        </table:table-row>
        <table:table-row table:style-name="ro4">
          <table:table-cell table:style-name="ce45" office:value-type="float" office:value="8865">
            <text:p>8865</text:p>
          </table:table-cell>
          <table:table-cell table:style-name="ce135" office:value-type="date" office:date-value="2015-05-12">
            <text:p>2015-05-12</text:p>
          </table:table-cell>
          <table:table-cell table:style-name="ce186" office:value-type="time" office:time-value="PT10H06M00S">
            <text:p>10:06</text:p>
          </table:table-cell>
          <table:table-cell table:style-name="ce186" office:value-type="time" office:time-value="PT10H37M00S">
            <text:p>10:37</text:p>
          </table:table-cell>
          <table:table-cell table:style-name="ce275" table:formula="of:=([.D322]-[.C322])*24*60" office:value-type="float" office:value="31">
            <text:p>31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ERP</text:p>
          </table:table-cell>
          <table:table-cell table:style-name="ce332" office:value-type="float" office:value="0.95">
            <text:p>0,95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PERP</text:p>
          </table:table-cell>
          <table:table-cell table:style-name="ce395" table:formula="of:=IF([.J322]=&quot;YES&quot;;[.I322];0)*IF([.I322]&gt;1;1;0)" office:value-type="float" office:value="0">
            <text:p>0</text:p>
          </table:table-cell>
          <table:table-cell table:style-name="ce395" table:formula="of:=IF([.J322]=&quot;YES&quot;;[.E322];0)*IF([.I322]&gt;1;1;0)" office:value-type="float" office:value="0">
            <text:p>0</text:p>
          </table:table-cell>
          <table:table-cell table:formula="of:=IF([.J322]=&quot;YES&quot;;1;0)*IF([.I322]&gt;1;1;0)" office:value-type="float" office:value="0">
            <text:p>0</text:p>
          </table:table-cell>
          <table:table-cell table:formula="of:=IF([.F322]=&quot;Diamond&quot;;1;0)*[.N322]*IF([.I322]&gt;1;1;0)" office:value-type="float" office:value="0">
            <text:p>0</text:p>
          </table:table-cell>
          <table:table-cell table:formula="of:=IF([.F322]=&quot;Moeller&quot;;1;0)*[.N322]*IF([.I322]&gt;1;1;0)" office:value-type="float" office:value="0">
            <text:p>0</text:p>
          </table:table-cell>
          <table:table-cell table:formula="of:=[.O322]*[.L322]" office:value-type="float" office:value="0">
            <text:p>0</text:p>
          </table:table-cell>
          <table:table-cell table:formula="of:=[.O322]*[.M322]" office:value-type="float" office:value="0">
            <text:p>0</text:p>
          </table:table-cell>
          <table:table-cell table:formula="of:=[.P322]*[.L322]" office:value-type="float" office:value="0">
            <text:p>0</text:p>
          </table:table-cell>
          <table:table-cell table:formula="of:=[.P322]*[.M322]" office:value-type="float" office:value="0">
            <text:p>0</text:p>
          </table:table-cell>
          <table:table-cell table:formula="of:=SUM([.N322:.P322])" office:value-type="float" office:value="0">
            <text:p>0</text:p>
          </table:table-cell>
          <table:table-cell table:style-name="ce45" table:number-columns-repeated="993"/>
          <table:table-cell table:style-name="ce503" table:number-columns-repeated="9"/>
          <table:table-cell table:style-name="ce564"/>
        </table:table-row>
        <table:table-row table:style-name="ro4">
          <table:table-cell table:style-name="ce45" office:value-type="float" office:value="8866">
            <text:p>8866</text:p>
          </table:table-cell>
          <table:table-cell table:style-name="ce135" office:value-type="date" office:date-value="2015-05-12">
            <text:p>2015-05-12</text:p>
          </table:table-cell>
          <table:table-cell table:style-name="ce186" office:value-type="time" office:time-value="PT10H38M00S">
            <text:p>10:38</text:p>
          </table:table-cell>
          <table:table-cell table:style-name="ce186" office:value-type="time" office:time-value="PT11H20M00S">
            <text:p>11:20</text:p>
          </table:table-cell>
          <table:table-cell table:style-name="ce275" table:formula="of:=([.D323]-[.C323])*24*60" office:value-type="float" office:value="41.9999999999999">
            <text:p>42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ARA</text:p>
          </table:table-cell>
          <table:table-cell table:style-name="ce332" office:value-type="float" office:value="1.4">
            <text:p>1,4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PARA</text:p>
          </table:table-cell>
          <table:table-cell table:style-name="ce395" table:formula="of:=IF([.J323]=&quot;YES&quot;;[.I323];0)*IF([.I323]&gt;1;1;0)" office:value-type="float" office:value="1.4">
            <text:p>1,4</text:p>
          </table:table-cell>
          <table:table-cell table:style-name="ce395" table:formula="of:=IF([.J323]=&quot;YES&quot;;[.E323];0)*IF([.I323]&gt;1;1;0)" office:value-type="float" office:value="41.9999999999999">
            <text:p>41,9999999999999</text:p>
          </table:table-cell>
          <table:table-cell table:formula="of:=IF([.J323]=&quot;YES&quot;;1;0)*IF([.I323]&gt;1;1;0)" office:value-type="float" office:value="1">
            <text:p>1</text:p>
          </table:table-cell>
          <table:table-cell table:formula="of:=IF([.F323]=&quot;Diamond&quot;;1;0)*[.N323]*IF([.I323]&gt;1;1;0)" office:value-type="float" office:value="1">
            <text:p>1</text:p>
          </table:table-cell>
          <table:table-cell table:formula="of:=IF([.F323]=&quot;Moeller&quot;;1;0)*[.N323]*IF([.I323]&gt;1;1;0)" office:value-type="float" office:value="0">
            <text:p>0</text:p>
          </table:table-cell>
          <table:table-cell table:formula="of:=[.O323]*[.L323]" office:value-type="float" office:value="1.4">
            <text:p>1,4</text:p>
          </table:table-cell>
          <table:table-cell table:formula="of:=[.O323]*[.M323]" office:value-type="float" office:value="41.9999999999999">
            <text:p>41,9999999999999</text:p>
          </table:table-cell>
          <table:table-cell table:formula="of:=[.P323]*[.L323]" office:value-type="float" office:value="0">
            <text:p>0</text:p>
          </table:table-cell>
          <table:table-cell table:formula="of:=[.P323]*[.M323]" office:value-type="float" office:value="0">
            <text:p>0</text:p>
          </table:table-cell>
          <table:table-cell table:formula="of:=SUM([.N323:.P323])" office:value-type="float" office:value="2">
            <text:p>2</text:p>
          </table:table-cell>
          <table:table-cell table:style-name="ce45" table:number-columns-repeated="993"/>
          <table:table-cell table:style-name="ce503" table:number-columns-repeated="9"/>
          <table:table-cell table:style-name="ce564"/>
        </table:table-row>
        <table:table-row table:style-name="ro4">
          <table:table-cell table:style-name="ce58" office:value-type="float" office:value="8867">
            <text:p>8867</text:p>
          </table:table-cell>
          <table:table-cell table:style-name="ce136" office:value-type="date" office:date-value="2015-05-12">
            <text:p>2015-05-12</text:p>
          </table:table-cell>
          <table:table-cell table:style-name="ce211" office:value-type="time" office:time-value="PT11H22M00S">
            <text:p>11:22</text:p>
          </table:table-cell>
          <table:table-cell table:style-name="ce211" office:value-type="time" office:time-value="PT11H43M00S">
            <text:p>11:43</text:p>
          </table:table-cell>
          <table:table-cell table:style-name="ce300" table:formula="of:=([.D324]-[.C324])*24*60" office:value-type="float" office:value="21">
            <text:p>21</text:p>
          </table:table-cell>
          <table:table-cell table:style-name="ce355"/>
          <table:table-cell table:style-name="ce355" table:number-columns-repeated="2"/>
          <table:table-cell table:style-name="ce355" office:value-type="float" office:value="0.083">
            <text:p>0,083</text:p>
          </table:table-cell>
          <table:table-cell table:style-name="ce355" office:value-type="string">
            <text:p>YES</text:p>
          </table:table-cell>
          <table:table-cell table:style-name="ce355" office:value-type="string">
            <text:p>TaggEff Background 2</text:p>
          </table:table-cell>
          <table:table-cell table:style-name="ce395" table:formula="of:=IF([.J324]=&quot;YES&quot;;[.I324];0)*IF([.I324]&gt;1;1;0)" office:value-type="float" office:value="0">
            <text:p>0</text:p>
          </table:table-cell>
          <table:table-cell table:style-name="ce395" table:formula="of:=IF([.J324]=&quot;YES&quot;;[.E324];0)*IF([.I324]&gt;1;1;0)" office:value-type="float" office:value="0">
            <text:p>0</text:p>
          </table:table-cell>
          <table:table-cell table:formula="of:=IF([.J324]=&quot;YES&quot;;1;0)*IF([.I324]&gt;1;1;0)" office:value-type="float" office:value="0">
            <text:p>0</text:p>
          </table:table-cell>
          <table:table-cell table:formula="of:=IF([.F324]=&quot;Diamond&quot;;1;0)*[.N324]*IF([.I324]&gt;1;1;0)" office:value-type="float" office:value="0">
            <text:p>0</text:p>
          </table:table-cell>
          <table:table-cell table:formula="of:=IF([.F324]=&quot;Moeller&quot;;1;0)*[.N324]*IF([.I324]&gt;1;1;0)" office:value-type="float" office:value="0">
            <text:p>0</text:p>
          </table:table-cell>
          <table:table-cell table:formula="of:=[.O324]*[.L324]" office:value-type="float" office:value="0">
            <text:p>0</text:p>
          </table:table-cell>
          <table:table-cell table:formula="of:=[.O324]*[.M324]" office:value-type="float" office:value="0">
            <text:p>0</text:p>
          </table:table-cell>
          <table:table-cell table:formula="of:=[.P324]*[.L324]" office:value-type="float" office:value="0">
            <text:p>0</text:p>
          </table:table-cell>
          <table:table-cell table:formula="of:=[.P324]*[.M324]" office:value-type="float" office:value="0">
            <text:p>0</text:p>
          </table:table-cell>
          <table:table-cell table:formula="of:=SUM([.N324:.P324])" office:value-type="float" office:value="0">
            <text:p>0</text:p>
          </table:table-cell>
          <table:table-cell table:style-name="ce58" table:number-columns-repeated="993"/>
          <table:table-cell table:style-name="ce504" table:number-columns-repeated="9"/>
          <table:table-cell table:style-name="ce565"/>
        </table:table-row>
        <table:table-row table:style-name="ro4">
          <table:table-cell table:style-name="ce62" office:value-type="float" office:value="8868">
            <text:p>8868</text:p>
          </table:table-cell>
          <table:table-cell table:style-name="ce132" office:value-type="date" office:date-value="2015-05-12">
            <text:p>2015-05-12</text:p>
          </table:table-cell>
          <table:table-cell table:style-name="ce209" office:value-type="time" office:time-value="PT12H32M00S">
            <text:p>12:32</text:p>
          </table:table-cell>
          <table:table-cell table:style-name="ce209" office:value-type="time" office:time-value="PT13H16M00S">
            <text:p>13:16</text:p>
          </table:table-cell>
          <table:table-cell table:style-name="ce299" table:formula="of:=([.D325]-[.C325])*24*60" office:value-type="float" office:value="43.9999999999998">
            <text:p>44</text:p>
          </table:table-cell>
          <table:table-cell table:style-name="ce353" office:value-type="string">
            <text:p>Moeller</text:p>
          </table:table-cell>
          <table:table-cell table:style-name="ce353" table:number-columns-repeated="2"/>
          <table:table-cell table:style-name="ce353" office:value-type="float" office:value="11">
            <text:p>11</text:p>
          </table:table-cell>
          <table:table-cell table:style-name="ce353" office:value-type="string">
            <text:p>YES</text:p>
          </table:table-cell>
          <table:table-cell table:style-name="ce353" office:value-type="string">
            <text:p>MWPC wires missing at end</text:p>
          </table:table-cell>
          <table:table-cell table:style-name="ce395" table:formula="of:=IF([.J325]=&quot;YES&quot;;[.I325];0)*IF([.I325]&gt;1;1;0)" office:value-type="float" office:value="11">
            <text:p>11</text:p>
          </table:table-cell>
          <table:table-cell table:style-name="ce395" table:formula="of:=IF([.J325]=&quot;YES&quot;;[.E325];0)*IF([.I325]&gt;1;1;0)" office:value-type="float" office:value="43.9999999999998">
            <text:p>43,9999999999998</text:p>
          </table:table-cell>
          <table:table-cell table:formula="of:=IF([.J325]=&quot;YES&quot;;1;0)*IF([.I325]&gt;1;1;0)" office:value-type="float" office:value="1">
            <text:p>1</text:p>
          </table:table-cell>
          <table:table-cell table:formula="of:=IF([.F325]=&quot;Diamond&quot;;1;0)*[.N325]*IF([.I325]&gt;1;1;0)" office:value-type="float" office:value="0">
            <text:p>0</text:p>
          </table:table-cell>
          <table:table-cell table:formula="of:=IF([.F325]=&quot;Moeller&quot;;1;0)*[.N325]*IF([.I325]&gt;1;1;0)" office:value-type="float" office:value="1">
            <text:p>1</text:p>
          </table:table-cell>
          <table:table-cell table:formula="of:=[.O325]*[.L325]" office:value-type="float" office:value="0">
            <text:p>0</text:p>
          </table:table-cell>
          <table:table-cell table:formula="of:=[.O325]*[.M325]" office:value-type="float" office:value="0">
            <text:p>0</text:p>
          </table:table-cell>
          <table:table-cell table:formula="of:=[.P325]*[.L325]" office:value-type="float" office:value="11">
            <text:p>11</text:p>
          </table:table-cell>
          <table:table-cell table:formula="of:=[.P325]*[.M325]" office:value-type="float" office:value="43.9999999999998">
            <text:p>43,9999999999998</text:p>
          </table:table-cell>
          <table:table-cell table:formula="of:=SUM([.N325:.P325])" office:value-type="float" office:value="2">
            <text:p>2</text:p>
          </table:table-cell>
          <table:table-cell table:style-name="ce62" table:number-columns-repeated="993"/>
          <table:table-cell table:style-name="ce500" table:number-columns-repeated="9"/>
          <table:table-cell table:style-name="ce561"/>
        </table:table-row>
        <table:table-row table:style-name="ro4">
          <table:table-cell table:style-name="ce54" office:value-type="float" office:value="8869">
            <text:p>8869</text:p>
          </table:table-cell>
          <table:table-cell table:style-name="ce133" office:value-type="date" office:date-value="2015-05-12">
            <text:p>2015-05-12</text:p>
          </table:table-cell>
          <table:table-cell table:style-name="ce194" office:value-type="time" office:time-value="PT13H18M00S">
            <text:p>13:18</text:p>
          </table:table-cell>
          <table:table-cell table:style-name="ce194" office:value-type="time" office:time-value="PT14H02M00S">
            <text:p>14:02</text:p>
          </table:table-cell>
          <table:table-cell table:style-name="ce284" table:formula="of:=([.D326]-[.C326])*24*60" office:value-type="float" office:value="44.0000000000002">
            <text:p>44</text:p>
          </table:table-cell>
          <table:table-cell table:style-name="ce340" office:value-type="string">
            <text:p>Moeller</text:p>
          </table:table-cell>
          <table:table-cell table:style-name="ce340" table:number-columns-repeated="2"/>
          <table:table-cell table:style-name="ce340" office:value-type="float" office:value="9.8">
            <text:p>9,8</text:p>
          </table:table-cell>
          <table:table-cell table:style-name="ce340" office:value-type="string">
            <text:p>YES</text:p>
          </table:table-cell>
          <table:table-cell table:style-name="ce340" office:value-type="string">
            <text:p>Pedestals</text:p>
          </table:table-cell>
          <table:table-cell table:style-name="ce395" table:formula="of:=IF([.J326]=&quot;YES&quot;;[.I326];0)*IF([.I326]&gt;1;1;0)" office:value-type="float" office:value="9.8">
            <text:p>9,8</text:p>
          </table:table-cell>
          <table:table-cell table:style-name="ce395" table:formula="of:=IF([.J326]=&quot;YES&quot;;[.E326];0)*IF([.I326]&gt;1;1;0)" office:value-type="float" office:value="44.0000000000002">
            <text:p>44,0000000000002</text:p>
          </table:table-cell>
          <table:table-cell table:formula="of:=IF([.J326]=&quot;YES&quot;;1;0)*IF([.I326]&gt;1;1;0)" office:value-type="float" office:value="1">
            <text:p>1</text:p>
          </table:table-cell>
          <table:table-cell table:formula="of:=IF([.F326]=&quot;Diamond&quot;;1;0)*[.N326]*IF([.I326]&gt;1;1;0)" office:value-type="float" office:value="0">
            <text:p>0</text:p>
          </table:table-cell>
          <table:table-cell table:formula="of:=IF([.F326]=&quot;Moeller&quot;;1;0)*[.N326]*IF([.I326]&gt;1;1;0)" office:value-type="float" office:value="1">
            <text:p>1</text:p>
          </table:table-cell>
          <table:table-cell table:formula="of:=[.O326]*[.L326]" office:value-type="float" office:value="0">
            <text:p>0</text:p>
          </table:table-cell>
          <table:table-cell table:formula="of:=[.O326]*[.M326]" office:value-type="float" office:value="0">
            <text:p>0</text:p>
          </table:table-cell>
          <table:table-cell table:formula="of:=[.P326]*[.L326]" office:value-type="float" office:value="9.8">
            <text:p>9,8</text:p>
          </table:table-cell>
          <table:table-cell table:formula="of:=[.P326]*[.M326]" office:value-type="float" office:value="44.0000000000002">
            <text:p>44,0000000000002</text:p>
          </table:table-cell>
          <table:table-cell table:formula="of:=SUM([.N326:.P326])" office:value-type="float" office:value="2">
            <text:p>2</text:p>
          </table:table-cell>
          <table:table-cell table:style-name="ce54" table:number-columns-repeated="993"/>
          <table:table-cell table:style-name="ce501" table:number-columns-repeated="9"/>
          <table:table-cell table:style-name="ce562"/>
        </table:table-row>
        <table:table-row table:style-name="ro4">
          <table:table-cell table:style-name="ce61" office:value-type="float" office:value="8870">
            <text:p>8870</text:p>
          </table:table-cell>
          <table:table-cell table:style-name="ce137" office:value-type="date" office:date-value="2015-05-12">
            <text:p>2015-05-12</text:p>
          </table:table-cell>
          <table:table-cell table:style-name="ce208" office:value-type="time" office:time-value="PT14H07M00S">
            <text:p>14:07</text:p>
          </table:table-cell>
          <table:table-cell table:style-name="ce208" office:value-type="time" office:time-value="PT14H30M00S">
            <text:p>14:30</text:p>
          </table:table-cell>
          <table:table-cell table:style-name="ce297" table:formula="of:=([.D327]-[.C327])*24*60" office:value-type="float" office:value="23.0000000000001">
            <text:p>23</text:p>
          </table:table-cell>
          <table:table-cell table:style-name="ce352" office:value-type="string">
            <text:p>Diamond</text:p>
          </table:table-cell>
          <table:table-cell table:style-name="ce352" office:value-type="float" office:value="850">
            <text:p>850</text:p>
          </table:table-cell>
          <table:table-cell table:style-name="ce352" office:value-type="string">
            <text:p>PARA</text:p>
          </table:table-cell>
          <table:table-cell table:style-name="ce352" office:value-type="float" office:value="6.7">
            <text:p>6,7</text:p>
          </table:table-cell>
          <table:table-cell table:style-name="ce352" office:value-type="string">
            <text:p>YES</text:p>
          </table:table-cell>
          <table:table-cell table:style-name="ce352" office:value-type="string">
            <text:p>MWPC wires missing at end, beam lost at end</text:p>
          </table:table-cell>
          <table:table-cell table:style-name="ce395" table:formula="of:=IF([.J327]=&quot;YES&quot;;[.I327];0)*IF([.I327]&gt;1;1;0)" office:value-type="float" office:value="6.7">
            <text:p>6,7</text:p>
          </table:table-cell>
          <table:table-cell table:style-name="ce395" table:formula="of:=IF([.J327]=&quot;YES&quot;;[.E327];0)*IF([.I327]&gt;1;1;0)" office:value-type="float" office:value="23.0000000000001">
            <text:p>23,0000000000001</text:p>
          </table:table-cell>
          <table:table-cell table:formula="of:=IF([.J327]=&quot;YES&quot;;1;0)*IF([.I327]&gt;1;1;0)" office:value-type="float" office:value="1">
            <text:p>1</text:p>
          </table:table-cell>
          <table:table-cell table:formula="of:=IF([.F327]=&quot;Diamond&quot;;1;0)*[.N327]*IF([.I327]&gt;1;1;0)" office:value-type="float" office:value="1">
            <text:p>1</text:p>
          </table:table-cell>
          <table:table-cell table:formula="of:=IF([.F327]=&quot;Moeller&quot;;1;0)*[.N327]*IF([.I327]&gt;1;1;0)" office:value-type="float" office:value="0">
            <text:p>0</text:p>
          </table:table-cell>
          <table:table-cell table:formula="of:=[.O327]*[.L327]" office:value-type="float" office:value="6.7">
            <text:p>6,7</text:p>
          </table:table-cell>
          <table:table-cell table:formula="of:=[.O327]*[.M327]" office:value-type="float" office:value="23.0000000000001">
            <text:p>23,0000000000001</text:p>
          </table:table-cell>
          <table:table-cell table:formula="of:=[.P327]*[.L327]" office:value-type="float" office:value="0">
            <text:p>0</text:p>
          </table:table-cell>
          <table:table-cell table:formula="of:=[.P327]*[.M327]" office:value-type="float" office:value="0">
            <text:p>0</text:p>
          </table:table-cell>
          <table:table-cell table:formula="of:=SUM([.N327:.P327])" office:value-type="float" office:value="2">
            <text:p>2</text:p>
          </table:table-cell>
          <table:table-cell table:style-name="ce61" table:number-columns-repeated="993"/>
          <table:table-cell table:style-name="ce497" table:number-columns-repeated="9"/>
          <table:table-cell table:style-name="ce558"/>
        </table:table-row>
        <table:table-row table:style-name="ro4">
          <table:table-cell office:value-type="float" office:value="8871">
            <text:p>8871</text:p>
          </table:table-cell>
          <table:table-cell table:style-name="ce138" office:value-type="date" office:date-value="2015-05-12">
            <text:p>2015-05-12</text:p>
          </table:table-cell>
          <table:table-cell table:style-name="ce179"/>
          <table:table-cell table:style-name="ce248"/>
          <table:table-cell table:style-name="ce286" table:formula="of:=([.D328]-[.C328])*24*60" office:value-type="float" office:value="0">
            <text:p>0</text:p>
          </table:table-cell>
          <table:table-cell table:style-name="ce341"/>
          <table:table-cell table:style-name="ce341" table:number-columns-repeated="2"/>
          <table:table-cell table:number-columns-repeated="2" table:style-name="ce341"/>
          <table:table-cell table:style-name="ce341" office:value-type="string">
            <text:p>JUNK</text:p>
          </table:table-cell>
          <table:table-cell table:style-name="ce395" table:formula="of:=IF([.J328]=&quot;YES&quot;;[.I328];0)*IF([.I328]&gt;1;1;0)" office:value-type="float" office:value="0">
            <text:p>0</text:p>
          </table:table-cell>
          <table:table-cell table:style-name="ce395" table:formula="of:=IF([.J328]=&quot;YES&quot;;[.E328];0)*IF([.I328]&gt;1;1;0)" office:value-type="float" office:value="0">
            <text:p>0</text:p>
          </table:table-cell>
          <table:table-cell table:formula="of:=IF([.J328]=&quot;YES&quot;;1;0)*IF([.I328]&gt;1;1;0)" office:value-type="float" office:value="0">
            <text:p>0</text:p>
          </table:table-cell>
          <table:table-cell table:formula="of:=IF([.F328]=&quot;Diamond&quot;;1;0)*[.N328]*IF([.I328]&gt;1;1;0)" office:value-type="float" office:value="0">
            <text:p>0</text:p>
          </table:table-cell>
          <table:table-cell table:formula="of:=IF([.F328]=&quot;Moeller&quot;;1;0)*[.N328]*IF([.I328]&gt;1;1;0)" office:value-type="float" office:value="0">
            <text:p>0</text:p>
          </table:table-cell>
          <table:table-cell table:formula="of:=[.O328]*[.L328]" office:value-type="float" office:value="0">
            <text:p>0</text:p>
          </table:table-cell>
          <table:table-cell table:formula="of:=[.O328]*[.M328]" office:value-type="float" office:value="0">
            <text:p>0</text:p>
          </table:table-cell>
          <table:table-cell table:formula="of:=[.P328]*[.L328]" office:value-type="float" office:value="0">
            <text:p>0</text:p>
          </table:table-cell>
          <table:table-cell table:formula="of:=[.P328]*[.M328]" office:value-type="float" office:value="0">
            <text:p>0</text:p>
          </table:table-cell>
          <table:table-cell table:formula="of:=SUM([.N328:.P328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0" office:value-type="float" office:value="8872">
            <text:p>8872</text:p>
          </table:table-cell>
          <table:table-cell table:style-name="ce129" office:value-type="date" office:date-value="2015-05-12">
            <text:p>2015-05-12</text:p>
          </table:table-cell>
          <table:table-cell table:style-name="ce181" office:value-type="time" office:time-value="PT14H39M00S">
            <text:p>14:39</text:p>
          </table:table-cell>
          <table:table-cell table:style-name="ce181" office:value-type="time" office:time-value="PT15H06M00S">
            <text:p>15:06</text:p>
          </table:table-cell>
          <table:table-cell table:style-name="ce270" table:formula="of:=([.D329]-[.C329])*24*60" office:value-type="float" office:value="26.9999999999999">
            <text:p>27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8">
            <text:p>8</text:p>
          </table:table-cell>
          <table:table-cell table:style-name="ce328" office:value-type="string">
            <text:p>YES</text:p>
          </table:table-cell>
          <table:table-cell table:style-name="ce328" office:value-type="string">
            <text:p>Errors suddenly reported from NaI TDCs at very end of this file</text:p>
          </table:table-cell>
          <table:table-cell table:style-name="ce395" table:formula="of:=IF([.J329]=&quot;YES&quot;;[.I329];0)*IF([.I329]&gt;1;1;0)" office:value-type="float" office:value="8">
            <text:p>8</text:p>
          </table:table-cell>
          <table:table-cell table:style-name="ce395" table:formula="of:=IF([.J329]=&quot;YES&quot;;[.E329];0)*IF([.I329]&gt;1;1;0)" office:value-type="float" office:value="26.9999999999999">
            <text:p>26,9999999999999</text:p>
          </table:table-cell>
          <table:table-cell table:formula="of:=IF([.J329]=&quot;YES&quot;;1;0)*IF([.I329]&gt;1;1;0)" office:value-type="float" office:value="1">
            <text:p>1</text:p>
          </table:table-cell>
          <table:table-cell table:formula="of:=IF([.F329]=&quot;Diamond&quot;;1;0)*[.N329]*IF([.I329]&gt;1;1;0)" office:value-type="float" office:value="1">
            <text:p>1</text:p>
          </table:table-cell>
          <table:table-cell table:formula="of:=IF([.F329]=&quot;Moeller&quot;;1;0)*[.N329]*IF([.I329]&gt;1;1;0)" office:value-type="float" office:value="0">
            <text:p>0</text:p>
          </table:table-cell>
          <table:table-cell table:formula="of:=[.O329]*[.L329]" office:value-type="float" office:value="8">
            <text:p>8</text:p>
          </table:table-cell>
          <table:table-cell table:formula="of:=[.O329]*[.M329]" office:value-type="float" office:value="26.9999999999999">
            <text:p>26,9999999999999</text:p>
          </table:table-cell>
          <table:table-cell table:formula="of:=[.P329]*[.L329]" office:value-type="float" office:value="0">
            <text:p>0</text:p>
          </table:table-cell>
          <table:table-cell table:formula="of:=[.P329]*[.M329]" office:value-type="float" office:value="0">
            <text:p>0</text:p>
          </table:table-cell>
          <table:table-cell table:formula="of:=SUM([.N329:.P329])" office:value-type="float" office:value="2">
            <text:p>2</text:p>
          </table:table-cell>
          <table:table-cell table:style-name="ce40" table:number-columns-repeated="993"/>
          <table:table-cell table:style-name="ce498" table:number-columns-repeated="9"/>
          <table:table-cell table:style-name="ce559"/>
        </table:table-row>
        <table:table-row table:style-name="ro4">
          <table:table-cell table:style-name="ce44" office:value-type="float" office:value="8873">
            <text:p>8873</text:p>
          </table:table-cell>
          <table:table-cell table:style-name="ce131" office:value-type="date" office:date-value="2015-05-12">
            <text:p>2015-05-12</text:p>
          </table:table-cell>
          <table:table-cell table:style-name="ce185" office:value-type="time" office:time-value="PT15H09M00S">
            <text:p>15:09</text:p>
          </table:table-cell>
          <table:table-cell table:style-name="ce185" office:value-type="time" office:time-value="PT15H26M00S">
            <text:p>15:26</text:p>
          </table:table-cell>
          <table:table-cell table:style-name="ce274" table:formula="of:=([.D330]-[.C330])*24*60" office:value-type="float" office:value="17.0000000000001">
            <text:p>17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4.9">
            <text:p>4,9</text:p>
          </table:table-cell>
          <table:table-cell table:style-name="ce331" office:value-type="string">
            <text:p>YES</text:p>
          </table:table-cell>
          <table:table-cell table:style-name="ce331" office:value-type="string">
            <text:p>Errors suddenly reported from NaI TDCs at very end of this file</text:p>
          </table:table-cell>
          <table:table-cell table:style-name="ce395" table:formula="of:=IF([.J330]=&quot;YES&quot;;[.I330];0)*IF([.I330]&gt;1;1;0)" office:value-type="float" office:value="4.9">
            <text:p>4,9</text:p>
          </table:table-cell>
          <table:table-cell table:style-name="ce395" table:formula="of:=IF([.J330]=&quot;YES&quot;;[.E330];0)*IF([.I330]&gt;1;1;0)" office:value-type="float" office:value="17.0000000000001">
            <text:p>17,0000000000001</text:p>
          </table:table-cell>
          <table:table-cell table:formula="of:=IF([.J330]=&quot;YES&quot;;1;0)*IF([.I330]&gt;1;1;0)" office:value-type="float" office:value="1">
            <text:p>1</text:p>
          </table:table-cell>
          <table:table-cell table:formula="of:=IF([.F330]=&quot;Diamond&quot;;1;0)*[.N330]*IF([.I330]&gt;1;1;0)" office:value-type="float" office:value="1">
            <text:p>1</text:p>
          </table:table-cell>
          <table:table-cell table:formula="of:=IF([.F330]=&quot;Moeller&quot;;1;0)*[.N330]*IF([.I330]&gt;1;1;0)" office:value-type="float" office:value="0">
            <text:p>0</text:p>
          </table:table-cell>
          <table:table-cell table:formula="of:=[.O330]*[.L330]" office:value-type="float" office:value="4.9">
            <text:p>4,9</text:p>
          </table:table-cell>
          <table:table-cell table:formula="of:=[.O330]*[.M330]" office:value-type="float" office:value="17.0000000000001">
            <text:p>17,0000000000001</text:p>
          </table:table-cell>
          <table:table-cell table:formula="of:=[.P330]*[.L330]" office:value-type="float" office:value="0">
            <text:p>0</text:p>
          </table:table-cell>
          <table:table-cell table:formula="of:=[.P330]*[.M330]" office:value-type="float" office:value="0">
            <text:p>0</text:p>
          </table:table-cell>
          <table:table-cell table:formula="of:=SUM([.N330:.P330])" office:value-type="float" office:value="2">
            <text:p>2</text:p>
          </table:table-cell>
          <table:table-cell table:style-name="ce44" table:number-columns-repeated="993"/>
          <table:table-cell table:style-name="ce499" table:number-columns-repeated="9"/>
          <table:table-cell table:style-name="ce560"/>
        </table:table-row>
        <table:table-row table:style-name="ro4">
          <table:table-cell table:style-name="ce63" office:value-type="float" office:value="8874">
            <text:p>8874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31]-[.C331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31]=&quot;YES&quot;;[.I331];0)*IF([.I331]&gt;1;1;0)" office:value-type="float" office:value="0">
            <text:p>0</text:p>
          </table:table-cell>
          <table:table-cell table:style-name="ce434" table:formula="of:=IF([.J331]=&quot;YES&quot;;[.E331];0)*IF([.I331]&gt;1;1;0)" office:value-type="float" office:value="0">
            <text:p>0</text:p>
          </table:table-cell>
          <table:table-cell table:style-name="ce63" table:formula="of:=IF([.J331]=&quot;YES&quot;;1;0)*IF([.I331]&gt;1;1;0)" office:value-type="float" office:value="0">
            <text:p>0</text:p>
          </table:table-cell>
          <table:table-cell table:style-name="ce63" table:formula="of:=IF([.F331]=&quot;Diamond&quot;;1;0)*[.N331]*IF([.I331]&gt;1;1;0)" office:value-type="float" office:value="0">
            <text:p>0</text:p>
          </table:table-cell>
          <table:table-cell table:style-name="ce63" table:formula="of:=IF([.F331]=&quot;Moeller&quot;;1;0)*[.N331]*IF([.I331]&gt;1;1;0)" office:value-type="float" office:value="0">
            <text:p>0</text:p>
          </table:table-cell>
          <table:table-cell table:style-name="ce63" table:formula="of:=[.O331]*[.L331]" office:value-type="float" office:value="0">
            <text:p>0</text:p>
          </table:table-cell>
          <table:table-cell table:style-name="ce63" table:formula="of:=[.O331]*[.M331]" office:value-type="float" office:value="0">
            <text:p>0</text:p>
          </table:table-cell>
          <table:table-cell table:style-name="ce63" table:formula="of:=[.P331]*[.L331]" office:value-type="float" office:value="0">
            <text:p>0</text:p>
          </table:table-cell>
          <table:table-cell table:style-name="ce63" table:formula="of:=[.P331]*[.M331]" office:value-type="float" office:value="0">
            <text:p>0</text:p>
          </table:table-cell>
          <table:table-cell table:style-name="ce63" table:formula="of:=SUM([.N331:.P331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3" office:value-type="float" office:value="8875">
            <text:p>8875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32]-[.C332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32]=&quot;YES&quot;;[.I332];0)*IF([.I332]&gt;1;1;0)" office:value-type="float" office:value="0">
            <text:p>0</text:p>
          </table:table-cell>
          <table:table-cell table:style-name="ce434" table:formula="of:=IF([.J332]=&quot;YES&quot;;[.E332];0)*IF([.I332]&gt;1;1;0)" office:value-type="float" office:value="0">
            <text:p>0</text:p>
          </table:table-cell>
          <table:table-cell table:style-name="ce63" table:formula="of:=IF([.J332]=&quot;YES&quot;;1;0)*IF([.I332]&gt;1;1;0)" office:value-type="float" office:value="0">
            <text:p>0</text:p>
          </table:table-cell>
          <table:table-cell table:style-name="ce63" table:formula="of:=IF([.F332]=&quot;Diamond&quot;;1;0)*[.N332]*IF([.I332]&gt;1;1;0)" office:value-type="float" office:value="0">
            <text:p>0</text:p>
          </table:table-cell>
          <table:table-cell table:style-name="ce63" table:formula="of:=IF([.F332]=&quot;Moeller&quot;;1;0)*[.N332]*IF([.I332]&gt;1;1;0)" office:value-type="float" office:value="0">
            <text:p>0</text:p>
          </table:table-cell>
          <table:table-cell table:style-name="ce63" table:formula="of:=[.O332]*[.L332]" office:value-type="float" office:value="0">
            <text:p>0</text:p>
          </table:table-cell>
          <table:table-cell table:style-name="ce63" table:formula="of:=[.O332]*[.M332]" office:value-type="float" office:value="0">
            <text:p>0</text:p>
          </table:table-cell>
          <table:table-cell table:style-name="ce63" table:formula="of:=[.P332]*[.L332]" office:value-type="float" office:value="0">
            <text:p>0</text:p>
          </table:table-cell>
          <table:table-cell table:style-name="ce63" table:formula="of:=[.P332]*[.M332]" office:value-type="float" office:value="0">
            <text:p>0</text:p>
          </table:table-cell>
          <table:table-cell table:style-name="ce63" table:formula="of:=SUM([.N332:.P332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3" office:value-type="float" office:value="8876">
            <text:p>8876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33]-[.C333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33]=&quot;YES&quot;;[.I333];0)*IF([.I333]&gt;1;1;0)" office:value-type="float" office:value="0">
            <text:p>0</text:p>
          </table:table-cell>
          <table:table-cell table:style-name="ce434" table:formula="of:=IF([.J333]=&quot;YES&quot;;[.E333];0)*IF([.I333]&gt;1;1;0)" office:value-type="float" office:value="0">
            <text:p>0</text:p>
          </table:table-cell>
          <table:table-cell table:style-name="ce63" table:formula="of:=IF([.J333]=&quot;YES&quot;;1;0)*IF([.I333]&gt;1;1;0)" office:value-type="float" office:value="0">
            <text:p>0</text:p>
          </table:table-cell>
          <table:table-cell table:style-name="ce63" table:formula="of:=IF([.F333]=&quot;Diamond&quot;;1;0)*[.N333]*IF([.I333]&gt;1;1;0)" office:value-type="float" office:value="0">
            <text:p>0</text:p>
          </table:table-cell>
          <table:table-cell table:style-name="ce63" table:formula="of:=IF([.F333]=&quot;Moeller&quot;;1;0)*[.N333]*IF([.I333]&gt;1;1;0)" office:value-type="float" office:value="0">
            <text:p>0</text:p>
          </table:table-cell>
          <table:table-cell table:style-name="ce63" table:formula="of:=[.O333]*[.L333]" office:value-type="float" office:value="0">
            <text:p>0</text:p>
          </table:table-cell>
          <table:table-cell table:style-name="ce63" table:formula="of:=[.O333]*[.M333]" office:value-type="float" office:value="0">
            <text:p>0</text:p>
          </table:table-cell>
          <table:table-cell table:style-name="ce63" table:formula="of:=[.P333]*[.L333]" office:value-type="float" office:value="0">
            <text:p>0</text:p>
          </table:table-cell>
          <table:table-cell table:style-name="ce63" table:formula="of:=[.P333]*[.M333]" office:value-type="float" office:value="0">
            <text:p>0</text:p>
          </table:table-cell>
          <table:table-cell table:style-name="ce63" table:formula="of:=SUM([.N333:.P333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3" office:value-type="float" office:value="8877">
            <text:p>8877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34]-[.C334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34]=&quot;YES&quot;;[.I334];0)*IF([.I334]&gt;1;1;0)" office:value-type="float" office:value="0">
            <text:p>0</text:p>
          </table:table-cell>
          <table:table-cell table:style-name="ce434" table:formula="of:=IF([.J334]=&quot;YES&quot;;[.E334];0)*IF([.I334]&gt;1;1;0)" office:value-type="float" office:value="0">
            <text:p>0</text:p>
          </table:table-cell>
          <table:table-cell table:style-name="ce63" table:formula="of:=IF([.J334]=&quot;YES&quot;;1;0)*IF([.I334]&gt;1;1;0)" office:value-type="float" office:value="0">
            <text:p>0</text:p>
          </table:table-cell>
          <table:table-cell table:style-name="ce63" table:formula="of:=IF([.F334]=&quot;Diamond&quot;;1;0)*[.N334]*IF([.I334]&gt;1;1;0)" office:value-type="float" office:value="0">
            <text:p>0</text:p>
          </table:table-cell>
          <table:table-cell table:style-name="ce63" table:formula="of:=IF([.F334]=&quot;Moeller&quot;;1;0)*[.N334]*IF([.I334]&gt;1;1;0)" office:value-type="float" office:value="0">
            <text:p>0</text:p>
          </table:table-cell>
          <table:table-cell table:style-name="ce63" table:formula="of:=[.O334]*[.L334]" office:value-type="float" office:value="0">
            <text:p>0</text:p>
          </table:table-cell>
          <table:table-cell table:style-name="ce63" table:formula="of:=[.O334]*[.M334]" office:value-type="float" office:value="0">
            <text:p>0</text:p>
          </table:table-cell>
          <table:table-cell table:style-name="ce63" table:formula="of:=[.P334]*[.L334]" office:value-type="float" office:value="0">
            <text:p>0</text:p>
          </table:table-cell>
          <table:table-cell table:style-name="ce63" table:formula="of:=[.P334]*[.M334]" office:value-type="float" office:value="0">
            <text:p>0</text:p>
          </table:table-cell>
          <table:table-cell table:style-name="ce63" table:formula="of:=SUM([.N334:.P334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3" office:value-type="float" office:value="8878">
            <text:p>8878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35]-[.C335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35]=&quot;YES&quot;;[.I335];0)*IF([.I335]&gt;1;1;0)" office:value-type="float" office:value="0">
            <text:p>0</text:p>
          </table:table-cell>
          <table:table-cell table:style-name="ce434" table:formula="of:=IF([.J335]=&quot;YES&quot;;[.E335];0)*IF([.I335]&gt;1;1;0)" office:value-type="float" office:value="0">
            <text:p>0</text:p>
          </table:table-cell>
          <table:table-cell table:style-name="ce63" table:formula="of:=IF([.J335]=&quot;YES&quot;;1;0)*IF([.I335]&gt;1;1;0)" office:value-type="float" office:value="0">
            <text:p>0</text:p>
          </table:table-cell>
          <table:table-cell table:style-name="ce63" table:formula="of:=IF([.F335]=&quot;Diamond&quot;;1;0)*[.N335]*IF([.I335]&gt;1;1;0)" office:value-type="float" office:value="0">
            <text:p>0</text:p>
          </table:table-cell>
          <table:table-cell table:style-name="ce63" table:formula="of:=IF([.F335]=&quot;Moeller&quot;;1;0)*[.N335]*IF([.I335]&gt;1;1;0)" office:value-type="float" office:value="0">
            <text:p>0</text:p>
          </table:table-cell>
          <table:table-cell table:style-name="ce63" table:formula="of:=[.O335]*[.L335]" office:value-type="float" office:value="0">
            <text:p>0</text:p>
          </table:table-cell>
          <table:table-cell table:style-name="ce63" table:formula="of:=[.O335]*[.M335]" office:value-type="float" office:value="0">
            <text:p>0</text:p>
          </table:table-cell>
          <table:table-cell table:style-name="ce63" table:formula="of:=[.P335]*[.L335]" office:value-type="float" office:value="0">
            <text:p>0</text:p>
          </table:table-cell>
          <table:table-cell table:style-name="ce63" table:formula="of:=[.P335]*[.M335]" office:value-type="float" office:value="0">
            <text:p>0</text:p>
          </table:table-cell>
          <table:table-cell table:style-name="ce63" table:formula="of:=SUM([.N335:.P335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3" office:value-type="float" office:value="8879">
            <text:p>8879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36]-[.C336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36]=&quot;YES&quot;;[.I336];0)*IF([.I336]&gt;1;1;0)" office:value-type="float" office:value="0">
            <text:p>0</text:p>
          </table:table-cell>
          <table:table-cell table:style-name="ce434" table:formula="of:=IF([.J336]=&quot;YES&quot;;[.E336];0)*IF([.I336]&gt;1;1;0)" office:value-type="float" office:value="0">
            <text:p>0</text:p>
          </table:table-cell>
          <table:table-cell table:style-name="ce63" table:formula="of:=IF([.J336]=&quot;YES&quot;;1;0)*IF([.I336]&gt;1;1;0)" office:value-type="float" office:value="0">
            <text:p>0</text:p>
          </table:table-cell>
          <table:table-cell table:style-name="ce63" table:formula="of:=IF([.F336]=&quot;Diamond&quot;;1;0)*[.N336]*IF([.I336]&gt;1;1;0)" office:value-type="float" office:value="0">
            <text:p>0</text:p>
          </table:table-cell>
          <table:table-cell table:style-name="ce63" table:formula="of:=IF([.F336]=&quot;Moeller&quot;;1;0)*[.N336]*IF([.I336]&gt;1;1;0)" office:value-type="float" office:value="0">
            <text:p>0</text:p>
          </table:table-cell>
          <table:table-cell table:style-name="ce63" table:formula="of:=[.O336]*[.L336]" office:value-type="float" office:value="0">
            <text:p>0</text:p>
          </table:table-cell>
          <table:table-cell table:style-name="ce63" table:formula="of:=[.O336]*[.M336]" office:value-type="float" office:value="0">
            <text:p>0</text:p>
          </table:table-cell>
          <table:table-cell table:style-name="ce63" table:formula="of:=[.P336]*[.L336]" office:value-type="float" office:value="0">
            <text:p>0</text:p>
          </table:table-cell>
          <table:table-cell table:style-name="ce63" table:formula="of:=[.P336]*[.M336]" office:value-type="float" office:value="0">
            <text:p>0</text:p>
          </table:table-cell>
          <table:table-cell table:style-name="ce63" table:formula="of:=SUM([.N336:.P336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3" office:value-type="float" office:value="8880">
            <text:p>8880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37]-[.C337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37]=&quot;YES&quot;;[.I337];0)*IF([.I337]&gt;1;1;0)" office:value-type="float" office:value="0">
            <text:p>0</text:p>
          </table:table-cell>
          <table:table-cell table:style-name="ce434" table:formula="of:=IF([.J337]=&quot;YES&quot;;[.E337];0)*IF([.I337]&gt;1;1;0)" office:value-type="float" office:value="0">
            <text:p>0</text:p>
          </table:table-cell>
          <table:table-cell table:style-name="ce63" table:formula="of:=IF([.J337]=&quot;YES&quot;;1;0)*IF([.I337]&gt;1;1;0)" office:value-type="float" office:value="0">
            <text:p>0</text:p>
          </table:table-cell>
          <table:table-cell table:style-name="ce63" table:formula="of:=IF([.F337]=&quot;Diamond&quot;;1;0)*[.N337]*IF([.I337]&gt;1;1;0)" office:value-type="float" office:value="0">
            <text:p>0</text:p>
          </table:table-cell>
          <table:table-cell table:style-name="ce63" table:formula="of:=IF([.F337]=&quot;Moeller&quot;;1;0)*[.N337]*IF([.I337]&gt;1;1;0)" office:value-type="float" office:value="0">
            <text:p>0</text:p>
          </table:table-cell>
          <table:table-cell table:style-name="ce63" table:formula="of:=[.O337]*[.L337]" office:value-type="float" office:value="0">
            <text:p>0</text:p>
          </table:table-cell>
          <table:table-cell table:style-name="ce63" table:formula="of:=[.O337]*[.M337]" office:value-type="float" office:value="0">
            <text:p>0</text:p>
          </table:table-cell>
          <table:table-cell table:style-name="ce63" table:formula="of:=[.P337]*[.L337]" office:value-type="float" office:value="0">
            <text:p>0</text:p>
          </table:table-cell>
          <table:table-cell table:style-name="ce63" table:formula="of:=[.P337]*[.M337]" office:value-type="float" office:value="0">
            <text:p>0</text:p>
          </table:table-cell>
          <table:table-cell table:style-name="ce63" table:formula="of:=SUM([.N337:.P337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3" office:value-type="float" office:value="8881">
            <text:p>8881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38]-[.C338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38]=&quot;YES&quot;;[.I338];0)*IF([.I338]&gt;1;1;0)" office:value-type="float" office:value="0">
            <text:p>0</text:p>
          </table:table-cell>
          <table:table-cell table:style-name="ce434" table:formula="of:=IF([.J338]=&quot;YES&quot;;[.E338];0)*IF([.I338]&gt;1;1;0)" office:value-type="float" office:value="0">
            <text:p>0</text:p>
          </table:table-cell>
          <table:table-cell table:style-name="ce63" table:formula="of:=IF([.J338]=&quot;YES&quot;;1;0)*IF([.I338]&gt;1;1;0)" office:value-type="float" office:value="0">
            <text:p>0</text:p>
          </table:table-cell>
          <table:table-cell table:style-name="ce63" table:formula="of:=IF([.F338]=&quot;Diamond&quot;;1;0)*[.N338]*IF([.I338]&gt;1;1;0)" office:value-type="float" office:value="0">
            <text:p>0</text:p>
          </table:table-cell>
          <table:table-cell table:style-name="ce63" table:formula="of:=IF([.F338]=&quot;Moeller&quot;;1;0)*[.N338]*IF([.I338]&gt;1;1;0)" office:value-type="float" office:value="0">
            <text:p>0</text:p>
          </table:table-cell>
          <table:table-cell table:style-name="ce63" table:formula="of:=[.O338]*[.L338]" office:value-type="float" office:value="0">
            <text:p>0</text:p>
          </table:table-cell>
          <table:table-cell table:style-name="ce63" table:formula="of:=[.O338]*[.M338]" office:value-type="float" office:value="0">
            <text:p>0</text:p>
          </table:table-cell>
          <table:table-cell table:style-name="ce63" table:formula="of:=[.P338]*[.L338]" office:value-type="float" office:value="0">
            <text:p>0</text:p>
          </table:table-cell>
          <table:table-cell table:style-name="ce63" table:formula="of:=[.P338]*[.M338]" office:value-type="float" office:value="0">
            <text:p>0</text:p>
          </table:table-cell>
          <table:table-cell table:style-name="ce63" table:formula="of:=SUM([.N338:.P338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3" office:value-type="float" office:value="8882">
            <text:p>8882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39]-[.C339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39]=&quot;YES&quot;;[.I339];0)*IF([.I339]&gt;1;1;0)" office:value-type="float" office:value="0">
            <text:p>0</text:p>
          </table:table-cell>
          <table:table-cell table:style-name="ce434" table:formula="of:=IF([.J339]=&quot;YES&quot;;[.E339];0)*IF([.I339]&gt;1;1;0)" office:value-type="float" office:value="0">
            <text:p>0</text:p>
          </table:table-cell>
          <table:table-cell table:style-name="ce63" table:formula="of:=IF([.J339]=&quot;YES&quot;;1;0)*IF([.I339]&gt;1;1;0)" office:value-type="float" office:value="0">
            <text:p>0</text:p>
          </table:table-cell>
          <table:table-cell table:style-name="ce63" table:formula="of:=IF([.F339]=&quot;Diamond&quot;;1;0)*[.N339]*IF([.I339]&gt;1;1;0)" office:value-type="float" office:value="0">
            <text:p>0</text:p>
          </table:table-cell>
          <table:table-cell table:style-name="ce63" table:formula="of:=IF([.F339]=&quot;Moeller&quot;;1;0)*[.N339]*IF([.I339]&gt;1;1;0)" office:value-type="float" office:value="0">
            <text:p>0</text:p>
          </table:table-cell>
          <table:table-cell table:style-name="ce63" table:formula="of:=[.O339]*[.L339]" office:value-type="float" office:value="0">
            <text:p>0</text:p>
          </table:table-cell>
          <table:table-cell table:style-name="ce63" table:formula="of:=[.O339]*[.M339]" office:value-type="float" office:value="0">
            <text:p>0</text:p>
          </table:table-cell>
          <table:table-cell table:style-name="ce63" table:formula="of:=[.P339]*[.L339]" office:value-type="float" office:value="0">
            <text:p>0</text:p>
          </table:table-cell>
          <table:table-cell table:style-name="ce63" table:formula="of:=[.P339]*[.M339]" office:value-type="float" office:value="0">
            <text:p>0</text:p>
          </table:table-cell>
          <table:table-cell table:style-name="ce63" table:formula="of:=SUM([.N339:.P339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3" office:value-type="float" office:value="8883">
            <text:p>8883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40]-[.C340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420" office:value-type="string">
            <text:p>JUNK</text:p>
          </table:table-cell>
          <table:table-cell table:style-name="ce434" table:formula="of:=IF([.J340]=&quot;YES&quot;;[.I340];0)*IF([.I340]&gt;1;1;0)" office:value-type="float" office:value="0">
            <text:p>0</text:p>
          </table:table-cell>
          <table:table-cell table:style-name="ce434" table:formula="of:=IF([.J340]=&quot;YES&quot;;[.E340];0)*IF([.I340]&gt;1;1;0)" office:value-type="float" office:value="0">
            <text:p>0</text:p>
          </table:table-cell>
          <table:table-cell table:style-name="ce63" table:formula="of:=IF([.J340]=&quot;YES&quot;;1;0)*IF([.I340]&gt;1;1;0)" office:value-type="float" office:value="0">
            <text:p>0</text:p>
          </table:table-cell>
          <table:table-cell table:style-name="ce63" table:formula="of:=IF([.F340]=&quot;Diamond&quot;;1;0)*[.N340]*IF([.I340]&gt;1;1;0)" office:value-type="float" office:value="0">
            <text:p>0</text:p>
          </table:table-cell>
          <table:table-cell table:style-name="ce63" table:formula="of:=IF([.F340]=&quot;Moeller&quot;;1;0)*[.N340]*IF([.I340]&gt;1;1;0)" office:value-type="float" office:value="0">
            <text:p>0</text:p>
          </table:table-cell>
          <table:table-cell table:style-name="ce63" table:formula="of:=[.O340]*[.L340]" office:value-type="float" office:value="0">
            <text:p>0</text:p>
          </table:table-cell>
          <table:table-cell table:style-name="ce63" table:formula="of:=[.O340]*[.M340]" office:value-type="float" office:value="0">
            <text:p>0</text:p>
          </table:table-cell>
          <table:table-cell table:style-name="ce63" table:formula="of:=[.P340]*[.L340]" office:value-type="float" office:value="0">
            <text:p>0</text:p>
          </table:table-cell>
          <table:table-cell table:style-name="ce63" table:formula="of:=[.P340]*[.M340]" office:value-type="float" office:value="0">
            <text:p>0</text:p>
          </table:table-cell>
          <table:table-cell table:style-name="ce63" table:formula="of:=SUM([.N340:.P340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314"/>
        </table:table-row>
        <table:table-row table:style-name="ro4">
          <table:table-cell table:style-name="ce64" office:value-type="float" office:value="8884">
            <text:p>8884</text:p>
          </table:table-cell>
          <table:table-cell table:style-name="ce129" office:value-type="date" office:date-value="2015-05-12">
            <text:p>2015-05-12</text:p>
          </table:table-cell>
          <table:table-cell table:style-name="ce213" office:value-type="time" office:time-value="PT16H01M00S">
            <text:p>16:01</text:p>
          </table:table-cell>
          <table:table-cell table:style-name="ce181" office:value-type="time" office:time-value="PT16H27M00S">
            <text:p>16:27</text:p>
          </table:table-cell>
          <table:table-cell table:style-name="ce283" table:formula="of:=([.D341]-[.C341])*24*60" office:value-type="float" office:value="26.0000000000001">
            <text:p>26</text:p>
          </table:table-cell>
          <table:table-cell table:style-name="ce356" office:value-type="string">
            <text:p>Diamond</text:p>
          </table:table-cell>
          <table:table-cell table:style-name="ce356" office:value-type="float" office:value="850">
            <text:p>850</text:p>
          </table:table-cell>
          <table:table-cell table:style-name="ce356" office:value-type="string">
            <text:p>PERP</text:p>
          </table:table-cell>
          <table:table-cell table:style-name="ce356" office:value-type="float" office:value="8">
            <text:p>8</text:p>
          </table:table-cell>
          <table:table-cell table:style-name="ce356" office:value-type="string">
            <text:p>YES</text:p>
          </table:table-cell>
          <table:table-cell table:style-name="ce328" office:value-type="string">
            <text:p>Errors suddenly reported from NaI TDCs at very end of this file</text:p>
          </table:table-cell>
          <table:table-cell table:style-name="ce395" table:formula="of:=IF([.J341]=&quot;YES&quot;;[.I341];0)*IF([.I341]&gt;1;1;0)" office:value-type="float" office:value="8">
            <text:p>8</text:p>
          </table:table-cell>
          <table:table-cell table:style-name="ce395" table:formula="of:=IF([.J341]=&quot;YES&quot;;[.E341];0)*IF([.I341]&gt;1;1;0)" office:value-type="float" office:value="26.0000000000001">
            <text:p>26,0000000000001</text:p>
          </table:table-cell>
          <table:table-cell table:formula="of:=IF([.J341]=&quot;YES&quot;;1;0)*IF([.I341]&gt;1;1;0)" office:value-type="float" office:value="1">
            <text:p>1</text:p>
          </table:table-cell>
          <table:table-cell table:formula="of:=IF([.F341]=&quot;Diamond&quot;;1;0)*[.N341]*IF([.I341]&gt;1;1;0)" office:value-type="float" office:value="1">
            <text:p>1</text:p>
          </table:table-cell>
          <table:table-cell table:formula="of:=IF([.F341]=&quot;Moeller&quot;;1;0)*[.N341]*IF([.I341]&gt;1;1;0)" office:value-type="float" office:value="0">
            <text:p>0</text:p>
          </table:table-cell>
          <table:table-cell table:formula="of:=[.O341]*[.L341]" office:value-type="float" office:value="8">
            <text:p>8</text:p>
          </table:table-cell>
          <table:table-cell table:formula="of:=[.O341]*[.M341]" office:value-type="float" office:value="26.0000000000001">
            <text:p>26,0000000000001</text:p>
          </table:table-cell>
          <table:table-cell table:formula="of:=[.P341]*[.L341]" office:value-type="float" office:value="0">
            <text:p>0</text:p>
          </table:table-cell>
          <table:table-cell table:formula="of:=[.P341]*[.M341]" office:value-type="float" office:value="0">
            <text:p>0</text:p>
          </table:table-cell>
          <table:table-cell table:formula="of:=SUM([.N341:.P341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65" office:value-type="float" office:value="8885">
            <text:p>8885</text:p>
          </table:table-cell>
          <table:table-cell table:style-name="ce139" office:value-type="date" office:date-value="2015-05-12">
            <text:p>2015-05-12</text:p>
          </table:table-cell>
          <table:table-cell table:style-name="ce212"/>
          <table:table-cell table:style-name="ce188"/>
          <table:table-cell table:style-name="ce292" table:formula="of:=([.D342]-[.C342])*24*60" office:value-type="float" office:value="0">
            <text:p>0</text:p>
          </table:table-cell>
          <table:table-cell table:style-name="ce347"/>
          <table:table-cell table:style-name="ce347" table:number-columns-repeated="2"/>
          <table:table-cell table:number-columns-repeated="2" table:style-name="ce347"/>
          <table:table-cell table:style-name="ce347" office:value-type="string">
            <text:p>JUNK</text:p>
          </table:table-cell>
          <table:table-cell table:style-name="ce434" table:formula="of:=IF([.J342]=&quot;YES&quot;;[.I342];0)*IF([.I342]&gt;1;1;0)" office:value-type="float" office:value="0">
            <text:p>0</text:p>
          </table:table-cell>
          <table:table-cell table:style-name="ce434" table:formula="of:=IF([.J342]=&quot;YES&quot;;[.E342];0)*IF([.I342]&gt;1;1;0)" office:value-type="float" office:value="0">
            <text:p>0</text:p>
          </table:table-cell>
          <table:table-cell table:style-name="ce63" table:formula="of:=IF([.J342]=&quot;YES&quot;;1;0)*IF([.I342]&gt;1;1;0)" office:value-type="float" office:value="0">
            <text:p>0</text:p>
          </table:table-cell>
          <table:table-cell table:style-name="ce63" table:formula="of:=IF([.F342]=&quot;Diamond&quot;;1;0)*[.N342]*IF([.I342]&gt;1;1;0)" office:value-type="float" office:value="0">
            <text:p>0</text:p>
          </table:table-cell>
          <table:table-cell table:style-name="ce63" table:formula="of:=IF([.F342]=&quot;Moeller&quot;;1;0)*[.N342]*IF([.I342]&gt;1;1;0)" office:value-type="float" office:value="0">
            <text:p>0</text:p>
          </table:table-cell>
          <table:table-cell table:style-name="ce63" table:formula="of:=[.O342]*[.L342]" office:value-type="float" office:value="0">
            <text:p>0</text:p>
          </table:table-cell>
          <table:table-cell table:style-name="ce63" table:formula="of:=[.O342]*[.M342]" office:value-type="float" office:value="0">
            <text:p>0</text:p>
          </table:table-cell>
          <table:table-cell table:style-name="ce63" table:formula="of:=[.P342]*[.L342]" office:value-type="float" office:value="0">
            <text:p>0</text:p>
          </table:table-cell>
          <table:table-cell table:style-name="ce63" table:formula="of:=[.P342]*[.M342]" office:value-type="float" office:value="0">
            <text:p>0</text:p>
          </table:table-cell>
          <table:table-cell table:style-name="ce63" table:formula="of:=SUM([.N342:.P342])" office:value-type="float" office:value="0">
            <text:p>0</text:p>
          </table:table-cell>
          <table:table-cell table:style-name="ce63" table:number-columns-repeated="993"/>
          <table:table-cell table:style-name="ce468" table:number-columns-repeated="9"/>
          <table:table-cell table:style-name="ce535"/>
        </table:table-row>
        <table:table-row table:style-name="ro4">
          <table:table-cell table:style-name="ce66" office:value-type="float" office:value="8886">
            <text:p>8886</text:p>
          </table:table-cell>
          <table:table-cell table:style-name="ce131" office:value-type="date" office:date-value="2015-05-12">
            <text:p>2015-05-12</text:p>
          </table:table-cell>
          <table:table-cell table:style-name="ce214" office:value-type="time" office:time-value="PT16H36M00S">
            <text:p>16:36</text:p>
          </table:table-cell>
          <table:table-cell table:style-name="ce185" office:value-type="time" office:time-value="PT17H07M00S">
            <text:p>17:07</text:p>
          </table:table-cell>
          <table:table-cell table:style-name="ce287" table:formula="of:=([.D343]-[.C343])*24*60" office:value-type="float" office:value="31">
            <text:p>31</text:p>
          </table:table-cell>
          <table:table-cell table:style-name="ce342" office:value-type="string">
            <text:p>Diamond</text:p>
          </table:table-cell>
          <table:table-cell table:style-name="ce342" office:value-type="float" office:value="850">
            <text:p>850</text:p>
          </table:table-cell>
          <table:table-cell table:style-name="ce342" office:value-type="string">
            <text:p>PERP</text:p>
          </table:table-cell>
          <table:table-cell table:style-name="ce342" office:value-type="float" office:value="9.9">
            <text:p>9,9</text:p>
          </table:table-cell>
          <table:table-cell table:style-name="ce342" office:value-type="string">
            <text:p>YES</text:p>
          </table:table-cell>
          <table:table-cell table:style-name="ce413"/>
          <table:table-cell table:style-name="ce395" table:formula="of:=IF([.J343]=&quot;YES&quot;;[.I343];0)*IF([.I343]&gt;1;1;0)" office:value-type="float" office:value="9.9">
            <text:p>9,9</text:p>
          </table:table-cell>
          <table:table-cell table:style-name="ce395" table:formula="of:=IF([.J343]=&quot;YES&quot;;[.E343];0)*IF([.I343]&gt;1;1;0)" office:value-type="float" office:value="31">
            <text:p>31</text:p>
          </table:table-cell>
          <table:table-cell table:formula="of:=IF([.J343]=&quot;YES&quot;;1;0)*IF([.I343]&gt;1;1;0)" office:value-type="float" office:value="1">
            <text:p>1</text:p>
          </table:table-cell>
          <table:table-cell table:formula="of:=IF([.F343]=&quot;Diamond&quot;;1;0)*[.N343]*IF([.I343]&gt;1;1;0)" office:value-type="float" office:value="1">
            <text:p>1</text:p>
          </table:table-cell>
          <table:table-cell table:formula="of:=IF([.F343]=&quot;Moeller&quot;;1;0)*[.N343]*IF([.I343]&gt;1;1;0)" office:value-type="float" office:value="0">
            <text:p>0</text:p>
          </table:table-cell>
          <table:table-cell table:formula="of:=[.O343]*[.L343]" office:value-type="float" office:value="9.9">
            <text:p>9,9</text:p>
          </table:table-cell>
          <table:table-cell table:formula="of:=[.O343]*[.M343]" office:value-type="float" office:value="31">
            <text:p>31</text:p>
          </table:table-cell>
          <table:table-cell table:formula="of:=[.P343]*[.L343]" office:value-type="float" office:value="0">
            <text:p>0</text:p>
          </table:table-cell>
          <table:table-cell table:formula="of:=[.P343]*[.M343]" office:value-type="float" office:value="0">
            <text:p>0</text:p>
          </table:table-cell>
          <table:table-cell table:formula="of:=SUM([.N343:.P343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67" office:value-type="float" office:value="8887">
            <text:p>8887</text:p>
          </table:table-cell>
          <table:table-cell table:style-name="ce130" office:value-type="date" office:date-value="2015-05-12">
            <text:p>2015-05-12</text:p>
          </table:table-cell>
          <table:table-cell table:style-name="ce215" office:value-type="time" office:time-value="PT17H10M00S">
            <text:p>17:10</text:p>
          </table:table-cell>
          <table:table-cell table:style-name="ce183" office:value-type="time" office:time-value="PT17H38M00S">
            <text:p>17:38</text:p>
          </table:table-cell>
          <table:table-cell table:style-name="ce301" table:formula="of:=([.D344]-[.C344])*24*60" office:value-type="float" office:value="28.0000000000001">
            <text:p>28</text:p>
          </table:table-cell>
          <table:table-cell table:style-name="ce357" office:value-type="string">
            <text:p>Diamond</text:p>
          </table:table-cell>
          <table:table-cell table:style-name="ce357" office:value-type="float" office:value="850">
            <text:p>850</text:p>
          </table:table-cell>
          <table:table-cell table:style-name="ce357" office:value-type="string">
            <text:p>PARA</text:p>
          </table:table-cell>
          <table:table-cell table:style-name="ce357" office:value-type="float" office:value="8.9">
            <text:p>8,9</text:p>
          </table:table-cell>
          <table:table-cell table:style-name="ce357" office:value-type="string">
            <text:p>YES</text:p>
          </table:table-cell>
          <table:table-cell table:style-name="ce415" office:value-type="string">
            <text:p>shift of the coherent edge at 859 MeV</text:p>
          </table:table-cell>
          <table:table-cell table:style-name="ce395" table:formula="of:=IF([.J344]=&quot;YES&quot;;[.I344];0)*IF([.I344]&gt;1;1;0)" office:value-type="float" office:value="8.9">
            <text:p>8,9</text:p>
          </table:table-cell>
          <table:table-cell table:style-name="ce395" table:formula="of:=IF([.J344]=&quot;YES&quot;;[.E344];0)*IF([.I344]&gt;1;1;0)" office:value-type="float" office:value="28.0000000000001">
            <text:p>28,0000000000001</text:p>
          </table:table-cell>
          <table:table-cell table:formula="of:=IF([.J344]=&quot;YES&quot;;1;0)*IF([.I344]&gt;1;1;0)" office:value-type="float" office:value="1">
            <text:p>1</text:p>
          </table:table-cell>
          <table:table-cell table:formula="of:=IF([.F344]=&quot;Diamond&quot;;1;0)*[.N344]*IF([.I344]&gt;1;1;0)" office:value-type="float" office:value="1">
            <text:p>1</text:p>
          </table:table-cell>
          <table:table-cell table:formula="of:=IF([.F344]=&quot;Moeller&quot;;1;0)*[.N344]*IF([.I344]&gt;1;1;0)" office:value-type="float" office:value="0">
            <text:p>0</text:p>
          </table:table-cell>
          <table:table-cell table:formula="of:=[.O344]*[.L344]" office:value-type="float" office:value="8.9">
            <text:p>8,9</text:p>
          </table:table-cell>
          <table:table-cell table:formula="of:=[.O344]*[.M344]" office:value-type="float" office:value="28.0000000000001">
            <text:p>28,0000000000001</text:p>
          </table:table-cell>
          <table:table-cell table:formula="of:=[.P344]*[.L344]" office:value-type="float" office:value="0">
            <text:p>0</text:p>
          </table:table-cell>
          <table:table-cell table:formula="of:=[.P344]*[.M344]" office:value-type="float" office:value="0">
            <text:p>0</text:p>
          </table:table-cell>
          <table:table-cell table:formula="of:=SUM([.N344:.P344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66"/>
        </table:table-row>
        <table:table-row table:style-name="ro4">
          <table:table-cell table:style-name="ce68" office:value-type="float" office:value="8888">
            <text:p>8888</text:p>
          </table:table-cell>
          <table:table-cell table:style-name="ce131" office:value-type="date" office:date-value="2015-05-12">
            <text:p>2015-05-12</text:p>
          </table:table-cell>
          <table:table-cell table:style-name="ce214" office:value-type="time" office:time-value="PT17H40M00S">
            <text:p>17:40</text:p>
          </table:table-cell>
          <table:table-cell table:style-name="ce185" office:value-type="time" office:time-value="PT18H09M00S">
            <text:p>18:09</text:p>
          </table:table-cell>
          <table:table-cell table:style-name="ce287" table:formula="of:=([.D345]-[.C345])*24*60" office:value-type="float" office:value="28.9999999999999">
            <text:p>29</text:p>
          </table:table-cell>
          <table:table-cell table:style-name="ce342" office:value-type="string">
            <text:p>Diamond</text:p>
          </table:table-cell>
          <table:table-cell table:style-name="ce342" office:value-type="float" office:value="850">
            <text:p>850</text:p>
          </table:table-cell>
          <table:table-cell table:style-name="ce342" office:value-type="string">
            <text:p>PARA</text:p>
          </table:table-cell>
          <table:table-cell table:style-name="ce342" office:value-type="float" office:value="8.9">
            <text:p>8,9</text:p>
          </table:table-cell>
          <table:table-cell table:style-name="ce342" office:value-type="string">
            <text:p>YES</text:p>
          </table:table-cell>
          <table:table-cell table:style-name="ce413" office:value-type="string">
            <text:p>shift of the coherent edge at 859 MeV</text:p>
          </table:table-cell>
          <table:table-cell table:style-name="ce395" table:formula="of:=IF([.J345]=&quot;YES&quot;;[.I345];0)*IF([.I345]&gt;1;1;0)" office:value-type="float" office:value="8.9">
            <text:p>8,9</text:p>
          </table:table-cell>
          <table:table-cell table:style-name="ce395" table:formula="of:=IF([.J345]=&quot;YES&quot;;[.E345];0)*IF([.I345]&gt;1;1;0)" office:value-type="float" office:value="28.9999999999999">
            <text:p>28,9999999999999</text:p>
          </table:table-cell>
          <table:table-cell table:formula="of:=IF([.J345]=&quot;YES&quot;;1;0)*IF([.I345]&gt;1;1;0)" office:value-type="float" office:value="1">
            <text:p>1</text:p>
          </table:table-cell>
          <table:table-cell table:formula="of:=IF([.F345]=&quot;Diamond&quot;;1;0)*[.N345]*IF([.I345]&gt;1;1;0)" office:value-type="float" office:value="1">
            <text:p>1</text:p>
          </table:table-cell>
          <table:table-cell table:formula="of:=IF([.F345]=&quot;Moeller&quot;;1;0)*[.N345]*IF([.I345]&gt;1;1;0)" office:value-type="float" office:value="0">
            <text:p>0</text:p>
          </table:table-cell>
          <table:table-cell table:formula="of:=[.O345]*[.L345]" office:value-type="float" office:value="8.9">
            <text:p>8,9</text:p>
          </table:table-cell>
          <table:table-cell table:formula="of:=[.O345]*[.M345]" office:value-type="float" office:value="28.9999999999999">
            <text:p>28,9999999999999</text:p>
          </table:table-cell>
          <table:table-cell table:formula="of:=[.P345]*[.L345]" office:value-type="float" office:value="0">
            <text:p>0</text:p>
          </table:table-cell>
          <table:table-cell table:formula="of:=[.P345]*[.M345]" office:value-type="float" office:value="0">
            <text:p>0</text:p>
          </table:table-cell>
          <table:table-cell table:formula="of:=SUM([.N345:.P345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67"/>
        </table:table-row>
        <table:table-row table:style-name="ro4">
          <table:table-cell table:style-name="ce64" office:value-type="float" office:value="8889">
            <text:p>8889</text:p>
          </table:table-cell>
          <table:table-cell table:style-name="ce129" office:value-type="date" office:date-value="2015-05-12">
            <text:p>2015-05-12</text:p>
          </table:table-cell>
          <table:table-cell table:style-name="ce213" office:value-type="time" office:time-value="PT18H11M00S">
            <text:p>18:11</text:p>
          </table:table-cell>
          <table:table-cell table:style-name="ce181" office:value-type="time" office:time-value="PT18H40M00S">
            <text:p>18:40</text:p>
          </table:table-cell>
          <table:table-cell table:style-name="ce283" table:formula="of:=([.D346]-[.C346])*24*60" office:value-type="float" office:value="29.0000000000001">
            <text:p>29</text:p>
          </table:table-cell>
          <table:table-cell table:style-name="ce356" office:value-type="string">
            <text:p>Diamond</text:p>
          </table:table-cell>
          <table:table-cell table:style-name="ce356" office:value-type="float" office:value="850">
            <text:p>850</text:p>
          </table:table-cell>
          <table:table-cell table:style-name="ce356" office:value-type="string">
            <text:p>PERP</text:p>
          </table:table-cell>
          <table:table-cell table:style-name="ce356" office:value-type="float" office:value="8.9">
            <text:p>8,9</text:p>
          </table:table-cell>
          <table:table-cell table:style-name="ce356" office:value-type="string">
            <text:p>YES</text:p>
          </table:table-cell>
          <table:table-cell table:style-name="ce412"/>
          <table:table-cell table:style-name="ce395" table:formula="of:=IF([.J346]=&quot;YES&quot;;[.I346];0)*IF([.I346]&gt;1;1;0)" office:value-type="float" office:value="8.9">
            <text:p>8,9</text:p>
          </table:table-cell>
          <table:table-cell table:style-name="ce395" table:formula="of:=IF([.J346]=&quot;YES&quot;;[.E346];0)*IF([.I346]&gt;1;1;0)" office:value-type="float" office:value="29.0000000000001">
            <text:p>29,0000000000001</text:p>
          </table:table-cell>
          <table:table-cell table:formula="of:=IF([.J346]=&quot;YES&quot;;1;0)*IF([.I346]&gt;1;1;0)" office:value-type="float" office:value="1">
            <text:p>1</text:p>
          </table:table-cell>
          <table:table-cell table:formula="of:=IF([.F346]=&quot;Diamond&quot;;1;0)*[.N346]*IF([.I346]&gt;1;1;0)" office:value-type="float" office:value="1">
            <text:p>1</text:p>
          </table:table-cell>
          <table:table-cell table:formula="of:=IF([.F346]=&quot;Moeller&quot;;1;0)*[.N346]*IF([.I346]&gt;1;1;0)" office:value-type="float" office:value="0">
            <text:p>0</text:p>
          </table:table-cell>
          <table:table-cell table:formula="of:=[.O346]*[.L346]" office:value-type="float" office:value="8.9">
            <text:p>8,9</text:p>
          </table:table-cell>
          <table:table-cell table:formula="of:=[.O346]*[.M346]" office:value-type="float" office:value="29.0000000000001">
            <text:p>29,0000000000001</text:p>
          </table:table-cell>
          <table:table-cell table:formula="of:=[.P346]*[.L346]" office:value-type="float" office:value="0">
            <text:p>0</text:p>
          </table:table-cell>
          <table:table-cell table:formula="of:=[.P346]*[.M346]" office:value-type="float" office:value="0">
            <text:p>0</text:p>
          </table:table-cell>
          <table:table-cell table:formula="of:=SUM([.N346:.P346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66" office:value-type="float" office:value="8890">
            <text:p>8890</text:p>
          </table:table-cell>
          <table:table-cell table:style-name="ce131" office:value-type="date" office:date-value="2015-05-12">
            <text:p>2015-05-12</text:p>
          </table:table-cell>
          <table:table-cell table:style-name="ce214" office:value-type="time" office:time-value="PT18H41M00S">
            <text:p>18:41</text:p>
          </table:table-cell>
          <table:table-cell table:style-name="ce185" office:value-type="time" office:time-value="PT19H10M00S">
            <text:p>19:10</text:p>
          </table:table-cell>
          <table:table-cell table:style-name="ce287" table:formula="of:=([.D347]-[.C347])*24*60" office:value-type="float" office:value="28.9999999999999">
            <text:p>29</text:p>
          </table:table-cell>
          <table:table-cell table:style-name="ce342" office:value-type="string">
            <text:p>Diamond</text:p>
          </table:table-cell>
          <table:table-cell table:style-name="ce342" office:value-type="float" office:value="850">
            <text:p>850</text:p>
          </table:table-cell>
          <table:table-cell table:style-name="ce342" office:value-type="string">
            <text:p>PERP</text:p>
          </table:table-cell>
          <table:table-cell table:style-name="ce342" office:value-type="float" office:value="8.9">
            <text:p>8,9</text:p>
          </table:table-cell>
          <table:table-cell table:style-name="ce342" office:value-type="string">
            <text:p>YES</text:p>
          </table:table-cell>
          <table:table-cell table:style-name="ce413"/>
          <table:table-cell table:style-name="ce395" table:formula="of:=IF([.J347]=&quot;YES&quot;;[.I347];0)*IF([.I347]&gt;1;1;0)" office:value-type="float" office:value="8.9">
            <text:p>8,9</text:p>
          </table:table-cell>
          <table:table-cell table:style-name="ce395" table:formula="of:=IF([.J347]=&quot;YES&quot;;[.E347];0)*IF([.I347]&gt;1;1;0)" office:value-type="float" office:value="28.9999999999999">
            <text:p>28,9999999999999</text:p>
          </table:table-cell>
          <table:table-cell table:formula="of:=IF([.J347]=&quot;YES&quot;;1;0)*IF([.I347]&gt;1;1;0)" office:value-type="float" office:value="1">
            <text:p>1</text:p>
          </table:table-cell>
          <table:table-cell table:formula="of:=IF([.F347]=&quot;Diamond&quot;;1;0)*[.N347]*IF([.I347]&gt;1;1;0)" office:value-type="float" office:value="1">
            <text:p>1</text:p>
          </table:table-cell>
          <table:table-cell table:formula="of:=IF([.F347]=&quot;Moeller&quot;;1;0)*[.N347]*IF([.I347]&gt;1;1;0)" office:value-type="float" office:value="0">
            <text:p>0</text:p>
          </table:table-cell>
          <table:table-cell table:formula="of:=[.O347]*[.L347]" office:value-type="float" office:value="8.9">
            <text:p>8,9</text:p>
          </table:table-cell>
          <table:table-cell table:formula="of:=[.O347]*[.M347]" office:value-type="float" office:value="28.9999999999999">
            <text:p>28,9999999999999</text:p>
          </table:table-cell>
          <table:table-cell table:formula="of:=[.P347]*[.L347]" office:value-type="float" office:value="0">
            <text:p>0</text:p>
          </table:table-cell>
          <table:table-cell table:formula="of:=[.P347]*[.M347]" office:value-type="float" office:value="0">
            <text:p>0</text:p>
          </table:table-cell>
          <table:table-cell table:formula="of:=SUM([.N347:.P347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69" office:value-type="float" office:value="8891">
            <text:p>8891</text:p>
          </table:table-cell>
          <table:table-cell table:style-name="ce140" office:value-type="date" office:date-value="2015-05-12">
            <text:p>2015-05-12</text:p>
          </table:table-cell>
          <table:table-cell table:style-name="ce216" office:value-type="time" office:time-value="PT19H38M00S">
            <text:p>19:38</text:p>
          </table:table-cell>
          <table:table-cell table:style-name="ce182" office:value-type="time" office:time-value="PT20H17M00S">
            <text:p>20:17</text:p>
          </table:table-cell>
          <table:table-cell table:style-name="ce291" table:formula="of:=([.D348]-[.C348])*24*60" office:value-type="float" office:value="39">
            <text:p>39</text:p>
          </table:table-cell>
          <table:table-cell table:style-name="ce346" office:value-type="string">
            <text:p>Moeller</text:p>
          </table:table-cell>
          <table:table-cell table:style-name="ce346" table:number-columns-repeated="2"/>
          <table:table-cell table:style-name="ce346" office:value-type="float" office:value="8.9">
            <text:p>8,9</text:p>
          </table:table-cell>
          <table:table-cell table:style-name="ce346" office:value-type="string">
            <text:p>YES</text:p>
          </table:table-cell>
          <table:table-cell table:style-name="ce414" office:value-type="string">
            <text:p>MWPC missing for a short time</text:p>
          </table:table-cell>
          <table:table-cell table:style-name="ce395" table:formula="of:=IF([.J348]=&quot;YES&quot;;[.I348];0)*IF([.I348]&gt;1;1;0)" office:value-type="float" office:value="8.9">
            <text:p>8,9</text:p>
          </table:table-cell>
          <table:table-cell table:style-name="ce395" table:formula="of:=IF([.J348]=&quot;YES&quot;;[.E348];0)*IF([.I348]&gt;1;1;0)" office:value-type="float" office:value="39">
            <text:p>39</text:p>
          </table:table-cell>
          <table:table-cell table:formula="of:=IF([.J348]=&quot;YES&quot;;1;0)*IF([.I348]&gt;1;1;0)" office:value-type="float" office:value="1">
            <text:p>1</text:p>
          </table:table-cell>
          <table:table-cell table:formula="of:=IF([.F348]=&quot;Diamond&quot;;1;0)*[.N348]*IF([.I348]&gt;1;1;0)" office:value-type="float" office:value="0">
            <text:p>0</text:p>
          </table:table-cell>
          <table:table-cell table:formula="of:=IF([.F348]=&quot;Moeller&quot;;1;0)*[.N348]*IF([.I348]&gt;1;1;0)" office:value-type="float" office:value="1">
            <text:p>1</text:p>
          </table:table-cell>
          <table:table-cell table:formula="of:=[.O348]*[.L348]" office:value-type="float" office:value="0">
            <text:p>0</text:p>
          </table:table-cell>
          <table:table-cell table:formula="of:=[.O348]*[.M348]" office:value-type="float" office:value="0">
            <text:p>0</text:p>
          </table:table-cell>
          <table:table-cell table:formula="of:=[.P348]*[.L348]" office:value-type="float" office:value="8.9">
            <text:p>8,9</text:p>
          </table:table-cell>
          <table:table-cell table:formula="of:=[.P348]*[.M348]" office:value-type="float" office:value="39">
            <text:p>39</text:p>
          </table:table-cell>
          <table:table-cell table:formula="of:=SUM([.N348:.P348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372"/>
        </table:table-row>
        <table:table-row table:style-name="ro4">
          <table:table-cell table:style-name="ce69" office:value-type="float" office:value="8892">
            <text:p>8892</text:p>
          </table:table-cell>
          <table:table-cell table:style-name="ce140" office:value-type="date" office:date-value="2015-05-12">
            <text:p>2015-05-12</text:p>
          </table:table-cell>
          <table:table-cell table:style-name="ce216" office:value-type="time" office:time-value="PT20H19M00S">
            <text:p>20:19</text:p>
          </table:table-cell>
          <table:table-cell table:style-name="ce182" office:value-type="time" office:time-value="PT20H47M00S">
            <text:p>20:47</text:p>
          </table:table-cell>
          <table:table-cell table:style-name="ce291" table:formula="of:=([.D349]-[.C349])*24*60" office:value-type="float" office:value="28.0000000000001">
            <text:p>28</text:p>
          </table:table-cell>
          <table:table-cell table:style-name="ce346" office:value-type="string">
            <text:p>Moeller</text:p>
          </table:table-cell>
          <table:table-cell table:style-name="ce346" table:number-columns-repeated="2"/>
          <table:table-cell table:style-name="ce346" office:value-type="float" office:value="6.3">
            <text:p>6,3</text:p>
          </table:table-cell>
          <table:table-cell table:style-name="ce346" office:value-type="string">
            <text:p>YES</text:p>
          </table:table-cell>
          <table:table-cell table:style-name="ce414" office:value-type="string">
            <text:p>Errors suddenly reported from NaI TDCs at very end of this file</text:p>
          </table:table-cell>
          <table:table-cell table:style-name="ce395" table:formula="of:=IF([.J349]=&quot;YES&quot;;[.I349];0)*IF([.I349]&gt;1;1;0)" office:value-type="float" office:value="6.3">
            <text:p>6,3</text:p>
          </table:table-cell>
          <table:table-cell table:style-name="ce395" table:formula="of:=IF([.J349]=&quot;YES&quot;;[.E349];0)*IF([.I349]&gt;1;1;0)" office:value-type="float" office:value="28.0000000000001">
            <text:p>28,0000000000001</text:p>
          </table:table-cell>
          <table:table-cell table:formula="of:=IF([.J349]=&quot;YES&quot;;1;0)*IF([.I349]&gt;1;1;0)" office:value-type="float" office:value="1">
            <text:p>1</text:p>
          </table:table-cell>
          <table:table-cell table:formula="of:=IF([.F349]=&quot;Diamond&quot;;1;0)*[.N349]*IF([.I349]&gt;1;1;0)" office:value-type="float" office:value="0">
            <text:p>0</text:p>
          </table:table-cell>
          <table:table-cell table:formula="of:=IF([.F349]=&quot;Moeller&quot;;1;0)*[.N349]*IF([.I349]&gt;1;1;0)" office:value-type="float" office:value="1">
            <text:p>1</text:p>
          </table:table-cell>
          <table:table-cell table:formula="of:=[.O349]*[.L349]" office:value-type="float" office:value="0">
            <text:p>0</text:p>
          </table:table-cell>
          <table:table-cell table:formula="of:=[.O349]*[.M349]" office:value-type="float" office:value="0">
            <text:p>0</text:p>
          </table:table-cell>
          <table:table-cell table:formula="of:=[.P349]*[.L349]" office:value-type="float" office:value="6.3">
            <text:p>6,3</text:p>
          </table:table-cell>
          <table:table-cell table:formula="of:=[.P349]*[.M349]" office:value-type="float" office:value="28.0000000000001">
            <text:p>28,0000000000001</text:p>
          </table:table-cell>
          <table:table-cell table:formula="of:=SUM([.N349:.P349])" office:value-type="float" office:value="2">
            <text:p>2</text:p>
          </table:table-cell>
          <table:table-cell table:style-name="ce69" table:number-columns-repeated="993"/>
          <table:table-cell table:style-name="ce506" table:number-columns-repeated="9"/>
          <table:table-cell table:style-name="ce590"/>
        </table:table-row>
        <table:table-row table:style-name="ro4">
          <table:table-cell office:value-type="float" office:value="8893">
            <text:p>8893</text:p>
          </table:table-cell>
          <table:table-cell table:style-name="ce141" office:value-type="date" office:date-value="2015-05-12">
            <text:p>2015-05-12</text:p>
          </table:table-cell>
          <table:table-cell table:style-name="ce179"/>
          <table:table-cell table:style-name="ce184"/>
          <table:table-cell table:style-name="ce302" table:formula="of:=([.D350]-[.C350])*24*60" office:value-type="float" office:value="0">
            <text:p>0</text:p>
          </table:table-cell>
          <table:table-cell table:style-name="ce358"/>
          <table:table-cell table:style-name="ce358" table:number-columns-repeated="2"/>
          <table:table-cell table:number-columns-repeated="2" table:style-name="ce358"/>
          <table:table-cell table:style-name="ce166" office:value-type="string">
            <text:p>JUNK</text:p>
          </table:table-cell>
          <table:table-cell table:style-name="ce395" table:formula="of:=IF([.J350]=&quot;YES&quot;;[.I350];0)*IF([.I350]&gt;1;1;0)" office:value-type="float" office:value="0">
            <text:p>0</text:p>
          </table:table-cell>
          <table:table-cell table:style-name="ce395" table:formula="of:=IF([.J350]=&quot;YES&quot;;[.E350];0)*IF([.I350]&gt;1;1;0)" office:value-type="float" office:value="0">
            <text:p>0</text:p>
          </table:table-cell>
          <table:table-cell table:formula="of:=IF([.J350]=&quot;YES&quot;;1;0)*IF([.I350]&gt;1;1;0)" office:value-type="float" office:value="0">
            <text:p>0</text:p>
          </table:table-cell>
          <table:table-cell table:formula="of:=IF([.F350]=&quot;Diamond&quot;;1;0)*[.N350]*IF([.I350]&gt;1;1;0)" office:value-type="float" office:value="0">
            <text:p>0</text:p>
          </table:table-cell>
          <table:table-cell table:formula="of:=IF([.F350]=&quot;Moeller&quot;;1;0)*[.N350]*IF([.I350]&gt;1;1;0)" office:value-type="float" office:value="0">
            <text:p>0</text:p>
          </table:table-cell>
          <table:table-cell table:formula="of:=[.O350]*[.L350]" office:value-type="float" office:value="0">
            <text:p>0</text:p>
          </table:table-cell>
          <table:table-cell table:formula="of:=[.O350]*[.M350]" office:value-type="float" office:value="0">
            <text:p>0</text:p>
          </table:table-cell>
          <table:table-cell table:formula="of:=[.P350]*[.L350]" office:value-type="float" office:value="0">
            <text:p>0</text:p>
          </table:table-cell>
          <table:table-cell table:formula="of:=[.P350]*[.M350]" office:value-type="float" office:value="0">
            <text:p>0</text:p>
          </table:table-cell>
          <table:table-cell table:formula="of:=SUM([.N350:.P350])" office:value-type="float" office:value="0">
            <text:p>0</text:p>
          </table:table-cell>
          <table:table-cell table:number-columns-repeated="993"/>
          <table:table-cell table:style-name="ce507" table:number-columns-repeated="9"/>
          <table:table-cell table:style-name="ce540"/>
        </table:table-row>
        <table:table-row table:style-name="ro4">
          <table:table-cell table:style-name="ce70" office:value-type="float" office:value="8894">
            <text:p>8894</text:p>
          </table:table-cell>
          <table:table-cell table:style-name="ce133" office:value-type="date" office:date-value="2015-05-12">
            <text:p>2015-05-12</text:p>
          </table:table-cell>
          <table:table-cell table:style-name="ce217" office:value-type="time" office:time-value="PT20H55M00S">
            <text:p>20:55</text:p>
          </table:table-cell>
          <table:table-cell table:style-name="ce194" office:value-type="time" office:time-value="PT21H15M00S">
            <text:p>21:15</text:p>
          </table:table-cell>
          <table:table-cell table:style-name="ce303" table:formula="of:=([.D351]-[.C351])*24*60" office:value-type="float" office:value="19.9999999999999">
            <text:p>20</text:p>
          </table:table-cell>
          <table:table-cell table:style-name="ce359" office:value-type="string">
            <text:p>Moeller</text:p>
          </table:table-cell>
          <table:table-cell table:style-name="ce359" table:number-columns-repeated="2"/>
          <table:table-cell table:style-name="ce359" office:value-type="float" office:value="4.6">
            <text:p>4,6</text:p>
          </table:table-cell>
          <table:table-cell table:style-name="ce359" office:value-type="string">
            <text:p>YES</text:p>
          </table:table-cell>
          <table:table-cell table:style-name="ce418"/>
          <table:table-cell table:style-name="ce395" table:formula="of:=IF([.J351]=&quot;YES&quot;;[.I351];0)*IF([.I351]&gt;1;1;0)" office:value-type="float" office:value="4.6">
            <text:p>4,6</text:p>
          </table:table-cell>
          <table:table-cell table:style-name="ce395" table:formula="of:=IF([.J351]=&quot;YES&quot;;[.E351];0)*IF([.I351]&gt;1;1;0)" office:value-type="float" office:value="19.9999999999999">
            <text:p>19,9999999999999</text:p>
          </table:table-cell>
          <table:table-cell table:formula="of:=IF([.J351]=&quot;YES&quot;;1;0)*IF([.I351]&gt;1;1;0)" office:value-type="float" office:value="1">
            <text:p>1</text:p>
          </table:table-cell>
          <table:table-cell table:formula="of:=IF([.F351]=&quot;Diamond&quot;;1;0)*[.N351]*IF([.I351]&gt;1;1;0)" office:value-type="float" office:value="0">
            <text:p>0</text:p>
          </table:table-cell>
          <table:table-cell table:formula="of:=IF([.F351]=&quot;Moeller&quot;;1;0)*[.N351]*IF([.I351]&gt;1;1;0)" office:value-type="float" office:value="1">
            <text:p>1</text:p>
          </table:table-cell>
          <table:table-cell table:formula="of:=[.O351]*[.L351]" office:value-type="float" office:value="0">
            <text:p>0</text:p>
          </table:table-cell>
          <table:table-cell table:formula="of:=[.O351]*[.M351]" office:value-type="float" office:value="0">
            <text:p>0</text:p>
          </table:table-cell>
          <table:table-cell table:formula="of:=[.P351]*[.L351]" office:value-type="float" office:value="4.6">
            <text:p>4,6</text:p>
          </table:table-cell>
          <table:table-cell table:formula="of:=[.P351]*[.M351]" office:value-type="float" office:value="19.9999999999999">
            <text:p>19,9999999999999</text:p>
          </table:table-cell>
          <table:table-cell table:formula="of:=SUM([.N351:.P351])" office:value-type="float" office:value="2">
            <text:p>2</text:p>
          </table:table-cell>
          <table:table-cell table:style-name="ce70" table:number-columns-repeated="993"/>
          <table:table-cell table:style-name="ce487" table:number-columns-repeated="9"/>
          <table:table-cell table:style-name="ce591"/>
        </table:table-row>
        <table:table-row table:style-name="ro4">
          <table:table-cell table:style-name="ce71" office:value-type="float" office:value="8895">
            <text:p>8895</text:p>
          </table:table-cell>
          <table:table-cell table:style-name="ce129" office:value-type="date" office:date-value="2015-05-12">
            <text:p>2015-05-12</text:p>
          </table:table-cell>
          <table:table-cell table:style-name="ce213" office:value-type="time" office:time-value="PT21H24M00S">
            <text:p>21:24</text:p>
          </table:table-cell>
          <table:table-cell table:style-name="ce181" office:value-type="time" office:time-value="PT21H54M00S">
            <text:p>21:54</text:p>
          </table:table-cell>
          <table:table-cell table:style-name="ce283" table:formula="of:=([.D352]-[.C352])*24*60" office:value-type="float" office:value="29.9999999999999">
            <text:p>30</text:p>
          </table:table-cell>
          <table:table-cell table:style-name="ce356" office:value-type="string">
            <text:p>Diamond</text:p>
          </table:table-cell>
          <table:table-cell table:style-name="ce356" office:value-type="float" office:value="850">
            <text:p>850</text:p>
          </table:table-cell>
          <table:table-cell table:style-name="ce356" office:value-type="string">
            <text:p>PARA</text:p>
          </table:table-cell>
          <table:table-cell table:style-name="ce356" office:value-type="float" office:value="8.9">
            <text:p>8,9</text:p>
          </table:table-cell>
          <table:table-cell table:style-name="ce356" office:value-type="string">
            <text:p>YES</text:p>
          </table:table-cell>
          <table:table-cell table:style-name="ce412"/>
          <table:table-cell table:style-name="ce395" table:formula="of:=IF([.J352]=&quot;YES&quot;;[.I352];0)*IF([.I352]&gt;1;1;0)" office:value-type="float" office:value="8.9">
            <text:p>8,9</text:p>
          </table:table-cell>
          <table:table-cell table:style-name="ce395" table:formula="of:=IF([.J352]=&quot;YES&quot;;[.E352];0)*IF([.I352]&gt;1;1;0)" office:value-type="float" office:value="29.9999999999999">
            <text:p>29,9999999999999</text:p>
          </table:table-cell>
          <table:table-cell table:formula="of:=IF([.J352]=&quot;YES&quot;;1;0)*IF([.I352]&gt;1;1;0)" office:value-type="float" office:value="1">
            <text:p>1</text:p>
          </table:table-cell>
          <table:table-cell table:formula="of:=IF([.F352]=&quot;Diamond&quot;;1;0)*[.N352]*IF([.I352]&gt;1;1;0)" office:value-type="float" office:value="1">
            <text:p>1</text:p>
          </table:table-cell>
          <table:table-cell table:formula="of:=IF([.F352]=&quot;Moeller&quot;;1;0)*[.N352]*IF([.I352]&gt;1;1;0)" office:value-type="float" office:value="0">
            <text:p>0</text:p>
          </table:table-cell>
          <table:table-cell table:formula="of:=[.O352]*[.L352]" office:value-type="float" office:value="8.9">
            <text:p>8,9</text:p>
          </table:table-cell>
          <table:table-cell table:formula="of:=[.O352]*[.M352]" office:value-type="float" office:value="29.9999999999999">
            <text:p>29,9999999999999</text:p>
          </table:table-cell>
          <table:table-cell table:formula="of:=[.P352]*[.L352]" office:value-type="float" office:value="0">
            <text:p>0</text:p>
          </table:table-cell>
          <table:table-cell table:formula="of:=[.P352]*[.M352]" office:value-type="float" office:value="0">
            <text:p>0</text:p>
          </table:table-cell>
          <table:table-cell table:formula="of:=SUM([.N352:.P352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92"/>
        </table:table-row>
        <table:table-row table:style-name="ro4">
          <table:table-cell table:style-name="ce68" office:value-type="float" office:value="8896">
            <text:p>8896</text:p>
          </table:table-cell>
          <table:table-cell table:style-name="ce131" office:value-type="date" office:date-value="2015-05-12">
            <text:p>2015-05-12</text:p>
          </table:table-cell>
          <table:table-cell table:style-name="ce214" office:value-type="time" office:time-value="PT21H55M00S">
            <text:p>21:55</text:p>
          </table:table-cell>
          <table:table-cell table:style-name="ce185" office:value-type="time" office:time-value="PT22H24M00S">
            <text:p>22:24</text:p>
          </table:table-cell>
          <table:table-cell table:style-name="ce287" table:formula="of:=([.D353]-[.C353])*24*60" office:value-type="float" office:value="29.0000000000001">
            <text:p>29</text:p>
          </table:table-cell>
          <table:table-cell table:style-name="ce342" office:value-type="string">
            <text:p>Diamond</text:p>
          </table:table-cell>
          <table:table-cell table:style-name="ce342" office:value-type="float" office:value="850">
            <text:p>850</text:p>
          </table:table-cell>
          <table:table-cell table:style-name="ce342" office:value-type="string">
            <text:p>PARA</text:p>
          </table:table-cell>
          <table:table-cell table:style-name="ce342" office:value-type="float" office:value="8.9">
            <text:p>8,9</text:p>
          </table:table-cell>
          <table:table-cell table:style-name="ce342" office:value-type="string">
            <text:p>YES</text:p>
          </table:table-cell>
          <table:table-cell table:style-name="ce413"/>
          <table:table-cell table:style-name="ce395" table:formula="of:=IF([.J353]=&quot;YES&quot;;[.I353];0)*IF([.I353]&gt;1;1;0)" office:value-type="float" office:value="8.9">
            <text:p>8,9</text:p>
          </table:table-cell>
          <table:table-cell table:style-name="ce395" table:formula="of:=IF([.J353]=&quot;YES&quot;;[.E353];0)*IF([.I353]&gt;1;1;0)" office:value-type="float" office:value="29.0000000000001">
            <text:p>29,0000000000001</text:p>
          </table:table-cell>
          <table:table-cell table:formula="of:=IF([.J353]=&quot;YES&quot;;1;0)*IF([.I353]&gt;1;1;0)" office:value-type="float" office:value="1">
            <text:p>1</text:p>
          </table:table-cell>
          <table:table-cell table:formula="of:=IF([.F353]=&quot;Diamond&quot;;1;0)*[.N353]*IF([.I353]&gt;1;1;0)" office:value-type="float" office:value="1">
            <text:p>1</text:p>
          </table:table-cell>
          <table:table-cell table:formula="of:=IF([.F353]=&quot;Moeller&quot;;1;0)*[.N353]*IF([.I353]&gt;1;1;0)" office:value-type="float" office:value="0">
            <text:p>0</text:p>
          </table:table-cell>
          <table:table-cell table:formula="of:=[.O353]*[.L353]" office:value-type="float" office:value="8.9">
            <text:p>8,9</text:p>
          </table:table-cell>
          <table:table-cell table:formula="of:=[.O353]*[.M353]" office:value-type="float" office:value="29.0000000000001">
            <text:p>29,0000000000001</text:p>
          </table:table-cell>
          <table:table-cell table:formula="of:=[.P353]*[.L353]" office:value-type="float" office:value="0">
            <text:p>0</text:p>
          </table:table-cell>
          <table:table-cell table:formula="of:=[.P353]*[.M353]" office:value-type="float" office:value="0">
            <text:p>0</text:p>
          </table:table-cell>
          <table:table-cell table:formula="of:=SUM([.N353:.P353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67"/>
        </table:table-row>
        <table:table-row table:style-name="ro4">
          <table:table-cell table:style-name="ce72" office:value-type="float" office:value="8897">
            <text:p>8897</text:p>
          </table:table-cell>
          <table:table-cell table:style-name="ce142" office:value-type="date" office:date-value="2015-05-12">
            <text:p>2015-05-12</text:p>
          </table:table-cell>
          <table:table-cell table:style-name="ce218" office:value-type="time" office:time-value="PT22H25M00S">
            <text:p>22:25</text:p>
          </table:table-cell>
          <table:table-cell table:style-name="ce218" office:value-type="time" office:time-value="PT22H28M00S">
            <text:p>22:28</text:p>
          </table:table-cell>
          <table:table-cell table:style-name="ce304" table:formula="of:=([.D354]-[.C354])*24*60" office:value-type="float" office:value="2.99999999999999">
            <text:p>3</text:p>
          </table:table-cell>
          <table:table-cell table:style-name="ce360" office:value-type="string">
            <text:p>Diamond</text:p>
          </table:table-cell>
          <table:table-cell table:style-name="ce360" office:value-type="float" office:value="850">
            <text:p>850</text:p>
          </table:table-cell>
          <table:table-cell table:style-name="ce360" office:value-type="string">
            <text:p>PERP</text:p>
          </table:table-cell>
          <table:table-cell table:style-name="ce360" office:value-type="float" office:value="0.754">
            <text:p>0,754</text:p>
          </table:table-cell>
          <table:table-cell table:style-name="ce360" office:value-type="string">
            <text:p>MAYBE</text:p>
          </table:table-cell>
          <table:table-cell table:style-name="ce360" office:value-type="string">
            <text:p>Two peaks in the tagger</text:p>
          </table:table-cell>
          <table:table-cell table:style-name="ce395" table:formula="of:=IF([.J354]=&quot;YES&quot;;[.I354];0)*IF([.I354]&gt;1;1;0)" office:value-type="float" office:value="0">
            <text:p>0</text:p>
          </table:table-cell>
          <table:table-cell table:style-name="ce395" table:formula="of:=IF([.J354]=&quot;YES&quot;;[.E354];0)*IF([.I354]&gt;1;1;0)" office:value-type="float" office:value="0">
            <text:p>0</text:p>
          </table:table-cell>
          <table:table-cell table:formula="of:=IF([.J354]=&quot;YES&quot;;1;0)*IF([.I354]&gt;1;1;0)" office:value-type="float" office:value="0">
            <text:p>0</text:p>
          </table:table-cell>
          <table:table-cell table:formula="of:=IF([.F354]=&quot;Diamond&quot;;1;0)*[.N354]*IF([.I354]&gt;1;1;0)" office:value-type="float" office:value="0">
            <text:p>0</text:p>
          </table:table-cell>
          <table:table-cell table:formula="of:=IF([.F354]=&quot;Moeller&quot;;1;0)*[.N354]*IF([.I354]&gt;1;1;0)" office:value-type="float" office:value="0">
            <text:p>0</text:p>
          </table:table-cell>
          <table:table-cell table:formula="of:=[.O354]*[.L354]" office:value-type="float" office:value="0">
            <text:p>0</text:p>
          </table:table-cell>
          <table:table-cell table:formula="of:=[.O354]*[.M354]" office:value-type="float" office:value="0">
            <text:p>0</text:p>
          </table:table-cell>
          <table:table-cell table:formula="of:=[.P354]*[.L354]" office:value-type="float" office:value="0">
            <text:p>0</text:p>
          </table:table-cell>
          <table:table-cell table:formula="of:=[.P354]*[.M354]" office:value-type="float" office:value="0">
            <text:p>0</text:p>
          </table:table-cell>
          <table:table-cell table:formula="of:=SUM([.N354:.P354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39"/>
        </table:table-row>
        <table:table-row table:style-name="ro4">
          <table:table-cell table:style-name="ce64" office:value-type="float" office:value="8898">
            <text:p>8898</text:p>
          </table:table-cell>
          <table:table-cell table:style-name="ce129" office:value-type="date" office:date-value="2015-05-12">
            <text:p>2015-05-12</text:p>
          </table:table-cell>
          <table:table-cell table:style-name="ce181" office:value-type="time" office:time-value="PT22H29M00S">
            <text:p>22:29</text:p>
          </table:table-cell>
          <table:table-cell table:style-name="ce181" office:value-type="time" office:time-value="PT23H01M00S">
            <text:p>23:01</text:p>
          </table:table-cell>
          <table:table-cell table:style-name="ce270" table:formula="of:=([.D355]-[.C355])*24*60" office:value-type="float" office:value="32">
            <text:p>32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9">
            <text:p>9,9</text:p>
          </table:table-cell>
          <table:table-cell table:style-name="ce328" office:value-type="string">
            <text:p>YES</text:p>
          </table:table-cell>
          <table:table-cell table:style-name="ce412" office:value-type="string">
            <text:p>Forgot to save the spectra, but they were all ok</text:p>
          </table:table-cell>
          <table:table-cell table:style-name="ce395" table:formula="of:=IF([.J355]=&quot;YES&quot;;[.I355];0)*IF([.I355]&gt;1;1;0)" office:value-type="float" office:value="9.9">
            <text:p>9,9</text:p>
          </table:table-cell>
          <table:table-cell table:style-name="ce395" table:formula="of:=IF([.J355]=&quot;YES&quot;;[.E355];0)*IF([.I355]&gt;1;1;0)" office:value-type="float" office:value="32">
            <text:p>32</text:p>
          </table:table-cell>
          <table:table-cell table:formula="of:=IF([.J355]=&quot;YES&quot;;1;0)*IF([.I355]&gt;1;1;0)" office:value-type="float" office:value="1">
            <text:p>1</text:p>
          </table:table-cell>
          <table:table-cell table:formula="of:=IF([.F355]=&quot;Diamond&quot;;1;0)*[.N355]*IF([.I355]&gt;1;1;0)" office:value-type="float" office:value="1">
            <text:p>1</text:p>
          </table:table-cell>
          <table:table-cell table:formula="of:=IF([.F355]=&quot;Moeller&quot;;1;0)*[.N355]*IF([.I355]&gt;1;1;0)" office:value-type="float" office:value="0">
            <text:p>0</text:p>
          </table:table-cell>
          <table:table-cell table:formula="of:=[.O355]*[.L355]" office:value-type="float" office:value="9.9">
            <text:p>9,9</text:p>
          </table:table-cell>
          <table:table-cell table:formula="of:=[.O355]*[.M355]" office:value-type="float" office:value="32">
            <text:p>32</text:p>
          </table:table-cell>
          <table:table-cell table:formula="of:=[.P355]*[.L355]" office:value-type="float" office:value="0">
            <text:p>0</text:p>
          </table:table-cell>
          <table:table-cell table:formula="of:=[.P355]*[.M355]" office:value-type="float" office:value="0">
            <text:p>0</text:p>
          </table:table-cell>
          <table:table-cell table:formula="of:=SUM([.N355:.P355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66" office:value-type="float" office:value="8899">
            <text:p>8899</text:p>
          </table:table-cell>
          <table:table-cell table:style-name="ce131" office:value-type="date" office:date-value="2015-05-12">
            <text:p>2015-05-12</text:p>
          </table:table-cell>
          <table:table-cell table:style-name="ce185" office:value-type="time" office:time-value="PT23H03M00S">
            <text:p>23:03</text:p>
          </table:table-cell>
          <table:table-cell table:style-name="ce185" office:value-type="time" office:time-value="PT23H33M00S">
            <text:p>23:33</text:p>
          </table:table-cell>
          <table:table-cell table:style-name="ce274" table:formula="of:=([.D356]-[.C356])*24*60" office:value-type="float" office:value="30.0000000000001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">
            <text:p>9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356]=&quot;YES&quot;;[.I356];0)*IF([.I356]&gt;1;1;0)" office:value-type="float" office:value="9">
            <text:p>9</text:p>
          </table:table-cell>
          <table:table-cell table:style-name="ce395" table:formula="of:=IF([.J356]=&quot;YES&quot;;[.E356];0)*IF([.I356]&gt;1;1;0)" office:value-type="float" office:value="30.0000000000001">
            <text:p>30,0000000000001</text:p>
          </table:table-cell>
          <table:table-cell table:formula="of:=IF([.J356]=&quot;YES&quot;;1;0)*IF([.I356]&gt;1;1;0)" office:value-type="float" office:value="1">
            <text:p>1</text:p>
          </table:table-cell>
          <table:table-cell table:formula="of:=IF([.F356]=&quot;Diamond&quot;;1;0)*[.N356]*IF([.I356]&gt;1;1;0)" office:value-type="float" office:value="1">
            <text:p>1</text:p>
          </table:table-cell>
          <table:table-cell table:formula="of:=IF([.F356]=&quot;Moeller&quot;;1;0)*[.N356]*IF([.I356]&gt;1;1;0)" office:value-type="float" office:value="0">
            <text:p>0</text:p>
          </table:table-cell>
          <table:table-cell table:formula="of:=[.O356]*[.L356]" office:value-type="float" office:value="9">
            <text:p>9</text:p>
          </table:table-cell>
          <table:table-cell table:formula="of:=[.O356]*[.M356]" office:value-type="float" office:value="30.0000000000001">
            <text:p>30,0000000000001</text:p>
          </table:table-cell>
          <table:table-cell table:formula="of:=[.P356]*[.L356]" office:value-type="float" office:value="0">
            <text:p>0</text:p>
          </table:table-cell>
          <table:table-cell table:formula="of:=[.P356]*[.M356]" office:value-type="float" office:value="0">
            <text:p>0</text:p>
          </table:table-cell>
          <table:table-cell table:formula="of:=SUM([.N356:.P356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73" office:value-type="float" office:value="8900">
            <text:p>8900</text:p>
          </table:table-cell>
          <table:table-cell table:style-name="ce143" office:value-type="date" office:date-value="2015-05-12">
            <text:p>2015-05-12</text:p>
          </table:table-cell>
          <table:table-cell table:number-columns-repeated="2" table:style-name="ce219"/>
          <table:table-cell table:style-name="ce276" table:formula="of:=([.D357]-[.C357])*24*60" office:value-type="float" office:value="0">
            <text:p>0</text:p>
          </table:table-cell>
          <table:table-cell table:style-name="ce333" office:value-type="string">
            <text:p>Diamond</text:p>
          </table:table-cell>
          <table:table-cell table:style-name="ce333" office:value-type="float" office:value="850">
            <text:p>850</text:p>
          </table:table-cell>
          <table:table-cell table:style-name="ce333" office:value-type="string">
            <text:p>PARA</text:p>
          </table:table-cell>
          <table:table-cell table:number-columns-repeated="2" table:style-name="ce333"/>
          <table:table-cell table:style-name="ce417" office:value-type="string">
            <text:p>JUNK – run stopped because the ion chamber rate was too low (61 Hz) – then beam adjustment with Moeller radiator</text:p>
          </table:table-cell>
          <table:table-cell table:style-name="ce395" table:formula="of:=IF([.J357]=&quot;YES&quot;;[.I357];0)*IF([.I357]&gt;1;1;0)" office:value-type="float" office:value="0">
            <text:p>0</text:p>
          </table:table-cell>
          <table:table-cell table:style-name="ce395" table:formula="of:=IF([.J357]=&quot;YES&quot;;[.E357];0)*IF([.I357]&gt;1;1;0)" office:value-type="float" office:value="0">
            <text:p>0</text:p>
          </table:table-cell>
          <table:table-cell table:formula="of:=IF([.J357]=&quot;YES&quot;;1;0)*IF([.I357]&gt;1;1;0)" office:value-type="float" office:value="0">
            <text:p>0</text:p>
          </table:table-cell>
          <table:table-cell table:formula="of:=IF([.F357]=&quot;Diamond&quot;;1;0)*[.N357]*IF([.I357]&gt;1;1;0)" office:value-type="float" office:value="0">
            <text:p>0</text:p>
          </table:table-cell>
          <table:table-cell table:formula="of:=IF([.F357]=&quot;Moeller&quot;;1;0)*[.N357]*IF([.I357]&gt;1;1;0)" office:value-type="float" office:value="0">
            <text:p>0</text:p>
          </table:table-cell>
          <table:table-cell table:formula="of:=[.O357]*[.L357]" office:value-type="float" office:value="0">
            <text:p>0</text:p>
          </table:table-cell>
          <table:table-cell table:formula="of:=[.O357]*[.M357]" office:value-type="float" office:value="0">
            <text:p>0</text:p>
          </table:table-cell>
          <table:table-cell table:formula="of:=[.P357]*[.L357]" office:value-type="float" office:value="0">
            <text:p>0</text:p>
          </table:table-cell>
          <table:table-cell table:formula="of:=[.P357]*[.M357]" office:value-type="float" office:value="0">
            <text:p>0</text:p>
          </table:table-cell>
          <table:table-cell table:formula="of:=SUM([.N357:.P357])" office:value-type="float" office:value="0">
            <text:p>0</text:p>
          </table:table-cell>
          <table:table-cell table:style-name="ce452" table:number-columns-repeated="993"/>
          <table:table-cell table:style-name="ce475" table:number-columns-repeated="9"/>
          <table:table-cell table:style-name="ce534"/>
        </table:table-row>
        <table:table-row table:style-name="ro4">
          <table:table-cell table:style-name="ce74" office:value-type="float" office:value="8901">
            <text:p>8901</text:p>
          </table:table-cell>
          <table:table-cell table:style-name="ce130" office:value-type="date" office:date-value="2015-05-13">
            <text:p>2015-05-13</text:p>
          </table:table-cell>
          <table:table-cell table:style-name="ce183" office:value-type="time" office:time-value="PT00H00M00S">
            <text:p>00:00</text:p>
          </table:table-cell>
          <table:table-cell table:style-name="ce183" office:value-type="time" office:time-value="PT00H30M00S">
            <text:p>00:30</text:p>
          </table:table-cell>
          <table:table-cell table:style-name="ce272" table:formula="of:=([.D358]-[.C358])*24*60" office:value-type="float" office:value="30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9.2">
            <text:p>9,2</text:p>
          </table:table-cell>
          <table:table-cell table:style-name="ce330" office:value-type="string">
            <text:p>YES</text:p>
          </table:table-cell>
          <table:table-cell table:style-name="ce415"/>
          <table:table-cell table:style-name="ce395" table:formula="of:=IF([.J358]=&quot;YES&quot;;[.I358];0)*IF([.I358]&gt;1;1;0)" office:value-type="float" office:value="9.2">
            <text:p>9,2</text:p>
          </table:table-cell>
          <table:table-cell table:style-name="ce395" table:formula="of:=IF([.J358]=&quot;YES&quot;;[.E358];0)*IF([.I358]&gt;1;1;0)" office:value-type="float" office:value="30">
            <text:p>30</text:p>
          </table:table-cell>
          <table:table-cell table:formula="of:=IF([.J358]=&quot;YES&quot;;1;0)*IF([.I358]&gt;1;1;0)" office:value-type="float" office:value="1">
            <text:p>1</text:p>
          </table:table-cell>
          <table:table-cell table:formula="of:=IF([.F358]=&quot;Diamond&quot;;1;0)*[.N358]*IF([.I358]&gt;1;1;0)" office:value-type="float" office:value="1">
            <text:p>1</text:p>
          </table:table-cell>
          <table:table-cell table:formula="of:=IF([.F358]=&quot;Moeller&quot;;1;0)*[.N358]*IF([.I358]&gt;1;1;0)" office:value-type="float" office:value="0">
            <text:p>0</text:p>
          </table:table-cell>
          <table:table-cell table:formula="of:=[.O358]*[.L358]" office:value-type="float" office:value="9.2">
            <text:p>9,2</text:p>
          </table:table-cell>
          <table:table-cell table:formula="of:=[.O358]*[.M358]" office:value-type="float" office:value="30">
            <text:p>30</text:p>
          </table:table-cell>
          <table:table-cell table:formula="of:=[.P358]*[.L358]" office:value-type="float" office:value="0">
            <text:p>0</text:p>
          </table:table-cell>
          <table:table-cell table:formula="of:=[.P358]*[.M358]" office:value-type="float" office:value="0">
            <text:p>0</text:p>
          </table:table-cell>
          <table:table-cell table:formula="of:=SUM([.N358:.P358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66" office:value-type="float" office:value="8902">
            <text:p>8902</text:p>
          </table:table-cell>
          <table:table-cell table:style-name="ce131" office:value-type="date" office:date-value="2015-05-13">
            <text:p>2015-05-13</text:p>
          </table:table-cell>
          <table:table-cell table:style-name="ce185" office:value-type="time" office:time-value="PT00H31M00S">
            <text:p>00:31</text:p>
          </table:table-cell>
          <table:table-cell table:style-name="ce185" office:value-type="time" office:time-value="PT01H00M00S">
            <text:p>01:00</text:p>
          </table:table-cell>
          <table:table-cell table:style-name="ce274" table:formula="of:=([.D359]-[.C359])*24*60" office:value-type="float" office:value="29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">
            <text:p>9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359]=&quot;YES&quot;;[.I359];0)*IF([.I359]&gt;1;1;0)" office:value-type="float" office:value="9">
            <text:p>9</text:p>
          </table:table-cell>
          <table:table-cell table:style-name="ce395" table:formula="of:=IF([.J359]=&quot;YES&quot;;[.E359];0)*IF([.I359]&gt;1;1;0)" office:value-type="float" office:value="29">
            <text:p>29</text:p>
          </table:table-cell>
          <table:table-cell table:formula="of:=IF([.J359]=&quot;YES&quot;;1;0)*IF([.I359]&gt;1;1;0)" office:value-type="float" office:value="1">
            <text:p>1</text:p>
          </table:table-cell>
          <table:table-cell table:formula="of:=IF([.F359]=&quot;Diamond&quot;;1;0)*[.N359]*IF([.I359]&gt;1;1;0)" office:value-type="float" office:value="1">
            <text:p>1</text:p>
          </table:table-cell>
          <table:table-cell table:formula="of:=IF([.F359]=&quot;Moeller&quot;;1;0)*[.N359]*IF([.I359]&gt;1;1;0)" office:value-type="float" office:value="0">
            <text:p>0</text:p>
          </table:table-cell>
          <table:table-cell table:formula="of:=[.O359]*[.L359]" office:value-type="float" office:value="9">
            <text:p>9</text:p>
          </table:table-cell>
          <table:table-cell table:formula="of:=[.O359]*[.M359]" office:value-type="float" office:value="29">
            <text:p>29</text:p>
          </table:table-cell>
          <table:table-cell table:formula="of:=[.P359]*[.L359]" office:value-type="float" office:value="0">
            <text:p>0</text:p>
          </table:table-cell>
          <table:table-cell table:formula="of:=[.P359]*[.M359]" office:value-type="float" office:value="0">
            <text:p>0</text:p>
          </table:table-cell>
          <table:table-cell table:formula="of:=SUM([.N359:.P359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75" office:value-type="float" office:value="8903">
            <text:p>8903</text:p>
          </table:table-cell>
          <table:table-cell table:style-name="ce144" office:value-type="date" office:date-value="2015-05-13">
            <text:p>2015-05-13</text:p>
          </table:table-cell>
          <table:table-cell table:style-name="ce192" office:value-type="time" office:time-value="PT01H01M00S">
            <text:p>01:01</text:p>
          </table:table-cell>
          <table:table-cell table:style-name="ce192" office:value-type="time" office:time-value="PT01H09M00S">
            <text:p>01:09</text:p>
          </table:table-cell>
          <table:table-cell table:style-name="ce281" table:formula="of:=([.D360]-[.C360])*24*60" office:value-type="float" office:value="8">
            <text:p>8</text:p>
          </table:table-cell>
          <table:table-cell table:style-name="ce338" office:value-type="string">
            <text:p>Diamond</text:p>
          </table:table-cell>
          <table:table-cell table:style-name="ce338" office:value-type="float" office:value="850">
            <text:p>850</text:p>
          </table:table-cell>
          <table:table-cell table:style-name="ce338" office:value-type="string">
            <text:p>PERP</text:p>
          </table:table-cell>
          <table:table-cell table:style-name="ce338" office:value-type="float" office:value="0.237">
            <text:p>0,237</text:p>
          </table:table-cell>
          <table:table-cell table:style-name="ce338" office:value-type="string">
            <text:p>MAYBE</text:p>
          </table:table-cell>
          <table:table-cell table:style-name="ce365" office:value-type="string">
            <text:p>Two peaks in the tagger</text:p>
          </table:table-cell>
          <table:table-cell table:style-name="ce395" table:formula="of:=IF([.J360]=&quot;YES&quot;;[.I360];0)*IF([.I360]&gt;1;1;0)" office:value-type="float" office:value="0">
            <text:p>0</text:p>
          </table:table-cell>
          <table:table-cell table:style-name="ce395" table:formula="of:=IF([.J360]=&quot;YES&quot;;[.E360];0)*IF([.I360]&gt;1;1;0)" office:value-type="float" office:value="0">
            <text:p>0</text:p>
          </table:table-cell>
          <table:table-cell table:formula="of:=IF([.J360]=&quot;YES&quot;;1;0)*IF([.I360]&gt;1;1;0)" office:value-type="float" office:value="0">
            <text:p>0</text:p>
          </table:table-cell>
          <table:table-cell table:formula="of:=IF([.F360]=&quot;Diamond&quot;;1;0)*[.N360]*IF([.I360]&gt;1;1;0)" office:value-type="float" office:value="0">
            <text:p>0</text:p>
          </table:table-cell>
          <table:table-cell table:formula="of:=IF([.F360]=&quot;Moeller&quot;;1;0)*[.N360]*IF([.I360]&gt;1;1;0)" office:value-type="float" office:value="0">
            <text:p>0</text:p>
          </table:table-cell>
          <table:table-cell table:formula="of:=[.O360]*[.L360]" office:value-type="float" office:value="0">
            <text:p>0</text:p>
          </table:table-cell>
          <table:table-cell table:formula="of:=[.O360]*[.M360]" office:value-type="float" office:value="0">
            <text:p>0</text:p>
          </table:table-cell>
          <table:table-cell table:formula="of:=[.P360]*[.L360]" office:value-type="float" office:value="0">
            <text:p>0</text:p>
          </table:table-cell>
          <table:table-cell table:formula="of:=[.P360]*[.M360]" office:value-type="float" office:value="0">
            <text:p>0</text:p>
          </table:table-cell>
          <table:table-cell table:formula="of:=SUM([.N360:.P360])" office:value-type="float" office:value="0">
            <text:p>0</text:p>
          </table:table-cell>
          <table:table-cell table:style-name="ce86" table:number-columns-repeated="993"/>
          <table:table-cell table:style-name="ce480" table:number-columns-repeated="9"/>
          <table:table-cell table:style-name="ce510"/>
        </table:table-row>
        <table:table-row table:style-name="ro4">
          <table:table-cell table:style-name="ce74" office:value-type="float" office:value="8904">
            <text:p>8904</text:p>
          </table:table-cell>
          <table:table-cell table:style-name="ce130" office:value-type="date" office:date-value="2015-05-13">
            <text:p>2015-05-13</text:p>
          </table:table-cell>
          <table:table-cell table:style-name="ce183" office:value-type="time" office:time-value="PT01H09M00S">
            <text:p>01:09</text:p>
          </table:table-cell>
          <table:table-cell table:style-name="ce183" office:value-type="time" office:time-value="PT01H39M00S">
            <text:p>01:39</text:p>
          </table:table-cell>
          <table:table-cell table:style-name="ce272" table:formula="of:=([.D361]-[.C361])*24*60" office:value-type="float" office:value="30">
            <text:p>30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ERP</text:p>
          </table:table-cell>
          <table:table-cell table:style-name="ce330" office:value-type="float" office:value="9">
            <text:p>9</text:p>
          </table:table-cell>
          <table:table-cell table:style-name="ce330" office:value-type="string">
            <text:p>YES</text:p>
          </table:table-cell>
          <table:table-cell table:style-name="ce415"/>
          <table:table-cell table:style-name="ce395" table:formula="of:=IF([.J361]=&quot;YES&quot;;[.I361];0)*IF([.I361]&gt;1;1;0)" office:value-type="float" office:value="9">
            <text:p>9</text:p>
          </table:table-cell>
          <table:table-cell table:style-name="ce395" table:formula="of:=IF([.J361]=&quot;YES&quot;;[.E361];0)*IF([.I361]&gt;1;1;0)" office:value-type="float" office:value="30">
            <text:p>30</text:p>
          </table:table-cell>
          <table:table-cell table:formula="of:=IF([.J361]=&quot;YES&quot;;1;0)*IF([.I361]&gt;1;1;0)" office:value-type="float" office:value="1">
            <text:p>1</text:p>
          </table:table-cell>
          <table:table-cell table:formula="of:=IF([.F361]=&quot;Diamond&quot;;1;0)*[.N361]*IF([.I361]&gt;1;1;0)" office:value-type="float" office:value="1">
            <text:p>1</text:p>
          </table:table-cell>
          <table:table-cell table:formula="of:=IF([.F361]=&quot;Moeller&quot;;1;0)*[.N361]*IF([.I361]&gt;1;1;0)" office:value-type="float" office:value="0">
            <text:p>0</text:p>
          </table:table-cell>
          <table:table-cell table:formula="of:=[.O361]*[.L361]" office:value-type="float" office:value="9">
            <text:p>9</text:p>
          </table:table-cell>
          <table:table-cell table:formula="of:=[.O361]*[.M361]" office:value-type="float" office:value="30">
            <text:p>30</text:p>
          </table:table-cell>
          <table:table-cell table:formula="of:=[.P361]*[.L361]" office:value-type="float" office:value="0">
            <text:p>0</text:p>
          </table:table-cell>
          <table:table-cell table:formula="of:=[.P361]*[.M361]" office:value-type="float" office:value="0">
            <text:p>0</text:p>
          </table:table-cell>
          <table:table-cell table:formula="of:=SUM([.N361:.P361])" office:value-type="float" office:value="2">
            <text:p>2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66" office:value-type="float" office:value="8905">
            <text:p>8905</text:p>
          </table:table-cell>
          <table:table-cell table:style-name="ce131" office:value-type="date" office:date-value="2015-05-13">
            <text:p>2015-05-13</text:p>
          </table:table-cell>
          <table:table-cell table:style-name="ce185" office:value-type="time" office:time-value="PT01H41M00S">
            <text:p>01:41</text:p>
          </table:table-cell>
          <table:table-cell table:style-name="ce185" office:value-type="time" office:time-value="PT02H11M00S">
            <text:p>02:11</text:p>
          </table:table-cell>
          <table:table-cell table:style-name="ce274" table:formula="of:=([.D362]-[.C362])*24*60" office:value-type="float" office:value="30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3">
            <text:p>9,3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362]=&quot;YES&quot;;[.I362];0)*IF([.I362]&gt;1;1;0)" office:value-type="float" office:value="9.3">
            <text:p>9,3</text:p>
          </table:table-cell>
          <table:table-cell table:style-name="ce395" table:formula="of:=IF([.J362]=&quot;YES&quot;;[.E362];0)*IF([.I362]&gt;1;1;0)" office:value-type="float" office:value="30">
            <text:p>30</text:p>
          </table:table-cell>
          <table:table-cell table:formula="of:=IF([.J362]=&quot;YES&quot;;1;0)*IF([.I362]&gt;1;1;0)" office:value-type="float" office:value="1">
            <text:p>1</text:p>
          </table:table-cell>
          <table:table-cell table:formula="of:=IF([.F362]=&quot;Diamond&quot;;1;0)*[.N362]*IF([.I362]&gt;1;1;0)" office:value-type="float" office:value="1">
            <text:p>1</text:p>
          </table:table-cell>
          <table:table-cell table:formula="of:=IF([.F362]=&quot;Moeller&quot;;1;0)*[.N362]*IF([.I362]&gt;1;1;0)" office:value-type="float" office:value="0">
            <text:p>0</text:p>
          </table:table-cell>
          <table:table-cell table:formula="of:=[.O362]*[.L362]" office:value-type="float" office:value="9.3">
            <text:p>9,3</text:p>
          </table:table-cell>
          <table:table-cell table:formula="of:=[.O362]*[.M362]" office:value-type="float" office:value="30">
            <text:p>30</text:p>
          </table:table-cell>
          <table:table-cell table:formula="of:=[.P362]*[.L362]" office:value-type="float" office:value="0">
            <text:p>0</text:p>
          </table:table-cell>
          <table:table-cell table:formula="of:=[.P362]*[.M362]" office:value-type="float" office:value="0">
            <text:p>0</text:p>
          </table:table-cell>
          <table:table-cell table:formula="of:=SUM([.N362:.P362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76" office:value-type="float" office:value="8906">
            <text:p>8906</text:p>
          </table:table-cell>
          <table:table-cell table:style-name="ce132" office:value-type="date" office:date-value="2015-05-13">
            <text:p>2015-05-13</text:p>
          </table:table-cell>
          <table:table-cell table:style-name="ce209" office:value-type="time" office:time-value="PT02H17M00S">
            <text:p>02:17</text:p>
          </table:table-cell>
          <table:table-cell table:style-name="ce209" office:value-type="time" office:time-value="PT02H47M00S">
            <text:p>02:47</text:p>
          </table:table-cell>
          <table:table-cell table:style-name="ce299" table:formula="of:=([.D363]-[.C363])*24*60" office:value-type="float" office:value="30">
            <text:p>30</text:p>
          </table:table-cell>
          <table:table-cell table:style-name="ce353" office:value-type="string">
            <text:p>Moeller</text:p>
          </table:table-cell>
          <table:table-cell table:style-name="ce353" table:number-columns-repeated="2"/>
          <table:table-cell table:style-name="ce353" office:value-type="float" office:value="6.5">
            <text:p>6,5</text:p>
          </table:table-cell>
          <table:table-cell table:style-name="ce353" office:value-type="string">
            <text:p>YES</text:p>
          </table:table-cell>
          <table:table-cell table:style-name="ce423"/>
          <table:table-cell table:style-name="ce395" table:formula="of:=IF([.J363]=&quot;YES&quot;;[.I363];0)*IF([.I363]&gt;1;1;0)" office:value-type="float" office:value="6.5">
            <text:p>6,5</text:p>
          </table:table-cell>
          <table:table-cell table:style-name="ce395" table:formula="of:=IF([.J363]=&quot;YES&quot;;[.E363];0)*IF([.I363]&gt;1;1;0)" office:value-type="float" office:value="30">
            <text:p>30</text:p>
          </table:table-cell>
          <table:table-cell table:formula="of:=IF([.J363]=&quot;YES&quot;;1;0)*IF([.I363]&gt;1;1;0)" office:value-type="float" office:value="1">
            <text:p>1</text:p>
          </table:table-cell>
          <table:table-cell table:formula="of:=IF([.F363]=&quot;Diamond&quot;;1;0)*[.N363]*IF([.I363]&gt;1;1;0)" office:value-type="float" office:value="0">
            <text:p>0</text:p>
          </table:table-cell>
          <table:table-cell table:formula="of:=IF([.F363]=&quot;Moeller&quot;;1;0)*[.N363]*IF([.I363]&gt;1;1;0)" office:value-type="float" office:value="1">
            <text:p>1</text:p>
          </table:table-cell>
          <table:table-cell table:formula="of:=[.O363]*[.L363]" office:value-type="float" office:value="0">
            <text:p>0</text:p>
          </table:table-cell>
          <table:table-cell table:formula="of:=[.O363]*[.M363]" office:value-type="float" office:value="0">
            <text:p>0</text:p>
          </table:table-cell>
          <table:table-cell table:formula="of:=[.P363]*[.L363]" office:value-type="float" office:value="6.5">
            <text:p>6,5</text:p>
          </table:table-cell>
          <table:table-cell table:formula="of:=[.P363]*[.M363]" office:value-type="float" office:value="30">
            <text:p>30</text:p>
          </table:table-cell>
          <table:table-cell table:formula="of:=SUM([.N363:.P363])" office:value-type="float" office:value="2">
            <text:p>2</text:p>
          </table:table-cell>
          <table:table-cell table:style-name="ce460" table:number-columns-repeated="993"/>
          <table:table-cell table:style-name="ce508" table:number-columns-repeated="9"/>
          <table:table-cell table:style-name="ce593"/>
        </table:table-row>
        <table:table-row table:style-name="ro4">
          <table:table-cell table:style-name="ce77" office:value-type="float" office:value="8907">
            <text:p>8907</text:p>
          </table:table-cell>
          <table:table-cell table:style-name="ce133" office:value-type="date" office:date-value="2015-05-13">
            <text:p>2015-05-13</text:p>
          </table:table-cell>
          <table:table-cell table:style-name="ce194" office:value-type="time" office:time-value="PT02H48M00S">
            <text:p>02:48</text:p>
          </table:table-cell>
          <table:table-cell table:style-name="ce194" office:value-type="time" office:time-value="PT03H18M00S">
            <text:p>03:18</text:p>
          </table:table-cell>
          <table:table-cell table:style-name="ce284" table:formula="of:=([.D364]-[.C364])*24*60" office:value-type="float" office:value="30">
            <text:p>30</text:p>
          </table:table-cell>
          <table:table-cell table:style-name="ce340" office:value-type="string">
            <text:p>Moeller</text:p>
          </table:table-cell>
          <table:table-cell table:style-name="ce340" table:number-columns-repeated="2"/>
          <table:table-cell table:style-name="ce340" office:value-type="float" office:value="6.5">
            <text:p>6,5</text:p>
          </table:table-cell>
          <table:table-cell table:style-name="ce340" office:value-type="string">
            <text:p>YES</text:p>
          </table:table-cell>
          <table:table-cell table:style-name="ce418"/>
          <table:table-cell table:style-name="ce395" table:formula="of:=IF([.J364]=&quot;YES&quot;;[.I364];0)*IF([.I364]&gt;1;1;0)" office:value-type="float" office:value="6.5">
            <text:p>6,5</text:p>
          </table:table-cell>
          <table:table-cell table:style-name="ce395" table:formula="of:=IF([.J364]=&quot;YES&quot;;[.E364];0)*IF([.I364]&gt;1;1;0)" office:value-type="float" office:value="30">
            <text:p>30</text:p>
          </table:table-cell>
          <table:table-cell table:formula="of:=IF([.J364]=&quot;YES&quot;;1;0)*IF([.I364]&gt;1;1;0)" office:value-type="float" office:value="1">
            <text:p>1</text:p>
          </table:table-cell>
          <table:table-cell table:formula="of:=IF([.F364]=&quot;Diamond&quot;;1;0)*[.N364]*IF([.I364]&gt;1;1;0)" office:value-type="float" office:value="0">
            <text:p>0</text:p>
          </table:table-cell>
          <table:table-cell table:formula="of:=IF([.F364]=&quot;Moeller&quot;;1;0)*[.N364]*IF([.I364]&gt;1;1;0)" office:value-type="float" office:value="1">
            <text:p>1</text:p>
          </table:table-cell>
          <table:table-cell table:formula="of:=[.O364]*[.L364]" office:value-type="float" office:value="0">
            <text:p>0</text:p>
          </table:table-cell>
          <table:table-cell table:formula="of:=[.O364]*[.M364]" office:value-type="float" office:value="0">
            <text:p>0</text:p>
          </table:table-cell>
          <table:table-cell table:formula="of:=[.P364]*[.L364]" office:value-type="float" office:value="6.5">
            <text:p>6,5</text:p>
          </table:table-cell>
          <table:table-cell table:formula="of:=[.P364]*[.M364]" office:value-type="float" office:value="30">
            <text:p>30</text:p>
          </table:table-cell>
          <table:table-cell table:formula="of:=SUM([.N364:.P364])" office:value-type="float" office:value="2">
            <text:p>2</text:p>
          </table:table-cell>
          <table:table-cell table:style-name="ce70" table:number-columns-repeated="993"/>
          <table:table-cell table:style-name="ce487" table:number-columns-repeated="9"/>
          <table:table-cell table:style-name="ce547"/>
        </table:table-row>
        <table:table-row table:style-name="ro4">
          <table:table-cell table:style-name="ce64" office:value-type="float" office:value="8908">
            <text:p>8908</text:p>
          </table:table-cell>
          <table:table-cell table:style-name="ce129" office:value-type="date" office:date-value="2015-05-13">
            <text:p>2015-05-13</text:p>
          </table:table-cell>
          <table:table-cell table:style-name="ce181" office:value-type="time" office:time-value="PT03H25M00S">
            <text:p>03:25</text:p>
          </table:table-cell>
          <table:table-cell table:style-name="ce181" office:value-type="time" office:time-value="PT03H57M00S">
            <text:p>03:57</text:p>
          </table:table-cell>
          <table:table-cell table:style-name="ce270" table:formula="of:=([.D365]-[.C365])*24*60" office:value-type="float" office:value="32">
            <text:p>32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9">
            <text:p>9</text:p>
          </table:table-cell>
          <table:table-cell table:style-name="ce328" office:value-type="string">
            <text:p>YES</text:p>
          </table:table-cell>
          <table:table-cell table:style-name="ce412" office:value-type="string">
            <text:p>MWPC wires missing for a short moment</text:p>
          </table:table-cell>
          <table:table-cell table:style-name="ce395" table:formula="of:=IF([.J365]=&quot;YES&quot;;[.I365];0)*IF([.I365]&gt;1;1;0)" office:value-type="float" office:value="9">
            <text:p>9</text:p>
          </table:table-cell>
          <table:table-cell table:style-name="ce395" table:formula="of:=IF([.J365]=&quot;YES&quot;;[.E365];0)*IF([.I365]&gt;1;1;0)" office:value-type="float" office:value="32">
            <text:p>32</text:p>
          </table:table-cell>
          <table:table-cell table:formula="of:=IF([.J365]=&quot;YES&quot;;1;0)*IF([.I365]&gt;1;1;0)" office:value-type="float" office:value="1">
            <text:p>1</text:p>
          </table:table-cell>
          <table:table-cell table:formula="of:=IF([.F365]=&quot;Diamond&quot;;1;0)*[.N365]*IF([.I365]&gt;1;1;0)" office:value-type="float" office:value="1">
            <text:p>1</text:p>
          </table:table-cell>
          <table:table-cell table:formula="of:=IF([.F365]=&quot;Moeller&quot;;1;0)*[.N365]*IF([.I365]&gt;1;1;0)" office:value-type="float" office:value="0">
            <text:p>0</text:p>
          </table:table-cell>
          <table:table-cell table:formula="of:=[.O365]*[.L365]" office:value-type="float" office:value="9">
            <text:p>9</text:p>
          </table:table-cell>
          <table:table-cell table:formula="of:=[.O365]*[.M365]" office:value-type="float" office:value="32">
            <text:p>32</text:p>
          </table:table-cell>
          <table:table-cell table:formula="of:=[.P365]*[.L365]" office:value-type="float" office:value="0">
            <text:p>0</text:p>
          </table:table-cell>
          <table:table-cell table:formula="of:=[.P365]*[.M365]" office:value-type="float" office:value="0">
            <text:p>0</text:p>
          </table:table-cell>
          <table:table-cell table:formula="of:=SUM([.N365:.P365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78" office:value-type="float" office:value="8909">
            <text:p>8909</text:p>
          </table:table-cell>
          <table:table-cell table:style-name="ce145" office:value-type="date" office:date-value="2015-05-13">
            <text:p>2015-05-13</text:p>
          </table:table-cell>
          <table:table-cell table:style-name="ce193" office:value-type="time" office:time-value="PT03H57M00S">
            <text:p>03:57</text:p>
          </table:table-cell>
          <table:table-cell table:style-name="ce193" office:value-type="time" office:time-value="PT04H00M00S">
            <text:p>04:00</text:p>
          </table:table-cell>
          <table:table-cell table:style-name="ce282" table:formula="of:=([.D366]-[.C366])*24*60" office:value-type="float" office:value="2.99999999999999">
            <text:p>3</text:p>
          </table:table-cell>
          <table:table-cell table:style-name="ce339" office:value-type="string">
            <text:p>Diamond</text:p>
          </table:table-cell>
          <table:table-cell table:style-name="ce339" office:value-type="float" office:value="850">
            <text:p>850</text:p>
          </table:table-cell>
          <table:table-cell table:style-name="ce339" office:value-type="string">
            <text:p>PARA</text:p>
          </table:table-cell>
          <table:table-cell table:style-name="ce339" office:value-type="float" office:value="0.52">
            <text:p>0,52</text:p>
          </table:table-cell>
          <table:table-cell table:style-name="ce339" office:value-type="string">
            <text:p>Maybe</text:p>
          </table:table-cell>
          <table:table-cell table:style-name="ce360" office:value-type="string">
            <text:p>Two peaks in the tagger</text:p>
          </table:table-cell>
          <table:table-cell table:style-name="ce395" table:formula="of:=IF([.J366]=&quot;YES&quot;;[.I366];0)*IF([.I366]&gt;1;1;0)" office:value-type="float" office:value="0">
            <text:p>0</text:p>
          </table:table-cell>
          <table:table-cell table:style-name="ce395" table:formula="of:=IF([.J366]=&quot;YES&quot;;[.E366];0)*IF([.I366]&gt;1;1;0)" office:value-type="float" office:value="0">
            <text:p>0</text:p>
          </table:table-cell>
          <table:table-cell table:formula="of:=IF([.J366]=&quot;YES&quot;;1;0)*IF([.I366]&gt;1;1;0)" office:value-type="float" office:value="0">
            <text:p>0</text:p>
          </table:table-cell>
          <table:table-cell table:formula="of:=IF([.F366]=&quot;Diamond&quot;;1;0)*[.N366]*IF([.I366]&gt;1;1;0)" office:value-type="float" office:value="0">
            <text:p>0</text:p>
          </table:table-cell>
          <table:table-cell table:formula="of:=IF([.F366]=&quot;Moeller&quot;;1;0)*[.N366]*IF([.I366]&gt;1;1;0)" office:value-type="float" office:value="0">
            <text:p>0</text:p>
          </table:table-cell>
          <table:table-cell table:formula="of:=[.O366]*[.L366]" office:value-type="float" office:value="0">
            <text:p>0</text:p>
          </table:table-cell>
          <table:table-cell table:formula="of:=[.O366]*[.M366]" office:value-type="float" office:value="0">
            <text:p>0</text:p>
          </table:table-cell>
          <table:table-cell table:formula="of:=[.P366]*[.L366]" office:value-type="float" office:value="0">
            <text:p>0</text:p>
          </table:table-cell>
          <table:table-cell table:formula="of:=[.P366]*[.M366]" office:value-type="float" office:value="0">
            <text:p>0</text:p>
          </table:table-cell>
          <table:table-cell table:formula="of:=SUM([.N366:.P366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44"/>
        </table:table-row>
        <table:table-row table:style-name="ro4">
          <table:table-cell table:style-name="ce66" office:value-type="float" office:value="8910">
            <text:p>8910</text:p>
          </table:table-cell>
          <table:table-cell table:style-name="ce131" office:value-type="date" office:date-value="2015-05-13">
            <text:p>2015-05-13</text:p>
          </table:table-cell>
          <table:table-cell table:style-name="ce185" office:value-type="time" office:time-value="PT04H00M00S">
            <text:p>04:00</text:p>
          </table:table-cell>
          <table:table-cell table:style-name="ce185" office:value-type="time" office:time-value="PT04H35M00S">
            <text:p>04:35</text:p>
          </table:table-cell>
          <table:table-cell table:style-name="ce274" table:formula="of:=([.D367]-[.C367])*24*60" office:value-type="float" office:value="35">
            <text:p>35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">
            <text:p>9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367]=&quot;YES&quot;;[.I367];0)*IF([.I367]&gt;1;1;0)" office:value-type="float" office:value="9">
            <text:p>9</text:p>
          </table:table-cell>
          <table:table-cell table:style-name="ce395" table:formula="of:=IF([.J367]=&quot;YES&quot;;[.E367];0)*IF([.I367]&gt;1;1;0)" office:value-type="float" office:value="35">
            <text:p>35</text:p>
          </table:table-cell>
          <table:table-cell table:formula="of:=IF([.J367]=&quot;YES&quot;;1;0)*IF([.I367]&gt;1;1;0)" office:value-type="float" office:value="1">
            <text:p>1</text:p>
          </table:table-cell>
          <table:table-cell table:formula="of:=IF([.F367]=&quot;Diamond&quot;;1;0)*[.N367]*IF([.I367]&gt;1;1;0)" office:value-type="float" office:value="1">
            <text:p>1</text:p>
          </table:table-cell>
          <table:table-cell table:formula="of:=IF([.F367]=&quot;Moeller&quot;;1;0)*[.N367]*IF([.I367]&gt;1;1;0)" office:value-type="float" office:value="0">
            <text:p>0</text:p>
          </table:table-cell>
          <table:table-cell table:formula="of:=[.O367]*[.L367]" office:value-type="float" office:value="9">
            <text:p>9</text:p>
          </table:table-cell>
          <table:table-cell table:formula="of:=[.O367]*[.M367]" office:value-type="float" office:value="35">
            <text:p>35</text:p>
          </table:table-cell>
          <table:table-cell table:formula="of:=[.P367]*[.L367]" office:value-type="float" office:value="0">
            <text:p>0</text:p>
          </table:table-cell>
          <table:table-cell table:formula="of:=[.P367]*[.M367]" office:value-type="float" office:value="0">
            <text:p>0</text:p>
          </table:table-cell>
          <table:table-cell table:formula="of:=SUM([.N367:.P367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64" office:value-type="float" office:value="8911">
            <text:p>8911</text:p>
          </table:table-cell>
          <table:table-cell table:style-name="ce129" office:value-type="date" office:date-value="2015-05-13">
            <text:p>2015-05-13</text:p>
          </table:table-cell>
          <table:table-cell table:style-name="ce181" office:value-type="time" office:time-value="PT04H37M00S">
            <text:p>04:37</text:p>
          </table:table-cell>
          <table:table-cell table:style-name="ce181" office:value-type="time" office:time-value="PT05H10M00S">
            <text:p>05:10</text:p>
          </table:table-cell>
          <table:table-cell table:style-name="ce270" table:formula="of:=([.D368]-[.C368])*24*60" office:value-type="float" office:value="33">
            <text:p>33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1">
            <text:p>9,1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368]=&quot;YES&quot;;[.I368];0)*IF([.I368]&gt;1;1;0)" office:value-type="float" office:value="9.1">
            <text:p>9,1</text:p>
          </table:table-cell>
          <table:table-cell table:style-name="ce395" table:formula="of:=IF([.J368]=&quot;YES&quot;;[.E368];0)*IF([.I368]&gt;1;1;0)" office:value-type="float" office:value="33">
            <text:p>33</text:p>
          </table:table-cell>
          <table:table-cell table:formula="of:=IF([.J368]=&quot;YES&quot;;1;0)*IF([.I368]&gt;1;1;0)" office:value-type="float" office:value="1">
            <text:p>1</text:p>
          </table:table-cell>
          <table:table-cell table:formula="of:=IF([.F368]=&quot;Diamond&quot;;1;0)*[.N368]*IF([.I368]&gt;1;1;0)" office:value-type="float" office:value="1">
            <text:p>1</text:p>
          </table:table-cell>
          <table:table-cell table:formula="of:=IF([.F368]=&quot;Moeller&quot;;1;0)*[.N368]*IF([.I368]&gt;1;1;0)" office:value-type="float" office:value="0">
            <text:p>0</text:p>
          </table:table-cell>
          <table:table-cell table:formula="of:=[.O368]*[.L368]" office:value-type="float" office:value="9.1">
            <text:p>9,1</text:p>
          </table:table-cell>
          <table:table-cell table:formula="of:=[.O368]*[.M368]" office:value-type="float" office:value="33">
            <text:p>33</text:p>
          </table:table-cell>
          <table:table-cell table:formula="of:=[.P368]*[.L368]" office:value-type="float" office:value="0">
            <text:p>0</text:p>
          </table:table-cell>
          <table:table-cell table:formula="of:=[.P368]*[.M368]" office:value-type="float" office:value="0">
            <text:p>0</text:p>
          </table:table-cell>
          <table:table-cell table:formula="of:=SUM([.N368:.P368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66" office:value-type="float" office:value="8912">
            <text:p>8912</text:p>
          </table:table-cell>
          <table:table-cell table:style-name="ce131" office:value-type="date" office:date-value="2015-05-13">
            <text:p>2015-05-13</text:p>
          </table:table-cell>
          <table:table-cell table:style-name="ce185" office:value-type="time" office:time-value="PT05H11M00S">
            <text:p>05:11</text:p>
          </table:table-cell>
          <table:table-cell table:style-name="ce185" office:value-type="time" office:time-value="PT05H44M00S">
            <text:p>05:44</text:p>
          </table:table-cell>
          <table:table-cell table:style-name="ce274" table:formula="of:=([.D369]-[.C369])*24*60" office:value-type="float" office:value="33">
            <text:p>33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9.1">
            <text:p>9,1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369]=&quot;YES&quot;;[.I369];0)*IF([.I369]&gt;1;1;0)" office:value-type="float" office:value="9.1">
            <text:p>9,1</text:p>
          </table:table-cell>
          <table:table-cell table:style-name="ce395" table:formula="of:=IF([.J369]=&quot;YES&quot;;[.E369];0)*IF([.I369]&gt;1;1;0)" office:value-type="float" office:value="33">
            <text:p>33</text:p>
          </table:table-cell>
          <table:table-cell table:formula="of:=IF([.J369]=&quot;YES&quot;;1;0)*IF([.I369]&gt;1;1;0)" office:value-type="float" office:value="1">
            <text:p>1</text:p>
          </table:table-cell>
          <table:table-cell table:formula="of:=IF([.F369]=&quot;Diamond&quot;;1;0)*[.N369]*IF([.I369]&gt;1;1;0)" office:value-type="float" office:value="1">
            <text:p>1</text:p>
          </table:table-cell>
          <table:table-cell table:formula="of:=IF([.F369]=&quot;Moeller&quot;;1;0)*[.N369]*IF([.I369]&gt;1;1;0)" office:value-type="float" office:value="0">
            <text:p>0</text:p>
          </table:table-cell>
          <table:table-cell table:formula="of:=[.O369]*[.L369]" office:value-type="float" office:value="9.1">
            <text:p>9,1</text:p>
          </table:table-cell>
          <table:table-cell table:formula="of:=[.O369]*[.M369]" office:value-type="float" office:value="33">
            <text:p>33</text:p>
          </table:table-cell>
          <table:table-cell table:formula="of:=[.P369]*[.L369]" office:value-type="float" office:value="0">
            <text:p>0</text:p>
          </table:table-cell>
          <table:table-cell table:formula="of:=[.P369]*[.M369]" office:value-type="float" office:value="0">
            <text:p>0</text:p>
          </table:table-cell>
          <table:table-cell table:formula="of:=SUM([.N369:.P369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64" office:value-type="float" office:value="8913">
            <text:p>8913</text:p>
          </table:table-cell>
          <table:table-cell table:style-name="ce129" office:value-type="date" office:date-value="2015-05-13">
            <text:p>2015-05-13</text:p>
          </table:table-cell>
          <table:table-cell table:style-name="ce181" office:value-type="time" office:time-value="PT05H46M00S">
            <text:p>05:46</text:p>
          </table:table-cell>
          <table:table-cell table:style-name="ce181" office:value-type="time" office:time-value="PT06H22M00S">
            <text:p>06:22</text:p>
          </table:table-cell>
          <table:table-cell table:style-name="ce270" table:formula="of:=([.D370]-[.C370])*24*60" office:value-type="float" office:value="36">
            <text:p>36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ARA</text:p>
          </table:table-cell>
          <table:table-cell table:style-name="ce328" office:value-type="float" office:value="9.1">
            <text:p>9,1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370]=&quot;YES&quot;;[.I370];0)*IF([.I370]&gt;1;1;0)" office:value-type="float" office:value="9.1">
            <text:p>9,1</text:p>
          </table:table-cell>
          <table:table-cell table:style-name="ce395" table:formula="of:=IF([.J370]=&quot;YES&quot;;[.E370];0)*IF([.I370]&gt;1;1;0)" office:value-type="float" office:value="36">
            <text:p>36</text:p>
          </table:table-cell>
          <table:table-cell table:formula="of:=IF([.J370]=&quot;YES&quot;;1;0)*IF([.I370]&gt;1;1;0)" office:value-type="float" office:value="1">
            <text:p>1</text:p>
          </table:table-cell>
          <table:table-cell table:formula="of:=IF([.F370]=&quot;Diamond&quot;;1;0)*[.N370]*IF([.I370]&gt;1;1;0)" office:value-type="float" office:value="1">
            <text:p>1</text:p>
          </table:table-cell>
          <table:table-cell table:formula="of:=IF([.F370]=&quot;Moeller&quot;;1;0)*[.N370]*IF([.I370]&gt;1;1;0)" office:value-type="float" office:value="0">
            <text:p>0</text:p>
          </table:table-cell>
          <table:table-cell table:formula="of:=[.O370]*[.L370]" office:value-type="float" office:value="9.1">
            <text:p>9,1</text:p>
          </table:table-cell>
          <table:table-cell table:formula="of:=[.O370]*[.M370]" office:value-type="float" office:value="36">
            <text:p>36</text:p>
          </table:table-cell>
          <table:table-cell table:formula="of:=[.P370]*[.L370]" office:value-type="float" office:value="0">
            <text:p>0</text:p>
          </table:table-cell>
          <table:table-cell table:formula="of:=[.P370]*[.M370]" office:value-type="float" office:value="0">
            <text:p>0</text:p>
          </table:table-cell>
          <table:table-cell table:formula="of:=SUM([.N370:.P370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74" office:value-type="float" office:value="8914">
            <text:p>8914</text:p>
          </table:table-cell>
          <table:table-cell table:style-name="ce130" office:value-type="date" office:date-value="2015-05-13">
            <text:p>2015-05-13</text:p>
          </table:table-cell>
          <table:table-cell table:style-name="ce183" office:value-type="time" office:time-value="PT06H23M00S">
            <text:p>06:23</text:p>
          </table:table-cell>
          <table:table-cell table:style-name="ce183" office:value-type="time" office:time-value="PT06H27M00S">
            <text:p>06:27</text:p>
          </table:table-cell>
          <table:table-cell table:style-name="ce272" table:formula="of:=([.D371]-[.C371])*24*60" office:value-type="float" office:value="3.99999999999999">
            <text:p>4</text:p>
          </table:table-cell>
          <table:table-cell table:style-name="ce330" office:value-type="string">
            <text:p>Diamond</text:p>
          </table:table-cell>
          <table:table-cell table:style-name="ce330" office:value-type="float" office:value="850">
            <text:p>850</text:p>
          </table:table-cell>
          <table:table-cell table:style-name="ce330" office:value-type="string">
            <text:p>PARA</text:p>
          </table:table-cell>
          <table:table-cell table:style-name="ce330" office:value-type="float" office:value="0.802">
            <text:p>0,802</text:p>
          </table:table-cell>
          <table:table-cell table:style-name="ce330" office:value-type="string">
            <text:p>YES</text:p>
          </table:table-cell>
          <table:table-cell table:style-name="ce415" office:value-type="string">
            <text:p>Stopped because the ionchamber rate too low. We ask for an optimization of the beam.</text:p>
          </table:table-cell>
          <table:table-cell table:style-name="ce395" table:formula="of:=IF([.J371]=&quot;YES&quot;;[.I371];0)*IF([.I371]&gt;1;1;0)" office:value-type="float" office:value="0">
            <text:p>0</text:p>
          </table:table-cell>
          <table:table-cell table:style-name="ce395" table:formula="of:=IF([.J371]=&quot;YES&quot;;[.E371];0)*IF([.I371]&gt;1;1;0)" office:value-type="float" office:value="0">
            <text:p>0</text:p>
          </table:table-cell>
          <table:table-cell table:formula="of:=IF([.J371]=&quot;YES&quot;;1;0)*IF([.I371]&gt;1;1;0)" office:value-type="float" office:value="0">
            <text:p>0</text:p>
          </table:table-cell>
          <table:table-cell table:formula="of:=IF([.F371]=&quot;Diamond&quot;;1;0)*[.N371]*IF([.I371]&gt;1;1;0)" office:value-type="float" office:value="0">
            <text:p>0</text:p>
          </table:table-cell>
          <table:table-cell table:formula="of:=IF([.F371]=&quot;Moeller&quot;;1;0)*[.N371]*IF([.I371]&gt;1;1;0)" office:value-type="float" office:value="0">
            <text:p>0</text:p>
          </table:table-cell>
          <table:table-cell table:formula="of:=[.O371]*[.L371]" office:value-type="float" office:value="0">
            <text:p>0</text:p>
          </table:table-cell>
          <table:table-cell table:formula="of:=[.O371]*[.M371]" office:value-type="float" office:value="0">
            <text:p>0</text:p>
          </table:table-cell>
          <table:table-cell table:formula="of:=[.P371]*[.L371]" office:value-type="float" office:value="0">
            <text:p>0</text:p>
          </table:table-cell>
          <table:table-cell table:formula="of:=[.P371]*[.M371]" office:value-type="float" office:value="0">
            <text:p>0</text:p>
          </table:table-cell>
          <table:table-cell table:formula="of:=SUM([.N371:.P371])" office:value-type="float" office:value="0">
            <text:p>0</text:p>
          </table:table-cell>
          <table:table-cell table:style-name="ce67" table:number-columns-repeated="993"/>
          <table:table-cell table:style-name="ce484" table:number-columns-repeated="9"/>
          <table:table-cell table:style-name="ce542"/>
        </table:table-row>
        <table:table-row table:style-name="ro4">
          <table:table-cell table:style-name="ce66" office:value-type="float" office:value="8915">
            <text:p>8915</text:p>
          </table:table-cell>
          <table:table-cell table:style-name="ce131" office:value-type="date" office:date-value="2015-05-13">
            <text:p>2015-05-13</text:p>
          </table:table-cell>
          <table:table-cell table:style-name="ce185" office:value-type="time" office:time-value="PT06H50M00S">
            <text:p>06:50</text:p>
          </table:table-cell>
          <table:table-cell table:style-name="ce185" office:value-type="time" office:time-value="PT07H20M00S">
            <text:p>07:20</text:p>
          </table:table-cell>
          <table:table-cell table:style-name="ce274" table:formula="of:=([.D372]-[.C372])*24*60" office:value-type="float" office:value="30.0000000000001">
            <text:p>30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ARA</text:p>
          </table:table-cell>
          <table:table-cell table:style-name="ce331" office:value-type="float" office:value="9.2">
            <text:p>9,2</text:p>
          </table:table-cell>
          <table:table-cell table:style-name="ce331" office:value-type="string">
            <text:p>YES</text:p>
          </table:table-cell>
          <table:table-cell table:style-name="ce413"/>
          <table:table-cell table:style-name="ce395" table:formula="of:=IF([.J372]=&quot;YES&quot;;[.I372];0)*IF([.I372]&gt;1;1;0)" office:value-type="float" office:value="9.2">
            <text:p>9,2</text:p>
          </table:table-cell>
          <table:table-cell table:style-name="ce395" table:formula="of:=IF([.J372]=&quot;YES&quot;;[.E372];0)*IF([.I372]&gt;1;1;0)" office:value-type="float" office:value="30.0000000000001">
            <text:p>30,0000000000001</text:p>
          </table:table-cell>
          <table:table-cell table:formula="of:=IF([.J372]=&quot;YES&quot;;1;0)*IF([.I372]&gt;1;1;0)" office:value-type="float" office:value="1">
            <text:p>1</text:p>
          </table:table-cell>
          <table:table-cell table:formula="of:=IF([.F372]=&quot;Diamond&quot;;1;0)*[.N372]*IF([.I372]&gt;1;1;0)" office:value-type="float" office:value="1">
            <text:p>1</text:p>
          </table:table-cell>
          <table:table-cell table:formula="of:=IF([.F372]=&quot;Moeller&quot;;1;0)*[.N372]*IF([.I372]&gt;1;1;0)" office:value-type="float" office:value="0">
            <text:p>0</text:p>
          </table:table-cell>
          <table:table-cell table:formula="of:=[.O372]*[.L372]" office:value-type="float" office:value="9.2">
            <text:p>9,2</text:p>
          </table:table-cell>
          <table:table-cell table:formula="of:=[.O372]*[.M372]" office:value-type="float" office:value="30.0000000000001">
            <text:p>30,0000000000001</text:p>
          </table:table-cell>
          <table:table-cell table:formula="of:=[.P372]*[.L372]" office:value-type="float" office:value="0">
            <text:p>0</text:p>
          </table:table-cell>
          <table:table-cell table:formula="of:=[.P372]*[.M372]" office:value-type="float" office:value="0">
            <text:p>0</text:p>
          </table:table-cell>
          <table:table-cell table:formula="of:=SUM([.N372:.P372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64" office:value-type="float" office:value="8916">
            <text:p>8916</text:p>
          </table:table-cell>
          <table:table-cell table:style-name="ce129" office:value-type="date" office:date-value="2015-05-13">
            <text:p>2015-05-13</text:p>
          </table:table-cell>
          <table:table-cell table:style-name="ce181" office:value-type="time" office:time-value="PT07H21M00S">
            <text:p>07:21</text:p>
          </table:table-cell>
          <table:table-cell table:style-name="ce181" office:value-type="time" office:time-value="PT07H53M00S">
            <text:p>07:53</text:p>
          </table:table-cell>
          <table:table-cell table:style-name="ce270" table:formula="of:=([.D373]-[.C373])*24*60" office:value-type="float" office:value="32">
            <text:p>32</text:p>
          </table:table-cell>
          <table:table-cell table:style-name="ce328" office:value-type="string">
            <text:p>Diamond</text:p>
          </table:table-cell>
          <table:table-cell table:style-name="ce328" office:value-type="float" office:value="850">
            <text:p>850</text:p>
          </table:table-cell>
          <table:table-cell table:style-name="ce328" office:value-type="string">
            <text:p>PERP</text:p>
          </table:table-cell>
          <table:table-cell table:style-name="ce328" office:value-type="float" office:value="9.7">
            <text:p>9,7</text:p>
          </table:table-cell>
          <table:table-cell table:style-name="ce328" office:value-type="string">
            <text:p>YES</text:p>
          </table:table-cell>
          <table:table-cell table:style-name="ce412"/>
          <table:table-cell table:style-name="ce395" table:formula="of:=IF([.J373]=&quot;YES&quot;;[.I373];0)*IF([.I373]&gt;1;1;0)" office:value-type="float" office:value="9.7">
            <text:p>9,7</text:p>
          </table:table-cell>
          <table:table-cell table:style-name="ce395" table:formula="of:=IF([.J373]=&quot;YES&quot;;[.E373];0)*IF([.I373]&gt;1;1;0)" office:value-type="float" office:value="32">
            <text:p>32</text:p>
          </table:table-cell>
          <table:table-cell table:formula="of:=IF([.J373]=&quot;YES&quot;;1;0)*IF([.I373]&gt;1;1;0)" office:value-type="float" office:value="1">
            <text:p>1</text:p>
          </table:table-cell>
          <table:table-cell table:formula="of:=IF([.F373]=&quot;Diamond&quot;;1;0)*[.N373]*IF([.I373]&gt;1;1;0)" office:value-type="float" office:value="1">
            <text:p>1</text:p>
          </table:table-cell>
          <table:table-cell table:formula="of:=IF([.F373]=&quot;Moeller&quot;;1;0)*[.N373]*IF([.I373]&gt;1;1;0)" office:value-type="float" office:value="0">
            <text:p>0</text:p>
          </table:table-cell>
          <table:table-cell table:formula="of:=[.O373]*[.L373]" office:value-type="float" office:value="9.7">
            <text:p>9,7</text:p>
          </table:table-cell>
          <table:table-cell table:formula="of:=[.O373]*[.M373]" office:value-type="float" office:value="32">
            <text:p>32</text:p>
          </table:table-cell>
          <table:table-cell table:formula="of:=[.P373]*[.L373]" office:value-type="float" office:value="0">
            <text:p>0</text:p>
          </table:table-cell>
          <table:table-cell table:formula="of:=[.P373]*[.M373]" office:value-type="float" office:value="0">
            <text:p>0</text:p>
          </table:table-cell>
          <table:table-cell table:formula="of:=SUM([.N373:.P373])" office:value-type="float" office:value="2">
            <text:p>2</text:p>
          </table:table-cell>
          <table:table-cell table:style-name="ce71" table:number-columns-repeated="993"/>
          <table:table-cell table:style-name="ce483" table:number-columns-repeated="9"/>
          <table:table-cell table:style-name="ce541"/>
        </table:table-row>
        <table:table-row table:style-name="ro4">
          <table:table-cell table:style-name="ce66" office:value-type="float" office:value="8917">
            <text:p>8917</text:p>
          </table:table-cell>
          <table:table-cell table:style-name="ce131" office:value-type="date" office:date-value="2015-05-13">
            <text:p>2015-05-13</text:p>
          </table:table-cell>
          <table:table-cell table:style-name="ce185" office:value-type="time" office:time-value="PT07H55M00S">
            <text:p>07:55</text:p>
          </table:table-cell>
          <table:table-cell table:style-name="ce214" office:value-type="time" office:time-value="PT08H24M00S">
            <text:p>08:24</text:p>
          </table:table-cell>
          <table:table-cell table:style-name="ce274" table:formula="of:=([.D374]-[.C374])*24*60" office:value-type="float" office:value="28.9999999999999">
            <text:p>29</text:p>
          </table:table-cell>
          <table:table-cell table:style-name="ce331" office:value-type="string">
            <text:p>Diamond</text:p>
          </table:table-cell>
          <table:table-cell table:style-name="ce331" office:value-type="float" office:value="850">
            <text:p>850</text:p>
          </table:table-cell>
          <table:table-cell table:style-name="ce331" office:value-type="string">
            <text:p>PERP</text:p>
          </table:table-cell>
          <table:table-cell table:style-name="ce331" office:value-type="float" office:value="8.9">
            <text:p>8,9</text:p>
          </table:table-cell>
          <table:table-cell table:style-name="ce331" office:value-type="string">
            <text:p>YES</text:p>
          </table:table-cell>
          <table:table-cell table:style-name="ce413" office:value-type="string">
            <text:p>MWPC missing for a short time</text:p>
          </table:table-cell>
          <table:table-cell table:style-name="ce395" table:formula="of:=IF([.J374]=&quot;YES&quot;;[.I374];0)*IF([.I374]&gt;1;1;0)" office:value-type="float" office:value="8.9">
            <text:p>8,9</text:p>
          </table:table-cell>
          <table:table-cell table:style-name="ce395" table:formula="of:=IF([.J374]=&quot;YES&quot;;[.E374];0)*IF([.I374]&gt;1;1;0)" office:value-type="float" office:value="28.9999999999999">
            <text:p>28,9999999999999</text:p>
          </table:table-cell>
          <table:table-cell table:formula="of:=IF([.J374]=&quot;YES&quot;;1;0)*IF([.I374]&gt;1;1;0)" office:value-type="float" office:value="1">
            <text:p>1</text:p>
          </table:table-cell>
          <table:table-cell table:formula="of:=IF([.F374]=&quot;Diamond&quot;;1;0)*[.N374]*IF([.I374]&gt;1;1;0)" office:value-type="float" office:value="1">
            <text:p>1</text:p>
          </table:table-cell>
          <table:table-cell table:formula="of:=IF([.F374]=&quot;Moeller&quot;;1;0)*[.N374]*IF([.I374]&gt;1;1;0)" office:value-type="float" office:value="0">
            <text:p>0</text:p>
          </table:table-cell>
          <table:table-cell table:formula="of:=[.O374]*[.L374]" office:value-type="float" office:value="8.9">
            <text:p>8,9</text:p>
          </table:table-cell>
          <table:table-cell table:formula="of:=[.O374]*[.M374]" office:value-type="float" office:value="28.9999999999999">
            <text:p>28,9999999999999</text:p>
          </table:table-cell>
          <table:table-cell table:formula="of:=[.P374]*[.L374]" office:value-type="float" office:value="0">
            <text:p>0</text:p>
          </table:table-cell>
          <table:table-cell table:formula="of:=[.P374]*[.M374]" office:value-type="float" office:value="0">
            <text:p>0</text:p>
          </table:table-cell>
          <table:table-cell table:formula="of:=SUM([.N374:.P374])" office:value-type="float" office:value="2">
            <text:p>2</text:p>
          </table:table-cell>
          <table:table-cell table:style-name="ce68" table:number-columns-repeated="993"/>
          <table:table-cell table:style-name="ce485" table:number-columns-repeated="9"/>
          <table:table-cell table:style-name="ce543"/>
        </table:table-row>
        <table:table-row table:style-name="ro4">
          <table:table-cell table:style-name="ce79" office:value-type="float" office:value="8918">
            <text:p>8918</text:p>
          </table:table-cell>
          <table:table-cell table:style-name="ce146" office:value-type="date" office:date-value="2015-05-13">
            <text:p>2015-05-13</text:p>
          </table:table-cell>
          <table:table-cell table:style-name="ce220" office:value-type="time" office:time-value="PT08H30M00S">
            <text:p>08:30</text:p>
          </table:table-cell>
          <table:table-cell table:style-name="ce204" office:value-type="time" office:time-value="PT09H01M00S">
            <text:p>09:01</text:p>
          </table:table-cell>
          <table:table-cell table:style-name="ce305" table:formula="of:=([.D375]-[.C375])*24*60" office:value-type="float" office:value="31">
            <text:p>31</text:p>
          </table:table-cell>
          <table:table-cell table:style-name="ce361" office:value-type="string">
            <text:p>Moeller</text:p>
          </table:table-cell>
          <table:table-cell table:style-name="ce361" table:number-columns-repeated="2"/>
          <table:table-cell table:style-name="ce361" office:value-type="float" office:value="6.7">
            <text:p>6,7</text:p>
          </table:table-cell>
          <table:table-cell table:style-name="ce361" office:value-type="string">
            <text:p>YES</text:p>
          </table:table-cell>
          <table:table-cell table:style-name="ce421" office:value-type="string">
            <text:p>MWPC missing for a short time at the end of the run</text:p>
          </table:table-cell>
          <table:table-cell table:style-name="ce395" table:formula="of:=IF([.J375]=&quot;YES&quot;;[.I375];0)*IF([.I375]&gt;1;1;0)" office:value-type="float" office:value="6.7">
            <text:p>6,7</text:p>
          </table:table-cell>
          <table:table-cell table:style-name="ce395" table:formula="of:=IF([.J375]=&quot;YES&quot;;[.E375];0)*IF([.I375]&gt;1;1;0)" office:value-type="float" office:value="31">
            <text:p>31</text:p>
          </table:table-cell>
          <table:table-cell table:formula="of:=IF([.J375]=&quot;YES&quot;;1;0)*IF([.I375]&gt;1;1;0)" office:value-type="float" office:value="1">
            <text:p>1</text:p>
          </table:table-cell>
          <table:table-cell table:formula="of:=IF([.F375]=&quot;Diamond&quot;;1;0)*[.N375]*IF([.I375]&gt;1;1;0)" office:value-type="float" office:value="0">
            <text:p>0</text:p>
          </table:table-cell>
          <table:table-cell table:formula="of:=IF([.F375]=&quot;Moeller&quot;;1;0)*[.N375]*IF([.I375]&gt;1;1;0)" office:value-type="float" office:value="1">
            <text:p>1</text:p>
          </table:table-cell>
          <table:table-cell table:formula="of:=[.O375]*[.L375]" office:value-type="float" office:value="0">
            <text:p>0</text:p>
          </table:table-cell>
          <table:table-cell table:formula="of:=[.O375]*[.M375]" office:value-type="float" office:value="0">
            <text:p>0</text:p>
          </table:table-cell>
          <table:table-cell table:formula="of:=[.P375]*[.L375]" office:value-type="float" office:value="6.7">
            <text:p>6,7</text:p>
          </table:table-cell>
          <table:table-cell table:formula="of:=[.P375]*[.M375]" office:value-type="float" office:value="31">
            <text:p>31</text:p>
          </table:table-cell>
          <table:table-cell table:formula="of:=SUM([.N375:.P375])" office:value-type="float" office:value="2">
            <text:p>2</text:p>
          </table:table-cell>
          <table:table-cell table:style-name="ce466" table:number-columns-repeated="993"/>
          <table:table-cell table:style-name="ce495" table:number-columns-repeated="9"/>
          <table:table-cell table:style-name="ce555"/>
        </table:table-row>
        <table:table-row table:style-name="ro4">
          <table:table-cell table:style-name="ce80" office:value-type="float" office:value="8919">
            <text:p>8919</text:p>
          </table:table-cell>
          <table:table-cell table:style-name="ce135" office:value-type="date" office:date-value="2015-05-13">
            <text:p>2015-05-13</text:p>
          </table:table-cell>
          <table:table-cell table:style-name="ce186" office:value-type="time" office:time-value="PT09H03M00S">
            <text:p>09:03</text:p>
          </table:table-cell>
          <table:table-cell table:style-name="ce199" office:value-type="time" office:time-value="PT09H18M00S">
            <text:p>09:18</text:p>
          </table:table-cell>
          <table:table-cell table:style-name="ce275" table:formula="of:=([.D376]-[.C376])*24*60" office:value-type="float" office:value="15">
            <text:p>15</text:p>
          </table:table-cell>
          <table:table-cell table:style-name="ce354"/>
          <table:table-cell table:style-name="ce354" table:number-columns-repeated="2"/>
          <table:table-cell table:style-name="ce354" office:value-type="float" office:value="0.039">
            <text:p>0,039</text:p>
          </table:table-cell>
          <table:table-cell table:style-name="ce354" office:value-type="string">
            <text:p>YES</text:p>
          </table:table-cell>
          <table:table-cell table:style-name="ce354" office:value-type="string">
            <text:p>TaggEff Background 1</text:p>
          </table:table-cell>
          <table:table-cell table:style-name="ce395" table:formula="of:=IF([.J376]=&quot;YES&quot;;[.I376];0)*IF([.I376]&gt;1;1;0)" office:value-type="float" office:value="0">
            <text:p>0</text:p>
          </table:table-cell>
          <table:table-cell table:style-name="ce395" table:formula="of:=IF([.J376]=&quot;YES&quot;;[.E376];0)*IF([.I376]&gt;1;1;0)" office:value-type="float" office:value="0">
            <text:p>0</text:p>
          </table:table-cell>
          <table:table-cell table:formula="of:=IF([.J376]=&quot;YES&quot;;1;0)*IF([.I376]&gt;1;1;0)" office:value-type="float" office:value="0">
            <text:p>0</text:p>
          </table:table-cell>
          <table:table-cell table:formula="of:=IF([.F376]=&quot;Diamond&quot;;1;0)*[.N376]*IF([.I376]&gt;1;1;0)" office:value-type="float" office:value="0">
            <text:p>0</text:p>
          </table:table-cell>
          <table:table-cell table:formula="of:=IF([.F376]=&quot;Moeller&quot;;1;0)*[.N376]*IF([.I376]&gt;1;1;0)" office:value-type="float" office:value="0">
            <text:p>0</text:p>
          </table:table-cell>
          <table:table-cell table:formula="of:=[.O376]*[.L376]" office:value-type="float" office:value="0">
            <text:p>0</text:p>
          </table:table-cell>
          <table:table-cell table:formula="of:=[.O376]*[.M376]" office:value-type="float" office:value="0">
            <text:p>0</text:p>
          </table:table-cell>
          <table:table-cell table:formula="of:=[.P376]*[.L376]" office:value-type="float" office:value="0">
            <text:p>0</text:p>
          </table:table-cell>
          <table:table-cell table:formula="of:=[.P376]*[.M376]" office:value-type="float" office:value="0">
            <text:p>0</text:p>
          </table:table-cell>
          <table:table-cell table:formula="of:=SUM([.N376:.P376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80" office:value-type="float" office:value="8920">
            <text:p>8920</text:p>
          </table:table-cell>
          <table:table-cell table:style-name="ce135" office:value-type="date" office:date-value="2015-05-13">
            <text:p>2015-05-13</text:p>
          </table:table-cell>
          <table:table-cell table:style-name="ce186" office:value-type="time" office:time-value="PT09H21M00S">
            <text:p>09:21</text:p>
          </table:table-cell>
          <table:table-cell table:style-name="ce199" office:value-type="time" office:time-value="PT09H51M00S">
            <text:p>09:51</text:p>
          </table:table-cell>
          <table:table-cell table:style-name="ce275" table:formula="of:=([.D377]-[.C377])*24*60" office:value-type="float" office:value="30">
            <text:p>30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style-name="ce332" office:value-type="float" office:value="0.959">
            <text:p>0,959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Moeller</text:p>
          </table:table-cell>
          <table:table-cell table:style-name="ce395" table:formula="of:=IF([.J377]=&quot;YES&quot;;[.I377];0)*IF([.I377]&gt;1;1;0)" office:value-type="float" office:value="0">
            <text:p>0</text:p>
          </table:table-cell>
          <table:table-cell table:style-name="ce395" table:formula="of:=IF([.J377]=&quot;YES&quot;;[.E377];0)*IF([.I377]&gt;1;1;0)" office:value-type="float" office:value="0">
            <text:p>0</text:p>
          </table:table-cell>
          <table:table-cell table:formula="of:=IF([.J377]=&quot;YES&quot;;1;0)*IF([.I377]&gt;1;1;0)" office:value-type="float" office:value="0">
            <text:p>0</text:p>
          </table:table-cell>
          <table:table-cell table:formula="of:=IF([.F377]=&quot;Diamond&quot;;1;0)*[.N377]*IF([.I377]&gt;1;1;0)" office:value-type="float" office:value="0">
            <text:p>0</text:p>
          </table:table-cell>
          <table:table-cell table:formula="of:=IF([.F377]=&quot;Moeller&quot;;1;0)*[.N377]*IF([.I377]&gt;1;1;0)" office:value-type="float" office:value="0">
            <text:p>0</text:p>
          </table:table-cell>
          <table:table-cell table:formula="of:=[.O377]*[.L377]" office:value-type="float" office:value="0">
            <text:p>0</text:p>
          </table:table-cell>
          <table:table-cell table:formula="of:=[.O377]*[.M377]" office:value-type="float" office:value="0">
            <text:p>0</text:p>
          </table:table-cell>
          <table:table-cell table:formula="of:=[.P377]*[.L377]" office:value-type="float" office:value="0">
            <text:p>0</text:p>
          </table:table-cell>
          <table:table-cell table:formula="of:=[.P377]*[.M377]" office:value-type="float" office:value="0">
            <text:p>0</text:p>
          </table:table-cell>
          <table:table-cell table:formula="of:=SUM([.N377:.P377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80" office:value-type="float" office:value="8921">
            <text:p>8921</text:p>
          </table:table-cell>
          <table:table-cell table:style-name="ce135" office:value-type="date" office:date-value="2015-05-13">
            <text:p>2015-05-13</text:p>
          </table:table-cell>
          <table:table-cell table:style-name="ce186" office:value-type="time" office:time-value="PT09H56M00S">
            <text:p>09:56</text:p>
          </table:table-cell>
          <table:table-cell table:style-name="ce199" office:value-type="time" office:time-value="PT10H26M00S">
            <text:p>10:26</text:p>
          </table:table-cell>
          <table:table-cell table:style-name="ce275" table:formula="of:=([.D378]-[.C378])*24*60" office:value-type="float" office:value="30.0000000000001">
            <text:p>30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ERP</text:p>
          </table:table-cell>
          <table:table-cell table:style-name="ce332" office:value-type="float" office:value="0.927">
            <text:p>0,927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PERP</text:p>
          </table:table-cell>
          <table:table-cell table:style-name="ce395" table:formula="of:=IF([.J378]=&quot;YES&quot;;[.I378];0)*IF([.I378]&gt;1;1;0)" office:value-type="float" office:value="0">
            <text:p>0</text:p>
          </table:table-cell>
          <table:table-cell table:style-name="ce395" table:formula="of:=IF([.J378]=&quot;YES&quot;;[.E378];0)*IF([.I378]&gt;1;1;0)" office:value-type="float" office:value="0">
            <text:p>0</text:p>
          </table:table-cell>
          <table:table-cell table:formula="of:=IF([.J378]=&quot;YES&quot;;1;0)*IF([.I378]&gt;1;1;0)" office:value-type="float" office:value="0">
            <text:p>0</text:p>
          </table:table-cell>
          <table:table-cell table:formula="of:=IF([.F378]=&quot;Diamond&quot;;1;0)*[.N378]*IF([.I378]&gt;1;1;0)" office:value-type="float" office:value="0">
            <text:p>0</text:p>
          </table:table-cell>
          <table:table-cell table:formula="of:=IF([.F378]=&quot;Moeller&quot;;1;0)*[.N378]*IF([.I378]&gt;1;1;0)" office:value-type="float" office:value="0">
            <text:p>0</text:p>
          </table:table-cell>
          <table:table-cell table:formula="of:=[.O378]*[.L378]" office:value-type="float" office:value="0">
            <text:p>0</text:p>
          </table:table-cell>
          <table:table-cell table:formula="of:=[.O378]*[.M378]" office:value-type="float" office:value="0">
            <text:p>0</text:p>
          </table:table-cell>
          <table:table-cell table:formula="of:=[.P378]*[.L378]" office:value-type="float" office:value="0">
            <text:p>0</text:p>
          </table:table-cell>
          <table:table-cell table:formula="of:=[.P378]*[.M378]" office:value-type="float" office:value="0">
            <text:p>0</text:p>
          </table:table-cell>
          <table:table-cell table:formula="of:=SUM([.N378:.P378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80" office:value-type="float" office:value="8922">
            <text:p>8922</text:p>
          </table:table-cell>
          <table:table-cell table:style-name="ce135" office:value-type="date" office:date-value="2015-05-13">
            <text:p>2015-05-13</text:p>
          </table:table-cell>
          <table:table-cell table:style-name="ce186" office:value-type="time" office:time-value="PT10H27M00S">
            <text:p>10:27</text:p>
          </table:table-cell>
          <table:table-cell table:style-name="ce199" office:value-type="time" office:time-value="PT10H57M00S">
            <text:p>10:57</text:p>
          </table:table-cell>
          <table:table-cell table:style-name="ce275" table:formula="of:=([.D379]-[.C379])*24*60" office:value-type="float" office:value="30.0000000000001">
            <text:p>30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850">
            <text:p>850</text:p>
          </table:table-cell>
          <table:table-cell table:style-name="ce332" office:value-type="string">
            <text:p>PARA</text:p>
          </table:table-cell>
          <table:table-cell table:style-name="ce332" office:value-type="float" office:value="0.987">
            <text:p>0,987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PARA</text:p>
          </table:table-cell>
          <table:table-cell table:style-name="ce395" table:formula="of:=IF([.J379]=&quot;YES&quot;;[.I379];0)*IF([.I379]&gt;1;1;0)" office:value-type="float" office:value="0">
            <text:p>0</text:p>
          </table:table-cell>
          <table:table-cell table:style-name="ce395" table:formula="of:=IF([.J379]=&quot;YES&quot;;[.E379];0)*IF([.I379]&gt;1;1;0)" office:value-type="float" office:value="0">
            <text:p>0</text:p>
          </table:table-cell>
          <table:table-cell table:formula="of:=IF([.J379]=&quot;YES&quot;;1;0)*IF([.I379]&gt;1;1;0)" office:value-type="float" office:value="0">
            <text:p>0</text:p>
          </table:table-cell>
          <table:table-cell table:formula="of:=IF([.F379]=&quot;Diamond&quot;;1;0)*[.N379]*IF([.I379]&gt;1;1;0)" office:value-type="float" office:value="0">
            <text:p>0</text:p>
          </table:table-cell>
          <table:table-cell table:formula="of:=IF([.F379]=&quot;Moeller&quot;;1;0)*[.N379]*IF([.I379]&gt;1;1;0)" office:value-type="float" office:value="0">
            <text:p>0</text:p>
          </table:table-cell>
          <table:table-cell table:formula="of:=[.O379]*[.L379]" office:value-type="float" office:value="0">
            <text:p>0</text:p>
          </table:table-cell>
          <table:table-cell table:formula="of:=[.O379]*[.M379]" office:value-type="float" office:value="0">
            <text:p>0</text:p>
          </table:table-cell>
          <table:table-cell table:formula="of:=[.P379]*[.L379]" office:value-type="float" office:value="0">
            <text:p>0</text:p>
          </table:table-cell>
          <table:table-cell table:formula="of:=[.P379]*[.M379]" office:value-type="float" office:value="0">
            <text:p>0</text:p>
          </table:table-cell>
          <table:table-cell table:formula="of:=SUM([.N379:.P379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81" office:value-type="float" office:value="8923">
            <text:p>8923</text:p>
          </table:table-cell>
          <table:table-cell table:style-name="ce136" office:value-type="date" office:date-value="2015-05-13">
            <text:p>2015-05-13</text:p>
          </table:table-cell>
          <table:table-cell table:style-name="ce211" office:value-type="time" office:time-value="PT11H00M00S">
            <text:p>11:00</text:p>
          </table:table-cell>
          <table:table-cell table:style-name="ce200" office:value-type="time" office:time-value="PT11H17M00S">
            <text:p>11:17</text:p>
          </table:table-cell>
          <table:table-cell table:style-name="ce300" table:formula="of:=([.D380]-[.C380])*24*60" office:value-type="float" office:value="17">
            <text:p>17</text:p>
          </table:table-cell>
          <table:table-cell table:style-name="ce355"/>
          <table:table-cell table:style-name="ce355" table:number-columns-repeated="2"/>
          <table:table-cell table:style-name="ce355" office:value-type="float" office:value="0.103">
            <text:p>0,103</text:p>
          </table:table-cell>
          <table:table-cell table:style-name="ce355" office:value-type="string">
            <text:p>YES</text:p>
          </table:table-cell>
          <table:table-cell table:style-name="ce355" office:value-type="string">
            <text:p>TaggEff Background 2</text:p>
          </table:table-cell>
          <table:table-cell table:style-name="ce395" table:formula="of:=IF([.J380]=&quot;YES&quot;;[.I380];0)*IF([.I380]&gt;1;1;0)" office:value-type="float" office:value="0">
            <text:p>0</text:p>
          </table:table-cell>
          <table:table-cell table:style-name="ce395" table:formula="of:=IF([.J380]=&quot;YES&quot;;[.E380];0)*IF([.I380]&gt;1;1;0)" office:value-type="float" office:value="0">
            <text:p>0</text:p>
          </table:table-cell>
          <table:table-cell table:formula="of:=IF([.J380]=&quot;YES&quot;;1;0)*IF([.I380]&gt;1;1;0)" office:value-type="float" office:value="0">
            <text:p>0</text:p>
          </table:table-cell>
          <table:table-cell table:formula="of:=IF([.F380]=&quot;Diamond&quot;;1;0)*[.N380]*IF([.I380]&gt;1;1;0)" office:value-type="float" office:value="0">
            <text:p>0</text:p>
          </table:table-cell>
          <table:table-cell table:formula="of:=IF([.F380]=&quot;Moeller&quot;;1;0)*[.N380]*IF([.I380]&gt;1;1;0)" office:value-type="float" office:value="0">
            <text:p>0</text:p>
          </table:table-cell>
          <table:table-cell table:formula="of:=[.O380]*[.L380]" office:value-type="float" office:value="0">
            <text:p>0</text:p>
          </table:table-cell>
          <table:table-cell table:formula="of:=[.O380]*[.M380]" office:value-type="float" office:value="0">
            <text:p>0</text:p>
          </table:table-cell>
          <table:table-cell table:formula="of:=[.P380]*[.L380]" office:value-type="float" office:value="0">
            <text:p>0</text:p>
          </table:table-cell>
          <table:table-cell table:formula="of:=[.P380]*[.M380]" office:value-type="float" office:value="0">
            <text:p>0</text:p>
          </table:table-cell>
          <table:table-cell table:formula="of:=SUM([.N380:.P380])" office:value-type="float" office:value="0">
            <text:p>0</text:p>
          </table:table-cell>
          <table:table-cell table:style-name="ce39" table:number-columns-repeated="993"/>
          <table:table-cell table:style-name="ce476" table:number-columns-repeated="9"/>
          <table:table-cell table:style-name="ce390"/>
        </table:table-row>
        <table:table-row table:style-name="ro4">
          <table:table-cell table:style-name="ce79" office:value-type="float" office:value="8924">
            <text:p>8924</text:p>
          </table:table-cell>
          <table:table-cell table:style-name="ce146" office:value-type="date" office:date-value="2015-05-13">
            <text:p>2015-05-13</text:p>
          </table:table-cell>
          <table:table-cell table:style-name="ce220" office:value-type="time" office:time-value="PT12H12M00S">
            <text:p>12:12</text:p>
          </table:table-cell>
          <table:table-cell table:style-name="ce204" office:value-type="time" office:time-value="PT12H55M00S">
            <text:p>12:55</text:p>
          </table:table-cell>
          <table:table-cell table:style-name="ce305" table:formula="of:=([.D381]-[.C381])*24*60" office:value-type="float" office:value="43">
            <text:p>43</text:p>
          </table:table-cell>
          <table:table-cell table:style-name="ce361" office:value-type="string">
            <text:p>Moeller</text:p>
          </table:table-cell>
          <table:table-cell table:style-name="ce361" table:number-columns-repeated="2"/>
          <table:table-cell table:style-name="ce361" office:value-type="float" office:value="9.9">
            <text:p>9,9</text:p>
          </table:table-cell>
          <table:table-cell table:style-name="ce361" office:value-type="string">
            <text:p>YES</text:p>
          </table:table-cell>
          <table:table-cell table:style-name="ce421" office:value-type="string">
            <text:p>run with pedestals</text:p>
          </table:table-cell>
          <table:table-cell table:style-name="ce395" table:formula="of:=IF([.J381]=&quot;YES&quot;;[.I381];0)*IF([.I381]&gt;1;1;0)" office:value-type="float" office:value="9.9">
            <text:p>9,9</text:p>
          </table:table-cell>
          <table:table-cell table:style-name="ce395" table:formula="of:=IF([.J381]=&quot;YES&quot;;[.E381];0)*IF([.I381]&gt;1;1;0)" office:value-type="float" office:value="43">
            <text:p>43</text:p>
          </table:table-cell>
          <table:table-cell table:formula="of:=IF([.J381]=&quot;YES&quot;;1;0)*IF([.I381]&gt;1;1;0)" office:value-type="float" office:value="1">
            <text:p>1</text:p>
          </table:table-cell>
          <table:table-cell table:formula="of:=IF([.F381]=&quot;Diamond&quot;;1;0)*[.N381]*IF([.I381]&gt;1;1;0)" office:value-type="float" office:value="0">
            <text:p>0</text:p>
          </table:table-cell>
          <table:table-cell table:formula="of:=IF([.F381]=&quot;Moeller&quot;;1;0)*[.N381]*IF([.I381]&gt;1;1;0)" office:value-type="float" office:value="1">
            <text:p>1</text:p>
          </table:table-cell>
          <table:table-cell table:formula="of:=[.O381]*[.L381]" office:value-type="float" office:value="0">
            <text:p>0</text:p>
          </table:table-cell>
          <table:table-cell table:formula="of:=[.O381]*[.M381]" office:value-type="float" office:value="0">
            <text:p>0</text:p>
          </table:table-cell>
          <table:table-cell table:formula="of:=[.P381]*[.L381]" office:value-type="float" office:value="9.9">
            <text:p>9,9</text:p>
          </table:table-cell>
          <table:table-cell table:formula="of:=[.P381]*[.M381]" office:value-type="float" office:value="43">
            <text:p>43</text:p>
          </table:table-cell>
          <table:table-cell table:formula="of:=SUM([.N381:.P381])" office:value-type="float" office:value="2">
            <text:p>2</text:p>
          </table:table-cell>
          <table:table-cell table:style-name="ce466" table:number-columns-repeated="993"/>
          <table:table-cell table:style-name="ce495" table:number-columns-repeated="9"/>
          <table:table-cell table:style-name="ce555"/>
        </table:table-row>
        <table:table-row table:style-name="ro4">
          <table:table-cell table:style-name="ce79" office:value-type="float" office:value="8925">
            <text:p>8925</text:p>
          </table:table-cell>
          <table:table-cell table:style-name="ce146" office:value-type="date" office:date-value="2015-05-13">
            <text:p>2015-05-13</text:p>
          </table:table-cell>
          <table:table-cell table:style-name="ce220" office:value-type="time" office:time-value="PT15H16M00S">
            <text:p>15:16</text:p>
          </table:table-cell>
          <table:table-cell table:style-name="ce204" office:value-type="time" office:time-value="PT15H23M00S">
            <text:p>15:23</text:p>
          </table:table-cell>
          <table:table-cell table:style-name="ce305" table:formula="of:=([.D382]-[.C382])*24*60" office:value-type="float" office:value="7.00000000000014">
            <text:p>7</text:p>
          </table:table-cell>
          <table:table-cell table:style-name="ce361" office:value-type="string">
            <text:p>Moeller</text:p>
          </table:table-cell>
          <table:table-cell table:style-name="ce361" table:number-columns-repeated="2"/>
          <table:table-cell table:style-name="ce361" office:value-type="float" office:value="1.7">
            <text:p>1,7</text:p>
          </table:table-cell>
          <table:table-cell table:style-name="ce361" office:value-type="string">
            <text:p>YES</text:p>
          </table:table-cell>
          <table:table-cell table:style-name="ce421" office:value-type="string">
            <text:p>run stopped to change coherent edge, but it is ok</text:p>
          </table:table-cell>
          <table:table-cell table:style-name="ce395" table:formula="of:=IF([.J382]=&quot;YES&quot;;[.I382];0)*IF([.I382]&gt;1;1;0)" office:value-type="float" office:value="1.7">
            <text:p>1,7</text:p>
          </table:table-cell>
          <table:table-cell table:style-name="ce395" table:formula="of:=IF([.J382]=&quot;YES&quot;;[.E382];0)*IF([.I382]&gt;1;1;0)" office:value-type="float" office:value="7.00000000000014">
            <text:p>7,0000000000001</text:p>
          </table:table-cell>
          <table:table-cell table:formula="of:=IF([.J382]=&quot;YES&quot;;1;0)*IF([.I382]&gt;1;1;0)" office:value-type="float" office:value="1">
            <text:p>1</text:p>
          </table:table-cell>
          <table:table-cell table:formula="of:=IF([.F382]=&quot;Diamond&quot;;1;0)*[.N382]*IF([.I382]&gt;1;1;0)" office:value-type="float" office:value="0">
            <text:p>0</text:p>
          </table:table-cell>
          <table:table-cell table:formula="of:=IF([.F382]=&quot;Moeller&quot;;1;0)*[.N382]*IF([.I382]&gt;1;1;0)" office:value-type="float" office:value="1">
            <text:p>1</text:p>
          </table:table-cell>
          <table:table-cell table:formula="of:=[.O382]*[.L382]" office:value-type="float" office:value="0">
            <text:p>0</text:p>
          </table:table-cell>
          <table:table-cell table:formula="of:=[.O382]*[.M382]" office:value-type="float" office:value="0">
            <text:p>0</text:p>
          </table:table-cell>
          <table:table-cell table:formula="of:=[.P382]*[.L382]" office:value-type="float" office:value="1.7">
            <text:p>1,7</text:p>
          </table:table-cell>
          <table:table-cell table:formula="of:=[.P382]*[.M382]" office:value-type="float" office:value="7.00000000000014">
            <text:p>7,0000000000001</text:p>
          </table:table-cell>
          <table:table-cell table:formula="of:=SUM([.N382:.P382])" office:value-type="float" office:value="2">
            <text:p>2</text:p>
          </table:table-cell>
          <table:table-cell table:style-name="ce466" table:number-columns-repeated="993"/>
          <table:table-cell table:style-name="ce495" table:number-columns-repeated="9"/>
          <table:table-cell table:style-name="ce555"/>
        </table:table-row>
        <table:table-row table:style-name="ro4">
          <table:table-cell office:value-type="float" office:value="8926">
            <text:p>8926</text:p>
          </table:table-cell>
          <table:table-cell table:style-name="ce141" office:value-type="date" office:date-value="2015-05-13">
            <text:p>2015-05-13</text:p>
          </table:table-cell>
          <table:table-cell table:style-name="ce184"/>
          <table:table-cell table:style-name="ce248"/>
          <table:table-cell table:style-name="ce273" table:formula="of:=([.D383]-[.C383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style-name="ce164"/>
          <table:table-cell table:style-name="ce164" office:value-type="string">
            <text:p>NO</text:p>
          </table:table-cell>
          <table:table-cell table:style-name="ce166" office:value-type="string">
            <text:p>JUNK – setting coherent edge to 750 MeV</text:p>
          </table:table-cell>
          <table:table-cell table:style-name="ce395" table:formula="of:=IF([.J383]=&quot;YES&quot;;[.I383];0)*IF([.I383]&gt;1;1;0)" office:value-type="float" office:value="0">
            <text:p>0</text:p>
          </table:table-cell>
          <table:table-cell table:style-name="ce395" table:formula="of:=IF([.J383]=&quot;YES&quot;;[.E383];0)*IF([.I383]&gt;1;1;0)" office:value-type="float" office:value="0">
            <text:p>0</text:p>
          </table:table-cell>
          <table:table-cell table:formula="of:=IF([.J383]=&quot;YES&quot;;1;0)*IF([.I383]&gt;1;1;0)" office:value-type="float" office:value="0">
            <text:p>0</text:p>
          </table:table-cell>
          <table:table-cell table:formula="of:=IF([.F383]=&quot;Diamond&quot;;1;0)*[.N383]*IF([.I383]&gt;1;1;0)" office:value-type="float" office:value="0">
            <text:p>0</text:p>
          </table:table-cell>
          <table:table-cell table:formula="of:=IF([.F383]=&quot;Moeller&quot;;1;0)*[.N383]*IF([.I383]&gt;1;1;0)" office:value-type="float" office:value="0">
            <text:p>0</text:p>
          </table:table-cell>
          <table:table-cell table:formula="of:=[.O383]*[.L383]" office:value-type="float" office:value="0">
            <text:p>0</text:p>
          </table:table-cell>
          <table:table-cell table:formula="of:=[.O383]*[.M383]" office:value-type="float" office:value="0">
            <text:p>0</text:p>
          </table:table-cell>
          <table:table-cell table:formula="of:=[.P383]*[.L383]" office:value-type="float" office:value="0">
            <text:p>0</text:p>
          </table:table-cell>
          <table:table-cell table:formula="of:=[.P383]*[.M383]" office:value-type="float" office:value="0">
            <text:p>0</text:p>
          </table:table-cell>
          <table:table-cell table:formula="of:=SUM([.N383:.P383])" office:value-type="float" office:value="0">
            <text:p>0</text:p>
          </table:table-cell>
          <table:table-cell table:number-columns-repeated="1003"/>
        </table:table-row>
        <table:table-row table:style-name="ro10">
          <table:table-cell table:style-name="ce82" office:value-type="float" office:value="8927">
            <text:p>8927</text:p>
          </table:table-cell>
          <table:table-cell table:style-name="ce147" office:value-type="date" office:date-value="2015-05-13">
            <text:p>2015-05-13</text:p>
          </table:table-cell>
          <table:table-cell table:style-name="ce221" office:value-type="time" office:time-value="PT15H53M00S">
            <text:p>15:53</text:p>
          </table:table-cell>
          <table:table-cell table:style-name="ce253" office:value-type="time" office:time-value="PT16H24M00S">
            <text:p>16:24</text:p>
          </table:table-cell>
          <table:table-cell table:style-name="ce306" table:formula="of:=([.D384]-[.C384])*24*60" office:value-type="float" office:value="31">
            <text:p>31</text:p>
          </table:table-cell>
          <table:table-cell table:style-name="ce362" office:value-type="string">
            <text:p>Diamond</text:p>
          </table:table-cell>
          <table:table-cell table:style-name="ce382" office:value-type="float" office:value="750">
            <text:p>750</text:p>
          </table:table-cell>
          <table:table-cell table:style-name="ce382" office:value-type="string">
            <text:p>PARA</text:p>
          </table:table-cell>
          <table:table-cell table:style-name="ce362" office:value-type="float" office:value="7.8">
            <text:p>7,8</text:p>
          </table:table-cell>
          <table:table-cell table:style-name="ce362" office:value-type="string">
            <text:p>YES</text:p>
          </table:table-cell>
          <table:table-cell table:style-name="ce388" office:value-type="string">
            <text:p>again events with errors at the end of the file ~800 events with error</text:p>
          </table:table-cell>
          <table:table-cell table:style-name="ce395" table:formula="of:=IF([.J384]=&quot;YES&quot;;[.I384];0)*IF([.I384]&gt;1;1;0)" office:value-type="float" office:value="7.8">
            <text:p>7,8</text:p>
          </table:table-cell>
          <table:table-cell table:style-name="ce395" table:formula="of:=IF([.J384]=&quot;YES&quot;;[.E384];0)*IF([.I384]&gt;1;1;0)" office:value-type="float" office:value="31">
            <text:p>31</text:p>
          </table:table-cell>
          <table:table-cell table:formula="of:=IF([.J384]=&quot;YES&quot;;1;0)*IF([.I384]&gt;1;1;0)" office:value-type="float" office:value="1">
            <text:p>1</text:p>
          </table:table-cell>
          <table:table-cell table:formula="of:=IF([.F384]=&quot;Diamond&quot;;1;0)*[.N384]*IF([.I384]&gt;1;1;0)" office:value-type="float" office:value="1">
            <text:p>1</text:p>
          </table:table-cell>
          <table:table-cell table:formula="of:=IF([.F384]=&quot;Moeller&quot;;1;0)*[.N384]*IF([.I384]&gt;1;1;0)" office:value-type="float" office:value="0">
            <text:p>0</text:p>
          </table:table-cell>
          <table:table-cell table:formula="of:=[.O384]*[.L384]" office:value-type="float" office:value="7.8">
            <text:p>7,8</text:p>
          </table:table-cell>
          <table:table-cell table:formula="of:=[.O384]*[.M384]" office:value-type="float" office:value="31">
            <text:p>31</text:p>
          </table:table-cell>
          <table:table-cell table:formula="of:=[.P384]*[.L384]" office:value-type="float" office:value="0">
            <text:p>0</text:p>
          </table:table-cell>
          <table:table-cell table:formula="of:=[.P384]*[.M384]" office:value-type="float" office:value="0">
            <text:p>0</text:p>
          </table:table-cell>
          <table:table-cell table:formula="of:=SUM([.N384:.P384])" office:value-type="float" office:value="2">
            <text:p>2</text:p>
          </table:table-cell>
          <table:table-cell table:style-name="ce459" table:number-columns-repeated="993"/>
          <table:table-cell table:style-name="ce509" table:number-columns-repeated="9"/>
          <table:table-cell table:style-name="ce594"/>
        </table:table-row>
        <table:table-row table:style-name="ro4">
          <table:table-cell table:style-name="ce83" office:value-type="float" office:value="8928">
            <text:p>8928</text:p>
          </table:table-cell>
          <table:table-cell table:style-name="ce148" office:value-type="date" office:date-value="2015-05-13">
            <text:p>2015-05-13</text:p>
          </table:table-cell>
          <table:table-cell table:style-name="ce222" office:value-type="time" office:time-value="PT16H25M00S">
            <text:p>16:25</text:p>
          </table:table-cell>
          <table:table-cell table:style-name="ce254" office:value-type="time" office:time-value="PT17H00M00S">
            <text:p>17:00</text:p>
          </table:table-cell>
          <table:table-cell table:style-name="ce307" office:value-type="float" office:value="35">
            <text:p>35</text:p>
          </table:table-cell>
          <table:table-cell table:style-name="ce363" office:value-type="string">
            <text:p>Diamond</text:p>
          </table:table-cell>
          <table:table-cell table:style-name="ce383" office:value-type="float" office:value="750">
            <text:p>750</text:p>
          </table:table-cell>
          <table:table-cell table:style-name="ce383" office:value-type="string">
            <text:p>PARA</text:p>
          </table:table-cell>
          <table:table-cell table:style-name="ce363" office:value-type="float" office:value="8.9">
            <text:p>8,9</text:p>
          </table:table-cell>
          <table:table-cell table:style-name="ce363" office:value-type="string">
            <text:p>YES</text:p>
          </table:table-cell>
          <table:table-cell table:style-name="ce389"/>
          <table:table-cell table:style-name="ce395" table:formula="of:=IF([.J385]=&quot;YES&quot;;[.I385];0)*IF([.I385]&gt;1;1;0)" office:value-type="float" office:value="8.9">
            <text:p>8,9</text:p>
          </table:table-cell>
          <table:table-cell table:style-name="ce395" table:formula="of:=IF([.J385]=&quot;YES&quot;;[.E385];0)*IF([.I385]&gt;1;1;0)" office:value-type="float" office:value="35">
            <text:p>35</text:p>
          </table:table-cell>
          <table:table-cell table:formula="of:=IF([.J385]=&quot;YES&quot;;1;0)*IF([.I385]&gt;1;1;0)" office:value-type="float" office:value="1">
            <text:p>1</text:p>
          </table:table-cell>
          <table:table-cell table:formula="of:=IF([.F385]=&quot;Diamond&quot;;1;0)*[.N385]*IF([.I385]&gt;1;1;0)" office:value-type="float" office:value="1">
            <text:p>1</text:p>
          </table:table-cell>
          <table:table-cell table:formula="of:=IF([.F385]=&quot;Moeller&quot;;1;0)*[.N385]*IF([.I385]&gt;1;1;0)" office:value-type="float" office:value="0">
            <text:p>0</text:p>
          </table:table-cell>
          <table:table-cell table:formula="of:=[.O385]*[.L385]" office:value-type="float" office:value="8.9">
            <text:p>8,9</text:p>
          </table:table-cell>
          <table:table-cell table:formula="of:=[.O385]*[.M385]" office:value-type="float" office:value="35">
            <text:p>35</text:p>
          </table:table-cell>
          <table:table-cell table:formula="of:=[.P385]*[.L385]" office:value-type="float" office:value="0">
            <text:p>0</text:p>
          </table:table-cell>
          <table:table-cell table:formula="of:=[.P385]*[.M385]" office:value-type="float" office:value="0">
            <text:p>0</text:p>
          </table:table-cell>
          <table:table-cell table:formula="of:=SUM([.N385:.P385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84" office:value-type="float" office:value="8929">
            <text:p>8929</text:p>
          </table:table-cell>
          <table:table-cell table:style-name="ce149" office:value-type="date" office:date-value="2015-05-13">
            <text:p>2015-05-13</text:p>
          </table:table-cell>
          <table:table-cell table:style-name="ce223" office:value-type="time" office:time-value="PT17H01M00S">
            <text:p>17:01</text:p>
          </table:table-cell>
          <table:table-cell table:style-name="ce223" office:value-type="time" office:time-value="PT17H35M00S">
            <text:p>17:35</text:p>
          </table:table-cell>
          <table:table-cell table:style-name="ce308" table:formula="of:=([.D386]-[.C386])*24*60" office:value-type="float" office:value="34">
            <text:p>34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96" office:value-type="string">
            <text:p>PERP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395" table:formula="of:=IF([.J386]=&quot;YES&quot;;[.I386];0)*IF([.I386]&gt;1;1;0)" office:value-type="float" office:value="8.9">
            <text:p>8,9</text:p>
          </table:table-cell>
          <table:table-cell table:style-name="ce395" table:formula="of:=IF([.J386]=&quot;YES&quot;;[.E386];0)*IF([.I386]&gt;1;1;0)" office:value-type="float" office:value="34">
            <text:p>34</text:p>
          </table:table-cell>
          <table:table-cell table:formula="of:=IF([.J386]=&quot;YES&quot;;1;0)*IF([.I386]&gt;1;1;0)" office:value-type="float" office:value="1">
            <text:p>1</text:p>
          </table:table-cell>
          <table:table-cell table:formula="of:=IF([.F386]=&quot;Diamond&quot;;1;0)*[.N386]*IF([.I386]&gt;1;1;0)" office:value-type="float" office:value="1">
            <text:p>1</text:p>
          </table:table-cell>
          <table:table-cell table:formula="of:=IF([.F386]=&quot;Moeller&quot;;1;0)*[.N386]*IF([.I386]&gt;1;1;0)" office:value-type="float" office:value="0">
            <text:p>0</text:p>
          </table:table-cell>
          <table:table-cell table:formula="of:=[.O386]*[.L386]" office:value-type="float" office:value="8.9">
            <text:p>8,9</text:p>
          </table:table-cell>
          <table:table-cell table:formula="of:=[.O386]*[.M386]" office:value-type="float" office:value="34">
            <text:p>34</text:p>
          </table:table-cell>
          <table:table-cell table:formula="of:=[.P386]*[.L386]" office:value-type="float" office:value="0">
            <text:p>0</text:p>
          </table:table-cell>
          <table:table-cell table:formula="of:=[.P386]*[.M386]" office:value-type="float" office:value="0">
            <text:p>0</text:p>
          </table:table-cell>
          <table:table-cell table:formula="of:=SUM([.N386:.P386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5" office:value-type="float" office:value="8930">
            <text:p>8930</text:p>
          </table:table-cell>
          <table:table-cell table:style-name="ce148" office:value-type="date" office:date-value="2015-05-13">
            <text:p>2015-05-13</text:p>
          </table:table-cell>
          <table:table-cell table:style-name="ce222" office:value-type="time" office:time-value="PT17H37M00S">
            <text:p>17:37</text:p>
          </table:table-cell>
          <table:table-cell table:style-name="ce254" office:value-type="time" office:time-value="PT18H11M00S">
            <text:p>18:11</text:p>
          </table:table-cell>
          <table:table-cell table:style-name="ce307" table:formula="of:=([.D387]-[.C387])*24*60" office:value-type="float" office:value="33.9999999999999">
            <text:p>34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63" office:value-type="float" office:value="8.9">
            <text:p>8,9</text:p>
          </table:table-cell>
          <table:table-cell table:style-name="ce363" office:value-type="string">
            <text:p>YES</text:p>
          </table:table-cell>
          <table:table-cell table:style-name="ce389"/>
          <table:table-cell table:style-name="ce395" table:formula="of:=IF([.J387]=&quot;YES&quot;;[.I387];0)*IF([.I387]&gt;1;1;0)" office:value-type="float" office:value="8.9">
            <text:p>8,9</text:p>
          </table:table-cell>
          <table:table-cell table:style-name="ce395" table:formula="of:=IF([.J387]=&quot;YES&quot;;[.E387];0)*IF([.I387]&gt;1;1;0)" office:value-type="float" office:value="33.9999999999999">
            <text:p>33,9999999999999</text:p>
          </table:table-cell>
          <table:table-cell table:formula="of:=IF([.J387]=&quot;YES&quot;;1;0)*IF([.I387]&gt;1;1;0)" office:value-type="float" office:value="1">
            <text:p>1</text:p>
          </table:table-cell>
          <table:table-cell table:formula="of:=IF([.F387]=&quot;Diamond&quot;;1;0)*[.N387]*IF([.I387]&gt;1;1;0)" office:value-type="float" office:value="1">
            <text:p>1</text:p>
          </table:table-cell>
          <table:table-cell table:formula="of:=IF([.F387]=&quot;Moeller&quot;;1;0)*[.N387]*IF([.I387]&gt;1;1;0)" office:value-type="float" office:value="0">
            <text:p>0</text:p>
          </table:table-cell>
          <table:table-cell table:formula="of:=[.O387]*[.L387]" office:value-type="float" office:value="8.9">
            <text:p>8,9</text:p>
          </table:table-cell>
          <table:table-cell table:formula="of:=[.O387]*[.M387]" office:value-type="float" office:value="33.9999999999999">
            <text:p>33,9999999999999</text:p>
          </table:table-cell>
          <table:table-cell table:formula="of:=[.P387]*[.L387]" office:value-type="float" office:value="0">
            <text:p>0</text:p>
          </table:table-cell>
          <table:table-cell table:formula="of:=[.P387]*[.M387]" office:value-type="float" office:value="0">
            <text:p>0</text:p>
          </table:table-cell>
          <table:table-cell table:formula="of:=SUM([.N387:.P387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6"/>
        </table:table-row>
        <table:table-row table:style-name="ro4">
          <table:table-cell table:style-name="ce84" office:value-type="float" office:value="8931">
            <text:p>8931</text:p>
          </table:table-cell>
          <table:table-cell table:style-name="ce149" office:value-type="date" office:date-value="2015-05-13">
            <text:p>2015-05-13</text:p>
          </table:table-cell>
          <table:table-cell table:style-name="ce223" office:value-type="time" office:time-value="PT18H13M00S">
            <text:p>18:13</text:p>
          </table:table-cell>
          <table:table-cell table:style-name="ce255" office:value-type="time" office:time-value="PT18H49M00S">
            <text:p>18:49</text:p>
          </table:table-cell>
          <table:table-cell table:style-name="ce308" table:formula="of:=([.D388]-[.C388])*24*60" office:value-type="float" office:value="36">
            <text:p>36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9.7">
            <text:p>9,7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the tagg reference or totally dropped again</text:p>
          </table:table-cell>
          <table:table-cell table:style-name="ce395" table:formula="of:=IF([.J388]=&quot;YES&quot;;[.I388];0)*IF([.I388]&gt;1;1;0)" office:value-type="float" office:value="9.7">
            <text:p>9,7</text:p>
          </table:table-cell>
          <table:table-cell table:style-name="ce395" table:formula="of:=IF([.J388]=&quot;YES&quot;;[.E388];0)*IF([.I388]&gt;1;1;0)" office:value-type="float" office:value="36">
            <text:p>36</text:p>
          </table:table-cell>
          <table:table-cell table:formula="of:=IF([.J388]=&quot;YES&quot;;1;0)*IF([.I388]&gt;1;1;0)" office:value-type="float" office:value="1">
            <text:p>1</text:p>
          </table:table-cell>
          <table:table-cell table:formula="of:=IF([.F388]=&quot;Diamond&quot;;1;0)*[.N388]*IF([.I388]&gt;1;1;0)" office:value-type="float" office:value="1">
            <text:p>1</text:p>
          </table:table-cell>
          <table:table-cell table:formula="of:=IF([.F388]=&quot;Moeller&quot;;1;0)*[.N388]*IF([.I388]&gt;1;1;0)" office:value-type="float" office:value="0">
            <text:p>0</text:p>
          </table:table-cell>
          <table:table-cell table:formula="of:=[.O388]*[.L388]" office:value-type="float" office:value="9.7">
            <text:p>9,7</text:p>
          </table:table-cell>
          <table:table-cell table:formula="of:=[.O388]*[.M388]" office:value-type="float" office:value="36">
            <text:p>36</text:p>
          </table:table-cell>
          <table:table-cell table:formula="of:=[.P388]*[.L388]" office:value-type="float" office:value="0">
            <text:p>0</text:p>
          </table:table-cell>
          <table:table-cell table:formula="of:=[.P388]*[.M388]" office:value-type="float" office:value="0">
            <text:p>0</text:p>
          </table:table-cell>
          <table:table-cell table:formula="of:=SUM([.N388:.P388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4" office:value-type="float" office:value="8932">
            <text:p>8932</text:p>
          </table:table-cell>
          <table:table-cell table:style-name="ce149" office:value-type="date" office:date-value="2015-05-13">
            <text:p>2015-05-13</text:p>
          </table:table-cell>
          <table:table-cell table:style-name="ce223" office:value-type="time" office:time-value="PT18H50M00S">
            <text:p>18:50</text:p>
          </table:table-cell>
          <table:table-cell table:style-name="ce223" office:value-type="time" office:time-value="PT19H25M00S">
            <text:p>19:25</text:p>
          </table:table-cell>
          <table:table-cell table:style-name="ce308" table:formula="of:=([.D389]-[.C389])*24*60" office:value-type="float" office:value="35">
            <text:p>35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395" table:formula="of:=IF([.J389]=&quot;YES&quot;;[.I389];0)*IF([.I389]&gt;1;1;0)" office:value-type="float" office:value="8.9">
            <text:p>8,9</text:p>
          </table:table-cell>
          <table:table-cell table:style-name="ce395" table:formula="of:=IF([.J389]=&quot;YES&quot;;[.E389];0)*IF([.I389]&gt;1;1;0)" office:value-type="float" office:value="35">
            <text:p>35</text:p>
          </table:table-cell>
          <table:table-cell table:formula="of:=IF([.J389]=&quot;YES&quot;;1;0)*IF([.I389]&gt;1;1;0)" office:value-type="float" office:value="1">
            <text:p>1</text:p>
          </table:table-cell>
          <table:table-cell table:formula="of:=IF([.F389]=&quot;Diamond&quot;;1;0)*[.N389]*IF([.I389]&gt;1;1;0)" office:value-type="float" office:value="1">
            <text:p>1</text:p>
          </table:table-cell>
          <table:table-cell table:formula="of:=IF([.F389]=&quot;Moeller&quot;;1;0)*[.N389]*IF([.I389]&gt;1;1;0)" office:value-type="float" office:value="0">
            <text:p>0</text:p>
          </table:table-cell>
          <table:table-cell table:formula="of:=[.O389]*[.L389]" office:value-type="float" office:value="8.9">
            <text:p>8,9</text:p>
          </table:table-cell>
          <table:table-cell table:formula="of:=[.O389]*[.M389]" office:value-type="float" office:value="35">
            <text:p>35</text:p>
          </table:table-cell>
          <table:table-cell table:formula="of:=[.P389]*[.L389]" office:value-type="float" office:value="0">
            <text:p>0</text:p>
          </table:table-cell>
          <table:table-cell table:formula="of:=[.P389]*[.M389]" office:value-type="float" office:value="0">
            <text:p>0</text:p>
          </table:table-cell>
          <table:table-cell table:formula="of:=SUM([.N389:.P389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6" office:value-type="float" office:value="8933">
            <text:p>8933</text:p>
          </table:table-cell>
          <table:table-cell table:style-name="ce144" office:value-type="date" office:date-value="2015-05-13">
            <text:p>2015-05-13</text:p>
          </table:table-cell>
          <table:table-cell table:style-name="ce192" office:value-type="time" office:time-value="PT19H25M00S">
            <text:p>19:25</text:p>
          </table:table-cell>
          <table:table-cell table:style-name="ce192" office:value-type="time" office:time-value="PT19H36M00S">
            <text:p>19:36</text:p>
          </table:table-cell>
          <table:table-cell table:style-name="ce281" table:formula="of:=([.D390]-[.C390])*24*60" office:value-type="float" office:value="11">
            <text:p>11</text:p>
          </table:table-cell>
          <table:table-cell table:style-name="ce365" office:value-type="string">
            <text:p>Diamond</text:p>
          </table:table-cell>
          <table:table-cell table:style-name="ce384" office:value-type="float" office:value="750">
            <text:p>750</text:p>
          </table:table-cell>
          <table:table-cell table:style-name="ce384" office:value-type="string">
            <text:p>PERP</text:p>
          </table:table-cell>
          <table:table-cell table:style-name="ce338" office:value-type="float" office:value="2.9">
            <text:p>2,9</text:p>
          </table:table-cell>
          <table:table-cell table:style-name="ce338" office:value-type="string">
            <text:p>MAYBE</text:p>
          </table:table-cell>
          <table:table-cell table:style-name="ce365" office:value-type="string">
            <text:p>optimized the coherent edge during this run</text:p>
          </table:table-cell>
          <table:table-cell table:style-name="ce395" table:formula="of:=IF([.J390]=&quot;YES&quot;;[.I390];0)*IF([.I390]&gt;1;1;0)" office:value-type="float" office:value="0">
            <text:p>0</text:p>
          </table:table-cell>
          <table:table-cell table:style-name="ce395" table:formula="of:=IF([.J390]=&quot;YES&quot;;[.E390];0)*IF([.I390]&gt;1;1;0)" office:value-type="float" office:value="0">
            <text:p>0</text:p>
          </table:table-cell>
          <table:table-cell table:formula="of:=IF([.J390]=&quot;YES&quot;;1;0)*IF([.I390]&gt;1;1;0)" office:value-type="float" office:value="0">
            <text:p>0</text:p>
          </table:table-cell>
          <table:table-cell table:formula="of:=IF([.F390]=&quot;Diamond&quot;;1;0)*[.N390]*IF([.I390]&gt;1;1;0)" office:value-type="float" office:value="0">
            <text:p>0</text:p>
          </table:table-cell>
          <table:table-cell table:formula="of:=IF([.F390]=&quot;Moeller&quot;;1;0)*[.N390]*IF([.I390]&gt;1;1;0)" office:value-type="float" office:value="0">
            <text:p>0</text:p>
          </table:table-cell>
          <table:table-cell table:formula="of:=[.O390]*[.L390]" office:value-type="float" office:value="0">
            <text:p>0</text:p>
          </table:table-cell>
          <table:table-cell table:formula="of:=[.O390]*[.M390]" office:value-type="float" office:value="0">
            <text:p>0</text:p>
          </table:table-cell>
          <table:table-cell table:formula="of:=[.P390]*[.L390]" office:value-type="float" office:value="0">
            <text:p>0</text:p>
          </table:table-cell>
          <table:table-cell table:formula="of:=[.P390]*[.M390]" office:value-type="float" office:value="0">
            <text:p>0</text:p>
          </table:table-cell>
          <table:table-cell table:formula="of:=SUM([.N390:.P390])" office:value-type="float" office:value="0">
            <text:p>0</text:p>
          </table:table-cell>
          <table:table-cell table:style-name="ce86" table:number-columns-repeated="993"/>
          <table:table-cell table:style-name="ce480" table:number-columns-repeated="9"/>
          <table:table-cell table:style-name="ce597"/>
        </table:table-row>
        <table:table-row table:style-name="ro4">
          <table:table-cell table:style-name="ce84" office:value-type="float" office:value="8934">
            <text:p>8934</text:p>
          </table:table-cell>
          <table:table-cell table:style-name="ce149" office:value-type="date" office:date-value="2015-05-13">
            <text:p>2015-05-13</text:p>
          </table:table-cell>
          <table:table-cell table:style-name="ce224" office:value-type="time" office:time-value="PT19H37M00S">
            <text:p>19:37</text:p>
          </table:table-cell>
          <table:table-cell table:style-name="ce223" office:value-type="time" office:time-value="PT20H12M00S">
            <text:p>20:12</text:p>
          </table:table-cell>
          <table:table-cell table:style-name="ce309" table:formula="of:=([.D391]-[.C391])*24*60" office:value-type="float" office:value="35">
            <text:p>35</text:p>
          </table:table-cell>
          <table:table-cell table:style-name="ce364" office:value-type="string">
            <text:p>Diamond</text:p>
          </table:table-cell>
          <table:table-cell table:style-name="ce371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71" office:value-type="float" office:value="9.2">
            <text:p>9,2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395" table:formula="of:=IF([.J391]=&quot;YES&quot;;[.I391];0)*IF([.I391]&gt;1;1;0)" office:value-type="float" office:value="9.2">
            <text:p>9,2</text:p>
          </table:table-cell>
          <table:table-cell table:style-name="ce395" table:formula="of:=IF([.J391]=&quot;YES&quot;;[.E391];0)*IF([.I391]&gt;1;1;0)" office:value-type="float" office:value="35">
            <text:p>35</text:p>
          </table:table-cell>
          <table:table-cell table:formula="of:=IF([.J391]=&quot;YES&quot;;1;0)*IF([.I391]&gt;1;1;0)" office:value-type="float" office:value="1">
            <text:p>1</text:p>
          </table:table-cell>
          <table:table-cell table:formula="of:=IF([.F391]=&quot;Diamond&quot;;1;0)*[.N391]*IF([.I391]&gt;1;1;0)" office:value-type="float" office:value="1">
            <text:p>1</text:p>
          </table:table-cell>
          <table:table-cell table:formula="of:=IF([.F391]=&quot;Moeller&quot;;1;0)*[.N391]*IF([.I391]&gt;1;1;0)" office:value-type="float" office:value="0">
            <text:p>0</text:p>
          </table:table-cell>
          <table:table-cell table:formula="of:=[.O391]*[.L391]" office:value-type="float" office:value="9.2">
            <text:p>9,2</text:p>
          </table:table-cell>
          <table:table-cell table:formula="of:=[.O391]*[.M391]" office:value-type="float" office:value="35">
            <text:p>35</text:p>
          </table:table-cell>
          <table:table-cell table:formula="of:=[.P391]*[.L391]" office:value-type="float" office:value="0">
            <text:p>0</text:p>
          </table:table-cell>
          <table:table-cell table:formula="of:=[.P391]*[.M391]" office:value-type="float" office:value="0">
            <text:p>0</text:p>
          </table:table-cell>
          <table:table-cell table:formula="of:=SUM([.N391:.P391])" office:value-type="float" office:value="2">
            <text:p>2</text:p>
          </table:table-cell>
          <table:table-cell table:style-name="ce84" table:number-columns-repeated="993"/>
          <table:table-cell table:style-name="ce513" table:number-columns-repeated="9"/>
          <table:table-cell table:style-name="ce598"/>
        </table:table-row>
        <table:table-row table:style-name="ro4">
          <table:table-cell table:style-name="ce87" office:value-type="float" office:value="8935">
            <text:p>8935</text:p>
          </table:table-cell>
          <table:table-cell table:style-name="ce149" office:value-type="date" office:date-value="2015-05-13">
            <text:p>2015-05-13</text:p>
          </table:table-cell>
          <table:table-cell table:style-name="ce223" office:value-type="time" office:time-value="PT20H13M00S">
            <text:p>20:13</text:p>
          </table:table-cell>
          <table:table-cell table:style-name="ce223" office:value-type="time" office:time-value="PT20H49M00S">
            <text:p>20:49</text:p>
          </table:table-cell>
          <table:table-cell table:style-name="ce308" table:formula="of:=([.D392]-[.C392])*24*60" office:value-type="float" office:value="36">
            <text:p>36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.5">
            <text:p>9,5</text:p>
          </table:table-cell>
          <table:table-cell table:style-name="ce364" office:value-type="string">
            <text:p>YES</text:p>
          </table:table-cell>
          <table:table-cell table:style-name="ce364" office:value-type="string">
            <text:p>mwpc again</text:p>
          </table:table-cell>
          <table:table-cell table:style-name="ce395" table:formula="of:=IF([.J392]=&quot;YES&quot;;[.I392];0)*IF([.I392]&gt;1;1;0)" office:value-type="float" office:value="9.5">
            <text:p>9,5</text:p>
          </table:table-cell>
          <table:table-cell table:style-name="ce395" table:formula="of:=IF([.J392]=&quot;YES&quot;;[.E392];0)*IF([.I392]&gt;1;1;0)" office:value-type="float" office:value="36">
            <text:p>36</text:p>
          </table:table-cell>
          <table:table-cell table:formula="of:=IF([.J392]=&quot;YES&quot;;1;0)*IF([.I392]&gt;1;1;0)" office:value-type="float" office:value="1">
            <text:p>1</text:p>
          </table:table-cell>
          <table:table-cell table:formula="of:=IF([.F392]=&quot;Diamond&quot;;1;0)*[.N392]*IF([.I392]&gt;1;1;0)" office:value-type="float" office:value="1">
            <text:p>1</text:p>
          </table:table-cell>
          <table:table-cell table:formula="of:=IF([.F392]=&quot;Moeller&quot;;1;0)*[.N392]*IF([.I392]&gt;1;1;0)" office:value-type="float" office:value="0">
            <text:p>0</text:p>
          </table:table-cell>
          <table:table-cell table:formula="of:=[.O392]*[.L392]" office:value-type="float" office:value="9.5">
            <text:p>9,5</text:p>
          </table:table-cell>
          <table:table-cell table:formula="of:=[.O392]*[.M392]" office:value-type="float" office:value="36">
            <text:p>36</text:p>
          </table:table-cell>
          <table:table-cell table:formula="of:=[.P392]*[.L392]" office:value-type="float" office:value="0">
            <text:p>0</text:p>
          </table:table-cell>
          <table:table-cell table:formula="of:=[.P392]*[.M392]" office:value-type="float" office:value="0">
            <text:p>0</text:p>
          </table:table-cell>
          <table:table-cell table:formula="of:=SUM([.N392:.P392])" office:value-type="float" office:value="2">
            <text:p>2</text:p>
          </table:table-cell>
          <table:table-cell table:style-name="ce87" table:number-columns-repeated="993"/>
          <table:table-cell table:style-name="ce514" table:number-columns-repeated="9"/>
          <table:table-cell table:style-name="ce599"/>
        </table:table-row>
        <table:table-row table:style-name="ro4">
          <table:table-cell table:style-name="ce88" office:value-type="float" office:value="8936">
            <text:p>8936</text:p>
          </table:table-cell>
          <table:table-cell table:style-name="ce150" office:value-type="date" office:date-value="2015-05-14">
            <text:p>2015-05-14</text:p>
          </table:table-cell>
          <table:table-cell table:style-name="ce225" office:value-type="time" office:time-value="PT00H07M00S">
            <text:p>00:07</text:p>
          </table:table-cell>
          <table:table-cell table:style-name="ce225" office:value-type="time" office:time-value="PT00H42M00S">
            <text:p>00:42</text:p>
          </table:table-cell>
          <table:table-cell table:style-name="ce310" table:formula="of:=([.D393]-[.C393])*24*60" office:value-type="float" office:value="35">
            <text:p>35</text:p>
          </table:table-cell>
          <table:table-cell table:style-name="ce366" office:value-type="string">
            <text:p>Diamond</text:p>
          </table:table-cell>
          <table:table-cell table:style-name="ce366" office:value-type="float" office:value="750">
            <text:p>750</text:p>
          </table:table-cell>
          <table:table-cell table:style-name="ce366" office:value-type="string">
            <text:p>PERP</text:p>
          </table:table-cell>
          <table:table-cell table:style-name="ce366" office:value-type="float" office:value="8.9">
            <text:p>8,9</text:p>
          </table:table-cell>
          <table:table-cell table:style-name="ce366" office:value-type="string">
            <text:p>YES</text:p>
          </table:table-cell>
          <table:table-cell table:style-name="ce366"/>
          <table:table-cell table:style-name="ce395" table:formula="of:=IF([.J393]=&quot;YES&quot;;[.I393];0)*IF([.I393]&gt;1;1;0)" office:value-type="float" office:value="8.9">
            <text:p>8,9</text:p>
          </table:table-cell>
          <table:table-cell table:style-name="ce395" table:formula="of:=IF([.J393]=&quot;YES&quot;;[.E393];0)*IF([.I393]&gt;1;1;0)" office:value-type="float" office:value="35">
            <text:p>35</text:p>
          </table:table-cell>
          <table:table-cell table:formula="of:=IF([.J393]=&quot;YES&quot;;1;0)*IF([.I393]&gt;1;1;0)" office:value-type="float" office:value="1">
            <text:p>1</text:p>
          </table:table-cell>
          <table:table-cell table:formula="of:=IF([.F393]=&quot;Diamond&quot;;1;0)*[.N393]*IF([.I393]&gt;1;1;0)" office:value-type="float" office:value="1">
            <text:p>1</text:p>
          </table:table-cell>
          <table:table-cell table:formula="of:=IF([.F393]=&quot;Moeller&quot;;1;0)*[.N393]*IF([.I393]&gt;1;1;0)" office:value-type="float" office:value="0">
            <text:p>0</text:p>
          </table:table-cell>
          <table:table-cell table:formula="of:=[.O393]*[.L393]" office:value-type="float" office:value="8.9">
            <text:p>8,9</text:p>
          </table:table-cell>
          <table:table-cell table:formula="of:=[.O393]*[.M393]" office:value-type="float" office:value="35">
            <text:p>35</text:p>
          </table:table-cell>
          <table:table-cell table:formula="of:=[.P393]*[.L393]" office:value-type="float" office:value="0">
            <text:p>0</text:p>
          </table:table-cell>
          <table:table-cell table:formula="of:=[.P393]*[.M393]" office:value-type="float" office:value="0">
            <text:p>0</text:p>
          </table:table-cell>
          <table:table-cell table:formula="of:=SUM([.N393:.P393])" office:value-type="float" office:value="2">
            <text:p>2</text:p>
          </table:table-cell>
          <table:table-cell table:style-name="ce88" table:number-columns-repeated="993"/>
          <table:table-cell table:style-name="ce515" table:number-columns-repeated="9"/>
          <table:table-cell table:style-name="ce600"/>
        </table:table-row>
        <table:table-row table:style-name="ro4">
          <table:table-cell table:style-name="ce88" office:value-type="float" office:value="8937">
            <text:p>8937</text:p>
          </table:table-cell>
          <table:table-cell table:style-name="ce150" office:value-type="date" office:date-value="2015-05-14">
            <text:p>2015-05-14</text:p>
          </table:table-cell>
          <table:table-cell table:style-name="ce225" office:value-type="time" office:time-value="PT00H44M00S">
            <text:p>00:44</text:p>
          </table:table-cell>
          <table:table-cell table:style-name="ce225" office:value-type="time" office:time-value="PT01H19M00S">
            <text:p>01:19</text:p>
          </table:table-cell>
          <table:table-cell table:style-name="ce310" table:formula="of:=([.D394]-[.C394])*24*60" office:value-type="float" office:value="35">
            <text:p>35</text:p>
          </table:table-cell>
          <table:table-cell table:style-name="ce366" office:value-type="string">
            <text:p>Diamond</text:p>
          </table:table-cell>
          <table:table-cell table:style-name="ce366" office:value-type="float" office:value="750">
            <text:p>750</text:p>
          </table:table-cell>
          <table:table-cell table:style-name="ce366" office:value-type="string">
            <text:p>PARA</text:p>
          </table:table-cell>
          <table:table-cell table:style-name="ce366" office:value-type="float" office:value="8.9">
            <text:p>8,9</text:p>
          </table:table-cell>
          <table:table-cell table:style-name="ce366" office:value-type="string">
            <text:p>YES</text:p>
          </table:table-cell>
          <table:table-cell table:style-name="ce366"/>
          <table:table-cell table:style-name="ce395" table:formula="of:=IF([.J394]=&quot;YES&quot;;[.I394];0)*IF([.I394]&gt;1;1;0)" office:value-type="float" office:value="8.9">
            <text:p>8,9</text:p>
          </table:table-cell>
          <table:table-cell table:style-name="ce395" table:formula="of:=IF([.J394]=&quot;YES&quot;;[.E394];0)*IF([.I394]&gt;1;1;0)" office:value-type="float" office:value="35">
            <text:p>35</text:p>
          </table:table-cell>
          <table:table-cell table:formula="of:=IF([.J394]=&quot;YES&quot;;1;0)*IF([.I394]&gt;1;1;0)" office:value-type="float" office:value="1">
            <text:p>1</text:p>
          </table:table-cell>
          <table:table-cell table:formula="of:=IF([.F394]=&quot;Diamond&quot;;1;0)*[.N394]*IF([.I394]&gt;1;1;0)" office:value-type="float" office:value="1">
            <text:p>1</text:p>
          </table:table-cell>
          <table:table-cell table:formula="of:=IF([.F394]=&quot;Moeller&quot;;1;0)*[.N394]*IF([.I394]&gt;1;1;0)" office:value-type="float" office:value="0">
            <text:p>0</text:p>
          </table:table-cell>
          <table:table-cell table:formula="of:=[.O394]*[.L394]" office:value-type="float" office:value="8.9">
            <text:p>8,9</text:p>
          </table:table-cell>
          <table:table-cell table:formula="of:=[.O394]*[.M394]" office:value-type="float" office:value="35">
            <text:p>35</text:p>
          </table:table-cell>
          <table:table-cell table:formula="of:=[.P394]*[.L394]" office:value-type="float" office:value="0">
            <text:p>0</text:p>
          </table:table-cell>
          <table:table-cell table:formula="of:=[.P394]*[.M394]" office:value-type="float" office:value="0">
            <text:p>0</text:p>
          </table:table-cell>
          <table:table-cell table:formula="of:=SUM([.N394:.P394])" office:value-type="float" office:value="2">
            <text:p>2</text:p>
          </table:table-cell>
          <table:table-cell table:style-name="ce88" table:number-columns-repeated="993"/>
          <table:table-cell table:style-name="ce515" table:number-columns-repeated="9"/>
          <table:table-cell table:style-name="ce600"/>
        </table:table-row>
        <table:table-row table:style-name="ro4">
          <table:table-cell table:style-name="ce41" office:value-type="float" office:value="8938">
            <text:p>8938</text:p>
          </table:table-cell>
          <table:table-cell table:style-name="ce140" office:value-type="date" office:date-value="2015-05-14">
            <text:p>2015-05-14</text:p>
          </table:table-cell>
          <table:table-cell table:style-name="ce182" office:value-type="time" office:time-value="PT01H26M00S">
            <text:p>01:26</text:p>
          </table:table-cell>
          <table:table-cell table:style-name="ce182" office:value-type="time" office:time-value="PT02H05M00S">
            <text:p>02:05</text:p>
          </table:table-cell>
          <table:table-cell table:style-name="ce271" table:formula="of:=([.D395]-[.C395])*24*60" office:value-type="float" office:value="39">
            <text:p>39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8.9">
            <text:p>8,9</text:p>
          </table:table-cell>
          <table:table-cell table:style-name="ce329" office:value-type="string">
            <text:p>YES</text:p>
          </table:table-cell>
          <table:table-cell table:style-name="ce329"/>
          <table:table-cell table:style-name="ce395" table:formula="of:=IF([.J395]=&quot;YES&quot;;[.I395];0)*IF([.I395]&gt;1;1;0)" office:value-type="float" office:value="8.9">
            <text:p>8,9</text:p>
          </table:table-cell>
          <table:table-cell table:style-name="ce395" table:formula="of:=IF([.J395]=&quot;YES&quot;;[.E395];0)*IF([.I395]&gt;1;1;0)" office:value-type="float" office:value="39">
            <text:p>39</text:p>
          </table:table-cell>
          <table:table-cell table:formula="of:=IF([.J395]=&quot;YES&quot;;1;0)*IF([.I395]&gt;1;1;0)" office:value-type="float" office:value="1">
            <text:p>1</text:p>
          </table:table-cell>
          <table:table-cell table:formula="of:=IF([.F395]=&quot;Diamond&quot;;1;0)*[.N395]*IF([.I395]&gt;1;1;0)" office:value-type="float" office:value="0">
            <text:p>0</text:p>
          </table:table-cell>
          <table:table-cell table:formula="of:=IF([.F395]=&quot;Moeller&quot;;1;0)*[.N395]*IF([.I395]&gt;1;1;0)" office:value-type="float" office:value="1">
            <text:p>1</text:p>
          </table:table-cell>
          <table:table-cell table:formula="of:=[.O395]*[.L395]" office:value-type="float" office:value="0">
            <text:p>0</text:p>
          </table:table-cell>
          <table:table-cell table:formula="of:=[.O395]*[.M395]" office:value-type="float" office:value="0">
            <text:p>0</text:p>
          </table:table-cell>
          <table:table-cell table:formula="of:=[.P395]*[.L395]" office:value-type="float" office:value="8.9">
            <text:p>8,9</text:p>
          </table:table-cell>
          <table:table-cell table:formula="of:=[.P395]*[.M395]" office:value-type="float" office:value="39">
            <text:p>39</text:p>
          </table:table-cell>
          <table:table-cell table:formula="of:=SUM([.N395:.P395])" office:value-type="float" office:value="2">
            <text:p>2</text:p>
          </table:table-cell>
          <table:table-cell table:style-name="ce41" table:number-columns-repeated="993"/>
          <table:table-cell table:style-name="ce516" table:number-columns-repeated="9"/>
          <table:table-cell table:style-name="ce601"/>
        </table:table-row>
        <table:table-row table:style-name="ro6">
          <table:table-cell table:style-name="ce47" office:value-type="float" office:value="8939">
            <text:p>8939</text:p>
          </table:table-cell>
          <table:table-cell table:style-name="ce139" office:value-type="date" office:date-value="2015-05-14">
            <text:p>2015-05-14</text:p>
          </table:table-cell>
          <table:table-cell table:number-columns-repeated="2" table:style-name="ce188"/>
          <table:table-cell table:style-name="ce277" table:formula="of:=([.D396]-[.C396])*24*60" office:value-type="float" office:value="0">
            <text:p>0</text:p>
          </table:table-cell>
          <table:table-cell table:style-name="ce334" office:value-type="string">
            <text:p>Moeller</text:p>
          </table:table-cell>
          <table:table-cell table:style-name="ce334" table:number-columns-repeated="2"/>
          <table:table-cell table:number-columns-repeated="2" table:style-name="ce334"/>
          <table:table-cell table:style-name="ce424" office:value-type="string">
            <text:p>JUNK missing TAPS channels 96-99</text:p>
          </table:table-cell>
          <table:table-cell table:style-name="ce434" table:formula="of:=IF([.J396]=&quot;YES&quot;;[.I396];0)*IF([.I396]&gt;1;1;0)" office:value-type="float" office:value="0">
            <text:p>0</text:p>
          </table:table-cell>
          <table:table-cell table:style-name="ce434" table:formula="of:=IF([.J396]=&quot;YES&quot;;[.E396];0)*IF([.I396]&gt;1;1;0)" office:value-type="float" office:value="0">
            <text:p>0</text:p>
          </table:table-cell>
          <table:table-cell table:style-name="ce63" table:formula="of:=IF([.J396]=&quot;YES&quot;;1;0)*IF([.I396]&gt;1;1;0)" office:value-type="float" office:value="0">
            <text:p>0</text:p>
          </table:table-cell>
          <table:table-cell table:style-name="ce63" table:formula="of:=IF([.F396]=&quot;Diamond&quot;;1;0)*[.N396]*IF([.I396]&gt;1;1;0)" office:value-type="float" office:value="0">
            <text:p>0</text:p>
          </table:table-cell>
          <table:table-cell table:style-name="ce63" table:formula="of:=IF([.F396]=&quot;Moeller&quot;;1;0)*[.N396]*IF([.I396]&gt;1;1;0)" office:value-type="float" office:value="0">
            <text:p>0</text:p>
          </table:table-cell>
          <table:table-cell table:style-name="ce63" table:formula="of:=[.O396]*[.L396]" office:value-type="float" office:value="0">
            <text:p>0</text:p>
          </table:table-cell>
          <table:table-cell table:style-name="ce63" table:formula="of:=[.O396]*[.M396]" office:value-type="float" office:value="0">
            <text:p>0</text:p>
          </table:table-cell>
          <table:table-cell table:style-name="ce63" table:formula="of:=[.P396]*[.L396]" office:value-type="float" office:value="0">
            <text:p>0</text:p>
          </table:table-cell>
          <table:table-cell table:style-name="ce63" table:formula="of:=[.P396]*[.M396]" office:value-type="float" office:value="0">
            <text:p>0</text:p>
          </table:table-cell>
          <table:table-cell table:style-name="ce63" table:formula="of:=SUM([.N396:.P396])" office:value-type="float" office:value="0">
            <text:p>0</text:p>
          </table:table-cell>
          <table:table-cell table:style-name="ce47" table:number-columns-repeated="993"/>
          <table:table-cell table:style-name="ce517" table:number-columns-repeated="9"/>
          <table:table-cell table:style-name="ce229"/>
        </table:table-row>
        <table:table-row table:style-name="ro4">
          <table:table-cell table:style-name="ce47" office:value-type="float" office:value="8940">
            <text:p>8940</text:p>
          </table:table-cell>
          <table:table-cell table:style-name="ce139" office:value-type="date" office:date-value="2015-05-14">
            <text:p>2015-05-14</text:p>
          </table:table-cell>
          <table:table-cell table:number-columns-repeated="2" table:style-name="ce188"/>
          <table:table-cell table:style-name="ce277" table:formula="of:=([.D397]-[.C397])*24*60" office:value-type="float" office:value="0">
            <text:p>0</text:p>
          </table:table-cell>
          <table:table-cell table:style-name="ce334" office:value-type="string">
            <text:p>Moeller</text:p>
          </table:table-cell>
          <table:table-cell table:style-name="ce334" table:number-columns-repeated="2"/>
          <table:table-cell table:number-columns-repeated="2" table:style-name="ce334"/>
          <table:table-cell table:style-name="ce334" office:value-type="string">
            <text:p>JUNK missing TAPS channels 96-99</text:p>
          </table:table-cell>
          <table:table-cell table:style-name="ce434" table:formula="of:=IF([.J397]=&quot;YES&quot;;[.I397];0)*IF([.I397]&gt;1;1;0)" office:value-type="float" office:value="0">
            <text:p>0</text:p>
          </table:table-cell>
          <table:table-cell table:style-name="ce434" table:formula="of:=IF([.J397]=&quot;YES&quot;;[.E397];0)*IF([.I397]&gt;1;1;0)" office:value-type="float" office:value="0">
            <text:p>0</text:p>
          </table:table-cell>
          <table:table-cell table:style-name="ce63" table:formula="of:=IF([.J397]=&quot;YES&quot;;1;0)*IF([.I397]&gt;1;1;0)" office:value-type="float" office:value="0">
            <text:p>0</text:p>
          </table:table-cell>
          <table:table-cell table:style-name="ce63" table:formula="of:=IF([.F397]=&quot;Diamond&quot;;1;0)*[.N397]*IF([.I397]&gt;1;1;0)" office:value-type="float" office:value="0">
            <text:p>0</text:p>
          </table:table-cell>
          <table:table-cell table:style-name="ce63" table:formula="of:=IF([.F397]=&quot;Moeller&quot;;1;0)*[.N397]*IF([.I397]&gt;1;1;0)" office:value-type="float" office:value="0">
            <text:p>0</text:p>
          </table:table-cell>
          <table:table-cell table:style-name="ce63" table:formula="of:=[.O397]*[.L397]" office:value-type="float" office:value="0">
            <text:p>0</text:p>
          </table:table-cell>
          <table:table-cell table:style-name="ce63" table:formula="of:=[.O397]*[.M397]" office:value-type="float" office:value="0">
            <text:p>0</text:p>
          </table:table-cell>
          <table:table-cell table:style-name="ce63" table:formula="of:=[.P397]*[.L397]" office:value-type="float" office:value="0">
            <text:p>0</text:p>
          </table:table-cell>
          <table:table-cell table:style-name="ce63" table:formula="of:=[.P397]*[.M397]" office:value-type="float" office:value="0">
            <text:p>0</text:p>
          </table:table-cell>
          <table:table-cell table:style-name="ce63" table:formula="of:=SUM([.N397:.P397])" office:value-type="float" office:value="0">
            <text:p>0</text:p>
          </table:table-cell>
          <table:table-cell table:style-name="ce47" table:number-columns-repeated="993"/>
          <table:table-cell table:style-name="ce517" table:number-columns-repeated="9"/>
          <table:table-cell table:style-name="ce229"/>
        </table:table-row>
        <table:table-row table:style-name="ro4">
          <table:table-cell table:style-name="ce47" office:value-type="float" office:value="8941">
            <text:p>8941</text:p>
          </table:table-cell>
          <table:table-cell table:style-name="ce139" office:value-type="date" office:date-value="2015-05-14">
            <text:p>2015-05-14</text:p>
          </table:table-cell>
          <table:table-cell table:number-columns-repeated="2" table:style-name="ce188"/>
          <table:table-cell table:style-name="ce277" table:formula="of:=([.D398]-[.C398])*24*60" office:value-type="float" office:value="0">
            <text:p>0</text:p>
          </table:table-cell>
          <table:table-cell table:style-name="ce334" office:value-type="string">
            <text:p>Moeller</text:p>
          </table:table-cell>
          <table:table-cell table:style-name="ce334" table:number-columns-repeated="2"/>
          <table:table-cell table:number-columns-repeated="2" table:style-name="ce334"/>
          <table:table-cell table:style-name="ce334" office:value-type="string">
            <text:p>JUNK missing TAPS channels 96-99</text:p>
          </table:table-cell>
          <table:table-cell table:style-name="ce434" table:formula="of:=IF([.J398]=&quot;YES&quot;;[.I398];0)*IF([.I398]&gt;1;1;0)" office:value-type="float" office:value="0">
            <text:p>0</text:p>
          </table:table-cell>
          <table:table-cell table:style-name="ce434" table:formula="of:=IF([.J398]=&quot;YES&quot;;[.E398];0)*IF([.I398]&gt;1;1;0)" office:value-type="float" office:value="0">
            <text:p>0</text:p>
          </table:table-cell>
          <table:table-cell table:style-name="ce63" table:formula="of:=IF([.J398]=&quot;YES&quot;;1;0)*IF([.I398]&gt;1;1;0)" office:value-type="float" office:value="0">
            <text:p>0</text:p>
          </table:table-cell>
          <table:table-cell table:style-name="ce63" table:formula="of:=IF([.F398]=&quot;Diamond&quot;;1;0)*[.N398]*IF([.I398]&gt;1;1;0)" office:value-type="float" office:value="0">
            <text:p>0</text:p>
          </table:table-cell>
          <table:table-cell table:style-name="ce63" table:formula="of:=IF([.F398]=&quot;Moeller&quot;;1;0)*[.N398]*IF([.I398]&gt;1;1;0)" office:value-type="float" office:value="0">
            <text:p>0</text:p>
          </table:table-cell>
          <table:table-cell table:style-name="ce63" table:formula="of:=[.O398]*[.L398]" office:value-type="float" office:value="0">
            <text:p>0</text:p>
          </table:table-cell>
          <table:table-cell table:style-name="ce63" table:formula="of:=[.O398]*[.M398]" office:value-type="float" office:value="0">
            <text:p>0</text:p>
          </table:table-cell>
          <table:table-cell table:style-name="ce63" table:formula="of:=[.P398]*[.L398]" office:value-type="float" office:value="0">
            <text:p>0</text:p>
          </table:table-cell>
          <table:table-cell table:style-name="ce63" table:formula="of:=[.P398]*[.M398]" office:value-type="float" office:value="0">
            <text:p>0</text:p>
          </table:table-cell>
          <table:table-cell table:style-name="ce63" table:formula="of:=SUM([.N398:.P398])" office:value-type="float" office:value="0">
            <text:p>0</text:p>
          </table:table-cell>
          <table:table-cell table:style-name="ce47" table:number-columns-repeated="993"/>
          <table:table-cell table:style-name="ce517" table:number-columns-repeated="9"/>
          <table:table-cell table:style-name="ce229"/>
        </table:table-row>
        <table:table-row table:style-name="ro4">
          <table:table-cell table:style-name="ce47" office:value-type="float" office:value="8942">
            <text:p>8942</text:p>
          </table:table-cell>
          <table:table-cell table:style-name="ce139" office:value-type="date" office:date-value="2015-05-14">
            <text:p>2015-05-14</text:p>
          </table:table-cell>
          <table:table-cell table:number-columns-repeated="2" table:style-name="ce188"/>
          <table:table-cell table:style-name="ce277" table:formula="of:=([.D399]-[.C399])*24*60" office:value-type="float" office:value="0">
            <text:p>0</text:p>
          </table:table-cell>
          <table:table-cell table:style-name="ce334" office:value-type="string">
            <text:p>Moeller</text:p>
          </table:table-cell>
          <table:table-cell table:style-name="ce334" table:number-columns-repeated="2"/>
          <table:table-cell table:number-columns-repeated="2" table:style-name="ce334"/>
          <table:table-cell table:style-name="ce334" office:value-type="string">
            <text:p>JUNK missing TAPS channels 96-99</text:p>
          </table:table-cell>
          <table:table-cell table:style-name="ce434" table:formula="of:=IF([.J399]=&quot;YES&quot;;[.I399];0)*IF([.I399]&gt;1;1;0)" office:value-type="float" office:value="0">
            <text:p>0</text:p>
          </table:table-cell>
          <table:table-cell table:style-name="ce434" table:formula="of:=IF([.J399]=&quot;YES&quot;;[.E399];0)*IF([.I399]&gt;1;1;0)" office:value-type="float" office:value="0">
            <text:p>0</text:p>
          </table:table-cell>
          <table:table-cell table:style-name="ce63" table:formula="of:=IF([.J399]=&quot;YES&quot;;1;0)*IF([.I399]&gt;1;1;0)" office:value-type="float" office:value="0">
            <text:p>0</text:p>
          </table:table-cell>
          <table:table-cell table:style-name="ce63" table:formula="of:=IF([.F399]=&quot;Diamond&quot;;1;0)*[.N399]*IF([.I399]&gt;1;1;0)" office:value-type="float" office:value="0">
            <text:p>0</text:p>
          </table:table-cell>
          <table:table-cell table:style-name="ce63" table:formula="of:=IF([.F399]=&quot;Moeller&quot;;1;0)*[.N399]*IF([.I399]&gt;1;1;0)" office:value-type="float" office:value="0">
            <text:p>0</text:p>
          </table:table-cell>
          <table:table-cell table:style-name="ce63" table:formula="of:=[.O399]*[.L399]" office:value-type="float" office:value="0">
            <text:p>0</text:p>
          </table:table-cell>
          <table:table-cell table:style-name="ce63" table:formula="of:=[.O399]*[.M399]" office:value-type="float" office:value="0">
            <text:p>0</text:p>
          </table:table-cell>
          <table:table-cell table:style-name="ce63" table:formula="of:=[.P399]*[.L399]" office:value-type="float" office:value="0">
            <text:p>0</text:p>
          </table:table-cell>
          <table:table-cell table:style-name="ce63" table:formula="of:=[.P399]*[.M399]" office:value-type="float" office:value="0">
            <text:p>0</text:p>
          </table:table-cell>
          <table:table-cell table:style-name="ce63" table:formula="of:=SUM([.N399:.P399])" office:value-type="float" office:value="0">
            <text:p>0</text:p>
          </table:table-cell>
          <table:table-cell table:style-name="ce47" table:number-columns-repeated="993"/>
          <table:table-cell table:style-name="ce517" table:number-columns-repeated="9"/>
          <table:table-cell table:style-name="ce229"/>
        </table:table-row>
        <table:table-row table:style-name="ro4">
          <table:table-cell table:style-name="ce47" office:value-type="float" office:value="8943">
            <text:p>8943</text:p>
          </table:table-cell>
          <table:table-cell table:style-name="ce139" office:value-type="date" office:date-value="2015-05-14">
            <text:p>2015-05-14</text:p>
          </table:table-cell>
          <table:table-cell table:number-columns-repeated="2" table:style-name="ce188"/>
          <table:table-cell table:style-name="ce277" table:formula="of:=([.D400]-[.C400])*24*60" office:value-type="float" office:value="0">
            <text:p>0</text:p>
          </table:table-cell>
          <table:table-cell table:style-name="ce334" office:value-type="string">
            <text:p>Moeller</text:p>
          </table:table-cell>
          <table:table-cell table:style-name="ce334" table:number-columns-repeated="2"/>
          <table:table-cell table:number-columns-repeated="2" table:style-name="ce334"/>
          <table:table-cell table:style-name="ce334" office:value-type="string">
            <text:p>JUNK missing TAPS channels 96-99</text:p>
          </table:table-cell>
          <table:table-cell table:style-name="ce434" table:formula="of:=IF([.J400]=&quot;YES&quot;;[.I400];0)*IF([.I400]&gt;1;1;0)" office:value-type="float" office:value="0">
            <text:p>0</text:p>
          </table:table-cell>
          <table:table-cell table:style-name="ce434" table:formula="of:=IF([.J400]=&quot;YES&quot;;[.E400];0)*IF([.I400]&gt;1;1;0)" office:value-type="float" office:value="0">
            <text:p>0</text:p>
          </table:table-cell>
          <table:table-cell table:style-name="ce63" table:formula="of:=IF([.J400]=&quot;YES&quot;;1;0)*IF([.I400]&gt;1;1;0)" office:value-type="float" office:value="0">
            <text:p>0</text:p>
          </table:table-cell>
          <table:table-cell table:style-name="ce63" table:formula="of:=IF([.F400]=&quot;Diamond&quot;;1;0)*[.N400]*IF([.I400]&gt;1;1;0)" office:value-type="float" office:value="0">
            <text:p>0</text:p>
          </table:table-cell>
          <table:table-cell table:style-name="ce63" table:formula="of:=IF([.F400]=&quot;Moeller&quot;;1;0)*[.N400]*IF([.I400]&gt;1;1;0)" office:value-type="float" office:value="0">
            <text:p>0</text:p>
          </table:table-cell>
          <table:table-cell table:style-name="ce63" table:formula="of:=[.O400]*[.L400]" office:value-type="float" office:value="0">
            <text:p>0</text:p>
          </table:table-cell>
          <table:table-cell table:style-name="ce63" table:formula="of:=[.O400]*[.M400]" office:value-type="float" office:value="0">
            <text:p>0</text:p>
          </table:table-cell>
          <table:table-cell table:style-name="ce63" table:formula="of:=[.P400]*[.L400]" office:value-type="float" office:value="0">
            <text:p>0</text:p>
          </table:table-cell>
          <table:table-cell table:style-name="ce63" table:formula="of:=[.P400]*[.M400]" office:value-type="float" office:value="0">
            <text:p>0</text:p>
          </table:table-cell>
          <table:table-cell table:style-name="ce63" table:formula="of:=SUM([.N400:.P400])" office:value-type="float" office:value="0">
            <text:p>0</text:p>
          </table:table-cell>
          <table:table-cell table:style-name="ce47" table:number-columns-repeated="993"/>
          <table:table-cell table:style-name="ce517" table:number-columns-repeated="9"/>
          <table:table-cell table:style-name="ce229"/>
        </table:table-row>
        <table:table-row table:style-name="ro4">
          <table:table-cell table:style-name="ce54" office:value-type="float" office:value="8944">
            <text:p>8944</text:p>
          </table:table-cell>
          <table:table-cell table:style-name="ce133" office:value-type="date" office:date-value="2015-05-14">
            <text:p>2015-05-14</text:p>
          </table:table-cell>
          <table:table-cell table:style-name="ce194" office:value-type="time" office:time-value="PT02H54M00S">
            <text:p>02:54</text:p>
          </table:table-cell>
          <table:table-cell table:style-name="ce194" office:value-type="time" office:time-value="PT03H34M00S">
            <text:p>03:34</text:p>
          </table:table-cell>
          <table:table-cell table:style-name="ce284" table:formula="of:=([.D401]-[.C401])*24*60" office:value-type="float" office:value="40">
            <text:p>40</text:p>
          </table:table-cell>
          <table:table-cell table:style-name="ce340" office:value-type="string">
            <text:p>Moeller</text:p>
          </table:table-cell>
          <table:table-cell table:style-name="ce340" table:number-columns-repeated="2"/>
          <table:table-cell table:style-name="ce340" office:value-type="float" office:value="8.9">
            <text:p>8,9</text:p>
          </table:table-cell>
          <table:table-cell table:style-name="ce340" office:value-type="string">
            <text:p>YES</text:p>
          </table:table-cell>
          <table:table-cell table:style-name="ce340" office:value-type="string">
            <text:p>TAPS channels 96-99 missing (as a consequence, high number of EventsWithError)</text:p>
          </table:table-cell>
          <table:table-cell table:style-name="ce395" table:formula="of:=IF([.J401]=&quot;YES&quot;;[.I401];0)*IF([.I401]&gt;1;1;0)" office:value-type="float" office:value="8.9">
            <text:p>8,9</text:p>
          </table:table-cell>
          <table:table-cell table:style-name="ce395" table:formula="of:=IF([.J401]=&quot;YES&quot;;[.E401];0)*IF([.I401]&gt;1;1;0)" office:value-type="float" office:value="40">
            <text:p>40</text:p>
          </table:table-cell>
          <table:table-cell table:formula="of:=IF([.J401]=&quot;YES&quot;;1;0)*IF([.I401]&gt;1;1;0)" office:value-type="float" office:value="1">
            <text:p>1</text:p>
          </table:table-cell>
          <table:table-cell table:formula="of:=IF([.F401]=&quot;Diamond&quot;;1;0)*[.N401]*IF([.I401]&gt;1;1;0)" office:value-type="float" office:value="0">
            <text:p>0</text:p>
          </table:table-cell>
          <table:table-cell table:formula="of:=IF([.F401]=&quot;Moeller&quot;;1;0)*[.N401]*IF([.I401]&gt;1;1;0)" office:value-type="float" office:value="1">
            <text:p>1</text:p>
          </table:table-cell>
          <table:table-cell table:formula="of:=[.O401]*[.L401]" office:value-type="float" office:value="0">
            <text:p>0</text:p>
          </table:table-cell>
          <table:table-cell table:formula="of:=[.O401]*[.M401]" office:value-type="float" office:value="0">
            <text:p>0</text:p>
          </table:table-cell>
          <table:table-cell table:formula="of:=[.P401]*[.L401]" office:value-type="float" office:value="8.9">
            <text:p>8,9</text:p>
          </table:table-cell>
          <table:table-cell table:formula="of:=[.P401]*[.M401]" office:value-type="float" office:value="40">
            <text:p>40</text:p>
          </table:table-cell>
          <table:table-cell table:formula="of:=SUM([.N401:.P401])" office:value-type="float" office:value="2">
            <text:p>2</text:p>
          </table:table-cell>
          <table:table-cell table:style-name="ce54" table:number-columns-repeated="993"/>
          <table:table-cell table:style-name="ce501" table:number-columns-repeated="9"/>
          <table:table-cell table:style-name="ce562"/>
        </table:table-row>
        <table:table-row table:style-name="ro4">
          <table:table-cell table:style-name="ce48" office:value-type="float" office:value="8945">
            <text:p>8945</text:p>
          </table:table-cell>
          <table:table-cell table:style-name="ce151" office:value-type="date" office:date-value="2015-05-14">
            <text:p>2015-05-14</text:p>
          </table:table-cell>
          <table:table-cell table:number-columns-repeated="2" table:style-name="ce189"/>
          <table:table-cell table:style-name="ce278" table:formula="of:=([.D402]-[.C402])*24*60" office:value-type="float" office:value="0">
            <text:p>0</text:p>
          </table:table-cell>
          <table:table-cell table:style-name="ce335" office:value-type="string">
            <text:p>Moeller</text:p>
          </table:table-cell>
          <table:table-cell table:style-name="ce335" office:value-type="float" office:value="750">
            <text:p>750</text:p>
          </table:table-cell>
          <table:table-cell table:style-name="ce335"/>
          <table:table-cell table:number-columns-repeated="2" table:style-name="ce335"/>
          <table:table-cell table:style-name="ce335" office:value-type="string">
            <text:p>JUNK</text:p>
          </table:table-cell>
          <table:table-cell table:style-name="ce434" table:formula="of:=IF([.J402]=&quot;YES&quot;;[.I402];0)*IF([.I402]&gt;1;1;0)" office:value-type="float" office:value="0">
            <text:p>0</text:p>
          </table:table-cell>
          <table:table-cell table:style-name="ce434" table:formula="of:=IF([.J402]=&quot;YES&quot;;[.E402];0)*IF([.I402]&gt;1;1;0)" office:value-type="float" office:value="0">
            <text:p>0</text:p>
          </table:table-cell>
          <table:table-cell table:style-name="ce63" table:formula="of:=IF([.J402]=&quot;YES&quot;;1;0)*IF([.I402]&gt;1;1;0)" office:value-type="float" office:value="0">
            <text:p>0</text:p>
          </table:table-cell>
          <table:table-cell table:style-name="ce63" table:formula="of:=IF([.F402]=&quot;Diamond&quot;;1;0)*[.N402]*IF([.I402]&gt;1;1;0)" office:value-type="float" office:value="0">
            <text:p>0</text:p>
          </table:table-cell>
          <table:table-cell table:style-name="ce63" table:formula="of:=IF([.F402]=&quot;Moeller&quot;;1;0)*[.N402]*IF([.I402]&gt;1;1;0)" office:value-type="float" office:value="0">
            <text:p>0</text:p>
          </table:table-cell>
          <table:table-cell table:style-name="ce63" table:formula="of:=[.O402]*[.L402]" office:value-type="float" office:value="0">
            <text:p>0</text:p>
          </table:table-cell>
          <table:table-cell table:style-name="ce63" table:formula="of:=[.O402]*[.M402]" office:value-type="float" office:value="0">
            <text:p>0</text:p>
          </table:table-cell>
          <table:table-cell table:style-name="ce63" table:formula="of:=[.P402]*[.L402]" office:value-type="float" office:value="0">
            <text:p>0</text:p>
          </table:table-cell>
          <table:table-cell table:style-name="ce63" table:formula="of:=[.P402]*[.M402]" office:value-type="float" office:value="0">
            <text:p>0</text:p>
          </table:table-cell>
          <table:table-cell table:style-name="ce63" table:formula="of:=SUM([.N402:.P402])" office:value-type="float" office:value="0">
            <text:p>0</text:p>
          </table:table-cell>
          <table:table-cell table:style-name="ce48" table:number-columns-repeated="993"/>
          <table:table-cell table:style-name="ce518" table:number-columns-repeated="9"/>
          <table:table-cell table:style-name="ce602"/>
        </table:table-row>
        <table:table-row table:style-name="ro4">
          <table:table-cell table:style-name="ce49" office:value-type="float" office:value="8946">
            <text:p>8946</text:p>
          </table:table-cell>
          <table:table-cell table:style-name="ce152" office:value-type="date" office:date-value="2015-05-14">
            <text:p>2015-05-14</text:p>
          </table:table-cell>
          <table:table-cell table:number-columns-repeated="2" table:style-name="ce190"/>
          <table:table-cell table:style-name="ce279" table:formula="of:=([.D403]-[.C403])*24*60" office:value-type="float" office:value="0">
            <text:p>0</text:p>
          </table:table-cell>
          <table:table-cell table:style-name="ce336" office:value-type="string">
            <text:p>Moeller</text:p>
          </table:table-cell>
          <table:table-cell table:style-name="ce336" table:number-columns-repeated="2"/>
          <table:table-cell table:number-columns-repeated="2" table:style-name="ce336"/>
          <table:table-cell table:style-name="ce336" office:value-type="string">
            <text:p>Test to check if TAPS channels are back: Theyr are there again!</text:p>
          </table:table-cell>
          <table:table-cell table:style-name="ce434" table:formula="of:=IF([.J403]=&quot;YES&quot;;[.I403];0)*IF([.I403]&gt;1;1;0)" office:value-type="float" office:value="0">
            <text:p>0</text:p>
          </table:table-cell>
          <table:table-cell table:style-name="ce434" table:formula="of:=IF([.J403]=&quot;YES&quot;;[.E403];0)*IF([.I403]&gt;1;1;0)" office:value-type="float" office:value="0">
            <text:p>0</text:p>
          </table:table-cell>
          <table:table-cell table:style-name="ce63" table:formula="of:=IF([.J403]=&quot;YES&quot;;1;0)*IF([.I403]&gt;1;1;0)" office:value-type="float" office:value="0">
            <text:p>0</text:p>
          </table:table-cell>
          <table:table-cell table:style-name="ce63" table:formula="of:=IF([.F403]=&quot;Diamond&quot;;1;0)*[.N403]*IF([.I403]&gt;1;1;0)" office:value-type="float" office:value="0">
            <text:p>0</text:p>
          </table:table-cell>
          <table:table-cell table:style-name="ce63" table:formula="of:=IF([.F403]=&quot;Moeller&quot;;1;0)*[.N403]*IF([.I403]&gt;1;1;0)" office:value-type="float" office:value="0">
            <text:p>0</text:p>
          </table:table-cell>
          <table:table-cell table:style-name="ce63" table:formula="of:=[.O403]*[.L403]" office:value-type="float" office:value="0">
            <text:p>0</text:p>
          </table:table-cell>
          <table:table-cell table:style-name="ce63" table:formula="of:=[.O403]*[.M403]" office:value-type="float" office:value="0">
            <text:p>0</text:p>
          </table:table-cell>
          <table:table-cell table:style-name="ce63" table:formula="of:=[.P403]*[.L403]" office:value-type="float" office:value="0">
            <text:p>0</text:p>
          </table:table-cell>
          <table:table-cell table:style-name="ce63" table:formula="of:=[.P403]*[.M403]" office:value-type="float" office:value="0">
            <text:p>0</text:p>
          </table:table-cell>
          <table:table-cell table:style-name="ce63" table:formula="of:=SUM([.N403:.P403])" office:value-type="float" office:value="0">
            <text:p>0</text:p>
          </table:table-cell>
          <table:table-cell table:style-name="ce49" table:number-columns-repeated="993"/>
          <table:table-cell table:style-name="ce519" table:number-columns-repeated="9"/>
          <table:table-cell table:style-name="ce603"/>
        </table:table-row>
        <table:table-row table:style-name="ro4">
          <table:table-cell table:style-name="ce89" office:value-type="float" office:value="8947">
            <text:p>8947</text:p>
          </table:table-cell>
          <table:table-cell table:style-name="ce153" office:value-type="date" office:date-value="2015-05-14">
            <text:p>2015-05-14</text:p>
          </table:table-cell>
          <table:table-cell table:style-name="ce226" office:value-type="time" office:time-value="PT03H58M00S">
            <text:p>03:58</text:p>
          </table:table-cell>
          <table:table-cell table:style-name="ce226" office:value-type="time" office:time-value="PT04H32M00S">
            <text:p>04:32</text:p>
          </table:table-cell>
          <table:table-cell table:style-name="ce311" table:formula="of:=([.D404]-[.C404])*24*60" office:value-type="float" office:value="34">
            <text:p>34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ARA</text:p>
          </table:table-cell>
          <table:table-cell table:style-name="ce367" office:value-type="float" office:value="8.9">
            <text:p>8,9</text:p>
          </table:table-cell>
          <table:table-cell table:style-name="ce367" office:value-type="string">
            <text:p>YES</text:p>
          </table:table-cell>
          <table:table-cell table:style-name="ce367"/>
          <table:table-cell table:style-name="ce395" table:formula="of:=IF([.J404]=&quot;YES&quot;;[.I404];0)*IF([.I404]&gt;1;1;0)" office:value-type="float" office:value="8.9">
            <text:p>8,9</text:p>
          </table:table-cell>
          <table:table-cell table:style-name="ce395" table:formula="of:=IF([.J404]=&quot;YES&quot;;[.E404];0)*IF([.I404]&gt;1;1;0)" office:value-type="float" office:value="34">
            <text:p>34</text:p>
          </table:table-cell>
          <table:table-cell table:formula="of:=IF([.J404]=&quot;YES&quot;;1;0)*IF([.I404]&gt;1;1;0)" office:value-type="float" office:value="1">
            <text:p>1</text:p>
          </table:table-cell>
          <table:table-cell table:formula="of:=IF([.F404]=&quot;Diamond&quot;;1;0)*[.N404]*IF([.I404]&gt;1;1;0)" office:value-type="float" office:value="1">
            <text:p>1</text:p>
          </table:table-cell>
          <table:table-cell table:formula="of:=IF([.F404]=&quot;Moeller&quot;;1;0)*[.N404]*IF([.I404]&gt;1;1;0)" office:value-type="float" office:value="0">
            <text:p>0</text:p>
          </table:table-cell>
          <table:table-cell table:formula="of:=[.O404]*[.L404]" office:value-type="float" office:value="8.9">
            <text:p>8,9</text:p>
          </table:table-cell>
          <table:table-cell table:formula="of:=[.O404]*[.M404]" office:value-type="float" office:value="34">
            <text:p>34</text:p>
          </table:table-cell>
          <table:table-cell table:formula="of:=[.P404]*[.L404]" office:value-type="float" office:value="0">
            <text:p>0</text:p>
          </table:table-cell>
          <table:table-cell table:formula="of:=[.P404]*[.M404]" office:value-type="float" office:value="0">
            <text:p>0</text:p>
          </table:table-cell>
          <table:table-cell table:formula="of:=SUM([.N404:.P404])" office:value-type="float" office:value="2">
            <text:p>2</text:p>
          </table:table-cell>
          <table:table-cell table:style-name="ce89" table:number-columns-repeated="993"/>
          <table:table-cell table:style-name="ce520" table:number-columns-repeated="9"/>
          <table:table-cell table:style-name="ce604"/>
        </table:table-row>
        <table:table-row table:style-name="ro4">
          <table:table-cell table:style-name="ce52" office:value-type="float" office:value="8948">
            <text:p>8948</text:p>
          </table:table-cell>
          <table:table-cell table:style-name="ce145" office:value-type="date" office:date-value="2015-05-14">
            <text:p>2015-05-14</text:p>
          </table:table-cell>
          <table:table-cell table:style-name="ce193" office:value-type="time" office:time-value="PT04H34M00S">
            <text:p>04:34</text:p>
          </table:table-cell>
          <table:table-cell table:style-name="ce193" office:value-type="time" office:time-value="PT04H51M00S">
            <text:p>04:51</text:p>
          </table:table-cell>
          <table:table-cell table:style-name="ce282" table:formula="of:=([.D405]-[.C405])*24*60" office:value-type="float" office:value="17">
            <text:p>17</text:p>
          </table:table-cell>
          <table:table-cell table:style-name="ce339" office:value-type="string">
            <text:p>Diamond</text:p>
          </table:table-cell>
          <table:table-cell table:style-name="ce339" office:value-type="float" office:value="750">
            <text:p>750</text:p>
          </table:table-cell>
          <table:table-cell table:style-name="ce339" office:value-type="string">
            <text:p>PARA</text:p>
          </table:table-cell>
          <table:table-cell table:style-name="ce339" office:value-type="float" office:value="4.5">
            <text:p>4,5</text:p>
          </table:table-cell>
          <table:table-cell table:style-name="ce339" office:value-type="string">
            <text:p>MAYBE</text:p>
          </table:table-cell>
          <table:table-cell table:style-name="ce339" office:value-type="string">
            <text:p>STOP and GO for the MWPC – Tagger synch lost at the end of the run</text:p>
          </table:table-cell>
          <table:table-cell table:style-name="ce395" table:formula="of:=IF([.J405]=&quot;YES&quot;;[.I405];0)*IF([.I405]&gt;1;1;0)" office:value-type="float" office:value="0">
            <text:p>0</text:p>
          </table:table-cell>
          <table:table-cell table:style-name="ce395" table:formula="of:=IF([.J405]=&quot;YES&quot;;[.E405];0)*IF([.I405]&gt;1;1;0)" office:value-type="float" office:value="0">
            <text:p>0</text:p>
          </table:table-cell>
          <table:table-cell table:formula="of:=IF([.J405]=&quot;YES&quot;;1;0)*IF([.I405]&gt;1;1;0)" office:value-type="float" office:value="0">
            <text:p>0</text:p>
          </table:table-cell>
          <table:table-cell table:formula="of:=IF([.F405]=&quot;Diamond&quot;;1;0)*[.N405]*IF([.I405]&gt;1;1;0)" office:value-type="float" office:value="0">
            <text:p>0</text:p>
          </table:table-cell>
          <table:table-cell table:formula="of:=IF([.F405]=&quot;Moeller&quot;;1;0)*[.N405]*IF([.I405]&gt;1;1;0)" office:value-type="float" office:value="0">
            <text:p>0</text:p>
          </table:table-cell>
          <table:table-cell table:formula="of:=[.O405]*[.L405]" office:value-type="float" office:value="0">
            <text:p>0</text:p>
          </table:table-cell>
          <table:table-cell table:formula="of:=[.O405]*[.M405]" office:value-type="float" office:value="0">
            <text:p>0</text:p>
          </table:table-cell>
          <table:table-cell table:formula="of:=[.P405]*[.L405]" office:value-type="float" office:value="0">
            <text:p>0</text:p>
          </table:table-cell>
          <table:table-cell table:formula="of:=[.P405]*[.M405]" office:value-type="float" office:value="0">
            <text:p>0</text:p>
          </table:table-cell>
          <table:table-cell table:formula="of:=SUM([.N405:.P405])" office:value-type="float" office:value="0">
            <text:p>0</text:p>
          </table:table-cell>
          <table:table-cell table:style-name="ce52" table:number-columns-repeated="993"/>
          <table:table-cell table:style-name="ce521" table:number-columns-repeated="9"/>
          <table:table-cell table:style-name="ce605"/>
        </table:table-row>
        <table:table-row table:style-name="ro4">
          <table:table-cell table:style-name="ce88" office:value-type="float" office:value="8949">
            <text:p>8949</text:p>
          </table:table-cell>
          <table:table-cell table:style-name="ce150" office:value-type="date" office:date-value="2015-05-14">
            <text:p>2015-05-14</text:p>
          </table:table-cell>
          <table:table-cell table:style-name="ce225" office:value-type="time" office:time-value="PT04H52M00S">
            <text:p>04:52</text:p>
          </table:table-cell>
          <table:table-cell table:style-name="ce225" office:value-type="time" office:time-value="PT05H10M00S">
            <text:p>05:10</text:p>
          </table:table-cell>
          <table:table-cell table:style-name="ce310" table:formula="of:=([.D406]-[.C406])*24*60" office:value-type="float" office:value="18">
            <text:p>18</text:p>
          </table:table-cell>
          <table:table-cell table:style-name="ce366" office:value-type="string">
            <text:p>Diamond</text:p>
          </table:table-cell>
          <table:table-cell table:style-name="ce366" office:value-type="float" office:value="750">
            <text:p>750</text:p>
          </table:table-cell>
          <table:table-cell table:style-name="ce366" office:value-type="string">
            <text:p>PARA</text:p>
          </table:table-cell>
          <table:table-cell table:style-name="ce366" office:value-type="float" office:value="4.5">
            <text:p>4,5</text:p>
          </table:table-cell>
          <table:table-cell table:style-name="ce366" office:value-type="string">
            <text:p>YES</text:p>
          </table:table-cell>
          <table:table-cell table:style-name="ce366"/>
          <table:table-cell table:style-name="ce395" table:formula="of:=IF([.J406]=&quot;YES&quot;;[.I406];0)*IF([.I406]&gt;1;1;0)" office:value-type="float" office:value="4.5">
            <text:p>4,5</text:p>
          </table:table-cell>
          <table:table-cell table:style-name="ce395" table:formula="of:=IF([.J406]=&quot;YES&quot;;[.E406];0)*IF([.I406]&gt;1;1;0)" office:value-type="float" office:value="18">
            <text:p>18</text:p>
          </table:table-cell>
          <table:table-cell table:formula="of:=IF([.J406]=&quot;YES&quot;;1;0)*IF([.I406]&gt;1;1;0)" office:value-type="float" office:value="1">
            <text:p>1</text:p>
          </table:table-cell>
          <table:table-cell table:formula="of:=IF([.F406]=&quot;Diamond&quot;;1;0)*[.N406]*IF([.I406]&gt;1;1;0)" office:value-type="float" office:value="1">
            <text:p>1</text:p>
          </table:table-cell>
          <table:table-cell table:formula="of:=IF([.F406]=&quot;Moeller&quot;;1;0)*[.N406]*IF([.I406]&gt;1;1;0)" office:value-type="float" office:value="0">
            <text:p>0</text:p>
          </table:table-cell>
          <table:table-cell table:formula="of:=[.O406]*[.L406]" office:value-type="float" office:value="4.5">
            <text:p>4,5</text:p>
          </table:table-cell>
          <table:table-cell table:formula="of:=[.O406]*[.M406]" office:value-type="float" office:value="18">
            <text:p>18</text:p>
          </table:table-cell>
          <table:table-cell table:formula="of:=[.P406]*[.L406]" office:value-type="float" office:value="0">
            <text:p>0</text:p>
          </table:table-cell>
          <table:table-cell table:formula="of:=[.P406]*[.M406]" office:value-type="float" office:value="0">
            <text:p>0</text:p>
          </table:table-cell>
          <table:table-cell table:formula="of:=SUM([.N406:.P406])" office:value-type="float" office:value="2">
            <text:p>2</text:p>
          </table:table-cell>
          <table:table-cell table:style-name="ce88" table:number-columns-repeated="993"/>
          <table:table-cell table:style-name="ce515" table:number-columns-repeated="9"/>
          <table:table-cell table:style-name="ce600"/>
        </table:table-row>
        <table:table-row table:style-name="ro4">
          <table:table-cell table:style-name="ce89" office:value-type="float" office:value="8950">
            <text:p>8950</text:p>
          </table:table-cell>
          <table:table-cell table:style-name="ce153" office:value-type="date" office:date-value="2015-05-14">
            <text:p>2015-05-14</text:p>
          </table:table-cell>
          <table:table-cell table:style-name="ce226" office:value-type="time" office:time-value="PT05H11M00S">
            <text:p>05:11</text:p>
          </table:table-cell>
          <table:table-cell table:style-name="ce226" office:value-type="time" office:time-value="PT05H45M00S">
            <text:p>05:45</text:p>
          </table:table-cell>
          <table:table-cell table:style-name="ce311" table:formula="of:=([.D407]-[.C407])*24*60" office:value-type="float" office:value="34">
            <text:p>34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ERP</text:p>
          </table:table-cell>
          <table:table-cell table:style-name="ce367" office:value-type="float" office:value="9">
            <text:p>9</text:p>
          </table:table-cell>
          <table:table-cell table:style-name="ce367" office:value-type="string">
            <text:p>YES</text:p>
          </table:table-cell>
          <table:table-cell table:style-name="ce367" office:value-type="string">
            <text:p>Coherent EDGE at 740 MeV</text:p>
          </table:table-cell>
          <table:table-cell table:style-name="ce395" table:formula="of:=IF([.J407]=&quot;YES&quot;;[.I407];0)*IF([.I407]&gt;1;1;0)" office:value-type="float" office:value="9">
            <text:p>9</text:p>
          </table:table-cell>
          <table:table-cell table:style-name="ce395" table:formula="of:=IF([.J407]=&quot;YES&quot;;[.E407];0)*IF([.I407]&gt;1;1;0)" office:value-type="float" office:value="34">
            <text:p>34</text:p>
          </table:table-cell>
          <table:table-cell table:formula="of:=IF([.J407]=&quot;YES&quot;;1;0)*IF([.I407]&gt;1;1;0)" office:value-type="float" office:value="1">
            <text:p>1</text:p>
          </table:table-cell>
          <table:table-cell table:formula="of:=IF([.F407]=&quot;Diamond&quot;;1;0)*[.N407]*IF([.I407]&gt;1;1;0)" office:value-type="float" office:value="1">
            <text:p>1</text:p>
          </table:table-cell>
          <table:table-cell table:formula="of:=IF([.F407]=&quot;Moeller&quot;;1;0)*[.N407]*IF([.I407]&gt;1;1;0)" office:value-type="float" office:value="0">
            <text:p>0</text:p>
          </table:table-cell>
          <table:table-cell table:formula="of:=[.O407]*[.L407]" office:value-type="float" office:value="9">
            <text:p>9</text:p>
          </table:table-cell>
          <table:table-cell table:formula="of:=[.O407]*[.M407]" office:value-type="float" office:value="34">
            <text:p>34</text:p>
          </table:table-cell>
          <table:table-cell table:formula="of:=[.P407]*[.L407]" office:value-type="float" office:value="0">
            <text:p>0</text:p>
          </table:table-cell>
          <table:table-cell table:formula="of:=[.P407]*[.M407]" office:value-type="float" office:value="0">
            <text:p>0</text:p>
          </table:table-cell>
          <table:table-cell table:formula="of:=SUM([.N407:.P407])" office:value-type="float" office:value="2">
            <text:p>2</text:p>
          </table:table-cell>
          <table:table-cell table:style-name="ce89" table:number-columns-repeated="993"/>
          <table:table-cell table:style-name="ce520" table:number-columns-repeated="9"/>
          <table:table-cell table:style-name="ce604"/>
        </table:table-row>
        <table:table-row table:style-name="ro4">
          <table:table-cell table:style-name="ce88" office:value-type="float" office:value="8951">
            <text:p>8951</text:p>
          </table:table-cell>
          <table:table-cell table:style-name="ce150" office:value-type="date" office:date-value="2015-05-14">
            <text:p>2015-05-14</text:p>
          </table:table-cell>
          <table:table-cell table:style-name="ce225" office:value-type="time" office:time-value="PT05H45M00S">
            <text:p>05:45</text:p>
          </table:table-cell>
          <table:table-cell table:style-name="ce225" office:value-type="time" office:time-value="PT06H19M00S">
            <text:p>06:19</text:p>
          </table:table-cell>
          <table:table-cell table:style-name="ce310" table:formula="of:=([.D408]-[.C408])*24*60" office:value-type="float" office:value="34">
            <text:p>34</text:p>
          </table:table-cell>
          <table:table-cell table:style-name="ce366" office:value-type="string">
            <text:p>Diamond</text:p>
          </table:table-cell>
          <table:table-cell table:style-name="ce366" office:value-type="float" office:value="750">
            <text:p>750</text:p>
          </table:table-cell>
          <table:table-cell table:style-name="ce366" office:value-type="string">
            <text:p>PERP</text:p>
          </table:table-cell>
          <table:table-cell table:style-name="ce366" office:value-type="float" office:value="8.9">
            <text:p>8,9</text:p>
          </table:table-cell>
          <table:table-cell table:style-name="ce366" office:value-type="string">
            <text:p>YES</text:p>
          </table:table-cell>
          <table:table-cell table:style-name="ce366" office:value-type="string">
            <text:p>Coherent EDGE at 740 MeV</text:p>
          </table:table-cell>
          <table:table-cell table:style-name="ce395" table:formula="of:=IF([.J408]=&quot;YES&quot;;[.I408];0)*IF([.I408]&gt;1;1;0)" office:value-type="float" office:value="8.9">
            <text:p>8,9</text:p>
          </table:table-cell>
          <table:table-cell table:style-name="ce395" table:formula="of:=IF([.J408]=&quot;YES&quot;;[.E408];0)*IF([.I408]&gt;1;1;0)" office:value-type="float" office:value="34">
            <text:p>34</text:p>
          </table:table-cell>
          <table:table-cell table:formula="of:=IF([.J408]=&quot;YES&quot;;1;0)*IF([.I408]&gt;1;1;0)" office:value-type="float" office:value="1">
            <text:p>1</text:p>
          </table:table-cell>
          <table:table-cell table:formula="of:=IF([.F408]=&quot;Diamond&quot;;1;0)*[.N408]*IF([.I408]&gt;1;1;0)" office:value-type="float" office:value="1">
            <text:p>1</text:p>
          </table:table-cell>
          <table:table-cell table:formula="of:=IF([.F408]=&quot;Moeller&quot;;1;0)*[.N408]*IF([.I408]&gt;1;1;0)" office:value-type="float" office:value="0">
            <text:p>0</text:p>
          </table:table-cell>
          <table:table-cell table:formula="of:=[.O408]*[.L408]" office:value-type="float" office:value="8.9">
            <text:p>8,9</text:p>
          </table:table-cell>
          <table:table-cell table:formula="of:=[.O408]*[.M408]" office:value-type="float" office:value="34">
            <text:p>34</text:p>
          </table:table-cell>
          <table:table-cell table:formula="of:=[.P408]*[.L408]" office:value-type="float" office:value="0">
            <text:p>0</text:p>
          </table:table-cell>
          <table:table-cell table:formula="of:=[.P408]*[.M408]" office:value-type="float" office:value="0">
            <text:p>0</text:p>
          </table:table-cell>
          <table:table-cell table:formula="of:=SUM([.N408:.P408])" office:value-type="float" office:value="2">
            <text:p>2</text:p>
          </table:table-cell>
          <table:table-cell table:style-name="ce88" table:number-columns-repeated="993"/>
          <table:table-cell table:style-name="ce515" table:number-columns-repeated="9"/>
          <table:table-cell table:style-name="ce600"/>
        </table:table-row>
        <table:table-row table:style-name="ro4">
          <table:table-cell table:style-name="ce89" office:value-type="float" office:value="8952">
            <text:p>8952</text:p>
          </table:table-cell>
          <table:table-cell table:style-name="ce153" office:value-type="date" office:date-value="2015-05-14">
            <text:p>2015-05-14</text:p>
          </table:table-cell>
          <table:table-cell table:style-name="ce226" office:value-type="time" office:time-value="PT06H21M00S">
            <text:p>06:21</text:p>
          </table:table-cell>
          <table:table-cell table:style-name="ce226" office:value-type="time" office:time-value="PT06H55M00S">
            <text:p>06:55</text:p>
          </table:table-cell>
          <table:table-cell table:style-name="ce311" table:formula="of:=([.D409]-[.C409])*24*60" office:value-type="float" office:value="34">
            <text:p>34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ARA</text:p>
          </table:table-cell>
          <table:table-cell table:style-name="ce367" office:value-type="float" office:value="8.9">
            <text:p>8,9</text:p>
          </table:table-cell>
          <table:table-cell table:style-name="ce367" office:value-type="string">
            <text:p>YES</text:p>
          </table:table-cell>
          <table:table-cell table:style-name="ce367"/>
          <table:table-cell table:style-name="ce395" table:formula="of:=IF([.J409]=&quot;YES&quot;;[.I409];0)*IF([.I409]&gt;1;1;0)" office:value-type="float" office:value="8.9">
            <text:p>8,9</text:p>
          </table:table-cell>
          <table:table-cell table:style-name="ce395" table:formula="of:=IF([.J409]=&quot;YES&quot;;[.E409];0)*IF([.I409]&gt;1;1;0)" office:value-type="float" office:value="34">
            <text:p>34</text:p>
          </table:table-cell>
          <table:table-cell table:formula="of:=IF([.J409]=&quot;YES&quot;;1;0)*IF([.I409]&gt;1;1;0)" office:value-type="float" office:value="1">
            <text:p>1</text:p>
          </table:table-cell>
          <table:table-cell table:formula="of:=IF([.F409]=&quot;Diamond&quot;;1;0)*[.N409]*IF([.I409]&gt;1;1;0)" office:value-type="float" office:value="1">
            <text:p>1</text:p>
          </table:table-cell>
          <table:table-cell table:formula="of:=IF([.F409]=&quot;Moeller&quot;;1;0)*[.N409]*IF([.I409]&gt;1;1;0)" office:value-type="float" office:value="0">
            <text:p>0</text:p>
          </table:table-cell>
          <table:table-cell table:formula="of:=[.O409]*[.L409]" office:value-type="float" office:value="8.9">
            <text:p>8,9</text:p>
          </table:table-cell>
          <table:table-cell table:formula="of:=[.O409]*[.M409]" office:value-type="float" office:value="34">
            <text:p>34</text:p>
          </table:table-cell>
          <table:table-cell table:formula="of:=[.P409]*[.L409]" office:value-type="float" office:value="0">
            <text:p>0</text:p>
          </table:table-cell>
          <table:table-cell table:formula="of:=[.P409]*[.M409]" office:value-type="float" office:value="0">
            <text:p>0</text:p>
          </table:table-cell>
          <table:table-cell table:formula="of:=SUM([.N409:.P409])" office:value-type="float" office:value="2">
            <text:p>2</text:p>
          </table:table-cell>
          <table:table-cell table:style-name="ce89" table:number-columns-repeated="993"/>
          <table:table-cell table:style-name="ce520" table:number-columns-repeated="9"/>
          <table:table-cell table:style-name="ce604"/>
        </table:table-row>
        <table:table-row table:style-name="ro4">
          <table:table-cell table:style-name="ce88" office:value-type="float" office:value="8953">
            <text:p>8953</text:p>
          </table:table-cell>
          <table:table-cell table:style-name="ce150" office:value-type="date" office:date-value="2015-05-14">
            <text:p>2015-05-14</text:p>
          </table:table-cell>
          <table:table-cell table:style-name="ce225" office:value-type="time" office:time-value="PT07H15M00S">
            <text:p>07:15</text:p>
          </table:table-cell>
          <table:table-cell table:style-name="ce225" office:value-type="time" office:time-value="PT07H48M00S">
            <text:p>07:48</text:p>
          </table:table-cell>
          <table:table-cell table:style-name="ce310" table:formula="of:=([.D410]-[.C410])*24*60" office:value-type="float" office:value="33">
            <text:p>33</text:p>
          </table:table-cell>
          <table:table-cell table:style-name="ce366" office:value-type="string">
            <text:p>Diamond</text:p>
          </table:table-cell>
          <table:table-cell table:style-name="ce366" office:value-type="float" office:value="751">
            <text:p>751</text:p>
          </table:table-cell>
          <table:table-cell table:style-name="ce366" office:value-type="string">
            <text:p>PARA</text:p>
          </table:table-cell>
          <table:table-cell table:style-name="ce366" office:value-type="float" office:value="8.9">
            <text:p>8,9</text:p>
          </table:table-cell>
          <table:table-cell table:style-name="ce366" office:value-type="string">
            <text:p>YES</text:p>
          </table:table-cell>
          <table:table-cell table:style-name="ce366"/>
          <table:table-cell table:style-name="ce395" table:formula="of:=IF([.J410]=&quot;YES&quot;;[.I410];0)*IF([.I410]&gt;1;1;0)" office:value-type="float" office:value="8.9">
            <text:p>8,9</text:p>
          </table:table-cell>
          <table:table-cell table:style-name="ce395" table:formula="of:=IF([.J410]=&quot;YES&quot;;[.E410];0)*IF([.I410]&gt;1;1;0)" office:value-type="float" office:value="33">
            <text:p>33</text:p>
          </table:table-cell>
          <table:table-cell table:formula="of:=IF([.J410]=&quot;YES&quot;;1;0)*IF([.I410]&gt;1;1;0)" office:value-type="float" office:value="1">
            <text:p>1</text:p>
          </table:table-cell>
          <table:table-cell table:formula="of:=IF([.F410]=&quot;Diamond&quot;;1;0)*[.N410]*IF([.I410]&gt;1;1;0)" office:value-type="float" office:value="1">
            <text:p>1</text:p>
          </table:table-cell>
          <table:table-cell table:formula="of:=IF([.F410]=&quot;Moeller&quot;;1;0)*[.N410]*IF([.I410]&gt;1;1;0)" office:value-type="float" office:value="0">
            <text:p>0</text:p>
          </table:table-cell>
          <table:table-cell table:formula="of:=[.O410]*[.L410]" office:value-type="float" office:value="8.9">
            <text:p>8,9</text:p>
          </table:table-cell>
          <table:table-cell table:formula="of:=[.O410]*[.M410]" office:value-type="float" office:value="33">
            <text:p>33</text:p>
          </table:table-cell>
          <table:table-cell table:formula="of:=[.P410]*[.L410]" office:value-type="float" office:value="0">
            <text:p>0</text:p>
          </table:table-cell>
          <table:table-cell table:formula="of:=[.P410]*[.M410]" office:value-type="float" office:value="0">
            <text:p>0</text:p>
          </table:table-cell>
          <table:table-cell table:formula="of:=SUM([.N410:.P410])" office:value-type="float" office:value="2">
            <text:p>2</text:p>
          </table:table-cell>
          <table:table-cell table:style-name="ce88" table:number-columns-repeated="993"/>
          <table:table-cell table:style-name="ce515" table:number-columns-repeated="9"/>
          <table:table-cell table:style-name="ce600"/>
        </table:table-row>
        <table:table-row table:style-name="ro4">
          <table:table-cell table:style-name="ce90" office:value-type="float" office:value="8954">
            <text:p>8954</text:p>
          </table:table-cell>
          <table:table-cell table:style-name="ce154" office:value-type="date" office:date-value="2015-05-14">
            <text:p>2015-05-14</text:p>
          </table:table-cell>
          <table:table-cell table:style-name="ce227" office:value-type="time" office:time-value="PT07H51M00S">
            <text:p>07:51</text:p>
          </table:table-cell>
          <table:table-cell table:style-name="ce227" office:value-type="time" office:time-value="PT08H29M00S">
            <text:p>08:29</text:p>
          </table:table-cell>
          <table:table-cell table:style-name="ce312" table:formula="of:=([.D411]-[.C411])*24*60" office:value-type="float" office:value="37.9999999999999">
            <text:p>38</text:p>
          </table:table-cell>
          <table:table-cell table:style-name="ce368" office:value-type="string">
            <text:p>Diamond</text:p>
          </table:table-cell>
          <table:table-cell table:style-name="ce368" office:value-type="float" office:value="750">
            <text:p>750</text:p>
          </table:table-cell>
          <table:table-cell table:style-name="ce368" office:value-type="string">
            <text:p>PERP</text:p>
          </table:table-cell>
          <table:table-cell table:style-name="ce368" office:value-type="float" office:value="9.6">
            <text:p>9,6</text:p>
          </table:table-cell>
          <table:table-cell table:style-name="ce368" office:value-type="string">
            <text:p>YES</text:p>
          </table:table-cell>
          <table:table-cell table:style-name="ce368"/>
          <table:table-cell table:style-name="ce395" table:formula="of:=IF([.J411]=&quot;YES&quot;;[.I411];0)*IF([.I411]&gt;1;1;0)" office:value-type="float" office:value="9.6">
            <text:p>9,6</text:p>
          </table:table-cell>
          <table:table-cell table:style-name="ce395" table:formula="of:=IF([.J411]=&quot;YES&quot;;[.E411];0)*IF([.I411]&gt;1;1;0)" office:value-type="float" office:value="37.9999999999999">
            <text:p>37,9999999999999</text:p>
          </table:table-cell>
          <table:table-cell table:formula="of:=IF([.J411]=&quot;YES&quot;;1;0)*IF([.I411]&gt;1;1;0)" office:value-type="float" office:value="1">
            <text:p>1</text:p>
          </table:table-cell>
          <table:table-cell table:formula="of:=IF([.F411]=&quot;Diamond&quot;;1;0)*[.N411]*IF([.I411]&gt;1;1;0)" office:value-type="float" office:value="1">
            <text:p>1</text:p>
          </table:table-cell>
          <table:table-cell table:formula="of:=IF([.F411]=&quot;Moeller&quot;;1;0)*[.N411]*IF([.I411]&gt;1;1;0)" office:value-type="float" office:value="0">
            <text:p>0</text:p>
          </table:table-cell>
          <table:table-cell table:formula="of:=[.O411]*[.L411]" office:value-type="float" office:value="9.6">
            <text:p>9,6</text:p>
          </table:table-cell>
          <table:table-cell table:formula="of:=[.O411]*[.M411]" office:value-type="float" office:value="37.9999999999999">
            <text:p>37,9999999999999</text:p>
          </table:table-cell>
          <table:table-cell table:formula="of:=[.P411]*[.L411]" office:value-type="float" office:value="0">
            <text:p>0</text:p>
          </table:table-cell>
          <table:table-cell table:formula="of:=[.P411]*[.M411]" office:value-type="float" office:value="0">
            <text:p>0</text:p>
          </table:table-cell>
          <table:table-cell table:formula="of:=SUM([.N411:.P411])" office:value-type="float" office:value="2">
            <text:p>2</text:p>
          </table:table-cell>
          <table:table-cell table:style-name="ce90" table:number-columns-repeated="993"/>
          <table:table-cell table:style-name="ce522" table:number-columns-repeated="9"/>
          <table:table-cell table:style-name="ce606"/>
        </table:table-row>
        <table:table-row table:style-name="ro4">
          <table:table-cell table:style-name="ce91" office:value-type="float" office:value="8955">
            <text:p>8955</text:p>
          </table:table-cell>
          <table:table-cell table:style-name="ce148" office:value-type="date" office:date-value="2015-05-14">
            <text:p>2015-05-14</text:p>
          </table:table-cell>
          <table:table-cell table:style-name="ce222" office:value-type="time" office:time-value="PT08H31M00S">
            <text:p>08:31</text:p>
          </table:table-cell>
          <table:table-cell table:style-name="ce222" office:value-type="time" office:time-value="PT09H07M00S">
            <text:p>09:07</text:p>
          </table:table-cell>
          <table:table-cell table:style-name="ce307" table:formula="of:=([.D412]-[.C412])*24*60" office:value-type="float" office:value="36">
            <text:p>36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63" office:value-type="float" office:value="9.1">
            <text:p>9,1</text:p>
          </table:table-cell>
          <table:table-cell table:style-name="ce363" office:value-type="string">
            <text:p>YES</text:p>
          </table:table-cell>
          <table:table-cell table:style-name="ce363"/>
          <table:table-cell table:style-name="ce395" table:formula="of:=IF([.J412]=&quot;YES&quot;;[.I412];0)*IF([.I412]&gt;1;1;0)" office:value-type="float" office:value="9.1">
            <text:p>9,1</text:p>
          </table:table-cell>
          <table:table-cell table:style-name="ce395" table:formula="of:=IF([.J412]=&quot;YES&quot;;[.E412];0)*IF([.I412]&gt;1;1;0)" office:value-type="float" office:value="36">
            <text:p>36</text:p>
          </table:table-cell>
          <table:table-cell table:formula="of:=IF([.J412]=&quot;YES&quot;;1;0)*IF([.I412]&gt;1;1;0)" office:value-type="float" office:value="1">
            <text:p>1</text:p>
          </table:table-cell>
          <table:table-cell table:formula="of:=IF([.F412]=&quot;Diamond&quot;;1;0)*[.N412]*IF([.I412]&gt;1;1;0)" office:value-type="float" office:value="1">
            <text:p>1</text:p>
          </table:table-cell>
          <table:table-cell table:formula="of:=IF([.F412]=&quot;Moeller&quot;;1;0)*[.N412]*IF([.I412]&gt;1;1;0)" office:value-type="float" office:value="0">
            <text:p>0</text:p>
          </table:table-cell>
          <table:table-cell table:formula="of:=[.O412]*[.L412]" office:value-type="float" office:value="9.1">
            <text:p>9,1</text:p>
          </table:table-cell>
          <table:table-cell table:formula="of:=[.O412]*[.M412]" office:value-type="float" office:value="36">
            <text:p>36</text:p>
          </table:table-cell>
          <table:table-cell table:formula="of:=[.P412]*[.L412]" office:value-type="float" office:value="0">
            <text:p>0</text:p>
          </table:table-cell>
          <table:table-cell table:formula="of:=[.P412]*[.M412]" office:value-type="float" office:value="0">
            <text:p>0</text:p>
          </table:table-cell>
          <table:table-cell table:formula="of:=SUM([.N412:.P412])" office:value-type="float" office:value="2">
            <text:p>2</text:p>
          </table:table-cell>
          <table:table-cell table:style-name="ce91" table:number-columns-repeated="993"/>
          <table:table-cell table:style-name="ce523" table:number-columns-repeated="9"/>
          <table:table-cell table:style-name="ce408"/>
        </table:table-row>
        <table:table-row table:style-name="ro4">
          <table:table-cell table:style-name="ce45" office:value-type="float" office:value="8956">
            <text:p>8956</text:p>
          </table:table-cell>
          <table:table-cell table:style-name="ce135" office:value-type="date" office:date-value="2015-05-14">
            <text:p>2015-05-14</text:p>
          </table:table-cell>
          <table:table-cell table:style-name="ce186" office:value-type="time" office:time-value="PT09H10M00S">
            <text:p>09:10</text:p>
          </table:table-cell>
          <table:table-cell table:style-name="ce186" office:value-type="time" office:time-value="PT09H25M00S">
            <text:p>09:25</text:p>
          </table:table-cell>
          <table:table-cell table:style-name="ce275" table:formula="of:=([.D413]-[.C413])*24*60" office:value-type="float" office:value="15">
            <text:p>15</text:p>
          </table:table-cell>
          <table:table-cell table:style-name="ce332"/>
          <table:table-cell table:style-name="ce332" table:number-columns-repeated="2"/>
          <table:table-cell table:style-name="ce332" office:value-type="float" office:value="0.13">
            <text:p>0,13</text:p>
          </table:table-cell>
          <table:table-cell table:style-name="ce332" office:value-type="string">
            <text:p>YES</text:p>
          </table:table-cell>
          <table:table-cell table:style-name="ce354" office:value-type="string">
            <text:p>TaggEff Background 1</text:p>
          </table:table-cell>
          <table:table-cell table:style-name="ce395" table:formula="of:=IF([.J413]=&quot;YES&quot;;[.I413];0)*IF([.I413]&gt;1;1;0)" office:value-type="float" office:value="0">
            <text:p>0</text:p>
          </table:table-cell>
          <table:table-cell table:style-name="ce395" table:formula="of:=IF([.J413]=&quot;YES&quot;;[.E413];0)*IF([.I413]&gt;1;1;0)" office:value-type="float" office:value="0">
            <text:p>0</text:p>
          </table:table-cell>
          <table:table-cell table:formula="of:=IF([.J413]=&quot;YES&quot;;1;0)*IF([.I413]&gt;1;1;0)" office:value-type="float" office:value="0">
            <text:p>0</text:p>
          </table:table-cell>
          <table:table-cell table:formula="of:=IF([.F413]=&quot;Diamond&quot;;1;0)*[.N413]*IF([.I413]&gt;1;1;0)" office:value-type="float" office:value="0">
            <text:p>0</text:p>
          </table:table-cell>
          <table:table-cell table:formula="of:=IF([.F413]=&quot;Moeller&quot;;1;0)*[.N413]*IF([.I413]&gt;1;1;0)" office:value-type="float" office:value="0">
            <text:p>0</text:p>
          </table:table-cell>
          <table:table-cell table:formula="of:=[.O413]*[.L413]" office:value-type="float" office:value="0">
            <text:p>0</text:p>
          </table:table-cell>
          <table:table-cell table:formula="of:=[.O413]*[.M413]" office:value-type="float" office:value="0">
            <text:p>0</text:p>
          </table:table-cell>
          <table:table-cell table:formula="of:=[.P413]*[.L413]" office:value-type="float" office:value="0">
            <text:p>0</text:p>
          </table:table-cell>
          <table:table-cell table:formula="of:=[.P413]*[.M413]" office:value-type="float" office:value="0">
            <text:p>0</text:p>
          </table:table-cell>
          <table:table-cell table:formula="of:=SUM([.N413:.P413])" office:value-type="float" office:value="0">
            <text:p>0</text:p>
          </table:table-cell>
          <table:table-cell table:style-name="ce45" table:number-columns-repeated="993"/>
          <table:table-cell table:style-name="ce503" table:number-columns-repeated="9"/>
          <table:table-cell table:style-name="ce564"/>
        </table:table-row>
        <table:table-row table:style-name="ro4">
          <table:table-cell table:style-name="ce45" office:value-type="float" office:value="8957">
            <text:p>8957</text:p>
          </table:table-cell>
          <table:table-cell table:style-name="ce135" office:value-type="date" office:date-value="2015-05-14">
            <text:p>2015-05-14</text:p>
          </table:table-cell>
          <table:table-cell table:style-name="ce186" office:value-type="time" office:time-value="PT09H28M00S">
            <text:p>09:28</text:p>
          </table:table-cell>
          <table:table-cell table:style-name="ce186" office:value-type="time" office:time-value="PT09H53M00S">
            <text:p>09:53</text:p>
          </table:table-cell>
          <table:table-cell table:style-name="ce275" table:formula="of:=([.D414]-[.C414])*24*60" office:value-type="float" office:value="25">
            <text:p>25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750">
            <text:p>750</text:p>
          </table:table-cell>
          <table:table-cell table:style-name="ce332" office:value-type="string">
            <text:p>PERP</text:p>
          </table:table-cell>
          <table:table-cell table:style-name="ce332" office:value-type="float" office:value="0.72">
            <text:p>0,72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PERP</text:p>
          </table:table-cell>
          <table:table-cell table:style-name="ce395" table:formula="of:=IF([.J414]=&quot;YES&quot;;[.I414];0)*IF([.I414]&gt;1;1;0)" office:value-type="float" office:value="0">
            <text:p>0</text:p>
          </table:table-cell>
          <table:table-cell table:style-name="ce395" table:formula="of:=IF([.J414]=&quot;YES&quot;;[.E414];0)*IF([.I414]&gt;1;1;0)" office:value-type="float" office:value="0">
            <text:p>0</text:p>
          </table:table-cell>
          <table:table-cell table:formula="of:=IF([.J414]=&quot;YES&quot;;1;0)*IF([.I414]&gt;1;1;0)" office:value-type="float" office:value="0">
            <text:p>0</text:p>
          </table:table-cell>
          <table:table-cell table:formula="of:=IF([.F414]=&quot;Diamond&quot;;1;0)*[.N414]*IF([.I414]&gt;1;1;0)" office:value-type="float" office:value="0">
            <text:p>0</text:p>
          </table:table-cell>
          <table:table-cell table:formula="of:=IF([.F414]=&quot;Moeller&quot;;1;0)*[.N414]*IF([.I414]&gt;1;1;0)" office:value-type="float" office:value="0">
            <text:p>0</text:p>
          </table:table-cell>
          <table:table-cell table:formula="of:=[.O414]*[.L414]" office:value-type="float" office:value="0">
            <text:p>0</text:p>
          </table:table-cell>
          <table:table-cell table:formula="of:=[.O414]*[.M414]" office:value-type="float" office:value="0">
            <text:p>0</text:p>
          </table:table-cell>
          <table:table-cell table:formula="of:=[.P414]*[.L414]" office:value-type="float" office:value="0">
            <text:p>0</text:p>
          </table:table-cell>
          <table:table-cell table:formula="of:=[.P414]*[.M414]" office:value-type="float" office:value="0">
            <text:p>0</text:p>
          </table:table-cell>
          <table:table-cell table:formula="of:=SUM([.N414:.P414])" office:value-type="float" office:value="0">
            <text:p>0</text:p>
          </table:table-cell>
          <table:table-cell table:style-name="ce45" table:number-columns-repeated="993"/>
          <table:table-cell table:style-name="ce503" table:number-columns-repeated="9"/>
          <table:table-cell table:style-name="ce564"/>
        </table:table-row>
        <table:table-row table:style-name="ro4">
          <table:table-cell table:style-name="ce45" office:value-type="float" office:value="8958">
            <text:p>8958</text:p>
          </table:table-cell>
          <table:table-cell table:style-name="ce135" office:value-type="date" office:date-value="2015-05-14">
            <text:p>2015-05-14</text:p>
          </table:table-cell>
          <table:table-cell table:style-name="ce186" office:value-type="time" office:time-value="PT09H53M00S">
            <text:p>09:53</text:p>
          </table:table-cell>
          <table:table-cell table:style-name="ce186" office:value-type="time" office:time-value="PT10H14M00S">
            <text:p>10:14</text:p>
          </table:table-cell>
          <table:table-cell table:style-name="ce275" table:formula="of:=([.D415]-[.C415])*24*60" office:value-type="float" office:value="21.0000000000001">
            <text:p>21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750">
            <text:p>750</text:p>
          </table:table-cell>
          <table:table-cell table:style-name="ce332" office:value-type="string">
            <text:p>PARA</text:p>
          </table:table-cell>
          <table:table-cell table:style-name="ce332" office:value-type="float" office:value="0.648">
            <text:p>0,648</text:p>
          </table:table-cell>
          <table:table-cell table:style-name="ce332" office:value-type="string">
            <text:p>YES</text:p>
          </table:table-cell>
          <table:table-cell table:style-name="ce332" office:value-type="string">
            <text:p>TaggEff PARA</text:p>
          </table:table-cell>
          <table:table-cell table:style-name="ce395" table:formula="of:=IF([.J415]=&quot;YES&quot;;[.I415];0)*IF([.I415]&gt;1;1;0)" office:value-type="float" office:value="0">
            <text:p>0</text:p>
          </table:table-cell>
          <table:table-cell table:style-name="ce395" table:formula="of:=IF([.J415]=&quot;YES&quot;;[.E415];0)*IF([.I415]&gt;1;1;0)" office:value-type="float" office:value="0">
            <text:p>0</text:p>
          </table:table-cell>
          <table:table-cell table:formula="of:=IF([.J415]=&quot;YES&quot;;1;0)*IF([.I415]&gt;1;1;0)" office:value-type="float" office:value="0">
            <text:p>0</text:p>
          </table:table-cell>
          <table:table-cell table:formula="of:=IF([.F415]=&quot;Diamond&quot;;1;0)*[.N415]*IF([.I415]&gt;1;1;0)" office:value-type="float" office:value="0">
            <text:p>0</text:p>
          </table:table-cell>
          <table:table-cell table:formula="of:=IF([.F415]=&quot;Moeller&quot;;1;0)*[.N415]*IF([.I415]&gt;1;1;0)" office:value-type="float" office:value="0">
            <text:p>0</text:p>
          </table:table-cell>
          <table:table-cell table:formula="of:=[.O415]*[.L415]" office:value-type="float" office:value="0">
            <text:p>0</text:p>
          </table:table-cell>
          <table:table-cell table:formula="of:=[.O415]*[.M415]" office:value-type="float" office:value="0">
            <text:p>0</text:p>
          </table:table-cell>
          <table:table-cell table:formula="of:=[.P415]*[.L415]" office:value-type="float" office:value="0">
            <text:p>0</text:p>
          </table:table-cell>
          <table:table-cell table:formula="of:=[.P415]*[.M415]" office:value-type="float" office:value="0">
            <text:p>0</text:p>
          </table:table-cell>
          <table:table-cell table:formula="of:=SUM([.N415:.P415])" office:value-type="float" office:value="0">
            <text:p>0</text:p>
          </table:table-cell>
          <table:table-cell table:style-name="ce45" table:number-columns-repeated="993"/>
          <table:table-cell table:style-name="ce503" table:number-columns-repeated="9"/>
          <table:table-cell table:style-name="ce564"/>
        </table:table-row>
        <table:table-row table:style-name="ro4">
          <table:table-cell table:style-name="ce45" office:value-type="float" office:value="8959">
            <text:p>8959</text:p>
          </table:table-cell>
          <table:table-cell table:style-name="ce135" office:value-type="date" office:date-value="2015-05-14">
            <text:p>2015-05-14</text:p>
          </table:table-cell>
          <table:table-cell table:style-name="ce186" office:value-type="time" office:time-value="PT10H21M00S">
            <text:p>10:21</text:p>
          </table:table-cell>
          <table:table-cell table:style-name="ce186" office:value-type="time" office:time-value="PT10H42M00S">
            <text:p>10:42</text:p>
          </table:table-cell>
          <table:table-cell table:style-name="ce275" table:formula="of:=([.D416]-[.C416])*24*60" office:value-type="float" office:value="21">
            <text:p>21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style-name="ce332" office:value-type="float" office:value="0.658">
            <text:p>0,658</text:p>
          </table:table-cell>
          <table:table-cell table:style-name="ce332" office:value-type="string">
            <text:p>YES</text:p>
          </table:table-cell>
          <table:table-cell table:style-name="ce425" office:value-type="string">
            <text:p>TaggEff Moeller</text:p>
          </table:table-cell>
          <table:table-cell table:style-name="ce395" table:formula="of:=IF([.J416]=&quot;YES&quot;;[.I416];0)*IF([.I416]&gt;1;1;0)" office:value-type="float" office:value="0">
            <text:p>0</text:p>
          </table:table-cell>
          <table:table-cell table:style-name="ce395" table:formula="of:=IF([.J416]=&quot;YES&quot;;[.E416];0)*IF([.I416]&gt;1;1;0)" office:value-type="float" office:value="0">
            <text:p>0</text:p>
          </table:table-cell>
          <table:table-cell table:formula="of:=IF([.J416]=&quot;YES&quot;;1;0)*IF([.I416]&gt;1;1;0)" office:value-type="float" office:value="0">
            <text:p>0</text:p>
          </table:table-cell>
          <table:table-cell table:formula="of:=IF([.F416]=&quot;Diamond&quot;;1;0)*[.N416]*IF([.I416]&gt;1;1;0)" office:value-type="float" office:value="0">
            <text:p>0</text:p>
          </table:table-cell>
          <table:table-cell table:formula="of:=IF([.F416]=&quot;Moeller&quot;;1;0)*[.N416]*IF([.I416]&gt;1;1;0)" office:value-type="float" office:value="0">
            <text:p>0</text:p>
          </table:table-cell>
          <table:table-cell table:formula="of:=[.O416]*[.L416]" office:value-type="float" office:value="0">
            <text:p>0</text:p>
          </table:table-cell>
          <table:table-cell table:formula="of:=[.O416]*[.M416]" office:value-type="float" office:value="0">
            <text:p>0</text:p>
          </table:table-cell>
          <table:table-cell table:formula="of:=[.P416]*[.L416]" office:value-type="float" office:value="0">
            <text:p>0</text:p>
          </table:table-cell>
          <table:table-cell table:formula="of:=[.P416]*[.M416]" office:value-type="float" office:value="0">
            <text:p>0</text:p>
          </table:table-cell>
          <table:table-cell table:formula="of:=SUM([.N416:.P416])" office:value-type="float" office:value="0">
            <text:p>0</text:p>
          </table:table-cell>
          <table:table-cell table:style-name="ce45" table:number-columns-repeated="993"/>
          <table:table-cell table:style-name="ce503" table:number-columns-repeated="9"/>
          <table:table-cell table:style-name="ce564"/>
        </table:table-row>
        <table:table-row table:style-name="ro4">
          <table:table-cell table:style-name="ce58" office:value-type="float" office:value="8960">
            <text:p>8960</text:p>
          </table:table-cell>
          <table:table-cell table:style-name="ce136" office:value-type="date" office:date-value="2015-05-14">
            <text:p>2015-05-14</text:p>
          </table:table-cell>
          <table:table-cell table:style-name="ce211" office:value-type="time" office:time-value="PT10H44M00S">
            <text:p>10:44</text:p>
          </table:table-cell>
          <table:table-cell table:style-name="ce211" office:value-type="time" office:time-value="PT11H01M00S">
            <text:p>11:01</text:p>
          </table:table-cell>
          <table:table-cell table:style-name="ce300" table:formula="of:=([.D417]-[.C417])*24*60" office:value-type="float" office:value="16.9999999999999">
            <text:p>17</text:p>
          </table:table-cell>
          <table:table-cell table:style-name="ce355"/>
          <table:table-cell table:style-name="ce355" table:number-columns-repeated="2"/>
          <table:table-cell table:style-name="ce355" office:value-type="float" office:value="0.027">
            <text:p>0,027</text:p>
          </table:table-cell>
          <table:table-cell table:style-name="ce355" office:value-type="string">
            <text:p>YES</text:p>
          </table:table-cell>
          <table:table-cell table:style-name="ce355" office:value-type="string">
            <text:p>TaggEff Background 2</text:p>
          </table:table-cell>
          <table:table-cell table:style-name="ce395" table:formula="of:=IF([.J417]=&quot;YES&quot;;[.I417];0)*IF([.I417]&gt;1;1;0)" office:value-type="float" office:value="0">
            <text:p>0</text:p>
          </table:table-cell>
          <table:table-cell table:style-name="ce395" table:formula="of:=IF([.J417]=&quot;YES&quot;;[.E417];0)*IF([.I417]&gt;1;1;0)" office:value-type="float" office:value="0">
            <text:p>0</text:p>
          </table:table-cell>
          <table:table-cell table:formula="of:=IF([.J417]=&quot;YES&quot;;1;0)*IF([.I417]&gt;1;1;0)" office:value-type="float" office:value="0">
            <text:p>0</text:p>
          </table:table-cell>
          <table:table-cell table:formula="of:=IF([.F417]=&quot;Diamond&quot;;1;0)*[.N417]*IF([.I417]&gt;1;1;0)" office:value-type="float" office:value="0">
            <text:p>0</text:p>
          </table:table-cell>
          <table:table-cell table:formula="of:=IF([.F417]=&quot;Moeller&quot;;1;0)*[.N417]*IF([.I417]&gt;1;1;0)" office:value-type="float" office:value="0">
            <text:p>0</text:p>
          </table:table-cell>
          <table:table-cell table:formula="of:=[.O417]*[.L417]" office:value-type="float" office:value="0">
            <text:p>0</text:p>
          </table:table-cell>
          <table:table-cell table:formula="of:=[.O417]*[.M417]" office:value-type="float" office:value="0">
            <text:p>0</text:p>
          </table:table-cell>
          <table:table-cell table:formula="of:=[.P417]*[.L417]" office:value-type="float" office:value="0">
            <text:p>0</text:p>
          </table:table-cell>
          <table:table-cell table:formula="of:=[.P417]*[.M417]" office:value-type="float" office:value="0">
            <text:p>0</text:p>
          </table:table-cell>
          <table:table-cell table:formula="of:=SUM([.N417:.P417])" office:value-type="float" office:value="0">
            <text:p>0</text:p>
          </table:table-cell>
          <table:table-cell table:style-name="ce58" table:number-columns-repeated="993"/>
          <table:table-cell table:style-name="ce504" table:number-columns-repeated="9"/>
          <table:table-cell table:style-name="ce565"/>
        </table:table-row>
        <table:table-row table:style-name="ro4">
          <table:table-cell table:style-name="ce41" office:value-type="float" office:value="8961">
            <text:p>8961</text:p>
          </table:table-cell>
          <table:table-cell table:style-name="ce140" office:value-type="date" office:date-value="2015-05-14">
            <text:p>2015-05-14</text:p>
          </table:table-cell>
          <table:table-cell table:style-name="ce182" office:value-type="time" office:time-value="PT12H02M00S">
            <text:p>12:02</text:p>
          </table:table-cell>
          <table:table-cell table:style-name="ce182" office:value-type="time" office:time-value="PT12H44M00S">
            <text:p>12:44</text:p>
          </table:table-cell>
          <table:table-cell table:style-name="ce271" table:formula="of:=([.D418]-[.C418])*24*60" office:value-type="float" office:value="42">
            <text:p>42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9.2">
            <text:p>9,2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MWPC wire once</text:p>
          </table:table-cell>
          <table:table-cell table:style-name="ce395" table:formula="of:=IF([.J418]=&quot;YES&quot;;[.I418];0)*IF([.I418]&gt;1;1;0)" office:value-type="float" office:value="9.2">
            <text:p>9,2</text:p>
          </table:table-cell>
          <table:table-cell table:style-name="ce395" table:formula="of:=IF([.J418]=&quot;YES&quot;;[.E418];0)*IF([.I418]&gt;1;1;0)" office:value-type="float" office:value="42">
            <text:p>42</text:p>
          </table:table-cell>
          <table:table-cell table:formula="of:=IF([.J418]=&quot;YES&quot;;1;0)*IF([.I418]&gt;1;1;0)" office:value-type="float" office:value="1">
            <text:p>1</text:p>
          </table:table-cell>
          <table:table-cell table:formula="of:=IF([.F418]=&quot;Diamond&quot;;1;0)*[.N418]*IF([.I418]&gt;1;1;0)" office:value-type="float" office:value="0">
            <text:p>0</text:p>
          </table:table-cell>
          <table:table-cell table:formula="of:=IF([.F418]=&quot;Moeller&quot;;1;0)*[.N418]*IF([.I418]&gt;1;1;0)" office:value-type="float" office:value="1">
            <text:p>1</text:p>
          </table:table-cell>
          <table:table-cell table:formula="of:=[.O418]*[.L418]" office:value-type="float" office:value="0">
            <text:p>0</text:p>
          </table:table-cell>
          <table:table-cell table:formula="of:=[.O418]*[.M418]" office:value-type="float" office:value="0">
            <text:p>0</text:p>
          </table:table-cell>
          <table:table-cell table:formula="of:=[.P418]*[.L418]" office:value-type="float" office:value="9.2">
            <text:p>9,2</text:p>
          </table:table-cell>
          <table:table-cell table:formula="of:=[.P418]*[.M418]" office:value-type="float" office:value="42">
            <text:p>42</text:p>
          </table:table-cell>
          <table:table-cell table:formula="of:=SUM([.N418:.P418])" office:value-type="float" office:value="2">
            <text:p>2</text:p>
          </table:table-cell>
          <table:table-cell table:style-name="ce41" table:number-columns-repeated="993"/>
          <table:table-cell table:style-name="ce516" table:number-columns-repeated="9"/>
          <table:table-cell table:style-name="ce601"/>
        </table:table-row>
        <table:table-row table:style-name="ro4">
          <table:table-cell table:style-name="ce54" office:value-type="float" office:value="8962">
            <text:p>8962</text:p>
          </table:table-cell>
          <table:table-cell table:style-name="ce133" office:value-type="date" office:date-value="2015-05-14">
            <text:p>2015-05-14</text:p>
          </table:table-cell>
          <table:table-cell table:style-name="ce194" office:value-type="time" office:time-value="PT12H45M00S">
            <text:p>12:45</text:p>
          </table:table-cell>
          <table:table-cell table:style-name="ce194" office:value-type="time" office:time-value="PT12H59M00S">
            <text:p>12:59</text:p>
          </table:table-cell>
          <table:table-cell table:style-name="ce284" table:formula="of:=([.D419]-[.C419])*24*60" office:value-type="float" office:value="14">
            <text:p>14</text:p>
          </table:table-cell>
          <table:table-cell table:style-name="ce340" office:value-type="string">
            <text:p>Moeller</text:p>
          </table:table-cell>
          <table:table-cell table:style-name="ce340" table:number-columns-repeated="2"/>
          <table:table-cell table:style-name="ce340" office:value-type="float" office:value="3.1">
            <text:p>3,1</text:p>
          </table:table-cell>
          <table:table-cell table:style-name="ce340" office:value-type="string">
            <text:p>YES</text:p>
          </table:table-cell>
          <table:table-cell table:style-name="ce340" office:value-type="string">
            <text:p>MWPC wire once</text:p>
          </table:table-cell>
          <table:table-cell table:style-name="ce395" table:formula="of:=IF([.J419]=&quot;YES&quot;;[.I419];0)*IF([.I419]&gt;1;1;0)" office:value-type="float" office:value="3.1">
            <text:p>3,1</text:p>
          </table:table-cell>
          <table:table-cell table:style-name="ce395" table:formula="of:=IF([.J419]=&quot;YES&quot;;[.E419];0)*IF([.I419]&gt;1;1;0)" office:value-type="float" office:value="14">
            <text:p>14</text:p>
          </table:table-cell>
          <table:table-cell table:formula="of:=IF([.J419]=&quot;YES&quot;;1;0)*IF([.I419]&gt;1;1;0)" office:value-type="float" office:value="1">
            <text:p>1</text:p>
          </table:table-cell>
          <table:table-cell table:formula="of:=IF([.F419]=&quot;Diamond&quot;;1;0)*[.N419]*IF([.I419]&gt;1;1;0)" office:value-type="float" office:value="0">
            <text:p>0</text:p>
          </table:table-cell>
          <table:table-cell table:formula="of:=IF([.F419]=&quot;Moeller&quot;;1;0)*[.N419]*IF([.I419]&gt;1;1;0)" office:value-type="float" office:value="1">
            <text:p>1</text:p>
          </table:table-cell>
          <table:table-cell table:formula="of:=[.O419]*[.L419]" office:value-type="float" office:value="0">
            <text:p>0</text:p>
          </table:table-cell>
          <table:table-cell table:formula="of:=[.O419]*[.M419]" office:value-type="float" office:value="0">
            <text:p>0</text:p>
          </table:table-cell>
          <table:table-cell table:formula="of:=[.P419]*[.L419]" office:value-type="float" office:value="3.1">
            <text:p>3,1</text:p>
          </table:table-cell>
          <table:table-cell table:formula="of:=[.P419]*[.M419]" office:value-type="float" office:value="14">
            <text:p>14</text:p>
          </table:table-cell>
          <table:table-cell table:formula="of:=SUM([.N419:.P419])" office:value-type="float" office:value="2">
            <text:p>2</text:p>
          </table:table-cell>
          <table:table-cell table:style-name="ce54" table:number-columns-repeated="993"/>
          <table:table-cell table:style-name="ce501" table:number-columns-repeated="9"/>
          <table:table-cell table:style-name="ce562"/>
        </table:table-row>
        <table:table-row table:style-name="ro4">
          <table:table-cell table:style-name="ce89" office:value-type="float" office:value="8963">
            <text:p>8963</text:p>
          </table:table-cell>
          <table:table-cell table:style-name="ce153" office:value-type="date" office:date-value="2015-05-14">
            <text:p>2015-05-14</text:p>
          </table:table-cell>
          <table:table-cell table:style-name="ce226" office:value-type="time" office:time-value="PT14H10M00S">
            <text:p>14:10</text:p>
          </table:table-cell>
          <table:table-cell table:style-name="ce226" office:value-type="time" office:time-value="PT14H47M00S">
            <text:p>14:47</text:p>
          </table:table-cell>
          <table:table-cell table:style-name="ce311" table:formula="of:=([.D420]-[.C420])*24*60" office:value-type="float" office:value="37">
            <text:p>37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ARA</text:p>
          </table:table-cell>
          <table:table-cell table:style-name="ce367" office:value-type="float" office:value="9.2">
            <text:p>9,2</text:p>
          </table:table-cell>
          <table:table-cell table:style-name="ce367" office:value-type="string">
            <text:p>YES</text:p>
          </table:table-cell>
          <table:table-cell table:style-name="ce367"/>
          <table:table-cell table:style-name="ce395" table:formula="of:=IF([.J420]=&quot;YES&quot;;[.I420];0)*IF([.I420]&gt;1;1;0)" office:value-type="float" office:value="9.2">
            <text:p>9,2</text:p>
          </table:table-cell>
          <table:table-cell table:style-name="ce395" table:formula="of:=IF([.J420]=&quot;YES&quot;;[.E420];0)*IF([.I420]&gt;1;1;0)" office:value-type="float" office:value="37">
            <text:p>37</text:p>
          </table:table-cell>
          <table:table-cell table:formula="of:=IF([.J420]=&quot;YES&quot;;1;0)*IF([.I420]&gt;1;1;0)" office:value-type="float" office:value="1">
            <text:p>1</text:p>
          </table:table-cell>
          <table:table-cell table:formula="of:=IF([.F420]=&quot;Diamond&quot;;1;0)*[.N420]*IF([.I420]&gt;1;1;0)" office:value-type="float" office:value="1">
            <text:p>1</text:p>
          </table:table-cell>
          <table:table-cell table:formula="of:=IF([.F420]=&quot;Moeller&quot;;1;0)*[.N420]*IF([.I420]&gt;1;1;0)" office:value-type="float" office:value="0">
            <text:p>0</text:p>
          </table:table-cell>
          <table:table-cell table:formula="of:=[.O420]*[.L420]" office:value-type="float" office:value="9.2">
            <text:p>9,2</text:p>
          </table:table-cell>
          <table:table-cell table:formula="of:=[.O420]*[.M420]" office:value-type="float" office:value="37">
            <text:p>37</text:p>
          </table:table-cell>
          <table:table-cell table:formula="of:=[.P420]*[.L420]" office:value-type="float" office:value="0">
            <text:p>0</text:p>
          </table:table-cell>
          <table:table-cell table:formula="of:=[.P420]*[.M420]" office:value-type="float" office:value="0">
            <text:p>0</text:p>
          </table:table-cell>
          <table:table-cell table:formula="of:=SUM([.N420:.P420])" office:value-type="float" office:value="2">
            <text:p>2</text:p>
          </table:table-cell>
          <table:table-cell table:style-name="ce89" table:number-columns-repeated="993"/>
          <table:table-cell table:style-name="ce520" table:number-columns-repeated="9"/>
          <table:table-cell table:style-name="ce604"/>
        </table:table-row>
        <table:table-row table:style-name="ro4">
          <table:table-cell table:style-name="ce91" office:value-type="float" office:value="8964">
            <text:p>8964</text:p>
          </table:table-cell>
          <table:table-cell table:style-name="ce148" office:value-type="date" office:date-value="2015-05-14">
            <text:p>2015-05-14</text:p>
          </table:table-cell>
          <table:table-cell table:style-name="ce222" office:value-type="time" office:time-value="PT14H47M00S">
            <text:p>14:47</text:p>
          </table:table-cell>
          <table:table-cell table:style-name="ce222" office:value-type="time" office:time-value="PT15H23M00S">
            <text:p>15:23</text:p>
          </table:table-cell>
          <table:table-cell table:style-name="ce307" table:formula="of:=([.D421]-[.C421])*24*60" office:value-type="float" office:value="36">
            <text:p>36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ARA</text:p>
          </table:table-cell>
          <table:table-cell table:style-name="ce363" office:value-type="float" office:value="9.2">
            <text:p>9,2</text:p>
          </table:table-cell>
          <table:table-cell table:style-name="ce363" office:value-type="string">
            <text:p>YES</text:p>
          </table:table-cell>
          <table:table-cell table:style-name="ce363" office:value-type="string">
            <text:p>mwpc wires </text:p>
          </table:table-cell>
          <table:table-cell table:style-name="ce395" table:formula="of:=IF([.J421]=&quot;YES&quot;;[.I421];0)*IF([.I421]&gt;1;1;0)" office:value-type="float" office:value="9.2">
            <text:p>9,2</text:p>
          </table:table-cell>
          <table:table-cell table:style-name="ce395" table:formula="of:=IF([.J421]=&quot;YES&quot;;[.E421];0)*IF([.I421]&gt;1;1;0)" office:value-type="float" office:value="36">
            <text:p>36</text:p>
          </table:table-cell>
          <table:table-cell table:formula="of:=IF([.J421]=&quot;YES&quot;;1;0)*IF([.I421]&gt;1;1;0)" office:value-type="float" office:value="1">
            <text:p>1</text:p>
          </table:table-cell>
          <table:table-cell table:formula="of:=IF([.F421]=&quot;Diamond&quot;;1;0)*[.N421]*IF([.I421]&gt;1;1;0)" office:value-type="float" office:value="1">
            <text:p>1</text:p>
          </table:table-cell>
          <table:table-cell table:formula="of:=IF([.F421]=&quot;Moeller&quot;;1;0)*[.N421]*IF([.I421]&gt;1;1;0)" office:value-type="float" office:value="0">
            <text:p>0</text:p>
          </table:table-cell>
          <table:table-cell table:formula="of:=[.O421]*[.L421]" office:value-type="float" office:value="9.2">
            <text:p>9,2</text:p>
          </table:table-cell>
          <table:table-cell table:formula="of:=[.O421]*[.M421]" office:value-type="float" office:value="36">
            <text:p>36</text:p>
          </table:table-cell>
          <table:table-cell table:formula="of:=[.P421]*[.L421]" office:value-type="float" office:value="0">
            <text:p>0</text:p>
          </table:table-cell>
          <table:table-cell table:formula="of:=[.P421]*[.M421]" office:value-type="float" office:value="0">
            <text:p>0</text:p>
          </table:table-cell>
          <table:table-cell table:formula="of:=SUM([.N421:.P421])" office:value-type="float" office:value="2">
            <text:p>2</text:p>
          </table:table-cell>
          <table:table-cell table:style-name="ce91" table:number-columns-repeated="993"/>
          <table:table-cell table:style-name="ce523" table:number-columns-repeated="9"/>
          <table:table-cell table:style-name="ce408"/>
        </table:table-row>
        <table:table-row table:style-name="ro4">
          <table:table-cell table:style-name="ce92" office:value-type="float" office:value="8965">
            <text:p>8965</text:p>
          </table:table-cell>
          <table:table-cell table:style-name="ce155" office:value-type="date" office:date-value="2015-05-14">
            <text:p>2015-05-14</text:p>
          </table:table-cell>
          <table:table-cell table:style-name="ce226" office:value-type="time" office:time-value="PT15H25M00S">
            <text:p>15:25</text:p>
          </table:table-cell>
          <table:table-cell table:style-name="ce256" office:value-type="time" office:time-value="PT16H00M00S">
            <text:p>16:00</text:p>
          </table:table-cell>
          <table:table-cell table:style-name="ce311" table:formula="of:=([.D422]-[.C422])*24*60" office:value-type="float" office:value="34.9999999999999">
            <text:p>35</text:p>
          </table:table-cell>
          <table:table-cell table:style-name="ce369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9" office:value-type="string">
            <text:p>PERP</text:p>
          </table:table-cell>
          <table:table-cell table:style-name="ce367" office:value-type="float" office:value="8.9">
            <text:p>8,9</text:p>
          </table:table-cell>
          <table:table-cell table:style-name="ce369" office:value-type="string">
            <text:p>YES</text:p>
          </table:table-cell>
          <table:table-cell table:style-name="ce426"/>
          <table:table-cell table:style-name="ce395" table:formula="of:=IF([.J422]=&quot;YES&quot;;[.I422];0)*IF([.I422]&gt;1;1;0)" office:value-type="float" office:value="8.9">
            <text:p>8,9</text:p>
          </table:table-cell>
          <table:table-cell table:style-name="ce395" table:formula="of:=IF([.J422]=&quot;YES&quot;;[.E422];0)*IF([.I422]&gt;1;1;0)" office:value-type="float" office:value="34.9999999999999">
            <text:p>34,9999999999999</text:p>
          </table:table-cell>
          <table:table-cell table:formula="of:=IF([.J422]=&quot;YES&quot;;1;0)*IF([.I422]&gt;1;1;0)" office:value-type="float" office:value="1">
            <text:p>1</text:p>
          </table:table-cell>
          <table:table-cell table:formula="of:=IF([.F422]=&quot;Diamond&quot;;1;0)*[.N422]*IF([.I422]&gt;1;1;0)" office:value-type="float" office:value="1">
            <text:p>1</text:p>
          </table:table-cell>
          <table:table-cell table:formula="of:=IF([.F422]=&quot;Moeller&quot;;1;0)*[.N422]*IF([.I422]&gt;1;1;0)" office:value-type="float" office:value="0">
            <text:p>0</text:p>
          </table:table-cell>
          <table:table-cell table:formula="of:=[.O422]*[.L422]" office:value-type="float" office:value="8.9">
            <text:p>8,9</text:p>
          </table:table-cell>
          <table:table-cell table:formula="of:=[.O422]*[.M422]" office:value-type="float" office:value="34.9999999999999">
            <text:p>34,9999999999999</text:p>
          </table:table-cell>
          <table:table-cell table:formula="of:=[.P422]*[.L422]" office:value-type="float" office:value="0">
            <text:p>0</text:p>
          </table:table-cell>
          <table:table-cell table:formula="of:=[.P422]*[.M422]" office:value-type="float" office:value="0">
            <text:p>0</text:p>
          </table:table-cell>
          <table:table-cell table:formula="of:=SUM([.N422:.P422])" office:value-type="float" office:value="2">
            <text:p>2</text:p>
          </table:table-cell>
          <table:table-cell table:style-name="ce92" table:number-columns-repeated="993"/>
          <table:table-cell table:style-name="ce524" table:number-columns-repeated="9"/>
          <table:table-cell table:style-name="ce607"/>
        </table:table-row>
        <table:table-row table:style-name="ro4">
          <table:table-cell office:value-type="float" office:value="8966">
            <text:p>8966</text:p>
          </table:table-cell>
          <table:table-cell table:style-name="ce156" office:value-type="date" office:date-value="2015-05-14">
            <text:p>2015-05-14</text:p>
          </table:table-cell>
          <table:table-cell table:style-name="ce184"/>
          <table:table-cell table:style-name="ce179"/>
          <table:table-cell table:style-name="ce273" table:formula="of:=([.D423]-[.C423])*24*60" office:value-type="float" office:value="0">
            <text:p>0</text:p>
          </table:table-cell>
          <table:table-cell table:style-name="ce166" office:value-type="string">
            <text:p>Diamond</text:p>
          </table:table-cell>
          <table:table-cell table:style-name="ce164" office:value-type="float" office:value="750">
            <text:p>750</text:p>
          </table:table-cell>
          <table:table-cell table:style-name="ce166" office:value-type="string">
            <text:p>PERP</text:p>
          </table:table-cell>
          <table:table-cell table:style-name="ce164"/>
          <table:table-cell table:style-name="ce166"/>
          <table:table-cell table:style-name="ce427" office:value-type="string">
            <text:p>JUNK – used to adjust peak position for PERP</text:p>
          </table:table-cell>
          <table:table-cell table:style-name="ce395" table:formula="of:=IF([.J423]=&quot;YES&quot;;[.I423];0)*IF([.I423]&gt;1;1;0)" office:value-type="float" office:value="0">
            <text:p>0</text:p>
          </table:table-cell>
          <table:table-cell table:style-name="ce395" table:formula="of:=IF([.J423]=&quot;YES&quot;;[.E423];0)*IF([.I423]&gt;1;1;0)" office:value-type="float" office:value="0">
            <text:p>0</text:p>
          </table:table-cell>
          <table:table-cell table:formula="of:=IF([.J423]=&quot;YES&quot;;1;0)*IF([.I423]&gt;1;1;0)" office:value-type="float" office:value="0">
            <text:p>0</text:p>
          </table:table-cell>
          <table:table-cell table:formula="of:=IF([.F423]=&quot;Diamond&quot;;1;0)*[.N423]*IF([.I423]&gt;1;1;0)" office:value-type="float" office:value="0">
            <text:p>0</text:p>
          </table:table-cell>
          <table:table-cell table:formula="of:=IF([.F423]=&quot;Moeller&quot;;1;0)*[.N423]*IF([.I423]&gt;1;1;0)" office:value-type="float" office:value="0">
            <text:p>0</text:p>
          </table:table-cell>
          <table:table-cell table:formula="of:=[.O423]*[.L423]" office:value-type="float" office:value="0">
            <text:p>0</text:p>
          </table:table-cell>
          <table:table-cell table:formula="of:=[.O423]*[.M423]" office:value-type="float" office:value="0">
            <text:p>0</text:p>
          </table:table-cell>
          <table:table-cell table:formula="of:=[.P423]*[.L423]" office:value-type="float" office:value="0">
            <text:p>0</text:p>
          </table:table-cell>
          <table:table-cell table:formula="of:=[.P423]*[.M423]" office:value-type="float" office:value="0">
            <text:p>0</text:p>
          </table:table-cell>
          <table:table-cell table:formula="of:=SUM([.N423:.P423])" office:value-type="float" office:value="0">
            <text:p>0</text:p>
          </table:table-cell>
          <table:table-cell table:number-columns-repeated="993"/>
          <table:table-cell table:style-name="ce525" table:number-columns-repeated="9"/>
          <table:table-cell table:style-name="ce608"/>
        </table:table-row>
        <table:table-row table:style-name="ro4">
          <table:table-cell table:style-name="ce88" office:value-type="float" office:value="8967">
            <text:p>8967</text:p>
          </table:table-cell>
          <table:table-cell table:style-name="ce150" office:value-type="date" office:date-value="2015-05-14">
            <text:p>2015-05-14</text:p>
          </table:table-cell>
          <table:table-cell table:style-name="ce225" office:value-type="time" office:time-value="PT16H05M00S">
            <text:p>16:05</text:p>
          </table:table-cell>
          <table:table-cell table:style-name="ce225" office:value-type="time" office:time-value="PT16H41M00S">
            <text:p>16:41</text:p>
          </table:table-cell>
          <table:table-cell table:style-name="ce310" table:formula="of:=([.D424]-[.C424])*24*60" office:value-type="float" office:value="36">
            <text:p>36</text:p>
          </table:table-cell>
          <table:table-cell table:style-name="ce366" office:value-type="string">
            <text:p>Diamond</text:p>
          </table:table-cell>
          <table:table-cell table:style-name="ce366" office:value-type="float" office:value="750">
            <text:p>750</text:p>
          </table:table-cell>
          <table:table-cell table:style-name="ce366" office:value-type="string">
            <text:p>PERP</text:p>
          </table:table-cell>
          <table:table-cell table:style-name="ce366" office:value-type="float" office:value="9.1">
            <text:p>9,1</text:p>
          </table:table-cell>
          <table:table-cell table:style-name="ce366" office:value-type="string">
            <text:p>YES</text:p>
          </table:table-cell>
          <table:table-cell table:style-name="ce366" office:value-type="string">
            <text:p>STOP and GO for MWPC</text:p>
          </table:table-cell>
          <table:table-cell table:style-name="ce395" table:formula="of:=IF([.J424]=&quot;YES&quot;;[.I424];0)*IF([.I424]&gt;1;1;0)" office:value-type="float" office:value="9.1">
            <text:p>9,1</text:p>
          </table:table-cell>
          <table:table-cell table:style-name="ce395" table:formula="of:=IF([.J424]=&quot;YES&quot;;[.E424];0)*IF([.I424]&gt;1;1;0)" office:value-type="float" office:value="36">
            <text:p>36</text:p>
          </table:table-cell>
          <table:table-cell table:formula="of:=IF([.J424]=&quot;YES&quot;;1;0)*IF([.I424]&gt;1;1;0)" office:value-type="float" office:value="1">
            <text:p>1</text:p>
          </table:table-cell>
          <table:table-cell table:formula="of:=IF([.F424]=&quot;Diamond&quot;;1;0)*[.N424]*IF([.I424]&gt;1;1;0)" office:value-type="float" office:value="1">
            <text:p>1</text:p>
          </table:table-cell>
          <table:table-cell table:formula="of:=IF([.F424]=&quot;Moeller&quot;;1;0)*[.N424]*IF([.I424]&gt;1;1;0)" office:value-type="float" office:value="0">
            <text:p>0</text:p>
          </table:table-cell>
          <table:table-cell table:formula="of:=[.O424]*[.L424]" office:value-type="float" office:value="9.1">
            <text:p>9,1</text:p>
          </table:table-cell>
          <table:table-cell table:formula="of:=[.O424]*[.M424]" office:value-type="float" office:value="36">
            <text:p>36</text:p>
          </table:table-cell>
          <table:table-cell table:formula="of:=[.P424]*[.L424]" office:value-type="float" office:value="0">
            <text:p>0</text:p>
          </table:table-cell>
          <table:table-cell table:formula="of:=[.P424]*[.M424]" office:value-type="float" office:value="0">
            <text:p>0</text:p>
          </table:table-cell>
          <table:table-cell table:formula="of:=SUM([.N424:.P424])" office:value-type="float" office:value="2">
            <text:p>2</text:p>
          </table:table-cell>
          <table:table-cell table:style-name="ce88" table:number-columns-repeated="993"/>
          <table:table-cell table:style-name="ce515" table:number-columns-repeated="9"/>
          <table:table-cell table:style-name="ce600"/>
        </table:table-row>
        <table:table-row table:style-name="ro4">
          <table:table-cell table:style-name="ce89" office:value-type="float" office:value="8968">
            <text:p>8968</text:p>
          </table:table-cell>
          <table:table-cell table:style-name="ce153" office:value-type="date" office:date-value="2015-05-14">
            <text:p>2015-05-14</text:p>
          </table:table-cell>
          <table:table-cell table:style-name="ce226" office:value-type="time" office:time-value="PT16H43M00S">
            <text:p>16:43</text:p>
          </table:table-cell>
          <table:table-cell table:style-name="ce226" office:value-type="time" office:time-value="PT17H18M00S">
            <text:p>17:18</text:p>
          </table:table-cell>
          <table:table-cell table:style-name="ce311" table:formula="of:=([.D425]-[.C425])*24*60" office:value-type="float" office:value="35">
            <text:p>35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ARA</text:p>
          </table:table-cell>
          <table:table-cell table:style-name="ce367" office:value-type="float" office:value="9">
            <text:p>9</text:p>
          </table:table-cell>
          <table:table-cell table:style-name="ce367" office:value-type="string">
            <text:p>YES</text:p>
          </table:table-cell>
          <table:table-cell table:style-name="ce367"/>
          <table:table-cell table:style-name="ce395" table:formula="of:=IF([.J425]=&quot;YES&quot;;[.I425];0)*IF([.I425]&gt;1;1;0)" office:value-type="float" office:value="9">
            <text:p>9</text:p>
          </table:table-cell>
          <table:table-cell table:style-name="ce395" table:formula="of:=IF([.J425]=&quot;YES&quot;;[.E425];0)*IF([.I425]&gt;1;1;0)" office:value-type="float" office:value="35">
            <text:p>35</text:p>
          </table:table-cell>
          <table:table-cell table:formula="of:=IF([.J425]=&quot;YES&quot;;1;0)*IF([.I425]&gt;1;1;0)" office:value-type="float" office:value="1">
            <text:p>1</text:p>
          </table:table-cell>
          <table:table-cell table:formula="of:=IF([.F425]=&quot;Diamond&quot;;1;0)*[.N425]*IF([.I425]&gt;1;1;0)" office:value-type="float" office:value="1">
            <text:p>1</text:p>
          </table:table-cell>
          <table:table-cell table:formula="of:=IF([.F425]=&quot;Moeller&quot;;1;0)*[.N425]*IF([.I425]&gt;1;1;0)" office:value-type="float" office:value="0">
            <text:p>0</text:p>
          </table:table-cell>
          <table:table-cell table:formula="of:=[.O425]*[.L425]" office:value-type="float" office:value="9">
            <text:p>9</text:p>
          </table:table-cell>
          <table:table-cell table:formula="of:=[.O425]*[.M425]" office:value-type="float" office:value="35">
            <text:p>35</text:p>
          </table:table-cell>
          <table:table-cell table:formula="of:=[.P425]*[.L425]" office:value-type="float" office:value="0">
            <text:p>0</text:p>
          </table:table-cell>
          <table:table-cell table:formula="of:=[.P425]*[.M425]" office:value-type="float" office:value="0">
            <text:p>0</text:p>
          </table:table-cell>
          <table:table-cell table:formula="of:=SUM([.N425:.P425])" office:value-type="float" office:value="2">
            <text:p>2</text:p>
          </table:table-cell>
          <table:table-cell table:style-name="ce89" table:number-columns-repeated="993"/>
          <table:table-cell table:style-name="ce520" table:number-columns-repeated="9"/>
          <table:table-cell table:style-name="ce604"/>
        </table:table-row>
        <table:table-row table:style-name="ro4">
          <table:table-cell table:style-name="ce87" office:value-type="float" office:value="8969">
            <text:p>8969</text:p>
          </table:table-cell>
          <table:table-cell table:style-name="ce149" office:value-type="date" office:date-value="2015-05-14">
            <text:p>2015-05-14</text:p>
          </table:table-cell>
          <table:table-cell table:style-name="ce223" office:value-type="time" office:time-value="PT17H19M00S">
            <text:p>17:19</text:p>
          </table:table-cell>
          <table:table-cell table:style-name="ce223" office:value-type="time" office:time-value="PT17H54M00S">
            <text:p>17:54</text:p>
          </table:table-cell>
          <table:table-cell table:style-name="ce308" table:formula="of:=([.D426]-[.C426])*24*60" office:value-type="float" office:value="35">
            <text:p>35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9.2">
            <text:p>9,2</text:p>
          </table:table-cell>
          <table:table-cell table:style-name="ce364" office:value-type="string">
            <text:p>YES</text:p>
          </table:table-cell>
          <table:table-cell table:style-name="ce364"/>
          <table:table-cell table:style-name="ce395" table:formula="of:=IF([.J426]=&quot;YES&quot;;[.I426];0)*IF([.I426]&gt;1;1;0)" office:value-type="float" office:value="9.2">
            <text:p>9,2</text:p>
          </table:table-cell>
          <table:table-cell table:style-name="ce395" table:formula="of:=IF([.J426]=&quot;YES&quot;;[.E426];0)*IF([.I426]&gt;1;1;0)" office:value-type="float" office:value="35">
            <text:p>35</text:p>
          </table:table-cell>
          <table:table-cell table:formula="of:=IF([.J426]=&quot;YES&quot;;1;0)*IF([.I426]&gt;1;1;0)" office:value-type="float" office:value="1">
            <text:p>1</text:p>
          </table:table-cell>
          <table:table-cell table:formula="of:=IF([.F426]=&quot;Diamond&quot;;1;0)*[.N426]*IF([.I426]&gt;1;1;0)" office:value-type="float" office:value="1">
            <text:p>1</text:p>
          </table:table-cell>
          <table:table-cell table:formula="of:=IF([.F426]=&quot;Moeller&quot;;1;0)*[.N426]*IF([.I426]&gt;1;1;0)" office:value-type="float" office:value="0">
            <text:p>0</text:p>
          </table:table-cell>
          <table:table-cell table:formula="of:=[.O426]*[.L426]" office:value-type="float" office:value="9.2">
            <text:p>9,2</text:p>
          </table:table-cell>
          <table:table-cell table:formula="of:=[.O426]*[.M426]" office:value-type="float" office:value="35">
            <text:p>35</text:p>
          </table:table-cell>
          <table:table-cell table:formula="of:=[.P426]*[.L426]" office:value-type="float" office:value="0">
            <text:p>0</text:p>
          </table:table-cell>
          <table:table-cell table:formula="of:=[.P426]*[.M426]" office:value-type="float" office:value="0">
            <text:p>0</text:p>
          </table:table-cell>
          <table:table-cell table:formula="of:=SUM([.N426:.P426])" office:value-type="float" office:value="2">
            <text:p>2</text:p>
          </table:table-cell>
          <table:table-cell table:style-name="ce87" table:number-columns-repeated="993"/>
          <table:table-cell table:style-name="ce514" table:number-columns-repeated="9"/>
          <table:table-cell table:style-name="ce599"/>
        </table:table-row>
        <table:table-row table:style-name="ro4">
          <table:table-cell table:style-name="ce52" office:value-type="float" office:value="9011">
            <text:p>9011</text:p>
          </table:table-cell>
          <table:table-cell table:style-name="ce145" office:value-type="date" office:date-value="2015-05-15">
            <text:p>2015-05-15</text:p>
          </table:table-cell>
          <table:table-cell table:style-name="ce193" office:value-type="time" office:time-value="PT00H01M00S">
            <text:p>00:01</text:p>
          </table:table-cell>
          <table:table-cell table:style-name="ce193" office:value-type="time" office:time-value="PT00H45M00S">
            <text:p>00:45</text:p>
          </table:table-cell>
          <table:table-cell table:style-name="ce282" table:formula="of:=([.D427]-[.C427])*24*60" office:value-type="float" office:value="44">
            <text:p>44</text:p>
          </table:table-cell>
          <table:table-cell table:style-name="ce339" office:value-type="string">
            <text:p>Moeller</text:p>
          </table:table-cell>
          <table:table-cell table:style-name="ce339" table:number-columns-repeated="2"/>
          <table:table-cell table:style-name="ce339"/>
          <table:table-cell table:style-name="ce339" office:value-type="string">
            <text:p>MAYBE</text:p>
          </table:table-cell>
          <table:table-cell table:style-name="ce339" office:value-type="string">
            <text:p>tagger out of synch </text:p>
          </table:table-cell>
          <table:table-cell table:style-name="ce395" table:formula="of:=IF([.J427]=&quot;YES&quot;;[.I427];0)*IF([.I427]&gt;1;1;0)" office:value-type="float" office:value="0">
            <text:p>0</text:p>
          </table:table-cell>
          <table:table-cell table:style-name="ce395" table:formula="of:=IF([.J427]=&quot;YES&quot;;[.E427];0)*IF([.I427]&gt;1;1;0)" office:value-type="float" office:value="0">
            <text:p>0</text:p>
          </table:table-cell>
          <table:table-cell table:formula="of:=IF([.J427]=&quot;YES&quot;;1;0)*IF([.I427]&gt;1;1;0)" office:value-type="float" office:value="0">
            <text:p>0</text:p>
          </table:table-cell>
          <table:table-cell table:formula="of:=IF([.F427]=&quot;Diamond&quot;;1;0)*[.N427]*IF([.I427]&gt;1;1;0)" office:value-type="float" office:value="0">
            <text:p>0</text:p>
          </table:table-cell>
          <table:table-cell table:formula="of:=IF([.F427]=&quot;Moeller&quot;;1;0)*[.N427]*IF([.I427]&gt;1;1;0)" office:value-type="float" office:value="0">
            <text:p>0</text:p>
          </table:table-cell>
          <table:table-cell table:formula="of:=[.O427]*[.L427]" office:value-type="float" office:value="0">
            <text:p>0</text:p>
          </table:table-cell>
          <table:table-cell table:formula="of:=[.O427]*[.M427]" office:value-type="float" office:value="0">
            <text:p>0</text:p>
          </table:table-cell>
          <table:table-cell table:formula="of:=[.P427]*[.L427]" office:value-type="float" office:value="0">
            <text:p>0</text:p>
          </table:table-cell>
          <table:table-cell table:formula="of:=[.P427]*[.M427]" office:value-type="float" office:value="0">
            <text:p>0</text:p>
          </table:table-cell>
          <table:table-cell table:formula="of:=SUM([.N427:.P427])" office:value-type="float" office:value="0">
            <text:p>0</text:p>
          </table:table-cell>
          <table:table-cell table:style-name="ce52" table:number-columns-repeated="993"/>
          <table:table-cell table:style-name="ce521" table:number-columns-repeated="9"/>
          <table:table-cell table:style-name="ce605"/>
        </table:table-row>
        <table:table-row table:style-name="ro4">
          <table:table-cell table:style-name="ce41" office:value-type="float" office:value="9012">
            <text:p>9012</text:p>
          </table:table-cell>
          <table:table-cell table:style-name="ce140" office:value-type="date" office:date-value="2015-05-15">
            <text:p>2015-05-15</text:p>
          </table:table-cell>
          <table:table-cell table:style-name="ce182" office:value-type="time" office:time-value="PT00H42M00S">
            <text:p>00:42</text:p>
          </table:table-cell>
          <table:table-cell table:style-name="ce182" office:value-type="time" office:time-value="PT01H26M00S">
            <text:p>01:26</text:p>
          </table:table-cell>
          <table:table-cell table:style-name="ce271" table:formula="of:=([.D428]-[.C428])*24*60" office:value-type="float" office:value="44">
            <text:p>44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/>
          <table:table-cell table:style-name="ce329" office:value-type="string">
            <text:p>YES</text:p>
          </table:table-cell>
          <table:table-cell table:style-name="ce329"/>
          <table:table-cell table:style-name="ce395" table:formula="of:=IF([.J428]=&quot;YES&quot;;[.I428];0)*IF([.I428]&gt;1;1;0)" office:value-type="float" office:value="0">
            <text:p>0</text:p>
          </table:table-cell>
          <table:table-cell table:style-name="ce395" table:formula="of:=IF([.J428]=&quot;YES&quot;;[.E428];0)*IF([.I428]&gt;1;1;0)" office:value-type="float" office:value="0">
            <text:p>0</text:p>
          </table:table-cell>
          <table:table-cell table:formula="of:=IF([.J428]=&quot;YES&quot;;1;0)*IF([.I428]&gt;1;1;0)" office:value-type="float" office:value="0">
            <text:p>0</text:p>
          </table:table-cell>
          <table:table-cell table:formula="of:=IF([.F428]=&quot;Diamond&quot;;1;0)*[.N428]*IF([.I428]&gt;1;1;0)" office:value-type="float" office:value="0">
            <text:p>0</text:p>
          </table:table-cell>
          <table:table-cell table:formula="of:=IF([.F428]=&quot;Moeller&quot;;1;0)*[.N428]*IF([.I428]&gt;1;1;0)" office:value-type="float" office:value="0">
            <text:p>0</text:p>
          </table:table-cell>
          <table:table-cell table:formula="of:=[.O428]*[.L428]" office:value-type="float" office:value="0">
            <text:p>0</text:p>
          </table:table-cell>
          <table:table-cell table:formula="of:=[.O428]*[.M428]" office:value-type="float" office:value="0">
            <text:p>0</text:p>
          </table:table-cell>
          <table:table-cell table:formula="of:=[.P428]*[.L428]" office:value-type="float" office:value="0">
            <text:p>0</text:p>
          </table:table-cell>
          <table:table-cell table:formula="of:=[.P428]*[.M428]" office:value-type="float" office:value="0">
            <text:p>0</text:p>
          </table:table-cell>
          <table:table-cell table:formula="of:=SUM([.N428:.P428])" office:value-type="float" office:value="0">
            <text:p>0</text:p>
          </table:table-cell>
          <table:table-cell table:style-name="ce41" table:number-columns-repeated="993"/>
          <table:table-cell table:style-name="ce516" table:number-columns-repeated="9"/>
          <table:table-cell table:style-name="ce601"/>
        </table:table-row>
        <table:table-row table:style-name="ro4">
          <table:table-cell table:style-name="ce41" office:value-type="float" office:value="9013">
            <text:p>9013</text:p>
          </table:table-cell>
          <table:table-cell table:style-name="ce140" office:value-type="date" office:date-value="2015-05-15">
            <text:p>2015-05-15</text:p>
          </table:table-cell>
          <table:table-cell table:style-name="ce182" office:value-type="time" office:time-value="PT01H26M00S">
            <text:p>01:26</text:p>
          </table:table-cell>
          <table:table-cell table:style-name="ce182" office:value-type="time" office:time-value="PT01H31M00S">
            <text:p>01:31</text:p>
          </table:table-cell>
          <table:table-cell table:style-name="ce271" table:formula="of:=([.D429]-[.C429])*24*60" office:value-type="float" office:value="5">
            <text:p>5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0.945">
            <text:p>0,945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short run due to MAMI <text:s/>stop for water check</text:p>
          </table:table-cell>
          <table:table-cell table:style-name="ce435" table:formula="of:=IF([.J429]=&quot;YES&quot;;[.I429];0)*IF([.I429]&gt;1;1;0)" office:value-type="float" office:value="0">
            <text:p>0</text:p>
          </table:table-cell>
          <table:table-cell table:style-name="ce435" table:formula="of:=IF([.J429]=&quot;YES&quot;;[.E429];0)*IF([.I429]&gt;1;1;0)" office:value-type="float" office:value="0">
            <text:p>0</text:p>
          </table:table-cell>
          <table:table-cell table:style-name="ce69" table:formula="of:=IF([.J429]=&quot;YES&quot;;1;0)*IF([.I429]&gt;1;1;0)" office:value-type="float" office:value="0">
            <text:p>0</text:p>
          </table:table-cell>
          <table:table-cell table:style-name="ce69" table:formula="of:=IF([.F429]=&quot;Diamond&quot;;1;0)*[.N429]*IF([.I429]&gt;1;1;0)" office:value-type="float" office:value="0">
            <text:p>0</text:p>
          </table:table-cell>
          <table:table-cell table:style-name="ce69" table:formula="of:=IF([.F429]=&quot;Moeller&quot;;1;0)*[.N429]*IF([.I429]&gt;1;1;0)" office:value-type="float" office:value="0">
            <text:p>0</text:p>
          </table:table-cell>
          <table:table-cell table:style-name="ce69" table:formula="of:=[.O429]*[.L429]" office:value-type="float" office:value="0">
            <text:p>0</text:p>
          </table:table-cell>
          <table:table-cell table:style-name="ce69" table:formula="of:=[.O429]*[.M429]" office:value-type="float" office:value="0">
            <text:p>0</text:p>
          </table:table-cell>
          <table:table-cell table:style-name="ce69" table:formula="of:=[.P429]*[.L429]" office:value-type="float" office:value="0">
            <text:p>0</text:p>
          </table:table-cell>
          <table:table-cell table:style-name="ce69" table:formula="of:=[.P429]*[.M429]" office:value-type="float" office:value="0">
            <text:p>0</text:p>
          </table:table-cell>
          <table:table-cell table:style-name="ce69" table:formula="of:=SUM([.N429:.P429])" office:value-type="float" office:value="0">
            <text:p>0</text:p>
          </table:table-cell>
          <table:table-cell table:style-name="ce41" table:number-columns-repeated="993"/>
          <table:table-cell table:style-name="ce516" table:number-columns-repeated="9"/>
          <table:table-cell table:style-name="ce601"/>
        </table:table-row>
        <table:table-row table:style-name="ro4">
          <table:table-cell table:style-name="ce41" office:value-type="float" office:value="9014">
            <text:p>9014</text:p>
          </table:table-cell>
          <table:table-cell table:style-name="ce140" office:value-type="date" office:date-value="2015-05-15">
            <text:p>2015-05-15</text:p>
          </table:table-cell>
          <table:table-cell table:style-name="ce182" office:value-type="time" office:time-value="PT01H56M00S">
            <text:p>01:56</text:p>
          </table:table-cell>
          <table:table-cell table:style-name="ce182" office:value-type="time" office:time-value="PT02H39M00S">
            <text:p>02:39</text:p>
          </table:table-cell>
          <table:table-cell table:style-name="ce271" table:formula="of:=([.D430]-[.C430])*24*60" office:value-type="float" office:value="43">
            <text:p>43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/>
          <table:table-cell table:style-name="ce329" office:value-type="string">
            <text:p>YES</text:p>
          </table:table-cell>
          <table:table-cell table:style-name="ce329" office:value-type="string">
            <text:p>mwpc again</text:p>
          </table:table-cell>
          <table:table-cell table:style-name="ce435" table:formula="of:=IF([.J430]=&quot;YES&quot;;[.I430];0)*IF([.I430]&gt;1;1;0)" office:value-type="float" office:value="0">
            <text:p>0</text:p>
          </table:table-cell>
          <table:table-cell table:style-name="ce435" table:formula="of:=IF([.J430]=&quot;YES&quot;;[.E430];0)*IF([.I430]&gt;1;1;0)" office:value-type="float" office:value="0">
            <text:p>0</text:p>
          </table:table-cell>
          <table:table-cell table:style-name="ce69" table:formula="of:=IF([.J430]=&quot;YES&quot;;1;0)*IF([.I430]&gt;1;1;0)" office:value-type="float" office:value="0">
            <text:p>0</text:p>
          </table:table-cell>
          <table:table-cell table:style-name="ce69" table:formula="of:=IF([.F430]=&quot;Diamond&quot;;1;0)*[.N430]*IF([.I430]&gt;1;1;0)" office:value-type="float" office:value="0">
            <text:p>0</text:p>
          </table:table-cell>
          <table:table-cell table:style-name="ce69" table:formula="of:=IF([.F430]=&quot;Moeller&quot;;1;0)*[.N430]*IF([.I430]&gt;1;1;0)" office:value-type="float" office:value="0">
            <text:p>0</text:p>
          </table:table-cell>
          <table:table-cell table:style-name="ce69" table:formula="of:=[.O430]*[.L430]" office:value-type="float" office:value="0">
            <text:p>0</text:p>
          </table:table-cell>
          <table:table-cell table:style-name="ce69" table:formula="of:=[.O430]*[.M430]" office:value-type="float" office:value="0">
            <text:p>0</text:p>
          </table:table-cell>
          <table:table-cell table:style-name="ce69" table:formula="of:=[.P430]*[.L430]" office:value-type="float" office:value="0">
            <text:p>0</text:p>
          </table:table-cell>
          <table:table-cell table:style-name="ce69" table:formula="of:=[.P430]*[.M430]" office:value-type="float" office:value="0">
            <text:p>0</text:p>
          </table:table-cell>
          <table:table-cell table:style-name="ce69" table:formula="of:=SUM([.N430:.P430])" office:value-type="float" office:value="0">
            <text:p>0</text:p>
          </table:table-cell>
          <table:table-cell table:style-name="ce41" table:number-columns-repeated="993"/>
          <table:table-cell table:style-name="ce516" table:number-columns-repeated="9"/>
          <table:table-cell table:style-name="ce601"/>
        </table:table-row>
        <table:table-row table:style-name="ro4">
          <table:table-cell table:style-name="ce52" office:value-type="float" office:value="9015">
            <text:p>9015</text:p>
          </table:table-cell>
          <table:table-cell table:style-name="ce145" office:value-type="date" office:date-value="2015-05-15">
            <text:p>2015-05-15</text:p>
          </table:table-cell>
          <table:table-cell table:style-name="ce193" office:value-type="time" office:time-value="PT02H40M00S">
            <text:p>02:40</text:p>
          </table:table-cell>
          <table:table-cell table:style-name="ce193" office:value-type="time" office:time-value="PT03H07M00S">
            <text:p>03:07</text:p>
          </table:table-cell>
          <table:table-cell table:style-name="ce282" table:formula="of:=([.D431]-[.C431])*24*60" office:value-type="float" office:value="27">
            <text:p>27</text:p>
          </table:table-cell>
          <table:table-cell table:style-name="ce339" office:value-type="string">
            <text:p>Moeller</text:p>
          </table:table-cell>
          <table:table-cell table:style-name="ce339" table:number-columns-repeated="2"/>
          <table:table-cell table:style-name="ce339" office:value-type="float" office:value="6">
            <text:p>6</text:p>
          </table:table-cell>
          <table:table-cell table:style-name="ce339" office:value-type="string">
            <text:p>MAYBE</text:p>
          </table:table-cell>
          <table:table-cell table:style-name="ce339" office:value-type="string">
            <text:p>There have been holes in the CB </text:p>
          </table:table-cell>
          <table:table-cell table:style-name="ce436" table:formula="of:=IF([.J431]=&quot;YES&quot;;[.I431];0)*IF([.I431]&gt;1;1;0)" office:value-type="float" office:value="0">
            <text:p>0</text:p>
          </table:table-cell>
          <table:table-cell table:style-name="ce436" table:formula="of:=IF([.J431]=&quot;YES&quot;;[.E431];0)*IF([.I431]&gt;1;1;0)" office:value-type="float" office:value="0">
            <text:p>0</text:p>
          </table:table-cell>
          <table:table-cell table:style-name="ce72" table:formula="of:=IF([.J431]=&quot;YES&quot;;1;0)*IF([.I431]&gt;1;1;0)" office:value-type="float" office:value="0">
            <text:p>0</text:p>
          </table:table-cell>
          <table:table-cell table:style-name="ce72" table:formula="of:=IF([.F431]=&quot;Diamond&quot;;1;0)*[.N431]*IF([.I431]&gt;1;1;0)" office:value-type="float" office:value="0">
            <text:p>0</text:p>
          </table:table-cell>
          <table:table-cell table:style-name="ce72" table:formula="of:=IF([.F431]=&quot;Moeller&quot;;1;0)*[.N431]*IF([.I431]&gt;1;1;0)" office:value-type="float" office:value="0">
            <text:p>0</text:p>
          </table:table-cell>
          <table:table-cell table:style-name="ce72" table:formula="of:=[.O431]*[.L431]" office:value-type="float" office:value="0">
            <text:p>0</text:p>
          </table:table-cell>
          <table:table-cell table:style-name="ce72" table:formula="of:=[.O431]*[.M431]" office:value-type="float" office:value="0">
            <text:p>0</text:p>
          </table:table-cell>
          <table:table-cell table:style-name="ce72" table:formula="of:=[.P431]*[.L431]" office:value-type="float" office:value="0">
            <text:p>0</text:p>
          </table:table-cell>
          <table:table-cell table:style-name="ce72" table:formula="of:=[.P431]*[.M431]" office:value-type="float" office:value="0">
            <text:p>0</text:p>
          </table:table-cell>
          <table:table-cell table:style-name="ce72" table:formula="of:=SUM([.N431:.P431])" office:value-type="float" office:value="0">
            <text:p>0</text:p>
          </table:table-cell>
          <table:table-cell table:style-name="ce52" table:number-columns-repeated="993"/>
          <table:table-cell table:style-name="ce521" table:number-columns-repeated="9"/>
          <table:table-cell table:style-name="ce605"/>
        </table:table-row>
        <table:table-row table:style-name="ro4">
          <table:table-cell table:style-name="ce41" office:value-type="float" office:value="9016">
            <text:p>9016</text:p>
          </table:table-cell>
          <table:table-cell table:style-name="ce140" office:value-type="date" office:date-value="2015-05-15">
            <text:p>2015-05-15</text:p>
          </table:table-cell>
          <table:table-cell table:style-name="ce182" office:value-type="time" office:time-value="PT03H08M00S">
            <text:p>03:08</text:p>
          </table:table-cell>
          <table:table-cell table:style-name="ce182" office:value-type="time" office:time-value="PT03H47M00S">
            <text:p>03:47</text:p>
          </table:table-cell>
          <table:table-cell table:style-name="ce271" table:formula="of:=([.D432]-[.C432])*24*60" office:value-type="float" office:value="39">
            <text:p>39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9">
            <text:p>9</text:p>
          </table:table-cell>
          <table:table-cell table:style-name="ce329" office:value-type="string">
            <text:p>YES</text:p>
          </table:table-cell>
          <table:table-cell table:style-name="ce329" office:value-type="string">
            <text:p>beam gone for 1 second</text:p>
          </table:table-cell>
          <table:table-cell table:style-name="ce435" table:formula="of:=IF([.J432]=&quot;YES&quot;;[.I432];0)*IF([.I432]&gt;1;1;0)" office:value-type="float" office:value="9">
            <text:p>9</text:p>
          </table:table-cell>
          <table:table-cell table:style-name="ce435" table:formula="of:=IF([.J432]=&quot;YES&quot;;[.E432];0)*IF([.I432]&gt;1;1;0)" office:value-type="float" office:value="39">
            <text:p>39</text:p>
          </table:table-cell>
          <table:table-cell table:style-name="ce69" table:formula="of:=IF([.J432]=&quot;YES&quot;;1;0)*IF([.I432]&gt;1;1;0)" office:value-type="float" office:value="1">
            <text:p>1</text:p>
          </table:table-cell>
          <table:table-cell table:style-name="ce69" table:formula="of:=IF([.F432]=&quot;Diamond&quot;;1;0)*[.N432]*IF([.I432]&gt;1;1;0)" office:value-type="float" office:value="0">
            <text:p>0</text:p>
          </table:table-cell>
          <table:table-cell table:style-name="ce69" table:formula="of:=IF([.F432]=&quot;Moeller&quot;;1;0)*[.N432]*IF([.I432]&gt;1;1;0)" office:value-type="float" office:value="1">
            <text:p>1</text:p>
          </table:table-cell>
          <table:table-cell table:style-name="ce69" table:formula="of:=[.O432]*[.L432]" office:value-type="float" office:value="0">
            <text:p>0</text:p>
          </table:table-cell>
          <table:table-cell table:style-name="ce69" table:formula="of:=[.O432]*[.M432]" office:value-type="float" office:value="0">
            <text:p>0</text:p>
          </table:table-cell>
          <table:table-cell table:style-name="ce69" table:formula="of:=[.P432]*[.L432]" office:value-type="float" office:value="9">
            <text:p>9</text:p>
          </table:table-cell>
          <table:table-cell table:style-name="ce69" table:formula="of:=[.P432]*[.M432]" office:value-type="float" office:value="39">
            <text:p>39</text:p>
          </table:table-cell>
          <table:table-cell table:style-name="ce69" table:formula="of:=SUM([.N432:.P432])" office:value-type="float" office:value="2">
            <text:p>2</text:p>
          </table:table-cell>
          <table:table-cell table:style-name="ce41" table:number-columns-repeated="993"/>
          <table:table-cell table:style-name="ce516" table:number-columns-repeated="9"/>
          <table:table-cell table:style-name="ce601"/>
        </table:table-row>
        <table:table-row table:style-name="ro4">
          <table:table-cell table:style-name="ce49" office:value-type="float" office:value="9017">
            <text:p>9017</text:p>
          </table:table-cell>
          <table:table-cell table:style-name="ce152" office:value-type="date" office:date-value="2015-05-15">
            <text:p>2015-05-15</text:p>
          </table:table-cell>
          <table:table-cell table:style-name="ce190" office:value-type="time" office:time-value="PT03H48M00S">
            <text:p>03:48</text:p>
          </table:table-cell>
          <table:table-cell table:style-name="ce190" office:value-type="time" office:time-value="PT03H51M00S">
            <text:p>03:51</text:p>
          </table:table-cell>
          <table:table-cell table:style-name="ce279" table:formula="of:=([.D433]-[.C433])*24*60" office:value-type="float" office:value="2.99999999999999">
            <text:p>3</text:p>
          </table:table-cell>
          <table:table-cell table:style-name="ce336" office:value-type="string">
            <text:p>Moeller</text:p>
          </table:table-cell>
          <table:table-cell table:style-name="ce336" table:number-columns-repeated="2"/>
          <table:table-cell table:style-name="ce336" office:value-type="float" office:value="0">
            <text:p>0</text:p>
          </table:table-cell>
          <table:table-cell table:style-name="ce336" office:value-type="string">
            <text:p>NO</text:p>
          </table:table-cell>
          <table:table-cell table:style-name="ce336" office:value-type="string">
            <text:p>directly cb holes at the beginning</text:p>
          </table:table-cell>
          <table:table-cell table:style-name="ce437" table:formula="of:=IF([.J433]=&quot;YES&quot;;[.I433];0)*IF([.I433]&gt;1;1;0)" office:value-type="float" office:value="0">
            <text:p>0</text:p>
          </table:table-cell>
          <table:table-cell table:style-name="ce437" table:formula="of:=IF([.J433]=&quot;YES&quot;;[.E433];0)*IF([.I433]&gt;1;1;0)" office:value-type="float" office:value="0">
            <text:p>0</text:p>
          </table:table-cell>
          <table:table-cell table:style-name="ce454" table:formula="of:=IF([.J433]=&quot;YES&quot;;1;0)*IF([.I433]&gt;1;1;0)" office:value-type="float" office:value="0">
            <text:p>0</text:p>
          </table:table-cell>
          <table:table-cell table:style-name="ce454" table:formula="of:=IF([.F433]=&quot;Diamond&quot;;1;0)*[.N433]*IF([.I433]&gt;1;1;0)" office:value-type="float" office:value="0">
            <text:p>0</text:p>
          </table:table-cell>
          <table:table-cell table:style-name="ce454" table:formula="of:=IF([.F433]=&quot;Moeller&quot;;1;0)*[.N433]*IF([.I433]&gt;1;1;0)" office:value-type="float" office:value="0">
            <text:p>0</text:p>
          </table:table-cell>
          <table:table-cell table:style-name="ce454" table:formula="of:=[.O433]*[.L433]" office:value-type="float" office:value="0">
            <text:p>0</text:p>
          </table:table-cell>
          <table:table-cell table:style-name="ce454" table:formula="of:=[.O433]*[.M433]" office:value-type="float" office:value="0">
            <text:p>0</text:p>
          </table:table-cell>
          <table:table-cell table:style-name="ce454" table:formula="of:=[.P433]*[.L433]" office:value-type="float" office:value="0">
            <text:p>0</text:p>
          </table:table-cell>
          <table:table-cell table:style-name="ce454" table:formula="of:=[.P433]*[.M433]" office:value-type="float" office:value="0">
            <text:p>0</text:p>
          </table:table-cell>
          <table:table-cell table:style-name="ce454" table:formula="of:=SUM([.N433:.P433])" office:value-type="float" office:value="0">
            <text:p>0</text:p>
          </table:table-cell>
          <table:table-cell table:style-name="ce49" table:number-columns-repeated="993"/>
          <table:table-cell table:style-name="ce519" table:number-columns-repeated="9"/>
          <table:table-cell table:style-name="ce603"/>
        </table:table-row>
        <table:table-row table:style-name="ro4">
          <table:table-cell table:style-name="ce41" office:value-type="float" office:value="9018">
            <text:p>9018</text:p>
          </table:table-cell>
          <table:table-cell table:style-name="ce140" office:value-type="date" office:date-value="2015-05-15">
            <text:p>2015-05-15</text:p>
          </table:table-cell>
          <table:table-cell table:style-name="ce182" office:value-type="time" office:time-value="PT03H51M00S">
            <text:p>03:51</text:p>
          </table:table-cell>
          <table:table-cell table:style-name="ce182" office:value-type="time" office:time-value="PT04H31M00S">
            <text:p>04:31</text:p>
          </table:table-cell>
          <table:table-cell table:style-name="ce271" table:formula="of:=([.D434]-[.C434])*24*60" office:value-type="float" office:value="40">
            <text:p>40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/>
          <table:table-cell table:style-name="ce329" office:value-type="string">
            <text:p>YES</text:p>
          </table:table-cell>
          <table:table-cell table:style-name="ce329"/>
          <table:table-cell table:style-name="ce395" table:formula="of:=IF([.J434]=&quot;YES&quot;;[.I434];0)*IF([.I434]&gt;1;1;0)" office:value-type="float" office:value="0">
            <text:p>0</text:p>
          </table:table-cell>
          <table:table-cell table:style-name="ce395" table:formula="of:=IF([.J434]=&quot;YES&quot;;[.E434];0)*IF([.I434]&gt;1;1;0)" office:value-type="float" office:value="0">
            <text:p>0</text:p>
          </table:table-cell>
          <table:table-cell table:formula="of:=IF([.J434]=&quot;YES&quot;;1;0)*IF([.I434]&gt;1;1;0)" office:value-type="float" office:value="0">
            <text:p>0</text:p>
          </table:table-cell>
          <table:table-cell table:formula="of:=IF([.F434]=&quot;Diamond&quot;;1;0)*[.N434]*IF([.I434]&gt;1;1;0)" office:value-type="float" office:value="0">
            <text:p>0</text:p>
          </table:table-cell>
          <table:table-cell table:formula="of:=IF([.F434]=&quot;Moeller&quot;;1;0)*[.N434]*IF([.I434]&gt;1;1;0)" office:value-type="float" office:value="0">
            <text:p>0</text:p>
          </table:table-cell>
          <table:table-cell table:formula="of:=[.O434]*[.L434]" office:value-type="float" office:value="0">
            <text:p>0</text:p>
          </table:table-cell>
          <table:table-cell table:formula="of:=[.O434]*[.M434]" office:value-type="float" office:value="0">
            <text:p>0</text:p>
          </table:table-cell>
          <table:table-cell table:formula="of:=[.P434]*[.L434]" office:value-type="float" office:value="0">
            <text:p>0</text:p>
          </table:table-cell>
          <table:table-cell table:formula="of:=[.P434]*[.M434]" office:value-type="float" office:value="0">
            <text:p>0</text:p>
          </table:table-cell>
          <table:table-cell table:formula="of:=SUM([.N434:.P434])" office:value-type="float" office:value="0">
            <text:p>0</text:p>
          </table:table-cell>
          <table:table-cell table:style-name="ce43" table:number-columns-repeated="993"/>
          <table:table-cell table:style-name="ce526" table:number-columns-repeated="9"/>
          <table:table-cell table:style-name="ce609"/>
        </table:table-row>
        <table:table-row table:style-name="ro4">
          <table:table-cell table:style-name="ce41" office:value-type="float" office:value="9019">
            <text:p>9019</text:p>
          </table:table-cell>
          <table:table-cell table:style-name="ce140" office:value-type="date" office:date-value="2015-05-15">
            <text:p>2015-05-15</text:p>
          </table:table-cell>
          <table:table-cell table:style-name="ce182" office:value-type="time" office:time-value="PT04H32M00S">
            <text:p>04:32</text:p>
          </table:table-cell>
          <table:table-cell table:style-name="ce182" office:value-type="time" office:time-value="PT05H12M00S">
            <text:p>05:12</text:p>
          </table:table-cell>
          <table:table-cell table:style-name="ce271" table:formula="of:=([.D435]-[.C435])*24*60" office:value-type="float" office:value="40">
            <text:p>40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number-columns-repeated="2" table:style-name="ce329"/>
          <table:table-cell table:style-name="ce329" office:value-type="string">
            <text:p>mwpc again</text:p>
          </table:table-cell>
          <table:table-cell table:style-name="ce435" table:formula="of:=IF([.J435]=&quot;YES&quot;;[.I435];0)*IF([.I435]&gt;1;1;0)" office:value-type="float" office:value="0">
            <text:p>0</text:p>
          </table:table-cell>
          <table:table-cell table:style-name="ce435" table:formula="of:=IF([.J435]=&quot;YES&quot;;[.E435];0)*IF([.I435]&gt;1;1;0)" office:value-type="float" office:value="0">
            <text:p>0</text:p>
          </table:table-cell>
          <table:table-cell table:style-name="ce69" table:formula="of:=IF([.J435]=&quot;YES&quot;;1;0)*IF([.I435]&gt;1;1;0)" office:value-type="float" office:value="0">
            <text:p>0</text:p>
          </table:table-cell>
          <table:table-cell table:style-name="ce69" table:formula="of:=IF([.F435]=&quot;Diamond&quot;;1;0)*[.N435]*IF([.I435]&gt;1;1;0)" office:value-type="float" office:value="0">
            <text:p>0</text:p>
          </table:table-cell>
          <table:table-cell table:style-name="ce69" table:formula="of:=IF([.F435]=&quot;Moeller&quot;;1;0)*[.N435]*IF([.I435]&gt;1;1;0)" office:value-type="float" office:value="0">
            <text:p>0</text:p>
          </table:table-cell>
          <table:table-cell table:style-name="ce69" table:formula="of:=[.O435]*[.L435]" office:value-type="float" office:value="0">
            <text:p>0</text:p>
          </table:table-cell>
          <table:table-cell table:style-name="ce69" table:formula="of:=[.O435]*[.M435]" office:value-type="float" office:value="0">
            <text:p>0</text:p>
          </table:table-cell>
          <table:table-cell table:style-name="ce69" table:formula="of:=[.P435]*[.L435]" office:value-type="float" office:value="0">
            <text:p>0</text:p>
          </table:table-cell>
          <table:table-cell table:style-name="ce69" table:formula="of:=[.P435]*[.M435]" office:value-type="float" office:value="0">
            <text:p>0</text:p>
          </table:table-cell>
          <table:table-cell table:style-name="ce69" table:formula="of:=SUM([.N435:.P435])" office:value-type="float" office:value="0">
            <text:p>0</text:p>
          </table:table-cell>
          <table:table-cell table:style-name="ce41" table:number-columns-repeated="993"/>
          <table:table-cell table:style-name="ce516" table:number-columns-repeated="9"/>
          <table:table-cell table:style-name="ce601"/>
        </table:table-row>
        <table:table-row table:style-name="ro4">
          <table:table-cell table:style-name="ce41" office:value-type="float" office:value="9020">
            <text:p>9020</text:p>
          </table:table-cell>
          <table:table-cell table:style-name="ce140" office:value-type="date" office:date-value="2015-05-15">
            <text:p>2015-05-15</text:p>
          </table:table-cell>
          <table:table-cell table:style-name="ce182" office:value-type="time" office:time-value="PT05H51M00S">
            <text:p>05:51</text:p>
          </table:table-cell>
          <table:table-cell table:style-name="ce182" office:value-type="time" office:time-value="PT06H31M00S">
            <text:p>06:31</text:p>
          </table:table-cell>
          <table:table-cell table:style-name="ce271" table:formula="of:=([.D436]-[.C436])*24*60" office:value-type="float" office:value="39.9999999999999">
            <text:p>40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number-columns-repeated="2" table:style-name="ce329"/>
          <table:table-cell table:style-name="ce329" office:value-type="string">
            <text:p>Pedestal run</text:p>
          </table:table-cell>
          <table:table-cell table:style-name="ce435" table:formula="of:=IF([.J436]=&quot;YES&quot;;[.I436];0)*IF([.I436]&gt;1;1;0)" office:value-type="float" office:value="0">
            <text:p>0</text:p>
          </table:table-cell>
          <table:table-cell table:style-name="ce435" table:formula="of:=IF([.J436]=&quot;YES&quot;;[.E436];0)*IF([.I436]&gt;1;1;0)" office:value-type="float" office:value="0">
            <text:p>0</text:p>
          </table:table-cell>
          <table:table-cell table:style-name="ce69" table:formula="of:=IF([.J436]=&quot;YES&quot;;1;0)*IF([.I436]&gt;1;1;0)" office:value-type="float" office:value="0">
            <text:p>0</text:p>
          </table:table-cell>
          <table:table-cell table:style-name="ce69" table:formula="of:=IF([.F436]=&quot;Diamond&quot;;1;0)*[.N436]*IF([.I436]&gt;1;1;0)" office:value-type="float" office:value="0">
            <text:p>0</text:p>
          </table:table-cell>
          <table:table-cell table:style-name="ce69" table:formula="of:=IF([.F436]=&quot;Moeller&quot;;1;0)*[.N436]*IF([.I436]&gt;1;1;0)" office:value-type="float" office:value="0">
            <text:p>0</text:p>
          </table:table-cell>
          <table:table-cell table:style-name="ce69" table:formula="of:=[.O436]*[.L436]" office:value-type="float" office:value="0">
            <text:p>0</text:p>
          </table:table-cell>
          <table:table-cell table:style-name="ce69" table:formula="of:=[.O436]*[.M436]" office:value-type="float" office:value="0">
            <text:p>0</text:p>
          </table:table-cell>
          <table:table-cell table:style-name="ce69" table:formula="of:=[.P436]*[.L436]" office:value-type="float" office:value="0">
            <text:p>0</text:p>
          </table:table-cell>
          <table:table-cell table:style-name="ce69" table:formula="of:=[.P436]*[.M436]" office:value-type="float" office:value="0">
            <text:p>0</text:p>
          </table:table-cell>
          <table:table-cell table:style-name="ce69" table:formula="of:=SUM([.N436:.P436])" office:value-type="float" office:value="0">
            <text:p>0</text:p>
          </table:table-cell>
          <table:table-cell table:style-name="ce41" table:number-columns-repeated="993"/>
          <table:table-cell table:style-name="ce516" table:number-columns-repeated="9"/>
          <table:table-cell table:style-name="ce601"/>
        </table:table-row>
        <table:table-row table:style-name="ro4">
          <table:table-cell table:style-name="ce93" office:value-type="float" office:value="9021">
            <text:p>9021</text:p>
          </table:table-cell>
          <table:table-cell table:style-name="ce157" office:value-type="date" office:date-value="2015-05-15">
            <text:p>2015-05-15</text:p>
          </table:table-cell>
          <table:table-cell table:style-name="ce228" office:value-type="time" office:time-value="PT06H34M00S">
            <text:p>06:34</text:p>
          </table:table-cell>
          <table:table-cell table:style-name="ce228" office:value-type="time" office:time-value="PT07H13M00S">
            <text:p>07:13</text:p>
          </table:table-cell>
          <table:table-cell table:style-name="ce313" table:formula="of:=([.D437]-[.C437])*24*60" office:value-type="float" office:value="39">
            <text:p>39</text:p>
          </table:table-cell>
          <table:table-cell table:style-name="ce329" office:value-type="string">
            <text:p>Moeller</text:p>
          </table:table-cell>
          <table:table-cell table:style-name="ce385" table:number-columns-repeated="2"/>
          <table:table-cell table:number-columns-repeated="2" table:style-name="ce385"/>
          <table:table-cell table:style-name="ce385"/>
          <table:table-cell table:style-name="ce438" table:formula="of:=IF([.J437]=&quot;YES&quot;;[.I437];0)*IF([.I437]&gt;1;1;0)" office:value-type="float" office:value="0">
            <text:p>0</text:p>
          </table:table-cell>
          <table:table-cell table:style-name="ce438" table:formula="of:=IF([.J437]=&quot;YES&quot;;[.E437];0)*IF([.I437]&gt;1;1;0)" office:value-type="float" office:value="0">
            <text:p>0</text:p>
          </table:table-cell>
          <table:table-cell table:style-name="ce455" table:formula="of:=IF([.J437]=&quot;YES&quot;;1;0)*IF([.I437]&gt;1;1;0)" office:value-type="float" office:value="0">
            <text:p>0</text:p>
          </table:table-cell>
          <table:table-cell table:style-name="ce455" table:formula="of:=IF([.F437]=&quot;Diamond&quot;;1;0)*[.N437]*IF([.I437]&gt;1;1;0)" office:value-type="float" office:value="0">
            <text:p>0</text:p>
          </table:table-cell>
          <table:table-cell table:style-name="ce455" table:formula="of:=IF([.F437]=&quot;Moeller&quot;;1;0)*[.N437]*IF([.I437]&gt;1;1;0)" office:value-type="float" office:value="0">
            <text:p>0</text:p>
          </table:table-cell>
          <table:table-cell table:style-name="ce455" table:formula="of:=[.O437]*[.L437]" office:value-type="float" office:value="0">
            <text:p>0</text:p>
          </table:table-cell>
          <table:table-cell table:style-name="ce455" table:formula="of:=[.O437]*[.M437]" office:value-type="float" office:value="0">
            <text:p>0</text:p>
          </table:table-cell>
          <table:table-cell table:style-name="ce455" table:formula="of:=[.P437]*[.L437]" office:value-type="float" office:value="0">
            <text:p>0</text:p>
          </table:table-cell>
          <table:table-cell table:style-name="ce455" table:formula="of:=[.P437]*[.M437]" office:value-type="float" office:value="0">
            <text:p>0</text:p>
          </table:table-cell>
          <table:table-cell table:style-name="ce455" table:formula="of:=SUM([.N437:.P437])" office:value-type="float" office:value="0">
            <text:p>0</text:p>
          </table:table-cell>
          <table:table-cell table:style-name="ce93" table:number-columns-repeated="993"/>
          <table:table-cell table:style-name="ce527" table:number-columns-repeated="9"/>
          <table:table-cell table:style-name="ce610"/>
        </table:table-row>
        <table:table-row table:style-name="ro4">
          <table:table-cell table:style-name="ce41" office:value-type="float" office:value="9022">
            <text:p>9022</text:p>
          </table:table-cell>
          <table:table-cell table:style-name="ce140" office:value-type="date" office:date-value="2015-05-15">
            <text:p>2015-05-15</text:p>
          </table:table-cell>
          <table:table-cell table:style-name="ce182" office:value-type="time" office:time-value="PT07H14M00S">
            <text:p>07:14</text:p>
          </table:table-cell>
          <table:table-cell table:style-name="ce182" office:value-type="time" office:time-value="PT07H51M00S">
            <text:p>07:51</text:p>
          </table:table-cell>
          <table:table-cell table:style-name="ce271" table:formula="of:=([.D438]-[.C438])*24*60" office:value-type="float" office:value="36.9999999999999">
            <text:p>37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number-columns-repeated="2" table:style-name="ce329"/>
          <table:table-cell table:style-name="ce329"/>
          <table:table-cell table:style-name="ce435" table:formula="of:=IF([.J438]=&quot;YES&quot;;[.I438];0)*IF([.I438]&gt;1;1;0)" office:value-type="float" office:value="0">
            <text:p>0</text:p>
          </table:table-cell>
          <table:table-cell table:style-name="ce435" table:formula="of:=IF([.J438]=&quot;YES&quot;;[.E438];0)*IF([.I438]&gt;1;1;0)" office:value-type="float" office:value="0">
            <text:p>0</text:p>
          </table:table-cell>
          <table:table-cell table:style-name="ce69" table:formula="of:=IF([.J438]=&quot;YES&quot;;1;0)*IF([.I438]&gt;1;1;0)" office:value-type="float" office:value="0">
            <text:p>0</text:p>
          </table:table-cell>
          <table:table-cell table:style-name="ce69" table:formula="of:=IF([.F438]=&quot;Diamond&quot;;1;0)*[.N438]*IF([.I438]&gt;1;1;0)" office:value-type="float" office:value="0">
            <text:p>0</text:p>
          </table:table-cell>
          <table:table-cell table:style-name="ce69" table:formula="of:=IF([.F438]=&quot;Moeller&quot;;1;0)*[.N438]*IF([.I438]&gt;1;1;0)" office:value-type="float" office:value="0">
            <text:p>0</text:p>
          </table:table-cell>
          <table:table-cell table:style-name="ce69" table:formula="of:=[.O438]*[.L438]" office:value-type="float" office:value="0">
            <text:p>0</text:p>
          </table:table-cell>
          <table:table-cell table:style-name="ce69" table:formula="of:=[.O438]*[.M438]" office:value-type="float" office:value="0">
            <text:p>0</text:p>
          </table:table-cell>
          <table:table-cell table:style-name="ce69" table:formula="of:=[.P438]*[.L438]" office:value-type="float" office:value="0">
            <text:p>0</text:p>
          </table:table-cell>
          <table:table-cell table:style-name="ce69" table:formula="of:=[.P438]*[.M438]" office:value-type="float" office:value="0">
            <text:p>0</text:p>
          </table:table-cell>
          <table:table-cell table:style-name="ce69" table:formula="of:=SUM([.N438:.P438])" office:value-type="float" office:value="0">
            <text:p>0</text:p>
          </table:table-cell>
          <table:table-cell table:style-name="ce41" table:number-columns-repeated="993"/>
          <table:table-cell table:style-name="ce516" table:number-columns-repeated="9"/>
          <table:table-cell table:style-name="ce601"/>
        </table:table-row>
        <table:table-row table:style-name="ro4">
          <table:table-cell table:style-name="ce41" office:value-type="float" office:value="9023">
            <text:p>9023</text:p>
          </table:table-cell>
          <table:table-cell table:style-name="ce140" office:value-type="date" office:date-value="2015-05-15">
            <text:p>2015-05-15</text:p>
          </table:table-cell>
          <table:table-cell table:style-name="ce182" office:value-type="time" office:time-value="PT07H54M00S">
            <text:p>07:54</text:p>
          </table:table-cell>
          <table:table-cell table:style-name="ce182" office:value-type="time" office:time-value="PT08H01M00S">
            <text:p>08:01</text:p>
          </table:table-cell>
          <table:table-cell table:style-name="ce271" table:formula="of:=([.D439]-[.C439])*24*60" office:value-type="float" office:value="6.99999999999998">
            <text:p>7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number-columns-repeated="2" table:style-name="ce329"/>
          <table:table-cell table:style-name="ce329" office:value-type="string">
            <text:p>Stop to polarise target</text:p>
          </table:table-cell>
          <table:table-cell table:style-name="ce435" table:formula="of:=IF([.J439]=&quot;YES&quot;;[.I439];0)*IF([.I439]&gt;1;1;0)" office:value-type="float" office:value="0">
            <text:p>0</text:p>
          </table:table-cell>
          <table:table-cell table:style-name="ce435" table:formula="of:=IF([.J439]=&quot;YES&quot;;[.E439];0)*IF([.I439]&gt;1;1;0)" office:value-type="float" office:value="0">
            <text:p>0</text:p>
          </table:table-cell>
          <table:table-cell table:style-name="ce69" table:formula="of:=IF([.J439]=&quot;YES&quot;;1;0)*IF([.I439]&gt;1;1;0)" office:value-type="float" office:value="0">
            <text:p>0</text:p>
          </table:table-cell>
          <table:table-cell table:style-name="ce69" table:formula="of:=IF([.F439]=&quot;Diamond&quot;;1;0)*[.N439]*IF([.I439]&gt;1;1;0)" office:value-type="float" office:value="0">
            <text:p>0</text:p>
          </table:table-cell>
          <table:table-cell table:style-name="ce69" table:formula="of:=IF([.F439]=&quot;Moeller&quot;;1;0)*[.N439]*IF([.I439]&gt;1;1;0)" office:value-type="float" office:value="0">
            <text:p>0</text:p>
          </table:table-cell>
          <table:table-cell table:style-name="ce69" table:formula="of:=[.O439]*[.L439]" office:value-type="float" office:value="0">
            <text:p>0</text:p>
          </table:table-cell>
          <table:table-cell table:style-name="ce69" table:formula="of:=[.O439]*[.M439]" office:value-type="float" office:value="0">
            <text:p>0</text:p>
          </table:table-cell>
          <table:table-cell table:style-name="ce69" table:formula="of:=[.P439]*[.L439]" office:value-type="float" office:value="0">
            <text:p>0</text:p>
          </table:table-cell>
          <table:table-cell table:style-name="ce69" table:formula="of:=[.P439]*[.M439]" office:value-type="float" office:value="0">
            <text:p>0</text:p>
          </table:table-cell>
          <table:table-cell table:style-name="ce69" table:formula="of:=SUM([.N439:.P439])" office:value-type="float" office:value="0">
            <text:p>0</text:p>
          </table:table-cell>
          <table:table-cell table:style-name="ce41" table:number-columns-repeated="993"/>
          <table:table-cell table:style-name="ce516" table:number-columns-repeated="9"/>
          <table:table-cell table:style-name="ce601"/>
        </table:table-row>
        <table:table-row table:style-name="ro4">
          <table:table-cell table:style-name="ce47" office:value-type="float" office:value="9024">
            <text:p>9024</text:p>
          </table:table-cell>
          <table:table-cell table:style-name="ce139" office:value-type="date" office:date-value="2015-05-15">
            <text:p>2015-05-15</text:p>
          </table:table-cell>
          <table:table-cell table:style-name="ce229" table:number-columns-repeated="2"/>
          <table:table-cell table:style-name="ce314"/>
          <table:table-cell table:style-name="ce334"/>
          <table:table-cell table:style-name="ce334" table:number-columns-repeated="2"/>
          <table:table-cell table:number-columns-repeated="2" table:style-name="ce334"/>
          <table:table-cell table:style-name="ce334" office:value-type="string">
            <text:p>JUNK</text:p>
          </table:table-cell>
          <table:table-cell table:style-name="ce434" table:formula="of:=IF([.J440]=&quot;YES&quot;;[.I440];0)*IF([.I440]&gt;1;1;0)" office:value-type="float" office:value="0">
            <text:p>0</text:p>
          </table:table-cell>
          <table:table-cell table:style-name="ce434" table:formula="of:=IF([.J440]=&quot;YES&quot;;[.E444];0)*IF([.I440]&gt;1;1;0)" office:value-type="float" office:value="0">
            <text:p>0</text:p>
          </table:table-cell>
          <table:table-cell table:style-name="ce63" table:formula="of:=IF([.J440]=&quot;YES&quot;;1;0)*IF([.I440]&gt;1;1;0)" office:value-type="float" office:value="0">
            <text:p>0</text:p>
          </table:table-cell>
          <table:table-cell table:style-name="ce63" table:formula="of:=IF([.F440]=&quot;Diamond&quot;;1;0)*[.N440]*IF([.I440]&gt;1;1;0)" office:value-type="float" office:value="0">
            <text:p>0</text:p>
          </table:table-cell>
          <table:table-cell table:style-name="ce63" table:formula="of:=IF([.F440]=&quot;Moeller&quot;;1;0)*[.N440]*IF([.I440]&gt;1;1;0)" office:value-type="float" office:value="0">
            <text:p>0</text:p>
          </table:table-cell>
          <table:table-cell table:style-name="ce63" table:formula="of:=[.O440]*[.L440]" office:value-type="float" office:value="0">
            <text:p>0</text:p>
          </table:table-cell>
          <table:table-cell table:style-name="ce63" table:formula="of:=[.O440]*[.M440]" office:value-type="float" office:value="0">
            <text:p>0</text:p>
          </table:table-cell>
          <table:table-cell table:style-name="ce63" table:formula="of:=[.P440]*[.L440]" office:value-type="float" office:value="0">
            <text:p>0</text:p>
          </table:table-cell>
          <table:table-cell table:style-name="ce63" table:formula="of:=[.P440]*[.M440]" office:value-type="float" office:value="0">
            <text:p>0</text:p>
          </table:table-cell>
          <table:table-cell table:style-name="ce63" table:formula="of:=SUM([.N440:.P440])" office:value-type="float" office:value="0">
            <text:p>0</text:p>
          </table:table-cell>
          <table:table-cell table:style-name="ce47" table:number-columns-repeated="993"/>
          <table:table-cell table:style-name="ce517" table:number-columns-repeated="9"/>
          <table:table-cell table:style-name="ce229"/>
        </table:table-row>
        <table:table-row table:style-name="ro4">
          <table:table-cell table:style-name="ce47" office:value-type="float" office:value="9025">
            <text:p>9025</text:p>
          </table:table-cell>
          <table:table-cell table:style-name="ce139" office:value-type="date" office:date-value="2015-05-15">
            <text:p>2015-05-15</text:p>
          </table:table-cell>
          <table:table-cell table:number-columns-repeated="2" table:style-name="ce188"/>
          <table:table-cell table:style-name="ce277" table:formula="of:=([.D441]-[.C441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number-columns-repeated="2" table:style-name="ce334"/>
          <table:table-cell table:style-name="ce334" office:value-type="string">
            <text:p>JUNK</text:p>
          </table:table-cell>
          <table:table-cell table:style-name="ce434" table:formula="of:=IF([.J441]=&quot;YES&quot;;[.I441];0)*IF([.I441]&gt;1;1;0)" office:value-type="float" office:value="0">
            <text:p>0</text:p>
          </table:table-cell>
          <table:table-cell table:style-name="ce434" table:formula="of:=IF([.J441]=&quot;YES&quot;;[.E441];0)*IF([.I441]&gt;1;1;0)" office:value-type="float" office:value="0">
            <text:p>0</text:p>
          </table:table-cell>
          <table:table-cell table:style-name="ce63" table:formula="of:=IF([.J441]=&quot;YES&quot;;1;0)*IF([.I441]&gt;1;1;0)" office:value-type="float" office:value="0">
            <text:p>0</text:p>
          </table:table-cell>
          <table:table-cell table:style-name="ce63" table:formula="of:=IF([.F441]=&quot;Diamond&quot;;1;0)*[.N441]*IF([.I441]&gt;1;1;0)" office:value-type="float" office:value="0">
            <text:p>0</text:p>
          </table:table-cell>
          <table:table-cell table:style-name="ce63" table:formula="of:=IF([.F441]=&quot;Moeller&quot;;1;0)*[.N441]*IF([.I441]&gt;1;1;0)" office:value-type="float" office:value="0">
            <text:p>0</text:p>
          </table:table-cell>
          <table:table-cell table:style-name="ce63" table:formula="of:=[.O441]*[.L441]" office:value-type="float" office:value="0">
            <text:p>0</text:p>
          </table:table-cell>
          <table:table-cell table:style-name="ce63" table:formula="of:=[.O441]*[.M441]" office:value-type="float" office:value="0">
            <text:p>0</text:p>
          </table:table-cell>
          <table:table-cell table:style-name="ce63" table:formula="of:=[.P441]*[.L441]" office:value-type="float" office:value="0">
            <text:p>0</text:p>
          </table:table-cell>
          <table:table-cell table:style-name="ce63" table:formula="of:=[.P441]*[.M441]" office:value-type="float" office:value="0">
            <text:p>0</text:p>
          </table:table-cell>
          <table:table-cell table:style-name="ce63" table:formula="of:=SUM([.N441:.P441])" office:value-type="float" office:value="0">
            <text:p>0</text:p>
          </table:table-cell>
          <table:table-cell table:style-name="ce47" table:number-columns-repeated="993"/>
          <table:table-cell table:style-name="ce517" table:number-columns-repeated="9"/>
          <table:table-cell table:style-name="ce229"/>
        </table:table-row>
        <table:table-row table:style-name="ro4">
          <table:table-cell table:style-name="ce47" office:value-type="float" office:value="9026">
            <text:p>9026</text:p>
          </table:table-cell>
          <table:table-cell table:style-name="ce139" office:value-type="date" office:date-value="2015-05-15">
            <text:p>2015-05-15</text:p>
          </table:table-cell>
          <table:table-cell table:number-columns-repeated="2" table:style-name="ce188"/>
          <table:table-cell table:style-name="ce277" table:formula="of:=([.D442]-[.C442])*24*60" office:value-type="float" office:value="0">
            <text:p>0</text:p>
          </table:table-cell>
          <table:table-cell table:style-name="ce334"/>
          <table:table-cell table:style-name="ce334" table:number-columns-repeated="2"/>
          <table:table-cell table:number-columns-repeated="2" table:style-name="ce334"/>
          <table:table-cell table:style-name="ce334" office:value-type="string">
            <text:p>JUNK</text:p>
          </table:table-cell>
          <table:table-cell table:style-name="ce434" table:formula="of:=IF([.J442]=&quot;YES&quot;;[.I442];0)*IF([.I442]&gt;1;1;0)" office:value-type="float" office:value="0">
            <text:p>0</text:p>
          </table:table-cell>
          <table:table-cell table:style-name="ce434" table:formula="of:=IF([.J442]=&quot;YES&quot;;[.E442];0)*IF([.I442]&gt;1;1;0)" office:value-type="float" office:value="0">
            <text:p>0</text:p>
          </table:table-cell>
          <table:table-cell table:style-name="ce63" table:formula="of:=IF([.J442]=&quot;YES&quot;;1;0)*IF([.I442]&gt;1;1;0)" office:value-type="float" office:value="0">
            <text:p>0</text:p>
          </table:table-cell>
          <table:table-cell table:style-name="ce63" table:formula="of:=IF([.F442]=&quot;Diamond&quot;;1;0)*[.N442]*IF([.I442]&gt;1;1;0)" office:value-type="float" office:value="0">
            <text:p>0</text:p>
          </table:table-cell>
          <table:table-cell table:style-name="ce63" table:formula="of:=IF([.F442]=&quot;Moeller&quot;;1;0)*[.N442]*IF([.I442]&gt;1;1;0)" office:value-type="float" office:value="0">
            <text:p>0</text:p>
          </table:table-cell>
          <table:table-cell table:style-name="ce63" table:formula="of:=[.O442]*[.L442]" office:value-type="float" office:value="0">
            <text:p>0</text:p>
          </table:table-cell>
          <table:table-cell table:style-name="ce63" table:formula="of:=[.O442]*[.M442]" office:value-type="float" office:value="0">
            <text:p>0</text:p>
          </table:table-cell>
          <table:table-cell table:style-name="ce63" table:formula="of:=[.P442]*[.L442]" office:value-type="float" office:value="0">
            <text:p>0</text:p>
          </table:table-cell>
          <table:table-cell table:style-name="ce63" table:formula="of:=[.P442]*[.M442]" office:value-type="float" office:value="0">
            <text:p>0</text:p>
          </table:table-cell>
          <table:table-cell table:style-name="ce63" table:formula="of:=SUM([.N442:.P442])" office:value-type="float" office:value="0">
            <text:p>0</text:p>
          </table:table-cell>
          <table:table-cell table:style-name="ce47" table:number-columns-repeated="993"/>
          <table:table-cell table:style-name="ce517" table:number-columns-repeated="9"/>
          <table:table-cell table:style-name="ce229"/>
        </table:table-row>
        <table:table-row table:style-name="ro4">
          <table:table-cell table:style-name="ce49" office:value-type="float" office:value="9027">
            <text:p>9027</text:p>
          </table:table-cell>
          <table:table-cell table:style-name="ce152" office:value-type="date" office:date-value="2015-05-15">
            <text:p>2015-05-15</text:p>
          </table:table-cell>
          <table:table-cell table:number-columns-repeated="2" table:style-name="ce190"/>
          <table:table-cell table:style-name="ce279" table:formula="of:=([.D443]-[.C443])*24*60" office:value-type="float" office:value="0">
            <text:p>0</text:p>
          </table:table-cell>
          <table:table-cell table:style-name="ce336"/>
          <table:table-cell table:style-name="ce336" table:number-columns-repeated="2"/>
          <table:table-cell table:number-columns-repeated="2" table:style-name="ce336"/>
          <table:table-cell table:style-name="ce336" office:value-type="string">
            <text:p>JUNK</text:p>
          </table:table-cell>
          <table:table-cell table:style-name="ce437" table:formula="of:=IF([.J443]=&quot;YES&quot;;[.I443];0)*IF([.I443]&gt;1;1;0)" office:value-type="float" office:value="0">
            <text:p>0</text:p>
          </table:table-cell>
          <table:table-cell table:style-name="ce437" table:formula="of:=IF([.J443]=&quot;YES&quot;;[.E443];0)*IF([.I443]&gt;1;1;0)" office:value-type="float" office:value="0">
            <text:p>0</text:p>
          </table:table-cell>
          <table:table-cell table:style-name="ce454" table:formula="of:=IF([.J443]=&quot;YES&quot;;1;0)*IF([.I443]&gt;1;1;0)" office:value-type="float" office:value="0">
            <text:p>0</text:p>
          </table:table-cell>
          <table:table-cell table:style-name="ce454" table:formula="of:=IF([.F443]=&quot;Diamond&quot;;1;0)*[.N443]*IF([.I443]&gt;1;1;0)" office:value-type="float" office:value="0">
            <text:p>0</text:p>
          </table:table-cell>
          <table:table-cell table:style-name="ce454" table:formula="of:=IF([.F443]=&quot;Moeller&quot;;1;0)*[.N443]*IF([.I443]&gt;1;1;0)" office:value-type="float" office:value="0">
            <text:p>0</text:p>
          </table:table-cell>
          <table:table-cell table:style-name="ce454" table:formula="of:=[.O443]*[.L443]" office:value-type="float" office:value="0">
            <text:p>0</text:p>
          </table:table-cell>
          <table:table-cell table:style-name="ce454" table:formula="of:=[.O443]*[.M443]" office:value-type="float" office:value="0">
            <text:p>0</text:p>
          </table:table-cell>
          <table:table-cell table:style-name="ce454" table:formula="of:=[.P443]*[.L443]" office:value-type="float" office:value="0">
            <text:p>0</text:p>
          </table:table-cell>
          <table:table-cell table:style-name="ce454" table:formula="of:=[.P443]*[.M443]" office:value-type="float" office:value="0">
            <text:p>0</text:p>
          </table:table-cell>
          <table:table-cell table:style-name="ce454" table:formula="of:=SUM([.N443:.P443])" office:value-type="float" office:value="0">
            <text:p>0</text:p>
          </table:table-cell>
          <table:table-cell table:style-name="ce49" table:number-columns-repeated="993"/>
          <table:table-cell table:style-name="ce519" table:number-columns-repeated="9"/>
          <table:table-cell table:style-name="ce603"/>
        </table:table-row>
        <table:table-row table:style-name="ro4">
          <table:table-cell table:style-name="ce57" office:value-type="float" office:value="9028">
            <text:p>9028</text:p>
          </table:table-cell>
          <table:table-cell table:style-name="ce134" office:value-type="date" office:date-value="2015-05-15">
            <text:p>2015-05-15</text:p>
          </table:table-cell>
          <table:table-cell table:style-name="ce210" office:value-type="time" office:time-value="PT13H31M00S">
            <text:p>13:31</text:p>
          </table:table-cell>
          <table:table-cell table:style-name="ce210" office:value-type="time" office:time-value="PT14H01M00S">
            <text:p>14:01</text:p>
          </table:table-cell>
          <table:table-cell table:style-name="ce288" table:formula="of:=([.D444]-[.C444])*24*60" office:value-type="float" office:value="30.0000000000001">
            <text:p>30</text:p>
          </table:table-cell>
          <table:table-cell table:style-name="ce354"/>
          <table:table-cell table:style-name="ce354" table:number-columns-repeated="2"/>
          <table:table-cell table:number-columns-repeated="2" table:style-name="ce354"/>
          <table:table-cell table:style-name="ce354" office:value-type="string">
            <text:p>TaggEff Background 1</text:p>
          </table:table-cell>
          <table:table-cell table:style-name="ce439" table:formula="of:=IF([.J444]=&quot;YES&quot;;[.I444];0)*IF([.I444]&gt;1;1;0)" office:value-type="float" office:value="0">
            <text:p>0</text:p>
          </table:table-cell>
          <table:table-cell table:style-name="ce439" table:formula="of:=IF([.J444]=&quot;YES&quot;;[.E444];0)*IF([.I444]&gt;1;1;0)" office:value-type="float" office:value="0">
            <text:p>0</text:p>
          </table:table-cell>
          <table:table-cell table:style-name="ce456" table:formula="of:=IF([.J444]=&quot;YES&quot;;1;0)*IF([.I444]&gt;1;1;0)" office:value-type="float" office:value="0">
            <text:p>0</text:p>
          </table:table-cell>
          <table:table-cell table:style-name="ce456" table:formula="of:=IF([.F444]=&quot;Diamond&quot;;1;0)*[.N444]*IF([.I444]&gt;1;1;0)" office:value-type="float" office:value="0">
            <text:p>0</text:p>
          </table:table-cell>
          <table:table-cell table:style-name="ce456" table:formula="of:=IF([.F444]=&quot;Moeller&quot;;1;0)*[.N444]*IF([.I444]&gt;1;1;0)" office:value-type="float" office:value="0">
            <text:p>0</text:p>
          </table:table-cell>
          <table:table-cell table:style-name="ce456" table:formula="of:=[.O444]*[.L444]" office:value-type="float" office:value="0">
            <text:p>0</text:p>
          </table:table-cell>
          <table:table-cell table:style-name="ce456" table:formula="of:=[.O444]*[.M444]" office:value-type="float" office:value="0">
            <text:p>0</text:p>
          </table:table-cell>
          <table:table-cell table:style-name="ce456" table:formula="of:=[.P444]*[.L444]" office:value-type="float" office:value="0">
            <text:p>0</text:p>
          </table:table-cell>
          <table:table-cell table:style-name="ce456" table:formula="of:=[.P444]*[.M444]" office:value-type="float" office:value="0">
            <text:p>0</text:p>
          </table:table-cell>
          <table:table-cell table:style-name="ce456" table:formula="of:=SUM([.N444:.P444])" office:value-type="float" office:value="0">
            <text:p>0</text:p>
          </table:table-cell>
          <table:table-cell table:style-name="ce57" table:number-columns-repeated="993"/>
          <table:table-cell table:style-name="ce502" table:number-columns-repeated="9"/>
          <table:table-cell table:style-name="ce563"/>
        </table:table-row>
        <table:table-row table:style-name="ro4">
          <table:table-cell table:style-name="ce58" office:value-type="float" office:value="9029">
            <text:p>9029</text:p>
          </table:table-cell>
          <table:table-cell table:style-name="ce136" office:value-type="date" office:date-value="2015-05-15">
            <text:p>2015-05-15</text:p>
          </table:table-cell>
          <table:table-cell table:style-name="ce211" office:value-type="time" office:time-value="PT14H01M00S">
            <text:p>14:01</text:p>
          </table:table-cell>
          <table:table-cell table:style-name="ce211" office:value-type="time" office:time-value="PT14H30M00S">
            <text:p>14:30</text:p>
          </table:table-cell>
          <table:table-cell table:style-name="ce300" table:formula="of:=([.D445]-[.C445])*24*60" office:value-type="float" office:value="29.0000000000001">
            <text:p>29</text:p>
          </table:table-cell>
          <table:table-cell table:style-name="ce355"/>
          <table:table-cell table:style-name="ce355" table:number-columns-repeated="2"/>
          <table:table-cell table:number-columns-repeated="2" table:style-name="ce355"/>
          <table:table-cell table:style-name="ce355" office:value-type="string">
            <text:p>TaggEff Background 1</text:p>
          </table:table-cell>
          <table:table-cell table:style-name="ce440" table:formula="of:=IF([.J445]=&quot;YES&quot;;[.I445];0)*IF([.I445]&gt;1;1;0)" office:value-type="float" office:value="0">
            <text:p>0</text:p>
          </table:table-cell>
          <table:table-cell table:style-name="ce440" table:formula="of:=IF([.J445]=&quot;YES&quot;;[.E445];0)*IF([.I445]&gt;1;1;0)" office:value-type="float" office:value="0">
            <text:p>0</text:p>
          </table:table-cell>
          <table:table-cell table:style-name="ce81" table:formula="of:=IF([.J445]=&quot;YES&quot;;1;0)*IF([.I445]&gt;1;1;0)" office:value-type="float" office:value="0">
            <text:p>0</text:p>
          </table:table-cell>
          <table:table-cell table:style-name="ce81" table:formula="of:=IF([.F445]=&quot;Diamond&quot;;1;0)*[.N445]*IF([.I445]&gt;1;1;0)" office:value-type="float" office:value="0">
            <text:p>0</text:p>
          </table:table-cell>
          <table:table-cell table:style-name="ce81" table:formula="of:=IF([.F445]=&quot;Moeller&quot;;1;0)*[.N445]*IF([.I445]&gt;1;1;0)" office:value-type="float" office:value="0">
            <text:p>0</text:p>
          </table:table-cell>
          <table:table-cell table:style-name="ce81" table:formula="of:=[.O445]*[.L445]" office:value-type="float" office:value="0">
            <text:p>0</text:p>
          </table:table-cell>
          <table:table-cell table:style-name="ce81" table:formula="of:=[.O445]*[.M445]" office:value-type="float" office:value="0">
            <text:p>0</text:p>
          </table:table-cell>
          <table:table-cell table:style-name="ce81" table:formula="of:=[.P445]*[.L445]" office:value-type="float" office:value="0">
            <text:p>0</text:p>
          </table:table-cell>
          <table:table-cell table:style-name="ce81" table:formula="of:=[.P445]*[.M445]" office:value-type="float" office:value="0">
            <text:p>0</text:p>
          </table:table-cell>
          <table:table-cell table:style-name="ce81" table:formula="of:=SUM([.N445:.P445])" office:value-type="float" office:value="0">
            <text:p>0</text:p>
          </table:table-cell>
          <table:table-cell table:style-name="ce58" table:number-columns-repeated="993"/>
          <table:table-cell table:style-name="ce504" table:number-columns-repeated="9"/>
          <table:table-cell table:style-name="ce565"/>
        </table:table-row>
        <table:table-row table:style-name="ro4">
          <table:table-cell table:style-name="ce94" office:value-type="float" office:value="9030">
            <text:p>9030</text:p>
          </table:table-cell>
          <table:table-cell table:style-name="ce158" office:value-type="date" office:date-value="2015-05-15">
            <text:p>2015-05-15</text:p>
          </table:table-cell>
          <table:table-cell table:style-name="ce230" office:value-type="time" office:time-value="PT14H42M00S">
            <text:p>14:42</text:p>
          </table:table-cell>
          <table:table-cell table:style-name="ce257" office:value-type="time" office:time-value="PT15H16M00S">
            <text:p>15:16</text:p>
          </table:table-cell>
          <table:table-cell table:style-name="ce315" table:formula="of:=([.D446]-[.C446])*24*60" office:value-type="float" office:value="33.9999999999999">
            <text:p>34</text:p>
          </table:table-cell>
          <table:table-cell table:style-name="ce370" office:value-type="string">
            <text:p>Diamond</text:p>
          </table:table-cell>
          <table:table-cell table:style-name="ce386" office:value-type="float" office:value="750">
            <text:p>750</text:p>
          </table:table-cell>
          <table:table-cell table:style-name="ce370" office:value-type="string">
            <text:p>PARA</text:p>
          </table:table-cell>
          <table:table-cell table:style-name="ce386" office:value-type="float" office:value="8.9">
            <text:p>8,9</text:p>
          </table:table-cell>
          <table:table-cell table:style-name="ce370" office:value-type="string">
            <text:p>YES</text:p>
          </table:table-cell>
          <table:table-cell table:style-name="ce386"/>
          <table:table-cell table:style-name="ce441" table:formula="of:=IF([.J446]=&quot;YES&quot;;[.I446];0)*IF([.I446]&gt;1;1;0)" office:value-type="float" office:value="8.9">
            <text:p>8,9</text:p>
          </table:table-cell>
          <table:table-cell table:style-name="ce441" table:formula="of:=IF([.J446]=&quot;YES&quot;;[.E446];0)*IF([.I446]&gt;1;1;0)" office:value-type="float" office:value="33.9999999999999">
            <text:p>33,9999999999999</text:p>
          </table:table-cell>
          <table:table-cell table:style-name="ce457" table:formula="of:=IF([.J446]=&quot;YES&quot;;1;0)*IF([.I446]&gt;1;1;0)" office:value-type="float" office:value="1">
            <text:p>1</text:p>
          </table:table-cell>
          <table:table-cell table:style-name="ce457" table:formula="of:=IF([.F446]=&quot;Diamond&quot;;1;0)*[.N446]*IF([.I446]&gt;1;1;0)" office:value-type="float" office:value="1">
            <text:p>1</text:p>
          </table:table-cell>
          <table:table-cell table:style-name="ce457" table:formula="of:=IF([.F446]=&quot;Moeller&quot;;1;0)*[.N446]*IF([.I446]&gt;1;1;0)" office:value-type="float" office:value="0">
            <text:p>0</text:p>
          </table:table-cell>
          <table:table-cell table:style-name="ce457" table:formula="of:=[.O446]*[.L446]" office:value-type="float" office:value="8.9">
            <text:p>8,9</text:p>
          </table:table-cell>
          <table:table-cell table:style-name="ce457" table:formula="of:=[.O446]*[.M446]" office:value-type="float" office:value="33.9999999999999">
            <text:p>33,9999999999999</text:p>
          </table:table-cell>
          <table:table-cell table:style-name="ce457" table:formula="of:=[.P446]*[.L446]" office:value-type="float" office:value="0">
            <text:p>0</text:p>
          </table:table-cell>
          <table:table-cell table:style-name="ce457" table:formula="of:=[.P446]*[.M446]" office:value-type="float" office:value="0">
            <text:p>0</text:p>
          </table:table-cell>
          <table:table-cell table:style-name="ce457" table:formula="of:=SUM([.N446:.P446])" office:value-type="float" office:value="2">
            <text:p>2</text:p>
          </table:table-cell>
          <table:table-cell table:style-name="ce457" table:number-columns-repeated="993"/>
          <table:table-cell table:style-name="ce528" table:number-columns-repeated="9"/>
          <table:table-cell table:style-name="ce611"/>
        </table:table-row>
        <table:table-row table:style-name="ro4">
          <table:table-cell table:style-name="ce94" office:value-type="float" office:value="9031">
            <text:p>9031</text:p>
          </table:table-cell>
          <table:table-cell table:style-name="ce158" office:value-type="date" office:date-value="2015-05-15">
            <text:p>2015-05-15</text:p>
          </table:table-cell>
          <table:table-cell table:style-name="ce230" office:value-type="time" office:time-value="PT15H17M00S">
            <text:p>15:17</text:p>
          </table:table-cell>
          <table:table-cell table:style-name="ce257" office:value-type="time" office:time-value="PT15H51M00S">
            <text:p>15:51</text:p>
          </table:table-cell>
          <table:table-cell table:style-name="ce315" table:formula="of:=([.D447]-[.C447])*24*60" office:value-type="float" office:value="34">
            <text:p>34</text:p>
          </table:table-cell>
          <table:table-cell table:style-name="ce370" office:value-type="string">
            <text:p>Diamond</text:p>
          </table:table-cell>
          <table:table-cell table:style-name="ce386" office:value-type="float" office:value="750">
            <text:p>750</text:p>
          </table:table-cell>
          <table:table-cell table:style-name="ce370" office:value-type="string">
            <text:p>PERP</text:p>
          </table:table-cell>
          <table:table-cell table:style-name="ce386" office:value-type="float" office:value="9">
            <text:p>9</text:p>
          </table:table-cell>
          <table:table-cell table:style-name="ce370" office:value-type="string">
            <text:p>YES</text:p>
          </table:table-cell>
          <table:table-cell table:style-name="ce386"/>
          <table:table-cell table:style-name="ce441" table:formula="of:=IF([.J447]=&quot;YES&quot;;[.I447];0)*IF([.I447]&gt;1;1;0)" office:value-type="float" office:value="9">
            <text:p>9</text:p>
          </table:table-cell>
          <table:table-cell table:style-name="ce441" table:formula="of:=IF([.J447]=&quot;YES&quot;;[.E447];0)*IF([.I447]&gt;1;1;0)" office:value-type="float" office:value="34">
            <text:p>34</text:p>
          </table:table-cell>
          <table:table-cell table:style-name="ce457" table:formula="of:=IF([.J447]=&quot;YES&quot;;1;0)*IF([.I447]&gt;1;1;0)" office:value-type="float" office:value="1">
            <text:p>1</text:p>
          </table:table-cell>
          <table:table-cell table:style-name="ce457" table:formula="of:=IF([.F447]=&quot;Diamond&quot;;1;0)*[.N447]*IF([.I447]&gt;1;1;0)" office:value-type="float" office:value="1">
            <text:p>1</text:p>
          </table:table-cell>
          <table:table-cell table:style-name="ce457" table:formula="of:=IF([.F447]=&quot;Moeller&quot;;1;0)*[.N447]*IF([.I447]&gt;1;1;0)" office:value-type="float" office:value="0">
            <text:p>0</text:p>
          </table:table-cell>
          <table:table-cell table:style-name="ce457" table:formula="of:=[.O447]*[.L447]" office:value-type="float" office:value="9">
            <text:p>9</text:p>
          </table:table-cell>
          <table:table-cell table:style-name="ce457" table:formula="of:=[.O447]*[.M447]" office:value-type="float" office:value="34">
            <text:p>34</text:p>
          </table:table-cell>
          <table:table-cell table:style-name="ce457" table:formula="of:=[.P447]*[.L447]" office:value-type="float" office:value="0">
            <text:p>0</text:p>
          </table:table-cell>
          <table:table-cell table:style-name="ce457" table:formula="of:=[.P447]*[.M447]" office:value-type="float" office:value="0">
            <text:p>0</text:p>
          </table:table-cell>
          <table:table-cell table:style-name="ce457" table:formula="of:=SUM([.N447:.P447])" office:value-type="float" office:value="2">
            <text:p>2</text:p>
          </table:table-cell>
          <table:table-cell table:style-name="ce457" table:number-columns-repeated="993"/>
          <table:table-cell table:style-name="ce528" table:number-columns-repeated="9"/>
          <table:table-cell table:style-name="ce611"/>
        </table:table-row>
        <table:table-row table:style-name="ro4">
          <table:table-cell table:style-name="ce43" office:value-type="float" office:value="9032">
            <text:p>9032</text:p>
          </table:table-cell>
          <table:table-cell table:style-name="ce141" office:value-type="date" office:date-value="2015-05-15">
            <text:p>2015-05-15</text:p>
          </table:table-cell>
          <table:table-cell table:style-name="ce184"/>
          <table:table-cell table:style-name="ce248"/>
          <table:table-cell table:style-name="ce268" table:formula="of:=([.D448]-[.C448])*24*60" office:value-type="float" office:value="0">
            <text:p>0</text:p>
          </table:table-cell>
          <table:table-cell table:style-name="ce164"/>
          <table:table-cell table:style-name="ce166"/>
          <table:table-cell table:style-name="ce164"/>
          <table:table-cell table:style-name="ce166"/>
          <table:table-cell table:style-name="ce164"/>
          <table:table-cell table:style-name="ce166" office:value-type="string">
            <text:p>JUNK – used to set new amo reference</text:p>
          </table:table-cell>
          <table:table-cell table:style-name="ce395" table:formula="of:=IF([.J448]=&quot;YES&quot;;[.I448];0)*IF([.I448]&gt;1;1;0)" office:value-type="float" office:value="0">
            <text:p>0</text:p>
          </table:table-cell>
          <table:table-cell table:style-name="ce395" table:formula="of:=IF([.J448]=&quot;YES&quot;;[.E448];0)*IF([.I448]&gt;1;1;0)" office:value-type="float" office:value="0">
            <text:p>0</text:p>
          </table:table-cell>
          <table:table-cell table:formula="of:=IF([.J448]=&quot;YES&quot;;1;0)*IF([.I448]&gt;1;1;0)" office:value-type="float" office:value="0">
            <text:p>0</text:p>
          </table:table-cell>
          <table:table-cell table:formula="of:=IF([.F448]=&quot;Diamond&quot;;1;0)*[.N448]*IF([.I448]&gt;1;1;0)" office:value-type="float" office:value="0">
            <text:p>0</text:p>
          </table:table-cell>
          <table:table-cell table:formula="of:=IF([.F448]=&quot;Moeller&quot;;1;0)*[.N448]*IF([.I448]&gt;1;1;0)" office:value-type="float" office:value="0">
            <text:p>0</text:p>
          </table:table-cell>
          <table:table-cell table:formula="of:=[.O448]*[.L448]" office:value-type="float" office:value="0">
            <text:p>0</text:p>
          </table:table-cell>
          <table:table-cell table:formula="of:=[.O448]*[.M448]" office:value-type="float" office:value="0">
            <text:p>0</text:p>
          </table:table-cell>
          <table:table-cell table:formula="of:=[.P448]*[.L448]" office:value-type="float" office:value="0">
            <text:p>0</text:p>
          </table:table-cell>
          <table:table-cell table:formula="of:=[.P448]*[.M448]" office:value-type="float" office:value="0">
            <text:p>0</text:p>
          </table:table-cell>
          <table:table-cell table:formula="of:=SUM([.N448:.P448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88" office:value-type="float" office:value="9033">
            <text:p>9033</text:p>
          </table:table-cell>
          <table:table-cell table:style-name="ce150" office:value-type="date" office:date-value="2015-05-15">
            <text:p>2015-05-15</text:p>
          </table:table-cell>
          <table:table-cell table:style-name="ce225" office:value-type="time" office:time-value="PT16H07M00S">
            <text:p>16:07</text:p>
          </table:table-cell>
          <table:table-cell table:style-name="ce258" office:value-type="time" office:time-value="PT16H42M00S">
            <text:p>16:42</text:p>
          </table:table-cell>
          <table:table-cell table:style-name="ce316" table:formula="of:=([.D449]-[.C449])*24*60" office:value-type="float" office:value="35">
            <text:p>35</text:p>
          </table:table-cell>
          <table:table-cell table:style-name="ce366" office:value-type="string">
            <text:p>Diamond</text:p>
          </table:table-cell>
          <table:table-cell table:style-name="ce387" office:value-type="float" office:value="750">
            <text:p>750</text:p>
          </table:table-cell>
          <table:table-cell table:style-name="ce366" office:value-type="string">
            <text:p>PERP</text:p>
          </table:table-cell>
          <table:table-cell table:style-name="ce387" office:value-type="float" office:value="8.9">
            <text:p>8,9</text:p>
          </table:table-cell>
          <table:table-cell table:style-name="ce366" office:value-type="string">
            <text:p>YES</text:p>
          </table:table-cell>
          <table:table-cell table:style-name="ce390"/>
          <table:table-cell table:style-name="ce442" table:formula="of:=IF([.J449]=&quot;YES&quot;;[.I449];0)*IF([.I449]&gt;1;1;0)" office:value-type="float" office:value="8.9">
            <text:p>8,9</text:p>
          </table:table-cell>
          <table:table-cell table:style-name="ce442" table:formula="of:=IF([.J449]=&quot;YES&quot;;[.E449];0)*IF([.I449]&gt;1;1;0)" office:value-type="float" office:value="35">
            <text:p>35</text:p>
          </table:table-cell>
          <table:table-cell table:style-name="ce458" table:formula="of:=IF([.J449]=&quot;YES&quot;;1;0)*IF([.I449]&gt;1;1;0)" office:value-type="float" office:value="1">
            <text:p>1</text:p>
          </table:table-cell>
          <table:table-cell table:style-name="ce458" table:formula="of:=IF([.F449]=&quot;Diamond&quot;;1;0)*[.N449]*IF([.I449]&gt;1;1;0)" office:value-type="float" office:value="1">
            <text:p>1</text:p>
          </table:table-cell>
          <table:table-cell table:style-name="ce458" table:formula="of:=IF([.F449]=&quot;Moeller&quot;;1;0)*[.N449]*IF([.I449]&gt;1;1;0)" office:value-type="float" office:value="0">
            <text:p>0</text:p>
          </table:table-cell>
          <table:table-cell table:style-name="ce458" table:formula="of:=[.O449]*[.L449]" office:value-type="float" office:value="8.9">
            <text:p>8,9</text:p>
          </table:table-cell>
          <table:table-cell table:style-name="ce458" table:formula="of:=[.O449]*[.M449]" office:value-type="float" office:value="35">
            <text:p>35</text:p>
          </table:table-cell>
          <table:table-cell table:style-name="ce458" table:formula="of:=[.P449]*[.L449]" office:value-type="float" office:value="0">
            <text:p>0</text:p>
          </table:table-cell>
          <table:table-cell table:style-name="ce458" table:formula="of:=[.P449]*[.M449]" office:value-type="float" office:value="0">
            <text:p>0</text:p>
          </table:table-cell>
          <table:table-cell table:style-name="ce458" table:formula="of:=SUM([.N449:.P449])" office:value-type="float" office:value="2">
            <text:p>2</text:p>
          </table:table-cell>
          <table:table-cell table:style-name="ce458" table:number-columns-repeated="993"/>
          <table:table-cell table:style-name="ce529" table:number-columns-repeated="9"/>
          <table:table-cell table:style-name="ce612"/>
        </table:table-row>
        <table:table-row table:style-name="ro4">
          <table:table-cell table:style-name="ce87" office:value-type="float" office:value="9034">
            <text:p>9034</text:p>
          </table:table-cell>
          <table:table-cell table:style-name="ce149" office:value-type="date" office:date-value="2015-05-15">
            <text:p>2015-05-15</text:p>
          </table:table-cell>
          <table:table-cell table:style-name="ce223" office:value-type="time" office:time-value="PT16H43M00S">
            <text:p>16:43</text:p>
          </table:table-cell>
          <table:table-cell table:style-name="ce255" office:value-type="time" office:time-value="PT17H18M00S">
            <text:p>17:18</text:p>
          </table:table-cell>
          <table:table-cell table:style-name="ce309" table:formula="of:=([.D450]-[.C450])*24*60" office:value-type="float" office:value="35">
            <text:p>35</text:p>
          </table:table-cell>
          <table:table-cell table:style-name="ce364" office:value-type="string">
            <text:p>Diamond</text:p>
          </table:table-cell>
          <table:table-cell table:style-name="ce371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71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STOP and GO for the MWPC</text:p>
          </table:table-cell>
          <table:table-cell table:style-name="ce443" table:formula="of:=IF([.J450]=&quot;YES&quot;;[.I450];0)*IF([.I450]&gt;1;1;0)" office:value-type="float" office:value="8.9">
            <text:p>8,9</text:p>
          </table:table-cell>
          <table:table-cell table:style-name="ce443" table:formula="of:=IF([.J450]=&quot;YES&quot;;[.E450];0)*IF([.I450]&gt;1;1;0)" office:value-type="float" office:value="35">
            <text:p>35</text:p>
          </table:table-cell>
          <table:table-cell table:style-name="ce84" table:formula="of:=IF([.J450]=&quot;YES&quot;;1;0)*IF([.I450]&gt;1;1;0)" office:value-type="float" office:value="1">
            <text:p>1</text:p>
          </table:table-cell>
          <table:table-cell table:style-name="ce84" table:formula="of:=IF([.F450]=&quot;Diamond&quot;;1;0)*[.N450]*IF([.I450]&gt;1;1;0)" office:value-type="float" office:value="1">
            <text:p>1</text:p>
          </table:table-cell>
          <table:table-cell table:style-name="ce84" table:formula="of:=IF([.F450]=&quot;Moeller&quot;;1;0)*[.N450]*IF([.I450]&gt;1;1;0)" office:value-type="float" office:value="0">
            <text:p>0</text:p>
          </table:table-cell>
          <table:table-cell table:style-name="ce84" table:formula="of:=[.O450]*[.L450]" office:value-type="float" office:value="8.9">
            <text:p>8,9</text:p>
          </table:table-cell>
          <table:table-cell table:style-name="ce84" table:formula="of:=[.O450]*[.M450]" office:value-type="float" office:value="35">
            <text:p>35</text:p>
          </table:table-cell>
          <table:table-cell table:style-name="ce84" table:formula="of:=[.P450]*[.L450]" office:value-type="float" office:value="0">
            <text:p>0</text:p>
          </table:table-cell>
          <table:table-cell table:style-name="ce84" table:formula="of:=[.P450]*[.M450]" office:value-type="float" office:value="0">
            <text:p>0</text:p>
          </table:table-cell>
          <table:table-cell table:style-name="ce84" table:formula="of:=SUM([.N450:.P450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43" office:value-type="float" office:value="9035">
            <text:p>9035</text:p>
          </table:table-cell>
          <table:table-cell table:style-name="ce141" office:value-type="date" office:date-value="2015-05-15">
            <text:p>2015-05-15</text:p>
          </table:table-cell>
          <table:table-cell table:style-name="ce184"/>
          <table:table-cell table:style-name="ce248"/>
          <table:table-cell table:style-name="ce268" table:formula="of:=([.D451]-[.C451])*24*60" office:value-type="float" office:value="0">
            <text:p>0</text:p>
          </table:table-cell>
          <table:table-cell table:style-name="ce164"/>
          <table:table-cell table:style-name="ce166"/>
          <table:table-cell table:style-name="ce164"/>
          <table:table-cell table:style-name="ce166"/>
          <table:table-cell table:style-name="ce164" office:value-type="string">
            <text:p>NO</text:p>
          </table:table-cell>
          <table:table-cell table:style-name="ce166" office:value-type="string">
            <text:p>Junk file, holes in CB, solved by restarting DAQ</text:p>
          </table:table-cell>
          <table:table-cell table:style-name="ce395" table:formula="of:=IF([.J451]=&quot;YES&quot;;[.I451];0)*IF([.I451]&gt;1;1;0)" office:value-type="float" office:value="0">
            <text:p>0</text:p>
          </table:table-cell>
          <table:table-cell table:style-name="ce395" table:formula="of:=IF([.J451]=&quot;YES&quot;;[.E451];0)*IF([.I451]&gt;1;1;0)" office:value-type="float" office:value="0">
            <text:p>0</text:p>
          </table:table-cell>
          <table:table-cell table:formula="of:=IF([.J451]=&quot;YES&quot;;1;0)*IF([.I451]&gt;1;1;0)" office:value-type="float" office:value="0">
            <text:p>0</text:p>
          </table:table-cell>
          <table:table-cell table:formula="of:=IF([.F451]=&quot;Diamond&quot;;1;0)*[.N451]*IF([.I451]&gt;1;1;0)" office:value-type="float" office:value="0">
            <text:p>0</text:p>
          </table:table-cell>
          <table:table-cell table:formula="of:=IF([.F451]=&quot;Moeller&quot;;1;0)*[.N451]*IF([.I451]&gt;1;1;0)" office:value-type="float" office:value="0">
            <text:p>0</text:p>
          </table:table-cell>
          <table:table-cell table:formula="of:=[.O451]*[.L451]" office:value-type="float" office:value="0">
            <text:p>0</text:p>
          </table:table-cell>
          <table:table-cell table:formula="of:=[.O451]*[.M451]" office:value-type="float" office:value="0">
            <text:p>0</text:p>
          </table:table-cell>
          <table:table-cell table:formula="of:=[.P451]*[.L451]" office:value-type="float" office:value="0">
            <text:p>0</text:p>
          </table:table-cell>
          <table:table-cell table:formula="of:=[.P451]*[.M451]" office:value-type="float" office:value="0">
            <text:p>0</text:p>
          </table:table-cell>
          <table:table-cell table:formula="of:=SUM([.N451:.P451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87" office:value-type="float" office:value="9036">
            <text:p>9036</text:p>
          </table:table-cell>
          <table:table-cell table:style-name="ce149" office:value-type="date" office:date-value="2015-05-15">
            <text:p>2015-05-15</text:p>
          </table:table-cell>
          <table:table-cell table:style-name="ce223" office:value-type="time" office:time-value="PT17H21M00S">
            <text:p>17:21</text:p>
          </table:table-cell>
          <table:table-cell table:style-name="ce255" office:value-type="time" office:time-value="PT17H57M00S">
            <text:p>17:57</text:p>
          </table:table-cell>
          <table:table-cell table:style-name="ce309" table:formula="of:=([.D452]-[.C452])*24*60" office:value-type="float" office:value="36">
            <text:p>36</text:p>
          </table:table-cell>
          <table:table-cell table:style-name="ce364" office:value-type="string">
            <text:p>Diamond</text:p>
          </table:table-cell>
          <table:table-cell table:style-name="ce371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71" office:value-type="float" office:value="9">
            <text:p>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452]=&quot;YES&quot;;[.I452];0)*IF([.I452]&gt;1;1;0)" office:value-type="float" office:value="9">
            <text:p>9</text:p>
          </table:table-cell>
          <table:table-cell table:style-name="ce443" table:formula="of:=IF([.J452]=&quot;YES&quot;;[.E452];0)*IF([.I452]&gt;1;1;0)" office:value-type="float" office:value="36">
            <text:p>36</text:p>
          </table:table-cell>
          <table:table-cell table:style-name="ce84" table:formula="of:=IF([.J452]=&quot;YES&quot;;1;0)*IF([.I452]&gt;1;1;0)" office:value-type="float" office:value="1">
            <text:p>1</text:p>
          </table:table-cell>
          <table:table-cell table:style-name="ce84" table:formula="of:=IF([.F452]=&quot;Diamond&quot;;1;0)*[.N452]*IF([.I452]&gt;1;1;0)" office:value-type="float" office:value="1">
            <text:p>1</text:p>
          </table:table-cell>
          <table:table-cell table:style-name="ce84" table:formula="of:=IF([.F452]=&quot;Moeller&quot;;1;0)*[.N452]*IF([.I452]&gt;1;1;0)" office:value-type="float" office:value="0">
            <text:p>0</text:p>
          </table:table-cell>
          <table:table-cell table:style-name="ce84" table:formula="of:=[.O452]*[.L452]" office:value-type="float" office:value="9">
            <text:p>9</text:p>
          </table:table-cell>
          <table:table-cell table:style-name="ce84" table:formula="of:=[.O452]*[.M452]" office:value-type="float" office:value="36">
            <text:p>36</text:p>
          </table:table-cell>
          <table:table-cell table:style-name="ce84" table:formula="of:=[.P452]*[.L452]" office:value-type="float" office:value="0">
            <text:p>0</text:p>
          </table:table-cell>
          <table:table-cell table:style-name="ce84" table:formula="of:=[.P452]*[.M452]" office:value-type="float" office:value="0">
            <text:p>0</text:p>
          </table:table-cell>
          <table:table-cell table:style-name="ce84" table:formula="of:=SUM([.N452:.P452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95" office:value-type="float" office:value="9037">
            <text:p>9037</text:p>
          </table:table-cell>
          <table:table-cell table:style-name="ce147" office:value-type="date" office:date-value="2015-05-15">
            <text:p>2015-05-15</text:p>
          </table:table-cell>
          <table:table-cell table:style-name="ce221" office:value-type="time" office:time-value="PT18H00M00S">
            <text:p>18:00</text:p>
          </table:table-cell>
          <table:table-cell table:style-name="ce253" office:value-type="time" office:time-value="PT18H34M00S">
            <text:p>18:34</text:p>
          </table:table-cell>
          <table:table-cell table:style-name="ce317" table:formula="of:=([.D453]-[.C453])*24*60" office:value-type="float" office:value="34">
            <text:p>34</text:p>
          </table:table-cell>
          <table:table-cell table:style-name="ce362" office:value-type="string">
            <text:p>Diamond</text:p>
          </table:table-cell>
          <table:table-cell table:style-name="ce388" office:value-type="float" office:value="750">
            <text:p>750</text:p>
          </table:table-cell>
          <table:table-cell table:style-name="ce362" office:value-type="string">
            <text:p>PERP</text:p>
          </table:table-cell>
          <table:table-cell table:style-name="ce388" office:value-type="float" office:value="8.9">
            <text:p>8,9</text:p>
          </table:table-cell>
          <table:table-cell table:style-name="ce362" office:value-type="string">
            <text:p>YES</text:p>
          </table:table-cell>
          <table:table-cell table:style-name="ce388"/>
          <table:table-cell table:style-name="ce444" table:formula="of:=IF([.J453]=&quot;YES&quot;;[.I453];0)*IF([.I453]&gt;1;1;0)" office:value-type="float" office:value="8.9">
            <text:p>8,9</text:p>
          </table:table-cell>
          <table:table-cell table:style-name="ce444" table:formula="of:=IF([.J453]=&quot;YES&quot;;[.E453];0)*IF([.I453]&gt;1;1;0)" office:value-type="float" office:value="34">
            <text:p>34</text:p>
          </table:table-cell>
          <table:table-cell table:style-name="ce459" table:formula="of:=IF([.J453]=&quot;YES&quot;;1;0)*IF([.I453]&gt;1;1;0)" office:value-type="float" office:value="1">
            <text:p>1</text:p>
          </table:table-cell>
          <table:table-cell table:style-name="ce459" table:formula="of:=IF([.F453]=&quot;Diamond&quot;;1;0)*[.N453]*IF([.I453]&gt;1;1;0)" office:value-type="float" office:value="1">
            <text:p>1</text:p>
          </table:table-cell>
          <table:table-cell table:style-name="ce459" table:formula="of:=IF([.F453]=&quot;Moeller&quot;;1;0)*[.N453]*IF([.I453]&gt;1;1;0)" office:value-type="float" office:value="0">
            <text:p>0</text:p>
          </table:table-cell>
          <table:table-cell table:style-name="ce459" table:formula="of:=[.O453]*[.L453]" office:value-type="float" office:value="8.9">
            <text:p>8,9</text:p>
          </table:table-cell>
          <table:table-cell table:style-name="ce459" table:formula="of:=[.O453]*[.M453]" office:value-type="float" office:value="34">
            <text:p>34</text:p>
          </table:table-cell>
          <table:table-cell table:style-name="ce459" table:formula="of:=[.P453]*[.L453]" office:value-type="float" office:value="0">
            <text:p>0</text:p>
          </table:table-cell>
          <table:table-cell table:style-name="ce459" table:formula="of:=[.P453]*[.M453]" office:value-type="float" office:value="0">
            <text:p>0</text:p>
          </table:table-cell>
          <table:table-cell table:style-name="ce459" table:formula="of:=SUM([.N453:.P453])" office:value-type="float" office:value="2">
            <text:p>2</text:p>
          </table:table-cell>
          <table:table-cell table:style-name="ce459" table:number-columns-repeated="993"/>
          <table:table-cell table:style-name="ce509" table:number-columns-repeated="9"/>
          <table:table-cell table:style-name="ce594"/>
        </table:table-row>
        <table:table-row table:style-name="ro4">
          <table:table-cell table:style-name="ce52" office:value-type="float" office:value="9038">
            <text:p>9038</text:p>
          </table:table-cell>
          <table:table-cell table:style-name="ce145" office:value-type="date" office:date-value="2015-05-15">
            <text:p>2015-05-15</text:p>
          </table:table-cell>
          <table:table-cell table:style-name="ce193" office:value-type="time" office:time-value="PT18H36M00S">
            <text:p>18:36</text:p>
          </table:table-cell>
          <table:table-cell table:style-name="ce205" office:value-type="time" office:time-value="PT18H53M00S">
            <text:p>18:53</text:p>
          </table:table-cell>
          <table:table-cell table:style-name="ce304" table:formula="of:=([.D454]-[.C454])*24*60" office:value-type="float" office:value="16.9999999999999">
            <text:p>17</text:p>
          </table:table-cell>
          <table:table-cell table:style-name="ce339" office:value-type="string">
            <text:p>Diamond</text:p>
          </table:table-cell>
          <table:table-cell table:style-name="ce360" office:value-type="float" office:value="750">
            <text:p>750</text:p>
          </table:table-cell>
          <table:table-cell table:style-name="ce339" office:value-type="string">
            <text:p>PERP</text:p>
          </table:table-cell>
          <table:table-cell table:style-name="ce360" office:value-type="float" office:value="4.6">
            <text:p>4,6</text:p>
          </table:table-cell>
          <table:table-cell table:style-name="ce339" office:value-type="string">
            <text:p>MAYBE</text:p>
          </table:table-cell>
          <table:table-cell table:style-name="ce360" office:value-type="string">
            <text:p>120 channels in CB missing at the end of run. Run therefore stopped pre-maturely. Up til then ok</text:p>
          </table:table-cell>
          <table:table-cell table:style-name="ce436" table:formula="of:=IF([.J454]=&quot;YES&quot;;[.I454];0)*IF([.I454]&gt;1;1;0)" office:value-type="float" office:value="0">
            <text:p>0</text:p>
          </table:table-cell>
          <table:table-cell table:style-name="ce436" table:formula="of:=IF([.J454]=&quot;YES&quot;;[.E454];0)*IF([.I454]&gt;1;1;0)" office:value-type="float" office:value="0">
            <text:p>0</text:p>
          </table:table-cell>
          <table:table-cell table:style-name="ce72" table:formula="of:=IF([.J454]=&quot;YES&quot;;1;0)*IF([.I454]&gt;1;1;0)" office:value-type="float" office:value="0">
            <text:p>0</text:p>
          </table:table-cell>
          <table:table-cell table:style-name="ce72" table:formula="of:=IF([.F454]=&quot;Diamond&quot;;1;0)*[.N454]*IF([.I454]&gt;1;1;0)" office:value-type="float" office:value="0">
            <text:p>0</text:p>
          </table:table-cell>
          <table:table-cell table:style-name="ce72" table:formula="of:=IF([.F454]=&quot;Moeller&quot;;1;0)*[.N454]*IF([.I454]&gt;1;1;0)" office:value-type="float" office:value="0">
            <text:p>0</text:p>
          </table:table-cell>
          <table:table-cell table:style-name="ce72" table:formula="of:=[.O454]*[.L454]" office:value-type="float" office:value="0">
            <text:p>0</text:p>
          </table:table-cell>
          <table:table-cell table:style-name="ce72" table:formula="of:=[.O454]*[.M454]" office:value-type="float" office:value="0">
            <text:p>0</text:p>
          </table:table-cell>
          <table:table-cell table:style-name="ce72" table:formula="of:=[.P454]*[.L454]" office:value-type="float" office:value="0">
            <text:p>0</text:p>
          </table:table-cell>
          <table:table-cell table:style-name="ce72" table:formula="of:=[.P454]*[.M454]" office:value-type="float" office:value="0">
            <text:p>0</text:p>
          </table:table-cell>
          <table:table-cell table:style-name="ce72" table:formula="of:=SUM([.N454:.P454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44"/>
        </table:table-row>
        <table:table-row table:style-name="ro4">
          <table:table-cell table:style-name="ce91" office:value-type="float" office:value="9039">
            <text:p>9039</text:p>
          </table:table-cell>
          <table:table-cell table:style-name="ce159" office:value-type="date" office:date-value="2015-05-15">
            <text:p>2015-05-15</text:p>
          </table:table-cell>
          <table:table-cell table:style-name="ce222" office:value-type="time" office:time-value="PT18H55M00S">
            <text:p>18:55</text:p>
          </table:table-cell>
          <table:table-cell table:style-name="ce254" office:value-type="time" office:time-value="PT19H28M00S">
            <text:p>19:28</text:p>
          </table:table-cell>
          <table:table-cell table:style-name="ce318" table:formula="of:=([.D455]-[.C455])*24*60" office:value-type="float" office:value="33">
            <text:p>33</text:p>
          </table:table-cell>
          <table:table-cell table:style-name="ce363" office:value-type="string">
            <text:p>Diamond</text:p>
          </table:table-cell>
          <table:table-cell table:style-name="ce389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89" office:value-type="float" office:value="8.9">
            <text:p>8,9</text:p>
          </table:table-cell>
          <table:table-cell table:style-name="ce363" office:value-type="string">
            <text:p>YES</text:p>
          </table:table-cell>
          <table:table-cell table:style-name="ce389" office:value-type="string">
            <text:p>Ran PERP again since run 9038 ended pre-maturely, MWPC holes, did STOP and GO twice</text:p>
          </table:table-cell>
          <table:table-cell table:style-name="ce445" table:formula="of:=IF([.J455]=&quot;YES&quot;;[.I455];0)*IF([.I455]&gt;1;1;0)" office:value-type="float" office:value="8.9">
            <text:p>8,9</text:p>
          </table:table-cell>
          <table:table-cell table:style-name="ce445" table:formula="of:=IF([.J455]=&quot;YES&quot;;[.E455];0)*IF([.I455]&gt;1;1;0)" office:value-type="float" office:value="33">
            <text:p>33</text:p>
          </table:table-cell>
          <table:table-cell table:style-name="ce85" table:formula="of:=IF([.J455]=&quot;YES&quot;;1;0)*IF([.I455]&gt;1;1;0)" office:value-type="float" office:value="1">
            <text:p>1</text:p>
          </table:table-cell>
          <table:table-cell table:style-name="ce85" table:formula="of:=IF([.F455]=&quot;Diamond&quot;;1;0)*[.N455]*IF([.I455]&gt;1;1;0)" office:value-type="float" office:value="1">
            <text:p>1</text:p>
          </table:table-cell>
          <table:table-cell table:style-name="ce85" table:formula="of:=IF([.F455]=&quot;Moeller&quot;;1;0)*[.N455]*IF([.I455]&gt;1;1;0)" office:value-type="float" office:value="0">
            <text:p>0</text:p>
          </table:table-cell>
          <table:table-cell table:style-name="ce85" table:formula="of:=[.O455]*[.L455]" office:value-type="float" office:value="8.9">
            <text:p>8,9</text:p>
          </table:table-cell>
          <table:table-cell table:style-name="ce85" table:formula="of:=[.O455]*[.M455]" office:value-type="float" office:value="33">
            <text:p>33</text:p>
          </table:table-cell>
          <table:table-cell table:style-name="ce85" table:formula="of:=[.P455]*[.L455]" office:value-type="float" office:value="0">
            <text:p>0</text:p>
          </table:table-cell>
          <table:table-cell table:style-name="ce85" table:formula="of:=[.P455]*[.M455]" office:value-type="float" office:value="0">
            <text:p>0</text:p>
          </table:table-cell>
          <table:table-cell table:style-name="ce85" table:formula="of:=SUM([.N455:.P455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95" office:value-type="float" office:value="9040">
            <text:p>9040</text:p>
          </table:table-cell>
          <table:table-cell table:style-name="ce160" office:value-type="date" office:date-value="2015-05-15">
            <text:p>2015-05-15</text:p>
          </table:table-cell>
          <table:table-cell table:style-name="ce221" office:value-type="time" office:time-value="PT19H30M00S">
            <text:p>19:30</text:p>
          </table:table-cell>
          <table:table-cell table:style-name="ce253" office:value-type="time" office:time-value="PT20H04M00S">
            <text:p>20:04</text:p>
          </table:table-cell>
          <table:table-cell table:style-name="ce317" table:formula="of:=([.D456]-[.C456])*24*60" office:value-type="float" office:value="34">
            <text:p>34</text:p>
          </table:table-cell>
          <table:table-cell table:style-name="ce362" office:value-type="string">
            <text:p>Diamond</text:p>
          </table:table-cell>
          <table:table-cell table:style-name="ce388" office:value-type="float" office:value="750">
            <text:p>750</text:p>
          </table:table-cell>
          <table:table-cell table:style-name="ce362" office:value-type="string">
            <text:p>PARA</text:p>
          </table:table-cell>
          <table:table-cell table:style-name="ce388" office:value-type="float" office:value="8.9">
            <text:p>8,9</text:p>
          </table:table-cell>
          <table:table-cell table:style-name="ce362" office:value-type="string">
            <text:p>YES</text:p>
          </table:table-cell>
          <table:table-cell table:style-name="ce382"/>
          <table:table-cell table:style-name="ce444" table:formula="of:=IF([.J456]=&quot;YES&quot;;[.I456];0)*IF([.I456]&gt;1;1;0)" office:value-type="float" office:value="8.9">
            <text:p>8,9</text:p>
          </table:table-cell>
          <table:table-cell table:style-name="ce444" table:formula="of:=IF([.J456]=&quot;YES&quot;;[.E456];0)*IF([.I456]&gt;1;1;0)" office:value-type="float" office:value="34">
            <text:p>34</text:p>
          </table:table-cell>
          <table:table-cell table:style-name="ce459" table:formula="of:=IF([.J456]=&quot;YES&quot;;1;0)*IF([.I456]&gt;1;1;0)" office:value-type="float" office:value="1">
            <text:p>1</text:p>
          </table:table-cell>
          <table:table-cell table:style-name="ce459" table:formula="of:=IF([.F456]=&quot;Diamond&quot;;1;0)*[.N456]*IF([.I456]&gt;1;1;0)" office:value-type="float" office:value="1">
            <text:p>1</text:p>
          </table:table-cell>
          <table:table-cell table:style-name="ce459" table:formula="of:=IF([.F456]=&quot;Moeller&quot;;1;0)*[.N456]*IF([.I456]&gt;1;1;0)" office:value-type="float" office:value="0">
            <text:p>0</text:p>
          </table:table-cell>
          <table:table-cell table:style-name="ce459" table:formula="of:=[.O456]*[.L456]" office:value-type="float" office:value="8.9">
            <text:p>8,9</text:p>
          </table:table-cell>
          <table:table-cell table:style-name="ce459" table:formula="of:=[.O456]*[.M456]" office:value-type="float" office:value="34">
            <text:p>34</text:p>
          </table:table-cell>
          <table:table-cell table:style-name="ce459" table:formula="of:=[.P456]*[.L456]" office:value-type="float" office:value="0">
            <text:p>0</text:p>
          </table:table-cell>
          <table:table-cell table:style-name="ce459" table:formula="of:=[.P456]*[.M456]" office:value-type="float" office:value="0">
            <text:p>0</text:p>
          </table:table-cell>
          <table:table-cell table:style-name="ce459" table:formula="of:=SUM([.N456:.P456])" office:value-type="float" office:value="2">
            <text:p>2</text:p>
          </table:table-cell>
          <table:table-cell table:style-name="ce459" table:number-columns-repeated="993"/>
          <table:table-cell table:style-name="ce509" table:number-columns-repeated="9"/>
          <table:table-cell table:style-name="ce594"/>
        </table:table-row>
        <table:table-row table:style-name="ro4">
          <table:table-cell table:style-name="ce91" office:value-type="float" office:value="9041">
            <text:p>9041</text:p>
          </table:table-cell>
          <table:table-cell table:style-name="ce159" office:value-type="date" office:date-value="2015-05-15">
            <text:p>2015-05-15</text:p>
          </table:table-cell>
          <table:table-cell table:style-name="ce222" office:value-type="time" office:time-value="PT20H06M00S">
            <text:p>20:06</text:p>
          </table:table-cell>
          <table:table-cell table:style-name="ce254" office:value-type="time" office:time-value="PT20H41M00S">
            <text:p>20:41</text:p>
          </table:table-cell>
          <table:table-cell table:style-name="ce318" table:formula="of:=([.D457]-[.C457])*24*60" office:value-type="float" office:value="35">
            <text:p>35</text:p>
          </table:table-cell>
          <table:table-cell table:style-name="ce363" office:value-type="string">
            <text:p>Diamond</text:p>
          </table:table-cell>
          <table:table-cell table:style-name="ce389" office:value-type="float" office:value="750">
            <text:p>750</text:p>
          </table:table-cell>
          <table:table-cell table:style-name="ce363" office:value-type="string">
            <text:p>PARA</text:p>
          </table:table-cell>
          <table:table-cell table:style-name="ce389" office:value-type="float" office:value="9.1">
            <text:p>9,1</text:p>
          </table:table-cell>
          <table:table-cell table:style-name="ce363" office:value-type="string">
            <text:p>YES</text:p>
          </table:table-cell>
          <table:table-cell table:style-name="ce383"/>
          <table:table-cell table:style-name="ce445" table:formula="of:=IF([.J457]=&quot;YES&quot;;[.I457];0)*IF([.I457]&gt;1;1;0)" office:value-type="float" office:value="9.1">
            <text:p>9,1</text:p>
          </table:table-cell>
          <table:table-cell table:style-name="ce445" table:formula="of:=IF([.J457]=&quot;YES&quot;;[.E457];0)*IF([.I457]&gt;1;1;0)" office:value-type="float" office:value="35">
            <text:p>35</text:p>
          </table:table-cell>
          <table:table-cell table:style-name="ce85" table:formula="of:=IF([.J457]=&quot;YES&quot;;1;0)*IF([.I457]&gt;1;1;0)" office:value-type="float" office:value="1">
            <text:p>1</text:p>
          </table:table-cell>
          <table:table-cell table:style-name="ce85" table:formula="of:=IF([.F457]=&quot;Diamond&quot;;1;0)*[.N457]*IF([.I457]&gt;1;1;0)" office:value-type="float" office:value="1">
            <text:p>1</text:p>
          </table:table-cell>
          <table:table-cell table:style-name="ce85" table:formula="of:=IF([.F457]=&quot;Moeller&quot;;1;0)*[.N457]*IF([.I457]&gt;1;1;0)" office:value-type="float" office:value="0">
            <text:p>0</text:p>
          </table:table-cell>
          <table:table-cell table:style-name="ce85" table:formula="of:=[.O457]*[.L457]" office:value-type="float" office:value="9.1">
            <text:p>9,1</text:p>
          </table:table-cell>
          <table:table-cell table:style-name="ce85" table:formula="of:=[.O457]*[.M457]" office:value-type="float" office:value="35">
            <text:p>35</text:p>
          </table:table-cell>
          <table:table-cell table:style-name="ce85" table:formula="of:=[.P457]*[.L457]" office:value-type="float" office:value="0">
            <text:p>0</text:p>
          </table:table-cell>
          <table:table-cell table:style-name="ce85" table:formula="of:=[.P457]*[.M457]" office:value-type="float" office:value="0">
            <text:p>0</text:p>
          </table:table-cell>
          <table:table-cell table:style-name="ce85" table:formula="of:=SUM([.N457:.P457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95" office:value-type="float" office:value="9042">
            <text:p>9042</text:p>
          </table:table-cell>
          <table:table-cell table:style-name="ce160" office:value-type="date" office:date-value="2015-05-15">
            <text:p>2015-05-15</text:p>
          </table:table-cell>
          <table:table-cell table:style-name="ce221" office:value-type="time" office:time-value="PT20H43M00S">
            <text:p>20:43</text:p>
          </table:table-cell>
          <table:table-cell table:style-name="ce253" office:value-type="time" office:time-value="PT21H16M00S">
            <text:p>21:16</text:p>
          </table:table-cell>
          <table:table-cell table:style-name="ce317" table:formula="of:=([.D458]-[.C458])*24*60" office:value-type="float" office:value="32.9999999999999">
            <text:p>33</text:p>
          </table:table-cell>
          <table:table-cell table:style-name="ce362" office:value-type="string">
            <text:p>Diamond</text:p>
          </table:table-cell>
          <table:table-cell table:style-name="ce388" office:value-type="float" office:value="750">
            <text:p>750</text:p>
          </table:table-cell>
          <table:table-cell table:style-name="ce362" office:value-type="string">
            <text:p>PERP</text:p>
          </table:table-cell>
          <table:table-cell table:style-name="ce388" office:value-type="float" office:value="8.9">
            <text:p>8,9</text:p>
          </table:table-cell>
          <table:table-cell table:style-name="ce362" office:value-type="string">
            <text:p>YES</text:p>
          </table:table-cell>
          <table:table-cell table:style-name="ce382"/>
          <table:table-cell table:style-name="ce444" table:formula="of:=IF([.J458]=&quot;YES&quot;;[.I458];0)*IF([.I458]&gt;1;1;0)" office:value-type="float" office:value="8.9">
            <text:p>8,9</text:p>
          </table:table-cell>
          <table:table-cell table:style-name="ce444" table:formula="of:=IF([.J458]=&quot;YES&quot;;[.E458];0)*IF([.I458]&gt;1;1;0)" office:value-type="float" office:value="32.9999999999999">
            <text:p>32,9999999999999</text:p>
          </table:table-cell>
          <table:table-cell table:style-name="ce459" table:formula="of:=IF([.J458]=&quot;YES&quot;;1;0)*IF([.I458]&gt;1;1;0)" office:value-type="float" office:value="1">
            <text:p>1</text:p>
          </table:table-cell>
          <table:table-cell table:style-name="ce459" table:formula="of:=IF([.F458]=&quot;Diamond&quot;;1;0)*[.N458]*IF([.I458]&gt;1;1;0)" office:value-type="float" office:value="1">
            <text:p>1</text:p>
          </table:table-cell>
          <table:table-cell table:style-name="ce459" table:formula="of:=IF([.F458]=&quot;Moeller&quot;;1;0)*[.N458]*IF([.I458]&gt;1;1;0)" office:value-type="float" office:value="0">
            <text:p>0</text:p>
          </table:table-cell>
          <table:table-cell table:style-name="ce459" table:formula="of:=[.O458]*[.L458]" office:value-type="float" office:value="8.9">
            <text:p>8,9</text:p>
          </table:table-cell>
          <table:table-cell table:style-name="ce459" table:formula="of:=[.O458]*[.M458]" office:value-type="float" office:value="32.9999999999999">
            <text:p>32,9999999999999</text:p>
          </table:table-cell>
          <table:table-cell table:style-name="ce459" table:formula="of:=[.P458]*[.L458]" office:value-type="float" office:value="0">
            <text:p>0</text:p>
          </table:table-cell>
          <table:table-cell table:style-name="ce459" table:formula="of:=[.P458]*[.M458]" office:value-type="float" office:value="0">
            <text:p>0</text:p>
          </table:table-cell>
          <table:table-cell table:style-name="ce459" table:formula="of:=SUM([.N458:.P458])" office:value-type="float" office:value="2">
            <text:p>2</text:p>
          </table:table-cell>
          <table:table-cell table:style-name="ce459" table:number-columns-repeated="993"/>
          <table:table-cell table:style-name="ce509" table:number-columns-repeated="9"/>
          <table:table-cell table:style-name="ce594"/>
        </table:table-row>
        <table:table-row table:style-name="ro4">
          <table:table-cell table:style-name="ce91" office:value-type="float" office:value="9043">
            <text:p>9043</text:p>
          </table:table-cell>
          <table:table-cell table:style-name="ce159" office:value-type="date" office:date-value="2015-05-15">
            <text:p>2015-05-15</text:p>
          </table:table-cell>
          <table:table-cell table:style-name="ce222" office:value-type="time" office:time-value="PT21H18M00S">
            <text:p>21:18</text:p>
          </table:table-cell>
          <table:table-cell table:style-name="ce254" office:value-type="time" office:time-value="PT21H51M00S">
            <text:p>21:51</text:p>
          </table:table-cell>
          <table:table-cell table:style-name="ce318" table:formula="of:=([.D459]-[.C459])*24*60" office:value-type="float" office:value="33">
            <text:p>33</text:p>
          </table:table-cell>
          <table:table-cell table:style-name="ce363" office:value-type="string">
            <text:p>Diamond</text:p>
          </table:table-cell>
          <table:table-cell table:style-name="ce389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89" office:value-type="float" office:value="8.9">
            <text:p>8,9</text:p>
          </table:table-cell>
          <table:table-cell table:style-name="ce363" office:value-type="string">
            <text:p>YES</text:p>
          </table:table-cell>
          <table:table-cell table:style-name="ce383"/>
          <table:table-cell table:style-name="ce445" table:formula="of:=IF([.J459]=&quot;YES&quot;;[.I459];0)*IF([.I459]&gt;1;1;0)" office:value-type="float" office:value="8.9">
            <text:p>8,9</text:p>
          </table:table-cell>
          <table:table-cell table:style-name="ce445" table:formula="of:=IF([.J459]=&quot;YES&quot;;[.E459];0)*IF([.I459]&gt;1;1;0)" office:value-type="float" office:value="33">
            <text:p>33</text:p>
          </table:table-cell>
          <table:table-cell table:style-name="ce85" table:formula="of:=IF([.J459]=&quot;YES&quot;;1;0)*IF([.I459]&gt;1;1;0)" office:value-type="float" office:value="1">
            <text:p>1</text:p>
          </table:table-cell>
          <table:table-cell table:style-name="ce85" table:formula="of:=IF([.F459]=&quot;Diamond&quot;;1;0)*[.N459]*IF([.I459]&gt;1;1;0)" office:value-type="float" office:value="1">
            <text:p>1</text:p>
          </table:table-cell>
          <table:table-cell table:style-name="ce85" table:formula="of:=IF([.F459]=&quot;Moeller&quot;;1;0)*[.N459]*IF([.I459]&gt;1;1;0)" office:value-type="float" office:value="0">
            <text:p>0</text:p>
          </table:table-cell>
          <table:table-cell table:style-name="ce85" table:formula="of:=[.O459]*[.L459]" office:value-type="float" office:value="8.9">
            <text:p>8,9</text:p>
          </table:table-cell>
          <table:table-cell table:style-name="ce85" table:formula="of:=[.O459]*[.M459]" office:value-type="float" office:value="33">
            <text:p>33</text:p>
          </table:table-cell>
          <table:table-cell table:style-name="ce85" table:formula="of:=[.P459]*[.L459]" office:value-type="float" office:value="0">
            <text:p>0</text:p>
          </table:table-cell>
          <table:table-cell table:style-name="ce85" table:formula="of:=[.P459]*[.M459]" office:value-type="float" office:value="0">
            <text:p>0</text:p>
          </table:table-cell>
          <table:table-cell table:style-name="ce85" table:formula="of:=SUM([.N459:.P459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51" office:value-type="float" office:value="9044">
            <text:p>9044</text:p>
          </table:table-cell>
          <table:table-cell table:style-name="ce161" office:value-type="date" office:date-value="2015-05-15">
            <text:p>2015-05-15</text:p>
          </table:table-cell>
          <table:table-cell table:style-name="ce192" office:value-type="time" office:time-value="PT21H51M00S">
            <text:p>21:51</text:p>
          </table:table-cell>
          <table:table-cell table:style-name="ce259" office:value-type="time" office:time-value="PT22H08M00S">
            <text:p>22:08</text:p>
          </table:table-cell>
          <table:table-cell table:style-name="ce319" table:formula="of:=([.D460]-[.C460])*24*60" office:value-type="float" office:value="16.9999999999999">
            <text:p>17</text:p>
          </table:table-cell>
          <table:table-cell table:style-name="ce338" office:value-type="string">
            <text:p>Diamond</text:p>
          </table:table-cell>
          <table:table-cell table:style-name="ce365" office:value-type="float" office:value="750">
            <text:p>750</text:p>
          </table:table-cell>
          <table:table-cell table:style-name="ce338" office:value-type="string">
            <text:p>PARA</text:p>
          </table:table-cell>
          <table:table-cell table:style-name="ce365" office:value-type="float" office:value="4.3">
            <text:p>4,3</text:p>
          </table:table-cell>
          <table:table-cell table:style-name="ce338" office:value-type="string">
            <text:p>MAYBE</text:p>
          </table:table-cell>
          <table:table-cell table:style-name="ce428" office:value-type="string">
            <text:p>Missing area in CB at the end of run. Run therefore stopped pre-maturely. Up til then ok</text:p>
          </table:table-cell>
          <table:table-cell table:style-name="ce446" table:formula="of:=IF([.J460]=&quot;YES&quot;;[.I460];0)*IF([.I460]&gt;1;1;0)" office:value-type="float" office:value="0">
            <text:p>0</text:p>
          </table:table-cell>
          <table:table-cell table:style-name="ce446" table:formula="of:=IF([.J460]=&quot;YES&quot;;[.E460];0)*IF([.I460]&gt;1;1;0)" office:value-type="float" office:value="0">
            <text:p>0</text:p>
          </table:table-cell>
          <table:table-cell table:style-name="ce86" table:formula="of:=IF([.J460]=&quot;YES&quot;;1;0)*IF([.I460]&gt;1;1;0)" office:value-type="float" office:value="0">
            <text:p>0</text:p>
          </table:table-cell>
          <table:table-cell table:style-name="ce86" table:formula="of:=IF([.F460]=&quot;Diamond&quot;;1;0)*[.N460]*IF([.I460]&gt;1;1;0)" office:value-type="float" office:value="0">
            <text:p>0</text:p>
          </table:table-cell>
          <table:table-cell table:style-name="ce86" table:formula="of:=IF([.F460]=&quot;Moeller&quot;;1;0)*[.N460]*IF([.I460]&gt;1;1;0)" office:value-type="float" office:value="0">
            <text:p>0</text:p>
          </table:table-cell>
          <table:table-cell table:style-name="ce86" table:formula="of:=[.O460]*[.L460]" office:value-type="float" office:value="0">
            <text:p>0</text:p>
          </table:table-cell>
          <table:table-cell table:style-name="ce86" table:formula="of:=[.O460]*[.M460]" office:value-type="float" office:value="0">
            <text:p>0</text:p>
          </table:table-cell>
          <table:table-cell table:style-name="ce86" table:formula="of:=[.P460]*[.L460]" office:value-type="float" office:value="0">
            <text:p>0</text:p>
          </table:table-cell>
          <table:table-cell table:style-name="ce86" table:formula="of:=[.P460]*[.M460]" office:value-type="float" office:value="0">
            <text:p>0</text:p>
          </table:table-cell>
          <table:table-cell table:style-name="ce86" table:formula="of:=SUM([.N460:.P460])" office:value-type="float" office:value="0">
            <text:p>0</text:p>
          </table:table-cell>
          <table:table-cell table:style-name="ce86" table:number-columns-repeated="993"/>
          <table:table-cell table:style-name="ce480" table:number-columns-repeated="9"/>
          <table:table-cell table:style-name="ce510"/>
        </table:table-row>
        <table:table-row table:style-name="ro4">
          <table:table-cell table:style-name="ce87" office:value-type="float" office:value="9045">
            <text:p>9045</text:p>
          </table:table-cell>
          <table:table-cell table:style-name="ce162" office:value-type="date" office:date-value="2015-05-15">
            <text:p>2015-05-15</text:p>
          </table:table-cell>
          <table:table-cell table:style-name="ce223" office:value-type="time" office:time-value="PT22H08M00S">
            <text:p>22:08</text:p>
          </table:table-cell>
          <table:table-cell table:style-name="ce255" office:value-type="time" office:time-value="PT22H42M00S">
            <text:p>22:42</text:p>
          </table:table-cell>
          <table:table-cell table:style-name="ce309" table:formula="of:=([.D461]-[.C461])*24*60" office:value-type="float" office:value="34">
            <text:p>34</text:p>
          </table:table-cell>
          <table:table-cell table:style-name="ce364" office:value-type="string">
            <text:p>Diamond</text:p>
          </table:table-cell>
          <table:table-cell table:style-name="ce371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71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96"/>
          <table:table-cell table:style-name="ce443" table:formula="of:=IF([.J461]=&quot;YES&quot;;[.I461];0)*IF([.I461]&gt;1;1;0)" office:value-type="float" office:value="8.9">
            <text:p>8,9</text:p>
          </table:table-cell>
          <table:table-cell table:style-name="ce443" table:formula="of:=IF([.J461]=&quot;YES&quot;;[.E461];0)*IF([.I461]&gt;1;1;0)" office:value-type="float" office:value="34">
            <text:p>34</text:p>
          </table:table-cell>
          <table:table-cell table:style-name="ce84" table:formula="of:=IF([.J461]=&quot;YES&quot;;1;0)*IF([.I461]&gt;1;1;0)" office:value-type="float" office:value="1">
            <text:p>1</text:p>
          </table:table-cell>
          <table:table-cell table:style-name="ce84" table:formula="of:=IF([.F461]=&quot;Diamond&quot;;1;0)*[.N461]*IF([.I461]&gt;1;1;0)" office:value-type="float" office:value="1">
            <text:p>1</text:p>
          </table:table-cell>
          <table:table-cell table:style-name="ce84" table:formula="of:=IF([.F461]=&quot;Moeller&quot;;1;0)*[.N461]*IF([.I461]&gt;1;1;0)" office:value-type="float" office:value="0">
            <text:p>0</text:p>
          </table:table-cell>
          <table:table-cell table:style-name="ce84" table:formula="of:=[.O461]*[.L461]" office:value-type="float" office:value="8.9">
            <text:p>8,9</text:p>
          </table:table-cell>
          <table:table-cell table:style-name="ce84" table:formula="of:=[.O461]*[.M461]" office:value-type="float" office:value="34">
            <text:p>34</text:p>
          </table:table-cell>
          <table:table-cell table:style-name="ce84" table:formula="of:=[.P461]*[.L461]" office:value-type="float" office:value="0">
            <text:p>0</text:p>
          </table:table-cell>
          <table:table-cell table:style-name="ce84" table:formula="of:=[.P461]*[.M461]" office:value-type="float" office:value="0">
            <text:p>0</text:p>
          </table:table-cell>
          <table:table-cell table:style-name="ce84" table:formula="of:=SUM([.N461:.P461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43" office:value-type="float" office:value="9046">
            <text:p>9046</text:p>
          </table:table-cell>
          <table:table-cell table:style-name="ce156" office:value-type="date" office:date-value="2015-05-15">
            <text:p>2015-05-15</text:p>
          </table:table-cell>
          <table:table-cell table:style-name="ce184" office:value-type="time" office:time-value="PT23H05M00S">
            <text:p>23:05</text:p>
          </table:table-cell>
          <table:table-cell table:style-name="ce248" office:value-type="time" office:time-value="PT23H08M00S">
            <text:p>23:08</text:p>
          </table:table-cell>
          <table:table-cell table:style-name="ce268" table:formula="of:=([.D462]-[.C462])*24*60" office:value-type="float" office:value="2.99999999999999">
            <text:p>3</text:p>
          </table:table-cell>
          <table:table-cell table:style-name="ce164" office:value-type="string">
            <text:p>Diamond</text:p>
          </table:table-cell>
          <table:table-cell table:style-name="ce166" office:value-type="float" office:value="750">
            <text:p>750</text:p>
          </table:table-cell>
          <table:table-cell table:style-name="ce164" office:value-type="string">
            <text:p>PARA</text:p>
          </table:table-cell>
          <table:table-cell table:style-name="ce166" office:value-type="float" office:value="0.71">
            <text:p>0,71</text:p>
          </table:table-cell>
          <table:table-cell table:style-name="ce164" office:value-type="string">
            <text:p>NO</text:p>
          </table:table-cell>
          <table:table-cell table:style-name="ce358" office:value-type="string">
            <text:p>Garbage run</text:p>
          </table:table-cell>
          <table:table-cell table:style-name="ce395" table:formula="of:=IF([.J462]=&quot;YES&quot;;[.I462];0)*IF([.I462]&gt;1;1;0)" office:value-type="float" office:value="0">
            <text:p>0</text:p>
          </table:table-cell>
          <table:table-cell table:style-name="ce395" table:formula="of:=IF([.J462]=&quot;YES&quot;;[.E462];0)*IF([.I462]&gt;1;1;0)" office:value-type="float" office:value="0">
            <text:p>0</text:p>
          </table:table-cell>
          <table:table-cell table:formula="of:=IF([.J462]=&quot;YES&quot;;1;0)*IF([.I462]&gt;1;1;0)" office:value-type="float" office:value="0">
            <text:p>0</text:p>
          </table:table-cell>
          <table:table-cell table:formula="of:=IF([.F462]=&quot;Diamond&quot;;1;0)*[.N462]*IF([.I462]&gt;1;1;0)" office:value-type="float" office:value="0">
            <text:p>0</text:p>
          </table:table-cell>
          <table:table-cell table:formula="of:=IF([.F462]=&quot;Moeller&quot;;1;0)*[.N462]*IF([.I462]&gt;1;1;0)" office:value-type="float" office:value="0">
            <text:p>0</text:p>
          </table:table-cell>
          <table:table-cell table:formula="of:=[.O462]*[.L462]" office:value-type="float" office:value="0">
            <text:p>0</text:p>
          </table:table-cell>
          <table:table-cell table:formula="of:=[.O462]*[.M462]" office:value-type="float" office:value="0">
            <text:p>0</text:p>
          </table:table-cell>
          <table:table-cell table:formula="of:=[.P462]*[.L462]" office:value-type="float" office:value="0">
            <text:p>0</text:p>
          </table:table-cell>
          <table:table-cell table:formula="of:=[.P462]*[.M462]" office:value-type="float" office:value="0">
            <text:p>0</text:p>
          </table:table-cell>
          <table:table-cell table:formula="of:=SUM([.N462:.P462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43" office:value-type="float" office:value="9047">
            <text:p>9047</text:p>
          </table:table-cell>
          <table:table-cell table:style-name="ce156" office:value-type="date" office:date-value="2015-05-15">
            <text:p>2015-05-15</text:p>
          </table:table-cell>
          <table:table-cell table:style-name="ce184" office:value-type="time" office:time-value="PT23H08M00S">
            <text:p>23:08</text:p>
          </table:table-cell>
          <table:table-cell table:style-name="ce248" office:value-type="time" office:time-value="PT23H09M00S">
            <text:p>23:09</text:p>
          </table:table-cell>
          <table:table-cell table:style-name="ce268" table:formula="of:=([.D463]-[.C463])*24*60" office:value-type="float" office:value="0.999999999999996">
            <text:p>1</text:p>
          </table:table-cell>
          <table:table-cell table:style-name="ce164" office:value-type="string">
            <text:p>Diamond</text:p>
          </table:table-cell>
          <table:table-cell table:style-name="ce166" office:value-type="float" office:value="750">
            <text:p>750</text:p>
          </table:table-cell>
          <table:table-cell table:style-name="ce164" office:value-type="string">
            <text:p>PARA</text:p>
          </table:table-cell>
          <table:table-cell table:style-name="ce166" office:value-type="float" office:value="0.2">
            <text:p>0,2</text:p>
          </table:table-cell>
          <table:table-cell table:style-name="ce164" office:value-type="string">
            <text:p>NO</text:p>
          </table:table-cell>
          <table:table-cell table:style-name="ce358" office:value-type="string">
            <text:p>Garbage run</text:p>
          </table:table-cell>
          <table:table-cell table:style-name="ce395" table:formula="of:=IF([.J463]=&quot;YES&quot;;[.I463];0)*IF([.I463]&gt;1;1;0)" office:value-type="float" office:value="0">
            <text:p>0</text:p>
          </table:table-cell>
          <table:table-cell table:style-name="ce395" table:formula="of:=IF([.J463]=&quot;YES&quot;;[.E463];0)*IF([.I463]&gt;1;1;0)" office:value-type="float" office:value="0">
            <text:p>0</text:p>
          </table:table-cell>
          <table:table-cell table:formula="of:=IF([.J463]=&quot;YES&quot;;1;0)*IF([.I463]&gt;1;1;0)" office:value-type="float" office:value="0">
            <text:p>0</text:p>
          </table:table-cell>
          <table:table-cell table:formula="of:=IF([.F463]=&quot;Diamond&quot;;1;0)*[.N463]*IF([.I463]&gt;1;1;0)" office:value-type="float" office:value="0">
            <text:p>0</text:p>
          </table:table-cell>
          <table:table-cell table:formula="of:=IF([.F463]=&quot;Moeller&quot;;1;0)*[.N463]*IF([.I463]&gt;1;1;0)" office:value-type="float" office:value="0">
            <text:p>0</text:p>
          </table:table-cell>
          <table:table-cell table:formula="of:=[.O463]*[.L463]" office:value-type="float" office:value="0">
            <text:p>0</text:p>
          </table:table-cell>
          <table:table-cell table:formula="of:=[.O463]*[.M463]" office:value-type="float" office:value="0">
            <text:p>0</text:p>
          </table:table-cell>
          <table:table-cell table:formula="of:=[.P463]*[.L463]" office:value-type="float" office:value="0">
            <text:p>0</text:p>
          </table:table-cell>
          <table:table-cell table:formula="of:=[.P463]*[.M463]" office:value-type="float" office:value="0">
            <text:p>0</text:p>
          </table:table-cell>
          <table:table-cell table:formula="of:=SUM([.N463:.P463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95" office:value-type="float" office:value="9048">
            <text:p>9048</text:p>
          </table:table-cell>
          <table:table-cell table:style-name="ce147" office:value-type="date" office:date-value="2015-05-15">
            <text:p>2015-05-15</text:p>
          </table:table-cell>
          <table:table-cell table:style-name="ce221" office:value-type="time" office:time-value="PT23H09M00S">
            <text:p>23:09</text:p>
          </table:table-cell>
          <table:table-cell table:style-name="ce221" office:value-type="time" office:time-value="PT23H47M00S">
            <text:p>23:47</text:p>
          </table:table-cell>
          <table:table-cell table:style-name="ce306" table:formula="of:=([.D464]-[.C464])*24*60" office:value-type="float" office:value="38">
            <text:p>38</text:p>
          </table:table-cell>
          <table:table-cell table:style-name="ce362" office:value-type="string">
            <text:p>Diamond</text:p>
          </table:table-cell>
          <table:table-cell table:style-name="ce362" office:value-type="float" office:value="750">
            <text:p>750</text:p>
          </table:table-cell>
          <table:table-cell table:style-name="ce362" office:value-type="string">
            <text:p>PARA</text:p>
          </table:table-cell>
          <table:table-cell table:style-name="ce401" office:value-type="float" office:value="9.1">
            <text:p>9,1</text:p>
          </table:table-cell>
          <table:table-cell table:style-name="ce407" office:value-type="string">
            <text:p>YES</text:p>
          </table:table-cell>
          <table:table-cell table:style-name="ce396" office:value-type="string">
            <text:p><text:s/>MWPC holes, did STOP and GO </text:p>
          </table:table-cell>
          <table:table-cell table:style-name="ce443" table:formula="of:=IF([.J462]=&quot;YES&quot;;[.I462];0)*IF([.I462]&gt;1;1;0)" office:value-type="float" office:value="0">
            <text:p>0</text:p>
          </table:table-cell>
          <table:table-cell table:style-name="ce443" table:formula="of:=IF([.J462]=&quot;YES&quot;;[.E464];0)*IF([.I462]&gt;1;1;0)" office:value-type="float" office:value="0">
            <text:p>0</text:p>
          </table:table-cell>
          <table:table-cell table:style-name="ce84" table:formula="of:=IF([.J462]=&quot;YES&quot;;1;0)*IF([.I462]&gt;1;1;0)" office:value-type="float" office:value="0">
            <text:p>0</text:p>
          </table:table-cell>
          <table:table-cell table:style-name="ce84" table:formula="of:=IF([.F464]=&quot;Diamond&quot;;1;0)*[.N464]*IF([.I462]&gt;1;1;0)" office:value-type="float" office:value="0">
            <text:p>0</text:p>
          </table:table-cell>
          <table:table-cell table:style-name="ce84" table:formula="of:=IF([.F464]=&quot;Moeller&quot;;1;0)*[.N464]*IF([.I462]&gt;1;1;0)" office:value-type="float" office:value="0">
            <text:p>0</text:p>
          </table:table-cell>
          <table:table-cell table:style-name="ce84" table:formula="of:=[.O464]*[.L464]" office:value-type="float" office:value="0">
            <text:p>0</text:p>
          </table:table-cell>
          <table:table-cell table:style-name="ce84" table:formula="of:=[.O464]*[.M464]" office:value-type="float" office:value="0">
            <text:p>0</text:p>
          </table:table-cell>
          <table:table-cell table:style-name="ce84" table:formula="of:=[.P464]*[.L464]" office:value-type="float" office:value="0">
            <text:p>0</text:p>
          </table:table-cell>
          <table:table-cell table:style-name="ce84" table:formula="of:=[.P464]*[.M464]" office:value-type="float" office:value="0">
            <text:p>0</text:p>
          </table:table-cell>
          <table:table-cell table:style-name="ce84" table:formula="of:=SUM([.N464:.P464])" office:value-type="float" office:value="0">
            <text:p>0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91" office:value-type="float" office:value="9049">
            <text:p>9049</text:p>
          </table:table-cell>
          <table:table-cell table:style-name="ce148" office:value-type="date" office:date-value="2015-05-15">
            <text:p>2015-05-15</text:p>
          </table:table-cell>
          <table:table-cell table:style-name="ce222" office:value-type="time" office:time-value="PT23H47M00S">
            <text:p>23:47</text:p>
          </table:table-cell>
          <table:table-cell table:style-name="ce222" office:value-type="time" office:time-value="PT23H59M00S">
            <text:p>23:59</text:p>
          </table:table-cell>
          <table:table-cell table:style-name="ce307" table:formula="of:=([.D465]-[.C465])*24*60" office:value-type="float" office:value="12">
            <text:p>12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ARA</text:p>
          </table:table-cell>
          <table:table-cell table:style-name="ce402" office:value-type="float" office:value="3">
            <text:p>3</text:p>
          </table:table-cell>
          <table:table-cell table:style-name="ce408" office:value-type="string">
            <text:p>YES</text:p>
          </table:table-cell>
          <table:table-cell table:style-name="ce383"/>
          <table:table-cell table:style-name="ce445" table:formula="of:=IF([.J463]=&quot;YES&quot;;[.I463];0)*IF([.I463]&gt;1;1;0)" office:value-type="float" office:value="0">
            <text:p>0</text:p>
          </table:table-cell>
          <table:table-cell table:style-name="ce445" table:formula="of:=IF([.J463]=&quot;YES&quot;;[.E465];0)*IF([.I463]&gt;1;1;0)" office:value-type="float" office:value="0">
            <text:p>0</text:p>
          </table:table-cell>
          <table:table-cell table:style-name="ce85" table:formula="of:=IF([.J463]=&quot;YES&quot;;1;0)*IF([.I463]&gt;1;1;0)" office:value-type="float" office:value="0">
            <text:p>0</text:p>
          </table:table-cell>
          <table:table-cell table:style-name="ce85" table:formula="of:=IF([.F465]=&quot;Diamond&quot;;1;0)*[.N465]*IF([.I463]&gt;1;1;0)" office:value-type="float" office:value="0">
            <text:p>0</text:p>
          </table:table-cell>
          <table:table-cell table:style-name="ce85" table:formula="of:=IF([.F465]=&quot;Moeller&quot;;1;0)*[.N465]*IF([.I463]&gt;1;1;0)" office:value-type="float" office:value="0">
            <text:p>0</text:p>
          </table:table-cell>
          <table:table-cell table:style-name="ce85" table:formula="of:=[.O465]*[.L465]" office:value-type="float" office:value="0">
            <text:p>0</text:p>
          </table:table-cell>
          <table:table-cell table:style-name="ce85" table:formula="of:=[.O465]*[.M465]" office:value-type="float" office:value="0">
            <text:p>0</text:p>
          </table:table-cell>
          <table:table-cell table:style-name="ce85" table:formula="of:=[.P465]*[.L465]" office:value-type="float" office:value="0">
            <text:p>0</text:p>
          </table:table-cell>
          <table:table-cell table:style-name="ce85" table:formula="of:=[.P465]*[.M465]" office:value-type="float" office:value="0">
            <text:p>0</text:p>
          </table:table-cell>
          <table:table-cell table:style-name="ce85" table:formula="of:=SUM([.N465:.P465])" office:value-type="float" office:value="0">
            <text:p>0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95" office:value-type="float" office:value="9050">
            <text:p>9050</text:p>
          </table:table-cell>
          <table:table-cell table:style-name="ce147" office:value-type="date" office:date-value="2015-05-16">
            <text:p>2015-05-16</text:p>
          </table:table-cell>
          <table:table-cell table:style-name="ce221" office:value-type="time" office:time-value="PT00H00M00S">
            <text:p>00:00</text:p>
          </table:table-cell>
          <table:table-cell table:style-name="ce221" office:value-type="time" office:time-value="PT00H38M00S">
            <text:p>00:38</text:p>
          </table:table-cell>
          <table:table-cell table:style-name="ce306" table:formula="of:=([.D466]-[.C466])*24*60" office:value-type="float" office:value="38">
            <text:p>38</text:p>
          </table:table-cell>
          <table:table-cell table:style-name="ce362" office:value-type="string">
            <text:p>Diamond</text:p>
          </table:table-cell>
          <table:table-cell table:style-name="ce362" office:value-type="float" office:value="750">
            <text:p>750</text:p>
          </table:table-cell>
          <table:table-cell table:style-name="ce362" office:value-type="string">
            <text:p>PERP</text:p>
          </table:table-cell>
          <table:table-cell table:style-name="ce362" office:value-type="float" office:value="9.4">
            <text:p>9,4</text:p>
          </table:table-cell>
          <table:table-cell table:style-name="ce362" office:value-type="string">
            <text:p>YES</text:p>
          </table:table-cell>
          <table:table-cell table:style-name="ce388"/>
          <table:table-cell table:style-name="ce444" table:formula="of:=IF([.J466]=&quot;YES&quot;;[.I466];0)*IF([.I466]&gt;1;1;0)" office:value-type="float" office:value="9.4">
            <text:p>9,4</text:p>
          </table:table-cell>
          <table:table-cell table:style-name="ce444" table:formula="of:=IF([.J466]=&quot;YES&quot;;[.E466];0)*IF([.I466]&gt;1;1;0)" office:value-type="float" office:value="38">
            <text:p>38</text:p>
          </table:table-cell>
          <table:table-cell table:style-name="ce459" table:formula="of:=IF([.J466]=&quot;YES&quot;;1;0)*IF([.I466]&gt;1;1;0)" office:value-type="float" office:value="1">
            <text:p>1</text:p>
          </table:table-cell>
          <table:table-cell table:style-name="ce462" table:formula="of:=IF([.F466]=&quot;Diamond&quot;;1;0)*[.N466]*IF([.I466]&gt;1;1;0)" office:value-type="float" office:value="1">
            <text:p>1</text:p>
          </table:table-cell>
          <table:table-cell table:style-name="ce84" table:formula="of:=IF([.F466]=&quot;Moeller&quot;;1;0)*[.N466]*IF([.I466]&gt;1;1;0)" office:value-type="float" office:value="0">
            <text:p>0</text:p>
          </table:table-cell>
          <table:table-cell table:style-name="ce84" table:formula="of:=[.O466]*[.L466]" office:value-type="float" office:value="9.4">
            <text:p>9,4</text:p>
          </table:table-cell>
          <table:table-cell table:style-name="ce84" table:formula="of:=[.O466]*[.M466]" office:value-type="float" office:value="38">
            <text:p>38</text:p>
          </table:table-cell>
          <table:table-cell table:style-name="ce84" table:formula="of:=[.P466]*[.L466]" office:value-type="float" office:value="0">
            <text:p>0</text:p>
          </table:table-cell>
          <table:table-cell table:style-name="ce84" table:formula="of:=[.P466]*[.M466]" office:value-type="float" office:value="0">
            <text:p>0</text:p>
          </table:table-cell>
          <table:table-cell table:style-name="ce84" table:formula="of:=SUM([.N466:.P466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91" office:value-type="float" office:value="9051">
            <text:p>9051</text:p>
          </table:table-cell>
          <table:table-cell table:style-name="ce148" office:value-type="date" office:date-value="2015-05-16">
            <text:p>2015-05-16</text:p>
          </table:table-cell>
          <table:table-cell table:style-name="ce222" office:value-type="time" office:time-value="PT00H38M00S">
            <text:p>00:38</text:p>
          </table:table-cell>
          <table:table-cell table:style-name="ce222" office:value-type="time" office:time-value="PT01H16M00S">
            <text:p>01:16</text:p>
          </table:table-cell>
          <table:table-cell table:style-name="ce307" table:formula="of:=([.D467]-[.C467])*24*60" office:value-type="float" office:value="38">
            <text:p>38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63" office:value-type="float" office:value="9.8">
            <text:p>9,8</text:p>
          </table:table-cell>
          <table:table-cell table:style-name="ce363" office:value-type="string">
            <text:p>YES</text:p>
          </table:table-cell>
          <table:table-cell table:style-name="ce389"/>
          <table:table-cell table:style-name="ce445" table:formula="of:=IF([.J467]=&quot;YES&quot;;[.I467];0)*IF([.I467]&gt;1;1;0)" office:value-type="float" office:value="9.8">
            <text:p>9,8</text:p>
          </table:table-cell>
          <table:table-cell table:style-name="ce445" table:formula="of:=IF([.J467]=&quot;YES&quot;;[.E467];0)*IF([.I467]&gt;1;1;0)" office:value-type="float" office:value="38">
            <text:p>38</text:p>
          </table:table-cell>
          <table:table-cell table:style-name="ce85" table:formula="of:=IF([.J467]=&quot;YES&quot;;1;0)*IF([.I467]&gt;1;1;0)" office:value-type="float" office:value="1">
            <text:p>1</text:p>
          </table:table-cell>
          <table:table-cell table:style-name="ce463" table:formula="of:=IF([.F467]=&quot;Diamond&quot;;1;0)*[.N467]*IF([.I467]&gt;1;1;0)" office:value-type="float" office:value="1">
            <text:p>1</text:p>
          </table:table-cell>
          <table:table-cell table:formula="of:=IF([.F467]=&quot;Moeller&quot;;1;0)*[.N467]*IF([.I467]&gt;1;1;0)" office:value-type="float" office:value="0">
            <text:p>0</text:p>
          </table:table-cell>
          <table:table-cell table:formula="of:=[.O467]*[.L467]" office:value-type="float" office:value="9.8">
            <text:p>9,8</text:p>
          </table:table-cell>
          <table:table-cell table:formula="of:=[.O467]*[.M467]" office:value-type="float" office:value="38">
            <text:p>38</text:p>
          </table:table-cell>
          <table:table-cell table:formula="of:=[.P467]*[.L467]" office:value-type="float" office:value="0">
            <text:p>0</text:p>
          </table:table-cell>
          <table:table-cell table:formula="of:=[.P467]*[.M467]" office:value-type="float" office:value="0">
            <text:p>0</text:p>
          </table:table-cell>
          <table:table-cell table:formula="of:=SUM([.N467:.P467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87" office:value-type="float" office:value="9052">
            <text:p>9052</text:p>
          </table:table-cell>
          <table:table-cell table:style-name="ce149" office:value-type="date" office:date-value="2015-05-16">
            <text:p>2015-05-16</text:p>
          </table:table-cell>
          <table:table-cell table:style-name="ce223" office:value-type="time" office:time-value="PT01H18M00S">
            <text:p>01:18</text:p>
          </table:table-cell>
          <table:table-cell table:style-name="ce223" office:value-type="time" office:time-value="PT01H57M00S">
            <text:p>01:57</text:p>
          </table:table-cell>
          <table:table-cell table:style-name="ce308" table:formula="of:=([.D468]-[.C468])*24*60" office:value-type="float" office:value="39">
            <text:p>39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9.4">
            <text:p>9,4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the beam ion chamber dropped a bit</text:p>
          </table:table-cell>
          <table:table-cell table:style-name="ce395" table:formula="of:=IF([.J468]=&quot;YES&quot;;[.I468];0)*IF([.I468]&gt;1;1;0)" office:value-type="float" office:value="9.4">
            <text:p>9,4</text:p>
          </table:table-cell>
          <table:table-cell table:style-name="ce395" table:formula="of:=IF([.J468]=&quot;YES&quot;;[.E468];0)*IF([.I468]&gt;1;1;0)" office:value-type="float" office:value="39">
            <text:p>39</text:p>
          </table:table-cell>
          <table:table-cell table:formula="of:=IF([.J468]=&quot;YES&quot;;1;0)*IF([.I468]&gt;1;1;0)" office:value-type="float" office:value="1">
            <text:p>1</text:p>
          </table:table-cell>
          <table:table-cell table:formula="of:=IF([.F468]=&quot;Diamond&quot;;1;0)*[.N468]*IF([.I468]&gt;1;1;0)" office:value-type="float" office:value="1">
            <text:p>1</text:p>
          </table:table-cell>
          <table:table-cell table:formula="of:=IF([.F468]=&quot;Moeller&quot;;1;0)*[.N468]*IF([.I468]&gt;1;1;0)" office:value-type="float" office:value="0">
            <text:p>0</text:p>
          </table:table-cell>
          <table:table-cell table:formula="of:=[.O468]*[.L468]" office:value-type="float" office:value="9.4">
            <text:p>9,4</text:p>
          </table:table-cell>
          <table:table-cell table:formula="of:=[.O468]*[.M468]" office:value-type="float" office:value="39">
            <text:p>39</text:p>
          </table:table-cell>
          <table:table-cell table:formula="of:=[.P468]*[.L468]" office:value-type="float" office:value="0">
            <text:p>0</text:p>
          </table:table-cell>
          <table:table-cell table:formula="of:=[.P468]*[.M468]" office:value-type="float" office:value="0">
            <text:p>0</text:p>
          </table:table-cell>
          <table:table-cell table:formula="of:=SUM([.N468:.P468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91" office:value-type="float" office:value="9053">
            <text:p>9053</text:p>
          </table:table-cell>
          <table:table-cell table:style-name="ce148" office:value-type="date" office:date-value="2015-05-16">
            <text:p>2015-05-16</text:p>
          </table:table-cell>
          <table:table-cell table:style-name="ce222" office:value-type="time" office:time-value="PT02H00M00S">
            <text:p>02:00</text:p>
          </table:table-cell>
          <table:table-cell table:style-name="ce222" office:value-type="time" office:time-value="PT02H38M00S">
            <text:p>02:38</text:p>
          </table:table-cell>
          <table:table-cell table:style-name="ce307" table:formula="of:=([.D469]-[.C469])*24*60" office:value-type="float" office:value="38">
            <text:p>38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ARA</text:p>
          </table:table-cell>
          <table:table-cell table:style-name="ce363" office:value-type="float" office:value="9">
            <text:p>9</text:p>
          </table:table-cell>
          <table:table-cell table:style-name="ce363" office:value-type="string">
            <text:p>YES</text:p>
          </table:table-cell>
          <table:table-cell table:style-name="ce389"/>
          <table:table-cell table:style-name="ce443" table:formula="of:=IF([.J469]=&quot;YES&quot;;[.I469];0)*IF([.I469]&gt;1;1;0)" office:value-type="float" office:value="9">
            <text:p>9</text:p>
          </table:table-cell>
          <table:table-cell table:style-name="ce443" table:formula="of:=IF([.J469]=&quot;YES&quot;;[.E469];0)*IF([.I469]&gt;1;1;0)" office:value-type="float" office:value="38">
            <text:p>38</text:p>
          </table:table-cell>
          <table:table-cell table:style-name="ce84" table:formula="of:=IF([.J469]=&quot;YES&quot;;1;0)*IF([.I469]&gt;1;1;0)" office:value-type="float" office:value="1">
            <text:p>1</text:p>
          </table:table-cell>
          <table:table-cell table:style-name="ce84" table:formula="of:=IF([.F469]=&quot;Diamond&quot;;1;0)*[.N469]*IF([.I469]&gt;1;1;0)" office:value-type="float" office:value="1">
            <text:p>1</text:p>
          </table:table-cell>
          <table:table-cell table:style-name="ce84" table:formula="of:=IF([.F469]=&quot;Moeller&quot;;1;0)*[.N469]*IF([.I469]&gt;1;1;0)" office:value-type="float" office:value="0">
            <text:p>0</text:p>
          </table:table-cell>
          <table:table-cell table:style-name="ce84" table:formula="of:=[.O469]*[.L469]" office:value-type="float" office:value="9">
            <text:p>9</text:p>
          </table:table-cell>
          <table:table-cell table:style-name="ce84" table:formula="of:=[.O469]*[.M469]" office:value-type="float" office:value="38">
            <text:p>38</text:p>
          </table:table-cell>
          <table:table-cell table:style-name="ce84" table:formula="of:=[.P469]*[.L469]" office:value-type="float" office:value="0">
            <text:p>0</text:p>
          </table:table-cell>
          <table:table-cell table:style-name="ce84" table:formula="of:=[.P469]*[.M469]" office:value-type="float" office:value="0">
            <text:p>0</text:p>
          </table:table-cell>
          <table:table-cell table:style-name="ce84" table:formula="of:=SUM([.N469:.P469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054">
            <text:p>9054</text:p>
          </table:table-cell>
          <table:table-cell table:style-name="ce149" office:value-type="date" office:date-value="2015-05-16">
            <text:p>2015-05-16</text:p>
          </table:table-cell>
          <table:table-cell table:style-name="ce223" office:value-type="time" office:time-value="PT02H58M00S">
            <text:p>02:58</text:p>
          </table:table-cell>
          <table:table-cell table:style-name="ce223" office:value-type="time" office:time-value="PT03H11M00S">
            <text:p>03:11</text:p>
          </table:table-cell>
          <table:table-cell table:style-name="ce308" table:formula="of:=([.D470]-[.C470])*24*60" office:value-type="float" office:value="13">
            <text:p>13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3.2">
            <text:p>3,2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beam ion chamber is now back at 58kHz after optimizing the beam, mpwc again, beam gone</text:p>
          </table:table-cell>
          <table:table-cell table:style-name="ce395" table:formula="of:=IF([.J470]=&quot;YES&quot;;[.I470];0)*IF([.I470]&gt;1;1;0)" office:value-type="float" office:value="3.2">
            <text:p>3,2</text:p>
          </table:table-cell>
          <table:table-cell table:style-name="ce395" table:formula="of:=IF([.J470]=&quot;YES&quot;;[.E470];0)*IF([.I470]&gt;1;1;0)" office:value-type="float" office:value="13">
            <text:p>13</text:p>
          </table:table-cell>
          <table:table-cell table:formula="of:=IF([.J470]=&quot;YES&quot;;1;0)*IF([.I470]&gt;1;1;0)" office:value-type="float" office:value="1">
            <text:p>1</text:p>
          </table:table-cell>
          <table:table-cell table:formula="of:=IF([.F470]=&quot;Diamond&quot;;1;0)*[.N470]*IF([.I470]&gt;1;1;0)" office:value-type="float" office:value="1">
            <text:p>1</text:p>
          </table:table-cell>
          <table:table-cell table:formula="of:=IF([.F470]=&quot;Moeller&quot;;1;0)*[.N470]*IF([.I470]&gt;1;1;0)" office:value-type="float" office:value="0">
            <text:p>0</text:p>
          </table:table-cell>
          <table:table-cell table:formula="of:=[.O470]*[.L470]" office:value-type="float" office:value="3.2">
            <text:p>3,2</text:p>
          </table:table-cell>
          <table:table-cell table:formula="of:=[.O470]*[.M470]" office:value-type="float" office:value="13">
            <text:p>13</text:p>
          </table:table-cell>
          <table:table-cell table:formula="of:=[.P470]*[.L470]" office:value-type="float" office:value="0">
            <text:p>0</text:p>
          </table:table-cell>
          <table:table-cell table:formula="of:=[.P470]*[.M470]" office:value-type="float" office:value="0">
            <text:p>0</text:p>
          </table:table-cell>
          <table:table-cell table:formula="of:=SUM([.N470:.P470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3" office:value-type="float" office:value="9055">
            <text:p>9055</text:p>
          </table:table-cell>
          <table:table-cell table:style-name="ce141" office:value-type="date" office:date-value="2015-05-16">
            <text:p>2015-05-16</text:p>
          </table:table-cell>
          <table:table-cell table:style-name="ce184" office:value-type="time" office:time-value="PT03H19M00S">
            <text:p>03:19</text:p>
          </table:table-cell>
          <table:table-cell table:style-name="ce184" office:value-type="time" office:time-value="PT03H25M00S">
            <text:p>03:25</text:p>
          </table:table-cell>
          <table:table-cell table:style-name="ce273" table:formula="of:=([.D471]-[.C471])*24*60" office:value-type="float" office:value="5.99999999999998">
            <text:p>6</text:p>
          </table:table-cell>
          <table:table-cell table:style-name="ce164" office:value-type="string">
            <text:p>Diamond</text:p>
          </table:table-cell>
          <table:table-cell table:style-name="ce164" office:value-type="float" office:value="750">
            <text:p>750</text:p>
          </table:table-cell>
          <table:table-cell table:style-name="ce164" office:value-type="string">
            <text:p>PERP</text:p>
          </table:table-cell>
          <table:table-cell table:style-name="ce164" office:value-type="float" office:value="1.5">
            <text:p>1,5</text:p>
          </table:table-cell>
          <table:table-cell table:style-name="ce164" office:value-type="string">
            <text:p>MAYBE</text:p>
          </table:table-cell>
          <table:table-cell table:style-name="Default" office:value-type="string">
            <text:p>macrobusy crashed</text:p>
          </table:table-cell>
          <table:table-cell table:style-name="ce395" table:formula="of:=IF([.J471]=&quot;YES&quot;;[.I471];0)*IF([.I471]&gt;1;1;0)" office:value-type="float" office:value="0">
            <text:p>0</text:p>
          </table:table-cell>
          <table:table-cell table:style-name="ce395" table:formula="of:=IF([.J471]=&quot;YES&quot;;[.E471];0)*IF([.I471]&gt;1;1;0)" office:value-type="float" office:value="0">
            <text:p>0</text:p>
          </table:table-cell>
          <table:table-cell table:formula="of:=IF([.J471]=&quot;YES&quot;;1;0)*IF([.I471]&gt;1;1;0)" office:value-type="float" office:value="0">
            <text:p>0</text:p>
          </table:table-cell>
          <table:table-cell table:formula="of:=IF([.F471]=&quot;Diamond&quot;;1;0)*[.N471]*IF([.I471]&gt;1;1;0)" office:value-type="float" office:value="0">
            <text:p>0</text:p>
          </table:table-cell>
          <table:table-cell table:formula="of:=IF([.F471]=&quot;Moeller&quot;;1;0)*[.N471]*IF([.I471]&gt;1;1;0)" office:value-type="float" office:value="0">
            <text:p>0</text:p>
          </table:table-cell>
          <table:table-cell table:formula="of:=[.O471]*[.L471]" office:value-type="float" office:value="0">
            <text:p>0</text:p>
          </table:table-cell>
          <table:table-cell table:formula="of:=[.O471]*[.M471]" office:value-type="float" office:value="0">
            <text:p>0</text:p>
          </table:table-cell>
          <table:table-cell table:formula="of:=[.P471]*[.L471]" office:value-type="float" office:value="0">
            <text:p>0</text:p>
          </table:table-cell>
          <table:table-cell table:formula="of:=[.P471]*[.M471]" office:value-type="float" office:value="0">
            <text:p>0</text:p>
          </table:table-cell>
          <table:table-cell table:formula="of:=SUM([.N471:.P471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056">
            <text:p>9056</text:p>
          </table:table-cell>
          <table:table-cell table:style-name="ce141" office:value-type="date" office:date-value="2015-05-16">
            <text:p>2015-05-16</text:p>
          </table:table-cell>
          <table:table-cell table:style-name="ce202"/>
          <table:table-cell table:style-name="Default" table:number-columns-repeated="5"/>
          <table:table-cell table:number-columns-repeated="2" table:style-name="ce164"/>
          <table:table-cell table:style-name="ce166" office:value-type="string">
            <text:p>junk</text:p>
          </table:table-cell>
          <table:table-cell table:style-name="ce395" table:formula="of:=IF([.J472]=&quot;YES&quot;;[.I472];0)*IF([.I472]&gt;1;1;0)" office:value-type="float" office:value="0">
            <text:p>0</text:p>
          </table:table-cell>
          <table:table-cell table:style-name="ce395" table:formula="of:=IF([.J472]=&quot;YES&quot;;[.E474];0)*IF([.I472]&gt;1;1;0)" office:value-type="float" office:value="0">
            <text:p>0</text:p>
          </table:table-cell>
          <table:table-cell table:formula="of:=IF([.J472]=&quot;YES&quot;;1;0)*IF([.I472]&gt;1;1;0)" office:value-type="float" office:value="0">
            <text:p>0</text:p>
          </table:table-cell>
          <table:table-cell table:formula="of:=IF([.F474]=&quot;Diamond&quot;;1;0)*[.N472]*IF([.I472]&gt;1;1;0)" office:value-type="float" office:value="0">
            <text:p>0</text:p>
          </table:table-cell>
          <table:table-cell table:formula="of:=IF([.F474]=&quot;Moeller&quot;;1;0)*[.N472]*IF([.I472]&gt;1;1;0)" office:value-type="float" office:value="0">
            <text:p>0</text:p>
          </table:table-cell>
          <table:table-cell table:formula="of:=[.O472]*[.L472]" office:value-type="float" office:value="0">
            <text:p>0</text:p>
          </table:table-cell>
          <table:table-cell table:formula="of:=[.O472]*[.M472]" office:value-type="float" office:value="0">
            <text:p>0</text:p>
          </table:table-cell>
          <table:table-cell table:formula="of:=[.P472]*[.L472]" office:value-type="float" office:value="0">
            <text:p>0</text:p>
          </table:table-cell>
          <table:table-cell table:formula="of:=[.P472]*[.M472]" office:value-type="float" office:value="0">
            <text:p>0</text:p>
          </table:table-cell>
          <table:table-cell table:formula="of:=SUM([.N472:.P472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057">
            <text:p>9057</text:p>
          </table:table-cell>
          <table:table-cell table:style-name="ce141" office:value-type="date" office:date-value="2015-05-16">
            <text:p>2015-05-16</text:p>
          </table:table-cell>
          <table:table-cell table:number-columns-repeated="2" table:style-name="ce184"/>
          <table:table-cell table:style-name="ce273" table:formula="of:=([.D473]-[.C473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junk</text:p>
          </table:table-cell>
          <table:table-cell table:style-name="ce395" table:formula="of:=IF([.J473]=&quot;YES&quot;;[.I473];0)*IF([.I473]&gt;1;1;0)" office:value-type="float" office:value="0">
            <text:p>0</text:p>
          </table:table-cell>
          <table:table-cell table:style-name="ce395" table:formula="of:=IF([.J473]=&quot;YES&quot;;[.E473];0)*IF([.I473]&gt;1;1;0)" office:value-type="float" office:value="0">
            <text:p>0</text:p>
          </table:table-cell>
          <table:table-cell table:formula="of:=IF([.J473]=&quot;YES&quot;;1;0)*IF([.I473]&gt;1;1;0)" office:value-type="float" office:value="0">
            <text:p>0</text:p>
          </table:table-cell>
          <table:table-cell table:formula="of:=IF([.F473]=&quot;Diamond&quot;;1;0)*[.N473]*IF([.I473]&gt;1;1;0)" office:value-type="float" office:value="0">
            <text:p>0</text:p>
          </table:table-cell>
          <table:table-cell table:formula="of:=IF([.F473]=&quot;Moeller&quot;;1;0)*[.N473]*IF([.I473]&gt;1;1;0)" office:value-type="float" office:value="0">
            <text:p>0</text:p>
          </table:table-cell>
          <table:table-cell table:formula="of:=[.O473]*[.L473]" office:value-type="float" office:value="0">
            <text:p>0</text:p>
          </table:table-cell>
          <table:table-cell table:formula="of:=[.O473]*[.M473]" office:value-type="float" office:value="0">
            <text:p>0</text:p>
          </table:table-cell>
          <table:table-cell table:formula="of:=[.P473]*[.L473]" office:value-type="float" office:value="0">
            <text:p>0</text:p>
          </table:table-cell>
          <table:table-cell table:formula="of:=[.P473]*[.M473]" office:value-type="float" office:value="0">
            <text:p>0</text:p>
          </table:table-cell>
          <table:table-cell table:formula="of:=SUM([.N473:.P473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1" office:value-type="float" office:value="9058">
            <text:p>9058</text:p>
          </table:table-cell>
          <table:table-cell table:style-name="ce140" office:value-type="date" office:date-value="2015-05-16">
            <text:p>2015-05-16</text:p>
          </table:table-cell>
          <table:table-cell table:style-name="ce182" office:value-type="time" office:time-value="PT05H05M00S">
            <text:p>05:05</text:p>
          </table:table-cell>
          <table:table-cell table:style-name="ce182" office:value-type="time" office:time-value="PT05H46M00S">
            <text:p>05:46</text:p>
          </table:table-cell>
          <table:table-cell table:style-name="ce271" table:formula="of:=([.D474]-[.C474])*24*60" office:value-type="float" office:value="41">
            <text:p>41</text:p>
          </table:table-cell>
          <table:table-cell table:style-name="ce329" office:value-type="string">
            <text:p>Moeller</text:p>
          </table:table-cell>
          <table:table-cell table:style-name="ce329" office:value-type="float" office:value="750">
            <text:p>750</text:p>
          </table:table-cell>
          <table:table-cell table:style-name="ce329"/>
          <table:table-cell table:style-name="ce329" office:value-type="float" office:value="9">
            <text:p>9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435" table:formula="of:=IF([.J474]=&quot;YES&quot;;[.I474];0)*IF([.I474]&gt;1;1;0)" office:value-type="float" office:value="9">
            <text:p>9</text:p>
          </table:table-cell>
          <table:table-cell table:style-name="ce435" table:formula="of:=IF([.J474]=&quot;YES&quot;;[.E474];0)*IF([.I474]&gt;1;1;0)" office:value-type="float" office:value="41">
            <text:p>41</text:p>
          </table:table-cell>
          <table:table-cell table:style-name="ce69" table:formula="of:=IF([.J474]=&quot;YES&quot;;1;0)*IF([.I474]&gt;1;1;0)" office:value-type="float" office:value="1">
            <text:p>1</text:p>
          </table:table-cell>
          <table:table-cell table:style-name="ce69" table:formula="of:=IF([.F474]=&quot;Diamond&quot;;1;0)*[.N474]*IF([.I474]&gt;1;1;0)" office:value-type="float" office:value="0">
            <text:p>0</text:p>
          </table:table-cell>
          <table:table-cell table:style-name="ce69" table:formula="of:=IF([.F474]=&quot;Moeller&quot;;1;0)*[.N474]*IF([.I474]&gt;1;1;0)" office:value-type="float" office:value="1">
            <text:p>1</text:p>
          </table:table-cell>
          <table:table-cell table:style-name="ce69" table:formula="of:=[.O474]*[.L474]" office:value-type="float" office:value="0">
            <text:p>0</text:p>
          </table:table-cell>
          <table:table-cell table:style-name="ce69" table:formula="of:=[.O474]*[.M474]" office:value-type="float" office:value="0">
            <text:p>0</text:p>
          </table:table-cell>
          <table:table-cell table:style-name="ce69" table:formula="of:=[.P474]*[.L474]" office:value-type="float" office:value="9">
            <text:p>9</text:p>
          </table:table-cell>
          <table:table-cell table:style-name="ce69" table:formula="of:=[.P474]*[.M474]" office:value-type="float" office:value="41">
            <text:p>41</text:p>
          </table:table-cell>
          <table:table-cell table:style-name="ce69" table:formula="of:=SUM([.N474:.P474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372"/>
        </table:table-row>
        <table:table-row table:style-name="ro4">
          <table:table-cell table:style-name="ce52" office:value-type="float" office:value="9059">
            <text:p>9059</text:p>
          </table:table-cell>
          <table:table-cell table:style-name="ce145" office:value-type="date" office:date-value="2015-05-16">
            <text:p>2015-05-16</text:p>
          </table:table-cell>
          <table:table-cell table:style-name="ce193" office:value-type="time" office:time-value="PT05H47M00S">
            <text:p>05:47</text:p>
          </table:table-cell>
          <table:table-cell table:style-name="ce193" office:value-type="time" office:time-value="PT06H22M00S">
            <text:p>06:22</text:p>
          </table:table-cell>
          <table:table-cell table:style-name="ce282" table:formula="of:=([.D475]-[.C475])*24*60" office:value-type="float" office:value="35">
            <text:p>35</text:p>
          </table:table-cell>
          <table:table-cell table:style-name="ce339" office:value-type="string">
            <text:p>Moeller</text:p>
          </table:table-cell>
          <table:table-cell table:style-name="ce339" office:value-type="float" office:value="750">
            <text:p>750</text:p>
          </table:table-cell>
          <table:table-cell table:style-name="ce339"/>
          <table:table-cell table:style-name="ce339" office:value-type="float" office:value="8.1">
            <text:p>8,1</text:p>
          </table:table-cell>
          <table:table-cell table:style-name="ce339" office:value-type="string">
            <text:p>MAYBE</text:p>
          </table:table-cell>
          <table:table-cell table:style-name="ce360" office:value-type="string">
            <text:p>at the end of the file, the tagger was again out of sync</text:p>
          </table:table-cell>
          <table:table-cell table:style-name="ce436" table:formula="of:=IF([.J475]=&quot;YES&quot;;[.I475];0)*IF([.I475]&gt;1;1;0)" office:value-type="float" office:value="0">
            <text:p>0</text:p>
          </table:table-cell>
          <table:table-cell table:style-name="ce436" table:formula="of:=IF([.J475]=&quot;YES&quot;;[.E475];0)*IF([.I475]&gt;1;1;0)" office:value-type="float" office:value="0">
            <text:p>0</text:p>
          </table:table-cell>
          <table:table-cell table:style-name="ce72" table:formula="of:=IF([.J475]=&quot;YES&quot;;1;0)*IF([.I475]&gt;1;1;0)" office:value-type="float" office:value="0">
            <text:p>0</text:p>
          </table:table-cell>
          <table:table-cell table:style-name="ce72" table:formula="of:=IF([.F475]=&quot;Diamond&quot;;1;0)*[.N475]*IF([.I475]&gt;1;1;0)" office:value-type="float" office:value="0">
            <text:p>0</text:p>
          </table:table-cell>
          <table:table-cell table:style-name="ce72" table:formula="of:=IF([.F475]=&quot;Moeller&quot;;1;0)*[.N475]*IF([.I475]&gt;1;1;0)" office:value-type="float" office:value="0">
            <text:p>0</text:p>
          </table:table-cell>
          <table:table-cell table:style-name="ce72" table:formula="of:=[.O475]*[.L475]" office:value-type="float" office:value="0">
            <text:p>0</text:p>
          </table:table-cell>
          <table:table-cell table:style-name="ce72" table:formula="of:=[.O475]*[.M475]" office:value-type="float" office:value="0">
            <text:p>0</text:p>
          </table:table-cell>
          <table:table-cell table:style-name="ce72" table:formula="of:=[.P475]*[.L475]" office:value-type="float" office:value="0">
            <text:p>0</text:p>
          </table:table-cell>
          <table:table-cell table:style-name="ce72" table:formula="of:=[.P475]*[.M475]" office:value-type="float" office:value="0">
            <text:p>0</text:p>
          </table:table-cell>
          <table:table-cell table:style-name="ce72" table:formula="of:=SUM([.N475:.P475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39"/>
        </table:table-row>
        <table:table-row table:style-name="ro4">
          <table:table-cell table:style-name="ce43" office:value-type="float" office:value="9060">
            <text:p>9060</text:p>
          </table:table-cell>
          <table:table-cell table:style-name="ce141" office:value-type="date" office:date-value="2015-05-16">
            <text:p>2015-05-16</text:p>
          </table:table-cell>
          <table:table-cell table:number-columns-repeated="2" table:style-name="ce184"/>
          <table:table-cell table:style-name="ce273" table:formula="of:=([.D476]-[.C476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junk</text:p>
          </table:table-cell>
          <table:table-cell table:style-name="ce395" table:formula="of:=IF([.J476]=&quot;YES&quot;;[.I476];0)*IF([.I476]&gt;1;1;0)" office:value-type="float" office:value="0">
            <text:p>0</text:p>
          </table:table-cell>
          <table:table-cell table:style-name="ce395" table:formula="of:=IF([.J476]=&quot;YES&quot;;[.E476];0)*IF([.I476]&gt;1;1;0)" office:value-type="float" office:value="0">
            <text:p>0</text:p>
          </table:table-cell>
          <table:table-cell table:formula="of:=IF([.J476]=&quot;YES&quot;;1;0)*IF([.I476]&gt;1;1;0)" office:value-type="float" office:value="0">
            <text:p>0</text:p>
          </table:table-cell>
          <table:table-cell table:formula="of:=IF([.F476]=&quot;Diamond&quot;;1;0)*[.N476]*IF([.I476]&gt;1;1;0)" office:value-type="float" office:value="0">
            <text:p>0</text:p>
          </table:table-cell>
          <table:table-cell table:formula="of:=IF([.F476]=&quot;Moeller&quot;;1;0)*[.N476]*IF([.I476]&gt;1;1;0)" office:value-type="float" office:value="0">
            <text:p>0</text:p>
          </table:table-cell>
          <table:table-cell table:formula="of:=[.O476]*[.L476]" office:value-type="float" office:value="0">
            <text:p>0</text:p>
          </table:table-cell>
          <table:table-cell table:formula="of:=[.O476]*[.M476]" office:value-type="float" office:value="0">
            <text:p>0</text:p>
          </table:table-cell>
          <table:table-cell table:formula="of:=[.P476]*[.L476]" office:value-type="float" office:value="0">
            <text:p>0</text:p>
          </table:table-cell>
          <table:table-cell table:formula="of:=[.P476]*[.M476]" office:value-type="float" office:value="0">
            <text:p>0</text:p>
          </table:table-cell>
          <table:table-cell table:formula="of:=SUM([.N476:.P476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87" office:value-type="float" office:value="9061">
            <text:p>9061</text:p>
          </table:table-cell>
          <table:table-cell table:style-name="ce149" office:value-type="date" office:date-value="2015-05-16">
            <text:p>2015-05-16</text:p>
          </table:table-cell>
          <table:table-cell table:style-name="ce223" office:value-type="time" office:time-value="PT06H33M00S">
            <text:p>06:33</text:p>
          </table:table-cell>
          <table:table-cell table:style-name="ce223" office:value-type="time" office:time-value="PT06H53M00S">
            <text:p>06:53</text:p>
          </table:table-cell>
          <table:table-cell table:style-name="ce308" table:formula="of:=([.D477]-[.C477])*24*60" office:value-type="float" office:value="20">
            <text:p>20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5.3">
            <text:p>5,3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mwpc again, maybe problems with coherent edge? </text:p>
          </table:table-cell>
          <table:table-cell table:style-name="ce443" table:formula="of:=IF([.J477]=&quot;YES&quot;;[.I477];0)*IF([.I477]&gt;1;1;0)" office:value-type="float" office:value="5.3">
            <text:p>5,3</text:p>
          </table:table-cell>
          <table:table-cell table:style-name="ce443" table:formula="of:=IF([.J477]=&quot;YES&quot;;[.E477];0)*IF([.I477]&gt;1;1;0)" office:value-type="float" office:value="20">
            <text:p>20</text:p>
          </table:table-cell>
          <table:table-cell table:style-name="ce84" table:formula="of:=IF([.J477]=&quot;YES&quot;;1;0)*IF([.I477]&gt;1;1;0)" office:value-type="float" office:value="1">
            <text:p>1</text:p>
          </table:table-cell>
          <table:table-cell table:style-name="ce84" table:formula="of:=IF([.F477]=&quot;Diamond&quot;;1;0)*[.N477]*IF([.I477]&gt;1;1;0)" office:value-type="float" office:value="1">
            <text:p>1</text:p>
          </table:table-cell>
          <table:table-cell table:formula="of:=IF([.F477]=&quot;Moeller&quot;;1;0)*[.N477]*IF([.I477]&gt;1;1;0)" office:value-type="float" office:value="0">
            <text:p>0</text:p>
          </table:table-cell>
          <table:table-cell table:formula="of:=[.O477]*[.L477]" office:value-type="float" office:value="5.3">
            <text:p>5,3</text:p>
          </table:table-cell>
          <table:table-cell table:formula="of:=[.O477]*[.M477]" office:value-type="float" office:value="20">
            <text:p>20</text:p>
          </table:table-cell>
          <table:table-cell table:formula="of:=[.P477]*[.L477]" office:value-type="float" office:value="0">
            <text:p>0</text:p>
          </table:table-cell>
          <table:table-cell table:formula="of:=[.P477]*[.M477]" office:value-type="float" office:value="0">
            <text:p>0</text:p>
          </table:table-cell>
          <table:table-cell table:formula="of:=SUM([.N477:.P477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3" office:value-type="float" office:value="9062">
            <text:p>9062</text:p>
          </table:table-cell>
          <table:table-cell table:style-name="ce141" office:value-type="date" office:date-value="2015-05-16">
            <text:p>2015-05-16</text:p>
          </table:table-cell>
          <table:table-cell table:number-columns-repeated="2" table:style-name="ce184"/>
          <table:table-cell table:style-name="ce273" table:formula="of:=([.D478]-[.C478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junk</text:p>
          </table:table-cell>
          <table:table-cell table:style-name="ce395" table:formula="of:=IF([.J478]=&quot;YES&quot;;[.I478];0)*IF([.I478]&gt;1;1;0)" office:value-type="float" office:value="0">
            <text:p>0</text:p>
          </table:table-cell>
          <table:table-cell table:style-name="ce395" table:formula="of:=IF([.J478]=&quot;YES&quot;;[.E478];0)*IF([.I478]&gt;1;1;0)" office:value-type="float" office:value="0">
            <text:p>0</text:p>
          </table:table-cell>
          <table:table-cell table:formula="of:=IF([.J478]=&quot;YES&quot;;1;0)*IF([.I478]&gt;1;1;0)" office:value-type="float" office:value="0">
            <text:p>0</text:p>
          </table:table-cell>
          <table:table-cell table:formula="of:=IF([.F478]=&quot;Diamond&quot;;1;0)*[.N478]*IF([.I478]&gt;1;1;0)" office:value-type="float" office:value="0">
            <text:p>0</text:p>
          </table:table-cell>
          <table:table-cell table:formula="of:=IF([.F478]=&quot;Moeller&quot;;1;0)*[.N478]*IF([.I478]&gt;1;1;0)" office:value-type="float" office:value="0">
            <text:p>0</text:p>
          </table:table-cell>
          <table:table-cell table:formula="of:=[.O478]*[.L478]" office:value-type="float" office:value="0">
            <text:p>0</text:p>
          </table:table-cell>
          <table:table-cell table:formula="of:=[.O478]*[.M478]" office:value-type="float" office:value="0">
            <text:p>0</text:p>
          </table:table-cell>
          <table:table-cell table:formula="of:=[.P478]*[.L478]" office:value-type="float" office:value="0">
            <text:p>0</text:p>
          </table:table-cell>
          <table:table-cell table:formula="of:=[.P478]*[.M478]" office:value-type="float" office:value="0">
            <text:p>0</text:p>
          </table:table-cell>
          <table:table-cell table:formula="of:=SUM([.N478:.P478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063">
            <text:p>9063</text:p>
          </table:table-cell>
          <table:table-cell table:style-name="ce141" office:value-type="date" office:date-value="2015-05-16">
            <text:p>2015-05-16</text:p>
          </table:table-cell>
          <table:table-cell table:number-columns-repeated="2" table:style-name="ce184"/>
          <table:table-cell table:style-name="ce273" table:formula="of:=([.D479]-[.C479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junk, setting up again the coherent edge</text:p>
          </table:table-cell>
          <table:table-cell table:style-name="ce395" table:formula="of:=IF([.J479]=&quot;YES&quot;;[.I479];0)*IF([.I479]&gt;1;1;0)" office:value-type="float" office:value="0">
            <text:p>0</text:p>
          </table:table-cell>
          <table:table-cell table:style-name="ce395" table:formula="of:=IF([.J479]=&quot;YES&quot;;[.E479];0)*IF([.I479]&gt;1;1;0)" office:value-type="float" office:value="0">
            <text:p>0</text:p>
          </table:table-cell>
          <table:table-cell table:formula="of:=IF([.J479]=&quot;YES&quot;;1;0)*IF([.I479]&gt;1;1;0)" office:value-type="float" office:value="0">
            <text:p>0</text:p>
          </table:table-cell>
          <table:table-cell table:formula="of:=IF([.F479]=&quot;Diamond&quot;;1;0)*[.N479]*IF([.I479]&gt;1;1;0)" office:value-type="float" office:value="0">
            <text:p>0</text:p>
          </table:table-cell>
          <table:table-cell table:formula="of:=IF([.F479]=&quot;Moeller&quot;;1;0)*[.N479]*IF([.I479]&gt;1;1;0)" office:value-type="float" office:value="0">
            <text:p>0</text:p>
          </table:table-cell>
          <table:table-cell table:formula="of:=[.O479]*[.L479]" office:value-type="float" office:value="0">
            <text:p>0</text:p>
          </table:table-cell>
          <table:table-cell table:formula="of:=[.O479]*[.M479]" office:value-type="float" office:value="0">
            <text:p>0</text:p>
          </table:table-cell>
          <table:table-cell table:formula="of:=[.P479]*[.L479]" office:value-type="float" office:value="0">
            <text:p>0</text:p>
          </table:table-cell>
          <table:table-cell table:formula="of:=[.P479]*[.M479]" office:value-type="float" office:value="0">
            <text:p>0</text:p>
          </table:table-cell>
          <table:table-cell table:formula="of:=SUM([.N479:.P479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52" office:value-type="float" office:value="9064">
            <text:p>9064</text:p>
          </table:table-cell>
          <table:table-cell table:style-name="ce145" office:value-type="date" office:date-value="2015-05-16">
            <text:p>2015-05-16</text:p>
          </table:table-cell>
          <table:table-cell table:style-name="ce193" office:value-type="time" office:time-value="PT07H44M00S">
            <text:p>07:44</text:p>
          </table:table-cell>
          <table:table-cell table:style-name="ce193" office:value-type="time" office:time-value="PT07H46M00S">
            <text:p>07:46</text:p>
          </table:table-cell>
          <table:table-cell table:style-name="ce282" table:formula="of:=([.D480]-[.C480])*24*60" office:value-type="float" office:value="1.99999999999999">
            <text:p>2</text:p>
          </table:table-cell>
          <table:table-cell table:style-name="ce339" office:value-type="string">
            <text:p>Diamond</text:p>
          </table:table-cell>
          <table:table-cell table:style-name="ce339" office:value-type="float" office:value="750">
            <text:p>750</text:p>
          </table:table-cell>
          <table:table-cell table:style-name="ce339" office:value-type="string">
            <text:p>PERP</text:p>
          </table:table-cell>
          <table:table-cell table:style-name="ce339"/>
          <table:table-cell table:style-name="ce339" office:value-type="string">
            <text:p>MAYBE</text:p>
          </table:table-cell>
          <table:table-cell table:style-name="ce360" office:value-type="string">
            <text:p>2nd peak in tagger time</text:p>
          </table:table-cell>
          <table:table-cell table:style-name="ce395" table:formula="of:=IF([.J480]=&quot;YES&quot;;[.I480];0)*IF([.I480]&gt;1;1;0)" office:value-type="float" office:value="0">
            <text:p>0</text:p>
          </table:table-cell>
          <table:table-cell table:style-name="ce395" table:formula="of:=IF([.J480]=&quot;YES&quot;;[.E480];0)*IF([.I480]&gt;1;1;0)" office:value-type="float" office:value="0">
            <text:p>0</text:p>
          </table:table-cell>
          <table:table-cell table:formula="of:=IF([.J480]=&quot;YES&quot;;1;0)*IF([.I480]&gt;1;1;0)" office:value-type="float" office:value="0">
            <text:p>0</text:p>
          </table:table-cell>
          <table:table-cell table:formula="of:=IF([.F480]=&quot;Diamond&quot;;1;0)*[.N480]*IF([.I480]&gt;1;1;0)" office:value-type="float" office:value="0">
            <text:p>0</text:p>
          </table:table-cell>
          <table:table-cell table:formula="of:=IF([.F480]=&quot;Moeller&quot;;1;0)*[.N480]*IF([.I480]&gt;1;1;0)" office:value-type="float" office:value="0">
            <text:p>0</text:p>
          </table:table-cell>
          <table:table-cell table:formula="of:=[.O480]*[.L480]" office:value-type="float" office:value="0">
            <text:p>0</text:p>
          </table:table-cell>
          <table:table-cell table:formula="of:=[.O480]*[.M480]" office:value-type="float" office:value="0">
            <text:p>0</text:p>
          </table:table-cell>
          <table:table-cell table:formula="of:=[.P480]*[.L480]" office:value-type="float" office:value="0">
            <text:p>0</text:p>
          </table:table-cell>
          <table:table-cell table:formula="of:=[.P480]*[.M480]" office:value-type="float" office:value="0">
            <text:p>0</text:p>
          </table:table-cell>
          <table:table-cell table:formula="of:=SUM([.N480:.P480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91" office:value-type="float" office:value="9065">
            <text:p>9065</text:p>
          </table:table-cell>
          <table:table-cell table:style-name="ce148" office:value-type="date" office:date-value="2015-05-16">
            <text:p>2015-05-16</text:p>
          </table:table-cell>
          <table:table-cell table:style-name="ce222" office:value-type="time" office:time-value="PT07H47M00S">
            <text:p>07:47</text:p>
          </table:table-cell>
          <table:table-cell table:style-name="ce222" office:value-type="time" office:time-value="PT08H24M00S">
            <text:p>08:24</text:p>
          </table:table-cell>
          <table:table-cell table:style-name="ce307" table:formula="of:=([.D481]-[.C481])*24*60" office:value-type="float" office:value="36.9999999999999">
            <text:p>37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number-columns-repeated="2" table:style-name="ce363"/>
          <table:table-cell table:style-name="ce389" office:value-type="string">
            <text:p>MWPC missing for a short time</text:p>
          </table:table-cell>
          <table:table-cell table:style-name="ce445" table:formula="of:=IF([.J481]=&quot;YES&quot;;[.I481];0)*IF([.I481]&gt;1;1;0)" office:value-type="float" office:value="0">
            <text:p>0</text:p>
          </table:table-cell>
          <table:table-cell table:style-name="ce445" table:formula="of:=IF([.J481]=&quot;YES&quot;;[.E481];0)*IF([.I481]&gt;1;1;0)" office:value-type="float" office:value="0">
            <text:p>0</text:p>
          </table:table-cell>
          <table:table-cell table:style-name="ce85" table:formula="of:=IF([.J481]=&quot;YES&quot;;1;0)*IF([.I481]&gt;1;1;0)" office:value-type="float" office:value="0">
            <text:p>0</text:p>
          </table:table-cell>
          <table:table-cell table:style-name="ce85" table:formula="of:=IF([.F481]=&quot;Diamond&quot;;1;0)*[.N481]*IF([.I481]&gt;1;1;0)" office:value-type="float" office:value="0">
            <text:p>0</text:p>
          </table:table-cell>
          <table:table-cell table:style-name="ce85" table:formula="of:=IF([.F481]=&quot;Moeller&quot;;1;0)*[.N481]*IF([.I481]&gt;1;1;0)" office:value-type="float" office:value="0">
            <text:p>0</text:p>
          </table:table-cell>
          <table:table-cell table:style-name="ce85" table:formula="of:=[.O481]*[.L481]" office:value-type="float" office:value="0">
            <text:p>0</text:p>
          </table:table-cell>
          <table:table-cell table:style-name="ce85" table:formula="of:=[.O481]*[.M481]" office:value-type="float" office:value="0">
            <text:p>0</text:p>
          </table:table-cell>
          <table:table-cell table:style-name="ce85" table:formula="of:=[.P481]*[.L481]" office:value-type="float" office:value="0">
            <text:p>0</text:p>
          </table:table-cell>
          <table:table-cell table:style-name="ce85" table:formula="of:=[.P481]*[.M481]" office:value-type="float" office:value="0">
            <text:p>0</text:p>
          </table:table-cell>
          <table:table-cell table:style-name="ce85" table:formula="of:=SUM([.N481:.P481])" office:value-type="float" office:value="0">
            <text:p>0</text:p>
          </table:table-cell>
          <table:table-cell table:style-name="ce85" table:number-columns-repeated="993"/>
          <table:table-cell table:style-name="ce511" table:number-columns-repeated="9"/>
          <table:table-cell table:style-name="ce596"/>
        </table:table-row>
        <table:table-row table:style-name="ro4">
          <table:table-cell table:style-name="ce52" office:value-type="float" office:value="9066">
            <text:p>9066</text:p>
          </table:table-cell>
          <table:table-cell table:style-name="ce145" office:value-type="date" office:date-value="2015-05-16">
            <text:p>2015-05-16</text:p>
          </table:table-cell>
          <table:table-cell table:style-name="ce193" office:value-type="time" office:time-value="PT08H25M00S">
            <text:p>08:25</text:p>
          </table:table-cell>
          <table:table-cell table:style-name="ce193" office:value-type="time" office:time-value="PT08H34M00S">
            <text:p>08:34</text:p>
          </table:table-cell>
          <table:table-cell table:style-name="ce282" table:formula="of:=([.D482]-[.C482])*24*60" office:value-type="float" office:value="8.99999999999997">
            <text:p>9</text:p>
          </table:table-cell>
          <table:table-cell table:style-name="ce339" office:value-type="string">
            <text:p>Diamond</text:p>
          </table:table-cell>
          <table:table-cell table:style-name="ce339" office:value-type="float" office:value="750">
            <text:p>750</text:p>
          </table:table-cell>
          <table:table-cell table:style-name="ce339" office:value-type="string">
            <text:p>PARA</text:p>
          </table:table-cell>
          <table:table-cell table:style-name="ce339"/>
          <table:table-cell table:style-name="ce339" office:value-type="string">
            <text:p>MAYBE</text:p>
          </table:table-cell>
          <table:table-cell table:style-name="ce360" office:value-type="string">
            <text:p>Out of synch</text:p>
          </table:table-cell>
          <table:table-cell table:style-name="ce436" table:formula="of:=IF([.J482]=&quot;YES&quot;;[.I482];0)*IF([.I482]&gt;1;1;0)" office:value-type="float" office:value="0">
            <text:p>0</text:p>
          </table:table-cell>
          <table:table-cell table:style-name="ce436" table:formula="of:=IF([.J482]=&quot;YES&quot;;[.E482];0)*IF([.I482]&gt;1;1;0)" office:value-type="float" office:value="0">
            <text:p>0</text:p>
          </table:table-cell>
          <table:table-cell table:style-name="ce72" table:formula="of:=IF([.J482]=&quot;YES&quot;;1;0)*IF([.I482]&gt;1;1;0)" office:value-type="float" office:value="0">
            <text:p>0</text:p>
          </table:table-cell>
          <table:table-cell table:style-name="ce72" table:formula="of:=IF([.F482]=&quot;Diamond&quot;;1;0)*[.N482]*IF([.I482]&gt;1;1;0)" office:value-type="float" office:value="0">
            <text:p>0</text:p>
          </table:table-cell>
          <table:table-cell table:style-name="ce72" table:formula="of:=IF([.F482]=&quot;Moeller&quot;;1;0)*[.N482]*IF([.I482]&gt;1;1;0)" office:value-type="float" office:value="0">
            <text:p>0</text:p>
          </table:table-cell>
          <table:table-cell table:style-name="ce72" table:formula="of:=[.O482]*[.L482]" office:value-type="float" office:value="0">
            <text:p>0</text:p>
          </table:table-cell>
          <table:table-cell table:style-name="ce72" table:formula="of:=[.O482]*[.M482]" office:value-type="float" office:value="0">
            <text:p>0</text:p>
          </table:table-cell>
          <table:table-cell table:style-name="ce72" table:formula="of:=[.P482]*[.L482]" office:value-type="float" office:value="0">
            <text:p>0</text:p>
          </table:table-cell>
          <table:table-cell table:style-name="ce72" table:formula="of:=[.P482]*[.M482]" office:value-type="float" office:value="0">
            <text:p>0</text:p>
          </table:table-cell>
          <table:table-cell table:style-name="ce72" table:formula="of:=SUM([.N482:.P482])" office:value-type="float" office:value="0">
            <text:p>0</text:p>
          </table:table-cell>
          <table:table-cell table:style-name="ce72" table:number-columns-repeated="993"/>
          <table:table-cell table:style-name="ce481" table:number-columns-repeated="9"/>
          <table:table-cell table:style-name="ce539"/>
        </table:table-row>
        <table:table-row table:style-name="ro4">
          <table:table-cell table:style-name="ce87" office:value-type="float" office:value="9067">
            <text:p>9067</text:p>
          </table:table-cell>
          <table:table-cell table:style-name="ce149" office:value-type="date" office:date-value="2015-05-16">
            <text:p>2015-05-16</text:p>
          </table:table-cell>
          <table:table-cell table:style-name="ce231" office:value-type="time" office:time-value="PT08H35M00S">
            <text:p>08:35:00 vorm.</text:p>
          </table:table-cell>
          <table:table-cell table:style-name="ce223" office:value-type="time" office:time-value="PT08H55M00S">
            <text:p>08:55</text:p>
          </table:table-cell>
          <table:table-cell table:style-name="ce308" table:formula="of:=([.D483]-[.C483])*24*60" office:value-type="float" office:value="20">
            <text:p>20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1">
            <text:p>751</text:p>
          </table:table-cell>
          <table:table-cell table:style-name="ce364" office:value-type="string">
            <text:p>PARA</text:p>
          </table:table-cell>
          <table:table-cell table:style-name="ce364"/>
          <table:table-cell table:style-name="ce364" office:value-type="string">
            <text:p>YES</text:p>
          </table:table-cell>
          <table:table-cell table:style-name="ce371" office:value-type="string">
            <text:p>MWPC missing for a short time</text:p>
          </table:table-cell>
          <table:table-cell table:style-name="ce443" table:formula="of:=IF([.J483]=&quot;YES&quot;;[.I483];0)*IF([.I483]&gt;1;1;0)" office:value-type="float" office:value="0">
            <text:p>0</text:p>
          </table:table-cell>
          <table:table-cell table:style-name="ce443" table:formula="of:=IF([.J483]=&quot;YES&quot;;[.E483];0)*IF([.I483]&gt;1;1;0)" office:value-type="float" office:value="0">
            <text:p>0</text:p>
          </table:table-cell>
          <table:table-cell table:style-name="ce84" table:formula="of:=IF([.J483]=&quot;YES&quot;;1;0)*IF([.I483]&gt;1;1;0)" office:value-type="float" office:value="0">
            <text:p>0</text:p>
          </table:table-cell>
          <table:table-cell table:style-name="ce84" table:formula="of:=IF([.F483]=&quot;Diamond&quot;;1;0)*[.N483]*IF([.I483]&gt;1;1;0)" office:value-type="float" office:value="0">
            <text:p>0</text:p>
          </table:table-cell>
          <table:table-cell table:style-name="ce84" table:formula="of:=IF([.F483]=&quot;Moeller&quot;;1;0)*[.N483]*IF([.I483]&gt;1;1;0)" office:value-type="float" office:value="0">
            <text:p>0</text:p>
          </table:table-cell>
          <table:table-cell table:style-name="ce84" table:formula="of:=[.O483]*[.L483]" office:value-type="float" office:value="0">
            <text:p>0</text:p>
          </table:table-cell>
          <table:table-cell table:style-name="ce84" table:formula="of:=[.O483]*[.M483]" office:value-type="float" office:value="0">
            <text:p>0</text:p>
          </table:table-cell>
          <table:table-cell table:style-name="ce84" table:formula="of:=[.P483]*[.L483]" office:value-type="float" office:value="0">
            <text:p>0</text:p>
          </table:table-cell>
          <table:table-cell table:style-name="ce84" table:formula="of:=[.P483]*[.M483]" office:value-type="float" office:value="0">
            <text:p>0</text:p>
          </table:table-cell>
          <table:table-cell table:style-name="ce84" table:formula="of:=SUM([.N483:.P483])" office:value-type="float" office:value="0">
            <text:p>0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068">
            <text:p>9068</text:p>
          </table:table-cell>
          <table:table-cell table:style-name="ce149" office:value-type="date" office:date-value="2015-05-16">
            <text:p>2015-05-16</text:p>
          </table:table-cell>
          <table:table-cell table:style-name="ce223" office:value-type="time" office:time-value="PT08H56M00S">
            <text:p>08:56</text:p>
          </table:table-cell>
          <table:table-cell table:style-name="ce223" office:value-type="time" office:time-value="PT09H32M00S">
            <text:p>09:32</text:p>
          </table:table-cell>
          <table:table-cell table:style-name="ce308" table:formula="of:=([.D484]-[.C484])*24*60" office:value-type="float" office:value="36">
            <text:p>36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/>
          <table:table-cell table:style-name="ce364" office:value-type="string">
            <text:p>YES</text:p>
          </table:table-cell>
          <table:table-cell table:style-name="ce371"/>
          <table:table-cell table:style-name="ce443" table:formula="of:=IF([.J484]=&quot;YES&quot;;[.I484];0)*IF([.I484]&gt;1;1;0)" office:value-type="float" office:value="0">
            <text:p>0</text:p>
          </table:table-cell>
          <table:table-cell table:style-name="ce443" table:formula="of:=IF([.J484]=&quot;YES&quot;;[.E484];0)*IF([.I484]&gt;1;1;0)" office:value-type="float" office:value="0">
            <text:p>0</text:p>
          </table:table-cell>
          <table:table-cell table:style-name="ce84" table:formula="of:=IF([.J484]=&quot;YES&quot;;1;0)*IF([.I484]&gt;1;1;0)" office:value-type="float" office:value="0">
            <text:p>0</text:p>
          </table:table-cell>
          <table:table-cell table:style-name="ce84" table:formula="of:=IF([.F484]=&quot;Diamond&quot;;1;0)*[.N484]*IF([.I484]&gt;1;1;0)" office:value-type="float" office:value="0">
            <text:p>0</text:p>
          </table:table-cell>
          <table:table-cell table:style-name="ce84" table:formula="of:=IF([.F484]=&quot;Moeller&quot;;1;0)*[.N484]*IF([.I484]&gt;1;1;0)" office:value-type="float" office:value="0">
            <text:p>0</text:p>
          </table:table-cell>
          <table:table-cell table:style-name="ce84" table:formula="of:=[.O484]*[.L484]" office:value-type="float" office:value="0">
            <text:p>0</text:p>
          </table:table-cell>
          <table:table-cell table:style-name="ce84" table:formula="of:=[.O484]*[.M484]" office:value-type="float" office:value="0">
            <text:p>0</text:p>
          </table:table-cell>
          <table:table-cell table:style-name="ce84" table:formula="of:=[.P484]*[.L484]" office:value-type="float" office:value="0">
            <text:p>0</text:p>
          </table:table-cell>
          <table:table-cell table:style-name="ce84" table:formula="of:=[.P484]*[.M484]" office:value-type="float" office:value="0">
            <text:p>0</text:p>
          </table:table-cell>
          <table:table-cell table:style-name="ce84" table:formula="of:=SUM([.N484:.P484])" office:value-type="float" office:value="0">
            <text:p>0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91" office:value-type="float" office:value="9069">
            <text:p>9069</text:p>
          </table:table-cell>
          <table:table-cell table:style-name="ce148" office:value-type="date" office:date-value="2015-05-16">
            <text:p>2015-05-16</text:p>
          </table:table-cell>
          <table:table-cell table:style-name="ce222" office:value-type="time" office:time-value="PT09H32M00S">
            <text:p>09:32</text:p>
          </table:table-cell>
          <table:table-cell table:style-name="ce222" office:value-type="time" office:time-value="PT09H51M00S">
            <text:p>09:51</text:p>
          </table:table-cell>
          <table:table-cell table:style-name="ce307" table:formula="of:=([.D485]-[.C485])*24*60" office:value-type="float" office:value="19">
            <text:p>19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ARA</text:p>
          </table:table-cell>
          <table:table-cell table:style-name="ce363"/>
          <table:table-cell table:style-name="ce363" office:value-type="string">
            <text:p>YES</text:p>
          </table:table-cell>
          <table:table-cell table:style-name="ce389" office:value-type="string">
            <text:p>MWPC missing for a short time</text:p>
          </table:table-cell>
          <table:table-cell table:style-name="ce445" table:formula="of:=IF([.J485]=&quot;YES&quot;;[.I485];0)*IF([.I485]&gt;1;1;0)" office:value-type="float" office:value="0">
            <text:p>0</text:p>
          </table:table-cell>
          <table:table-cell table:style-name="ce445" table:formula="of:=IF([.J485]=&quot;YES&quot;;[.E485];0)*IF([.I485]&gt;1;1;0)" office:value-type="float" office:value="0">
            <text:p>0</text:p>
          </table:table-cell>
          <table:table-cell table:style-name="ce85" table:formula="of:=IF([.J485]=&quot;YES&quot;;1;0)*IF([.I485]&gt;1;1;0)" office:value-type="float" office:value="0">
            <text:p>0</text:p>
          </table:table-cell>
          <table:table-cell table:style-name="ce85" table:formula="of:=IF([.F485]=&quot;Diamond&quot;;1;0)*[.N485]*IF([.I485]&gt;1;1;0)" office:value-type="float" office:value="0">
            <text:p>0</text:p>
          </table:table-cell>
          <table:table-cell table:style-name="ce85" table:formula="of:=IF([.F485]=&quot;Moeller&quot;;1;0)*[.N485]*IF([.I485]&gt;1;1;0)" office:value-type="float" office:value="0">
            <text:p>0</text:p>
          </table:table-cell>
          <table:table-cell table:style-name="ce85" table:formula="of:=[.O485]*[.L485]" office:value-type="float" office:value="0">
            <text:p>0</text:p>
          </table:table-cell>
          <table:table-cell table:style-name="ce85" table:formula="of:=[.O485]*[.M485]" office:value-type="float" office:value="0">
            <text:p>0</text:p>
          </table:table-cell>
          <table:table-cell table:style-name="ce85" table:formula="of:=[.P485]*[.L485]" office:value-type="float" office:value="0">
            <text:p>0</text:p>
          </table:table-cell>
          <table:table-cell table:style-name="ce85" table:formula="of:=[.P485]*[.M485]" office:value-type="float" office:value="0">
            <text:p>0</text:p>
          </table:table-cell>
          <table:table-cell table:style-name="ce85" table:formula="of:=SUM([.N485:.P485])" office:value-type="float" office:value="0">
            <text:p>0</text:p>
          </table:table-cell>
          <table:table-cell table:style-name="ce85" table:number-columns-repeated="993"/>
          <table:table-cell table:style-name="ce511" table:number-columns-repeated="9"/>
          <table:table-cell table:style-name="ce596"/>
        </table:table-row>
        <table:table-row table:style-name="ro4">
          <table:table-cell table:style-name="ce87" office:value-type="float" office:value="9070">
            <text:p>9070</text:p>
          </table:table-cell>
          <table:table-cell table:style-name="ce149" office:value-type="date" office:date-value="2015-05-16">
            <text:p>2015-05-16</text:p>
          </table:table-cell>
          <table:table-cell table:style-name="ce223" office:value-type="time" office:time-value="PT09H53M00S">
            <text:p>09:53</text:p>
          </table:table-cell>
          <table:table-cell table:style-name="ce223" office:value-type="time" office:time-value="PT10H25M00S">
            <text:p>10:25</text:p>
          </table:table-cell>
          <table:table-cell table:style-name="ce308" table:formula="of:=([.D486]-[.C486])*24*60" office:value-type="float" office:value="32">
            <text:p>32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/>
          <table:table-cell table:style-name="ce364" office:value-type="string">
            <text:p>YES</text:p>
          </table:table-cell>
          <table:table-cell table:style-name="ce371"/>
          <table:table-cell table:style-name="ce443" table:formula="of:=IF([.J486]=&quot;YES&quot;;[.I486];0)*IF([.I486]&gt;1;1;0)" office:value-type="float" office:value="0">
            <text:p>0</text:p>
          </table:table-cell>
          <table:table-cell table:style-name="ce443" table:formula="of:=IF([.J486]=&quot;YES&quot;;[.E486];0)*IF([.I486]&gt;1;1;0)" office:value-type="float" office:value="0">
            <text:p>0</text:p>
          </table:table-cell>
          <table:table-cell table:style-name="ce84" table:formula="of:=IF([.J486]=&quot;YES&quot;;1;0)*IF([.I486]&gt;1;1;0)" office:value-type="float" office:value="0">
            <text:p>0</text:p>
          </table:table-cell>
          <table:table-cell table:style-name="ce84" table:formula="of:=IF([.F486]=&quot;Diamond&quot;;1;0)*[.N486]*IF([.I486]&gt;1;1;0)" office:value-type="float" office:value="0">
            <text:p>0</text:p>
          </table:table-cell>
          <table:table-cell table:style-name="ce84" table:formula="of:=IF([.F486]=&quot;Moeller&quot;;1;0)*[.N486]*IF([.I486]&gt;1;1;0)" office:value-type="float" office:value="0">
            <text:p>0</text:p>
          </table:table-cell>
          <table:table-cell table:style-name="ce84" table:formula="of:=[.O486]*[.L486]" office:value-type="float" office:value="0">
            <text:p>0</text:p>
          </table:table-cell>
          <table:table-cell table:style-name="ce84" table:formula="of:=[.O486]*[.M486]" office:value-type="float" office:value="0">
            <text:p>0</text:p>
          </table:table-cell>
          <table:table-cell table:style-name="ce84" table:formula="of:=[.P486]*[.L486]" office:value-type="float" office:value="0">
            <text:p>0</text:p>
          </table:table-cell>
          <table:table-cell table:style-name="ce84" table:formula="of:=[.P486]*[.M486]" office:value-type="float" office:value="0">
            <text:p>0</text:p>
          </table:table-cell>
          <table:table-cell table:style-name="ce84" table:formula="of:=SUM([.N486:.P486])" office:value-type="float" office:value="0">
            <text:p>0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91" office:value-type="float" office:value="9071">
            <text:p>9071</text:p>
          </table:table-cell>
          <table:table-cell table:style-name="ce148" office:value-type="date" office:date-value="2015-05-16">
            <text:p>2015-05-16</text:p>
          </table:table-cell>
          <table:table-cell table:style-name="ce222" office:value-type="time" office:time-value="PT10H27M00S">
            <text:p>10:27</text:p>
          </table:table-cell>
          <table:table-cell table:style-name="ce222" office:value-type="time" office:time-value="PT11H00M00S">
            <text:p>11:00</text:p>
          </table:table-cell>
          <table:table-cell table:style-name="ce307" table:formula="of:=([.D487]-[.C487])*24*60" office:value-type="float" office:value="33">
            <text:p>33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63"/>
          <table:table-cell table:style-name="ce363" office:value-type="string">
            <text:p>YES</text:p>
          </table:table-cell>
          <table:table-cell table:style-name="ce389"/>
          <table:table-cell table:style-name="ce445" table:formula="of:=IF([.J487]=&quot;YES&quot;;[.I487];0)*IF([.I487]&gt;1;1;0)" office:value-type="float" office:value="0">
            <text:p>0</text:p>
          </table:table-cell>
          <table:table-cell table:style-name="ce445" table:formula="of:=IF([.J487]=&quot;YES&quot;;[.E487];0)*IF([.I487]&gt;1;1;0)" office:value-type="float" office:value="0">
            <text:p>0</text:p>
          </table:table-cell>
          <table:table-cell table:style-name="ce85" table:formula="of:=IF([.J487]=&quot;YES&quot;;1;0)*IF([.I487]&gt;1;1;0)" office:value-type="float" office:value="0">
            <text:p>0</text:p>
          </table:table-cell>
          <table:table-cell table:style-name="ce85" table:formula="of:=IF([.F487]=&quot;Diamond&quot;;1;0)*[.N487]*IF([.I487]&gt;1;1;0)" office:value-type="float" office:value="0">
            <text:p>0</text:p>
          </table:table-cell>
          <table:table-cell table:style-name="ce85" table:formula="of:=IF([.F487]=&quot;Moeller&quot;;1;0)*[.N487]*IF([.I487]&gt;1;1;0)" office:value-type="float" office:value="0">
            <text:p>0</text:p>
          </table:table-cell>
          <table:table-cell table:style-name="ce84" table:formula="of:=[.O487]*[.L487]" office:value-type="float" office:value="0">
            <text:p>0</text:p>
          </table:table-cell>
          <table:table-cell table:style-name="ce84" table:formula="of:=[.O487]*[.M487]" office:value-type="float" office:value="0">
            <text:p>0</text:p>
          </table:table-cell>
          <table:table-cell table:style-name="ce84" table:formula="of:=[.P487]*[.L487]" office:value-type="float" office:value="0">
            <text:p>0</text:p>
          </table:table-cell>
          <table:table-cell table:style-name="ce84" table:formula="of:=[.P487]*[.M487]" office:value-type="float" office:value="0">
            <text:p>0</text:p>
          </table:table-cell>
          <table:table-cell table:style-name="ce84" table:formula="of:=SUM([.N487:.P487])" office:value-type="float" office:value="0">
            <text:p>0</text:p>
          </table:table-cell>
          <table:table-cell table:style-name="ce85" table:number-columns-repeated="993"/>
          <table:table-cell table:style-name="ce511" table:number-columns-repeated="9"/>
          <table:table-cell table:style-name="ce596"/>
        </table:table-row>
        <table:table-row table:style-name="ro4">
          <table:table-cell table:style-name="ce87" office:value-type="float" office:value="9072">
            <text:p>9072</text:p>
          </table:table-cell>
          <table:table-cell table:style-name="ce149" office:value-type="date" office:date-value="2015-05-16">
            <text:p>2015-05-16</text:p>
          </table:table-cell>
          <table:table-cell table:style-name="ce223" office:value-type="time" office:time-value="PT11H02M00S">
            <text:p>11:02</text:p>
          </table:table-cell>
          <table:table-cell table:style-name="ce223" office:value-type="time" office:time-value="PT11H35M00S">
            <text:p>11:35</text:p>
          </table:table-cell>
          <table:table-cell table:style-name="ce308" table:formula="of:=([.D488]-[.C488])*24*60" office:value-type="float" office:value="33">
            <text:p>33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/>
          <table:table-cell table:style-name="ce364" office:value-type="string">
            <text:p>YES</text:p>
          </table:table-cell>
          <table:table-cell table:style-name="ce371" office:value-type="string">
            <text:p>11:09 Called MAMI to reduce Beam current to 2.5nA</text:p>
          </table:table-cell>
          <table:table-cell table:style-name="ce443" table:formula="of:=IF([.J488]=&quot;YES&quot;;[.I488];0)*IF([.I488]&gt;1;1;0)" office:value-type="float" office:value="0">
            <text:p>0</text:p>
          </table:table-cell>
          <table:table-cell table:style-name="ce443" table:formula="of:=IF([.J488]=&quot;YES&quot;;[.E488];0)*IF([.I488]&gt;1;1;0)" office:value-type="float" office:value="0">
            <text:p>0</text:p>
          </table:table-cell>
          <table:table-cell table:style-name="ce84" table:formula="of:=IF([.J488]=&quot;YES&quot;;1;0)*IF([.I488]&gt;1;1;0)" office:value-type="float" office:value="0">
            <text:p>0</text:p>
          </table:table-cell>
          <table:table-cell table:style-name="ce84" table:formula="of:=IF([.F488]=&quot;Diamond&quot;;1;0)*[.N488]*IF([.I488]&gt;1;1;0)" office:value-type="float" office:value="0">
            <text:p>0</text:p>
          </table:table-cell>
          <table:table-cell table:style-name="ce84" table:formula="of:=IF([.F488]=&quot;Moeller&quot;;1;0)*[.N488]*IF([.I488]&gt;1;1;0)" office:value-type="float" office:value="0">
            <text:p>0</text:p>
          </table:table-cell>
          <table:table-cell table:style-name="ce84" table:formula="of:=[.O488]*[.L488]" office:value-type="float" office:value="0">
            <text:p>0</text:p>
          </table:table-cell>
          <table:table-cell table:style-name="ce84" table:formula="of:=[.O488]*[.M488]" office:value-type="float" office:value="0">
            <text:p>0</text:p>
          </table:table-cell>
          <table:table-cell table:style-name="ce84" table:formula="of:=[.P488]*[.L488]" office:value-type="float" office:value="0">
            <text:p>0</text:p>
          </table:table-cell>
          <table:table-cell table:style-name="ce84" table:formula="of:=[.P488]*[.M488]" office:value-type="float" office:value="0">
            <text:p>0</text:p>
          </table:table-cell>
          <table:table-cell table:style-name="ce84" table:formula="of:=SUM([.N488:.P488])" office:value-type="float" office:value="0">
            <text:p>0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91" office:value-type="float" office:value="9073">
            <text:p>9073</text:p>
          </table:table-cell>
          <table:table-cell table:style-name="ce148" office:value-type="date" office:date-value="2015-05-16">
            <text:p>2015-05-16</text:p>
          </table:table-cell>
          <table:table-cell table:style-name="ce222" office:value-type="time" office:time-value="PT11H37M00S">
            <text:p>11:37</text:p>
          </table:table-cell>
          <table:table-cell table:style-name="ce222" office:value-type="time" office:time-value="PT12H11M00S">
            <text:p>12:11</text:p>
          </table:table-cell>
          <table:table-cell table:style-name="ce307" table:formula="of:=([.D489]-[.C489])*24*60" office:value-type="float" office:value="34">
            <text:p>34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ARA</text:p>
          </table:table-cell>
          <table:table-cell table:style-name="ce363"/>
          <table:table-cell table:style-name="ce363" office:value-type="string">
            <text:p>YES</text:p>
          </table:table-cell>
          <table:table-cell table:style-name="ce389"/>
          <table:table-cell table:style-name="ce445" table:formula="of:=IF([.J489]=&quot;YES&quot;;[.I489];0)*IF([.I489]&gt;1;1;0)" office:value-type="float" office:value="0">
            <text:p>0</text:p>
          </table:table-cell>
          <table:table-cell table:style-name="ce445" table:formula="of:=IF([.J489]=&quot;YES&quot;;[.E489];0)*IF([.I489]&gt;1;1;0)" office:value-type="float" office:value="0">
            <text:p>0</text:p>
          </table:table-cell>
          <table:table-cell table:style-name="ce85" table:formula="of:=IF([.J489]=&quot;YES&quot;;1;0)*IF([.I489]&gt;1;1;0)" office:value-type="float" office:value="0">
            <text:p>0</text:p>
          </table:table-cell>
          <table:table-cell table:style-name="ce85" table:formula="of:=IF([.F489]=&quot;Diamond&quot;;1;0)*[.N489]*IF([.I489]&gt;1;1;0)" office:value-type="float" office:value="0">
            <text:p>0</text:p>
          </table:table-cell>
          <table:table-cell table:style-name="ce85" table:formula="of:=IF([.F489]=&quot;Moeller&quot;;1;0)*[.N489]*IF([.I489]&gt;1;1;0)" office:value-type="float" office:value="0">
            <text:p>0</text:p>
          </table:table-cell>
          <table:table-cell table:style-name="ce84" table:formula="of:=[.O489]*[.L489]" office:value-type="float" office:value="0">
            <text:p>0</text:p>
          </table:table-cell>
          <table:table-cell table:style-name="ce84" table:formula="of:=[.O489]*[.M489]" office:value-type="float" office:value="0">
            <text:p>0</text:p>
          </table:table-cell>
          <table:table-cell table:style-name="ce84" table:formula="of:=[.P489]*[.L489]" office:value-type="float" office:value="0">
            <text:p>0</text:p>
          </table:table-cell>
          <table:table-cell table:style-name="ce84" table:formula="of:=[.P489]*[.M489]" office:value-type="float" office:value="0">
            <text:p>0</text:p>
          </table:table-cell>
          <table:table-cell table:style-name="ce84" table:formula="of:=SUM([.N489:.P489])" office:value-type="float" office:value="0">
            <text:p>0</text:p>
          </table:table-cell>
          <table:table-cell table:style-name="ce85" table:number-columns-repeated="993"/>
          <table:table-cell table:style-name="ce511" table:number-columns-repeated="9"/>
          <table:table-cell table:style-name="ce596"/>
        </table:table-row>
        <table:table-row table:style-name="ro4">
          <table:table-cell table:style-name="ce87" office:value-type="float" office:value="9074">
            <text:p>9074</text:p>
          </table:table-cell>
          <table:table-cell table:style-name="ce149" office:value-type="date" office:date-value="2015-05-16">
            <text:p>2015-05-16</text:p>
          </table:table-cell>
          <table:table-cell table:style-name="ce223" office:value-type="time" office:time-value="PT12H12M00S">
            <text:p>12:12</text:p>
          </table:table-cell>
          <table:table-cell table:style-name="ce223" office:value-type="time" office:time-value="PT12H45M00S">
            <text:p>12:45</text:p>
          </table:table-cell>
          <table:table-cell table:style-name="ce308" table:formula="of:=([.D490]-[.C490])*24*60" office:value-type="float" office:value="33">
            <text:p>33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/>
          <table:table-cell table:style-name="ce364" office:value-type="string">
            <text:p>YES</text:p>
          </table:table-cell>
          <table:table-cell table:style-name="ce371"/>
          <table:table-cell table:style-name="ce443" table:formula="of:=IF([.J490]=&quot;YES&quot;;[.I490];0)*IF([.I490]&gt;1;1;0)" office:value-type="float" office:value="0">
            <text:p>0</text:p>
          </table:table-cell>
          <table:table-cell table:style-name="ce443" table:formula="of:=IF([.J490]=&quot;YES&quot;;[.E490];0)*IF([.I490]&gt;1;1;0)" office:value-type="float" office:value="0">
            <text:p>0</text:p>
          </table:table-cell>
          <table:table-cell table:style-name="ce84" table:formula="of:=IF([.J490]=&quot;YES&quot;;1;0)*IF([.I490]&gt;1;1;0)" office:value-type="float" office:value="0">
            <text:p>0</text:p>
          </table:table-cell>
          <table:table-cell table:style-name="ce84" table:formula="of:=IF([.F490]=&quot;Diamond&quot;;1;0)*[.N490]*IF([.I490]&gt;1;1;0)" office:value-type="float" office:value="0">
            <text:p>0</text:p>
          </table:table-cell>
          <table:table-cell table:style-name="ce84" table:formula="of:=IF([.F490]=&quot;Moeller&quot;;1;0)*[.N490]*IF([.I490]&gt;1;1;0)" office:value-type="float" office:value="0">
            <text:p>0</text:p>
          </table:table-cell>
          <table:table-cell table:style-name="ce84" table:formula="of:=[.O490]*[.L490]" office:value-type="float" office:value="0">
            <text:p>0</text:p>
          </table:table-cell>
          <table:table-cell table:style-name="ce84" table:formula="of:=[.O490]*[.M490]" office:value-type="float" office:value="0">
            <text:p>0</text:p>
          </table:table-cell>
          <table:table-cell table:style-name="ce84" table:formula="of:=[.P490]*[.L490]" office:value-type="float" office:value="0">
            <text:p>0</text:p>
          </table:table-cell>
          <table:table-cell table:style-name="ce84" table:formula="of:=[.P490]*[.M490]" office:value-type="float" office:value="0">
            <text:p>0</text:p>
          </table:table-cell>
          <table:table-cell table:style-name="ce84" table:formula="of:=SUM([.N490:.P490])" office:value-type="float" office:value="0">
            <text:p>0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91" office:value-type="float" office:value="9075">
            <text:p>9075</text:p>
          </table:table-cell>
          <table:table-cell table:style-name="ce148" office:value-type="date" office:date-value="2015-05-16">
            <text:p>2015-05-16</text:p>
          </table:table-cell>
          <table:table-cell table:style-name="ce222" office:value-type="time" office:time-value="PT12H46M00S">
            <text:p>12:46</text:p>
          </table:table-cell>
          <table:table-cell table:style-name="ce222" office:value-type="time" office:time-value="PT13H18M00S">
            <text:p>13:18</text:p>
          </table:table-cell>
          <table:table-cell table:style-name="ce307" table:formula="of:=([.D491]-[.C491])*24*60" office:value-type="float" office:value="31.9999999999999">
            <text:p>32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63"/>
          <table:table-cell table:style-name="ce363" office:value-type="string">
            <text:p>YES</text:p>
          </table:table-cell>
          <table:table-cell table:style-name="ce389"/>
          <table:table-cell table:style-name="ce445" table:formula="of:=IF([.J491]=&quot;YES&quot;;[.I491];0)*IF([.I491]&gt;1;1;0)" office:value-type="float" office:value="0">
            <text:p>0</text:p>
          </table:table-cell>
          <table:table-cell table:style-name="ce445" table:formula="of:=IF([.J491]=&quot;YES&quot;;[.E491];0)*IF([.I491]&gt;1;1;0)" office:value-type="float" office:value="0">
            <text:p>0</text:p>
          </table:table-cell>
          <table:table-cell table:style-name="ce85" table:formula="of:=IF([.J491]=&quot;YES&quot;;1;0)*IF([.I491]&gt;1;1;0)" office:value-type="float" office:value="0">
            <text:p>0</text:p>
          </table:table-cell>
          <table:table-cell table:style-name="ce85" table:formula="of:=IF([.F491]=&quot;Diamond&quot;;1;0)*[.N491]*IF([.I491]&gt;1;1;0)" office:value-type="float" office:value="0">
            <text:p>0</text:p>
          </table:table-cell>
          <table:table-cell table:style-name="ce85" table:formula="of:=IF([.F491]=&quot;Moeller&quot;;1;0)*[.N491]*IF([.I491]&gt;1;1;0)" office:value-type="float" office:value="0">
            <text:p>0</text:p>
          </table:table-cell>
          <table:table-cell table:style-name="ce84" table:formula="of:=[.O491]*[.L491]" office:value-type="float" office:value="0">
            <text:p>0</text:p>
          </table:table-cell>
          <table:table-cell table:style-name="ce84" table:formula="of:=[.O491]*[.M491]" office:value-type="float" office:value="0">
            <text:p>0</text:p>
          </table:table-cell>
          <table:table-cell table:style-name="ce84" table:formula="of:=[.P491]*[.L491]" office:value-type="float" office:value="0">
            <text:p>0</text:p>
          </table:table-cell>
          <table:table-cell table:style-name="ce84" table:formula="of:=[.P491]*[.M491]" office:value-type="float" office:value="0">
            <text:p>0</text:p>
          </table:table-cell>
          <table:table-cell table:style-name="ce84" table:formula="of:=SUM([.N491:.P491])" office:value-type="float" office:value="0">
            <text:p>0</text:p>
          </table:table-cell>
          <table:table-cell table:style-name="ce85" table:number-columns-repeated="993"/>
          <table:table-cell table:style-name="ce511" table:number-columns-repeated="9"/>
          <table:table-cell table:style-name="ce596"/>
        </table:table-row>
        <table:table-row table:style-name="ro4">
          <table:table-cell table:style-name="ce87" office:value-type="float" office:value="9076">
            <text:p>9076</text:p>
          </table:table-cell>
          <table:table-cell table:style-name="ce149" office:value-type="date" office:date-value="2015-05-16">
            <text:p>2015-05-16</text:p>
          </table:table-cell>
          <table:table-cell table:style-name="ce223" office:value-type="time" office:time-value="PT13H20M00S">
            <text:p>13:20</text:p>
          </table:table-cell>
          <table:table-cell table:style-name="ce223" office:value-type="time" office:time-value="PT13H53M00S">
            <text:p>13:53</text:p>
          </table:table-cell>
          <table:table-cell table:style-name="ce308" table:formula="of:=([.D492]-[.C492])*24*60" office:value-type="float" office:value="33">
            <text:p>33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/>
          <table:table-cell table:style-name="ce364" office:value-type="string">
            <text:p>YES</text:p>
          </table:table-cell>
          <table:table-cell table:style-name="ce371"/>
          <table:table-cell table:style-name="ce443" table:formula="of:=IF([.J492]=&quot;YES&quot;;[.I492];0)*IF([.I492]&gt;1;1;0)" office:value-type="float" office:value="0">
            <text:p>0</text:p>
          </table:table-cell>
          <table:table-cell table:style-name="ce443" table:formula="of:=IF([.J492]=&quot;YES&quot;;[.E492];0)*IF([.I492]&gt;1;1;0)" office:value-type="float" office:value="0">
            <text:p>0</text:p>
          </table:table-cell>
          <table:table-cell table:style-name="ce84" table:formula="of:=IF([.J492]=&quot;YES&quot;;1;0)*IF([.I492]&gt;1;1;0)" office:value-type="float" office:value="0">
            <text:p>0</text:p>
          </table:table-cell>
          <table:table-cell table:style-name="ce84" table:formula="of:=IF([.F492]=&quot;Diamond&quot;;1;0)*[.N492]*IF([.I492]&gt;1;1;0)" office:value-type="float" office:value="0">
            <text:p>0</text:p>
          </table:table-cell>
          <table:table-cell table:style-name="ce84" table:formula="of:=IF([.F492]=&quot;Moeller&quot;;1;0)*[.N492]*IF([.I492]&gt;1;1;0)" office:value-type="float" office:value="0">
            <text:p>0</text:p>
          </table:table-cell>
          <table:table-cell table:style-name="ce84" table:formula="of:=[.O492]*[.L492]" office:value-type="float" office:value="0">
            <text:p>0</text:p>
          </table:table-cell>
          <table:table-cell table:style-name="ce84" table:formula="of:=[.O492]*[.M492]" office:value-type="float" office:value="0">
            <text:p>0</text:p>
          </table:table-cell>
          <table:table-cell table:style-name="ce84" table:formula="of:=[.P492]*[.L492]" office:value-type="float" office:value="0">
            <text:p>0</text:p>
          </table:table-cell>
          <table:table-cell table:style-name="ce84" table:formula="of:=[.P492]*[.M492]" office:value-type="float" office:value="0">
            <text:p>0</text:p>
          </table:table-cell>
          <table:table-cell table:style-name="ce84" table:formula="of:=SUM([.N492:.P492])" office:value-type="float" office:value="0">
            <text:p>0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91" office:value-type="float" office:value="9077">
            <text:p>9077</text:p>
          </table:table-cell>
          <table:table-cell table:style-name="ce148" office:value-type="date" office:date-value="2015-05-16">
            <text:p>2015-05-16</text:p>
          </table:table-cell>
          <table:table-cell table:style-name="ce222" office:value-type="time" office:time-value="PT13H54M00S">
            <text:p>13:54</text:p>
          </table:table-cell>
          <table:table-cell table:style-name="ce222" office:value-type="time" office:time-value="PT14H28M00S">
            <text:p>14:28</text:p>
          </table:table-cell>
          <table:table-cell table:style-name="ce307" table:formula="of:=([.D493]-[.C493])*24*60" office:value-type="float" office:value="34.0000000000002">
            <text:p>34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ARA</text:p>
          </table:table-cell>
          <table:table-cell table:style-name="ce363"/>
          <table:table-cell table:style-name="ce363" office:value-type="string">
            <text:p>YES</text:p>
          </table:table-cell>
          <table:table-cell table:style-name="ce389" office:value-type="string">
            <text:p>At end, Called MAMI to reduce Beam Current to 2.5nA</text:p>
          </table:table-cell>
          <table:table-cell table:style-name="ce445" table:formula="of:=IF([.J493]=&quot;YES&quot;;[.I493];0)*IF([.I493]&gt;1;1;0)" office:value-type="float" office:value="0">
            <text:p>0</text:p>
          </table:table-cell>
          <table:table-cell table:style-name="ce445" table:formula="of:=IF([.J493]=&quot;YES&quot;;[.E493];0)*IF([.I493]&gt;1;1;0)" office:value-type="float" office:value="0">
            <text:p>0</text:p>
          </table:table-cell>
          <table:table-cell table:style-name="ce85" table:formula="of:=IF([.J493]=&quot;YES&quot;;1;0)*IF([.I493]&gt;1;1;0)" office:value-type="float" office:value="0">
            <text:p>0</text:p>
          </table:table-cell>
          <table:table-cell table:style-name="ce85" table:formula="of:=IF([.F493]=&quot;Diamond&quot;;1;0)*[.N493]*IF([.I493]&gt;1;1;0)" office:value-type="float" office:value="0">
            <text:p>0</text:p>
          </table:table-cell>
          <table:table-cell table:style-name="ce85" table:formula="of:=IF([.F493]=&quot;Moeller&quot;;1;0)*[.N493]*IF([.I493]&gt;1;1;0)" office:value-type="float" office:value="0">
            <text:p>0</text:p>
          </table:table-cell>
          <table:table-cell table:style-name="ce84" table:formula="of:=[.O493]*[.L493]" office:value-type="float" office:value="0">
            <text:p>0</text:p>
          </table:table-cell>
          <table:table-cell table:style-name="ce84" table:formula="of:=[.O493]*[.M493]" office:value-type="float" office:value="0">
            <text:p>0</text:p>
          </table:table-cell>
          <table:table-cell table:style-name="ce84" table:formula="of:=[.P493]*[.L493]" office:value-type="float" office:value="0">
            <text:p>0</text:p>
          </table:table-cell>
          <table:table-cell table:style-name="ce84" table:formula="of:=[.P493]*[.M493]" office:value-type="float" office:value="0">
            <text:p>0</text:p>
          </table:table-cell>
          <table:table-cell table:style-name="ce84" table:formula="of:=SUM([.N493:.P493])" office:value-type="float" office:value="0">
            <text:p>0</text:p>
          </table:table-cell>
          <table:table-cell table:style-name="ce85" table:number-columns-repeated="993"/>
          <table:table-cell table:style-name="ce511" table:number-columns-repeated="9"/>
          <table:table-cell table:style-name="ce596"/>
        </table:table-row>
        <table:table-row table:style-name="ro4">
          <table:table-cell table:style-name="ce91" office:value-type="float" office:value="9078">
            <text:p>9078</text:p>
          </table:table-cell>
          <table:table-cell table:style-name="ce148" office:value-type="date" office:date-value="2015-05-16">
            <text:p>2015-05-16</text:p>
          </table:table-cell>
          <table:table-cell table:style-name="ce222" office:value-type="time" office:time-value="PT14H30M00S">
            <text:p>14:30</text:p>
          </table:table-cell>
          <table:table-cell table:style-name="ce222" office:value-type="time" office:time-value="PT14H48M00S">
            <text:p>14:48</text:p>
          </table:table-cell>
          <table:table-cell table:style-name="ce307" table:formula="of:=([.D494]-[.C494])*24*60" office:value-type="float" office:value="17.9999999999999">
            <text:p>18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63"/>
          <table:table-cell table:style-name="ce363" office:value-type="string">
            <text:p>YES</text:p>
          </table:table-cell>
          <table:table-cell table:style-name="ce389" office:value-type="string">
            <text:p>Ended Early so MAMI could check for water leaks</text:p>
          </table:table-cell>
          <table:table-cell table:style-name="ce445" table:formula="of:=IF([.J494]=&quot;YES&quot;;[.I494];0)*IF([.I494]&gt;1;1;0)" office:value-type="float" office:value="0">
            <text:p>0</text:p>
          </table:table-cell>
          <table:table-cell table:style-name="ce445" table:formula="of:=IF([.J494]=&quot;YES&quot;;[.E494];0)*IF([.I494]&gt;1;1;0)" office:value-type="float" office:value="0">
            <text:p>0</text:p>
          </table:table-cell>
          <table:table-cell table:style-name="ce85" table:formula="of:=IF([.J494]=&quot;YES&quot;;1;0)*IF([.I494]&gt;1;1;0)" office:value-type="float" office:value="0">
            <text:p>0</text:p>
          </table:table-cell>
          <table:table-cell table:style-name="ce85" table:formula="of:=IF([.F494]=&quot;Diamond&quot;;1;0)*[.N494]*IF([.I494]&gt;1;1;0)" office:value-type="float" office:value="0">
            <text:p>0</text:p>
          </table:table-cell>
          <table:table-cell table:style-name="ce85" table:formula="of:=IF([.F494]=&quot;Moeller&quot;;1;0)*[.N494]*IF([.I494]&gt;1;1;0)" office:value-type="float" office:value="0">
            <text:p>0</text:p>
          </table:table-cell>
          <table:table-cell table:style-name="ce84" table:formula="of:=[.O494]*[.L494]" office:value-type="float" office:value="0">
            <text:p>0</text:p>
          </table:table-cell>
          <table:table-cell table:style-name="ce84" table:formula="of:=[.O494]*[.M494]" office:value-type="float" office:value="0">
            <text:p>0</text:p>
          </table:table-cell>
          <table:table-cell table:style-name="ce84" table:formula="of:=[.P494]*[.L494]" office:value-type="float" office:value="0">
            <text:p>0</text:p>
          </table:table-cell>
          <table:table-cell table:style-name="ce84" table:formula="of:=[.P494]*[.M494]" office:value-type="float" office:value="0">
            <text:p>0</text:p>
          </table:table-cell>
          <table:table-cell table:style-name="ce84" table:formula="of:=SUM([.N494:.P494])" office:value-type="float" office:value="0">
            <text:p>0</text:p>
          </table:table-cell>
          <table:table-cell table:style-name="ce85" table:number-columns-repeated="993"/>
          <table:table-cell table:style-name="ce511" table:number-columns-repeated="9"/>
          <table:table-cell table:style-name="ce596"/>
        </table:table-row>
        <table:table-row table:style-name="ro3">
          <table:table-cell table:style-name="ce62" office:value-type="float" office:value="9098">
            <text:p>9098</text:p>
          </table:table-cell>
          <table:table-cell table:style-name="ce132" office:value-type="date" office:date-value="2015-05-19">
            <text:p>2015-05-19</text:p>
          </table:table-cell>
          <table:table-cell table:style-name="ce209" office:value-type="time" office:time-value="PT14H54M00S">
            <text:p>14:54</text:p>
          </table:table-cell>
          <table:table-cell table:style-name="ce209" office:value-type="time" office:time-value="PT15H06M00S">
            <text:p>15:06</text:p>
          </table:table-cell>
          <table:table-cell table:style-name="ce299" table:formula="of:=([.D495]-[.C495])*24*60" office:value-type="float" office:value="12">
            <text:p>12</text:p>
          </table:table-cell>
          <table:table-cell table:style-name="ce353" office:value-type="string">
            <text:p>Moeller</text:p>
          </table:table-cell>
          <table:table-cell table:style-name="ce353" table:number-columns-repeated="2"/>
          <table:table-cell table:style-name="ce353" office:value-type="float" office:value="3">
            <text:p>3</text:p>
          </table:table-cell>
          <table:table-cell table:style-name="ce353" office:value-type="string">
            <text:p>YES</text:p>
          </table:table-cell>
          <table:table-cell table:style-name="ce429" office:value-type="string">
            <text:p>FROM HERE STARTING NO HELICITY INFORMATION</text:p>
          </table:table-cell>
          <table:table-cell table:style-name="ce447" table:formula="of:=IF([.J495]=&quot;YES&quot;;[.I495];0)*IF([.I495]&gt;1;1;0)" office:value-type="float" office:value="3">
            <text:p>3</text:p>
          </table:table-cell>
          <table:table-cell table:style-name="ce447" table:formula="of:=IF([.J495]=&quot;YES&quot;;[.E495];0)*IF([.I495]&gt;1;1;0)" office:value-type="float" office:value="12">
            <text:p>12</text:p>
          </table:table-cell>
          <table:table-cell table:style-name="ce460" table:formula="of:=IF([.J495]=&quot;YES&quot;;1;0)*IF([.I495]&gt;1;1;0)" office:value-type="float" office:value="1">
            <text:p>1</text:p>
          </table:table-cell>
          <table:table-cell table:style-name="ce460" table:formula="of:=IF([.F495]=&quot;Diamond&quot;;1;0)*[.N495]*IF([.I495]&gt;1;1;0)" office:value-type="float" office:value="0">
            <text:p>0</text:p>
          </table:table-cell>
          <table:table-cell table:style-name="ce460" table:formula="of:=IF([.F495]=&quot;Moeller&quot;;1;0)*[.N495]*IF([.I495]&gt;1;1;0)" office:value-type="float" office:value="1">
            <text:p>1</text:p>
          </table:table-cell>
          <table:table-cell table:style-name="ce84" table:formula="of:=[.O495]*[.L495]" office:value-type="float" office:value="0">
            <text:p>0</text:p>
          </table:table-cell>
          <table:table-cell table:style-name="ce84" table:formula="of:=[.O495]*[.M495]" office:value-type="float" office:value="0">
            <text:p>0</text:p>
          </table:table-cell>
          <table:table-cell table:style-name="ce84" table:formula="of:=[.P495]*[.L495]" office:value-type="float" office:value="3">
            <text:p>3</text:p>
          </table:table-cell>
          <table:table-cell table:style-name="ce84" table:formula="of:=[.P495]*[.M495]" office:value-type="float" office:value="12">
            <text:p>12</text:p>
          </table:table-cell>
          <table:table-cell table:style-name="ce84" table:formula="of:=SUM([.N495:.P495])" office:value-type="float" office:value="2">
            <text:p>2</text:p>
          </table:table-cell>
          <table:table-cell table:style-name="ce460" table:number-columns-repeated="993"/>
          <table:table-cell table:style-name="ce508" table:number-columns-repeated="9"/>
          <table:table-cell table:style-name="ce593"/>
        </table:table-row>
        <table:table-row table:style-name="ro4">
          <table:table-cell table:style-name="ce41" office:value-type="float" office:value="9099">
            <text:p>9099</text:p>
          </table:table-cell>
          <table:table-cell table:style-name="ce140" office:value-type="date" office:date-value="2015-05-19">
            <text:p>2015-05-19</text:p>
          </table:table-cell>
          <table:table-cell table:style-name="ce182" office:value-type="time" office:time-value="PT15H08M00S">
            <text:p>15:08</text:p>
          </table:table-cell>
          <table:table-cell table:style-name="ce182" office:value-type="time" office:time-value="PT15H48M00S">
            <text:p>15:48</text:p>
          </table:table-cell>
          <table:table-cell table:style-name="ce271" table:formula="of:=([.D496]-[.C496])*24*60" office:value-type="float" office:value="40">
            <text:p>40</text:p>
          </table:table-cell>
          <table:table-cell table:style-name="ce329" office:value-type="string">
            <text:p>Moeller</text:p>
          </table:table-cell>
          <table:table-cell table:style-name="ce329" table:number-columns-repeated="2"/>
          <table:table-cell table:style-name="ce329" office:value-type="float" office:value="9.8">
            <text:p>9,8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435" table:formula="of:=IF([.J496]=&quot;YES&quot;;[.I496];0)*IF([.I496]&gt;1;1;0)" office:value-type="float" office:value="9.8">
            <text:p>9,8</text:p>
          </table:table-cell>
          <table:table-cell table:style-name="ce435" table:formula="of:=IF([.J496]=&quot;YES&quot;;[.E496];0)*IF([.I496]&gt;1;1;0)" office:value-type="float" office:value="40">
            <text:p>40</text:p>
          </table:table-cell>
          <table:table-cell table:style-name="ce69" table:formula="of:=IF([.J496]=&quot;YES&quot;;1;0)*IF([.I496]&gt;1;1;0)" office:value-type="float" office:value="1">
            <text:p>1</text:p>
          </table:table-cell>
          <table:table-cell table:style-name="ce69" table:formula="of:=IF([.F496]=&quot;Diamond&quot;;1;0)*[.N496]*IF([.I496]&gt;1;1;0)" office:value-type="float" office:value="0">
            <text:p>0</text:p>
          </table:table-cell>
          <table:table-cell table:style-name="ce69" table:formula="of:=IF([.F496]=&quot;Moeller&quot;;1;0)*[.N496]*IF([.I496]&gt;1;1;0)" office:value-type="float" office:value="1">
            <text:p>1</text:p>
          </table:table-cell>
          <table:table-cell table:style-name="ce84" table:formula="of:=[.O496]*[.L496]" office:value-type="float" office:value="0">
            <text:p>0</text:p>
          </table:table-cell>
          <table:table-cell table:style-name="ce84" table:formula="of:=[.O496]*[.M496]" office:value-type="float" office:value="0">
            <text:p>0</text:p>
          </table:table-cell>
          <table:table-cell table:style-name="ce84" table:formula="of:=[.P496]*[.L496]" office:value-type="float" office:value="9.8">
            <text:p>9,8</text:p>
          </table:table-cell>
          <table:table-cell table:style-name="ce84" table:formula="of:=[.P496]*[.M496]" office:value-type="float" office:value="40">
            <text:p>40</text:p>
          </table:table-cell>
          <table:table-cell table:style-name="ce84" table:formula="of:=SUM([.N496:.P496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546"/>
        </table:table-row>
        <table:table-row table:style-name="ro4">
          <table:table-cell table:style-name="ce43" office:value-type="float" office:value="9100">
            <text:p>9100</text:p>
          </table:table-cell>
          <table:table-cell table:style-name="ce141" office:value-type="date" office:date-value="2015-05-19">
            <text:p>2015-05-19</text:p>
          </table:table-cell>
          <table:table-cell table:number-columns-repeated="2" table:style-name="ce184"/>
          <table:table-cell table:style-name="ce273" table:formula="of:=([.D497]-[.C497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497]=&quot;YES&quot;;[.I497];0)*IF([.I497]&gt;1;1;0)" office:value-type="float" office:value="0">
            <text:p>0</text:p>
          </table:table-cell>
          <table:table-cell table:style-name="ce395" table:formula="of:=IF([.J497]=&quot;YES&quot;;[.E497];0)*IF([.I497]&gt;1;1;0)" office:value-type="float" office:value="0">
            <text:p>0</text:p>
          </table:table-cell>
          <table:table-cell table:formula="of:=IF([.J497]=&quot;YES&quot;;1;0)*IF([.I497]&gt;1;1;0)" office:value-type="float" office:value="0">
            <text:p>0</text:p>
          </table:table-cell>
          <table:table-cell table:formula="of:=IF([.F497]=&quot;Diamond&quot;;1;0)*[.N497]*IF([.I497]&gt;1;1;0)" office:value-type="float" office:value="0">
            <text:p>0</text:p>
          </table:table-cell>
          <table:table-cell table:formula="of:=IF([.F497]=&quot;Moeller&quot;;1;0)*[.N497]*IF([.I497]&gt;1;1;0)" office:value-type="float" office:value="0">
            <text:p>0</text:p>
          </table:table-cell>
          <table:table-cell table:style-name="ce84" table:formula="of:=[.O497]*[.L497]" office:value-type="float" office:value="0">
            <text:p>0</text:p>
          </table:table-cell>
          <table:table-cell table:style-name="ce84" table:formula="of:=[.O497]*[.M497]" office:value-type="float" office:value="0">
            <text:p>0</text:p>
          </table:table-cell>
          <table:table-cell table:style-name="ce84" table:formula="of:=[.P497]*[.L497]" office:value-type="float" office:value="0">
            <text:p>0</text:p>
          </table:table-cell>
          <table:table-cell table:style-name="ce84" table:formula="of:=[.P497]*[.M497]" office:value-type="float" office:value="0">
            <text:p>0</text:p>
          </table:table-cell>
          <table:table-cell table:style-name="ce84" table:formula="of:=SUM([.N497:.P497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87" office:value-type="float" office:value="9101">
            <text:p>9101</text:p>
          </table:table-cell>
          <table:table-cell table:style-name="ce149" office:value-type="date" office:date-value="2015-05-19">
            <text:p>2015-05-19</text:p>
          </table:table-cell>
          <table:table-cell table:style-name="ce223" office:value-type="time" office:time-value="PT16H12M00S">
            <text:p>16:12</text:p>
          </table:table-cell>
          <table:table-cell table:style-name="ce223" office:value-type="time" office:time-value="PT16H43M00S">
            <text:p>16:43</text:p>
          </table:table-cell>
          <table:table-cell table:style-name="ce308" table:formula="of:=([.D498]-[.C498])*24*60" office:value-type="float" office:value="31">
            <text:p>31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.2">
            <text:p>9,2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MWPC section dropped out at some point</text:p>
          </table:table-cell>
          <table:table-cell table:style-name="ce443" table:formula="of:=IF([.J498]=&quot;YES&quot;;[.I498];0)*IF([.I498]&gt;1;1;0)" office:value-type="float" office:value="9.2">
            <text:p>9,2</text:p>
          </table:table-cell>
          <table:table-cell table:style-name="ce443" table:formula="of:=IF([.J498]=&quot;YES&quot;;[.E498];0)*IF([.I498]&gt;1;1;0)" office:value-type="float" office:value="31">
            <text:p>31</text:p>
          </table:table-cell>
          <table:table-cell table:style-name="ce84" table:formula="of:=IF([.J498]=&quot;YES&quot;;1;0)*IF([.I498]&gt;1;1;0)" office:value-type="float" office:value="1">
            <text:p>1</text:p>
          </table:table-cell>
          <table:table-cell table:style-name="ce84" table:formula="of:=IF([.F498]=&quot;Diamond&quot;;1;0)*[.N498]*IF([.I498]&gt;1;1;0)" office:value-type="float" office:value="1">
            <text:p>1</text:p>
          </table:table-cell>
          <table:table-cell table:style-name="ce84" table:formula="of:=IF([.F498]=&quot;Moeller&quot;;1;0)*[.N498]*IF([.I498]&gt;1;1;0)" office:value-type="float" office:value="0">
            <text:p>0</text:p>
          </table:table-cell>
          <table:table-cell table:style-name="ce84" table:formula="of:=[.O498]*[.L498]" office:value-type="float" office:value="9.2">
            <text:p>9,2</text:p>
          </table:table-cell>
          <table:table-cell table:style-name="ce84" table:formula="of:=[.O498]*[.M498]" office:value-type="float" office:value="31">
            <text:p>31</text:p>
          </table:table-cell>
          <table:table-cell table:style-name="ce84" table:formula="of:=[.P498]*[.L498]" office:value-type="float" office:value="0">
            <text:p>0</text:p>
          </table:table-cell>
          <table:table-cell table:style-name="ce84" table:formula="of:=[.P498]*[.M498]" office:value-type="float" office:value="0">
            <text:p>0</text:p>
          </table:table-cell>
          <table:table-cell table:style-name="ce84" table:formula="of:=SUM([.N498:.P498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87" office:value-type="float" office:value="9102">
            <text:p>9102</text:p>
          </table:table-cell>
          <table:table-cell table:style-name="ce149" office:value-type="date" office:date-value="2015-05-19">
            <text:p>2015-05-19</text:p>
          </table:table-cell>
          <table:table-cell table:style-name="ce223" office:value-type="time" office:time-value="PT16H46M00S">
            <text:p>16:46</text:p>
          </table:table-cell>
          <table:table-cell table:style-name="ce223" office:value-type="time" office:time-value="PT17H16M00S">
            <text:p>17:16</text:p>
          </table:table-cell>
          <table:table-cell table:style-name="ce308" table:formula="of:=([.D499]-[.C499])*24*60" office:value-type="float" office:value="30.0000000000001">
            <text:p>30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">
            <text:p>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499]=&quot;YES&quot;;[.I499];0)*IF([.I499]&gt;1;1;0)" office:value-type="float" office:value="9">
            <text:p>9</text:p>
          </table:table-cell>
          <table:table-cell table:style-name="ce443" table:formula="of:=IF([.J499]=&quot;YES&quot;;[.E499];0)*IF([.I499]&gt;1;1;0)" office:value-type="float" office:value="30.0000000000001">
            <text:p>30,0000000000001</text:p>
          </table:table-cell>
          <table:table-cell table:style-name="ce84" table:formula="of:=IF([.J499]=&quot;YES&quot;;1;0)*IF([.I499]&gt;1;1;0)" office:value-type="float" office:value="1">
            <text:p>1</text:p>
          </table:table-cell>
          <table:table-cell table:style-name="ce84" table:formula="of:=IF([.F499]=&quot;Diamond&quot;;1;0)*[.N499]*IF([.I499]&gt;1;1;0)" office:value-type="float" office:value="1">
            <text:p>1</text:p>
          </table:table-cell>
          <table:table-cell table:style-name="ce84" table:formula="of:=IF([.F499]=&quot;Moeller&quot;;1;0)*[.N499]*IF([.I499]&gt;1;1;0)" office:value-type="float" office:value="0">
            <text:p>0</text:p>
          </table:table-cell>
          <table:table-cell table:style-name="ce84" table:formula="of:=[.O499]*[.L499]" office:value-type="float" office:value="9">
            <text:p>9</text:p>
          </table:table-cell>
          <table:table-cell table:style-name="ce84" table:formula="of:=[.O499]*[.M499]" office:value-type="float" office:value="30.0000000000001">
            <text:p>30,0000000000001</text:p>
          </table:table-cell>
          <table:table-cell table:style-name="ce84" table:formula="of:=[.P499]*[.L499]" office:value-type="float" office:value="0">
            <text:p>0</text:p>
          </table:table-cell>
          <table:table-cell table:style-name="ce84" table:formula="of:=[.P499]*[.M499]" office:value-type="float" office:value="0">
            <text:p>0</text:p>
          </table:table-cell>
          <table:table-cell table:style-name="ce84" table:formula="of:=SUM([.N499:.P499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91" office:value-type="float" office:value="9103">
            <text:p>9103</text:p>
          </table:table-cell>
          <table:table-cell table:style-name="ce148" office:value-type="date" office:date-value="2015-05-19">
            <text:p>2015-05-19</text:p>
          </table:table-cell>
          <table:table-cell table:style-name="ce222" office:value-type="time" office:time-value="PT17H16M00S">
            <text:p>17:16</text:p>
          </table:table-cell>
          <table:table-cell table:style-name="ce222" office:value-type="time" office:time-value="PT17H21M00S">
            <text:p>17:21</text:p>
          </table:table-cell>
          <table:table-cell table:style-name="ce307" table:formula="of:=([.D500]-[.C500])*24*60" office:value-type="float" office:value="4.99999999999998">
            <text:p>5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63" office:value-type="float" office:value="1.2">
            <text:p>1,2</text:p>
          </table:table-cell>
          <table:table-cell table:style-name="ce363" office:value-type="string">
            <text:p>YES</text:p>
          </table:table-cell>
          <table:table-cell table:style-name="ce389"/>
          <table:table-cell table:style-name="ce445" table:formula="of:=IF([.J500]=&quot;YES&quot;;[.I500];0)*IF([.I500]&gt;1;1;0)" office:value-type="float" office:value="1.2">
            <text:p>1,2</text:p>
          </table:table-cell>
          <table:table-cell table:style-name="ce445" table:formula="of:=IF([.J500]=&quot;YES&quot;;[.E500];0)*IF([.I500]&gt;1;1;0)" office:value-type="float" office:value="4.99999999999998">
            <text:p>5</text:p>
          </table:table-cell>
          <table:table-cell table:style-name="ce85" table:formula="of:=IF([.J500]=&quot;YES&quot;;1;0)*IF([.I500]&gt;1;1;0)" office:value-type="float" office:value="1">
            <text:p>1</text:p>
          </table:table-cell>
          <table:table-cell table:style-name="ce85" table:formula="of:=IF([.F500]=&quot;Diamond&quot;;1;0)*[.N500]*IF([.I500]&gt;1;1;0)" office:value-type="float" office:value="1">
            <text:p>1</text:p>
          </table:table-cell>
          <table:table-cell table:style-name="ce85" table:formula="of:=IF([.F500]=&quot;Moeller&quot;;1;0)*[.N500]*IF([.I500]&gt;1;1;0)" office:value-type="float" office:value="0">
            <text:p>0</text:p>
          </table:table-cell>
          <table:table-cell table:style-name="ce84" table:formula="of:=[.O500]*[.L500]" office:value-type="float" office:value="1.2">
            <text:p>1,2</text:p>
          </table:table-cell>
          <table:table-cell table:style-name="ce84" table:formula="of:=[.O500]*[.M500]" office:value-type="float" office:value="4.99999999999998">
            <text:p>5</text:p>
          </table:table-cell>
          <table:table-cell table:style-name="ce84" table:formula="of:=[.P500]*[.L500]" office:value-type="float" office:value="0">
            <text:p>0</text:p>
          </table:table-cell>
          <table:table-cell table:style-name="ce84" table:formula="of:=[.P500]*[.M500]" office:value-type="float" office:value="0">
            <text:p>0</text:p>
          </table:table-cell>
          <table:table-cell table:style-name="ce84" table:formula="of:=SUM([.N500:.P500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43" office:value-type="float" office:value="9104">
            <text:p>9104</text:p>
          </table:table-cell>
          <table:table-cell table:style-name="ce141" office:value-type="date" office:date-value="2015-05-19">
            <text:p>2015-05-19</text:p>
          </table:table-cell>
          <table:table-cell table:number-columns-repeated="2" table:style-name="ce184"/>
          <table:table-cell table:style-name="ce273" table:formula="of:=([.D501]-[.C501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Junk file for coherent edge</text:p>
          </table:table-cell>
          <table:table-cell table:style-name="ce395" table:formula="of:=IF([.J501]=&quot;YES&quot;;[.I501];0)*IF([.I501]&gt;1;1;0)" office:value-type="float" office:value="0">
            <text:p>0</text:p>
          </table:table-cell>
          <table:table-cell table:style-name="ce395" table:formula="of:=IF([.J501]=&quot;YES&quot;;[.E501];0)*IF([.I501]&gt;1;1;0)" office:value-type="float" office:value="0">
            <text:p>0</text:p>
          </table:table-cell>
          <table:table-cell table:formula="of:=IF([.J501]=&quot;YES&quot;;1;0)*IF([.I501]&gt;1;1;0)" office:value-type="float" office:value="0">
            <text:p>0</text:p>
          </table:table-cell>
          <table:table-cell table:formula="of:=IF([.F501]=&quot;Diamond&quot;;1;0)*[.N501]*IF([.I501]&gt;1;1;0)" office:value-type="float" office:value="0">
            <text:p>0</text:p>
          </table:table-cell>
          <table:table-cell table:formula="of:=IF([.F501]=&quot;Moeller&quot;;1;0)*[.N501]*IF([.I501]&gt;1;1;0)" office:value-type="float" office:value="0">
            <text:p>0</text:p>
          </table:table-cell>
          <table:table-cell table:style-name="ce84" table:formula="of:=[.O501]*[.L501]" office:value-type="float" office:value="0">
            <text:p>0</text:p>
          </table:table-cell>
          <table:table-cell table:style-name="ce84" table:formula="of:=[.O501]*[.M501]" office:value-type="float" office:value="0">
            <text:p>0</text:p>
          </table:table-cell>
          <table:table-cell table:style-name="ce84" table:formula="of:=[.P501]*[.L501]" office:value-type="float" office:value="0">
            <text:p>0</text:p>
          </table:table-cell>
          <table:table-cell table:style-name="ce84" table:formula="of:=[.P501]*[.M501]" office:value-type="float" office:value="0">
            <text:p>0</text:p>
          </table:table-cell>
          <table:table-cell table:style-name="ce84" table:formula="of:=SUM([.N501:.P501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89" office:value-type="float" office:value="9105">
            <text:p>9105</text:p>
          </table:table-cell>
          <table:table-cell table:style-name="ce153" office:value-type="date" office:date-value="2015-05-19">
            <text:p>2015-05-19</text:p>
          </table:table-cell>
          <table:table-cell table:style-name="ce226" office:value-type="time" office:time-value="PT17H29M00S">
            <text:p>17:29</text:p>
          </table:table-cell>
          <table:table-cell table:style-name="ce226" office:value-type="time" office:time-value="PT18H08M00S">
            <text:p>18:08</text:p>
          </table:table-cell>
          <table:table-cell table:style-name="ce311" table:formula="of:=([.D502]-[.C502])*24*60" office:value-type="float" office:value="38.9999999999999">
            <text:p>39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ARA</text:p>
          </table:table-cell>
          <table:table-cell table:style-name="ce367" office:value-type="float" office:value="12">
            <text:p>12</text:p>
          </table:table-cell>
          <table:table-cell table:style-name="ce367" office:value-type="string">
            <text:p>YES</text:p>
          </table:table-cell>
          <table:table-cell table:style-name="ce369" office:value-type="string">
            <text:p>MWPC missing for a short time</text:p>
          </table:table-cell>
          <table:table-cell table:style-name="ce448" table:formula="of:=IF([.J502]=&quot;YES&quot;;[.I502];0)*IF([.I502]&gt;1;1;0)" office:value-type="float" office:value="12">
            <text:p>12</text:p>
          </table:table-cell>
          <table:table-cell table:style-name="ce448" table:formula="of:=IF([.J502]=&quot;YES&quot;;[.E502];0)*IF([.I502]&gt;1;1;0)" office:value-type="float" office:value="38.9999999999999">
            <text:p>38,9999999999999</text:p>
          </table:table-cell>
          <table:table-cell table:style-name="ce92" table:formula="of:=IF([.J502]=&quot;YES&quot;;1;0)*IF([.I502]&gt;1;1;0)" office:value-type="float" office:value="1">
            <text:p>1</text:p>
          </table:table-cell>
          <table:table-cell table:style-name="ce92" table:formula="of:=IF([.F502]=&quot;Diamond&quot;;1;0)*[.N502]*IF([.I502]&gt;1;1;0)" office:value-type="float" office:value="1">
            <text:p>1</text:p>
          </table:table-cell>
          <table:table-cell table:style-name="ce92" table:formula="of:=IF([.F502]=&quot;Moeller&quot;;1;0)*[.N502]*IF([.I502]&gt;1;1;0)" office:value-type="float" office:value="0">
            <text:p>0</text:p>
          </table:table-cell>
          <table:table-cell table:style-name="ce84" table:formula="of:=[.O502]*[.L502]" office:value-type="float" office:value="12">
            <text:p>12</text:p>
          </table:table-cell>
          <table:table-cell table:style-name="ce84" table:formula="of:=[.O502]*[.M502]" office:value-type="float" office:value="38.9999999999999">
            <text:p>38,9999999999999</text:p>
          </table:table-cell>
          <table:table-cell table:style-name="ce84" table:formula="of:=[.P502]*[.L502]" office:value-type="float" office:value="0">
            <text:p>0</text:p>
          </table:table-cell>
          <table:table-cell table:style-name="ce84" table:formula="of:=[.P502]*[.M502]" office:value-type="float" office:value="0">
            <text:p>0</text:p>
          </table:table-cell>
          <table:table-cell table:style-name="ce84" table:formula="of:=SUM([.N502:.P502])" office:value-type="float" office:value="2">
            <text:p>2</text:p>
          </table:table-cell>
          <table:table-cell table:style-name="ce92" table:number-columns-repeated="993"/>
          <table:table-cell table:style-name="ce530" table:number-columns-repeated="9"/>
          <table:table-cell table:style-name="ce614"/>
        </table:table-row>
        <table:table-row table:style-name="ro4">
          <table:table-cell table:style-name="ce88" office:value-type="float" office:value="9106">
            <text:p>9106</text:p>
          </table:table-cell>
          <table:table-cell table:style-name="ce150" office:value-type="date" office:date-value="2015-05-19">
            <text:p>2015-05-19</text:p>
          </table:table-cell>
          <table:table-cell table:style-name="ce225" office:value-type="time" office:time-value="PT18H10M00S">
            <text:p>18:10</text:p>
          </table:table-cell>
          <table:table-cell table:style-name="ce225" office:value-type="time" office:time-value="PT18H44M00S">
            <text:p>18:44</text:p>
          </table:table-cell>
          <table:table-cell table:style-name="ce310" table:formula="of:=([.D503]-[.C503])*24*60" office:value-type="float" office:value="34">
            <text:p>34</text:p>
          </table:table-cell>
          <table:table-cell table:style-name="ce366" office:value-type="string">
            <text:p>Diamond</text:p>
          </table:table-cell>
          <table:table-cell table:style-name="ce366" office:value-type="float" office:value="750">
            <text:p>750</text:p>
          </table:table-cell>
          <table:table-cell table:style-name="ce366" office:value-type="string">
            <text:p>PARA</text:p>
          </table:table-cell>
          <table:table-cell table:style-name="ce366" office:value-type="float" office:value="9">
            <text:p>9</text:p>
          </table:table-cell>
          <table:table-cell table:style-name="ce366" office:value-type="string">
            <text:p>YES</text:p>
          </table:table-cell>
          <table:table-cell table:style-name="ce387"/>
          <table:table-cell table:style-name="ce442" table:formula="of:=IF([.J503]=&quot;YES&quot;;[.I503];0)*IF([.I503]&gt;1;1;0)" office:value-type="float" office:value="9">
            <text:p>9</text:p>
          </table:table-cell>
          <table:table-cell table:style-name="ce442" table:formula="of:=IF([.J503]=&quot;YES&quot;;[.E503];0)*IF([.I503]&gt;1;1;0)" office:value-type="float" office:value="34">
            <text:p>34</text:p>
          </table:table-cell>
          <table:table-cell table:style-name="ce458" table:formula="of:=IF([.J503]=&quot;YES&quot;;1;0)*IF([.I503]&gt;1;1;0)" office:value-type="float" office:value="1">
            <text:p>1</text:p>
          </table:table-cell>
          <table:table-cell table:style-name="ce458" table:formula="of:=IF([.F503]=&quot;Diamond&quot;;1;0)*[.N503]*IF([.I503]&gt;1;1;0)" office:value-type="float" office:value="1">
            <text:p>1</text:p>
          </table:table-cell>
          <table:table-cell table:style-name="ce458" table:formula="of:=IF([.F503]=&quot;Moeller&quot;;1;0)*[.N503]*IF([.I503]&gt;1;1;0)" office:value-type="float" office:value="0">
            <text:p>0</text:p>
          </table:table-cell>
          <table:table-cell table:style-name="ce84" table:formula="of:=[.O503]*[.L503]" office:value-type="float" office:value="9">
            <text:p>9</text:p>
          </table:table-cell>
          <table:table-cell table:style-name="ce84" table:formula="of:=[.O503]*[.M503]" office:value-type="float" office:value="34">
            <text:p>34</text:p>
          </table:table-cell>
          <table:table-cell table:style-name="ce84" table:formula="of:=[.P503]*[.L503]" office:value-type="float" office:value="0">
            <text:p>0</text:p>
          </table:table-cell>
          <table:table-cell table:style-name="ce84" table:formula="of:=[.P503]*[.M503]" office:value-type="float" office:value="0">
            <text:p>0</text:p>
          </table:table-cell>
          <table:table-cell table:style-name="ce84" table:formula="of:=SUM([.N503:.P503])" office:value-type="float" office:value="2">
            <text:p>2</text:p>
          </table:table-cell>
          <table:table-cell table:style-name="ce458" table:number-columns-repeated="993"/>
          <table:table-cell table:style-name="ce529" table:number-columns-repeated="9"/>
          <table:table-cell table:style-name="ce612"/>
        </table:table-row>
        <table:table-row table:style-name="ro4">
          <table:table-cell table:style-name="ce43" office:value-type="float" office:value="9107">
            <text:p>9107</text:p>
          </table:table-cell>
          <table:table-cell table:style-name="ce141" office:value-type="date" office:date-value="2015-05-19">
            <text:p>2015-05-19</text:p>
          </table:table-cell>
          <table:table-cell table:style-name="ce184" office:value-type="time" office:time-value="PT18H49M00S">
            <text:p>18:49</text:p>
          </table:table-cell>
          <table:table-cell table:style-name="ce184" office:value-type="time" office:time-value="PT18H51M00S">
            <text:p>18:51</text:p>
          </table:table-cell>
          <table:table-cell table:style-name="ce273" table:formula="of:=([.D504]-[.C504])*24*60" office:value-type="float" office:value="1.99999999999999">
            <text:p>2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Junk file for coherent edge</text:p>
          </table:table-cell>
          <table:table-cell table:style-name="ce395" table:formula="of:=IF([.J504]=&quot;YES&quot;;[.I504];0)*IF([.I504]&gt;1;1;0)" office:value-type="float" office:value="0">
            <text:p>0</text:p>
          </table:table-cell>
          <table:table-cell table:style-name="ce395" table:formula="of:=IF([.J504]=&quot;YES&quot;;[.E504];0)*IF([.I504]&gt;1;1;0)" office:value-type="float" office:value="0">
            <text:p>0</text:p>
          </table:table-cell>
          <table:table-cell table:formula="of:=IF([.J504]=&quot;YES&quot;;1;0)*IF([.I504]&gt;1;1;0)" office:value-type="float" office:value="0">
            <text:p>0</text:p>
          </table:table-cell>
          <table:table-cell table:formula="of:=IF([.F504]=&quot;Diamond&quot;;1;0)*[.N504]*IF([.I504]&gt;1;1;0)" office:value-type="float" office:value="0">
            <text:p>0</text:p>
          </table:table-cell>
          <table:table-cell table:formula="of:=IF([.F504]=&quot;Moeller&quot;;1;0)*[.N504]*IF([.I504]&gt;1;1;0)" office:value-type="float" office:value="0">
            <text:p>0</text:p>
          </table:table-cell>
          <table:table-cell table:style-name="ce84" table:formula="of:=[.O504]*[.L504]" office:value-type="float" office:value="0">
            <text:p>0</text:p>
          </table:table-cell>
          <table:table-cell table:style-name="ce84" table:formula="of:=[.O504]*[.M504]" office:value-type="float" office:value="0">
            <text:p>0</text:p>
          </table:table-cell>
          <table:table-cell table:style-name="ce84" table:formula="of:=[.P504]*[.L504]" office:value-type="float" office:value="0">
            <text:p>0</text:p>
          </table:table-cell>
          <table:table-cell table:style-name="ce84" table:formula="of:=[.P504]*[.M504]" office:value-type="float" office:value="0">
            <text:p>0</text:p>
          </table:table-cell>
          <table:table-cell table:style-name="ce84" table:formula="of:=SUM([.N504:.P504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89" office:value-type="float" office:value="9108">
            <text:p>9108</text:p>
          </table:table-cell>
          <table:table-cell table:style-name="ce153" office:value-type="date" office:date-value="2015-05-19">
            <text:p>2015-05-19</text:p>
          </table:table-cell>
          <table:table-cell table:style-name="ce226" office:value-type="time" office:time-value="PT18H51M00S">
            <text:p>18:51</text:p>
          </table:table-cell>
          <table:table-cell table:style-name="ce226" office:value-type="time" office:time-value="PT19H14M00S">
            <text:p>19:14</text:p>
          </table:table-cell>
          <table:table-cell table:style-name="ce311" table:formula="of:=([.D505]-[.C505])*24*60" office:value-type="float" office:value="22.9999999999999">
            <text:p>23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ERP</text:p>
          </table:table-cell>
          <table:table-cell table:style-name="ce367" office:value-type="float" office:value="9">
            <text:p>9</text:p>
          </table:table-cell>
          <table:table-cell table:style-name="ce367" office:value-type="string">
            <text:p>YES</text:p>
          </table:table-cell>
          <table:table-cell table:style-name="ce369"/>
          <table:table-cell table:style-name="ce448" table:formula="of:=IF([.J505]=&quot;YES&quot;;[.I505];0)*IF([.I505]&gt;1;1;0)" office:value-type="float" office:value="9">
            <text:p>9</text:p>
          </table:table-cell>
          <table:table-cell table:style-name="ce448" table:formula="of:=IF([.J505]=&quot;YES&quot;;[.E505];0)*IF([.I505]&gt;1;1;0)" office:value-type="float" office:value="22.9999999999999">
            <text:p>22,9999999999999</text:p>
          </table:table-cell>
          <table:table-cell table:style-name="ce92" table:formula="of:=IF([.J505]=&quot;YES&quot;;1;0)*IF([.I505]&gt;1;1;0)" office:value-type="float" office:value="1">
            <text:p>1</text:p>
          </table:table-cell>
          <table:table-cell table:style-name="ce92" table:formula="of:=IF([.F505]=&quot;Diamond&quot;;1;0)*[.N505]*IF([.I505]&gt;1;1;0)" office:value-type="float" office:value="1">
            <text:p>1</text:p>
          </table:table-cell>
          <table:table-cell table:style-name="ce92" table:formula="of:=IF([.F505]=&quot;Moeller&quot;;1;0)*[.N505]*IF([.I505]&gt;1;1;0)" office:value-type="float" office:value="0">
            <text:p>0</text:p>
          </table:table-cell>
          <table:table-cell table:style-name="ce84" table:formula="of:=[.O505]*[.L505]" office:value-type="float" office:value="9">
            <text:p>9</text:p>
          </table:table-cell>
          <table:table-cell table:style-name="ce84" table:formula="of:=[.O505]*[.M505]" office:value-type="float" office:value="22.9999999999999">
            <text:p>22,9999999999999</text:p>
          </table:table-cell>
          <table:table-cell table:style-name="ce84" table:formula="of:=[.P505]*[.L505]" office:value-type="float" office:value="0">
            <text:p>0</text:p>
          </table:table-cell>
          <table:table-cell table:style-name="ce84" table:formula="of:=[.P505]*[.M505]" office:value-type="float" office:value="0">
            <text:p>0</text:p>
          </table:table-cell>
          <table:table-cell table:style-name="ce84" table:formula="of:=SUM([.N505:.P505])" office:value-type="float" office:value="2">
            <text:p>2</text:p>
          </table:table-cell>
          <table:table-cell table:style-name="ce92" table:number-columns-repeated="993"/>
          <table:table-cell table:style-name="ce531" table:number-columns-repeated="9"/>
          <table:table-cell table:style-name="ce615"/>
        </table:table-row>
        <table:table-row table:style-name="ro4">
          <table:table-cell table:style-name="ce89" office:value-type="float" office:value="9109">
            <text:p>9109</text:p>
          </table:table-cell>
          <table:table-cell table:style-name="ce153" office:value-type="date" office:date-value="2015-05-19">
            <text:p>2015-05-19</text:p>
          </table:table-cell>
          <table:table-cell table:style-name="ce226" office:value-type="time" office:time-value="PT19H14M00S">
            <text:p>19:14</text:p>
          </table:table-cell>
          <table:table-cell table:style-name="ce226" office:value-type="time" office:time-value="PT19H55M00S">
            <text:p>19:55</text:p>
          </table:table-cell>
          <table:table-cell table:style-name="ce311" table:formula="of:=([.D506]-[.C506])*24*60" office:value-type="float" office:value="41">
            <text:p>41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ERP</text:p>
          </table:table-cell>
          <table:table-cell table:style-name="ce367" office:value-type="float" office:value="8.9">
            <text:p>8,9</text:p>
          </table:table-cell>
          <table:table-cell table:style-name="ce367" office:value-type="string">
            <text:p>YES</text:p>
          </table:table-cell>
          <table:table-cell table:style-name="ce369" office:value-type="string">
            <text:p>Lost sync for final events</text:p>
          </table:table-cell>
          <table:table-cell table:style-name="ce448" table:formula="of:=IF([.J506]=&quot;YES&quot;;[.I506];0)*IF([.I506]&gt;1;1;0)" office:value-type="float" office:value="8.9">
            <text:p>8,9</text:p>
          </table:table-cell>
          <table:table-cell table:style-name="ce448" table:formula="of:=IF([.J506]=&quot;YES&quot;;[.E506];0)*IF([.I506]&gt;1;1;0)" office:value-type="float" office:value="41">
            <text:p>41</text:p>
          </table:table-cell>
          <table:table-cell table:style-name="ce92" table:formula="of:=IF([.J506]=&quot;YES&quot;;1;0)*IF([.I506]&gt;1;1;0)" office:value-type="float" office:value="1">
            <text:p>1</text:p>
          </table:table-cell>
          <table:table-cell table:style-name="ce92" table:formula="of:=IF([.F506]=&quot;Diamond&quot;;1;0)*[.N506]*IF([.I506]&gt;1;1;0)" office:value-type="float" office:value="1">
            <text:p>1</text:p>
          </table:table-cell>
          <table:table-cell table:style-name="ce92" table:formula="of:=IF([.F506]=&quot;Moeller&quot;;1;0)*[.N506]*IF([.I506]&gt;1;1;0)" office:value-type="float" office:value="0">
            <text:p>0</text:p>
          </table:table-cell>
          <table:table-cell table:style-name="ce84" table:formula="of:=[.O506]*[.L506]" office:value-type="float" office:value="8.9">
            <text:p>8,9</text:p>
          </table:table-cell>
          <table:table-cell table:style-name="ce84" table:formula="of:=[.O506]*[.M506]" office:value-type="float" office:value="41">
            <text:p>41</text:p>
          </table:table-cell>
          <table:table-cell table:style-name="ce84" table:formula="of:=[.P506]*[.L506]" office:value-type="float" office:value="0">
            <text:p>0</text:p>
          </table:table-cell>
          <table:table-cell table:style-name="ce84" table:formula="of:=[.P506]*[.M506]" office:value-type="float" office:value="0">
            <text:p>0</text:p>
          </table:table-cell>
          <table:table-cell table:style-name="ce84" table:formula="of:=SUM([.N506:.P506])" office:value-type="float" office:value="2">
            <text:p>2</text:p>
          </table:table-cell>
          <table:table-cell table:style-name="ce92" table:number-columns-repeated="993"/>
          <table:table-cell table:style-name="ce531" table:number-columns-repeated="9"/>
          <table:table-cell table:style-name="ce615"/>
        </table:table-row>
        <table:table-row table:style-name="ro4">
          <table:table-cell table:style-name="ce90" office:value-type="float" office:value="9110">
            <text:p>9110</text:p>
          </table:table-cell>
          <table:table-cell table:style-name="ce154" office:value-type="date" office:date-value="2015-05-19">
            <text:p>2015-05-19</text:p>
          </table:table-cell>
          <table:table-cell table:style-name="ce227" office:value-type="time" office:time-value="PT19H55M00S">
            <text:p>19:55</text:p>
          </table:table-cell>
          <table:table-cell table:style-name="ce227" office:value-type="time" office:time-value="PT20H29M00S">
            <text:p>20:29</text:p>
          </table:table-cell>
          <table:table-cell table:style-name="ce312" table:formula="of:=([.D507]-[.C507])*24*60" office:value-type="float" office:value="34.0000000000002">
            <text:p>34</text:p>
          </table:table-cell>
          <table:table-cell table:style-name="ce368" office:value-type="string">
            <text:p>Diamond</text:p>
          </table:table-cell>
          <table:table-cell table:style-name="ce368" office:value-type="float" office:value="750">
            <text:p>750</text:p>
          </table:table-cell>
          <table:table-cell table:style-name="ce368" office:value-type="string">
            <text:p>PARA</text:p>
          </table:table-cell>
          <table:table-cell table:style-name="ce368" office:value-type="float" office:value="8.9">
            <text:p>8,9</text:p>
          </table:table-cell>
          <table:table-cell table:style-name="ce368" office:value-type="string">
            <text:p>YES</text:p>
          </table:table-cell>
          <table:table-cell table:style-name="ce430"/>
          <table:table-cell table:style-name="ce449" table:formula="of:=IF([.J507]=&quot;YES&quot;;[.I507];0)*IF([.I507]&gt;1;1;0)" office:value-type="float" office:value="8.9">
            <text:p>8,9</text:p>
          </table:table-cell>
          <table:table-cell table:style-name="ce449" table:formula="of:=IF([.J507]=&quot;YES&quot;;[.E507];0)*IF([.I507]&gt;1;1;0)" office:value-type="float" office:value="34.0000000000002">
            <text:p>34,0000000000002</text:p>
          </table:table-cell>
          <table:table-cell table:style-name="ce461" table:formula="of:=IF([.J507]=&quot;YES&quot;;1;0)*IF([.I507]&gt;1;1;0)" office:value-type="float" office:value="1">
            <text:p>1</text:p>
          </table:table-cell>
          <table:table-cell table:style-name="ce461" table:formula="of:=IF([.F507]=&quot;Diamond&quot;;1;0)*[.N507]*IF([.I507]&gt;1;1;0)" office:value-type="float" office:value="1">
            <text:p>1</text:p>
          </table:table-cell>
          <table:table-cell table:style-name="ce461" table:formula="of:=IF([.F507]=&quot;Moeller&quot;;1;0)*[.N507]*IF([.I507]&gt;1;1;0)" office:value-type="float" office:value="0">
            <text:p>0</text:p>
          </table:table-cell>
          <table:table-cell table:style-name="ce84" table:formula="of:=[.O507]*[.L507]" office:value-type="float" office:value="8.9">
            <text:p>8,9</text:p>
          </table:table-cell>
          <table:table-cell table:style-name="ce84" table:formula="of:=[.O507]*[.M507]" office:value-type="float" office:value="34.0000000000002">
            <text:p>34,0000000000002</text:p>
          </table:table-cell>
          <table:table-cell table:style-name="ce84" table:formula="of:=[.P507]*[.L507]" office:value-type="float" office:value="0">
            <text:p>0</text:p>
          </table:table-cell>
          <table:table-cell table:style-name="ce84" table:formula="of:=[.P507]*[.M507]" office:value-type="float" office:value="0">
            <text:p>0</text:p>
          </table:table-cell>
          <table:table-cell table:style-name="ce84" table:formula="of:=SUM([.N507:.P507])" office:value-type="float" office:value="2">
            <text:p>2</text:p>
          </table:table-cell>
          <table:table-cell table:style-name="ce461" table:number-columns-repeated="993"/>
          <table:table-cell table:style-name="ce532" table:number-columns-repeated="9"/>
          <table:table-cell table:style-name="ce616"/>
        </table:table-row>
        <table:table-row table:style-name="ro4">
          <table:table-cell table:style-name="ce88" office:value-type="float" office:value="9111">
            <text:p>9111</text:p>
          </table:table-cell>
          <table:table-cell table:style-name="ce150" office:value-type="date" office:date-value="2015-05-19">
            <text:p>2015-05-19</text:p>
          </table:table-cell>
          <table:table-cell table:style-name="ce225" office:value-type="time" office:time-value="PT20H30M00S">
            <text:p>20:30</text:p>
          </table:table-cell>
          <table:table-cell table:style-name="ce225" office:value-type="time" office:time-value="PT21H03M00S">
            <text:p>21:03</text:p>
          </table:table-cell>
          <table:table-cell table:style-name="ce310" table:formula="of:=([.D508]-[.C508])*24*60" office:value-type="float" office:value="32.9999999999999">
            <text:p>33</text:p>
          </table:table-cell>
          <table:table-cell table:style-name="ce366" office:value-type="string">
            <text:p>Diamond</text:p>
          </table:table-cell>
          <table:table-cell table:style-name="ce366" office:value-type="float" office:value="750">
            <text:p>750</text:p>
          </table:table-cell>
          <table:table-cell table:style-name="ce366" office:value-type="string">
            <text:p>PARA</text:p>
          </table:table-cell>
          <table:table-cell table:style-name="ce366" office:value-type="float" office:value="9.1">
            <text:p>9,1</text:p>
          </table:table-cell>
          <table:table-cell table:style-name="ce366" office:value-type="string">
            <text:p>YES</text:p>
          </table:table-cell>
          <table:table-cell table:style-name="ce387"/>
          <table:table-cell table:style-name="ce442" table:formula="of:=IF([.J508]=&quot;YES&quot;;[.I508];0)*IF([.I508]&gt;1;1;0)" office:value-type="float" office:value="9.1">
            <text:p>9,1</text:p>
          </table:table-cell>
          <table:table-cell table:style-name="ce442" table:formula="of:=IF([.J508]=&quot;YES&quot;;[.E508];0)*IF([.I508]&gt;1;1;0)" office:value-type="float" office:value="32.9999999999999">
            <text:p>32,9999999999999</text:p>
          </table:table-cell>
          <table:table-cell table:style-name="ce458" table:formula="of:=IF([.J508]=&quot;YES&quot;;1;0)*IF([.I508]&gt;1;1;0)" office:value-type="float" office:value="1">
            <text:p>1</text:p>
          </table:table-cell>
          <table:table-cell table:style-name="ce458" table:formula="of:=IF([.F508]=&quot;Diamond&quot;;1;0)*[.N508]*IF([.I508]&gt;1;1;0)" office:value-type="float" office:value="1">
            <text:p>1</text:p>
          </table:table-cell>
          <table:table-cell table:style-name="ce458" table:formula="of:=IF([.F508]=&quot;Moeller&quot;;1;0)*[.N508]*IF([.I508]&gt;1;1;0)" office:value-type="float" office:value="0">
            <text:p>0</text:p>
          </table:table-cell>
          <table:table-cell table:style-name="ce84" table:formula="of:=[.O508]*[.L508]" office:value-type="float" office:value="9.1">
            <text:p>9,1</text:p>
          </table:table-cell>
          <table:table-cell table:style-name="ce84" table:formula="of:=[.O508]*[.M508]" office:value-type="float" office:value="32.9999999999999">
            <text:p>32,9999999999999</text:p>
          </table:table-cell>
          <table:table-cell table:style-name="ce84" table:formula="of:=[.P508]*[.L508]" office:value-type="float" office:value="0">
            <text:p>0</text:p>
          </table:table-cell>
          <table:table-cell table:style-name="ce84" table:formula="of:=[.P508]*[.M508]" office:value-type="float" office:value="0">
            <text:p>0</text:p>
          </table:table-cell>
          <table:table-cell table:style-name="ce84" table:formula="of:=SUM([.N508:.P508])" office:value-type="float" office:value="2">
            <text:p>2</text:p>
          </table:table-cell>
          <table:table-cell table:style-name="ce458" table:number-columns-repeated="993"/>
          <table:table-cell table:style-name="ce529" table:number-columns-repeated="9"/>
          <table:table-cell table:style-name="ce612"/>
        </table:table-row>
        <table:table-row table:style-name="ro4">
          <table:table-cell table:style-name="ce89" office:value-type="float" office:value="9112">
            <text:p>9112</text:p>
          </table:table-cell>
          <table:table-cell table:style-name="ce153" office:value-type="date" office:date-value="2015-05-19">
            <text:p>2015-05-19</text:p>
          </table:table-cell>
          <table:table-cell table:style-name="ce226" office:value-type="time" office:time-value="PT21H04M00S">
            <text:p>21:04</text:p>
          </table:table-cell>
          <table:table-cell table:style-name="ce226" office:value-type="time" office:time-value="PT21H36M00S">
            <text:p>21:36</text:p>
          </table:table-cell>
          <table:table-cell table:style-name="ce311" table:formula="of:=([.D509]-[.C509])*24*60" office:value-type="float" office:value="32">
            <text:p>32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ERP</text:p>
          </table:table-cell>
          <table:table-cell table:style-name="ce367" office:value-type="float" office:value="8.9">
            <text:p>8,9</text:p>
          </table:table-cell>
          <table:table-cell table:style-name="ce367" office:value-type="string">
            <text:p>YES</text:p>
          </table:table-cell>
          <table:table-cell table:style-name="ce369" office:value-type="string">
            <text:p>MWPC missing for a short time</text:p>
          </table:table-cell>
          <table:table-cell table:style-name="ce448" table:formula="of:=IF([.J509]=&quot;YES&quot;;[.I509];0)*IF([.I509]&gt;1;1;0)" office:value-type="float" office:value="8.9">
            <text:p>8,9</text:p>
          </table:table-cell>
          <table:table-cell table:style-name="ce448" table:formula="of:=IF([.J509]=&quot;YES&quot;;[.E509];0)*IF([.I509]&gt;1;1;0)" office:value-type="float" office:value="32">
            <text:p>32</text:p>
          </table:table-cell>
          <table:table-cell table:style-name="ce92" table:formula="of:=IF([.J509]=&quot;YES&quot;;1;0)*IF([.I509]&gt;1;1;0)" office:value-type="float" office:value="1">
            <text:p>1</text:p>
          </table:table-cell>
          <table:table-cell table:style-name="ce92" table:formula="of:=IF([.F509]=&quot;Diamond&quot;;1;0)*[.N509]*IF([.I509]&gt;1;1;0)" office:value-type="float" office:value="1">
            <text:p>1</text:p>
          </table:table-cell>
          <table:table-cell table:style-name="ce92" table:formula="of:=IF([.F509]=&quot;Moeller&quot;;1;0)*[.N509]*IF([.I509]&gt;1;1;0)" office:value-type="float" office:value="0">
            <text:p>0</text:p>
          </table:table-cell>
          <table:table-cell table:style-name="ce84" table:formula="of:=[.O509]*[.L509]" office:value-type="float" office:value="8.9">
            <text:p>8,9</text:p>
          </table:table-cell>
          <table:table-cell table:style-name="ce84" table:formula="of:=[.O509]*[.M509]" office:value-type="float" office:value="32">
            <text:p>32</text:p>
          </table:table-cell>
          <table:table-cell table:style-name="ce84" table:formula="of:=[.P509]*[.L509]" office:value-type="float" office:value="0">
            <text:p>0</text:p>
          </table:table-cell>
          <table:table-cell table:style-name="ce84" table:formula="of:=[.P509]*[.M509]" office:value-type="float" office:value="0">
            <text:p>0</text:p>
          </table:table-cell>
          <table:table-cell table:style-name="ce84" table:formula="of:=SUM([.N509:.P509])" office:value-type="float" office:value="2">
            <text:p>2</text:p>
          </table:table-cell>
          <table:table-cell table:style-name="ce92" table:number-columns-repeated="993"/>
          <table:table-cell table:style-name="ce531" table:number-columns-repeated="9"/>
          <table:table-cell table:style-name="ce615"/>
        </table:table-row>
        <table:table-row table:style-name="ro4">
          <table:table-cell table:style-name="ce43" office:value-type="float" office:value="9113">
            <text:p>9113</text:p>
          </table:table-cell>
          <table:table-cell table:style-name="ce141" office:value-type="date" office:date-value="2015-05-19">
            <text:p>2015-05-19</text:p>
          </table:table-cell>
          <table:table-cell table:style-name="ce184"/>
          <table:table-cell table:style-name="ce233"/>
          <table:table-cell table:style-name="ce273"/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Junk lost sync immediately</text:p>
          </table:table-cell>
          <table:table-cell table:style-name="ce395" table:formula="of:=IF([.J510]=&quot;YES&quot;;[.I510];0)*IF([.I510]&gt;1;1;0)" office:value-type="float" office:value="0">
            <text:p>0</text:p>
          </table:table-cell>
          <table:table-cell table:style-name="ce395" table:formula="of:=IF([.J510]=&quot;YES&quot;;[.E510];0)*IF([.I510]&gt;1;1;0)" office:value-type="float" office:value="0">
            <text:p>0</text:p>
          </table:table-cell>
          <table:table-cell table:formula="of:=IF([.J510]=&quot;YES&quot;;1;0)*IF([.I510]&gt;1;1;0)" office:value-type="float" office:value="0">
            <text:p>0</text:p>
          </table:table-cell>
          <table:table-cell table:formula="of:=IF([.F510]=&quot;Diamond&quot;;1;0)*[.N510]*IF([.I510]&gt;1;1;0)" office:value-type="float" office:value="0">
            <text:p>0</text:p>
          </table:table-cell>
          <table:table-cell table:formula="of:=IF([.F510]=&quot;Moeller&quot;;1;0)*[.N510]*IF([.I510]&gt;1;1;0)" office:value-type="float" office:value="0">
            <text:p>0</text:p>
          </table:table-cell>
          <table:table-cell table:style-name="ce84" table:formula="of:=[.O510]*[.L510]" office:value-type="float" office:value="0">
            <text:p>0</text:p>
          </table:table-cell>
          <table:table-cell table:style-name="ce84" table:formula="of:=[.O510]*[.M510]" office:value-type="float" office:value="0">
            <text:p>0</text:p>
          </table:table-cell>
          <table:table-cell table:style-name="ce84" table:formula="of:=[.P510]*[.L510]" office:value-type="float" office:value="0">
            <text:p>0</text:p>
          </table:table-cell>
          <table:table-cell table:style-name="ce84" table:formula="of:=[.P510]*[.M510]" office:value-type="float" office:value="0">
            <text:p>0</text:p>
          </table:table-cell>
          <table:table-cell table:style-name="ce84" table:formula="of:=SUM([.N510:.P510])" office:value-type="float" office:value="0">
            <text:p>0</text:p>
          </table:table-cell>
          <table:table-cell table:number-columns-repeated="1002"/>
          <table:table-cell table:style-name="ce202"/>
        </table:table-row>
        <table:table-row table:style-name="ro4">
          <table:table-cell table:style-name="ce87" office:value-type="float" office:value="9114">
            <text:p>9114</text:p>
          </table:table-cell>
          <table:table-cell table:style-name="ce149" office:value-type="date" office:date-value="2015-05-19">
            <text:p>2015-05-19</text:p>
          </table:table-cell>
          <table:table-cell table:style-name="ce223" office:value-type="time" office:time-value="PT21H42M00S">
            <text:p>21:42</text:p>
          </table:table-cell>
          <table:table-cell table:style-name="ce223" office:value-type="time" office:time-value="PT22H13M00S">
            <text:p>22:13</text:p>
          </table:table-cell>
          <table:table-cell table:style-name="ce308" table:formula="of:=([.D511]-[.C511])*24*60" office:value-type="float" office:value="30.9999999999999">
            <text:p>31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8.6">
            <text:p>8,6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MWPC missing for a short time at end</text:p>
          </table:table-cell>
          <table:table-cell table:style-name="ce443" table:formula="of:=IF([.J511]=&quot;YES&quot;;[.I511];0)*IF([.I511]&gt;1;1;0)" office:value-type="float" office:value="8.6">
            <text:p>8,6</text:p>
          </table:table-cell>
          <table:table-cell table:style-name="ce443" table:formula="of:=IF([.J511]=&quot;YES&quot;;[.E511];0)*IF([.I511]&gt;1;1;0)" office:value-type="float" office:value="30.9999999999999">
            <text:p>30,9999999999999</text:p>
          </table:table-cell>
          <table:table-cell table:style-name="ce84" table:formula="of:=IF([.J511]=&quot;YES&quot;;1;0)*IF([.I511]&gt;1;1;0)" office:value-type="float" office:value="1">
            <text:p>1</text:p>
          </table:table-cell>
          <table:table-cell table:style-name="ce84" table:formula="of:=IF([.F511]=&quot;Diamond&quot;;1;0)*[.N511]*IF([.I511]&gt;1;1;0)" office:value-type="float" office:value="1">
            <text:p>1</text:p>
          </table:table-cell>
          <table:table-cell table:style-name="ce84" table:formula="of:=IF([.F511]=&quot;Moeller&quot;;1;0)*[.N511]*IF([.I511]&gt;1;1;0)" office:value-type="float" office:value="0">
            <text:p>0</text:p>
          </table:table-cell>
          <table:table-cell table:style-name="ce84" table:formula="of:=[.O511]*[.L511]" office:value-type="float" office:value="8.6">
            <text:p>8,6</text:p>
          </table:table-cell>
          <table:table-cell table:style-name="ce84" table:formula="of:=[.O511]*[.M511]" office:value-type="float" office:value="30.9999999999999">
            <text:p>30,9999999999999</text:p>
          </table:table-cell>
          <table:table-cell table:style-name="ce84" table:formula="of:=[.P511]*[.L511]" office:value-type="float" office:value="0">
            <text:p>0</text:p>
          </table:table-cell>
          <table:table-cell table:style-name="ce84" table:formula="of:=[.P511]*[.M511]" office:value-type="float" office:value="0">
            <text:p>0</text:p>
          </table:table-cell>
          <table:table-cell table:style-name="ce84" table:formula="of:=SUM([.N511:.P511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95" office:value-type="float" office:value="9115">
            <text:p>9115</text:p>
          </table:table-cell>
          <table:table-cell table:style-name="ce147" office:value-type="date" office:date-value="2015-05-19">
            <text:p>2015-05-19</text:p>
          </table:table-cell>
          <table:table-cell table:style-name="ce221" office:value-type="time" office:time-value="PT22H15M00S">
            <text:p>22:15</text:p>
          </table:table-cell>
          <table:table-cell table:style-name="ce221" office:value-type="time" office:time-value="PT22H49M00S">
            <text:p>22:49</text:p>
          </table:table-cell>
          <table:table-cell table:style-name="ce306" table:formula="of:=([.D512]-[.C512])*24*60" office:value-type="float" office:value="34">
            <text:p>34</text:p>
          </table:table-cell>
          <table:table-cell table:style-name="ce362" office:value-type="string">
            <text:p>Diamond</text:p>
          </table:table-cell>
          <table:table-cell table:style-name="ce362" office:value-type="float" office:value="750">
            <text:p>750</text:p>
          </table:table-cell>
          <table:table-cell table:style-name="ce362" office:value-type="string">
            <text:p>PARA</text:p>
          </table:table-cell>
          <table:table-cell table:style-name="ce362" office:value-type="float" office:value="9.1">
            <text:p>9,1</text:p>
          </table:table-cell>
          <table:table-cell table:style-name="ce362" office:value-type="string">
            <text:p>YES</text:p>
          </table:table-cell>
          <table:table-cell table:style-name="ce388" office:value-type="string">
            <text:p>MWPC missing for a short time at end</text:p>
          </table:table-cell>
          <table:table-cell table:style-name="ce444" table:formula="of:=IF([.J512]=&quot;YES&quot;;[.I512];0)*IF([.I512]&gt;1;1;0)" office:value-type="float" office:value="9.1">
            <text:p>9,1</text:p>
          </table:table-cell>
          <table:table-cell table:style-name="ce444" table:formula="of:=IF([.J512]=&quot;YES&quot;;[.E512];0)*IF([.I512]&gt;1;1;0)" office:value-type="float" office:value="34">
            <text:p>34</text:p>
          </table:table-cell>
          <table:table-cell table:style-name="ce459" table:formula="of:=IF([.J512]=&quot;YES&quot;;1;0)*IF([.I512]&gt;1;1;0)" office:value-type="float" office:value="1">
            <text:p>1</text:p>
          </table:table-cell>
          <table:table-cell table:style-name="ce459" table:formula="of:=IF([.F512]=&quot;Diamond&quot;;1;0)*[.N512]*IF([.I512]&gt;1;1;0)" office:value-type="float" office:value="1">
            <text:p>1</text:p>
          </table:table-cell>
          <table:table-cell table:style-name="ce459" table:formula="of:=IF([.F512]=&quot;Moeller&quot;;1;0)*[.N512]*IF([.I512]&gt;1;1;0)" office:value-type="float" office:value="0">
            <text:p>0</text:p>
          </table:table-cell>
          <table:table-cell table:style-name="ce84" table:formula="of:=[.O512]*[.L512]" office:value-type="float" office:value="9.1">
            <text:p>9,1</text:p>
          </table:table-cell>
          <table:table-cell table:style-name="ce84" table:formula="of:=[.O512]*[.M512]" office:value-type="float" office:value="34">
            <text:p>34</text:p>
          </table:table-cell>
          <table:table-cell table:style-name="ce84" table:formula="of:=[.P512]*[.L512]" office:value-type="float" office:value="0">
            <text:p>0</text:p>
          </table:table-cell>
          <table:table-cell table:style-name="ce84" table:formula="of:=[.P512]*[.M512]" office:value-type="float" office:value="0">
            <text:p>0</text:p>
          </table:table-cell>
          <table:table-cell table:style-name="ce84" table:formula="of:=SUM([.N512:.P512])" office:value-type="float" office:value="2">
            <text:p>2</text:p>
          </table:table-cell>
          <table:table-cell table:style-name="ce459" table:number-columns-repeated="993"/>
          <table:table-cell table:style-name="ce509" table:number-columns-repeated="9"/>
          <table:table-cell table:style-name="ce594"/>
        </table:table-row>
        <table:table-row table:style-name="ro4">
          <table:table-cell table:style-name="ce87" office:value-type="float" office:value="9116">
            <text:p>9116</text:p>
          </table:table-cell>
          <table:table-cell table:style-name="ce149" office:value-type="date" office:date-value="2015-05-19">
            <text:p>2015-05-19</text:p>
          </table:table-cell>
          <table:table-cell table:style-name="ce223" office:value-type="time" office:time-value="PT22H50M00S">
            <text:p>22:50</text:p>
          </table:table-cell>
          <table:table-cell table:style-name="ce223" office:value-type="time" office:time-value="PT23H23M00S">
            <text:p>23:23</text:p>
          </table:table-cell>
          <table:table-cell table:style-name="ce308" table:formula="of:=([.D513]-[.C513])*24*60" office:value-type="float" office:value="33">
            <text:p>33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9">
            <text:p>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13]=&quot;YES&quot;;[.I513];0)*IF([.I513]&gt;1;1;0)" office:value-type="float" office:value="9">
            <text:p>9</text:p>
          </table:table-cell>
          <table:table-cell table:style-name="ce443" table:formula="of:=IF([.J513]=&quot;YES&quot;;[.E513];0)*IF([.I513]&gt;1;1;0)" office:value-type="float" office:value="33">
            <text:p>33</text:p>
          </table:table-cell>
          <table:table-cell table:style-name="ce84" table:formula="of:=IF([.J513]=&quot;YES&quot;;1;0)*IF([.I513]&gt;1;1;0)" office:value-type="float" office:value="1">
            <text:p>1</text:p>
          </table:table-cell>
          <table:table-cell table:style-name="ce84" table:formula="of:=IF([.F513]=&quot;Diamond&quot;;1;0)*[.N513]*IF([.I513]&gt;1;1;0)" office:value-type="float" office:value="1">
            <text:p>1</text:p>
          </table:table-cell>
          <table:table-cell table:style-name="ce84" table:formula="of:=IF([.F513]=&quot;Moeller&quot;;1;0)*[.N513]*IF([.I513]&gt;1;1;0)" office:value-type="float" office:value="0">
            <text:p>0</text:p>
          </table:table-cell>
          <table:table-cell table:style-name="ce84" table:formula="of:=[.O513]*[.L513]" office:value-type="float" office:value="9">
            <text:p>9</text:p>
          </table:table-cell>
          <table:table-cell table:style-name="ce84" table:formula="of:=[.O513]*[.M513]" office:value-type="float" office:value="33">
            <text:p>33</text:p>
          </table:table-cell>
          <table:table-cell table:style-name="ce84" table:formula="of:=[.P513]*[.L513]" office:value-type="float" office:value="0">
            <text:p>0</text:p>
          </table:table-cell>
          <table:table-cell table:style-name="ce84" table:formula="of:=[.P513]*[.M513]" office:value-type="float" office:value="0">
            <text:p>0</text:p>
          </table:table-cell>
          <table:table-cell table:style-name="ce84" table:formula="of:=SUM([.N513:.P513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91" office:value-type="float" office:value="9117">
            <text:p>9117</text:p>
          </table:table-cell>
          <table:table-cell table:style-name="ce148" office:value-type="date" office:date-value="2015-05-19">
            <text:p>2015-05-19</text:p>
          </table:table-cell>
          <table:table-cell table:style-name="ce222" office:value-type="time" office:time-value="PT23H25M00S">
            <text:p>23:25</text:p>
          </table:table-cell>
          <table:table-cell table:style-name="ce222" office:value-type="time" office:time-value="PT23H59M00S">
            <text:p>23:59</text:p>
          </table:table-cell>
          <table:table-cell table:style-name="ce307" table:formula="of:=([.D514]-[.C514])*24*60" office:value-type="float" office:value="33.9999999999999">
            <text:p>34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ARA</text:p>
          </table:table-cell>
          <table:table-cell table:style-name="ce363" office:value-type="float" office:value="9">
            <text:p>9</text:p>
          </table:table-cell>
          <table:table-cell table:style-name="ce363" office:value-type="string">
            <text:p>YES</text:p>
          </table:table-cell>
          <table:table-cell table:style-name="ce389"/>
          <table:table-cell table:style-name="ce445" table:formula="of:=IF([.J514]=&quot;YES&quot;;[.I514];0)*IF([.I514]&gt;1;1;0)" office:value-type="float" office:value="9">
            <text:p>9</text:p>
          </table:table-cell>
          <table:table-cell table:style-name="ce445" table:formula="of:=IF([.J514]=&quot;YES&quot;;[.E514];0)*IF([.I514]&gt;1;1;0)" office:value-type="float" office:value="33.9999999999999">
            <text:p>33,9999999999999</text:p>
          </table:table-cell>
          <table:table-cell table:style-name="ce85" table:formula="of:=IF([.J514]=&quot;YES&quot;;1;0)*IF([.I514]&gt;1;1;0)" office:value-type="float" office:value="1">
            <text:p>1</text:p>
          </table:table-cell>
          <table:table-cell table:style-name="ce85" table:formula="of:=IF([.F514]=&quot;Diamond&quot;;1;0)*[.N514]*IF([.I514]&gt;1;1;0)" office:value-type="float" office:value="1">
            <text:p>1</text:p>
          </table:table-cell>
          <table:table-cell table:style-name="ce85" table:formula="of:=IF([.F514]=&quot;Moeller&quot;;1;0)*[.N514]*IF([.I514]&gt;1;1;0)" office:value-type="float" office:value="0">
            <text:p>0</text:p>
          </table:table-cell>
          <table:table-cell table:style-name="ce84" table:formula="of:=[.O514]*[.L514]" office:value-type="float" office:value="9">
            <text:p>9</text:p>
          </table:table-cell>
          <table:table-cell table:style-name="ce84" table:formula="of:=[.O514]*[.M514]" office:value-type="float" office:value="33.9999999999999">
            <text:p>33,9999999999999</text:p>
          </table:table-cell>
          <table:table-cell table:style-name="ce84" table:formula="of:=[.P514]*[.L514]" office:value-type="float" office:value="0">
            <text:p>0</text:p>
          </table:table-cell>
          <table:table-cell table:style-name="ce84" table:formula="of:=[.P514]*[.M514]" office:value-type="float" office:value="0">
            <text:p>0</text:p>
          </table:table-cell>
          <table:table-cell table:style-name="ce84" table:formula="of:=SUM([.N514:.P514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95" office:value-type="float" office:value="9118">
            <text:p>9118</text:p>
          </table:table-cell>
          <table:table-cell table:style-name="ce147" office:value-type="date" office:date-value="2015-05-20">
            <text:p>2015-05-20</text:p>
          </table:table-cell>
          <table:table-cell table:style-name="ce221" office:value-type="time" office:time-value="PT00H01M00S">
            <text:p>00:01</text:p>
          </table:table-cell>
          <table:table-cell table:style-name="ce221" office:value-type="time" office:time-value="PT00H34M00S">
            <text:p>00:34</text:p>
          </table:table-cell>
          <table:table-cell table:style-name="ce306" table:formula="of:=([.D515]-[.C515])*24*60" office:value-type="float" office:value="33">
            <text:p>33</text:p>
          </table:table-cell>
          <table:table-cell table:style-name="ce362" office:value-type="string">
            <text:p>Diamond</text:p>
          </table:table-cell>
          <table:table-cell table:style-name="ce362" office:value-type="float" office:value="750">
            <text:p>750</text:p>
          </table:table-cell>
          <table:table-cell table:style-name="ce362" office:value-type="string">
            <text:p>PERP</text:p>
          </table:table-cell>
          <table:table-cell table:style-name="ce362" office:value-type="float" office:value="9">
            <text:p>9</text:p>
          </table:table-cell>
          <table:table-cell table:style-name="ce362" office:value-type="string">
            <text:p>YES</text:p>
          </table:table-cell>
          <table:table-cell table:style-name="ce388"/>
          <table:table-cell table:style-name="ce444" table:formula="of:=IF([.J515]=&quot;YES&quot;;[.I515];0)*IF([.I515]&gt;1;1;0)" office:value-type="float" office:value="9">
            <text:p>9</text:p>
          </table:table-cell>
          <table:table-cell table:style-name="ce444" table:formula="of:=IF([.J515]=&quot;YES&quot;;[.E515];0)*IF([.I515]&gt;1;1;0)" office:value-type="float" office:value="33">
            <text:p>33</text:p>
          </table:table-cell>
          <table:table-cell table:style-name="ce459" table:formula="of:=IF([.J515]=&quot;YES&quot;;1;0)*IF([.I515]&gt;1;1;0)" office:value-type="float" office:value="1">
            <text:p>1</text:p>
          </table:table-cell>
          <table:table-cell table:style-name="ce459" table:formula="of:=IF([.F515]=&quot;Diamond&quot;;1;0)*[.N515]*IF([.I515]&gt;1;1;0)" office:value-type="float" office:value="1">
            <text:p>1</text:p>
          </table:table-cell>
          <table:table-cell table:style-name="ce459" table:formula="of:=IF([.F515]=&quot;Moeller&quot;;1;0)*[.N515]*IF([.I515]&gt;1;1;0)" office:value-type="float" office:value="0">
            <text:p>0</text:p>
          </table:table-cell>
          <table:table-cell table:style-name="ce84" table:formula="of:=[.O515]*[.L515]" office:value-type="float" office:value="9">
            <text:p>9</text:p>
          </table:table-cell>
          <table:table-cell table:style-name="ce84" table:formula="of:=[.O515]*[.M515]" office:value-type="float" office:value="33">
            <text:p>33</text:p>
          </table:table-cell>
          <table:table-cell table:style-name="ce84" table:formula="of:=[.P515]*[.L515]" office:value-type="float" office:value="0">
            <text:p>0</text:p>
          </table:table-cell>
          <table:table-cell table:style-name="ce84" table:formula="of:=[.P515]*[.M515]" office:value-type="float" office:value="0">
            <text:p>0</text:p>
          </table:table-cell>
          <table:table-cell table:style-name="ce84" table:formula="of:=SUM([.N515:.P515])" office:value-type="float" office:value="2">
            <text:p>2</text:p>
          </table:table-cell>
          <table:table-cell table:style-name="ce459" table:number-columns-repeated="993"/>
          <table:table-cell table:style-name="ce509" table:number-columns-repeated="9"/>
          <table:table-cell table:style-name="ce594"/>
        </table:table-row>
        <table:table-row table:style-name="ro4">
          <table:table-cell table:style-name="ce87" office:value-type="float" office:value="9119">
            <text:p>9119</text:p>
          </table:table-cell>
          <table:table-cell table:style-name="ce149" office:value-type="date" office:date-value="2015-05-20">
            <text:p>2015-05-20</text:p>
          </table:table-cell>
          <table:table-cell table:style-name="ce224" office:value-type="time" office:time-value="PT00H35M00S">
            <text:p>00:35</text:p>
          </table:table-cell>
          <table:table-cell table:style-name="ce223" office:value-type="time" office:time-value="PT01H07M00S">
            <text:p>01:07</text:p>
          </table:table-cell>
          <table:table-cell table:style-name="ce308" table:formula="of:=([.D516]-[.C516])*24*60" office:value-type="float" office:value="32">
            <text:p>32</text:p>
          </table:table-cell>
          <table:table-cell table:style-name="ce371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71" office:value-type="string">
            <text:p>PERP</text:p>
          </table:table-cell>
          <table:table-cell table:style-name="ce364" office:value-type="float" office:value="9.1">
            <text:p>9,1</text:p>
          </table:table-cell>
          <table:table-cell table:style-name="ce396" office:value-type="string">
            <text:p>YES</text:p>
          </table:table-cell>
          <table:table-cell table:style-name="ce371"/>
          <table:table-cell table:style-name="ce443" table:formula="of:=IF([.J516]=&quot;YES&quot;;[.I516];0)*IF([.I516]&gt;1;1;0)" office:value-type="float" office:value="9.1">
            <text:p>9,1</text:p>
          </table:table-cell>
          <table:table-cell table:style-name="ce443" table:formula="of:=IF([.J516]=&quot;YES&quot;;[.E516];0)*IF([.I516]&gt;1;1;0)" office:value-type="float" office:value="32">
            <text:p>32</text:p>
          </table:table-cell>
          <table:table-cell table:style-name="ce84" table:formula="of:=IF([.J516]=&quot;YES&quot;;1;0)*IF([.I516]&gt;1;1;0)" office:value-type="float" office:value="1">
            <text:p>1</text:p>
          </table:table-cell>
          <table:table-cell table:style-name="ce84" table:formula="of:=IF([.F516]=&quot;Diamond&quot;;1;0)*[.N516]*IF([.I516]&gt;1;1;0)" office:value-type="float" office:value="1">
            <text:p>1</text:p>
          </table:table-cell>
          <table:table-cell table:style-name="ce84" table:formula="of:=IF([.F516]=&quot;Moeller&quot;;1;0)*[.N516]*IF([.I516]&gt;1;1;0)" office:value-type="float" office:value="0">
            <text:p>0</text:p>
          </table:table-cell>
          <table:table-cell table:style-name="ce84" table:formula="of:=[.O516]*[.L516]" office:value-type="float" office:value="9.1">
            <text:p>9,1</text:p>
          </table:table-cell>
          <table:table-cell table:style-name="ce84" table:formula="of:=[.O516]*[.M516]" office:value-type="float" office:value="32">
            <text:p>32</text:p>
          </table:table-cell>
          <table:table-cell table:style-name="ce84" table:formula="of:=[.P516]*[.L516]" office:value-type="float" office:value="0">
            <text:p>0</text:p>
          </table:table-cell>
          <table:table-cell table:style-name="ce84" table:formula="of:=[.P516]*[.M516]" office:value-type="float" office:value="0">
            <text:p>0</text:p>
          </table:table-cell>
          <table:table-cell table:style-name="ce84" table:formula="of:=SUM([.N516:.P516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91" office:value-type="float" office:value="9120">
            <text:p>9120</text:p>
          </table:table-cell>
          <table:table-cell table:style-name="ce148" office:value-type="date" office:date-value="2015-05-20">
            <text:p>2015-05-20</text:p>
          </table:table-cell>
          <table:table-cell table:style-name="ce222" office:value-type="time" office:time-value="PT01H08M00S">
            <text:p>01:08</text:p>
          </table:table-cell>
          <table:table-cell table:style-name="ce222" office:value-type="time" office:time-value="PT01H41M00S">
            <text:p>01:41</text:p>
          </table:table-cell>
          <table:table-cell table:style-name="ce307" table:formula="of:=([.D517]-[.C517])*24*60" office:value-type="float" office:value="33">
            <text:p>33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63" office:value-type="float" office:value="9.1">
            <text:p>9,1</text:p>
          </table:table-cell>
          <table:table-cell table:style-name="ce363" office:value-type="string">
            <text:p>YES</text:p>
          </table:table-cell>
          <table:table-cell table:style-name="ce389"/>
          <table:table-cell table:style-name="ce445" table:formula="of:=IF([.J517]=&quot;YES&quot;;[.I517];0)*IF([.I517]&gt;1;1;0)" office:value-type="float" office:value="9.1">
            <text:p>9,1</text:p>
          </table:table-cell>
          <table:table-cell table:style-name="ce445" table:formula="of:=IF([.J517]=&quot;YES&quot;;[.E517];0)*IF([.I517]&gt;1;1;0)" office:value-type="float" office:value="33">
            <text:p>33</text:p>
          </table:table-cell>
          <table:table-cell table:style-name="ce85" table:formula="of:=IF([.J517]=&quot;YES&quot;;1;0)*IF([.I517]&gt;1;1;0)" office:value-type="float" office:value="1">
            <text:p>1</text:p>
          </table:table-cell>
          <table:table-cell table:style-name="ce85" table:formula="of:=IF([.F517]=&quot;Diamond&quot;;1;0)*[.N517]*IF([.I517]&gt;1;1;0)" office:value-type="float" office:value="1">
            <text:p>1</text:p>
          </table:table-cell>
          <table:table-cell table:style-name="ce85" table:formula="of:=IF([.F517]=&quot;Moeller&quot;;1;0)*[.N517]*IF([.I517]&gt;1;1;0)" office:value-type="float" office:value="0">
            <text:p>0</text:p>
          </table:table-cell>
          <table:table-cell table:style-name="ce84" table:formula="of:=[.O517]*[.L517]" office:value-type="float" office:value="9.1">
            <text:p>9,1</text:p>
          </table:table-cell>
          <table:table-cell table:style-name="ce84" table:formula="of:=[.O517]*[.M517]" office:value-type="float" office:value="33">
            <text:p>33</text:p>
          </table:table-cell>
          <table:table-cell table:style-name="ce84" table:formula="of:=[.P517]*[.L517]" office:value-type="float" office:value="0">
            <text:p>0</text:p>
          </table:table-cell>
          <table:table-cell table:style-name="ce84" table:formula="of:=[.P517]*[.M517]" office:value-type="float" office:value="0">
            <text:p>0</text:p>
          </table:table-cell>
          <table:table-cell table:style-name="ce84" table:formula="of:=SUM([.N517:.P517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87" office:value-type="float" office:value="9121">
            <text:p>9121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01H42M00S">
            <text:p>01:42</text:p>
          </table:table-cell>
          <table:table-cell table:style-name="ce223" office:value-type="time" office:time-value="PT02H15M00S">
            <text:p>02:15</text:p>
          </table:table-cell>
          <table:table-cell table:style-name="ce308" table:formula="of:=([.D518]-[.C518])*24*60" office:value-type="float" office:value="33">
            <text:p>33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9.1">
            <text:p>9,1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18]=&quot;YES&quot;;[.I518];0)*IF([.I518]&gt;1;1;0)" office:value-type="float" office:value="9.1">
            <text:p>9,1</text:p>
          </table:table-cell>
          <table:table-cell table:style-name="ce443" table:formula="of:=IF([.J518]=&quot;YES&quot;;[.E518];0)*IF([.I518]&gt;1;1;0)" office:value-type="float" office:value="33">
            <text:p>33</text:p>
          </table:table-cell>
          <table:table-cell table:style-name="ce84" table:formula="of:=IF([.J518]=&quot;YES&quot;;1;0)*IF([.I518]&gt;1;1;0)" office:value-type="float" office:value="1">
            <text:p>1</text:p>
          </table:table-cell>
          <table:table-cell table:style-name="ce84" table:formula="of:=IF([.F518]=&quot;Diamond&quot;;1;0)*[.N518]*IF([.I518]&gt;1;1;0)" office:value-type="float" office:value="1">
            <text:p>1</text:p>
          </table:table-cell>
          <table:table-cell table:style-name="ce84" table:formula="of:=IF([.F518]=&quot;Moeller&quot;;1;0)*[.N518]*IF([.I518]&gt;1;1;0)" office:value-type="float" office:value="0">
            <text:p>0</text:p>
          </table:table-cell>
          <table:table-cell table:style-name="ce84" table:formula="of:=[.O518]*[.L518]" office:value-type="float" office:value="9.1">
            <text:p>9,1</text:p>
          </table:table-cell>
          <table:table-cell table:style-name="ce84" table:formula="of:=[.O518]*[.M518]" office:value-type="float" office:value="33">
            <text:p>33</text:p>
          </table:table-cell>
          <table:table-cell table:style-name="ce84" table:formula="of:=[.P518]*[.L518]" office:value-type="float" office:value="0">
            <text:p>0</text:p>
          </table:table-cell>
          <table:table-cell table:style-name="ce84" table:formula="of:=[.P518]*[.M518]" office:value-type="float" office:value="0">
            <text:p>0</text:p>
          </table:table-cell>
          <table:table-cell table:style-name="ce84" table:formula="of:=SUM([.N518:.P518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87" office:value-type="float" office:value="9122">
            <text:p>9122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02H16M00S">
            <text:p>02:16</text:p>
          </table:table-cell>
          <table:table-cell table:style-name="ce223" office:value-type="time" office:time-value="PT02H50M00S">
            <text:p>02:50</text:p>
          </table:table-cell>
          <table:table-cell table:style-name="ce308" table:formula="of:=([.D519]-[.C519])*24*60" office:value-type="float" office:value="34">
            <text:p>34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9.3">
            <text:p>9,3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19]=&quot;YES&quot;;[.I519];0)*IF([.I519]&gt;1;1;0)" office:value-type="float" office:value="9.3">
            <text:p>9,3</text:p>
          </table:table-cell>
          <table:table-cell table:style-name="ce443" table:formula="of:=IF([.J519]=&quot;YES&quot;;[.E519];0)*IF([.I519]&gt;1;1;0)" office:value-type="float" office:value="34">
            <text:p>34</text:p>
          </table:table-cell>
          <table:table-cell table:style-name="ce84" table:formula="of:=IF([.J519]=&quot;YES&quot;;1;0)*IF([.I519]&gt;1;1;0)" office:value-type="float" office:value="1">
            <text:p>1</text:p>
          </table:table-cell>
          <table:table-cell table:style-name="ce84" table:formula="of:=IF([.F519]=&quot;Diamond&quot;;1;0)*[.N519]*IF([.I519]&gt;1;1;0)" office:value-type="float" office:value="1">
            <text:p>1</text:p>
          </table:table-cell>
          <table:table-cell table:style-name="ce84" table:formula="of:=IF([.F519]=&quot;Moeller&quot;;1;0)*[.N519]*IF([.I519]&gt;1;1;0)" office:value-type="float" office:value="0">
            <text:p>0</text:p>
          </table:table-cell>
          <table:table-cell table:style-name="ce84" table:formula="of:=[.O519]*[.L519]" office:value-type="float" office:value="9.3">
            <text:p>9,3</text:p>
          </table:table-cell>
          <table:table-cell table:style-name="ce84" table:formula="of:=[.O519]*[.M519]" office:value-type="float" office:value="34">
            <text:p>34</text:p>
          </table:table-cell>
          <table:table-cell table:style-name="ce84" table:formula="of:=[.P519]*[.L519]" office:value-type="float" office:value="0">
            <text:p>0</text:p>
          </table:table-cell>
          <table:table-cell table:style-name="ce84" table:formula="of:=[.P519]*[.M519]" office:value-type="float" office:value="0">
            <text:p>0</text:p>
          </table:table-cell>
          <table:table-cell table:style-name="ce84" table:formula="of:=SUM([.N519:.P519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95" office:value-type="float" office:value="9123">
            <text:p>9123</text:p>
          </table:table-cell>
          <table:table-cell table:style-name="ce147" office:value-type="date" office:date-value="2015-05-20">
            <text:p>2015-05-20</text:p>
          </table:table-cell>
          <table:table-cell table:style-name="ce221" office:value-type="time" office:time-value="PT02H52M00S">
            <text:p>02:52</text:p>
          </table:table-cell>
          <table:table-cell table:style-name="ce221" office:value-type="time" office:time-value="PT03H01M00S">
            <text:p>03:01</text:p>
          </table:table-cell>
          <table:table-cell table:style-name="ce306" table:formula="of:=([.D520]-[.C520])*24*60" office:value-type="float" office:value="9.00000000000001">
            <text:p>9</text:p>
          </table:table-cell>
          <table:table-cell table:style-name="ce362" office:value-type="string">
            <text:p>Diamond</text:p>
          </table:table-cell>
          <table:table-cell table:style-name="ce362" office:value-type="float" office:value="750">
            <text:p>750</text:p>
          </table:table-cell>
          <table:table-cell table:style-name="ce362" office:value-type="string">
            <text:p>PERP</text:p>
          </table:table-cell>
          <table:table-cell table:style-name="ce362" office:value-type="float" office:value="2.5">
            <text:p>2,5</text:p>
          </table:table-cell>
          <table:table-cell table:style-name="ce362" office:value-type="string">
            <text:p>YES</text:p>
          </table:table-cell>
          <table:table-cell table:style-name="ce388" office:value-type="string">
            <text:p>Check systems macro failed to load properly. Restarted Daq and macro, issue resolved. </text:p>
          </table:table-cell>
          <table:table-cell table:style-name="ce444" table:formula="of:=IF([.J520]=&quot;YES&quot;;[.I520];0)*IF([.I520]&gt;1;1;0)" office:value-type="float" office:value="2.5">
            <text:p>2,5</text:p>
          </table:table-cell>
          <table:table-cell table:style-name="ce444" table:formula="of:=IF([.J520]=&quot;YES&quot;;[.E520];0)*IF([.I520]&gt;1;1;0)" office:value-type="float" office:value="9.00000000000001">
            <text:p>9</text:p>
          </table:table-cell>
          <table:table-cell table:style-name="ce459" table:formula="of:=IF([.J520]=&quot;YES&quot;;1;0)*IF([.I520]&gt;1;1;0)" office:value-type="float" office:value="1">
            <text:p>1</text:p>
          </table:table-cell>
          <table:table-cell table:style-name="ce459" table:formula="of:=IF([.F520]=&quot;Diamond&quot;;1;0)*[.N520]*IF([.I520]&gt;1;1;0)" office:value-type="float" office:value="1">
            <text:p>1</text:p>
          </table:table-cell>
          <table:table-cell table:style-name="ce459" table:formula="of:=IF([.F520]=&quot;Moeller&quot;;1;0)*[.N520]*IF([.I520]&gt;1;1;0)" office:value-type="float" office:value="0">
            <text:p>0</text:p>
          </table:table-cell>
          <table:table-cell table:style-name="ce84" table:formula="of:=[.O520]*[.L520]" office:value-type="float" office:value="2.5">
            <text:p>2,5</text:p>
          </table:table-cell>
          <table:table-cell table:style-name="ce84" table:formula="of:=[.O520]*[.M520]" office:value-type="float" office:value="9.00000000000001">
            <text:p>9</text:p>
          </table:table-cell>
          <table:table-cell table:style-name="ce84" table:formula="of:=[.P520]*[.L520]" office:value-type="float" office:value="0">
            <text:p>0</text:p>
          </table:table-cell>
          <table:table-cell table:style-name="ce84" table:formula="of:=[.P520]*[.M520]" office:value-type="float" office:value="0">
            <text:p>0</text:p>
          </table:table-cell>
          <table:table-cell table:style-name="ce84" table:formula="of:=SUM([.N520:.P520])" office:value-type="float" office:value="2">
            <text:p>2</text:p>
          </table:table-cell>
          <table:table-cell table:style-name="ce459" table:number-columns-repeated="993"/>
          <table:table-cell table:style-name="ce509" table:number-columns-repeated="9"/>
          <table:table-cell table:style-name="ce594"/>
        </table:table-row>
        <table:table-row table:style-name="ro4">
          <table:table-cell table:style-name="ce87" office:value-type="float" office:value="9124">
            <text:p>9124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03H02M00S">
            <text:p>03:02</text:p>
          </table:table-cell>
          <table:table-cell table:style-name="ce223" office:value-type="time" office:time-value="PT03H35M00S">
            <text:p>03:35</text:p>
          </table:table-cell>
          <table:table-cell table:style-name="ce308" table:formula="of:=([.D521]-[.C521])*24*60" office:value-type="float" office:value="33">
            <text:p>33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">
            <text:p>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21]=&quot;YES&quot;;[.I521];0)*IF([.I521]&gt;1;1;0)" office:value-type="float" office:value="9">
            <text:p>9</text:p>
          </table:table-cell>
          <table:table-cell table:style-name="ce443" table:formula="of:=IF([.J521]=&quot;YES&quot;;[.E521];0)*IF([.I521]&gt;1;1;0)" office:value-type="float" office:value="33">
            <text:p>33</text:p>
          </table:table-cell>
          <table:table-cell table:style-name="ce84" table:formula="of:=IF([.J521]=&quot;YES&quot;;1;0)*IF([.I521]&gt;1;1;0)" office:value-type="float" office:value="1">
            <text:p>1</text:p>
          </table:table-cell>
          <table:table-cell table:style-name="ce84" table:formula="of:=IF([.F521]=&quot;Diamond&quot;;1;0)*[.N521]*IF([.I521]&gt;1;1;0)" office:value-type="float" office:value="1">
            <text:p>1</text:p>
          </table:table-cell>
          <table:table-cell table:style-name="ce84" table:formula="of:=IF([.F521]=&quot;Moeller&quot;;1;0)*[.N521]*IF([.I521]&gt;1;1;0)" office:value-type="float" office:value="0">
            <text:p>0</text:p>
          </table:table-cell>
          <table:table-cell table:style-name="ce84" table:formula="of:=[.O521]*[.L521]" office:value-type="float" office:value="9">
            <text:p>9</text:p>
          </table:table-cell>
          <table:table-cell table:style-name="ce84" table:formula="of:=[.O521]*[.M521]" office:value-type="float" office:value="33">
            <text:p>33</text:p>
          </table:table-cell>
          <table:table-cell table:style-name="ce84" table:formula="of:=[.P521]*[.L521]" office:value-type="float" office:value="0">
            <text:p>0</text:p>
          </table:table-cell>
          <table:table-cell table:style-name="ce84" table:formula="of:=[.P521]*[.M521]" office:value-type="float" office:value="0">
            <text:p>0</text:p>
          </table:table-cell>
          <table:table-cell table:style-name="ce84" table:formula="of:=SUM([.N521:.P521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91" office:value-type="float" office:value="9125">
            <text:p>9125</text:p>
          </table:table-cell>
          <table:table-cell table:style-name="ce148" office:value-type="date" office:date-value="2015-05-20">
            <text:p>2015-05-20</text:p>
          </table:table-cell>
          <table:table-cell table:style-name="ce222" office:value-type="time" office:time-value="PT03H35M00S">
            <text:p>03:35</text:p>
          </table:table-cell>
          <table:table-cell table:style-name="ce222" office:value-type="time" office:time-value="PT04H09M00S">
            <text:p>04:09</text:p>
          </table:table-cell>
          <table:table-cell table:style-name="ce307" table:formula="of:=([.D522]-[.C522])*24*60" office:value-type="float" office:value="34">
            <text:p>34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63" office:value-type="float" office:value="9.5">
            <text:p>9,5</text:p>
          </table:table-cell>
          <table:table-cell table:style-name="ce363" office:value-type="string">
            <text:p>YES</text:p>
          </table:table-cell>
          <table:table-cell table:style-name="ce389"/>
          <table:table-cell table:style-name="ce445" table:formula="of:=IF([.J522]=&quot;YES&quot;;[.I522];0)*IF([.I522]&gt;1;1;0)" office:value-type="float" office:value="9.5">
            <text:p>9,5</text:p>
          </table:table-cell>
          <table:table-cell table:style-name="ce445" table:formula="of:=IF([.J522]=&quot;YES&quot;;[.E522];0)*IF([.I522]&gt;1;1;0)" office:value-type="float" office:value="34">
            <text:p>34</text:p>
          </table:table-cell>
          <table:table-cell table:style-name="ce85" table:formula="of:=IF([.J522]=&quot;YES&quot;;1;0)*IF([.I522]&gt;1;1;0)" office:value-type="float" office:value="1">
            <text:p>1</text:p>
          </table:table-cell>
          <table:table-cell table:style-name="ce85" table:formula="of:=IF([.F522]=&quot;Diamond&quot;;1;0)*[.N522]*IF([.I522]&gt;1;1;0)" office:value-type="float" office:value="1">
            <text:p>1</text:p>
          </table:table-cell>
          <table:table-cell table:style-name="ce85" table:formula="of:=IF([.F522]=&quot;Moeller&quot;;1;0)*[.N522]*IF([.I522]&gt;1;1;0)" office:value-type="float" office:value="0">
            <text:p>0</text:p>
          </table:table-cell>
          <table:table-cell table:style-name="ce84" table:formula="of:=[.O522]*[.L522]" office:value-type="float" office:value="9.5">
            <text:p>9,5</text:p>
          </table:table-cell>
          <table:table-cell table:style-name="ce84" table:formula="of:=[.O522]*[.M522]" office:value-type="float" office:value="34">
            <text:p>34</text:p>
          </table:table-cell>
          <table:table-cell table:style-name="ce84" table:formula="of:=[.P522]*[.L522]" office:value-type="float" office:value="0">
            <text:p>0</text:p>
          </table:table-cell>
          <table:table-cell table:style-name="ce84" table:formula="of:=[.P522]*[.M522]" office:value-type="float" office:value="0">
            <text:p>0</text:p>
          </table:table-cell>
          <table:table-cell table:style-name="ce84" table:formula="of:=SUM([.N522:.P522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87" office:value-type="float" office:value="9126">
            <text:p>9126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04H10M00S">
            <text:p>04:10</text:p>
          </table:table-cell>
          <table:table-cell table:style-name="ce223" office:value-type="time" office:time-value="PT04H44M00S">
            <text:p>04:44</text:p>
          </table:table-cell>
          <table:table-cell table:style-name="ce308" table:formula="of:=([.D523]-[.C523])*24*60" office:value-type="float" office:value="34">
            <text:p>34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23]=&quot;YES&quot;;[.I523];0)*IF([.I523]&gt;1;1;0)" office:value-type="float" office:value="8.9">
            <text:p>8,9</text:p>
          </table:table-cell>
          <table:table-cell table:style-name="ce443" table:formula="of:=IF([.J523]=&quot;YES&quot;;[.E523];0)*IF([.I523]&gt;1;1;0)" office:value-type="float" office:value="34">
            <text:p>34</text:p>
          </table:table-cell>
          <table:table-cell table:style-name="ce84" table:formula="of:=IF([.J523]=&quot;YES&quot;;1;0)*IF([.I523]&gt;1;1;0)" office:value-type="float" office:value="1">
            <text:p>1</text:p>
          </table:table-cell>
          <table:table-cell table:style-name="ce84" table:formula="of:=IF([.F523]=&quot;Diamond&quot;;1;0)*[.N523]*IF([.I523]&gt;1;1;0)" office:value-type="float" office:value="1">
            <text:p>1</text:p>
          </table:table-cell>
          <table:table-cell table:style-name="ce84" table:formula="of:=IF([.F523]=&quot;Moeller&quot;;1;0)*[.N523]*IF([.I523]&gt;1;1;0)" office:value-type="float" office:value="0">
            <text:p>0</text:p>
          </table:table-cell>
          <table:table-cell table:style-name="ce84" table:formula="of:=[.O523]*[.L523]" office:value-type="float" office:value="8.9">
            <text:p>8,9</text:p>
          </table:table-cell>
          <table:table-cell table:style-name="ce84" table:formula="of:=[.O523]*[.M523]" office:value-type="float" office:value="34">
            <text:p>34</text:p>
          </table:table-cell>
          <table:table-cell table:style-name="ce84" table:formula="of:=[.P523]*[.L523]" office:value-type="float" office:value="0">
            <text:p>0</text:p>
          </table:table-cell>
          <table:table-cell table:style-name="ce84" table:formula="of:=[.P523]*[.M523]" office:value-type="float" office:value="0">
            <text:p>0</text:p>
          </table:table-cell>
          <table:table-cell table:style-name="ce84" table:formula="of:=SUM([.N523:.P523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87" office:value-type="float" office:value="9127">
            <text:p>9127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04H47M00S">
            <text:p>04:47</text:p>
          </table:table-cell>
          <table:table-cell table:style-name="ce223" office:value-type="time" office:time-value="PT05H20M00S">
            <text:p>05:20</text:p>
          </table:table-cell>
          <table:table-cell table:style-name="ce308" table:formula="of:=([.D524]-[.C524])*24*60" office:value-type="float" office:value="33">
            <text:p>33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24]=&quot;YES&quot;;[.I524];0)*IF([.I524]&gt;1;1;0)" office:value-type="float" office:value="8.9">
            <text:p>8,9</text:p>
          </table:table-cell>
          <table:table-cell table:style-name="ce443" table:formula="of:=IF([.J524]=&quot;YES&quot;;[.E524];0)*IF([.I524]&gt;1;1;0)" office:value-type="float" office:value="33">
            <text:p>33</text:p>
          </table:table-cell>
          <table:table-cell table:style-name="ce84" table:formula="of:=IF([.J524]=&quot;YES&quot;;1;0)*IF([.I524]&gt;1;1;0)" office:value-type="float" office:value="1">
            <text:p>1</text:p>
          </table:table-cell>
          <table:table-cell table:style-name="ce84" table:formula="of:=IF([.F524]=&quot;Diamond&quot;;1;0)*[.N524]*IF([.I524]&gt;1;1;0)" office:value-type="float" office:value="1">
            <text:p>1</text:p>
          </table:table-cell>
          <table:table-cell table:style-name="ce84" table:formula="of:=IF([.F524]=&quot;Moeller&quot;;1;0)*[.N524]*IF([.I524]&gt;1;1;0)" office:value-type="float" office:value="0">
            <text:p>0</text:p>
          </table:table-cell>
          <table:table-cell table:style-name="ce84" table:formula="of:=[.O524]*[.L524]" office:value-type="float" office:value="8.9">
            <text:p>8,9</text:p>
          </table:table-cell>
          <table:table-cell table:style-name="ce84" table:formula="of:=[.O524]*[.M524]" office:value-type="float" office:value="33">
            <text:p>33</text:p>
          </table:table-cell>
          <table:table-cell table:style-name="ce84" table:formula="of:=[.P524]*[.L524]" office:value-type="float" office:value="0">
            <text:p>0</text:p>
          </table:table-cell>
          <table:table-cell table:style-name="ce84" table:formula="of:=[.P524]*[.M524]" office:value-type="float" office:value="0">
            <text:p>0</text:p>
          </table:table-cell>
          <table:table-cell table:style-name="ce84" table:formula="of:=SUM([.N524:.P524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87" office:value-type="float" office:value="9128">
            <text:p>9128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05H21M00S">
            <text:p>05:21</text:p>
          </table:table-cell>
          <table:table-cell table:style-name="ce223" office:value-type="time" office:time-value="PT05H54M00S">
            <text:p>05:54</text:p>
          </table:table-cell>
          <table:table-cell table:style-name="ce308" table:formula="of:=([.D525]-[.C525])*24*60" office:value-type="float" office:value="33">
            <text:p>33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9.1">
            <text:p>9,1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25]=&quot;YES&quot;;[.I525];0)*IF([.I525]&gt;1;1;0)" office:value-type="float" office:value="9.1">
            <text:p>9,1</text:p>
          </table:table-cell>
          <table:table-cell table:style-name="ce443" table:formula="of:=IF([.J525]=&quot;YES&quot;;[.E525];0)*IF([.I525]&gt;1;1;0)" office:value-type="float" office:value="33">
            <text:p>33</text:p>
          </table:table-cell>
          <table:table-cell table:style-name="ce84" table:formula="of:=IF([.J525]=&quot;YES&quot;;1;0)*IF([.I525]&gt;1;1;0)" office:value-type="float" office:value="1">
            <text:p>1</text:p>
          </table:table-cell>
          <table:table-cell table:style-name="ce84" table:formula="of:=IF([.F525]=&quot;Diamond&quot;;1;0)*[.N525]*IF([.I525]&gt;1;1;0)" office:value-type="float" office:value="1">
            <text:p>1</text:p>
          </table:table-cell>
          <table:table-cell table:style-name="ce84" table:formula="of:=IF([.F525]=&quot;Moeller&quot;;1;0)*[.N525]*IF([.I525]&gt;1;1;0)" office:value-type="float" office:value="0">
            <text:p>0</text:p>
          </table:table-cell>
          <table:table-cell table:style-name="ce84" table:formula="of:=[.O525]*[.L525]" office:value-type="float" office:value="9.1">
            <text:p>9,1</text:p>
          </table:table-cell>
          <table:table-cell table:style-name="ce84" table:formula="of:=[.O525]*[.M525]" office:value-type="float" office:value="33">
            <text:p>33</text:p>
          </table:table-cell>
          <table:table-cell table:style-name="ce84" table:formula="of:=[.P525]*[.L525]" office:value-type="float" office:value="0">
            <text:p>0</text:p>
          </table:table-cell>
          <table:table-cell table:style-name="ce84" table:formula="of:=[.P525]*[.M525]" office:value-type="float" office:value="0">
            <text:p>0</text:p>
          </table:table-cell>
          <table:table-cell table:style-name="ce84" table:formula="of:=SUM([.N525:.P525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95" office:value-type="float" office:value="9129">
            <text:p>9129</text:p>
          </table:table-cell>
          <table:table-cell table:style-name="ce147" office:value-type="date" office:date-value="2015-05-20">
            <text:p>2015-05-20</text:p>
          </table:table-cell>
          <table:table-cell table:style-name="ce221" office:value-type="time" office:time-value="PT05H55M00S">
            <text:p>05:55</text:p>
          </table:table-cell>
          <table:table-cell table:style-name="ce221" office:value-type="time" office:time-value="PT06H28M00S">
            <text:p>06:28</text:p>
          </table:table-cell>
          <table:table-cell table:style-name="ce306" table:formula="of:=([.D526]-[.C526])*24*60" office:value-type="float" office:value="33">
            <text:p>33</text:p>
          </table:table-cell>
          <table:table-cell table:style-name="ce362" office:value-type="string">
            <text:p>Diamond</text:p>
          </table:table-cell>
          <table:table-cell table:style-name="ce362" office:value-type="float" office:value="750">
            <text:p>750</text:p>
          </table:table-cell>
          <table:table-cell table:style-name="ce362" office:value-type="string">
            <text:p>PERP</text:p>
          </table:table-cell>
          <table:table-cell table:style-name="ce362" office:value-type="float" office:value="9.1">
            <text:p>9,1</text:p>
          </table:table-cell>
          <table:table-cell table:style-name="ce362" office:value-type="string">
            <text:p>YES</text:p>
          </table:table-cell>
          <table:table-cell table:style-name="ce388"/>
          <table:table-cell table:style-name="ce444" table:formula="of:=IF([.J526]=&quot;YES&quot;;[.I526];0)*IF([.I526]&gt;1;1;0)" office:value-type="float" office:value="9.1">
            <text:p>9,1</text:p>
          </table:table-cell>
          <table:table-cell table:style-name="ce444" table:formula="of:=IF([.J526]=&quot;YES&quot;;[.E526];0)*IF([.I526]&gt;1;1;0)" office:value-type="float" office:value="33">
            <text:p>33</text:p>
          </table:table-cell>
          <table:table-cell table:style-name="ce459" table:formula="of:=IF([.J526]=&quot;YES&quot;;1;0)*IF([.I526]&gt;1;1;0)" office:value-type="float" office:value="1">
            <text:p>1</text:p>
          </table:table-cell>
          <table:table-cell table:style-name="ce459" table:formula="of:=IF([.F526]=&quot;Diamond&quot;;1;0)*[.N526]*IF([.I526]&gt;1;1;0)" office:value-type="float" office:value="1">
            <text:p>1</text:p>
          </table:table-cell>
          <table:table-cell table:style-name="ce459" table:formula="of:=IF([.F526]=&quot;Moeller&quot;;1;0)*[.N526]*IF([.I526]&gt;1;1;0)" office:value-type="float" office:value="0">
            <text:p>0</text:p>
          </table:table-cell>
          <table:table-cell table:style-name="ce84" table:formula="of:=[.O526]*[.L526]" office:value-type="float" office:value="9.1">
            <text:p>9,1</text:p>
          </table:table-cell>
          <table:table-cell table:style-name="ce84" table:formula="of:=[.O526]*[.M526]" office:value-type="float" office:value="33">
            <text:p>33</text:p>
          </table:table-cell>
          <table:table-cell table:style-name="ce84" table:formula="of:=[.P526]*[.L526]" office:value-type="float" office:value="0">
            <text:p>0</text:p>
          </table:table-cell>
          <table:table-cell table:style-name="ce84" table:formula="of:=[.P526]*[.M526]" office:value-type="float" office:value="0">
            <text:p>0</text:p>
          </table:table-cell>
          <table:table-cell table:style-name="ce84" table:formula="of:=SUM([.N526:.P526])" office:value-type="float" office:value="2">
            <text:p>2</text:p>
          </table:table-cell>
          <table:table-cell table:style-name="ce459" table:number-columns-repeated="993"/>
          <table:table-cell table:style-name="ce509" table:number-columns-repeated="9"/>
          <table:table-cell table:style-name="ce594"/>
        </table:table-row>
        <table:table-row table:style-name="ro4">
          <table:table-cell table:style-name="ce91" office:value-type="float" office:value="9130">
            <text:p>9130</text:p>
          </table:table-cell>
          <table:table-cell table:style-name="ce148" office:value-type="date" office:date-value="2015-05-20">
            <text:p>2015-05-20</text:p>
          </table:table-cell>
          <table:table-cell table:style-name="ce222" office:value-type="time" office:time-value="PT06H28M00S">
            <text:p>06:28</text:p>
          </table:table-cell>
          <table:table-cell table:style-name="ce222" office:value-type="time" office:time-value="PT07H01M00S">
            <text:p>07:01</text:p>
          </table:table-cell>
          <table:table-cell table:style-name="ce307" table:formula="of:=([.D527]-[.C527])*24*60" office:value-type="float" office:value="33">
            <text:p>33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ERP</text:p>
          </table:table-cell>
          <table:table-cell table:style-name="ce363" office:value-type="float" office:value="9.2">
            <text:p>9,2</text:p>
          </table:table-cell>
          <table:table-cell table:style-name="ce363" office:value-type="string">
            <text:p>YES</text:p>
          </table:table-cell>
          <table:table-cell table:style-name="ce389"/>
          <table:table-cell table:style-name="ce445" table:formula="of:=IF([.J527]=&quot;YES&quot;;[.I527];0)*IF([.I527]&gt;1;1;0)" office:value-type="float" office:value="9.2">
            <text:p>9,2</text:p>
          </table:table-cell>
          <table:table-cell table:style-name="ce445" table:formula="of:=IF([.J527]=&quot;YES&quot;;[.E527];0)*IF([.I527]&gt;1;1;0)" office:value-type="float" office:value="33">
            <text:p>33</text:p>
          </table:table-cell>
          <table:table-cell table:style-name="ce85" table:formula="of:=IF([.J527]=&quot;YES&quot;;1;0)*IF([.I527]&gt;1;1;0)" office:value-type="float" office:value="1">
            <text:p>1</text:p>
          </table:table-cell>
          <table:table-cell table:style-name="ce85" table:formula="of:=IF([.F527]=&quot;Diamond&quot;;1;0)*[.N527]*IF([.I527]&gt;1;1;0)" office:value-type="float" office:value="1">
            <text:p>1</text:p>
          </table:table-cell>
          <table:table-cell table:style-name="ce85" table:formula="of:=IF([.F527]=&quot;Moeller&quot;;1;0)*[.N527]*IF([.I527]&gt;1;1;0)" office:value-type="float" office:value="0">
            <text:p>0</text:p>
          </table:table-cell>
          <table:table-cell table:style-name="ce84" table:formula="of:=[.O527]*[.L527]" office:value-type="float" office:value="9.2">
            <text:p>9,2</text:p>
          </table:table-cell>
          <table:table-cell table:style-name="ce84" table:formula="of:=[.O527]*[.M527]" office:value-type="float" office:value="33">
            <text:p>33</text:p>
          </table:table-cell>
          <table:table-cell table:style-name="ce84" table:formula="of:=[.P527]*[.L527]" office:value-type="float" office:value="0">
            <text:p>0</text:p>
          </table:table-cell>
          <table:table-cell table:style-name="ce84" table:formula="of:=[.P527]*[.M527]" office:value-type="float" office:value="0">
            <text:p>0</text:p>
          </table:table-cell>
          <table:table-cell table:style-name="ce84" table:formula="of:=SUM([.N527:.P527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95" office:value-type="float" office:value="9131">
            <text:p>9131</text:p>
          </table:table-cell>
          <table:table-cell table:style-name="ce147" office:value-type="date" office:date-value="2015-05-20">
            <text:p>2015-05-20</text:p>
          </table:table-cell>
          <table:table-cell table:style-name="ce221" office:value-type="time" office:time-value="PT07H03M00S">
            <text:p>07:03</text:p>
          </table:table-cell>
          <table:table-cell table:style-name="ce221" office:value-type="time" office:time-value="PT07H36M00S">
            <text:p>07:36</text:p>
          </table:table-cell>
          <table:table-cell table:style-name="ce306" table:formula="of:=([.D528]-[.C528])*24*60" office:value-type="float" office:value="33">
            <text:p>33</text:p>
          </table:table-cell>
          <table:table-cell table:style-name="ce362" office:value-type="string">
            <text:p>Diamond</text:p>
          </table:table-cell>
          <table:table-cell table:style-name="ce362" office:value-type="float" office:value="750">
            <text:p>750</text:p>
          </table:table-cell>
          <table:table-cell table:style-name="ce362" office:value-type="string">
            <text:p>PARA</text:p>
          </table:table-cell>
          <table:table-cell table:style-name="ce362" office:value-type="float" office:value="9.2">
            <text:p>9,2</text:p>
          </table:table-cell>
          <table:table-cell table:style-name="ce362" office:value-type="string">
            <text:p>YES</text:p>
          </table:table-cell>
          <table:table-cell table:style-name="ce388"/>
          <table:table-cell table:style-name="ce444" table:formula="of:=IF([.J528]=&quot;YES&quot;;[.I528];0)*IF([.I528]&gt;1;1;0)" office:value-type="float" office:value="9.2">
            <text:p>9,2</text:p>
          </table:table-cell>
          <table:table-cell table:style-name="ce444" table:formula="of:=IF([.J528]=&quot;YES&quot;;[.E528];0)*IF([.I528]&gt;1;1;0)" office:value-type="float" office:value="33">
            <text:p>33</text:p>
          </table:table-cell>
          <table:table-cell table:style-name="ce459" table:formula="of:=IF([.J528]=&quot;YES&quot;;1;0)*IF([.I528]&gt;1;1;0)" office:value-type="float" office:value="1">
            <text:p>1</text:p>
          </table:table-cell>
          <table:table-cell table:style-name="ce459" table:formula="of:=IF([.F528]=&quot;Diamond&quot;;1;0)*[.N528]*IF([.I528]&gt;1;1;0)" office:value-type="float" office:value="1">
            <text:p>1</text:p>
          </table:table-cell>
          <table:table-cell table:style-name="ce459" table:formula="of:=IF([.F528]=&quot;Moeller&quot;;1;0)*[.N528]*IF([.I528]&gt;1;1;0)" office:value-type="float" office:value="0">
            <text:p>0</text:p>
          </table:table-cell>
          <table:table-cell table:style-name="ce84" table:formula="of:=[.O528]*[.L528]" office:value-type="float" office:value="9.2">
            <text:p>9,2</text:p>
          </table:table-cell>
          <table:table-cell table:style-name="ce84" table:formula="of:=[.O528]*[.M528]" office:value-type="float" office:value="33">
            <text:p>33</text:p>
          </table:table-cell>
          <table:table-cell table:style-name="ce84" table:formula="of:=[.P528]*[.L528]" office:value-type="float" office:value="0">
            <text:p>0</text:p>
          </table:table-cell>
          <table:table-cell table:style-name="ce84" table:formula="of:=[.P528]*[.M528]" office:value-type="float" office:value="0">
            <text:p>0</text:p>
          </table:table-cell>
          <table:table-cell table:style-name="ce84" table:formula="of:=SUM([.N528:.P528])" office:value-type="float" office:value="2">
            <text:p>2</text:p>
          </table:table-cell>
          <table:table-cell table:style-name="ce459" table:number-columns-repeated="993"/>
          <table:table-cell table:style-name="ce509" table:number-columns-repeated="9"/>
          <table:table-cell table:style-name="ce594"/>
        </table:table-row>
        <table:table-row table:style-name="ro4">
          <table:table-cell table:style-name="ce91" office:value-type="float" office:value="9132">
            <text:p>9132</text:p>
          </table:table-cell>
          <table:table-cell table:style-name="ce148" office:value-type="date" office:date-value="2015-05-20">
            <text:p>2015-05-20</text:p>
          </table:table-cell>
          <table:table-cell table:style-name="ce222" office:value-type="time" office:time-value="PT07H36M00S">
            <text:p>07:36</text:p>
          </table:table-cell>
          <table:table-cell table:style-name="ce222" office:value-type="time" office:time-value="PT08H09M00S">
            <text:p>08:09</text:p>
          </table:table-cell>
          <table:table-cell table:style-name="ce307" table:formula="of:=([.D529]-[.C529])*24*60" office:value-type="float" office:value="32.9999999999999">
            <text:p>33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0">
            <text:p>750</text:p>
          </table:table-cell>
          <table:table-cell table:style-name="ce363" office:value-type="string">
            <text:p>PARA</text:p>
          </table:table-cell>
          <table:table-cell table:style-name="ce363" office:value-type="float" office:value="9">
            <text:p>9</text:p>
          </table:table-cell>
          <table:table-cell table:style-name="ce363" office:value-type="string">
            <text:p>YES</text:p>
          </table:table-cell>
          <table:table-cell table:style-name="ce389"/>
          <table:table-cell table:style-name="ce445" table:formula="of:=IF([.J529]=&quot;YES&quot;;[.I529];0)*IF([.I529]&gt;1;1;0)" office:value-type="float" office:value="9">
            <text:p>9</text:p>
          </table:table-cell>
          <table:table-cell table:style-name="ce445" table:formula="of:=IF([.J529]=&quot;YES&quot;;[.E529];0)*IF([.I529]&gt;1;1;0)" office:value-type="float" office:value="32.9999999999999">
            <text:p>32,9999999999999</text:p>
          </table:table-cell>
          <table:table-cell table:style-name="ce85" table:formula="of:=IF([.J529]=&quot;YES&quot;;1;0)*IF([.I529]&gt;1;1;0)" office:value-type="float" office:value="1">
            <text:p>1</text:p>
          </table:table-cell>
          <table:table-cell table:style-name="ce85" table:formula="of:=IF([.F529]=&quot;Diamond&quot;;1;0)*[.N529]*IF([.I529]&gt;1;1;0)" office:value-type="float" office:value="1">
            <text:p>1</text:p>
          </table:table-cell>
          <table:table-cell table:style-name="ce85" table:formula="of:=IF([.F529]=&quot;Moeller&quot;;1;0)*[.N529]*IF([.I529]&gt;1;1;0)" office:value-type="float" office:value="0">
            <text:p>0</text:p>
          </table:table-cell>
          <table:table-cell table:style-name="ce84" table:formula="of:=[.O529]*[.L529]" office:value-type="float" office:value="9">
            <text:p>9</text:p>
          </table:table-cell>
          <table:table-cell table:style-name="ce84" table:formula="of:=[.O529]*[.M529]" office:value-type="float" office:value="32.9999999999999">
            <text:p>32,9999999999999</text:p>
          </table:table-cell>
          <table:table-cell table:style-name="ce84" table:formula="of:=[.P529]*[.L529]" office:value-type="float" office:value="0">
            <text:p>0</text:p>
          </table:table-cell>
          <table:table-cell table:style-name="ce84" table:formula="of:=[.P529]*[.M529]" office:value-type="float" office:value="0">
            <text:p>0</text:p>
          </table:table-cell>
          <table:table-cell table:style-name="ce84" table:formula="of:=SUM([.N529:.P529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87" office:value-type="float" office:value="9133">
            <text:p>9133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08H11M00S">
            <text:p>08:11</text:p>
          </table:table-cell>
          <table:table-cell table:style-name="ce223" office:value-type="time" office:time-value="PT08H42M00S">
            <text:p>08:42</text:p>
          </table:table-cell>
          <table:table-cell table:style-name="ce308" table:formula="of:=([.D530]-[.C530])*24*60" office:value-type="float" office:value="31">
            <text:p>31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MWPC missing for a short time. Daq End run did not respond properly. File appear to have been saved however.</text:p>
          </table:table-cell>
          <table:table-cell table:style-name="ce443" table:formula="of:=IF([.J530]=&quot;YES&quot;;[.I530];0)*IF([.I530]&gt;1;1;0)" office:value-type="float" office:value="8.9">
            <text:p>8,9</text:p>
          </table:table-cell>
          <table:table-cell table:style-name="ce443" table:formula="of:=IF([.J530]=&quot;YES&quot;;[.E530];0)*IF([.I530]&gt;1;1;0)" office:value-type="float" office:value="31">
            <text:p>31</text:p>
          </table:table-cell>
          <table:table-cell table:style-name="ce84" table:formula="of:=IF([.J530]=&quot;YES&quot;;1;0)*IF([.I530]&gt;1;1;0)" office:value-type="float" office:value="1">
            <text:p>1</text:p>
          </table:table-cell>
          <table:table-cell table:style-name="ce84" table:formula="of:=IF([.F530]=&quot;Diamond&quot;;1;0)*[.N530]*IF([.I530]&gt;1;1;0)" office:value-type="float" office:value="1">
            <text:p>1</text:p>
          </table:table-cell>
          <table:table-cell table:style-name="ce84" table:formula="of:=IF([.F530]=&quot;Moeller&quot;;1;0)*[.N530]*IF([.I530]&gt;1;1;0)" office:value-type="float" office:value="0">
            <text:p>0</text:p>
          </table:table-cell>
          <table:table-cell table:style-name="ce84" table:formula="of:=[.O530]*[.L530]" office:value-type="float" office:value="8.9">
            <text:p>8,9</text:p>
          </table:table-cell>
          <table:table-cell table:style-name="ce84" table:formula="of:=[.O530]*[.M530]" office:value-type="float" office:value="31">
            <text:p>31</text:p>
          </table:table-cell>
          <table:table-cell table:style-name="ce84" table:formula="of:=[.P530]*[.L530]" office:value-type="float" office:value="0">
            <text:p>0</text:p>
          </table:table-cell>
          <table:table-cell table:style-name="ce84" table:formula="of:=[.P530]*[.M530]" office:value-type="float" office:value="0">
            <text:p>0</text:p>
          </table:table-cell>
          <table:table-cell table:style-name="ce84" table:formula="of:=SUM([.N530:.P530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613"/>
        </table:table-row>
        <table:table-row table:style-name="ro4">
          <table:table-cell table:style-name="ce91" office:value-type="float" office:value="9134">
            <text:p>9134</text:p>
          </table:table-cell>
          <table:table-cell table:style-name="ce148" office:value-type="date" office:date-value="2015-05-20">
            <text:p>2015-05-20</text:p>
          </table:table-cell>
          <table:table-cell table:style-name="ce222" office:value-type="time" office:time-value="PT08H46M00S">
            <text:p>08:46</text:p>
          </table:table-cell>
          <table:table-cell table:style-name="ce222" office:value-type="time" office:time-value="PT09H17M00S">
            <text:p>09:17</text:p>
          </table:table-cell>
          <table:table-cell table:style-name="ce307" table:formula="of:=([.D531]-[.C531])*24*60" office:value-type="float" office:value="31">
            <text:p>31</text:p>
          </table:table-cell>
          <table:table-cell table:style-name="ce363" office:value-type="string">
            <text:p>Diamond</text:p>
          </table:table-cell>
          <table:table-cell table:style-name="ce363" office:value-type="float" office:value="751">
            <text:p>751</text:p>
          </table:table-cell>
          <table:table-cell table:style-name="ce363" office:value-type="string">
            <text:p>PERP</text:p>
          </table:table-cell>
          <table:table-cell table:style-name="ce363" office:value-type="float" office:value="8.9">
            <text:p>8,9</text:p>
          </table:table-cell>
          <table:table-cell table:style-name="ce363" office:value-type="string">
            <text:p>YES</text:p>
          </table:table-cell>
          <table:table-cell table:style-name="ce389" office:value-type="string">
            <text:p>MWPC missing for a short time</text:p>
          </table:table-cell>
          <table:table-cell table:style-name="ce445" table:formula="of:=IF([.J531]=&quot;YES&quot;;[.I531];0)*IF([.I531]&gt;1;1;0)" office:value-type="float" office:value="8.9">
            <text:p>8,9</text:p>
          </table:table-cell>
          <table:table-cell table:style-name="ce445" table:formula="of:=IF([.J531]=&quot;YES&quot;;[.E531];0)*IF([.I531]&gt;1;1;0)" office:value-type="float" office:value="31">
            <text:p>31</text:p>
          </table:table-cell>
          <table:table-cell table:style-name="ce85" table:formula="of:=IF([.J531]=&quot;YES&quot;;1;0)*IF([.I531]&gt;1;1;0)" office:value-type="float" office:value="1">
            <text:p>1</text:p>
          </table:table-cell>
          <table:table-cell table:style-name="ce85" table:formula="of:=IF([.F531]=&quot;Diamond&quot;;1;0)*[.N531]*IF([.I531]&gt;1;1;0)" office:value-type="float" office:value="1">
            <text:p>1</text:p>
          </table:table-cell>
          <table:table-cell table:style-name="ce85" table:formula="of:=IF([.F531]=&quot;Moeller&quot;;1;0)*[.N531]*IF([.I531]&gt;1;1;0)" office:value-type="float" office:value="0">
            <text:p>0</text:p>
          </table:table-cell>
          <table:table-cell table:style-name="ce84" table:formula="of:=[.O531]*[.L531]" office:value-type="float" office:value="8.9">
            <text:p>8,9</text:p>
          </table:table-cell>
          <table:table-cell table:style-name="ce84" table:formula="of:=[.O531]*[.M531]" office:value-type="float" office:value="31">
            <text:p>31</text:p>
          </table:table-cell>
          <table:table-cell table:style-name="ce84" table:formula="of:=[.P531]*[.L531]" office:value-type="float" office:value="0">
            <text:p>0</text:p>
          </table:table-cell>
          <table:table-cell table:style-name="ce84" table:formula="of:=[.P531]*[.M531]" office:value-type="float" office:value="0">
            <text:p>0</text:p>
          </table:table-cell>
          <table:table-cell table:style-name="ce84" table:formula="of:=SUM([.N531:.P531])" office:value-type="float" office:value="2">
            <text:p>2</text:p>
          </table:table-cell>
          <table:table-cell table:style-name="ce85" table:number-columns-repeated="993"/>
          <table:table-cell table:style-name="ce511" table:number-columns-repeated="9"/>
          <table:table-cell table:style-name="ce595"/>
        </table:table-row>
        <table:table-row table:style-name="ro4">
          <table:table-cell table:style-name="ce45" office:value-type="float" office:value="9135">
            <text:p>9135</text:p>
          </table:table-cell>
          <table:table-cell table:style-name="ce135" office:value-type="date" office:date-value="2015-05-20">
            <text:p>2015-05-20</text:p>
          </table:table-cell>
          <table:table-cell table:style-name="ce186" office:value-type="time" office:time-value="PT09H22M00S">
            <text:p>09:22</text:p>
          </table:table-cell>
          <table:table-cell table:style-name="ce186" office:value-type="time" office:time-value="PT09H37M00S">
            <text:p>09:37</text:p>
          </table:table-cell>
          <table:table-cell table:style-name="ce275" table:formula="of:=([.D532]-[.C532])*24*60" office:value-type="float" office:value="15">
            <text:p>15</text:p>
          </table:table-cell>
          <table:table-cell table:style-name="ce332"/>
          <table:table-cell table:style-name="ce332" table:number-columns-repeated="2"/>
          <table:table-cell table:number-columns-repeated="2" table:style-name="ce332"/>
          <table:table-cell table:style-name="ce416" office:value-type="string">
            <text:p>TaggEff Background</text:p>
          </table:table-cell>
          <table:table-cell table:style-name="ce450" table:formula="of:=IF([.J532]=&quot;YES&quot;;[.I532];0)*IF([.I532]&gt;1;1;0)" office:value-type="float" office:value="0">
            <text:p>0</text:p>
          </table:table-cell>
          <table:table-cell table:style-name="ce450" table:formula="of:=IF([.J532]=&quot;YES&quot;;[.E532];0)*IF([.I532]&gt;1;1;0)" office:value-type="float" office:value="0">
            <text:p>0</text:p>
          </table:table-cell>
          <table:table-cell table:style-name="ce80" table:formula="of:=IF([.J532]=&quot;YES&quot;;1;0)*IF([.I532]&gt;1;1;0)" office:value-type="float" office:value="0">
            <text:p>0</text:p>
          </table:table-cell>
          <table:table-cell table:style-name="ce80" table:formula="of:=IF([.F532]=&quot;Diamond&quot;;1;0)*[.N532]*IF([.I532]&gt;1;1;0)" office:value-type="float" office:value="0">
            <text:p>0</text:p>
          </table:table-cell>
          <table:table-cell table:style-name="ce80" table:formula="of:=IF([.F532]=&quot;Moeller&quot;;1;0)*[.N532]*IF([.I532]&gt;1;1;0)" office:value-type="float" office:value="0">
            <text:p>0</text:p>
          </table:table-cell>
          <table:table-cell table:style-name="ce84" table:formula="of:=[.O532]*[.L532]" office:value-type="float" office:value="0">
            <text:p>0</text:p>
          </table:table-cell>
          <table:table-cell table:style-name="ce84" table:formula="of:=[.O532]*[.M532]" office:value-type="float" office:value="0">
            <text:p>0</text:p>
          </table:table-cell>
          <table:table-cell table:style-name="ce84" table:formula="of:=[.P532]*[.L532]" office:value-type="float" office:value="0">
            <text:p>0</text:p>
          </table:table-cell>
          <table:table-cell table:style-name="ce84" table:formula="of:=[.P532]*[.M532]" office:value-type="float" office:value="0">
            <text:p>0</text:p>
          </table:table-cell>
          <table:table-cell table:style-name="ce84" table:formula="of:=SUM([.N532:.P532])" office:value-type="float" office:value="0">
            <text:p>0</text:p>
          </table:table-cell>
          <table:table-cell table:style-name="ce80" table:number-columns-repeated="993"/>
          <table:table-cell table:style-name="ce493" table:number-columns-repeated="9"/>
          <table:table-cell table:style-name="ce425"/>
        </table:table-row>
        <table:table-row table:style-name="ro4">
          <table:table-cell table:style-name="ce45" office:value-type="float" office:value="9136">
            <text:p>9136</text:p>
          </table:table-cell>
          <table:table-cell table:style-name="ce135" office:value-type="date" office:date-value="2015-05-20">
            <text:p>2015-05-20</text:p>
          </table:table-cell>
          <table:table-cell table:style-name="ce186" office:value-type="time" office:time-value="PT09H40M00S">
            <text:p>09:40</text:p>
          </table:table-cell>
          <table:table-cell table:style-name="ce186" office:value-type="time" office:time-value="PT10H09M00S">
            <text:p>10:09</text:p>
          </table:table-cell>
          <table:table-cell table:style-name="ce275" table:formula="of:=([.D533]-[.C533])*24*60" office:value-type="float" office:value="29">
            <text:p>29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750">
            <text:p>750</text:p>
          </table:table-cell>
          <table:table-cell table:style-name="ce332" office:value-type="string">
            <text:p>PERP</text:p>
          </table:table-cell>
          <table:table-cell table:number-columns-repeated="2" table:style-name="ce332"/>
          <table:table-cell table:style-name="ce416" office:value-type="string">
            <text:p>TaggEff PERP</text:p>
          </table:table-cell>
          <table:table-cell table:style-name="ce450" table:formula="of:=IF([.J533]=&quot;YES&quot;;[.I533];0)*IF([.I533]&gt;1;1;0)" office:value-type="float" office:value="0">
            <text:p>0</text:p>
          </table:table-cell>
          <table:table-cell table:style-name="ce450" table:formula="of:=IF([.J533]=&quot;YES&quot;;[.E533];0)*IF([.I533]&gt;1;1;0)" office:value-type="float" office:value="0">
            <text:p>0</text:p>
          </table:table-cell>
          <table:table-cell table:style-name="ce80" table:formula="of:=IF([.J533]=&quot;YES&quot;;1;0)*IF([.I533]&gt;1;1;0)" office:value-type="float" office:value="0">
            <text:p>0</text:p>
          </table:table-cell>
          <table:table-cell table:style-name="ce80" table:formula="of:=IF([.F533]=&quot;Diamond&quot;;1;0)*[.N533]*IF([.I533]&gt;1;1;0)" office:value-type="float" office:value="0">
            <text:p>0</text:p>
          </table:table-cell>
          <table:table-cell table:style-name="ce80" table:formula="of:=IF([.F533]=&quot;Moeller&quot;;1;0)*[.N533]*IF([.I533]&gt;1;1;0)" office:value-type="float" office:value="0">
            <text:p>0</text:p>
          </table:table-cell>
          <table:table-cell table:style-name="ce84" table:formula="of:=[.O533]*[.L533]" office:value-type="float" office:value="0">
            <text:p>0</text:p>
          </table:table-cell>
          <table:table-cell table:style-name="ce84" table:formula="of:=[.O533]*[.M533]" office:value-type="float" office:value="0">
            <text:p>0</text:p>
          </table:table-cell>
          <table:table-cell table:style-name="ce84" table:formula="of:=[.P533]*[.L533]" office:value-type="float" office:value="0">
            <text:p>0</text:p>
          </table:table-cell>
          <table:table-cell table:style-name="ce84" table:formula="of:=[.P533]*[.M533]" office:value-type="float" office:value="0">
            <text:p>0</text:p>
          </table:table-cell>
          <table:table-cell table:style-name="ce84" table:formula="of:=SUM([.N533:.P533])" office:value-type="float" office:value="0">
            <text:p>0</text:p>
          </table:table-cell>
          <table:table-cell table:style-name="ce80" table:number-columns-repeated="993"/>
          <table:table-cell table:style-name="ce493" table:number-columns-repeated="9"/>
          <table:table-cell table:style-name="ce425"/>
        </table:table-row>
        <table:table-row table:style-name="ro4">
          <table:table-cell table:style-name="ce45" office:value-type="float" office:value="9137">
            <text:p>9137</text:p>
          </table:table-cell>
          <table:table-cell table:style-name="ce135" office:value-type="date" office:date-value="2015-05-20">
            <text:p>2015-05-20</text:p>
          </table:table-cell>
          <table:table-cell table:style-name="ce186" office:value-type="time" office:time-value="PT10H11M00S">
            <text:p>10:11</text:p>
          </table:table-cell>
          <table:table-cell table:style-name="ce186" office:value-type="time" office:time-value="PT10H39M00S">
            <text:p>10:39</text:p>
          </table:table-cell>
          <table:table-cell table:style-name="ce275" table:formula="of:=([.D534]-[.C534])*24*60" office:value-type="float" office:value="28.0000000000001">
            <text:p>28</text:p>
          </table:table-cell>
          <table:table-cell table:style-name="ce332" office:value-type="string">
            <text:p>Diamond</text:p>
          </table:table-cell>
          <table:table-cell table:style-name="ce332" office:value-type="float" office:value="750">
            <text:p>750</text:p>
          </table:table-cell>
          <table:table-cell table:style-name="ce332" office:value-type="string">
            <text:p>PARA</text:p>
          </table:table-cell>
          <table:table-cell table:number-columns-repeated="2" table:style-name="ce332"/>
          <table:table-cell table:style-name="ce416" office:value-type="string">
            <text:p>TaggEff PARA, Beam vanished at the end. Unexplained reason. Should still be enough data.</text:p>
          </table:table-cell>
          <table:table-cell table:style-name="ce450" table:formula="of:=IF([.J534]=&quot;YES&quot;;[.I534];0)*IF([.I534]&gt;1;1;0)" office:value-type="float" office:value="0">
            <text:p>0</text:p>
          </table:table-cell>
          <table:table-cell table:style-name="ce450" table:formula="of:=IF([.J534]=&quot;YES&quot;;[.E534];0)*IF([.I534]&gt;1;1;0)" office:value-type="float" office:value="0">
            <text:p>0</text:p>
          </table:table-cell>
          <table:table-cell table:style-name="ce80" table:formula="of:=IF([.J534]=&quot;YES&quot;;1;0)*IF([.I534]&gt;1;1;0)" office:value-type="float" office:value="0">
            <text:p>0</text:p>
          </table:table-cell>
          <table:table-cell table:style-name="ce80" table:formula="of:=IF([.F534]=&quot;Diamond&quot;;1;0)*[.N534]*IF([.I534]&gt;1;1;0)" office:value-type="float" office:value="0">
            <text:p>0</text:p>
          </table:table-cell>
          <table:table-cell table:style-name="ce80" table:formula="of:=IF([.F534]=&quot;Moeller&quot;;1;0)*[.N534]*IF([.I534]&gt;1;1;0)" office:value-type="float" office:value="0">
            <text:p>0</text:p>
          </table:table-cell>
          <table:table-cell table:style-name="ce84" table:formula="of:=[.O534]*[.L534]" office:value-type="float" office:value="0">
            <text:p>0</text:p>
          </table:table-cell>
          <table:table-cell table:style-name="ce84" table:formula="of:=[.O534]*[.M534]" office:value-type="float" office:value="0">
            <text:p>0</text:p>
          </table:table-cell>
          <table:table-cell table:style-name="ce84" table:formula="of:=[.P534]*[.L534]" office:value-type="float" office:value="0">
            <text:p>0</text:p>
          </table:table-cell>
          <table:table-cell table:style-name="ce84" table:formula="of:=[.P534]*[.M534]" office:value-type="float" office:value="0">
            <text:p>0</text:p>
          </table:table-cell>
          <table:table-cell table:style-name="ce84" table:formula="of:=SUM([.N534:.P534])" office:value-type="float" office:value="0">
            <text:p>0</text:p>
          </table:table-cell>
          <table:table-cell table:style-name="ce80" table:number-columns-repeated="993"/>
          <table:table-cell table:style-name="ce493" table:number-columns-repeated="9"/>
          <table:table-cell table:style-name="ce425"/>
        </table:table-row>
        <table:table-row table:style-name="ro4">
          <table:table-cell table:style-name="ce45" office:value-type="float" office:value="9138">
            <text:p>9138</text:p>
          </table:table-cell>
          <table:table-cell table:style-name="ce135" office:value-type="date" office:date-value="2015-05-20">
            <text:p>2015-05-20</text:p>
          </table:table-cell>
          <table:table-cell table:style-name="ce186" office:value-type="time" office:time-value="PT12H34M00S">
            <text:p>12:34</text:p>
          </table:table-cell>
          <table:table-cell table:style-name="ce186" office:value-type="time" office:time-value="PT13H02M00S">
            <text:p>13:02</text:p>
          </table:table-cell>
          <table:table-cell table:style-name="ce275" table:formula="of:=([.D535]-[.C535])*24*60" office:value-type="float" office:value="27.9999999999999">
            <text:p>28</text:p>
          </table:table-cell>
          <table:table-cell table:style-name="ce332" office:value-type="string">
            <text:p>Moeller</text:p>
          </table:table-cell>
          <table:table-cell table:style-name="ce332" table:number-columns-repeated="2"/>
          <table:table-cell table:number-columns-repeated="2" table:style-name="ce332"/>
          <table:table-cell table:style-name="ce416" office:value-type="string">
            <text:p>TaggEff Moeller</text:p>
          </table:table-cell>
          <table:table-cell table:style-name="ce450" table:formula="of:=IF([.J535]=&quot;YES&quot;;[.I535];0)*IF([.I535]&gt;1;1;0)" office:value-type="float" office:value="0">
            <text:p>0</text:p>
          </table:table-cell>
          <table:table-cell table:style-name="ce450" table:formula="of:=IF([.J535]=&quot;YES&quot;;[.E535];0)*IF([.I535]&gt;1;1;0)" office:value-type="float" office:value="0">
            <text:p>0</text:p>
          </table:table-cell>
          <table:table-cell table:style-name="ce80" table:formula="of:=IF([.J535]=&quot;YES&quot;;1;0)*IF([.I535]&gt;1;1;0)" office:value-type="float" office:value="0">
            <text:p>0</text:p>
          </table:table-cell>
          <table:table-cell table:style-name="ce80" table:formula="of:=IF([.F535]=&quot;Diamond&quot;;1;0)*[.N535]*IF([.I535]&gt;1;1;0)" office:value-type="float" office:value="0">
            <text:p>0</text:p>
          </table:table-cell>
          <table:table-cell table:style-name="ce80" table:formula="of:=IF([.F535]=&quot;Moeller&quot;;1;0)*[.N535]*IF([.I535]&gt;1;1;0)" office:value-type="float" office:value="0">
            <text:p>0</text:p>
          </table:table-cell>
          <table:table-cell table:style-name="ce84" table:formula="of:=[.O535]*[.L535]" office:value-type="float" office:value="0">
            <text:p>0</text:p>
          </table:table-cell>
          <table:table-cell table:style-name="ce84" table:formula="of:=[.O535]*[.M535]" office:value-type="float" office:value="0">
            <text:p>0</text:p>
          </table:table-cell>
          <table:table-cell table:style-name="ce84" table:formula="of:=[.P535]*[.L535]" office:value-type="float" office:value="0">
            <text:p>0</text:p>
          </table:table-cell>
          <table:table-cell table:style-name="ce84" table:formula="of:=[.P535]*[.M535]" office:value-type="float" office:value="0">
            <text:p>0</text:p>
          </table:table-cell>
          <table:table-cell table:style-name="ce84" table:formula="of:=SUM([.N535:.P535])" office:value-type="float" office:value="0">
            <text:p>0</text:p>
          </table:table-cell>
          <table:table-cell table:style-name="ce80" table:number-columns-repeated="993"/>
          <table:table-cell table:style-name="ce493" table:number-columns-repeated="9"/>
          <table:table-cell table:style-name="ce425"/>
        </table:table-row>
        <table:table-row table:style-name="ro4">
          <table:table-cell table:style-name="ce45" office:value-type="float" office:value="9139">
            <text:p>9139</text:p>
          </table:table-cell>
          <table:table-cell table:style-name="ce135" office:value-type="date" office:date-value="2015-05-20">
            <text:p>2015-05-20</text:p>
          </table:table-cell>
          <table:table-cell table:style-name="ce186" office:value-type="time" office:time-value="PT13H08M00S">
            <text:p>13:08</text:p>
          </table:table-cell>
          <table:table-cell table:style-name="ce186" office:value-type="time" office:time-value="PT13H30M00S">
            <text:p>13:30</text:p>
          </table:table-cell>
          <table:table-cell table:style-name="ce275" table:formula="of:=([.D536]-[.C536])*24*60" office:value-type="float" office:value="22.0000000000001">
            <text:p>22</text:p>
          </table:table-cell>
          <table:table-cell table:style-name="ce332"/>
          <table:table-cell table:style-name="ce332" table:number-columns-repeated="2"/>
          <table:table-cell table:number-columns-repeated="2" table:style-name="ce332"/>
          <table:table-cell table:style-name="ce416" office:value-type="string">
            <text:p>TaggEff Background 2</text:p>
          </table:table-cell>
          <table:table-cell table:style-name="ce450" table:formula="of:=IF([.J536]=&quot;YES&quot;;[.I536];0)*IF([.I536]&gt;1;1;0)" office:value-type="float" office:value="0">
            <text:p>0</text:p>
          </table:table-cell>
          <table:table-cell table:style-name="ce450" table:formula="of:=IF([.J536]=&quot;YES&quot;;[.E536];0)*IF([.I536]&gt;1;1;0)" office:value-type="float" office:value="0">
            <text:p>0</text:p>
          </table:table-cell>
          <table:table-cell table:style-name="ce80" table:formula="of:=IF([.J536]=&quot;YES&quot;;1;0)*IF([.I536]&gt;1;1;0)" office:value-type="float" office:value="0">
            <text:p>0</text:p>
          </table:table-cell>
          <table:table-cell table:style-name="ce80" table:formula="of:=IF([.F536]=&quot;Diamond&quot;;1;0)*[.N536]*IF([.I536]&gt;1;1;0)" office:value-type="float" office:value="0">
            <text:p>0</text:p>
          </table:table-cell>
          <table:table-cell table:style-name="ce80" table:formula="of:=IF([.F536]=&quot;Moeller&quot;;1;0)*[.N536]*IF([.I536]&gt;1;1;0)" office:value-type="float" office:value="0">
            <text:p>0</text:p>
          </table:table-cell>
          <table:table-cell table:style-name="ce84" table:formula="of:=[.O536]*[.L536]" office:value-type="float" office:value="0">
            <text:p>0</text:p>
          </table:table-cell>
          <table:table-cell table:style-name="ce84" table:formula="of:=[.O536]*[.M536]" office:value-type="float" office:value="0">
            <text:p>0</text:p>
          </table:table-cell>
          <table:table-cell table:style-name="ce84" table:formula="of:=[.P536]*[.L536]" office:value-type="float" office:value="0">
            <text:p>0</text:p>
          </table:table-cell>
          <table:table-cell table:style-name="ce84" table:formula="of:=[.P536]*[.M536]" office:value-type="float" office:value="0">
            <text:p>0</text:p>
          </table:table-cell>
          <table:table-cell table:style-name="ce84" table:formula="of:=SUM([.N536:.P536])" office:value-type="float" office:value="0">
            <text:p>0</text:p>
          </table:table-cell>
          <table:table-cell table:style-name="ce80" table:number-columns-repeated="993"/>
          <table:table-cell table:style-name="ce493" table:number-columns-repeated="9"/>
          <table:table-cell table:style-name="ce425"/>
        </table:table-row>
        <table:table-row table:style-name="ro3">
          <table:table-cell table:style-name="ce41" office:value-type="float" office:value="9140">
            <text:p>9140</text:p>
          </table:table-cell>
          <table:table-cell table:style-name="ce140" office:value-type="date" office:date-value="2015-05-20">
            <text:p>2015-05-20</text:p>
          </table:table-cell>
          <table:table-cell table:number-columns-repeated="2" table:style-name="ce182"/>
          <table:table-cell table:style-name="ce271" table:formula="of:=([.D537]-[.C537])*24*60" office:value-type="float" office:value="0">
            <text:p>0</text:p>
          </table:table-cell>
          <table:table-cell table:style-name="ce329"/>
          <table:table-cell table:style-name="ce329" table:number-columns-repeated="2"/>
          <table:table-cell table:number-columns-repeated="2" table:style-name="ce329"/>
          <table:table-cell table:style-name="ce429" office:value-type="string">
            <text:p>FROM HERE STARTING <text:s/>HELICITY INFORMATION BACK!</text:p>
          </table:table-cell>
          <table:table-cell table:style-name="ce395" table:formula="of:=IF([.J537]=&quot;YES&quot;;[.I537];0)*IF([.I537]&gt;1;1;0)" office:value-type="float" office:value="0">
            <text:p>0</text:p>
          </table:table-cell>
          <table:table-cell table:style-name="ce395" table:formula="of:=IF([.J537]=&quot;YES&quot;;[.E537];0)*IF([.I537]&gt;1;1;0)" office:value-type="float" office:value="0">
            <text:p>0</text:p>
          </table:table-cell>
          <table:table-cell table:style-name="ce80" table:formula="of:=IF([.J537]=&quot;YES&quot;;1;0)*IF([.I537]&gt;1;1;0)" office:value-type="float" office:value="0">
            <text:p>0</text:p>
          </table:table-cell>
          <table:table-cell table:style-name="ce80" table:formula="of:=IF([.F537]=&quot;Diamond&quot;;1;0)*[.N537]*IF([.I537]&gt;1;1;0)" office:value-type="float" office:value="0">
            <text:p>0</text:p>
          </table:table-cell>
          <table:table-cell table:style-name="ce80" table:formula="of:=IF([.F537]=&quot;Moeller&quot;;1;0)*[.N537]*IF([.I537]&gt;1;1;0)" office:value-type="float" office:value="0">
            <text:p>0</text:p>
          </table:table-cell>
          <table:table-cell table:style-name="ce84" table:formula="of:=[.O537]*[.L537]" office:value-type="float" office:value="0">
            <text:p>0</text:p>
          </table:table-cell>
          <table:table-cell table:style-name="ce84" table:formula="of:=[.O537]*[.M537]" office:value-type="float" office:value="0">
            <text:p>0</text:p>
          </table:table-cell>
          <table:table-cell table:style-name="ce84" table:formula="of:=[.P537]*[.L537]" office:value-type="float" office:value="0">
            <text:p>0</text:p>
          </table:table-cell>
          <table:table-cell table:style-name="ce84" table:formula="of:=[.P537]*[.M537]" office:value-type="float" office:value="0">
            <text:p>0</text:p>
          </table:table-cell>
          <table:table-cell table:style-name="ce84" table:formula="of:=SUM([.N537:.P537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1" office:value-type="float" office:value="9141">
            <text:p>9141</text:p>
          </table:table-cell>
          <table:table-cell table:style-name="ce140" office:value-type="date" office:date-value="2015-05-20">
            <text:p>2015-05-20</text:p>
          </table:table-cell>
          <table:table-cell table:style-name="ce182" office:value-type="time" office:time-value="PT17H14M00S">
            <text:p>17:14</text:p>
          </table:table-cell>
          <table:table-cell table:style-name="ce182" office:value-type="time" office:time-value="PT17H52M00S">
            <text:p>17:52</text:p>
          </table:table-cell>
          <table:table-cell table:style-name="ce271" table:formula="of:=([.D538]-[.C538])*24*60" office:value-type="float" office:value="38">
            <text:p>38</text:p>
          </table:table-cell>
          <table:table-cell table:style-name="ce372" office:value-type="string">
            <text:p>Moeller</text:p>
          </table:table-cell>
          <table:table-cell table:style-name="ce329" office:value-type="float" office:value="750">
            <text:p>750</text:p>
          </table:table-cell>
          <table:table-cell table:style-name="ce329"/>
          <table:table-cell table:style-name="ce329" office:value-type="float" office:value="8.9">
            <text:p>8,9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435" table:formula="of:=IF([.J538]=&quot;YES&quot;;[.I538];0)*IF([.I538]&gt;1;1;0)" office:value-type="float" office:value="8.9">
            <text:p>8,9</text:p>
          </table:table-cell>
          <table:table-cell table:style-name="ce435" table:formula="of:=IF([.J538]=&quot;YES&quot;;[.E538];0)*IF([.I538]&gt;1;1;0)" office:value-type="float" office:value="38">
            <text:p>38</text:p>
          </table:table-cell>
          <table:table-cell table:style-name="ce80" table:formula="of:=IF([.J538]=&quot;YES&quot;;1;0)*IF([.I538]&gt;1;1;0)" office:value-type="float" office:value="1">
            <text:p>1</text:p>
          </table:table-cell>
          <table:table-cell table:style-name="ce80" table:formula="of:=IF([.F538]=&quot;Diamond&quot;;1;0)*[.N538]*IF([.I538]&gt;1;1;0)" office:value-type="float" office:value="0">
            <text:p>0</text:p>
          </table:table-cell>
          <table:table-cell table:style-name="ce80" table:formula="of:=IF([.F538]=&quot;Moeller&quot;;1;0)*[.N538]*IF([.I538]&gt;1;1;0)" office:value-type="float" office:value="1">
            <text:p>1</text:p>
          </table:table-cell>
          <table:table-cell table:style-name="ce84" table:formula="of:=[.O538]*[.L538]" office:value-type="float" office:value="0">
            <text:p>0</text:p>
          </table:table-cell>
          <table:table-cell table:style-name="ce84" table:formula="of:=[.O538]*[.M538]" office:value-type="float" office:value="0">
            <text:p>0</text:p>
          </table:table-cell>
          <table:table-cell table:style-name="ce84" table:formula="of:=[.P538]*[.L538]" office:value-type="float" office:value="8.9">
            <text:p>8,9</text:p>
          </table:table-cell>
          <table:table-cell table:style-name="ce84" table:formula="of:=[.P538]*[.M538]" office:value-type="float" office:value="38">
            <text:p>38</text:p>
          </table:table-cell>
          <table:table-cell table:style-name="ce84" table:formula="of:=SUM([.N538:.P538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372"/>
        </table:table-row>
        <table:table-row table:style-name="ro4">
          <table:table-cell table:style-name="ce41" office:value-type="float" office:value="9142">
            <text:p>9142</text:p>
          </table:table-cell>
          <table:table-cell table:style-name="ce140" office:value-type="date" office:date-value="2015-05-20">
            <text:p>2015-05-20</text:p>
          </table:table-cell>
          <table:table-cell table:style-name="ce182" office:value-type="time" office:time-value="PT17H54M00S">
            <text:p>17:54</text:p>
          </table:table-cell>
          <table:table-cell table:style-name="ce182" office:value-type="time" office:time-value="PT18H32M00S">
            <text:p>18:32</text:p>
          </table:table-cell>
          <table:table-cell table:style-name="ce271" table:formula="of:=([.D539]-[.C539])*24*60" office:value-type="float" office:value="38">
            <text:p>38</text:p>
          </table:table-cell>
          <table:table-cell table:style-name="ce329" office:value-type="string">
            <text:p>Moeller</text:p>
          </table:table-cell>
          <table:table-cell table:style-name="ce329" office:value-type="float" office:value="750">
            <text:p>750</text:p>
          </table:table-cell>
          <table:table-cell table:style-name="ce329"/>
          <table:table-cell table:style-name="ce329" office:value-type="float" office:value="8.9">
            <text:p>8,9</text:p>
          </table:table-cell>
          <table:table-cell table:style-name="ce329" office:value-type="string">
            <text:p>YES</text:p>
          </table:table-cell>
          <table:table-cell table:style-name="ce414"/>
          <table:table-cell table:style-name="ce435" table:formula="of:=IF([.J539]=&quot;YES&quot;;[.I539];0)*IF([.I539]&gt;1;1;0)" office:value-type="float" office:value="8.9">
            <text:p>8,9</text:p>
          </table:table-cell>
          <table:table-cell table:style-name="ce435" table:formula="of:=IF([.J539]=&quot;YES&quot;;[.E539];0)*IF([.I539]&gt;1;1;0)" office:value-type="float" office:value="38">
            <text:p>38</text:p>
          </table:table-cell>
          <table:table-cell table:style-name="ce80" table:formula="of:=IF([.J539]=&quot;YES&quot;;1;0)*IF([.I539]&gt;1;1;0)" office:value-type="float" office:value="1">
            <text:p>1</text:p>
          </table:table-cell>
          <table:table-cell table:style-name="ce80" table:formula="of:=IF([.F539]=&quot;Diamond&quot;;1;0)*[.N539]*IF([.I539]&gt;1;1;0)" office:value-type="float" office:value="0">
            <text:p>0</text:p>
          </table:table-cell>
          <table:table-cell table:style-name="ce80" table:formula="of:=IF([.F539]=&quot;Moeller&quot;;1;0)*[.N539]*IF([.I539]&gt;1;1;0)" office:value-type="float" office:value="1">
            <text:p>1</text:p>
          </table:table-cell>
          <table:table-cell table:style-name="ce84" table:formula="of:=[.O539]*[.L539]" office:value-type="float" office:value="0">
            <text:p>0</text:p>
          </table:table-cell>
          <table:table-cell table:style-name="ce84" table:formula="of:=[.O539]*[.M539]" office:value-type="float" office:value="0">
            <text:p>0</text:p>
          </table:table-cell>
          <table:table-cell table:style-name="ce84" table:formula="of:=[.P539]*[.L539]" office:value-type="float" office:value="8.9">
            <text:p>8,9</text:p>
          </table:table-cell>
          <table:table-cell table:style-name="ce84" table:formula="of:=[.P539]*[.M539]" office:value-type="float" office:value="38">
            <text:p>38</text:p>
          </table:table-cell>
          <table:table-cell table:style-name="ce84" table:formula="of:=SUM([.N539:.P539])" office:value-type="float" office:value="2">
            <text:p>2</text:p>
          </table:table-cell>
          <table:table-cell table:style-name="ce69" table:number-columns-repeated="993"/>
          <table:table-cell table:style-name="ce482" table:number-columns-repeated="9"/>
          <table:table-cell table:style-name="ce372"/>
        </table:table-row>
        <table:table-row table:style-name="ro4">
          <table:table-cell table:style-name="ce43" office:value-type="float" office:value="9143">
            <text:p>9143</text:p>
          </table:table-cell>
          <table:table-cell table:style-name="ce141" office:value-type="date" office:date-value="2015-05-20">
            <text:p>2015-05-20</text:p>
          </table:table-cell>
          <table:table-cell table:number-columns-repeated="2" table:style-name="ce184"/>
          <table:table-cell table:style-name="ce273" table:formula="of:=([.D540]-[.C540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Junk file for coherent edge</text:p>
          </table:table-cell>
          <table:table-cell table:style-name="ce395" table:formula="of:=IF([.J540]=&quot;YES&quot;;[.I540];0)*IF([.I540]&gt;1;1;0)" office:value-type="float" office:value="0">
            <text:p>0</text:p>
          </table:table-cell>
          <table:table-cell table:style-name="ce395" table:formula="of:=IF([.J540]=&quot;YES&quot;;[.E540];0)*IF([.I540]&gt;1;1;0)" office:value-type="float" office:value="0">
            <text:p>0</text:p>
          </table:table-cell>
          <table:table-cell table:style-name="ce80" table:formula="of:=IF([.J540]=&quot;YES&quot;;1;0)*IF([.I540]&gt;1;1;0)" office:value-type="float" office:value="0">
            <text:p>0</text:p>
          </table:table-cell>
          <table:table-cell table:style-name="ce80" table:formula="of:=IF([.F540]=&quot;Diamond&quot;;1;0)*[.N540]*IF([.I540]&gt;1;1;0)" office:value-type="float" office:value="0">
            <text:p>0</text:p>
          </table:table-cell>
          <table:table-cell table:style-name="ce80" table:formula="of:=IF([.F540]=&quot;Moeller&quot;;1;0)*[.N540]*IF([.I540]&gt;1;1;0)" office:value-type="float" office:value="0">
            <text:p>0</text:p>
          </table:table-cell>
          <table:table-cell table:style-name="ce84" table:formula="of:=[.O540]*[.L540]" office:value-type="float" office:value="0">
            <text:p>0</text:p>
          </table:table-cell>
          <table:table-cell table:style-name="ce84" table:formula="of:=[.O540]*[.M540]" office:value-type="float" office:value="0">
            <text:p>0</text:p>
          </table:table-cell>
          <table:table-cell table:style-name="ce84" table:formula="of:=[.P540]*[.L540]" office:value-type="float" office:value="0">
            <text:p>0</text:p>
          </table:table-cell>
          <table:table-cell table:style-name="ce84" table:formula="of:=[.P540]*[.M540]" office:value-type="float" office:value="0">
            <text:p>0</text:p>
          </table:table-cell>
          <table:table-cell table:style-name="ce84" table:formula="of:=SUM([.N540:.P540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89" office:value-type="float" office:value="9144">
            <text:p>9144</text:p>
          </table:table-cell>
          <table:table-cell table:style-name="ce153" office:value-type="date" office:date-value="2015-05-20">
            <text:p>2015-05-20</text:p>
          </table:table-cell>
          <table:table-cell table:style-name="ce226" office:value-type="time" office:time-value="PT18H49M00S">
            <text:p>18:49</text:p>
          </table:table-cell>
          <table:table-cell table:style-name="ce226" office:value-type="time" office:time-value="PT19H23M00S">
            <text:p>19:23</text:p>
          </table:table-cell>
          <table:table-cell table:style-name="ce311" table:formula="of:=([.D541]-[.C541])*24*60" office:value-type="float" office:value="33.9999999999999">
            <text:p>34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ARA</text:p>
          </table:table-cell>
          <table:table-cell table:style-name="ce367" office:value-type="float" office:value="8.9">
            <text:p>8,9</text:p>
          </table:table-cell>
          <table:table-cell table:style-name="ce367" office:value-type="string">
            <text:p>YES</text:p>
          </table:table-cell>
          <table:table-cell table:style-name="ce369"/>
          <table:table-cell table:style-name="ce448" table:formula="of:=IF([.J541]=&quot;YES&quot;;[.I541];0)*IF([.I541]&gt;1;1;0)" office:value-type="float" office:value="8.9">
            <text:p>8,9</text:p>
          </table:table-cell>
          <table:table-cell table:style-name="ce448" table:formula="of:=IF([.J541]=&quot;YES&quot;;[.E541];0)*IF([.I541]&gt;1;1;0)" office:value-type="float" office:value="33.9999999999999">
            <text:p>33,9999999999999</text:p>
          </table:table-cell>
          <table:table-cell table:style-name="ce80" table:formula="of:=IF([.J541]=&quot;YES&quot;;1;0)*IF([.I541]&gt;1;1;0)" office:value-type="float" office:value="1">
            <text:p>1</text:p>
          </table:table-cell>
          <table:table-cell table:style-name="ce80" table:formula="of:=IF([.F541]=&quot;Diamond&quot;;1;0)*[.N541]*IF([.I541]&gt;1;1;0)" office:value-type="float" office:value="1">
            <text:p>1</text:p>
          </table:table-cell>
          <table:table-cell table:style-name="ce80" table:formula="of:=IF([.F541]=&quot;Moeller&quot;;1;0)*[.N541]*IF([.I541]&gt;1;1;0)" office:value-type="float" office:value="0">
            <text:p>0</text:p>
          </table:table-cell>
          <table:table-cell table:style-name="ce84" table:formula="of:=[.O541]*[.L541]" office:value-type="float" office:value="8.9">
            <text:p>8,9</text:p>
          </table:table-cell>
          <table:table-cell table:style-name="ce84" table:formula="of:=[.O541]*[.M541]" office:value-type="float" office:value="33.9999999999999">
            <text:p>33,9999999999999</text:p>
          </table:table-cell>
          <table:table-cell table:style-name="ce84" table:formula="of:=[.P541]*[.L541]" office:value-type="float" office:value="0">
            <text:p>0</text:p>
          </table:table-cell>
          <table:table-cell table:style-name="ce84" table:formula="of:=[.P541]*[.M541]" office:value-type="float" office:value="0">
            <text:p>0</text:p>
          </table:table-cell>
          <table:table-cell table:style-name="ce84" table:formula="of:=SUM([.N541:.P541])" office:value-type="float" office:value="2">
            <text:p>2</text:p>
          </table:table-cell>
          <table:table-cell table:style-name="ce92" table:number-columns-repeated="993"/>
          <table:table-cell table:style-name="ce531" table:number-columns-repeated="9"/>
          <table:table-cell table:style-name="ce617"/>
        </table:table-row>
        <table:table-row table:style-name="ro4">
          <table:table-cell table:style-name="ce87" office:value-type="float" office:value="9145">
            <text:p>9145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19H23M00S">
            <text:p>19:23</text:p>
          </table:table-cell>
          <table:table-cell table:style-name="ce223" office:value-type="time" office:time-value="PT19H58M00S">
            <text:p>19:58</text:p>
          </table:table-cell>
          <table:table-cell table:style-name="ce308" table:formula="of:=([.D542]-[.C542])*24*60" office:value-type="float" office:value="35">
            <text:p>35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TDC were getting warnings, but would reset themselves</text:p>
          </table:table-cell>
          <table:table-cell table:style-name="ce443" table:formula="of:=IF([.J542]=&quot;YES&quot;;[.I542];0)*IF([.I542]&gt;1;1;0)" office:value-type="float" office:value="8.9">
            <text:p>8,9</text:p>
          </table:table-cell>
          <table:table-cell table:style-name="ce443" table:formula="of:=IF([.J542]=&quot;YES&quot;;[.E542];0)*IF([.I542]&gt;1;1;0)" office:value-type="float" office:value="35">
            <text:p>35</text:p>
          </table:table-cell>
          <table:table-cell table:style-name="ce80" table:formula="of:=IF([.J542]=&quot;YES&quot;;1;0)*IF([.I542]&gt;1;1;0)" office:value-type="float" office:value="1">
            <text:p>1</text:p>
          </table:table-cell>
          <table:table-cell table:style-name="ce80" table:formula="of:=IF([.F542]=&quot;Diamond&quot;;1;0)*[.N542]*IF([.I542]&gt;1;1;0)" office:value-type="float" office:value="1">
            <text:p>1</text:p>
          </table:table-cell>
          <table:table-cell table:style-name="ce80" table:formula="of:=IF([.F542]=&quot;Moeller&quot;;1;0)*[.N542]*IF([.I542]&gt;1;1;0)" office:value-type="float" office:value="0">
            <text:p>0</text:p>
          </table:table-cell>
          <table:table-cell table:style-name="ce84" table:formula="of:=[.O542]*[.L542]" office:value-type="float" office:value="8.9">
            <text:p>8,9</text:p>
          </table:table-cell>
          <table:table-cell table:style-name="ce84" table:formula="of:=[.O542]*[.M542]" office:value-type="float" office:value="35">
            <text:p>35</text:p>
          </table:table-cell>
          <table:table-cell table:style-name="ce84" table:formula="of:=[.P542]*[.L542]" office:value-type="float" office:value="0">
            <text:p>0</text:p>
          </table:table-cell>
          <table:table-cell table:style-name="ce84" table:formula="of:=[.P542]*[.M542]" office:value-type="float" office:value="0">
            <text:p>0</text:p>
          </table:table-cell>
          <table:table-cell table:style-name="ce84" table:formula="of:=SUM([.N542:.P542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46">
            <text:p>9146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19H59M00S">
            <text:p>19:59</text:p>
          </table:table-cell>
          <table:table-cell table:style-name="ce223" office:value-type="time" office:time-value="PT20H24M00S">
            <text:p>20:24</text:p>
          </table:table-cell>
          <table:table-cell table:style-name="ce308" table:formula="of:=([.D543]-[.C543])*24*60" office:value-type="float" office:value="25.0000000000002">
            <text:p>25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6.6">
            <text:p>6,6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Ended early because beam position drifted off</text:p>
          </table:table-cell>
          <table:table-cell table:style-name="ce443" table:formula="of:=IF([.J543]=&quot;YES&quot;;[.I543];0)*IF([.I543]&gt;1;1;0)" office:value-type="float" office:value="6.6">
            <text:p>6,6</text:p>
          </table:table-cell>
          <table:table-cell table:style-name="ce443" table:formula="of:=IF([.J543]=&quot;YES&quot;;[.E543];0)*IF([.I543]&gt;1;1;0)" office:value-type="float" office:value="25.0000000000002">
            <text:p>25,0000000000002</text:p>
          </table:table-cell>
          <table:table-cell table:style-name="ce80" table:formula="of:=IF([.J543]=&quot;YES&quot;;1;0)*IF([.I543]&gt;1;1;0)" office:value-type="float" office:value="1">
            <text:p>1</text:p>
          </table:table-cell>
          <table:table-cell table:style-name="ce80" table:formula="of:=IF([.F543]=&quot;Diamond&quot;;1;0)*[.N543]*IF([.I543]&gt;1;1;0)" office:value-type="float" office:value="1">
            <text:p>1</text:p>
          </table:table-cell>
          <table:table-cell table:style-name="ce80" table:formula="of:=IF([.F543]=&quot;Moeller&quot;;1;0)*[.N543]*IF([.I543]&gt;1;1;0)" office:value-type="float" office:value="0">
            <text:p>0</text:p>
          </table:table-cell>
          <table:table-cell table:style-name="ce84" table:formula="of:=[.O543]*[.L543]" office:value-type="float" office:value="6.6">
            <text:p>6,6</text:p>
          </table:table-cell>
          <table:table-cell table:style-name="ce84" table:formula="of:=[.O543]*[.M543]" office:value-type="float" office:value="25.0000000000002">
            <text:p>25,0000000000002</text:p>
          </table:table-cell>
          <table:table-cell table:style-name="ce84" table:formula="of:=[.P543]*[.L543]" office:value-type="float" office:value="0">
            <text:p>0</text:p>
          </table:table-cell>
          <table:table-cell table:style-name="ce84" table:formula="of:=[.P543]*[.M543]" office:value-type="float" office:value="0">
            <text:p>0</text:p>
          </table:table-cell>
          <table:table-cell table:style-name="ce84" table:formula="of:=SUM([.N543:.P543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47">
            <text:p>9147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20H37M00S">
            <text:p>20:37</text:p>
          </table:table-cell>
          <table:table-cell table:style-name="ce223" office:value-type="time" office:time-value="PT21H12M00S">
            <text:p>21:12</text:p>
          </table:table-cell>
          <table:table-cell table:style-name="ce308" table:formula="of:=([.D544]-[.C544])*24*60" office:value-type="float" office:value="34.9999999999999">
            <text:p>35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44]=&quot;YES&quot;;[.I544];0)*IF([.I544]&gt;1;1;0)" office:value-type="float" office:value="8.9">
            <text:p>8,9</text:p>
          </table:table-cell>
          <table:table-cell table:style-name="ce443" table:formula="of:=IF([.J544]=&quot;YES&quot;;[.E544];0)*IF([.I544]&gt;1;1;0)" office:value-type="float" office:value="34.9999999999999">
            <text:p>34,9999999999999</text:p>
          </table:table-cell>
          <table:table-cell table:style-name="ce80" table:formula="of:=IF([.J544]=&quot;YES&quot;;1;0)*IF([.I544]&gt;1;1;0)" office:value-type="float" office:value="1">
            <text:p>1</text:p>
          </table:table-cell>
          <table:table-cell table:style-name="ce80" table:formula="of:=IF([.F544]=&quot;Diamond&quot;;1;0)*[.N544]*IF([.I544]&gt;1;1;0)" office:value-type="float" office:value="1">
            <text:p>1</text:p>
          </table:table-cell>
          <table:table-cell table:style-name="ce80" table:formula="of:=IF([.F544]=&quot;Moeller&quot;;1;0)*[.N544]*IF([.I544]&gt;1;1;0)" office:value-type="float" office:value="0">
            <text:p>0</text:p>
          </table:table-cell>
          <table:table-cell table:style-name="ce84" table:formula="of:=[.O544]*[.L544]" office:value-type="float" office:value="8.9">
            <text:p>8,9</text:p>
          </table:table-cell>
          <table:table-cell table:style-name="ce84" table:formula="of:=[.O544]*[.M544]" office:value-type="float" office:value="34.9999999999999">
            <text:p>34,9999999999999</text:p>
          </table:table-cell>
          <table:table-cell table:style-name="ce84" table:formula="of:=[.P544]*[.L544]" office:value-type="float" office:value="0">
            <text:p>0</text:p>
          </table:table-cell>
          <table:table-cell table:style-name="ce84" table:formula="of:=[.P544]*[.M544]" office:value-type="float" office:value="0">
            <text:p>0</text:p>
          </table:table-cell>
          <table:table-cell table:style-name="ce84" table:formula="of:=SUM([.N544:.P544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43" office:value-type="float" office:value="9148">
            <text:p>9148</text:p>
          </table:table-cell>
          <table:table-cell table:style-name="ce141" office:value-type="date" office:date-value="2015-05-20">
            <text:p>2015-05-20</text:p>
          </table:table-cell>
          <table:table-cell table:number-columns-repeated="2" table:style-name="ce184"/>
          <table:table-cell table:style-name="ce273" table:formula="of:=([.D545]-[.C545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Junk file for problems – see log</text:p>
          </table:table-cell>
          <table:table-cell table:style-name="ce395" table:formula="of:=IF([.J545]=&quot;YES&quot;;[.I545];0)*IF([.I545]&gt;1;1;0)" office:value-type="float" office:value="0">
            <text:p>0</text:p>
          </table:table-cell>
          <table:table-cell table:style-name="ce395" table:formula="of:=IF([.J545]=&quot;YES&quot;;[.E545];0)*IF([.I545]&gt;1;1;0)" office:value-type="float" office:value="0">
            <text:p>0</text:p>
          </table:table-cell>
          <table:table-cell table:style-name="ce80" table:formula="of:=IF([.J545]=&quot;YES&quot;;1;0)*IF([.I545]&gt;1;1;0)" office:value-type="float" office:value="0">
            <text:p>0</text:p>
          </table:table-cell>
          <table:table-cell table:style-name="ce80" table:formula="of:=IF([.F545]=&quot;Diamond&quot;;1;0)*[.N545]*IF([.I545]&gt;1;1;0)" office:value-type="float" office:value="0">
            <text:p>0</text:p>
          </table:table-cell>
          <table:table-cell table:style-name="ce80" table:formula="of:=IF([.F545]=&quot;Moeller&quot;;1;0)*[.N545]*IF([.I545]&gt;1;1;0)" office:value-type="float" office:value="0">
            <text:p>0</text:p>
          </table:table-cell>
          <table:table-cell table:style-name="ce84" table:formula="of:=[.O545]*[.L545]" office:value-type="float" office:value="0">
            <text:p>0</text:p>
          </table:table-cell>
          <table:table-cell table:style-name="ce84" table:formula="of:=[.O545]*[.M545]" office:value-type="float" office:value="0">
            <text:p>0</text:p>
          </table:table-cell>
          <table:table-cell table:style-name="ce84" table:formula="of:=[.P545]*[.L545]" office:value-type="float" office:value="0">
            <text:p>0</text:p>
          </table:table-cell>
          <table:table-cell table:style-name="ce84" table:formula="of:=[.P545]*[.M545]" office:value-type="float" office:value="0">
            <text:p>0</text:p>
          </table:table-cell>
          <table:table-cell table:style-name="ce84" table:formula="of:=SUM([.N545:.P545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149">
            <text:p>9149</text:p>
          </table:table-cell>
          <table:table-cell table:style-name="ce141" office:value-type="date" office:date-value="2015-05-20">
            <text:p>2015-05-20</text:p>
          </table:table-cell>
          <table:table-cell table:style-name="ce184" office:value-type="time" office:time-value="PT22H26M00S">
            <text:p>22:26</text:p>
          </table:table-cell>
          <table:table-cell table:style-name="ce184" office:value-type="time" office:time-value="PT22H52M00S">
            <text:p>22:52</text:p>
          </table:table-cell>
          <table:table-cell table:style-name="ce273" table:formula="of:=([.D546]-[.C546])*24*60" office:value-type="float" office:value="25.9999999999999">
            <text:p>26</text:p>
          </table:table-cell>
          <table:table-cell table:style-name="ce164" office:value-type="string">
            <text:p>Diamond</text:p>
          </table:table-cell>
          <table:table-cell table:style-name="ce164" office:value-type="float" office:value="750">
            <text:p>750</text:p>
          </table:table-cell>
          <table:table-cell table:style-name="ce164" office:value-type="string">
            <text:p>PERP</text:p>
          </table:table-cell>
          <table:table-cell table:style-name="ce164" office:value-type="float" office:value="7.1">
            <text:p>7,1</text:p>
          </table:table-cell>
          <table:table-cell table:style-name="ce164" office:value-type="string">
            <text:p>YES</text:p>
          </table:table-cell>
          <table:table-cell table:style-name="ce166"/>
          <table:table-cell table:style-name="ce395" table:formula="of:=IF([.J546]=&quot;YES&quot;;[.I546];0)*IF([.I546]&gt;1;1;0)" office:value-type="float" office:value="7.1">
            <text:p>7,1</text:p>
          </table:table-cell>
          <table:table-cell table:style-name="ce395" table:formula="of:=IF([.J546]=&quot;YES&quot;;[.E546];0)*IF([.I546]&gt;1;1;0)" office:value-type="float" office:value="25.9999999999999">
            <text:p>25,9999999999999</text:p>
          </table:table-cell>
          <table:table-cell table:style-name="ce80" table:formula="of:=IF([.J546]=&quot;YES&quot;;1;0)*IF([.I546]&gt;1;1;0)" office:value-type="float" office:value="1">
            <text:p>1</text:p>
          </table:table-cell>
          <table:table-cell table:style-name="ce80" table:formula="of:=IF([.F546]=&quot;Diamond&quot;;1;0)*[.N546]*IF([.I546]&gt;1;1;0)" office:value-type="float" office:value="1">
            <text:p>1</text:p>
          </table:table-cell>
          <table:table-cell table:style-name="ce80" table:formula="of:=IF([.F546]=&quot;Moeller&quot;;1;0)*[.N546]*IF([.I546]&gt;1;1;0)" office:value-type="float" office:value="0">
            <text:p>0</text:p>
          </table:table-cell>
          <table:table-cell table:style-name="ce84" table:formula="of:=[.O546]*[.L546]" office:value-type="float" office:value="7.1">
            <text:p>7,1</text:p>
          </table:table-cell>
          <table:table-cell table:style-name="ce84" table:formula="of:=[.O546]*[.M546]" office:value-type="float" office:value="25.9999999999999">
            <text:p>25,9999999999999</text:p>
          </table:table-cell>
          <table:table-cell table:style-name="ce84" table:formula="of:=[.P546]*[.L546]" office:value-type="float" office:value="0">
            <text:p>0</text:p>
          </table:table-cell>
          <table:table-cell table:style-name="ce84" table:formula="of:=[.P546]*[.M546]" office:value-type="float" office:value="0">
            <text:p>0</text:p>
          </table:table-cell>
          <table:table-cell table:style-name="ce84" table:formula="of:=SUM([.N546:.P546])" office:value-type="float" office:value="2">
            <text:p>2</text:p>
          </table:table-cell>
          <table:table-cell table:number-columns-repeated="1003"/>
        </table:table-row>
        <table:table-row table:style-name="ro4">
          <table:table-cell table:style-name="ce43" office:value-type="float" office:value="9150">
            <text:p>9150</text:p>
          </table:table-cell>
          <table:table-cell table:style-name="ce141" office:value-type="date" office:date-value="2015-05-20">
            <text:p>2015-05-20</text:p>
          </table:table-cell>
          <table:table-cell table:number-columns-repeated="2" table:style-name="ce184"/>
          <table:table-cell table:style-name="ce273" table:formula="of:=([.D547]-[.C547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JUNK file for beam current adjustment</text:p>
          </table:table-cell>
          <table:table-cell table:style-name="ce395" table:formula="of:=IF([.J547]=&quot;YES&quot;;[.I547];0)*IF([.I547]&gt;1;1;0)" office:value-type="float" office:value="0">
            <text:p>0</text:p>
          </table:table-cell>
          <table:table-cell table:style-name="ce395" table:formula="of:=IF([.J547]=&quot;YES&quot;;[.E547];0)*IF([.I547]&gt;1;1;0)" office:value-type="float" office:value="0">
            <text:p>0</text:p>
          </table:table-cell>
          <table:table-cell table:style-name="ce80" table:formula="of:=IF([.J547]=&quot;YES&quot;;1;0)*IF([.I547]&gt;1;1;0)" office:value-type="float" office:value="0">
            <text:p>0</text:p>
          </table:table-cell>
          <table:table-cell table:style-name="ce80" table:formula="of:=IF([.F547]=&quot;Diamond&quot;;1;0)*[.N547]*IF([.I547]&gt;1;1;0)" office:value-type="float" office:value="0">
            <text:p>0</text:p>
          </table:table-cell>
          <table:table-cell table:style-name="ce80" table:formula="of:=IF([.F547]=&quot;Moeller&quot;;1;0)*[.N547]*IF([.I547]&gt;1;1;0)" office:value-type="float" office:value="0">
            <text:p>0</text:p>
          </table:table-cell>
          <table:table-cell table:style-name="ce84" table:formula="of:=[.O547]*[.L547]" office:value-type="float" office:value="0">
            <text:p>0</text:p>
          </table:table-cell>
          <table:table-cell table:style-name="ce84" table:formula="of:=[.O547]*[.M547]" office:value-type="float" office:value="0">
            <text:p>0</text:p>
          </table:table-cell>
          <table:table-cell table:style-name="ce84" table:formula="of:=[.P547]*[.L547]" office:value-type="float" office:value="0">
            <text:p>0</text:p>
          </table:table-cell>
          <table:table-cell table:style-name="ce84" table:formula="of:=[.P547]*[.M547]" office:value-type="float" office:value="0">
            <text:p>0</text:p>
          </table:table-cell>
          <table:table-cell table:style-name="ce84" table:formula="of:=SUM([.N547:.P547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89" office:value-type="float" office:value="9151">
            <text:p>9151</text:p>
          </table:table-cell>
          <table:table-cell table:style-name="ce153" office:value-type="date" office:date-value="2015-05-20">
            <text:p>2015-05-20</text:p>
          </table:table-cell>
          <table:table-cell table:style-name="ce226" office:value-type="time" office:time-value="PT22H57M00S">
            <text:p>22:57</text:p>
          </table:table-cell>
          <table:table-cell table:style-name="ce226" office:value-type="time" office:time-value="PT23H37M00S">
            <text:p>23:37</text:p>
          </table:table-cell>
          <table:table-cell table:style-name="ce311" table:formula="of:=([.D548]-[.C548])*24*60" office:value-type="float" office:value="40.0000000000002">
            <text:p>40</text:p>
          </table:table-cell>
          <table:table-cell table:style-name="ce367" office:value-type="string">
            <text:p>Diamond</text:p>
          </table:table-cell>
          <table:table-cell table:style-name="ce367" office:value-type="float" office:value="750">
            <text:p>750</text:p>
          </table:table-cell>
          <table:table-cell table:style-name="ce367" office:value-type="string">
            <text:p>PARA</text:p>
          </table:table-cell>
          <table:table-cell table:style-name="ce367" office:value-type="float" office:value="9.1">
            <text:p>9,1</text:p>
          </table:table-cell>
          <table:table-cell table:style-name="ce367" office:value-type="string">
            <text:p>YES</text:p>
          </table:table-cell>
          <table:table-cell table:style-name="ce369"/>
          <table:table-cell table:style-name="ce448" table:formula="of:=IF([.J548]=&quot;YES&quot;;[.I548];0)*IF([.I548]&gt;1;1;0)" office:value-type="float" office:value="9.1">
            <text:p>9,1</text:p>
          </table:table-cell>
          <table:table-cell table:style-name="ce448" table:formula="of:=IF([.J548]=&quot;YES&quot;;[.E548];0)*IF([.I548]&gt;1;1;0)" office:value-type="float" office:value="40.0000000000002">
            <text:p>40,0000000000002</text:p>
          </table:table-cell>
          <table:table-cell table:style-name="ce80" table:formula="of:=IF([.J548]=&quot;YES&quot;;1;0)*IF([.I548]&gt;1;1;0)" office:value-type="float" office:value="1">
            <text:p>1</text:p>
          </table:table-cell>
          <table:table-cell table:style-name="ce80" table:formula="of:=IF([.F548]=&quot;Diamond&quot;;1;0)*[.N548]*IF([.I548]&gt;1;1;0)" office:value-type="float" office:value="1">
            <text:p>1</text:p>
          </table:table-cell>
          <table:table-cell table:style-name="ce80" table:formula="of:=IF([.F548]=&quot;Moeller&quot;;1;0)*[.N548]*IF([.I548]&gt;1;1;0)" office:value-type="float" office:value="0">
            <text:p>0</text:p>
          </table:table-cell>
          <table:table-cell table:style-name="ce84" table:formula="of:=[.O548]*[.L548]" office:value-type="float" office:value="9.1">
            <text:p>9,1</text:p>
          </table:table-cell>
          <table:table-cell table:style-name="ce84" table:formula="of:=[.O548]*[.M548]" office:value-type="float" office:value="40.0000000000002">
            <text:p>40,0000000000002</text:p>
          </table:table-cell>
          <table:table-cell table:style-name="ce84" table:formula="of:=[.P548]*[.L548]" office:value-type="float" office:value="0">
            <text:p>0</text:p>
          </table:table-cell>
          <table:table-cell table:style-name="ce84" table:formula="of:=[.P548]*[.M548]" office:value-type="float" office:value="0">
            <text:p>0</text:p>
          </table:table-cell>
          <table:table-cell table:style-name="ce84" table:formula="of:=SUM([.N548:.P548])" office:value-type="float" office:value="2">
            <text:p>2</text:p>
          </table:table-cell>
          <table:table-cell table:style-name="ce92" table:number-columns-repeated="993"/>
          <table:table-cell table:style-name="ce531" table:number-columns-repeated="9"/>
          <table:table-cell table:style-name="ce617"/>
        </table:table-row>
        <table:table-row table:style-name="ro4">
          <table:table-cell table:style-name="ce87" office:value-type="float" office:value="9152">
            <text:p>9152</text:p>
          </table:table-cell>
          <table:table-cell table:style-name="ce149" office:value-type="date" office:date-value="2015-05-20">
            <text:p>2015-05-20</text:p>
          </table:table-cell>
          <table:table-cell table:style-name="ce223" office:value-type="time" office:time-value="PT23H37M00S">
            <text:p>23:37</text:p>
          </table:table-cell>
          <table:table-cell table:style-name="ce223" office:value-type="time" office:time-value="PT00H15M00S">
            <text:p>00:15</text:p>
          </table:table-cell>
          <table:table-cell table:style-name="ce308" office:value-type="float" office:value="38">
            <text:p>38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MWPC missing for a short time</text:p>
          </table:table-cell>
          <table:table-cell table:style-name="ce443" table:formula="of:=IF([.J549]=&quot;YES&quot;;[.I549];0)*IF([.I549]&gt;1;1;0)" office:value-type="float" office:value="8.9">
            <text:p>8,9</text:p>
          </table:table-cell>
          <table:table-cell table:style-name="ce443" table:formula="of:=IF([.J549]=&quot;YES&quot;;[.E549];0)*IF([.I549]&gt;1;1;0)" office:value-type="float" office:value="38">
            <text:p>38</text:p>
          </table:table-cell>
          <table:table-cell table:style-name="ce80" table:formula="of:=IF([.J549]=&quot;YES&quot;;1;0)*IF([.I549]&gt;1;1;0)" office:value-type="float" office:value="1">
            <text:p>1</text:p>
          </table:table-cell>
          <table:table-cell table:style-name="ce80" table:formula="of:=IF([.F549]=&quot;Diamond&quot;;1;0)*[.N549]*IF([.I549]&gt;1;1;0)" office:value-type="float" office:value="1">
            <text:p>1</text:p>
          </table:table-cell>
          <table:table-cell table:style-name="ce80" table:formula="of:=IF([.F549]=&quot;Moeller&quot;;1;0)*[.N549]*IF([.I549]&gt;1;1;0)" office:value-type="float" office:value="0">
            <text:p>0</text:p>
          </table:table-cell>
          <table:table-cell table:style-name="ce84" table:formula="of:=[.O549]*[.L549]" office:value-type="float" office:value="8.9">
            <text:p>8,9</text:p>
          </table:table-cell>
          <table:table-cell table:style-name="ce84" table:formula="of:=[.O549]*[.M549]" office:value-type="float" office:value="38">
            <text:p>38</text:p>
          </table:table-cell>
          <table:table-cell table:style-name="ce84" table:formula="of:=[.P549]*[.L549]" office:value-type="float" office:value="0">
            <text:p>0</text:p>
          </table:table-cell>
          <table:table-cell table:style-name="ce84" table:formula="of:=[.P549]*[.M549]" office:value-type="float" office:value="0">
            <text:p>0</text:p>
          </table:table-cell>
          <table:table-cell table:style-name="ce84" table:formula="of:=SUM([.N549:.P549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53">
            <text:p>9153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0H18M00S">
            <text:p>00:18</text:p>
          </table:table-cell>
          <table:table-cell table:style-name="ce223" office:value-type="time" office:time-value="PT00H55M00S">
            <text:p>00:55</text:p>
          </table:table-cell>
          <table:table-cell table:style-name="ce308" table:formula="of:=([.D550]-[.C550])*24*60" office:value-type="float" office:value="37">
            <text:p>37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50]=&quot;YES&quot;;[.I550];0)*IF([.I550]&gt;1;1;0)" office:value-type="float" office:value="8.9">
            <text:p>8,9</text:p>
          </table:table-cell>
          <table:table-cell table:style-name="ce443" table:formula="of:=IF([.J550]=&quot;YES&quot;;[.E550];0)*IF([.I550]&gt;1;1;0)" office:value-type="float" office:value="37">
            <text:p>37</text:p>
          </table:table-cell>
          <table:table-cell table:style-name="ce80" table:formula="of:=IF([.J550]=&quot;YES&quot;;1;0)*IF([.I550]&gt;1;1;0)" office:value-type="float" office:value="1">
            <text:p>1</text:p>
          </table:table-cell>
          <table:table-cell table:style-name="ce80" table:formula="of:=IF([.F550]=&quot;Diamond&quot;;1;0)*[.N550]*IF([.I550]&gt;1;1;0)" office:value-type="float" office:value="1">
            <text:p>1</text:p>
          </table:table-cell>
          <table:table-cell table:style-name="ce80" table:formula="of:=IF([.F550]=&quot;Moeller&quot;;1;0)*[.N550]*IF([.I550]&gt;1;1;0)" office:value-type="float" office:value="0">
            <text:p>0</text:p>
          </table:table-cell>
          <table:table-cell table:style-name="ce84" table:formula="of:=[.O550]*[.L550]" office:value-type="float" office:value="8.9">
            <text:p>8,9</text:p>
          </table:table-cell>
          <table:table-cell table:style-name="ce84" table:formula="of:=[.O550]*[.M550]" office:value-type="float" office:value="37">
            <text:p>37</text:p>
          </table:table-cell>
          <table:table-cell table:style-name="ce84" table:formula="of:=[.P550]*[.L550]" office:value-type="float" office:value="0">
            <text:p>0</text:p>
          </table:table-cell>
          <table:table-cell table:style-name="ce84" table:formula="of:=[.P550]*[.M550]" office:value-type="float" office:value="0">
            <text:p>0</text:p>
          </table:table-cell>
          <table:table-cell table:style-name="ce84" table:formula="of:=SUM([.N550:.P550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54">
            <text:p>9154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0H57M00S">
            <text:p>00:57</text:p>
          </table:table-cell>
          <table:table-cell table:style-name="ce223" office:value-type="time" office:time-value="PT01H34M00S">
            <text:p>01:34</text:p>
          </table:table-cell>
          <table:table-cell table:style-name="ce308" table:formula="of:=([.D551]-[.C551])*24*60" office:value-type="float" office:value="37">
            <text:p>37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51]=&quot;YES&quot;;[.I551];0)*IF([.I551]&gt;1;1;0)" office:value-type="float" office:value="8.9">
            <text:p>8,9</text:p>
          </table:table-cell>
          <table:table-cell table:style-name="ce443" table:formula="of:=IF([.J551]=&quot;YES&quot;;[.E551];0)*IF([.I551]&gt;1;1;0)" office:value-type="float" office:value="37">
            <text:p>37</text:p>
          </table:table-cell>
          <table:table-cell table:style-name="ce80" table:formula="of:=IF([.J551]=&quot;YES&quot;;1;0)*IF([.I551]&gt;1;1;0)" office:value-type="float" office:value="1">
            <text:p>1</text:p>
          </table:table-cell>
          <table:table-cell table:style-name="ce80" table:formula="of:=IF([.F551]=&quot;Diamond&quot;;1;0)*[.N551]*IF([.I551]&gt;1;1;0)" office:value-type="float" office:value="1">
            <text:p>1</text:p>
          </table:table-cell>
          <table:table-cell table:style-name="ce80" table:formula="of:=IF([.F551]=&quot;Moeller&quot;;1;0)*[.N551]*IF([.I551]&gt;1;1;0)" office:value-type="float" office:value="0">
            <text:p>0</text:p>
          </table:table-cell>
          <table:table-cell table:style-name="ce84" table:formula="of:=[.O551]*[.L551]" office:value-type="float" office:value="8.9">
            <text:p>8,9</text:p>
          </table:table-cell>
          <table:table-cell table:style-name="ce84" table:formula="of:=[.O551]*[.M551]" office:value-type="float" office:value="37">
            <text:p>37</text:p>
          </table:table-cell>
          <table:table-cell table:style-name="ce84" table:formula="of:=[.P551]*[.L551]" office:value-type="float" office:value="0">
            <text:p>0</text:p>
          </table:table-cell>
          <table:table-cell table:style-name="ce84" table:formula="of:=[.P551]*[.M551]" office:value-type="float" office:value="0">
            <text:p>0</text:p>
          </table:table-cell>
          <table:table-cell table:style-name="ce84" table:formula="of:=SUM([.N551:.P551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96" office:value-type="float" office:value="9155">
            <text:p>9155</text:p>
          </table:table-cell>
          <table:table-cell table:style-name="ce163" office:value-type="date" office:date-value="2015-05-21">
            <text:p>2015-05-21</text:p>
          </table:table-cell>
          <table:table-cell table:style-name="ce232" office:value-type="time" office:time-value="PT01H45M00S">
            <text:p>01:45</text:p>
          </table:table-cell>
          <table:table-cell table:style-name="ce232" office:value-type="time" office:time-value="PT02H23M00S">
            <text:p>02:23</text:p>
          </table:table-cell>
          <table:table-cell table:style-name="ce320" table:formula="of:=([.D552]-[.C552])*24*60" office:value-type="float" office:value="38">
            <text:p>38</text:p>
          </table:table-cell>
          <table:table-cell table:style-name="ce373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/>
          <table:table-cell table:style-name="ce373" office:value-type="float" office:value="9">
            <text:p>9</text:p>
          </table:table-cell>
          <table:table-cell table:style-name="ce373" office:value-type="string">
            <text:p>YES</text:p>
          </table:table-cell>
          <table:table-cell table:style-name="ce431"/>
          <table:table-cell table:style-name="ce451" table:formula="of:=IF([.J552]=&quot;YES&quot;;[.I552];0)*IF([.I552]&gt;1;1;0)" office:value-type="float" office:value="9">
            <text:p>9</text:p>
          </table:table-cell>
          <table:table-cell table:style-name="ce451" table:formula="of:=IF([.J552]=&quot;YES&quot;;[.E552];0)*IF([.I552]&gt;1;1;0)" office:value-type="float" office:value="38">
            <text:p>38</text:p>
          </table:table-cell>
          <table:table-cell table:style-name="ce80" table:formula="of:=IF([.J552]=&quot;YES&quot;;1;0)*IF([.I552]&gt;1;1;0)" office:value-type="float" office:value="1">
            <text:p>1</text:p>
          </table:table-cell>
          <table:table-cell table:style-name="ce80" table:formula="of:=IF([.F552]=&quot;Diamond&quot;;1;0)*[.N552]*IF([.I552]&gt;1;1;0)" office:value-type="float" office:value="0">
            <text:p>0</text:p>
          </table:table-cell>
          <table:table-cell table:style-name="ce80" table:formula="of:=IF([.F552]=&quot;Moeller&quot;;1;0)*[.N552]*IF([.I552]&gt;1;1;0)" office:value-type="float" office:value="1">
            <text:p>1</text:p>
          </table:table-cell>
          <table:table-cell table:style-name="ce84" table:formula="of:=[.O552]*[.L552]" office:value-type="float" office:value="0">
            <text:p>0</text:p>
          </table:table-cell>
          <table:table-cell table:style-name="ce84" table:formula="of:=[.O552]*[.M552]" office:value-type="float" office:value="0">
            <text:p>0</text:p>
          </table:table-cell>
          <table:table-cell table:style-name="ce84" table:formula="of:=[.P552]*[.L552]" office:value-type="float" office:value="9">
            <text:p>9</text:p>
          </table:table-cell>
          <table:table-cell table:style-name="ce84" table:formula="of:=[.P552]*[.M552]" office:value-type="float" office:value="38">
            <text:p>38</text:p>
          </table:table-cell>
          <table:table-cell table:style-name="ce84" table:formula="of:=SUM([.N552:.P552])" office:value-type="float" office:value="2">
            <text:p>2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96" office:value-type="float" office:value="9156">
            <text:p>9156</text:p>
          </table:table-cell>
          <table:table-cell table:style-name="ce163" office:value-type="date" office:date-value="2015-05-21">
            <text:p>2015-05-21</text:p>
          </table:table-cell>
          <table:table-cell table:style-name="ce232" office:value-type="time" office:time-value="PT02H25M00S">
            <text:p>02:25</text:p>
          </table:table-cell>
          <table:table-cell table:style-name="ce232" office:value-type="time" office:time-value="PT03H04M00S">
            <text:p>03:04</text:p>
          </table:table-cell>
          <table:table-cell table:style-name="ce320" table:formula="of:=([.D553]-[.C553])*24*60" office:value-type="float" office:value="39">
            <text:p>39</text:p>
          </table:table-cell>
          <table:table-cell table:style-name="ce373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/>
          <table:table-cell table:style-name="ce373" office:value-type="float" office:value="9">
            <text:p>9</text:p>
          </table:table-cell>
          <table:table-cell table:style-name="ce373" office:value-type="string">
            <text:p>YES</text:p>
          </table:table-cell>
          <table:table-cell table:style-name="ce431"/>
          <table:table-cell table:style-name="ce451" table:formula="of:=IF([.J553]=&quot;YES&quot;;[.I553];0)*IF([.I553]&gt;1;1;0)" office:value-type="float" office:value="9">
            <text:p>9</text:p>
          </table:table-cell>
          <table:table-cell table:style-name="ce451" table:formula="of:=IF([.J553]=&quot;YES&quot;;[.E553];0)*IF([.I553]&gt;1;1;0)" office:value-type="float" office:value="39">
            <text:p>39</text:p>
          </table:table-cell>
          <table:table-cell table:style-name="ce80" table:formula="of:=IF([.J553]=&quot;YES&quot;;1;0)*IF([.I553]&gt;1;1;0)" office:value-type="float" office:value="1">
            <text:p>1</text:p>
          </table:table-cell>
          <table:table-cell table:style-name="ce80" table:formula="of:=IF([.F553]=&quot;Diamond&quot;;1;0)*[.N553]*IF([.I553]&gt;1;1;0)" office:value-type="float" office:value="0">
            <text:p>0</text:p>
          </table:table-cell>
          <table:table-cell table:style-name="ce80" table:formula="of:=IF([.F553]=&quot;Moeller&quot;;1;0)*[.N553]*IF([.I553]&gt;1;1;0)" office:value-type="float" office:value="1">
            <text:p>1</text:p>
          </table:table-cell>
          <table:table-cell table:style-name="ce84" table:formula="of:=[.O553]*[.L553]" office:value-type="float" office:value="0">
            <text:p>0</text:p>
          </table:table-cell>
          <table:table-cell table:style-name="ce84" table:formula="of:=[.O553]*[.M553]" office:value-type="float" office:value="0">
            <text:p>0</text:p>
          </table:table-cell>
          <table:table-cell table:style-name="ce84" table:formula="of:=[.P553]*[.L553]" office:value-type="float" office:value="9">
            <text:p>9</text:p>
          </table:table-cell>
          <table:table-cell table:style-name="ce84" table:formula="of:=[.P553]*[.M553]" office:value-type="float" office:value="39">
            <text:p>39</text:p>
          </table:table-cell>
          <table:table-cell table:style-name="ce84" table:formula="of:=SUM([.N553:.P553])" office:value-type="float" office:value="2">
            <text:p>2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87" office:value-type="float" office:value="9157">
            <text:p>9157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3H09M00S">
            <text:p>03:09</text:p>
          </table:table-cell>
          <table:table-cell table:style-name="ce223" office:value-type="time" office:time-value="PT03H19M00S">
            <text:p>03:19</text:p>
          </table:table-cell>
          <table:table-cell table:style-name="ce308" table:formula="of:=([.D554]-[.C554])*24*60" office:value-type="float" office:value="10">
            <text:p>10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2.2">
            <text:p>2,2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Systems failure at MAMI. Beam cut off.</text:p>
          </table:table-cell>
          <table:table-cell table:style-name="ce443" table:formula="of:=IF([.J554]=&quot;YES&quot;;[.I554];0)*IF([.I554]&gt;1;1;0)" office:value-type="float" office:value="2.2">
            <text:p>2,2</text:p>
          </table:table-cell>
          <table:table-cell table:style-name="ce443" table:formula="of:=IF([.J554]=&quot;YES&quot;;[.E554];0)*IF([.I554]&gt;1;1;0)" office:value-type="float" office:value="10">
            <text:p>10</text:p>
          </table:table-cell>
          <table:table-cell table:style-name="ce80" table:formula="of:=IF([.J554]=&quot;YES&quot;;1;0)*IF([.I554]&gt;1;1;0)" office:value-type="float" office:value="1">
            <text:p>1</text:p>
          </table:table-cell>
          <table:table-cell table:style-name="ce80" table:formula="of:=IF([.F554]=&quot;Diamond&quot;;1;0)*[.N554]*IF([.I554]&gt;1;1;0)" office:value-type="float" office:value="1">
            <text:p>1</text:p>
          </table:table-cell>
          <table:table-cell table:style-name="ce80" table:formula="of:=IF([.F554]=&quot;Moeller&quot;;1;0)*[.N554]*IF([.I554]&gt;1;1;0)" office:value-type="float" office:value="0">
            <text:p>0</text:p>
          </table:table-cell>
          <table:table-cell table:style-name="ce84" table:formula="of:=[.O554]*[.L554]" office:value-type="float" office:value="2.2">
            <text:p>2,2</text:p>
          </table:table-cell>
          <table:table-cell table:style-name="ce84" table:formula="of:=[.O554]*[.M554]" office:value-type="float" office:value="10">
            <text:p>10</text:p>
          </table:table-cell>
          <table:table-cell table:style-name="ce84" table:formula="of:=[.P554]*[.L554]" office:value-type="float" office:value="0">
            <text:p>0</text:p>
          </table:table-cell>
          <table:table-cell table:style-name="ce84" table:formula="of:=[.P554]*[.M554]" office:value-type="float" office:value="0">
            <text:p>0</text:p>
          </table:table-cell>
          <table:table-cell table:style-name="ce84" table:formula="of:=SUM([.N554:.P554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58">
            <text:p>9158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3H25M00S">
            <text:p>03:25</text:p>
          </table:table-cell>
          <table:table-cell table:style-name="ce223" office:value-type="time" office:time-value="PT04H03M00S">
            <text:p>04:03</text:p>
          </table:table-cell>
          <table:table-cell table:style-name="ce308" table:formula="of:=([.D555]-[.C555])*24*60" office:value-type="float" office:value="38">
            <text:p>38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">
            <text:p>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55]=&quot;YES&quot;;[.I555];0)*IF([.I555]&gt;1;1;0)" office:value-type="float" office:value="9">
            <text:p>9</text:p>
          </table:table-cell>
          <table:table-cell table:style-name="ce443" table:formula="of:=IF([.J555]=&quot;YES&quot;;[.E555];0)*IF([.I555]&gt;1;1;0)" office:value-type="float" office:value="38">
            <text:p>38</text:p>
          </table:table-cell>
          <table:table-cell table:style-name="ce80" table:formula="of:=IF([.J555]=&quot;YES&quot;;1;0)*IF([.I555]&gt;1;1;0)" office:value-type="float" office:value="1">
            <text:p>1</text:p>
          </table:table-cell>
          <table:table-cell table:style-name="ce80" table:formula="of:=IF([.F555]=&quot;Diamond&quot;;1;0)*[.N555]*IF([.I555]&gt;1;1;0)" office:value-type="float" office:value="1">
            <text:p>1</text:p>
          </table:table-cell>
          <table:table-cell table:style-name="ce80" table:formula="of:=IF([.F555]=&quot;Moeller&quot;;1;0)*[.N555]*IF([.I555]&gt;1;1;0)" office:value-type="float" office:value="0">
            <text:p>0</text:p>
          </table:table-cell>
          <table:table-cell table:style-name="ce84" table:formula="of:=[.O555]*[.L555]" office:value-type="float" office:value="9">
            <text:p>9</text:p>
          </table:table-cell>
          <table:table-cell table:style-name="ce84" table:formula="of:=[.O555]*[.M555]" office:value-type="float" office:value="38">
            <text:p>38</text:p>
          </table:table-cell>
          <table:table-cell table:style-name="ce84" table:formula="of:=[.P555]*[.L555]" office:value-type="float" office:value="0">
            <text:p>0</text:p>
          </table:table-cell>
          <table:table-cell table:style-name="ce84" table:formula="of:=[.P555]*[.M555]" office:value-type="float" office:value="0">
            <text:p>0</text:p>
          </table:table-cell>
          <table:table-cell table:style-name="ce84" table:formula="of:=SUM([.N555:.P555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59">
            <text:p>9159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4H05M00S">
            <text:p>04:05</text:p>
          </table:table-cell>
          <table:table-cell table:style-name="ce223" office:value-type="time" office:time-value="PT04H44M00S">
            <text:p>04:44</text:p>
          </table:table-cell>
          <table:table-cell table:style-name="ce308" table:formula="of:=([.D556]-[.C556])*24*60" office:value-type="float" office:value="39">
            <text:p>39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56]=&quot;YES&quot;;[.I556];0)*IF([.I556]&gt;1;1;0)" office:value-type="float" office:value="8.9">
            <text:p>8,9</text:p>
          </table:table-cell>
          <table:table-cell table:style-name="ce443" table:formula="of:=IF([.J556]=&quot;YES&quot;;[.E556];0)*IF([.I556]&gt;1;1;0)" office:value-type="float" office:value="39">
            <text:p>39</text:p>
          </table:table-cell>
          <table:table-cell table:style-name="ce80" table:formula="of:=IF([.J556]=&quot;YES&quot;;1;0)*IF([.I556]&gt;1;1;0)" office:value-type="float" office:value="1">
            <text:p>1</text:p>
          </table:table-cell>
          <table:table-cell table:style-name="ce80" table:formula="of:=IF([.F556]=&quot;Diamond&quot;;1;0)*[.N556]*IF([.I556]&gt;1;1;0)" office:value-type="float" office:value="1">
            <text:p>1</text:p>
          </table:table-cell>
          <table:table-cell table:style-name="ce80" table:formula="of:=IF([.F556]=&quot;Moeller&quot;;1;0)*[.N556]*IF([.I556]&gt;1;1;0)" office:value-type="float" office:value="0">
            <text:p>0</text:p>
          </table:table-cell>
          <table:table-cell table:style-name="ce84" table:formula="of:=[.O556]*[.L556]" office:value-type="float" office:value="8.9">
            <text:p>8,9</text:p>
          </table:table-cell>
          <table:table-cell table:style-name="ce84" table:formula="of:=[.O556]*[.M556]" office:value-type="float" office:value="39">
            <text:p>39</text:p>
          </table:table-cell>
          <table:table-cell table:style-name="ce84" table:formula="of:=[.P556]*[.L556]" office:value-type="float" office:value="0">
            <text:p>0</text:p>
          </table:table-cell>
          <table:table-cell table:style-name="ce84" table:formula="of:=[.P556]*[.M556]" office:value-type="float" office:value="0">
            <text:p>0</text:p>
          </table:table-cell>
          <table:table-cell table:style-name="ce84" table:formula="of:=SUM([.N556:.P556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60">
            <text:p>9160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4H46M00S">
            <text:p>04:46</text:p>
          </table:table-cell>
          <table:table-cell table:style-name="ce223" office:value-type="time" office:time-value="PT05H26M00S">
            <text:p>05:26</text:p>
          </table:table-cell>
          <table:table-cell table:style-name="ce308" table:formula="of:=([.D557]-[.C557])*24*60" office:value-type="float" office:value="40">
            <text:p>40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9.3">
            <text:p>9,3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57]=&quot;YES&quot;;[.I557];0)*IF([.I557]&gt;1;1;0)" office:value-type="float" office:value="9.3">
            <text:p>9,3</text:p>
          </table:table-cell>
          <table:table-cell table:style-name="ce443" table:formula="of:=IF([.J557]=&quot;YES&quot;;[.E557];0)*IF([.I557]&gt;1;1;0)" office:value-type="float" office:value="40">
            <text:p>40</text:p>
          </table:table-cell>
          <table:table-cell table:style-name="ce80" table:formula="of:=IF([.J557]=&quot;YES&quot;;1;0)*IF([.I557]&gt;1;1;0)" office:value-type="float" office:value="1">
            <text:p>1</text:p>
          </table:table-cell>
          <table:table-cell table:style-name="ce80" table:formula="of:=IF([.F557]=&quot;Diamond&quot;;1;0)*[.N557]*IF([.I557]&gt;1;1;0)" office:value-type="float" office:value="1">
            <text:p>1</text:p>
          </table:table-cell>
          <table:table-cell table:style-name="ce80" table:formula="of:=IF([.F557]=&quot;Moeller&quot;;1;0)*[.N557]*IF([.I557]&gt;1;1;0)" office:value-type="float" office:value="0">
            <text:p>0</text:p>
          </table:table-cell>
          <table:table-cell table:style-name="ce84" table:formula="of:=[.O557]*[.L557]" office:value-type="float" office:value="9.3">
            <text:p>9,3</text:p>
          </table:table-cell>
          <table:table-cell table:style-name="ce84" table:formula="of:=[.O557]*[.M557]" office:value-type="float" office:value="40">
            <text:p>40</text:p>
          </table:table-cell>
          <table:table-cell table:style-name="ce84" table:formula="of:=[.P557]*[.L557]" office:value-type="float" office:value="0">
            <text:p>0</text:p>
          </table:table-cell>
          <table:table-cell table:style-name="ce84" table:formula="of:=[.P557]*[.M557]" office:value-type="float" office:value="0">
            <text:p>0</text:p>
          </table:table-cell>
          <table:table-cell table:style-name="ce84" table:formula="of:=SUM([.N557:.P557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61">
            <text:p>9161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5H27M00S">
            <text:p>05:27</text:p>
          </table:table-cell>
          <table:table-cell table:style-name="ce223" office:value-type="time" office:time-value="PT06H06M00S">
            <text:p>06:06</text:p>
          </table:table-cell>
          <table:table-cell table:style-name="ce308" table:formula="of:=([.D558]-[.C558])*24*60" office:value-type="float" office:value="39">
            <text:p>39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58]=&quot;YES&quot;;[.I558];0)*IF([.I558]&gt;1;1;0)" office:value-type="float" office:value="8.9">
            <text:p>8,9</text:p>
          </table:table-cell>
          <table:table-cell table:style-name="ce443" table:formula="of:=IF([.J558]=&quot;YES&quot;;[.E558];0)*IF([.I558]&gt;1;1;0)" office:value-type="float" office:value="39">
            <text:p>39</text:p>
          </table:table-cell>
          <table:table-cell table:style-name="ce80" table:formula="of:=IF([.J558]=&quot;YES&quot;;1;0)*IF([.I558]&gt;1;1;0)" office:value-type="float" office:value="1">
            <text:p>1</text:p>
          </table:table-cell>
          <table:table-cell table:style-name="ce80" table:formula="of:=IF([.F558]=&quot;Diamond&quot;;1;0)*[.N558]*IF([.I558]&gt;1;1;0)" office:value-type="float" office:value="1">
            <text:p>1</text:p>
          </table:table-cell>
          <table:table-cell table:style-name="ce80" table:formula="of:=IF([.F558]=&quot;Moeller&quot;;1;0)*[.N558]*IF([.I558]&gt;1;1;0)" office:value-type="float" office:value="0">
            <text:p>0</text:p>
          </table:table-cell>
          <table:table-cell table:style-name="ce84" table:formula="of:=[.O558]*[.L558]" office:value-type="float" office:value="8.9">
            <text:p>8,9</text:p>
          </table:table-cell>
          <table:table-cell table:style-name="ce84" table:formula="of:=[.O558]*[.M558]" office:value-type="float" office:value="39">
            <text:p>39</text:p>
          </table:table-cell>
          <table:table-cell table:style-name="ce84" table:formula="of:=[.P558]*[.L558]" office:value-type="float" office:value="0">
            <text:p>0</text:p>
          </table:table-cell>
          <table:table-cell table:style-name="ce84" table:formula="of:=[.P558]*[.M558]" office:value-type="float" office:value="0">
            <text:p>0</text:p>
          </table:table-cell>
          <table:table-cell table:style-name="ce84" table:formula="of:=SUM([.N558:.P558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62">
            <text:p>9162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6H08M00S">
            <text:p>06:08</text:p>
          </table:table-cell>
          <table:table-cell table:style-name="ce223" office:value-type="time" office:time-value="PT06H46M00S">
            <text:p>06:46</text:p>
          </table:table-cell>
          <table:table-cell table:style-name="ce308" table:formula="of:=([.D559]-[.C559])*24*60" office:value-type="float" office:value="38">
            <text:p>38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59]=&quot;YES&quot;;[.I559];0)*IF([.I559]&gt;1;1;0)" office:value-type="float" office:value="8.9">
            <text:p>8,9</text:p>
          </table:table-cell>
          <table:table-cell table:style-name="ce443" table:formula="of:=IF([.J559]=&quot;YES&quot;;[.E559];0)*IF([.I559]&gt;1;1;0)" office:value-type="float" office:value="38">
            <text:p>38</text:p>
          </table:table-cell>
          <table:table-cell table:style-name="ce80" table:formula="of:=IF([.J559]=&quot;YES&quot;;1;0)*IF([.I559]&gt;1;1;0)" office:value-type="float" office:value="1">
            <text:p>1</text:p>
          </table:table-cell>
          <table:table-cell table:style-name="ce80" table:formula="of:=IF([.F559]=&quot;Diamond&quot;;1;0)*[.N559]*IF([.I559]&gt;1;1;0)" office:value-type="float" office:value="1">
            <text:p>1</text:p>
          </table:table-cell>
          <table:table-cell table:style-name="ce80" table:formula="of:=IF([.F559]=&quot;Moeller&quot;;1;0)*[.N559]*IF([.I559]&gt;1;1;0)" office:value-type="float" office:value="0">
            <text:p>0</text:p>
          </table:table-cell>
          <table:table-cell table:style-name="ce84" table:formula="of:=[.O559]*[.L559]" office:value-type="float" office:value="8.9">
            <text:p>8,9</text:p>
          </table:table-cell>
          <table:table-cell table:style-name="ce84" table:formula="of:=[.O559]*[.M559]" office:value-type="float" office:value="38">
            <text:p>38</text:p>
          </table:table-cell>
          <table:table-cell table:style-name="ce84" table:formula="of:=[.P559]*[.L559]" office:value-type="float" office:value="0">
            <text:p>0</text:p>
          </table:table-cell>
          <table:table-cell table:style-name="ce84" table:formula="of:=[.P559]*[.M559]" office:value-type="float" office:value="0">
            <text:p>0</text:p>
          </table:table-cell>
          <table:table-cell table:style-name="ce84" table:formula="of:=SUM([.N559:.P559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63">
            <text:p>9163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6H48M00S">
            <text:p>06:48</text:p>
          </table:table-cell>
          <table:table-cell table:style-name="ce223" office:value-type="time" office:time-value="PT07H28M00S">
            <text:p>07:28</text:p>
          </table:table-cell>
          <table:table-cell table:style-name="ce308" table:formula="of:=([.D560]-[.C560])*24*60" office:value-type="float" office:value="40">
            <text:p>40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.3">
            <text:p>9,3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60]=&quot;YES&quot;;[.I560];0)*IF([.I560]&gt;1;1;0)" office:value-type="float" office:value="9.3">
            <text:p>9,3</text:p>
          </table:table-cell>
          <table:table-cell table:style-name="ce443" table:formula="of:=IF([.J560]=&quot;YES&quot;;[.E560];0)*IF([.I560]&gt;1;1;0)" office:value-type="float" office:value="40">
            <text:p>40</text:p>
          </table:table-cell>
          <table:table-cell table:style-name="ce80" table:formula="of:=IF([.J560]=&quot;YES&quot;;1;0)*IF([.I560]&gt;1;1;0)" office:value-type="float" office:value="1">
            <text:p>1</text:p>
          </table:table-cell>
          <table:table-cell table:style-name="ce80" table:formula="of:=IF([.F560]=&quot;Diamond&quot;;1;0)*[.N560]*IF([.I560]&gt;1;1;0)" office:value-type="float" office:value="1">
            <text:p>1</text:p>
          </table:table-cell>
          <table:table-cell table:style-name="ce80" table:formula="of:=IF([.F560]=&quot;Moeller&quot;;1;0)*[.N560]*IF([.I560]&gt;1;1;0)" office:value-type="float" office:value="0">
            <text:p>0</text:p>
          </table:table-cell>
          <table:table-cell table:style-name="ce84" table:formula="of:=[.O560]*[.L560]" office:value-type="float" office:value="9.3">
            <text:p>9,3</text:p>
          </table:table-cell>
          <table:table-cell table:style-name="ce84" table:formula="of:=[.O560]*[.M560]" office:value-type="float" office:value="40">
            <text:p>40</text:p>
          </table:table-cell>
          <table:table-cell table:style-name="ce84" table:formula="of:=[.P560]*[.L560]" office:value-type="float" office:value="0">
            <text:p>0</text:p>
          </table:table-cell>
          <table:table-cell table:style-name="ce84" table:formula="of:=[.P560]*[.M560]" office:value-type="float" office:value="0">
            <text:p>0</text:p>
          </table:table-cell>
          <table:table-cell table:style-name="ce84" table:formula="of:=SUM([.N560:.P560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64">
            <text:p>9164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7H29M00S">
            <text:p>07:29</text:p>
          </table:table-cell>
          <table:table-cell table:style-name="ce223" office:value-type="time" office:time-value="PT07H31M00S">
            <text:p>07:31</text:p>
          </table:table-cell>
          <table:table-cell table:style-name="ce308" table:formula="of:=([.D561]-[.C561])*24*60" office:value-type="float" office:value="1.99999999999999">
            <text:p>2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0.29">
            <text:p>0,29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Not changed to PARA, stopped after 2 mins and switched</text:p>
          </table:table-cell>
          <table:table-cell table:style-name="ce443" table:formula="of:=IF([.J561]=&quot;YES&quot;;[.I561];0)*IF([.I561]&gt;1;1;0)" office:value-type="float" office:value="0">
            <text:p>0</text:p>
          </table:table-cell>
          <table:table-cell table:style-name="ce443" table:formula="of:=IF([.J561]=&quot;YES&quot;;[.E561];0)*IF([.I561]&gt;1;1;0)" office:value-type="float" office:value="0">
            <text:p>0</text:p>
          </table:table-cell>
          <table:table-cell table:style-name="ce80" table:formula="of:=IF([.J561]=&quot;YES&quot;;1;0)*IF([.I561]&gt;1;1;0)" office:value-type="float" office:value="0">
            <text:p>0</text:p>
          </table:table-cell>
          <table:table-cell table:style-name="ce80" table:formula="of:=IF([.F561]=&quot;Diamond&quot;;1;0)*[.N561]*IF([.I561]&gt;1;1;0)" office:value-type="float" office:value="0">
            <text:p>0</text:p>
          </table:table-cell>
          <table:table-cell table:style-name="ce80" table:formula="of:=IF([.F561]=&quot;Moeller&quot;;1;0)*[.N561]*IF([.I561]&gt;1;1;0)" office:value-type="float" office:value="0">
            <text:p>0</text:p>
          </table:table-cell>
          <table:table-cell table:style-name="ce84" table:formula="of:=[.O561]*[.L561]" office:value-type="float" office:value="0">
            <text:p>0</text:p>
          </table:table-cell>
          <table:table-cell table:style-name="ce84" table:formula="of:=[.O561]*[.M561]" office:value-type="float" office:value="0">
            <text:p>0</text:p>
          </table:table-cell>
          <table:table-cell table:style-name="ce84" table:formula="of:=[.P561]*[.L561]" office:value-type="float" office:value="0">
            <text:p>0</text:p>
          </table:table-cell>
          <table:table-cell table:style-name="ce84" table:formula="of:=[.P561]*[.M561]" office:value-type="float" office:value="0">
            <text:p>0</text:p>
          </table:table-cell>
          <table:table-cell table:style-name="ce84" table:formula="of:=SUM([.N561:.P561])" office:value-type="float" office:value="0">
            <text:p>0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65">
            <text:p>9165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7H33M00S">
            <text:p>07:33</text:p>
          </table:table-cell>
          <table:table-cell table:style-name="ce223" office:value-type="time" office:time-value="PT08H12M00S">
            <text:p>08:12</text:p>
          </table:table-cell>
          <table:table-cell table:style-name="ce308" table:formula="of:=([.D562]-[.C562])*24*60" office:value-type="float" office:value="39">
            <text:p>39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62]=&quot;YES&quot;;[.I562];0)*IF([.I562]&gt;1;1;0)" office:value-type="float" office:value="8.9">
            <text:p>8,9</text:p>
          </table:table-cell>
          <table:table-cell table:style-name="ce443" table:formula="of:=IF([.J562]=&quot;YES&quot;;[.E562];0)*IF([.I562]&gt;1;1;0)" office:value-type="float" office:value="39">
            <text:p>39</text:p>
          </table:table-cell>
          <table:table-cell table:style-name="ce80" table:formula="of:=IF([.J562]=&quot;YES&quot;;1;0)*IF([.I562]&gt;1;1;0)" office:value-type="float" office:value="1">
            <text:p>1</text:p>
          </table:table-cell>
          <table:table-cell table:style-name="ce80" table:formula="of:=IF([.F562]=&quot;Diamond&quot;;1;0)*[.N562]*IF([.I562]&gt;1;1;0)" office:value-type="float" office:value="1">
            <text:p>1</text:p>
          </table:table-cell>
          <table:table-cell table:style-name="ce80" table:formula="of:=IF([.F562]=&quot;Moeller&quot;;1;0)*[.N562]*IF([.I562]&gt;1;1;0)" office:value-type="float" office:value="0">
            <text:p>0</text:p>
          </table:table-cell>
          <table:table-cell table:style-name="ce84" table:formula="of:=[.O562]*[.L562]" office:value-type="float" office:value="8.9">
            <text:p>8,9</text:p>
          </table:table-cell>
          <table:table-cell table:style-name="ce84" table:formula="of:=[.O562]*[.M562]" office:value-type="float" office:value="39">
            <text:p>39</text:p>
          </table:table-cell>
          <table:table-cell table:style-name="ce84" table:formula="of:=[.P562]*[.L562]" office:value-type="float" office:value="0">
            <text:p>0</text:p>
          </table:table-cell>
          <table:table-cell table:style-name="ce84" table:formula="of:=[.P562]*[.M562]" office:value-type="float" office:value="0">
            <text:p>0</text:p>
          </table:table-cell>
          <table:table-cell table:style-name="ce84" table:formula="of:=SUM([.N562:.P562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66">
            <text:p>9166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08H13M00S">
            <text:p>08:13</text:p>
          </table:table-cell>
          <table:table-cell table:style-name="ce223" office:value-type="time" office:time-value="PT08H52M00S">
            <text:p>08:52</text:p>
          </table:table-cell>
          <table:table-cell table:style-name="ce308" table:formula="of:=([.D563]-[.C563])*24*60" office:value-type="float" office:value="38.9999999999999">
            <text:p>39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63]=&quot;YES&quot;;[.I563];0)*IF([.I563]&gt;1;1;0)" office:value-type="float" office:value="8.9">
            <text:p>8,9</text:p>
          </table:table-cell>
          <table:table-cell table:style-name="ce443" table:formula="of:=IF([.J563]=&quot;YES&quot;;[.E563];0)*IF([.I563]&gt;1;1;0)" office:value-type="float" office:value="38.9999999999999">
            <text:p>38,9999999999999</text:p>
          </table:table-cell>
          <table:table-cell table:style-name="ce80" table:formula="of:=IF([.J563]=&quot;YES&quot;;1;0)*IF([.I563]&gt;1;1;0)" office:value-type="float" office:value="1">
            <text:p>1</text:p>
          </table:table-cell>
          <table:table-cell table:style-name="ce80" table:formula="of:=IF([.F563]=&quot;Diamond&quot;;1;0)*[.N563]*IF([.I563]&gt;1;1;0)" office:value-type="float" office:value="1">
            <text:p>1</text:p>
          </table:table-cell>
          <table:table-cell table:style-name="ce80" table:formula="of:=IF([.F563]=&quot;Moeller&quot;;1;0)*[.N563]*IF([.I563]&gt;1;1;0)" office:value-type="float" office:value="0">
            <text:p>0</text:p>
          </table:table-cell>
          <table:table-cell table:style-name="ce84" table:formula="of:=[.O563]*[.L563]" office:value-type="float" office:value="8.9">
            <text:p>8,9</text:p>
          </table:table-cell>
          <table:table-cell table:style-name="ce84" table:formula="of:=[.O563]*[.M563]" office:value-type="float" office:value="38.9999999999999">
            <text:p>38,9999999999999</text:p>
          </table:table-cell>
          <table:table-cell table:style-name="ce84" table:formula="of:=[.P563]*[.L563]" office:value-type="float" office:value="0">
            <text:p>0</text:p>
          </table:table-cell>
          <table:table-cell table:style-name="ce84" table:formula="of:=[.P563]*[.M563]" office:value-type="float" office:value="0">
            <text:p>0</text:p>
          </table:table-cell>
          <table:table-cell table:style-name="ce84" table:formula="of:=SUM([.N563:.P563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96" office:value-type="float" office:value="9167">
            <text:p>9167</text:p>
          </table:table-cell>
          <table:table-cell table:style-name="ce163" office:value-type="date" office:date-value="2015-05-21">
            <text:p>2015-05-21</text:p>
          </table:table-cell>
          <table:table-cell table:style-name="ce232" office:value-type="time" office:time-value="PT08H58M00S">
            <text:p>08:58</text:p>
          </table:table-cell>
          <table:table-cell table:style-name="ce232" office:value-type="time" office:time-value="PT09H35M00S">
            <text:p>09:35</text:p>
          </table:table-cell>
          <table:table-cell table:style-name="ce320" table:formula="of:=([.D564]-[.C564])*24*60" office:value-type="float" office:value="37">
            <text:p>37</text:p>
          </table:table-cell>
          <table:table-cell table:style-name="ce373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/>
          <table:table-cell table:style-name="ce373" office:value-type="float" office:value="8.9">
            <text:p>8,9</text:p>
          </table:table-cell>
          <table:table-cell table:style-name="ce373" office:value-type="string">
            <text:p>YES</text:p>
          </table:table-cell>
          <table:table-cell table:style-name="ce431"/>
          <table:table-cell table:style-name="ce451" table:formula="of:=IF([.J564]=&quot;YES&quot;;[.I564];0)*IF([.I564]&gt;1;1;0)" office:value-type="float" office:value="8.9">
            <text:p>8,9</text:p>
          </table:table-cell>
          <table:table-cell table:style-name="ce451" table:formula="of:=IF([.J564]=&quot;YES&quot;;[.E564];0)*IF([.I564]&gt;1;1;0)" office:value-type="float" office:value="37">
            <text:p>37</text:p>
          </table:table-cell>
          <table:table-cell table:style-name="ce80" table:formula="of:=IF([.J564]=&quot;YES&quot;;1;0)*IF([.I564]&gt;1;1;0)" office:value-type="float" office:value="1">
            <text:p>1</text:p>
          </table:table-cell>
          <table:table-cell table:style-name="ce80" table:formula="of:=IF([.F564]=&quot;Diamond&quot;;1;0)*[.N564]*IF([.I564]&gt;1;1;0)" office:value-type="float" office:value="0">
            <text:p>0</text:p>
          </table:table-cell>
          <table:table-cell table:style-name="ce80" table:formula="of:=IF([.F564]=&quot;Moeller&quot;;1;0)*[.N564]*IF([.I564]&gt;1;1;0)" office:value-type="float" office:value="1">
            <text:p>1</text:p>
          </table:table-cell>
          <table:table-cell table:style-name="ce84" table:formula="of:=[.O564]*[.L564]" office:value-type="float" office:value="0">
            <text:p>0</text:p>
          </table:table-cell>
          <table:table-cell table:style-name="ce84" table:formula="of:=[.O564]*[.M564]" office:value-type="float" office:value="0">
            <text:p>0</text:p>
          </table:table-cell>
          <table:table-cell table:style-name="ce84" table:formula="of:=[.P564]*[.L564]" office:value-type="float" office:value="8.9">
            <text:p>8,9</text:p>
          </table:table-cell>
          <table:table-cell table:style-name="ce84" table:formula="of:=[.P564]*[.M564]" office:value-type="float" office:value="37">
            <text:p>37</text:p>
          </table:table-cell>
          <table:table-cell table:style-name="ce84" table:formula="of:=SUM([.N564:.P564])" office:value-type="float" office:value="2">
            <text:p>2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96" office:value-type="float" office:value="9168">
            <text:p>9168</text:p>
          </table:table-cell>
          <table:table-cell table:style-name="ce163" office:value-type="date" office:date-value="2015-05-21">
            <text:p>2015-05-21</text:p>
          </table:table-cell>
          <table:table-cell table:style-name="ce232" office:value-type="time" office:time-value="PT09H37M00S">
            <text:p>09:37</text:p>
          </table:table-cell>
          <table:table-cell table:style-name="ce232" office:value-type="time" office:time-value="PT10H15M00S">
            <text:p>10:15</text:p>
          </table:table-cell>
          <table:table-cell table:style-name="ce320" table:formula="of:=([.D565]-[.C565])*24*60" office:value-type="float" office:value="38">
            <text:p>38</text:p>
          </table:table-cell>
          <table:table-cell table:style-name="ce373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/>
          <table:table-cell table:style-name="ce373" office:value-type="float" office:value="8.9">
            <text:p>8,9</text:p>
          </table:table-cell>
          <table:table-cell table:style-name="ce373" office:value-type="string">
            <text:p>YES</text:p>
          </table:table-cell>
          <table:table-cell table:style-name="ce431" office:value-type="string">
            <text:p>ReferenceOR dropped out. See Elog.</text:p>
          </table:table-cell>
          <table:table-cell table:style-name="ce451" table:formula="of:=IF([.J565]=&quot;YES&quot;;[.I565];0)*IF([.I565]&gt;1;1;0)" office:value-type="float" office:value="8.9">
            <text:p>8,9</text:p>
          </table:table-cell>
          <table:table-cell table:style-name="ce451" table:formula="of:=IF([.J565]=&quot;YES&quot;;[.E565];0)*IF([.I565]&gt;1;1;0)" office:value-type="float" office:value="38">
            <text:p>38</text:p>
          </table:table-cell>
          <table:table-cell table:style-name="ce80" table:formula="of:=IF([.J565]=&quot;YES&quot;;1;0)*IF([.I565]&gt;1;1;0)" office:value-type="float" office:value="1">
            <text:p>1</text:p>
          </table:table-cell>
          <table:table-cell table:style-name="ce80" table:formula="of:=IF([.F565]=&quot;Diamond&quot;;1;0)*[.N565]*IF([.I565]&gt;1;1;0)" office:value-type="float" office:value="0">
            <text:p>0</text:p>
          </table:table-cell>
          <table:table-cell table:style-name="ce80" table:formula="of:=IF([.F565]=&quot;Moeller&quot;;1;0)*[.N565]*IF([.I565]&gt;1;1;0)" office:value-type="float" office:value="1">
            <text:p>1</text:p>
          </table:table-cell>
          <table:table-cell table:style-name="ce84" table:formula="of:=[.O565]*[.L565]" office:value-type="float" office:value="0">
            <text:p>0</text:p>
          </table:table-cell>
          <table:table-cell table:style-name="ce84" table:formula="of:=[.O565]*[.M565]" office:value-type="float" office:value="0">
            <text:p>0</text:p>
          </table:table-cell>
          <table:table-cell table:style-name="ce84" table:formula="of:=[.P565]*[.L565]" office:value-type="float" office:value="8.9">
            <text:p>8,9</text:p>
          </table:table-cell>
          <table:table-cell table:style-name="ce84" table:formula="of:=[.P565]*[.M565]" office:value-type="float" office:value="38">
            <text:p>38</text:p>
          </table:table-cell>
          <table:table-cell table:style-name="ce84" table:formula="of:=SUM([.N565:.P565])" office:value-type="float" office:value="2">
            <text:p>2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43" office:value-type="float" office:value="9169">
            <text:p>9169</text:p>
          </table:table-cell>
          <table:table-cell table:style-name="ce141" office:value-type="date" office:date-value="2015-05-21">
            <text:p>2015-05-21</text:p>
          </table:table-cell>
          <table:table-cell table:style-name="ce184" office:value-type="time" office:time-value="PT10H33M00S">
            <text:p>10:33</text:p>
          </table:table-cell>
          <table:table-cell table:style-name="ce184" office:value-type="time" office:time-value="PT10H48M00S">
            <text:p>10:48</text:p>
          </table:table-cell>
          <table:table-cell table:style-name="ce273" table:formula="of:=([.D566]-[.C566])*24*60" office:value-type="float" office:value="15">
            <text:p>15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TaggEff Background 1</text:p>
          </table:table-cell>
          <table:table-cell table:style-name="ce395" table:formula="of:=IF([.J566]=&quot;YES&quot;;[.I566];0)*IF([.I566]&gt;1;1;0)" office:value-type="float" office:value="0">
            <text:p>0</text:p>
          </table:table-cell>
          <table:table-cell table:style-name="ce395" table:formula="of:=IF([.J566]=&quot;YES&quot;;[.E566];0)*IF([.I566]&gt;1;1;0)" office:value-type="float" office:value="0">
            <text:p>0</text:p>
          </table:table-cell>
          <table:table-cell table:style-name="ce80" table:formula="of:=IF([.J566]=&quot;YES&quot;;1;0)*IF([.I566]&gt;1;1;0)" office:value-type="float" office:value="0">
            <text:p>0</text:p>
          </table:table-cell>
          <table:table-cell table:style-name="ce80" table:formula="of:=IF([.F566]=&quot;Diamond&quot;;1;0)*[.N566]*IF([.I566]&gt;1;1;0)" office:value-type="float" office:value="0">
            <text:p>0</text:p>
          </table:table-cell>
          <table:table-cell table:style-name="ce80" table:formula="of:=IF([.F566]=&quot;Moeller&quot;;1;0)*[.N566]*IF([.I566]&gt;1;1;0)" office:value-type="float" office:value="0">
            <text:p>0</text:p>
          </table:table-cell>
          <table:table-cell table:style-name="ce84" table:formula="of:=[.O566]*[.L566]" office:value-type="float" office:value="0">
            <text:p>0</text:p>
          </table:table-cell>
          <table:table-cell table:style-name="ce84" table:formula="of:=[.O566]*[.M566]" office:value-type="float" office:value="0">
            <text:p>0</text:p>
          </table:table-cell>
          <table:table-cell table:style-name="ce84" table:formula="of:=[.P566]*[.L566]" office:value-type="float" office:value="0">
            <text:p>0</text:p>
          </table:table-cell>
          <table:table-cell table:style-name="ce84" table:formula="of:=[.P566]*[.M566]" office:value-type="float" office:value="0">
            <text:p>0</text:p>
          </table:table-cell>
          <table:table-cell table:style-name="ce84" table:formula="of:=SUM([.N566:.P566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96" office:value-type="float" office:value="9170">
            <text:p>9170</text:p>
          </table:table-cell>
          <table:table-cell table:style-name="ce163" office:value-type="date" office:date-value="2015-05-21">
            <text:p>2015-05-21</text:p>
          </table:table-cell>
          <table:table-cell table:style-name="ce232" office:value-type="time" office:time-value="PT10H50M00S">
            <text:p>10:50</text:p>
          </table:table-cell>
          <table:table-cell table:style-name="ce232" office:value-type="time" office:time-value="PT11H20M00S">
            <text:p>11:20</text:p>
          </table:table-cell>
          <table:table-cell table:style-name="ce320" table:formula="of:=([.D567]-[.C567])*24*60" office:value-type="float" office:value="30">
            <text:p>30</text:p>
          </table:table-cell>
          <table:table-cell table:style-name="ce373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/>
          <table:table-cell table:number-columns-repeated="2" table:style-name="ce373"/>
          <table:table-cell table:style-name="ce431" office:value-type="string">
            <text:p>TaggEff Moeller</text:p>
          </table:table-cell>
          <table:table-cell table:style-name="ce451" table:formula="of:=IF([.J567]=&quot;YES&quot;;[.I567];0)*IF([.I567]&gt;1;1;0)" office:value-type="float" office:value="0">
            <text:p>0</text:p>
          </table:table-cell>
          <table:table-cell table:style-name="ce451" table:formula="of:=IF([.J567]=&quot;YES&quot;;[.E567];0)*IF([.I567]&gt;1;1;0)" office:value-type="float" office:value="0">
            <text:p>0</text:p>
          </table:table-cell>
          <table:table-cell table:style-name="ce80" table:formula="of:=IF([.J567]=&quot;YES&quot;;1;0)*IF([.I567]&gt;1;1;0)" office:value-type="float" office:value="0">
            <text:p>0</text:p>
          </table:table-cell>
          <table:table-cell table:style-name="ce80" table:formula="of:=IF([.F567]=&quot;Diamond&quot;;1;0)*[.N567]*IF([.I567]&gt;1;1;0)" office:value-type="float" office:value="0">
            <text:p>0</text:p>
          </table:table-cell>
          <table:table-cell table:style-name="ce80" table:formula="of:=IF([.F567]=&quot;Moeller&quot;;1;0)*[.N567]*IF([.I567]&gt;1;1;0)" office:value-type="float" office:value="0">
            <text:p>0</text:p>
          </table:table-cell>
          <table:table-cell table:style-name="ce84" table:formula="of:=[.O567]*[.L567]" office:value-type="float" office:value="0">
            <text:p>0</text:p>
          </table:table-cell>
          <table:table-cell table:style-name="ce84" table:formula="of:=[.O567]*[.M567]" office:value-type="float" office:value="0">
            <text:p>0</text:p>
          </table:table-cell>
          <table:table-cell table:style-name="ce84" table:formula="of:=[.P567]*[.L567]" office:value-type="float" office:value="0">
            <text:p>0</text:p>
          </table:table-cell>
          <table:table-cell table:style-name="ce84" table:formula="of:=[.P567]*[.M567]" office:value-type="float" office:value="0">
            <text:p>0</text:p>
          </table:table-cell>
          <table:table-cell table:style-name="ce84" table:formula="of:=SUM([.N567:.P567])" office:value-type="float" office:value="0">
            <text:p>0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87" office:value-type="float" office:value="9171">
            <text:p>9171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11H26M00S">
            <text:p>11:26</text:p>
          </table:table-cell>
          <table:table-cell table:style-name="ce223" office:value-type="time" office:time-value="PT11H54M00S">
            <text:p>11:54</text:p>
          </table:table-cell>
          <table:table-cell table:style-name="ce308" table:formula="of:=([.D568]-[.C568])*24*60" office:value-type="float" office:value="28">
            <text:p>28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number-columns-repeated="2" table:style-name="ce364"/>
          <table:table-cell table:style-name="ce371" office:value-type="string">
            <text:p>TaggEff PARA</text:p>
          </table:table-cell>
          <table:table-cell table:style-name="ce443" table:formula="of:=IF([.J568]=&quot;YES&quot;;[.I568];0)*IF([.I568]&gt;1;1;0)" office:value-type="float" office:value="0">
            <text:p>0</text:p>
          </table:table-cell>
          <table:table-cell table:style-name="ce443" table:formula="of:=IF([.J568]=&quot;YES&quot;;[.E568];0)*IF([.I568]&gt;1;1;0)" office:value-type="float" office:value="0">
            <text:p>0</text:p>
          </table:table-cell>
          <table:table-cell table:style-name="ce80" table:formula="of:=IF([.J568]=&quot;YES&quot;;1;0)*IF([.I568]&gt;1;1;0)" office:value-type="float" office:value="0">
            <text:p>0</text:p>
          </table:table-cell>
          <table:table-cell table:style-name="ce80" table:formula="of:=IF([.F568]=&quot;Diamond&quot;;1;0)*[.N568]*IF([.I568]&gt;1;1;0)" office:value-type="float" office:value="0">
            <text:p>0</text:p>
          </table:table-cell>
          <table:table-cell table:style-name="ce80" table:formula="of:=IF([.F568]=&quot;Moeller&quot;;1;0)*[.N568]*IF([.I568]&gt;1;1;0)" office:value-type="float" office:value="0">
            <text:p>0</text:p>
          </table:table-cell>
          <table:table-cell table:style-name="ce84" table:formula="of:=[.O568]*[.L568]" office:value-type="float" office:value="0">
            <text:p>0</text:p>
          </table:table-cell>
          <table:table-cell table:style-name="ce84" table:formula="of:=[.O568]*[.M568]" office:value-type="float" office:value="0">
            <text:p>0</text:p>
          </table:table-cell>
          <table:table-cell table:style-name="ce84" table:formula="of:=[.P568]*[.L568]" office:value-type="float" office:value="0">
            <text:p>0</text:p>
          </table:table-cell>
          <table:table-cell table:style-name="ce84" table:formula="of:=[.P568]*[.M568]" office:value-type="float" office:value="0">
            <text:p>0</text:p>
          </table:table-cell>
          <table:table-cell table:style-name="ce84" table:formula="of:=SUM([.N568:.P568])" office:value-type="float" office:value="0">
            <text:p>0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72">
            <text:p>9172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11H55M00S">
            <text:p>11:55</text:p>
          </table:table-cell>
          <table:table-cell table:style-name="ce223" office:value-type="time" office:time-value="PT12H25M00S">
            <text:p>12:25</text:p>
          </table:table-cell>
          <table:table-cell table:style-name="ce308" table:formula="of:=([.D569]-[.C569])*24*60" office:value-type="float" office:value="30.0000000000001">
            <text:p>30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number-columns-repeated="2" table:style-name="ce364"/>
          <table:table-cell table:style-name="ce371" office:value-type="string">
            <text:p>TaggEff PERP</text:p>
          </table:table-cell>
          <table:table-cell table:style-name="ce443" table:formula="of:=IF([.J569]=&quot;YES&quot;;[.I569];0)*IF([.I569]&gt;1;1;0)" office:value-type="float" office:value="0">
            <text:p>0</text:p>
          </table:table-cell>
          <table:table-cell table:style-name="ce443" table:formula="of:=IF([.J569]=&quot;YES&quot;;[.E569];0)*IF([.I569]&gt;1;1;0)" office:value-type="float" office:value="0">
            <text:p>0</text:p>
          </table:table-cell>
          <table:table-cell table:style-name="ce80" table:formula="of:=IF([.J569]=&quot;YES&quot;;1;0)*IF([.I569]&gt;1;1;0)" office:value-type="float" office:value="0">
            <text:p>0</text:p>
          </table:table-cell>
          <table:table-cell table:style-name="ce80" table:formula="of:=IF([.F569]=&quot;Diamond&quot;;1;0)*[.N569]*IF([.I569]&gt;1;1;0)" office:value-type="float" office:value="0">
            <text:p>0</text:p>
          </table:table-cell>
          <table:table-cell table:style-name="ce80" table:formula="of:=IF([.F569]=&quot;Moeller&quot;;1;0)*[.N569]*IF([.I569]&gt;1;1;0)" office:value-type="float" office:value="0">
            <text:p>0</text:p>
          </table:table-cell>
          <table:table-cell table:style-name="ce84" table:formula="of:=[.O569]*[.L569]" office:value-type="float" office:value="0">
            <text:p>0</text:p>
          </table:table-cell>
          <table:table-cell table:style-name="ce84" table:formula="of:=[.O569]*[.M569]" office:value-type="float" office:value="0">
            <text:p>0</text:p>
          </table:table-cell>
          <table:table-cell table:style-name="ce84" table:formula="of:=[.P569]*[.L569]" office:value-type="float" office:value="0">
            <text:p>0</text:p>
          </table:table-cell>
          <table:table-cell table:style-name="ce84" table:formula="of:=[.P569]*[.M569]" office:value-type="float" office:value="0">
            <text:p>0</text:p>
          </table:table-cell>
          <table:table-cell table:style-name="ce84" table:formula="of:=SUM([.N569:.P569])" office:value-type="float" office:value="0">
            <text:p>0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43" office:value-type="float" office:value="9173">
            <text:p>9173</text:p>
          </table:table-cell>
          <table:table-cell table:style-name="ce141" office:value-type="date" office:date-value="2015-05-21">
            <text:p>2015-05-21</text:p>
          </table:table-cell>
          <table:table-cell table:style-name="ce184" office:value-type="time" office:time-value="PT12H27M00S">
            <text:p>12:27</text:p>
          </table:table-cell>
          <table:table-cell table:style-name="ce184" office:value-type="time" office:time-value="PT12H42M00S">
            <text:p>12:42</text:p>
          </table:table-cell>
          <table:table-cell table:style-name="ce273" table:formula="of:=([.D570]-[.C570])*24*60" office:value-type="float" office:value="14.9999999999999">
            <text:p>15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 office:value-type="string">
            <text:p>TaggEff Background 2</text:p>
          </table:table-cell>
          <table:table-cell table:style-name="ce395" table:formula="of:=IF([.J570]=&quot;YES&quot;;[.I570];0)*IF([.I570]&gt;1;1;0)" office:value-type="float" office:value="0">
            <text:p>0</text:p>
          </table:table-cell>
          <table:table-cell table:style-name="ce395" table:formula="of:=IF([.J570]=&quot;YES&quot;;[.E570];0)*IF([.I570]&gt;1;1;0)" office:value-type="float" office:value="0">
            <text:p>0</text:p>
          </table:table-cell>
          <table:table-cell table:style-name="ce80" table:formula="of:=IF([.J570]=&quot;YES&quot;;1;0)*IF([.I570]&gt;1;1;0)" office:value-type="float" office:value="0">
            <text:p>0</text:p>
          </table:table-cell>
          <table:table-cell table:style-name="ce80" table:formula="of:=IF([.F570]=&quot;Diamond&quot;;1;0)*[.N570]*IF([.I570]&gt;1;1;0)" office:value-type="float" office:value="0">
            <text:p>0</text:p>
          </table:table-cell>
          <table:table-cell table:style-name="ce80" table:formula="of:=IF([.F570]=&quot;Moeller&quot;;1;0)*[.N570]*IF([.I570]&gt;1;1;0)" office:value-type="float" office:value="0">
            <text:p>0</text:p>
          </table:table-cell>
          <table:table-cell table:style-name="ce84" table:formula="of:=[.O570]*[.L570]" office:value-type="float" office:value="0">
            <text:p>0</text:p>
          </table:table-cell>
          <table:table-cell table:style-name="ce84" table:formula="of:=[.O570]*[.M570]" office:value-type="float" office:value="0">
            <text:p>0</text:p>
          </table:table-cell>
          <table:table-cell table:style-name="ce84" table:formula="of:=[.P570]*[.L570]" office:value-type="float" office:value="0">
            <text:p>0</text:p>
          </table:table-cell>
          <table:table-cell table:style-name="ce84" table:formula="of:=[.P570]*[.M570]" office:value-type="float" office:value="0">
            <text:p>0</text:p>
          </table:table-cell>
          <table:table-cell table:style-name="ce84" table:formula="of:=SUM([.N570:.P570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96" office:value-type="float" office:value="9174">
            <text:p>9174</text:p>
          </table:table-cell>
          <table:table-cell table:style-name="ce163" office:value-type="date" office:date-value="2015-05-21">
            <text:p>2015-05-21</text:p>
          </table:table-cell>
          <table:table-cell table:style-name="ce232" office:value-type="time" office:time-value="PT13H08M00S">
            <text:p>13:08</text:p>
          </table:table-cell>
          <table:table-cell table:style-name="ce232" office:value-type="time" office:time-value="PT13H47M00S">
            <text:p>13:47</text:p>
          </table:table-cell>
          <table:table-cell table:style-name="ce320" table:formula="of:=([.D571]-[.C571])*24*60" office:value-type="float" office:value="39">
            <text:p>39</text:p>
          </table:table-cell>
          <table:table-cell table:style-name="ce373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/>
          <table:table-cell table:style-name="ce373" office:value-type="float" office:value="8.9">
            <text:p>8,9</text:p>
          </table:table-cell>
          <table:table-cell table:style-name="ce373" office:value-type="string">
            <text:p>YES</text:p>
          </table:table-cell>
          <table:table-cell table:style-name="ce431"/>
          <table:table-cell table:style-name="ce451" table:formula="of:=IF([.J571]=&quot;YES&quot;;[.I571];0)*IF([.I571]&gt;1;1;0)" office:value-type="float" office:value="8.9">
            <text:p>8,9</text:p>
          </table:table-cell>
          <table:table-cell table:style-name="ce451" table:formula="of:=IF([.J571]=&quot;YES&quot;;[.E571];0)*IF([.I571]&gt;1;1;0)" office:value-type="float" office:value="39">
            <text:p>39</text:p>
          </table:table-cell>
          <table:table-cell table:style-name="ce80" table:formula="of:=IF([.J571]=&quot;YES&quot;;1;0)*IF([.I571]&gt;1;1;0)" office:value-type="float" office:value="1">
            <text:p>1</text:p>
          </table:table-cell>
          <table:table-cell table:style-name="ce80" table:formula="of:=IF([.F571]=&quot;Diamond&quot;;1;0)*[.N571]*IF([.I571]&gt;1;1;0)" office:value-type="float" office:value="0">
            <text:p>0</text:p>
          </table:table-cell>
          <table:table-cell table:style-name="ce80" table:formula="of:=IF([.F571]=&quot;Moeller&quot;;1;0)*[.N571]*IF([.I571]&gt;1;1;0)" office:value-type="float" office:value="1">
            <text:p>1</text:p>
          </table:table-cell>
          <table:table-cell table:style-name="ce84" table:formula="of:=[.O571]*[.L571]" office:value-type="float" office:value="0">
            <text:p>0</text:p>
          </table:table-cell>
          <table:table-cell table:style-name="ce84" table:formula="of:=[.O571]*[.M571]" office:value-type="float" office:value="0">
            <text:p>0</text:p>
          </table:table-cell>
          <table:table-cell table:style-name="ce84" table:formula="of:=[.P571]*[.L571]" office:value-type="float" office:value="8.9">
            <text:p>8,9</text:p>
          </table:table-cell>
          <table:table-cell table:style-name="ce84" table:formula="of:=[.P571]*[.M571]" office:value-type="float" office:value="39">
            <text:p>39</text:p>
          </table:table-cell>
          <table:table-cell table:style-name="ce84" table:formula="of:=SUM([.N571:.P571])" office:value-type="float" office:value="2">
            <text:p>2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96" office:value-type="float" office:value="9175">
            <text:p>9175</text:p>
          </table:table-cell>
          <table:table-cell table:style-name="ce163" office:value-type="date" office:date-value="2015-05-21">
            <text:p>2015-05-21</text:p>
          </table:table-cell>
          <table:table-cell table:style-name="ce232" office:value-type="time" office:time-value="PT13H48M00S">
            <text:p>13:48</text:p>
          </table:table-cell>
          <table:table-cell table:style-name="ce232" office:value-type="time" office:time-value="PT14H00M00S">
            <text:p>14:00</text:p>
          </table:table-cell>
          <table:table-cell table:style-name="ce320" table:formula="of:=([.D572]-[.C572])*24*60" office:value-type="float" office:value="12.0000000000001">
            <text:p>12</text:p>
          </table:table-cell>
          <table:table-cell table:style-name="ce373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/>
          <table:table-cell table:style-name="ce373" office:value-type="float" office:value="2.6">
            <text:p>2,6</text:p>
          </table:table-cell>
          <table:table-cell table:style-name="ce373" office:value-type="string">
            <text:p>YES</text:p>
          </table:table-cell>
          <table:table-cell table:style-name="ce431" office:value-type="string">
            <text:p>Ended early to open the hall.</text:p>
          </table:table-cell>
          <table:table-cell table:style-name="ce451" table:formula="of:=IF([.J572]=&quot;YES&quot;;[.I572];0)*IF([.I572]&gt;1;1;0)" office:value-type="float" office:value="2.6">
            <text:p>2,6</text:p>
          </table:table-cell>
          <table:table-cell table:style-name="ce451" table:formula="of:=IF([.J572]=&quot;YES&quot;;[.E572];0)*IF([.I572]&gt;1;1;0)" office:value-type="float" office:value="12.0000000000001">
            <text:p>12,0000000000001</text:p>
          </table:table-cell>
          <table:table-cell table:style-name="ce80" table:formula="of:=IF([.J572]=&quot;YES&quot;;1;0)*IF([.I572]&gt;1;1;0)" office:value-type="float" office:value="1">
            <text:p>1</text:p>
          </table:table-cell>
          <table:table-cell table:style-name="ce80" table:formula="of:=IF([.F572]=&quot;Diamond&quot;;1;0)*[.N572]*IF([.I572]&gt;1;1;0)" office:value-type="float" office:value="0">
            <text:p>0</text:p>
          </table:table-cell>
          <table:table-cell table:style-name="ce80" table:formula="of:=IF([.F572]=&quot;Moeller&quot;;1;0)*[.N572]*IF([.I572]&gt;1;1;0)" office:value-type="float" office:value="1">
            <text:p>1</text:p>
          </table:table-cell>
          <table:table-cell table:style-name="ce84" table:formula="of:=[.O572]*[.L572]" office:value-type="float" office:value="0">
            <text:p>0</text:p>
          </table:table-cell>
          <table:table-cell table:style-name="ce84" table:formula="of:=[.O572]*[.M572]" office:value-type="float" office:value="0">
            <text:p>0</text:p>
          </table:table-cell>
          <table:table-cell table:style-name="ce84" table:formula="of:=[.P572]*[.L572]" office:value-type="float" office:value="2.6">
            <text:p>2,6</text:p>
          </table:table-cell>
          <table:table-cell table:style-name="ce84" table:formula="of:=[.P572]*[.M572]" office:value-type="float" office:value="12.0000000000001">
            <text:p>12,0000000000001</text:p>
          </table:table-cell>
          <table:table-cell table:style-name="ce84" table:formula="of:=SUM([.N572:.P572])" office:value-type="float" office:value="2">
            <text:p>2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43" office:value-type="float" office:value="9176">
            <text:p>9176</text:p>
          </table:table-cell>
          <table:table-cell table:style-name="ce141" office:value-type="date" office:date-value="2015-05-21">
            <text:p>2015-05-21</text:p>
          </table:table-cell>
          <table:table-cell table:number-columns-repeated="2" table:style-name="ce184"/>
          <table:table-cell table:style-name="ce273" table:formula="of:=([.D573]-[.C573])*24*60" office:value-type="float" office:value="0">
            <text:p>0</text:p>
          </table:table-cell>
          <table:table-cell table:number-columns-repeated="3" table:style-name="ce164" office:value-type="string">
            <text:p><text:s/></text:p>
          </table:table-cell>
          <table:table-cell table:style-name="ce164"/>
          <table:table-cell table:style-name="ce164" office:value-type="string">
            <text:p>NO</text:p>
          </table:table-cell>
          <table:table-cell table:style-name="ce166" office:value-type="string">
            <text:p>JUNK</text:p>
          </table:table-cell>
          <table:table-cell table:style-name="ce395" table:formula="of:=IF([.J573]=&quot;YES&quot;;[.I573];0)*IF([.I573]&gt;1;1;0)" office:value-type="float" office:value="0">
            <text:p>0</text:p>
          </table:table-cell>
          <table:table-cell table:style-name="ce395" table:formula="of:=IF([.J573]=&quot;YES&quot;;[.E573];0)*IF([.I573]&gt;1;1;0)" office:value-type="float" office:value="0">
            <text:p>0</text:p>
          </table:table-cell>
          <table:table-cell table:style-name="ce80" table:formula="of:=IF([.J573]=&quot;YES&quot;;1;0)*IF([.I573]&gt;1;1;0)" office:value-type="float" office:value="0">
            <text:p>0</text:p>
          </table:table-cell>
          <table:table-cell table:style-name="ce80" table:formula="of:=IF([.F573]=&quot;Diamond&quot;;1;0)*[.N573]*IF([.I573]&gt;1;1;0)" office:value-type="float" office:value="0">
            <text:p>0</text:p>
          </table:table-cell>
          <table:table-cell table:style-name="ce80" table:formula="of:=IF([.F573]=&quot;Moeller&quot;;1;0)*[.N573]*IF([.I573]&gt;1;1;0)" office:value-type="float" office:value="0">
            <text:p>0</text:p>
          </table:table-cell>
          <table:table-cell table:style-name="ce84" table:formula="of:=[.O573]*[.L573]" office:value-type="float" office:value="0">
            <text:p>0</text:p>
          </table:table-cell>
          <table:table-cell table:style-name="ce84" table:formula="of:=[.O573]*[.M573]" office:value-type="float" office:value="0">
            <text:p>0</text:p>
          </table:table-cell>
          <table:table-cell table:style-name="ce84" table:formula="of:=[.P573]*[.L573]" office:value-type="float" office:value="0">
            <text:p>0</text:p>
          </table:table-cell>
          <table:table-cell table:style-name="ce84" table:formula="of:=[.P573]*[.M573]" office:value-type="float" office:value="0">
            <text:p>0</text:p>
          </table:table-cell>
          <table:table-cell table:style-name="ce84" table:formula="of:=SUM([.N573:.P573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177">
            <text:p>9177</text:p>
          </table:table-cell>
          <table:table-cell table:style-name="ce141" office:value-type="date" office:date-value="2015-05-21">
            <text:p>2015-05-21</text:p>
          </table:table-cell>
          <table:table-cell table:style-name="ce184" office:value-type="time" office:time-value="PT18H28M00S">
            <text:p>18:28</text:p>
          </table:table-cell>
          <table:table-cell table:style-name="ce184" office:value-type="time" office:time-value="PT18H37M00S">
            <text:p>18:37</text:p>
          </table:table-cell>
          <table:table-cell table:style-name="ce273" table:formula="of:=([.D574]-[.C574])*24*60" office:value-type="float" office:value="8.99999999999997">
            <text:p>9</text:p>
          </table:table-cell>
          <table:table-cell table:style-name="Default" office:value-type="string">
            <text:p>Moeller</text:p>
          </table:table-cell>
          <table:table-cell table:style-name="ce164" office:value-type="float" office:value="750">
            <text:p>750</text:p>
          </table:table-cell>
          <table:table-cell table:style-name="ce164" office:value-type="string">
            <text:p><text:s/></text:p>
          </table:table-cell>
          <table:table-cell table:style-name="ce164"/>
          <table:table-cell table:style-name="ce164" office:value-type="string">
            <text:p>NO</text:p>
          </table:table-cell>
          <table:table-cell table:style-name="ce166" office:value-type="string">
            <text:p>Test run</text:p>
          </table:table-cell>
          <table:table-cell table:style-name="ce395" table:formula="of:=IF([.J574]=&quot;YES&quot;;[.I574];0)*IF([.I574]&gt;1;1;0)" office:value-type="float" office:value="0">
            <text:p>0</text:p>
          </table:table-cell>
          <table:table-cell table:style-name="ce395" table:formula="of:=IF([.J574]=&quot;YES&quot;;[.E574];0)*IF([.I574]&gt;1;1;0)" office:value-type="float" office:value="0">
            <text:p>0</text:p>
          </table:table-cell>
          <table:table-cell table:style-name="ce80" table:formula="of:=IF([.J574]=&quot;YES&quot;;1;0)*IF([.I574]&gt;1;1;0)" office:value-type="float" office:value="0">
            <text:p>0</text:p>
          </table:table-cell>
          <table:table-cell table:style-name="ce80" table:formula="of:=IF([.F574]=&quot;Diamond&quot;;1;0)*[.N574]*IF([.I574]&gt;1;1;0)" office:value-type="float" office:value="0">
            <text:p>0</text:p>
          </table:table-cell>
          <table:table-cell table:style-name="ce80" table:formula="of:=IF([.F574]=&quot;Moeller&quot;;1;0)*[.N574]*IF([.I574]&gt;1;1;0)" office:value-type="float" office:value="0">
            <text:p>0</text:p>
          </table:table-cell>
          <table:table-cell table:style-name="ce84" table:formula="of:=[.O574]*[.L574]" office:value-type="float" office:value="0">
            <text:p>0</text:p>
          </table:table-cell>
          <table:table-cell table:style-name="ce84" table:formula="of:=[.O574]*[.M574]" office:value-type="float" office:value="0">
            <text:p>0</text:p>
          </table:table-cell>
          <table:table-cell table:style-name="ce84" table:formula="of:=[.P574]*[.L574]" office:value-type="float" office:value="0">
            <text:p>0</text:p>
          </table:table-cell>
          <table:table-cell table:style-name="ce84" table:formula="of:=[.P574]*[.M574]" office:value-type="float" office:value="0">
            <text:p>0</text:p>
          </table:table-cell>
          <table:table-cell table:style-name="ce84" table:formula="of:=SUM([.N574:.P574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87" office:value-type="float" office:value="9178">
            <text:p>9178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18H46M00S">
            <text:p>18:46</text:p>
          </table:table-cell>
          <table:table-cell table:style-name="ce223" office:value-type="time" office:time-value="PT19H25M00S">
            <text:p>19:25</text:p>
          </table:table-cell>
          <table:table-cell table:style-name="ce308" table:formula="of:=([.D575]-[.C575])*24*60" office:value-type="float" office:value="39">
            <text:p>39</text:p>
          </table:table-cell>
          <table:table-cell table:style-name="ce37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75]=&quot;YES&quot;;[.I575];0)*IF([.I575]&gt;1;1;0)" office:value-type="float" office:value="8.9">
            <text:p>8,9</text:p>
          </table:table-cell>
          <table:table-cell table:style-name="ce443" table:formula="of:=IF([.J575]=&quot;YES&quot;;[.E575];0)*IF([.I575]&gt;1;1;0)" office:value-type="float" office:value="39">
            <text:p>39</text:p>
          </table:table-cell>
          <table:table-cell table:style-name="ce80" table:formula="of:=IF([.J575]=&quot;YES&quot;;1;0)*IF([.I575]&gt;1;1;0)" office:value-type="float" office:value="1">
            <text:p>1</text:p>
          </table:table-cell>
          <table:table-cell table:style-name="ce80" table:formula="of:=IF([.F575]=&quot;Diamond&quot;;1;0)*[.N575]*IF([.I575]&gt;1;1;0)" office:value-type="float" office:value="1">
            <text:p>1</text:p>
          </table:table-cell>
          <table:table-cell table:style-name="ce80" table:formula="of:=IF([.F575]=&quot;Moeller&quot;;1;0)*[.N575]*IF([.I575]&gt;1;1;0)" office:value-type="float" office:value="0">
            <text:p>0</text:p>
          </table:table-cell>
          <table:table-cell table:style-name="ce84" table:formula="of:=[.O575]*[.L575]" office:value-type="float" office:value="8.9">
            <text:p>8,9</text:p>
          </table:table-cell>
          <table:table-cell table:style-name="ce84" table:formula="of:=[.O575]*[.M575]" office:value-type="float" office:value="39">
            <text:p>39</text:p>
          </table:table-cell>
          <table:table-cell table:style-name="ce84" table:formula="of:=[.P575]*[.L575]" office:value-type="float" office:value="0">
            <text:p>0</text:p>
          </table:table-cell>
          <table:table-cell table:style-name="ce84" table:formula="of:=[.P575]*[.M575]" office:value-type="float" office:value="0">
            <text:p>0</text:p>
          </table:table-cell>
          <table:table-cell table:style-name="ce84" table:formula="of:=SUM([.N575:.P575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79">
            <text:p>9179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19H25M00S">
            <text:p>19:25</text:p>
          </table:table-cell>
          <table:table-cell table:style-name="ce223" office:value-type="time" office:time-value="PT20H05M00S">
            <text:p>20:05</text:p>
          </table:table-cell>
          <table:table-cell table:style-name="ce308" table:formula="of:=([.D576]-[.C576])*24*60" office:value-type="float" office:value="40">
            <text:p>40</text:p>
          </table:table-cell>
          <table:table-cell table:style-name="ce37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">
            <text:p>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76]=&quot;YES&quot;;[.I576];0)*IF([.I576]&gt;1;1;0)" office:value-type="float" office:value="9">
            <text:p>9</text:p>
          </table:table-cell>
          <table:table-cell table:style-name="ce443" table:formula="of:=IF([.J576]=&quot;YES&quot;;[.E576];0)*IF([.I576]&gt;1;1;0)" office:value-type="float" office:value="40">
            <text:p>40</text:p>
          </table:table-cell>
          <table:table-cell table:style-name="ce80" table:formula="of:=IF([.J576]=&quot;YES&quot;;1;0)*IF([.I576]&gt;1;1;0)" office:value-type="float" office:value="1">
            <text:p>1</text:p>
          </table:table-cell>
          <table:table-cell table:style-name="ce80" table:formula="of:=IF([.F576]=&quot;Diamond&quot;;1;0)*[.N576]*IF([.I576]&gt;1;1;0)" office:value-type="float" office:value="1">
            <text:p>1</text:p>
          </table:table-cell>
          <table:table-cell table:style-name="ce80" table:formula="of:=IF([.F576]=&quot;Moeller&quot;;1;0)*[.N576]*IF([.I576]&gt;1;1;0)" office:value-type="float" office:value="0">
            <text:p>0</text:p>
          </table:table-cell>
          <table:table-cell table:style-name="ce84" table:formula="of:=[.O576]*[.L576]" office:value-type="float" office:value="9">
            <text:p>9</text:p>
          </table:table-cell>
          <table:table-cell table:style-name="ce84" table:formula="of:=[.O576]*[.M576]" office:value-type="float" office:value="40">
            <text:p>40</text:p>
          </table:table-cell>
          <table:table-cell table:style-name="ce84" table:formula="of:=[.P576]*[.L576]" office:value-type="float" office:value="0">
            <text:p>0</text:p>
          </table:table-cell>
          <table:table-cell table:style-name="ce84" table:formula="of:=[.P576]*[.M576]" office:value-type="float" office:value="0">
            <text:p>0</text:p>
          </table:table-cell>
          <table:table-cell table:style-name="ce84" table:formula="of:=SUM([.N576:.P576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96" office:value-type="float" office:value="9180">
            <text:p>9180</text:p>
          </table:table-cell>
          <table:table-cell table:style-name="ce163" office:value-type="date" office:date-value="2015-05-21">
            <text:p>2015-05-21</text:p>
          </table:table-cell>
          <table:table-cell table:style-name="ce232" office:value-type="time" office:time-value="PT20H10M00S">
            <text:p>20:10</text:p>
          </table:table-cell>
          <table:table-cell table:style-name="ce232" office:value-type="time" office:time-value="PT20H51M00S">
            <text:p>20:51</text:p>
          </table:table-cell>
          <table:table-cell table:style-name="ce320" table:formula="of:=([.D577]-[.C577])*24*60" office:value-type="float" office:value="41">
            <text:p>41</text:p>
          </table:table-cell>
          <table:table-cell table:style-name="ce375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 office:value-type="string">
            <text:p><text:s/></text:p>
          </table:table-cell>
          <table:table-cell table:style-name="ce373" office:value-type="float" office:value="9.5">
            <text:p>9,5</text:p>
          </table:table-cell>
          <table:table-cell table:style-name="ce373" office:value-type="string">
            <text:p>YES</text:p>
          </table:table-cell>
          <table:table-cell table:style-name="ce431" office:value-type="string">
            <text:p>Ran with CBTaggTAPSPed</text:p>
          </table:table-cell>
          <table:table-cell table:style-name="ce451" table:formula="of:=IF([.J577]=&quot;YES&quot;;[.I577];0)*IF([.I577]&gt;1;1;0)" office:value-type="float" office:value="9.5">
            <text:p>9,5</text:p>
          </table:table-cell>
          <table:table-cell table:style-name="ce451" table:formula="of:=IF([.J577]=&quot;YES&quot;;[.E577];0)*IF([.I577]&gt;1;1;0)" office:value-type="float" office:value="41">
            <text:p>41</text:p>
          </table:table-cell>
          <table:table-cell table:style-name="ce80" table:formula="of:=IF([.J577]=&quot;YES&quot;;1;0)*IF([.I577]&gt;1;1;0)" office:value-type="float" office:value="1">
            <text:p>1</text:p>
          </table:table-cell>
          <table:table-cell table:style-name="ce80" table:formula="of:=IF([.F577]=&quot;Diamond&quot;;1;0)*[.N577]*IF([.I577]&gt;1;1;0)" office:value-type="float" office:value="0">
            <text:p>0</text:p>
          </table:table-cell>
          <table:table-cell table:style-name="ce80" table:formula="of:=IF([.F577]=&quot;Moeller&quot;;1;0)*[.N577]*IF([.I577]&gt;1;1;0)" office:value-type="float" office:value="1">
            <text:p>1</text:p>
          </table:table-cell>
          <table:table-cell table:style-name="ce84" table:formula="of:=[.O577]*[.L577]" office:value-type="float" office:value="0">
            <text:p>0</text:p>
          </table:table-cell>
          <table:table-cell table:style-name="ce84" table:formula="of:=[.O577]*[.M577]" office:value-type="float" office:value="0">
            <text:p>0</text:p>
          </table:table-cell>
          <table:table-cell table:style-name="ce84" table:formula="of:=[.P577]*[.L577]" office:value-type="float" office:value="9.5">
            <text:p>9,5</text:p>
          </table:table-cell>
          <table:table-cell table:style-name="ce84" table:formula="of:=[.P577]*[.M577]" office:value-type="float" office:value="41">
            <text:p>41</text:p>
          </table:table-cell>
          <table:table-cell table:style-name="ce84" table:formula="of:=SUM([.N577:.P577])" office:value-type="float" office:value="2">
            <text:p>2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96" office:value-type="float" office:value="9181">
            <text:p>9181</text:p>
          </table:table-cell>
          <table:table-cell table:style-name="ce163" office:value-type="date" office:date-value="2015-05-21">
            <text:p>2015-05-21</text:p>
          </table:table-cell>
          <table:table-cell table:style-name="ce232" office:value-type="time" office:time-value="PT20H51M00S">
            <text:p>20:51</text:p>
          </table:table-cell>
          <table:table-cell table:style-name="ce232" office:value-type="time" office:time-value="PT21H32M00S">
            <text:p>21:32</text:p>
          </table:table-cell>
          <table:table-cell table:style-name="ce320" table:formula="of:=([.D578]-[.C578])*24*60" office:value-type="float" office:value="41">
            <text:p>41</text:p>
          </table:table-cell>
          <table:table-cell table:style-name="ce375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 office:value-type="string">
            <text:p><text:s/></text:p>
          </table:table-cell>
          <table:table-cell table:style-name="ce373" office:value-type="float" office:value="9.5">
            <text:p>9,5</text:p>
          </table:table-cell>
          <table:table-cell table:style-name="ce373" office:value-type="string">
            <text:p>YES</text:p>
          </table:table-cell>
          <table:table-cell table:style-name="ce431" office:value-type="string">
            <text:p>Ran with CBTaggTAPSPed</text:p>
          </table:table-cell>
          <table:table-cell table:style-name="ce451" table:formula="of:=IF([.J578]=&quot;YES&quot;;[.I578];0)*IF([.I578]&gt;1;1;0)" office:value-type="float" office:value="9.5">
            <text:p>9,5</text:p>
          </table:table-cell>
          <table:table-cell table:style-name="ce451" table:formula="of:=IF([.J578]=&quot;YES&quot;;[.E578];0)*IF([.I578]&gt;1;1;0)" office:value-type="float" office:value="41">
            <text:p>41</text:p>
          </table:table-cell>
          <table:table-cell table:style-name="ce80" table:formula="of:=IF([.J578]=&quot;YES&quot;;1;0)*IF([.I578]&gt;1;1;0)" office:value-type="float" office:value="1">
            <text:p>1</text:p>
          </table:table-cell>
          <table:table-cell table:style-name="ce80" table:formula="of:=IF([.F578]=&quot;Diamond&quot;;1;0)*[.N578]*IF([.I578]&gt;1;1;0)" office:value-type="float" office:value="0">
            <text:p>0</text:p>
          </table:table-cell>
          <table:table-cell table:style-name="ce80" table:formula="of:=IF([.F578]=&quot;Moeller&quot;;1;0)*[.N578]*IF([.I578]&gt;1;1;0)" office:value-type="float" office:value="1">
            <text:p>1</text:p>
          </table:table-cell>
          <table:table-cell table:style-name="ce84" table:formula="of:=[.O578]*[.L578]" office:value-type="float" office:value="0">
            <text:p>0</text:p>
          </table:table-cell>
          <table:table-cell table:style-name="ce84" table:formula="of:=[.O578]*[.M578]" office:value-type="float" office:value="0">
            <text:p>0</text:p>
          </table:table-cell>
          <table:table-cell table:style-name="ce84" table:formula="of:=[.P578]*[.L578]" office:value-type="float" office:value="9.5">
            <text:p>9,5</text:p>
          </table:table-cell>
          <table:table-cell table:style-name="ce84" table:formula="of:=[.P578]*[.M578]" office:value-type="float" office:value="41">
            <text:p>41</text:p>
          </table:table-cell>
          <table:table-cell table:style-name="ce84" table:formula="of:=SUM([.N578:.P578])" office:value-type="float" office:value="2">
            <text:p>2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87" office:value-type="float" office:value="9182">
            <text:p>9182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21H37M00S">
            <text:p>21:37</text:p>
          </table:table-cell>
          <table:table-cell table:style-name="ce223" office:value-type="time" office:time-value="PT22H17M00S">
            <text:p>22:17</text:p>
          </table:table-cell>
          <table:table-cell table:style-name="ce308" table:formula="of:=([.D579]-[.C579])*24*60" office:value-type="float" office:value="39.9999999999999">
            <text:p>40</text:p>
          </table:table-cell>
          <table:table-cell table:style-name="ce37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79]=&quot;YES&quot;;[.I579];0)*IF([.I579]&gt;1;1;0)" office:value-type="float" office:value="8.9">
            <text:p>8,9</text:p>
          </table:table-cell>
          <table:table-cell table:style-name="ce443" table:formula="of:=IF([.J579]=&quot;YES&quot;;[.E579];0)*IF([.I579]&gt;1;1;0)" office:value-type="float" office:value="39.9999999999999">
            <text:p>39,9999999999999</text:p>
          </table:table-cell>
          <table:table-cell table:style-name="ce80" table:formula="of:=IF([.J579]=&quot;YES&quot;;1;0)*IF([.I579]&gt;1;1;0)" office:value-type="float" office:value="1">
            <text:p>1</text:p>
          </table:table-cell>
          <table:table-cell table:style-name="ce80" table:formula="of:=IF([.F579]=&quot;Diamond&quot;;1;0)*[.N579]*IF([.I579]&gt;1;1;0)" office:value-type="float" office:value="1">
            <text:p>1</text:p>
          </table:table-cell>
          <table:table-cell table:style-name="ce80" table:formula="of:=IF([.F579]=&quot;Moeller&quot;;1;0)*[.N579]*IF([.I579]&gt;1;1;0)" office:value-type="float" office:value="0">
            <text:p>0</text:p>
          </table:table-cell>
          <table:table-cell table:style-name="ce84" table:formula="of:=[.O579]*[.L579]" office:value-type="float" office:value="8.9">
            <text:p>8,9</text:p>
          </table:table-cell>
          <table:table-cell table:style-name="ce84" table:formula="of:=[.O579]*[.M579]" office:value-type="float" office:value="39.9999999999999">
            <text:p>39,9999999999999</text:p>
          </table:table-cell>
          <table:table-cell table:style-name="ce84" table:formula="of:=[.P579]*[.L579]" office:value-type="float" office:value="0">
            <text:p>0</text:p>
          </table:table-cell>
          <table:table-cell table:style-name="ce84" table:formula="of:=[.P579]*[.M579]" office:value-type="float" office:value="0">
            <text:p>0</text:p>
          </table:table-cell>
          <table:table-cell table:style-name="ce84" table:formula="of:=SUM([.N579:.P579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83">
            <text:p>9183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22H17M00S">
            <text:p>22:17</text:p>
          </table:table-cell>
          <table:table-cell table:style-name="ce223" office:value-type="time" office:time-value="PT22H59M00S">
            <text:p>22:59</text:p>
          </table:table-cell>
          <table:table-cell table:style-name="ce308" table:formula="of:=([.D580]-[.C580])*24*60" office:value-type="float" office:value="42">
            <text:p>42</text:p>
          </table:table-cell>
          <table:table-cell table:style-name="ce37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9.3">
            <text:p>9,3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80]=&quot;YES&quot;;[.I580];0)*IF([.I580]&gt;1;1;0)" office:value-type="float" office:value="9.3">
            <text:p>9,3</text:p>
          </table:table-cell>
          <table:table-cell table:style-name="ce443" table:formula="of:=IF([.J580]=&quot;YES&quot;;[.E580];0)*IF([.I580]&gt;1;1;0)" office:value-type="float" office:value="42">
            <text:p>42</text:p>
          </table:table-cell>
          <table:table-cell table:style-name="ce80" table:formula="of:=IF([.J580]=&quot;YES&quot;;1;0)*IF([.I580]&gt;1;1;0)" office:value-type="float" office:value="1">
            <text:p>1</text:p>
          </table:table-cell>
          <table:table-cell table:style-name="ce80" table:formula="of:=IF([.F580]=&quot;Diamond&quot;;1;0)*[.N580]*IF([.I580]&gt;1;1;0)" office:value-type="float" office:value="1">
            <text:p>1</text:p>
          </table:table-cell>
          <table:table-cell table:style-name="ce80" table:formula="of:=IF([.F580]=&quot;Moeller&quot;;1;0)*[.N580]*IF([.I580]&gt;1;1;0)" office:value-type="float" office:value="0">
            <text:p>0</text:p>
          </table:table-cell>
          <table:table-cell table:style-name="ce84" table:formula="of:=[.O580]*[.L580]" office:value-type="float" office:value="9.3">
            <text:p>9,3</text:p>
          </table:table-cell>
          <table:table-cell table:style-name="ce84" table:formula="of:=[.O580]*[.M580]" office:value-type="float" office:value="42">
            <text:p>42</text:p>
          </table:table-cell>
          <table:table-cell table:style-name="ce84" table:formula="of:=[.P580]*[.L580]" office:value-type="float" office:value="0">
            <text:p>0</text:p>
          </table:table-cell>
          <table:table-cell table:style-name="ce84" table:formula="of:=[.P580]*[.M580]" office:value-type="float" office:value="0">
            <text:p>0</text:p>
          </table:table-cell>
          <table:table-cell table:style-name="ce84" table:formula="of:=SUM([.N580:.P580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84">
            <text:p>9184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22H58M00S">
            <text:p>22:58</text:p>
          </table:table-cell>
          <table:table-cell table:style-name="ce223" office:value-type="time" office:time-value="PT23H37M00S">
            <text:p>23:37</text:p>
          </table:table-cell>
          <table:table-cell table:style-name="ce308" table:formula="of:=([.D581]-[.C581])*24*60" office:value-type="float" office:value="39.0000000000002">
            <text:p>39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.1">
            <text:p>9,1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81]=&quot;YES&quot;;[.I581];0)*IF([.I581]&gt;1;1;0)" office:value-type="float" office:value="9.1">
            <text:p>9,1</text:p>
          </table:table-cell>
          <table:table-cell table:style-name="ce443" table:formula="of:=IF([.J581]=&quot;YES&quot;;[.E581];0)*IF([.I581]&gt;1;1;0)" office:value-type="float" office:value="39.0000000000002">
            <text:p>39,0000000000002</text:p>
          </table:table-cell>
          <table:table-cell table:style-name="ce80" table:formula="of:=IF([.J581]=&quot;YES&quot;;1;0)*IF([.I581]&gt;1;1;0)" office:value-type="float" office:value="1">
            <text:p>1</text:p>
          </table:table-cell>
          <table:table-cell table:style-name="ce80" table:formula="of:=IF([.F581]=&quot;Diamond&quot;;1;0)*[.N581]*IF([.I581]&gt;1;1;0)" office:value-type="float" office:value="1">
            <text:p>1</text:p>
          </table:table-cell>
          <table:table-cell table:style-name="ce80" table:formula="of:=IF([.F581]=&quot;Moeller&quot;;1;0)*[.N581]*IF([.I581]&gt;1;1;0)" office:value-type="float" office:value="0">
            <text:p>0</text:p>
          </table:table-cell>
          <table:table-cell table:style-name="ce84" table:formula="of:=[.O581]*[.L581]" office:value-type="float" office:value="9.1">
            <text:p>9,1</text:p>
          </table:table-cell>
          <table:table-cell table:style-name="ce84" table:formula="of:=[.O581]*[.M581]" office:value-type="float" office:value="39.0000000000002">
            <text:p>39,0000000000002</text:p>
          </table:table-cell>
          <table:table-cell table:style-name="ce84" table:formula="of:=[.P581]*[.L581]" office:value-type="float" office:value="0">
            <text:p>0</text:p>
          </table:table-cell>
          <table:table-cell table:style-name="ce84" table:formula="of:=[.P581]*[.M581]" office:value-type="float" office:value="0">
            <text:p>0</text:p>
          </table:table-cell>
          <table:table-cell table:style-name="ce84" table:formula="of:=SUM([.N581:.P581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85">
            <text:p>9185</text:p>
          </table:table-cell>
          <table:table-cell table:style-name="ce149" office:value-type="date" office:date-value="2015-05-21">
            <text:p>2015-05-21</text:p>
          </table:table-cell>
          <table:table-cell table:style-name="ce223" office:value-type="time" office:time-value="PT23H37M00S">
            <text:p>23:37</text:p>
          </table:table-cell>
          <table:table-cell table:style-name="ce223" office:value-type="time" office:time-value="PT00H16M00S">
            <text:p>00:16</text:p>
          </table:table-cell>
          <table:table-cell table:style-name="ce308" office:value-type="float" office:value="39">
            <text:p>39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">
            <text:p>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82]=&quot;YES&quot;;[.I582];0)*IF([.I582]&gt;1;1;0)" office:value-type="float" office:value="9">
            <text:p>9</text:p>
          </table:table-cell>
          <table:table-cell table:style-name="ce443" table:formula="of:=IF([.J582]=&quot;YES&quot;;[.E582];0)*IF([.I582]&gt;1;1;0)" office:value-type="float" office:value="39">
            <text:p>39</text:p>
          </table:table-cell>
          <table:table-cell table:style-name="ce80" table:formula="of:=IF([.J582]=&quot;YES&quot;;1;0)*IF([.I582]&gt;1;1;0)" office:value-type="float" office:value="1">
            <text:p>1</text:p>
          </table:table-cell>
          <table:table-cell table:style-name="ce80" table:formula="of:=IF([.F582]=&quot;Diamond&quot;;1;0)*[.N582]*IF([.I582]&gt;1;1;0)" office:value-type="float" office:value="1">
            <text:p>1</text:p>
          </table:table-cell>
          <table:table-cell table:style-name="ce80" table:formula="of:=IF([.F582]=&quot;Moeller&quot;;1;0)*[.N582]*IF([.I582]&gt;1;1;0)" office:value-type="float" office:value="0">
            <text:p>0</text:p>
          </table:table-cell>
          <table:table-cell table:style-name="ce84" table:formula="of:=[.O582]*[.L582]" office:value-type="float" office:value="9">
            <text:p>9</text:p>
          </table:table-cell>
          <table:table-cell table:style-name="ce84" table:formula="of:=[.O582]*[.M582]" office:value-type="float" office:value="39">
            <text:p>39</text:p>
          </table:table-cell>
          <table:table-cell table:style-name="ce84" table:formula="of:=[.P582]*[.L582]" office:value-type="float" office:value="0">
            <text:p>0</text:p>
          </table:table-cell>
          <table:table-cell table:style-name="ce84" table:formula="of:=[.P582]*[.M582]" office:value-type="float" office:value="0">
            <text:p>0</text:p>
          </table:table-cell>
          <table:table-cell table:style-name="ce84" table:formula="of:=SUM([.N582:.P582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43" office:value-type="float" office:value="9186">
            <text:p>9186</text:p>
          </table:table-cell>
          <table:table-cell table:style-name="ce149" office:value-type="date" office:date-value="2015-05-22">
            <text:p>2015-05-22</text:p>
          </table:table-cell>
          <table:table-cell table:style-name="ce184" office:value-type="time" office:time-value="PT00H17M00S">
            <text:p>00:17</text:p>
          </table:table-cell>
          <table:table-cell table:style-name="ce184" office:value-type="time" office:time-value="PT00H18M00S">
            <text:p>00:18</text:p>
          </table:table-cell>
          <table:table-cell table:style-name="ce273" table:formula="of:=([.D583]-[.C583])*24*60" office:value-type="float" office:value="1">
            <text:p>1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164" office:value-type="string">
            <text:p>PERP</text:p>
          </table:table-cell>
          <table:table-cell table:style-name="ce164" office:value-type="float" office:value="0.02">
            <text:p>0,02</text:p>
          </table:table-cell>
          <table:table-cell table:style-name="ce164" office:value-type="string">
            <text:p>YES</text:p>
          </table:table-cell>
          <table:table-cell table:style-name="ce166" office:value-type="string">
            <text:p>Not changed to PARA, stopped after 1 min then switched</text:p>
          </table:table-cell>
          <table:table-cell table:style-name="ce395" table:formula="of:=IF([.J583]=&quot;YES&quot;;[.I583];0)*IF([.I583]&gt;1;1;0)" office:value-type="float" office:value="0">
            <text:p>0</text:p>
          </table:table-cell>
          <table:table-cell table:style-name="ce395" table:formula="of:=IF([.J583]=&quot;YES&quot;;[.E583];0)*IF([.I583]&gt;1;1;0)" office:value-type="float" office:value="0">
            <text:p>0</text:p>
          </table:table-cell>
          <table:table-cell table:style-name="ce80" table:formula="of:=IF([.J583]=&quot;YES&quot;;1;0)*IF([.I583]&gt;1;1;0)" office:value-type="float" office:value="0">
            <text:p>0</text:p>
          </table:table-cell>
          <table:table-cell table:style-name="ce80" table:formula="of:=IF([.F583]=&quot;Diamond&quot;;1;0)*[.N583]*IF([.I583]&gt;1;1;0)" office:value-type="float" office:value="0">
            <text:p>0</text:p>
          </table:table-cell>
          <table:table-cell table:style-name="ce80" table:formula="of:=IF([.F583]=&quot;Moeller&quot;;1;0)*[.N583]*IF([.I583]&gt;1;1;0)" office:value-type="float" office:value="0">
            <text:p>0</text:p>
          </table:table-cell>
          <table:table-cell table:style-name="ce84" table:formula="of:=[.O583]*[.L583]" office:value-type="float" office:value="0">
            <text:p>0</text:p>
          </table:table-cell>
          <table:table-cell table:style-name="ce84" table:formula="of:=[.O583]*[.M583]" office:value-type="float" office:value="0">
            <text:p>0</text:p>
          </table:table-cell>
          <table:table-cell table:style-name="ce84" table:formula="of:=[.P583]*[.L583]" office:value-type="float" office:value="0">
            <text:p>0</text:p>
          </table:table-cell>
          <table:table-cell table:style-name="ce84" table:formula="of:=[.P583]*[.M583]" office:value-type="float" office:value="0">
            <text:p>0</text:p>
          </table:table-cell>
          <table:table-cell table:style-name="ce84" table:formula="of:=SUM([.N583:.P583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87" office:value-type="float" office:value="9187">
            <text:p>9187</text:p>
          </table:table-cell>
          <table:table-cell table:style-name="ce149" office:value-type="date" office:date-value="2015-05-22">
            <text:p>2015-05-22</text:p>
          </table:table-cell>
          <table:table-cell table:style-name="ce223" office:value-type="time" office:time-value="PT00H20M00S">
            <text:p>00:20</text:p>
          </table:table-cell>
          <table:table-cell table:style-name="ce223" office:value-type="time" office:time-value="PT00H59M00S">
            <text:p>00:59</text:p>
          </table:table-cell>
          <table:table-cell table:style-name="ce308" table:formula="of:=([.D584]-[.C584])*24*60" office:value-type="float" office:value="39">
            <text:p>39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 office:value-type="string">
            <text:p>See Elog</text:p>
          </table:table-cell>
          <table:table-cell table:style-name="ce443" table:formula="of:=IF([.J584]=&quot;YES&quot;;[.I584];0)*IF([.I584]&gt;1;1;0)" office:value-type="float" office:value="8.9">
            <text:p>8,9</text:p>
          </table:table-cell>
          <table:table-cell table:style-name="ce443" table:formula="of:=IF([.J584]=&quot;YES&quot;;[.E584];0)*IF([.I584]&gt;1;1;0)" office:value-type="float" office:value="39">
            <text:p>39</text:p>
          </table:table-cell>
          <table:table-cell table:style-name="ce80" table:formula="of:=IF([.J584]=&quot;YES&quot;;1;0)*IF([.I584]&gt;1;1;0)" office:value-type="float" office:value="1">
            <text:p>1</text:p>
          </table:table-cell>
          <table:table-cell table:style-name="ce80" table:formula="of:=IF([.F584]=&quot;Diamond&quot;;1;0)*[.N584]*IF([.I584]&gt;1;1;0)" office:value-type="float" office:value="1">
            <text:p>1</text:p>
          </table:table-cell>
          <table:table-cell table:style-name="ce80" table:formula="of:=IF([.F584]=&quot;Moeller&quot;;1;0)*[.N584]*IF([.I584]&gt;1;1;0)" office:value-type="float" office:value="0">
            <text:p>0</text:p>
          </table:table-cell>
          <table:table-cell table:style-name="ce84" table:formula="of:=[.O584]*[.L584]" office:value-type="float" office:value="8.9">
            <text:p>8,9</text:p>
          </table:table-cell>
          <table:table-cell table:style-name="ce84" table:formula="of:=[.O584]*[.M584]" office:value-type="float" office:value="39">
            <text:p>39</text:p>
          </table:table-cell>
          <table:table-cell table:style-name="ce84" table:formula="of:=[.P584]*[.L584]" office:value-type="float" office:value="0">
            <text:p>0</text:p>
          </table:table-cell>
          <table:table-cell table:style-name="ce84" table:formula="of:=[.P584]*[.M584]" office:value-type="float" office:value="0">
            <text:p>0</text:p>
          </table:table-cell>
          <table:table-cell table:style-name="ce84" table:formula="of:=SUM([.N584:.P584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88">
            <text:p>9188</text:p>
          </table:table-cell>
          <table:table-cell table:style-name="ce149" office:value-type="date" office:date-value="2015-05-22">
            <text:p>2015-05-22</text:p>
          </table:table-cell>
          <table:table-cell table:style-name="ce223" office:value-type="time" office:time-value="PT01H01M00S">
            <text:p>01:01</text:p>
          </table:table-cell>
          <table:table-cell table:style-name="ce223" office:value-type="time" office:time-value="PT01H40M00S">
            <text:p>01:40</text:p>
          </table:table-cell>
          <table:table-cell table:style-name="ce308" table:formula="of:=([.D585]-[.C585])*24*60" office:value-type="float" office:value="39">
            <text:p>39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85]=&quot;YES&quot;;[.I585];0)*IF([.I585]&gt;1;1;0)" office:value-type="float" office:value="8.9">
            <text:p>8,9</text:p>
          </table:table-cell>
          <table:table-cell table:style-name="ce443" table:formula="of:=IF([.J585]=&quot;YES&quot;;[.E585];0)*IF([.I585]&gt;1;1;0)" office:value-type="float" office:value="39">
            <text:p>39</text:p>
          </table:table-cell>
          <table:table-cell table:style-name="ce80" table:formula="of:=IF([.J585]=&quot;YES&quot;;1;0)*IF([.I585]&gt;1;1;0)" office:value-type="float" office:value="1">
            <text:p>1</text:p>
          </table:table-cell>
          <table:table-cell table:style-name="ce80" table:formula="of:=IF([.F585]=&quot;Diamond&quot;;1;0)*[.N585]*IF([.I585]&gt;1;1;0)" office:value-type="float" office:value="1">
            <text:p>1</text:p>
          </table:table-cell>
          <table:table-cell table:style-name="ce80" table:formula="of:=IF([.F585]=&quot;Moeller&quot;;1;0)*[.N585]*IF([.I585]&gt;1;1;0)" office:value-type="float" office:value="0">
            <text:p>0</text:p>
          </table:table-cell>
          <table:table-cell table:style-name="ce84" table:formula="of:=[.O585]*[.L585]" office:value-type="float" office:value="8.9">
            <text:p>8,9</text:p>
          </table:table-cell>
          <table:table-cell table:style-name="ce84" table:formula="of:=[.O585]*[.M585]" office:value-type="float" office:value="39">
            <text:p>39</text:p>
          </table:table-cell>
          <table:table-cell table:style-name="ce84" table:formula="of:=[.P585]*[.L585]" office:value-type="float" office:value="0">
            <text:p>0</text:p>
          </table:table-cell>
          <table:table-cell table:style-name="ce84" table:formula="of:=[.P585]*[.M585]" office:value-type="float" office:value="0">
            <text:p>0</text:p>
          </table:table-cell>
          <table:table-cell table:style-name="ce84" table:formula="of:=SUM([.N585:.P585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89">
            <text:p>9189</text:p>
          </table:table-cell>
          <table:table-cell table:style-name="ce149" office:value-type="date" office:date-value="2015-05-22">
            <text:p>2015-05-22</text:p>
          </table:table-cell>
          <table:table-cell table:style-name="ce223" office:value-type="time" office:time-value="PT01H42M00S">
            <text:p>01:42</text:p>
          </table:table-cell>
          <table:table-cell table:style-name="ce223" office:value-type="time" office:time-value="PT02H21M00S">
            <text:p>02:21</text:p>
          </table:table-cell>
          <table:table-cell table:style-name="ce308" table:formula="of:=([.D586]-[.C586])*24*60" office:value-type="float" office:value="39">
            <text:p>39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">
            <text:p>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86]=&quot;YES&quot;;[.I586];0)*IF([.I586]&gt;1;1;0)" office:value-type="float" office:value="9">
            <text:p>9</text:p>
          </table:table-cell>
          <table:table-cell table:style-name="ce443" table:formula="of:=IF([.J586]=&quot;YES&quot;;[.E586];0)*IF([.I586]&gt;1;1;0)" office:value-type="float" office:value="39">
            <text:p>39</text:p>
          </table:table-cell>
          <table:table-cell table:style-name="ce80" table:formula="of:=IF([.J586]=&quot;YES&quot;;1;0)*IF([.I586]&gt;1;1;0)" office:value-type="float" office:value="1">
            <text:p>1</text:p>
          </table:table-cell>
          <table:table-cell table:style-name="ce80" table:formula="of:=IF([.F586]=&quot;Diamond&quot;;1;0)*[.N586]*IF([.I586]&gt;1;1;0)" office:value-type="float" office:value="1">
            <text:p>1</text:p>
          </table:table-cell>
          <table:table-cell table:style-name="ce80" table:formula="of:=IF([.F586]=&quot;Moeller&quot;;1;0)*[.N586]*IF([.I586]&gt;1;1;0)" office:value-type="float" office:value="0">
            <text:p>0</text:p>
          </table:table-cell>
          <table:table-cell table:style-name="ce84" table:formula="of:=[.O586]*[.L586]" office:value-type="float" office:value="9">
            <text:p>9</text:p>
          </table:table-cell>
          <table:table-cell table:style-name="ce84" table:formula="of:=[.O586]*[.M586]" office:value-type="float" office:value="39">
            <text:p>39</text:p>
          </table:table-cell>
          <table:table-cell table:style-name="ce84" table:formula="of:=[.P586]*[.L586]" office:value-type="float" office:value="0">
            <text:p>0</text:p>
          </table:table-cell>
          <table:table-cell table:style-name="ce84" table:formula="of:=[.P586]*[.M586]" office:value-type="float" office:value="0">
            <text:p>0</text:p>
          </table:table-cell>
          <table:table-cell table:style-name="ce84" table:formula="of:=SUM([.N586:.P586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90">
            <text:p>9190</text:p>
          </table:table-cell>
          <table:table-cell table:style-name="ce149" office:value-type="date" office:date-value="2015-05-22">
            <text:p>2015-05-22</text:p>
          </table:table-cell>
          <table:table-cell table:style-name="ce223" office:value-type="time" office:time-value="PT02H23M00S">
            <text:p>02:23</text:p>
          </table:table-cell>
          <table:table-cell table:style-name="ce223" office:value-type="time" office:time-value="PT03H03M00S">
            <text:p>03:03</text:p>
          </table:table-cell>
          <table:table-cell table:style-name="ce308" table:formula="of:=([.D587]-[.C587])*24*60" office:value-type="float" office:value="40">
            <text:p>40</text:p>
          </table:table-cell>
          <table:table-cell table:style-name="ce36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364" office:value-type="float" office:value="9">
            <text:p>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87]=&quot;YES&quot;;[.I587];0)*IF([.I587]&gt;1;1;0)" office:value-type="float" office:value="9">
            <text:p>9</text:p>
          </table:table-cell>
          <table:table-cell table:style-name="ce443" table:formula="of:=IF([.J587]=&quot;YES&quot;;[.E587];0)*IF([.I587]&gt;1;1;0)" office:value-type="float" office:value="40">
            <text:p>40</text:p>
          </table:table-cell>
          <table:table-cell table:style-name="ce80" table:formula="of:=IF([.J587]=&quot;YES&quot;;1;0)*IF([.I587]&gt;1;1;0)" office:value-type="float" office:value="1">
            <text:p>1</text:p>
          </table:table-cell>
          <table:table-cell table:style-name="ce80" table:formula="of:=IF([.F587]=&quot;Diamond&quot;;1;0)*[.N587]*IF([.I587]&gt;1;1;0)" office:value-type="float" office:value="1">
            <text:p>1</text:p>
          </table:table-cell>
          <table:table-cell table:style-name="ce80" table:formula="of:=IF([.F587]=&quot;Moeller&quot;;1;0)*[.N587]*IF([.I587]&gt;1;1;0)" office:value-type="float" office:value="0">
            <text:p>0</text:p>
          </table:table-cell>
          <table:table-cell table:style-name="ce84" table:formula="of:=[.O587]*[.L587]" office:value-type="float" office:value="9">
            <text:p>9</text:p>
          </table:table-cell>
          <table:table-cell table:style-name="ce84" table:formula="of:=[.O587]*[.M587]" office:value-type="float" office:value="40">
            <text:p>40</text:p>
          </table:table-cell>
          <table:table-cell table:style-name="ce84" table:formula="of:=[.P587]*[.L587]" office:value-type="float" office:value="0">
            <text:p>0</text:p>
          </table:table-cell>
          <table:table-cell table:style-name="ce84" table:formula="of:=[.P587]*[.M587]" office:value-type="float" office:value="0">
            <text:p>0</text:p>
          </table:table-cell>
          <table:table-cell table:style-name="ce84" table:formula="of:=SUM([.N587:.P587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96" office:value-type="float" office:value="9191">
            <text:p>9191</text:p>
          </table:table-cell>
          <table:table-cell table:style-name="ce163" office:value-type="date" office:date-value="2015-05-22">
            <text:p>2015-05-22</text:p>
          </table:table-cell>
          <table:table-cell table:style-name="ce232" office:value-type="time" office:time-value="PT03H12M00S">
            <text:p>03:12</text:p>
          </table:table-cell>
          <table:table-cell table:style-name="ce232" office:value-type="time" office:time-value="PT03H52M00S">
            <text:p>03:52</text:p>
          </table:table-cell>
          <table:table-cell table:style-name="ce320" table:formula="of:=([.D588]-[.C588])*24*60" office:value-type="float" office:value="40">
            <text:p>40</text:p>
          </table:table-cell>
          <table:table-cell table:style-name="ce373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/>
          <table:table-cell table:style-name="ce373" office:value-type="float" office:value="8.9">
            <text:p>8,9</text:p>
          </table:table-cell>
          <table:table-cell table:style-name="ce373" office:value-type="string">
            <text:p>YES</text:p>
          </table:table-cell>
          <table:table-cell table:style-name="ce431"/>
          <table:table-cell table:style-name="ce451" table:formula="of:=IF([.J588]=&quot;YES&quot;;[.I588];0)*IF([.I588]&gt;1;1;0)" office:value-type="float" office:value="8.9">
            <text:p>8,9</text:p>
          </table:table-cell>
          <table:table-cell table:style-name="ce451" table:formula="of:=IF([.J588]=&quot;YES&quot;;[.E588];0)*IF([.I588]&gt;1;1;0)" office:value-type="float" office:value="40">
            <text:p>40</text:p>
          </table:table-cell>
          <table:table-cell table:style-name="ce80" table:formula="of:=IF([.J588]=&quot;YES&quot;;1;0)*IF([.I588]&gt;1;1;0)" office:value-type="float" office:value="1">
            <text:p>1</text:p>
          </table:table-cell>
          <table:table-cell table:style-name="ce80" table:formula="of:=IF([.F588]=&quot;Diamond&quot;;1;0)*[.N588]*IF([.I588]&gt;1;1;0)" office:value-type="float" office:value="0">
            <text:p>0</text:p>
          </table:table-cell>
          <table:table-cell table:style-name="ce80" table:formula="of:=IF([.F588]=&quot;Moeller&quot;;1;0)*[.N588]*IF([.I588]&gt;1;1;0)" office:value-type="float" office:value="1">
            <text:p>1</text:p>
          </table:table-cell>
          <table:table-cell table:style-name="ce84" table:formula="of:=[.O588]*[.L588]" office:value-type="float" office:value="0">
            <text:p>0</text:p>
          </table:table-cell>
          <table:table-cell table:style-name="ce84" table:formula="of:=[.O588]*[.M588]" office:value-type="float" office:value="0">
            <text:p>0</text:p>
          </table:table-cell>
          <table:table-cell table:style-name="ce84" table:formula="of:=[.P588]*[.L588]" office:value-type="float" office:value="8.9">
            <text:p>8,9</text:p>
          </table:table-cell>
          <table:table-cell table:style-name="ce84" table:formula="of:=[.P588]*[.M588]" office:value-type="float" office:value="40">
            <text:p>40</text:p>
          </table:table-cell>
          <table:table-cell table:style-name="ce84" table:formula="of:=SUM([.N588:.P588])" office:value-type="float" office:value="2">
            <text:p>2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96" office:value-type="float" office:value="9192">
            <text:p>9192</text:p>
          </table:table-cell>
          <table:table-cell table:style-name="ce163" office:value-type="date" office:date-value="2015-05-22">
            <text:p>2015-05-22</text:p>
          </table:table-cell>
          <table:table-cell table:style-name="ce232" office:value-type="time" office:time-value="PT03H53M00S">
            <text:p>03:53</text:p>
          </table:table-cell>
          <table:table-cell table:style-name="ce232" office:value-type="time" office:time-value="PT04H34M00S">
            <text:p>04:34</text:p>
          </table:table-cell>
          <table:table-cell table:style-name="ce320" table:formula="of:=([.D589]-[.C589])*24*60" office:value-type="float" office:value="41">
            <text:p>41</text:p>
          </table:table-cell>
          <table:table-cell table:style-name="ce373" office:value-type="string">
            <text:p>Moeller</text:p>
          </table:table-cell>
          <table:table-cell table:style-name="ce373" office:value-type="float" office:value="750">
            <text:p>750</text:p>
          </table:table-cell>
          <table:table-cell table:style-name="ce373"/>
          <table:table-cell table:style-name="ce373" office:value-type="float" office:value="8.9">
            <text:p>8,9</text:p>
          </table:table-cell>
          <table:table-cell table:style-name="ce373" office:value-type="string">
            <text:p>YES</text:p>
          </table:table-cell>
          <table:table-cell table:style-name="ce431"/>
          <table:table-cell table:style-name="ce451" table:formula="of:=IF([.J589]=&quot;YES&quot;;[.I589];0)*IF([.I589]&gt;1;1;0)" office:value-type="float" office:value="8.9">
            <text:p>8,9</text:p>
          </table:table-cell>
          <table:table-cell table:style-name="ce451" table:formula="of:=IF([.J589]=&quot;YES&quot;;[.E589];0)*IF([.I589]&gt;1;1;0)" office:value-type="float" office:value="41">
            <text:p>41</text:p>
          </table:table-cell>
          <table:table-cell table:style-name="ce80" table:formula="of:=IF([.J589]=&quot;YES&quot;;1;0)*IF([.I589]&gt;1;1;0)" office:value-type="float" office:value="1">
            <text:p>1</text:p>
          </table:table-cell>
          <table:table-cell table:style-name="ce80" table:formula="of:=IF([.F589]=&quot;Diamond&quot;;1;0)*[.N589]*IF([.I589]&gt;1;1;0)" office:value-type="float" office:value="0">
            <text:p>0</text:p>
          </table:table-cell>
          <table:table-cell table:style-name="ce80" table:formula="of:=IF([.F589]=&quot;Moeller&quot;;1;0)*[.N589]*IF([.I589]&gt;1;1;0)" office:value-type="float" office:value="1">
            <text:p>1</text:p>
          </table:table-cell>
          <table:table-cell table:style-name="ce84" table:formula="of:=[.O589]*[.L589]" office:value-type="float" office:value="0">
            <text:p>0</text:p>
          </table:table-cell>
          <table:table-cell table:style-name="ce84" table:formula="of:=[.O589]*[.M589]" office:value-type="float" office:value="0">
            <text:p>0</text:p>
          </table:table-cell>
          <table:table-cell table:style-name="ce84" table:formula="of:=[.P589]*[.L589]" office:value-type="float" office:value="8.9">
            <text:p>8,9</text:p>
          </table:table-cell>
          <table:table-cell table:style-name="ce84" table:formula="of:=[.P589]*[.M589]" office:value-type="float" office:value="41">
            <text:p>41</text:p>
          </table:table-cell>
          <table:table-cell table:style-name="ce84" table:formula="of:=SUM([.N589:.P589])" office:value-type="float" office:value="2">
            <text:p>2</text:p>
          </table:table-cell>
          <table:table-cell table:style-name="ce467" table:number-columns-repeated="993"/>
          <table:table-cell table:style-name="ce533" table:number-columns-repeated="9"/>
          <table:table-cell table:style-name="ce375"/>
        </table:table-row>
        <table:table-row table:style-name="ro4">
          <table:table-cell table:style-name="ce87" office:value-type="float" office:value="9193">
            <text:p>9193</text:p>
          </table:table-cell>
          <table:table-cell table:style-name="ce149" office:value-type="date" office:date-value="2015-05-22">
            <text:p>2015-05-22</text:p>
          </table:table-cell>
          <table:table-cell table:style-name="ce223" office:value-type="time" office:time-value="PT04H41M00S">
            <text:p>04:41</text:p>
          </table:table-cell>
          <table:table-cell table:style-name="ce223" office:value-type="time" office:time-value="PT05H21M00S">
            <text:p>05:21</text:p>
          </table:table-cell>
          <table:table-cell table:style-name="ce308" table:formula="of:=([.D590]-[.C590])*24*60" office:value-type="float" office:value="40">
            <text:p>40</text:p>
          </table:table-cell>
          <table:table-cell table:style-name="ce37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90]=&quot;YES&quot;;[.I590];0)*IF([.I590]&gt;1;1;0)" office:value-type="float" office:value="8.9">
            <text:p>8,9</text:p>
          </table:table-cell>
          <table:table-cell table:style-name="ce443" table:formula="of:=IF([.J590]=&quot;YES&quot;;[.E590];0)*IF([.I590]&gt;1;1;0)" office:value-type="float" office:value="40">
            <text:p>40</text:p>
          </table:table-cell>
          <table:table-cell table:style-name="ce80" table:formula="of:=IF([.J590]=&quot;YES&quot;;1;0)*IF([.I590]&gt;1;1;0)" office:value-type="float" office:value="1">
            <text:p>1</text:p>
          </table:table-cell>
          <table:table-cell table:style-name="ce80" table:formula="of:=IF([.F590]=&quot;Diamond&quot;;1;0)*[.N590]*IF([.I590]&gt;1;1;0)" office:value-type="float" office:value="1">
            <text:p>1</text:p>
          </table:table-cell>
          <table:table-cell table:style-name="ce80" table:formula="of:=IF([.F590]=&quot;Moeller&quot;;1;0)*[.N590]*IF([.I590]&gt;1;1;0)" office:value-type="float" office:value="0">
            <text:p>0</text:p>
          </table:table-cell>
          <table:table-cell table:style-name="ce84" table:formula="of:=[.O590]*[.L590]" office:value-type="float" office:value="8.9">
            <text:p>8,9</text:p>
          </table:table-cell>
          <table:table-cell table:style-name="ce84" table:formula="of:=[.O590]*[.M590]" office:value-type="float" office:value="40">
            <text:p>40</text:p>
          </table:table-cell>
          <table:table-cell table:style-name="ce84" table:formula="of:=[.P590]*[.L590]" office:value-type="float" office:value="0">
            <text:p>0</text:p>
          </table:table-cell>
          <table:table-cell table:style-name="ce84" table:formula="of:=[.P590]*[.M590]" office:value-type="float" office:value="0">
            <text:p>0</text:p>
          </table:table-cell>
          <table:table-cell table:style-name="ce84" table:formula="of:=SUM([.N590:.P590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87" office:value-type="float" office:value="9194">
            <text:p>9194</text:p>
          </table:table-cell>
          <table:table-cell table:style-name="ce149" office:value-type="date" office:date-value="2015-05-22">
            <text:p>2015-05-22</text:p>
          </table:table-cell>
          <table:table-cell table:style-name="ce223" office:value-type="time" office:time-value="PT05H23M00S">
            <text:p>05:23</text:p>
          </table:table-cell>
          <table:table-cell table:style-name="ce223" office:value-type="time" office:time-value="PT06H03M00S">
            <text:p>06:03</text:p>
          </table:table-cell>
          <table:table-cell table:style-name="ce308" table:formula="of:=([.D591]-[.C591])*24*60" office:value-type="float" office:value="40">
            <text:p>40</text:p>
          </table:table-cell>
          <table:table-cell table:style-name="ce374" office:value-type="string">
            <text:p>Diamond</text:p>
          </table:table-cell>
          <table:table-cell table:style-name="ce364" office:value-type="float" office:value="750">
            <text:p>750</text:p>
          </table:table-cell>
          <table:table-cell table:style-name="ce364" office:value-type="string">
            <text:p>PARA</text:p>
          </table:table-cell>
          <table:table-cell table:style-name="ce364" office:value-type="float" office:value="8.9">
            <text:p>8,9</text:p>
          </table:table-cell>
          <table:table-cell table:style-name="ce364" office:value-type="string">
            <text:p>YES</text:p>
          </table:table-cell>
          <table:table-cell table:style-name="ce371"/>
          <table:table-cell table:style-name="ce443" table:formula="of:=IF([.J591]=&quot;YES&quot;;[.I591];0)*IF([.I591]&gt;1;1;0)" office:value-type="float" office:value="8.9">
            <text:p>8,9</text:p>
          </table:table-cell>
          <table:table-cell table:style-name="ce443" table:formula="of:=IF([.J591]=&quot;YES&quot;;[.E591];0)*IF([.I591]&gt;1;1;0)" office:value-type="float" office:value="40">
            <text:p>40</text:p>
          </table:table-cell>
          <table:table-cell table:style-name="ce80" table:formula="of:=IF([.J591]=&quot;YES&quot;;1;0)*IF([.I591]&gt;1;1;0)" office:value-type="float" office:value="1">
            <text:p>1</text:p>
          </table:table-cell>
          <table:table-cell table:style-name="ce80" table:formula="of:=IF([.F591]=&quot;Diamond&quot;;1;0)*[.N591]*IF([.I591]&gt;1;1;0)" office:value-type="float" office:value="1">
            <text:p>1</text:p>
          </table:table-cell>
          <table:table-cell table:style-name="ce80" table:formula="of:=IF([.F591]=&quot;Moeller&quot;;1;0)*[.N591]*IF([.I591]&gt;1;1;0)" office:value-type="float" office:value="0">
            <text:p>0</text:p>
          </table:table-cell>
          <table:table-cell table:style-name="ce84" table:formula="of:=[.O591]*[.L591]" office:value-type="float" office:value="8.9">
            <text:p>8,9</text:p>
          </table:table-cell>
          <table:table-cell table:style-name="ce84" table:formula="of:=[.O591]*[.M591]" office:value-type="float" office:value="40">
            <text:p>40</text:p>
          </table:table-cell>
          <table:table-cell table:style-name="ce84" table:formula="of:=[.P591]*[.L591]" office:value-type="float" office:value="0">
            <text:p>0</text:p>
          </table:table-cell>
          <table:table-cell table:style-name="ce84" table:formula="of:=[.P591]*[.M591]" office:value-type="float" office:value="0">
            <text:p>0</text:p>
          </table:table-cell>
          <table:table-cell table:style-name="ce84" table:formula="of:=SUM([.N591:.P591])" office:value-type="float" office:value="2">
            <text:p>2</text:p>
          </table:table-cell>
          <table:table-cell table:style-name="ce84" table:number-columns-repeated="993"/>
          <table:table-cell table:style-name="ce512" table:number-columns-repeated="9"/>
          <table:table-cell table:style-name="ce374"/>
        </table:table-row>
        <table:table-row table:style-name="ro4">
          <table:table-cell table:style-name="ce43" office:value-type="float" office:value="9195">
            <text:p>9195</text:p>
          </table:table-cell>
          <table:table-cell table:style-name="ce149" office:value-type="date" office:date-value="2015-05-22">
            <text:p>2015-05-22</text:p>
          </table:table-cell>
          <table:table-cell table:style-name="ce184" office:value-type="time" office:time-value="PT06H04M00S">
            <text:p>06:04</text:p>
          </table:table-cell>
          <table:table-cell table:style-name="ce184" office:value-type="time" office:time-value="PT06H31M00S">
            <text:p>06:31</text:p>
          </table:table-cell>
          <table:table-cell table:style-name="ce273" table:formula="of:=([.D592]-[.C592])*24*60" office:value-type="float" office:value="27">
            <text:p>27</text:p>
          </table:table-cell>
          <table:table-cell table:style-name="ce351" office:value-type="string">
            <text:p>Diamond</text:p>
          </table:table-cell>
          <table:table-cell table:style-name="ce351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164" office:value-type="float" office:value="5.9">
            <text:p>5,9</text:p>
          </table:table-cell>
          <table:table-cell table:style-name="ce164" office:value-type="string">
            <text:p>MAYBE</text:p>
          </table:table-cell>
          <table:table-cell table:style-name="ce166" office:value-type="string">
            <text:p>Total livetime dropped down to 45% suddenly. Run stopped early.</text:p>
          </table:table-cell>
          <table:table-cell table:style-name="ce395" table:formula="of:=IF([.J592]=&quot;YES&quot;;[.I592];0)*IF([.I592]&gt;1;1;0)" office:value-type="float" office:value="0">
            <text:p>0</text:p>
          </table:table-cell>
          <table:table-cell table:style-name="ce395" table:formula="of:=IF([.J592]=&quot;YES&quot;;[.E592];0)*IF([.I592]&gt;1;1;0)" office:value-type="float" office:value="0">
            <text:p>0</text:p>
          </table:table-cell>
          <table:table-cell table:style-name="ce80" table:formula="of:=IF([.J592]=&quot;YES&quot;;1;0)*IF([.I592]&gt;1;1;0)" office:value-type="float" office:value="0">
            <text:p>0</text:p>
          </table:table-cell>
          <table:table-cell table:style-name="ce80" table:formula="of:=IF([.F592]=&quot;Diamond&quot;;1;0)*[.N592]*IF([.I592]&gt;1;1;0)" office:value-type="float" office:value="0">
            <text:p>0</text:p>
          </table:table-cell>
          <table:table-cell table:style-name="ce80" table:formula="of:=IF([.F592]=&quot;Moeller&quot;;1;0)*[.N592]*IF([.I592]&gt;1;1;0)" office:value-type="float" office:value="0">
            <text:p>0</text:p>
          </table:table-cell>
          <table:table-cell table:style-name="ce84" table:formula="of:=[.O592]*[.L592]" office:value-type="float" office:value="0">
            <text:p>0</text:p>
          </table:table-cell>
          <table:table-cell table:style-name="ce84" table:formula="of:=[.O592]*[.M592]" office:value-type="float" office:value="0">
            <text:p>0</text:p>
          </table:table-cell>
          <table:table-cell table:style-name="ce84" table:formula="of:=[.P592]*[.L592]" office:value-type="float" office:value="0">
            <text:p>0</text:p>
          </table:table-cell>
          <table:table-cell table:style-name="ce84" table:formula="of:=[.P592]*[.M592]" office:value-type="float" office:value="0">
            <text:p>0</text:p>
          </table:table-cell>
          <table:table-cell table:style-name="ce84" table:formula="of:=SUM([.N592:.P592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196">
            <text:p>9196</text:p>
          </table:table-cell>
          <table:table-cell table:style-name="ce149" office:value-type="date" office:date-value="2015-05-22">
            <text:p>2015-05-22</text:p>
          </table:table-cell>
          <table:table-cell table:number-columns-repeated="2" table:style-name="ce184" office:value-type="string">
            <text:p>---------------</text:p>
          </table:table-cell>
          <table:table-cell table:style-name="ce273" office:value-type="string">
            <text:p>N/a</text:p>
          </table:table-cell>
          <table:table-cell table:style-name="ce351" office:value-type="string">
            <text:p>DIamond</text:p>
          </table:table-cell>
          <table:table-cell table:style-name="ce351" office:value-type="float" office:value="750">
            <text:p>750</text:p>
          </table:table-cell>
          <table:table-cell table:style-name="ce364" office:value-type="string">
            <text:p>PERP</text:p>
          </table:table-cell>
          <table:table-cell table:style-name="ce164"/>
          <table:table-cell table:style-name="ce164" office:value-type="string">
            <text:p>NO</text:p>
          </table:table-cell>
          <table:table-cell table:style-name="ce432" office:value-type="string" table:number-columns-spanned="1" table:number-rows-spanned="3">
            <text:p>Attempting to restart to resolve live time issue</text:p>
          </table:table-cell>
          <table:table-cell table:style-name="ce395" table:formula="of:=IF([.J593]=&quot;YES&quot;;[.I593];0)*IF([.I593]&gt;1;1;0)" office:value-type="float" office:value="0">
            <text:p>0</text:p>
          </table:table-cell>
          <table:table-cell table:style-name="ce395" table:formula="of:=IF([.J593]=&quot;YES&quot;;[.E593];0)*IF([.I593]&gt;1;1;0)" office:value-type="float" office:value="0">
            <text:p>0</text:p>
          </table:table-cell>
          <table:table-cell table:style-name="ce80" table:formula="of:=IF([.J593]=&quot;YES&quot;;1;0)*IF([.I593]&gt;1;1;0)" office:value-type="float" office:value="0">
            <text:p>0</text:p>
          </table:table-cell>
          <table:table-cell table:style-name="ce80" table:formula="of:=IF([.F593]=&quot;Diamond&quot;;1;0)*[.N593]*IF([.I593]&gt;1;1;0)" office:value-type="float" office:value="0">
            <text:p>0</text:p>
          </table:table-cell>
          <table:table-cell table:style-name="ce80" table:formula="of:=IF([.F593]=&quot;Moeller&quot;;1;0)*[.N593]*IF([.I593]&gt;1;1;0)" office:value-type="float" office:value="0">
            <text:p>0</text:p>
          </table:table-cell>
          <table:table-cell table:style-name="ce84" table:formula="of:=[.O593]*[.L593]" office:value-type="float" office:value="0">
            <text:p>0</text:p>
          </table:table-cell>
          <table:table-cell table:style-name="ce84" table:formula="of:=[.O593]*[.M593]" office:value-type="float" office:value="0">
            <text:p>0</text:p>
          </table:table-cell>
          <table:table-cell table:style-name="ce84" table:formula="of:=[.P593]*[.L593]" office:value-type="float" office:value="0">
            <text:p>0</text:p>
          </table:table-cell>
          <table:table-cell table:style-name="ce84" table:formula="of:=[.P593]*[.M593]" office:value-type="float" office:value="0">
            <text:p>0</text:p>
          </table:table-cell>
          <table:table-cell table:style-name="ce84" table:formula="of:=SUM([.N593:.P593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197">
            <text:p>9197</text:p>
          </table:table-cell>
          <table:table-cell table:style-name="ce149" office:value-type="date" office:date-value="2015-05-22">
            <text:p>2015-05-22</text:p>
          </table:table-cell>
          <table:table-cell table:number-columns-repeated="2" table:style-name="ce184" office:value-type="string">
            <text:p>---------------</text:p>
          </table:table-cell>
          <table:table-cell table:style-name="ce273" office:value-type="string">
            <text:p>N/a</text:p>
          </table:table-cell>
          <table:table-cell table:style-name="ce351" office:value-type="string">
            <text:p>DIamond</text:p>
          </table:table-cell>
          <table:table-cell table:style-name="ce351" office:value-type="float" office:value="750">
            <text:p>750</text:p>
          </table:table-cell>
          <table:table-cell table:style-name="ce164" office:value-type="string">
            <text:p>PERP</text:p>
          </table:table-cell>
          <table:table-cell table:style-name="ce164"/>
          <table:table-cell table:style-name="ce164" office:value-type="string">
            <text:p>NO</text:p>
          </table:table-cell>
          <table:covered-table-cell table:style-name="ce166"/>
          <table:table-cell table:style-name="ce395" table:formula="of:=IF([.J594]=&quot;YES&quot;;[.I594];0)*IF([.I594]&gt;1;1;0)" office:value-type="float" office:value="0">
            <text:p>0</text:p>
          </table:table-cell>
          <table:table-cell table:style-name="ce395" table:formula="of:=IF([.J594]=&quot;YES&quot;;[.E594];0)*IF([.I594]&gt;1;1;0)" office:value-type="float" office:value="0">
            <text:p>0</text:p>
          </table:table-cell>
          <table:table-cell table:style-name="ce80" table:formula="of:=IF([.J594]=&quot;YES&quot;;1;0)*IF([.I594]&gt;1;1;0)" office:value-type="float" office:value="0">
            <text:p>0</text:p>
          </table:table-cell>
          <table:table-cell table:style-name="ce80" table:formula="of:=IF([.F594]=&quot;Diamond&quot;;1;0)*[.N594]*IF([.I594]&gt;1;1;0)" office:value-type="float" office:value="0">
            <text:p>0</text:p>
          </table:table-cell>
          <table:table-cell table:style-name="ce80" table:formula="of:=IF([.F594]=&quot;Moeller&quot;;1;0)*[.N594]*IF([.I594]&gt;1;1;0)" office:value-type="float" office:value="0">
            <text:p>0</text:p>
          </table:table-cell>
          <table:table-cell table:style-name="ce84" table:formula="of:=[.O594]*[.L594]" office:value-type="float" office:value="0">
            <text:p>0</text:p>
          </table:table-cell>
          <table:table-cell table:style-name="ce84" table:formula="of:=[.O594]*[.M594]" office:value-type="float" office:value="0">
            <text:p>0</text:p>
          </table:table-cell>
          <table:table-cell table:style-name="ce84" table:formula="of:=[.P594]*[.L594]" office:value-type="float" office:value="0">
            <text:p>0</text:p>
          </table:table-cell>
          <table:table-cell table:style-name="ce84" table:formula="of:=[.P594]*[.M594]" office:value-type="float" office:value="0">
            <text:p>0</text:p>
          </table:table-cell>
          <table:table-cell table:style-name="ce84" table:formula="of:=SUM([.N594:.P594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198">
            <text:p>9198</text:p>
          </table:table-cell>
          <table:table-cell table:style-name="ce149" office:value-type="date" office:date-value="2015-05-22">
            <text:p>2015-05-22</text:p>
          </table:table-cell>
          <table:table-cell table:number-columns-repeated="2" table:style-name="ce184" office:value-type="string">
            <text:p>---------------</text:p>
          </table:table-cell>
          <table:table-cell table:style-name="ce273" office:value-type="string">
            <text:p>N/a</text:p>
          </table:table-cell>
          <table:table-cell table:style-name="ce351" office:value-type="string">
            <text:p>DIamond</text:p>
          </table:table-cell>
          <table:table-cell table:style-name="ce351" office:value-type="float" office:value="750">
            <text:p>750</text:p>
          </table:table-cell>
          <table:table-cell table:style-name="ce164" office:value-type="string">
            <text:p>PERP</text:p>
          </table:table-cell>
          <table:table-cell table:style-name="ce164"/>
          <table:table-cell table:style-name="ce164" office:value-type="string">
            <text:p>NO</text:p>
          </table:table-cell>
          <table:covered-table-cell table:style-name="ce166"/>
          <table:table-cell table:style-name="ce395" table:formula="of:=IF([.J595]=&quot;YES&quot;;[.I595];0)*IF([.I595]&gt;1;1;0)" office:value-type="float" office:value="0">
            <text:p>0</text:p>
          </table:table-cell>
          <table:table-cell table:style-name="ce395" table:formula="of:=IF([.J595]=&quot;YES&quot;;[.E595];0)*IF([.I595]&gt;1;1;0)" office:value-type="float" office:value="0">
            <text:p>0</text:p>
          </table:table-cell>
          <table:table-cell table:style-name="ce80" table:formula="of:=IF([.J595]=&quot;YES&quot;;1;0)*IF([.I595]&gt;1;1;0)" office:value-type="float" office:value="0">
            <text:p>0</text:p>
          </table:table-cell>
          <table:table-cell table:style-name="ce80" table:formula="of:=IF([.F595]=&quot;Diamond&quot;;1;0)*[.N595]*IF([.I595]&gt;1;1;0)" office:value-type="float" office:value="0">
            <text:p>0</text:p>
          </table:table-cell>
          <table:table-cell table:style-name="ce80" table:formula="of:=IF([.F595]=&quot;Moeller&quot;;1;0)*[.N595]*IF([.I595]&gt;1;1;0)" office:value-type="float" office:value="0">
            <text:p>0</text:p>
          </table:table-cell>
          <table:table-cell table:style-name="ce84" table:formula="of:=[.O595]*[.L595]" office:value-type="float" office:value="0">
            <text:p>0</text:p>
          </table:table-cell>
          <table:table-cell table:style-name="ce84" table:formula="of:=[.O595]*[.M595]" office:value-type="float" office:value="0">
            <text:p>0</text:p>
          </table:table-cell>
          <table:table-cell table:style-name="ce84" table:formula="of:=[.P595]*[.L595]" office:value-type="float" office:value="0">
            <text:p>0</text:p>
          </table:table-cell>
          <table:table-cell table:style-name="ce84" table:formula="of:=[.P595]*[.M595]" office:value-type="float" office:value="0">
            <text:p>0</text:p>
          </table:table-cell>
          <table:table-cell table:style-name="ce84" table:formula="of:=SUM([.N595:.P595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199">
            <text:p>9199</text:p>
          </table:table-cell>
          <table:table-cell table:style-name="ce149" office:value-type="date" office:date-value="2015-05-22">
            <text:p>2015-05-22</text:p>
          </table:table-cell>
          <table:table-cell table:style-name="ce184" office:value-type="time" office:time-value="PT07H21M00S">
            <text:p>07:21</text:p>
          </table:table-cell>
          <table:table-cell table:style-name="ce184" office:value-type="time" office:time-value="PT07H49M00S">
            <text:p>07:49</text:p>
          </table:table-cell>
          <table:table-cell table:style-name="ce273" table:formula="of:=([.D596]-[.C596])*24*60" office:value-type="float" office:value="28">
            <text:p>28</text:p>
          </table:table-cell>
          <table:table-cell table:style-name="ce351" office:value-type="string">
            <text:p>DIamond</text:p>
          </table:table-cell>
          <table:table-cell table:style-name="ce351" office:value-type="float" office:value="750">
            <text:p>750</text:p>
          </table:table-cell>
          <table:table-cell table:style-name="ce164" office:value-type="string">
            <text:p>PERP</text:p>
          </table:table-cell>
          <table:table-cell table:style-name="ce164" office:value-type="float" office:value="8.9">
            <text:p>8,9</text:p>
          </table:table-cell>
          <table:table-cell table:style-name="ce164" office:value-type="string">
            <text:p>MAYBE</text:p>
          </table:table-cell>
          <table:table-cell table:style-name="ce166" office:value-type="string">
            <text:p>40% Live time, gap in TAPS plot</text:p>
          </table:table-cell>
          <table:table-cell table:style-name="ce395" table:formula="of:=IF([.J596]=&quot;YES&quot;;[.I596];0)*IF([.I596]&gt;1;1;0)" office:value-type="float" office:value="0">
            <text:p>0</text:p>
          </table:table-cell>
          <table:table-cell table:style-name="ce395" table:formula="of:=IF([.J596]=&quot;YES&quot;;[.E596];0)*IF([.I596]&gt;1;1;0)" office:value-type="float" office:value="0">
            <text:p>0</text:p>
          </table:table-cell>
          <table:table-cell table:style-name="ce80" table:formula="of:=IF([.J596]=&quot;YES&quot;;1;0)*IF([.I596]&gt;1;1;0)" office:value-type="float" office:value="0">
            <text:p>0</text:p>
          </table:table-cell>
          <table:table-cell table:style-name="ce80" table:formula="of:=IF([.F596]=&quot;Diamond&quot;;1;0)*[.N596]*IF([.I596]&gt;1;1;0)" office:value-type="float" office:value="0">
            <text:p>0</text:p>
          </table:table-cell>
          <table:table-cell table:style-name="ce80" table:formula="of:=IF([.F596]=&quot;Moeller&quot;;1;0)*[.N596]*IF([.I596]&gt;1;1;0)" office:value-type="float" office:value="0">
            <text:p>0</text:p>
          </table:table-cell>
          <table:table-cell table:style-name="ce84" table:formula="of:=[.O596]*[.L596]" office:value-type="float" office:value="0">
            <text:p>0</text:p>
          </table:table-cell>
          <table:table-cell table:style-name="ce84" table:formula="of:=[.O596]*[.M596]" office:value-type="float" office:value="0">
            <text:p>0</text:p>
          </table:table-cell>
          <table:table-cell table:style-name="ce84" table:formula="of:=[.P596]*[.L596]" office:value-type="float" office:value="0">
            <text:p>0</text:p>
          </table:table-cell>
          <table:table-cell table:style-name="ce84" table:formula="of:=[.P596]*[.M596]" office:value-type="float" office:value="0">
            <text:p>0</text:p>
          </table:table-cell>
          <table:table-cell table:style-name="ce84" table:formula="of:=SUM([.N596:.P596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00">
            <text:p>9200</text:p>
          </table:table-cell>
          <table:table-cell table:style-name="ce149" office:value-type="date" office:date-value="2015-05-22">
            <text:p>2015-05-22</text:p>
          </table:table-cell>
          <table:table-cell table:style-name="ce184" office:value-type="time" office:time-value="PT07H52M00S">
            <text:p>07:52</text:p>
          </table:table-cell>
          <table:table-cell table:style-name="ce184" office:value-type="time" office:time-value="PT08H20M00S">
            <text:p>08:20</text:p>
          </table:table-cell>
          <table:table-cell table:style-name="ce273" table:formula="of:=([.D597]-[.C597])*24*60" office:value-type="float" office:value="28">
            <text:p>28</text:p>
          </table:table-cell>
          <table:table-cell table:style-name="ce351" office:value-type="string">
            <text:p>DIamond</text:p>
          </table:table-cell>
          <table:table-cell table:style-name="ce351" office:value-type="float" office:value="750">
            <text:p>750</text:p>
          </table:table-cell>
          <table:table-cell table:style-name="ce164" office:value-type="string">
            <text:p>PARA</text:p>
          </table:table-cell>
          <table:table-cell table:style-name="ce164" office:value-type="float" office:value="8.9">
            <text:p>8,9</text:p>
          </table:table-cell>
          <table:table-cell table:style-name="ce164" office:value-type="string">
            <text:p>MAYBE</text:p>
          </table:table-cell>
          <table:table-cell table:style-name="ce166" office:value-type="string">
            <text:p>40% Live time, still gap in TAPS plot, MWPC missing for short time</text:p>
          </table:table-cell>
          <table:table-cell table:style-name="ce395" table:formula="of:=IF([.J597]=&quot;YES&quot;;[.I597];0)*IF([.I597]&gt;1;1;0)" office:value-type="float" office:value="0">
            <text:p>0</text:p>
          </table:table-cell>
          <table:table-cell table:style-name="ce395" table:formula="of:=IF([.J597]=&quot;YES&quot;;[.E597];0)*IF([.I597]&gt;1;1;0)" office:value-type="float" office:value="0">
            <text:p>0</text:p>
          </table:table-cell>
          <table:table-cell table:style-name="ce80" table:formula="of:=IF([.J597]=&quot;YES&quot;;1;0)*IF([.I597]&gt;1;1;0)" office:value-type="float" office:value="0">
            <text:p>0</text:p>
          </table:table-cell>
          <table:table-cell table:style-name="ce80" table:formula="of:=IF([.F597]=&quot;Diamond&quot;;1;0)*[.N597]*IF([.I597]&gt;1;1;0)" office:value-type="float" office:value="0">
            <text:p>0</text:p>
          </table:table-cell>
          <table:table-cell table:style-name="ce80" table:formula="of:=IF([.F597]=&quot;Moeller&quot;;1;0)*[.N597]*IF([.I597]&gt;1;1;0)" office:value-type="float" office:value="0">
            <text:p>0</text:p>
          </table:table-cell>
          <table:table-cell table:style-name="ce84" table:formula="of:=[.O597]*[.L597]" office:value-type="float" office:value="0">
            <text:p>0</text:p>
          </table:table-cell>
          <table:table-cell table:style-name="ce84" table:formula="of:=[.O597]*[.M597]" office:value-type="float" office:value="0">
            <text:p>0</text:p>
          </table:table-cell>
          <table:table-cell table:style-name="ce84" table:formula="of:=[.P597]*[.L597]" office:value-type="float" office:value="0">
            <text:p>0</text:p>
          </table:table-cell>
          <table:table-cell table:style-name="ce84" table:formula="of:=[.P597]*[.M597]" office:value-type="float" office:value="0">
            <text:p>0</text:p>
          </table:table-cell>
          <table:table-cell table:style-name="ce84" table:formula="of:=SUM([.N597:.P597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01">
            <text:p>9201</text:p>
          </table:table-cell>
          <table:table-cell table:style-name="ce149" office:value-type="date" office:date-value="2015-05-22">
            <text:p>2015-05-22</text:p>
          </table:table-cell>
          <table:table-cell table:style-name="ce184" office:value-type="time" office:time-value="PT08H21M00S">
            <text:p>08:21</text:p>
          </table:table-cell>
          <table:table-cell table:style-name="ce184" office:value-type="time" office:time-value="PT08H37M00S">
            <text:p>08:37</text:p>
          </table:table-cell>
          <table:table-cell table:style-name="ce273" table:formula="of:=([.D598]-[.C598])*24*60" office:value-type="float" office:value="16">
            <text:p>16</text:p>
          </table:table-cell>
          <table:table-cell table:style-name="ce351" office:value-type="string">
            <text:p>DIamond</text:p>
          </table:table-cell>
          <table:table-cell table:style-name="ce351" office:value-type="float" office:value="750">
            <text:p>750</text:p>
          </table:table-cell>
          <table:table-cell table:style-name="ce164" office:value-type="string">
            <text:p>PARA</text:p>
          </table:table-cell>
          <table:table-cell table:style-name="ce164" office:value-type="float" office:value="5.1">
            <text:p>5,1</text:p>
          </table:table-cell>
          <table:table-cell table:style-name="ce164" office:value-type="string">
            <text:p>MAYBE</text:p>
          </table:table-cell>
          <table:table-cell table:style-name="ce166" office:value-type="string">
            <text:p>40% Live time, gap in TAPS plot</text:p>
          </table:table-cell>
          <table:table-cell table:style-name="ce395" table:formula="of:=IF([.J598]=&quot;YES&quot;;[.I598];0)*IF([.I598]&gt;1;1;0)" office:value-type="float" office:value="0">
            <text:p>0</text:p>
          </table:table-cell>
          <table:table-cell table:style-name="ce395" table:formula="of:=IF([.J598]=&quot;YES&quot;;[.E598];0)*IF([.I598]&gt;1;1;0)" office:value-type="float" office:value="0">
            <text:p>0</text:p>
          </table:table-cell>
          <table:table-cell table:style-name="ce80" table:formula="of:=IF([.J598]=&quot;YES&quot;;1;0)*IF([.I598]&gt;1;1;0)" office:value-type="float" office:value="0">
            <text:p>0</text:p>
          </table:table-cell>
          <table:table-cell table:style-name="ce80" table:formula="of:=IF([.F598]=&quot;Diamond&quot;;1;0)*[.N598]*IF([.I598]&gt;1;1;0)" office:value-type="float" office:value="0">
            <text:p>0</text:p>
          </table:table-cell>
          <table:table-cell table:style-name="ce80" table:formula="of:=IF([.F598]=&quot;Moeller&quot;;1;0)*[.N598]*IF([.I598]&gt;1;1;0)" office:value-type="float" office:value="0">
            <text:p>0</text:p>
          </table:table-cell>
          <table:table-cell table:style-name="ce84" table:formula="of:=[.O598]*[.L598]" office:value-type="float" office:value="0">
            <text:p>0</text:p>
          </table:table-cell>
          <table:table-cell table:style-name="ce84" table:formula="of:=[.O598]*[.M598]" office:value-type="float" office:value="0">
            <text:p>0</text:p>
          </table:table-cell>
          <table:table-cell table:style-name="ce84" table:formula="of:=[.P598]*[.L598]" office:value-type="float" office:value="0">
            <text:p>0</text:p>
          </table:table-cell>
          <table:table-cell table:style-name="ce84" table:formula="of:=[.P598]*[.M598]" office:value-type="float" office:value="0">
            <text:p>0</text:p>
          </table:table-cell>
          <table:table-cell table:style-name="ce84" table:formula="of:=SUM([.N598:.P598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02">
            <text:p>9202</text:p>
          </table:table-cell>
          <table:table-cell table:style-name="ce149" office:value-type="date" office:date-value="2015-05-22">
            <text:p>2015-05-22</text:p>
          </table:table-cell>
          <table:table-cell table:number-columns-repeated="2" table:style-name="ce184"/>
          <table:table-cell table:style-name="ce273" table:formula="of:=([.D599]-[.C599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599]=&quot;YES&quot;;[.I599];0)*IF([.I599]&gt;1;1;0)" office:value-type="float" office:value="0">
            <text:p>0</text:p>
          </table:table-cell>
          <table:table-cell table:style-name="ce395" table:formula="of:=IF([.J599]=&quot;YES&quot;;[.E599];0)*IF([.I599]&gt;1;1;0)" office:value-type="float" office:value="0">
            <text:p>0</text:p>
          </table:table-cell>
          <table:table-cell table:style-name="ce80" table:formula="of:=IF([.J599]=&quot;YES&quot;;1;0)*IF([.I599]&gt;1;1;0)" office:value-type="float" office:value="0">
            <text:p>0</text:p>
          </table:table-cell>
          <table:table-cell table:style-name="ce80" table:formula="of:=IF([.F599]=&quot;Diamond&quot;;1;0)*[.N599]*IF([.I599]&gt;1;1;0)" office:value-type="float" office:value="0">
            <text:p>0</text:p>
          </table:table-cell>
          <table:table-cell table:style-name="ce80" table:formula="of:=IF([.F599]=&quot;Moeller&quot;;1;0)*[.N599]*IF([.I599]&gt;1;1;0)" office:value-type="float" office:value="0">
            <text:p>0</text:p>
          </table:table-cell>
          <table:table-cell table:style-name="ce84" table:formula="of:=[.O599]*[.L599]" office:value-type="float" office:value="0">
            <text:p>0</text:p>
          </table:table-cell>
          <table:table-cell table:style-name="ce84" table:formula="of:=[.O599]*[.M599]" office:value-type="float" office:value="0">
            <text:p>0</text:p>
          </table:table-cell>
          <table:table-cell table:style-name="ce84" table:formula="of:=[.P599]*[.L599]" office:value-type="float" office:value="0">
            <text:p>0</text:p>
          </table:table-cell>
          <table:table-cell table:style-name="ce84" table:formula="of:=[.P599]*[.M599]" office:value-type="float" office:value="0">
            <text:p>0</text:p>
          </table:table-cell>
          <table:table-cell table:style-name="ce84" table:formula="of:=SUM([.N599:.P599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03">
            <text:p>9203</text:p>
          </table:table-cell>
          <table:table-cell table:style-name="ce164"/>
          <table:table-cell table:number-columns-repeated="2" table:style-name="ce184"/>
          <table:table-cell table:style-name="ce273" table:formula="of:=([.D600]-[.C600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00]=&quot;YES&quot;;[.I600];0)*IF([.I600]&gt;1;1;0)" office:value-type="float" office:value="0">
            <text:p>0</text:p>
          </table:table-cell>
          <table:table-cell table:style-name="ce395" table:formula="of:=IF([.J600]=&quot;YES&quot;;[.E600];0)*IF([.I600]&gt;1;1;0)" office:value-type="float" office:value="0">
            <text:p>0</text:p>
          </table:table-cell>
          <table:table-cell table:style-name="ce80" table:formula="of:=IF([.J600]=&quot;YES&quot;;1;0)*IF([.I600]&gt;1;1;0)" office:value-type="float" office:value="0">
            <text:p>0</text:p>
          </table:table-cell>
          <table:table-cell table:style-name="ce80" table:formula="of:=IF([.F600]=&quot;Diamond&quot;;1;0)*[.N600]*IF([.I600]&gt;1;1;0)" office:value-type="float" office:value="0">
            <text:p>0</text:p>
          </table:table-cell>
          <table:table-cell table:style-name="ce80" table:formula="of:=IF([.F600]=&quot;Moeller&quot;;1;0)*[.N600]*IF([.I600]&gt;1;1;0)" office:value-type="float" office:value="0">
            <text:p>0</text:p>
          </table:table-cell>
          <table:table-cell table:style-name="ce84" table:formula="of:=[.O600]*[.L600]" office:value-type="float" office:value="0">
            <text:p>0</text:p>
          </table:table-cell>
          <table:table-cell table:style-name="ce84" table:formula="of:=[.O600]*[.M600]" office:value-type="float" office:value="0">
            <text:p>0</text:p>
          </table:table-cell>
          <table:table-cell table:style-name="ce84" table:formula="of:=[.P600]*[.L600]" office:value-type="float" office:value="0">
            <text:p>0</text:p>
          </table:table-cell>
          <table:table-cell table:style-name="ce84" table:formula="of:=[.P600]*[.M600]" office:value-type="float" office:value="0">
            <text:p>0</text:p>
          </table:table-cell>
          <table:table-cell table:style-name="ce84" table:formula="of:=SUM([.N600:.P600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04">
            <text:p>9204</text:p>
          </table:table-cell>
          <table:table-cell table:style-name="ce164"/>
          <table:table-cell table:number-columns-repeated="2" table:style-name="ce184"/>
          <table:table-cell table:style-name="ce273" table:formula="of:=([.D601]-[.C601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01]=&quot;YES&quot;;[.I601];0)*IF([.I601]&gt;1;1;0)" office:value-type="float" office:value="0">
            <text:p>0</text:p>
          </table:table-cell>
          <table:table-cell table:style-name="ce395" table:formula="of:=IF([.J601]=&quot;YES&quot;;[.E601];0)*IF([.I601]&gt;1;1;0)" office:value-type="float" office:value="0">
            <text:p>0</text:p>
          </table:table-cell>
          <table:table-cell table:style-name="ce80" table:formula="of:=IF([.J601]=&quot;YES&quot;;1;0)*IF([.I601]&gt;1;1;0)" office:value-type="float" office:value="0">
            <text:p>0</text:p>
          </table:table-cell>
          <table:table-cell table:style-name="ce80" table:formula="of:=IF([.F601]=&quot;Diamond&quot;;1;0)*[.N601]*IF([.I601]&gt;1;1;0)" office:value-type="float" office:value="0">
            <text:p>0</text:p>
          </table:table-cell>
          <table:table-cell table:style-name="ce80" table:formula="of:=IF([.F601]=&quot;Moeller&quot;;1;0)*[.N601]*IF([.I601]&gt;1;1;0)" office:value-type="float" office:value="0">
            <text:p>0</text:p>
          </table:table-cell>
          <table:table-cell table:style-name="ce84" table:formula="of:=[.O601]*[.L601]" office:value-type="float" office:value="0">
            <text:p>0</text:p>
          </table:table-cell>
          <table:table-cell table:style-name="ce84" table:formula="of:=[.O601]*[.M601]" office:value-type="float" office:value="0">
            <text:p>0</text:p>
          </table:table-cell>
          <table:table-cell table:style-name="ce84" table:formula="of:=[.P601]*[.L601]" office:value-type="float" office:value="0">
            <text:p>0</text:p>
          </table:table-cell>
          <table:table-cell table:style-name="ce84" table:formula="of:=[.P601]*[.M601]" office:value-type="float" office:value="0">
            <text:p>0</text:p>
          </table:table-cell>
          <table:table-cell table:style-name="ce84" table:formula="of:=SUM([.N601:.P601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05">
            <text:p>9205</text:p>
          </table:table-cell>
          <table:table-cell table:style-name="ce164"/>
          <table:table-cell table:number-columns-repeated="2" table:style-name="ce184"/>
          <table:table-cell table:style-name="ce273" table:formula="of:=([.D602]-[.C602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02]=&quot;YES&quot;;[.I602];0)*IF([.I602]&gt;1;1;0)" office:value-type="float" office:value="0">
            <text:p>0</text:p>
          </table:table-cell>
          <table:table-cell table:style-name="ce395" table:formula="of:=IF([.J602]=&quot;YES&quot;;[.E602];0)*IF([.I602]&gt;1;1;0)" office:value-type="float" office:value="0">
            <text:p>0</text:p>
          </table:table-cell>
          <table:table-cell table:style-name="ce80" table:formula="of:=IF([.J602]=&quot;YES&quot;;1;0)*IF([.I602]&gt;1;1;0)" office:value-type="float" office:value="0">
            <text:p>0</text:p>
          </table:table-cell>
          <table:table-cell table:style-name="ce80" table:formula="of:=IF([.F602]=&quot;Diamond&quot;;1;0)*[.N602]*IF([.I602]&gt;1;1;0)" office:value-type="float" office:value="0">
            <text:p>0</text:p>
          </table:table-cell>
          <table:table-cell table:style-name="ce80" table:formula="of:=IF([.F602]=&quot;Moeller&quot;;1;0)*[.N602]*IF([.I602]&gt;1;1;0)" office:value-type="float" office:value="0">
            <text:p>0</text:p>
          </table:table-cell>
          <table:table-cell table:style-name="ce84" table:formula="of:=[.O602]*[.L602]" office:value-type="float" office:value="0">
            <text:p>0</text:p>
          </table:table-cell>
          <table:table-cell table:style-name="ce84" table:formula="of:=[.O602]*[.M602]" office:value-type="float" office:value="0">
            <text:p>0</text:p>
          </table:table-cell>
          <table:table-cell table:style-name="ce84" table:formula="of:=[.P602]*[.L602]" office:value-type="float" office:value="0">
            <text:p>0</text:p>
          </table:table-cell>
          <table:table-cell table:style-name="ce84" table:formula="of:=[.P602]*[.M602]" office:value-type="float" office:value="0">
            <text:p>0</text:p>
          </table:table-cell>
          <table:table-cell table:style-name="ce84" table:formula="of:=SUM([.N602:.P602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06">
            <text:p>9206</text:p>
          </table:table-cell>
          <table:table-cell table:style-name="ce164"/>
          <table:table-cell table:number-columns-repeated="2" table:style-name="ce184"/>
          <table:table-cell table:style-name="ce273" table:formula="of:=([.D603]-[.C603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03]=&quot;YES&quot;;[.I603];0)*IF([.I603]&gt;1;1;0)" office:value-type="float" office:value="0">
            <text:p>0</text:p>
          </table:table-cell>
          <table:table-cell table:style-name="ce395" table:formula="of:=IF([.J603]=&quot;YES&quot;;[.E603];0)*IF([.I603]&gt;1;1;0)" office:value-type="float" office:value="0">
            <text:p>0</text:p>
          </table:table-cell>
          <table:table-cell table:style-name="ce80" table:formula="of:=IF([.J603]=&quot;YES&quot;;1;0)*IF([.I603]&gt;1;1;0)" office:value-type="float" office:value="0">
            <text:p>0</text:p>
          </table:table-cell>
          <table:table-cell table:style-name="ce80" table:formula="of:=IF([.F603]=&quot;Diamond&quot;;1;0)*[.N603]*IF([.I603]&gt;1;1;0)" office:value-type="float" office:value="0">
            <text:p>0</text:p>
          </table:table-cell>
          <table:table-cell table:style-name="ce80" table:formula="of:=IF([.F603]=&quot;Moeller&quot;;1;0)*[.N603]*IF([.I603]&gt;1;1;0)" office:value-type="float" office:value="0">
            <text:p>0</text:p>
          </table:table-cell>
          <table:table-cell table:style-name="ce84" table:formula="of:=[.O603]*[.L603]" office:value-type="float" office:value="0">
            <text:p>0</text:p>
          </table:table-cell>
          <table:table-cell table:style-name="ce84" table:formula="of:=[.O603]*[.M603]" office:value-type="float" office:value="0">
            <text:p>0</text:p>
          </table:table-cell>
          <table:table-cell table:style-name="ce84" table:formula="of:=[.P603]*[.L603]" office:value-type="float" office:value="0">
            <text:p>0</text:p>
          </table:table-cell>
          <table:table-cell table:style-name="ce84" table:formula="of:=[.P603]*[.M603]" office:value-type="float" office:value="0">
            <text:p>0</text:p>
          </table:table-cell>
          <table:table-cell table:style-name="ce84" table:formula="of:=SUM([.N603:.P603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07">
            <text:p>9207</text:p>
          </table:table-cell>
          <table:table-cell table:style-name="ce164"/>
          <table:table-cell table:number-columns-repeated="2" table:style-name="ce184"/>
          <table:table-cell table:style-name="ce273" table:formula="of:=([.D604]-[.C604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04]=&quot;YES&quot;;[.I604];0)*IF([.I604]&gt;1;1;0)" office:value-type="float" office:value="0">
            <text:p>0</text:p>
          </table:table-cell>
          <table:table-cell table:style-name="ce395" table:formula="of:=IF([.J604]=&quot;YES&quot;;[.E604];0)*IF([.I604]&gt;1;1;0)" office:value-type="float" office:value="0">
            <text:p>0</text:p>
          </table:table-cell>
          <table:table-cell table:style-name="ce80" table:formula="of:=IF([.J604]=&quot;YES&quot;;1;0)*IF([.I604]&gt;1;1;0)" office:value-type="float" office:value="0">
            <text:p>0</text:p>
          </table:table-cell>
          <table:table-cell table:style-name="ce80" table:formula="of:=IF([.F604]=&quot;Diamond&quot;;1;0)*[.N604]*IF([.I604]&gt;1;1;0)" office:value-type="float" office:value="0">
            <text:p>0</text:p>
          </table:table-cell>
          <table:table-cell table:style-name="ce80" table:formula="of:=IF([.F604]=&quot;Moeller&quot;;1;0)*[.N604]*IF([.I604]&gt;1;1;0)" office:value-type="float" office:value="0">
            <text:p>0</text:p>
          </table:table-cell>
          <table:table-cell table:style-name="ce84" table:formula="of:=[.O604]*[.L604]" office:value-type="float" office:value="0">
            <text:p>0</text:p>
          </table:table-cell>
          <table:table-cell table:style-name="ce84" table:formula="of:=[.O604]*[.M604]" office:value-type="float" office:value="0">
            <text:p>0</text:p>
          </table:table-cell>
          <table:table-cell table:style-name="ce84" table:formula="of:=[.P604]*[.L604]" office:value-type="float" office:value="0">
            <text:p>0</text:p>
          </table:table-cell>
          <table:table-cell table:style-name="ce84" table:formula="of:=[.P604]*[.M604]" office:value-type="float" office:value="0">
            <text:p>0</text:p>
          </table:table-cell>
          <table:table-cell table:style-name="ce84" table:formula="of:=SUM([.N604:.P604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08">
            <text:p>9208</text:p>
          </table:table-cell>
          <table:table-cell table:style-name="ce164"/>
          <table:table-cell table:number-columns-repeated="2" table:style-name="ce184"/>
          <table:table-cell table:style-name="ce273" table:formula="of:=([.D605]-[.C605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05]=&quot;YES&quot;;[.I605];0)*IF([.I605]&gt;1;1;0)" office:value-type="float" office:value="0">
            <text:p>0</text:p>
          </table:table-cell>
          <table:table-cell table:style-name="ce395" table:formula="of:=IF([.J605]=&quot;YES&quot;;[.E605];0)*IF([.I605]&gt;1;1;0)" office:value-type="float" office:value="0">
            <text:p>0</text:p>
          </table:table-cell>
          <table:table-cell table:style-name="ce80" table:formula="of:=IF([.J605]=&quot;YES&quot;;1;0)*IF([.I605]&gt;1;1;0)" office:value-type="float" office:value="0">
            <text:p>0</text:p>
          </table:table-cell>
          <table:table-cell table:style-name="ce80" table:formula="of:=IF([.F605]=&quot;Diamond&quot;;1;0)*[.N605]*IF([.I605]&gt;1;1;0)" office:value-type="float" office:value="0">
            <text:p>0</text:p>
          </table:table-cell>
          <table:table-cell table:style-name="ce80" table:formula="of:=IF([.F605]=&quot;Moeller&quot;;1;0)*[.N605]*IF([.I605]&gt;1;1;0)" office:value-type="float" office:value="0">
            <text:p>0</text:p>
          </table:table-cell>
          <table:table-cell table:style-name="ce84" table:formula="of:=[.O605]*[.L605]" office:value-type="float" office:value="0">
            <text:p>0</text:p>
          </table:table-cell>
          <table:table-cell table:style-name="ce84" table:formula="of:=[.O605]*[.M605]" office:value-type="float" office:value="0">
            <text:p>0</text:p>
          </table:table-cell>
          <table:table-cell table:style-name="ce84" table:formula="of:=[.P605]*[.L605]" office:value-type="float" office:value="0">
            <text:p>0</text:p>
          </table:table-cell>
          <table:table-cell table:style-name="ce84" table:formula="of:=[.P605]*[.M605]" office:value-type="float" office:value="0">
            <text:p>0</text:p>
          </table:table-cell>
          <table:table-cell table:style-name="ce84" table:formula="of:=SUM([.N605:.P605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09">
            <text:p>9209</text:p>
          </table:table-cell>
          <table:table-cell table:style-name="ce164"/>
          <table:table-cell table:number-columns-repeated="2" table:style-name="ce184"/>
          <table:table-cell table:style-name="ce273" table:formula="of:=([.D606]-[.C606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06]=&quot;YES&quot;;[.I606];0)*IF([.I606]&gt;1;1;0)" office:value-type="float" office:value="0">
            <text:p>0</text:p>
          </table:table-cell>
          <table:table-cell table:style-name="ce395" table:formula="of:=IF([.J606]=&quot;YES&quot;;[.E606];0)*IF([.I606]&gt;1;1;0)" office:value-type="float" office:value="0">
            <text:p>0</text:p>
          </table:table-cell>
          <table:table-cell table:style-name="ce80" table:formula="of:=IF([.J606]=&quot;YES&quot;;1;0)*IF([.I606]&gt;1;1;0)" office:value-type="float" office:value="0">
            <text:p>0</text:p>
          </table:table-cell>
          <table:table-cell table:style-name="ce80" table:formula="of:=IF([.F606]=&quot;Diamond&quot;;1;0)*[.N606]*IF([.I606]&gt;1;1;0)" office:value-type="float" office:value="0">
            <text:p>0</text:p>
          </table:table-cell>
          <table:table-cell table:style-name="ce80" table:formula="of:=IF([.F606]=&quot;Moeller&quot;;1;0)*[.N606]*IF([.I606]&gt;1;1;0)" office:value-type="float" office:value="0">
            <text:p>0</text:p>
          </table:table-cell>
          <table:table-cell table:style-name="ce84" table:formula="of:=[.O606]*[.L606]" office:value-type="float" office:value="0">
            <text:p>0</text:p>
          </table:table-cell>
          <table:table-cell table:style-name="ce84" table:formula="of:=[.O606]*[.M606]" office:value-type="float" office:value="0">
            <text:p>0</text:p>
          </table:table-cell>
          <table:table-cell table:style-name="ce84" table:formula="of:=[.P606]*[.L606]" office:value-type="float" office:value="0">
            <text:p>0</text:p>
          </table:table-cell>
          <table:table-cell table:style-name="ce84" table:formula="of:=[.P606]*[.M606]" office:value-type="float" office:value="0">
            <text:p>0</text:p>
          </table:table-cell>
          <table:table-cell table:style-name="ce84" table:formula="of:=SUM([.N606:.P606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10">
            <text:p>9210</text:p>
          </table:table-cell>
          <table:table-cell table:style-name="ce164"/>
          <table:table-cell table:number-columns-repeated="2" table:style-name="ce184"/>
          <table:table-cell table:style-name="ce273" table:formula="of:=([.D607]-[.C607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07]=&quot;YES&quot;;[.I607];0)*IF([.I607]&gt;1;1;0)" office:value-type="float" office:value="0">
            <text:p>0</text:p>
          </table:table-cell>
          <table:table-cell table:style-name="ce395" table:formula="of:=IF([.J607]=&quot;YES&quot;;[.E607];0)*IF([.I607]&gt;1;1;0)" office:value-type="float" office:value="0">
            <text:p>0</text:p>
          </table:table-cell>
          <table:table-cell table:style-name="ce80" table:formula="of:=IF([.J607]=&quot;YES&quot;;1;0)*IF([.I607]&gt;1;1;0)" office:value-type="float" office:value="0">
            <text:p>0</text:p>
          </table:table-cell>
          <table:table-cell table:style-name="ce80" table:formula="of:=IF([.F607]=&quot;Diamond&quot;;1;0)*[.N607]*IF([.I607]&gt;1;1;0)" office:value-type="float" office:value="0">
            <text:p>0</text:p>
          </table:table-cell>
          <table:table-cell table:style-name="ce80" table:formula="of:=IF([.F607]=&quot;Moeller&quot;;1;0)*[.N607]*IF([.I607]&gt;1;1;0)" office:value-type="float" office:value="0">
            <text:p>0</text:p>
          </table:table-cell>
          <table:table-cell table:style-name="ce84" table:formula="of:=[.O607]*[.L607]" office:value-type="float" office:value="0">
            <text:p>0</text:p>
          </table:table-cell>
          <table:table-cell table:style-name="ce84" table:formula="of:=[.O607]*[.M607]" office:value-type="float" office:value="0">
            <text:p>0</text:p>
          </table:table-cell>
          <table:table-cell table:style-name="ce84" table:formula="of:=[.P607]*[.L607]" office:value-type="float" office:value="0">
            <text:p>0</text:p>
          </table:table-cell>
          <table:table-cell table:style-name="ce84" table:formula="of:=[.P607]*[.M607]" office:value-type="float" office:value="0">
            <text:p>0</text:p>
          </table:table-cell>
          <table:table-cell table:style-name="ce84" table:formula="of:=SUM([.N607:.P607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11">
            <text:p>9211</text:p>
          </table:table-cell>
          <table:table-cell table:style-name="ce164"/>
          <table:table-cell table:number-columns-repeated="2" table:style-name="ce184"/>
          <table:table-cell table:style-name="ce273" table:formula="of:=([.D608]-[.C608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08]=&quot;YES&quot;;[.I608];0)*IF([.I608]&gt;1;1;0)" office:value-type="float" office:value="0">
            <text:p>0</text:p>
          </table:table-cell>
          <table:table-cell table:style-name="ce395" table:formula="of:=IF([.J608]=&quot;YES&quot;;[.E608];0)*IF([.I608]&gt;1;1;0)" office:value-type="float" office:value="0">
            <text:p>0</text:p>
          </table:table-cell>
          <table:table-cell table:style-name="ce80" table:formula="of:=IF([.J608]=&quot;YES&quot;;1;0)*IF([.I608]&gt;1;1;0)" office:value-type="float" office:value="0">
            <text:p>0</text:p>
          </table:table-cell>
          <table:table-cell table:style-name="ce80" table:formula="of:=IF([.F608]=&quot;Diamond&quot;;1;0)*[.N608]*IF([.I608]&gt;1;1;0)" office:value-type="float" office:value="0">
            <text:p>0</text:p>
          </table:table-cell>
          <table:table-cell table:style-name="ce80" table:formula="of:=IF([.F608]=&quot;Moeller&quot;;1;0)*[.N608]*IF([.I608]&gt;1;1;0)" office:value-type="float" office:value="0">
            <text:p>0</text:p>
          </table:table-cell>
          <table:table-cell table:style-name="ce84" table:formula="of:=[.O608]*[.L608]" office:value-type="float" office:value="0">
            <text:p>0</text:p>
          </table:table-cell>
          <table:table-cell table:style-name="ce84" table:formula="of:=[.O608]*[.M608]" office:value-type="float" office:value="0">
            <text:p>0</text:p>
          </table:table-cell>
          <table:table-cell table:style-name="ce84" table:formula="of:=[.P608]*[.L608]" office:value-type="float" office:value="0">
            <text:p>0</text:p>
          </table:table-cell>
          <table:table-cell table:style-name="ce84" table:formula="of:=[.P608]*[.M608]" office:value-type="float" office:value="0">
            <text:p>0</text:p>
          </table:table-cell>
          <table:table-cell table:style-name="ce84" table:formula="of:=SUM([.N608:.P608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12">
            <text:p>9212</text:p>
          </table:table-cell>
          <table:table-cell table:style-name="ce164"/>
          <table:table-cell table:number-columns-repeated="2" table:style-name="ce184"/>
          <table:table-cell table:style-name="ce273" table:formula="of:=([.D609]-[.C609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09]=&quot;YES&quot;;[.I609];0)*IF([.I609]&gt;1;1;0)" office:value-type="float" office:value="0">
            <text:p>0</text:p>
          </table:table-cell>
          <table:table-cell table:style-name="ce395" table:formula="of:=IF([.J609]=&quot;YES&quot;;[.E609];0)*IF([.I609]&gt;1;1;0)" office:value-type="float" office:value="0">
            <text:p>0</text:p>
          </table:table-cell>
          <table:table-cell table:style-name="ce80" table:formula="of:=IF([.J609]=&quot;YES&quot;;1;0)*IF([.I609]&gt;1;1;0)" office:value-type="float" office:value="0">
            <text:p>0</text:p>
          </table:table-cell>
          <table:table-cell table:style-name="ce80" table:formula="of:=IF([.F609]=&quot;Diamond&quot;;1;0)*[.N609]*IF([.I609]&gt;1;1;0)" office:value-type="float" office:value="0">
            <text:p>0</text:p>
          </table:table-cell>
          <table:table-cell table:style-name="ce80" table:formula="of:=IF([.F609]=&quot;Moeller&quot;;1;0)*[.N609]*IF([.I609]&gt;1;1;0)" office:value-type="float" office:value="0">
            <text:p>0</text:p>
          </table:table-cell>
          <table:table-cell table:style-name="ce84" table:formula="of:=[.O609]*[.L609]" office:value-type="float" office:value="0">
            <text:p>0</text:p>
          </table:table-cell>
          <table:table-cell table:style-name="ce84" table:formula="of:=[.O609]*[.M609]" office:value-type="float" office:value="0">
            <text:p>0</text:p>
          </table:table-cell>
          <table:table-cell table:style-name="ce84" table:formula="of:=[.P609]*[.L609]" office:value-type="float" office:value="0">
            <text:p>0</text:p>
          </table:table-cell>
          <table:table-cell table:style-name="ce84" table:formula="of:=[.P609]*[.M609]" office:value-type="float" office:value="0">
            <text:p>0</text:p>
          </table:table-cell>
          <table:table-cell table:style-name="ce84" table:formula="of:=SUM([.N609:.P609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13">
            <text:p>9213</text:p>
          </table:table-cell>
          <table:table-cell table:style-name="ce164"/>
          <table:table-cell table:number-columns-repeated="2" table:style-name="ce184"/>
          <table:table-cell table:style-name="ce273" table:formula="of:=([.D610]-[.C610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10]=&quot;YES&quot;;[.I610];0)*IF([.I610]&gt;1;1;0)" office:value-type="float" office:value="0">
            <text:p>0</text:p>
          </table:table-cell>
          <table:table-cell table:style-name="ce395" table:formula="of:=IF([.J610]=&quot;YES&quot;;[.E610];0)*IF([.I610]&gt;1;1;0)" office:value-type="float" office:value="0">
            <text:p>0</text:p>
          </table:table-cell>
          <table:table-cell table:style-name="ce80" table:formula="of:=IF([.J610]=&quot;YES&quot;;1;0)*IF([.I610]&gt;1;1;0)" office:value-type="float" office:value="0">
            <text:p>0</text:p>
          </table:table-cell>
          <table:table-cell table:style-name="ce80" table:formula="of:=IF([.F610]=&quot;Diamond&quot;;1;0)*[.N610]*IF([.I610]&gt;1;1;0)" office:value-type="float" office:value="0">
            <text:p>0</text:p>
          </table:table-cell>
          <table:table-cell table:style-name="ce80" table:formula="of:=IF([.F610]=&quot;Moeller&quot;;1;0)*[.N610]*IF([.I610]&gt;1;1;0)" office:value-type="float" office:value="0">
            <text:p>0</text:p>
          </table:table-cell>
          <table:table-cell table:style-name="ce84" table:formula="of:=[.O610]*[.L610]" office:value-type="float" office:value="0">
            <text:p>0</text:p>
          </table:table-cell>
          <table:table-cell table:style-name="ce84" table:formula="of:=[.O610]*[.M610]" office:value-type="float" office:value="0">
            <text:p>0</text:p>
          </table:table-cell>
          <table:table-cell table:style-name="ce84" table:formula="of:=[.P610]*[.L610]" office:value-type="float" office:value="0">
            <text:p>0</text:p>
          </table:table-cell>
          <table:table-cell table:style-name="ce84" table:formula="of:=[.P610]*[.M610]" office:value-type="float" office:value="0">
            <text:p>0</text:p>
          </table:table-cell>
          <table:table-cell table:style-name="ce84" table:formula="of:=SUM([.N610:.P610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14">
            <text:p>9214</text:p>
          </table:table-cell>
          <table:table-cell table:style-name="ce164"/>
          <table:table-cell table:number-columns-repeated="2" table:style-name="ce184"/>
          <table:table-cell table:style-name="ce273" table:formula="of:=([.D611]-[.C611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11]=&quot;YES&quot;;[.I611];0)*IF([.I611]&gt;1;1;0)" office:value-type="float" office:value="0">
            <text:p>0</text:p>
          </table:table-cell>
          <table:table-cell table:style-name="ce395" table:formula="of:=IF([.J611]=&quot;YES&quot;;[.E611];0)*IF([.I611]&gt;1;1;0)" office:value-type="float" office:value="0">
            <text:p>0</text:p>
          </table:table-cell>
          <table:table-cell table:style-name="ce80" table:formula="of:=IF([.J611]=&quot;YES&quot;;1;0)*IF([.I611]&gt;1;1;0)" office:value-type="float" office:value="0">
            <text:p>0</text:p>
          </table:table-cell>
          <table:table-cell table:style-name="ce80" table:formula="of:=IF([.F611]=&quot;Diamond&quot;;1;0)*[.N611]*IF([.I611]&gt;1;1;0)" office:value-type="float" office:value="0">
            <text:p>0</text:p>
          </table:table-cell>
          <table:table-cell table:style-name="ce80" table:formula="of:=IF([.F611]=&quot;Moeller&quot;;1;0)*[.N611]*IF([.I611]&gt;1;1;0)" office:value-type="float" office:value="0">
            <text:p>0</text:p>
          </table:table-cell>
          <table:table-cell table:style-name="ce84" table:formula="of:=[.O611]*[.L611]" office:value-type="float" office:value="0">
            <text:p>0</text:p>
          </table:table-cell>
          <table:table-cell table:style-name="ce84" table:formula="of:=[.O611]*[.M611]" office:value-type="float" office:value="0">
            <text:p>0</text:p>
          </table:table-cell>
          <table:table-cell table:style-name="ce84" table:formula="of:=[.P611]*[.L611]" office:value-type="float" office:value="0">
            <text:p>0</text:p>
          </table:table-cell>
          <table:table-cell table:style-name="ce84" table:formula="of:=[.P611]*[.M611]" office:value-type="float" office:value="0">
            <text:p>0</text:p>
          </table:table-cell>
          <table:table-cell table:style-name="ce84" table:formula="of:=SUM([.N611:.P611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15">
            <text:p>9215</text:p>
          </table:table-cell>
          <table:table-cell table:style-name="ce164"/>
          <table:table-cell table:number-columns-repeated="2" table:style-name="ce184"/>
          <table:table-cell table:style-name="ce273" table:formula="of:=([.D612]-[.C612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12]=&quot;YES&quot;;[.I612];0)*IF([.I612]&gt;1;1;0)" office:value-type="float" office:value="0">
            <text:p>0</text:p>
          </table:table-cell>
          <table:table-cell table:style-name="ce395" table:formula="of:=IF([.J612]=&quot;YES&quot;;[.E612];0)*IF([.I612]&gt;1;1;0)" office:value-type="float" office:value="0">
            <text:p>0</text:p>
          </table:table-cell>
          <table:table-cell table:style-name="ce80" table:formula="of:=IF([.J612]=&quot;YES&quot;;1;0)*IF([.I612]&gt;1;1;0)" office:value-type="float" office:value="0">
            <text:p>0</text:p>
          </table:table-cell>
          <table:table-cell table:style-name="ce80" table:formula="of:=IF([.F612]=&quot;Diamond&quot;;1;0)*[.N612]*IF([.I612]&gt;1;1;0)" office:value-type="float" office:value="0">
            <text:p>0</text:p>
          </table:table-cell>
          <table:table-cell table:style-name="ce80" table:formula="of:=IF([.F612]=&quot;Moeller&quot;;1;0)*[.N612]*IF([.I612]&gt;1;1;0)" office:value-type="float" office:value="0">
            <text:p>0</text:p>
          </table:table-cell>
          <table:table-cell table:style-name="ce84" table:formula="of:=[.O612]*[.L612]" office:value-type="float" office:value="0">
            <text:p>0</text:p>
          </table:table-cell>
          <table:table-cell table:style-name="ce84" table:formula="of:=[.O612]*[.M612]" office:value-type="float" office:value="0">
            <text:p>0</text:p>
          </table:table-cell>
          <table:table-cell table:style-name="ce84" table:formula="of:=[.P612]*[.L612]" office:value-type="float" office:value="0">
            <text:p>0</text:p>
          </table:table-cell>
          <table:table-cell table:style-name="ce84" table:formula="of:=[.P612]*[.M612]" office:value-type="float" office:value="0">
            <text:p>0</text:p>
          </table:table-cell>
          <table:table-cell table:style-name="ce84" table:formula="of:=SUM([.N612:.P612])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43" office:value-type="float" office:value="9216">
            <text:p>9216</text:p>
          </table:table-cell>
          <table:table-cell table:style-name="ce164"/>
          <table:table-cell table:number-columns-repeated="2" table:style-name="ce184"/>
          <table:table-cell table:style-name="ce273" table:formula="of:=([.D613]-[.C613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13]=&quot;YES&quot;;[.I613];0)*IF([.I613]&gt;1;1;0)" office:value-type="float" office:value="0">
            <text:p>0</text:p>
          </table:table-cell>
          <table:table-cell table:style-name="ce395" table:formula="of:=IF([.J613]=&quot;YES&quot;;[.E613];0)*IF([.I613]&gt;1;1;0)" office:value-type="float" office:value="0">
            <text:p>0</text:p>
          </table:table-cell>
          <table:table-cell table:style-name="ce80" table:formula="of:=IF([.J613]=&quot;YES&quot;;1;0)*IF([.I613]&gt;1;1;0)" office:value-type="float" office:value="0">
            <text:p>0</text:p>
          </table:table-cell>
          <table:table-cell table:style-name="ce80" table:formula="of:=IF([.F613]=&quot;Diamond&quot;;1;0)*[.N613]*IF([.I613]&gt;1;1;0)" office:value-type="float" office:value="0">
            <text:p>0</text:p>
          </table:table-cell>
          <table:table-cell table:style-name="ce80" table:formula="of:=IF([.F613]=&quot;Moeller&quot;;1;0)*[.N613]*IF([.I613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17">
            <text:p>9217</text:p>
          </table:table-cell>
          <table:table-cell table:style-name="ce164"/>
          <table:table-cell table:number-columns-repeated="2" table:style-name="ce184"/>
          <table:table-cell table:style-name="ce273" table:formula="of:=([.D614]-[.C614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14]=&quot;YES&quot;;[.I614];0)*IF([.I614]&gt;1;1;0)" office:value-type="float" office:value="0">
            <text:p>0</text:p>
          </table:table-cell>
          <table:table-cell table:style-name="ce395" table:formula="of:=IF([.J614]=&quot;YES&quot;;[.E614];0)*IF([.I614]&gt;1;1;0)" office:value-type="float" office:value="0">
            <text:p>0</text:p>
          </table:table-cell>
          <table:table-cell table:style-name="ce80" table:formula="of:=IF([.J614]=&quot;YES&quot;;1;0)*IF([.I614]&gt;1;1;0)" office:value-type="float" office:value="0">
            <text:p>0</text:p>
          </table:table-cell>
          <table:table-cell table:style-name="ce80" table:formula="of:=IF([.F614]=&quot;Diamond&quot;;1;0)*[.N614]*IF([.I614]&gt;1;1;0)" office:value-type="float" office:value="0">
            <text:p>0</text:p>
          </table:table-cell>
          <table:table-cell table:style-name="ce80" table:formula="of:=IF([.F614]=&quot;Moeller&quot;;1;0)*[.N614]*IF([.I614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18">
            <text:p>9218</text:p>
          </table:table-cell>
          <table:table-cell table:style-name="ce164"/>
          <table:table-cell table:number-columns-repeated="2" table:style-name="ce184"/>
          <table:table-cell table:style-name="ce273" table:formula="of:=([.D615]-[.C615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15]=&quot;YES&quot;;[.I615];0)*IF([.I615]&gt;1;1;0)" office:value-type="float" office:value="0">
            <text:p>0</text:p>
          </table:table-cell>
          <table:table-cell table:style-name="ce395" table:formula="of:=IF([.J615]=&quot;YES&quot;;[.E615];0)*IF([.I615]&gt;1;1;0)" office:value-type="float" office:value="0">
            <text:p>0</text:p>
          </table:table-cell>
          <table:table-cell table:style-name="ce80" table:formula="of:=IF([.J615]=&quot;YES&quot;;1;0)*IF([.I615]&gt;1;1;0)" office:value-type="float" office:value="0">
            <text:p>0</text:p>
          </table:table-cell>
          <table:table-cell table:style-name="ce80" table:formula="of:=IF([.F615]=&quot;Diamond&quot;;1;0)*[.N615]*IF([.I615]&gt;1;1;0)" office:value-type="float" office:value="0">
            <text:p>0</text:p>
          </table:table-cell>
          <table:table-cell table:style-name="ce80" table:formula="of:=IF([.F615]=&quot;Moeller&quot;;1;0)*[.N615]*IF([.I615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19">
            <text:p>9219</text:p>
          </table:table-cell>
          <table:table-cell table:style-name="ce164"/>
          <table:table-cell table:number-columns-repeated="2" table:style-name="ce184"/>
          <table:table-cell table:style-name="ce273" table:formula="of:=([.D616]-[.C616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16]=&quot;YES&quot;;[.I616];0)*IF([.I616]&gt;1;1;0)" office:value-type="float" office:value="0">
            <text:p>0</text:p>
          </table:table-cell>
          <table:table-cell table:style-name="ce395" table:formula="of:=IF([.J616]=&quot;YES&quot;;[.E616];0)*IF([.I616]&gt;1;1;0)" office:value-type="float" office:value="0">
            <text:p>0</text:p>
          </table:table-cell>
          <table:table-cell table:style-name="ce80" table:formula="of:=IF([.J616]=&quot;YES&quot;;1;0)*IF([.I616]&gt;1;1;0)" office:value-type="float" office:value="0">
            <text:p>0</text:p>
          </table:table-cell>
          <table:table-cell table:style-name="ce80" table:formula="of:=IF([.F616]=&quot;Diamond&quot;;1;0)*[.N616]*IF([.I616]&gt;1;1;0)" office:value-type="float" office:value="0">
            <text:p>0</text:p>
          </table:table-cell>
          <table:table-cell table:style-name="ce80" table:formula="of:=IF([.F616]=&quot;Moeller&quot;;1;0)*[.N616]*IF([.I616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20">
            <text:p>9220</text:p>
          </table:table-cell>
          <table:table-cell table:style-name="ce164"/>
          <table:table-cell table:number-columns-repeated="2" table:style-name="ce184"/>
          <table:table-cell table:style-name="ce273" table:formula="of:=([.D617]-[.C617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17]=&quot;YES&quot;;[.I617];0)*IF([.I617]&gt;1;1;0)" office:value-type="float" office:value="0">
            <text:p>0</text:p>
          </table:table-cell>
          <table:table-cell table:style-name="ce395" table:formula="of:=IF([.J617]=&quot;YES&quot;;[.E617];0)*IF([.I617]&gt;1;1;0)" office:value-type="float" office:value="0">
            <text:p>0</text:p>
          </table:table-cell>
          <table:table-cell table:style-name="ce80" table:formula="of:=IF([.J617]=&quot;YES&quot;;1;0)*IF([.I617]&gt;1;1;0)" office:value-type="float" office:value="0">
            <text:p>0</text:p>
          </table:table-cell>
          <table:table-cell table:style-name="ce80" table:formula="of:=IF([.F617]=&quot;Diamond&quot;;1;0)*[.N617]*IF([.I617]&gt;1;1;0)" office:value-type="float" office:value="0">
            <text:p>0</text:p>
          </table:table-cell>
          <table:table-cell table:style-name="ce80" table:formula="of:=IF([.F617]=&quot;Moeller&quot;;1;0)*[.N617]*IF([.I617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21">
            <text:p>9221</text:p>
          </table:table-cell>
          <table:table-cell table:style-name="ce164"/>
          <table:table-cell table:number-columns-repeated="2" table:style-name="ce184"/>
          <table:table-cell table:style-name="ce273" table:formula="of:=([.D618]-[.C618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18]=&quot;YES&quot;;[.I618];0)*IF([.I618]&gt;1;1;0)" office:value-type="float" office:value="0">
            <text:p>0</text:p>
          </table:table-cell>
          <table:table-cell table:style-name="ce395" table:formula="of:=IF([.J618]=&quot;YES&quot;;[.E618];0)*IF([.I618]&gt;1;1;0)" office:value-type="float" office:value="0">
            <text:p>0</text:p>
          </table:table-cell>
          <table:table-cell table:style-name="ce80" table:formula="of:=IF([.J618]=&quot;YES&quot;;1;0)*IF([.I618]&gt;1;1;0)" office:value-type="float" office:value="0">
            <text:p>0</text:p>
          </table:table-cell>
          <table:table-cell table:style-name="ce80" table:formula="of:=IF([.F618]=&quot;Diamond&quot;;1;0)*[.N618]*IF([.I618]&gt;1;1;0)" office:value-type="float" office:value="0">
            <text:p>0</text:p>
          </table:table-cell>
          <table:table-cell table:style-name="ce80" table:formula="of:=IF([.F618]=&quot;Moeller&quot;;1;0)*[.N618]*IF([.I618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22">
            <text:p>9222</text:p>
          </table:table-cell>
          <table:table-cell table:style-name="ce164"/>
          <table:table-cell table:number-columns-repeated="2" table:style-name="ce184"/>
          <table:table-cell table:style-name="ce273" table:formula="of:=([.D619]-[.C619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19]=&quot;YES&quot;;[.I619];0)*IF([.I619]&gt;1;1;0)" office:value-type="float" office:value="0">
            <text:p>0</text:p>
          </table:table-cell>
          <table:table-cell table:style-name="ce395" table:formula="of:=IF([.J619]=&quot;YES&quot;;[.E619];0)*IF([.I619]&gt;1;1;0)" office:value-type="float" office:value="0">
            <text:p>0</text:p>
          </table:table-cell>
          <table:table-cell table:style-name="ce80" table:formula="of:=IF([.J619]=&quot;YES&quot;;1;0)*IF([.I619]&gt;1;1;0)" office:value-type="float" office:value="0">
            <text:p>0</text:p>
          </table:table-cell>
          <table:table-cell table:style-name="ce80" table:formula="of:=IF([.F619]=&quot;Diamond&quot;;1;0)*[.N619]*IF([.I619]&gt;1;1;0)" office:value-type="float" office:value="0">
            <text:p>0</text:p>
          </table:table-cell>
          <table:table-cell table:style-name="ce80" table:formula="of:=IF([.F619]=&quot;Moeller&quot;;1;0)*[.N619]*IF([.I619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23">
            <text:p>9223</text:p>
          </table:table-cell>
          <table:table-cell table:style-name="ce164"/>
          <table:table-cell table:number-columns-repeated="2" table:style-name="ce184"/>
          <table:table-cell table:style-name="ce273" table:formula="of:=([.D620]-[.C620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20]=&quot;YES&quot;;[.I620];0)*IF([.I620]&gt;1;1;0)" office:value-type="float" office:value="0">
            <text:p>0</text:p>
          </table:table-cell>
          <table:table-cell table:style-name="ce395" table:formula="of:=IF([.J620]=&quot;YES&quot;;[.E620];0)*IF([.I620]&gt;1;1;0)" office:value-type="float" office:value="0">
            <text:p>0</text:p>
          </table:table-cell>
          <table:table-cell table:style-name="ce80" table:formula="of:=IF([.J620]=&quot;YES&quot;;1;0)*IF([.I620]&gt;1;1;0)" office:value-type="float" office:value="0">
            <text:p>0</text:p>
          </table:table-cell>
          <table:table-cell table:style-name="ce80" table:formula="of:=IF([.F620]=&quot;Diamond&quot;;1;0)*[.N620]*IF([.I620]&gt;1;1;0)" office:value-type="float" office:value="0">
            <text:p>0</text:p>
          </table:table-cell>
          <table:table-cell table:style-name="ce80" table:formula="of:=IF([.F620]=&quot;Moeller&quot;;1;0)*[.N620]*IF([.I620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24">
            <text:p>9224</text:p>
          </table:table-cell>
          <table:table-cell table:style-name="ce164"/>
          <table:table-cell table:number-columns-repeated="2" table:style-name="ce184"/>
          <table:table-cell table:style-name="ce273" table:formula="of:=([.D621]-[.C621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21]=&quot;YES&quot;;[.I621];0)*IF([.I621]&gt;1;1;0)" office:value-type="float" office:value="0">
            <text:p>0</text:p>
          </table:table-cell>
          <table:table-cell table:style-name="ce395" table:formula="of:=IF([.J621]=&quot;YES&quot;;[.E621];0)*IF([.I621]&gt;1;1;0)" office:value-type="float" office:value="0">
            <text:p>0</text:p>
          </table:table-cell>
          <table:table-cell table:style-name="ce80" table:formula="of:=IF([.J621]=&quot;YES&quot;;1;0)*IF([.I621]&gt;1;1;0)" office:value-type="float" office:value="0">
            <text:p>0</text:p>
          </table:table-cell>
          <table:table-cell table:style-name="ce80" table:formula="of:=IF([.F621]=&quot;Diamond&quot;;1;0)*[.N621]*IF([.I621]&gt;1;1;0)" office:value-type="float" office:value="0">
            <text:p>0</text:p>
          </table:table-cell>
          <table:table-cell table:style-name="ce80" table:formula="of:=IF([.F621]=&quot;Moeller&quot;;1;0)*[.N621]*IF([.I621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25">
            <text:p>9225</text:p>
          </table:table-cell>
          <table:table-cell table:style-name="ce164"/>
          <table:table-cell table:number-columns-repeated="2" table:style-name="ce184"/>
          <table:table-cell table:style-name="ce273" table:formula="of:=([.D622]-[.C622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22]=&quot;YES&quot;;[.I622];0)*IF([.I622]&gt;1;1;0)" office:value-type="float" office:value="0">
            <text:p>0</text:p>
          </table:table-cell>
          <table:table-cell table:style-name="ce395" table:formula="of:=IF([.J622]=&quot;YES&quot;;[.E622];0)*IF([.I622]&gt;1;1;0)" office:value-type="float" office:value="0">
            <text:p>0</text:p>
          </table:table-cell>
          <table:table-cell table:style-name="ce80" table:formula="of:=IF([.J622]=&quot;YES&quot;;1;0)*IF([.I622]&gt;1;1;0)" office:value-type="float" office:value="0">
            <text:p>0</text:p>
          </table:table-cell>
          <table:table-cell table:style-name="ce80" table:formula="of:=IF([.F622]=&quot;Diamond&quot;;1;0)*[.N622]*IF([.I622]&gt;1;1;0)" office:value-type="float" office:value="0">
            <text:p>0</text:p>
          </table:table-cell>
          <table:table-cell table:style-name="ce80" table:formula="of:=IF([.F622]=&quot;Moeller&quot;;1;0)*[.N622]*IF([.I622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26">
            <text:p>9226</text:p>
          </table:table-cell>
          <table:table-cell table:style-name="ce164"/>
          <table:table-cell table:style-name="ce233"/>
          <table:table-cell table:style-name="ce184"/>
          <table:table-cell table:style-name="ce273" table:formula="of:=([.D623]-[.C623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23]=&quot;YES&quot;;[.I623];0)*IF([.I623]&gt;1;1;0)" office:value-type="float" office:value="0">
            <text:p>0</text:p>
          </table:table-cell>
          <table:table-cell table:style-name="ce395" table:formula="of:=IF([.J623]=&quot;YES&quot;;[.E623];0)*IF([.I623]&gt;1;1;0)" office:value-type="float" office:value="0">
            <text:p>0</text:p>
          </table:table-cell>
          <table:table-cell table:style-name="ce80" table:formula="of:=IF([.J623]=&quot;YES&quot;;1;0)*IF([.I623]&gt;1;1;0)" office:value-type="float" office:value="0">
            <text:p>0</text:p>
          </table:table-cell>
          <table:table-cell table:style-name="ce80" table:formula="of:=IF([.F623]=&quot;Diamond&quot;;1;0)*[.N623]*IF([.I623]&gt;1;1;0)" office:value-type="float" office:value="0">
            <text:p>0</text:p>
          </table:table-cell>
          <table:table-cell table:style-name="ce80" table:formula="of:=IF([.F623]=&quot;Moeller&quot;;1;0)*[.N623]*IF([.I623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27">
            <text:p>9227</text:p>
          </table:table-cell>
          <table:table-cell table:style-name="ce164"/>
          <table:table-cell table:style-name="ce233"/>
          <table:table-cell table:style-name="ce184"/>
          <table:table-cell table:style-name="ce273" table:formula="of:=([.D624]-[.C624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24]=&quot;YES&quot;;[.I624];0)*IF([.I624]&gt;1;1;0)" office:value-type="float" office:value="0">
            <text:p>0</text:p>
          </table:table-cell>
          <table:table-cell table:style-name="ce395" table:formula="of:=IF([.J624]=&quot;YES&quot;;[.E624];0)*IF([.I624]&gt;1;1;0)" office:value-type="float" office:value="0">
            <text:p>0</text:p>
          </table:table-cell>
          <table:table-cell table:style-name="ce80" table:formula="of:=IF([.J624]=&quot;YES&quot;;1;0)*IF([.I624]&gt;1;1;0)" office:value-type="float" office:value="0">
            <text:p>0</text:p>
          </table:table-cell>
          <table:table-cell table:style-name="ce80" table:formula="of:=IF([.F624]=&quot;Diamond&quot;;1;0)*[.N624]*IF([.I624]&gt;1;1;0)" office:value-type="float" office:value="0">
            <text:p>0</text:p>
          </table:table-cell>
          <table:table-cell table:style-name="ce80" table:formula="of:=IF([.F624]=&quot;Moeller&quot;;1;0)*[.N624]*IF([.I624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28">
            <text:p>9228</text:p>
          </table:table-cell>
          <table:table-cell table:style-name="ce164"/>
          <table:table-cell table:style-name="ce233"/>
          <table:table-cell table:style-name="ce184"/>
          <table:table-cell table:style-name="ce273" table:formula="of:=([.D625]-[.C625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25]=&quot;YES&quot;;[.I625];0)*IF([.I625]&gt;1;1;0)" office:value-type="float" office:value="0">
            <text:p>0</text:p>
          </table:table-cell>
          <table:table-cell table:style-name="ce395" table:formula="of:=IF([.J625]=&quot;YES&quot;;[.E625];0)*IF([.I625]&gt;1;1;0)" office:value-type="float" office:value="0">
            <text:p>0</text:p>
          </table:table-cell>
          <table:table-cell table:style-name="ce80" table:formula="of:=IF([.J625]=&quot;YES&quot;;1;0)*IF([.I625]&gt;1;1;0)" office:value-type="float" office:value="0">
            <text:p>0</text:p>
          </table:table-cell>
          <table:table-cell table:style-name="ce80" table:formula="of:=IF([.F625]=&quot;Diamond&quot;;1;0)*[.N625]*IF([.I625]&gt;1;1;0)" office:value-type="float" office:value="0">
            <text:p>0</text:p>
          </table:table-cell>
          <table:table-cell table:style-name="ce80" table:formula="of:=IF([.F625]=&quot;Moeller&quot;;1;0)*[.N625]*IF([.I625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29">
            <text:p>9229</text:p>
          </table:table-cell>
          <table:table-cell table:style-name="ce164"/>
          <table:table-cell table:style-name="ce233"/>
          <table:table-cell table:style-name="ce184"/>
          <table:table-cell table:style-name="ce273" table:formula="of:=([.D626]-[.C626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26]=&quot;YES&quot;;[.I626];0)*IF([.I626]&gt;1;1;0)" office:value-type="float" office:value="0">
            <text:p>0</text:p>
          </table:table-cell>
          <table:table-cell table:style-name="ce395" table:formula="of:=IF([.J626]=&quot;YES&quot;;[.E626];0)*IF([.I626]&gt;1;1;0)" office:value-type="float" office:value="0">
            <text:p>0</text:p>
          </table:table-cell>
          <table:table-cell table:style-name="ce80" table:formula="of:=IF([.J626]=&quot;YES&quot;;1;0)*IF([.I626]&gt;1;1;0)" office:value-type="float" office:value="0">
            <text:p>0</text:p>
          </table:table-cell>
          <table:table-cell table:style-name="ce80" table:formula="of:=IF([.F626]=&quot;Diamond&quot;;1;0)*[.N626]*IF([.I626]&gt;1;1;0)" office:value-type="float" office:value="0">
            <text:p>0</text:p>
          </table:table-cell>
          <table:table-cell table:style-name="ce80" table:formula="of:=IF([.F626]=&quot;Moeller&quot;;1;0)*[.N626]*IF([.I626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30">
            <text:p>9230</text:p>
          </table:table-cell>
          <table:table-cell table:style-name="ce164"/>
          <table:table-cell table:style-name="ce233"/>
          <table:table-cell table:style-name="ce184"/>
          <table:table-cell table:style-name="ce273" table:formula="of:=([.D627]-[.C627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27]=&quot;YES&quot;;[.I627];0)*IF([.I627]&gt;1;1;0)" office:value-type="float" office:value="0">
            <text:p>0</text:p>
          </table:table-cell>
          <table:table-cell table:style-name="ce395" table:formula="of:=IF([.J627]=&quot;YES&quot;;[.E627];0)*IF([.I627]&gt;1;1;0)" office:value-type="float" office:value="0">
            <text:p>0</text:p>
          </table:table-cell>
          <table:table-cell table:style-name="ce80" table:formula="of:=IF([.J627]=&quot;YES&quot;;1;0)*IF([.I627]&gt;1;1;0)" office:value-type="float" office:value="0">
            <text:p>0</text:p>
          </table:table-cell>
          <table:table-cell table:style-name="ce80" table:formula="of:=IF([.F627]=&quot;Diamond&quot;;1;0)*[.N627]*IF([.I627]&gt;1;1;0)" office:value-type="float" office:value="0">
            <text:p>0</text:p>
          </table:table-cell>
          <table:table-cell table:style-name="ce80" table:formula="of:=IF([.F627]=&quot;Moeller&quot;;1;0)*[.N627]*IF([.I627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31">
            <text:p>9231</text:p>
          </table:table-cell>
          <table:table-cell table:style-name="ce164"/>
          <table:table-cell table:style-name="ce233"/>
          <table:table-cell table:style-name="ce184"/>
          <table:table-cell table:style-name="ce273" table:formula="of:=([.D628]-[.C628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28]=&quot;YES&quot;;[.I628];0)*IF([.I628]&gt;1;1;0)" office:value-type="float" office:value="0">
            <text:p>0</text:p>
          </table:table-cell>
          <table:table-cell table:style-name="ce395" table:formula="of:=IF([.J628]=&quot;YES&quot;;[.E628];0)*IF([.I628]&gt;1;1;0)" office:value-type="float" office:value="0">
            <text:p>0</text:p>
          </table:table-cell>
          <table:table-cell table:style-name="ce80" table:formula="of:=IF([.J628]=&quot;YES&quot;;1;0)*IF([.I628]&gt;1;1;0)" office:value-type="float" office:value="0">
            <text:p>0</text:p>
          </table:table-cell>
          <table:table-cell table:style-name="ce80" table:formula="of:=IF([.F628]=&quot;Diamond&quot;;1;0)*[.N628]*IF([.I628]&gt;1;1;0)" office:value-type="float" office:value="0">
            <text:p>0</text:p>
          </table:table-cell>
          <table:table-cell table:style-name="ce80" table:formula="of:=IF([.F628]=&quot;Moeller&quot;;1;0)*[.N628]*IF([.I628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32">
            <text:p>9232</text:p>
          </table:table-cell>
          <table:table-cell table:style-name="ce164"/>
          <table:table-cell table:style-name="ce233"/>
          <table:table-cell table:style-name="ce184"/>
          <table:table-cell table:style-name="ce273" table:formula="of:=([.D629]-[.C629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29]=&quot;YES&quot;;[.I629];0)*IF([.I629]&gt;1;1;0)" office:value-type="float" office:value="0">
            <text:p>0</text:p>
          </table:table-cell>
          <table:table-cell table:style-name="ce395" table:formula="of:=IF([.J629]=&quot;YES&quot;;[.E629];0)*IF([.I629]&gt;1;1;0)" office:value-type="float" office:value="0">
            <text:p>0</text:p>
          </table:table-cell>
          <table:table-cell table:style-name="ce80" table:formula="of:=IF([.J629]=&quot;YES&quot;;1;0)*IF([.I629]&gt;1;1;0)" office:value-type="float" office:value="0">
            <text:p>0</text:p>
          </table:table-cell>
          <table:table-cell table:style-name="ce80" table:formula="of:=IF([.F629]=&quot;Diamond&quot;;1;0)*[.N629]*IF([.I629]&gt;1;1;0)" office:value-type="float" office:value="0">
            <text:p>0</text:p>
          </table:table-cell>
          <table:table-cell table:style-name="ce80" table:formula="of:=IF([.F629]=&quot;Moeller&quot;;1;0)*[.N629]*IF([.I629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33">
            <text:p>9233</text:p>
          </table:table-cell>
          <table:table-cell table:style-name="ce164"/>
          <table:table-cell table:style-name="ce233"/>
          <table:table-cell table:style-name="ce184"/>
          <table:table-cell table:style-name="ce273" table:formula="of:=([.D630]-[.C630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30]=&quot;YES&quot;;[.I630];0)*IF([.I630]&gt;1;1;0)" office:value-type="float" office:value="0">
            <text:p>0</text:p>
          </table:table-cell>
          <table:table-cell table:style-name="ce395" table:formula="of:=IF([.J630]=&quot;YES&quot;;[.E630];0)*IF([.I630]&gt;1;1;0)" office:value-type="float" office:value="0">
            <text:p>0</text:p>
          </table:table-cell>
          <table:table-cell table:style-name="ce80" table:formula="of:=IF([.J630]=&quot;YES&quot;;1;0)*IF([.I630]&gt;1;1;0)" office:value-type="float" office:value="0">
            <text:p>0</text:p>
          </table:table-cell>
          <table:table-cell table:style-name="ce80" table:formula="of:=IF([.F630]=&quot;Diamond&quot;;1;0)*[.N630]*IF([.I630]&gt;1;1;0)" office:value-type="float" office:value="0">
            <text:p>0</text:p>
          </table:table-cell>
          <table:table-cell table:style-name="ce80" table:formula="of:=IF([.F630]=&quot;Moeller&quot;;1;0)*[.N630]*IF([.I630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34">
            <text:p>9234</text:p>
          </table:table-cell>
          <table:table-cell table:style-name="ce164"/>
          <table:table-cell table:style-name="ce233"/>
          <table:table-cell table:style-name="ce184"/>
          <table:table-cell table:style-name="ce273" table:formula="of:=([.D631]-[.C631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31]=&quot;YES&quot;;[.I631];0)*IF([.I631]&gt;1;1;0)" office:value-type="float" office:value="0">
            <text:p>0</text:p>
          </table:table-cell>
          <table:table-cell table:style-name="ce395" table:formula="of:=IF([.J631]=&quot;YES&quot;;[.E631];0)*IF([.I631]&gt;1;1;0)" office:value-type="float" office:value="0">
            <text:p>0</text:p>
          </table:table-cell>
          <table:table-cell table:style-name="ce80" table:formula="of:=IF([.J631]=&quot;YES&quot;;1;0)*IF([.I631]&gt;1;1;0)" office:value-type="float" office:value="0">
            <text:p>0</text:p>
          </table:table-cell>
          <table:table-cell table:style-name="ce80" table:formula="of:=IF([.F631]=&quot;Diamond&quot;;1;0)*[.N631]*IF([.I631]&gt;1;1;0)" office:value-type="float" office:value="0">
            <text:p>0</text:p>
          </table:table-cell>
          <table:table-cell table:style-name="ce80" table:formula="of:=IF([.F631]=&quot;Moeller&quot;;1;0)*[.N631]*IF([.I631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 office:value-type="float" office:value="9235">
            <text:p>9235</text:p>
          </table:table-cell>
          <table:table-cell table:style-name="ce164"/>
          <table:table-cell table:style-name="ce233"/>
          <table:table-cell table:style-name="ce184"/>
          <table:table-cell table:style-name="ce273" table:formula="of:=([.D632]-[.C632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32]=&quot;YES&quot;;[.I632];0)*IF([.I632]&gt;1;1;0)" office:value-type="float" office:value="0">
            <text:p>0</text:p>
          </table:table-cell>
          <table:table-cell table:style-name="ce395" table:formula="of:=IF([.J632]=&quot;YES&quot;;[.E632];0)*IF([.I632]&gt;1;1;0)" office:value-type="float" office:value="0">
            <text:p>0</text:p>
          </table:table-cell>
          <table:table-cell table:style-name="ce80" table:formula="of:=IF([.J632]=&quot;YES&quot;;1;0)*IF([.I632]&gt;1;1;0)" office:value-type="float" office:value="0">
            <text:p>0</text:p>
          </table:table-cell>
          <table:table-cell table:style-name="ce80" table:formula="of:=IF([.F632]=&quot;Diamond&quot;;1;0)*[.N632]*IF([.I632]&gt;1;1;0)" office:value-type="float" office:value="0">
            <text:p>0</text:p>
          </table:table-cell>
          <table:table-cell table:style-name="ce80" table:formula="of:=IF([.F632]=&quot;Moeller&quot;;1;0)*[.N632]*IF([.I632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style-name="ce233"/>
          <table:table-cell table:style-name="ce184"/>
          <table:table-cell table:style-name="ce273" table:formula="of:=([.D633]-[.C633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33]=&quot;YES&quot;;[.I633];0)*IF([.I633]&gt;1;1;0)" office:value-type="float" office:value="0">
            <text:p>0</text:p>
          </table:table-cell>
          <table:table-cell table:style-name="ce395" table:formula="of:=IF([.J633]=&quot;YES&quot;;[.E633];0)*IF([.I633]&gt;1;1;0)" office:value-type="float" office:value="0">
            <text:p>0</text:p>
          </table:table-cell>
          <table:table-cell table:style-name="ce80" table:formula="of:=IF([.J633]=&quot;YES&quot;;1;0)*IF([.I633]&gt;1;1;0)" office:value-type="float" office:value="0">
            <text:p>0</text:p>
          </table:table-cell>
          <table:table-cell table:style-name="ce80" table:formula="of:=IF([.F633]=&quot;Diamond&quot;;1;0)*[.N633]*IF([.I633]&gt;1;1;0)" office:value-type="float" office:value="0">
            <text:p>0</text:p>
          </table:table-cell>
          <table:table-cell table:style-name="ce80" table:formula="of:=IF([.F633]=&quot;Moeller&quot;;1;0)*[.N633]*IF([.I633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style-name="ce233"/>
          <table:table-cell table:style-name="ce184"/>
          <table:table-cell table:style-name="ce273" table:formula="of:=([.D634]-[.C634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34]=&quot;YES&quot;;[.I634];0)*IF([.I634]&gt;1;1;0)" office:value-type="float" office:value="0">
            <text:p>0</text:p>
          </table:table-cell>
          <table:table-cell table:style-name="ce395" table:formula="of:=IF([.J634]=&quot;YES&quot;;[.E634];0)*IF([.I634]&gt;1;1;0)" office:value-type="float" office:value="0">
            <text:p>0</text:p>
          </table:table-cell>
          <table:table-cell table:style-name="ce80" table:formula="of:=IF([.J634]=&quot;YES&quot;;1;0)*IF([.I634]&gt;1;1;0)" office:value-type="float" office:value="0">
            <text:p>0</text:p>
          </table:table-cell>
          <table:table-cell table:style-name="ce80" table:formula="of:=IF([.F634]=&quot;Diamond&quot;;1;0)*[.N634]*IF([.I634]&gt;1;1;0)" office:value-type="float" office:value="0">
            <text:p>0</text:p>
          </table:table-cell>
          <table:table-cell table:style-name="ce80" table:formula="of:=IF([.F634]=&quot;Moeller&quot;;1;0)*[.N634]*IF([.I634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35]-[.C635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35]=&quot;YES&quot;;[.I635];0)*IF([.I635]&gt;1;1;0)" office:value-type="float" office:value="0">
            <text:p>0</text:p>
          </table:table-cell>
          <table:table-cell table:style-name="ce395" table:formula="of:=IF([.J635]=&quot;YES&quot;;[.E635];0)*IF([.I635]&gt;1;1;0)" office:value-type="float" office:value="0">
            <text:p>0</text:p>
          </table:table-cell>
          <table:table-cell table:style-name="ce80" table:formula="of:=IF([.J635]=&quot;YES&quot;;1;0)*IF([.I635]&gt;1;1;0)" office:value-type="float" office:value="0">
            <text:p>0</text:p>
          </table:table-cell>
          <table:table-cell table:style-name="ce80" table:formula="of:=IF([.F635]=&quot;Diamond&quot;;1;0)*[.N635]*IF([.I635]&gt;1;1;0)" office:value-type="float" office:value="0">
            <text:p>0</text:p>
          </table:table-cell>
          <table:table-cell table:style-name="ce80" table:formula="of:=IF([.F635]=&quot;Moeller&quot;;1;0)*[.N635]*IF([.I635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36]-[.C636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36]=&quot;YES&quot;;[.I636];0)*IF([.I636]&gt;1;1;0)" office:value-type="float" office:value="0">
            <text:p>0</text:p>
          </table:table-cell>
          <table:table-cell table:style-name="ce395" table:formula="of:=IF([.J636]=&quot;YES&quot;;[.E636];0)*IF([.I636]&gt;1;1;0)" office:value-type="float" office:value="0">
            <text:p>0</text:p>
          </table:table-cell>
          <table:table-cell table:style-name="ce80" table:formula="of:=IF([.J636]=&quot;YES&quot;;1;0)*IF([.I636]&gt;1;1;0)" office:value-type="float" office:value="0">
            <text:p>0</text:p>
          </table:table-cell>
          <table:table-cell table:style-name="ce80" table:formula="of:=IF([.F636]=&quot;Diamond&quot;;1;0)*[.N636]*IF([.I636]&gt;1;1;0)" office:value-type="float" office:value="0">
            <text:p>0</text:p>
          </table:table-cell>
          <table:table-cell table:style-name="ce80" table:formula="of:=IF([.F636]=&quot;Moeller&quot;;1;0)*[.N636]*IF([.I636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37]-[.C637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37]=&quot;YES&quot;;[.I637];0)*IF([.I637]&gt;1;1;0)" office:value-type="float" office:value="0">
            <text:p>0</text:p>
          </table:table-cell>
          <table:table-cell table:style-name="ce395" table:formula="of:=IF([.J637]=&quot;YES&quot;;[.E637];0)*IF([.I637]&gt;1;1;0)" office:value-type="float" office:value="0">
            <text:p>0</text:p>
          </table:table-cell>
          <table:table-cell table:style-name="ce80" table:formula="of:=IF([.J637]=&quot;YES&quot;;1;0)*IF([.I637]&gt;1;1;0)" office:value-type="float" office:value="0">
            <text:p>0</text:p>
          </table:table-cell>
          <table:table-cell table:style-name="ce80" table:formula="of:=IF([.F637]=&quot;Diamond&quot;;1;0)*[.N637]*IF([.I637]&gt;1;1;0)" office:value-type="float" office:value="0">
            <text:p>0</text:p>
          </table:table-cell>
          <table:table-cell table:style-name="ce80" table:formula="of:=IF([.F637]=&quot;Moeller&quot;;1;0)*[.N637]*IF([.I637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38]-[.C638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38]=&quot;YES&quot;;[.I638];0)*IF([.I638]&gt;1;1;0)" office:value-type="float" office:value="0">
            <text:p>0</text:p>
          </table:table-cell>
          <table:table-cell table:style-name="ce395" table:formula="of:=IF([.J638]=&quot;YES&quot;;[.E638];0)*IF([.I638]&gt;1;1;0)" office:value-type="float" office:value="0">
            <text:p>0</text:p>
          </table:table-cell>
          <table:table-cell table:style-name="ce80" table:formula="of:=IF([.J638]=&quot;YES&quot;;1;0)*IF([.I638]&gt;1;1;0)" office:value-type="float" office:value="0">
            <text:p>0</text:p>
          </table:table-cell>
          <table:table-cell table:style-name="ce80" table:formula="of:=IF([.F638]=&quot;Diamond&quot;;1;0)*[.N638]*IF([.I638]&gt;1;1;0)" office:value-type="float" office:value="0">
            <text:p>0</text:p>
          </table:table-cell>
          <table:table-cell table:style-name="ce80" table:formula="of:=IF([.F638]=&quot;Moeller&quot;;1;0)*[.N638]*IF([.I638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39]-[.C639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39]=&quot;YES&quot;;[.I639];0)*IF([.I639]&gt;1;1;0)" office:value-type="float" office:value="0">
            <text:p>0</text:p>
          </table:table-cell>
          <table:table-cell table:style-name="ce395" table:formula="of:=IF([.J639]=&quot;YES&quot;;[.E639];0)*IF([.I639]&gt;1;1;0)" office:value-type="float" office:value="0">
            <text:p>0</text:p>
          </table:table-cell>
          <table:table-cell table:style-name="ce80" table:formula="of:=IF([.J639]=&quot;YES&quot;;1;0)*IF([.I639]&gt;1;1;0)" office:value-type="float" office:value="0">
            <text:p>0</text:p>
          </table:table-cell>
          <table:table-cell table:style-name="ce80" table:formula="of:=IF([.F639]=&quot;Diamond&quot;;1;0)*[.N639]*IF([.I639]&gt;1;1;0)" office:value-type="float" office:value="0">
            <text:p>0</text:p>
          </table:table-cell>
          <table:table-cell table:style-name="ce80" table:formula="of:=IF([.F639]=&quot;Moeller&quot;;1;0)*[.N639]*IF([.I639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40]-[.C640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40]=&quot;YES&quot;;[.I640];0)*IF([.I640]&gt;1;1;0)" office:value-type="float" office:value="0">
            <text:p>0</text:p>
          </table:table-cell>
          <table:table-cell table:style-name="ce395" table:formula="of:=IF([.J640]=&quot;YES&quot;;[.E640];0)*IF([.I640]&gt;1;1;0)" office:value-type="float" office:value="0">
            <text:p>0</text:p>
          </table:table-cell>
          <table:table-cell table:style-name="ce80" table:formula="of:=IF([.J640]=&quot;YES&quot;;1;0)*IF([.I640]&gt;1;1;0)" office:value-type="float" office:value="0">
            <text:p>0</text:p>
          </table:table-cell>
          <table:table-cell table:style-name="ce80" table:formula="of:=IF([.F640]=&quot;Diamond&quot;;1;0)*[.N640]*IF([.I640]&gt;1;1;0)" office:value-type="float" office:value="0">
            <text:p>0</text:p>
          </table:table-cell>
          <table:table-cell table:style-name="ce80" table:formula="of:=IF([.F640]=&quot;Moeller&quot;;1;0)*[.N640]*IF([.I640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41]-[.C641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41]=&quot;YES&quot;;[.I641];0)*IF([.I641]&gt;1;1;0)" office:value-type="float" office:value="0">
            <text:p>0</text:p>
          </table:table-cell>
          <table:table-cell table:style-name="ce395" table:formula="of:=IF([.J641]=&quot;YES&quot;;[.E641];0)*IF([.I641]&gt;1;1;0)" office:value-type="float" office:value="0">
            <text:p>0</text:p>
          </table:table-cell>
          <table:table-cell table:style-name="ce80" table:formula="of:=IF([.J641]=&quot;YES&quot;;1;0)*IF([.I641]&gt;1;1;0)" office:value-type="float" office:value="0">
            <text:p>0</text:p>
          </table:table-cell>
          <table:table-cell table:style-name="ce80" table:formula="of:=IF([.F641]=&quot;Diamond&quot;;1;0)*[.N641]*IF([.I641]&gt;1;1;0)" office:value-type="float" office:value="0">
            <text:p>0</text:p>
          </table:table-cell>
          <table:table-cell table:style-name="ce80" table:formula="of:=IF([.F641]=&quot;Moeller&quot;;1;0)*[.N641]*IF([.I641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42]-[.C642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42]=&quot;YES&quot;;[.I642];0)*IF([.I642]&gt;1;1;0)" office:value-type="float" office:value="0">
            <text:p>0</text:p>
          </table:table-cell>
          <table:table-cell table:style-name="ce395" table:formula="of:=IF([.J642]=&quot;YES&quot;;[.E642];0)*IF([.I642]&gt;1;1;0)" office:value-type="float" office:value="0">
            <text:p>0</text:p>
          </table:table-cell>
          <table:table-cell table:style-name="ce80" table:formula="of:=IF([.J642]=&quot;YES&quot;;1;0)*IF([.I642]&gt;1;1;0)" office:value-type="float" office:value="0">
            <text:p>0</text:p>
          </table:table-cell>
          <table:table-cell table:style-name="ce80" table:formula="of:=IF([.F642]=&quot;Diamond&quot;;1;0)*[.N642]*IF([.I642]&gt;1;1;0)" office:value-type="float" office:value="0">
            <text:p>0</text:p>
          </table:table-cell>
          <table:table-cell table:style-name="ce80" table:formula="of:=IF([.F642]=&quot;Moeller&quot;;1;0)*[.N642]*IF([.I642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43]-[.C643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43]=&quot;YES&quot;;[.I643];0)*IF([.I643]&gt;1;1;0)" office:value-type="float" office:value="0">
            <text:p>0</text:p>
          </table:table-cell>
          <table:table-cell table:style-name="ce395" table:formula="of:=IF([.J643]=&quot;YES&quot;;[.E643];0)*IF([.I643]&gt;1;1;0)" office:value-type="float" office:value="0">
            <text:p>0</text:p>
          </table:table-cell>
          <table:table-cell table:style-name="ce80" table:formula="of:=IF([.J643]=&quot;YES&quot;;1;0)*IF([.I643]&gt;1;1;0)" office:value-type="float" office:value="0">
            <text:p>0</text:p>
          </table:table-cell>
          <table:table-cell table:style-name="ce80" table:formula="of:=IF([.F643]=&quot;Diamond&quot;;1;0)*[.N643]*IF([.I643]&gt;1;1;0)" office:value-type="float" office:value="0">
            <text:p>0</text:p>
          </table:table-cell>
          <table:table-cell table:style-name="ce80" table:formula="of:=IF([.F643]=&quot;Moeller&quot;;1;0)*[.N643]*IF([.I643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44]-[.C644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44]=&quot;YES&quot;;[.I644];0)*IF([.I644]&gt;1;1;0)" office:value-type="float" office:value="0">
            <text:p>0</text:p>
          </table:table-cell>
          <table:table-cell table:style-name="ce395" table:formula="of:=IF([.J644]=&quot;YES&quot;;[.E644];0)*IF([.I644]&gt;1;1;0)" office:value-type="float" office:value="0">
            <text:p>0</text:p>
          </table:table-cell>
          <table:table-cell table:style-name="ce80" table:formula="of:=IF([.J644]=&quot;YES&quot;;1;0)*IF([.I644]&gt;1;1;0)" office:value-type="float" office:value="0">
            <text:p>0</text:p>
          </table:table-cell>
          <table:table-cell table:style-name="ce80" table:formula="of:=IF([.F644]=&quot;Diamond&quot;;1;0)*[.N644]*IF([.I644]&gt;1;1;0)" office:value-type="float" office:value="0">
            <text:p>0</text:p>
          </table:table-cell>
          <table:table-cell table:style-name="ce80" table:formula="of:=IF([.F644]=&quot;Moeller&quot;;1;0)*[.N644]*IF([.I644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45]-[.C645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45]=&quot;YES&quot;;[.I645];0)*IF([.I645]&gt;1;1;0)" office:value-type="float" office:value="0">
            <text:p>0</text:p>
          </table:table-cell>
          <table:table-cell table:style-name="ce395" table:formula="of:=IF([.J645]=&quot;YES&quot;;[.E645];0)*IF([.I645]&gt;1;1;0)" office:value-type="float" office:value="0">
            <text:p>0</text:p>
          </table:table-cell>
          <table:table-cell table:style-name="ce80" table:formula="of:=IF([.J645]=&quot;YES&quot;;1;0)*IF([.I645]&gt;1;1;0)" office:value-type="float" office:value="0">
            <text:p>0</text:p>
          </table:table-cell>
          <table:table-cell table:style-name="ce80" table:formula="of:=IF([.F645]=&quot;Diamond&quot;;1;0)*[.N645]*IF([.I645]&gt;1;1;0)" office:value-type="float" office:value="0">
            <text:p>0</text:p>
          </table:table-cell>
          <table:table-cell table:style-name="ce80" table:formula="of:=IF([.F645]=&quot;Moeller&quot;;1;0)*[.N645]*IF([.I645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46]-[.C646])*24*60" office:value-type="float" office:value="0">
            <text:p>0</text:p>
          </table:table-cell>
          <table:table-cell table:style-name="ce164"/>
          <table:table-cell table:style-name="ce164" table:number-columns-repeated="2"/>
          <table:table-cell table:number-columns-repeated="2" table:style-name="ce164"/>
          <table:table-cell table:style-name="ce166"/>
          <table:table-cell table:style-name="ce395" table:formula="of:=IF([.J646]=&quot;YES&quot;;[.I646];0)*IF([.I646]&gt;1;1;0)" office:value-type="float" office:value="0">
            <text:p>0</text:p>
          </table:table-cell>
          <table:table-cell table:style-name="ce395" table:formula="of:=IF([.J646]=&quot;YES&quot;;[.E646];0)*IF([.I646]&gt;1;1;0)" office:value-type="float" office:value="0">
            <text:p>0</text:p>
          </table:table-cell>
          <table:table-cell table:style-name="ce80" table:formula="of:=IF([.J646]=&quot;YES&quot;;1;0)*IF([.I646]&gt;1;1;0)" office:value-type="float" office:value="0">
            <text:p>0</text:p>
          </table:table-cell>
          <table:table-cell table:style-name="ce80" table:formula="of:=IF([.F646]=&quot;Diamond&quot;;1;0)*[.N646]*IF([.I646]&gt;1;1;0)" office:value-type="float" office:value="0">
            <text:p>0</text:p>
          </table:table-cell>
          <table:table-cell table:style-name="ce80" table:formula="of:=IF([.F646]=&quot;Moeller&quot;;1;0)*[.N646]*IF([.I646]&gt;1;1;0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47]-[.C647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47]=&quot;YES&quot;;[.I647];0)*IF([.I647]&gt;1;1;0)" office:value-type="float" office:value="0">
            <text:p>0</text:p>
          </table:table-cell>
          <table:table-cell table:style-name="ce395" table:formula="of:=IF([.J647]=&quot;YES&quot;;[.E647];0)*IF([.I647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48]-[.C648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48]=&quot;YES&quot;;[.I648];0)*IF([.I648]&gt;1;1;0)" office:value-type="float" office:value="0">
            <text:p>0</text:p>
          </table:table-cell>
          <table:table-cell table:style-name="ce395" table:formula="of:=IF([.J648]=&quot;YES&quot;;[.E648];0)*IF([.I648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49]-[.C649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49]=&quot;YES&quot;;[.I649];0)*IF([.I649]&gt;1;1;0)" office:value-type="float" office:value="0">
            <text:p>0</text:p>
          </table:table-cell>
          <table:table-cell table:style-name="ce395" table:formula="of:=IF([.J649]=&quot;YES&quot;;[.E649];0)*IF([.I649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50]-[.C650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50]=&quot;YES&quot;;[.I650];0)*IF([.I650]&gt;1;1;0)" office:value-type="float" office:value="0">
            <text:p>0</text:p>
          </table:table-cell>
          <table:table-cell table:style-name="ce395" table:formula="of:=IF([.J650]=&quot;YES&quot;;[.E650];0)*IF([.I650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51]-[.C651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51]=&quot;YES&quot;;[.I651];0)*IF([.I651]&gt;1;1;0)" office:value-type="float" office:value="0">
            <text:p>0</text:p>
          </table:table-cell>
          <table:table-cell table:style-name="ce395" table:formula="of:=IF([.J651]=&quot;YES&quot;;[.E651];0)*IF([.I651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52]-[.C652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52]=&quot;YES&quot;;[.I652];0)*IF([.I652]&gt;1;1;0)" office:value-type="float" office:value="0">
            <text:p>0</text:p>
          </table:table-cell>
          <table:table-cell table:style-name="ce395" table:formula="of:=IF([.J652]=&quot;YES&quot;;[.E652];0)*IF([.I652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53]-[.C653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53]=&quot;YES&quot;;[.I653];0)*IF([.I653]&gt;1;1;0)" office:value-type="float" office:value="0">
            <text:p>0</text:p>
          </table:table-cell>
          <table:table-cell table:style-name="ce395" table:formula="of:=IF([.J653]=&quot;YES&quot;;[.E653];0)*IF([.I653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54]-[.C654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54]=&quot;YES&quot;;[.I654];0)*IF([.I654]&gt;1;1;0)" office:value-type="float" office:value="0">
            <text:p>0</text:p>
          </table:table-cell>
          <table:table-cell table:style-name="ce395" table:formula="of:=IF([.J654]=&quot;YES&quot;;[.E654];0)*IF([.I654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55]-[.C655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55]=&quot;YES&quot;;[.I655];0)*IF([.I655]&gt;1;1;0)" office:value-type="float" office:value="0">
            <text:p>0</text:p>
          </table:table-cell>
          <table:table-cell table:style-name="ce395" table:formula="of:=IF([.J655]=&quot;YES&quot;;[.E655];0)*IF([.I655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56]-[.C656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56]=&quot;YES&quot;;[.I656];0)*IF([.I656]&gt;1;1;0)" office:value-type="float" office:value="0">
            <text:p>0</text:p>
          </table:table-cell>
          <table:table-cell table:style-name="ce395" table:formula="of:=IF([.J656]=&quot;YES&quot;;[.E656];0)*IF([.I656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57]-[.C657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57]=&quot;YES&quot;;[.I657];0)*IF([.I657]&gt;1;1;0)" office:value-type="float" office:value="0">
            <text:p>0</text:p>
          </table:table-cell>
          <table:table-cell table:style-name="ce395" table:formula="of:=IF([.J657]=&quot;YES&quot;;[.E657];0)*IF([.I657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58]-[.C658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58]=&quot;YES&quot;;[.I658];0)*IF([.I658]&gt;1;1;0)" office:value-type="float" office:value="0">
            <text:p>0</text:p>
          </table:table-cell>
          <table:table-cell table:style-name="ce395" table:formula="of:=IF([.J658]=&quot;YES&quot;;[.E658];0)*IF([.I658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59]-[.C659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59]=&quot;YES&quot;;[.I659];0)*IF([.I659]&gt;1;1;0)" office:value-type="float" office:value="0">
            <text:p>0</text:p>
          </table:table-cell>
          <table:table-cell table:style-name="ce395" table:formula="of:=IF([.J659]=&quot;YES&quot;;[.E659];0)*IF([.I659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60]-[.C660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60]=&quot;YES&quot;;[.I660];0)*IF([.I660]&gt;1;1;0)" office:value-type="float" office:value="0">
            <text:p>0</text:p>
          </table:table-cell>
          <table:table-cell table:style-name="ce395" table:formula="of:=IF([.J660]=&quot;YES&quot;;[.E660];0)*IF([.I660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61]-[.C661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61]=&quot;YES&quot;;[.I661];0)*IF([.I661]&gt;1;1;0)" office:value-type="float" office:value="0">
            <text:p>0</text:p>
          </table:table-cell>
          <table:table-cell table:style-name="ce395" table:formula="of:=IF([.J661]=&quot;YES&quot;;[.E661];0)*IF([.I661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62]-[.C662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62]=&quot;YES&quot;;[.I662];0)*IF([.I662]&gt;1;1;0)" office:value-type="float" office:value="0">
            <text:p>0</text:p>
          </table:table-cell>
          <table:table-cell table:style-name="ce395" table:formula="of:=IF([.J662]=&quot;YES&quot;;[.E662];0)*IF([.I662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63]-[.C663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63]=&quot;YES&quot;;[.I663];0)*IF([.I663]&gt;1;1;0)" office:value-type="float" office:value="0">
            <text:p>0</text:p>
          </table:table-cell>
          <table:table-cell table:style-name="ce395" table:formula="of:=IF([.J663]=&quot;YES&quot;;[.E663];0)*IF([.I663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64]-[.C664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64]=&quot;YES&quot;;[.I664];0)*IF([.I664]&gt;1;1;0)" office:value-type="float" office:value="0">
            <text:p>0</text:p>
          </table:table-cell>
          <table:table-cell table:style-name="ce395" table:formula="of:=IF([.J664]=&quot;YES&quot;;[.E664];0)*IF([.I664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65]-[.C665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65]=&quot;YES&quot;;[.I665];0)*IF([.I665]&gt;1;1;0)" office:value-type="float" office:value="0">
            <text:p>0</text:p>
          </table:table-cell>
          <table:table-cell table:style-name="ce395" table:formula="of:=IF([.J665]=&quot;YES&quot;;[.E665];0)*IF([.I665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66]-[.C666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66]=&quot;YES&quot;;[.I666];0)*IF([.I666]&gt;1;1;0)" office:value-type="float" office:value="0">
            <text:p>0</text:p>
          </table:table-cell>
          <table:table-cell table:style-name="ce395" table:formula="of:=IF([.J666]=&quot;YES&quot;;[.E666];0)*IF([.I666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67]-[.C667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67]=&quot;YES&quot;;[.I667];0)*IF([.I667]&gt;1;1;0)" office:value-type="float" office:value="0">
            <text:p>0</text:p>
          </table:table-cell>
          <table:table-cell table:style-name="ce395" table:formula="of:=IF([.J667]=&quot;YES&quot;;[.E667];0)*IF([.I667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68]-[.C668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68]=&quot;YES&quot;;[.I668];0)*IF([.I668]&gt;1;1;0)" office:value-type="float" office:value="0">
            <text:p>0</text:p>
          </table:table-cell>
          <table:table-cell table:style-name="ce395" table:formula="of:=IF([.J668]=&quot;YES&quot;;[.E668];0)*IF([.I668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69]-[.C669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69]=&quot;YES&quot;;[.I669];0)*IF([.I669]&gt;1;1;0)" office:value-type="float" office:value="0">
            <text:p>0</text:p>
          </table:table-cell>
          <table:table-cell table:style-name="ce395" table:formula="of:=IF([.J669]=&quot;YES&quot;;[.E669];0)*IF([.I669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70]-[.C670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70]=&quot;YES&quot;;[.I670];0)*IF([.I670]&gt;1;1;0)" office:value-type="float" office:value="0">
            <text:p>0</text:p>
          </table:table-cell>
          <table:table-cell table:style-name="ce395" table:formula="of:=IF([.J670]=&quot;YES&quot;;[.E670];0)*IF([.I670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71]-[.C671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71]=&quot;YES&quot;;[.I671];0)*IF([.I671]&gt;1;1;0)" office:value-type="float" office:value="0">
            <text:p>0</text:p>
          </table:table-cell>
          <table:table-cell table:style-name="ce395" table:formula="of:=IF([.J671]=&quot;YES&quot;;[.E671];0)*IF([.I671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72]-[.C672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72]=&quot;YES&quot;;[.I672];0)*IF([.I672]&gt;1;1;0)" office:value-type="float" office:value="0">
            <text:p>0</text:p>
          </table:table-cell>
          <table:table-cell table:style-name="ce395" table:formula="of:=IF([.J672]=&quot;YES&quot;;[.E672];0)*IF([.I672]&gt;1;1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73]-[.C673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73]=&quot;YES&quot;;[.I673];0)" office:value-type="float" office:value="0">
            <text:p>0</text:p>
          </table:table-cell>
          <table:table-cell table:style-name="ce395" table:formula="of:=IF([.J673]=&quot;YES&quot;;[.E673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74]-[.C674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74]=&quot;YES&quot;;[.I674];0)" office:value-type="float" office:value="0">
            <text:p>0</text:p>
          </table:table-cell>
          <table:table-cell table:style-name="ce395" table:formula="of:=IF([.J674]=&quot;YES&quot;;[.E674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75]-[.C675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75]=&quot;YES&quot;;[.I675];0)" office:value-type="float" office:value="0">
            <text:p>0</text:p>
          </table:table-cell>
          <table:table-cell table:style-name="ce395" table:formula="of:=IF([.J675]=&quot;YES&quot;;[.E675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76]-[.C676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76]=&quot;YES&quot;;[.I676];0)" office:value-type="float" office:value="0">
            <text:p>0</text:p>
          </table:table-cell>
          <table:table-cell table:style-name="ce395" table:formula="of:=IF([.J676]=&quot;YES&quot;;[.E676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77]-[.C677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77]=&quot;YES&quot;;[.I677];0)" office:value-type="float" office:value="0">
            <text:p>0</text:p>
          </table:table-cell>
          <table:table-cell table:style-name="ce395" table:formula="of:=IF([.J677]=&quot;YES&quot;;[.E677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78]-[.C678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78]=&quot;YES&quot;;[.I678];0)" office:value-type="float" office:value="0">
            <text:p>0</text:p>
          </table:table-cell>
          <table:table-cell table:style-name="ce395" table:formula="of:=IF([.J678]=&quot;YES&quot;;[.E678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79]-[.C679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79]=&quot;YES&quot;;[.I679];0)" office:value-type="float" office:value="0">
            <text:p>0</text:p>
          </table:table-cell>
          <table:table-cell table:style-name="ce395" table:formula="of:=IF([.J679]=&quot;YES&quot;;[.E679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80]-[.C680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80]=&quot;YES&quot;;[.I680];0)" office:value-type="float" office:value="0">
            <text:p>0</text:p>
          </table:table-cell>
          <table:table-cell table:style-name="ce395" table:formula="of:=IF([.J680]=&quot;YES&quot;;[.E680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81]-[.C681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81]=&quot;YES&quot;;[.I681];0)" office:value-type="float" office:value="0">
            <text:p>0</text:p>
          </table:table-cell>
          <table:table-cell table:style-name="ce395" table:formula="of:=IF([.J681]=&quot;YES&quot;;[.E681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82]-[.C682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82]=&quot;YES&quot;;[.I682];0)" office:value-type="float" office:value="0">
            <text:p>0</text:p>
          </table:table-cell>
          <table:table-cell table:style-name="ce395" table:formula="of:=IF([.J682]=&quot;YES&quot;;[.E682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83]-[.C683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83]=&quot;YES&quot;;[.I683];0)" office:value-type="float" office:value="0">
            <text:p>0</text:p>
          </table:table-cell>
          <table:table-cell table:style-name="ce395" table:formula="of:=IF([.J683]=&quot;YES&quot;;[.E683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84]-[.C684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84]=&quot;YES&quot;;[.I684];0)" office:value-type="float" office:value="0">
            <text:p>0</text:p>
          </table:table-cell>
          <table:table-cell table:style-name="ce395" table:formula="of:=IF([.J684]=&quot;YES&quot;;[.E684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85]-[.C685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85]=&quot;YES&quot;;[.I685];0)" office:value-type="float" office:value="0">
            <text:p>0</text:p>
          </table:table-cell>
          <table:table-cell table:style-name="ce395" table:formula="of:=IF([.J685]=&quot;YES&quot;;[.E685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86]-[.C686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86]=&quot;YES&quot;;[.I686];0)" office:value-type="float" office:value="0">
            <text:p>0</text:p>
          </table:table-cell>
          <table:table-cell table:style-name="ce395" table:formula="of:=IF([.J686]=&quot;YES&quot;;[.E686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87]-[.C687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87]=&quot;YES&quot;;[.I687];0)" office:value-type="float" office:value="0">
            <text:p>0</text:p>
          </table:table-cell>
          <table:table-cell table:style-name="ce395" table:formula="of:=IF([.J687]=&quot;YES&quot;;[.E687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88]-[.C688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88]=&quot;YES&quot;;[.I688];0)" office:value-type="float" office:value="0">
            <text:p>0</text:p>
          </table:table-cell>
          <table:table-cell table:style-name="ce395" table:formula="of:=IF([.J688]=&quot;YES&quot;;[.E688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89]-[.C689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89]=&quot;YES&quot;;[.I689];0)" office:value-type="float" office:value="0">
            <text:p>0</text:p>
          </table:table-cell>
          <table:table-cell table:style-name="ce395" table:formula="of:=IF([.J689]=&quot;YES&quot;;[.E689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90]-[.C690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90]=&quot;YES&quot;;[.I690];0)" office:value-type="float" office:value="0">
            <text:p>0</text:p>
          </table:table-cell>
          <table:table-cell table:style-name="ce395" table:formula="of:=IF([.J690]=&quot;YES&quot;;[.E690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91]-[.C691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91]=&quot;YES&quot;;[.I691];0)" office:value-type="float" office:value="0">
            <text:p>0</text:p>
          </table:table-cell>
          <table:table-cell table:style-name="ce395" table:formula="of:=IF([.J691]=&quot;YES&quot;;[.E691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92]-[.C692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92]=&quot;YES&quot;;[.I692];0)" office:value-type="float" office:value="0">
            <text:p>0</text:p>
          </table:table-cell>
          <table:table-cell table:style-name="ce395" table:formula="of:=IF([.J692]=&quot;YES&quot;;[.E692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93]-[.C693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93]=&quot;YES&quot;;[.I693];0)" office:value-type="float" office:value="0">
            <text:p>0</text:p>
          </table:table-cell>
          <table:table-cell table:style-name="ce395" table:formula="of:=IF([.J693]=&quot;YES&quot;;[.E693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94]-[.C694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94]=&quot;YES&quot;;[.I694];0)" office:value-type="float" office:value="0">
            <text:p>0</text:p>
          </table:table-cell>
          <table:table-cell table:style-name="ce395" table:formula="of:=IF([.J694]=&quot;YES&quot;;[.E694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95]-[.C695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95]=&quot;YES&quot;;[.I695];0)" office:value-type="float" office:value="0">
            <text:p>0</text:p>
          </table:table-cell>
          <table:table-cell table:style-name="ce395" table:formula="of:=IF([.J695]=&quot;YES&quot;;[.E695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96]-[.C696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96]=&quot;YES&quot;;[.I696];0)" office:value-type="float" office:value="0">
            <text:p>0</text:p>
          </table:table-cell>
          <table:table-cell table:style-name="ce395" table:formula="of:=IF([.J696]=&quot;YES&quot;;[.E696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97]-[.C697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97]=&quot;YES&quot;;[.I697];0)" office:value-type="float" office:value="0">
            <text:p>0</text:p>
          </table:table-cell>
          <table:table-cell table:style-name="ce395" table:formula="of:=IF([.J697]=&quot;YES&quot;;[.E697];0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98]-[.C698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98]=&quot;YES&quot;;[.I698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699]-[.C699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699]=&quot;YES&quot;;[.I699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00]-[.C700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00]=&quot;YES&quot;;[.I700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01]-[.C701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01]=&quot;YES&quot;;[.I701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02]-[.C702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02]=&quot;YES&quot;;[.I702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03]-[.C703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03]=&quot;YES&quot;;[.I703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04]-[.C704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04]=&quot;YES&quot;;[.I704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05]-[.C705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05]=&quot;YES&quot;;[.I705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06]-[.C706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06]=&quot;YES&quot;;[.I706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07]-[.C707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07]=&quot;YES&quot;;[.I707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08]-[.C708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08]=&quot;YES&quot;;[.I708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09]-[.C709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09]=&quot;YES&quot;;[.I709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10]-[.C710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10]=&quot;YES&quot;;[.I710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11]-[.C711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11]=&quot;YES&quot;;[.I711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12]-[.C712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12]=&quot;YES&quot;;[.I712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13]-[.C713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13]=&quot;YES&quot;;[.I713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14]-[.C714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14]=&quot;YES&quot;;[.I714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15]-[.C715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15]=&quot;YES&quot;;[.I715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16]-[.C716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16]=&quot;YES&quot;;[.I716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17]-[.C717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17]=&quot;YES&quot;;[.I717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18]-[.C718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18]=&quot;YES&quot;;[.I718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19]-[.C719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19]=&quot;YES&quot;;[.I719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20]-[.C720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20]=&quot;YES&quot;;[.I720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21]-[.C721])*24*60" office:value-type="float" office:value="0">
            <text:p>0</text:p>
          </table:table-cell>
          <table:table-cell table:style-name="ce164" table:number-columns-repeated="3"/>
          <table:table-cell table:number-columns-repeated="2" table:style-name="ce164"/>
          <table:table-cell table:style-name="ce166"/>
          <table:table-cell table:style-name="ce395" table:formula="of:=IF([.J721]=&quot;YES&quot;;[.I721];0)" office:value-type="float" office:value="0">
            <text:p>0</text:p>
          </table:table-cell>
          <table:table-cell table:style-name="ce166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22]-[.C722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23]-[.C723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24]-[.C724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25]-[.C725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26]-[.C726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27]-[.C727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28]-[.C728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29]-[.C729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30]-[.C730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31]-[.C731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32]-[.C732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33]-[.C733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34]-[.C734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35]-[.C735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36]-[.C736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37]-[.C737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38]-[.C738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39]-[.C739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40]-[.C740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41]-[.C741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42]-[.C742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43]-[.C743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44]-[.C744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45]-[.C745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46]-[.C746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47]-[.C747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48]-[.C748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49]-[.C749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50]-[.C750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51]-[.C751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52]-[.C752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53]-[.C753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54]-[.C754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55]-[.C755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56]-[.C756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57]-[.C757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58]-[.C758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59]-[.C759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60]-[.C760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61]-[.C761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62]-[.C762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63]-[.C763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64]-[.C764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65]-[.C765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66]-[.C766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43"/>
          <table:table-cell table:style-name="ce164"/>
          <table:table-cell table:number-columns-repeated="2" table:style-name="ce233"/>
          <table:table-cell table:style-name="ce273" table:formula="of:=([.D767]-[.C767])*24*60" office:value-type="float" office:value="0">
            <text:p>0</text:p>
          </table:table-cell>
          <table:table-cell table:style-name="ce164" table:number-columns-repeated="5"/>
          <table:table-cell table:style-name="ce166" table:number-columns-repeated="3"/>
          <table:table-cell table:number-columns-repeated="1011"/>
        </table:table-row>
        <table:table-row table:style-name="ro4">
          <table:table-cell table:style-name="ce55"/>
          <table:table-cell table:style-name="ce165"/>
          <table:table-cell table:number-columns-repeated="2" table:style-name="ce234"/>
          <table:table-cell table:style-name="ce285" table:formula="of:=([.D768]-[.C768])*24*60" office:value-type="float" office:value="0">
            <text:p>0</text:p>
          </table:table-cell>
          <table:table-cell table:style-name="ce165" table:number-columns-repeated="5"/>
          <table:table-cell table:style-name="ce166"/>
          <table:table-cell table:style-name="ce417" table:number-columns-repeated="2"/>
          <table:table-cell table:style-name="ce452" table:number-columns-repeated="1001"/>
          <table:table-cell table:style-name="ce475" table:number-columns-repeated="9"/>
          <table:table-cell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69]-[.C769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70]-[.C770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71]-[.C771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72]-[.C772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73]-[.C773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74]-[.C774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75]-[.C775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76]-[.C776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77]-[.C777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78]-[.C778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79]-[.C779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80]-[.C780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81]-[.C781])*24*60" office:value-type="float" office:value="0">
            <text:p>0</text:p>
          </table:table-cell>
          <table:table-cell table:style-name="ce166" table:number-columns-repeated="6"/>
          <table:table-cell table:style-name="ce417" table:number-columns-repeated="2"/>
          <table:table-cell table:style-name="ce452" table:number-columns-repeated="1001"/>
          <table:table-cell table:style-name="ce475" table:number-columns-repeated="9"/>
          <table:table-cell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82]-[.C782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83]-[.C783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84]-[.C784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85]-[.C785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86]-[.C786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87]-[.C787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88]-[.C788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89]-[.C789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90]-[.C790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91]-[.C791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92]-[.C792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93]-[.C793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94]-[.C794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95]-[.C795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96]-[.C796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97]-[.C797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98]-[.C798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799]-[.C799])*24*60" office:value-type="float" office:value="0">
            <text:p>0</text:p>
          </table:table-cell>
          <table:table-cell table:style-name="ce166" table:number-columns-repeated="6"/>
          <table:table-cell table:style-name="ce417" table:number-columns-repeated="2"/>
          <table:table-cell table:style-name="ce452" table:number-columns-repeated="1001"/>
          <table:table-cell table:style-name="ce475" table:number-columns-repeated="9"/>
          <table:table-cell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800]-[.C800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801]-[.C801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802]-[.C802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803]-[.C803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804]-[.C804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805]-[.C805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806]-[.C806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807]-[.C807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808]-[.C808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6"/>
          <table:table-cell table:style-name="ce235"/>
          <table:table-cell table:style-name="ce249"/>
          <table:table-cell table:style-name="ce268" table:formula="of:=([.D809]-[.C809])*24*60" office:value-type="float" office:value="0">
            <text:p>0</text:p>
          </table:table-cell>
          <table:table-cell table:style-name="ce166" table:number-columns-repeated="8"/>
          <table:table-cell table:number-columns-repeated="1011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10]-[.C810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11]-[.C811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12]-[.C812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13]-[.C813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14]-[.C814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15]-[.C815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16]-[.C816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17]-[.C817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18]-[.C818])*24*60" office:value-type="float" office:value="0">
            <text:p>0</text:p>
          </table:table-cell>
          <table:table-cell table:style-name="ce167" table:number-columns-repeated="5"/>
          <table:table-cell/>
          <table:table-cell table:style-name="ce452" table:number-columns-repeated="1003"/>
          <table:table-cell table:style-name="ce475" table:number-columns-repeated="9"/>
          <table:table-cell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19]-[.C819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20]-[.C820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21]-[.C821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22]-[.C822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23]-[.C823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24]-[.C824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25]-[.C825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26]-[.C826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27]-[.C827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28]-[.C828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29]-[.C829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30]-[.C830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31]-[.C831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32]-[.C832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33]-[.C833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34]-[.C834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35]-[.C835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36]-[.C836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37]-[.C837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38]-[.C838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39]-[.C839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40]-[.C840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41]-[.C841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42]-[.C842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43]-[.C843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44]-[.C844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/>
          <table:table-cell table:style-name="ce167"/>
          <table:table-cell table:style-name="ce236"/>
          <table:table-cell table:style-name="ce260"/>
          <table:table-cell table:style-name="ce321" table:formula="of:=([.D845]-[.C845])*24*60" office:value-type="float" office:value="0">
            <text:p>0</text:p>
          </table:table-cell>
          <table:table-cell table:style-name="ce167" table:number-columns-repeated="5"/>
          <table:table-cell table:number-columns-repeated="1014"/>
        </table:table-row>
        <table:table-row table:style-name="ro4">
          <table:table-cell table:number-columns-repeated="2"/>
          <table:table-cell table:number-columns-repeated="2"/>
          <table:table-cell table:formula="of:=([.D846]-[.C846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47]-[.C847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48]-[.C848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49]-[.C849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50]-[.C850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51]-[.C851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52]-[.C852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53]-[.C853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54]-[.C854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55]-[.C855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56]-[.C856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57]-[.C857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58]-[.C858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59]-[.C859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60]-[.C860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61]-[.C861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62]-[.C862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63]-[.C863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64]-[.C864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65]-[.C865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66]-[.C866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67]-[.C867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68]-[.C868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69]-[.C869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70]-[.C870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71]-[.C871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72]-[.C872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73]-[.C873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74]-[.C874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75]-[.C875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76]-[.C876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77]-[.C877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78]-[.C878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79]-[.C879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80]-[.C880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81]-[.C881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82]-[.C882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83]-[.C883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84]-[.C884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85]-[.C885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86]-[.C886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87]-[.C887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88]-[.C888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89]-[.C889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90]-[.C890])*24*6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([.D891]-[.C891])*24*60" office:value-type="float" office:value="0">
            <text:p>0</text:p>
          </table:table-cell>
          <table:table-cell table:number-columns-repeated="1019"/>
        </table:table-row>
        <table:table-row table:style-name="ro4" table:number-rows-repeated="14231">
          <table:table-cell table:number-columns-repeated="1024"/>
        </table:table-row>
        <table:table-row table:style-name="ro4">
          <table:table-cell table:number-columns-repeated="3"/>
          <table:table-cell/>
          <table:table-cell table:number-columns-repeated="1020"/>
        </table:table-row>
        <table:table-row table:style-name="ro4" table:number-rows-repeated="103345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Run FIle Metadata'.$A$1" table:expression="#ref!"/>
          <table:named-expression table:name="Sheet_Title" table:base-cell-address="$'Run FIle Metadata'.$A$1" table:expression="&quot;Run FIle Metadata&quot;"/>
        </table:named-expressions>
      </table:table>
      <table:table table:name="Mott" table:style-name="ta2">
        <office:forms form:automatic-focus="false" form:apply-design-mode="false"/>
        <table:table-column table:style-name="co13" table:number-columns-repeated="2" table:default-cell-style-name="ce298"/>
        <table:table-column table:style-name="co8" table:default-cell-style-name="ce574"/>
        <table:table-column table:style-name="co7" table:default-cell-style-name="ce298"/>
        <table:table-column table:style-name="co14" table:default-cell-style-name="ce582"/>
        <table:table-column table:style-name="co15" table:default-cell-style-name="ce298"/>
        <table:table-column table:style-name="co16" table:default-cell-style-name="ce298"/>
        <table:table-column table:style-name="co17" table:default-cell-style-name="ce581"/>
        <table:table-column table:style-name="co18" table:default-cell-style-name="ce298"/>
        <table:table-column table:style-name="co13" table:number-columns-repeated="2" table:default-cell-style-name="ce298"/>
        <table:table-column table:style-name="co13" table:number-columns-repeated="1013" table:default-cell-style-name="Default"/>
        <table:table-row table:style-name="ro4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/>
          <table:table-cell table:style-name="ce570" office:value-type="string">
            <text:p>MOTT Measurement Information for G/E on the proton measurements May 2015</text:p>
          </table:table-cell>
          <table:table-cell table:style-name="Default" table:number-columns-repeated="9"/>
          <table:table-cell table:number-columns-repeated="1013"/>
        </table:table-row>
        <table:table-row table:style-name="ro4">
          <table:table-cell table:style-name="Default" table:number-columns-repeated="11"/>
          <table:table-cell table:number-columns-repeated="1013"/>
        </table:table-row>
        <table:table-row table:style-name="ro8">
          <table:table-cell table:style-name="Default" table:number-columns-repeated="6"/>
          <table:table-cell table:style-name="ce586" office:value-type="string">
            <text:p>ASK ESPECIALLY FOR THE VALUE OF THE BEAM POLARIZATION!!!!</text:p>
          </table:table-cell>
          <table:table-cell table:style-name="Default" table:number-columns-repeated="4"/>
          <table:table-cell table:number-columns-repeated="1013"/>
        </table:table-row>
        <table:table-row table:style-name="ro4">
          <table:table-cell table:style-name="Default" table:number-columns-repeated="11"/>
          <table:table-cell table:number-columns-repeated="1013"/>
        </table:table-row>
        <table:table-row table:style-name="ro4">
          <table:table-cell table:style-name="Default"/>
          <table:table-cell table:style-name="Default" office:value-type="string">
            <text:p>*of last normal data run before the MOTT measurement!</text:p>
          </table:table-cell>
          <table:table-cell table:style-name="Default" table:number-columns-repeated="9"/>
          <table:table-cell table:number-columns-repeated="1013"/>
        </table:table-row>
        <table:table-row table:style-name="ro4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3">
          <table:table-cell/>
          <table:table-cell table:style-name="Default"/>
          <table:table-cell table:style-name="ce572" office:value-type="string">
            <text:p>WITH lambda/2 plate</text:p>
          </table:table-cell>
          <table:table-cell table:style-name="ce577"/>
          <table:table-cell table:style-name="ce579"/>
          <table:table-cell table:style-name="ce577" office:value-type="string">
            <text:p>WITHOUT lambda/2 plate</text:p>
          </table:table-cell>
          <table:table-cell table:style-name="ce577"/>
          <table:table-cell table:style-name="ce510"/>
          <table:table-cell table:style-name="Default" table:number-columns-repeated="3"/>
          <table:table-cell table:number-columns-repeated="1013"/>
        </table:table-row>
        <table:table-row table:style-name="ro6">
          <table:table-cell table:style-name="ce568" office:value-type="string">
            <text:p>Run Nr *</text:p>
          </table:table-cell>
          <table:table-cell table:style-name="ce568" office:value-type="string">
            <text:p>Angle</text:p>
          </table:table-cell>
          <table:table-cell table:style-name="ce573" office:value-type="string">
            <text:p>Asym</text:p>
          </table:table-cell>
          <table:table-cell table:style-name="ce568" office:value-type="string">
            <text:p><text:span text:style-name="T1">D</text:span>Asym</text:p>
          </table:table-cell>
          <table:table-cell table:style-name="ce580" office:value-type="string">
            <text:p>beam polarization</text:p>
          </table:table-cell>
          <table:table-cell table:style-name="ce573" office:value-type="string">
            <text:p>Asym</text:p>
          </table:table-cell>
          <table:table-cell table:style-name="ce568" office:value-type="string">
            <text:p><text:span text:style-name="T1">D</text:span>Asym</text:p>
          </table:table-cell>
          <table:table-cell table:style-name="ce580" office:value-type="string">
            <text:p>beam polarization</text:p>
          </table:table-cell>
          <table:table-cell table:style-name="ce568" office:value-type="string">
            <text:p>Comments</text:p>
          </table:table-cell>
          <table:table-cell table:style-name="ce568" office:value-type="string">
            <text:p>average beam polarization</text:p>
          </table:table-cell>
          <table:table-cell table:style-name="ce568"/>
          <table:table-cell table:number-columns-repeated="1013"/>
        </table:table-row>
        <table:table-row table:style-name="ro4">
          <table:table-cell office:value-type="float" office:value="8584">
            <text:p>8584</text:p>
          </table:table-cell>
          <table:table-cell/>
          <table:table-cell office:value-type="float" office:value="-40.124">
            <text:p>-40,124</text:p>
          </table:table-cell>
          <table:table-cell office:value-type="float" office:value="0.064">
            <text:p>0,064</text:p>
          </table:table-cell>
          <table:table-cell table:style-name="ce581" office:value-type="float" office:value="-66.67">
            <text:p>-66,67</text:p>
          </table:table-cell>
          <table:table-cell office:value-type="float" office:value="40.06">
            <text:p>40,06</text:p>
          </table:table-cell>
          <table:table-cell office:value-type="float" office:value="0.061">
            <text:p>0,061</text:p>
          </table:table-cell>
          <table:table-cell office:value-type="float" office:value="66.37">
            <text:p>66,37</text:p>
          </table:table-cell>
          <table:table-cell/>
          <table:table-cell table:style-name="ce587" table:formula="of:=(ABS([.E11])+ABS([.H11]))/2" office:value-type="float" office:value="66.52">
            <text:p>66,52</text:p>
          </table:table-cell>
          <table:table-cell table:number-columns-repeated="1014"/>
        </table:table-row>
        <table:table-row table:style-name="ro4">
          <table:table-cell office:value-type="float" office:value="8632">
            <text:p>8632</text:p>
          </table:table-cell>
          <table:table-cell office:value-type="float" office:value="81">
            <text:p>81</text:p>
          </table:table-cell>
          <table:table-cell office:value-type="float" office:value="-26.308">
            <text:p>-26,308</text:p>
          </table:table-cell>
          <table:table-cell office:value-type="float" office:value="0.072">
            <text:p>0,072</text:p>
          </table:table-cell>
          <table:table-cell table:style-name="ce581" table:formula="of:=[.C12]/(SIN([.$B$12]*2*PI()/360)*0.39)" office:value-type="float" office:value="-68.2972628954635">
            <text:p>-68,30</text:p>
          </table:table-cell>
          <table:table-cell office:value-type="float" office:value="26.144">
            <text:p>26,144</text:p>
          </table:table-cell>
          <table:table-cell office:value-type="float" office:value="0.07">
            <text:p>0,07</text:p>
          </table:table-cell>
          <table:table-cell table:formula="of:=[.F12]/(SIN([.$B$12]*2*PI()/360)*0.39)" office:value-type="float" office:value="67.8715083297476">
            <text:p>67,87</text:p>
          </table:table-cell>
          <table:table-cell/>
          <table:table-cell table:style-name="ce587" table:formula="of:=(ABS([.E12])+ABS([.H12]))/2" office:value-type="float" office:value="68.0843856126055">
            <text:p>68,08</text:p>
          </table:table-cell>
          <table:table-cell table:number-columns-repeated="1014"/>
        </table:table-row>
        <table:table-row table:style-name="ro4">
          <table:table-cell office:value-type="float" office:value="8671">
            <text:p>8671</text:p>
          </table:table-cell>
          <table:table-cell office:value-type="float" office:value="81">
            <text:p>81</text:p>
          </table:table-cell>
          <table:table-cell office:value-type="float" office:value="-26.565">
            <text:p>-26,565</text:p>
          </table:table-cell>
          <table:table-cell office:value-type="float" office:value="0.071">
            <text:p>0,071</text:p>
          </table:table-cell>
          <table:table-cell table:style-name="ce581" office:value-type="float" office:value="-68.9021">
            <text:p>-68,90</text:p>
          </table:table-cell>
          <table:table-cell office:value-type="float" office:value="26.53">
            <text:p>26,53</text:p>
          </table:table-cell>
          <table:table-cell office:value-type="float" office:value="0.069">
            <text:p>0,069</text:p>
          </table:table-cell>
          <table:table-cell office:value-type="float" office:value="68.7854">
            <text:p>68,79</text:p>
          </table:table-cell>
          <table:table-cell/>
          <table:table-cell table:style-name="ce587" table:formula="of:=(ABS([.E13])+ABS([.H13]))/2" office:value-type="float" office:value="68.84375">
            <text:p>68,84</text:p>
          </table:table-cell>
          <table:table-cell table:number-columns-repeated="1014"/>
        </table:table-row>
        <table:table-row table:style-name="ro4">
          <table:table-cell office:value-type="float" office:value="8773">
            <text:p>8773</text:p>
          </table:table-cell>
          <table:table-cell office:value-type="float" office:value="81">
            <text:p>81</text:p>
          </table:table-cell>
          <table:table-cell office:value-type="float" office:value="-26.691">
            <text:p>-26,691</text:p>
          </table:table-cell>
          <table:table-cell office:value-type="float" office:value="0.066">
            <text:p>0,066</text:p>
          </table:table-cell>
          <table:table-cell table:style-name="ce581" table:formula="of:=[.C14]/(SIN([.$B$12]*2*PI()/360)*0.39)" office:value-type="float" office:value="-69.2915555702759">
            <text:p>-69,29</text:p>
          </table:table-cell>
          <table:table-cell office:value-type="float" office:value="26.687">
            <text:p>26,687</text:p>
          </table:table-cell>
          <table:table-cell office:value-type="float" office:value="0.063">
            <text:p>0,063</text:p>
          </table:table-cell>
          <table:table-cell table:formula="of:=[.F14]/(SIN([.$B$12]*2*PI()/360)*0.39)" office:value-type="float" office:value="69.2811713125755">
            <text:p>69,28</text:p>
          </table:table-cell>
          <table:table-cell/>
          <table:table-cell table:style-name="ce587" table:formula="of:=(ABS([.E14])+ABS([.H14]))/2" office:value-type="float" office:value="69.2863634414257">
            <text:p>69,29</text:p>
          </table:table-cell>
          <table:table-cell table:number-columns-repeated="1014"/>
        </table:table-row>
        <table:table-row table:style-name="ro4">
          <table:table-cell office:value-type="float" office:value="8819">
            <text:p>8819</text:p>
          </table:table-cell>
          <table:table-cell office:value-type="float" office:value="81">
            <text:p>81</text:p>
          </table:table-cell>
          <table:table-cell office:value-type="float" office:value="-26.368">
            <text:p>-26,368</text:p>
          </table:table-cell>
          <table:table-cell office:value-type="float" office:value="0.076">
            <text:p>0,076</text:p>
          </table:table-cell>
          <table:table-cell table:style-name="ce581" office:value-type="float" office:value="-68.3654">
            <text:p>-68,37</text:p>
          </table:table-cell>
          <table:table-cell office:value-type="float" office:value="26.291">
            <text:p>26,291</text:p>
          </table:table-cell>
          <table:table-cell office:value-type="float" office:value="0.074">
            <text:p>0,074</text:p>
          </table:table-cell>
          <table:table-cell office:value-type="float" office:value="68.1657">
            <text:p>68,17</text:p>
          </table:table-cell>
          <table:table-cell/>
          <table:table-cell table:style-name="ce587" table:formula="of:=(ABS([.E15])+ABS([.H15]))/2" office:value-type="float" office:value="68.26555">
            <text:p>68,27</text:p>
          </table:table-cell>
          <table:table-cell table:number-columns-repeated="1014"/>
        </table:table-row>
        <table:table-row table:style-name="ro4">
          <table:table-cell office:value-type="float" office:value="8864">
            <text:p>8864</text:p>
          </table:table-cell>
          <table:table-cell office:value-type="float" office:value="81">
            <text:p>81</text:p>
          </table:table-cell>
          <table:table-cell office:value-type="float" office:value="-26.969">
            <text:p>-26,969</text:p>
          </table:table-cell>
          <table:table-cell office:value-type="float" office:value="0.068">
            <text:p>0,068</text:p>
          </table:table-cell>
          <table:table-cell office:value-type="float" office:value="-69.9236">
            <text:p>-69,9236</text:p>
          </table:table-cell>
          <table:table-cell office:value-type="float" office:value="27.041">
            <text:p>27,041</text:p>
          </table:table-cell>
          <table:table-cell office:value-type="float" office:value="0.066">
            <text:p>0,066</text:p>
          </table:table-cell>
          <table:table-cell table:style-name="ce582" office:value-type="float" office:value="70.1103">
            <text:p>70,1103</text:p>
          </table:table-cell>
          <table:table-cell/>
          <table:table-cell table:style-name="ce587" table:formula="of:=(ABS([.E16])+ABS([.H16]))/2" office:value-type="float" office:value="70.01695">
            <text:p>70,02</text:p>
          </table:table-cell>
          <table:table-cell table:number-columns-repeated="1014"/>
        </table:table-row>
        <table:table-row table:style-name="ro4">
          <table:table-cell table:style-name="ce569" office:value-type="float" office:value="8918">
            <text:p>8918</text:p>
          </table:table-cell>
          <table:table-cell table:style-name="ce571" office:value-type="float" office:value="81">
            <text:p>81</text:p>
          </table:table-cell>
          <table:table-cell table:style-name="ce569" office:value-type="float" office:value="-27.014">
            <text:p>-27,014</text:p>
          </table:table-cell>
          <table:table-cell table:style-name="ce578" office:value-type="float" office:value="0.07">
            <text:p>0,070</text:p>
          </table:table-cell>
          <table:table-cell table:style-name="ce583" office:value-type="float" office:value="-70.0403">
            <text:p>-70,0403</text:p>
          </table:table-cell>
          <table:table-cell table:style-name="ce585" office:value-type="float" office:value="27.095">
            <text:p>27,095</text:p>
          </table:table-cell>
          <table:table-cell table:style-name="ce585" office:value-type="float" office:value="0.068">
            <text:p>0,068</text:p>
          </table:table-cell>
          <table:table-cell table:style-name="ce583" office:value-type="float" office:value="70.2503">
            <text:p>70,2503</text:p>
          </table:table-cell>
          <table:table-cell table:style-name="ce585"/>
          <table:table-cell table:style-name="ce588" table:formula="of:=(ABS([.E17])+ABS([.H17]))/2" office:value-type="float" office:value="70.1453">
            <text:p>70,15</text:p>
          </table:table-cell>
          <table:table-cell table:style-name="ce585"/>
          <table:table-cell table:style-name="ce540" table:number-columns-repeated="1012"/>
          <table:table-cell table:style-name="ce589"/>
        </table:table-row>
        <table:table-row table:style-name="ro4">
          <table:table-cell office:value-type="float" office:value="8955">
            <text:p>8955</text:p>
          </table:table-cell>
          <table:table-cell office:value-type="float" office:value="81">
            <text:p>81</text:p>
          </table:table-cell>
          <table:table-cell office:value-type="float" office:value="-27.264">
            <text:p>-27,264</text:p>
          </table:table-cell>
          <table:table-cell office:value-type="float" office:value="0.022">
            <text:p>0,022</text:p>
          </table:table-cell>
          <table:table-cell table:style-name="ce584" office:value-type="float" office:value="-70.6885">
            <text:p>-70,6885</text:p>
          </table:table-cell>
          <table:table-cell office:value-type="float" office:value="27.104">
            <text:p>27,104</text:p>
          </table:table-cell>
          <table:table-cell office:value-type="float" office:value="0.0213">
            <text:p>0,0213</text:p>
          </table:table-cell>
          <table:table-cell table:style-name="ce584" office:value-type="float" office:value="70.2736">
            <text:p>70,2736</text:p>
          </table:table-cell>
          <table:table-cell/>
          <table:table-cell table:style-name="ce587" table:formula="of:=(ABS([.E18])+ABS([.H18]))/2" office:value-type="float" office:value="70.48105">
            <text:p>70,48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1">
            <text:p>81</text:p>
          </table:table-cell>
          <table:table-cell office:value-type="float" office:value="-27.58">
            <text:p>-27,58</text:p>
          </table:table-cell>
          <table:table-cell office:value-type="float" office:value="0.066">
            <text:p>0,066</text:p>
          </table:table-cell>
          <table:table-cell table:style-name="ce581" office:value-type="float" office:value="-71.5078">
            <text:p>-71,51</text:p>
          </table:table-cell>
          <table:table-cell office:value-type="float" office:value="27.697">
            <text:p>27,697</text:p>
          </table:table-cell>
          <table:table-cell office:value-type="float" office:value="0.066">
            <text:p>0,066</text:p>
          </table:table-cell>
          <table:table-cell office:value-type="float" office:value="71.8111">
            <text:p>71,81</text:p>
          </table:table-cell>
          <table:table-cell/>
          <table:table-cell table:style-name="ce587" table:formula="of:=(ABS([.E19])+ABS([.H19]))/2" office:value-type="float" office:value="71.65945">
            <text:p>71,66</text:p>
          </table:table-cell>
          <table:table-cell table:number-columns-repeated="1014"/>
        </table:table-row>
        <table:table-row table:style-name="ro4">
          <table:table-cell office:value-type="float" office:value="9173">
            <text:p>9173</text:p>
          </table:table-cell>
          <table:table-cell office:value-type="float" office:value="81">
            <text:p>81</text:p>
          </table:table-cell>
          <table:table-cell office:value-type="float" office:value="-27.839">
            <text:p>-27,839</text:p>
          </table:table-cell>
          <table:table-cell office:value-type="float" office:value="0.071">
            <text:p>0,071</text:p>
          </table:table-cell>
          <table:table-cell table:style-name="ce581" office:value-type="float" office:value="-72.1793">
            <text:p>-72,18</text:p>
          </table:table-cell>
          <table:table-cell office:value-type="float" office:value="27.876">
            <text:p>27,876</text:p>
          </table:table-cell>
          <table:table-cell office:value-type="float" office:value="0.068">
            <text:p>0,068</text:p>
          </table:table-cell>
          <table:table-cell office:value-type="float" office:value="72.2752">
            <text:p>72,28</text:p>
          </table:table-cell>
          <table:table-cell/>
          <table:table-cell table:style-name="ce587" table:formula="of:=(ABS([.E20])+ABS([.H20]))/2" office:value-type="float" office:value="72.22725">
            <text:p>72,23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21])+ABS([.H21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22])+ABS([.H22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23])+ABS([.H23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24])+ABS([.H24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25])+ABS([.H25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26])+ABS([.H26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27])+ABS([.H27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28])+ABS([.H28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29])+ABS([.H29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30])+ABS([.H30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31])+ABS([.H31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32])+ABS([.H32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33])+ABS([.H33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34])+ABS([.H34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35])+ABS([.H35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36])+ABS([.H36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37])+ABS([.H37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38])+ABS([.H38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39])+ABS([.H39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40])+ABS([.H40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41])+ABS([.H41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42])+ABS([.H42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43])+ABS([.H43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44])+ABS([.H44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45])+ABS([.H45]))/2" office:value-type="float" office:value="0">
            <text:p>0,00</text:p>
          </table:table-cell>
          <table:table-cell/>
          <table:table-cell/>
          <table:table-cell/>
          <table:table-cell table:style-name="ce581" table:formula="of:=[.L45]/(SIN([.$B$12]*2*PI()/360)*0.39)" office:value-type="float" office:value="0">
            <text:p>0,00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46])+ABS([.H46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47])+ABS([.H47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48])+ABS([.H48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49])+ABS([.H49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50])+ABS([.H50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51])+ABS([.H51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52])+ABS([.H52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53])+ABS([.H53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54])+ABS([.H54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55])+ABS([.H55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56])+ABS([.H56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57])+ABS([.H57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58])+ABS([.H58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59])+ABS([.H59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60])+ABS([.H60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61])+ABS([.H61]))/2" office:value-type="float" office:value="0">
            <text:p>0,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581"/>
          <table:table-cell table:number-columns-repeated="2"/>
          <table:table-cell/>
          <table:table-cell/>
          <table:table-cell table:style-name="ce587" table:formula="of:=(ABS([.E62])+ABS([.H62]))/2" office:value-type="float" office:value="0">
            <text:p>0,00</text:p>
          </table:table-cell>
          <table:table-cell table:number-columns-repeated="1014"/>
        </table:table-row>
        <table:table-row table:style-name="ro4" table:number-rows-repeated="6">
          <table:table-cell table:number-columns-repeated="4"/>
          <table:table-cell table:style-name="ce581"/>
          <table:table-cell table:number-columns-repeated="4"/>
          <table:table-cell table:style-name="ce587"/>
          <table:table-cell table:number-columns-repeated="1014"/>
        </table:table-row>
        <table:table-row table:style-name="ro4" table:number-rows-repeated="70">
          <table:table-cell table:number-columns-repeated="4"/>
          <table:table-cell table:style-name="ce581"/>
          <table:table-cell table:number-columns-repeated="1019"/>
        </table:table-row>
        <table:table-row table:style-name="ro4" table:number-rows-repeated="108">
          <table:table-cell table:number-columns-repeated="1024"/>
        </table:table-row>
        <table:table-row table:style-name="ro4" table:number-rows-repeated="140">
          <table:table-cell table:number-columns-repeated="7"/>
          <table:table-cell table:style-name="ce582"/>
          <table:table-cell table:number-columns-repeated="1016"/>
        </table:table-row>
        <table:table-row table:style-name="ro4" table:number-rows-repeated="3">
          <table:table-cell table:style-name="Default"/>
          <table:table-cell table:number-columns-repeated="6"/>
          <table:table-cell table:style-name="ce582"/>
          <table:table-cell table:number-columns-repeated="1016"/>
        </table:table-row>
        <table:table-row table:style-name="ro4" table:number-rows-repeated="29">
          <table:table-cell table:style-name="Default" table:number-columns-repeated="2"/>
          <table:table-cell table:style-name="ce575"/>
          <table:table-cell table:style-name="Default"/>
          <table:table-cell table:style-name="ce202"/>
          <table:table-cell table:style-name="Default" table:number-columns-repeated="2"/>
          <table:table-cell table:style-name="ce202"/>
          <table:table-cell table:style-name="Default" table:number-columns-repeated="3"/>
          <table:table-cell table:number-columns-repeated="1013"/>
        </table:table-row>
        <table:table-row table:style-name="ro4" table:number-rows-repeated="45">
          <table:table-cell table:style-name="Default" table:number-columns-repeated="2"/>
          <table:table-cell table:style-name="ce575"/>
          <table:table-cell table:style-name="Default" table:number-columns-repeated="4"/>
          <table:table-cell table:style-name="ce202"/>
          <table:table-cell table:style-name="Default" table:number-columns-repeated="3"/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576"/>
          <table:table-cell table:style-name="ce390" table:number-columns-repeated="4"/>
          <table:table-cell table:style-name="ce505"/>
          <table:table-cell table:style-name="Default" table:number-columns-repeated="3"/>
          <table:table-cell table:number-columns-repeated="1013"/>
        </table:table-row>
        <table:named-expressions/>
      </table:table>
      <table:named-expressions>
        <table:named-expression table:name="shift1289" table:base-cell-address="$Mott.$A$3" table:expression="#ref!"/>
        <table:named-expression table:name="shift1290" table:base-cell-address="$Mott.$A$4" table:expression="#ref!"/>
        <table:named-expression table:name="shift1291" table:base-cell-address="$Mott.$A$6" table:expression="#ref!"/>
        <table:named-expression table:name="shift1292" table:base-cell-address="$Mott.$A$7" table:expression="#ref!"/>
        <table:named-expression table:name="shift1293" table:base-cell-address="$Mott.$A$8" table:expression="#ref!"/>
        <table:named-expression table:name="shift1294" table:base-cell-address="$Mott.$A$10" table:expression="#ref!"/>
        <table:named-expression table:name="shift1295" table:base-cell-address="$Mott.$A$11" table:expression="#ref!"/>
        <table:named-expression table:name="shift1296" table:base-cell-address="$Mott.$A$12" table:expression="#ref!"/>
        <table:named-expression table:name="shift1297" table:base-cell-address="$Mott.$A$14" table:expression="#ref!"/>
        <table:named-expression table:name="shift1298" table:base-cell-address="$Mott.$A$15" table:expression="#ref!"/>
        <table:named-expression table:name="shift1299" table:base-cell-address="$Mott.$A$16" table:expression="#ref!"/>
        <table:named-expression table:name="shift1300" table:base-cell-address="$Mott.$A$18" table:expression="#ref!"/>
        <table:named-expression table:name="shift1301" table:base-cell-address="$Mott.$A$19" table:expression="#ref!"/>
        <table:named-expression table:name="shift1302" table:base-cell-address="$Mott.$A$20" table:expression="#ref!"/>
        <table:named-expression table:name="shift1303" table:base-cell-address="$Mott.$A$22" table:expression="#ref!"/>
        <table:named-expression table:name="shift1304" table:base-cell-address="$Mott.$A$23" table:expression="#ref!"/>
        <table:named-expression table:name="shift1305" table:base-cell-address="$Mott.$A$24" table:expression="#ref!"/>
        <table:named-expression table:name="shift1306" table:base-cell-address="$Mott.$A$26" table:expression="#ref!"/>
        <table:named-expression table:name="shift1307" table:base-cell-address="$Mott.$A$27" table:expression="#ref!"/>
        <table:named-expression table:name="shift1308" table:base-cell-address="$Mott.$A$28" table:expression="#ref!"/>
        <table:named-expression table:name="shift1309" table:base-cell-address="$Mott.$A$30" table:expression="#ref!"/>
        <table:named-expression table:name="shift1310" table:base-cell-address="$Mott.$A$31" table:expression="#ref!"/>
        <table:named-expression table:name="shift1311" table:base-cell-address="$Mott.$A$32" table:expression="#ref!"/>
        <table:named-expression table:name="shift1312" table:base-cell-address="$Mott.$A$34" table:expression="#ref!"/>
        <table:named-expression table:name="shift1313" table:base-cell-address="$Mott.$A$35" table:expression="#ref!"/>
        <table:named-expression table:name="shift1314" table:base-cell-address="$Mott.$A$36" table:expression="#ref!"/>
        <table:named-expression table:name="shift1315" table:base-cell-address="$Mott.$A$38" table:expression="#ref!"/>
        <table:named-expression table:name="shift1316" table:base-cell-address="$Mott.$A$39" table:expression="#ref!"/>
        <table:named-expression table:name="shift1317" table:base-cell-address="$Mott.$A$40" table:expression="#ref!"/>
        <table:named-expression table:name="shift1318" table:base-cell-address="$Mott.$A$42" table:expression="#ref!"/>
        <table:named-expression table:name="shift1319" table:base-cell-address="$Mott.$A$43" table:expression="#ref!"/>
        <table:named-expression table:name="shift1320" table:base-cell-address="$Mott.$A$44" table:expression="#ref!"/>
        <table:named-expression table:name="shift1321" table:base-cell-address="$Mott.$A$46" table:expression="#ref!"/>
        <table:named-expression table:name="shift1322" table:base-cell-address="$Mott.$A$47" table:expression="#ref!"/>
        <table:named-expression table:name="shift1323" table:base-cell-address="$Mott.$A$48" table:expression="#ref!"/>
        <table:named-expression table:name="shift1324" table:base-cell-address="$Mott.$A$50" table:expression="#ref!"/>
        <table:named-expression table:name="shift1325" table:base-cell-address="$Mott.$A$51" table:expression="#ref!"/>
        <table:named-expression table:name="shift1326" table:base-cell-address="$Mott.$A$52" table:expression="#ref!"/>
        <table:named-expression table:name="shift1327" table:base-cell-address="$Mott.$A$53" table:expression="#ref!"/>
        <table:named-expression table:name="shift1328" table:base-cell-address="$Mott.$A$55" table:expression="#ref!"/>
        <table:named-expression table:name="shift1329" table:base-cell-address="$Mott.$A$56" table:expression="#ref!"/>
        <table:named-expression table:name="shift1330" table:base-cell-address="$Mott.$A$57" table:expression="#ref!"/>
        <table:named-expression table:name="shift1331" table:base-cell-address="$Mott.$A$59" table:expression="#ref!"/>
        <table:named-expression table:name="shift1332" table:base-cell-address="$Mott.$A$60" table:expression="#ref!"/>
        <table:named-expression table:name="shift1333" table:base-cell-address="$Mott.$A$61" table:expression="#ref!"/>
        <table:named-expression table:name="shift1334" table:base-cell-address="$Mott.$A$63" table:expression="#ref!"/>
        <table:named-expression table:name="shift1335" table:base-cell-address="$Mott.$A$64" table:expression="#ref!"/>
        <table:named-expression table:name="shift1336" table:base-cell-address="$Mott.$A$65" table:expression="#ref!"/>
        <table:named-expression table:name="shift1337" table:base-cell-address="$Mott.$A$67" table:expression="#ref!"/>
        <table:named-expression table:name="shift1338" table:base-cell-address="$Mott.$A$68" table:expression="#ref!"/>
        <table:named-expression table:name="shift1339" table:base-cell-address="$Mott.$A$69" table:expression="#ref!"/>
        <table:named-expression table:name="shift1340" table:base-cell-address="$Mott.$A$71" table:expression="#ref!"/>
        <table:named-expression table:name="shift1341" table:base-cell-address="$Mott.$A$72" table:expression="#ref!"/>
        <table:named-expression table:name="shift1342" table:base-cell-address="$Mott.$A$73" table:expression="#ref!"/>
        <table:named-expression table:name="shift1343" table:base-cell-address="$Mott.$A$75" table:expression="#ref!"/>
        <table:named-expression table:name="shift1344" table:base-cell-address="$Mott.$A$76" table:expression="#ref!"/>
        <table:named-expression table:name="shift1345" table:base-cell-address="$Mott.$A$77" table:expression="#ref!"/>
        <table:named-expression table:name="shift1346" table:base-cell-address="$Mott.$A$79" table:expression="#ref!"/>
        <table:named-expression table:name="shift1347" table:base-cell-address="$Mott.$A$80" table:expression="#ref!"/>
        <table:named-expression table:name="shift1348" table:base-cell-address="$Mott.$A$81" table:expression="#ref!"/>
        <table:named-expression table:name="shift1349" table:base-cell-address="$Mott.$A$83" table:expression="#ref!"/>
        <table:named-range table:name="__Anonymous_Sheet_DB__0" table:base-cell-address="$'Run FIle Metadata'.$A$1" table:cell-range-address="$'Run FIle Metadata'.$A$13:.$ALZ$14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Sans" svg:font-family="San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day/>
      <number:text>/</number:text>
      <number:month/>
      <number:text>/</number:text>
      <number:year number:calendar="gregorian"/>
      <number:text> </number:text>
      <number:hours number:style="long"/>
      <number:text>:</number:text>
      <number:minutes number:style="long"/>
    </number:date-style>
    <number:number-style style:name="N109">
      <number:number number:decimal-places="1" number:min-integer-digits="1"/>
    </number:number-style>
    <number:date-style style:name="N110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  <number:text> </number:text>
      <number:hours number:style="long"/>
      <number:text>:</number:text>
      <number:minutes number:style="long"/>
    </number:date-style>
    <number:date-style style:name="N111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12">
      <number:number number:decimal-places="12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4" number:min-integer-digits="1"/>
    </number:number-style>
    <number:date-style style:name="N12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2.06.2015</text:date>, <text:time>20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un_20_FIle_20_Metadata" style:display-name="Run FIle Meta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Graph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22:32.07</dc:date>
    <meta:creation-date>2014-08-20T09:25:54Z</meta:creation-date>
    <meta:editing-cycles>1459</meta:editing-cycles>
    <meta:editing-duration>P70DT9H25M53S</meta:editing-duration>
    <meta:generator>OpenOffice/4.0.1$Win32 OpenOffice.org_project/401m5$Build-9714</meta:generator>
    <meta:printed-by>DAQ User</meta:printed-by>
    <meta:print-date>2014-10-15T06:52:22</meta:print-date>
    <meta:document-statistic meta:table-count="2" meta:cell-count="13099" meta:object-count="0"/>
  </office:meta>
</office:document-meta>
</file>